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.449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5" table:default-cell-style-name="Default"/>
        <table:table-row table:style-name="ro1">
          <table:table-cell office:value-type="float" office:value="1.40371527876214E+018" calcext:value-type="float">
            <text:p>1403715278762140000</text:p>
          </table:table-cell>
          <table:table-cell office:value-type="float" office:value="0.04197" calcext:value-type="float">
            <text:p>0.04197</text:p>
          </table:table-cell>
          <table:table-cell office:value-type="float" office:value="0.00956" calcext:value-type="float">
            <text:p>0.00956</text:p>
          </table:table-cell>
          <table:table-cell office:value-type="float" office:value="0.04938" calcext:value-type="float">
            <text:p>0.04938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8147" calcext:value-type="float">
            <text:p>0.8147</text:p>
          </table:table-cell>
          <table:table-cell office:value-type="float" office:value="-0.0177" calcext:value-type="float">
            <text:p>-0.0177</text:p>
          </table:table-cell>
          <table:table-cell office:value-type="float" office:value="0.57948" calcext:value-type="float">
            <text:p>0.57948</text:p>
          </table:table-cell>
          <table:table-cell office:value-type="float" office:value="0.19176" calcext:value-type="float">
            <text:p>0.19176</text:p>
          </table:table-cell>
          <table:table-cell office:value-type="float" office:value="0.04627" calcext:value-type="float">
            <text:p>0.04627</text:p>
          </table:table-cell>
          <table:table-cell office:value-type="float" office:value="0.3014" calcext:value-type="float">
            <text:p>0.3014</text:p>
          </table:table-cell>
          <table:table-cell table:number-columns-repeated="2"/>
          <table:table-cell office:value-type="float" office:value="0.879372" calcext:value-type="float">
            <text:p>0.879372</text:p>
          </table:table-cell>
          <table:table-cell office:value-type="float" office:value="2.14031" calcext:value-type="float">
            <text:p>2.14031</text:p>
          </table:table-cell>
          <table:table-cell office:value-type="float" office:value="0.948788" calcext:value-type="float">
            <text:p>0.948788</text:p>
          </table:table-cell>
        </table:table-row>
        <table:table-row table:style-name="ro1">
          <table:table-cell office:value-type="float" office:value="1.40371527886214E+018" calcext:value-type="float">
            <text:p>1403715278862140000</text:p>
          </table:table-cell>
          <table:table-cell office:value-type="float" office:value="0.06023" calcext:value-type="float">
            <text:p>0.06023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8148" calcext:value-type="float">
            <text:p>0.08148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8108" calcext:value-type="float">
            <text:p>0.8108</text:p>
          </table:table-cell>
          <table:table-cell office:value-type="float" office:value="-0.0188" calcext:value-type="float">
            <text:p>-0.0188</text:p>
          </table:table-cell>
          <table:table-cell office:value-type="float" office:value="0.58493" calcext:value-type="float">
            <text:p>0.58493</text:p>
          </table:table-cell>
          <table:table-cell office:value-type="float" office:value="0.1978" calcext:value-type="float">
            <text:p>0.1978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38194" calcext:value-type="float">
            <text:p>0.38194</text:p>
          </table:table-cell>
          <table:table-cell table:number-columns-repeated="2"/>
          <table:table-cell office:value-type="float" office:value="0.879333" calcext:value-type="float">
            <text:p>0.879333</text:p>
          </table:table-cell>
          <table:table-cell office:value-type="float" office:value="2.140253" calcext:value-type="float">
            <text:p>2.140253</text:p>
          </table:table-cell>
          <table:table-cell office:value-type="float" office:value="0.948902" calcext:value-type="float">
            <text:p>0.948902</text:p>
          </table:table-cell>
        </table:table-row>
        <table:table-row table:style-name="ro1">
          <table:table-cell office:value-type="float" office:value="1.40371527896214E+018" calcext:value-type="float">
            <text:p>1403715278962140000</text:p>
          </table:table-cell>
          <table:table-cell office:value-type="float" office:value="0.07676" calcext:value-type="float">
            <text:p>0.07676</text:p>
          </table:table-cell>
          <table:table-cell office:value-type="float" office:value="0.01797" calcext:value-type="float">
            <text:p>0.01797</text:p>
          </table:table-cell>
          <table:table-cell office:value-type="float" office:value="0.11694" calcext:value-type="float">
            <text:p>0.11694</text:p>
          </table:table-cell>
          <table:table-cell office:value-type="float" office:value="0.01036" calcext:value-type="float">
            <text:p>0.01036</text:p>
          </table:table-cell>
          <table:table-cell office:value-type="float" office:value="0.80963" calcext:value-type="float">
            <text:p>0.80963</text:p>
          </table:table-cell>
          <table:table-cell office:value-type="float" office:value="-0.01865" calcext:value-type="float">
            <text:p>-0.01865</text:p>
          </table:table-cell>
          <table:table-cell office:value-type="float" office:value="0.58655" calcext:value-type="float">
            <text:p>0.58655</text:p>
          </table:table-cell>
          <table:table-cell office:value-type="float" office:value="0.17378" calcext:value-type="float">
            <text:p>0.17378</text:p>
          </table:table-cell>
          <table:table-cell office:value-type="float" office:value="0.04271" calcext:value-type="float">
            <text:p>0.04271</text:p>
          </table:table-cell>
          <table:table-cell office:value-type="float" office:value="0.33968" calcext:value-type="float">
            <text:p>0.33968</text:p>
          </table:table-cell>
          <table:table-cell table:number-columns-repeated="5"/>
        </table:table-row>
        <table:table-row table:style-name="ro1">
          <table:table-cell office:value-type="float" office:value="1.40371527906214E+018" calcext:value-type="float">
            <text:p>1403715279062140000</text:p>
          </table:table-cell>
          <table:table-cell office:value-type="float" office:value="0.09144" calcext:value-type="float">
            <text:p>0.09144</text:p>
          </table:table-cell>
          <table:table-cell office:value-type="float" office:value="0.02121" calcext:value-type="float">
            <text:p>0.02121</text:p>
          </table:table-cell>
          <table:table-cell office:value-type="float" office:value="0.14023" calcext:value-type="float">
            <text:p>0.14023</text:p>
          </table:table-cell>
          <table:table-cell office:value-type="float" office:value="0.01159" calcext:value-type="float">
            <text:p>0.01159</text:p>
          </table:table-cell>
          <table:table-cell office:value-type="float" office:value="0.80946" calcext:value-type="float">
            <text:p>0.80946</text:p>
          </table:table-cell>
          <table:table-cell office:value-type="float" office:value="-0.01775" calcext:value-type="float">
            <text:p>-0.01775</text:p>
          </table:table-cell>
          <table:table-cell office:value-type="float" office:value="0.58679" calcext:value-type="float">
            <text:p>0.58679</text:p>
          </table:table-cell>
          <table:table-cell office:value-type="float" office:value="0.15096" calcext:value-type="float">
            <text:p>0.15096</text:p>
          </table:table-cell>
          <table:table-cell office:value-type="float" office:value="0.03278" calcext:value-type="float">
            <text:p>0.03278</text:p>
          </table:table-cell>
          <table:table-cell office:value-type="float" office:value="0.1309" calcext:value-type="float">
            <text:p>0.1309</text:p>
          </table:table-cell>
          <table:table-cell table:number-columns-repeated="5"/>
        </table:table-row>
        <table:table-row table:style-name="ro1">
          <table:table-cell office:value-type="float" office:value="1.40371527916214E+018" calcext:value-type="float">
            <text:p>1403715279162140000</text:p>
          </table:table-cell>
          <table:table-cell office:value-type="float" office:value="0.10544" calcext:value-type="float">
            <text:p>0.10544</text:p>
          </table:table-cell>
          <table:table-cell office:value-type="float" office:value="0.02383" calcext:value-type="float">
            <text:p>0.02383</text:p>
          </table:table-cell>
          <table:table-cell office:value-type="float" office:value="0.14503" calcext:value-type="float">
            <text:p>0.14503</text:p>
          </table:table-cell>
          <table:table-cell office:value-type="float" office:value="0.01247" calcext:value-type="float">
            <text:p>0.01247</text:p>
          </table:table-cell>
          <table:table-cell office:value-type="float" office:value="0.80952" calcext:value-type="float">
            <text:p>0.80952</text:p>
          </table:table-cell>
          <table:table-cell office:value-type="float" office:value="-0.01669" calcext:value-type="float">
            <text:p>-0.01669</text:p>
          </table:table-cell>
          <table:table-cell office:value-type="float" office:value="0.58672" calcext:value-type="float">
            <text:p>0.58672</text:p>
          </table:table-cell>
          <table:table-cell office:value-type="float" office:value="0.1263" calcext:value-type="float">
            <text:p>0.1263</text:p>
          </table:table-cell>
          <table:table-cell office:value-type="float" office:value="0.02389" calcext:value-type="float">
            <text:p>0.02389</text:p>
          </table:table-cell>
          <table:table-cell office:value-type="float" office:value="-0.05871" calcext:value-type="float">
            <text:p>-0.05871</text:p>
          </table:table-cell>
          <table:table-cell table:number-columns-repeated="5"/>
        </table:table-row>
        <table:table-row table:style-name="ro1">
          <table:table-cell office:value-type="float" office:value="1.40371527926214E+018" calcext:value-type="float">
            <text:p>1403715279262140000</text:p>
          </table:table-cell>
          <table:table-cell office:value-type="float" office:value="0.11736" calcext:value-type="float">
            <text:p>0.11736</text:p>
          </table:table-cell>
          <table:table-cell office:value-type="float" office:value="0.02546" calcext:value-type="float">
            <text:p>0.02546</text:p>
          </table:table-cell>
          <table:table-cell office:value-type="float" office:value="0.13573" calcext:value-type="float">
            <text:p>0.13573</text:p>
          </table:table-cell>
          <table:table-cell office:value-type="float" office:value="0.01319" calcext:value-type="float">
            <text:p>0.01319</text:p>
          </table:table-cell>
          <table:table-cell office:value-type="float" office:value="0.81043" calcext:value-type="float">
            <text:p>0.81043</text:p>
          </table:table-cell>
          <table:table-cell office:value-type="float" office:value="-0.01574" calcext:value-type="float">
            <text:p>-0.01574</text:p>
          </table:table-cell>
          <table:table-cell office:value-type="float" office:value="0.58547" calcext:value-type="float">
            <text:p>0.58547</text:p>
          </table:table-cell>
          <table:table-cell office:value-type="float" office:value="0.11368" calcext:value-type="float">
            <text:p>0.11368</text:p>
          </table:table-cell>
          <table:table-cell office:value-type="float" office:value="0.02399" calcext:value-type="float">
            <text:p>0.02399</text:p>
          </table:table-cell>
          <table:table-cell office:value-type="float" office:value="-0.11024" calcext:value-type="float">
            <text:p>-0.11024</text:p>
          </table:table-cell>
          <table:table-cell table:number-columns-repeated="5"/>
        </table:table-row>
        <table:table-row table:style-name="ro1">
          <table:table-cell office:value-type="float" office:value="1.40371527936214E+018" calcext:value-type="float">
            <text:p>1403715279362140000</text:p>
          </table:table-cell>
          <table:table-cell office:value-type="float" office:value="0.12819" calcext:value-type="float">
            <text:p>0.12819</text:p>
          </table:table-cell>
          <table:table-cell office:value-type="float" office:value="0.02697" calcext:value-type="float">
            <text:p>0.02697</text:p>
          </table:table-cell>
          <table:table-cell office:value-type="float" office:value="0.12838" calcext:value-type="float">
            <text:p>0.12838</text:p>
          </table:table-cell>
          <table:table-cell office:value-type="float" office:value="0.01236" calcext:value-type="float">
            <text:p>0.01236</text:p>
          </table:table-cell>
          <table:table-cell office:value-type="float" office:value="0.81183" calcext:value-type="float">
            <text:p>0.81183</text:p>
          </table:table-cell>
          <table:table-cell office:value-type="float" office:value="-0.01624" calcext:value-type="float">
            <text:p>-0.01624</text:p>
          </table:table-cell>
          <table:table-cell office:value-type="float" office:value="0.58354" calcext:value-type="float">
            <text:p>0.58354</text:p>
          </table:table-cell>
          <table:table-cell office:value-type="float" office:value="0.09296" calcext:value-type="float">
            <text:p>0.09296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-0.06534" calcext:value-type="float">
            <text:p>-0.06534</text:p>
          </table:table-cell>
          <table:table-cell table:number-columns-repeated="5"/>
        </table:table-row>
        <table:table-row table:style-name="ro1">
          <table:table-cell office:value-type="float" office:value="1.40371527946214E+018" calcext:value-type="float">
            <text:p>1403715279462140000</text:p>
          </table:table-cell>
          <table:table-cell office:value-type="float" office:value="0.13604" calcext:value-type="float">
            <text:p>0.13604</text:p>
          </table:table-cell>
          <table:table-cell office:value-type="float" office:value="0.02798" calcext:value-type="float">
            <text:p>0.02798</text:p>
          </table:table-cell>
          <table:table-cell office:value-type="float" office:value="0.12486" calcext:value-type="float">
            <text:p>0.12486</text:p>
          </table:table-cell>
          <table:table-cell office:value-type="float" office:value="0.01084" calcext:value-type="float">
            <text:p>0.01084</text:p>
          </table:table-cell>
          <table:table-cell office:value-type="float" office:value="0.81267" calcext:value-type="float">
            <text:p>0.81267</text:p>
          </table:table-cell>
          <table:table-cell office:value-type="float" office:value="-0.01683" calcext:value-type="float">
            <text:p>-0.01683</text:p>
          </table:table-cell>
          <table:table-cell office:value-type="float" office:value="0.58239" calcext:value-type="float">
            <text:p>0.58239</text:p>
          </table:table-cell>
          <table:table-cell office:value-type="float" office:value="0.07267" calcext:value-type="float">
            <text:p>0.07267</text:p>
          </table:table-cell>
          <table:table-cell office:value-type="float" office:value="0.00976" calcext:value-type="float">
            <text:p>0.00976</text:p>
          </table:table-cell>
          <table:table-cell office:value-type="float" office:value="-0.01183" calcext:value-type="float">
            <text:p>-0.01183</text:p>
          </table:table-cell>
          <table:table-cell table:number-columns-repeated="5"/>
        </table:table-row>
        <table:table-row table:style-name="ro1">
          <table:table-cell office:value-type="float" office:value="1.40371527956214E+018" calcext:value-type="float">
            <text:p>1403715279562140000</text:p>
          </table:table-cell>
          <table:table-cell office:value-type="float" office:value="0.14198" calcext:value-type="float">
            <text:p>0.14198</text:p>
          </table:table-cell>
          <table:table-cell office:value-type="float" office:value="0.02867" calcext:value-type="float">
            <text:p>0.02867</text:p>
          </table:table-cell>
          <table:table-cell office:value-type="float" office:value="0.12574" calcext:value-type="float">
            <text:p>0.12574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81275" calcext:value-type="float">
            <text:p>0.81275</text:p>
          </table:table-cell>
          <table:table-cell office:value-type="float" office:value="-0.01644" calcext:value-type="float">
            <text:p>-0.01644</text:p>
          </table:table-cell>
          <table:table-cell office:value-type="float" office:value="0.58228" calcext:value-type="float">
            <text:p>0.58228</text:p>
          </table:table-cell>
          <table:table-cell office:value-type="float" office:value="0.05949" calcext:value-type="float">
            <text:p>0.05949</text:p>
          </table:table-cell>
          <table:table-cell office:value-type="float" office:value="0.00536" calcext:value-type="float">
            <text:p>0.00536</text:p>
          </table:table-cell>
          <table:table-cell office:value-type="float" office:value="0.03266" calcext:value-type="float">
            <text:p>0.03266</text:p>
          </table:table-cell>
          <table:table-cell table:number-columns-repeated="5"/>
        </table:table-row>
        <table:table-row table:style-name="ro1">
          <table:table-cell office:value-type="float" office:value="1.40371527966214E+018" calcext:value-type="float">
            <text:p>1403715279662140000</text:p>
          </table:table-cell>
          <table:table-cell office:value-type="float" office:value="0.14659" calcext:value-type="float">
            <text:p>0.14659</text:p>
          </table:table-cell>
          <table:table-cell office:value-type="float" office:value="0.02915" calcext:value-type="float">
            <text:p>0.02915</text:p>
          </table:table-cell>
          <table:table-cell office:value-type="float" office:value="0.13098" calcext:value-type="float">
            <text:p>0.13098</text:p>
          </table:table-cell>
          <table:table-cell office:value-type="float" office:value="0.01101" calcext:value-type="float">
            <text:p>0.01101</text:p>
          </table:table-cell>
          <table:table-cell office:value-type="float" office:value="0.81336" calcext:value-type="float">
            <text:p>0.81336</text:p>
          </table:table-cell>
          <table:table-cell office:value-type="float" office:value="-0.01624" calcext:value-type="float">
            <text:p>-0.01624</text:p>
          </table:table-cell>
          <table:table-cell office:value-type="float" office:value="0.58144" calcext:value-type="float">
            <text:p>0.58144</text:p>
          </table:table-cell>
          <table:table-cell office:value-type="float" office:value="0.04787" calcext:value-type="float">
            <text:p>0.04787</text:p>
          </table:table-cell>
          <table:table-cell office:value-type="float" office:value="-0.00157" calcext:value-type="float">
            <text:p>-0.00157</text:p>
          </table:table-cell>
          <table:table-cell office:value-type="float" office:value="0.07276" calcext:value-type="float">
            <text:p>0.07276</text:p>
          </table:table-cell>
          <table:table-cell table:number-columns-repeated="5"/>
        </table:table-row>
        <table:table-row table:style-name="ro1">
          <table:table-cell office:value-type="float" office:value="1.40371527976214E+018" calcext:value-type="float">
            <text:p>1403715279762140000</text:p>
          </table:table-cell>
          <table:table-cell office:value-type="float" office:value="0.15033" calcext:value-type="float">
            <text:p>0.15033</text:p>
          </table:table-cell>
          <table:table-cell office:value-type="float" office:value="0.02912" calcext:value-type="float">
            <text:p>0.02912</text:p>
          </table:table-cell>
          <table:table-cell office:value-type="float" office:value="0.14021" calcext:value-type="float">
            <text:p>0.14021</text:p>
          </table:table-cell>
          <table:table-cell office:value-type="float" office:value="0.01078" calcext:value-type="float">
            <text:p>0.01078</text:p>
          </table:table-cell>
          <table:table-cell office:value-type="float" office:value="0.81323" calcext:value-type="float">
            <text:p>0.81323</text:p>
          </table:table-cell>
          <table:table-cell office:value-type="float" office:value="-0.01637" calcext:value-type="float">
            <text:p>-0.01637</text:p>
          </table:table-cell>
          <table:table-cell office:value-type="float" office:value="0.58161" calcext:value-type="float">
            <text:p>0.58161</text:p>
          </table:table-cell>
          <table:table-cell office:value-type="float" office:value="0.02887" calcext:value-type="float">
            <text:p>0.02887</text:p>
          </table:table-cell>
          <table:table-cell office:value-type="float" office:value="-0.00629" calcext:value-type="float">
            <text:p>-0.00629</text:p>
          </table:table-cell>
          <table:table-cell office:value-type="float" office:value="0.10139" calcext:value-type="float">
            <text:p>0.10139</text:p>
          </table:table-cell>
          <table:table-cell table:number-columns-repeated="5"/>
        </table:table-row>
        <table:table-row table:style-name="ro1">
          <table:table-cell office:value-type="float" office:value="1.40371527986214E+018" calcext:value-type="float">
            <text:p>1403715279862140000</text:p>
          </table:table-cell>
          <table:table-cell office:value-type="float" office:value="0.15192" calcext:value-type="float">
            <text:p>0.15192</text:p>
          </table:table-cell>
          <table:table-cell office:value-type="float" office:value="0.02794" calcext:value-type="float">
            <text:p>0.02794</text:p>
          </table:table-cell>
          <table:table-cell office:value-type="float" office:value="0.15261" calcext:value-type="float">
            <text:p>0.15261</text:p>
          </table:table-cell>
          <table:table-cell office:value-type="float" office:value="0.01022" calcext:value-type="float">
            <text:p>0.01022</text:p>
          </table:table-cell>
          <table:table-cell office:value-type="float" office:value="0.8135" calcext:value-type="float">
            <text:p>0.8135</text:p>
          </table:table-cell>
          <table:table-cell office:value-type="float" office:value="-0.01673" calcext:value-type="float">
            <text:p>-0.01673</text:p>
          </table:table-cell>
          <table:table-cell office:value-type="float" office:value="0.58124" calcext:value-type="float">
            <text:p>0.58124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1367" calcext:value-type="float">
            <text:p>-0.01367</text:p>
          </table:table-cell>
          <table:table-cell office:value-type="float" office:value="0.12668" calcext:value-type="float">
            <text:p>0.12668</text:p>
          </table:table-cell>
          <table:table-cell table:number-columns-repeated="5"/>
        </table:table-row>
        <table:table-row table:style-name="ro1">
          <table:table-cell office:value-type="float" office:value="1.40371527996214E+018" calcext:value-type="float">
            <text:p>1403715279962140000</text:p>
          </table:table-cell>
          <table:table-cell office:value-type="float" office:value="0.15268" calcext:value-type="float">
            <text:p>0.15268</text:p>
          </table:table-cell>
          <table:table-cell office:value-type="float" office:value="0.02725" calcext:value-type="float">
            <text:p>0.02725</text:p>
          </table:table-cell>
          <table:table-cell office:value-type="float" office:value="0.16653" calcext:value-type="float">
            <text:p>0.16653</text:p>
          </table:table-cell>
          <table:table-cell office:value-type="float" office:value="0.01066" calcext:value-type="float">
            <text:p>0.01066</text:p>
          </table:table-cell>
          <table:table-cell office:value-type="float" office:value="0.81531" calcext:value-type="float">
            <text:p>0.81531</text:p>
          </table:table-cell>
          <table:table-cell office:value-type="float" office:value="-0.01652" calcext:value-type="float">
            <text:p>-0.01652</text:p>
          </table:table-cell>
          <table:table-cell office:value-type="float" office:value="0.57869" calcext:value-type="float">
            <text:p>0.57869</text:p>
          </table:table-cell>
          <table:table-cell office:value-type="float" office:value="0.00577" calcext:value-type="float">
            <text:p>0.00577</text:p>
          </table:table-cell>
          <table:table-cell office:value-type="float" office:value="-0.01383" calcext:value-type="float">
            <text:p>-0.01383</text:p>
          </table:table-cell>
          <table:table-cell office:value-type="float" office:value="0.13405" calcext:value-type="float">
            <text:p>0.13405</text:p>
          </table:table-cell>
          <table:table-cell table:number-columns-repeated="5"/>
        </table:table-row>
        <table:table-row table:style-name="ro1">
          <table:table-cell office:value-type="float" office:value="1.40371528006214E+018" calcext:value-type="float">
            <text:p>1403715280062140000</text:p>
          </table:table-cell>
          <table:table-cell office:value-type="float" office:value="0.15359" calcext:value-type="float">
            <text:p>0.15359</text:p>
          </table:table-cell>
          <table:table-cell office:value-type="float" office:value="0.02589" calcext:value-type="float">
            <text:p>0.02589</text:p>
          </table:table-cell>
          <table:table-cell office:value-type="float" office:value="0.1798" calcext:value-type="float">
            <text:p>0.1798</text:p>
          </table:table-cell>
          <table:table-cell office:value-type="float" office:value="0.01041" calcext:value-type="float">
            <text:p>0.01041</text:p>
          </table:table-cell>
          <table:table-cell office:value-type="float" office:value="0.82278" calcext:value-type="float">
            <text:p>0.82278</text:p>
          </table:table-cell>
          <table:table-cell office:value-type="float" office:value="-0.01682" calcext:value-type="float">
            <text:p>-0.01682</text:p>
          </table:table-cell>
          <table:table-cell office:value-type="float" office:value="0.56801" calcext:value-type="float">
            <text:p>0.56801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-0.0188" calcext:value-type="float">
            <text:p>-0.0188</text:p>
          </table:table-cell>
          <table:table-cell office:value-type="float" office:value="0.12508" calcext:value-type="float">
            <text:p>0.12508</text:p>
          </table:table-cell>
          <table:table-cell table:number-columns-repeated="5"/>
        </table:table-row>
        <table:table-row table:style-name="ro1">
          <table:table-cell office:value-type="float" office:value="1.40371528016214E+018" calcext:value-type="float">
            <text:p>1403715280162140000</text:p>
          </table:table-cell>
          <table:table-cell office:value-type="float" office:value="0.15751" calcext:value-type="float">
            <text:p>0.15751</text:p>
          </table:table-cell>
          <table:table-cell office:value-type="float" office:value="0.02402" calcext:value-type="float">
            <text:p>0.02402</text:p>
          </table:table-cell>
          <table:table-cell office:value-type="float" office:value="0.19485" calcext:value-type="float">
            <text:p>0.19485</text:p>
          </table:table-cell>
          <table:table-cell office:value-type="float" office:value="0.01528" calcext:value-type="float">
            <text:p>0.01528</text:p>
          </table:table-cell>
          <table:table-cell office:value-type="float" office:value="0.82858" calcext:value-type="float">
            <text:p>0.82858</text:p>
          </table:table-cell>
          <table:table-cell office:value-type="float" office:value="-0.01321" calcext:value-type="float">
            <text:p>-0.01321</text:p>
          </table:table-cell>
          <table:table-cell office:value-type="float" office:value="0.5595" calcext:value-type="float">
            <text:p>0.5595</text:p>
          </table:table-cell>
          <table:table-cell office:value-type="float" office:value="0.04594" calcext:value-type="float">
            <text:p>0.04594</text:p>
          </table:table-cell>
          <table:table-cell office:value-type="float" office:value="-0.02208" calcext:value-type="float">
            <text:p>-0.02208</text:p>
          </table:table-cell>
          <table:table-cell office:value-type="float" office:value="0.14468" calcext:value-type="float">
            <text:p>0.14468</text:p>
          </table:table-cell>
          <table:table-cell table:number-columns-repeated="5"/>
        </table:table-row>
        <table:table-row table:style-name="ro1">
          <table:table-cell office:value-type="float" office:value="1.40371528026214E+018" calcext:value-type="float">
            <text:p>1403715280262140000</text:p>
          </table:table-cell>
          <table:table-cell office:value-type="float" office:value="0.16525" calcext:value-type="float">
            <text:p>0.16525</text:p>
          </table:table-cell>
          <table:table-cell office:value-type="float" office:value="0.02317" calcext:value-type="float">
            <text:p>0.02317</text:p>
          </table:table-cell>
          <table:table-cell office:value-type="float" office:value="0.21293" calcext:value-type="float">
            <text:p>0.21293</text:p>
          </table:table-cell>
          <table:table-cell office:value-type="float" office:value="0.02297" calcext:value-type="float">
            <text:p>0.02297</text:p>
          </table:table-cell>
          <table:table-cell office:value-type="float" office:value="0.82865" calcext:value-type="float">
            <text:p>0.82865</text:p>
          </table:table-cell>
          <table:table-cell office:value-type="float" office:value="-0.00731" calcext:value-type="float">
            <text:p>-0.00731</text:p>
          </table:table-cell>
          <table:table-cell office:value-type="float" office:value="0.55925" calcext:value-type="float">
            <text:p>0.55925</text:p>
          </table:table-cell>
          <table:table-cell office:value-type="float" office:value="0.08924" calcext:value-type="float">
            <text:p>0.08924</text:p>
          </table:table-cell>
          <table:table-cell office:value-type="float" office:value="-0.00356" calcext:value-type="float">
            <text:p>-0.00356</text:p>
          </table:table-cell>
          <table:table-cell office:value-type="float" office:value="0.17781" calcext:value-type="float">
            <text:p>0.17781</text:p>
          </table:table-cell>
          <table:table-cell table:number-columns-repeated="5"/>
        </table:table-row>
        <table:table-row table:style-name="ro1">
          <table:table-cell office:value-type="float" office:value="1.40371528036214E+018" calcext:value-type="float">
            <text:p>1403715280362140000</text:p>
          </table:table-cell>
          <table:table-cell office:value-type="float" office:value="0.17578" calcext:value-type="float">
            <text:p>0.17578</text:p>
          </table:table-cell>
          <table:table-cell office:value-type="float" office:value="0.02358" calcext:value-type="float">
            <text:p>0.02358</text:p>
          </table:table-cell>
          <table:table-cell office:value-type="float" office:value="0.23153" calcext:value-type="float">
            <text:p>0.23153</text:p>
          </table:table-cell>
          <table:table-cell office:value-type="float" office:value="0.02783" calcext:value-type="float">
            <text:p>0.02783</text:p>
          </table:table-cell>
          <table:table-cell office:value-type="float" office:value="0.82589" calcext:value-type="float">
            <text:p>0.82589</text:p>
          </table:table-cell>
          <table:table-cell office:value-type="float" office:value="-0.00369" calcext:value-type="float">
            <text:p>-0.00369</text:p>
          </table:table-cell>
          <table:table-cell office:value-type="float" office:value="0.56314" calcext:value-type="float">
            <text:p>0.56314</text:p>
          </table:table-cell>
          <table:table-cell office:value-type="float" office:value="0.12898" calcext:value-type="float">
            <text:p>0.12898</text:p>
          </table:table-cell>
          <table:table-cell office:value-type="float" office:value="0.02393" calcext:value-type="float">
            <text:p>0.02393</text:p>
          </table:table-cell>
          <table:table-cell office:value-type="float" office:value="0.18077" calcext:value-type="float">
            <text:p>0.18077</text:p>
          </table:table-cell>
          <table:table-cell table:number-columns-repeated="5"/>
        </table:table-row>
        <table:table-row table:style-name="ro1">
          <table:table-cell office:value-type="float" office:value="1.40371528046214E+018" calcext:value-type="float">
            <text:p>1403715280462140000</text:p>
          </table:table-cell>
          <table:table-cell office:value-type="float" office:value="0.19039" calcext:value-type="float">
            <text:p>0.19039</text:p>
          </table:table-cell>
          <table:table-cell office:value-type="float" office:value="0.02728" calcext:value-type="float">
            <text:p>0.02728</text:p>
          </table:table-cell>
          <table:table-cell office:value-type="float" office:value="0.24917" calcext:value-type="float">
            <text:p>0.24917</text:p>
          </table:table-cell>
          <table:table-cell office:value-type="float" office:value="0.03028" calcext:value-type="float">
            <text:p>0.03028</text:p>
          </table:table-cell>
          <table:table-cell office:value-type="float" office:value="0.82302" calcext:value-type="float">
            <text:p>0.82302</text:p>
          </table:table-cell>
          <table:table-cell office:value-type="float" office:value="-0.00638" calcext:value-type="float">
            <text:p>-0.00638</text:p>
          </table:table-cell>
          <table:table-cell office:value-type="float" office:value="0.56716" calcext:value-type="float">
            <text:p>0.56716</text:p>
          </table:table-cell>
          <table:table-cell office:value-type="float" office:value="0.16431" calcext:value-type="float">
            <text:p>0.16431</text:p>
          </table:table-cell>
          <table:table-cell office:value-type="float" office:value="0.05069" calcext:value-type="float">
            <text:p>0.05069</text:p>
          </table:table-cell>
          <table:table-cell office:value-type="float" office:value="0.17319" calcext:value-type="float">
            <text:p>0.17319</text:p>
          </table:table-cell>
          <table:table-cell table:number-columns-repeated="5"/>
        </table:table-row>
        <table:table-row table:style-name="ro1">
          <table:table-cell office:value-type="float" office:value="1.40371528056214E+018" calcext:value-type="float">
            <text:p>1403715280562140000</text:p>
          </table:table-cell>
          <table:table-cell office:value-type="float" office:value="0.20668" calcext:value-type="float">
            <text:p>0.20668</text:p>
          </table:table-cell>
          <table:table-cell office:value-type="float" office:value="0.03101" calcext:value-type="float">
            <text:p>0.03101</text:p>
          </table:table-cell>
          <table:table-cell office:value-type="float" office:value="0.26677" calcext:value-type="float">
            <text:p>0.26677</text:p>
          </table:table-cell>
          <table:table-cell office:value-type="float" office:value="0.02858" calcext:value-type="float">
            <text:p>0.02858</text:p>
          </table:table-cell>
          <table:table-cell office:value-type="float" office:value="0.82003" calcext:value-type="float">
            <text:p>0.82003</text:p>
          </table:table-cell>
          <table:table-cell office:value-type="float" office:value="-0.02036" calcext:value-type="float">
            <text:p>-0.02036</text:p>
          </table:table-cell>
          <table:table-cell office:value-type="float" office:value="0.57124" calcext:value-type="float">
            <text:p>0.57124</text:p>
          </table:table-cell>
          <table:table-cell office:value-type="float" office:value="0.17836" calcext:value-type="float">
            <text:p>0.17836</text:p>
          </table:table-cell>
          <table:table-cell office:value-type="float" office:value="0.06449" calcext:value-type="float">
            <text:p>0.06449</text:p>
          </table:table-cell>
          <table:table-cell office:value-type="float" office:value="0.15951" calcext:value-type="float">
            <text:p>0.15951</text:p>
          </table:table-cell>
          <table:table-cell table:number-columns-repeated="5"/>
        </table:table-row>
        <table:table-row table:style-name="ro1">
          <table:table-cell office:value-type="float" office:value="1.40371528066214E+018" calcext:value-type="float">
            <text:p>1403715280662140000</text:p>
          </table:table-cell>
          <table:table-cell office:value-type="float" office:value="0.22429" calcext:value-type="float">
            <text:p>0.22429</text:p>
          </table:table-cell>
          <table:table-cell office:value-type="float" office:value="0.03528" calcext:value-type="float">
            <text:p>0.03528</text:p>
          </table:table-cell>
          <table:table-cell office:value-type="float" office:value="0.28376" calcext:value-type="float">
            <text:p>0.28376</text:p>
          </table:table-cell>
          <table:table-cell office:value-type="float" office:value="0.03318" calcext:value-type="float">
            <text:p>0.03318</text:p>
          </table:table-cell>
          <table:table-cell office:value-type="float" office:value="0.81668" calcext:value-type="float">
            <text:p>0.81668</text:p>
          </table:table-cell>
          <table:table-cell office:value-type="float" office:value="-0.03837" calcext:value-type="float">
            <text:p>-0.03837</text:p>
          </table:table-cell>
          <table:table-cell office:value-type="float" office:value="0.57485" calcext:value-type="float">
            <text:p>0.57485</text:p>
          </table:table-cell>
          <table:table-cell office:value-type="float" office:value="0.18288" calcext:value-type="float">
            <text:p>0.18288</text:p>
          </table:table-cell>
          <table:table-cell office:value-type="float" office:value="0.04422" calcext:value-type="float">
            <text:p>0.04422</text:p>
          </table:table-cell>
          <table:table-cell office:value-type="float" office:value="0.14707" calcext:value-type="float">
            <text:p>0.14707</text:p>
          </table:table-cell>
          <table:table-cell table:number-columns-repeated="5"/>
        </table:table-row>
        <table:table-row table:style-name="ro1">
          <table:table-cell office:value-type="float" office:value="1.40371528076214E+018" calcext:value-type="float">
            <text:p>1403715280762140000</text:p>
          </table:table-cell>
          <table:table-cell office:value-type="float" office:value="0.24212" calcext:value-type="float">
            <text:p>0.24212</text:p>
          </table:table-cell>
          <table:table-cell office:value-type="float" office:value="0.03926" calcext:value-type="float">
            <text:p>0.03926</text:p>
          </table:table-cell>
          <table:table-cell office:value-type="float" office:value="0.29854" calcext:value-type="float">
            <text:p>0.29854</text:p>
          </table:table-cell>
          <table:table-cell office:value-type="float" office:value="0.04299" calcext:value-type="float">
            <text:p>0.04299</text:p>
          </table:table-cell>
          <table:table-cell office:value-type="float" office:value="0.81384" calcext:value-type="float">
            <text:p>0.81384</text:p>
          </table:table-cell>
          <table:table-cell office:value-type="float" office:value="-0.05935" calcext:value-type="float">
            <text:p>-0.05935</text:p>
          </table:table-cell>
          <table:table-cell office:value-type="float" office:value="0.57644" calcext:value-type="float">
            <text:p>0.57644</text:p>
          </table:table-cell>
          <table:table-cell office:value-type="float" office:value="0.18464" calcext:value-type="float">
            <text:p>0.18464</text:p>
          </table:table-cell>
          <table:table-cell office:value-type="float" office:value="0.03714" calcext:value-type="float">
            <text:p>0.03714</text:p>
          </table:table-cell>
          <table:table-cell office:value-type="float" office:value="0.1221" calcext:value-type="float">
            <text:p>0.1221</text:p>
          </table:table-cell>
          <table:table-cell table:number-columns-repeated="5"/>
        </table:table-row>
        <table:table-row table:style-name="ro1">
          <table:table-cell office:value-type="float" office:value="1.40371528086214E+018" calcext:value-type="float">
            <text:p>1403715280862140000</text:p>
          </table:table-cell>
          <table:table-cell office:value-type="float" office:value="0.25872" calcext:value-type="float">
            <text:p>0.25872</text:p>
          </table:table-cell>
          <table:table-cell office:value-type="float" office:value="0.04268" calcext:value-type="float">
            <text:p>0.04268</text:p>
          </table:table-cell>
          <table:table-cell office:value-type="float" office:value="0.31263" calcext:value-type="float">
            <text:p>0.31263</text:p>
          </table:table-cell>
          <table:table-cell office:value-type="float" office:value="0.05561" calcext:value-type="float">
            <text:p>0.05561</text:p>
          </table:table-cell>
          <table:table-cell office:value-type="float" office:value="0.81114" calcext:value-type="float">
            <text:p>0.81114</text:p>
          </table:table-cell>
          <table:table-cell office:value-type="float" office:value="-0.08098" calcext:value-type="float">
            <text:p>-0.08098</text:p>
          </table:table-cell>
          <table:table-cell office:value-type="float" office:value="0.57654" calcext:value-type="float">
            <text:p>0.57654</text:p>
          </table:table-cell>
          <table:table-cell office:value-type="float" office:value="0.1758" calcext:value-type="float">
            <text:p>0.1758</text:p>
          </table:table-cell>
          <table:table-cell office:value-type="float" office:value="0.03079" calcext:value-type="float">
            <text:p>0.03079</text:p>
          </table:table-cell>
          <table:table-cell office:value-type="float" office:value="0.11969" calcext:value-type="float">
            <text:p>0.11969</text:p>
          </table:table-cell>
          <table:table-cell table:number-columns-repeated="5"/>
        </table:table-row>
        <table:table-row table:style-name="ro1">
          <table:table-cell office:value-type="float" office:value="1.40371528096214E+018" calcext:value-type="float">
            <text:p>1403715280962140000</text:p>
          </table:table-cell>
          <table:table-cell office:value-type="float" office:value="0.27455" calcext:value-type="float">
            <text:p>0.27455</text:p>
          </table:table-cell>
          <table:table-cell office:value-type="float" office:value="0.04791" calcext:value-type="float">
            <text:p>0.04791</text:p>
          </table:table-cell>
          <table:table-cell office:value-type="float" office:value="0.32541" calcext:value-type="float">
            <text:p>0.32541</text:p>
          </table:table-cell>
          <table:table-cell office:value-type="float" office:value="0.06783" calcext:value-type="float">
            <text:p>0.06783</text:p>
          </table:table-cell>
          <table:table-cell office:value-type="float" office:value="0.80811" calcext:value-type="float">
            <text:p>0.80811</text:p>
          </table:table-cell>
          <table:table-cell office:value-type="float" office:value="-0.09902" calcext:value-type="float">
            <text:p>-0.09902</text:p>
          </table:table-cell>
          <table:table-cell office:value-type="float" office:value="0.57668" calcext:value-type="float">
            <text:p>0.57668</text:p>
          </table:table-cell>
          <table:table-cell office:value-type="float" office:value="0.16577" calcext:value-type="float">
            <text:p>0.16577</text:p>
          </table:table-cell>
          <table:table-cell office:value-type="float" office:value="0.04185" calcext:value-type="float">
            <text:p>0.04185</text:p>
          </table:table-cell>
          <table:table-cell office:value-type="float" office:value="0.10866" calcext:value-type="float">
            <text:p>0.10866</text:p>
          </table:table-cell>
          <table:table-cell table:number-columns-repeated="5"/>
        </table:table-row>
        <table:table-row table:style-name="ro1">
          <table:table-cell office:value-type="float" office:value="1.40371528106214E+018" calcext:value-type="float">
            <text:p>1403715281062140000</text:p>
          </table:table-cell>
          <table:table-cell office:value-type="float" office:value="0.29086" calcext:value-type="float">
            <text:p>0.29086</text:p>
          </table:table-cell>
          <table:table-cell office:value-type="float" office:value="0.05464" calcext:value-type="float">
            <text:p>0.05464</text:p>
          </table:table-cell>
          <table:table-cell office:value-type="float" office:value="0.33775" calcext:value-type="float">
            <text:p>0.33775</text:p>
          </table:table-cell>
          <table:table-cell office:value-type="float" office:value="0.07712" calcext:value-type="float">
            <text:p>0.07712</text:p>
          </table:table-cell>
          <table:table-cell office:value-type="float" office:value="0.80608" calcext:value-type="float">
            <text:p>0.80608</text:p>
          </table:table-cell>
          <table:table-cell office:value-type="float" office:value="-0.11239" calcext:value-type="float">
            <text:p>-0.11239</text:p>
          </table:table-cell>
          <table:table-cell office:value-type="float" office:value="0.5759" calcext:value-type="float">
            <text:p>0.5759</text:p>
          </table:table-cell>
          <table:table-cell office:value-type="float" office:value="0.16098" calcext:value-type="float">
            <text:p>0.16098</text:p>
          </table:table-cell>
          <table:table-cell office:value-type="float" office:value="0.05181" calcext:value-type="float">
            <text:p>0.05181</text:p>
          </table:table-cell>
          <table:table-cell office:value-type="float" office:value="0.11248" calcext:value-type="float">
            <text:p>0.11248</text:p>
          </table:table-cell>
          <table:table-cell table:number-columns-repeated="5"/>
        </table:table-row>
        <table:table-row table:style-name="ro1">
          <table:table-cell office:value-type="float" office:value="1.40371528116214E+018" calcext:value-type="float">
            <text:p>1403715281162140000</text:p>
          </table:table-cell>
          <table:table-cell office:value-type="float" office:value="0.30951" calcext:value-type="float">
            <text:p>0.30951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34984" calcext:value-type="float">
            <text:p>0.34984</text:p>
          </table:table-cell>
          <table:table-cell office:value-type="float" office:value="0.08368" calcext:value-type="float">
            <text:p>0.08368</text:p>
          </table:table-cell>
          <table:table-cell office:value-type="float" office:value="0.8043" calcext:value-type="float">
            <text:p>0.8043</text:p>
          </table:table-cell>
          <table:table-cell office:value-type="float" office:value="-0.12119" calcext:value-type="float">
            <text:p>-0.12119</text:p>
          </table:table-cell>
          <table:table-cell office:value-type="float" office:value="0.57568" calcext:value-type="float">
            <text:p>0.57568</text:p>
          </table:table-cell>
          <table:table-cell office:value-type="float" office:value="0.17515" calcext:value-type="float">
            <text:p>0.17515</text:p>
          </table:table-cell>
          <table:table-cell office:value-type="float" office:value="0.06058" calcext:value-type="float">
            <text:p>0.06058</text:p>
          </table:table-cell>
          <table:table-cell office:value-type="float" office:value="0.10781" calcext:value-type="float">
            <text:p>0.10781</text:p>
          </table:table-cell>
          <table:table-cell table:number-columns-repeated="5"/>
        </table:table-row>
        <table:table-row table:style-name="ro1">
          <table:table-cell office:value-type="float" office:value="1.40371528126214E+018" calcext:value-type="float">
            <text:p>1403715281262140000</text:p>
          </table:table-cell>
          <table:table-cell office:value-type="float" office:value="0.3289" calcext:value-type="float">
            <text:p>0.3289</text:p>
          </table:table-cell>
          <table:table-cell office:value-type="float" office:value="0.07048" calcext:value-type="float">
            <text:p>0.07048</text:p>
          </table:table-cell>
          <table:table-cell office:value-type="float" office:value="0.3595" calcext:value-type="float">
            <text:p>0.3595</text:p>
          </table:table-cell>
          <table:table-cell office:value-type="float" office:value="0.08804" calcext:value-type="float">
            <text:p>0.08804</text:p>
          </table:table-cell>
          <table:table-cell office:value-type="float" office:value="0.80346" calcext:value-type="float">
            <text:p>0.80346</text:p>
          </table:table-cell>
          <table:table-cell office:value-type="float" office:value="-0.12869" calcext:value-type="float">
            <text:p>-0.12869</text:p>
          </table:table-cell>
          <table:table-cell office:value-type="float" office:value="0.57458" calcext:value-type="float">
            <text:p>0.57458</text:p>
          </table:table-cell>
          <table:table-cell office:value-type="float" office:value="0.18127" calcext:value-type="float">
            <text:p>0.18127</text:p>
          </table:table-cell>
          <table:table-cell office:value-type="float" office:value="0.05606" calcext:value-type="float">
            <text:p>0.05606</text:p>
          </table:table-cell>
          <table:table-cell office:value-type="float" office:value="0.08999" calcext:value-type="float">
            <text:p>0.08999</text:p>
          </table:table-cell>
          <table:table-cell table:number-columns-repeated="5"/>
        </table:table-row>
        <table:table-row table:style-name="ro1">
          <table:table-cell office:value-type="float" office:value="1.40371528136214E+018" calcext:value-type="float">
            <text:p>1403715281362140000</text:p>
          </table:table-cell>
          <table:table-cell office:value-type="float" office:value="0.34799" calcext:value-type="float">
            <text:p>0.34799</text:p>
          </table:table-cell>
          <table:table-cell office:value-type="float" office:value="0.07747" calcext:value-type="float">
            <text:p>0.07747</text:p>
          </table:table-cell>
          <table:table-cell office:value-type="float" office:value="0.36563" calcext:value-type="float">
            <text:p>0.36563</text:p>
          </table:table-cell>
          <table:table-cell office:value-type="float" office:value="0.09369" calcext:value-type="float">
            <text:p>0.09369</text:p>
          </table:table-cell>
          <table:table-cell office:value-type="float" office:value="0.80327" calcext:value-type="float">
            <text:p>0.80327</text:p>
          </table:table-cell>
          <table:table-cell office:value-type="float" office:value="-0.13862" calcext:value-type="float">
            <text:p>-0.13862</text:p>
          </table:table-cell>
          <table:table-cell office:value-type="float" office:value="0.57163" calcext:value-type="float">
            <text:p>0.57163</text:p>
          </table:table-cell>
          <table:table-cell office:value-type="float" office:value="0.17891" calcext:value-type="float">
            <text:p>0.17891</text:p>
          </table:table-cell>
          <table:table-cell office:value-type="float" office:value="0.04739" calcext:value-type="float">
            <text:p>0.04739</text:p>
          </table:table-cell>
          <table:table-cell office:value-type="float" office:value="0.06469" calcext:value-type="float">
            <text:p>0.06469</text:p>
          </table:table-cell>
          <table:table-cell table:number-columns-repeated="5"/>
        </table:table-row>
        <table:table-row table:style-name="ro1">
          <table:table-cell office:value-type="float" office:value="1.40371528146214E+018" calcext:value-type="float">
            <text:p>1403715281462140000</text:p>
          </table:table-cell>
          <table:table-cell office:value-type="float" office:value="0.36579" calcext:value-type="float">
            <text:p>0.36579</text:p>
          </table:table-cell>
          <table:table-cell office:value-type="float" office:value="0.0822" calcext:value-type="float">
            <text:p>0.0822</text:p>
          </table:table-cell>
          <table:table-cell office:value-type="float" office:value="0.37003" calcext:value-type="float">
            <text:p>0.37003</text:p>
          </table:table-cell>
          <table:table-cell office:value-type="float" office:value="0.10116" calcext:value-type="float">
            <text:p>0.10116</text:p>
          </table:table-cell>
          <table:table-cell office:value-type="float" office:value="0.80235" calcext:value-type="float">
            <text:p>0.80235</text:p>
          </table:table-cell>
          <table:table-cell office:value-type="float" office:value="-0.15025" calcext:value-type="float">
            <text:p>-0.15025</text:p>
          </table:table-cell>
          <table:table-cell office:value-type="float" office:value="0.56871" calcext:value-type="float">
            <text:p>0.56871</text:p>
          </table:table-cell>
          <table:table-cell office:value-type="float" office:value="0.18411" calcext:value-type="float">
            <text:p>0.18411</text:p>
          </table:table-cell>
          <table:table-cell office:value-type="float" office:value="0.03107" calcext:value-type="float">
            <text:p>0.03107</text:p>
          </table:table-cell>
          <table:table-cell office:value-type="float" office:value="0.04657" calcext:value-type="float">
            <text:p>0.04657</text:p>
          </table:table-cell>
          <table:table-cell table:number-columns-repeated="5"/>
        </table:table-row>
        <table:table-row table:style-name="ro1">
          <table:table-cell office:value-type="float" office:value="1.40371528156214E+018" calcext:value-type="float">
            <text:p>1403715281562140000</text:p>
          </table:table-cell>
          <table:table-cell office:value-type="float" office:value="0.38525" calcext:value-type="float">
            <text:p>0.38525</text:p>
          </table:table-cell>
          <table:table-cell office:value-type="float" office:value="0.08752" calcext:value-type="float">
            <text:p>0.08752</text:p>
          </table:table-cell>
          <table:table-cell office:value-type="float" office:value="0.3704" calcext:value-type="float">
            <text:p>0.3704</text:p>
          </table:table-cell>
          <table:table-cell office:value-type="float" office:value="0.11303" calcext:value-type="float">
            <text:p>0.11303</text:p>
          </table:table-cell>
          <table:table-cell office:value-type="float" office:value="0.80004" calcext:value-type="float">
            <text:p>0.80004</text:p>
          </table:table-cell>
          <table:table-cell office:value-type="float" office:value="-0.16567" calcext:value-type="float">
            <text:p>-0.16567</text:p>
          </table:table-cell>
          <table:table-cell office:value-type="float" office:value="0.56543" calcext:value-type="float">
            <text:p>0.56543</text:p>
          </table:table-cell>
          <table:table-cell office:value-type="float" office:value="0.18833" calcext:value-type="float">
            <text:p>0.18833</text:p>
          </table:table-cell>
          <table:table-cell office:value-type="float" office:value="0.0229" calcext:value-type="float">
            <text:p>0.0229</text:p>
          </table:table-cell>
          <table:table-cell office:value-type="float" office:value="0.0166" calcext:value-type="float">
            <text:p>0.0166</text:p>
          </table:table-cell>
          <table:table-cell table:number-columns-repeated="5"/>
        </table:table-row>
        <table:table-row table:style-name="ro1">
          <table:table-cell office:value-type="float" office:value="1.40371528166214E+018" calcext:value-type="float">
            <text:p>1403715281662140000</text:p>
          </table:table-cell>
          <table:table-cell office:value-type="float" office:value="0.40314" calcext:value-type="float">
            <text:p>0.40314</text:p>
          </table:table-cell>
          <table:table-cell office:value-type="float" office:value="0.09256" calcext:value-type="float">
            <text:p>0.09256</text:p>
          </table:table-cell>
          <table:table-cell office:value-type="float" office:value="0.36859" calcext:value-type="float">
            <text:p>0.36859</text:p>
          </table:table-cell>
          <table:table-cell office:value-type="float" office:value="0.12709" calcext:value-type="float">
            <text:p>0.12709</text:p>
          </table:table-cell>
          <table:table-cell office:value-type="float" office:value="0.79592" calcext:value-type="float">
            <text:p>0.79592</text:p>
          </table:table-cell>
          <table:table-cell office:value-type="float" office:value="-0.1856" calcext:value-type="float">
            <text:p>-0.1856</text:p>
          </table:table-cell>
          <table:table-cell office:value-type="float" office:value="0.56206" calcext:value-type="float">
            <text:p>0.56206</text:p>
          </table:table-cell>
          <table:table-cell office:value-type="float" office:value="0.18948" calcext:value-type="float">
            <text:p>0.18948</text:p>
          </table:table-cell>
          <table:table-cell office:value-type="float" office:value="0.0218" calcext:value-type="float">
            <text:p>0.0218</text:p>
          </table:table-cell>
          <table:table-cell office:value-type="float" office:value="-0.01393" calcext:value-type="float">
            <text:p>-0.01393</text:p>
          </table:table-cell>
          <table:table-cell table:number-columns-repeated="5"/>
        </table:table-row>
        <table:table-row table:style-name="ro1">
          <table:table-cell office:value-type="float" office:value="1.40371528176214E+018" calcext:value-type="float">
            <text:p>1403715281762140000</text:p>
          </table:table-cell>
          <table:table-cell office:value-type="float" office:value="0.42028" calcext:value-type="float">
            <text:p>0.42028</text:p>
          </table:table-cell>
          <table:table-cell office:value-type="float" office:value="0.096" calcext:value-type="float">
            <text:p>0.096</text:p>
          </table:table-cell>
          <table:table-cell office:value-type="float" office:value="0.36539" calcext:value-type="float">
            <text:p>0.36539</text:p>
          </table:table-cell>
          <table:table-cell office:value-type="float" office:value="0.1431" calcext:value-type="float">
            <text:p>0.1431</text:p>
          </table:table-cell>
          <table:table-cell office:value-type="float" office:value="0.79081" calcext:value-type="float">
            <text:p>0.79081</text:p>
          </table:table-cell>
          <table:table-cell office:value-type="float" office:value="-0.20844" calcext:value-type="float">
            <text:p>-0.20844</text:p>
          </table:table-cell>
          <table:table-cell office:value-type="float" office:value="0.55739" calcext:value-type="float">
            <text:p>0.55739</text:p>
          </table:table-cell>
          <table:table-cell office:value-type="float" office:value="0.188" calcext:value-type="float">
            <text:p>0.188</text:p>
          </table:table-cell>
          <table:table-cell office:value-type="float" office:value="0.0195" calcext:value-type="float">
            <text:p>0.0195</text:p>
          </table:table-cell>
          <table:table-cell office:value-type="float" office:value="-0.02073" calcext:value-type="float">
            <text:p>-0.02073</text:p>
          </table:table-cell>
          <table:table-cell table:number-columns-repeated="5"/>
        </table:table-row>
        <table:table-row table:style-name="ro1">
          <table:table-cell office:value-type="float" office:value="1.40371528186214E+018" calcext:value-type="float">
            <text:p>1403715281862140000</text:p>
          </table:table-cell>
          <table:table-cell office:value-type="float" office:value="0.43811" calcext:value-type="float">
            <text:p>0.43811</text:p>
          </table:table-cell>
          <table:table-cell office:value-type="float" office:value="0.09825" calcext:value-type="float">
            <text:p>0.09825</text:p>
          </table:table-cell>
          <table:table-cell office:value-type="float" office:value="0.36131" calcext:value-type="float">
            <text:p>0.36131</text:p>
          </table:table-cell>
          <table:table-cell office:value-type="float" office:value="0.16002" calcext:value-type="float">
            <text:p>0.16002</text:p>
          </table:table-cell>
          <table:table-cell office:value-type="float" office:value="0.78401" calcext:value-type="float">
            <text:p>0.78401</text:p>
          </table:table-cell>
          <table:table-cell office:value-type="float" office:value="-0.23325" calcext:value-type="float">
            <text:p>-0.23325</text:p>
          </table:table-cell>
          <table:table-cell office:value-type="float" office:value="0.55256" calcext:value-type="float">
            <text:p>0.55256</text:p>
          </table:table-cell>
          <table:table-cell office:value-type="float" office:value="0.18669" calcext:value-type="float">
            <text:p>0.18669</text:p>
          </table:table-cell>
          <table:table-cell office:value-type="float" office:value="0.02037" calcext:value-type="float">
            <text:p>0.02037</text:p>
          </table:table-cell>
          <table:table-cell office:value-type="float" office:value="-0.04501" calcext:value-type="float">
            <text:p>-0.04501</text:p>
          </table:table-cell>
          <table:table-cell table:number-columns-repeated="5"/>
        </table:table-row>
        <table:table-row table:style-name="ro1">
          <table:table-cell office:value-type="float" office:value="1.40371528196214E+018" calcext:value-type="float">
            <text:p>1403715281962140000</text:p>
          </table:table-cell>
          <table:table-cell office:value-type="float" office:value="0.45633" calcext:value-type="float">
            <text:p>0.45633</text:p>
          </table:table-cell>
          <table:table-cell office:value-type="float" office:value="0.10067" calcext:value-type="float">
            <text:p>0.10067</text:p>
          </table:table-cell>
          <table:table-cell office:value-type="float" office:value="0.35422" calcext:value-type="float">
            <text:p>0.35422</text:p>
          </table:table-cell>
          <table:table-cell office:value-type="float" office:value="0.17778" calcext:value-type="float">
            <text:p>0.17778</text:p>
          </table:table-cell>
          <table:table-cell office:value-type="float" office:value="0.77623" calcext:value-type="float">
            <text:p>0.77623</text:p>
          </table:table-cell>
          <table:table-cell office:value-type="float" office:value="-0.25808" calcext:value-type="float">
            <text:p>-0.25808</text:p>
          </table:table-cell>
          <table:table-cell office:value-type="float" office:value="0.54704" calcext:value-type="float">
            <text:p>0.54704</text:p>
          </table:table-cell>
          <table:table-cell office:value-type="float" office:value="0.19202" calcext:value-type="float">
            <text:p>0.19202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-0.06469" calcext:value-type="float">
            <text:p>-0.06469</text:p>
          </table:table-cell>
          <table:table-cell table:number-columns-repeated="5"/>
        </table:table-row>
        <table:table-row table:style-name="ro1">
          <table:table-cell office:value-type="float" office:value="1.40371528206214E+018" calcext:value-type="float">
            <text:p>1403715282062140000</text:p>
          </table:table-cell>
          <table:table-cell office:value-type="float" office:value="0.47558" calcext:value-type="float">
            <text:p>0.47558</text:p>
          </table:table-cell>
          <table:table-cell office:value-type="float" office:value="0.1034" calcext:value-type="float">
            <text:p>0.1034</text:p>
          </table:table-cell>
          <table:table-cell office:value-type="float" office:value="0.34467" calcext:value-type="float">
            <text:p>0.34467</text:p>
          </table:table-cell>
          <table:table-cell office:value-type="float" office:value="0.19452" calcext:value-type="float">
            <text:p>0.19452</text:p>
          </table:table-cell>
          <table:table-cell office:value-type="float" office:value="0.76758" calcext:value-type="float">
            <text:p>0.76758</text:p>
          </table:table-cell>
          <table:table-cell office:value-type="float" office:value="-0.28278" calcext:value-type="float">
            <text:p>-0.28278</text:p>
          </table:table-cell>
          <table:table-cell office:value-type="float" office:value="0.54131" calcext:value-type="float">
            <text:p>0.54131</text:p>
          </table:table-cell>
          <table:table-cell office:value-type="float" office:value="0.19937" calcext:value-type="float">
            <text:p>0.19937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-0.09463" calcext:value-type="float">
            <text:p>-0.09463</text:p>
          </table:table-cell>
          <table:table-cell table:number-columns-repeated="5"/>
        </table:table-row>
        <table:table-row table:style-name="ro1">
          <table:table-cell office:value-type="float" office:value="1.40371528216214E+018" calcext:value-type="float">
            <text:p>1403715282162140000</text:p>
          </table:table-cell>
          <table:table-cell office:value-type="float" office:value="0.49715" calcext:value-type="float">
            <text:p>0.49715</text:p>
          </table:table-cell>
          <table:table-cell office:value-type="float" office:value="0.10732" calcext:value-type="float">
            <text:p>0.10732</text:p>
          </table:table-cell>
          <table:table-cell office:value-type="float" office:value="0.33375" calcext:value-type="float">
            <text:p>0.33375</text:p>
          </table:table-cell>
          <table:table-cell office:value-type="float" office:value="0.21113" calcext:value-type="float">
            <text:p>0.21113</text:p>
          </table:table-cell>
          <table:table-cell office:value-type="float" office:value="0.75932" calcext:value-type="float">
            <text:p>0.75932</text:p>
          </table:table-cell>
          <table:table-cell office:value-type="float" office:value="-0.30424" calcext:value-type="float">
            <text:p>-0.30424</text:p>
          </table:table-cell>
          <table:table-cell office:value-type="float" office:value="0.53506" calcext:value-type="float">
            <text:p>0.53506</text:p>
          </table:table-cell>
          <table:table-cell office:value-type="float" office:value="0.2134" calcext:value-type="float">
            <text:p>0.2134</text:p>
          </table:table-cell>
          <table:table-cell office:value-type="float" office:value="0.01633" calcext:value-type="float">
            <text:p>0.01633</text:p>
          </table:table-cell>
          <table:table-cell office:value-type="float" office:value="-0.10609" calcext:value-type="float">
            <text:p>-0.10609</text:p>
          </table:table-cell>
          <table:table-cell table:number-columns-repeated="5"/>
        </table:table-row>
        <table:table-row table:style-name="ro1">
          <table:table-cell office:value-type="float" office:value="1.40371528226214E+018" calcext:value-type="float">
            <text:p>1403715282262140000</text:p>
          </table:table-cell>
          <table:table-cell office:value-type="float" office:value="0.52081" calcext:value-type="float">
            <text:p>0.52081</text:p>
          </table:table-cell>
          <table:table-cell office:value-type="float" office:value="0.1122" calcext:value-type="float">
            <text:p>0.1122</text:p>
          </table:table-cell>
          <table:table-cell office:value-type="float" office:value="0.32257" calcext:value-type="float">
            <text:p>0.32257</text:p>
          </table:table-cell>
          <table:table-cell office:value-type="float" office:value="0.22736" calcext:value-type="float">
            <text:p>0.22736</text:p>
          </table:table-cell>
          <table:table-cell office:value-type="float" office:value="0.75113" calcext:value-type="float">
            <text:p>0.75113</text:p>
          </table:table-cell>
          <table:table-cell office:value-type="float" office:value="-0.32476" calcext:value-type="float">
            <text:p>-0.32476</text:p>
          </table:table-cell>
          <table:table-cell office:value-type="float" office:value="0.52786" calcext:value-type="float">
            <text:p>0.52786</text:p>
          </table:table-cell>
          <table:table-cell office:value-type="float" office:value="0.23278" calcext:value-type="float">
            <text:p>0.23278</text:p>
          </table:table-cell>
          <table:table-cell office:value-type="float" office:value="0.02214" calcext:value-type="float">
            <text:p>0.02214</text:p>
          </table:table-cell>
          <table:table-cell office:value-type="float" office:value="-0.10619" calcext:value-type="float">
            <text:p>-0.10619</text:p>
          </table:table-cell>
          <table:table-cell table:number-columns-repeated="5"/>
        </table:table-row>
        <table:table-row table:style-name="ro1">
          <table:table-cell office:value-type="float" office:value="1.40371528236214E+018" calcext:value-type="float">
            <text:p>1403715282362140000</text:p>
          </table:table-cell>
          <table:table-cell office:value-type="float" office:value="0.54646" calcext:value-type="float">
            <text:p>0.54646</text:p>
          </table:table-cell>
          <table:table-cell office:value-type="float" office:value="0.11754" calcext:value-type="float">
            <text:p>0.11754</text:p>
          </table:table-cell>
          <table:table-cell office:value-type="float" office:value="0.31209" calcext:value-type="float">
            <text:p>0.31209</text:p>
          </table:table-cell>
          <table:table-cell office:value-type="float" office:value="0.24232" calcext:value-type="float">
            <text:p>0.24232</text:p>
          </table:table-cell>
          <table:table-cell office:value-type="float" office:value="0.74294" calcext:value-type="float">
            <text:p>0.74294</text:p>
          </table:table-cell>
          <table:table-cell office:value-type="float" office:value="-0.34463" calcext:value-type="float">
            <text:p>-0.34463</text:p>
          </table:table-cell>
          <table:table-cell office:value-type="float" office:value="0.52014" calcext:value-type="float">
            <text:p>0.52014</text:p>
          </table:table-cell>
          <table:table-cell office:value-type="float" office:value="0.24269" calcext:value-type="float">
            <text:p>0.24269</text:p>
          </table:table-cell>
          <table:table-cell office:value-type="float" office:value="0.02261" calcext:value-type="float">
            <text:p>0.02261</text:p>
          </table:table-cell>
          <table:table-cell office:value-type="float" office:value="-0.10738" calcext:value-type="float">
            <text:p>-0.10738</text:p>
          </table:table-cell>
          <table:table-cell table:number-columns-repeated="5"/>
        </table:table-row>
        <table:table-row table:style-name="ro1">
          <table:table-cell office:value-type="float" office:value="1.40371528246214E+018" calcext:value-type="float">
            <text:p>1403715282462140000</text:p>
          </table:table-cell>
          <table:table-cell office:value-type="float" office:value="0.57353" calcext:value-type="float">
            <text:p>0.57353</text:p>
          </table:table-cell>
          <table:table-cell office:value-type="float" office:value="0.12291" calcext:value-type="float">
            <text:p>0.12291</text:p>
          </table:table-cell>
          <table:table-cell office:value-type="float" office:value="0.30114" calcext:value-type="float">
            <text:p>0.30114</text:p>
          </table:table-cell>
          <table:table-cell office:value-type="float" office:value="0.25698" calcext:value-type="float">
            <text:p>0.25698</text:p>
          </table:table-cell>
          <table:table-cell office:value-type="float" office:value="0.73503" calcext:value-type="float">
            <text:p>0.73503</text:p>
          </table:table-cell>
          <table:table-cell office:value-type="float" office:value="-0.36349" calcext:value-type="float">
            <text:p>-0.36349</text:p>
          </table:table-cell>
          <table:table-cell office:value-type="float" office:value="0.51143" calcext:value-type="float">
            <text:p>0.51143</text:p>
          </table:table-cell>
          <table:table-cell office:value-type="float" office:value="0.27249" calcext:value-type="float">
            <text:p>0.27249</text:p>
          </table:table-cell>
          <table:table-cell office:value-type="float" office:value="0.03337" calcext:value-type="float">
            <text:p>0.03337</text:p>
          </table:table-cell>
          <table:table-cell office:value-type="float" office:value="-0.11083" calcext:value-type="float">
            <text:p>-0.11083</text:p>
          </table:table-cell>
          <table:table-cell table:number-columns-repeated="5"/>
        </table:table-row>
        <table:table-row table:style-name="ro1">
          <table:table-cell office:value-type="float" office:value="1.40371528256214E+018" calcext:value-type="float">
            <text:p>1403715282562140000</text:p>
          </table:table-cell>
          <table:table-cell office:value-type="float" office:value="0.60335" calcext:value-type="float">
            <text:p>0.60335</text:p>
          </table:table-cell>
          <table:table-cell office:value-type="float" office:value="0.12719" calcext:value-type="float">
            <text:p>0.12719</text:p>
          </table:table-cell>
          <table:table-cell office:value-type="float" office:value="0.28918" calcext:value-type="float">
            <text:p>0.28918</text:p>
          </table:table-cell>
          <table:table-cell office:value-type="float" office:value="0.27045" calcext:value-type="float">
            <text:p>0.27045</text:p>
          </table:table-cell>
          <table:table-cell office:value-type="float" office:value="0.72572" calcext:value-type="float">
            <text:p>0.72572</text:p>
          </table:table-cell>
          <table:table-cell office:value-type="float" office:value="-0.3813" calcext:value-type="float">
            <text:p>-0.3813</text:p>
          </table:table-cell>
          <table:table-cell office:value-type="float" office:value="0.50478" calcext:value-type="float">
            <text:p>0.50478</text:p>
          </table:table-cell>
          <table:table-cell office:value-type="float" office:value="0.2965" calcext:value-type="float">
            <text:p>0.2965</text:p>
          </table:table-cell>
          <table:table-cell office:value-type="float" office:value="0.03167" calcext:value-type="float">
            <text:p>0.03167</text:p>
          </table:table-cell>
          <table:table-cell office:value-type="float" office:value="-0.11362" calcext:value-type="float">
            <text:p>-0.11362</text:p>
          </table:table-cell>
          <table:table-cell table:number-columns-repeated="5"/>
        </table:table-row>
        <table:table-row table:style-name="ro1">
          <table:table-cell office:value-type="float" office:value="1.40371528266214E+018" calcext:value-type="float">
            <text:p>1403715282662140000</text:p>
          </table:table-cell>
          <table:table-cell office:value-type="float" office:value="0.63517" calcext:value-type="float">
            <text:p>0.63517</text:p>
          </table:table-cell>
          <table:table-cell office:value-type="float" office:value="0.13057" calcext:value-type="float">
            <text:p>0.13057</text:p>
          </table:table-cell>
          <table:table-cell office:value-type="float" office:value="0.27748" calcext:value-type="float">
            <text:p>0.27748</text:p>
          </table:table-cell>
          <table:table-cell office:value-type="float" office:value="0.2829" calcext:value-type="float">
            <text:p>0.2829</text:p>
          </table:table-cell>
          <table:table-cell office:value-type="float" office:value="0.7148" calcext:value-type="float">
            <text:p>0.7148</text:p>
          </table:table-cell>
          <table:table-cell office:value-type="float" office:value="-0.39744" calcext:value-type="float">
            <text:p>-0.39744</text:p>
          </table:table-cell>
          <table:table-cell office:value-type="float" office:value="0.50107" calcext:value-type="float">
            <text:p>0.50107</text:p>
          </table:table-cell>
          <table:table-cell office:value-type="float" office:value="0.31577" calcext:value-type="float">
            <text:p>0.31577</text:p>
          </table:table-cell>
          <table:table-cell office:value-type="float" office:value="0.03166" calcext:value-type="float">
            <text:p>0.03166</text:p>
          </table:table-cell>
          <table:table-cell office:value-type="float" office:value="-0.11551" calcext:value-type="float">
            <text:p>-0.11551</text:p>
          </table:table-cell>
          <table:table-cell table:number-columns-repeated="5"/>
        </table:table-row>
        <table:table-row table:style-name="ro1">
          <table:table-cell office:value-type="float" office:value="1.40371528276214E+018" calcext:value-type="float">
            <text:p>1403715282762140000</text:p>
          </table:table-cell>
          <table:table-cell office:value-type="float" office:value="0.66871" calcext:value-type="float">
            <text:p>0.66871</text:p>
          </table:table-cell>
          <table:table-cell office:value-type="float" office:value="0.13378" calcext:value-type="float">
            <text:p>0.13378</text:p>
          </table:table-cell>
          <table:table-cell office:value-type="float" office:value="0.26485" calcext:value-type="float">
            <text:p>0.26485</text:p>
          </table:table-cell>
          <table:table-cell office:value-type="float" office:value="0.29213" calcext:value-type="float">
            <text:p>0.29213</text:p>
          </table:table-cell>
          <table:table-cell office:value-type="float" office:value="0.70309" calcext:value-type="float">
            <text:p>0.70309</text:p>
          </table:table-cell>
          <table:table-cell office:value-type="float" office:value="-0.41474" calcext:value-type="float">
            <text:p>-0.41474</text:p>
          </table:table-cell>
          <table:table-cell office:value-type="float" office:value="0.49832" calcext:value-type="float">
            <text:p>0.49832</text:p>
          </table:table-cell>
          <table:table-cell office:value-type="float" office:value="0.33016" calcext:value-type="float">
            <text:p>0.33016</text:p>
          </table:table-cell>
          <table:table-cell office:value-type="float" office:value="0.03468" calcext:value-type="float">
            <text:p>0.03468</text:p>
          </table:table-cell>
          <table:table-cell office:value-type="float" office:value="-0.13788" calcext:value-type="float">
            <text:p>-0.13788</text:p>
          </table:table-cell>
          <table:table-cell table:number-columns-repeated="5"/>
        </table:table-row>
        <table:table-row table:style-name="ro1">
          <table:table-cell office:value-type="float" office:value="1.40371528286214E+018" calcext:value-type="float">
            <text:p>1403715282862140000</text:p>
          </table:table-cell>
          <table:table-cell office:value-type="float" office:value="0.70356" calcext:value-type="float">
            <text:p>0.70356</text:p>
          </table:table-cell>
          <table:table-cell office:value-type="float" office:value="0.13591" calcext:value-type="float">
            <text:p>0.13591</text:p>
          </table:table-cell>
          <table:table-cell office:value-type="float" office:value="0.25021" calcext:value-type="float">
            <text:p>0.25021</text:p>
          </table:table-cell>
          <table:table-cell office:value-type="float" office:value="0.30072" calcext:value-type="float">
            <text:p>0.30072</text:p>
          </table:table-cell>
          <table:table-cell office:value-type="float" office:value="0.69262" calcext:value-type="float">
            <text:p>0.69262</text:p>
          </table:table-cell>
          <table:table-cell office:value-type="float" office:value="-0.43108" calcext:value-type="float">
            <text:p>-0.43108</text:p>
          </table:table-cell>
          <table:table-cell office:value-type="float" office:value="0.49398" calcext:value-type="float">
            <text:p>0.49398</text:p>
          </table:table-cell>
          <table:table-cell office:value-type="float" office:value="0.33255" calcext:value-type="float">
            <text:p>0.33255</text:p>
          </table:table-cell>
          <table:table-cell office:value-type="float" office:value="0.02083" calcext:value-type="float">
            <text:p>0.02083</text:p>
          </table:table-cell>
          <table:table-cell office:value-type="float" office:value="-0.14444" calcext:value-type="float">
            <text:p>-0.14444</text:p>
          </table:table-cell>
          <table:table-cell table:number-columns-repeated="5"/>
        </table:table-row>
        <table:table-row table:style-name="ro1">
          <table:table-cell office:value-type="float" office:value="1.40371528296214E+018" calcext:value-type="float">
            <text:p>1403715282962140000</text:p>
          </table:table-cell>
          <table:table-cell office:value-type="float" office:value="0.74002" calcext:value-type="float">
            <text:p>0.74002</text:p>
          </table:table-cell>
          <table:table-cell office:value-type="float" office:value="0.13826" calcext:value-type="float">
            <text:p>0.13826</text:p>
          </table:table-cell>
          <table:table-cell office:value-type="float" office:value="0.23428" calcext:value-type="float">
            <text:p>0.23428</text:p>
          </table:table-cell>
          <table:table-cell office:value-type="float" office:value="0.31205" calcext:value-type="float">
            <text:p>0.31205</text:p>
          </table:table-cell>
          <table:table-cell office:value-type="float" office:value="0.6814" calcext:value-type="float">
            <text:p>0.6814</text:p>
          </table:table-cell>
          <table:table-cell office:value-type="float" office:value="-0.44659" calcext:value-type="float">
            <text:p>-0.44659</text:p>
          </table:table-cell>
          <table:table-cell office:value-type="float" office:value="0.48875" calcext:value-type="float">
            <text:p>0.48875</text:p>
          </table:table-cell>
          <table:table-cell office:value-type="float" office:value="0.34544" calcext:value-type="float">
            <text:p>0.34544</text:p>
          </table:table-cell>
          <table:table-cell office:value-type="float" office:value="0.0227" calcext:value-type="float">
            <text:p>0.0227</text:p>
          </table:table-cell>
          <table:table-cell office:value-type="float" office:value="-0.14019" calcext:value-type="float">
            <text:p>-0.14019</text:p>
          </table:table-cell>
          <table:table-cell table:number-columns-repeated="5"/>
        </table:table-row>
        <table:table-row table:style-name="ro1">
          <table:table-cell office:value-type="float" office:value="1.40371528306214E+018" calcext:value-type="float">
            <text:p>1403715283062140000</text:p>
          </table:table-cell>
          <table:table-cell office:value-type="float" office:value="0.77668" calcext:value-type="float">
            <text:p>0.77668</text:p>
          </table:table-cell>
          <table:table-cell office:value-type="float" office:value="0.14101" calcext:value-type="float">
            <text:p>0.14101</text:p>
          </table:table-cell>
          <table:table-cell office:value-type="float" office:value="0.21786" calcext:value-type="float">
            <text:p>0.21786</text:p>
          </table:table-cell>
          <table:table-cell office:value-type="float" office:value="0.32205" calcext:value-type="float">
            <text:p>0.32205</text:p>
          </table:table-cell>
          <table:table-cell office:value-type="float" office:value="0.66892" calcext:value-type="float">
            <text:p>0.66892</text:p>
          </table:table-cell>
          <table:table-cell office:value-type="float" office:value="-0.46304" calcext:value-type="float">
            <text:p>-0.46304</text:p>
          </table:table-cell>
          <table:table-cell office:value-type="float" office:value="0.48417" calcext:value-type="float">
            <text:p>0.48417</text:p>
          </table:table-cell>
          <table:table-cell office:value-type="float" office:value="0.34901" calcext:value-type="float">
            <text:p>0.34901</text:p>
          </table:table-cell>
          <table:table-cell office:value-type="float" office:value="0.02803" calcext:value-type="float">
            <text:p>0.02803</text:p>
          </table:table-cell>
          <table:table-cell office:value-type="float" office:value="-0.15117" calcext:value-type="float">
            <text:p>-0.15117</text:p>
          </table:table-cell>
          <table:table-cell table:number-columns-repeated="5"/>
        </table:table-row>
        <table:table-row table:style-name="ro1">
          <table:table-cell office:value-type="float" office:value="1.40371528316214E+018" calcext:value-type="float">
            <text:p>1403715283162140000</text:p>
          </table:table-cell>
          <table:table-cell office:value-type="float" office:value="0.81227" calcext:value-type="float">
            <text:p>0.81227</text:p>
          </table:table-cell>
          <table:table-cell office:value-type="float" office:value="0.14408" calcext:value-type="float">
            <text:p>0.14408</text:p>
          </table:table-cell>
          <table:table-cell office:value-type="float" office:value="0.20149" calcext:value-type="float">
            <text:p>0.20149</text:p>
          </table:table-cell>
          <table:table-cell office:value-type="float" office:value="0.3302" calcext:value-type="float">
            <text:p>0.3302</text:p>
          </table:table-cell>
          <table:table-cell office:value-type="float" office:value="0.65555" calcext:value-type="float">
            <text:p>0.65555</text:p>
          </table:table-cell>
          <table:table-cell office:value-type="float" office:value="-0.48018" calcext:value-type="float">
            <text:p>-0.48018</text:p>
          </table:table-cell>
          <table:table-cell office:value-type="float" office:value="0.48026" calcext:value-type="float">
            <text:p>0.48026</text:p>
          </table:table-cell>
          <table:table-cell office:value-type="float" office:value="0.33972" calcext:value-type="float">
            <text:p>0.33972</text:p>
          </table:table-cell>
          <table:table-cell office:value-type="float" office:value="0.03468" calcext:value-type="float">
            <text:p>0.03468</text:p>
          </table:table-cell>
          <table:table-cell office:value-type="float" office:value="-0.14805" calcext:value-type="float">
            <text:p>-0.14805</text:p>
          </table:table-cell>
          <table:table-cell table:number-columns-repeated="5"/>
        </table:table-row>
        <table:table-row table:style-name="ro1">
          <table:table-cell office:value-type="float" office:value="1.40371528326214E+018" calcext:value-type="float">
            <text:p>1403715283262140000</text:p>
          </table:table-cell>
          <table:table-cell office:value-type="float" office:value="0.84586" calcext:value-type="float">
            <text:p>0.84586</text:p>
          </table:table-cell>
          <table:table-cell office:value-type="float" office:value="0.14824" calcext:value-type="float">
            <text:p>0.14824</text:p>
          </table:table-cell>
          <table:table-cell office:value-type="float" office:value="0.1852" calcext:value-type="float">
            <text:p>0.1852</text:p>
          </table:table-cell>
          <table:table-cell office:value-type="float" office:value="0.33926" calcext:value-type="float">
            <text:p>0.33926</text:p>
          </table:table-cell>
          <table:table-cell office:value-type="float" office:value="0.64207" calcext:value-type="float">
            <text:p>0.64207</text:p>
          </table:table-cell>
          <table:table-cell office:value-type="float" office:value="-0.49603" calcext:value-type="float">
            <text:p>-0.49603</text:p>
          </table:table-cell>
          <table:table-cell office:value-type="float" office:value="0.47603" calcext:value-type="float">
            <text:p>0.47603</text:p>
          </table:table-cell>
          <table:table-cell office:value-type="float" office:value="0.32361" calcext:value-type="float">
            <text:p>0.32361</text:p>
          </table:table-cell>
          <table:table-cell office:value-type="float" office:value="0.04296" calcext:value-type="float">
            <text:p>0.04296</text:p>
          </table:table-cell>
          <table:table-cell office:value-type="float" office:value="-0.14406" calcext:value-type="float">
            <text:p>-0.14406</text:p>
          </table:table-cell>
          <table:table-cell table:number-columns-repeated="5"/>
        </table:table-row>
        <table:table-row table:style-name="ro1">
          <table:table-cell office:value-type="float" office:value="1.40371528336214E+018" calcext:value-type="float">
            <text:p>1403715283362140000</text:p>
          </table:table-cell>
          <table:table-cell office:value-type="float" office:value="0.87718" calcext:value-type="float">
            <text:p>0.87718</text:p>
          </table:table-cell>
          <table:table-cell office:value-type="float" office:value="0.15303" calcext:value-type="float">
            <text:p>0.15303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34856" calcext:value-type="float">
            <text:p>0.34856</text:p>
          </table:table-cell>
          <table:table-cell office:value-type="float" office:value="0.6293" calcext:value-type="float">
            <text:p>0.6293</text:p>
          </table:table-cell>
          <table:table-cell office:value-type="float" office:value="-0.51051" calcext:value-type="float">
            <text:p>-0.51051</text:p>
          </table:table-cell>
          <table:table-cell office:value-type="float" office:value="0.47103" calcext:value-type="float">
            <text:p>0.47103</text:p>
          </table:table-cell>
          <table:table-cell office:value-type="float" office:value="0.29755" calcext:value-type="float">
            <text:p>0.29755</text:p>
          </table:table-cell>
          <table:table-cell office:value-type="float" office:value="0.04915" calcext:value-type="float">
            <text:p>0.04915</text:p>
          </table:table-cell>
          <table:table-cell office:value-type="float" office:value="-0.14163" calcext:value-type="float">
            <text:p>-0.14163</text:p>
          </table:table-cell>
          <table:table-cell table:number-columns-repeated="5"/>
        </table:table-row>
        <table:table-row table:style-name="ro1">
          <table:table-cell office:value-type="float" office:value="1.40371528346214E+018" calcext:value-type="float">
            <text:p>1403715283462140000</text:p>
          </table:table-cell>
          <table:table-cell office:value-type="float" office:value="0.90534" calcext:value-type="float">
            <text:p>0.90534</text:p>
          </table:table-cell>
          <table:table-cell office:value-type="float" office:value="0.15875" calcext:value-type="float">
            <text:p>0.15875</text:p>
          </table:table-cell>
          <table:table-cell office:value-type="float" office:value="0.15565" calcext:value-type="float">
            <text:p>0.15565</text:p>
          </table:table-cell>
          <table:table-cell office:value-type="float" office:value="0.35578" calcext:value-type="float">
            <text:p>0.35578</text:p>
          </table:table-cell>
          <table:table-cell office:value-type="float" office:value="0.61982" calcext:value-type="float">
            <text:p>0.61982</text:p>
          </table:table-cell>
          <table:table-cell office:value-type="float" office:value="-0.52516" calcext:value-type="float">
            <text:p>-0.52516</text:p>
          </table:table-cell>
          <table:table-cell office:value-type="float" office:value="0.462" calcext:value-type="float">
            <text:p>0.462</text:p>
          </table:table-cell>
          <table:table-cell office:value-type="float" office:value="0.26339" calcext:value-type="float">
            <text:p>0.26339</text:p>
          </table:table-cell>
          <table:table-cell office:value-type="float" office:value="0.05472" calcext:value-type="float">
            <text:p>0.05472</text:p>
          </table:table-cell>
          <table:table-cell office:value-type="float" office:value="-0.14176" calcext:value-type="float">
            <text:p>-0.14176</text:p>
          </table:table-cell>
          <table:table-cell table:number-columns-repeated="5"/>
        </table:table-row>
        <table:table-row table:style-name="ro1">
          <table:table-cell office:value-type="float" office:value="1.40371528356214E+018" calcext:value-type="float">
            <text:p>1403715283562140000</text:p>
          </table:table-cell>
          <table:table-cell office:value-type="float" office:value="0.93099" calcext:value-type="float">
            <text:p>0.93099</text:p>
          </table:table-cell>
          <table:table-cell office:value-type="float" office:value="0.16509" calcext:value-type="float">
            <text:p>0.16509</text:p>
          </table:table-cell>
          <table:table-cell office:value-type="float" office:value="0.14347" calcext:value-type="float">
            <text:p>0.14347</text:p>
          </table:table-cell>
          <table:table-cell office:value-type="float" office:value="0.36449" calcext:value-type="float">
            <text:p>0.36449</text:p>
          </table:table-cell>
          <table:table-cell office:value-type="float" office:value="0.61293" calcext:value-type="float">
            <text:p>0.61293</text:p>
          </table:table-cell>
          <table:table-cell office:value-type="float" office:value="-0.53743" calcext:value-type="float">
            <text:p>-0.53743</text:p>
          </table:table-cell>
          <table:table-cell office:value-type="float" office:value="0.45015" calcext:value-type="float">
            <text:p>0.45015</text:p>
          </table:table-cell>
          <table:table-cell office:value-type="float" office:value="0.23851" calcext:value-type="float">
            <text:p>0.23851</text:p>
          </table:table-cell>
          <table:table-cell office:value-type="float" office:value="0.06368" calcext:value-type="float">
            <text:p>0.06368</text:p>
          </table:table-cell>
          <table:table-cell office:value-type="float" office:value="-0.11724" calcext:value-type="float">
            <text:p>-0.11724</text:p>
          </table:table-cell>
          <table:table-cell table:number-columns-repeated="5"/>
        </table:table-row>
        <table:table-row table:style-name="ro1">
          <table:table-cell office:value-type="float" office:value="1.40371528366214E+018" calcext:value-type="float">
            <text:p>1403715283662140000</text:p>
          </table:table-cell>
          <table:table-cell office:value-type="float" office:value="0.95566" calcext:value-type="float">
            <text:p>0.95566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3327" calcext:value-type="float">
            <text:p>0.13327</text:p>
          </table:table-cell>
          <table:table-cell office:value-type="float" office:value="0.37092" calcext:value-type="float">
            <text:p>0.37092</text:p>
          </table:table-cell>
          <table:table-cell office:value-type="float" office:value="0.60801" calcext:value-type="float">
            <text:p>0.60801</text:p>
          </table:table-cell>
          <table:table-cell office:value-type="float" office:value="-0.54741" calcext:value-type="float">
            <text:p>-0.54741</text:p>
          </table:table-cell>
          <table:table-cell office:value-type="float" office:value="0.43942" calcext:value-type="float">
            <text:p>0.43942</text:p>
          </table:table-cell>
          <table:table-cell office:value-type="float" office:value="0.23702" calcext:value-type="float">
            <text:p>0.23702</text:p>
          </table:table-cell>
          <table:table-cell office:value-type="float" office:value="0.05331" calcext:value-type="float">
            <text:p>0.05331</text:p>
          </table:table-cell>
          <table:table-cell office:value-type="float" office:value="-0.10338" calcext:value-type="float">
            <text:p>-0.10338</text:p>
          </table:table-cell>
          <table:table-cell table:number-columns-repeated="5"/>
        </table:table-row>
        <table:table-row table:style-name="ro1">
          <table:table-cell office:value-type="float" office:value="1.40371528376214E+018" calcext:value-type="float">
            <text:p>1403715283762140000</text:p>
          </table:table-cell>
          <table:table-cell office:value-type="float" office:value="0.98075" calcext:value-type="float">
            <text:p>0.98075</text:p>
          </table:table-cell>
          <table:table-cell office:value-type="float" office:value="0.17586" calcext:value-type="float">
            <text:p>0.17586</text:p>
          </table:table-cell>
          <table:table-cell office:value-type="float" office:value="0.1239" calcext:value-type="float">
            <text:p>0.1239</text:p>
          </table:table-cell>
          <table:table-cell office:value-type="float" office:value="0.37537" calcext:value-type="float">
            <text:p>0.37537</text:p>
          </table:table-cell>
          <table:table-cell office:value-type="float" office:value="0.60379" calcext:value-type="float">
            <text:p>0.60379</text:p>
          </table:table-cell>
          <table:table-cell office:value-type="float" office:value="-0.5534" calcext:value-type="float">
            <text:p>-0.5534</text:p>
          </table:table-cell>
          <table:table-cell office:value-type="float" office:value="0.43393" calcext:value-type="float">
            <text:p>0.43393</text:p>
          </table:table-cell>
          <table:table-cell office:value-type="float" office:value="0.24557" calcext:value-type="float">
            <text:p>0.24557</text:p>
          </table:table-cell>
          <table:table-cell office:value-type="float" office:value="0.03666" calcext:value-type="float">
            <text:p>0.03666</text:p>
          </table:table-cell>
          <table:table-cell office:value-type="float" office:value="-0.0905" calcext:value-type="float">
            <text:p>-0.0905</text:p>
          </table:table-cell>
          <table:table-cell table:number-columns-repeated="5"/>
        </table:table-row>
        <table:table-row table:style-name="ro1">
          <table:table-cell office:value-type="float" office:value="1.40371528386214E+018" calcext:value-type="float">
            <text:p>1403715283862140000</text:p>
          </table:table-cell>
          <table:table-cell office:value-type="float" office:value="1.00646" calcext:value-type="float">
            <text:p>1.00646</text:p>
          </table:table-cell>
          <table:table-cell office:value-type="float" office:value="0.17789" calcext:value-type="float">
            <text:p>0.17789</text:p>
          </table:table-cell>
          <table:table-cell office:value-type="float" office:value="0.11509" calcext:value-type="float">
            <text:p>0.11509</text:p>
          </table:table-cell>
          <table:table-cell office:value-type="float" office:value="0.37893" calcext:value-type="float">
            <text:p>0.37893</text:p>
          </table:table-cell>
          <table:table-cell office:value-type="float" office:value="0.59962" calcext:value-type="float">
            <text:p>0.59962</text:p>
          </table:table-cell>
          <table:table-cell office:value-type="float" office:value="-0.55598" calcext:value-type="float">
            <text:p>-0.55598</text:p>
          </table:table-cell>
          <table:table-cell office:value-type="float" office:value="0.43331" calcext:value-type="float">
            <text:p>0.43331</text:p>
          </table:table-cell>
          <table:table-cell office:value-type="float" office:value="0.25036" calcext:value-type="float">
            <text:p>0.25036</text:p>
          </table:table-cell>
          <table:table-cell office:value-type="float" office:value="0.0208" calcext:value-type="float">
            <text:p>0.0208</text:p>
          </table:table-cell>
          <table:table-cell office:value-type="float" office:value="-0.09157" calcext:value-type="float">
            <text:p>-0.09157</text:p>
          </table:table-cell>
          <table:table-cell table:number-columns-repeated="5"/>
        </table:table-row>
        <table:table-row table:style-name="ro1">
          <table:table-cell office:value-type="float" office:value="1.40371528396214E+018" calcext:value-type="float">
            <text:p>1403715283962140000</text:p>
          </table:table-cell>
          <table:table-cell office:value-type="float" office:value="1.03201" calcext:value-type="float">
            <text:p>1.03201</text:p>
          </table:table-cell>
          <table:table-cell office:value-type="float" office:value="0.17735" calcext:value-type="float">
            <text:p>0.17735</text:p>
          </table:table-cell>
          <table:table-cell office:value-type="float" office:value="0.10595" calcext:value-type="float">
            <text:p>0.10595</text:p>
          </table:table-cell>
          <table:table-cell office:value-type="float" office:value="0.3806" calcext:value-type="float">
            <text:p>0.3806</text:p>
          </table:table-cell>
          <table:table-cell office:value-type="float" office:value="0.59658" calcext:value-type="float">
            <text:p>0.59658</text:p>
          </table:table-cell>
          <table:table-cell office:value-type="float" office:value="-0.55717" calcext:value-type="float">
            <text:p>-0.55717</text:p>
          </table:table-cell>
          <table:table-cell office:value-type="float" office:value="0.43451" calcext:value-type="float">
            <text:p>0.43451</text:p>
          </table:table-cell>
          <table:table-cell office:value-type="float" office:value="0.24797" calcext:value-type="float">
            <text:p>0.24797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-0.09687" calcext:value-type="float">
            <text:p>-0.09687</text:p>
          </table:table-cell>
          <table:table-cell table:number-columns-repeated="5"/>
        </table:table-row>
        <table:table-row table:style-name="ro1">
          <table:table-cell office:value-type="float" office:value="1.40371528406214E+018" calcext:value-type="float">
            <text:p>1403715284062140000</text:p>
          </table:table-cell>
          <table:table-cell office:value-type="float" office:value="1.05675" calcext:value-type="float">
            <text:p>1.05675</text:p>
          </table:table-cell>
          <table:table-cell office:value-type="float" office:value="0.17478" calcext:value-type="float">
            <text:p>0.17478</text:p>
          </table:table-cell>
          <table:table-cell office:value-type="float" office:value="0.09399" calcext:value-type="float">
            <text:p>0.09399</text:p>
          </table:table-cell>
          <table:table-cell office:value-type="float" office:value="0.37752" calcext:value-type="float">
            <text:p>0.37752</text:p>
          </table:table-cell>
          <table:table-cell office:value-type="float" office:value="0.59811" calcext:value-type="float">
            <text:p>0.59811</text:p>
          </table:table-cell>
          <table:table-cell office:value-type="float" office:value="-0.55912" calcext:value-type="float">
            <text:p>-0.55912</text:p>
          </table:table-cell>
          <table:table-cell office:value-type="float" office:value="0.43259" calcext:value-type="float">
            <text:p>0.43259</text:p>
          </table:table-cell>
          <table:table-cell office:value-type="float" office:value="0.25641" calcext:value-type="float">
            <text:p>0.25641</text:p>
          </table:table-cell>
          <table:table-cell office:value-type="float" office:value="-0.01784" calcext:value-type="float">
            <text:p>-0.01784</text:p>
          </table:table-cell>
          <table:table-cell office:value-type="float" office:value="-0.11106" calcext:value-type="float">
            <text:p>-0.11106</text:p>
          </table:table-cell>
          <table:table-cell table:number-columns-repeated="5"/>
        </table:table-row>
        <table:table-row table:style-name="ro1">
          <table:table-cell office:value-type="float" office:value="1.40371528416214E+018" calcext:value-type="float">
            <text:p>1403715284162140000</text:p>
          </table:table-cell>
          <table:table-cell office:value-type="float" office:value="1.08061" calcext:value-type="float">
            <text:p>1.08061</text:p>
          </table:table-cell>
          <table:table-cell office:value-type="float" office:value="0.17097" calcext:value-type="float">
            <text:p>0.17097</text:p>
          </table:table-cell>
          <table:table-cell office:value-type="float" office:value="0.08267" calcext:value-type="float">
            <text:p>0.08267</text:p>
          </table:table-cell>
          <table:table-cell office:value-type="float" office:value="0.37233" calcext:value-type="float">
            <text:p>0.37233</text:p>
          </table:table-cell>
          <table:table-cell office:value-type="float" office:value="0.59951" calcext:value-type="float">
            <text:p>0.59951</text:p>
          </table:table-cell>
          <table:table-cell office:value-type="float" office:value="-0.5613" calcext:value-type="float">
            <text:p>-0.5613</text:p>
          </table:table-cell>
          <table:table-cell office:value-type="float" office:value="0.43231" calcext:value-type="float">
            <text:p>0.43231</text:p>
          </table:table-cell>
          <table:table-cell office:value-type="float" office:value="0.24603" calcext:value-type="float">
            <text:p>0.24603</text:p>
          </table:table-cell>
          <table:table-cell office:value-type="float" office:value="-0.03442" calcext:value-type="float">
            <text:p>-0.03442</text:p>
          </table:table-cell>
          <table:table-cell office:value-type="float" office:value="-0.10491" calcext:value-type="float">
            <text:p>-0.10491</text:p>
          </table:table-cell>
          <table:table-cell table:number-columns-repeated="5"/>
        </table:table-row>
        <table:table-row table:style-name="ro1">
          <table:table-cell office:value-type="float" office:value="1.40371528426214E+018" calcext:value-type="float">
            <text:p>1403715284262140000</text:p>
          </table:table-cell>
          <table:table-cell office:value-type="float" office:value="1.10222" calcext:value-type="float">
            <text:p>1.10222</text:p>
          </table:table-cell>
          <table:table-cell office:value-type="float" office:value="0.16421" calcext:value-type="float">
            <text:p>0.16421</text:p>
          </table:table-cell>
          <table:table-cell office:value-type="float" office:value="0.07093" calcext:value-type="float">
            <text:p>0.07093</text:p>
          </table:table-cell>
          <table:table-cell office:value-type="float" office:value="0.36453" calcext:value-type="float">
            <text:p>0.36453</text:p>
          </table:table-cell>
          <table:table-cell office:value-type="float" office:value="0.59892" calcext:value-type="float">
            <text:p>0.59892</text:p>
          </table:table-cell>
          <table:table-cell office:value-type="float" office:value="-0.56408" calcext:value-type="float">
            <text:p>-0.56408</text:p>
          </table:table-cell>
          <table:table-cell office:value-type="float" office:value="0.43614" calcext:value-type="float">
            <text:p>0.43614</text:p>
          </table:table-cell>
          <table:table-cell office:value-type="float" office:value="0.22" calcext:value-type="float">
            <text:p>0.22</text:p>
          </table:table-cell>
          <table:table-cell office:value-type="float" office:value="-0.06706" calcext:value-type="float">
            <text:p>-0.06706</text:p>
          </table:table-cell>
          <table:table-cell office:value-type="float" office:value="-0.08891" calcext:value-type="float">
            <text:p>-0.08891</text:p>
          </table:table-cell>
          <table:table-cell table:number-columns-repeated="5"/>
        </table:table-row>
        <table:table-row table:style-name="ro1">
          <table:table-cell office:value-type="float" office:value="1.40371528436214E+018" calcext:value-type="float">
            <text:p>1403715284362140000</text:p>
          </table:table-cell>
          <table:table-cell office:value-type="float" office:value="1.11939" calcext:value-type="float">
            <text:p>1.11939</text:p>
          </table:table-cell>
          <table:table-cell office:value-type="float" office:value="0.15292" calcext:value-type="float">
            <text:p>0.15292</text:p>
          </table:table-cell>
          <table:table-cell office:value-type="float" office:value="0.05863" calcext:value-type="float">
            <text:p>0.05863</text:p>
          </table:table-cell>
          <table:table-cell office:value-type="float" office:value="0.35773" calcext:value-type="float">
            <text:p>0.35773</text:p>
          </table:table-cell>
          <table:table-cell office:value-type="float" office:value="0.59798" calcext:value-type="float">
            <text:p>0.59798</text:p>
          </table:table-cell>
          <table:table-cell office:value-type="float" office:value="-0.56511" calcext:value-type="float">
            <text:p>-0.56511</text:p>
          </table:table-cell>
          <table:table-cell office:value-type="float" office:value="0.4417" calcext:value-type="float">
            <text:p>0.4417</text:p>
          </table:table-cell>
          <table:table-cell office:value-type="float" office:value="0.17687" calcext:value-type="float">
            <text:p>0.17687</text:p>
          </table:table-cell>
          <table:table-cell office:value-type="float" office:value="-0.11227" calcext:value-type="float">
            <text:p>-0.11227</text:p>
          </table:table-cell>
          <table:table-cell office:value-type="float" office:value="-0.08336" calcext:value-type="float">
            <text:p>-0.08336</text:p>
          </table:table-cell>
          <table:table-cell table:number-columns-repeated="5"/>
        </table:table-row>
        <table:table-row table:style-name="ro1">
          <table:table-cell office:value-type="float" office:value="1.40371528446214E+018" calcext:value-type="float">
            <text:p>1403715284462140000</text:p>
          </table:table-cell>
          <table:table-cell office:value-type="float" office:value="1.13402" calcext:value-type="float">
            <text:p>1.13402</text:p>
          </table:table-cell>
          <table:table-cell office:value-type="float" office:value="0.1388" calcext:value-type="float">
            <text:p>0.1388</text:p>
          </table:table-cell>
          <table:table-cell office:value-type="float" office:value="0.05042" calcext:value-type="float">
            <text:p>0.05042</text:p>
          </table:table-cell>
          <table:table-cell office:value-type="float" office:value="0.36082" calcext:value-type="float">
            <text:p>0.36082</text:p>
          </table:table-cell>
          <table:table-cell office:value-type="float" office:value="0.60117" calcext:value-type="float">
            <text:p>0.60117</text:p>
          </table:table-cell>
          <table:table-cell office:value-type="float" office:value="-0.55988" calcext:value-type="float">
            <text:p>-0.55988</text:p>
          </table:table-cell>
          <table:table-cell office:value-type="float" office:value="0.44151" calcext:value-type="float">
            <text:p>0.44151</text:p>
          </table:table-cell>
          <table:table-cell office:value-type="float" office:value="0.13925" calcext:value-type="float">
            <text:p>0.13925</text:p>
          </table:table-cell>
          <table:table-cell office:value-type="float" office:value="-0.15489" calcext:value-type="float">
            <text:p>-0.15489</text:p>
          </table:table-cell>
          <table:table-cell office:value-type="float" office:value="-0.07026" calcext:value-type="float">
            <text:p>-0.07026</text:p>
          </table:table-cell>
          <table:table-cell table:number-columns-repeated="5"/>
        </table:table-row>
        <table:table-row table:style-name="ro1">
          <table:table-cell office:value-type="float" office:value="1.40371528456214E+018" calcext:value-type="float">
            <text:p>1403715284562140000</text:p>
          </table:table-cell>
          <table:table-cell office:value-type="float" office:value="1.14721" calcext:value-type="float">
            <text:p>1.14721</text:p>
          </table:table-cell>
          <table:table-cell office:value-type="float" office:value="0.12197" calcext:value-type="float">
            <text:p>0.12197</text:p>
          </table:table-cell>
          <table:table-cell office:value-type="float" office:value="0.04392" calcext:value-type="float">
            <text:p>0.04392</text:p>
          </table:table-cell>
          <table:table-cell office:value-type="float" office:value="0.36672" calcext:value-type="float">
            <text:p>0.36672</text:p>
          </table:table-cell>
          <table:table-cell office:value-type="float" office:value="0.60548" calcext:value-type="float">
            <text:p>0.60548</text:p>
          </table:table-cell>
          <table:table-cell office:value-type="float" office:value="-0.55243" calcext:value-type="float">
            <text:p>-0.55243</text:p>
          </table:table-cell>
          <table:table-cell office:value-type="float" office:value="0.44015" calcext:value-type="float">
            <text:p>0.44015</text:p>
          </table:table-cell>
          <table:table-cell office:value-type="float" office:value="0.12374" calcext:value-type="float">
            <text:p>0.12374</text:p>
          </table:table-cell>
          <table:table-cell office:value-type="float" office:value="-0.18739" calcext:value-type="float">
            <text:p>-0.18739</text:p>
          </table:table-cell>
          <table:table-cell office:value-type="float" office:value="-0.06557" calcext:value-type="float">
            <text:p>-0.06557</text:p>
          </table:table-cell>
          <table:table-cell table:number-columns-repeated="5"/>
        </table:table-row>
        <table:table-row table:style-name="ro1">
          <table:table-cell office:value-type="float" office:value="1.40371528466214E+018" calcext:value-type="float">
            <text:p>1403715284662140000</text:p>
          </table:table-cell>
          <table:table-cell office:value-type="float" office:value="1.15918" calcext:value-type="float">
            <text:p>1.15918</text:p>
          </table:table-cell>
          <table:table-cell office:value-type="float" office:value="0.10396" calcext:value-type="float">
            <text:p>0.10396</text:p>
          </table:table-cell>
          <table:table-cell office:value-type="float" office:value="0.03897" calcext:value-type="float">
            <text:p>0.03897</text:p>
          </table:table-cell>
          <table:table-cell office:value-type="float" office:value="0.37174" calcext:value-type="float">
            <text:p>0.37174</text:p>
          </table:table-cell>
          <table:table-cell office:value-type="float" office:value="0.60904" calcext:value-type="float">
            <text:p>0.60904</text:p>
          </table:table-cell>
          <table:table-cell office:value-type="float" office:value="-0.54549" calcext:value-type="float">
            <text:p>-0.54549</text:p>
          </table:table-cell>
          <table:table-cell office:value-type="float" office:value="0.43967" calcext:value-type="float">
            <text:p>0.43967</text:p>
          </table:table-cell>
          <table:table-cell office:value-type="float" office:value="0.11785" calcext:value-type="float">
            <text:p>0.11785</text:p>
          </table:table-cell>
          <table:table-cell office:value-type="float" office:value="-0.19447" calcext:value-type="float">
            <text:p>-0.19447</text:p>
          </table:table-cell>
          <table:table-cell office:value-type="float" office:value="-0.05888" calcext:value-type="float">
            <text:p>-0.05888</text:p>
          </table:table-cell>
          <table:table-cell table:number-columns-repeated="5"/>
        </table:table-row>
        <table:table-row table:style-name="ro1">
          <table:table-cell office:value-type="float" office:value="1.40371528476214E+018" calcext:value-type="float">
            <text:p>1403715284762140000</text:p>
          </table:table-cell>
          <table:table-cell office:value-type="float" office:value="1.16977" calcext:value-type="float">
            <text:p>1.16977</text:p>
          </table:table-cell>
          <table:table-cell office:value-type="float" office:value="0.08494" calcext:value-type="float">
            <text:p>0.08494</text:p>
          </table:table-cell>
          <table:table-cell office:value-type="float" office:value="0.03427" calcext:value-type="float">
            <text:p>0.03427</text:p>
          </table:table-cell>
          <table:table-cell office:value-type="float" office:value="0.3747" calcext:value-type="float">
            <text:p>0.3747</text:p>
          </table:table-cell>
          <table:table-cell office:value-type="float" office:value="0.61094" calcext:value-type="float">
            <text:p>0.61094</text:p>
          </table:table-cell>
          <table:table-cell office:value-type="float" office:value="-0.54111" calcext:value-type="float">
            <text:p>-0.54111</text:p>
          </table:table-cell>
          <table:table-cell office:value-type="float" office:value="0.43995" calcext:value-type="float">
            <text:p>0.43995</text:p>
          </table:table-cell>
          <table:table-cell office:value-type="float" office:value="0.1128" calcext:value-type="float">
            <text:p>0.1128</text:p>
          </table:table-cell>
          <table:table-cell office:value-type="float" office:value="-0.19764" calcext:value-type="float">
            <text:p>-0.19764</text:p>
          </table:table-cell>
          <table:table-cell office:value-type="float" office:value="-0.04985" calcext:value-type="float">
            <text:p>-0.04985</text:p>
          </table:table-cell>
          <table:table-cell table:number-columns-repeated="5"/>
        </table:table-row>
        <table:table-row table:style-name="ro1">
          <table:table-cell office:value-type="float" office:value="1.40371528486214E+018" calcext:value-type="float">
            <text:p>1403715284862140000</text:p>
          </table:table-cell>
          <table:table-cell office:value-type="float" office:value="1.18079" calcext:value-type="float">
            <text:p>1.18079</text:p>
          </table:table-cell>
          <table:table-cell office:value-type="float" office:value="0.06713" calcext:value-type="float">
            <text:p>0.06713</text:p>
          </table:table-cell>
          <table:table-cell office:value-type="float" office:value="0.03007" calcext:value-type="float">
            <text:p>0.03007</text:p>
          </table:table-cell>
          <table:table-cell office:value-type="float" office:value="0.38028" calcext:value-type="float">
            <text:p>0.38028</text:p>
          </table:table-cell>
          <table:table-cell office:value-type="float" office:value="0.6077" calcext:value-type="float">
            <text:p>0.6077</text:p>
          </table:table-cell>
          <table:table-cell office:value-type="float" office:value="-0.54108" calcext:value-type="float">
            <text:p>-0.54108</text:p>
          </table:table-cell>
          <table:table-cell office:value-type="float" office:value="0.43968" calcext:value-type="float">
            <text:p>0.43968</text:p>
          </table:table-cell>
          <table:table-cell office:value-type="float" office:value="0.10779" calcext:value-type="float">
            <text:p>0.10779</text:p>
          </table:table-cell>
          <table:table-cell office:value-type="float" office:value="-0.18697" calcext:value-type="float">
            <text:p>-0.18697</text:p>
          </table:table-cell>
          <table:table-cell office:value-type="float" office:value="-0.04038" calcext:value-type="float">
            <text:p>-0.04038</text:p>
          </table:table-cell>
          <table:table-cell table:number-columns-repeated="5"/>
        </table:table-row>
        <table:table-row table:style-name="ro1">
          <table:table-cell office:value-type="float" office:value="1.40371528496214E+018" calcext:value-type="float">
            <text:p>1403715284962140000</text:p>
          </table:table-cell>
          <table:table-cell office:value-type="float" office:value="1.18927" calcext:value-type="float">
            <text:p>1.18927</text:p>
          </table:table-cell>
          <table:table-cell office:value-type="float" office:value="0.05158" calcext:value-type="float">
            <text:p>0.05158</text:p>
          </table:table-cell>
          <table:table-cell office:value-type="float" office:value="0.02763" calcext:value-type="float">
            <text:p>0.02763</text:p>
          </table:table-cell>
          <table:table-cell office:value-type="float" office:value="0.38687" calcext:value-type="float">
            <text:p>0.38687</text:p>
          </table:table-cell>
          <table:table-cell office:value-type="float" office:value="0.59663" calcext:value-type="float">
            <text:p>0.59663</text:p>
          </table:table-cell>
          <table:table-cell office:value-type="float" office:value="-0.54742" calcext:value-type="float">
            <text:p>-0.54742</text:p>
          </table:table-cell>
          <table:table-cell office:value-type="float" office:value="0.44125" calcext:value-type="float">
            <text:p>0.44125</text:p>
          </table:table-cell>
          <table:table-cell office:value-type="float" office:value="0.09622" calcext:value-type="float">
            <text:p>0.09622</text:p>
          </table:table-cell>
          <table:table-cell office:value-type="float" office:value="-0.15959" calcext:value-type="float">
            <text:p>-0.15959</text:p>
          </table:table-cell>
          <table:table-cell office:value-type="float" office:value="-0.02259" calcext:value-type="float">
            <text:p>-0.02259</text:p>
          </table:table-cell>
          <table:table-cell table:number-columns-repeated="5"/>
        </table:table-row>
        <table:table-row table:style-name="ro1">
          <table:table-cell office:value-type="float" office:value="1.40371528506214E+018" calcext:value-type="float">
            <text:p>1403715285062140000</text:p>
          </table:table-cell>
          <table:table-cell office:value-type="float" office:value="1.19643" calcext:value-type="float">
            <text:p>1.19643</text:p>
          </table:table-cell>
          <table:table-cell office:value-type="float" office:value="0.03986" calcext:value-type="float">
            <text:p>0.03986</text:p>
          </table:table-cell>
          <table:table-cell office:value-type="float" office:value="0.02488" calcext:value-type="float">
            <text:p>0.02488</text:p>
          </table:table-cell>
          <table:table-cell office:value-type="float" office:value="0.39599" calcext:value-type="float">
            <text:p>0.39599</text:p>
          </table:table-cell>
          <table:table-cell office:value-type="float" office:value="0.57898" calcext:value-type="float">
            <text:p>0.57898</text:p>
          </table:table-cell>
          <table:table-cell office:value-type="float" office:value="-0.55824" calcext:value-type="float">
            <text:p>-0.55824</text:p>
          </table:table-cell>
          <table:table-cell office:value-type="float" office:value="0.44311" calcext:value-type="float">
            <text:p>0.44311</text:p>
          </table:table-cell>
          <table:table-cell office:value-type="float" office:value="0.07669" calcext:value-type="float">
            <text:p>0.07669</text:p>
          </table:table-cell>
          <table:table-cell office:value-type="float" office:value="-0.12996" calcext:value-type="float">
            <text:p>-0.12996</text:p>
          </table:table-cell>
          <table:table-cell office:value-type="float" office:value="-0.00209" calcext:value-type="float">
            <text:p>-0.00209</text:p>
          </table:table-cell>
          <table:table-cell table:number-columns-repeated="5"/>
        </table:table-row>
        <table:table-row table:style-name="ro1">
          <table:table-cell office:value-type="float" office:value="1.40371528516214E+018" calcext:value-type="float">
            <text:p>1403715285162140000</text:p>
          </table:table-cell>
          <table:table-cell office:value-type="float" office:value="1.20025" calcext:value-type="float">
            <text:p>1.20025</text:p>
          </table:table-cell>
          <table:table-cell office:value-type="float" office:value="0.03365" calcext:value-type="float">
            <text:p>0.03365</text:p>
          </table:table-cell>
          <table:table-cell office:value-type="float" office:value="0.02689" calcext:value-type="float">
            <text:p>0.02689</text:p>
          </table:table-cell>
          <table:table-cell office:value-type="float" office:value="-0.40682" calcext:value-type="float">
            <text:p>-0.40682</text:p>
          </table:table-cell>
          <table:table-cell office:value-type="float" office:value="-0.56425" calcext:value-type="float">
            <text:p>-0.56425</text:p>
          </table:table-cell>
          <table:table-cell office:value-type="float" office:value="0.57165" calcext:value-type="float">
            <text:p>0.57165</text:p>
          </table:table-cell>
          <table:table-cell office:value-type="float" office:value="-0.43511" calcext:value-type="float">
            <text:p>-0.43511</text:p>
          </table:table-cell>
          <table:table-cell office:value-type="float" office:value="0.06198" calcext:value-type="float">
            <text:p>0.06198</text:p>
          </table:table-cell>
          <table:table-cell office:value-type="float" office:value="-0.06155" calcext:value-type="float">
            <text:p>-0.06155</text:p>
          </table:table-cell>
          <table:table-cell office:value-type="float" office:value="0.01525" calcext:value-type="float">
            <text:p>0.01525</text:p>
          </table:table-cell>
          <table:table-cell table:number-columns-repeated="5"/>
        </table:table-row>
        <table:table-row table:style-name="ro1">
          <table:table-cell office:value-type="float" office:value="1.40371528526214E+018" calcext:value-type="float">
            <text:p>1403715285262140000</text:p>
          </table:table-cell>
          <table:table-cell office:value-type="float" office:value="1.20287" calcext:value-type="float">
            <text:p>1.20287</text:p>
          </table:table-cell>
          <table:table-cell office:value-type="float" office:value="0.03418" calcext:value-type="float">
            <text:p>0.03418</text:p>
          </table:table-cell>
          <table:table-cell office:value-type="float" office:value="0.03056" calcext:value-type="float">
            <text:p>0.03056</text:p>
          </table:table-cell>
          <table:table-cell office:value-type="float" office:value="-0.41088" calcext:value-type="float">
            <text:p>-0.41088</text:p>
          </table:table-cell>
          <table:table-cell office:value-type="float" office:value="-0.55191" calcext:value-type="float">
            <text:p>-0.55191</text:p>
          </table:table-cell>
          <table:table-cell office:value-type="float" office:value="0.5886" calcext:value-type="float">
            <text:p>0.5886</text:p>
          </table:table-cell>
          <table:table-cell office:value-type="float" office:value="-0.42441" calcext:value-type="float">
            <text:p>-0.42441</text:p>
          </table:table-cell>
          <table:table-cell office:value-type="float" office:value="0.05766" calcext:value-type="float">
            <text:p>0.05766</text:p>
          </table:table-cell>
          <table:table-cell office:value-type="float" office:value="-0.00863" calcext:value-type="float">
            <text:p>-0.00863</text:p>
          </table:table-cell>
          <table:table-cell office:value-type="float" office:value="0.04171" calcext:value-type="float">
            <text:p>0.04171</text:p>
          </table:table-cell>
          <table:table-cell table:number-columns-repeated="5"/>
        </table:table-row>
        <table:table-row table:style-name="ro1">
          <table:table-cell office:value-type="float" office:value="1.40371528536214E+018" calcext:value-type="float">
            <text:p>1403715285362140000</text:p>
          </table:table-cell>
          <table:table-cell office:value-type="float" office:value="1.20632" calcext:value-type="float">
            <text:p>1.20632</text:p>
          </table:table-cell>
          <table:table-cell office:value-type="float" office:value="0.03828" calcext:value-type="float">
            <text:p>0.03828</text:p>
          </table:table-cell>
          <table:table-cell office:value-type="float" office:value="0.0418" calcext:value-type="float">
            <text:p>0.0418</text:p>
          </table:table-cell>
          <table:table-cell office:value-type="float" office:value="-0.40811" calcext:value-type="float">
            <text:p>-0.40811</text:p>
          </table:table-cell>
          <table:table-cell office:value-type="float" office:value="-0.54335" calcext:value-type="float">
            <text:p>-0.54335</text:p>
          </table:table-cell>
          <table:table-cell office:value-type="float" office:value="0.60488" calcext:value-type="float">
            <text:p>0.60488</text:p>
          </table:table-cell>
          <table:table-cell office:value-type="float" office:value="-0.41514" calcext:value-type="float">
            <text:p>-0.41514</text:p>
          </table:table-cell>
          <table:table-cell office:value-type="float" office:value="0.04311" calcext:value-type="float">
            <text:p>0.04311</text:p>
          </table:table-cell>
          <table:table-cell office:value-type="float" office:value="0.01734" calcext:value-type="float">
            <text:p>0.01734</text:p>
          </table:table-cell>
          <table:table-cell office:value-type="float" office:value="0.17551" calcext:value-type="float">
            <text:p>0.17551</text:p>
          </table:table-cell>
          <table:table-cell table:number-columns-repeated="5"/>
        </table:table-row>
        <table:table-row table:style-name="ro1">
          <table:table-cell office:value-type="float" office:value="1.40371528546214E+018" calcext:value-type="float">
            <text:p>1403715285462140000</text:p>
          </table:table-cell>
          <table:table-cell office:value-type="float" office:value="1.20996" calcext:value-type="float">
            <text:p>1.20996</text:p>
          </table:table-cell>
          <table:table-cell office:value-type="float" office:value="0.04063" calcext:value-type="float">
            <text:p>0.04063</text:p>
          </table:table-cell>
          <table:table-cell office:value-type="float" office:value="0.06695" calcext:value-type="float">
            <text:p>0.06695</text:p>
          </table:table-cell>
          <table:table-cell office:value-type="float" office:value="-0.40506" calcext:value-type="float">
            <text:p>-0.40506</text:p>
          </table:table-cell>
          <table:table-cell office:value-type="float" office:value="-0.53955" calcext:value-type="float">
            <text:p>-0.53955</text:p>
          </table:table-cell>
          <table:table-cell office:value-type="float" office:value="0.61597" calcext:value-type="float">
            <text:p>0.61597</text:p>
          </table:table-cell>
          <table:table-cell office:value-type="float" office:value="-0.40669" calcext:value-type="float">
            <text:p>-0.40669</text:p>
          </table:table-cell>
          <table:table-cell office:value-type="float" office:value="0.02086" calcext:value-type="float">
            <text:p>0.02086</text:p>
          </table:table-cell>
          <table:table-cell office:value-type="float" office:value="0.01914" calcext:value-type="float">
            <text:p>0.01914</text:p>
          </table:table-cell>
          <table:table-cell office:value-type="float" office:value="0.31615" calcext:value-type="float">
            <text:p>0.31615</text:p>
          </table:table-cell>
          <table:table-cell table:number-columns-repeated="5"/>
        </table:table-row>
        <table:table-row table:style-name="ro1">
          <table:table-cell office:value-type="float" office:value="1.40371528556214E+018" calcext:value-type="float">
            <text:p>1403715285562140000</text:p>
          </table:table-cell>
          <table:table-cell office:value-type="float" office:value="1.21045" calcext:value-type="float">
            <text:p>1.21045</text:p>
          </table:table-cell>
          <table:table-cell office:value-type="float" office:value="0.04049" calcext:value-type="float">
            <text:p>0.04049</text:p>
          </table:table-cell>
          <table:table-cell office:value-type="float" office:value="0.10362" calcext:value-type="float">
            <text:p>0.10362</text:p>
          </table:table-cell>
          <table:table-cell office:value-type="float" office:value="-0.40276" calcext:value-type="float">
            <text:p>-0.40276</text:p>
          </table:table-cell>
          <table:table-cell office:value-type="float" office:value="-0.5359" calcext:value-type="float">
            <text:p>-0.5359</text:p>
          </table:table-cell>
          <table:table-cell office:value-type="float" office:value="0.62277" calcext:value-type="float">
            <text:p>0.62277</text:p>
          </table:table-cell>
          <table:table-cell office:value-type="float" office:value="-0.40342" calcext:value-type="float">
            <text:p>-0.40342</text:p>
          </table:table-cell>
          <table:table-cell office:value-type="float" office:value="-0.01257" calcext:value-type="float">
            <text:p>-0.01257</text:p>
          </table:table-cell>
          <table:table-cell office:value-type="float" office:value="-0.00922" calcext:value-type="float">
            <text:p>-0.00922</text:p>
          </table:table-cell>
          <table:table-cell office:value-type="float" office:value="0.39565" calcext:value-type="float">
            <text:p>0.39565</text:p>
          </table:table-cell>
          <table:table-cell table:number-columns-repeated="5"/>
        </table:table-row>
        <table:table-row table:style-name="ro1">
          <table:table-cell office:value-type="float" office:value="1.40371528566214E+018" calcext:value-type="float">
            <text:p>1403715285662140000</text:p>
          </table:table-cell>
          <table:table-cell office:value-type="float" office:value="1.20634" calcext:value-type="float">
            <text:p>1.20634</text:p>
          </table:table-cell>
          <table:table-cell office:value-type="float" office:value="0.03754" calcext:value-type="float">
            <text:p>0.03754</text:p>
          </table:table-cell>
          <table:table-cell office:value-type="float" office:value="0.14387" calcext:value-type="float">
            <text:p>0.14387</text:p>
          </table:table-cell>
          <table:table-cell office:value-type="float" office:value="-0.40198" calcext:value-type="float">
            <text:p>-0.40198</text:p>
          </table:table-cell>
          <table:table-cell office:value-type="float" office:value="-0.53308" calcext:value-type="float">
            <text:p>-0.53308</text:p>
          </table:table-cell>
          <table:table-cell office:value-type="float" office:value="0.62639" calcext:value-type="float">
            <text:p>0.62639</text:p>
          </table:table-cell>
          <table:table-cell office:value-type="float" office:value="-0.40234" calcext:value-type="float">
            <text:p>-0.40234</text:p>
          </table:table-cell>
          <table:table-cell office:value-type="float" office:value="-0.05719" calcext:value-type="float">
            <text:p>-0.05719</text:p>
          </table:table-cell>
          <table:table-cell office:value-type="float" office:value="-0.03893" calcext:value-type="float">
            <text:p>-0.03893</text:p>
          </table:table-cell>
          <table:table-cell office:value-type="float" office:value="0.38677" calcext:value-type="float">
            <text:p>0.38677</text:p>
          </table:table-cell>
          <table:table-cell table:number-columns-repeated="5"/>
        </table:table-row>
        <table:table-row table:style-name="ro1">
          <table:table-cell office:value-type="float" office:value="1.40371528576214E+018" calcext:value-type="float">
            <text:p>1403715285762140000</text:p>
          </table:table-cell>
          <table:table-cell office:value-type="float" office:value="1.19584" calcext:value-type="float">
            <text:p>1.19584</text:p>
          </table:table-cell>
          <table:table-cell office:value-type="float" office:value="0.03173" calcext:value-type="float">
            <text:p>0.03173</text:p>
          </table:table-cell>
          <table:table-cell office:value-type="float" office:value="0.1822" calcext:value-type="float">
            <text:p>0.1822</text:p>
          </table:table-cell>
          <table:table-cell office:value-type="float" office:value="-0.4036" calcext:value-type="float">
            <text:p>-0.4036</text:p>
          </table:table-cell>
          <table:table-cell office:value-type="float" office:value="-0.53132" calcext:value-type="float">
            <text:p>-0.53132</text:p>
          </table:table-cell>
          <table:table-cell office:value-type="float" office:value="0.62745" calcext:value-type="float">
            <text:p>0.62745</text:p>
          </table:table-cell>
          <table:table-cell office:value-type="float" office:value="-0.40139" calcext:value-type="float">
            <text:p>-0.40139</text:p>
          </table:table-cell>
          <table:table-cell office:value-type="float" office:value="-0.11258" calcext:value-type="float">
            <text:p>-0.11258</text:p>
          </table:table-cell>
          <table:table-cell office:value-type="float" office:value="-0.07204" calcext:value-type="float">
            <text:p>-0.07204</text:p>
          </table:table-cell>
          <table:table-cell office:value-type="float" office:value="0.38192" calcext:value-type="float">
            <text:p>0.38192</text:p>
          </table:table-cell>
          <table:table-cell table:number-columns-repeated="5"/>
        </table:table-row>
        <table:table-row table:style-name="ro1">
          <table:table-cell office:value-type="float" office:value="1.40371528586214E+018" calcext:value-type="float">
            <text:p>1403715285862140000</text:p>
          </table:table-cell>
          <table:table-cell office:value-type="float" office:value="1.18223" calcext:value-type="float">
            <text:p>1.18223</text:p>
          </table:table-cell>
          <table:table-cell office:value-type="float" office:value="0.02255" calcext:value-type="float">
            <text:p>0.02255</text:p>
          </table:table-cell>
          <table:table-cell office:value-type="float" office:value="0.21769" calcext:value-type="float">
            <text:p>0.21769</text:p>
          </table:table-cell>
          <table:table-cell office:value-type="float" office:value="-0.40829" calcext:value-type="float">
            <text:p>-0.40829</text:p>
          </table:table-cell>
          <table:table-cell office:value-type="float" office:value="-0.53229" calcext:value-type="float">
            <text:p>-0.53229</text:p>
          </table:table-cell>
          <table:table-cell office:value-type="float" office:value="0.62589" calcext:value-type="float">
            <text:p>0.62589</text:p>
          </table:table-cell>
          <table:table-cell office:value-type="float" office:value="-0.39778" calcext:value-type="float">
            <text:p>-0.39778</text:p>
          </table:table-cell>
          <table:table-cell office:value-type="float" office:value="-0.15413" calcext:value-type="float">
            <text:p>-0.15413</text:p>
          </table:table-cell>
          <table:table-cell office:value-type="float" office:value="-0.0989" calcext:value-type="float">
            <text:p>-0.0989</text:p>
          </table:table-cell>
          <table:table-cell office:value-type="float" office:value="0.3422" calcext:value-type="float">
            <text:p>0.3422</text:p>
          </table:table-cell>
          <table:table-cell table:number-columns-repeated="5"/>
        </table:table-row>
        <table:table-row table:style-name="ro1">
          <table:table-cell office:value-type="float" office:value="1.40371528596214E+018" calcext:value-type="float">
            <text:p>1403715285962140000</text:p>
          </table:table-cell>
          <table:table-cell office:value-type="float" office:value="1.16551" calcext:value-type="float">
            <text:p>1.16551</text:p>
          </table:table-cell>
          <table:table-cell office:value-type="float" office:value="0.01187" calcext:value-type="float">
            <text:p>0.01187</text:p>
          </table:table-cell>
          <table:table-cell office:value-type="float" office:value="0.25106" calcext:value-type="float">
            <text:p>0.25106</text:p>
          </table:table-cell>
          <table:table-cell office:value-type="float" office:value="-0.41435" calcext:value-type="float">
            <text:p>-0.41435</text:p>
          </table:table-cell>
          <table:table-cell office:value-type="float" office:value="-0.53728" calcext:value-type="float">
            <text:p>-0.53728</text:p>
          </table:table-cell>
          <table:table-cell office:value-type="float" office:value="0.62242" calcext:value-type="float">
            <text:p>0.62242</text:p>
          </table:table-cell>
          <table:table-cell office:value-type="float" office:value="-0.39017" calcext:value-type="float">
            <text:p>-0.39017</text:p>
          </table:table-cell>
          <table:table-cell office:value-type="float" office:value="-0.17696" calcext:value-type="float">
            <text:p>-0.17696</text:p>
          </table:table-cell>
          <table:table-cell office:value-type="float" office:value="-0.12074" calcext:value-type="float">
            <text:p>-0.12074</text:p>
          </table:table-cell>
          <table:table-cell office:value-type="float" office:value="0.32358" calcext:value-type="float">
            <text:p>0.32358</text:p>
          </table:table-cell>
          <table:table-cell table:number-columns-repeated="5"/>
        </table:table-row>
        <table:table-row table:style-name="ro1">
          <table:table-cell office:value-type="float" office:value="1.40371528606214E+018" calcext:value-type="float">
            <text:p>1403715286062140000</text:p>
          </table:table-cell>
          <table:table-cell office:value-type="float" office:value="1.14723" calcext:value-type="float">
            <text:p>1.14723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.28226" calcext:value-type="float">
            <text:p>0.28226</text:p>
          </table:table-cell>
          <table:table-cell office:value-type="float" office:value="-0.41946" calcext:value-type="float">
            <text:p>-0.41946</text:p>
          </table:table-cell>
          <table:table-cell office:value-type="float" office:value="-0.54167" calcext:value-type="float">
            <text:p>-0.54167</text:p>
          </table:table-cell>
          <table:table-cell office:value-type="float" office:value="0.61928" calcext:value-type="float">
            <text:p>0.61928</text:p>
          </table:table-cell>
          <table:table-cell office:value-type="float" office:value="-0.38358" calcext:value-type="float">
            <text:p>-0.38358</text:p>
          </table:table-cell>
          <table:table-cell office:value-type="float" office:value="-0.17692" calcext:value-type="float">
            <text:p>-0.17692</text:p>
          </table:table-cell>
          <table:table-cell office:value-type="float" office:value="-0.14254" calcext:value-type="float">
            <text:p>-0.14254</text:p>
          </table:table-cell>
          <table:table-cell office:value-type="float" office:value="0.28571" calcext:value-type="float">
            <text:p>0.28571</text:p>
          </table:table-cell>
          <table:table-cell table:number-columns-repeated="5"/>
        </table:table-row>
        <table:table-row table:style-name="ro1">
          <table:table-cell office:value-type="float" office:value="1.40371528616214E+018" calcext:value-type="float">
            <text:p>1403715286162140000</text:p>
          </table:table-cell>
          <table:table-cell office:value-type="float" office:value="1.12859" calcext:value-type="float">
            <text:p>1.12859</text:p>
          </table:table-cell>
          <table:table-cell office:value-type="float" office:value="-0.01376" calcext:value-type="float">
            <text:p>-0.01376</text:p>
          </table:table-cell>
          <table:table-cell office:value-type="float" office:value="0.30958" calcext:value-type="float">
            <text:p>0.30958</text:p>
          </table:table-cell>
          <table:table-cell office:value-type="float" office:value="-0.41894" calcext:value-type="float">
            <text:p>-0.41894</text:p>
          </table:table-cell>
          <table:table-cell office:value-type="float" office:value="-0.54156" calcext:value-type="float">
            <text:p>-0.54156</text:p>
          </table:table-cell>
          <table:table-cell office:value-type="float" office:value="0.62019" calcext:value-type="float">
            <text:p>0.62019</text:p>
          </table:table-cell>
          <table:table-cell office:value-type="float" office:value="-0.38285" calcext:value-type="float">
            <text:p>-0.38285</text:p>
          </table:table-cell>
          <table:table-cell office:value-type="float" office:value="-0.17571" calcext:value-type="float">
            <text:p>-0.17571</text:p>
          </table:table-cell>
          <table:table-cell office:value-type="float" office:value="-0.16503" calcext:value-type="float">
            <text:p>-0.16503</text:p>
          </table:table-cell>
          <table:table-cell office:value-type="float" office:value="0.2568" calcext:value-type="float">
            <text:p>0.2568</text:p>
          </table:table-cell>
          <table:table-cell table:number-columns-repeated="5"/>
        </table:table-row>
        <table:table-row table:style-name="ro1">
          <table:table-cell office:value-type="float" office:value="1.40371528626214E+018" calcext:value-type="float">
            <text:p>1403715286262140000</text:p>
          </table:table-cell>
          <table:table-cell office:value-type="float" office:value="1.10856" calcext:value-type="float">
            <text:p>1.10856</text:p>
          </table:table-cell>
          <table:table-cell office:value-type="float" office:value="-0.03041" calcext:value-type="float">
            <text:p>-0.03041</text:p>
          </table:table-cell>
          <table:table-cell office:value-type="float" office:value="0.33427" calcext:value-type="float">
            <text:p>0.33427</text:p>
          </table:table-cell>
          <table:table-cell office:value-type="float" office:value="-0.41548" calcext:value-type="float">
            <text:p>-0.41548</text:p>
          </table:table-cell>
          <table:table-cell office:value-type="float" office:value="-0.53971" calcext:value-type="float">
            <text:p>-0.53971</text:p>
          </table:table-cell>
          <table:table-cell office:value-type="float" office:value="0.62312" calcext:value-type="float">
            <text:p>0.62312</text:p>
          </table:table-cell>
          <table:table-cell office:value-type="float" office:value="-0.38445" calcext:value-type="float">
            <text:p>-0.38445</text:p>
          </table:table-cell>
          <table:table-cell office:value-type="float" office:value="-0.18575" calcext:value-type="float">
            <text:p>-0.18575</text:p>
          </table:table-cell>
          <table:table-cell office:value-type="float" office:value="-0.19365" calcext:value-type="float">
            <text:p>-0.19365</text:p>
          </table:table-cell>
          <table:table-cell office:value-type="float" office:value="0.23922" calcext:value-type="float">
            <text:p>0.23922</text:p>
          </table:table-cell>
          <table:table-cell table:number-columns-repeated="5"/>
        </table:table-row>
        <table:table-row table:style-name="ro1">
          <table:table-cell office:value-type="float" office:value="1.40371528636214E+018" calcext:value-type="float">
            <text:p>1403715286362140000</text:p>
          </table:table-cell>
          <table:table-cell office:value-type="float" office:value="1.0893" calcext:value-type="float">
            <text:p>1.0893</text:p>
          </table:table-cell>
          <table:table-cell office:value-type="float" office:value="-0.04989" calcext:value-type="float">
            <text:p>-0.04989</text:p>
          </table:table-cell>
          <table:table-cell office:value-type="float" office:value="0.35717" calcext:value-type="float">
            <text:p>0.35717</text:p>
          </table:table-cell>
          <table:table-cell office:value-type="float" office:value="-0.41746" calcext:value-type="float">
            <text:p>-0.41746</text:p>
          </table:table-cell>
          <table:table-cell office:value-type="float" office:value="-0.54014" calcext:value-type="float">
            <text:p>-0.54014</text:p>
          </table:table-cell>
          <table:table-cell office:value-type="float" office:value="0.62198" calcext:value-type="float">
            <text:p>0.62198</text:p>
          </table:table-cell>
          <table:table-cell office:value-type="float" office:value="-0.38357" calcext:value-type="float">
            <text:p>-0.38357</text:p>
          </table:table-cell>
          <table:table-cell office:value-type="float" office:value="-0.19056" calcext:value-type="float">
            <text:p>-0.19056</text:p>
          </table:table-cell>
          <table:table-cell office:value-type="float" office:value="-0.21487" calcext:value-type="float">
            <text:p>-0.21487</text:p>
          </table:table-cell>
          <table:table-cell office:value-type="float" office:value="0.22009" calcext:value-type="float">
            <text:p>0.22009</text:p>
          </table:table-cell>
          <table:table-cell table:number-columns-repeated="5"/>
        </table:table-row>
        <table:table-row table:style-name="ro1">
          <table:table-cell office:value-type="float" office:value="1.40371528646214E+018" calcext:value-type="float">
            <text:p>1403715286462140000</text:p>
          </table:table-cell>
          <table:table-cell office:value-type="float" office:value="1.06907" calcext:value-type="float">
            <text:p>1.06907</text:p>
          </table:table-cell>
          <table:table-cell office:value-type="float" office:value="-0.07225" calcext:value-type="float">
            <text:p>-0.07225</text:p>
          </table:table-cell>
          <table:table-cell office:value-type="float" office:value="0.37873" calcext:value-type="float">
            <text:p>0.37873</text:p>
          </table:table-cell>
          <table:table-cell office:value-type="float" office:value="-0.4201" calcext:value-type="float">
            <text:p>-0.4201</text:p>
          </table:table-cell>
          <table:table-cell office:value-type="float" office:value="-0.54094" calcext:value-type="float">
            <text:p>-0.54094</text:p>
          </table:table-cell>
          <table:table-cell office:value-type="float" office:value="0.62028" calcext:value-type="float">
            <text:p>0.62028</text:p>
          </table:table-cell>
          <table:table-cell office:value-type="float" office:value="-0.3823" calcext:value-type="float">
            <text:p>-0.3823</text:p>
          </table:table-cell>
          <table:table-cell office:value-type="float" office:value="-0.19383" calcext:value-type="float">
            <text:p>-0.19383</text:p>
          </table:table-cell>
          <table:table-cell office:value-type="float" office:value="-0.23954" calcext:value-type="float">
            <text:p>-0.23954</text:p>
          </table:table-cell>
          <table:table-cell office:value-type="float" office:value="0.19458" calcext:value-type="float">
            <text:p>0.19458</text:p>
          </table:table-cell>
          <table:table-cell table:number-columns-repeated="5"/>
        </table:table-row>
        <table:table-row table:style-name="ro1">
          <table:table-cell office:value-type="float" office:value="1.40371528656214E+018" calcext:value-type="float">
            <text:p>1403715286562140000</text:p>
          </table:table-cell>
          <table:table-cell office:value-type="float" office:value="1.05098" calcext:value-type="float">
            <text:p>1.05098</text:p>
          </table:table-cell>
          <table:table-cell office:value-type="float" office:value="-0.09652" calcext:value-type="float">
            <text:p>-0.09652</text:p>
          </table:table-cell>
          <table:table-cell office:value-type="float" office:value="0.3982" calcext:value-type="float">
            <text:p>0.3982</text:p>
          </table:table-cell>
          <table:table-cell office:value-type="float" office:value="-0.42372" calcext:value-type="float">
            <text:p>-0.42372</text:p>
          </table:table-cell>
          <table:table-cell office:value-type="float" office:value="-0.5408" calcext:value-type="float">
            <text:p>-0.5408</text:p>
          </table:table-cell>
          <table:table-cell office:value-type="float" office:value="0.61869" calcext:value-type="float">
            <text:p>0.61869</text:p>
          </table:table-cell>
          <table:table-cell office:value-type="float" office:value="-0.38108" calcext:value-type="float">
            <text:p>-0.38108</text:p>
          </table:table-cell>
          <table:table-cell office:value-type="float" office:value="-0.18152" calcext:value-type="float">
            <text:p>-0.18152</text:p>
          </table:table-cell>
          <table:table-cell office:value-type="float" office:value="-0.26394" calcext:value-type="float">
            <text:p>-0.26394</text:p>
          </table:table-cell>
          <table:table-cell office:value-type="float" office:value="0.19045" calcext:value-type="float">
            <text:p>0.19045</text:p>
          </table:table-cell>
          <table:table-cell table:number-columns-repeated="5"/>
        </table:table-row>
        <table:table-row table:style-name="ro1">
          <table:table-cell office:value-type="float" office:value="1.40371528666214E+018" calcext:value-type="float">
            <text:p>1403715286662140000</text:p>
          </table:table-cell>
          <table:table-cell office:value-type="float" office:value="1.03157" calcext:value-type="float">
            <text:p>1.03157</text:p>
          </table:table-cell>
          <table:table-cell office:value-type="float" office:value="-0.12237" calcext:value-type="float">
            <text:p>-0.12237</text:p>
          </table:table-cell>
          <table:table-cell office:value-type="float" office:value="0.41738" calcext:value-type="float">
            <text:p>0.41738</text:p>
          </table:table-cell>
          <table:table-cell office:value-type="float" office:value="-0.42895" calcext:value-type="float">
            <text:p>-0.42895</text:p>
          </table:table-cell>
          <table:table-cell office:value-type="float" office:value="-0.53493" calcext:value-type="float">
            <text:p>-0.53493</text:p>
          </table:table-cell>
          <table:table-cell office:value-type="float" office:value="0.61955" calcext:value-type="float">
            <text:p>0.61955</text:p>
          </table:table-cell>
          <table:table-cell office:value-type="float" office:value="-0.38211" calcext:value-type="float">
            <text:p>-0.38211</text:p>
          </table:table-cell>
          <table:table-cell office:value-type="float" office:value="-0.18188" calcext:value-type="float">
            <text:p>-0.18188</text:p>
          </table:table-cell>
          <table:table-cell office:value-type="float" office:value="-0.27168" calcext:value-type="float">
            <text:p>-0.27168</text:p>
          </table:table-cell>
          <table:table-cell office:value-type="float" office:value="0.18246" calcext:value-type="float">
            <text:p>0.18246</text:p>
          </table:table-cell>
          <table:table-cell table:number-columns-repeated="5"/>
        </table:table-row>
        <table:table-row table:style-name="ro1">
          <table:table-cell office:value-type="float" office:value="1.40371528676214E+018" calcext:value-type="float">
            <text:p>1403715286762140000</text:p>
          </table:table-cell>
          <table:table-cell office:value-type="float" office:value="1.01275" calcext:value-type="float">
            <text:p>1.01275</text:p>
          </table:table-cell>
          <table:table-cell office:value-type="float" office:value="-0.14826" calcext:value-type="float">
            <text:p>-0.14826</text:p>
          </table:table-cell>
          <table:table-cell office:value-type="float" office:value="0.43306" calcext:value-type="float">
            <text:p>0.43306</text:p>
          </table:table-cell>
          <table:table-cell office:value-type="float" office:value="-0.43886" calcext:value-type="float">
            <text:p>-0.43886</text:p>
          </table:table-cell>
          <table:table-cell office:value-type="float" office:value="-0.52407" calcext:value-type="float">
            <text:p>-0.52407</text:p>
          </table:table-cell>
          <table:table-cell office:value-type="float" office:value="0.6219" calcext:value-type="float">
            <text:p>0.6219</text:p>
          </table:table-cell>
          <table:table-cell office:value-type="float" office:value="-0.38209" calcext:value-type="float">
            <text:p>-0.38209</text:p>
          </table:table-cell>
          <table:table-cell office:value-type="float" office:value="-0.18086" calcext:value-type="float">
            <text:p>-0.18086</text:p>
          </table:table-cell>
          <table:table-cell office:value-type="float" office:value="-0.262" calcext:value-type="float">
            <text:p>-0.262</text:p>
          </table:table-cell>
          <table:table-cell office:value-type="float" office:value="0.14264" calcext:value-type="float">
            <text:p>0.14264</text:p>
          </table:table-cell>
          <table:table-cell table:number-columns-repeated="5"/>
        </table:table-row>
        <table:table-row table:style-name="ro1">
          <table:table-cell office:value-type="float" office:value="1.40371528686214E+018" calcext:value-type="float">
            <text:p>1403715286862140000</text:p>
          </table:table-cell>
          <table:table-cell office:value-type="float" office:value="0.99467" calcext:value-type="float">
            <text:p>0.99467</text:p>
          </table:table-cell>
          <table:table-cell office:value-type="float" office:value="-0.17167" calcext:value-type="float">
            <text:p>-0.17167</text:p>
          </table:table-cell>
          <table:table-cell office:value-type="float" office:value="0.44557" calcext:value-type="float">
            <text:p>0.44557</text:p>
          </table:table-cell>
          <table:table-cell office:value-type="float" office:value="-0.44189" calcext:value-type="float">
            <text:p>-0.44189</text:p>
          </table:table-cell>
          <table:table-cell office:value-type="float" office:value="-0.51759" calcext:value-type="float">
            <text:p>-0.51759</text:p>
          </table:table-cell>
          <table:table-cell office:value-type="float" office:value="0.63011" calcext:value-type="float">
            <text:p>0.63011</text:p>
          </table:table-cell>
          <table:table-cell office:value-type="float" office:value="-0.37389" calcext:value-type="float">
            <text:p>-0.37389</text:p>
          </table:table-cell>
          <table:table-cell office:value-type="float" office:value="-0.16572" calcext:value-type="float">
            <text:p>-0.16572</text:p>
          </table:table-cell>
          <table:table-cell office:value-type="float" office:value="-0.24089" calcext:value-type="float">
            <text:p>-0.24089</text:p>
          </table:table-cell>
          <table:table-cell office:value-type="float" office:value="0.10589" calcext:value-type="float">
            <text:p>0.10589</text:p>
          </table:table-cell>
          <table:table-cell table:number-columns-repeated="5"/>
        </table:table-row>
        <table:table-row table:style-name="ro1">
          <table:table-cell office:value-type="float" office:value="1.40371528696214E+018" calcext:value-type="float">
            <text:p>1403715286962140000</text:p>
          </table:table-cell>
          <table:table-cell office:value-type="float" office:value="0.97847" calcext:value-type="float">
            <text:p>0.97847</text:p>
          </table:table-cell>
          <table:table-cell office:value-type="float" office:value="-0.19605" calcext:value-type="float">
            <text:p>-0.19605</text:p>
          </table:table-cell>
          <table:table-cell office:value-type="float" office:value="0.458" calcext:value-type="float">
            <text:p>0.458</text:p>
          </table:table-cell>
          <table:table-cell office:value-type="float" office:value="-0.44221" calcext:value-type="float">
            <text:p>-0.44221</text:p>
          </table:table-cell>
          <table:table-cell office:value-type="float" office:value="-0.51494" calcext:value-type="float">
            <text:p>-0.51494</text:p>
          </table:table-cell>
          <table:table-cell office:value-type="float" office:value="0.63786" calcext:value-type="float">
            <text:p>0.63786</text:p>
          </table:table-cell>
          <table:table-cell office:value-type="float" office:value="-0.36389" calcext:value-type="float">
            <text:p>-0.36389</text:p>
          </table:table-cell>
          <table:table-cell office:value-type="float" office:value="-0.14716" calcext:value-type="float">
            <text:p>-0.14716</text:p>
          </table:table-cell>
          <table:table-cell office:value-type="float" office:value="-0.2496" calcext:value-type="float">
            <text:p>-0.2496</text:p>
          </table:table-cell>
          <table:table-cell office:value-type="float" office:value="0.11943" calcext:value-type="float">
            <text:p>0.11943</text:p>
          </table:table-cell>
          <table:table-cell table:number-columns-repeated="5"/>
        </table:table-row>
        <table:table-row table:style-name="ro1">
          <table:table-cell office:value-type="float" office:value="1.40371528706214E+018" calcext:value-type="float">
            <text:p>1403715287062140000</text:p>
          </table:table-cell>
          <table:table-cell office:value-type="float" office:value="0.96528" calcext:value-type="float">
            <text:p>0.96528</text:p>
          </table:table-cell>
          <table:table-cell office:value-type="float" office:value="-0.22188" calcext:value-type="float">
            <text:p>-0.22188</text:p>
          </table:table-cell>
          <table:table-cell office:value-type="float" office:value="0.47134" calcext:value-type="float">
            <text:p>0.47134</text:p>
          </table:table-cell>
          <table:table-cell office:value-type="float" office:value="-0.44429" calcext:value-type="float">
            <text:p>-0.44429</text:p>
          </table:table-cell>
          <table:table-cell office:value-type="float" office:value="-0.51147" calcext:value-type="float">
            <text:p>-0.51147</text:p>
          </table:table-cell>
          <table:table-cell office:value-type="float" office:value="0.64302" calcext:value-type="float">
            <text:p>0.64302</text:p>
          </table:table-cell>
          <table:table-cell office:value-type="float" office:value="-0.35712" calcext:value-type="float">
            <text:p>-0.35712</text:p>
          </table:table-cell>
          <table:table-cell office:value-type="float" office:value="-0.12329" calcext:value-type="float">
            <text:p>-0.12329</text:p>
          </table:table-cell>
          <table:table-cell office:value-type="float" office:value="-0.25723" calcext:value-type="float">
            <text:p>-0.25723</text:p>
          </table:table-cell>
          <table:table-cell office:value-type="float" office:value="0.13332" calcext:value-type="float">
            <text:p>0.13332</text:p>
          </table:table-cell>
          <table:table-cell table:number-columns-repeated="5"/>
        </table:table-row>
        <table:table-row table:style-name="ro1">
          <table:table-cell office:value-type="float" office:value="1.40371528716214E+018" calcext:value-type="float">
            <text:p>1403715287162140000</text:p>
          </table:table-cell>
          <table:table-cell office:value-type="float" office:value="0.95451" calcext:value-type="float">
            <text:p>0.95451</text:p>
          </table:table-cell>
          <table:table-cell office:value-type="float" office:value="-0.25069" calcext:value-type="float">
            <text:p>-0.25069</text:p>
          </table:table-cell>
          <table:table-cell office:value-type="float" office:value="0.4854" calcext:value-type="float">
            <text:p>0.4854</text:p>
          </table:table-cell>
          <table:table-cell office:value-type="float" office:value="-0.44928" calcext:value-type="float">
            <text:p>-0.44928</text:p>
          </table:table-cell>
          <table:table-cell office:value-type="float" office:value="-0.5076" calcext:value-type="float">
            <text:p>-0.5076</text:p>
          </table:table-cell>
          <table:table-cell office:value-type="float" office:value="0.64431" calcext:value-type="float">
            <text:p>0.64431</text:p>
          </table:table-cell>
          <table:table-cell office:value-type="float" office:value="-0.35405" calcext:value-type="float">
            <text:p>-0.35405</text:p>
          </table:table-cell>
          <table:table-cell office:value-type="float" office:value="-0.09683" calcext:value-type="float">
            <text:p>-0.09683</text:p>
          </table:table-cell>
          <table:table-cell office:value-type="float" office:value="-0.28885" calcext:value-type="float">
            <text:p>-0.28885</text:p>
          </table:table-cell>
          <table:table-cell office:value-type="float" office:value="0.14255" calcext:value-type="float">
            <text:p>0.14255</text:p>
          </table:table-cell>
          <table:table-cell table:number-columns-repeated="5"/>
        </table:table-row>
        <table:table-row table:style-name="ro1">
          <table:table-cell office:value-type="float" office:value="1.40371528726214E+018" calcext:value-type="float">
            <text:p>1403715287262140000</text:p>
          </table:table-cell>
          <table:table-cell office:value-type="float" office:value="0.94603" calcext:value-type="float">
            <text:p>0.94603</text:p>
          </table:table-cell>
          <table:table-cell office:value-type="float" office:value="-0.28236" calcext:value-type="float">
            <text:p>-0.28236</text:p>
          </table:table-cell>
          <table:table-cell office:value-type="float" office:value="0.49929" calcext:value-type="float">
            <text:p>0.49929</text:p>
          </table:table-cell>
          <table:table-cell office:value-type="float" office:value="-0.45611" calcext:value-type="float">
            <text:p>-0.45611</text:p>
          </table:table-cell>
          <table:table-cell office:value-type="float" office:value="-0.50237" calcext:value-type="float">
            <text:p>-0.50237</text:p>
          </table:table-cell>
          <table:table-cell office:value-type="float" office:value="0.64284" calcext:value-type="float">
            <text:p>0.64284</text:p>
          </table:table-cell>
          <table:table-cell office:value-type="float" office:value="-0.35545" calcext:value-type="float">
            <text:p>-0.35545</text:p>
          </table:table-cell>
          <table:table-cell office:value-type="float" office:value="-0.07549" calcext:value-type="float">
            <text:p>-0.07549</text:p>
          </table:table-cell>
          <table:table-cell office:value-type="float" office:value="-0.30837" calcext:value-type="float">
            <text:p>-0.30837</text:p>
          </table:table-cell>
          <table:table-cell office:value-type="float" office:value="0.14669" calcext:value-type="float">
            <text:p>0.14669</text:p>
          </table:table-cell>
          <table:table-cell table:number-columns-repeated="5"/>
        </table:table-row>
        <table:table-row table:style-name="ro1">
          <table:table-cell office:value-type="float" office:value="1.40371528736214E+018" calcext:value-type="float">
            <text:p>1403715287362140000</text:p>
          </table:table-cell>
          <table:table-cell office:value-type="float" office:value="0.93955" calcext:value-type="float">
            <text:p>0.93955</text:p>
          </table:table-cell>
          <table:table-cell office:value-type="float" office:value="-0.31551" calcext:value-type="float">
            <text:p>-0.31551</text:p>
          </table:table-cell>
          <table:table-cell office:value-type="float" office:value="0.5119" calcext:value-type="float">
            <text:p>0.5119</text:p>
          </table:table-cell>
          <table:table-cell office:value-type="float" office:value="-0.45958" calcext:value-type="float">
            <text:p>-0.45958</text:p>
          </table:table-cell>
          <table:table-cell office:value-type="float" office:value="-0.49794" calcext:value-type="float">
            <text:p>-0.49794</text:p>
          </table:table-cell>
          <table:table-cell office:value-type="float" office:value="0.64229" calcext:value-type="float">
            <text:p>0.64229</text:p>
          </table:table-cell>
          <table:table-cell office:value-type="float" office:value="-0.35821" calcext:value-type="float">
            <text:p>-0.35821</text:p>
          </table:table-cell>
          <table:table-cell office:value-type="float" office:value="-0.04449" calcext:value-type="float">
            <text:p>-0.04449</text:p>
          </table:table-cell>
          <table:table-cell office:value-type="float" office:value="-0.31366" calcext:value-type="float">
            <text:p>-0.31366</text:p>
          </table:table-cell>
          <table:table-cell office:value-type="float" office:value="0.13194" calcext:value-type="float">
            <text:p>0.13194</text:p>
          </table:table-cell>
          <table:table-cell table:number-columns-repeated="5"/>
        </table:table-row>
        <table:table-row table:style-name="ro1">
          <table:table-cell office:value-type="float" office:value="1.40371528746214E+018" calcext:value-type="float">
            <text:p>1403715287462140000</text:p>
          </table:table-cell>
          <table:table-cell office:value-type="float" office:value="0.93544" calcext:value-type="float">
            <text:p>0.93544</text:p>
          </table:table-cell>
          <table:table-cell office:value-type="float" office:value="-0.34862" calcext:value-type="float">
            <text:p>-0.34862</text:p>
          </table:table-cell>
          <table:table-cell office:value-type="float" office:value="0.5238" calcext:value-type="float">
            <text:p>0.5238</text:p>
          </table:table-cell>
          <table:table-cell office:value-type="float" office:value="-0.4572" calcext:value-type="float">
            <text:p>-0.4572</text:p>
          </table:table-cell>
          <table:table-cell office:value-type="float" office:value="-0.49324" calcext:value-type="float">
            <text:p>-0.49324</text:p>
          </table:table-cell>
          <table:table-cell office:value-type="float" office:value="0.6451" calcext:value-type="float">
            <text:p>0.6451</text:p>
          </table:table-cell>
          <table:table-cell office:value-type="float" office:value="-0.36267" calcext:value-type="float">
            <text:p>-0.36267</text:p>
          </table:table-cell>
          <table:table-cell office:value-type="float" office:value="-0.02821" calcext:value-type="float">
            <text:p>-0.02821</text:p>
          </table:table-cell>
          <table:table-cell office:value-type="float" office:value="-0.30164" calcext:value-type="float">
            <text:p>-0.30164</text:p>
          </table:table-cell>
          <table:table-cell office:value-type="float" office:value="0.12421" calcext:value-type="float">
            <text:p>0.12421</text:p>
          </table:table-cell>
          <table:table-cell table:number-columns-repeated="5"/>
        </table:table-row>
        <table:table-row table:style-name="ro1">
          <table:table-cell office:value-type="float" office:value="1.40371528756214E+018" calcext:value-type="float">
            <text:p>1403715287562140000</text:p>
          </table:table-cell>
          <table:table-cell office:value-type="float" office:value="0.93158" calcext:value-type="float">
            <text:p>0.93158</text:p>
          </table:table-cell>
          <table:table-cell office:value-type="float" office:value="-0.37902" calcext:value-type="float">
            <text:p>-0.37902</text:p>
          </table:table-cell>
          <table:table-cell office:value-type="float" office:value="0.53684" calcext:value-type="float">
            <text:p>0.53684</text:p>
          </table:table-cell>
          <table:table-cell office:value-type="float" office:value="-0.45471" calcext:value-type="float">
            <text:p>-0.45471</text:p>
          </table:table-cell>
          <table:table-cell office:value-type="float" office:value="-0.48536" calcext:value-type="float">
            <text:p>-0.48536</text:p>
          </table:table-cell>
          <table:table-cell office:value-type="float" office:value="0.6513" calcext:value-type="float">
            <text:p>0.6513</text:p>
          </table:table-cell>
          <table:table-cell office:value-type="float" office:value="-0.36534" calcext:value-type="float">
            <text:p>-0.36534</text:p>
          </table:table-cell>
          <table:table-cell office:value-type="float" office:value="-0.03814" calcext:value-type="float">
            <text:p>-0.03814</text:p>
          </table:table-cell>
          <table:table-cell office:value-type="float" office:value="-0.27444" calcext:value-type="float">
            <text:p>-0.27444</text:p>
          </table:table-cell>
          <table:table-cell office:value-type="float" office:value="0.1301" calcext:value-type="float">
            <text:p>0.1301</text:p>
          </table:table-cell>
          <table:table-cell table:number-columns-repeated="5"/>
        </table:table-row>
        <table:table-row table:style-name="ro1">
          <table:table-cell office:value-type="float" office:value="1.40371528766214E+018" calcext:value-type="float">
            <text:p>1403715287662140000</text:p>
          </table:table-cell>
          <table:table-cell office:value-type="float" office:value="0.92584" calcext:value-type="float">
            <text:p>0.92584</text:p>
          </table:table-cell>
          <table:table-cell office:value-type="float" office:value="-0.40751" calcext:value-type="float">
            <text:p>-0.40751</text:p>
          </table:table-cell>
          <table:table-cell office:value-type="float" office:value="0.55009" calcext:value-type="float">
            <text:p>0.55009</text:p>
          </table:table-cell>
          <table:table-cell office:value-type="float" office:value="-0.45345" calcext:value-type="float">
            <text:p>-0.45345</text:p>
          </table:table-cell>
          <table:table-cell office:value-type="float" office:value="-0.473" calcext:value-type="float">
            <text:p>-0.473</text:p>
          </table:table-cell>
          <table:table-cell office:value-type="float" office:value="0.66202" calcext:value-type="float">
            <text:p>0.66202</text:p>
          </table:table-cell>
          <table:table-cell office:value-type="float" office:value="-0.36383" calcext:value-type="float">
            <text:p>-0.36383</text:p>
          </table:table-cell>
          <table:table-cell office:value-type="float" office:value="-0.07186" calcext:value-type="float">
            <text:p>-0.07186</text:p>
          </table:table-cell>
          <table:table-cell office:value-type="float" office:value="-0.24719" calcext:value-type="float">
            <text:p>-0.24719</text:p>
          </table:table-cell>
          <table:table-cell office:value-type="float" office:value="0.13998" calcext:value-type="float">
            <text:p>0.13998</text:p>
          </table:table-cell>
          <table:table-cell table:number-columns-repeated="5"/>
        </table:table-row>
        <table:table-row table:style-name="ro1">
          <table:table-cell office:value-type="float" office:value="1.40371528776214E+018" calcext:value-type="float">
            <text:p>1403715287762140000</text:p>
          </table:table-cell>
          <table:table-cell office:value-type="float" office:value="0.91627" calcext:value-type="float">
            <text:p>0.91627</text:p>
          </table:table-cell>
          <table:table-cell office:value-type="float" office:value="-0.43017" calcext:value-type="float">
            <text:p>-0.43017</text:p>
          </table:table-cell>
          <table:table-cell office:value-type="float" office:value="0.56624" calcext:value-type="float">
            <text:p>0.56624</text:p>
          </table:table-cell>
          <table:table-cell office:value-type="float" office:value="-0.4575" calcext:value-type="float">
            <text:p>-0.4575</text:p>
          </table:table-cell>
          <table:table-cell office:value-type="float" office:value="-0.4586" calcext:value-type="float">
            <text:p>-0.4586</text:p>
          </table:table-cell>
          <table:table-cell office:value-type="float" office:value="0.67268" calcext:value-type="float">
            <text:p>0.67268</text:p>
          </table:table-cell>
          <table:table-cell office:value-type="float" office:value="-0.3576" calcext:value-type="float">
            <text:p>-0.3576</text:p>
          </table:table-cell>
          <table:table-cell office:value-type="float" office:value="-0.1158" calcext:value-type="float">
            <text:p>-0.1158</text:p>
          </table:table-cell>
          <table:table-cell office:value-type="float" office:value="-0.21519" calcext:value-type="float">
            <text:p>-0.21519</text:p>
          </table:table-cell>
          <table:table-cell office:value-type="float" office:value="0.15837" calcext:value-type="float">
            <text:p>0.15837</text:p>
          </table:table-cell>
          <table:table-cell table:number-columns-repeated="5"/>
        </table:table-row>
        <table:table-row table:style-name="ro1">
          <table:table-cell office:value-type="float" office:value="1.40371528786214E+018" calcext:value-type="float">
            <text:p>1403715287862140000</text:p>
          </table:table-cell>
          <table:table-cell office:value-type="float" office:value="0.90391" calcext:value-type="float">
            <text:p>0.90391</text:p>
          </table:table-cell>
          <table:table-cell office:value-type="float" office:value="-0.45162" calcext:value-type="float">
            <text:p>-0.45162</text:p>
          </table:table-cell>
          <table:table-cell office:value-type="float" office:value="0.58314" calcext:value-type="float">
            <text:p>0.58314</text:p>
          </table:table-cell>
          <table:table-cell office:value-type="float" office:value="-0.46824" calcext:value-type="float">
            <text:p>-0.46824</text:p>
          </table:table-cell>
          <table:table-cell office:value-type="float" office:value="-0.44306" calcext:value-type="float">
            <text:p>-0.44306</text:p>
          </table:table-cell>
          <table:table-cell office:value-type="float" office:value="0.68146" calcext:value-type="float">
            <text:p>0.68146</text:p>
          </table:table-cell>
          <table:table-cell office:value-type="float" office:value="-0.34648" calcext:value-type="float">
            <text:p>-0.34648</text:p>
          </table:table-cell>
          <table:table-cell office:value-type="float" office:value="-0.16231" calcext:value-type="float">
            <text:p>-0.16231</text:p>
          </table:table-cell>
          <table:table-cell office:value-type="float" office:value="-0.18512" calcext:value-type="float">
            <text:p>-0.18512</text:p>
          </table:table-cell>
          <table:table-cell office:value-type="float" office:value="0.169" calcext:value-type="float">
            <text:p>0.169</text:p>
          </table:table-cell>
          <table:table-cell table:number-columns-repeated="5"/>
        </table:table-row>
        <table:table-row table:style-name="ro1">
          <table:table-cell office:value-type="float" office:value="1.40371528796214E+018" calcext:value-type="float">
            <text:p>1403715287962140000</text:p>
          </table:table-cell>
          <table:table-cell office:value-type="float" office:value="0.88864" calcext:value-type="float">
            <text:p>0.88864</text:p>
          </table:table-cell>
          <table:table-cell office:value-type="float" office:value="-0.47001" calcext:value-type="float">
            <text:p>-0.47001</text:p>
          </table:table-cell>
          <table:table-cell office:value-type="float" office:value="0.60089" calcext:value-type="float">
            <text:p>0.60089</text:p>
          </table:table-cell>
          <table:table-cell office:value-type="float" office:value="-0.48245" calcext:value-type="float">
            <text:p>-0.48245</text:p>
          </table:table-cell>
          <table:table-cell office:value-type="float" office:value="-0.42526" calcext:value-type="float">
            <text:p>-0.42526</text:p>
          </table:table-cell>
          <table:table-cell office:value-type="float" office:value="0.69023" calcext:value-type="float">
            <text:p>0.69023</text:p>
          </table:table-cell>
          <table:table-cell office:value-type="float" office:value="-0.33164" calcext:value-type="float">
            <text:p>-0.33164</text:p>
          </table:table-cell>
          <table:table-cell office:value-type="float" office:value="-0.18303" calcext:value-type="float">
            <text:p>-0.18303</text:p>
          </table:table-cell>
          <table:table-cell office:value-type="float" office:value="-0.16236" calcext:value-type="float">
            <text:p>-0.16236</text:p>
          </table:table-cell>
          <table:table-cell office:value-type="float" office:value="0.17612" calcext:value-type="float">
            <text:p>0.17612</text:p>
          </table:table-cell>
          <table:table-cell table:number-columns-repeated="5"/>
        </table:table-row>
        <table:table-row table:style-name="ro1">
          <table:table-cell office:value-type="float" office:value="1.40371528806214E+018" calcext:value-type="float">
            <text:p>1403715288062140000</text:p>
          </table:table-cell>
          <table:table-cell office:value-type="float" office:value="0.87254" calcext:value-type="float">
            <text:p>0.87254</text:p>
          </table:table-cell>
          <table:table-cell office:value-type="float" office:value="-0.48479" calcext:value-type="float">
            <text:p>-0.48479</text:p>
          </table:table-cell>
          <table:table-cell office:value-type="float" office:value="0.61792" calcext:value-type="float">
            <text:p>0.61792</text:p>
          </table:table-cell>
          <table:table-cell office:value-type="float" office:value="-0.49547" calcext:value-type="float">
            <text:p>-0.49547</text:p>
          </table:table-cell>
          <table:table-cell office:value-type="float" office:value="-0.40504" calcext:value-type="float">
            <text:p>-0.40504</text:p>
          </table:table-cell>
          <table:table-cell office:value-type="float" office:value="0.7" calcext:value-type="float">
            <text:p>0.7</text:p>
          </table:table-cell>
          <table:table-cell office:value-type="float" office:value="-0.31695" calcext:value-type="float">
            <text:p>-0.31695</text:p>
          </table:table-cell>
          <table:table-cell office:value-type="float" office:value="-0.17636" calcext:value-type="float">
            <text:p>-0.17636</text:p>
          </table:table-cell>
          <table:table-cell office:value-type="float" office:value="-0.1351" calcext:value-type="float">
            <text:p>-0.1351</text:p>
          </table:table-cell>
          <table:table-cell office:value-type="float" office:value="0.15481" calcext:value-type="float">
            <text:p>0.15481</text:p>
          </table:table-cell>
          <table:table-cell table:number-columns-repeated="5"/>
        </table:table-row>
        <table:table-row table:style-name="ro1">
          <table:table-cell office:value-type="float" office:value="1.40371528816214E+018" calcext:value-type="float">
            <text:p>1403715288162140000</text:p>
          </table:table-cell>
          <table:table-cell office:value-type="float" office:value="0.85742" calcext:value-type="float">
            <text:p>0.85742</text:p>
          </table:table-cell>
          <table:table-cell office:value-type="float" office:value="-0.49497" calcext:value-type="float">
            <text:p>-0.49497</text:p>
          </table:table-cell>
          <table:table-cell office:value-type="float" office:value="0.63262" calcext:value-type="float">
            <text:p>0.63262</text:p>
          </table:table-cell>
          <table:table-cell office:value-type="float" office:value="0.5038" calcext:value-type="float">
            <text:p>0.5038</text:p>
          </table:table-cell>
          <table:table-cell office:value-type="float" office:value="0.3878" calcext:value-type="float">
            <text:p>0.3878</text:p>
          </table:table-cell>
          <table:table-cell office:value-type="float" office:value="-0.70899" calcext:value-type="float">
            <text:p>-0.70899</text:p>
          </table:table-cell>
          <table:table-cell office:value-type="float" office:value="0.30516" calcext:value-type="float">
            <text:p>0.30516</text:p>
          </table:table-cell>
          <table:table-cell office:value-type="float" office:value="-0.17005" calcext:value-type="float">
            <text:p>-0.17005</text:p>
          </table:table-cell>
          <table:table-cell office:value-type="float" office:value="-0.10243" calcext:value-type="float">
            <text:p>-0.10243</text:p>
          </table:table-cell>
          <table:table-cell office:value-type="float" office:value="0.08466" calcext:value-type="float">
            <text:p>0.08466</text:p>
          </table:table-cell>
          <table:table-cell table:number-columns-repeated="5"/>
        </table:table-row>
        <table:table-row table:style-name="ro1">
          <table:table-cell office:value-type="float" office:value="1.40371528826214E+018" calcext:value-type="float">
            <text:p>1403715288262140000</text:p>
          </table:table-cell>
          <table:table-cell office:value-type="float" office:value="0.84288" calcext:value-type="float">
            <text:p>0.84288</text:p>
          </table:table-cell>
          <table:table-cell office:value-type="float" office:value="-0.5023" calcext:value-type="float">
            <text:p>-0.5023</text:p>
          </table:table-cell>
          <table:table-cell office:value-type="float" office:value="0.63898" calcext:value-type="float">
            <text:p>0.63898</text:p>
          </table:table-cell>
          <table:table-cell office:value-type="float" office:value="0.50815" calcext:value-type="float">
            <text:p>0.50815</text:p>
          </table:table-cell>
          <table:table-cell office:value-type="float" office:value="0.37645" calcext:value-type="float">
            <text:p>0.37645</text:p>
          </table:table-cell>
          <table:table-cell office:value-type="float" office:value="-0.71625" calcext:value-type="float">
            <text:p>-0.71625</text:p>
          </table:table-cell>
          <table:table-cell office:value-type="float" office:value="0.29505" calcext:value-type="float">
            <text:p>0.29505</text:p>
          </table:table-cell>
          <table:table-cell office:value-type="float" office:value="-0.15739" calcext:value-type="float">
            <text:p>-0.15739</text:p>
          </table:table-cell>
          <table:table-cell office:value-type="float" office:value="-0.0751" calcext:value-type="float">
            <text:p>-0.0751</text:p>
          </table:table-cell>
          <table:table-cell office:value-type="float" office:value="-0.04721" calcext:value-type="float">
            <text:p>-0.04721</text:p>
          </table:table-cell>
          <table:table-cell table:number-columns-repeated="5"/>
        </table:table-row>
        <table:table-row table:style-name="ro1">
          <table:table-cell office:value-type="float" office:value="1.40371528836214E+018" calcext:value-type="float">
            <text:p>1403715288362140000</text:p>
          </table:table-cell>
          <table:table-cell office:value-type="float" office:value="0.82879" calcext:value-type="float">
            <text:p>0.82879</text:p>
          </table:table-cell>
          <table:table-cell office:value-type="float" office:value="-0.51095" calcext:value-type="float">
            <text:p>-0.51095</text:p>
          </table:table-cell>
          <table:table-cell office:value-type="float" office:value="0.63516" calcext:value-type="float">
            <text:p>0.63516</text:p>
          </table:table-cell>
          <table:table-cell office:value-type="float" office:value="0.5117" calcext:value-type="float">
            <text:p>0.5117</text:p>
          </table:table-cell>
          <table:table-cell office:value-type="float" office:value="0.36997" calcext:value-type="float">
            <text:p>0.36997</text:p>
          </table:table-cell>
          <table:table-cell office:value-type="float" office:value="-0.72039" calcext:value-type="float">
            <text:p>-0.72039</text:p>
          </table:table-cell>
          <table:table-cell office:value-type="float" office:value="0.28693" calcext:value-type="float">
            <text:p>0.28693</text:p>
          </table:table-cell>
          <table:table-cell office:value-type="float" office:value="-0.14527" calcext:value-type="float">
            <text:p>-0.14527</text:p>
          </table:table-cell>
          <table:table-cell office:value-type="float" office:value="-0.07079" calcext:value-type="float">
            <text:p>-0.07079</text:p>
          </table:table-cell>
          <table:table-cell office:value-type="float" office:value="-0.17102" calcext:value-type="float">
            <text:p>-0.17102</text:p>
          </table:table-cell>
          <table:table-cell table:number-columns-repeated="5"/>
        </table:table-row>
        <table:table-row table:style-name="ro1">
          <table:table-cell office:value-type="float" office:value="1.40371528846214E+018" calcext:value-type="float">
            <text:p>1403715288462140000</text:p>
          </table:table-cell>
          <table:table-cell office:value-type="float" office:value="0.8147" calcext:value-type="float">
            <text:p>0.8147</text:p>
          </table:table-cell>
          <table:table-cell office:value-type="float" office:value="-0.52027" calcext:value-type="float">
            <text:p>-0.52027</text:p>
          </table:table-cell>
          <table:table-cell office:value-type="float" office:value="0.62506" calcext:value-type="float">
            <text:p>0.62506</text:p>
          </table:table-cell>
          <table:table-cell office:value-type="float" office:value="0.51222" calcext:value-type="float">
            <text:p>0.51222</text:p>
          </table:table-cell>
          <table:table-cell office:value-type="float" office:value="0.36489" calcext:value-type="float">
            <text:p>0.36489</text:p>
          </table:table-cell>
          <table:table-cell office:value-type="float" office:value="-0.72356" calcext:value-type="float">
            <text:p>-0.72356</text:p>
          </table:table-cell>
          <table:table-cell office:value-type="float" office:value="0.2845" calcext:value-type="float">
            <text:p>0.2845</text:p>
          </table:table-cell>
          <table:table-cell office:value-type="float" office:value="-0.14396" calcext:value-type="float">
            <text:p>-0.14396</text:p>
          </table:table-cell>
          <table:table-cell office:value-type="float" office:value="-0.0541" calcext:value-type="float">
            <text:p>-0.0541</text:p>
          </table:table-cell>
          <table:table-cell office:value-type="float" office:value="-0.13651" calcext:value-type="float">
            <text:p>-0.13651</text:p>
          </table:table-cell>
          <table:table-cell table:number-columns-repeated="5"/>
        </table:table-row>
        <table:table-row table:style-name="ro1">
          <table:table-cell office:value-type="float" office:value="1.40371528856214E+018" calcext:value-type="float">
            <text:p>1403715288562140000</text:p>
          </table:table-cell>
          <table:table-cell office:value-type="float" office:value="0.80101" calcext:value-type="float">
            <text:p>0.80101</text:p>
          </table:table-cell>
          <table:table-cell office:value-type="float" office:value="-0.52622" calcext:value-type="float">
            <text:p>-0.52622</text:p>
          </table:table-cell>
          <table:table-cell office:value-type="float" office:value="0.62244" calcext:value-type="float">
            <text:p>0.62244</text:p>
          </table:table-cell>
          <table:table-cell office:value-type="float" office:value="0.51216" calcext:value-type="float">
            <text:p>0.51216</text:p>
          </table:table-cell>
          <table:table-cell office:value-type="float" office:value="0.36239" calcext:value-type="float">
            <text:p>0.36239</text:p>
          </table:table-cell>
          <table:table-cell office:value-type="float" office:value="-0.7251" calcext:value-type="float">
            <text:p>-0.7251</text:p>
          </table:table-cell>
          <table:table-cell office:value-type="float" office:value="0.28388" calcext:value-type="float">
            <text:p>0.28388</text:p>
          </table:table-cell>
          <table:table-cell office:value-type="float" office:value="-0.1417" calcext:value-type="float">
            <text:p>-0.1417</text:p>
          </table:table-cell>
          <table:table-cell office:value-type="float" office:value="-0.0338" calcext:value-type="float">
            <text:p>-0.0338</text:p>
          </table:table-cell>
          <table:table-cell office:value-type="float" office:value="-0.00626" calcext:value-type="float">
            <text:p>-0.00626</text:p>
          </table:table-cell>
          <table:table-cell table:number-columns-repeated="5"/>
        </table:table-row>
        <table:table-row table:style-name="ro1">
          <table:table-cell office:value-type="float" office:value="1.40371528866214E+018" calcext:value-type="float">
            <text:p>1403715288662140000</text:p>
          </table:table-cell>
          <table:table-cell office:value-type="float" office:value="0.78563" calcext:value-type="float">
            <text:p>0.78563</text:p>
          </table:table-cell>
          <table:table-cell office:value-type="float" office:value="-0.53029" calcext:value-type="float">
            <text:p>-0.53029</text:p>
          </table:table-cell>
          <table:table-cell office:value-type="float" office:value="0.62961" calcext:value-type="float">
            <text:p>0.62961</text:p>
          </table:table-cell>
          <table:table-cell office:value-type="float" office:value="0.51074" calcext:value-type="float">
            <text:p>0.51074</text:p>
          </table:table-cell>
          <table:table-cell office:value-type="float" office:value="0.36086" calcext:value-type="float">
            <text:p>0.36086</text:p>
          </table:table-cell>
          <table:table-cell office:value-type="float" office:value="-0.72629" calcext:value-type="float">
            <text:p>-0.72629</text:p>
          </table:table-cell>
          <table:table-cell office:value-type="float" office:value="0.28537" calcext:value-type="float">
            <text:p>0.28537</text:p>
          </table:table-cell>
          <table:table-cell office:value-type="float" office:value="-0.15927" calcext:value-type="float">
            <text:p>-0.15927</text:p>
          </table:table-cell>
          <table:table-cell office:value-type="float" office:value="-0.02874" calcext:value-type="float">
            <text:p>-0.02874</text:p>
          </table:table-cell>
          <table:table-cell office:value-type="float" office:value="0.12728" calcext:value-type="float">
            <text:p>0.12728</text:p>
          </table:table-cell>
          <table:table-cell table:number-columns-repeated="5"/>
        </table:table-row>
        <table:table-row table:style-name="ro1">
          <table:table-cell office:value-type="float" office:value="1.40371528876214E+018" calcext:value-type="float">
            <text:p>1403715288762140000</text:p>
          </table:table-cell>
          <table:table-cell office:value-type="float" office:value="0.76998" calcext:value-type="float">
            <text:p>0.76998</text:p>
          </table:table-cell>
          <table:table-cell office:value-type="float" office:value="-0.53354" calcext:value-type="float">
            <text:p>-0.53354</text:p>
          </table:table-cell>
          <table:table-cell office:value-type="float" office:value="0.64914" calcext:value-type="float">
            <text:p>0.64914</text:p>
          </table:table-cell>
          <table:table-cell office:value-type="float" office:value="0.51124" calcext:value-type="float">
            <text:p>0.51124</text:p>
          </table:table-cell>
          <table:table-cell office:value-type="float" office:value="0.36349" calcext:value-type="float">
            <text:p>0.36349</text:p>
          </table:table-cell>
          <table:table-cell office:value-type="float" office:value="-0.72558" calcext:value-type="float">
            <text:p>-0.72558</text:p>
          </table:table-cell>
          <table:table-cell office:value-type="float" office:value="0.28292" calcext:value-type="float">
            <text:p>0.28292</text:p>
          </table:table-cell>
          <table:table-cell office:value-type="float" office:value="-0.17008" calcext:value-type="float">
            <text:p>-0.17008</text:p>
          </table:table-cell>
          <table:table-cell office:value-type="float" office:value="-0.02267" calcext:value-type="float">
            <text:p>-0.02267</text:p>
          </table:table-cell>
          <table:table-cell office:value-type="float" office:value="0.17071" calcext:value-type="float">
            <text:p>0.17071</text:p>
          </table:table-cell>
          <table:table-cell table:number-columns-repeated="5"/>
        </table:table-row>
        <table:table-row table:style-name="ro1">
          <table:table-cell office:value-type="float" office:value="1.40371528886214E+018" calcext:value-type="float">
            <text:p>1403715288862140000</text:p>
          </table:table-cell>
          <table:table-cell office:value-type="float" office:value="0.75362" calcext:value-type="float">
            <text:p>0.75362</text:p>
          </table:table-cell>
          <table:table-cell office:value-type="float" office:value="-0.53388" calcext:value-type="float">
            <text:p>-0.53388</text:p>
          </table:table-cell>
          <table:table-cell office:value-type="float" office:value="0.66013" calcext:value-type="float">
            <text:p>0.66013</text:p>
          </table:table-cell>
          <table:table-cell office:value-type="float" office:value="0.51231" calcext:value-type="float">
            <text:p>0.51231</text:p>
          </table:table-cell>
          <table:table-cell office:value-type="float" office:value="0.36669" calcext:value-type="float">
            <text:p>0.36669</text:p>
          </table:table-cell>
          <table:table-cell office:value-type="float" office:value="-0.72488" calcext:value-type="float">
            <text:p>-0.72488</text:p>
          </table:table-cell>
          <table:table-cell office:value-type="float" office:value="0.2786" calcext:value-type="float">
            <text:p>0.2786</text:p>
          </table:table-cell>
          <table:table-cell office:value-type="float" office:value="-0.17621" calcext:value-type="float">
            <text:p>-0.17621</text:p>
          </table:table-cell>
          <table:table-cell office:value-type="float" office:value="-0.01008" calcext:value-type="float">
            <text:p>-0.01008</text:p>
          </table:table-cell>
          <table:table-cell office:value-type="float" office:value="0.04896" calcext:value-type="float">
            <text:p>0.04896</text:p>
          </table:table-cell>
          <table:table-cell table:number-columns-repeated="5"/>
        </table:table-row>
        <table:table-row table:style-name="ro1">
          <table:table-cell office:value-type="float" office:value="1.40371528896214E+018" calcext:value-type="float">
            <text:p>1403715288962140000</text:p>
          </table:table-cell>
          <table:table-cell office:value-type="float" office:value="0.73743" calcext:value-type="float">
            <text:p>0.73743</text:p>
          </table:table-cell>
          <table:table-cell office:value-type="float" office:value="-0.53281" calcext:value-type="float">
            <text:p>-0.53281</text:p>
          </table:table-cell>
          <table:table-cell office:value-type="float" office:value="0.65862" calcext:value-type="float">
            <text:p>0.65862</text:p>
          </table:table-cell>
          <table:table-cell office:value-type="float" office:value="0.51564" calcext:value-type="float">
            <text:p>0.51564</text:p>
          </table:table-cell>
          <table:table-cell office:value-type="float" office:value="0.36685" calcext:value-type="float">
            <text:p>0.36685</text:p>
          </table:table-cell>
          <table:table-cell office:value-type="float" office:value="-0.72537" calcext:value-type="float">
            <text:p>-0.72537</text:p>
          </table:table-cell>
          <table:table-cell office:value-type="float" office:value="0.27088" calcext:value-type="float">
            <text:p>0.27088</text:p>
          </table:table-cell>
          <table:table-cell office:value-type="float" office:value="-0.17918" calcext:value-type="float">
            <text:p>-0.17918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-0.08931" calcext:value-type="float">
            <text:p>-0.08931</text:p>
          </table:table-cell>
          <table:table-cell table:number-columns-repeated="5"/>
        </table:table-row>
        <table:table-row table:style-name="ro1">
          <table:table-cell office:value-type="float" office:value="1.40371528906214E+018" calcext:value-type="float">
            <text:p>1403715289062140000</text:p>
          </table:table-cell>
          <table:table-cell office:value-type="float" office:value="0.72215" calcext:value-type="float">
            <text:p>0.72215</text:p>
          </table:table-cell>
          <table:table-cell office:value-type="float" office:value="-0.52875" calcext:value-type="float">
            <text:p>-0.52875</text:p>
          </table:table-cell>
          <table:table-cell office:value-type="float" office:value="0.64291" calcext:value-type="float">
            <text:p>0.64291</text:p>
          </table:table-cell>
          <table:table-cell office:value-type="float" office:value="0.51692" calcext:value-type="float">
            <text:p>0.51692</text:p>
          </table:table-cell>
          <table:table-cell office:value-type="float" office:value="0.36161" calcext:value-type="float">
            <text:p>0.36161</text:p>
          </table:table-cell>
          <table:table-cell office:value-type="float" office:value="-0.72966" calcext:value-type="float">
            <text:p>-0.72966</text:p>
          </table:table-cell>
          <table:table-cell office:value-type="float" office:value="0.26386" calcext:value-type="float">
            <text:p>0.26386</text:p>
          </table:table-cell>
          <table:table-cell office:value-type="float" office:value="-0.16752" calcext:value-type="float">
            <text:p>-0.16752</text:p>
          </table:table-cell>
          <table:table-cell office:value-type="float" office:value="0.00865" calcext:value-type="float">
            <text:p>0.00865</text:p>
          </table:table-cell>
          <table:table-cell office:value-type="float" office:value="-0.22216" calcext:value-type="float">
            <text:p>-0.22216</text:p>
          </table:table-cell>
          <table:table-cell table:number-columns-repeated="5"/>
        </table:table-row>
        <table:table-row table:style-name="ro1">
          <table:table-cell office:value-type="float" office:value="1.40371528916214E+018" calcext:value-type="float">
            <text:p>1403715289162140000</text:p>
          </table:table-cell>
          <table:table-cell office:value-type="float" office:value="0.7062" calcext:value-type="float">
            <text:p>0.7062</text:p>
          </table:table-cell>
          <table:table-cell office:value-type="float" office:value="-0.52431" calcext:value-type="float">
            <text:p>-0.52431</text:p>
          </table:table-cell>
          <table:table-cell office:value-type="float" office:value="0.61865" calcext:value-type="float">
            <text:p>0.61865</text:p>
          </table:table-cell>
          <table:table-cell office:value-type="float" office:value="0.5195" calcext:value-type="float">
            <text:p>0.5195</text:p>
          </table:table-cell>
          <table:table-cell office:value-type="float" office:value="0.35496" calcext:value-type="float">
            <text:p>0.35496</text:p>
          </table:table-cell>
          <table:table-cell office:value-type="float" office:value="-0.73434" calcext:value-type="float">
            <text:p>-0.73434</text:p>
          </table:table-cell>
          <table:table-cell office:value-type="float" office:value="0.25468" calcext:value-type="float">
            <text:p>0.25468</text:p>
          </table:table-cell>
          <table:table-cell office:value-type="float" office:value="-0.15995" calcext:value-type="float">
            <text:p>-0.15995</text:p>
          </table:table-cell>
          <table:table-cell office:value-type="float" office:value="0.00481" calcext:value-type="float">
            <text:p>0.00481</text:p>
          </table:table-cell>
          <table:table-cell office:value-type="float" office:value="-0.28603" calcext:value-type="float">
            <text:p>-0.28603</text:p>
          </table:table-cell>
          <table:table-cell table:number-columns-repeated="5"/>
        </table:table-row>
        <table:table-row table:style-name="ro1">
          <table:table-cell office:value-type="float" office:value="1.40371528926214E+018" calcext:value-type="float">
            <text:p>1403715289262140000</text:p>
          </table:table-cell>
          <table:table-cell office:value-type="float" office:value="0.691" calcext:value-type="float">
            <text:p>0.691</text:p>
          </table:table-cell>
          <table:table-cell office:value-type="float" office:value="-0.52058" calcext:value-type="float">
            <text:p>-0.52058</text:p>
          </table:table-cell>
          <table:table-cell office:value-type="float" office:value="0.59147" calcext:value-type="float">
            <text:p>0.59147</text:p>
          </table:table-cell>
          <table:table-cell office:value-type="float" office:value="0.52234" calcext:value-type="float">
            <text:p>0.52234</text:p>
          </table:table-cell>
          <table:table-cell office:value-type="float" office:value="0.34873" calcext:value-type="float">
            <text:p>0.34873</text:p>
          </table:table-cell>
          <table:table-cell office:value-type="float" office:value="-0.73807" calcext:value-type="float">
            <text:p>-0.73807</text:p>
          </table:table-cell>
          <table:table-cell office:value-type="float" office:value="0.24657" calcext:value-type="float">
            <text:p>0.24657</text:p>
          </table:table-cell>
          <table:table-cell office:value-type="float" office:value="-0.14101" calcext:value-type="float">
            <text:p>-0.14101</text:p>
          </table:table-cell>
          <table:table-cell office:value-type="float" office:value="0.00454" calcext:value-type="float">
            <text:p>0.00454</text:p>
          </table:table-cell>
          <table:table-cell office:value-type="float" office:value="-0.29224" calcext:value-type="float">
            <text:p>-0.29224</text:p>
          </table:table-cell>
          <table:table-cell table:number-columns-repeated="5"/>
        </table:table-row>
        <table:table-row table:style-name="ro1">
          <table:table-cell office:value-type="float" office:value="1.40371528936214E+018" calcext:value-type="float">
            <text:p>1403715289362140000</text:p>
          </table:table-cell>
          <table:table-cell office:value-type="float" office:value="0.67848" calcext:value-type="float">
            <text:p>0.67848</text:p>
          </table:table-cell>
          <table:table-cell office:value-type="float" office:value="-0.51765" calcext:value-type="float">
            <text:p>-0.51765</text:p>
          </table:table-cell>
          <table:table-cell office:value-type="float" office:value="0.56333" calcext:value-type="float">
            <text:p>0.56333</text:p>
          </table:table-cell>
          <table:table-cell office:value-type="float" office:value="0.52624" calcext:value-type="float">
            <text:p>0.52624</text:p>
          </table:table-cell>
          <table:table-cell office:value-type="float" office:value="0.34036" calcext:value-type="float">
            <text:p>0.34036</text:p>
          </table:table-cell>
          <table:table-cell office:value-type="float" office:value="-0.74248" calcext:value-type="float">
            <text:p>-0.74248</text:p>
          </table:table-cell>
          <table:table-cell office:value-type="float" office:value="0.23652" calcext:value-type="float">
            <text:p>0.23652</text:p>
          </table:table-cell>
          <table:table-cell office:value-type="float" office:value="-0.12543" calcext:value-type="float">
            <text:p>-0.12543</text:p>
          </table:table-cell>
          <table:table-cell office:value-type="float" office:value="0.00719" calcext:value-type="float">
            <text:p>0.00719</text:p>
          </table:table-cell>
          <table:table-cell office:value-type="float" office:value="-0.30704" calcext:value-type="float">
            <text:p>-0.30704</text:p>
          </table:table-cell>
          <table:table-cell table:number-columns-repeated="5"/>
        </table:table-row>
        <table:table-row table:style-name="ro1">
          <table:table-cell office:value-type="float" office:value="1.40371528946214E+018" calcext:value-type="float">
            <text:p>1403715289462140000</text:p>
          </table:table-cell>
          <table:table-cell office:value-type="float" office:value="0.66655" calcext:value-type="float">
            <text:p>0.66655</text:p>
          </table:table-cell>
          <table:table-cell office:value-type="float" office:value="-0.51594" calcext:value-type="float">
            <text:p>-0.51594</text:p>
          </table:table-cell>
          <table:table-cell office:value-type="float" office:value="0.53228" calcext:value-type="float">
            <text:p>0.53228</text:p>
          </table:table-cell>
          <table:table-cell office:value-type="float" office:value="0.5283" calcext:value-type="float">
            <text:p>0.5283</text:p>
          </table:table-cell>
          <table:table-cell office:value-type="float" office:value="0.32798" calcext:value-type="float">
            <text:p>0.32798</text:p>
          </table:table-cell>
          <table:table-cell office:value-type="float" office:value="-0.74958" calcext:value-type="float">
            <text:p>-0.74958</text:p>
          </table:table-cell>
          <table:table-cell office:value-type="float" office:value="0.22684" calcext:value-type="float">
            <text:p>0.22684</text:p>
          </table:table-cell>
          <table:table-cell office:value-type="float" office:value="-0.11511" calcext:value-type="float">
            <text:p>-0.11511</text:p>
          </table:table-cell>
          <table:table-cell office:value-type="float" office:value="-0.01113" calcext:value-type="float">
            <text:p>-0.01113</text:p>
          </table:table-cell>
          <table:table-cell office:value-type="float" office:value="-0.35324" calcext:value-type="float">
            <text:p>-0.35324</text:p>
          </table:table-cell>
          <table:table-cell table:number-columns-repeated="5"/>
        </table:table-row>
        <table:table-row table:style-name="ro1">
          <table:table-cell office:value-type="float" office:value="1.40371528956214E+018" calcext:value-type="float">
            <text:p>1403715289562140000</text:p>
          </table:table-cell>
          <table:table-cell office:value-type="float" office:value="0.65532" calcext:value-type="float">
            <text:p>0.65532</text:p>
          </table:table-cell>
          <table:table-cell office:value-type="float" office:value="-0.51632" calcext:value-type="float">
            <text:p>-0.51632</text:p>
          </table:table-cell>
          <table:table-cell office:value-type="float" office:value="0.49748" calcext:value-type="float">
            <text:p>0.49748</text:p>
          </table:table-cell>
          <table:table-cell office:value-type="float" office:value="0.53029" calcext:value-type="float">
            <text:p>0.53029</text:p>
          </table:table-cell>
          <table:table-cell office:value-type="float" office:value="0.31376" calcext:value-type="float">
            <text:p>0.31376</text:p>
          </table:table-cell>
          <table:table-cell office:value-type="float" office:value="-0.75728" calcext:value-type="float">
            <text:p>-0.75728</text:p>
          </table:table-cell>
          <table:table-cell office:value-type="float" office:value="0.21648" calcext:value-type="float">
            <text:p>0.21648</text:p>
          </table:table-cell>
          <table:table-cell office:value-type="float" office:value="-0.10746" calcext:value-type="float">
            <text:p>-0.10746</text:p>
          </table:table-cell>
          <table:table-cell office:value-type="float" office:value="-0.0283" calcext:value-type="float">
            <text:p>-0.0283</text:p>
          </table:table-cell>
          <table:table-cell office:value-type="float" office:value="-0.38698" calcext:value-type="float">
            <text:p>-0.38698</text:p>
          </table:table-cell>
          <table:table-cell table:number-columns-repeated="5"/>
        </table:table-row>
        <table:table-row table:style-name="ro1">
          <table:table-cell office:value-type="float" office:value="1.40371528966214E+018" calcext:value-type="float">
            <text:p>1403715289662140000</text:p>
          </table:table-cell>
          <table:table-cell office:value-type="float" office:value="0.64462" calcext:value-type="float">
            <text:p>0.64462</text:p>
          </table:table-cell>
          <table:table-cell office:value-type="float" office:value="-0.51787" calcext:value-type="float">
            <text:p>-0.51787</text:p>
          </table:table-cell>
          <table:table-cell office:value-type="float" office:value="0.45993" calcext:value-type="float">
            <text:p>0.45993</text:p>
          </table:table-cell>
          <table:table-cell office:value-type="float" office:value="0.53055" calcext:value-type="float">
            <text:p>0.53055</text:p>
          </table:table-cell>
          <table:table-cell office:value-type="float" office:value="0.30117" calcext:value-type="float">
            <text:p>0.30117</text:p>
          </table:table-cell>
          <table:table-cell office:value-type="float" office:value="-0.76487" calcext:value-type="float">
            <text:p>-0.76487</text:p>
          </table:table-cell>
          <table:table-cell office:value-type="float" office:value="0.20682" calcext:value-type="float">
            <text:p>0.20682</text:p>
          </table:table-cell>
          <table:table-cell office:value-type="float" office:value="-0.09574" calcext:value-type="float">
            <text:p>-0.09574</text:p>
          </table:table-cell>
          <table:table-cell office:value-type="float" office:value="-0.05441" calcext:value-type="float">
            <text:p>-0.05441</text:p>
          </table:table-cell>
          <table:table-cell office:value-type="float" office:value="-0.41148" calcext:value-type="float">
            <text:p>-0.41148</text:p>
          </table:table-cell>
          <table:table-cell table:number-columns-repeated="5"/>
        </table:table-row>
        <table:table-row table:style-name="ro1">
          <table:table-cell office:value-type="float" office:value="1.40371528976214E+018" calcext:value-type="float">
            <text:p>1403715289762140000</text:p>
          </table:table-cell>
          <table:table-cell office:value-type="float" office:value="0.63528" calcext:value-type="float">
            <text:p>0.63528</text:p>
          </table:table-cell>
          <table:table-cell office:value-type="float" office:value="-0.52522" calcext:value-type="float">
            <text:p>-0.52522</text:p>
          </table:table-cell>
          <table:table-cell office:value-type="float" office:value="0.42172" calcext:value-type="float">
            <text:p>0.42172</text:p>
          </table:table-cell>
          <table:table-cell office:value-type="float" office:value="0.531" calcext:value-type="float">
            <text:p>0.531</text:p>
          </table:table-cell>
          <table:table-cell office:value-type="float" office:value="0.29239" calcext:value-type="float">
            <text:p>0.29239</text:p>
          </table:table-cell>
          <table:table-cell office:value-type="float" office:value="-0.76949" calcext:value-type="float">
            <text:p>-0.76949</text:p>
          </table:table-cell>
          <table:table-cell office:value-type="float" office:value="0.20109" calcext:value-type="float">
            <text:p>0.20109</text:p>
          </table:table-cell>
          <table:table-cell office:value-type="float" office:value="-0.09283" calcext:value-type="float">
            <text:p>-0.09283</text:p>
          </table:table-cell>
          <table:table-cell office:value-type="float" office:value="-0.09512" calcext:value-type="float">
            <text:p>-0.09512</text:p>
          </table:table-cell>
          <table:table-cell office:value-type="float" office:value="-0.35655" calcext:value-type="float">
            <text:p>-0.35655</text:p>
          </table:table-cell>
          <table:table-cell table:number-columns-repeated="5"/>
        </table:table-row>
        <table:table-row table:style-name="ro1">
          <table:table-cell office:value-type="float" office:value="1.40371528986214E+018" calcext:value-type="float">
            <text:p>1403715289862140000</text:p>
          </table:table-cell>
          <table:table-cell office:value-type="float" office:value="0.62663" calcext:value-type="float">
            <text:p>0.62663</text:p>
          </table:table-cell>
          <table:table-cell office:value-type="float" office:value="-0.53652" calcext:value-type="float">
            <text:p>-0.53652</text:p>
          </table:table-cell>
          <table:table-cell office:value-type="float" office:value="0.39272" calcext:value-type="float">
            <text:p>0.39272</text:p>
          </table:table-cell>
          <table:table-cell office:value-type="float" office:value="0.532" calcext:value-type="float">
            <text:p>0.532</text:p>
          </table:table-cell>
          <table:table-cell office:value-type="float" office:value="0.28806" calcext:value-type="float">
            <text:p>0.28806</text:p>
          </table:table-cell>
          <table:table-cell office:value-type="float" office:value="-0.77082" calcext:value-type="float">
            <text:p>-0.77082</text:p>
          </table:table-cell>
          <table:table-cell office:value-type="float" office:value="0.1996" calcext:value-type="float">
            <text:p>0.1996</text:p>
          </table:table-cell>
          <table:table-cell office:value-type="float" office:value="-0.09271" calcext:value-type="float">
            <text:p>-0.09271</text:p>
          </table:table-cell>
          <table:table-cell office:value-type="float" office:value="-0.13985" calcext:value-type="float">
            <text:p>-0.13985</text:p>
          </table:table-cell>
          <table:table-cell office:value-type="float" office:value="-0.2524" calcext:value-type="float">
            <text:p>-0.2524</text:p>
          </table:table-cell>
          <table:table-cell table:number-columns-repeated="5"/>
        </table:table-row>
        <table:table-row table:style-name="ro1">
          <table:table-cell office:value-type="float" office:value="1.40371528996214E+018" calcext:value-type="float">
            <text:p>1403715289962140000</text:p>
          </table:table-cell>
          <table:table-cell office:value-type="float" office:value="0.61697" calcext:value-type="float">
            <text:p>0.61697</text:p>
          </table:table-cell>
          <table:table-cell office:value-type="float" office:value="-0.55278" calcext:value-type="float">
            <text:p>-0.55278</text:p>
          </table:table-cell>
          <table:table-cell office:value-type="float" office:value="0.37524" calcext:value-type="float">
            <text:p>0.37524</text:p>
          </table:table-cell>
          <table:table-cell office:value-type="float" office:value="0.53107" calcext:value-type="float">
            <text:p>0.53107</text:p>
          </table:table-cell>
          <table:table-cell office:value-type="float" office:value="0.28714" calcext:value-type="float">
            <text:p>0.28714</text:p>
          </table:table-cell>
          <table:table-cell office:value-type="float" office:value="-0.77119" calcext:value-type="float">
            <text:p>-0.77119</text:p>
          </table:table-cell>
          <table:table-cell office:value-type="float" office:value="0.20194" calcext:value-type="float">
            <text:p>0.20194</text:p>
          </table:table-cell>
          <table:table-cell office:value-type="float" office:value="-0.09437" calcext:value-type="float">
            <text:p>-0.09437</text:p>
          </table:table-cell>
          <table:table-cell office:value-type="float" office:value="-0.17933" calcext:value-type="float">
            <text:p>-0.17933</text:p>
          </table:table-cell>
          <table:table-cell office:value-type="float" office:value="-0.1431" calcext:value-type="float">
            <text:p>-0.1431</text:p>
          </table:table-cell>
          <table:table-cell table:number-columns-repeated="5"/>
        </table:table-row>
        <table:table-row table:style-name="ro1">
          <table:table-cell office:value-type="float" office:value="1.40371529006214E+018" calcext:value-type="float">
            <text:p>1403715290062140000</text:p>
          </table:table-cell>
          <table:table-cell office:value-type="float" office:value="0.60526" calcext:value-type="float">
            <text:p>0.60526</text:p>
          </table:table-cell>
          <table:table-cell office:value-type="float" office:value="-0.57395" calcext:value-type="float">
            <text:p>-0.57395</text:p>
          </table:table-cell>
          <table:table-cell office:value-type="float" office:value="0.36882" calcext:value-type="float">
            <text:p>0.36882</text:p>
          </table:table-cell>
          <table:table-cell office:value-type="float" office:value="0.52997" calcext:value-type="float">
            <text:p>0.52997</text:p>
          </table:table-cell>
          <table:table-cell office:value-type="float" office:value="0.29002" calcext:value-type="float">
            <text:p>0.29002</text:p>
          </table:table-cell>
          <table:table-cell office:value-type="float" office:value="-0.77018" calcext:value-type="float">
            <text:p>-0.77018</text:p>
          </table:table-cell>
          <table:table-cell office:value-type="float" office:value="0.20455" calcext:value-type="float">
            <text:p>0.20455</text:p>
          </table:table-cell>
          <table:table-cell office:value-type="float" office:value="-0.10004" calcext:value-type="float">
            <text:p>-0.10004</text:p>
          </table:table-cell>
          <table:table-cell office:value-type="float" office:value="-0.21488" calcext:value-type="float">
            <text:p>-0.21488</text:p>
          </table:table-cell>
          <table:table-cell office:value-type="float" office:value="-0.02005" calcext:value-type="float">
            <text:p>-0.02005</text:p>
          </table:table-cell>
          <table:table-cell table:number-columns-repeated="5"/>
        </table:table-row>
        <table:table-row table:style-name="ro1">
          <table:table-cell office:value-type="float" office:value="1.40371529016214E+018" calcext:value-type="float">
            <text:p>1403715290162140000</text:p>
          </table:table-cell>
          <table:table-cell office:value-type="float" office:value="0.59283" calcext:value-type="float">
            <text:p>0.59283</text:p>
          </table:table-cell>
          <table:table-cell office:value-type="float" office:value="-0.59852" calcext:value-type="float">
            <text:p>-0.59852</text:p>
          </table:table-cell>
          <table:table-cell office:value-type="float" office:value="0.37502" calcext:value-type="float">
            <text:p>0.37502</text:p>
          </table:table-cell>
          <table:table-cell office:value-type="float" office:value="0.53101" calcext:value-type="float">
            <text:p>0.53101</text:p>
          </table:table-cell>
          <table:table-cell office:value-type="float" office:value="0.29581" calcext:value-type="float">
            <text:p>0.29581</text:p>
          </table:table-cell>
          <table:table-cell office:value-type="float" office:value="-0.7664" calcext:value-type="float">
            <text:p>-0.7664</text:p>
          </table:table-cell>
          <table:table-cell office:value-type="float" office:value="0.20773" calcext:value-type="float">
            <text:p>0.20773</text:p>
          </table:table-cell>
          <table:table-cell office:value-type="float" office:value="-0.11996" calcext:value-type="float">
            <text:p>-0.11996</text:p>
          </table:table-cell>
          <table:table-cell office:value-type="float" office:value="-0.25599" calcext:value-type="float">
            <text:p>-0.25599</text:p>
          </table:table-cell>
          <table:table-cell office:value-type="float" office:value="0.08766" calcext:value-type="float">
            <text:p>0.08766</text:p>
          </table:table-cell>
          <table:table-cell table:number-columns-repeated="5"/>
        </table:table-row>
        <table:table-row table:style-name="ro1">
          <table:table-cell office:value-type="float" office:value="1.40371529026214E+018" calcext:value-type="float">
            <text:p>1403715290262140000</text:p>
          </table:table-cell>
          <table:table-cell office:value-type="float" office:value="0.57904" calcext:value-type="float">
            <text:p>0.57904</text:p>
          </table:table-cell>
          <table:table-cell office:value-type="float" office:value="-0.62552" calcext:value-type="float">
            <text:p>-0.62552</text:p>
          </table:table-cell>
          <table:table-cell office:value-type="float" office:value="0.38923" calcext:value-type="float">
            <text:p>0.38923</text:p>
          </table:table-cell>
          <table:table-cell office:value-type="float" office:value="0.52635" calcext:value-type="float">
            <text:p>0.52635</text:p>
          </table:table-cell>
          <table:table-cell office:value-type="float" office:value="0.30318" calcext:value-type="float">
            <text:p>0.30318</text:p>
          </table:table-cell>
          <table:table-cell office:value-type="float" office:value="-0.76639" calcext:value-type="float">
            <text:p>-0.76639</text:p>
          </table:table-cell>
          <table:table-cell office:value-type="float" office:value="0.20899" calcext:value-type="float">
            <text:p>0.20899</text:p>
          </table:table-cell>
          <table:table-cell office:value-type="float" office:value="-0.13499" calcext:value-type="float">
            <text:p>-0.13499</text:p>
          </table:table-cell>
          <table:table-cell office:value-type="float" office:value="-0.29079" calcext:value-type="float">
            <text:p>-0.29079</text:p>
          </table:table-cell>
          <table:table-cell office:value-type="float" office:value="0.16199" calcext:value-type="float">
            <text:p>0.16199</text:p>
          </table:table-cell>
          <table:table-cell table:number-columns-repeated="5"/>
        </table:table-row>
        <table:table-row table:style-name="ro1">
          <table:table-cell office:value-type="float" office:value="1.40371529036214E+018" calcext:value-type="float">
            <text:p>1403715290362140000</text:p>
          </table:table-cell>
          <table:table-cell office:value-type="float" office:value="0.56365" calcext:value-type="float">
            <text:p>0.56365</text:p>
          </table:table-cell>
          <table:table-cell office:value-type="float" office:value="-0.65735" calcext:value-type="float">
            <text:p>-0.65735</text:p>
          </table:table-cell>
          <table:table-cell office:value-type="float" office:value="0.40353" calcext:value-type="float">
            <text:p>0.40353</text:p>
          </table:table-cell>
          <table:table-cell office:value-type="float" office:value="0.52057" calcext:value-type="float">
            <text:p>0.52057</text:p>
          </table:table-cell>
          <table:table-cell office:value-type="float" office:value="0.30829" calcext:value-type="float">
            <text:p>0.30829</text:p>
          </table:table-cell>
          <table:table-cell office:value-type="float" office:value="-0.76754" calcext:value-type="float">
            <text:p>-0.76754</text:p>
          </table:table-cell>
          <table:table-cell office:value-type="float" office:value="0.21178" calcext:value-type="float">
            <text:p>0.21178</text:p>
          </table:table-cell>
          <table:table-cell office:value-type="float" office:value="-0.15598" calcext:value-type="float">
            <text:p>-0.15598</text:p>
          </table:table-cell>
          <table:table-cell office:value-type="float" office:value="-0.34381" calcext:value-type="float">
            <text:p>-0.34381</text:p>
          </table:table-cell>
          <table:table-cell office:value-type="float" office:value="0.12564" calcext:value-type="float">
            <text:p>0.12564</text:p>
          </table:table-cell>
          <table:table-cell table:number-columns-repeated="5"/>
        </table:table-row>
        <table:table-row table:style-name="ro1">
          <table:table-cell office:value-type="float" office:value="1.40371529046214E+018" calcext:value-type="float">
            <text:p>1403715290462140000</text:p>
          </table:table-cell>
          <table:table-cell office:value-type="float" office:value="0.54903" calcext:value-type="float">
            <text:p>0.54903</text:p>
          </table:table-cell>
          <table:table-cell office:value-type="float" office:value="-0.69101" calcext:value-type="float">
            <text:p>-0.69101</text:p>
          </table:table-cell>
          <table:table-cell office:value-type="float" office:value="0.412" calcext:value-type="float">
            <text:p>0.412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30983" calcext:value-type="float">
            <text:p>0.30983</text:p>
          </table:table-cell>
          <table:table-cell office:value-type="float" office:value="-0.77041" calcext:value-type="float">
            <text:p>-0.77041</text:p>
          </table:table-cell>
          <table:table-cell office:value-type="float" office:value="0.21594" calcext:value-type="float">
            <text:p>0.21594</text:p>
          </table:table-cell>
          <table:table-cell office:value-type="float" office:value="-0.15945" calcext:value-type="float">
            <text:p>-0.15945</text:p>
          </table:table-cell>
          <table:table-cell office:value-type="float" office:value="-0.37091" calcext:value-type="float">
            <text:p>-0.37091</text:p>
          </table:table-cell>
          <table:table-cell office:value-type="float" office:value="0.10076" calcext:value-type="float">
            <text:p>0.10076</text:p>
          </table:table-cell>
          <table:table-cell table:number-columns-repeated="5"/>
        </table:table-row>
        <table:table-row table:style-name="ro1">
          <table:table-cell office:value-type="float" office:value="1.40371529056214E+018" calcext:value-type="float">
            <text:p>1403715290562140000</text:p>
          </table:table-cell>
          <table:table-cell office:value-type="float" office:value="0.5311" calcext:value-type="float">
            <text:p>0.5311</text:p>
          </table:table-cell>
          <table:table-cell office:value-type="float" office:value="-0.72922" calcext:value-type="float">
            <text:p>-0.72922</text:p>
          </table:table-cell>
          <table:table-cell office:value-type="float" office:value="0.41864" calcext:value-type="float">
            <text:p>0.41864</text:p>
          </table:table-cell>
          <table:table-cell office:value-type="float" office:value="0.51485" calcext:value-type="float">
            <text:p>0.51485</text:p>
          </table:table-cell>
          <table:table-cell office:value-type="float" office:value="0.31007" calcext:value-type="float">
            <text:p>0.31007</text:p>
          </table:table-cell>
          <table:table-cell office:value-type="float" office:value="-0.76852" calcext:value-type="float">
            <text:p>-0.76852</text:p>
          </table:table-cell>
          <table:table-cell office:value-type="float" office:value="0.21946" calcext:value-type="float">
            <text:p>0.21946</text:p>
          </table:table-cell>
          <table:table-cell office:value-type="float" office:value="-0.19689" calcext:value-type="float">
            <text:p>-0.19689</text:p>
          </table:table-cell>
          <table:table-cell office:value-type="float" office:value="-0.4077" calcext:value-type="float">
            <text:p>-0.4077</text:p>
          </table:table-cell>
          <table:table-cell office:value-type="float" office:value="0.07956" calcext:value-type="float">
            <text:p>0.07956</text:p>
          </table:table-cell>
          <table:table-cell table:number-columns-repeated="5"/>
        </table:table-row>
        <table:table-row table:style-name="ro1">
          <table:table-cell office:value-type="float" office:value="1.40371529066214E+018" calcext:value-type="float">
            <text:p>1403715290662140000</text:p>
          </table:table-cell>
          <table:table-cell office:value-type="float" office:value="0.51223" calcext:value-type="float">
            <text:p>0.51223</text:p>
          </table:table-cell>
          <table:table-cell office:value-type="float" office:value="-0.76971" calcext:value-type="float">
            <text:p>-0.76971</text:p>
          </table:table-cell>
          <table:table-cell office:value-type="float" office:value="0.4243" calcext:value-type="float">
            <text:p>0.4243</text:p>
          </table:table-cell>
          <table:table-cell office:value-type="float" office:value="0.51759" calcext:value-type="float">
            <text:p>0.51759</text:p>
          </table:table-cell>
          <table:table-cell office:value-type="float" office:value="0.30729" calcext:value-type="float">
            <text:p>0.30729</text:p>
          </table:table-cell>
          <table:table-cell office:value-type="float" office:value="-0.76662" calcext:value-type="float">
            <text:p>-0.76662</text:p>
          </table:table-cell>
          <table:table-cell office:value-type="float" office:value="0.22355" calcext:value-type="float">
            <text:p>0.22355</text:p>
          </table:table-cell>
          <table:table-cell office:value-type="float" office:value="-0.2077" calcext:value-type="float">
            <text:p>-0.2077</text:p>
          </table:table-cell>
          <table:table-cell office:value-type="float" office:value="-0.42482" calcext:value-type="float">
            <text:p>-0.42482</text:p>
          </table:table-cell>
          <table:table-cell office:value-type="float" office:value="0.03694" calcext:value-type="float">
            <text:p>0.03694</text:p>
          </table:table-cell>
          <table:table-cell table:number-columns-repeated="5"/>
        </table:table-row>
        <table:table-row table:style-name="ro1">
          <table:table-cell office:value-type="float" office:value="1.40371529076214E+018" calcext:value-type="float">
            <text:p>1403715290762140000</text:p>
          </table:table-cell>
          <table:table-cell office:value-type="float" office:value="0.49152" calcext:value-type="float">
            <text:p>0.49152</text:p>
          </table:table-cell>
          <table:table-cell office:value-type="float" office:value="-0.81053" calcext:value-type="float">
            <text:p>-0.81053</text:p>
          </table:table-cell>
          <table:table-cell office:value-type="float" office:value="0.42827" calcext:value-type="float">
            <text:p>0.42827</text:p>
          </table:table-cell>
          <table:table-cell office:value-type="float" office:value="0.52452" calcext:value-type="float">
            <text:p>0.52452</text:p>
          </table:table-cell>
          <table:table-cell office:value-type="float" office:value="0.30563" calcext:value-type="float">
            <text:p>0.30563</text:p>
          </table:table-cell>
          <table:table-cell office:value-type="float" office:value="-0.76248" calcext:value-type="float">
            <text:p>-0.76248</text:p>
          </table:table-cell>
          <table:table-cell office:value-type="float" office:value="0.22382" calcext:value-type="float">
            <text:p>0.22382</text:p>
          </table:table-cell>
          <table:table-cell office:value-type="float" office:value="-0.22127" calcext:value-type="float">
            <text:p>-0.22127</text:p>
          </table:table-cell>
          <table:table-cell office:value-type="float" office:value="-0.43302" calcext:value-type="float">
            <text:p>-0.43302</text:p>
          </table:table-cell>
          <table:table-cell office:value-type="float" office:value="0.03835" calcext:value-type="float">
            <text:p>0.03835</text:p>
          </table:table-cell>
          <table:table-cell table:number-columns-repeated="5"/>
        </table:table-row>
        <table:table-row table:style-name="ro1">
          <table:table-cell office:value-type="float" office:value="1.40371529086214E+018" calcext:value-type="float">
            <text:p>1403715290862140000</text:p>
          </table:table-cell>
          <table:table-cell office:value-type="float" office:value="0.47148" calcext:value-type="float">
            <text:p>0.47148</text:p>
          </table:table-cell>
          <table:table-cell office:value-type="float" office:value="-0.85255" calcext:value-type="float">
            <text:p>-0.85255</text:p>
          </table:table-cell>
          <table:table-cell office:value-type="float" office:value="0.43166" calcext:value-type="float">
            <text:p>0.43166</text:p>
          </table:table-cell>
          <table:table-cell office:value-type="float" office:value="0.52726" calcext:value-type="float">
            <text:p>0.52726</text:p>
          </table:table-cell>
          <table:table-cell office:value-type="float" office:value="0.30189" calcext:value-type="float">
            <text:p>0.30189</text:p>
          </table:table-cell>
          <table:table-cell office:value-type="float" office:value="-0.76132" calcext:value-type="float">
            <text:p>-0.76132</text:p>
          </table:table-cell>
          <table:table-cell office:value-type="float" office:value="0.2264" calcext:value-type="float">
            <text:p>0.2264</text:p>
          </table:table-cell>
          <table:table-cell office:value-type="float" office:value="-0.208" calcext:value-type="float">
            <text:p>-0.208</text:p>
          </table:table-cell>
          <table:table-cell office:value-type="float" office:value="-0.43752" calcext:value-type="float">
            <text:p>-0.43752</text:p>
          </table:table-cell>
          <table:table-cell office:value-type="float" office:value="0.00916" calcext:value-type="float">
            <text:p>0.00916</text:p>
          </table:table-cell>
          <table:table-cell table:number-columns-repeated="5"/>
        </table:table-row>
        <table:table-row table:style-name="ro1">
          <table:table-cell office:value-type="float" office:value="1.40371529096214E+018" calcext:value-type="float">
            <text:p>1403715290962140000</text:p>
          </table:table-cell>
          <table:table-cell office:value-type="float" office:value="0.45273" calcext:value-type="float">
            <text:p>0.45273</text:p>
          </table:table-cell>
          <table:table-cell office:value-type="float" office:value="-0.895" calcext:value-type="float">
            <text:p>-0.895</text:p>
          </table:table-cell>
          <table:table-cell office:value-type="float" office:value="0.43321" calcext:value-type="float">
            <text:p>0.43321</text:p>
          </table:table-cell>
          <table:table-cell office:value-type="float" office:value="0.52758" calcext:value-type="float">
            <text:p>0.52758</text:p>
          </table:table-cell>
          <table:table-cell office:value-type="float" office:value="0.29711" calcext:value-type="float">
            <text:p>0.29711</text:p>
          </table:table-cell>
          <table:table-cell office:value-type="float" office:value="-0.76246" calcext:value-type="float">
            <text:p>-0.76246</text:p>
          </table:table-cell>
          <table:table-cell office:value-type="float" office:value="0.22811" calcext:value-type="float">
            <text:p>0.22811</text:p>
          </table:table-cell>
          <table:table-cell office:value-type="float" office:value="-0.18979" calcext:value-type="float">
            <text:p>-0.18979</text:p>
          </table:table-cell>
          <table:table-cell office:value-type="float" office:value="-0.43006" calcext:value-type="float">
            <text:p>-0.43006</text:p>
          </table:table-cell>
          <table:table-cell office:value-type="float" office:value="-0.00636" calcext:value-type="float">
            <text:p>-0.00636</text:p>
          </table:table-cell>
          <table:table-cell table:number-columns-repeated="5"/>
        </table:table-row>
        <table:table-row table:style-name="ro1">
          <table:table-cell office:value-type="float" office:value="1.40371529106214E+018" calcext:value-type="float">
            <text:p>1403715291062140000</text:p>
          </table:table-cell>
          <table:table-cell office:value-type="float" office:value="0.43319" calcext:value-type="float">
            <text:p>0.43319</text:p>
          </table:table-cell>
          <table:table-cell office:value-type="float" office:value="-0.93854" calcext:value-type="float">
            <text:p>-0.93854</text:p>
          </table:table-cell>
          <table:table-cell office:value-type="float" office:value="0.43333" calcext:value-type="float">
            <text:p>0.43333</text:p>
          </table:table-cell>
          <table:table-cell office:value-type="float" office:value="0.52841" calcext:value-type="float">
            <text:p>0.52841</text:p>
          </table:table-cell>
          <table:table-cell office:value-type="float" office:value="0.28716" calcext:value-type="float">
            <text:p>0.28716</text:p>
          </table:table-cell>
          <table:table-cell office:value-type="float" office:value="-0.76377" calcext:value-type="float">
            <text:p>-0.76377</text:p>
          </table:table-cell>
          <table:table-cell office:value-type="float" office:value="0.23444" calcext:value-type="float">
            <text:p>0.23444</text:p>
          </table:table-cell>
          <table:table-cell office:value-type="float" office:value="-0.19913" calcext:value-type="float">
            <text:p>-0.19913</text:p>
          </table:table-cell>
          <table:table-cell office:value-type="float" office:value="-0.42352" calcext:value-type="float">
            <text:p>-0.42352</text:p>
          </table:table-cell>
          <table:table-cell office:value-type="float" office:value="-0.01293" calcext:value-type="float">
            <text:p>-0.01293</text:p>
          </table:table-cell>
          <table:table-cell table:number-columns-repeated="5"/>
        </table:table-row>
        <table:table-row table:style-name="ro1">
          <table:table-cell office:value-type="float" office:value="1.40371529116214E+018" calcext:value-type="float">
            <text:p>1403715291162140000</text:p>
          </table:table-cell>
          <table:table-cell office:value-type="float" office:value="0.4137" calcext:value-type="float">
            <text:p>0.4137</text:p>
          </table:table-cell>
          <table:table-cell office:value-type="float" office:value="-0.97704" calcext:value-type="float">
            <text:p>-0.97704</text:p>
          </table:table-cell>
          <table:table-cell office:value-type="float" office:value="0.43348" calcext:value-type="float">
            <text:p>0.43348</text:p>
          </table:table-cell>
          <table:table-cell office:value-type="float" office:value="0.52794" calcext:value-type="float">
            <text:p>0.52794</text:p>
          </table:table-cell>
          <table:table-cell office:value-type="float" office:value="0.27598" calcext:value-type="float">
            <text:p>0.27598</text:p>
          </table:table-cell>
          <table:table-cell office:value-type="float" office:value="-0.76656" calcext:value-type="float">
            <text:p>-0.76656</text:p>
          </table:table-cell>
          <table:table-cell office:value-type="float" office:value="0.23981" calcext:value-type="float">
            <text:p>0.23981</text:p>
          </table:table-cell>
          <table:table-cell office:value-type="float" office:value="-0.21388" calcext:value-type="float">
            <text:p>-0.21388</text:p>
          </table:table-cell>
          <table:table-cell office:value-type="float" office:value="-0.38581" calcext:value-type="float">
            <text:p>-0.38581</text:p>
          </table:table-cell>
          <table:table-cell office:value-type="float" office:value="-0.00924" calcext:value-type="float">
            <text:p>-0.00924</text:p>
          </table:table-cell>
          <table:table-cell table:number-columns-repeated="5"/>
        </table:table-row>
        <table:table-row table:style-name="ro1">
          <table:table-cell office:value-type="float" office:value="1.40371529126214E+018" calcext:value-type="float">
            <text:p>1403715291262140000</text:p>
          </table:table-cell>
          <table:table-cell office:value-type="float" office:value="0.39246" calcext:value-type="float">
            <text:p>0.39246</text:p>
          </table:table-cell>
          <table:table-cell office:value-type="float" office:value="-1.01066" calcext:value-type="float">
            <text:p>-1.01066</text:p>
          </table:table-cell>
          <table:table-cell office:value-type="float" office:value="0.43094" calcext:value-type="float">
            <text:p>0.43094</text:p>
          </table:table-cell>
          <table:table-cell office:value-type="float" office:value="0.52919" calcext:value-type="float">
            <text:p>0.52919</text:p>
          </table:table-cell>
          <table:table-cell office:value-type="float" office:value="0.26578" calcext:value-type="float">
            <text:p>0.26578</text:p>
          </table:table-cell>
          <table:table-cell office:value-type="float" office:value="-0.76894" calcext:value-type="float">
            <text:p>-0.76894</text:p>
          </table:table-cell>
          <table:table-cell office:value-type="float" office:value="0.24093" calcext:value-type="float">
            <text:p>0.24093</text:p>
          </table:table-cell>
          <table:table-cell office:value-type="float" office:value="-0.23979" calcext:value-type="float">
            <text:p>-0.23979</text:p>
          </table:table-cell>
          <table:table-cell office:value-type="float" office:value="-0.32366" calcext:value-type="float">
            <text:p>-0.32366</text:p>
          </table:table-cell>
          <table:table-cell office:value-type="float" office:value="-0.05393" calcext:value-type="float">
            <text:p>-0.05393</text:p>
          </table:table-cell>
          <table:table-cell table:number-columns-repeated="5"/>
        </table:table-row>
        <table:table-row table:style-name="ro1">
          <table:table-cell office:value-type="float" office:value="1.40371529136214E+018" calcext:value-type="float">
            <text:p>1403715291362140000</text:p>
          </table:table-cell>
          <table:table-cell office:value-type="float" office:value="0.36685" calcext:value-type="float">
            <text:p>0.36685</text:p>
          </table:table-cell>
          <table:table-cell office:value-type="float" office:value="-1.04084" calcext:value-type="float">
            <text:p>-1.04084</text:p>
          </table:table-cell>
          <table:table-cell office:value-type="float" office:value="0.42441" calcext:value-type="float">
            <text:p>0.42441</text:p>
          </table:table-cell>
          <table:table-cell office:value-type="float" office:value="0.53113" calcext:value-type="float">
            <text:p>0.53113</text:p>
          </table:table-cell>
          <table:table-cell office:value-type="float" office:value="0.25793" calcext:value-type="float">
            <text:p>0.25793</text:p>
          </table:table-cell>
          <table:table-cell office:value-type="float" office:value="-0.77128" calcext:value-type="float">
            <text:p>-0.77128</text:p>
          </table:table-cell>
          <table:table-cell office:value-type="float" office:value="0.23771" calcext:value-type="float">
            <text:p>0.23771</text:p>
          </table:table-cell>
          <table:table-cell office:value-type="float" office:value="-0.26896" calcext:value-type="float">
            <text:p>-0.26896</text:p>
          </table:table-cell>
          <table:table-cell office:value-type="float" office:value="-0.27543" calcext:value-type="float">
            <text:p>-0.27543</text:p>
          </table:table-cell>
          <table:table-cell office:value-type="float" office:value="-0.08802" calcext:value-type="float">
            <text:p>-0.08802</text:p>
          </table:table-cell>
          <table:table-cell table:number-columns-repeated="5"/>
        </table:table-row>
        <table:table-row table:style-name="ro1">
          <table:table-cell office:value-type="float" office:value="1.40371529146214E+018" calcext:value-type="float">
            <text:p>1403715291462140000</text:p>
          </table:table-cell>
          <table:table-cell office:value-type="float" office:value="0.34033" calcext:value-type="float">
            <text:p>0.34033</text:p>
          </table:table-cell>
          <table:table-cell office:value-type="float" office:value="-1.06477" calcext:value-type="float">
            <text:p>-1.06477</text:p>
          </table:table-cell>
          <table:table-cell office:value-type="float" office:value="0.41565" calcext:value-type="float">
            <text:p>0.41565</text:p>
          </table:table-cell>
          <table:table-cell office:value-type="float" office:value="0.53178" calcext:value-type="float">
            <text:p>0.53178</text:p>
          </table:table-cell>
          <table:table-cell office:value-type="float" office:value="0.25078" calcext:value-type="float">
            <text:p>0.25078</text:p>
          </table:table-cell>
          <table:table-cell office:value-type="float" office:value="-0.77496" calcext:value-type="float">
            <text:p>-0.77496</text:p>
          </table:table-cell>
          <table:table-cell office:value-type="float" office:value="0.23186" calcext:value-type="float">
            <text:p>0.23186</text:p>
          </table:table-cell>
          <table:table-cell office:value-type="float" office:value="-0.28241" calcext:value-type="float">
            <text:p>-0.28241</text:p>
          </table:table-cell>
          <table:table-cell office:value-type="float" office:value="-0.21785" calcext:value-type="float">
            <text:p>-0.21785</text:p>
          </table:table-cell>
          <table:table-cell office:value-type="float" office:value="-0.11646" calcext:value-type="float">
            <text:p>-0.11646</text:p>
          </table:table-cell>
          <table:table-cell table:number-columns-repeated="5"/>
        </table:table-row>
        <table:table-row table:style-name="ro1">
          <table:table-cell office:value-type="float" office:value="1.40371529156214E+018" calcext:value-type="float">
            <text:p>1403715291562140000</text:p>
          </table:table-cell>
          <table:table-cell office:value-type="float" office:value="0.30974" calcext:value-type="float">
            <text:p>0.30974</text:p>
          </table:table-cell>
          <table:table-cell office:value-type="float" office:value="-1.0849" calcext:value-type="float">
            <text:p>-1.0849</text:p>
          </table:table-cell>
          <table:table-cell office:value-type="float" office:value="0.40508" calcext:value-type="float">
            <text:p>0.40508</text:p>
          </table:table-cell>
          <table:table-cell office:value-type="float" office:value="0.53028" calcext:value-type="float">
            <text:p>0.53028</text:p>
          </table:table-cell>
          <table:table-cell office:value-type="float" office:value="0.24503" calcext:value-type="float">
            <text:p>0.24503</text:p>
          </table:table-cell>
          <table:table-cell office:value-type="float" office:value="-0.78036" calcext:value-type="float">
            <text:p>-0.78036</text:p>
          </table:table-cell>
          <table:table-cell office:value-type="float" office:value="0.22316" calcext:value-type="float">
            <text:p>0.22316</text:p>
          </table:table-cell>
          <table:table-cell office:value-type="float" office:value="-0.30469" calcext:value-type="float">
            <text:p>-0.30469</text:p>
          </table:table-cell>
          <table:table-cell office:value-type="float" office:value="-0.16532" calcext:value-type="float">
            <text:p>-0.16532</text:p>
          </table:table-cell>
          <table:table-cell office:value-type="float" office:value="-0.12947" calcext:value-type="float">
            <text:p>-0.12947</text:p>
          </table:table-cell>
          <table:table-cell table:number-columns-repeated="5"/>
        </table:table-row>
        <table:table-row table:style-name="ro1">
          <table:table-cell office:value-type="float" office:value="1.40371529166214E+018" calcext:value-type="float">
            <text:p>1403715291662140000</text:p>
          </table:table-cell>
          <table:table-cell office:value-type="float" office:value="0.27793" calcext:value-type="float">
            <text:p>0.27793</text:p>
          </table:table-cell>
          <table:table-cell office:value-type="float" office:value="-1.09982" calcext:value-type="float">
            <text:p>-1.09982</text:p>
          </table:table-cell>
          <table:table-cell office:value-type="float" office:value="0.39454" calcext:value-type="float">
            <text:p>0.39454</text:p>
          </table:table-cell>
          <table:table-cell office:value-type="float" office:value="0.52911" calcext:value-type="float">
            <text:p>0.52911</text:p>
          </table:table-cell>
          <table:table-cell office:value-type="float" office:value="0.2368" calcext:value-type="float">
            <text:p>0.2368</text:p>
          </table:table-cell>
          <table:table-cell office:value-type="float" office:value="-0.78516" calcext:value-type="float">
            <text:p>-0.78516</text:p>
          </table:table-cell>
          <table:table-cell office:value-type="float" office:value="0.21791" calcext:value-type="float">
            <text:p>0.21791</text:p>
          </table:table-cell>
          <table:table-cell office:value-type="float" office:value="-0.3461" calcext:value-type="float">
            <text:p>-0.3461</text:p>
          </table:table-cell>
          <table:table-cell office:value-type="float" office:value="-0.13005" calcext:value-type="float">
            <text:p>-0.13005</text:p>
          </table:table-cell>
          <table:table-cell office:value-type="float" office:value="-0.13216" calcext:value-type="float">
            <text:p>-0.13216</text:p>
          </table:table-cell>
          <table:table-cell table:number-columns-repeated="5"/>
        </table:table-row>
        <table:table-row table:style-name="ro1">
          <table:table-cell office:value-type="float" office:value="1.40371529176214E+018" calcext:value-type="float">
            <text:p>1403715291762140000</text:p>
          </table:table-cell>
          <table:table-cell office:value-type="float" office:value="0.2409" calcext:value-type="float">
            <text:p>0.2409</text:p>
          </table:table-cell>
          <table:table-cell office:value-type="float" office:value="-1.11223" calcext:value-type="float">
            <text:p>-1.11223</text:p>
          </table:table-cell>
          <table:table-cell office:value-type="float" office:value="0.38444" calcext:value-type="float">
            <text:p>0.38444</text:p>
          </table:table-cell>
          <table:table-cell office:value-type="float" office:value="0.52945" calcext:value-type="float">
            <text:p>0.52945</text:p>
          </table:table-cell>
          <table:table-cell office:value-type="float" office:value="0.23215" calcext:value-type="float">
            <text:p>0.23215</text:p>
          </table:table-cell>
          <table:table-cell office:value-type="float" office:value="-0.78828" calcext:value-type="float">
            <text:p>-0.78828</text:p>
          </table:table-cell>
          <table:table-cell office:value-type="float" office:value="0.21073" calcext:value-type="float">
            <text:p>0.21073</text:p>
          </table:table-cell>
          <table:table-cell office:value-type="float" office:value="-0.38645" calcext:value-type="float">
            <text:p>-0.38645</text:p>
          </table:table-cell>
          <table:table-cell office:value-type="float" office:value="-0.10442" calcext:value-type="float">
            <text:p>-0.10442</text:p>
          </table:table-cell>
          <table:table-cell office:value-type="float" office:value="-0.11749" calcext:value-type="float">
            <text:p>-0.11749</text:p>
          </table:table-cell>
          <table:table-cell table:number-columns-repeated="5"/>
        </table:table-row>
        <table:table-row table:style-name="ro1">
          <table:table-cell office:value-type="float" office:value="1.40371529186214E+018" calcext:value-type="float">
            <text:p>1403715291862140000</text:p>
          </table:table-cell>
          <table:table-cell office:value-type="float" office:value="0.19956" calcext:value-type="float">
            <text:p>0.19956</text:p>
          </table:table-cell>
          <table:table-cell office:value-type="float" office:value="-1.1224" calcext:value-type="float">
            <text:p>-1.1224</text:p>
          </table:table-cell>
          <table:table-cell office:value-type="float" office:value="0.37499" calcext:value-type="float">
            <text:p>0.37499</text:p>
          </table:table-cell>
          <table:table-cell office:value-type="float" office:value="0.53399" calcext:value-type="float">
            <text:p>0.53399</text:p>
          </table:table-cell>
          <table:table-cell office:value-type="float" office:value="0.23525" calcext:value-type="float">
            <text:p>0.23525</text:p>
          </table:table-cell>
          <table:table-cell office:value-type="float" office:value="-0.78791" calcext:value-type="float">
            <text:p>-0.78791</text:p>
          </table:table-cell>
          <table:table-cell office:value-type="float" office:value="0.19674" calcext:value-type="float">
            <text:p>0.19674</text:p>
          </table:table-cell>
          <table:table-cell office:value-type="float" office:value="-0.42952" calcext:value-type="float">
            <text:p>-0.42952</text:p>
          </table:table-cell>
          <table:table-cell office:value-type="float" office:value="-0.09298" calcext:value-type="float">
            <text:p>-0.09298</text:p>
          </table:table-cell>
          <table:table-cell office:value-type="float" office:value="-0.11984" calcext:value-type="float">
            <text:p>-0.11984</text:p>
          </table:table-cell>
          <table:table-cell table:number-columns-repeated="5"/>
        </table:table-row>
        <table:table-row table:style-name="ro1">
          <table:table-cell office:value-type="float" office:value="1.40371529196214E+018" calcext:value-type="float">
            <text:p>1403715291962140000</text:p>
          </table:table-cell>
          <table:table-cell office:value-type="float" office:value="0.15444" calcext:value-type="float">
            <text:p>0.15444</text:p>
          </table:table-cell>
          <table:table-cell office:value-type="float" office:value="-1.13182" calcext:value-type="float">
            <text:p>-1.13182</text:p>
          </table:table-cell>
          <table:table-cell office:value-type="float" office:value="0.36383" calcext:value-type="float">
            <text:p>0.36383</text:p>
          </table:table-cell>
          <table:table-cell office:value-type="float" office:value="0.53715" calcext:value-type="float">
            <text:p>0.53715</text:p>
          </table:table-cell>
          <table:table-cell office:value-type="float" office:value="0.23919" calcext:value-type="float">
            <text:p>0.23919</text:p>
          </table:table-cell>
          <table:table-cell office:value-type="float" office:value="-0.7875" calcext:value-type="float">
            <text:p>-0.7875</text:p>
          </table:table-cell>
          <table:table-cell office:value-type="float" office:value="0.18467" calcext:value-type="float">
            <text:p>0.18467</text:p>
          </table:table-cell>
          <table:table-cell office:value-type="float" office:value="-0.4544" calcext:value-type="float">
            <text:p>-0.4544</text:p>
          </table:table-cell>
          <table:table-cell office:value-type="float" office:value="-0.09895" calcext:value-type="float">
            <text:p>-0.09895</text:p>
          </table:table-cell>
          <table:table-cell office:value-type="float" office:value="-0.13586" calcext:value-type="float">
            <text:p>-0.13586</text:p>
          </table:table-cell>
          <table:table-cell table:number-columns-repeated="5"/>
        </table:table-row>
        <table:table-row table:style-name="ro1">
          <table:table-cell office:value-type="float" office:value="1.40371529206214E+018" calcext:value-type="float">
            <text:p>1403715292062140000</text:p>
          </table:table-cell>
          <table:table-cell office:value-type="float" office:value="0.10791" calcext:value-type="float">
            <text:p>0.10791</text:p>
          </table:table-cell>
          <table:table-cell office:value-type="float" office:value="-1.14164" calcext:value-type="float">
            <text:p>-1.14164</text:p>
          </table:table-cell>
          <table:table-cell office:value-type="float" office:value="0.35169" calcext:value-type="float">
            <text:p>0.35169</text:p>
          </table:table-cell>
          <table:table-cell office:value-type="float" office:value="0.53775" calcext:value-type="float">
            <text:p>0.53775</text:p>
          </table:table-cell>
          <table:table-cell office:value-type="float" office:value="0.24136" calcext:value-type="float">
            <text:p>0.24136</text:p>
          </table:table-cell>
          <table:table-cell office:value-type="float" office:value="-0.78779" calcext:value-type="float">
            <text:p>-0.78779</text:p>
          </table:table-cell>
          <table:table-cell office:value-type="float" office:value="0.17879" calcext:value-type="float">
            <text:p>0.17879</text:p>
          </table:table-cell>
          <table:table-cell office:value-type="float" office:value="-0.45838" calcext:value-type="float">
            <text:p>-0.45838</text:p>
          </table:table-cell>
          <table:table-cell office:value-type="float" office:value="-0.12627" calcext:value-type="float">
            <text:p>-0.12627</text:p>
          </table:table-cell>
          <table:table-cell office:value-type="float" office:value="-0.13453" calcext:value-type="float">
            <text:p>-0.13453</text:p>
          </table:table-cell>
          <table:table-cell table:number-columns-repeated="5"/>
        </table:table-row>
        <table:table-row table:style-name="ro1">
          <table:table-cell office:value-type="float" office:value="1.40371529216214E+018" calcext:value-type="float">
            <text:p>1403715292162140000</text:p>
          </table:table-cell>
          <table:table-cell office:value-type="float" office:value="0.06014" calcext:value-type="float">
            <text:p>0.06014</text:p>
          </table:table-cell>
          <table:table-cell office:value-type="float" office:value="-1.15422" calcext:value-type="float">
            <text:p>-1.15422</text:p>
          </table:table-cell>
          <table:table-cell office:value-type="float" office:value="0.34011" calcext:value-type="float">
            <text:p>0.34011</text:p>
          </table:table-cell>
          <table:table-cell office:value-type="float" office:value="0.53606" calcext:value-type="float">
            <text:p>0.53606</text:p>
          </table:table-cell>
          <table:table-cell office:value-type="float" office:value="0.2463" calcext:value-type="float">
            <text:p>0.2463</text:p>
          </table:table-cell>
          <table:table-cell office:value-type="float" office:value="-0.787" calcext:value-type="float">
            <text:p>-0.787</text:p>
          </table:table-cell>
          <table:table-cell office:value-type="float" office:value="0.1806" calcext:value-type="float">
            <text:p>0.1806</text:p>
          </table:table-cell>
          <table:table-cell office:value-type="float" office:value="-0.45961" calcext:value-type="float">
            <text:p>-0.45961</text:p>
          </table:table-cell>
          <table:table-cell office:value-type="float" office:value="-0.15647" calcext:value-type="float">
            <text:p>-0.15647</text:p>
          </table:table-cell>
          <table:table-cell office:value-type="float" office:value="-0.14886" calcext:value-type="float">
            <text:p>-0.14886</text:p>
          </table:table-cell>
          <table:table-cell table:number-columns-repeated="5"/>
        </table:table-row>
        <table:table-row table:style-name="ro1">
          <table:table-cell office:value-type="float" office:value="1.40371529226214E+018" calcext:value-type="float">
            <text:p>1403715292262140000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-1.17308" calcext:value-type="float">
            <text:p>-1.17308</text:p>
          </table:table-cell>
          <table:table-cell office:value-type="float" office:value="0.32634" calcext:value-type="float">
            <text:p>0.32634</text:p>
          </table:table-cell>
          <table:table-cell office:value-type="float" office:value="0.53359" calcext:value-type="float">
            <text:p>0.53359</text:p>
          </table:table-cell>
          <table:table-cell office:value-type="float" office:value="0.25806" calcext:value-type="float">
            <text:p>0.25806</text:p>
          </table:table-cell>
          <table:table-cell office:value-type="float" office:value="-0.78367" calcext:value-type="float">
            <text:p>-0.78367</text:p>
          </table:table-cell>
          <table:table-cell office:value-type="float" office:value="0.18587" calcext:value-type="float">
            <text:p>0.18587</text:p>
          </table:table-cell>
          <table:table-cell office:value-type="float" office:value="-0.46799" calcext:value-type="float">
            <text:p>-0.46799</text:p>
          </table:table-cell>
          <table:table-cell office:value-type="float" office:value="-0.19894" calcext:value-type="float">
            <text:p>-0.19894</text:p>
          </table:table-cell>
          <table:table-cell office:value-type="float" office:value="-0.13231" calcext:value-type="float">
            <text:p>-0.13231</text:p>
          </table:table-cell>
          <table:table-cell table:number-columns-repeated="5"/>
        </table:table-row>
        <table:table-row table:style-name="ro1">
          <table:table-cell office:value-type="float" office:value="1.40371529236214E+018" calcext:value-type="float">
            <text:p>1403715292362140000</text:p>
          </table:table-cell>
          <table:table-cell office:value-type="float" office:value="-0.03842" calcext:value-type="float">
            <text:p>-0.03842</text:p>
          </table:table-cell>
          <table:table-cell office:value-type="float" office:value="-1.19559" calcext:value-type="float">
            <text:p>-1.19559</text:p>
          </table:table-cell>
          <table:table-cell office:value-type="float" office:value="0.31413" calcext:value-type="float">
            <text:p>0.31413</text:p>
          </table:table-cell>
          <table:table-cell office:value-type="float" office:value="0.52948" calcext:value-type="float">
            <text:p>0.52948</text:p>
          </table:table-cell>
          <table:table-cell office:value-type="float" office:value="0.27654" calcext:value-type="float">
            <text:p>0.27654</text:p>
          </table:table-cell>
          <table:table-cell office:value-type="float" office:value="-0.77842" calcext:value-type="float">
            <text:p>-0.77842</text:p>
          </table:table-cell>
          <table:table-cell office:value-type="float" office:value="0.19298" calcext:value-type="float">
            <text:p>0.19298</text:p>
          </table:table-cell>
          <table:table-cell office:value-type="float" office:value="-0.47792" calcext:value-type="float">
            <text:p>-0.47792</text:p>
          </table:table-cell>
          <table:table-cell office:value-type="float" office:value="-0.23229" calcext:value-type="float">
            <text:p>-0.23229</text:p>
          </table:table-cell>
          <table:table-cell office:value-type="float" office:value="-0.13351" calcext:value-type="float">
            <text:p>-0.13351</text:p>
          </table:table-cell>
          <table:table-cell table:number-columns-repeated="5"/>
        </table:table-row>
        <table:table-row table:style-name="ro1">
          <table:table-cell office:value-type="float" office:value="1.40371529246214E+018" calcext:value-type="float">
            <text:p>1403715292462140000</text:p>
          </table:table-cell>
          <table:table-cell office:value-type="float" office:value="-0.08978" calcext:value-type="float">
            <text:p>-0.08978</text:p>
          </table:table-cell>
          <table:table-cell office:value-type="float" office:value="-1.22436" calcext:value-type="float">
            <text:p>-1.22436</text:p>
          </table:table-cell>
          <table:table-cell office:value-type="float" office:value="0.30297" calcext:value-type="float">
            <text:p>0.30297</text:p>
          </table:table-cell>
          <table:table-cell office:value-type="float" office:value="0.52379" calcext:value-type="float">
            <text:p>0.52379</text:p>
          </table:table-cell>
          <table:table-cell office:value-type="float" office:value="0.29756" calcext:value-type="float">
            <text:p>0.29756</text:p>
          </table:table-cell>
          <table:table-cell office:value-type="float" office:value="-0.77181" calcext:value-type="float">
            <text:p>-0.77181</text:p>
          </table:table-cell>
          <table:table-cell office:value-type="float" office:value="0.20347" calcext:value-type="float">
            <text:p>0.20347</text:p>
          </table:table-cell>
          <table:table-cell office:value-type="float" office:value="-0.49106" calcext:value-type="float">
            <text:p>-0.49106</text:p>
          </table:table-cell>
          <table:table-cell office:value-type="float" office:value="-0.29876" calcext:value-type="float">
            <text:p>-0.29876</text:p>
          </table:table-cell>
          <table:table-cell office:value-type="float" office:value="-0.1121" calcext:value-type="float">
            <text:p>-0.1121</text:p>
          </table:table-cell>
          <table:table-cell table:number-columns-repeated="5"/>
        </table:table-row>
        <table:table-row table:style-name="ro1">
          <table:table-cell office:value-type="float" office:value="1.40371529256214E+018" calcext:value-type="float">
            <text:p>1403715292562140000</text:p>
          </table:table-cell>
          <table:table-cell office:value-type="float" office:value="-0.14147" calcext:value-type="float">
            <text:p>-0.14147</text:p>
          </table:table-cell>
          <table:table-cell office:value-type="float" office:value="-1.25834" calcext:value-type="float">
            <text:p>-1.25834</text:p>
          </table:table-cell>
          <table:table-cell office:value-type="float" office:value="0.29318" calcext:value-type="float">
            <text:p>0.29318</text:p>
          </table:table-cell>
          <table:table-cell office:value-type="float" office:value="0.52209" calcext:value-type="float">
            <text:p>0.52209</text:p>
          </table:table-cell>
          <table:table-cell office:value-type="float" office:value="0.31825" calcext:value-type="float">
            <text:p>0.31825</text:p>
          </table:table-cell>
          <table:table-cell office:value-type="float" office:value="-0.75999" calcext:value-type="float">
            <text:p>-0.75999</text:p>
          </table:table-cell>
          <table:table-cell office:value-type="float" office:value="0.22035" calcext:value-type="float">
            <text:p>0.22035</text:p>
          </table:table-cell>
          <table:table-cell office:value-type="float" office:value="-0.49183" calcext:value-type="float">
            <text:p>-0.49183</text:p>
          </table:table-cell>
          <table:table-cell office:value-type="float" office:value="-0.34625" calcext:value-type="float">
            <text:p>-0.34625</text:p>
          </table:table-cell>
          <table:table-cell office:value-type="float" office:value="-0.09496" calcext:value-type="float">
            <text:p>-0.09496</text:p>
          </table:table-cell>
          <table:table-cell table:number-columns-repeated="5"/>
        </table:table-row>
        <table:table-row table:style-name="ro1">
          <table:table-cell office:value-type="float" office:value="1.40371529266214E+018" calcext:value-type="float">
            <text:p>1403715292662140000</text:p>
          </table:table-cell>
          <table:table-cell office:value-type="float" office:value="-0.19275" calcext:value-type="float">
            <text:p>-0.19275</text:p>
          </table:table-cell>
          <table:table-cell office:value-type="float" office:value="-1.29641" calcext:value-type="float">
            <text:p>-1.29641</text:p>
          </table:table-cell>
          <table:table-cell office:value-type="float" office:value="0.28588" calcext:value-type="float">
            <text:p>0.28588</text:p>
          </table:table-cell>
          <table:table-cell office:value-type="float" office:value="0.52704" calcext:value-type="float">
            <text:p>0.52704</text:p>
          </table:table-cell>
          <table:table-cell office:value-type="float" office:value="0.34159" calcext:value-type="float">
            <text:p>0.34159</text:p>
          </table:table-cell>
          <table:table-cell office:value-type="float" office:value="-0.7407" calcext:value-type="float">
            <text:p>-0.7407</text:p>
          </table:table-cell>
          <table:table-cell office:value-type="float" office:value="0.23855" calcext:value-type="float">
            <text:p>0.23855</text:p>
          </table:table-cell>
          <table:table-cell office:value-type="float" office:value="-0.48093" calcext:value-type="float">
            <text:p>-0.48093</text:p>
          </table:table-cell>
          <table:table-cell office:value-type="float" office:value="-0.37715" calcext:value-type="float">
            <text:p>-0.37715</text:p>
          </table:table-cell>
          <table:table-cell office:value-type="float" office:value="-0.06541" calcext:value-type="float">
            <text:p>-0.06541</text:p>
          </table:table-cell>
          <table:table-cell table:number-columns-repeated="5"/>
        </table:table-row>
        <table:table-row table:style-name="ro1">
          <table:table-cell office:value-type="float" office:value="1.40371529276214E+018" calcext:value-type="float">
            <text:p>1403715292762140000</text:p>
          </table:table-cell>
          <table:table-cell office:value-type="float" office:value="-0.24041" calcext:value-type="float">
            <text:p>-0.24041</text:p>
          </table:table-cell>
          <table:table-cell office:value-type="float" office:value="-1.3371" calcext:value-type="float">
            <text:p>-1.3371</text:p>
          </table:table-cell>
          <table:table-cell office:value-type="float" office:value="0.28144" calcext:value-type="float">
            <text:p>0.28144</text:p>
          </table:table-cell>
          <table:table-cell office:value-type="float" office:value="0.52875" calcext:value-type="float">
            <text:p>0.52875</text:p>
          </table:table-cell>
          <table:table-cell office:value-type="float" office:value="0.36668" calcext:value-type="float">
            <text:p>0.36668</text:p>
          </table:table-cell>
          <table:table-cell office:value-type="float" office:value="-0.72164" calcext:value-type="float">
            <text:p>-0.72164</text:p>
          </table:table-cell>
          <table:table-cell office:value-type="float" office:value="0.25535" calcext:value-type="float">
            <text:p>0.25535</text:p>
          </table:table-cell>
          <table:table-cell office:value-type="float" office:value="-0.43851" calcext:value-type="float">
            <text:p>-0.43851</text:p>
          </table:table-cell>
          <table:table-cell office:value-type="float" office:value="-0.40132" calcext:value-type="float">
            <text:p>-0.40132</text:p>
          </table:table-cell>
          <table:table-cell office:value-type="float" office:value="-0.03412" calcext:value-type="float">
            <text:p>-0.03412</text:p>
          </table:table-cell>
          <table:table-cell table:number-columns-repeated="5"/>
        </table:table-row>
        <table:table-row table:style-name="ro1">
          <table:table-cell office:value-type="float" office:value="1.40371529286214E+018" calcext:value-type="float">
            <text:p>1403715292862140000</text:p>
          </table:table-cell>
          <table:table-cell office:value-type="float" office:value="-0.28236" calcext:value-type="float">
            <text:p>-0.28236</text:p>
          </table:table-cell>
          <table:table-cell office:value-type="float" office:value="-1.37889" calcext:value-type="float">
            <text:p>-1.37889</text:p>
          </table:table-cell>
          <table:table-cell office:value-type="float" office:value="0.28402" calcext:value-type="float">
            <text:p>0.28402</text:p>
          </table:table-cell>
          <table:table-cell office:value-type="float" office:value="0.52388" calcext:value-type="float">
            <text:p>0.52388</text:p>
          </table:table-cell>
          <table:table-cell office:value-type="float" office:value="0.39157" calcext:value-type="float">
            <text:p>0.39157</text:p>
          </table:table-cell>
          <table:table-cell office:value-type="float" office:value="-0.70615" calcext:value-type="float">
            <text:p>-0.70615</text:p>
          </table:table-cell>
          <table:table-cell office:value-type="float" office:value="0.27123" calcext:value-type="float">
            <text:p>0.27123</text:p>
          </table:table-cell>
          <table:table-cell office:value-type="float" office:value="-0.36876" calcext:value-type="float">
            <text:p>-0.36876</text:p>
          </table:table-cell>
          <table:table-cell office:value-type="float" office:value="-0.4108" calcext:value-type="float">
            <text:p>-0.4108</text:p>
          </table:table-cell>
          <table:table-cell office:value-type="float" office:value="0.06639" calcext:value-type="float">
            <text:p>0.06639</text:p>
          </table:table-cell>
          <table:table-cell table:number-columns-repeated="5"/>
        </table:table-row>
        <table:table-row table:style-name="ro1">
          <table:table-cell office:value-type="float" office:value="1.40371529296214E+018" calcext:value-type="float">
            <text:p>1403715292962140000</text:p>
          </table:table-cell>
          <table:table-cell office:value-type="float" office:value="-0.31792" calcext:value-type="float">
            <text:p>-0.31792</text:p>
          </table:table-cell>
          <table:table-cell office:value-type="float" office:value="-1.42116" calcext:value-type="float">
            <text:p>-1.42116</text:p>
          </table:table-cell>
          <table:table-cell office:value-type="float" office:value="0.29645" calcext:value-type="float">
            <text:p>0.29645</text:p>
          </table:table-cell>
          <table:table-cell office:value-type="float" office:value="0.50897" calcext:value-type="float">
            <text:p>0.50897</text:p>
          </table:table-cell>
          <table:table-cell office:value-type="float" office:value="0.41369" calcext:value-type="float">
            <text:p>0.41369</text:p>
          </table:table-cell>
          <table:table-cell office:value-type="float" office:value="-0.69767" calcext:value-type="float">
            <text:p>-0.69767</text:p>
          </table:table-cell>
          <table:table-cell office:value-type="float" office:value="0.28822" calcext:value-type="float">
            <text:p>0.28822</text:p>
          </table:table-cell>
          <table:table-cell office:value-type="float" office:value="-0.30981" calcext:value-type="float">
            <text:p>-0.30981</text:p>
          </table:table-cell>
          <table:table-cell office:value-type="float" office:value="-0.406" calcext:value-type="float">
            <text:p>-0.406</text:p>
          </table:table-cell>
          <table:table-cell office:value-type="float" office:value="0.18413" calcext:value-type="float">
            <text:p>0.18413</text:p>
          </table:table-cell>
          <table:table-cell table:number-columns-repeated="5"/>
        </table:table-row>
        <table:table-row table:style-name="ro1">
          <table:table-cell office:value-type="float" office:value="1.40371529306214E+018" calcext:value-type="float">
            <text:p>1403715293062140000</text:p>
          </table:table-cell>
          <table:table-cell office:value-type="float" office:value="-0.34867" calcext:value-type="float">
            <text:p>-0.34867</text:p>
          </table:table-cell>
          <table:table-cell office:value-type="float" office:value="-1.46239" calcext:value-type="float">
            <text:p>-1.46239</text:p>
          </table:table-cell>
          <table:table-cell office:value-type="float" office:value="0.31995" calcext:value-type="float">
            <text:p>0.31995</text:p>
          </table:table-cell>
          <table:table-cell office:value-type="float" office:value="-0.49542" calcext:value-type="float">
            <text:p>-0.49542</text:p>
          </table:table-cell>
          <table:table-cell office:value-type="float" office:value="-0.43014" calcext:value-type="float">
            <text:p>-0.43014</text:p>
          </table:table-cell>
          <table:table-cell office:value-type="float" office:value="0.6885" calcext:value-type="float">
            <text:p>0.6885</text:p>
          </table:table-cell>
          <table:table-cell office:value-type="float" office:value="-0.30903" calcext:value-type="float">
            <text:p>-0.30903</text:p>
          </table:table-cell>
          <table:table-cell office:value-type="float" office:value="-0.2654" calcext:value-type="float">
            <text:p>-0.2654</text:p>
          </table:table-cell>
          <table:table-cell office:value-type="float" office:value="-0.40848" calcext:value-type="float">
            <text:p>-0.40848</text:p>
          </table:table-cell>
          <table:table-cell office:value-type="float" office:value="0.28932" calcext:value-type="float">
            <text:p>0.28932</text:p>
          </table:table-cell>
          <table:table-cell table:number-columns-repeated="5"/>
        </table:table-row>
        <table:table-row table:style-name="ro1">
          <table:table-cell office:value-type="float" office:value="1.40371529316214E+018" calcext:value-type="float">
            <text:p>1403715293162140000</text:p>
          </table:table-cell>
          <table:table-cell office:value-type="float" office:value="-0.37604" calcext:value-type="float">
            <text:p>-0.37604</text:p>
          </table:table-cell>
          <table:table-cell office:value-type="float" office:value="-1.50338" calcext:value-type="float">
            <text:p>-1.50338</text:p>
          </table:table-cell>
          <table:table-cell office:value-type="float" office:value="0.34902" calcext:value-type="float">
            <text:p>0.34902</text:p>
          </table:table-cell>
          <table:table-cell office:value-type="float" office:value="-0.48318" calcext:value-type="float">
            <text:p>-0.48318</text:p>
          </table:table-cell>
          <table:table-cell office:value-type="float" office:value="-0.44508" calcext:value-type="float">
            <text:p>-0.44508</text:p>
          </table:table-cell>
          <table:table-cell office:value-type="float" office:value="0.67879" calcext:value-type="float">
            <text:p>0.67879</text:p>
          </table:table-cell>
          <table:table-cell office:value-type="float" office:value="-0.32815" calcext:value-type="float">
            <text:p>-0.32815</text:p>
          </table:table-cell>
          <table:table-cell office:value-type="float" office:value="-0.24954" calcext:value-type="float">
            <text:p>-0.24954</text:p>
          </table:table-cell>
          <table:table-cell office:value-type="float" office:value="-0.40155" calcext:value-type="float">
            <text:p>-0.40155</text:p>
          </table:table-cell>
          <table:table-cell office:value-type="float" office:value="0.29844" calcext:value-type="float">
            <text:p>0.29844</text:p>
          </table:table-cell>
          <table:table-cell table:number-columns-repeated="5"/>
        </table:table-row>
        <table:table-row table:style-name="ro1">
          <table:table-cell office:value-type="float" office:value="1.40371529326214E+018" calcext:value-type="float">
            <text:p>1403715293262140000</text:p>
          </table:table-cell>
          <table:table-cell office:value-type="float" office:value="-0.40085" calcext:value-type="float">
            <text:p>-0.40085</text:p>
          </table:table-cell>
          <table:table-cell office:value-type="float" office:value="-1.54361" calcext:value-type="float">
            <text:p>-1.54361</text:p>
          </table:table-cell>
          <table:table-cell office:value-type="float" office:value="0.37886" calcext:value-type="float">
            <text:p>0.37886</text:p>
          </table:table-cell>
          <table:table-cell office:value-type="float" office:value="-0.47298" calcext:value-type="float">
            <text:p>-0.47298</text:p>
          </table:table-cell>
          <table:table-cell office:value-type="float" office:value="-0.46036" calcext:value-type="float">
            <text:p>-0.46036</text:p>
          </table:table-cell>
          <table:table-cell office:value-type="float" office:value="0.66785" calcext:value-type="float">
            <text:p>0.66785</text:p>
          </table:table-cell>
          <table:table-cell office:value-type="float" office:value="-0.344" calcext:value-type="float">
            <text:p>-0.344</text:p>
          </table:table-cell>
          <table:table-cell office:value-type="float" office:value="-0.2396" calcext:value-type="float">
            <text:p>-0.2396</text:p>
          </table:table-cell>
          <table:table-cell office:value-type="float" office:value="-0.39997" calcext:value-type="float">
            <text:p>-0.39997</text:p>
          </table:table-cell>
          <table:table-cell office:value-type="float" office:value="0.3059" calcext:value-type="float">
            <text:p>0.3059</text:p>
          </table:table-cell>
          <table:table-cell table:number-columns-repeated="5"/>
        </table:table-row>
        <table:table-row table:style-name="ro1">
          <table:table-cell office:value-type="float" office:value="1.40371529336214E+018" calcext:value-type="float">
            <text:p>1403715293362140000</text:p>
          </table:table-cell>
          <table:table-cell office:value-type="float" office:value="-0.42503" calcext:value-type="float">
            <text:p>-0.42503</text:p>
          </table:table-cell>
          <table:table-cell office:value-type="float" office:value="-1.58288" calcext:value-type="float">
            <text:p>-1.58288</text:p>
          </table:table-cell>
          <table:table-cell office:value-type="float" office:value="0.40805" calcext:value-type="float">
            <text:p>0.40805</text:p>
          </table:table-cell>
          <table:table-cell office:value-type="float" office:value="-0.46778" calcext:value-type="float">
            <text:p>-0.46778</text:p>
          </table:table-cell>
          <table:table-cell office:value-type="float" office:value="-0.47485" calcext:value-type="float">
            <text:p>-0.47485</text:p>
          </table:table-cell>
          <table:table-cell office:value-type="float" office:value="0.65368" calcext:value-type="float">
            <text:p>0.65368</text:p>
          </table:table-cell>
          <table:table-cell office:value-type="float" office:value="-0.35832" calcext:value-type="float">
            <text:p>-0.35832</text:p>
          </table:table-cell>
          <table:table-cell office:value-type="float" office:value="-0.22868" calcext:value-type="float">
            <text:p>-0.22868</text:p>
          </table:table-cell>
          <table:table-cell office:value-type="float" office:value="-0.38324" calcext:value-type="float">
            <text:p>-0.38324</text:p>
          </table:table-cell>
          <table:table-cell office:value-type="float" office:value="0.29666" calcext:value-type="float">
            <text:p>0.29666</text:p>
          </table:table-cell>
          <table:table-cell table:number-columns-repeated="5"/>
        </table:table-row>
        <table:table-row table:style-name="ro1">
          <table:table-cell office:value-type="float" office:value="1.40371529346214E+018" calcext:value-type="float">
            <text:p>1403715293462140000</text:p>
          </table:table-cell>
          <table:table-cell office:value-type="float" office:value="-0.44748" calcext:value-type="float">
            <text:p>-0.44748</text:p>
          </table:table-cell>
          <table:table-cell office:value-type="float" office:value="-1.61848" calcext:value-type="float">
            <text:p>-1.61848</text:p>
          </table:table-cell>
          <table:table-cell office:value-type="float" office:value="0.43739" calcext:value-type="float">
            <text:p>0.43739</text:p>
          </table:table-cell>
          <table:table-cell office:value-type="float" office:value="-0.46404" calcext:value-type="float">
            <text:p>-0.46404</text:p>
          </table:table-cell>
          <table:table-cell office:value-type="float" office:value="-0.48601" calcext:value-type="float">
            <text:p>-0.48601</text:p>
          </table:table-cell>
          <table:table-cell office:value-type="float" office:value="0.63912" calcext:value-type="float">
            <text:p>0.63912</text:p>
          </table:table-cell>
          <table:table-cell office:value-type="float" office:value="-0.37414" calcext:value-type="float">
            <text:p>-0.37414</text:p>
          </table:table-cell>
          <table:table-cell office:value-type="float" office:value="-0.22529" calcext:value-type="float">
            <text:p>-0.22529</text:p>
          </table:table-cell>
          <table:table-cell office:value-type="float" office:value="-0.34085" calcext:value-type="float">
            <text:p>-0.34085</text:p>
          </table:table-cell>
          <table:table-cell office:value-type="float" office:value="0.28405" calcext:value-type="float">
            <text:p>0.28405</text:p>
          </table:table-cell>
          <table:table-cell table:number-columns-repeated="5"/>
        </table:table-row>
        <table:table-row table:style-name="ro1">
          <table:table-cell office:value-type="float" office:value="1.40371529356214E+018" calcext:value-type="float">
            <text:p>1403715293562140000</text:p>
          </table:table-cell>
          <table:table-cell office:value-type="float" office:value="-0.46869" calcext:value-type="float">
            <text:p>-0.46869</text:p>
          </table:table-cell>
          <table:table-cell office:value-type="float" office:value="-1.64832" calcext:value-type="float">
            <text:p>-1.64832</text:p>
          </table:table-cell>
          <table:table-cell office:value-type="float" office:value="0.46628" calcext:value-type="float">
            <text:p>0.46628</text:p>
          </table:table-cell>
          <table:table-cell office:value-type="float" office:value="-0.45482" calcext:value-type="float">
            <text:p>-0.45482</text:p>
          </table:table-cell>
          <table:table-cell office:value-type="float" office:value="-0.49953" calcext:value-type="float">
            <text:p>-0.49953</text:p>
          </table:table-cell>
          <table:table-cell office:value-type="float" office:value="0.62956" calcext:value-type="float">
            <text:p>0.62956</text:p>
          </table:table-cell>
          <table:table-cell office:value-type="float" office:value="-0.38375" calcext:value-type="float">
            <text:p>-0.38375</text:p>
          </table:table-cell>
          <table:table-cell office:value-type="float" office:value="-0.21629" calcext:value-type="float">
            <text:p>-0.21629</text:p>
          </table:table-cell>
          <table:table-cell office:value-type="float" office:value="-0.30005" calcext:value-type="float">
            <text:p>-0.30005</text:p>
          </table:table-cell>
          <table:table-cell office:value-type="float" office:value="0.28834" calcext:value-type="float">
            <text:p>0.28834</text:p>
          </table:table-cell>
          <table:table-cell table:number-columns-repeated="5"/>
        </table:table-row>
        <table:table-row table:style-name="ro1">
          <table:table-cell office:value-type="float" office:value="1.40371529366214E+018" calcext:value-type="float">
            <text:p>1403715293662140000</text:p>
          </table:table-cell>
          <table:table-cell office:value-type="float" office:value="-0.48914" calcext:value-type="float">
            <text:p>-0.48914</text:p>
          </table:table-cell>
          <table:table-cell office:value-type="float" office:value="-1.67331" calcext:value-type="float">
            <text:p>-1.67331</text:p>
          </table:table-cell>
          <table:table-cell office:value-type="float" office:value="0.49477" calcext:value-type="float">
            <text:p>0.49477</text:p>
          </table:table-cell>
          <table:table-cell office:value-type="float" office:value="-0.44328" calcext:value-type="float">
            <text:p>-0.44328</text:p>
          </table:table-cell>
          <table:table-cell office:value-type="float" office:value="-0.51385" calcext:value-type="float">
            <text:p>-0.51385</text:p>
          </table:table-cell>
          <table:table-cell office:value-type="float" office:value="0.62277" calcext:value-type="float">
            <text:p>0.62277</text:p>
          </table:table-cell>
          <table:table-cell office:value-type="float" office:value="-0.38939" calcext:value-type="float">
            <text:p>-0.38939</text:p>
          </table:table-cell>
          <table:table-cell office:value-type="float" office:value="-0.21406" calcext:value-type="float">
            <text:p>-0.21406</text:p>
          </table:table-cell>
          <table:table-cell office:value-type="float" office:value="-0.26301" calcext:value-type="float">
            <text:p>-0.26301</text:p>
          </table:table-cell>
          <table:table-cell office:value-type="float" office:value="0.29345" calcext:value-type="float">
            <text:p>0.29345</text:p>
          </table:table-cell>
          <table:table-cell table:number-columns-repeated="5"/>
        </table:table-row>
        <table:table-row table:style-name="ro1">
          <table:table-cell office:value-type="float" office:value="1.40371529376214E+018" calcext:value-type="float">
            <text:p>1403715293762140000</text:p>
          </table:table-cell>
          <table:table-cell office:value-type="float" office:value="-0.50952" calcext:value-type="float">
            <text:p>-0.50952</text:p>
          </table:table-cell>
          <table:table-cell office:value-type="float" office:value="-1.69459" calcext:value-type="float">
            <text:p>-1.69459</text:p>
          </table:table-cell>
          <table:table-cell office:value-type="float" office:value="0.52366" calcext:value-type="float">
            <text:p>0.52366</text:p>
          </table:table-cell>
          <table:table-cell office:value-type="float" office:value="-0.43291" calcext:value-type="float">
            <text:p>-0.43291</text:p>
          </table:table-cell>
          <table:table-cell office:value-type="float" office:value="-0.52761" calcext:value-type="float">
            <text:p>-0.52761</text:p>
          </table:table-cell>
          <table:table-cell office:value-type="float" office:value="0.6152" calcext:value-type="float">
            <text:p>0.6152</text:p>
          </table:table-cell>
          <table:table-cell office:value-type="float" office:value="-0.39465" calcext:value-type="float">
            <text:p>-0.39465</text:p>
          </table:table-cell>
          <table:table-cell office:value-type="float" office:value="-0.21444" calcext:value-type="float">
            <text:p>-0.21444</text:p>
          </table:table-cell>
          <table:table-cell office:value-type="float" office:value="-0.23365" calcext:value-type="float">
            <text:p>-0.23365</text:p>
          </table:table-cell>
          <table:table-cell office:value-type="float" office:value="0.30068" calcext:value-type="float">
            <text:p>0.30068</text:p>
          </table:table-cell>
          <table:table-cell table:number-columns-repeated="5"/>
        </table:table-row>
        <table:table-row table:style-name="ro1">
          <table:table-cell office:value-type="float" office:value="1.40371529386214E+018" calcext:value-type="float">
            <text:p>1403715293862140000</text:p>
          </table:table-cell>
          <table:table-cell office:value-type="float" office:value="-0.53014" calcext:value-type="float">
            <text:p>-0.53014</text:p>
          </table:table-cell>
          <table:table-cell office:value-type="float" office:value="-1.71492" calcext:value-type="float">
            <text:p>-1.71492</text:p>
          </table:table-cell>
          <table:table-cell office:value-type="float" office:value="0.55244" calcext:value-type="float">
            <text:p>0.55244</text:p>
          </table:table-cell>
          <table:table-cell office:value-type="float" office:value="-0.42311" calcext:value-type="float">
            <text:p>-0.42311</text:p>
          </table:table-cell>
          <table:table-cell office:value-type="float" office:value="-0.54044" calcext:value-type="float">
            <text:p>-0.54044</text:p>
          </table:table-cell>
          <table:table-cell office:value-type="float" office:value="0.60677" calcext:value-type="float">
            <text:p>0.60677</text:p>
          </table:table-cell>
          <table:table-cell office:value-type="float" office:value="-0.40091" calcext:value-type="float">
            <text:p>-0.40091</text:p>
          </table:table-cell>
          <table:table-cell office:value-type="float" office:value="-0.20492" calcext:value-type="float">
            <text:p>-0.20492</text:p>
          </table:table-cell>
          <table:table-cell office:value-type="float" office:value="-0.2202" calcext:value-type="float">
            <text:p>-0.2202</text:p>
          </table:table-cell>
          <table:table-cell office:value-type="float" office:value="0.28321" calcext:value-type="float">
            <text:p>0.28321</text:p>
          </table:table-cell>
          <table:table-cell table:number-columns-repeated="5"/>
        </table:table-row>
        <table:table-row table:style-name="ro1">
          <table:table-cell office:value-type="float" office:value="1.40371529396214E+018" calcext:value-type="float">
            <text:p>1403715293962140000</text:p>
          </table:table-cell>
          <table:table-cell office:value-type="float" office:value="-0.55106" calcext:value-type="float">
            <text:p>-0.55106</text:p>
          </table:table-cell>
          <table:table-cell office:value-type="float" office:value="-1.735" calcext:value-type="float">
            <text:p>-1.735</text:p>
          </table:table-cell>
          <table:table-cell office:value-type="float" office:value="0.57996" calcext:value-type="float">
            <text:p>0.57996</text:p>
          </table:table-cell>
          <table:table-cell office:value-type="float" office:value="-0.41407" calcext:value-type="float">
            <text:p>-0.41407</text:p>
          </table:table-cell>
          <table:table-cell office:value-type="float" office:value="-0.55339" calcext:value-type="float">
            <text:p>-0.55339</text:p>
          </table:table-cell>
          <table:table-cell office:value-type="float" office:value="0.59651" calcext:value-type="float">
            <text:p>0.59651</text:p>
          </table:table-cell>
          <table:table-cell office:value-type="float" office:value="-0.40802" calcext:value-type="float">
            <text:p>-0.40802</text:p>
          </table:table-cell>
          <table:table-cell office:value-type="float" office:value="-0.20676" calcext:value-type="float">
            <text:p>-0.20676</text:p>
          </table:table-cell>
          <table:table-cell office:value-type="float" office:value="-0.21597" calcext:value-type="float">
            <text:p>-0.21597</text:p>
          </table:table-cell>
          <table:table-cell office:value-type="float" office:value="0.25023" calcext:value-type="float">
            <text:p>0.25023</text:p>
          </table:table-cell>
          <table:table-cell table:number-columns-repeated="5"/>
        </table:table-row>
        <table:table-row table:style-name="ro1">
          <table:table-cell office:value-type="float" office:value="1.40371529406214E+018" calcext:value-type="float">
            <text:p>1403715294062140000</text:p>
          </table:table-cell>
          <table:table-cell office:value-type="float" office:value="-0.57212" calcext:value-type="float">
            <text:p>-0.57212</text:p>
          </table:table-cell>
          <table:table-cell office:value-type="float" office:value="-1.7543" calcext:value-type="float">
            <text:p>-1.7543</text:p>
          </table:table-cell>
          <table:table-cell office:value-type="float" office:value="0.59911" calcext:value-type="float">
            <text:p>0.59911</text:p>
          </table:table-cell>
          <table:table-cell office:value-type="float" office:value="-0.40572" calcext:value-type="float">
            <text:p>-0.40572</text:p>
          </table:table-cell>
          <table:table-cell office:value-type="float" office:value="-0.56609" calcext:value-type="float">
            <text:p>-0.56609</text:p>
          </table:table-cell>
          <table:table-cell office:value-type="float" office:value="0.58375" calcext:value-type="float">
            <text:p>0.58375</text:p>
          </table:table-cell>
          <table:table-cell office:value-type="float" office:value="-0.41733" calcext:value-type="float">
            <text:p>-0.41733</text:p>
          </table:table-cell>
          <table:table-cell office:value-type="float" office:value="-0.20484" calcext:value-type="float">
            <text:p>-0.20484</text:p>
          </table:table-cell>
          <table:table-cell office:value-type="float" office:value="-0.21153" calcext:value-type="float">
            <text:p>-0.21153</text:p>
          </table:table-cell>
          <table:table-cell office:value-type="float" office:value="0.12715" calcext:value-type="float">
            <text:p>0.12715</text:p>
          </table:table-cell>
          <table:table-cell table:number-columns-repeated="5"/>
        </table:table-row>
        <table:table-row table:style-name="ro1">
          <table:table-cell office:value-type="float" office:value="1.40371529416214E+018" calcext:value-type="float">
            <text:p>1403715294162140000</text:p>
          </table:table-cell>
          <table:table-cell office:value-type="float" office:value="-0.59315" calcext:value-type="float">
            <text:p>-0.59315</text:p>
          </table:table-cell>
          <table:table-cell office:value-type="float" office:value="-1.77367" calcext:value-type="float">
            <text:p>-1.77367</text:p>
          </table:table-cell>
          <table:table-cell office:value-type="float" office:value="0.60627" calcext:value-type="float">
            <text:p>0.60627</text:p>
          </table:table-cell>
          <table:table-cell office:value-type="float" office:value="0.39811" calcext:value-type="float">
            <text:p>0.39811</text:p>
          </table:table-cell>
          <table:table-cell office:value-type="float" office:value="0.57646" calcext:value-type="float">
            <text:p>0.57646</text:p>
          </table:table-cell>
          <table:table-cell office:value-type="float" office:value="-0.56921" calcext:value-type="float">
            <text:p>-0.56921</text:p>
          </table:table-cell>
          <table:table-cell office:value-type="float" office:value="0.43036" calcext:value-type="float">
            <text:p>0.43036</text:p>
          </table:table-cell>
          <table:table-cell office:value-type="float" office:value="-0.20658" calcext:value-type="float">
            <text:p>-0.20658</text:p>
          </table:table-cell>
          <table:table-cell office:value-type="float" office:value="-0.19719" calcext:value-type="float">
            <text:p>-0.19719</text:p>
          </table:table-cell>
          <table:table-cell office:value-type="float" office:value="0.00677" calcext:value-type="float">
            <text:p>0.00677</text:p>
          </table:table-cell>
          <table:table-cell table:number-columns-repeated="5"/>
        </table:table-row>
        <table:table-row table:style-name="ro1">
          <table:table-cell office:value-type="float" office:value="1.40371529426214E+018" calcext:value-type="float">
            <text:p>1403715294262140000</text:p>
          </table:table-cell>
          <table:table-cell office:value-type="float" office:value="-0.6144" calcext:value-type="float">
            <text:p>-0.6144</text:p>
          </table:table-cell>
          <table:table-cell office:value-type="float" office:value="-1.79176" calcext:value-type="float">
            <text:p>-1.79176</text:p>
          </table:table-cell>
          <table:table-cell office:value-type="float" office:value="0.60123" calcext:value-type="float">
            <text:p>0.60123</text:p>
          </table:table-cell>
          <table:table-cell office:value-type="float" office:value="0.38963" calcext:value-type="float">
            <text:p>0.38963</text:p>
          </table:table-cell>
          <table:table-cell office:value-type="float" office:value="0.5862" calcext:value-type="float">
            <text:p>0.5862</text:p>
          </table:table-cell>
          <table:table-cell office:value-type="float" office:value="-0.55451" calcext:value-type="float">
            <text:p>-0.55451</text:p>
          </table:table-cell>
          <table:table-cell office:value-type="float" office:value="0.44393" calcext:value-type="float">
            <text:p>0.44393</text:p>
          </table:table-cell>
          <table:table-cell office:value-type="float" office:value="-0.20468" calcext:value-type="float">
            <text:p>-0.20468</text:p>
          </table:table-cell>
          <table:table-cell office:value-type="float" office:value="-0.16903" calcext:value-type="float">
            <text:p>-0.16903</text:p>
          </table:table-cell>
          <table:table-cell office:value-type="float" office:value="-0.12594" calcext:value-type="float">
            <text:p>-0.12594</text:p>
          </table:table-cell>
          <table:table-cell table:number-columns-repeated="5"/>
        </table:table-row>
        <table:table-row table:style-name="ro1">
          <table:table-cell office:value-type="float" office:value="1.40371529436214E+018" calcext:value-type="float">
            <text:p>1403715294362140000</text:p>
          </table:table-cell>
          <table:table-cell office:value-type="float" office:value="-0.63648" calcext:value-type="float">
            <text:p>-0.63648</text:p>
          </table:table-cell>
          <table:table-cell office:value-type="float" office:value="-1.80683" calcext:value-type="float">
            <text:p>-1.80683</text:p>
          </table:table-cell>
          <table:table-cell office:value-type="float" office:value="0.58241" calcext:value-type="float">
            <text:p>0.58241</text:p>
          </table:table-cell>
          <table:table-cell office:value-type="float" office:value="0.37994" calcext:value-type="float">
            <text:p>0.37994</text:p>
          </table:table-cell>
          <table:table-cell office:value-type="float" office:value="0.5972" calcext:value-type="float">
            <text:p>0.5972</text:p>
          </table:table-cell>
          <table:table-cell office:value-type="float" office:value="-0.54017" calcext:value-type="float">
            <text:p>-0.54017</text:p>
          </table:table-cell>
          <table:table-cell office:value-type="float" office:value="0.4552" calcext:value-type="float">
            <text:p>0.4552</text:p>
          </table:table-cell>
          <table:table-cell office:value-type="float" office:value="-0.21945" calcext:value-type="float">
            <text:p>-0.21945</text:p>
          </table:table-cell>
          <table:table-cell office:value-type="float" office:value="-0.14882" calcext:value-type="float">
            <text:p>-0.14882</text:p>
          </table:table-cell>
          <table:table-cell office:value-type="float" office:value="-0.25003" calcext:value-type="float">
            <text:p>-0.25003</text:p>
          </table:table-cell>
          <table:table-cell table:number-columns-repeated="5"/>
        </table:table-row>
        <table:table-row table:style-name="ro1">
          <table:table-cell office:value-type="float" office:value="1.40371529446214E+018" calcext:value-type="float">
            <text:p>1403715294462140000</text:p>
          </table:table-cell>
          <table:table-cell office:value-type="float" office:value="-0.65833" calcext:value-type="float">
            <text:p>-0.65833</text:p>
          </table:table-cell>
          <table:table-cell office:value-type="float" office:value="-1.81896" calcext:value-type="float">
            <text:p>-1.81896</text:p>
          </table:table-cell>
          <table:table-cell office:value-type="float" office:value="0.55447" calcext:value-type="float">
            <text:p>0.55447</text:p>
          </table:table-cell>
          <table:table-cell office:value-type="float" office:value="0.37142" calcext:value-type="float">
            <text:p>0.37142</text:p>
          </table:table-cell>
          <table:table-cell office:value-type="float" office:value="0.6092" calcext:value-type="float">
            <text:p>0.6092</text:p>
          </table:table-cell>
          <table:table-cell office:value-type="float" office:value="-0.5245" calcext:value-type="float">
            <text:p>-0.5245</text:p>
          </table:table-cell>
          <table:table-cell office:value-type="float" office:value="0.46456" calcext:value-type="float">
            <text:p>0.46456</text:p>
          </table:table-cell>
          <table:table-cell office:value-type="float" office:value="-0.22858" calcext:value-type="float">
            <text:p>-0.22858</text:p>
          </table:table-cell>
          <table:table-cell office:value-type="float" office:value="-0.11675" calcext:value-type="float">
            <text:p>-0.11675</text:p>
          </table:table-cell>
          <table:table-cell office:value-type="float" office:value="-0.28586" calcext:value-type="float">
            <text:p>-0.28586</text:p>
          </table:table-cell>
          <table:table-cell table:number-columns-repeated="5"/>
        </table:table-row>
        <table:table-row table:style-name="ro1">
          <table:table-cell office:value-type="float" office:value="1.40371529456214E+018" calcext:value-type="float">
            <text:p>1403715294562140000</text:p>
          </table:table-cell>
          <table:table-cell office:value-type="float" office:value="-0.68117" calcext:value-type="float">
            <text:p>-0.68117</text:p>
          </table:table-cell>
          <table:table-cell office:value-type="float" office:value="-1.82761" calcext:value-type="float">
            <text:p>-1.82761</text:p>
          </table:table-cell>
          <table:table-cell office:value-type="float" office:value="0.52513" calcext:value-type="float">
            <text:p>0.52513</text:p>
          </table:table-cell>
          <table:table-cell office:value-type="float" office:value="0.36065" calcext:value-type="float">
            <text:p>0.36065</text:p>
          </table:table-cell>
          <table:table-cell office:value-type="float" office:value="0.62344" calcext:value-type="float">
            <text:p>0.62344</text:p>
          </table:table-cell>
          <table:table-cell office:value-type="float" office:value="-0.50969" calcext:value-type="float">
            <text:p>-0.50969</text:p>
          </table:table-cell>
          <table:table-cell office:value-type="float" office:value="0.47062" calcext:value-type="float">
            <text:p>0.47062</text:p>
          </table:table-cell>
          <table:table-cell office:value-type="float" office:value="-0.23404" calcext:value-type="float">
            <text:p>-0.23404</text:p>
          </table:table-cell>
          <table:table-cell office:value-type="float" office:value="-0.07611" calcext:value-type="float">
            <text:p>-0.07611</text:p>
          </table:table-cell>
          <table:table-cell office:value-type="float" office:value="-0.2956" calcext:value-type="float">
            <text:p>-0.2956</text:p>
          </table:table-cell>
          <table:table-cell table:number-columns-repeated="5"/>
        </table:table-row>
        <table:table-row table:style-name="ro1">
          <table:table-cell office:value-type="float" office:value="1.40371529466214E+018" calcext:value-type="float">
            <text:p>1403715294662140000</text:p>
          </table:table-cell>
          <table:table-cell office:value-type="float" office:value="-0.70434" calcext:value-type="float">
            <text:p>-0.70434</text:p>
          </table:table-cell>
          <table:table-cell office:value-type="float" office:value="-1.83362" calcext:value-type="float">
            <text:p>-1.83362</text:p>
          </table:table-cell>
          <table:table-cell office:value-type="float" office:value="0.49548" calcext:value-type="float">
            <text:p>0.49548</text:p>
          </table:table-cell>
          <table:table-cell office:value-type="float" office:value="0.34796" calcext:value-type="float">
            <text:p>0.34796</text:p>
          </table:table-cell>
          <table:table-cell office:value-type="float" office:value="0.64149" calcext:value-type="float">
            <text:p>0.64149</text:p>
          </table:table-cell>
          <table:table-cell office:value-type="float" office:value="-0.49538" calcext:value-type="float">
            <text:p>-0.49538</text:p>
          </table:table-cell>
          <table:table-cell office:value-type="float" office:value="0.47117" calcext:value-type="float">
            <text:p>0.47117</text:p>
          </table:table-cell>
          <table:table-cell office:value-type="float" office:value="-0.24196" calcext:value-type="float">
            <text:p>-0.24196</text:p>
          </table:table-cell>
          <table:table-cell office:value-type="float" office:value="-0.05444" calcext:value-type="float">
            <text:p>-0.05444</text:p>
          </table:table-cell>
          <table:table-cell office:value-type="float" office:value="-0.28751" calcext:value-type="float">
            <text:p>-0.28751</text:p>
          </table:table-cell>
          <table:table-cell table:number-columns-repeated="5"/>
        </table:table-row>
        <table:table-row table:style-name="ro1">
          <table:table-cell office:value-type="float" office:value="1.40371529476214E+018" calcext:value-type="float">
            <text:p>1403715294762140000</text:p>
          </table:table-cell>
          <table:table-cell office:value-type="float" office:value="-0.72669" calcext:value-type="float">
            <text:p>-0.72669</text:p>
          </table:table-cell>
          <table:table-cell office:value-type="float" office:value="-1.83966" calcext:value-type="float">
            <text:p>-1.83966</text:p>
          </table:table-cell>
          <table:table-cell office:value-type="float" office:value="0.46662" calcext:value-type="float">
            <text:p>0.46662</text:p>
          </table:table-cell>
          <table:table-cell office:value-type="float" office:value="0.33649" calcext:value-type="float">
            <text:p>0.33649</text:p>
          </table:table-cell>
          <table:table-cell office:value-type="float" office:value="0.65909" calcext:value-type="float">
            <text:p>0.65909</text:p>
          </table:table-cell>
          <table:table-cell office:value-type="float" office:value="-0.47995" calcext:value-type="float">
            <text:p>-0.47995</text:p>
          </table:table-cell>
          <table:table-cell office:value-type="float" office:value="0.4712" calcext:value-type="float">
            <text:p>0.4712</text:p>
          </table:table-cell>
          <table:table-cell office:value-type="float" office:value="-0.23084" calcext:value-type="float">
            <text:p>-0.23084</text:p>
          </table:table-cell>
          <table:table-cell office:value-type="float" office:value="-0.05357" calcext:value-type="float">
            <text:p>-0.05357</text:p>
          </table:table-cell>
          <table:table-cell office:value-type="float" office:value="-0.27774" calcext:value-type="float">
            <text:p>-0.27774</text:p>
          </table:table-cell>
          <table:table-cell table:number-columns-repeated="5"/>
        </table:table-row>
        <table:table-row table:style-name="ro1">
          <table:table-cell office:value-type="float" office:value="1.40371529486214E+018" calcext:value-type="float">
            <text:p>1403715294862140000</text:p>
          </table:table-cell>
          <table:table-cell office:value-type="float" office:value="-0.7477" calcext:value-type="float">
            <text:p>-0.7477</text:p>
          </table:table-cell>
          <table:table-cell office:value-type="float" office:value="-1.84682" calcext:value-type="float">
            <text:p>-1.84682</text:p>
          </table:table-cell>
          <table:table-cell office:value-type="float" office:value="0.43889" calcext:value-type="float">
            <text:p>0.43889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67305" calcext:value-type="float">
            <text:p>0.67305</text:p>
          </table:table-cell>
          <table:table-cell office:value-type="float" office:value="-0.46444" calcext:value-type="float">
            <text:p>-0.46444</text:p>
          </table:table-cell>
          <table:table-cell office:value-type="float" office:value="0.47485" calcext:value-type="float">
            <text:p>0.47485</text:p>
          </table:table-cell>
          <table:table-cell office:value-type="float" office:value="-0.20748" calcext:value-type="float">
            <text:p>-0.20748</text:p>
          </table:table-cell>
          <table:table-cell office:value-type="float" office:value="-0.06252" calcext:value-type="float">
            <text:p>-0.06252</text:p>
          </table:table-cell>
          <table:table-cell office:value-type="float" office:value="-0.27909" calcext:value-type="float">
            <text:p>-0.27909</text:p>
          </table:table-cell>
          <table:table-cell table:number-columns-repeated="5"/>
        </table:table-row>
        <table:table-row table:style-name="ro1">
          <table:table-cell office:value-type="float" office:value="1.40371529496214E+018" calcext:value-type="float">
            <text:p>1403715294962140000</text:p>
          </table:table-cell>
          <table:table-cell office:value-type="float" office:value="-0.76615" calcext:value-type="float">
            <text:p>-0.76615</text:p>
          </table:table-cell>
          <table:table-cell office:value-type="float" office:value="-1.85514" calcext:value-type="float">
            <text:p>-1.85514</text:p>
          </table:table-cell>
          <table:table-cell office:value-type="float" office:value="0.41277" calcext:value-type="float">
            <text:p>0.41277</text:p>
          </table:table-cell>
          <table:table-cell office:value-type="float" office:value="0.31771" calcext:value-type="float">
            <text:p>0.31771</text:p>
          </table:table-cell>
          <table:table-cell office:value-type="float" office:value="0.68345" calcext:value-type="float">
            <text:p>0.68345</text:p>
          </table:table-cell>
          <table:table-cell office:value-type="float" office:value="-0.44658" calcext:value-type="float">
            <text:p>-0.44658</text:p>
          </table:table-cell>
          <table:table-cell office:value-type="float" office:value="0.48221" calcext:value-type="float">
            <text:p>0.48221</text:p>
          </table:table-cell>
          <table:table-cell office:value-type="float" office:value="-0.1762" calcext:value-type="float">
            <text:p>-0.1762</text:p>
          </table:table-cell>
          <table:table-cell office:value-type="float" office:value="-0.07488" calcext:value-type="float">
            <text:p>-0.07488</text:p>
          </table:table-cell>
          <table:table-cell office:value-type="float" office:value="-0.2504" calcext:value-type="float">
            <text:p>-0.2504</text:p>
          </table:table-cell>
          <table:table-cell table:number-columns-repeated="5"/>
        </table:table-row>
        <table:table-row table:style-name="ro1">
          <table:table-cell office:value-type="float" office:value="1.40371529506214E+018" calcext:value-type="float">
            <text:p>1403715295062140000</text:p>
          </table:table-cell>
          <table:table-cell office:value-type="float" office:value="-0.78218" calcext:value-type="float">
            <text:p>-0.78218</text:p>
          </table:table-cell>
          <table:table-cell office:value-type="float" office:value="-1.86349" calcext:value-type="float">
            <text:p>-1.86349</text:p>
          </table:table-cell>
          <table:table-cell office:value-type="float" office:value="0.38777" calcext:value-type="float">
            <text:p>0.38777</text:p>
          </table:table-cell>
          <table:table-cell office:value-type="float" office:value="0.30861" calcext:value-type="float">
            <text:p>0.30861</text:p>
          </table:table-cell>
          <table:table-cell office:value-type="float" office:value="0.69076" calcext:value-type="float">
            <text:p>0.69076</text:p>
          </table:table-cell>
          <table:table-cell office:value-type="float" office:value="-0.42977" calcext:value-type="float">
            <text:p>-0.42977</text:p>
          </table:table-cell>
          <table:table-cell office:value-type="float" office:value="0.49286" calcext:value-type="float">
            <text:p>0.49286</text:p>
          </table:table-cell>
          <table:table-cell office:value-type="float" office:value="-0.14516" calcext:value-type="float">
            <text:p>-0.14516</text:p>
          </table:table-cell>
          <table:table-cell office:value-type="float" office:value="-0.06891" calcext:value-type="float">
            <text:p>-0.06891</text:p>
          </table:table-cell>
          <table:table-cell office:value-type="float" office:value="-0.24256" calcext:value-type="float">
            <text:p>-0.24256</text:p>
          </table:table-cell>
          <table:table-cell table:number-columns-repeated="5"/>
        </table:table-row>
        <table:table-row table:style-name="ro1">
          <table:table-cell office:value-type="float" office:value="1.40371529516214E+018" calcext:value-type="float">
            <text:p>1403715295162140000</text:p>
          </table:table-cell>
          <table:table-cell office:value-type="float" office:value="-0.79671" calcext:value-type="float">
            <text:p>-0.79671</text:p>
          </table:table-cell>
          <table:table-cell office:value-type="float" office:value="-1.87039" calcext:value-type="float">
            <text:p>-1.87039</text:p>
          </table:table-cell>
          <table:table-cell office:value-type="float" office:value="0.36451" calcext:value-type="float">
            <text:p>0.36451</text:p>
          </table:table-cell>
          <table:table-cell office:value-type="float" office:value="0.29663" calcext:value-type="float">
            <text:p>0.29663</text:p>
          </table:table-cell>
          <table:table-cell office:value-type="float" office:value="0.69477" calcext:value-type="float">
            <text:p>0.69477</text:p>
          </table:table-cell>
          <table:table-cell office:value-type="float" office:value="-0.41459" calcext:value-type="float">
            <text:p>-0.41459</text:p>
          </table:table-cell>
          <table:table-cell office:value-type="float" office:value="0.50737" calcext:value-type="float">
            <text:p>0.50737</text:p>
          </table:table-cell>
          <table:table-cell office:value-type="float" office:value="-0.13886" calcext:value-type="float">
            <text:p>-0.13886</text:p>
          </table:table-cell>
          <table:table-cell office:value-type="float" office:value="-0.05028" calcext:value-type="float">
            <text:p>-0.05028</text:p>
          </table:table-cell>
          <table:table-cell office:value-type="float" office:value="-0.2098" calcext:value-type="float">
            <text:p>-0.2098</text:p>
          </table:table-cell>
          <table:table-cell table:number-columns-repeated="5"/>
        </table:table-row>
        <table:table-row table:style-name="ro1">
          <table:table-cell office:value-type="float" office:value="1.40371529526214E+018" calcext:value-type="float">
            <text:p>1403715295262140000</text:p>
          </table:table-cell>
          <table:table-cell office:value-type="float" office:value="-0.81004" calcext:value-type="float">
            <text:p>-0.81004</text:p>
          </table:table-cell>
          <table:table-cell office:value-type="float" office:value="-1.87466" calcext:value-type="float">
            <text:p>-1.87466</text:p>
          </table:table-cell>
          <table:table-cell office:value-type="float" office:value="0.34705" calcext:value-type="float">
            <text:p>0.34705</text:p>
          </table:table-cell>
          <table:table-cell office:value-type="float" office:value="0.28422" calcext:value-type="float">
            <text:p>0.28422</text:p>
          </table:table-cell>
          <table:table-cell office:value-type="float" office:value="0.6998" calcext:value-type="float">
            <text:p>0.6998</text:p>
          </table:table-cell>
          <table:table-cell office:value-type="float" office:value="-0.40001" calcext:value-type="float">
            <text:p>-0.40001</text:p>
          </table:table-cell>
          <table:table-cell office:value-type="float" office:value="0.51913" calcext:value-type="float">
            <text:p>0.51913</text:p>
          </table:table-cell>
          <table:table-cell office:value-type="float" office:value="-0.14333" calcext:value-type="float">
            <text:p>-0.14333</text:p>
          </table:table-cell>
          <table:table-cell office:value-type="float" office:value="-0.01554" calcext:value-type="float">
            <text:p>-0.01554</text:p>
          </table:table-cell>
          <table:table-cell office:value-type="float" office:value="-0.11523" calcext:value-type="float">
            <text:p>-0.11523</text:p>
          </table:table-cell>
          <table:table-cell table:number-columns-repeated="5"/>
        </table:table-row>
        <table:table-row table:style-name="ro1">
          <table:table-cell office:value-type="float" office:value="1.40371529536214E+018" calcext:value-type="float">
            <text:p>1403715295362140000</text:p>
          </table:table-cell>
          <table:table-cell office:value-type="float" office:value="-0.82281" calcext:value-type="float">
            <text:p>-0.82281</text:p>
          </table:table-cell>
          <table:table-cell office:value-type="float" office:value="-1.8767" calcext:value-type="float">
            <text:p>-1.8767</text:p>
          </table:table-cell>
          <table:table-cell office:value-type="float" office:value="0.34182" calcext:value-type="float">
            <text:p>0.34182</text:p>
          </table:table-cell>
          <table:table-cell office:value-type="float" office:value="0.27061" calcext:value-type="float">
            <text:p>0.27061</text:p>
          </table:table-cell>
          <table:table-cell office:value-type="float" office:value="0.70995" calcext:value-type="float">
            <text:p>0.70995</text:p>
          </table:table-cell>
          <table:table-cell office:value-type="float" office:value="-0.38366" calcext:value-type="float">
            <text:p>-0.38366</text:p>
          </table:table-cell>
          <table:table-cell office:value-type="float" office:value="0.52492" calcext:value-type="float">
            <text:p>0.52492</text:p>
          </table:table-cell>
          <table:table-cell office:value-type="float" office:value="-0.14173" calcext:value-type="float">
            <text:p>-0.14173</text:p>
          </table:table-cell>
          <table:table-cell office:value-type="float" office:value="0.01323" calcext:value-type="float">
            <text:p>0.01323</text:p>
          </table:table-cell>
          <table:table-cell office:value-type="float" office:value="0.01185" calcext:value-type="float">
            <text:p>0.01185</text:p>
          </table:table-cell>
          <table:table-cell table:number-columns-repeated="5"/>
        </table:table-row>
        <table:table-row table:style-name="ro1">
          <table:table-cell office:value-type="float" office:value="1.40371529546214E+018" calcext:value-type="float">
            <text:p>1403715295462140000</text:p>
          </table:table-cell>
          <table:table-cell office:value-type="float" office:value="-0.83516" calcext:value-type="float">
            <text:p>-0.83516</text:p>
          </table:table-cell>
          <table:table-cell office:value-type="float" office:value="-1.87698" calcext:value-type="float">
            <text:p>-1.87698</text:p>
          </table:table-cell>
          <table:table-cell office:value-type="float" office:value="0.34698" calcext:value-type="float">
            <text:p>0.34698</text:p>
          </table:table-cell>
          <table:table-cell office:value-type="float" office:value="0.25721" calcext:value-type="float">
            <text:p>0.25721</text:p>
          </table:table-cell>
          <table:table-cell office:value-type="float" office:value="0.72187" calcext:value-type="float">
            <text:p>0.72187</text:p>
          </table:table-cell>
          <table:table-cell office:value-type="float" office:value="-0.36475" calcext:value-type="float">
            <text:p>-0.36475</text:p>
          </table:table-cell>
          <table:table-cell office:value-type="float" office:value="0.52888" calcext:value-type="float">
            <text:p>0.52888</text:p>
          </table:table-cell>
          <table:table-cell office:value-type="float" office:value="-0.13872" calcext:value-type="float">
            <text:p>-0.13872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10783" calcext:value-type="float">
            <text:p>0.10783</text:p>
          </table:table-cell>
          <table:table-cell table:number-columns-repeated="5"/>
        </table:table-row>
        <table:table-row table:style-name="ro1">
          <table:table-cell office:value-type="float" office:value="1.40371529556214E+018" calcext:value-type="float">
            <text:p>1403715295562140000</text:p>
          </table:table-cell>
          <table:table-cell office:value-type="float" office:value="-0.84775" calcext:value-type="float">
            <text:p>-0.84775</text:p>
          </table:table-cell>
          <table:table-cell office:value-type="float" office:value="-1.87708" calcext:value-type="float">
            <text:p>-1.87708</text:p>
          </table:table-cell>
          <table:table-cell office:value-type="float" office:value="0.35355" calcext:value-type="float">
            <text:p>0.35355</text:p>
          </table:table-cell>
          <table:table-cell office:value-type="float" office:value="0.24709" calcext:value-type="float">
            <text:p>0.24709</text:p>
          </table:table-cell>
          <table:table-cell office:value-type="float" office:value="0.73282" calcext:value-type="float">
            <text:p>0.73282</text:p>
          </table:table-cell>
          <table:table-cell office:value-type="float" office:value="-0.34422" calcext:value-type="float">
            <text:p>-0.34422</text:p>
          </table:table-cell>
          <table:table-cell office:value-type="float" office:value="0.53238" calcext:value-type="float">
            <text:p>0.53238</text:p>
          </table:table-cell>
          <table:table-cell office:value-type="float" office:value="-0.14698" calcext:value-type="float">
            <text:p>-0.14698</text:p>
          </table:table-cell>
          <table:table-cell office:value-type="float" office:value="0.02816" calcext:value-type="float">
            <text:p>0.02816</text:p>
          </table:table-cell>
          <table:table-cell office:value-type="float" office:value="0.00627" calcext:value-type="float">
            <text:p>0.00627</text:p>
          </table:table-cell>
          <table:table-cell table:number-columns-repeated="5"/>
        </table:table-row>
        <table:table-row table:style-name="ro1">
          <table:table-cell office:value-type="float" office:value="1.40371529566214E+018" calcext:value-type="float">
            <text:p>1403715295662140000</text:p>
          </table:table-cell>
          <table:table-cell office:value-type="float" office:value="-0.86005" calcext:value-type="float">
            <text:p>-0.86005</text:p>
          </table:table-cell>
          <table:table-cell office:value-type="float" office:value="-1.87711" calcext:value-type="float">
            <text:p>-1.87711</text:p>
          </table:table-cell>
          <table:table-cell office:value-type="float" office:value="0.34675" calcext:value-type="float">
            <text:p>0.34675</text:p>
          </table:table-cell>
          <table:table-cell office:value-type="float" office:value="0.24049" calcext:value-type="float">
            <text:p>0.24049</text:p>
          </table:table-cell>
          <table:table-cell office:value-type="float" office:value="0.73954" calcext:value-type="float">
            <text:p>0.73954</text:p>
          </table:table-cell>
          <table:table-cell office:value-type="float" office:value="-0.32807" calcext:value-type="float">
            <text:p>-0.32807</text:p>
          </table:table-cell>
          <table:table-cell office:value-type="float" office:value="0.53631" calcext:value-type="float">
            <text:p>0.53631</text:p>
          </table:table-cell>
          <table:table-cell office:value-type="float" office:value="-0.14928" calcext:value-type="float">
            <text:p>-0.14928</text:p>
          </table:table-cell>
          <table:table-cell office:value-type="float" office:value="0.03217" calcext:value-type="float">
            <text:p>0.03217</text:p>
          </table:table-cell>
          <table:table-cell office:value-type="float" office:value="-0.13801" calcext:value-type="float">
            <text:p>-0.13801</text:p>
          </table:table-cell>
          <table:table-cell table:number-columns-repeated="5"/>
        </table:table-row>
        <table:table-row table:style-name="ro1">
          <table:table-cell office:value-type="float" office:value="1.40371529576214E+018" calcext:value-type="float">
            <text:p>1403715295762140000</text:p>
          </table:table-cell>
          <table:table-cell office:value-type="float" office:value="-0.87297" calcext:value-type="float">
            <text:p>-0.87297</text:p>
          </table:table-cell>
          <table:table-cell office:value-type="float" office:value="-1.87478" calcext:value-type="float">
            <text:p>-1.87478</text:p>
          </table:table-cell>
          <table:table-cell office:value-type="float" office:value="0.32907" calcext:value-type="float">
            <text:p>0.32907</text:p>
          </table:table-cell>
          <table:table-cell office:value-type="float" office:value="0.23434" calcext:value-type="float">
            <text:p>0.23434</text:p>
          </table:table-cell>
          <table:table-cell office:value-type="float" office:value="0.74323" calcext:value-type="float">
            <text:p>0.74323</text:p>
          </table:table-cell>
          <table:table-cell office:value-type="float" office:value="-0.31552" calcext:value-type="float">
            <text:p>-0.31552</text:p>
          </table:table-cell>
          <table:table-cell office:value-type="float" office:value="0.54142" calcext:value-type="float">
            <text:p>0.54142</text:p>
          </table:table-cell>
          <table:table-cell office:value-type="float" office:value="-0.13021" calcext:value-type="float">
            <text:p>-0.13021</text:p>
          </table:table-cell>
          <table:table-cell office:value-type="float" office:value="0.06262" calcext:value-type="float">
            <text:p>0.06262</text:p>
          </table:table-cell>
          <table:table-cell office:value-type="float" office:value="-0.21523" calcext:value-type="float">
            <text:p>-0.21523</text:p>
          </table:table-cell>
          <table:table-cell table:number-columns-repeated="5"/>
        </table:table-row>
        <table:table-row table:style-name="ro1">
          <table:table-cell office:value-type="float" office:value="1.40371529586214E+018" calcext:value-type="float">
            <text:p>1403715295862140000</text:p>
          </table:table-cell>
          <table:table-cell office:value-type="float" office:value="-0.88644" calcext:value-type="float">
            <text:p>-0.88644</text:p>
          </table:table-cell>
          <table:table-cell office:value-type="float" office:value="-1.86934" calcext:value-type="float">
            <text:p>-1.86934</text:p>
          </table:table-cell>
          <table:table-cell office:value-type="float" office:value="0.3073" calcext:value-type="float">
            <text:p>0.3073</text:p>
          </table:table-cell>
          <table:table-cell office:value-type="float" office:value="0.2242" calcext:value-type="float">
            <text:p>0.2242</text:p>
          </table:table-cell>
          <table:table-cell office:value-type="float" office:value="0.74487" calcext:value-type="float">
            <text:p>0.74487</text:p>
          </table:table-cell>
          <table:table-cell office:value-type="float" office:value="-0.30453" calcext:value-type="float">
            <text:p>-0.30453</text:p>
          </table:table-cell>
          <table:table-cell office:value-type="float" office:value="0.5497" calcext:value-type="float">
            <text:p>0.5497</text:p>
          </table:table-cell>
          <table:table-cell office:value-type="float" office:value="-0.13604" calcext:value-type="float">
            <text:p>-0.13604</text:p>
          </table:table-cell>
          <table:table-cell office:value-type="float" office:value="0.09053" calcext:value-type="float">
            <text:p>0.09053</text:p>
          </table:table-cell>
          <table:table-cell office:value-type="float" office:value="-0.22855" calcext:value-type="float">
            <text:p>-0.22855</text:p>
          </table:table-cell>
          <table:table-cell table:number-columns-repeated="5"/>
        </table:table-row>
        <table:table-row table:style-name="ro1">
          <table:table-cell office:value-type="float" office:value="1.40371529596214E+018" calcext:value-type="float">
            <text:p>1403715295962140000</text:p>
          </table:table-cell>
          <table:table-cell office:value-type="float" office:value="-0.90189" calcext:value-type="float">
            <text:p>-0.90189</text:p>
          </table:table-cell>
          <table:table-cell office:value-type="float" office:value="-1.86142" calcext:value-type="float">
            <text:p>-1.86142</text:p>
          </table:table-cell>
          <table:table-cell office:value-type="float" office:value="0.28396" calcext:value-type="float">
            <text:p>0.28396</text:p>
          </table:table-cell>
          <table:table-cell office:value-type="float" office:value="0.21193" calcext:value-type="float">
            <text:p>0.21193</text:p>
          </table:table-cell>
          <table:table-cell office:value-type="float" office:value="0.7466" calcext:value-type="float">
            <text:p>0.7466</text:p>
          </table:table-cell>
          <table:table-cell office:value-type="float" office:value="-0.29455" calcext:value-type="float">
            <text:p>-0.29455</text:p>
          </table:table-cell>
          <table:table-cell office:value-type="float" office:value="0.5576" calcext:value-type="float">
            <text:p>0.5576</text:p>
          </table:table-cell>
          <table:table-cell office:value-type="float" office:value="-0.16055" calcext:value-type="float">
            <text:p>-0.16055</text:p>
          </table:table-cell>
          <table:table-cell office:value-type="float" office:value="0.11294" calcext:value-type="float">
            <text:p>0.11294</text:p>
          </table:table-cell>
          <table:table-cell office:value-type="float" office:value="-0.25131" calcext:value-type="float">
            <text:p>-0.25131</text:p>
          </table:table-cell>
          <table:table-cell table:number-columns-repeated="5"/>
        </table:table-row>
        <table:table-row table:style-name="ro1">
          <table:table-cell office:value-type="float" office:value="1.40371529606214E+018" calcext:value-type="float">
            <text:p>1403715296062140000</text:p>
          </table:table-cell>
          <table:table-cell office:value-type="float" office:value="-0.92067" calcext:value-type="float">
            <text:p>-0.92067</text:p>
          </table:table-cell>
          <table:table-cell office:value-type="float" office:value="-1.85144" calcext:value-type="float">
            <text:p>-1.85144</text:p>
          </table:table-cell>
          <table:table-cell office:value-type="float" office:value="0.25629" calcext:value-type="float">
            <text:p>0.25629</text:p>
          </table:table-cell>
          <table:table-cell office:value-type="float" office:value="0.19904" calcext:value-type="float">
            <text:p>0.19904</text:p>
          </table:table-cell>
          <table:table-cell office:value-type="float" office:value="0.74805" calcext:value-type="float">
            <text:p>0.74805</text:p>
          </table:table-cell>
          <table:table-cell office:value-type="float" office:value="-0.28853" calcext:value-type="float">
            <text:p>-0.28853</text:p>
          </table:table-cell>
          <table:table-cell office:value-type="float" office:value="0.56352" calcext:value-type="float">
            <text:p>0.56352</text:p>
          </table:table-cell>
          <table:table-cell office:value-type="float" office:value="-0.20656" calcext:value-type="float">
            <text:p>-0.20656</text:p>
          </table:table-cell>
          <table:table-cell office:value-type="float" office:value="0.12827" calcext:value-type="float">
            <text:p>0.12827</text:p>
          </table:table-cell>
          <table:table-cell office:value-type="float" office:value="-0.29532" calcext:value-type="float">
            <text:p>-0.29532</text:p>
          </table:table-cell>
          <table:table-cell table:number-columns-repeated="5"/>
        </table:table-row>
        <table:table-row table:style-name="ro1">
          <table:table-cell office:value-type="float" office:value="1.40371529616214E+018" calcext:value-type="float">
            <text:p>1403715296162140000</text:p>
          </table:table-cell>
          <table:table-cell office:value-type="float" office:value="-0.94302" calcext:value-type="float">
            <text:p>-0.94302</text:p>
          </table:table-cell>
          <table:table-cell office:value-type="float" office:value="-1.84111" calcext:value-type="float">
            <text:p>-1.84111</text:p>
          </table:table-cell>
          <table:table-cell office:value-type="float" office:value="0.22507" calcext:value-type="float">
            <text:p>0.22507</text:p>
          </table:table-cell>
          <table:table-cell office:value-type="float" office:value="0.18436" calcext:value-type="float">
            <text:p>0.18436</text:p>
          </table:table-cell>
          <table:table-cell office:value-type="float" office:value="0.75454" calcext:value-type="float">
            <text:p>0.75454</text:p>
          </table:table-cell>
          <table:table-cell office:value-type="float" office:value="-0.28647" calcext:value-type="float">
            <text:p>-0.28647</text:p>
          </table:table-cell>
          <table:table-cell office:value-type="float" office:value="0.56091" calcext:value-type="float">
            <text:p>0.56091</text:p>
          </table:table-cell>
          <table:table-cell office:value-type="float" office:value="-0.23396" calcext:value-type="float">
            <text:p>-0.23396</text:p>
          </table:table-cell>
          <table:table-cell office:value-type="float" office:value="0.12635" calcext:value-type="float">
            <text:p>0.12635</text:p>
          </table:table-cell>
          <table:table-cell office:value-type="float" office:value="-0.30774" calcext:value-type="float">
            <text:p>-0.30774</text:p>
          </table:table-cell>
          <table:table-cell table:number-columns-repeated="5"/>
        </table:table-row>
        <table:table-row table:style-name="ro1">
          <table:table-cell office:value-type="float" office:value="1.40371529626214E+018" calcext:value-type="float">
            <text:p>1403715296262140000</text:p>
          </table:table-cell>
          <table:table-cell office:value-type="float" office:value="-0.96701" calcext:value-type="float">
            <text:p>-0.96701</text:p>
          </table:table-cell>
          <table:table-cell office:value-type="float" office:value="-1.83253" calcext:value-type="float">
            <text:p>-1.83253</text:p>
          </table:table-cell>
          <table:table-cell office:value-type="float" office:value="0.19198" calcext:value-type="float">
            <text:p>0.19198</text:p>
          </table:table-cell>
          <table:table-cell office:value-type="float" office:value="0.17298" calcext:value-type="float">
            <text:p>0.17298</text:p>
          </table:table-cell>
          <table:table-cell office:value-type="float" office:value="0.76412" calcext:value-type="float">
            <text:p>0.76412</text:p>
          </table:table-cell>
          <table:table-cell office:value-type="float" office:value="-0.28102" calcext:value-type="float">
            <text:p>-0.28102</text:p>
          </table:table-cell>
          <table:table-cell office:value-type="float" office:value="0.55427" calcext:value-type="float">
            <text:p>0.55427</text:p>
          </table:table-cell>
          <table:table-cell office:value-type="float" office:value="-0.25948" calcext:value-type="float">
            <text:p>-0.25948</text:p>
          </table:table-cell>
          <table:table-cell office:value-type="float" office:value="0.09837" calcext:value-type="float">
            <text:p>0.09837</text:p>
          </table:table-cell>
          <table:table-cell office:value-type="float" office:value="-0.3209" calcext:value-type="float">
            <text:p>-0.3209</text:p>
          </table:table-cell>
          <table:table-cell table:number-columns-repeated="5"/>
        </table:table-row>
        <table:table-row table:style-name="ro1">
          <table:table-cell office:value-type="float" office:value="1.40371529636214E+018" calcext:value-type="float">
            <text:p>1403715296362140000</text:p>
          </table:table-cell>
          <table:table-cell office:value-type="float" office:value="-0.99269" calcext:value-type="float">
            <text:p>-0.99269</text:p>
          </table:table-cell>
          <table:table-cell office:value-type="float" office:value="-1.82697" calcext:value-type="float">
            <text:p>-1.82697</text:p>
          </table:table-cell>
          <table:table-cell office:value-type="float" office:value="0.16273" calcext:value-type="float">
            <text:p>0.16273</text:p>
          </table:table-cell>
          <table:table-cell office:value-type="float" office:value="0.16281" calcext:value-type="float">
            <text:p>0.16281</text:p>
          </table:table-cell>
          <table:table-cell office:value-type="float" office:value="0.77689" calcext:value-type="float">
            <text:p>0.77689</text:p>
          </table:table-cell>
          <table:table-cell office:value-type="float" office:value="-0.27363" calcext:value-type="float">
            <text:p>-0.27363</text:p>
          </table:table-cell>
          <table:table-cell office:value-type="float" office:value="0.5432" calcext:value-type="float">
            <text:p>0.5432</text:p>
          </table:table-cell>
          <table:table-cell office:value-type="float" office:value="-0.27297" calcext:value-type="float">
            <text:p>-0.27297</text:p>
          </table:table-cell>
          <table:table-cell office:value-type="float" office:value="0.05234" calcext:value-type="float">
            <text:p>0.05234</text:p>
          </table:table-cell>
          <table:table-cell office:value-type="float" office:value="-0.23684" calcext:value-type="float">
            <text:p>-0.23684</text:p>
          </table:table-cell>
          <table:table-cell table:number-columns-repeated="5"/>
        </table:table-row>
        <table:table-row table:style-name="ro1">
          <table:table-cell office:value-type="float" office:value="1.40371529646214E+018" calcext:value-type="float">
            <text:p>1403715296462140000</text:p>
          </table:table-cell>
          <table:table-cell office:value-type="float" office:value="-1.01697" calcext:value-type="float">
            <text:p>-1.01697</text:p>
          </table:table-cell>
          <table:table-cell office:value-type="float" office:value="-1.82719" calcext:value-type="float">
            <text:p>-1.82719</text:p>
          </table:table-cell>
          <table:table-cell office:value-type="float" office:value="0.14455" calcext:value-type="float">
            <text:p>0.14455</text:p>
          </table:table-cell>
          <table:table-cell office:value-type="float" office:value="0.15213" calcext:value-type="float">
            <text:p>0.15213</text:p>
          </table:table-cell>
          <table:table-cell office:value-type="float" office:value="0.78422" calcext:value-type="float">
            <text:p>0.78422</text:p>
          </table:table-cell>
          <table:table-cell office:value-type="float" office:value="-0.26424" calcext:value-type="float">
            <text:p>-0.26424</text:p>
          </table:table-cell>
          <table:table-cell office:value-type="float" office:value="0.54039" calcext:value-type="float">
            <text:p>0.54039</text:p>
          </table:table-cell>
          <table:table-cell office:value-type="float" office:value="-0.25073" calcext:value-type="float">
            <text:p>-0.25073</text:p>
          </table:table-cell>
          <table:table-cell office:value-type="float" office:value="-0.00804" calcext:value-type="float">
            <text:p>-0.00804</text:p>
          </table:table-cell>
          <table:table-cell office:value-type="float" office:value="-0.13127" calcext:value-type="float">
            <text:p>-0.13127</text:p>
          </table:table-cell>
          <table:table-cell table:number-columns-repeated="5"/>
        </table:table-row>
        <table:table-row table:style-name="ro1">
          <table:table-cell office:value-type="float" office:value="1.40371529656214E+018" calcext:value-type="float">
            <text:p>1403715296562140000</text:p>
          </table:table-cell>
          <table:table-cell office:value-type="float" office:value="-1.03998" calcext:value-type="float">
            <text:p>-1.03998</text:p>
          </table:table-cell>
          <table:table-cell office:value-type="float" office:value="-1.8344" calcext:value-type="float">
            <text:p>-1.8344</text:p>
          </table:table-cell>
          <table:table-cell office:value-type="float" office:value="0.13648" calcext:value-type="float">
            <text:p>0.13648</text:p>
          </table:table-cell>
          <table:table-cell office:value-type="float" office:value="0.14387" calcext:value-type="float">
            <text:p>0.14387</text:p>
          </table:table-cell>
          <table:table-cell office:value-type="float" office:value="0.7878" calcext:value-type="float">
            <text:p>0.7878</text:p>
          </table:table-cell>
          <table:table-cell office:value-type="float" office:value="-0.25611" calcext:value-type="float">
            <text:p>-0.25611</text:p>
          </table:table-cell>
          <table:table-cell office:value-type="float" office:value="0.54137" calcext:value-type="float">
            <text:p>0.54137</text:p>
          </table:table-cell>
          <table:table-cell office:value-type="float" office:value="-0.24814" calcext:value-type="float">
            <text:p>-0.24814</text:p>
          </table:table-cell>
          <table:table-cell office:value-type="float" office:value="-0.08344" calcext:value-type="float">
            <text:p>-0.08344</text:p>
          </table:table-cell>
          <table:table-cell office:value-type="float" office:value="-0.03187" calcext:value-type="float">
            <text:p>-0.03187</text:p>
          </table:table-cell>
          <table:table-cell table:number-columns-repeated="5"/>
        </table:table-row>
        <table:table-row table:style-name="ro1">
          <table:table-cell office:value-type="float" office:value="1.40371529666214E+018" calcext:value-type="float">
            <text:p>1403715296662140000</text:p>
          </table:table-cell>
          <table:table-cell office:value-type="float" office:value="-1.06139" calcext:value-type="float">
            <text:p>-1.06139</text:p>
          </table:table-cell>
          <table:table-cell office:value-type="float" office:value="-1.84853" calcext:value-type="float">
            <text:p>-1.84853</text:p>
          </table:table-cell>
          <table:table-cell office:value-type="float" office:value="0.13942" calcext:value-type="float">
            <text:p>0.13942</text:p>
          </table:table-cell>
          <table:table-cell office:value-type="float" office:value="0.14572" calcext:value-type="float">
            <text:p>0.14572</text:p>
          </table:table-cell>
          <table:table-cell office:value-type="float" office:value="0.78828" calcext:value-type="float">
            <text:p>0.78828</text:p>
          </table:table-cell>
          <table:table-cell office:value-type="float" office:value="-0.24469" calcext:value-type="float">
            <text:p>-0.24469</text:p>
          </table:table-cell>
          <table:table-cell office:value-type="float" office:value="0.54544" calcext:value-type="float">
            <text:p>0.54544</text:p>
          </table:table-cell>
          <table:table-cell office:value-type="float" office:value="-0.22904" calcext:value-type="float">
            <text:p>-0.22904</text:p>
          </table:table-cell>
          <table:table-cell office:value-type="float" office:value="-0.14559" calcext:value-type="float">
            <text:p>-0.14559</text:p>
          </table:table-cell>
          <table:table-cell office:value-type="float" office:value="0.02303" calcext:value-type="float">
            <text:p>0.02303</text:p>
          </table:table-cell>
          <table:table-cell table:number-columns-repeated="5"/>
        </table:table-row>
        <table:table-row table:style-name="ro1">
          <table:table-cell office:value-type="float" office:value="1.40371529676214E+018" calcext:value-type="float">
            <text:p>1403715296762140000</text:p>
          </table:table-cell>
          <table:table-cell office:value-type="float" office:value="-1.08175" calcext:value-type="float">
            <text:p>-1.08175</text:p>
          </table:table-cell>
          <table:table-cell office:value-type="float" office:value="-1.86739" calcext:value-type="float">
            <text:p>-1.86739</text:p>
          </table:table-cell>
          <table:table-cell office:value-type="float" office:value="0.14321" calcext:value-type="float">
            <text:p>0.14321</text:p>
          </table:table-cell>
          <table:table-cell office:value-type="float" office:value="0.147" calcext:value-type="float">
            <text:p>0.147</text:p>
          </table:table-cell>
          <table:table-cell office:value-type="float" office:value="0.7869" calcext:value-type="float">
            <text:p>0.7869</text:p>
          </table:table-cell>
          <table:table-cell office:value-type="float" office:value="-0.23652" calcext:value-type="float">
            <text:p>-0.23652</text:p>
          </table:table-cell>
          <table:table-cell office:value-type="float" office:value="0.55067" calcext:value-type="float">
            <text:p>0.55067</text:p>
          </table:table-cell>
          <table:table-cell office:value-type="float" office:value="-0.20369" calcext:value-type="float">
            <text:p>-0.20369</text:p>
          </table:table-cell>
          <table:table-cell office:value-type="float" office:value="-0.19947" calcext:value-type="float">
            <text:p>-0.19947</text:p>
          </table:table-cell>
          <table:table-cell office:value-type="float" office:value="0.02807" calcext:value-type="float">
            <text:p>0.02807</text:p>
          </table:table-cell>
          <table:table-cell table:number-columns-repeated="5"/>
        </table:table-row>
        <table:table-row table:style-name="ro1">
          <table:table-cell office:value-type="float" office:value="1.40371529686214E+018" calcext:value-type="float">
            <text:p>1403715296862140000</text:p>
          </table:table-cell>
          <table:table-cell office:value-type="float" office:value="-1.10118" calcext:value-type="float">
            <text:p>-1.10118</text:p>
          </table:table-cell>
          <table:table-cell office:value-type="float" office:value="-1.88709" calcext:value-type="float">
            <text:p>-1.88709</text:p>
          </table:table-cell>
          <table:table-cell office:value-type="float" office:value="0.14633" calcext:value-type="float">
            <text:p>0.14633</text:p>
          </table:table-cell>
          <table:table-cell office:value-type="float" office:value="0.15155" calcext:value-type="float">
            <text:p>0.15155</text:p>
          </table:table-cell>
          <table:table-cell office:value-type="float" office:value="0.78626" calcext:value-type="float">
            <text:p>0.78626</text:p>
          </table:table-cell>
          <table:table-cell office:value-type="float" office:value="-0.22617" calcext:value-type="float">
            <text:p>-0.22617</text:p>
          </table:table-cell>
          <table:table-cell office:value-type="float" office:value="0.55468" calcext:value-type="float">
            <text:p>0.55468</text:p>
          </table:table-cell>
          <table:table-cell office:value-type="float" office:value="-0.18373" calcext:value-type="float">
            <text:p>-0.18373</text:p>
          </table:table-cell>
          <table:table-cell office:value-type="float" office:value="-0.21158" calcext:value-type="float">
            <text:p>-0.21158</text:p>
          </table:table-cell>
          <table:table-cell office:value-type="float" office:value="0.02597" calcext:value-type="float">
            <text:p>0.02597</text:p>
          </table:table-cell>
          <table:table-cell table:number-columns-repeated="5"/>
        </table:table-row>
        <table:table-row table:style-name="ro1">
          <table:table-cell office:value-type="float" office:value="1.40371529696214E+018" calcext:value-type="float">
            <text:p>1403715296962140000</text:p>
          </table:table-cell>
          <table:table-cell office:value-type="float" office:value="-1.11925" calcext:value-type="float">
            <text:p>-1.11925</text:p>
          </table:table-cell>
          <table:table-cell office:value-type="float" office:value="-1.90791" calcext:value-type="float">
            <text:p>-1.90791</text:p>
          </table:table-cell>
          <table:table-cell office:value-type="float" office:value="0.14851" calcext:value-type="float">
            <text:p>0.14851</text:p>
          </table:table-cell>
          <table:table-cell office:value-type="float" office:value="0.15325" calcext:value-type="float">
            <text:p>0.15325</text:p>
          </table:table-cell>
          <table:table-cell office:value-type="float" office:value="0.78625" calcext:value-type="float">
            <text:p>0.78625</text:p>
          </table:table-cell>
          <table:table-cell office:value-type="float" office:value="-0.21234" calcext:value-type="float">
            <text:p>-0.21234</text:p>
          </table:table-cell>
          <table:table-cell office:value-type="float" office:value="0.55967" calcext:value-type="float">
            <text:p>0.55967</text:p>
          </table:table-cell>
          <table:table-cell office:value-type="float" office:value="-0.16303" calcext:value-type="float">
            <text:p>-0.16303</text:p>
          </table:table-cell>
          <table:table-cell office:value-type="float" office:value="-0.19217" calcext:value-type="float">
            <text:p>-0.19217</text:p>
          </table:table-cell>
          <table:table-cell office:value-type="float" office:value="0.00257" calcext:value-type="float">
            <text:p>0.00257</text:p>
          </table:table-cell>
          <table:table-cell table:number-columns-repeated="5"/>
        </table:table-row>
        <table:table-row table:style-name="ro1">
          <table:table-cell office:value-type="float" office:value="1.40371529706214E+018" calcext:value-type="float">
            <text:p>1403715297062140000</text:p>
          </table:table-cell>
          <table:table-cell office:value-type="float" office:value="-1.13545" calcext:value-type="float">
            <text:p>-1.13545</text:p>
          </table:table-cell>
          <table:table-cell office:value-type="float" office:value="-1.92612" calcext:value-type="float">
            <text:p>-1.92612</text:p>
          </table:table-cell>
          <table:table-cell office:value-type="float" office:value="0.14677" calcext:value-type="float">
            <text:p>0.14677</text:p>
          </table:table-cell>
          <table:table-cell office:value-type="float" office:value="0.13908" calcext:value-type="float">
            <text:p>0.13908</text:p>
          </table:table-cell>
          <table:table-cell office:value-type="float" office:value="0.79156" calcext:value-type="float">
            <text:p>0.79156</text:p>
          </table:table-cell>
          <table:table-cell office:value-type="float" office:value="-0.20193" calcext:value-type="float">
            <text:p>-0.20193</text:p>
          </table:table-cell>
          <table:table-cell office:value-type="float" office:value="0.55975" calcext:value-type="float">
            <text:p>0.55975</text:p>
          </table:table-cell>
          <table:table-cell office:value-type="float" office:value="-0.16941" calcext:value-type="float">
            <text:p>-0.16941</text:p>
          </table:table-cell>
          <table:table-cell office:value-type="float" office:value="-0.15827" calcext:value-type="float">
            <text:p>-0.15827</text:p>
          </table:table-cell>
          <table:table-cell office:value-type="float" office:value="-0.02809" calcext:value-type="float">
            <text:p>-0.02809</text:p>
          </table:table-cell>
          <table:table-cell table:number-columns-repeated="5"/>
        </table:table-row>
        <table:table-row table:style-name="ro1">
          <table:table-cell office:value-type="float" office:value="1.40371529716214E+018" calcext:value-type="float">
            <text:p>1403715297162140000</text:p>
          </table:table-cell>
          <table:table-cell office:value-type="float" office:value="-1.15005" calcext:value-type="float">
            <text:p>-1.15005</text:p>
          </table:table-cell>
          <table:table-cell office:value-type="float" office:value="-1.9456" calcext:value-type="float">
            <text:p>-1.9456</text:p>
          </table:table-cell>
          <table:table-cell office:value-type="float" office:value="0.14319" calcext:value-type="float">
            <text:p>0.14319</text:p>
          </table:table-cell>
          <table:table-cell office:value-type="float" office:value="0.11764" calcext:value-type="float">
            <text:p>0.11764</text:p>
          </table:table-cell>
          <table:table-cell office:value-type="float" office:value="0.80061" calcext:value-type="float">
            <text:p>0.80061</text:p>
          </table:table-cell>
          <table:table-cell office:value-type="float" office:value="-0.19141" calcext:value-type="float">
            <text:p>-0.19141</text:p>
          </table:table-cell>
          <table:table-cell office:value-type="float" office:value="0.55547" calcext:value-type="float">
            <text:p>0.55547</text:p>
          </table:table-cell>
          <table:table-cell office:value-type="float" office:value="-0.13191" calcext:value-type="float">
            <text:p>-0.13191</text:p>
          </table:table-cell>
          <table:table-cell office:value-type="float" office:value="-0.17986" calcext:value-type="float">
            <text:p>-0.17986</text:p>
          </table:table-cell>
          <table:table-cell office:value-type="float" office:value="-0.07504" calcext:value-type="float">
            <text:p>-0.07504</text:p>
          </table:table-cell>
          <table:table-cell table:number-columns-repeated="5"/>
        </table:table-row>
        <table:table-row table:style-name="ro1">
          <table:table-cell office:value-type="float" office:value="1.40371529726214E+018" calcext:value-type="float">
            <text:p>1403715297262140000</text:p>
          </table:table-cell>
          <table:table-cell office:value-type="float" office:value="-1.15949" calcext:value-type="float">
            <text:p>-1.15949</text:p>
          </table:table-cell>
          <table:table-cell office:value-type="float" office:value="-1.96795" calcext:value-type="float">
            <text:p>-1.96795</text:p>
          </table:table-cell>
          <table:table-cell office:value-type="float" office:value="0.1368" calcext:value-type="float">
            <text:p>0.1368</text:p>
          </table:table-cell>
          <table:table-cell office:value-type="float" office:value="0.09506" calcext:value-type="float">
            <text:p>0.09506</text:p>
          </table:table-cell>
          <table:table-cell office:value-type="float" office:value="0.8114" calcext:value-type="float">
            <text:p>0.8114</text:p>
          </table:table-cell>
          <table:table-cell office:value-type="float" office:value="-0.17631" calcext:value-type="float">
            <text:p>-0.17631</text:p>
          </table:table-cell>
          <table:table-cell office:value-type="float" office:value="0.5491" calcext:value-type="float">
            <text:p>0.5491</text:p>
          </table:table-cell>
          <table:table-cell office:value-type="float" office:value="-0.07884" calcext:value-type="float">
            <text:p>-0.07884</text:p>
          </table:table-cell>
          <table:table-cell office:value-type="float" office:value="-0.22406" calcext:value-type="float">
            <text:p>-0.22406</text:p>
          </table:table-cell>
          <table:table-cell office:value-type="float" office:value="-0.07726" calcext:value-type="float">
            <text:p>-0.07726</text:p>
          </table:table-cell>
          <table:table-cell table:number-columns-repeated="5"/>
        </table:table-row>
        <table:table-row table:style-name="ro1">
          <table:table-cell office:value-type="float" office:value="1.40371529736214E+018" calcext:value-type="float">
            <text:p>1403715297362140000</text:p>
          </table:table-cell>
          <table:table-cell office:value-type="float" office:value="-1.16276" calcext:value-type="float">
            <text:p>-1.16276</text:p>
          </table:table-cell>
          <table:table-cell office:value-type="float" office:value="-1.99523" calcext:value-type="float">
            <text:p>-1.99523</text:p>
          </table:table-cell>
          <table:table-cell office:value-type="float" office:value="0.1283" calcext:value-type="float">
            <text:p>0.1283</text:p>
          </table:table-cell>
          <table:table-cell office:value-type="float" office:value="0.07575" calcext:value-type="float">
            <text:p>0.07575</text:p>
          </table:table-cell>
          <table:table-cell office:value-type="float" office:value="0.8179" calcext:value-type="float">
            <text:p>0.8179</text:p>
          </table:table-cell>
          <table:table-cell office:value-type="float" office:value="-0.15631" calcext:value-type="float">
            <text:p>-0.15631</text:p>
          </table:table-cell>
          <table:table-cell office:value-type="float" office:value="0.54852" calcext:value-type="float">
            <text:p>0.54852</text:p>
          </table:table-cell>
          <table:table-cell office:value-type="float" office:value="-0.02915" calcext:value-type="float">
            <text:p>-0.02915</text:p>
          </table:table-cell>
          <table:table-cell office:value-type="float" office:value="-0.28802" calcext:value-type="float">
            <text:p>-0.28802</text:p>
          </table:table-cell>
          <table:table-cell office:value-type="float" office:value="-0.095" calcext:value-type="float">
            <text:p>-0.095</text:p>
          </table:table-cell>
          <table:table-cell table:number-columns-repeated="5"/>
        </table:table-row>
        <table:table-row table:style-name="ro1">
          <table:table-cell office:value-type="float" office:value="1.40371529746214E+018" calcext:value-type="float">
            <text:p>1403715297462140000</text:p>
          </table:table-cell>
          <table:table-cell office:value-type="float" office:value="-1.16058" calcext:value-type="float">
            <text:p>-1.16058</text:p>
          </table:table-cell>
          <table:table-cell office:value-type="float" office:value="-2.02864" calcext:value-type="float">
            <text:p>-2.02864</text:p>
          </table:table-cell>
          <table:table-cell office:value-type="float" office:value="0.11879" calcext:value-type="float">
            <text:p>0.11879</text:p>
          </table:table-cell>
          <table:table-cell office:value-type="float" office:value="0.06443" calcext:value-type="float">
            <text:p>0.06443</text:p>
          </table:table-cell>
          <table:table-cell office:value-type="float" office:value="0.82111" calcext:value-type="float">
            <text:p>0.82111</text:p>
          </table:table-cell>
          <table:table-cell office:value-type="float" office:value="-0.13285" calcext:value-type="float">
            <text:p>-0.13285</text:p>
          </table:table-cell>
          <table:table-cell office:value-type="float" office:value="0.55133" calcext:value-type="float">
            <text:p>0.55133</text:p>
          </table:table-cell>
          <table:table-cell office:value-type="float" office:value="0.02792" calcext:value-type="float">
            <text:p>0.02792</text:p>
          </table:table-cell>
          <table:table-cell office:value-type="float" office:value="-0.35754" calcext:value-type="float">
            <text:p>-0.35754</text:p>
          </table:table-cell>
          <table:table-cell office:value-type="float" office:value="-0.07273" calcext:value-type="float">
            <text:p>-0.07273</text:p>
          </table:table-cell>
          <table:table-cell table:number-columns-repeated="5"/>
        </table:table-row>
        <table:table-row table:style-name="ro1">
          <table:table-cell office:value-type="float" office:value="1.40371529756214E+018" calcext:value-type="float">
            <text:p>1403715297562140000</text:p>
          </table:table-cell>
          <table:table-cell office:value-type="float" office:value="-1.15414" calcext:value-type="float">
            <text:p>-1.15414</text:p>
          </table:table-cell>
          <table:table-cell office:value-type="float" office:value="-2.06744" calcext:value-type="float">
            <text:p>-2.06744</text:p>
          </table:table-cell>
          <table:table-cell office:value-type="float" office:value="0.10873" calcext:value-type="float">
            <text:p>0.10873</text:p>
          </table:table-cell>
          <table:table-cell office:value-type="float" office:value="0.05431" calcext:value-type="float">
            <text:p>0.05431</text:p>
          </table:table-cell>
          <table:table-cell office:value-type="float" office:value="0.82304" calcext:value-type="float">
            <text:p>0.82304</text:p>
          </table:table-cell>
          <table:table-cell office:value-type="float" office:value="-0.11168" calcext:value-type="float">
            <text:p>-0.11168</text:p>
          </table:table-cell>
          <table:table-cell office:value-type="float" office:value="0.55425" calcext:value-type="float">
            <text:p>0.55425</text:p>
          </table:table-cell>
          <table:table-cell office:value-type="float" office:value="0.08287" calcext:value-type="float">
            <text:p>0.08287</text:p>
          </table:table-cell>
          <table:table-cell office:value-type="float" office:value="-0.40525" calcext:value-type="float">
            <text:p>-0.40525</text:p>
          </table:table-cell>
          <table:table-cell office:value-type="float" office:value="-0.0861" calcext:value-type="float">
            <text:p>-0.0861</text:p>
          </table:table-cell>
          <table:table-cell table:number-columns-repeated="5"/>
        </table:table-row>
        <table:table-row table:style-name="ro1">
          <table:table-cell office:value-type="float" office:value="1.40371529766214E+018" calcext:value-type="float">
            <text:p>1403715297662140000</text:p>
          </table:table-cell>
          <table:table-cell office:value-type="float" office:value="-1.14307" calcext:value-type="float">
            <text:p>-1.14307</text:p>
          </table:table-cell>
          <table:table-cell office:value-type="float" office:value="-2.1103" calcext:value-type="float">
            <text:p>-2.1103</text:p>
          </table:table-cell>
          <table:table-cell office:value-type="float" office:value="0.09645" calcext:value-type="float">
            <text:p>0.09645</text:p>
          </table:table-cell>
          <table:table-cell office:value-type="float" office:value="0.03895" calcext:value-type="float">
            <text:p>0.03895</text:p>
          </table:table-cell>
          <table:table-cell office:value-type="float" office:value="0.82733" calcext:value-type="float">
            <text:p>0.82733</text:p>
          </table:table-cell>
          <table:table-cell office:value-type="float" office:value="-0.09743" calcext:value-type="float">
            <text:p>-0.09743</text:p>
          </table:table-cell>
          <table:table-cell office:value-type="float" office:value="0.55183" calcext:value-type="float">
            <text:p>0.55183</text:p>
          </table:table-cell>
          <table:table-cell office:value-type="float" office:value="0.12941" calcext:value-type="float">
            <text:p>0.12941</text:p>
          </table:table-cell>
          <table:table-cell office:value-type="float" office:value="-0.43731" calcext:value-type="float">
            <text:p>-0.43731</text:p>
          </table:table-cell>
          <table:table-cell office:value-type="float" office:value="-0.10178" calcext:value-type="float">
            <text:p>-0.10178</text:p>
          </table:table-cell>
          <table:table-cell table:number-columns-repeated="5"/>
        </table:table-row>
        <table:table-row table:style-name="ro1">
          <table:table-cell office:value-type="float" office:value="1.40371529776214E+018" calcext:value-type="float">
            <text:p>1403715297762140000</text:p>
          </table:table-cell>
          <table:table-cell office:value-type="float" office:value="-1.12716" calcext:value-type="float">
            <text:p>-1.12716</text:p>
          </table:table-cell>
          <table:table-cell office:value-type="float" office:value="-2.15755" calcext:value-type="float">
            <text:p>-2.15755</text:p>
          </table:table-cell>
          <table:table-cell office:value-type="float" office:value="0.08381" calcext:value-type="float">
            <text:p>0.08381</text:p>
          </table:table-cell>
          <table:table-cell office:value-type="float" office:value="0.02185" calcext:value-type="float">
            <text:p>0.02185</text:p>
          </table:table-cell>
          <table:table-cell office:value-type="float" office:value="0.82904" calcext:value-type="float">
            <text:p>0.82904</text:p>
          </table:table-cell>
          <table:table-cell office:value-type="float" office:value="-0.08653" calcext:value-type="float">
            <text:p>-0.08653</text:p>
          </table:table-cell>
          <table:table-cell office:value-type="float" office:value="0.55203" calcext:value-type="float">
            <text:p>0.55203</text:p>
          </table:table-cell>
          <table:table-cell office:value-type="float" office:value="0.18965" calcext:value-type="float">
            <text:p>0.18965</text:p>
          </table:table-cell>
          <table:table-cell office:value-type="float" office:value="-0.4789" calcext:value-type="float">
            <text:p>-0.4789</text:p>
          </table:table-cell>
          <table:table-cell office:value-type="float" office:value="-0.08511" calcext:value-type="float">
            <text:p>-0.08511</text:p>
          </table:table-cell>
          <table:table-cell table:number-columns-repeated="5"/>
        </table:table-row>
        <table:table-row table:style-name="ro1">
          <table:table-cell office:value-type="float" office:value="1.40371529786214E+018" calcext:value-type="float">
            <text:p>1403715297862140000</text:p>
          </table:table-cell>
          <table:table-cell office:value-type="float" office:value="-1.10555" calcext:value-type="float">
            <text:p>-1.10555</text:p>
          </table:table-cell>
          <table:table-cell office:value-type="float" office:value="-2.20983" calcext:value-type="float">
            <text:p>-2.20983</text:p>
          </table:table-cell>
          <table:table-cell office:value-type="float" office:value="0.07673" calcext:value-type="float">
            <text:p>0.07673</text:p>
          </table:table-cell>
          <table:table-cell office:value-type="float" office:value="0.00955" calcext:value-type="float">
            <text:p>0.00955</text:p>
          </table:table-cell>
          <table:table-cell office:value-type="float" office:value="0.8226" calcext:value-type="float">
            <text:p>0.8226</text:p>
          </table:table-cell>
          <table:table-cell office:value-type="float" office:value="-0.07268" calcext:value-type="float">
            <text:p>-0.07268</text:p>
          </table:table-cell>
          <table:table-cell office:value-type="float" office:value="0.56387" calcext:value-type="float">
            <text:p>0.56387</text:p>
          </table:table-cell>
          <table:table-cell office:value-type="float" office:value="0.243" calcext:value-type="float">
            <text:p>0.243</text:p>
          </table:table-cell>
          <table:table-cell office:value-type="float" office:value="-0.53149" calcext:value-type="float">
            <text:p>-0.53149</text:p>
          </table:table-cell>
          <table:table-cell office:value-type="float" office:value="-0.02992" calcext:value-type="float">
            <text:p>-0.02992</text:p>
          </table:table-cell>
          <table:table-cell table:number-columns-repeated="5"/>
        </table:table-row>
        <table:table-row table:style-name="ro1">
          <table:table-cell office:value-type="float" office:value="1.40371529796214E+018" calcext:value-type="float">
            <text:p>1403715297962140000</text:p>
          </table:table-cell>
          <table:table-cell office:value-type="float" office:value="-1.08017" calcext:value-type="float">
            <text:p>-1.08017</text:p>
          </table:table-cell>
          <table:table-cell office:value-type="float" office:value="-2.26722" calcext:value-type="float">
            <text:p>-2.26722</text:p>
          </table:table-cell>
          <table:table-cell office:value-type="float" office:value="0.07344" calcext:value-type="float">
            <text:p>0.07344</text:p>
          </table:table-cell>
          <table:table-cell office:value-type="float" office:value="-0.00155" calcext:value-type="float">
            <text:p>-0.00155</text:p>
          </table:table-cell>
          <table:table-cell office:value-type="float" office:value="0.81126" calcext:value-type="float">
            <text:p>0.81126</text:p>
          </table:table-cell>
          <table:table-cell office:value-type="float" office:value="-0.05706" calcext:value-type="float">
            <text:p>-0.05706</text:p>
          </table:table-cell>
          <table:table-cell office:value-type="float" office:value="0.58189" calcext:value-type="float">
            <text:p>0.58189</text:p>
          </table:table-cell>
          <table:table-cell office:value-type="float" office:value="0.26669" calcext:value-type="float">
            <text:p>0.26669</text:p>
          </table:table-cell>
          <table:table-cell office:value-type="float" office:value="-0.57664" calcext:value-type="float">
            <text:p>-0.57664</text:p>
          </table:table-cell>
          <table:table-cell office:value-type="float" office:value="-0.00458" calcext:value-type="float">
            <text:p>-0.00458</text:p>
          </table:table-cell>
          <table:table-cell table:number-columns-repeated="5"/>
        </table:table-row>
        <table:table-row table:style-name="ro1">
          <table:table-cell office:value-type="float" office:value="1.40371529806214E+018" calcext:value-type="float">
            <text:p>1403715298062140000</text:p>
          </table:table-cell>
          <table:table-cell office:value-type="float" office:value="-1.0558" calcext:value-type="float">
            <text:p>-1.0558</text:p>
          </table:table-cell>
          <table:table-cell office:value-type="float" office:value="-2.32637" calcext:value-type="float">
            <text:p>-2.32637</text:p>
          </table:table-cell>
          <table:table-cell office:value-type="float" office:value="0.07225" calcext:value-type="float">
            <text:p>0.07225</text:p>
          </table:table-cell>
          <table:table-cell office:value-type="float" office:value="-0.00994" calcext:value-type="float">
            <text:p>-0.00994</text:p>
          </table:table-cell>
          <table:table-cell office:value-type="float" office:value="0.79903" calcext:value-type="float">
            <text:p>0.79903</text:p>
          </table:table-cell>
          <table:table-cell office:value-type="float" office:value="-0.03512" calcext:value-type="float">
            <text:p>-0.03512</text:p>
          </table:table-cell>
          <table:table-cell office:value-type="float" office:value="0.60019" calcext:value-type="float">
            <text:p>0.60019</text:p>
          </table:table-cell>
          <table:table-cell office:value-type="float" office:value="0.22122" calcext:value-type="float">
            <text:p>0.22122</text:p>
          </table:table-cell>
          <table:table-cell office:value-type="float" office:value="-0.59834" calcext:value-type="float">
            <text:p>-0.59834</text:p>
          </table:table-cell>
          <table:table-cell office:value-type="float" office:value="-0.00912" calcext:value-type="float">
            <text:p>-0.00912</text:p>
          </table:table-cell>
          <table:table-cell table:number-columns-repeated="5"/>
        </table:table-row>
        <table:table-row table:style-name="ro1">
          <table:table-cell office:value-type="float" office:value="1.40371529816214E+018" calcext:value-type="float">
            <text:p>1403715298162140000</text:p>
          </table:table-cell>
          <table:table-cell office:value-type="float" office:value="-1.03526" calcext:value-type="float">
            <text:p>-1.03526</text:p>
          </table:table-cell>
          <table:table-cell office:value-type="float" office:value="-2.3864" calcext:value-type="float">
            <text:p>-2.3864</text:p>
          </table:table-cell>
          <table:table-cell office:value-type="float" office:value="0.07093" calcext:value-type="float">
            <text:p>0.07093</text:p>
          </table:table-cell>
          <table:table-cell office:value-type="float" office:value="-0.00789" calcext:value-type="float">
            <text:p>-0.00789</text:p>
          </table:table-cell>
          <table:table-cell office:value-type="float" office:value="0.79394" calcext:value-type="float">
            <text:p>0.79394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0.60793" calcext:value-type="float">
            <text:p>0.60793</text:p>
          </table:table-cell>
          <table:table-cell office:value-type="float" office:value="0.1643" calcext:value-type="float">
            <text:p>0.1643</text:p>
          </table:table-cell>
          <table:table-cell office:value-type="float" office:value="-0.60844" calcext:value-type="float">
            <text:p>-0.60844</text:p>
          </table:table-cell>
          <table:table-cell office:value-type="float" office:value="-0.03822" calcext:value-type="float">
            <text:p>-0.03822</text:p>
          </table:table-cell>
          <table:table-cell table:number-columns-repeated="5"/>
        </table:table-row>
        <table:table-row table:style-name="ro1">
          <table:table-cell office:value-type="float" office:value="1.40371529826214E+018" calcext:value-type="float">
            <text:p>1403715298262140000</text:p>
          </table:table-cell>
          <table:table-cell office:value-type="float" office:value="-1.02048" calcext:value-type="float">
            <text:p>-1.02048</text:p>
          </table:table-cell>
          <table:table-cell office:value-type="float" office:value="-2.4446" calcext:value-type="float">
            <text:p>-2.4446</text:p>
          </table:table-cell>
          <table:table-cell office:value-type="float" office:value="0.0696" calcext:value-type="float">
            <text:p>0.0696</text:p>
          </table:table-cell>
          <table:table-cell office:value-type="float" office:value="-0.00149" calcext:value-type="float">
            <text:p>-0.00149</text:p>
          </table:table-cell>
          <table:table-cell office:value-type="float" office:value="0.79495" calcext:value-type="float">
            <text:p>0.79495</text:p>
          </table:table-cell>
          <table:table-cell office:value-type="float" office:value="0.03117" calcext:value-type="float">
            <text:p>0.03117</text:p>
          </table:table-cell>
          <table:table-cell office:value-type="float" office:value="0.60587" calcext:value-type="float">
            <text:p>0.60587</text:p>
          </table:table-cell>
          <table:table-cell office:value-type="float" office:value="0.10688" calcext:value-type="float">
            <text:p>0.10688</text:p>
          </table:table-cell>
          <table:table-cell office:value-type="float" office:value="-0.56934" calcext:value-type="float">
            <text:p>-0.56934</text:p>
          </table:table-cell>
          <table:table-cell office:value-type="float" office:value="-0.01689" calcext:value-type="float">
            <text:p>-0.01689</text:p>
          </table:table-cell>
          <table:table-cell table:number-columns-repeated="5"/>
        </table:table-row>
        <table:table-row table:style-name="ro1">
          <table:table-cell office:value-type="float" office:value="1.40371529836214E+018" calcext:value-type="float">
            <text:p>1403715298362140000</text:p>
          </table:table-cell>
          <table:table-cell office:value-type="float" office:value="-1.01087" calcext:value-type="float">
            <text:p>-1.01087</text:p>
          </table:table-cell>
          <table:table-cell office:value-type="float" office:value="-2.49771" calcext:value-type="float">
            <text:p>-2.49771</text:p>
          </table:table-cell>
          <table:table-cell office:value-type="float" office:value="0.06984" calcext:value-type="float">
            <text:p>0.06984</text:p>
          </table:table-cell>
          <table:table-cell office:value-type="float" office:value="-0.00076" calcext:value-type="float">
            <text:p>-0.00076</text:p>
          </table:table-cell>
          <table:table-cell office:value-type="float" office:value="0.79804" calcext:value-type="float">
            <text:p>0.79804</text:p>
          </table:table-cell>
          <table:table-cell office:value-type="float" office:value="0.05643" calcext:value-type="float">
            <text:p>0.05643</text:p>
          </table:table-cell>
          <table:table-cell office:value-type="float" office:value="0.59995" calcext:value-type="float">
            <text:p>0.59995</text:p>
          </table:table-cell>
          <table:table-cell office:value-type="float" office:value="0.0549" calcext:value-type="float">
            <text:p>0.0549</text:p>
          </table:table-cell>
          <table:table-cell office:value-type="float" office:value="-0.48831" calcext:value-type="float">
            <text:p>-0.48831</text:p>
          </table:table-cell>
          <table:table-cell office:value-type="float" office:value="0.00546" calcext:value-type="float">
            <text:p>0.00546</text:p>
          </table:table-cell>
          <table:table-cell table:number-columns-repeated="5"/>
        </table:table-row>
        <table:table-row table:style-name="ro1">
          <table:table-cell office:value-type="float" office:value="1.40371529846214E+018" calcext:value-type="float">
            <text:p>1403715298462140000</text:p>
          </table:table-cell>
          <table:table-cell office:value-type="float" office:value="-1.00582" calcext:value-type="float">
            <text:p>-1.00582</text:p>
          </table:table-cell>
          <table:table-cell office:value-type="float" office:value="-2.5439" calcext:value-type="float">
            <text:p>-2.5439</text:p>
          </table:table-cell>
          <table:table-cell office:value-type="float" office:value="0.07189" calcext:value-type="float">
            <text:p>0.07189</text:p>
          </table:table-cell>
          <table:table-cell office:value-type="float" office:value="-0.00174" calcext:value-type="float">
            <text:p>-0.00174</text:p>
          </table:table-cell>
          <table:table-cell office:value-type="float" office:value="0.80274" calcext:value-type="float">
            <text:p>0.80274</text:p>
          </table:table-cell>
          <table:table-cell office:value-type="float" office:value="0.07167" calcext:value-type="float">
            <text:p>0.07167</text:p>
          </table:table-cell>
          <table:table-cell office:value-type="float" office:value="0.592" calcext:value-type="float">
            <text:p>0.592</text:p>
          </table:table-cell>
          <table:table-cell office:value-type="float" office:value="0.01673" calcext:value-type="float">
            <text:p>0.01673</text:p>
          </table:table-cell>
          <table:table-cell office:value-type="float" office:value="-0.4106" calcext:value-type="float">
            <text:p>-0.4106</text:p>
          </table:table-cell>
          <table:table-cell office:value-type="float" office:value="0.02371" calcext:value-type="float">
            <text:p>0.02371</text:p>
          </table:table-cell>
          <table:table-cell table:number-columns-repeated="5"/>
        </table:table-row>
        <table:table-row table:style-name="ro1">
          <table:table-cell office:value-type="float" office:value="1.40371529856214E+018" calcext:value-type="float">
            <text:p>1403715298562140000</text:p>
          </table:table-cell>
          <table:table-cell office:value-type="float" office:value="-1.00365" calcext:value-type="float">
            <text:p>-1.00365</text:p>
          </table:table-cell>
          <table:table-cell office:value-type="float" office:value="-2.58211" calcext:value-type="float">
            <text:p>-2.58211</text:p>
          </table:table-cell>
          <table:table-cell office:value-type="float" office:value="0.07571" calcext:value-type="float">
            <text:p>0.07571</text:p>
          </table:table-cell>
          <table:table-cell office:value-type="float" office:value="0.00274" calcext:value-type="float">
            <text:p>0.00274</text:p>
          </table:table-cell>
          <table:table-cell office:value-type="float" office:value="0.80466" calcext:value-type="float">
            <text:p>0.80466</text:p>
          </table:table-cell>
          <table:table-cell office:value-type="float" office:value="0.0838" calcext:value-type="float">
            <text:p>0.0838</text:p>
          </table:table-cell>
          <table:table-cell office:value-type="float" office:value="0.58778" calcext:value-type="float">
            <text:p>0.58778</text:p>
          </table:table-cell>
          <table:table-cell office:value-type="float" office:value="0.01129" calcext:value-type="float">
            <text:p>0.01129</text:p>
          </table:table-cell>
          <table:table-cell office:value-type="float" office:value="-0.30728" calcext:value-type="float">
            <text:p>-0.30728</text:p>
          </table:table-cell>
          <table:table-cell office:value-type="float" office:value="0.0673" calcext:value-type="float">
            <text:p>0.0673</text:p>
          </table:table-cell>
          <table:table-cell table:number-columns-repeated="5"/>
        </table:table-row>
        <table:table-row table:style-name="ro1">
          <table:table-cell office:value-type="float" office:value="1.40371529866214E+018" calcext:value-type="float">
            <text:p>1403715298662140000</text:p>
          </table:table-cell>
          <table:table-cell office:value-type="float" office:value="-1.00332" calcext:value-type="float">
            <text:p>-1.00332</text:p>
          </table:table-cell>
          <table:table-cell office:value-type="float" office:value="-2.60877" calcext:value-type="float">
            <text:p>-2.60877</text:p>
          </table:table-cell>
          <table:table-cell office:value-type="float" office:value="0.08065" calcext:value-type="float">
            <text:p>0.08065</text:p>
          </table:table-cell>
          <table:table-cell office:value-type="float" office:value="0.01083" calcext:value-type="float">
            <text:p>0.01083</text:p>
          </table:table-cell>
          <table:table-cell office:value-type="float" office:value="0.80389" calcext:value-type="float">
            <text:p>0.80389</text:p>
          </table:table-cell>
          <table:table-cell office:value-type="float" office:value="0.09367" calcext:value-type="float">
            <text:p>0.09367</text:p>
          </table:table-cell>
          <table:table-cell office:value-type="float" office:value="0.58726" calcext:value-type="float">
            <text:p>0.58726</text:p>
          </table:table-cell>
          <table:table-cell office:value-type="float" office:value="-0.00959" calcext:value-type="float">
            <text:p>-0.00959</text:p>
          </table:table-cell>
          <table:table-cell office:value-type="float" office:value="-0.17771" calcext:value-type="float">
            <text:p>-0.17771</text:p>
          </table:table-cell>
          <table:table-cell office:value-type="float" office:value="0.07576" calcext:value-type="float">
            <text:p>0.07576</text:p>
          </table:table-cell>
          <table:table-cell table:number-columns-repeated="5"/>
        </table:table-row>
        <table:table-row table:style-name="ro1">
          <table:table-cell office:value-type="float" office:value="1.40371529876214E+018" calcext:value-type="float">
            <text:p>1403715298762140000</text:p>
          </table:table-cell>
          <table:table-cell office:value-type="float" office:value="-1.00621" calcext:value-type="float">
            <text:p>-1.00621</text:p>
          </table:table-cell>
          <table:table-cell office:value-type="float" office:value="-2.62306" calcext:value-type="float">
            <text:p>-2.62306</text:p>
          </table:table-cell>
          <table:table-cell office:value-type="float" office:value="0.08801" calcext:value-type="float">
            <text:p>0.08801</text:p>
          </table:table-cell>
          <table:table-cell office:value-type="float" office:value="0.01588" calcext:value-type="float">
            <text:p>0.01588</text:p>
          </table:table-cell>
          <table:table-cell office:value-type="float" office:value="0.80279" calcext:value-type="float">
            <text:p>0.80279</text:p>
          </table:table-cell>
          <table:table-cell office:value-type="float" office:value="0.09781" calcext:value-type="float">
            <text:p>0.09781</text:p>
          </table:table-cell>
          <table:table-cell office:value-type="float" office:value="0.58797" calcext:value-type="float">
            <text:p>0.58797</text:p>
          </table:table-cell>
          <table:table-cell office:value-type="float" office:value="-0.04361" calcext:value-type="float">
            <text:p>-0.04361</text:p>
          </table:table-cell>
          <table:table-cell office:value-type="float" office:value="-0.03683" calcext:value-type="float">
            <text:p>-0.03683</text:p>
          </table:table-cell>
          <table:table-cell office:value-type="float" office:value="0.10214" calcext:value-type="float">
            <text:p>0.10214</text:p>
          </table:table-cell>
          <table:table-cell table:number-columns-repeated="5"/>
        </table:table-row>
        <table:table-row table:style-name="ro1">
          <table:table-cell office:value-type="float" office:value="1.40371529886214E+018" calcext:value-type="float">
            <text:p>1403715298862140000</text:p>
          </table:table-cell>
          <table:table-cell office:value-type="float" office:value="-1.0132" calcext:value-type="float">
            <text:p>-1.0132</text:p>
          </table:table-cell>
          <table:table-cell office:value-type="float" office:value="-2.62629" calcext:value-type="float">
            <text:p>-2.62629</text:p>
          </table:table-cell>
          <table:table-cell office:value-type="float" office:value="0.09525" calcext:value-type="float">
            <text:p>0.09525</text:p>
          </table:table-cell>
          <table:table-cell office:value-type="float" office:value="0.00513" calcext:value-type="float">
            <text:p>0.00513</text:p>
          </table:table-cell>
          <table:table-cell office:value-type="float" office:value="0.80837" calcext:value-type="float">
            <text:p>0.80837</text:p>
          </table:table-cell>
          <table:table-cell office:value-type="float" office:value="0.08931" calcext:value-type="float">
            <text:p>0.08931</text:p>
          </table:table-cell>
          <table:table-cell office:value-type="float" office:value="0.58184" calcext:value-type="float">
            <text:p>0.58184</text:p>
          </table:table-cell>
          <table:table-cell office:value-type="float" office:value="-0.08528" calcext:value-type="float">
            <text:p>-0.08528</text:p>
          </table:table-cell>
          <table:table-cell office:value-type="float" office:value="0.09071" calcext:value-type="float">
            <text:p>0.09071</text:p>
          </table:table-cell>
          <table:table-cell office:value-type="float" office:value="0.07562" calcext:value-type="float">
            <text:p>0.07562</text:p>
          </table:table-cell>
          <table:table-cell table:number-columns-repeated="5"/>
        </table:table-row>
        <table:table-row table:style-name="ro1">
          <table:table-cell office:value-type="float" office:value="1.40371529896214E+018" calcext:value-type="float">
            <text:p>1403715298962140000</text:p>
          </table:table-cell>
          <table:table-cell office:value-type="float" office:value="-1.0219" calcext:value-type="float">
            <text:p>-1.0219</text:p>
          </table:table-cell>
          <table:table-cell office:value-type="float" office:value="-2.61948" calcext:value-type="float">
            <text:p>-2.61948</text:p>
          </table:table-cell>
          <table:table-cell office:value-type="float" office:value="0.099" calcext:value-type="float">
            <text:p>0.099</text:p>
          </table:table-cell>
          <table:table-cell office:value-type="float" office:value="-0.02314" calcext:value-type="float">
            <text:p>-0.02314</text:p>
          </table:table-cell>
          <table:table-cell office:value-type="float" office:value="0.8184" calcext:value-type="float">
            <text:p>0.8184</text:p>
          </table:table-cell>
          <table:table-cell office:value-type="float" office:value="0.07321" calcext:value-type="float">
            <text:p>0.07321</text:p>
          </table:table-cell>
          <table:table-cell office:value-type="float" office:value="0.5695" calcext:value-type="float">
            <text:p>0.5695</text:p>
          </table:table-cell>
          <table:table-cell office:value-type="float" office:value="-0.08651" calcext:value-type="float">
            <text:p>-0.08651</text:p>
          </table:table-cell>
          <table:table-cell office:value-type="float" office:value="0.17866" calcext:value-type="float">
            <text:p>0.17866</text:p>
          </table:table-cell>
          <table:table-cell office:value-type="float" office:value="0.06272" calcext:value-type="float">
            <text:p>0.06272</text:p>
          </table:table-cell>
          <table:table-cell table:number-columns-repeated="5"/>
        </table:table-row>
        <table:table-row table:style-name="ro1">
          <table:table-cell office:value-type="float" office:value="1.40371529906214E+018" calcext:value-type="float">
            <text:p>1403715299062140000</text:p>
          </table:table-cell>
          <table:table-cell office:value-type="float" office:value="-1.02832" calcext:value-type="float">
            <text:p>-1.02832</text:p>
          </table:table-cell>
          <table:table-cell office:value-type="float" office:value="-2.60212" calcext:value-type="float">
            <text:p>-2.60212</text:p>
          </table:table-cell>
          <table:table-cell office:value-type="float" office:value="0.10373" calcext:value-type="float">
            <text:p>0.10373</text:p>
          </table:table-cell>
          <table:table-cell office:value-type="float" office:value="-0.04427" calcext:value-type="float">
            <text:p>-0.04427</text:p>
          </table:table-cell>
          <table:table-cell office:value-type="float" office:value="0.82457" calcext:value-type="float">
            <text:p>0.82457</text:p>
          </table:table-cell>
          <table:table-cell office:value-type="float" office:value="0.06921" calcext:value-type="float">
            <text:p>0.06921</text:p>
          </table:table-cell>
          <table:table-cell office:value-type="float" office:value="0.55976" calcext:value-type="float">
            <text:p>0.55976</text:p>
          </table:table-cell>
          <table:table-cell office:value-type="float" office:value="-0.04888" calcext:value-type="float">
            <text:p>-0.04888</text:p>
          </table:table-cell>
          <table:table-cell office:value-type="float" office:value="0.22568" calcext:value-type="float">
            <text:p>0.22568</text:p>
          </table:table-cell>
          <table:table-cell office:value-type="float" office:value="0.07092" calcext:value-type="float">
            <text:p>0.07092</text:p>
          </table:table-cell>
          <table:table-cell table:number-columns-repeated="5"/>
        </table:table-row>
        <table:table-row table:style-name="ro1">
          <table:table-cell office:value-type="float" office:value="1.40371529916214E+018" calcext:value-type="float">
            <text:p>1403715299162140000</text:p>
          </table:table-cell>
          <table:table-cell office:value-type="float" office:value="-1.02847" calcext:value-type="float">
            <text:p>-1.02847</text:p>
          </table:table-cell>
          <table:table-cell office:value-type="float" office:value="-2.57934" calcext:value-type="float">
            <text:p>-2.57934</text:p>
          </table:table-cell>
          <table:table-cell office:value-type="float" office:value="0.11056" calcext:value-type="float">
            <text:p>0.11056</text:p>
          </table:table-cell>
          <table:table-cell office:value-type="float" office:value="-0.05931" calcext:value-type="float">
            <text:p>-0.05931</text:p>
          </table:table-cell>
          <table:table-cell office:value-type="float" office:value="0.82625" calcext:value-type="float">
            <text:p>0.82625</text:p>
          </table:table-cell>
          <table:table-cell office:value-type="float" office:value="0.07462" calcext:value-type="float">
            <text:p>0.07462</text:p>
          </table:table-cell>
          <table:table-cell office:value-type="float" office:value="0.55518" calcext:value-type="float">
            <text:p>0.55518</text:p>
          </table:table-cell>
          <table:table-cell office:value-type="float" office:value="0.01544" calcext:value-type="float">
            <text:p>0.01544</text:p>
          </table:table-cell>
          <table:table-cell office:value-type="float" office:value="0.24988" calcext:value-type="float">
            <text:p>0.24988</text:p>
          </table:table-cell>
          <table:table-cell office:value-type="float" office:value="0.08055" calcext:value-type="float">
            <text:p>0.08055</text:p>
          </table:table-cell>
          <table:table-cell table:number-columns-repeated="5"/>
        </table:table-row>
        <table:table-row table:style-name="ro1">
          <table:table-cell office:value-type="float" office:value="1.40371529926214E+018" calcext:value-type="float">
            <text:p>1403715299262140000</text:p>
          </table:table-cell>
          <table:table-cell office:value-type="float" office:value="-1.02119" calcext:value-type="float">
            <text:p>-1.02119</text:p>
          </table:table-cell>
          <table:table-cell office:value-type="float" office:value="-2.55359" calcext:value-type="float">
            <text:p>-2.55359</text:p>
          </table:table-cell>
          <table:table-cell office:value-type="float" office:value="0.11752" calcext:value-type="float">
            <text:p>0.11752</text:p>
          </table:table-cell>
          <table:table-cell office:value-type="float" office:value="-0.07201" calcext:value-type="float">
            <text:p>-0.07201</text:p>
          </table:table-cell>
          <table:table-cell office:value-type="float" office:value="0.82651" calcext:value-type="float">
            <text:p>0.82651</text:p>
          </table:table-cell>
          <table:table-cell office:value-type="float" office:value="0.08506" calcext:value-type="float">
            <text:p>0.08506</text:p>
          </table:table-cell>
          <table:table-cell office:value-type="float" office:value="0.55178" calcext:value-type="float">
            <text:p>0.55178</text:p>
          </table:table-cell>
          <table:table-cell office:value-type="float" office:value="0.08338" calcext:value-type="float">
            <text:p>0.08338</text:p>
          </table:table-cell>
          <table:table-cell office:value-type="float" office:value="0.26558" calcext:value-type="float">
            <text:p>0.26558</text:p>
          </table:table-cell>
          <table:table-cell office:value-type="float" office:value="0.07156" calcext:value-type="float">
            <text:p>0.07156</text:p>
          </table:table-cell>
          <table:table-cell table:number-columns-repeated="5"/>
        </table:table-row>
        <table:table-row table:style-name="ro1">
          <table:table-cell office:value-type="float" office:value="1.40371529936214E+018" calcext:value-type="float">
            <text:p>1403715299362140000</text:p>
          </table:table-cell>
          <table:table-cell office:value-type="float" office:value="-1.00674" calcext:value-type="float">
            <text:p>-1.00674</text:p>
          </table:table-cell>
          <table:table-cell office:value-type="float" office:value="-2.52688" calcext:value-type="float">
            <text:p>-2.52688</text:p>
          </table:table-cell>
          <table:table-cell office:value-type="float" office:value="0.12378" calcext:value-type="float">
            <text:p>0.12378</text:p>
          </table:table-cell>
          <table:table-cell office:value-type="float" office:value="-0.08542" calcext:value-type="float">
            <text:p>-0.08542</text:p>
          </table:table-cell>
          <table:table-cell office:value-type="float" office:value="0.82504" calcext:value-type="float">
            <text:p>0.82504</text:p>
          </table:table-cell>
          <table:table-cell office:value-type="float" office:value="0.09874" calcext:value-type="float">
            <text:p>0.09874</text:p>
          </table:table-cell>
          <table:table-cell office:value-type="float" office:value="0.54978" calcext:value-type="float">
            <text:p>0.54978</text:p>
          </table:table-cell>
          <table:table-cell office:value-type="float" office:value="0.16337" calcext:value-type="float">
            <text:p>0.16337</text:p>
          </table:table-cell>
          <table:table-cell office:value-type="float" office:value="0.27107" calcext:value-type="float">
            <text:p>0.27107</text:p>
          </table:table-cell>
          <table:table-cell office:value-type="float" office:value="0.08407" calcext:value-type="float">
            <text:p>0.08407</text:p>
          </table:table-cell>
          <table:table-cell table:number-columns-repeated="5"/>
        </table:table-row>
        <table:table-row table:style-name="ro1">
          <table:table-cell office:value-type="float" office:value="1.40371529946214E+018" calcext:value-type="float">
            <text:p>1403715299462140000</text:p>
          </table:table-cell>
          <table:table-cell office:value-type="float" office:value="-0.98488" calcext:value-type="float">
            <text:p>-0.98488</text:p>
          </table:table-cell>
          <table:table-cell office:value-type="float" office:value="-2.49985" calcext:value-type="float">
            <text:p>-2.49985</text:p>
          </table:table-cell>
          <table:table-cell office:value-type="float" office:value="0.12981" calcext:value-type="float">
            <text:p>0.12981</text:p>
          </table:table-cell>
          <table:table-cell office:value-type="float" office:value="-0.09974" calcext:value-type="float">
            <text:p>-0.09974</text:p>
          </table:table-cell>
          <table:table-cell office:value-type="float" office:value="0.82174" calcext:value-type="float">
            <text:p>0.82174</text:p>
          </table:table-cell>
          <table:table-cell office:value-type="float" office:value="0.11542" calcext:value-type="float">
            <text:p>0.11542</text:p>
          </table:table-cell>
          <table:table-cell office:value-type="float" office:value="0.54906" calcext:value-type="float">
            <text:p>0.54906</text:p>
          </table:table-cell>
          <table:table-cell office:value-type="float" office:value="0.24313" calcext:value-type="float">
            <text:p>0.24313</text:p>
          </table:table-cell>
          <table:table-cell office:value-type="float" office:value="0.26758" calcext:value-type="float">
            <text:p>0.26758</text:p>
          </table:table-cell>
          <table:table-cell office:value-type="float" office:value="0.08438" calcext:value-type="float">
            <text:p>0.08438</text:p>
          </table:table-cell>
          <table:table-cell table:number-columns-repeated="5"/>
        </table:table-row>
        <table:table-row table:style-name="ro1">
          <table:table-cell office:value-type="float" office:value="1.40371529956214E+018" calcext:value-type="float">
            <text:p>1403715299562140000</text:p>
          </table:table-cell>
          <table:table-cell office:value-type="float" office:value="-0.9563" calcext:value-type="float">
            <text:p>-0.9563</text:p>
          </table:table-cell>
          <table:table-cell office:value-type="float" office:value="-2.47323" calcext:value-type="float">
            <text:p>-2.47323</text:p>
          </table:table-cell>
          <table:table-cell office:value-type="float" office:value="0.13625" calcext:value-type="float">
            <text:p>0.13625</text:p>
          </table:table-cell>
          <table:table-cell office:value-type="float" office:value="-0.11529" calcext:value-type="float">
            <text:p>-0.11529</text:p>
          </table:table-cell>
          <table:table-cell office:value-type="float" office:value="0.81558" calcext:value-type="float">
            <text:p>0.81558</text:p>
          </table:table-cell>
          <table:table-cell office:value-type="float" office:value="0.1351" calcext:value-type="float">
            <text:p>0.1351</text:p>
          </table:table-cell>
          <table:table-cell office:value-type="float" office:value="0.55072" calcext:value-type="float">
            <text:p>0.55072</text:p>
          </table:table-cell>
          <table:table-cell office:value-type="float" office:value="0.30284" calcext:value-type="float">
            <text:p>0.30284</text:p>
          </table:table-cell>
          <table:table-cell office:value-type="float" office:value="0.26924" calcext:value-type="float">
            <text:p>0.26924</text:p>
          </table:table-cell>
          <table:table-cell office:value-type="float" office:value="0.07598" calcext:value-type="float">
            <text:p>0.07598</text:p>
          </table:table-cell>
          <table:table-cell table:number-columns-repeated="5"/>
        </table:table-row>
        <table:table-row table:style-name="ro1">
          <table:table-cell office:value-type="float" office:value="1.40371529966214E+018" calcext:value-type="float">
            <text:p>1403715299662140000</text:p>
          </table:table-cell>
          <table:table-cell office:value-type="float" office:value="-0.92295" calcext:value-type="float">
            <text:p>-0.92295</text:p>
          </table:table-cell>
          <table:table-cell office:value-type="float" office:value="-2.44508" calcext:value-type="float">
            <text:p>-2.44508</text:p>
          </table:table-cell>
          <table:table-cell office:value-type="float" office:value="0.14136" calcext:value-type="float">
            <text:p>0.14136</text:p>
          </table:table-cell>
          <table:table-cell office:value-type="float" office:value="-0.13081" calcext:value-type="float">
            <text:p>-0.13081</text:p>
          </table:table-cell>
          <table:table-cell office:value-type="float" office:value="0.80823" calcext:value-type="float">
            <text:p>0.80823</text:p>
          </table:table-cell>
          <table:table-cell office:value-type="float" office:value="0.15684" calcext:value-type="float">
            <text:p>0.15684</text:p>
          </table:table-cell>
          <table:table-cell office:value-type="float" office:value="0.55232" calcext:value-type="float">
            <text:p>0.55232</text:p>
          </table:table-cell>
          <table:table-cell office:value-type="float" office:value="0.33534" calcext:value-type="float">
            <text:p>0.33534</text:p>
          </table:table-cell>
          <table:table-cell office:value-type="float" office:value="0.27611" calcext:value-type="float">
            <text:p>0.27611</text:p>
          </table:table-cell>
          <table:table-cell office:value-type="float" office:value="0.04427" calcext:value-type="float">
            <text:p>0.04427</text:p>
          </table:table-cell>
          <table:table-cell table:number-columns-repeated="5"/>
        </table:table-row>
        <table:table-row table:style-name="ro1">
          <table:table-cell office:value-type="float" office:value="1.40371529976214E+018" calcext:value-type="float">
            <text:p>1403715299762140000</text:p>
          </table:table-cell>
          <table:table-cell office:value-type="float" office:value="-0.88393" calcext:value-type="float">
            <text:p>-0.88393</text:p>
          </table:table-cell>
          <table:table-cell office:value-type="float" office:value="-2.41689" calcext:value-type="float">
            <text:p>-2.41689</text:p>
          </table:table-cell>
          <table:table-cell office:value-type="float" office:value="0.14399" calcext:value-type="float">
            <text:p>0.14399</text:p>
          </table:table-cell>
          <table:table-cell office:value-type="float" office:value="-0.14772" calcext:value-type="float">
            <text:p>-0.14772</text:p>
          </table:table-cell>
          <table:table-cell office:value-type="float" office:value="0.80133" calcext:value-type="float">
            <text:p>0.80133</text:p>
          </table:table-cell>
          <table:table-cell office:value-type="float" office:value="0.17957" calcext:value-type="float">
            <text:p>0.17957</text:p>
          </table:table-cell>
          <table:table-cell office:value-type="float" office:value="0.55118" calcext:value-type="float">
            <text:p>0.55118</text:p>
          </table:table-cell>
          <table:table-cell office:value-type="float" office:value="0.37667" calcext:value-type="float">
            <text:p>0.37667</text:p>
          </table:table-cell>
          <table:table-cell office:value-type="float" office:value="0.27379" calcext:value-type="float">
            <text:p>0.27379</text:p>
          </table:table-cell>
          <table:table-cell office:value-type="float" office:value="0.02915" calcext:value-type="float">
            <text:p>0.02915</text:p>
          </table:table-cell>
          <table:table-cell table:number-columns-repeated="5"/>
        </table:table-row>
        <table:table-row table:style-name="ro1">
          <table:table-cell office:value-type="float" office:value="1.40371529986214E+018" calcext:value-type="float">
            <text:p>1403715299862140000</text:p>
          </table:table-cell>
          <table:table-cell office:value-type="float" office:value="-0.84034" calcext:value-type="float">
            <text:p>-0.84034</text:p>
          </table:table-cell>
          <table:table-cell office:value-type="float" office:value="-2.38952" calcext:value-type="float">
            <text:p>-2.38952</text:p>
          </table:table-cell>
          <table:table-cell office:value-type="float" office:value="0.14413" calcext:value-type="float">
            <text:p>0.14413</text:p>
          </table:table-cell>
          <table:table-cell office:value-type="float" office:value="-0.16634" calcext:value-type="float">
            <text:p>-0.16634</text:p>
          </table:table-cell>
          <table:table-cell office:value-type="float" office:value="0.79384" calcext:value-type="float">
            <text:p>0.79384</text:p>
          </table:table-cell>
          <table:table-cell office:value-type="float" office:value="0.20308" calcext:value-type="float">
            <text:p>0.20308</text:p>
          </table:table-cell>
          <table:table-cell office:value-type="float" office:value="0.54855" calcext:value-type="float">
            <text:p>0.54855</text:p>
          </table:table-cell>
          <table:table-cell office:value-type="float" office:value="0.40931" calcext:value-type="float">
            <text:p>0.40931</text:p>
          </table:table-cell>
          <table:table-cell office:value-type="float" office:value="0.25289" calcext:value-type="float">
            <text:p>0.25289</text:p>
          </table:table-cell>
          <table:table-cell office:value-type="float" office:value="-0.0041" calcext:value-type="float">
            <text:p>-0.0041</text:p>
          </table:table-cell>
          <table:table-cell table:number-columns-repeated="5"/>
        </table:table-row>
        <table:table-row table:style-name="ro1">
          <table:table-cell office:value-type="float" office:value="1.40371529996214E+018" calcext:value-type="float">
            <text:p>1403715299962140000</text:p>
          </table:table-cell>
          <table:table-cell office:value-type="float" office:value="-0.79398" calcext:value-type="float">
            <text:p>-0.79398</text:p>
          </table:table-cell>
          <table:table-cell office:value-type="float" office:value="-2.36292" calcext:value-type="float">
            <text:p>-2.36292</text:p>
          </table:table-cell>
          <table:table-cell office:value-type="float" office:value="0.14456" calcext:value-type="float">
            <text:p>0.14456</text:p>
          </table:table-cell>
          <table:table-cell office:value-type="float" office:value="-0.18279" calcext:value-type="float">
            <text:p>-0.18279</text:p>
          </table:table-cell>
          <table:table-cell office:value-type="float" office:value="0.78477" calcext:value-type="float">
            <text:p>0.78477</text:p>
          </table:table-cell>
          <table:table-cell office:value-type="float" office:value="0.22865" calcext:value-type="float">
            <text:p>0.22865</text:p>
          </table:table-cell>
          <table:table-cell office:value-type="float" office:value="0.5463" calcext:value-type="float">
            <text:p>0.5463</text:p>
          </table:table-cell>
          <table:table-cell office:value-type="float" office:value="0.43669" calcext:value-type="float">
            <text:p>0.43669</text:p>
          </table:table-cell>
          <table:table-cell office:value-type="float" office:value="0.25135" calcext:value-type="float">
            <text:p>0.25135</text:p>
          </table:table-cell>
          <table:table-cell office:value-type="float" office:value="-0.01075" calcext:value-type="float">
            <text:p>-0.01075</text:p>
          </table:table-cell>
          <table:table-cell table:number-columns-repeated="5"/>
        </table:table-row>
        <table:table-row table:style-name="ro1">
          <table:table-cell office:value-type="float" office:value="1.40371530006214E+018" calcext:value-type="float">
            <text:p>1403715300062140000</text:p>
          </table:table-cell>
          <table:table-cell office:value-type="float" office:value="-0.74706" calcext:value-type="float">
            <text:p>-0.74706</text:p>
          </table:table-cell>
          <table:table-cell office:value-type="float" office:value="-2.33848" calcext:value-type="float">
            <text:p>-2.33848</text:p>
          </table:table-cell>
          <table:table-cell office:value-type="float" office:value="0.14551" calcext:value-type="float">
            <text:p>0.14551</text:p>
          </table:table-cell>
          <table:table-cell office:value-type="float" office:value="-0.19636" calcext:value-type="float">
            <text:p>-0.19636</text:p>
          </table:table-cell>
          <table:table-cell office:value-type="float" office:value="0.77466" calcext:value-type="float">
            <text:p>0.77466</text:p>
          </table:table-cell>
          <table:table-cell office:value-type="float" office:value="0.25092" calcext:value-type="float">
            <text:p>0.25092</text:p>
          </table:table-cell>
          <table:table-cell office:value-type="float" office:value="0.54624" calcext:value-type="float">
            <text:p>0.54624</text:p>
          </table:table-cell>
          <table:table-cell office:value-type="float" office:value="0.45927" calcext:value-type="float">
            <text:p>0.45927</text:p>
          </table:table-cell>
          <table:table-cell office:value-type="float" office:value="0.23978" calcext:value-type="float">
            <text:p>0.23978</text:p>
          </table:table-cell>
          <table:table-cell office:value-type="float" office:value="-0.00548" calcext:value-type="float">
            <text:p>-0.00548</text:p>
          </table:table-cell>
          <table:table-cell table:number-columns-repeated="5"/>
        </table:table-row>
        <table:table-row table:style-name="ro1">
          <table:table-cell office:value-type="float" office:value="1.40371530016214E+018" calcext:value-type="float">
            <text:p>1403715300162140000</text:p>
          </table:table-cell>
          <table:table-cell office:value-type="float" office:value="-0.69982" calcext:value-type="float">
            <text:p>-0.69982</text:p>
          </table:table-cell>
          <table:table-cell office:value-type="float" office:value="-2.31695" calcext:value-type="float">
            <text:p>-2.31695</text:p>
          </table:table-cell>
          <table:table-cell office:value-type="float" office:value="0.14753" calcext:value-type="float">
            <text:p>0.14753</text:p>
          </table:table-cell>
          <table:table-cell office:value-type="float" office:value="-0.20466" calcext:value-type="float">
            <text:p>-0.20466</text:p>
          </table:table-cell>
          <table:table-cell office:value-type="float" office:value="0.76327" calcext:value-type="float">
            <text:p>0.76327</text:p>
          </table:table-cell>
          <table:table-cell office:value-type="float" office:value="0.26818" calcext:value-type="float">
            <text:p>0.26818</text:p>
          </table:table-cell>
          <table:table-cell office:value-type="float" office:value="0.55101" calcext:value-type="float">
            <text:p>0.55101</text:p>
          </table:table-cell>
          <table:table-cell office:value-type="float" office:value="0.46385" calcext:value-type="float">
            <text:p>0.46385</text:p>
          </table:table-cell>
          <table:table-cell office:value-type="float" office:value="0.20582" calcext:value-type="float">
            <text:p>0.20582</text:p>
          </table:table-cell>
          <table:table-cell office:value-type="float" office:value="-0.00288" calcext:value-type="float">
            <text:p>-0.00288</text:p>
          </table:table-cell>
          <table:table-cell table:number-columns-repeated="5"/>
        </table:table-row>
        <table:table-row table:style-name="ro1">
          <table:table-cell office:value-type="float" office:value="1.40371530026214E+018" calcext:value-type="float">
            <text:p>1403715300262140000</text:p>
          </table:table-cell>
          <table:table-cell office:value-type="float" office:value="-0.65471" calcext:value-type="float">
            <text:p>-0.65471</text:p>
          </table:table-cell>
          <table:table-cell office:value-type="float" office:value="-2.29789" calcext:value-type="float">
            <text:p>-2.29789</text:p>
          </table:table-cell>
          <table:table-cell office:value-type="float" office:value="0.15011" calcext:value-type="float">
            <text:p>0.15011</text:p>
          </table:table-cell>
          <table:table-cell office:value-type="float" office:value="-0.20446" calcext:value-type="float">
            <text:p>-0.20446</text:p>
          </table:table-cell>
          <table:table-cell office:value-type="float" office:value="0.75233" calcext:value-type="float">
            <text:p>0.75233</text:p>
          </table:table-cell>
          <table:table-cell office:value-type="float" office:value="0.28371" calcext:value-type="float">
            <text:p>0.28371</text:p>
          </table:table-cell>
          <table:table-cell office:value-type="float" office:value="0.55831" calcext:value-type="float">
            <text:p>0.55831</text:p>
          </table:table-cell>
          <table:table-cell office:value-type="float" office:value="0.43788" calcext:value-type="float">
            <text:p>0.43788</text:p>
          </table:table-cell>
          <table:table-cell office:value-type="float" office:value="0.19544" calcext:value-type="float">
            <text:p>0.19544</text:p>
          </table:table-cell>
          <table:table-cell office:value-type="float" office:value="0.0058" calcext:value-type="float">
            <text:p>0.0058</text:p>
          </table:table-cell>
          <table:table-cell table:number-columns-repeated="5"/>
        </table:table-row>
        <table:table-row table:style-name="ro1">
          <table:table-cell office:value-type="float" office:value="1.40371530036214E+018" calcext:value-type="float">
            <text:p>1403715300362140000</text:p>
          </table:table-cell>
          <table:table-cell office:value-type="float" office:value="-0.61493" calcext:value-type="float">
            <text:p>-0.61493</text:p>
          </table:table-cell>
          <table:table-cell office:value-type="float" office:value="-2.28106" calcext:value-type="float">
            <text:p>-2.28106</text:p>
          </table:table-cell>
          <table:table-cell office:value-type="float" office:value="0.15324" calcext:value-type="float">
            <text:p>0.15324</text:p>
          </table:table-cell>
          <table:table-cell office:value-type="float" office:value="-0.21322" calcext:value-type="float">
            <text:p>-0.21322</text:p>
          </table:table-cell>
          <table:table-cell office:value-type="float" office:value="0.746" calcext:value-type="float">
            <text:p>0.746</text:p>
          </table:table-cell>
          <table:table-cell office:value-type="float" office:value="0.28705" calcext:value-type="float">
            <text:p>0.28705</text:p>
          </table:table-cell>
          <table:table-cell office:value-type="float" office:value="0.56181" calcext:value-type="float">
            <text:p>0.56181</text:p>
          </table:table-cell>
          <table:table-cell office:value-type="float" office:value="0.38775" calcext:value-type="float">
            <text:p>0.38775</text:p>
          </table:table-cell>
          <table:table-cell office:value-type="float" office:value="0.18048" calcext:value-type="float">
            <text:p>0.18048</text:p>
          </table:table-cell>
          <table:table-cell office:value-type="float" office:value="0.00891" calcext:value-type="float">
            <text:p>0.00891</text:p>
          </table:table-cell>
          <table:table-cell table:number-columns-repeated="5"/>
        </table:table-row>
        <table:table-row table:style-name="ro1">
          <table:table-cell office:value-type="float" office:value="1.40371530046214E+018" calcext:value-type="float">
            <text:p>1403715300462140000</text:p>
          </table:table-cell>
          <table:table-cell office:value-type="float" office:value="-0.58106" calcext:value-type="float">
            <text:p>-0.58106</text:p>
          </table:table-cell>
          <table:table-cell office:value-type="float" office:value="-2.26792" calcext:value-type="float">
            <text:p>-2.26792</text:p>
          </table:table-cell>
          <table:table-cell office:value-type="float" office:value="0.15638" calcext:value-type="float">
            <text:p>0.15638</text:p>
          </table:table-cell>
          <table:table-cell office:value-type="float" office:value="-0.22289" calcext:value-type="float">
            <text:p>-0.22289</text:p>
          </table:table-cell>
          <table:table-cell office:value-type="float" office:value="0.74379" calcext:value-type="float">
            <text:p>0.74379</text:p>
          </table:table-cell>
          <table:table-cell office:value-type="float" office:value="0.28509" calcext:value-type="float">
            <text:p>0.28509</text:p>
          </table:table-cell>
          <table:table-cell office:value-type="float" office:value="0.56197" calcext:value-type="float">
            <text:p>0.56197</text:p>
          </table:table-cell>
          <table:table-cell office:value-type="float" office:value="0.33691" calcext:value-type="float">
            <text:p>0.33691</text:p>
          </table:table-cell>
          <table:table-cell office:value-type="float" office:value="0.13699" calcext:value-type="float">
            <text:p>0.13699</text:p>
          </table:table-cell>
          <table:table-cell office:value-type="float" office:value="0.01628" calcext:value-type="float">
            <text:p>0.01628</text:p>
          </table:table-cell>
          <table:table-cell table:number-columns-repeated="5"/>
        </table:table-row>
        <table:table-row table:style-name="ro1">
          <table:table-cell office:value-type="float" office:value="1.40371530056214E+018" calcext:value-type="float">
            <text:p>1403715300562140000</text:p>
          </table:table-cell>
          <table:table-cell office:value-type="float" office:value="-0.55414" calcext:value-type="float">
            <text:p>-0.55414</text:p>
          </table:table-cell>
          <table:table-cell office:value-type="float" office:value="-2.26212" calcext:value-type="float">
            <text:p>-2.26212</text:p>
          </table:table-cell>
          <table:table-cell office:value-type="float" office:value="0.1602" calcext:value-type="float">
            <text:p>0.1602</text:p>
          </table:table-cell>
          <table:table-cell office:value-type="float" office:value="-0.22688" calcext:value-type="float">
            <text:p>-0.22688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28366" calcext:value-type="float">
            <text:p>0.28366</text:p>
          </table:table-cell>
          <table:table-cell office:value-type="float" office:value="0.56096" calcext:value-type="float">
            <text:p>0.56096</text:p>
          </table:table-cell>
          <table:table-cell office:value-type="float" office:value="0.28434" calcext:value-type="float">
            <text:p>0.28434</text:p>
          </table:table-cell>
          <table:table-cell office:value-type="float" office:value="0.07593" calcext:value-type="float">
            <text:p>0.07593</text:p>
          </table:table-cell>
          <table:table-cell office:value-type="float" office:value="0.00364" calcext:value-type="float">
            <text:p>0.00364</text:p>
          </table:table-cell>
          <table:table-cell table:number-columns-repeated="5"/>
        </table:table-row>
        <table:table-row table:style-name="ro1">
          <table:table-cell office:value-type="float" office:value="1.40371530066214E+018" calcext:value-type="float">
            <text:p>1403715300662140000</text:p>
          </table:table-cell>
          <table:table-cell office:value-type="float" office:value="-0.53295" calcext:value-type="float">
            <text:p>-0.53295</text:p>
          </table:table-cell>
          <table:table-cell office:value-type="float" office:value="-2.2619" calcext:value-type="float">
            <text:p>-2.2619</text:p>
          </table:table-cell>
          <table:table-cell office:value-type="float" office:value="0.16322" calcext:value-type="float">
            <text:p>0.16322</text:p>
          </table:table-cell>
          <table:table-cell office:value-type="float" office:value="-0.22769" calcext:value-type="float">
            <text:p>-0.22769</text:p>
          </table:table-cell>
          <table:table-cell office:value-type="float" office:value="0.74606" calcext:value-type="float">
            <text:p>0.74606</text:p>
          </table:table-cell>
          <table:table-cell office:value-type="float" office:value="0.28173" calcext:value-type="float">
            <text:p>0.28173</text:p>
          </table:table-cell>
          <table:table-cell office:value-type="float" office:value="0.55872" calcext:value-type="float">
            <text:p>0.55872</text:p>
          </table:table-cell>
          <table:table-cell office:value-type="float" office:value="0.23561" calcext:value-type="float">
            <text:p>0.23561</text:p>
          </table:table-cell>
          <table:table-cell office:value-type="float" office:value="0.02378" calcext:value-type="float">
            <text:p>0.02378</text:p>
          </table:table-cell>
          <table:table-cell office:value-type="float" office:value="0.01046" calcext:value-type="float">
            <text:p>0.01046</text:p>
          </table:table-cell>
          <table:table-cell table:number-columns-repeated="5"/>
        </table:table-row>
        <table:table-row table:style-name="ro1">
          <table:table-cell office:value-type="float" office:value="1.40371530076214E+018" calcext:value-type="float">
            <text:p>1403715300762140000</text:p>
          </table:table-cell>
          <table:table-cell office:value-type="float" office:value="-0.5148" calcext:value-type="float">
            <text:p>-0.5148</text:p>
          </table:table-cell>
          <table:table-cell office:value-type="float" office:value="-2.26531" calcext:value-type="float">
            <text:p>-2.26531</text:p>
          </table:table-cell>
          <table:table-cell office:value-type="float" office:value="0.16536" calcext:value-type="float">
            <text:p>0.16536</text:p>
          </table:table-cell>
          <table:table-cell office:value-type="float" office:value="-0.22786" calcext:value-type="float">
            <text:p>-0.22786</text:p>
          </table:table-cell>
          <table:table-cell office:value-type="float" office:value="0.74802" calcext:value-type="float">
            <text:p>0.74802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55781" calcext:value-type="float">
            <text:p>0.55781</text:p>
          </table:table-cell>
          <table:table-cell office:value-type="float" office:value="0.19099" calcext:value-type="float">
            <text:p>0.19099</text:p>
          </table:table-cell>
          <table:table-cell office:value-type="float" office:value="-0.03714" calcext:value-type="float">
            <text:p>-0.03714</text:p>
          </table:table-cell>
          <table:table-cell office:value-type="float" office:value="0.01518" calcext:value-type="float">
            <text:p>0.01518</text:p>
          </table:table-cell>
          <table:table-cell table:number-columns-repeated="5"/>
        </table:table-row>
        <table:table-row table:style-name="ro1">
          <table:table-cell office:value-type="float" office:value="1.40371530086214E+018" calcext:value-type="float">
            <text:p>1403715300862140000</text:p>
          </table:table-cell>
          <table:table-cell office:value-type="float" office:value="-0.49928" calcext:value-type="float">
            <text:p>-0.49928</text:p>
          </table:table-cell>
          <table:table-cell office:value-type="float" office:value="-2.27243" calcext:value-type="float">
            <text:p>-2.27243</text:p>
          </table:table-cell>
          <table:table-cell office:value-type="float" office:value="0.16766" calcext:value-type="float">
            <text:p>0.16766</text:p>
          </table:table-cell>
          <table:table-cell office:value-type="float" office:value="-0.22314" calcext:value-type="float">
            <text:p>-0.22314</text:p>
          </table:table-cell>
          <table:table-cell office:value-type="float" office:value="0.74731" calcext:value-type="float">
            <text:p>0.74731</text:p>
          </table:table-cell>
          <table:table-cell office:value-type="float" office:value="0.27745" calcext:value-type="float">
            <text:p>0.27745</text:p>
          </table:table-cell>
          <table:table-cell office:value-type="float" office:value="0.56104" calcext:value-type="float">
            <text:p>0.56104</text:p>
          </table:table-cell>
          <table:table-cell office:value-type="float" office:value="0.15274" calcext:value-type="float">
            <text:p>0.15274</text:p>
          </table:table-cell>
          <table:table-cell office:value-type="float" office:value="-0.08414" calcext:value-type="float">
            <text:p>-0.08414</text:p>
          </table:table-cell>
          <table:table-cell office:value-type="float" office:value="0.00972" calcext:value-type="float">
            <text:p>0.00972</text:p>
          </table:table-cell>
          <table:table-cell table:number-columns-repeated="5"/>
        </table:table-row>
        <table:table-row table:style-name="ro1">
          <table:table-cell office:value-type="float" office:value="1.40371530096214E+018" calcext:value-type="float">
            <text:p>1403715300962140000</text:p>
          </table:table-cell>
          <table:table-cell office:value-type="float" office:value="-0.48933" calcext:value-type="float">
            <text:p>-0.48933</text:p>
          </table:table-cell>
          <table:table-cell office:value-type="float" office:value="-2.28574" calcext:value-type="float">
            <text:p>-2.28574</text:p>
          </table:table-cell>
          <table:table-cell office:value-type="float" office:value="0.17192" calcext:value-type="float">
            <text:p>0.17192</text:p>
          </table:table-cell>
          <table:table-cell office:value-type="float" office:value="-0.21509" calcext:value-type="float">
            <text:p>-0.21509</text:p>
          </table:table-cell>
          <table:table-cell office:value-type="float" office:value="0.74635" calcext:value-type="float">
            <text:p>0.74635</text:p>
          </table:table-cell>
          <table:table-cell office:value-type="float" office:value="0.27918" calcext:value-type="float">
            <text:p>0.27918</text:p>
          </table:table-cell>
          <table:table-cell office:value-type="float" office:value="0.56458" calcext:value-type="float">
            <text:p>0.56458</text:p>
          </table:table-cell>
          <table:table-cell office:value-type="float" office:value="0.10166" calcext:value-type="float">
            <text:p>0.10166</text:p>
          </table:table-cell>
          <table:table-cell office:value-type="float" office:value="-0.12156" calcext:value-type="float">
            <text:p>-0.12156</text:p>
          </table:table-cell>
          <table:table-cell office:value-type="float" office:value="0.0029" calcext:value-type="float">
            <text:p>0.0029</text:p>
          </table:table-cell>
          <table:table-cell table:number-columns-repeated="5"/>
        </table:table-row>
        <table:table-row table:style-name="ro1">
          <table:table-cell office:value-type="float" office:value="1.40371530106214E+018" calcext:value-type="float">
            <text:p>1403715301062140000</text:p>
          </table:table-cell>
          <table:table-cell office:value-type="float" office:value="-0.47857" calcext:value-type="float">
            <text:p>-0.47857</text:p>
          </table:table-cell>
          <table:table-cell office:value-type="float" office:value="-2.29738" calcext:value-type="float">
            <text:p>-2.29738</text:p>
          </table:table-cell>
          <table:table-cell office:value-type="float" office:value="0.17308" calcext:value-type="float">
            <text:p>0.17308</text:p>
          </table:table-cell>
          <table:table-cell office:value-type="float" office:value="-0.20864" calcext:value-type="float">
            <text:p>-0.20864</text:p>
          </table:table-cell>
          <table:table-cell office:value-type="float" office:value="0.74517" calcext:value-type="float">
            <text:p>0.74517</text:p>
          </table:table-cell>
          <table:table-cell office:value-type="float" office:value="0.27976" calcext:value-type="float">
            <text:p>0.27976</text:p>
          </table:table-cell>
          <table:table-cell office:value-type="float" office:value="0.56826" calcext:value-type="float">
            <text:p>0.56826</text:p>
          </table:table-cell>
          <table:table-cell office:value-type="float" office:value="0.05414" calcext:value-type="float">
            <text:p>0.05414</text:p>
          </table:table-cell>
          <table:table-cell office:value-type="float" office:value="-0.14165" calcext:value-type="float">
            <text:p>-0.14165</text:p>
          </table:table-cell>
          <table:table-cell office:value-type="float" office:value="-0.00334" calcext:value-type="float">
            <text:p>-0.00334</text:p>
          </table:table-cell>
          <table:table-cell table:number-columns-repeated="5"/>
        </table:table-row>
        <table:table-row table:style-name="ro1">
          <table:table-cell office:value-type="float" office:value="1.40371530116214E+018" calcext:value-type="float">
            <text:p>1403715301162140000</text:p>
          </table:table-cell>
          <table:table-cell office:value-type="float" office:value="-0.47369" calcext:value-type="float">
            <text:p>-0.47369</text:p>
          </table:table-cell>
          <table:table-cell office:value-type="float" office:value="-2.31228" calcext:value-type="float">
            <text:p>-2.31228</text:p>
          </table:table-cell>
          <table:table-cell office:value-type="float" office:value="0.17602" calcext:value-type="float">
            <text:p>0.17602</text:p>
          </table:table-cell>
          <table:table-cell office:value-type="float" office:value="-0.20226" calcext:value-type="float">
            <text:p>-0.20226</text:p>
          </table:table-cell>
          <table:table-cell office:value-type="float" office:value="0.74168" calcext:value-type="float">
            <text:p>0.74168</text:p>
          </table:table-cell>
          <table:table-cell office:value-type="float" office:value="0.28044" calcext:value-type="float">
            <text:p>0.28044</text:p>
          </table:table-cell>
          <table:table-cell office:value-type="float" office:value="0.57477" calcext:value-type="float">
            <text:p>0.57477</text:p>
          </table:table-cell>
          <table:table-cell office:value-type="float" office:value="-0.00484" calcext:value-type="float">
            <text:p>-0.00484</text:p>
          </table:table-cell>
          <table:table-cell office:value-type="float" office:value="-0.14991" calcext:value-type="float">
            <text:p>-0.14991</text:p>
          </table:table-cell>
          <table:table-cell office:value-type="float" office:value="-0.00119" calcext:value-type="float">
            <text:p>-0.00119</text:p>
          </table:table-cell>
          <table:table-cell table:number-columns-repeated="5"/>
        </table:table-row>
        <table:table-row table:style-name="ro1">
          <table:table-cell office:value-type="float" office:value="1.40371530126214E+018" calcext:value-type="float">
            <text:p>1403715301262140000</text:p>
          </table:table-cell>
          <table:table-cell office:value-type="float" office:value="-0.47484" calcext:value-type="float">
            <text:p>-0.47484</text:p>
          </table:table-cell>
          <table:table-cell office:value-type="float" office:value="-2.32727" calcext:value-type="float">
            <text:p>-2.32727</text:p>
          </table:table-cell>
          <table:table-cell office:value-type="float" office:value="0.17627" calcext:value-type="float">
            <text:p>0.17627</text:p>
          </table:table-cell>
          <table:table-cell office:value-type="float" office:value="-0.19554" calcext:value-type="float">
            <text:p>-0.19554</text:p>
          </table:table-cell>
          <table:table-cell office:value-type="float" office:value="0.73819" calcext:value-type="float">
            <text:p>0.73819</text:p>
          </table:table-cell>
          <table:table-cell office:value-type="float" office:value="0.28222" calcext:value-type="float">
            <text:p>0.28222</text:p>
          </table:table-cell>
          <table:table-cell office:value-type="float" office:value="0.58069" calcext:value-type="float">
            <text:p>0.58069</text:p>
          </table:table-cell>
          <table:table-cell office:value-type="float" office:value="-0.07958" calcext:value-type="float">
            <text:p>-0.07958</text:p>
          </table:table-cell>
          <table:table-cell office:value-type="float" office:value="-0.15769" calcext:value-type="float">
            <text:p>-0.15769</text:p>
          </table:table-cell>
          <table:table-cell office:value-type="float" office:value="-0.01775" calcext:value-type="float">
            <text:p>-0.01775</text:p>
          </table:table-cell>
          <table:table-cell table:number-columns-repeated="5"/>
        </table:table-row>
        <table:table-row table:style-name="ro1">
          <table:table-cell office:value-type="float" office:value="1.40371530136214E+018" calcext:value-type="float">
            <text:p>1403715301362140000</text:p>
          </table:table-cell>
          <table:table-cell office:value-type="float" office:value="-0.48414" calcext:value-type="float">
            <text:p>-0.48414</text:p>
          </table:table-cell>
          <table:table-cell office:value-type="float" office:value="-2.34441" calcext:value-type="float">
            <text:p>-2.34441</text:p>
          </table:table-cell>
          <table:table-cell office:value-type="float" office:value="0.17609" calcext:value-type="float">
            <text:p>0.17609</text:p>
          </table:table-cell>
          <table:table-cell office:value-type="float" office:value="-0.19277" calcext:value-type="float">
            <text:p>-0.19277</text:p>
          </table:table-cell>
          <table:table-cell office:value-type="float" office:value="0.73611" calcext:value-type="float">
            <text:p>0.73611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58347" calcext:value-type="float">
            <text:p>0.58347</text:p>
          </table:table-cell>
          <table:table-cell office:value-type="float" office:value="-0.1727" calcext:value-type="float">
            <text:p>-0.1727</text:p>
          </table:table-cell>
          <table:table-cell office:value-type="float" office:value="-0.16123" calcext:value-type="float">
            <text:p>-0.16123</text:p>
          </table:table-cell>
          <table:table-cell office:value-type="float" office:value="-0.03925" calcext:value-type="float">
            <text:p>-0.03925</text:p>
          </table:table-cell>
          <table:table-cell table:number-columns-repeated="5"/>
        </table:table-row>
        <table:table-row table:style-name="ro1">
          <table:table-cell office:value-type="float" office:value="1.40371530146214E+018" calcext:value-type="float">
            <text:p>1403715301462140000</text:p>
          </table:table-cell>
          <table:table-cell office:value-type="float" office:value="-0.50145" calcext:value-type="float">
            <text:p>-0.50145</text:p>
          </table:table-cell>
          <table:table-cell office:value-type="float" office:value="-2.36137" calcext:value-type="float">
            <text:p>-2.36137</text:p>
          </table:table-cell>
          <table:table-cell office:value-type="float" office:value="0.17052" calcext:value-type="float">
            <text:p>0.17052</text:p>
          </table:table-cell>
          <table:table-cell office:value-type="float" office:value="-0.19665" calcext:value-type="float">
            <text:p>-0.19665</text:p>
          </table:table-cell>
          <table:table-cell office:value-type="float" office:value="0.7389" calcext:value-type="float">
            <text:p>0.7389</text:p>
          </table:table-cell>
          <table:table-cell office:value-type="float" office:value="0.28181" calcext:value-type="float">
            <text:p>0.28181</text:p>
          </table:table-cell>
          <table:table-cell office:value-type="float" office:value="0.57961" calcext:value-type="float">
            <text:p>0.57961</text:p>
          </table:table-cell>
          <table:table-cell office:value-type="float" office:value="-0.25244" calcext:value-type="float">
            <text:p>-0.25244</text:p>
          </table:table-cell>
          <table:table-cell office:value-type="float" office:value="-0.16498" calcext:value-type="float">
            <text:p>-0.16498</text:p>
          </table:table-cell>
          <table:table-cell office:value-type="float" office:value="-0.07577" calcext:value-type="float">
            <text:p>-0.07577</text:p>
          </table:table-cell>
          <table:table-cell table:number-columns-repeated="5"/>
        </table:table-row>
        <table:table-row table:style-name="ro1">
          <table:table-cell office:value-type="float" office:value="1.40371530156214E+018" calcext:value-type="float">
            <text:p>1403715301562140000</text:p>
          </table:table-cell>
          <table:table-cell office:value-type="float" office:value="-0.52598" calcext:value-type="float">
            <text:p>-0.52598</text:p>
          </table:table-cell>
          <table:table-cell office:value-type="float" office:value="-2.37994" calcext:value-type="float">
            <text:p>-2.37994</text:p>
          </table:table-cell>
          <table:table-cell office:value-type="float" office:value="0.16078" calcext:value-type="float">
            <text:p>0.16078</text:p>
          </table:table-cell>
          <table:table-cell office:value-type="float" office:value="-0.20284" calcext:value-type="float">
            <text:p>-0.20284</text:p>
          </table:table-cell>
          <table:table-cell office:value-type="float" office:value="0.74881" calcext:value-type="float">
            <text:p>0.74881</text:p>
          </table:table-cell>
          <table:table-cell office:value-type="float" office:value="0.27861" calcext:value-type="float">
            <text:p>0.27861</text:p>
          </table:table-cell>
          <table:table-cell office:value-type="float" office:value="0.56614" calcext:value-type="float">
            <text:p>0.56614</text:p>
          </table:table-cell>
          <table:table-cell office:value-type="float" office:value="-0.3042" calcext:value-type="float">
            <text:p>-0.3042</text:p>
          </table:table-cell>
          <table:table-cell office:value-type="float" office:value="-0.17663" calcext:value-type="float">
            <text:p>-0.17663</text:p>
          </table:table-cell>
          <table:table-cell office:value-type="float" office:value="-0.10978" calcext:value-type="float">
            <text:p>-0.10978</text:p>
          </table:table-cell>
          <table:table-cell table:number-columns-repeated="5"/>
        </table:table-row>
        <table:table-row table:style-name="ro1">
          <table:table-cell office:value-type="float" office:value="1.40371530166214E+018" calcext:value-type="float">
            <text:p>1403715301662140000</text:p>
          </table:table-cell>
          <table:table-cell office:value-type="float" office:value="-0.55606" calcext:value-type="float">
            <text:p>-0.55606</text:p>
          </table:table-cell>
          <table:table-cell office:value-type="float" office:value="-2.39975" calcext:value-type="float">
            <text:p>-2.39975</text:p>
          </table:table-cell>
          <table:table-cell office:value-type="float" office:value="0.14722" calcext:value-type="float">
            <text:p>0.14722</text:p>
          </table:table-cell>
          <table:table-cell office:value-type="float" office:value="-0.20617" calcext:value-type="float">
            <text:p>-0.20617</text:p>
          </table:table-cell>
          <table:table-cell office:value-type="float" office:value="0.7587" calcext:value-type="float">
            <text:p>0.7587</text:p>
          </table:table-cell>
          <table:table-cell office:value-type="float" office:value="0.27522" calcext:value-type="float">
            <text:p>0.27522</text:p>
          </table:table-cell>
          <table:table-cell office:value-type="float" office:value="0.55329" calcext:value-type="float">
            <text:p>0.55329</text:p>
          </table:table-cell>
          <table:table-cell office:value-type="float" office:value="-0.32662" calcext:value-type="float">
            <text:p>-0.32662</text:p>
          </table:table-cell>
          <table:table-cell office:value-type="float" office:value="-0.18804" calcext:value-type="float">
            <text:p>-0.18804</text:p>
          </table:table-cell>
          <table:table-cell office:value-type="float" office:value="-0.1205" calcext:value-type="float">
            <text:p>-0.1205</text:p>
          </table:table-cell>
          <table:table-cell table:number-columns-repeated="5"/>
        </table:table-row>
        <table:table-row table:style-name="ro1">
          <table:table-cell office:value-type="float" office:value="1.40371530176214E+018" calcext:value-type="float">
            <text:p>1403715301762140000</text:p>
          </table:table-cell>
          <table:table-cell office:value-type="float" office:value="-0.58752" calcext:value-type="float">
            <text:p>-0.58752</text:p>
          </table:table-cell>
          <table:table-cell office:value-type="float" office:value="-2.42" calcext:value-type="float">
            <text:p>-2.42</text:p>
          </table:table-cell>
          <table:table-cell office:value-type="float" office:value="0.13293" calcext:value-type="float">
            <text:p>0.13293</text:p>
          </table:table-cell>
          <table:table-cell office:value-type="float" office:value="-0.20426" calcext:value-type="float">
            <text:p>-0.20426</text:p>
          </table:table-cell>
          <table:table-cell office:value-type="float" office:value="0.76283" calcext:value-type="float">
            <text:p>0.76283</text:p>
          </table:table-cell>
          <table:table-cell office:value-type="float" office:value="0.27389" calcext:value-type="float">
            <text:p>0.27389</text:p>
          </table:table-cell>
          <table:table-cell office:value-type="float" office:value="0.54896" calcext:value-type="float">
            <text:p>0.54896</text:p>
          </table:table-cell>
          <table:table-cell office:value-type="float" office:value="-0.32678" calcext:value-type="float">
            <text:p>-0.32678</text:p>
          </table:table-cell>
          <table:table-cell office:value-type="float" office:value="-0.2072" calcext:value-type="float">
            <text:p>-0.2072</text:p>
          </table:table-cell>
          <table:table-cell office:value-type="float" office:value="-0.13733" calcext:value-type="float">
            <text:p>-0.13733</text:p>
          </table:table-cell>
          <table:table-cell table:number-columns-repeated="5"/>
        </table:table-row>
        <table:table-row table:style-name="ro1">
          <table:table-cell office:value-type="float" office:value="1.40371530186214E+018" calcext:value-type="float">
            <text:p>1403715301862140000</text:p>
          </table:table-cell>
          <table:table-cell office:value-type="float" office:value="-0.62077" calcext:value-type="float">
            <text:p>-0.62077</text:p>
          </table:table-cell>
          <table:table-cell office:value-type="float" office:value="-2.4402" calcext:value-type="float">
            <text:p>-2.4402</text:p>
          </table:table-cell>
          <table:table-cell office:value-type="float" office:value="0.1195" calcext:value-type="float">
            <text:p>0.1195</text:p>
          </table:table-cell>
          <table:table-cell office:value-type="float" office:value="-0.19671" calcext:value-type="float">
            <text:p>-0.19671</text:p>
          </table:table-cell>
          <table:table-cell office:value-type="float" office:value="0.76087" calcext:value-type="float">
            <text:p>0.76087</text:p>
          </table:table-cell>
          <table:table-cell office:value-type="float" office:value="0.27626" calcext:value-type="float">
            <text:p>0.27626</text:p>
          </table:table-cell>
          <table:table-cell office:value-type="float" office:value="0.55323" calcext:value-type="float">
            <text:p>0.55323</text:p>
          </table:table-cell>
          <table:table-cell office:value-type="float" office:value="-0.33661" calcext:value-type="float">
            <text:p>-0.33661</text:p>
          </table:table-cell>
          <table:table-cell office:value-type="float" office:value="-0.19509" calcext:value-type="float">
            <text:p>-0.19509</text:p>
          </table:table-cell>
          <table:table-cell office:value-type="float" office:value="-0.12863" calcext:value-type="float">
            <text:p>-0.12863</text:p>
          </table:table-cell>
          <table:table-cell table:number-columns-repeated="5"/>
        </table:table-row>
        <table:table-row table:style-name="ro1">
          <table:table-cell office:value-type="float" office:value="1.40371530196214E+018" calcext:value-type="float">
            <text:p>1403715301962140000</text:p>
          </table:table-cell>
          <table:table-cell office:value-type="float" office:value="-0.65626" calcext:value-type="float">
            <text:p>-0.65626</text:p>
          </table:table-cell>
          <table:table-cell office:value-type="float" office:value="-2.45914" calcext:value-type="float">
            <text:p>-2.45914</text:p>
          </table:table-cell>
          <table:table-cell office:value-type="float" office:value="0.10795" calcext:value-type="float">
            <text:p>0.10795</text:p>
          </table:table-cell>
          <table:table-cell office:value-type="float" office:value="-0.19252" calcext:value-type="float">
            <text:p>-0.19252</text:p>
          </table:table-cell>
          <table:table-cell office:value-type="float" office:value="0.76115" calcext:value-type="float">
            <text:p>0.76115</text:p>
          </table:table-cell>
          <table:table-cell office:value-type="float" office:value="0.27604" calcext:value-type="float">
            <text:p>0.27604</text:p>
          </table:table-cell>
          <table:table-cell office:value-type="float" office:value="0.55442" calcext:value-type="float">
            <text:p>0.55442</text:p>
          </table:table-cell>
          <table:table-cell office:value-type="float" office:value="-0.35972" calcext:value-type="float">
            <text:p>-0.35972</text:p>
          </table:table-cell>
          <table:table-cell office:value-type="float" office:value="-0.18375" calcext:value-type="float">
            <text:p>-0.18375</text:p>
          </table:table-cell>
          <table:table-cell office:value-type="float" office:value="-0.10683" calcext:value-type="float">
            <text:p>-0.10683</text:p>
          </table:table-cell>
          <table:table-cell table:number-columns-repeated="5"/>
        </table:table-row>
        <table:table-row table:style-name="ro1">
          <table:table-cell office:value-type="float" office:value="1.40371530206214E+018" calcext:value-type="float">
            <text:p>1403715302062140000</text:p>
          </table:table-cell>
          <table:table-cell office:value-type="float" office:value="-0.69409" calcext:value-type="float">
            <text:p>-0.69409</text:p>
          </table:table-cell>
          <table:table-cell office:value-type="float" office:value="-2.47614" calcext:value-type="float">
            <text:p>-2.47614</text:p>
          </table:table-cell>
          <table:table-cell office:value-type="float" office:value="0.0996" calcext:value-type="float">
            <text:p>0.0996</text:p>
          </table:table-cell>
          <table:table-cell office:value-type="float" office:value="-0.18782" calcext:value-type="float">
            <text:p>-0.18782</text:p>
          </table:table-cell>
          <table:table-cell office:value-type="float" office:value="0.7608" calcext:value-type="float">
            <text:p>0.7608</text:p>
          </table:table-cell>
          <table:table-cell office:value-type="float" office:value="0.27619" calcext:value-type="float">
            <text:p>0.27619</text:p>
          </table:table-cell>
          <table:table-cell office:value-type="float" office:value="0.55644" calcext:value-type="float">
            <text:p>0.55644</text:p>
          </table:table-cell>
          <table:table-cell office:value-type="float" office:value="-0.39058" calcext:value-type="float">
            <text:p>-0.39058</text:p>
          </table:table-cell>
          <table:table-cell office:value-type="float" office:value="-0.16455" calcext:value-type="float">
            <text:p>-0.16455</text:p>
          </table:table-cell>
          <table:table-cell office:value-type="float" office:value="-0.08228" calcext:value-type="float">
            <text:p>-0.08228</text:p>
          </table:table-cell>
          <table:table-cell table:number-columns-repeated="5"/>
        </table:table-row>
        <table:table-row table:style-name="ro1">
          <table:table-cell office:value-type="float" office:value="1.40371530216214E+018" calcext:value-type="float">
            <text:p>1403715302162140000</text:p>
          </table:table-cell>
          <table:table-cell office:value-type="float" office:value="-0.7348" calcext:value-type="float">
            <text:p>-0.7348</text:p>
          </table:table-cell>
          <table:table-cell office:value-type="float" office:value="-2.49239" calcext:value-type="float">
            <text:p>-2.49239</text:p>
          </table:table-cell>
          <table:table-cell office:value-type="float" office:value="0.09482" calcext:value-type="float">
            <text:p>0.09482</text:p>
          </table:table-cell>
          <table:table-cell office:value-type="float" office:value="-0.1827" calcext:value-type="float">
            <text:p>-0.1827</text:p>
          </table:table-cell>
          <table:table-cell office:value-type="float" office:value="0.76365" calcext:value-type="float">
            <text:p>0.76365</text:p>
          </table:table-cell>
          <table:table-cell office:value-type="float" office:value="0.27693" calcext:value-type="float">
            <text:p>0.27693</text:p>
          </table:table-cell>
          <table:table-cell office:value-type="float" office:value="0.55386" calcext:value-type="float">
            <text:p>0.55386</text:p>
          </table:table-cell>
          <table:table-cell office:value-type="float" office:value="-0.42518" calcext:value-type="float">
            <text:p>-0.42518</text:p>
          </table:table-cell>
          <table:table-cell office:value-type="float" office:value="-0.1451" calcext:value-type="float">
            <text:p>-0.1451</text:p>
          </table:table-cell>
          <table:table-cell office:value-type="float" office:value="-0.06011" calcext:value-type="float">
            <text:p>-0.06011</text:p>
          </table:table-cell>
          <table:table-cell table:number-columns-repeated="5"/>
        </table:table-row>
        <table:table-row table:style-name="ro1">
          <table:table-cell office:value-type="float" office:value="1.40371530226214E+018" calcext:value-type="float">
            <text:p>1403715302262140000</text:p>
          </table:table-cell>
          <table:table-cell office:value-type="float" office:value="-0.77753" calcext:value-type="float">
            <text:p>-0.77753</text:p>
          </table:table-cell>
          <table:table-cell office:value-type="float" office:value="-2.50508" calcext:value-type="float">
            <text:p>-2.50508</text:p>
          </table:table-cell>
          <table:table-cell office:value-type="float" office:value="0.08937" calcext:value-type="float">
            <text:p>0.08937</text:p>
          </table:table-cell>
          <table:table-cell office:value-type="float" office:value="-0.17736" calcext:value-type="float">
            <text:p>-0.17736</text:p>
          </table:table-cell>
          <table:table-cell office:value-type="float" office:value="0.76766" calcext:value-type="float">
            <text:p>0.76766</text:p>
          </table:table-cell>
          <table:table-cell office:value-type="float" office:value="0.27656" calcext:value-type="float">
            <text:p>0.27656</text:p>
          </table:table-cell>
          <table:table-cell office:value-type="float" office:value="0.55024" calcext:value-type="float">
            <text:p>0.55024</text:p>
          </table:table-cell>
          <table:table-cell office:value-type="float" office:value="-0.43699" calcext:value-type="float">
            <text:p>-0.43699</text:p>
          </table:table-cell>
          <table:table-cell office:value-type="float" office:value="-0.09813" calcext:value-type="float">
            <text:p>-0.09813</text:p>
          </table:table-cell>
          <table:table-cell office:value-type="float" office:value="-0.03596" calcext:value-type="float">
            <text:p>-0.03596</text:p>
          </table:table-cell>
          <table:table-cell table:number-columns-repeated="5"/>
        </table:table-row>
        <table:table-row table:style-name="ro1">
          <table:table-cell office:value-type="float" office:value="1.40371530236214E+018" calcext:value-type="float">
            <text:p>1403715302362140000</text:p>
          </table:table-cell>
          <table:table-cell office:value-type="float" office:value="-0.82123" calcext:value-type="float">
            <text:p>-0.82123</text:p>
          </table:table-cell>
          <table:table-cell office:value-type="float" office:value="-2.51492" calcext:value-type="float">
            <text:p>-2.51492</text:p>
          </table:table-cell>
          <table:table-cell office:value-type="float" office:value="0.08832" calcext:value-type="float">
            <text:p>0.08832</text:p>
          </table:table-cell>
          <table:table-cell office:value-type="float" office:value="-0.17199" calcext:value-type="float">
            <text:p>-0.17199</text:p>
          </table:table-cell>
          <table:table-cell office:value-type="float" office:value="0.76992" calcext:value-type="float">
            <text:p>0.76992</text:p>
          </table:table-cell>
          <table:table-cell office:value-type="float" office:value="0.27627" calcext:value-type="float">
            <text:p>0.27627</text:p>
          </table:table-cell>
          <table:table-cell office:value-type="float" office:value="0.54892" calcext:value-type="float">
            <text:p>0.54892</text:p>
          </table:table-cell>
          <table:table-cell office:value-type="float" office:value="-0.44799" calcext:value-type="float">
            <text:p>-0.44799</text:p>
          </table:table-cell>
          <table:table-cell office:value-type="float" office:value="-0.04982" calcext:value-type="float">
            <text:p>-0.04982</text:p>
          </table:table-cell>
          <table:table-cell office:value-type="float" office:value="-0.00068" calcext:value-type="float">
            <text:p>-0.00068</text:p>
          </table:table-cell>
          <table:table-cell table:number-columns-repeated="5"/>
        </table:table-row>
        <table:table-row table:style-name="ro1">
          <table:table-cell office:value-type="float" office:value="1.40371530246214E+018" calcext:value-type="float">
            <text:p>1403715302462140000</text:p>
          </table:table-cell>
          <table:table-cell office:value-type="float" office:value="-0.86733" calcext:value-type="float">
            <text:p>-0.86733</text:p>
          </table:table-cell>
          <table:table-cell office:value-type="float" office:value="-2.52007" calcext:value-type="float">
            <text:p>-2.52007</text:p>
          </table:table-cell>
          <table:table-cell office:value-type="float" office:value="0.08872" calcext:value-type="float">
            <text:p>0.08872</text:p>
          </table:table-cell>
          <table:table-cell office:value-type="float" office:value="-0.17093" calcext:value-type="float">
            <text:p>-0.17093</text:p>
          </table:table-cell>
          <table:table-cell office:value-type="float" office:value="0.7709" calcext:value-type="float">
            <text:p>0.7709</text:p>
          </table:table-cell>
          <table:table-cell office:value-type="float" office:value="0.27249" calcext:value-type="float">
            <text:p>0.27249</text:p>
          </table:table-cell>
          <table:table-cell office:value-type="float" office:value="0.54976" calcext:value-type="float">
            <text:p>0.54976</text:p>
          </table:table-cell>
          <table:table-cell office:value-type="float" office:value="-0.46873" calcext:value-type="float">
            <text:p>-0.46873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1601" calcext:value-type="float">
            <text:p>0.01601</text:p>
          </table:table-cell>
          <table:table-cell table:number-columns-repeated="5"/>
        </table:table-row>
        <table:table-row table:style-name="ro1">
          <table:table-cell office:value-type="float" office:value="1.40371530256214E+018" calcext:value-type="float">
            <text:p>1403715302562140000</text:p>
          </table:table-cell>
          <table:table-cell office:value-type="float" office:value="-0.9154" calcext:value-type="float">
            <text:p>-0.9154</text:p>
          </table:table-cell>
          <table:table-cell office:value-type="float" office:value="-2.52084" calcext:value-type="float">
            <text:p>-2.52084</text:p>
          </table:table-cell>
          <table:table-cell office:value-type="float" office:value="0.0886" calcext:value-type="float">
            <text:p>0.0886</text:p>
          </table:table-cell>
          <table:table-cell office:value-type="float" office:value="-0.17837" calcext:value-type="float">
            <text:p>-0.17837</text:p>
          </table:table-cell>
          <table:table-cell office:value-type="float" office:value="0.77515" calcext:value-type="float">
            <text:p>0.77515</text:p>
          </table:table-cell>
          <table:table-cell office:value-type="float" office:value="0.26293" calcext:value-type="float">
            <text:p>0.26293</text:p>
          </table:table-cell>
          <table:table-cell office:value-type="float" office:value="0.54607" calcext:value-type="float">
            <text:p>0.54607</text:p>
          </table:table-cell>
          <table:table-cell office:value-type="float" office:value="-0.47273" calcext:value-type="float">
            <text:p>-0.47273</text:p>
          </table:table-cell>
          <table:table-cell office:value-type="float" office:value="0.03734" calcext:value-type="float">
            <text:p>0.03734</text:p>
          </table:table-cell>
          <table:table-cell office:value-type="float" office:value="0.02178" calcext:value-type="float">
            <text:p>0.02178</text:p>
          </table:table-cell>
          <table:table-cell table:number-columns-repeated="5"/>
        </table:table-row>
        <table:table-row table:style-name="ro1">
          <table:table-cell office:value-type="float" office:value="1.40371530266214E+018" calcext:value-type="float">
            <text:p>1403715302662140000</text:p>
          </table:table-cell>
          <table:table-cell office:value-type="float" office:value="-0.96202" calcext:value-type="float">
            <text:p>-0.96202</text:p>
          </table:table-cell>
          <table:table-cell office:value-type="float" office:value="-2.51893" calcext:value-type="float">
            <text:p>-2.51893</text:p>
          </table:table-cell>
          <table:table-cell office:value-type="float" office:value="0.08815" calcext:value-type="float">
            <text:p>0.08815</text:p>
          </table:table-cell>
          <table:table-cell office:value-type="float" office:value="-0.18281" calcext:value-type="float">
            <text:p>-0.18281</text:p>
          </table:table-cell>
          <table:table-cell office:value-type="float" office:value="0.77876" calcext:value-type="float">
            <text:p>0.77876</text:p>
          </table:table-cell>
          <table:table-cell office:value-type="float" office:value="0.25642" calcext:value-type="float">
            <text:p>0.25642</text:p>
          </table:table-cell>
          <table:table-cell office:value-type="float" office:value="0.54255" calcext:value-type="float">
            <text:p>0.54255</text:p>
          </table:table-cell>
          <table:table-cell office:value-type="float" office:value="-0.46588" calcext:value-type="float">
            <text:p>-0.46588</text:p>
          </table:table-cell>
          <table:table-cell office:value-type="float" office:value="0.04817" calcext:value-type="float">
            <text:p>0.04817</text:p>
          </table:table-cell>
          <table:table-cell office:value-type="float" office:value="0.00932" calcext:value-type="float">
            <text:p>0.00932</text:p>
          </table:table-cell>
          <table:table-cell table:number-columns-repeated="5"/>
        </table:table-row>
        <table:table-row table:style-name="ro1">
          <table:table-cell office:value-type="float" office:value="1.40371530276214E+018" calcext:value-type="float">
            <text:p>1403715302762140000</text:p>
          </table:table-cell>
          <table:table-cell office:value-type="float" office:value="-1.00666" calcext:value-type="float">
            <text:p>-1.00666</text:p>
          </table:table-cell>
          <table:table-cell office:value-type="float" office:value="-2.51543" calcext:value-type="float">
            <text:p>-2.51543</text:p>
          </table:table-cell>
          <table:table-cell office:value-type="float" office:value="0.08473" calcext:value-type="float">
            <text:p>0.08473</text:p>
          </table:table-cell>
          <table:table-cell office:value-type="float" office:value="-0.18655" calcext:value-type="float">
            <text:p>-0.18655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25147" calcext:value-type="float">
            <text:p>0.25147</text:p>
          </table:table-cell>
          <table:table-cell office:value-type="float" office:value="0.5382" calcext:value-type="float">
            <text:p>0.5382</text:p>
          </table:table-cell>
          <table:table-cell office:value-type="float" office:value="-0.43588" calcext:value-type="float">
            <text:p>-0.43588</text:p>
          </table:table-cell>
          <table:table-cell office:value-type="float" office:value="0.06159" calcext:value-type="float">
            <text:p>0.06159</text:p>
          </table:table-cell>
          <table:table-cell office:value-type="float" office:value="-0.03436" calcext:value-type="float">
            <text:p>-0.03436</text:p>
          </table:table-cell>
          <table:table-cell table:number-columns-repeated="5"/>
        </table:table-row>
        <table:table-row table:style-name="ro1">
          <table:table-cell office:value-type="float" office:value="1.40371530286214E+018" calcext:value-type="float">
            <text:p>1403715302862140000</text:p>
          </table:table-cell>
          <table:table-cell office:value-type="float" office:value="-1.04656" calcext:value-type="float">
            <text:p>-1.04656</text:p>
          </table:table-cell>
          <table:table-cell office:value-type="float" office:value="-2.50891" calcext:value-type="float">
            <text:p>-2.50891</text:p>
          </table:table-cell>
          <table:table-cell office:value-type="float" office:value="0.07844" calcext:value-type="float">
            <text:p>0.07844</text:p>
          </table:table-cell>
          <table:table-cell office:value-type="float" office:value="-0.18653" calcext:value-type="float">
            <text:p>-0.18653</text:p>
          </table:table-cell>
          <table:table-cell office:value-type="float" office:value="0.78751" calcext:value-type="float">
            <text:p>0.78751</text:p>
          </table:table-cell>
          <table:table-cell office:value-type="float" office:value="0.25042" calcext:value-type="float">
            <text:p>0.25042</text:p>
          </table:table-cell>
          <table:table-cell office:value-type="float" office:value="0.53134" calcext:value-type="float">
            <text:p>0.53134</text:p>
          </table:table-cell>
          <table:table-cell office:value-type="float" office:value="-0.38065" calcext:value-type="float">
            <text:p>-0.38065</text:p>
          </table:table-cell>
          <table:table-cell office:value-type="float" office:value="0.08164" calcext:value-type="float">
            <text:p>0.08164</text:p>
          </table:table-cell>
          <table:table-cell office:value-type="float" office:value="-0.08528" calcext:value-type="float">
            <text:p>-0.08528</text:p>
          </table:table-cell>
          <table:table-cell table:number-columns-repeated="5"/>
        </table:table-row>
        <table:table-row table:style-name="ro1">
          <table:table-cell office:value-type="float" office:value="1.40371530296214E+018" calcext:value-type="float">
            <text:p>1403715302962140000</text:p>
          </table:table-cell>
          <table:table-cell office:value-type="float" office:value="-1.08146" calcext:value-type="float">
            <text:p>-1.08146</text:p>
          </table:table-cell>
          <table:table-cell office:value-type="float" office:value="-2.49821" calcext:value-type="float">
            <text:p>-2.49821</text:p>
          </table:table-cell>
          <table:table-cell office:value-type="float" office:value="0.07154" calcext:value-type="float">
            <text:p>0.07154</text:p>
          </table:table-cell>
          <table:table-cell office:value-type="float" office:value="-0.18884" calcext:value-type="float">
            <text:p>-0.18884</text:p>
          </table:table-cell>
          <table:table-cell office:value-type="float" office:value="0.79032" calcext:value-type="float">
            <text:p>0.79032</text:p>
          </table:table-cell>
          <table:table-cell office:value-type="float" office:value="0.25425" calcext:value-type="float">
            <text:p>0.25425</text:p>
          </table:table-cell>
          <table:table-cell office:value-type="float" office:value="0.52449" calcext:value-type="float">
            <text:p>0.52449</text:p>
          </table:table-cell>
          <table:table-cell office:value-type="float" office:value="-0.32557" calcext:value-type="float">
            <text:p>-0.32557</text:p>
          </table:table-cell>
          <table:table-cell office:value-type="float" office:value="0.11639" calcext:value-type="float">
            <text:p>0.11639</text:p>
          </table:table-cell>
          <table:table-cell office:value-type="float" office:value="-0.06869" calcext:value-type="float">
            <text:p>-0.06869</text:p>
          </table:table-cell>
          <table:table-cell table:number-columns-repeated="5"/>
        </table:table-row>
        <table:table-row table:style-name="ro1">
          <table:table-cell office:value-type="float" office:value="1.40371530306214E+018" calcext:value-type="float">
            <text:p>1403715303062140000</text:p>
          </table:table-cell>
          <table:table-cell office:value-type="float" office:value="-1.11058" calcext:value-type="float">
            <text:p>-1.11058</text:p>
          </table:table-cell>
          <table:table-cell office:value-type="float" office:value="-2.48401" calcext:value-type="float">
            <text:p>-2.48401</text:p>
          </table:table-cell>
          <table:table-cell office:value-type="float" office:value="0.06493" calcext:value-type="float">
            <text:p>0.06493</text:p>
          </table:table-cell>
          <table:table-cell office:value-type="float" office:value="-0.19339" calcext:value-type="float">
            <text:p>-0.19339</text:p>
          </table:table-cell>
          <table:table-cell office:value-type="float" office:value="0.78965" calcext:value-type="float">
            <text:p>0.78965</text:p>
          </table:table-cell>
          <table:table-cell office:value-type="float" office:value="0.26513" calcext:value-type="float">
            <text:p>0.26513</text:p>
          </table:table-cell>
          <table:table-cell office:value-type="float" office:value="0.51843" calcext:value-type="float">
            <text:p>0.51843</text:p>
          </table:table-cell>
          <table:table-cell office:value-type="float" office:value="-0.26336" calcext:value-type="float">
            <text:p>-0.26336</text:p>
          </table:table-cell>
          <table:table-cell office:value-type="float" office:value="0.15132" calcext:value-type="float">
            <text:p>0.15132</text:p>
          </table:table-cell>
          <table:table-cell office:value-type="float" office:value="-0.07452" calcext:value-type="float">
            <text:p>-0.07452</text:p>
          </table:table-cell>
          <table:table-cell table:number-columns-repeated="5"/>
        </table:table-row>
        <table:table-row table:style-name="ro1">
          <table:table-cell office:value-type="float" office:value="1.40371530316214E+018" calcext:value-type="float">
            <text:p>1403715303162140000</text:p>
          </table:table-cell>
          <table:table-cell office:value-type="float" office:value="-1.13179" calcext:value-type="float">
            <text:p>-1.13179</text:p>
          </table:table-cell>
          <table:table-cell office:value-type="float" office:value="-2.46556" calcext:value-type="float">
            <text:p>-2.46556</text:p>
          </table:table-cell>
          <table:table-cell office:value-type="float" office:value="0.05717" calcext:value-type="float">
            <text:p>0.05717</text:p>
          </table:table-cell>
          <table:table-cell office:value-type="float" office:value="-0.20149" calcext:value-type="float">
            <text:p>-0.20149</text:p>
          </table:table-cell>
          <table:table-cell office:value-type="float" office:value="0.78477" calcext:value-type="float">
            <text:p>0.78477</text:p>
          </table:table-cell>
          <table:table-cell office:value-type="float" office:value="0.28259" calcext:value-type="float">
            <text:p>0.28259</text:p>
          </table:table-cell>
          <table:table-cell office:value-type="float" office:value="0.51349" calcext:value-type="float">
            <text:p>0.51349</text:p>
          </table:table-cell>
          <table:table-cell office:value-type="float" office:value="-0.19571" calcext:value-type="float">
            <text:p>-0.19571</text:p>
          </table:table-cell>
          <table:table-cell office:value-type="float" office:value="0.20434" calcext:value-type="float">
            <text:p>0.20434</text:p>
          </table:table-cell>
          <table:table-cell office:value-type="float" office:value="-0.06981" calcext:value-type="float">
            <text:p>-0.06981</text:p>
          </table:table-cell>
          <table:table-cell table:number-columns-repeated="5"/>
        </table:table-row>
        <table:table-row table:style-name="ro1">
          <table:table-cell office:value-type="float" office:value="1.40371530326214E+018" calcext:value-type="float">
            <text:p>1403715303262140000</text:p>
          </table:table-cell>
          <table:table-cell office:value-type="float" office:value="-1.14604" calcext:value-type="float">
            <text:p>-1.14604</text:p>
          </table:table-cell>
          <table:table-cell office:value-type="float" office:value="-2.44058" calcext:value-type="float">
            <text:p>-2.44058</text:p>
          </table:table-cell>
          <table:table-cell office:value-type="float" office:value="0.05171" calcext:value-type="float">
            <text:p>0.05171</text:p>
          </table:table-cell>
          <table:table-cell office:value-type="float" office:value="-0.21485" calcext:value-type="float">
            <text:p>-0.21485</text:p>
          </table:table-cell>
          <table:table-cell office:value-type="float" office:value="0.77264" calcext:value-type="float">
            <text:p>0.77264</text:p>
          </table:table-cell>
          <table:table-cell office:value-type="float" office:value="0.30379" calcext:value-type="float">
            <text:p>0.30379</text:p>
          </table:table-cell>
          <table:table-cell office:value-type="float" office:value="0.51438" calcext:value-type="float">
            <text:p>0.51438</text:p>
          </table:table-cell>
          <table:table-cell office:value-type="float" office:value="-0.1416" calcext:value-type="float">
            <text:p>-0.1416</text:p>
          </table:table-cell>
          <table:table-cell office:value-type="float" office:value="0.25731" calcext:value-type="float">
            <text:p>0.25731</text:p>
          </table:table-cell>
          <table:table-cell office:value-type="float" office:value="-0.02156" calcext:value-type="float">
            <text:p>-0.02156</text:p>
          </table:table-cell>
          <table:table-cell table:number-columns-repeated="5"/>
        </table:table-row>
        <table:table-row table:style-name="ro1">
          <table:table-cell office:value-type="float" office:value="1.40371530336214E+018" calcext:value-type="float">
            <text:p>1403715303362140000</text:p>
          </table:table-cell>
          <table:table-cell office:value-type="float" office:value="-1.15628" calcext:value-type="float">
            <text:p>-1.15628</text:p>
          </table:table-cell>
          <table:table-cell office:value-type="float" office:value="-2.41137" calcext:value-type="float">
            <text:p>-2.41137</text:p>
          </table:table-cell>
          <table:table-cell office:value-type="float" office:value="0.04808" calcext:value-type="float">
            <text:p>0.04808</text:p>
          </table:table-cell>
          <table:table-cell office:value-type="float" office:value="-0.22861" calcext:value-type="float">
            <text:p>-0.22861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2887" calcext:value-type="float">
            <text:p>0.32887</text:p>
          </table:table-cell>
          <table:table-cell office:value-type="float" office:value="0.5186" calcext:value-type="float">
            <text:p>0.5186</text:p>
          </table:table-cell>
          <table:table-cell office:value-type="float" office:value="-0.1171" calcext:value-type="float">
            <text:p>-0.1171</text:p>
          </table:table-cell>
          <table:table-cell office:value-type="float" office:value="0.28893" calcext:value-type="float">
            <text:p>0.28893</text:p>
          </table:table-cell>
          <table:table-cell office:value-type="float" office:value="-0.01985" calcext:value-type="float">
            <text:p>-0.01985</text:p>
          </table:table-cell>
          <table:table-cell table:number-columns-repeated="5"/>
        </table:table-row>
        <table:table-row table:style-name="ro1">
          <table:table-cell office:value-type="float" office:value="1.40371530346214E+018" calcext:value-type="float">
            <text:p>1403715303462140000</text:p>
          </table:table-cell>
          <table:table-cell office:value-type="float" office:value="-1.16423" calcext:value-type="float">
            <text:p>-1.16423</text:p>
          </table:table-cell>
          <table:table-cell office:value-type="float" office:value="-2.3794" calcext:value-type="float">
            <text:p>-2.3794</text:p>
          </table:table-cell>
          <table:table-cell office:value-type="float" office:value="0.04522" calcext:value-type="float">
            <text:p>0.04522</text:p>
          </table:table-cell>
          <table:table-cell office:value-type="float" office:value="-0.24133" calcext:value-type="float">
            <text:p>-0.24133</text:p>
          </table:table-cell>
          <table:table-cell office:value-type="float" office:value="0.7392" calcext:value-type="float">
            <text:p>0.7392</text:p>
          </table:table-cell>
          <table:table-cell office:value-type="float" office:value="0.35436" calcext:value-type="float">
            <text:p>0.35436</text:p>
          </table:table-cell>
          <table:table-cell office:value-type="float" office:value="0.51939" calcext:value-type="float">
            <text:p>0.51939</text:p>
          </table:table-cell>
          <table:table-cell office:value-type="float" office:value="-0.1051" calcext:value-type="float">
            <text:p>-0.1051</text:p>
          </table:table-cell>
          <table:table-cell office:value-type="float" office:value="0.32313" calcext:value-type="float">
            <text:p>0.32313</text:p>
          </table:table-cell>
          <table:table-cell office:value-type="float" office:value="-0.00835" calcext:value-type="float">
            <text:p>-0.00835</text:p>
          </table:table-cell>
          <table:table-cell table:number-columns-repeated="5"/>
        </table:table-row>
        <table:table-row table:style-name="ro1">
          <table:table-cell office:value-type="float" office:value="1.40371530356214E+018" calcext:value-type="float">
            <text:p>1403715303562140000</text:p>
          </table:table-cell>
          <table:table-cell office:value-type="float" office:value="-1.17298" calcext:value-type="float">
            <text:p>-1.17298</text:p>
          </table:table-cell>
          <table:table-cell office:value-type="float" office:value="-2.34441" calcext:value-type="float">
            <text:p>-2.34441</text:p>
          </table:table-cell>
          <table:table-cell office:value-type="float" office:value="0.04285" calcext:value-type="float">
            <text:p>0.04285</text:p>
          </table:table-cell>
          <table:table-cell office:value-type="float" office:value="-0.25472" calcext:value-type="float">
            <text:p>-0.25472</text:p>
          </table:table-cell>
          <table:table-cell office:value-type="float" office:value="0.72511" calcext:value-type="float">
            <text:p>0.72511</text:p>
          </table:table-cell>
          <table:table-cell office:value-type="float" office:value="0.37831" calcext:value-type="float">
            <text:p>0.37831</text:p>
          </table:table-cell>
          <table:table-cell office:value-type="float" office:value="0.51596" calcext:value-type="float">
            <text:p>0.51596</text:p>
          </table:table-cell>
          <table:table-cell office:value-type="float" office:value="-0.12313" calcext:value-type="float">
            <text:p>-0.12313</text:p>
          </table:table-cell>
          <table:table-cell office:value-type="float" office:value="0.34012" calcext:value-type="float">
            <text:p>0.34012</text:p>
          </table:table-cell>
          <table:table-cell office:value-type="float" office:value="-0.01952" calcext:value-type="float">
            <text:p>-0.01952</text:p>
          </table:table-cell>
          <table:table-cell table:number-columns-repeated="5"/>
        </table:table-row>
        <table:table-row table:style-name="ro1">
          <table:table-cell office:value-type="float" office:value="1.40371530366214E+018" calcext:value-type="float">
            <text:p>1403715303662140000</text:p>
          </table:table-cell>
          <table:table-cell office:value-type="float" office:value="-1.18382" calcext:value-type="float">
            <text:p>-1.18382</text:p>
          </table:table-cell>
          <table:table-cell office:value-type="float" office:value="-2.30722" calcext:value-type="float">
            <text:p>-2.30722</text:p>
          </table:table-cell>
          <table:table-cell office:value-type="float" office:value="0.04055" calcext:value-type="float">
            <text:p>0.04055</text:p>
          </table:table-cell>
          <table:table-cell office:value-type="float" office:value="-0.27572" calcext:value-type="float">
            <text:p>-0.27572</text:p>
          </table:table-cell>
          <table:table-cell office:value-type="float" office:value="0.71276" calcext:value-type="float">
            <text:p>0.71276</text:p>
          </table:table-cell>
          <table:table-cell office:value-type="float" office:value="0.39673" calcext:value-type="float">
            <text:p>0.39673</text:p>
          </table:table-cell>
          <table:table-cell office:value-type="float" office:value="0.50849" calcext:value-type="float">
            <text:p>0.50849</text:p>
          </table:table-cell>
          <table:table-cell office:value-type="float" office:value="-0.13133" calcext:value-type="float">
            <text:p>-0.13133</text:p>
          </table:table-cell>
          <table:table-cell office:value-type="float" office:value="0.3654" calcext:value-type="float">
            <text:p>0.3654</text:p>
          </table:table-cell>
          <table:table-cell office:value-type="float" office:value="-0.01189" calcext:value-type="float">
            <text:p>-0.01189</text:p>
          </table:table-cell>
          <table:table-cell table:number-columns-repeated="5"/>
        </table:table-row>
        <table:table-row table:style-name="ro1">
          <table:table-cell office:value-type="float" office:value="1.40371530376214E+018" calcext:value-type="float">
            <text:p>1403715303762140000</text:p>
          </table:table-cell>
          <table:table-cell office:value-type="float" office:value="-1.19545" calcext:value-type="float">
            <text:p>-1.19545</text:p>
          </table:table-cell>
          <table:table-cell office:value-type="float" office:value="-2.26891" calcext:value-type="float">
            <text:p>-2.26891</text:p>
          </table:table-cell>
          <table:table-cell office:value-type="float" office:value="0.03676" calcext:value-type="float">
            <text:p>0.03676</text:p>
          </table:table-cell>
          <table:table-cell office:value-type="float" office:value="-0.29757" calcext:value-type="float">
            <text:p>-0.29757</text:p>
          </table:table-cell>
          <table:table-cell office:value-type="float" office:value="0.70073" calcext:value-type="float">
            <text:p>0.70073</text:p>
          </table:table-cell>
          <table:table-cell office:value-type="float" office:value="0.41339" calcext:value-type="float">
            <text:p>0.41339</text:p>
          </table:table-cell>
          <table:table-cell office:value-type="float" office:value="0.49954" calcext:value-type="float">
            <text:p>0.49954</text:p>
          </table:table-cell>
          <table:table-cell office:value-type="float" office:value="-0.14781" calcext:value-type="float">
            <text:p>-0.14781</text:p>
          </table:table-cell>
          <table:table-cell office:value-type="float" office:value="0.3659" calcext:value-type="float">
            <text:p>0.3659</text:p>
          </table:table-cell>
          <table:table-cell office:value-type="float" office:value="-0.02088" calcext:value-type="float">
            <text:p>-0.02088</text:p>
          </table:table-cell>
          <table:table-cell table:number-columns-repeated="5"/>
        </table:table-row>
        <table:table-row table:style-name="ro1">
          <table:table-cell office:value-type="float" office:value="1.40371530386214E+018" calcext:value-type="float">
            <text:p>1403715303862140000</text:p>
          </table:table-cell>
          <table:table-cell office:value-type="float" office:value="-1.2095" calcext:value-type="float">
            <text:p>-1.2095</text:p>
          </table:table-cell>
          <table:table-cell office:value-type="float" office:value="-2.23121" calcext:value-type="float">
            <text:p>-2.23121</text:p>
          </table:table-cell>
          <table:table-cell office:value-type="float" office:value="0.03235" calcext:value-type="float">
            <text:p>0.03235</text:p>
          </table:table-cell>
          <table:table-cell office:value-type="float" office:value="-0.31789" calcext:value-type="float">
            <text:p>-0.31789</text:p>
          </table:table-cell>
          <table:table-cell office:value-type="float" office:value="0.68726" calcext:value-type="float">
            <text:p>0.68726</text:p>
          </table:table-cell>
          <table:table-cell office:value-type="float" office:value="0.42907" calcext:value-type="float">
            <text:p>0.42907</text:p>
          </table:table-cell>
          <table:table-cell office:value-type="float" office:value="0.49247" calcext:value-type="float">
            <text:p>0.49247</text:p>
          </table:table-cell>
          <table:table-cell office:value-type="float" office:value="-0.15535" calcext:value-type="float">
            <text:p>-0.15535</text:p>
          </table:table-cell>
          <table:table-cell office:value-type="float" office:value="0.35237" calcext:value-type="float">
            <text:p>0.35237</text:p>
          </table:table-cell>
          <table:table-cell office:value-type="float" office:value="-0.03623" calcext:value-type="float">
            <text:p>-0.03623</text:p>
          </table:table-cell>
          <table:table-cell table:number-columns-repeated="5"/>
        </table:table-row>
        <table:table-row table:style-name="ro1">
          <table:table-cell office:value-type="float" office:value="1.40371530396214E+018" calcext:value-type="float">
            <text:p>1403715303962140000</text:p>
          </table:table-cell>
          <table:table-cell office:value-type="float" office:value="-1.22395" calcext:value-type="float">
            <text:p>-1.22395</text:p>
          </table:table-cell>
          <table:table-cell office:value-type="float" office:value="-2.19694" calcext:value-type="float">
            <text:p>-2.19694</text:p>
          </table:table-cell>
          <table:table-cell office:value-type="float" office:value="0.02815" calcext:value-type="float">
            <text:p>0.02815</text:p>
          </table:table-cell>
          <table:table-cell office:value-type="float" office:value="-0.33354" calcext:value-type="float">
            <text:p>-0.33354</text:p>
          </table:table-cell>
          <table:table-cell office:value-type="float" office:value="0.67636" calcext:value-type="float">
            <text:p>0.67636</text:p>
          </table:table-cell>
          <table:table-cell office:value-type="float" office:value="0.44081" calcext:value-type="float">
            <text:p>0.44081</text:p>
          </table:table-cell>
          <table:table-cell office:value-type="float" office:value="0.4868" calcext:value-type="float">
            <text:p>0.4868</text:p>
          </table:table-cell>
          <table:table-cell office:value-type="float" office:value="-0.14921" calcext:value-type="float">
            <text:p>-0.14921</text:p>
          </table:table-cell>
          <table:table-cell office:value-type="float" office:value="0.32795" calcext:value-type="float">
            <text:p>0.32795</text:p>
          </table:table-cell>
          <table:table-cell office:value-type="float" office:value="-0.04435" calcext:value-type="float">
            <text:p>-0.04435</text:p>
          </table:table-cell>
          <table:table-cell table:number-columns-repeated="5"/>
        </table:table-row>
        <table:table-row table:style-name="ro1">
          <table:table-cell office:value-type="float" office:value="1.40371530406214E+018" calcext:value-type="float">
            <text:p>1403715304062140000</text:p>
          </table:table-cell>
          <table:table-cell office:value-type="float" office:value="-1.23866" calcext:value-type="float">
            <text:p>-1.23866</text:p>
          </table:table-cell>
          <table:table-cell office:value-type="float" office:value="-2.16786" calcext:value-type="float">
            <text:p>-2.16786</text:p>
          </table:table-cell>
          <table:table-cell office:value-type="float" office:value="0.02301" calcext:value-type="float">
            <text:p>0.02301</text:p>
          </table:table-cell>
          <table:table-cell office:value-type="float" office:value="-0.34342" calcext:value-type="float">
            <text:p>-0.34342</text:p>
          </table:table-cell>
          <table:table-cell office:value-type="float" office:value="0.66932" calcext:value-type="float">
            <text:p>0.66932</text:p>
          </table:table-cell>
          <table:table-cell office:value-type="float" office:value="0.44918" calcext:value-type="float">
            <text:p>0.44918</text:p>
          </table:table-cell>
          <table:table-cell office:value-type="float" office:value="0.48199" calcext:value-type="float">
            <text:p>0.48199</text:p>
          </table:table-cell>
          <table:table-cell office:value-type="float" office:value="-0.14321" calcext:value-type="float">
            <text:p>-0.14321</text:p>
          </table:table-cell>
          <table:table-cell office:value-type="float" office:value="0.28529" calcext:value-type="float">
            <text:p>0.28529</text:p>
          </table:table-cell>
          <table:table-cell office:value-type="float" office:value="-0.06" calcext:value-type="float">
            <text:p>-0.06</text:p>
          </table:table-cell>
          <table:table-cell table:number-columns-repeated="5"/>
        </table:table-row>
        <table:table-row table:style-name="ro1">
          <table:table-cell office:value-type="float" office:value="1.40371530416214E+018" calcext:value-type="float">
            <text:p>1403715304162140000</text:p>
          </table:table-cell>
          <table:table-cell office:value-type="float" office:value="-1.25402" calcext:value-type="float">
            <text:p>-1.25402</text:p>
          </table:table-cell>
          <table:table-cell office:value-type="float" office:value="-2.1455" calcext:value-type="float">
            <text:p>-2.1455</text:p>
          </table:table-cell>
          <table:table-cell office:value-type="float" office:value="0.01781" calcext:value-type="float">
            <text:p>0.01781</text:p>
          </table:table-cell>
          <table:table-cell office:value-type="float" office:value="-0.35168" calcext:value-type="float">
            <text:p>-0.35168</text:p>
          </table:table-cell>
          <table:table-cell office:value-type="float" office:value="0.66502" calcext:value-type="float">
            <text:p>0.66502</text:p>
          </table:table-cell>
          <table:table-cell office:value-type="float" office:value="0.45239" calcext:value-type="float">
            <text:p>0.45239</text:p>
          </table:table-cell>
          <table:table-cell office:value-type="float" office:value="0.47897" calcext:value-type="float">
            <text:p>0.47897</text:p>
          </table:table-cell>
          <table:table-cell office:value-type="float" office:value="-0.13417" calcext:value-type="float">
            <text:p>-0.13417</text:p>
          </table:table-cell>
          <table:table-cell office:value-type="float" office:value="0.22598" calcext:value-type="float">
            <text:p>0.22598</text:p>
          </table:table-cell>
          <table:table-cell office:value-type="float" office:value="-0.05984" calcext:value-type="float">
            <text:p>-0.05984</text:p>
          </table:table-cell>
          <table:table-cell table:number-columns-repeated="5"/>
        </table:table-row>
        <table:table-row table:style-name="ro1">
          <table:table-cell office:value-type="float" office:value="1.40371530426214E+018" calcext:value-type="float">
            <text:p>1403715304262140000</text:p>
          </table:table-cell>
          <table:table-cell office:value-type="float" office:value="-1.2687" calcext:value-type="float">
            <text:p>-1.2687</text:p>
          </table:table-cell>
          <table:table-cell office:value-type="float" office:value="-2.13031" calcext:value-type="float">
            <text:p>-2.13031</text:p>
          </table:table-cell>
          <table:table-cell office:value-type="float" office:value="0.01166" calcext:value-type="float">
            <text:p>0.01166</text:p>
          </table:table-cell>
          <table:table-cell office:value-type="float" office:value="-0.35433" calcext:value-type="float">
            <text:p>-0.35433</text:p>
          </table:table-cell>
          <table:table-cell office:value-type="float" office:value="0.66453" calcext:value-type="float">
            <text:p>0.66453</text:p>
          </table:table-cell>
          <table:table-cell office:value-type="float" office:value="0.45494" calcext:value-type="float">
            <text:p>0.45494</text:p>
          </table:table-cell>
          <table:table-cell office:value-type="float" office:value="0.47528" calcext:value-type="float">
            <text:p>0.47528</text:p>
          </table:table-cell>
          <table:table-cell office:value-type="float" office:value="-0.1278" calcext:value-type="float">
            <text:p>-0.1278</text:p>
          </table:table-cell>
          <table:table-cell office:value-type="float" office:value="0.17339" calcext:value-type="float">
            <text:p>0.17339</text:p>
          </table:table-cell>
          <table:table-cell office:value-type="float" office:value="-0.08114" calcext:value-type="float">
            <text:p>-0.08114</text:p>
          </table:table-cell>
          <table:table-cell table:number-columns-repeated="5"/>
        </table:table-row>
        <table:table-row table:style-name="ro1">
          <table:table-cell office:value-type="float" office:value="1.40371530436214E+018" calcext:value-type="float">
            <text:p>1403715304362140000</text:p>
          </table:table-cell>
          <table:table-cell office:value-type="float" office:value="-1.28203" calcext:value-type="float">
            <text:p>-1.28203</text:p>
          </table:table-cell>
          <table:table-cell office:value-type="float" office:value="-2.12118" calcext:value-type="float">
            <text:p>-2.12118</text:p>
          </table:table-cell>
          <table:table-cell office:value-type="float" office:value="0.00445" calcext:value-type="float">
            <text:p>0.00445</text:p>
          </table:table-cell>
          <table:table-cell office:value-type="float" office:value="-0.35372" calcext:value-type="float">
            <text:p>-0.35372</text:p>
          </table:table-cell>
          <table:table-cell office:value-type="float" office:value="0.66634" calcext:value-type="float">
            <text:p>0.66634</text:p>
          </table:table-cell>
          <table:table-cell office:value-type="float" office:value="0.45642" calcext:value-type="float">
            <text:p>0.45642</text:p>
          </table:table-cell>
          <table:table-cell office:value-type="float" office:value="0.47174" calcext:value-type="float">
            <text:p>0.47174</text:p>
          </table:table-cell>
          <table:table-cell office:value-type="float" office:value="-0.11903" calcext:value-type="float">
            <text:p>-0.11903</text:p>
          </table:table-cell>
          <table:table-cell office:value-type="float" office:value="0.12526" calcext:value-type="float">
            <text:p>0.12526</text:p>
          </table:table-cell>
          <table:table-cell office:value-type="float" office:value="-0.09544" calcext:value-type="float">
            <text:p>-0.09544</text:p>
          </table:table-cell>
          <table:table-cell table:number-columns-repeated="5"/>
        </table:table-row>
        <table:table-row table:style-name="ro1">
          <table:table-cell office:value-type="float" office:value="1.40371530446214E+018" calcext:value-type="float">
            <text:p>1403715304462140000</text:p>
          </table:table-cell>
          <table:table-cell office:value-type="float" office:value="-1.29356" calcext:value-type="float">
            <text:p>-1.29356</text:p>
          </table:table-cell>
          <table:table-cell office:value-type="float" office:value="-2.11639" calcext:value-type="float">
            <text:p>-2.11639</text:p>
          </table:table-cell>
          <table:table-cell office:value-type="float" office:value="-0.00384" calcext:value-type="float">
            <text:p>-0.00384</text:p>
          </table:table-cell>
          <table:table-cell office:value-type="float" office:value="-0.35077" calcext:value-type="float">
            <text:p>-0.35077</text:p>
          </table:table-cell>
          <table:table-cell office:value-type="float" office:value="0.66881" calcext:value-type="float">
            <text:p>0.66881</text:p>
          </table:table-cell>
          <table:table-cell office:value-type="float" office:value="0.45652" calcext:value-type="float">
            <text:p>0.45652</text:p>
          </table:table-cell>
          <table:table-cell office:value-type="float" office:value="0.47037" calcext:value-type="float">
            <text:p>0.47037</text:p>
          </table:table-cell>
          <table:table-cell office:value-type="float" office:value="-0.09798" calcext:value-type="float">
            <text:p>-0.09798</text:p>
          </table:table-cell>
          <table:table-cell office:value-type="float" office:value="0.07287" calcext:value-type="float">
            <text:p>0.07287</text:p>
          </table:table-cell>
          <table:table-cell office:value-type="float" office:value="-0.10906" calcext:value-type="float">
            <text:p>-0.10906</text:p>
          </table:table-cell>
          <table:table-cell table:number-columns-repeated="5"/>
        </table:table-row>
        <table:table-row table:style-name="ro1">
          <table:table-cell office:value-type="float" office:value="1.40371530456214E+018" calcext:value-type="float">
            <text:p>1403715304562140000</text:p>
          </table:table-cell>
          <table:table-cell office:value-type="float" office:value="-1.30414" calcext:value-type="float">
            <text:p>-1.30414</text:p>
          </table:table-cell>
          <table:table-cell office:value-type="float" office:value="-2.11221" calcext:value-type="float">
            <text:p>-2.11221</text:p>
          </table:table-cell>
          <table:table-cell office:value-type="float" office:value="-0.01739" calcext:value-type="float">
            <text:p>-0.01739</text:p>
          </table:table-cell>
          <table:table-cell office:value-type="float" office:value="-0.34455" calcext:value-type="float">
            <text:p>-0.34455</text:p>
          </table:table-cell>
          <table:table-cell office:value-type="float" office:value="0.66851" calcext:value-type="float">
            <text:p>0.66851</text:p>
          </table:table-cell>
          <table:table-cell office:value-type="float" office:value="0.45678" calcext:value-type="float">
            <text:p>0.45678</text:p>
          </table:table-cell>
          <table:table-cell office:value-type="float" office:value="0.47511" calcext:value-type="float">
            <text:p>0.47511</text:p>
          </table:table-cell>
          <table:table-cell office:value-type="float" office:value="-0.09182" calcext:value-type="float">
            <text:p>-0.09182</text:p>
          </table:table-cell>
          <table:table-cell office:value-type="float" office:value="0.0512" calcext:value-type="float">
            <text:p>0.0512</text:p>
          </table:table-cell>
          <table:table-cell office:value-type="float" office:value="-0.2039" calcext:value-type="float">
            <text:p>-0.2039</text:p>
          </table:table-cell>
          <table:table-cell table:number-columns-repeated="5"/>
        </table:table-row>
        <table:table-row table:style-name="ro1">
          <table:table-cell office:value-type="float" office:value="1.40371530466214E+018" calcext:value-type="float">
            <text:p>1403715304662140000</text:p>
          </table:table-cell>
          <table:table-cell office:value-type="float" office:value="-1.3143" calcext:value-type="float">
            <text:p>-1.3143</text:p>
          </table:table-cell>
          <table:table-cell office:value-type="float" office:value="-2.11101" calcext:value-type="float">
            <text:p>-2.11101</text:p>
          </table:table-cell>
          <table:table-cell office:value-type="float" office:value="-0.04028" calcext:value-type="float">
            <text:p>-0.04028</text:p>
          </table:table-cell>
          <table:table-cell office:value-type="float" office:value="-0.34081" calcext:value-type="float">
            <text:p>-0.34081</text:p>
          </table:table-cell>
          <table:table-cell office:value-type="float" office:value="0.66876" calcext:value-type="float">
            <text:p>0.66876</text:p>
          </table:table-cell>
          <table:table-cell office:value-type="float" office:value="0.45484" calcext:value-type="float">
            <text:p>0.45484</text:p>
          </table:table-cell>
          <table:table-cell office:value-type="float" office:value="0.4793" calcext:value-type="float">
            <text:p>0.4793</text:p>
          </table:table-cell>
          <table:table-cell office:value-type="float" office:value="-0.09924" calcext:value-type="float">
            <text:p>-0.09924</text:p>
          </table:table-cell>
          <table:table-cell office:value-type="float" office:value="0.02055" calcext:value-type="float">
            <text:p>0.02055</text:p>
          </table:table-cell>
          <table:table-cell office:value-type="float" office:value="-0.26478" calcext:value-type="float">
            <text:p>-0.26478</text:p>
          </table:table-cell>
          <table:table-cell table:number-columns-repeated="5"/>
        </table:table-row>
        <table:table-row table:style-name="ro1">
          <table:table-cell office:value-type="float" office:value="1.40371530476214E+018" calcext:value-type="float">
            <text:p>1403715304762140000</text:p>
          </table:table-cell>
          <table:table-cell office:value-type="float" office:value="-1.32547" calcext:value-type="float">
            <text:p>-1.32547</text:p>
          </table:table-cell>
          <table:table-cell office:value-type="float" office:value="-2.10903" calcext:value-type="float">
            <text:p>-2.10903</text:p>
          </table:table-cell>
          <table:table-cell office:value-type="float" office:value="-0.06751" calcext:value-type="float">
            <text:p>-0.06751</text:p>
          </table:table-cell>
          <table:table-cell office:value-type="float" office:value="-0.33604" calcext:value-type="float">
            <text:p>-0.33604</text:p>
          </table:table-cell>
          <table:table-cell office:value-type="float" office:value="0.67021" calcext:value-type="float">
            <text:p>0.67021</text:p>
          </table:table-cell>
          <table:table-cell office:value-type="float" office:value="0.4532" calcext:value-type="float">
            <text:p>0.4532</text:p>
          </table:table-cell>
          <table:table-cell office:value-type="float" office:value="0.48219" calcext:value-type="float">
            <text:p>0.48219</text:p>
          </table:table-cell>
          <table:table-cell office:value-type="float" office:value="-0.10254" calcext:value-type="float">
            <text:p>-0.10254</text:p>
          </table:table-cell>
          <table:table-cell office:value-type="float" office:value="0.0003" calcext:value-type="float">
            <text:p>0.0003</text:p>
          </table:table-cell>
          <table:table-cell office:value-type="float" office:value="-0.24548" calcext:value-type="float">
            <text:p>-0.24548</text:p>
          </table:table-cell>
          <table:table-cell table:number-columns-repeated="5"/>
        </table:table-row>
        <table:table-row table:style-name="ro1">
          <table:table-cell office:value-type="float" office:value="1.40371530486214E+018" calcext:value-type="float">
            <text:p>1403715304862140000</text:p>
          </table:table-cell>
          <table:table-cell office:value-type="float" office:value="-1.33655" calcext:value-type="float">
            <text:p>-1.33655</text:p>
          </table:table-cell>
          <table:table-cell office:value-type="float" office:value="-2.11163" calcext:value-type="float">
            <text:p>-2.11163</text:p>
          </table:table-cell>
          <table:table-cell office:value-type="float" office:value="-0.08634" calcext:value-type="float">
            <text:p>-0.08634</text:p>
          </table:table-cell>
          <table:table-cell office:value-type="float" office:value="-0.33213" calcext:value-type="float">
            <text:p>-0.33213</text:p>
          </table:table-cell>
          <table:table-cell office:value-type="float" office:value="0.6723" calcext:value-type="float">
            <text:p>0.6723</text:p>
          </table:table-cell>
          <table:table-cell office:value-type="float" office:value="0.45225" calcext:value-type="float">
            <text:p>0.45225</text:p>
          </table:table-cell>
          <table:table-cell office:value-type="float" office:value="0.48288" calcext:value-type="float">
            <text:p>0.48288</text:p>
          </table:table-cell>
          <table:table-cell office:value-type="float" office:value="-0.1147" calcext:value-type="float">
            <text:p>-0.1147</text:p>
          </table:table-cell>
          <table:table-cell office:value-type="float" office:value="-0.01842" calcext:value-type="float">
            <text:p>-0.01842</text:p>
          </table:table-cell>
          <table:table-cell office:value-type="float" office:value="-0.13795" calcext:value-type="float">
            <text:p>-0.13795</text:p>
          </table:table-cell>
          <table:table-cell table:number-columns-repeated="5"/>
        </table:table-row>
        <table:table-row table:style-name="ro1">
          <table:table-cell office:value-type="float" office:value="1.40371530496214E+018" calcext:value-type="float">
            <text:p>1403715304962140000</text:p>
          </table:table-cell>
          <table:table-cell office:value-type="float" office:value="-1.34856" calcext:value-type="float">
            <text:p>-1.34856</text:p>
          </table:table-cell>
          <table:table-cell office:value-type="float" office:value="-2.11314" calcext:value-type="float">
            <text:p>-2.11314</text:p>
          </table:table-cell>
          <table:table-cell office:value-type="float" office:value="-0.0944" calcext:value-type="float">
            <text:p>-0.0944</text:p>
          </table:table-cell>
          <table:table-cell office:value-type="float" office:value="-0.32878" calcext:value-type="float">
            <text:p>-0.32878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45175" calcext:value-type="float">
            <text:p>0.45175</text:p>
          </table:table-cell>
          <table:table-cell office:value-type="float" office:value="0.48271" calcext:value-type="float">
            <text:p>0.48271</text:p>
          </table:table-cell>
          <table:table-cell office:value-type="float" office:value="-0.12248" calcext:value-type="float">
            <text:p>-0.12248</text:p>
          </table:table-cell>
          <table:table-cell office:value-type="float" office:value="-0.02124" calcext:value-type="float">
            <text:p>-0.02124</text:p>
          </table:table-cell>
          <table:table-cell office:value-type="float" office:value="-0.017" calcext:value-type="float">
            <text:p>-0.017</text:p>
          </table:table-cell>
          <table:table-cell table:number-columns-repeated="5"/>
        </table:table-row>
        <table:table-row table:style-name="ro1">
          <table:table-cell office:value-type="float" office:value="1.40371530506214E+018" calcext:value-type="float">
            <text:p>1403715305062140000</text:p>
          </table:table-cell>
          <table:table-cell office:value-type="float" office:value="-1.36095" calcext:value-type="float">
            <text:p>-1.36095</text:p>
          </table:table-cell>
          <table:table-cell office:value-type="float" office:value="-2.11588" calcext:value-type="float">
            <text:p>-2.11588</text:p>
          </table:table-cell>
          <table:table-cell office:value-type="float" office:value="-0.08915" calcext:value-type="float">
            <text:p>-0.08915</text:p>
          </table:table-cell>
          <table:table-cell office:value-type="float" office:value="-0.32795" calcext:value-type="float">
            <text:p>-0.32795</text:p>
          </table:table-cell>
          <table:table-cell office:value-type="float" office:value="0.67604" calcext:value-type="float">
            <text:p>0.67604</text:p>
          </table:table-cell>
          <table:table-cell office:value-type="float" office:value="0.45124" calcext:value-type="float">
            <text:p>0.45124</text:p>
          </table:table-cell>
          <table:table-cell office:value-type="float" office:value="0.48145" calcext:value-type="float">
            <text:p>0.48145</text:p>
          </table:table-cell>
          <table:table-cell office:value-type="float" office:value="-0.13394" calcext:value-type="float">
            <text:p>-0.13394</text:p>
          </table:table-cell>
          <table:table-cell office:value-type="float" office:value="-0.02093" calcext:value-type="float">
            <text:p>-0.02093</text:p>
          </table:table-cell>
          <table:table-cell office:value-type="float" office:value="0.08469" calcext:value-type="float">
            <text:p>0.08469</text:p>
          </table:table-cell>
          <table:table-cell table:number-columns-repeated="5"/>
        </table:table-row>
        <table:table-row table:style-name="ro1">
          <table:table-cell office:value-type="float" office:value="1.40371530516214E+018" calcext:value-type="float">
            <text:p>1403715305162140000</text:p>
          </table:table-cell>
          <table:table-cell office:value-type="float" office:value="-1.37423" calcext:value-type="float">
            <text:p>-1.37423</text:p>
          </table:table-cell>
          <table:table-cell office:value-type="float" office:value="-2.11787" calcext:value-type="float">
            <text:p>-2.11787</text:p>
          </table:table-cell>
          <table:table-cell office:value-type="float" office:value="-0.07763" calcext:value-type="float">
            <text:p>-0.07763</text:p>
          </table:table-cell>
          <table:table-cell office:value-type="float" office:value="-0.32785" calcext:value-type="float">
            <text:p>-0.32785</text:p>
          </table:table-cell>
          <table:table-cell office:value-type="float" office:value="0.67735" calcext:value-type="float">
            <text:p>0.67735</text:p>
          </table:table-cell>
          <table:table-cell office:value-type="float" office:value="0.45117" calcext:value-type="float">
            <text:p>0.45117</text:p>
          </table:table-cell>
          <table:table-cell office:value-type="float" office:value="0.47975" calcext:value-type="float">
            <text:p>0.47975</text:p>
          </table:table-cell>
          <table:table-cell office:value-type="float" office:value="-0.1391" calcext:value-type="float">
            <text:p>-0.1391</text:p>
          </table:table-cell>
          <table:table-cell office:value-type="float" office:value="-0.01577" calcext:value-type="float">
            <text:p>-0.01577</text:p>
          </table:table-cell>
          <table:table-cell office:value-type="float" office:value="0.10199" calcext:value-type="float">
            <text:p>0.10199</text:p>
          </table:table-cell>
          <table:table-cell table:number-columns-repeated="5"/>
        </table:table-row>
        <table:table-row table:style-name="ro1">
          <table:table-cell office:value-type="float" office:value="1.40371530526214E+018" calcext:value-type="float">
            <text:p>1403715305262140000</text:p>
          </table:table-cell>
          <table:table-cell office:value-type="float" office:value="-1.38732" calcext:value-type="float">
            <text:p>-1.38732</text:p>
          </table:table-cell>
          <table:table-cell office:value-type="float" office:value="-2.11937" calcext:value-type="float">
            <text:p>-2.11937</text:p>
          </table:table-cell>
          <table:table-cell office:value-type="float" office:value="-0.06815" calcext:value-type="float">
            <text:p>-0.06815</text:p>
          </table:table-cell>
          <table:table-cell office:value-type="float" office:value="-0.32863" calcext:value-type="float">
            <text:p>-0.32863</text:p>
          </table:table-cell>
          <table:table-cell office:value-type="float" office:value="0.67932" calcext:value-type="float">
            <text:p>0.67932</text:p>
          </table:table-cell>
          <table:table-cell office:value-type="float" office:value="0.45144" calcext:value-type="float">
            <text:p>0.45144</text:p>
          </table:table-cell>
          <table:table-cell office:value-type="float" office:value="0.47616" calcext:value-type="float">
            <text:p>0.47616</text:p>
          </table:table-cell>
          <table:table-cell office:value-type="float" office:value="-0.12768" calcext:value-type="float">
            <text:p>-0.12768</text:p>
          </table:table-cell>
          <table:table-cell office:value-type="float" office:value="-0.01368" calcext:value-type="float">
            <text:p>-0.01368</text:p>
          </table:table-cell>
          <table:table-cell office:value-type="float" office:value="0.07725" calcext:value-type="float">
            <text:p>0.07725</text:p>
          </table:table-cell>
          <table:table-cell table:number-columns-repeated="5"/>
        </table:table-row>
        <table:table-row table:style-name="ro1">
          <table:table-cell office:value-type="float" office:value="1.40371530536214E+018" calcext:value-type="float">
            <text:p>1403715305362140000</text:p>
          </table:table-cell>
          <table:table-cell office:value-type="float" office:value="-1.40007" calcext:value-type="float">
            <text:p>-1.40007</text:p>
          </table:table-cell>
          <table:table-cell office:value-type="float" office:value="-2.12089" calcext:value-type="float">
            <text:p>-2.12089</text:p>
          </table:table-cell>
          <table:table-cell office:value-type="float" office:value="-0.06109" calcext:value-type="float">
            <text:p>-0.06109</text:p>
          </table:table-cell>
          <table:table-cell office:value-type="float" office:value="-0.32905" calcext:value-type="float">
            <text:p>-0.32905</text:p>
          </table:table-cell>
          <table:table-cell office:value-type="float" office:value="0.67988" calcext:value-type="float">
            <text:p>0.67988</text:p>
          </table:table-cell>
          <table:table-cell office:value-type="float" office:value="0.45296" calcext:value-type="float">
            <text:p>0.45296</text:p>
          </table:table-cell>
          <table:table-cell office:value-type="float" office:value="0.47361" calcext:value-type="float">
            <text:p>0.47361</text:p>
          </table:table-cell>
          <table:table-cell office:value-type="float" office:value="-0.12586" calcext:value-type="float">
            <text:p>-0.12586</text:p>
          </table:table-cell>
          <table:table-cell office:value-type="float" office:value="-0.00432" calcext:value-type="float">
            <text:p>-0.00432</text:p>
          </table:table-cell>
          <table:table-cell office:value-type="float" office:value="0.07036" calcext:value-type="float">
            <text:p>0.07036</text:p>
          </table:table-cell>
          <table:table-cell table:number-columns-repeated="5"/>
        </table:table-row>
        <table:table-row table:style-name="ro1">
          <table:table-cell office:value-type="float" office:value="1.40371530546214E+018" calcext:value-type="float">
            <text:p>1403715305462140000</text:p>
          </table:table-cell>
          <table:table-cell office:value-type="float" office:value="-1.41179" calcext:value-type="float">
            <text:p>-1.41179</text:p>
          </table:table-cell>
          <table:table-cell office:value-type="float" office:value="-2.12162" calcext:value-type="float">
            <text:p>-2.12162</text:p>
          </table:table-cell>
          <table:table-cell office:value-type="float" office:value="-0.0526" calcext:value-type="float">
            <text:p>-0.0526</text:p>
          </table:table-cell>
          <table:table-cell office:value-type="float" office:value="-0.32986" calcext:value-type="float">
            <text:p>-0.32986</text:p>
          </table:table-cell>
          <table:table-cell office:value-type="float" office:value="0.67812" calcext:value-type="float">
            <text:p>0.67812</text:p>
          </table:table-cell>
          <table:table-cell office:value-type="float" office:value="0.45571" calcext:value-type="float">
            <text:p>0.45571</text:p>
          </table:table-cell>
          <table:table-cell office:value-type="float" office:value="0.47294" calcext:value-type="float">
            <text:p>0.47294</text:p>
          </table:table-cell>
          <table:table-cell office:value-type="float" office:value="-0.12381" calcext:value-type="float">
            <text:p>-0.12381</text:p>
          </table:table-cell>
          <table:table-cell office:value-type="float" office:value="-0.00379" calcext:value-type="float">
            <text:p>-0.00379</text:p>
          </table:table-cell>
          <table:table-cell office:value-type="float" office:value="0.11952" calcext:value-type="float">
            <text:p>0.11952</text:p>
          </table:table-cell>
          <table:table-cell table:number-columns-repeated="5"/>
        </table:table-row>
        <table:table-row table:style-name="ro1">
          <table:table-cell office:value-type="float" office:value="1.40371530556214E+018" calcext:value-type="float">
            <text:p>1403715305562140000</text:p>
          </table:table-cell>
          <table:table-cell office:value-type="float" office:value="-1.42332" calcext:value-type="float">
            <text:p>-1.42332</text:p>
          </table:table-cell>
          <table:table-cell office:value-type="float" office:value="-2.12273" calcext:value-type="float">
            <text:p>-2.12273</text:p>
          </table:table-cell>
          <table:table-cell office:value-type="float" office:value="-0.03439" calcext:value-type="float">
            <text:p>-0.03439</text:p>
          </table:table-cell>
          <table:table-cell office:value-type="float" office:value="-0.33336" calcext:value-type="float">
            <text:p>-0.33336</text:p>
          </table:table-cell>
          <table:table-cell office:value-type="float" office:value="0.67542" calcext:value-type="float">
            <text:p>0.67542</text:p>
          </table:table-cell>
          <table:table-cell office:value-type="float" office:value="0.45802" calcext:value-type="float">
            <text:p>0.45802</text:p>
          </table:table-cell>
          <table:table-cell office:value-type="float" office:value="0.47213" calcext:value-type="float">
            <text:p>0.47213</text:p>
          </table:table-cell>
          <table:table-cell office:value-type="float" office:value="-0.11713" calcext:value-type="float">
            <text:p>-0.11713</text:p>
          </table:table-cell>
          <table:table-cell office:value-type="float" office:value="-0.00978" calcext:value-type="float">
            <text:p>-0.00978</text:p>
          </table:table-cell>
          <table:table-cell office:value-type="float" office:value="0.22828" calcext:value-type="float">
            <text:p>0.22828</text:p>
          </table:table-cell>
          <table:table-cell table:number-columns-repeated="5"/>
        </table:table-row>
        <table:table-row table:style-name="ro1">
          <table:table-cell office:value-type="float" office:value="1.40371530566214E+018" calcext:value-type="float">
            <text:p>1403715305662140000</text:p>
          </table:table-cell>
          <table:table-cell office:value-type="float" office:value="-1.43316" calcext:value-type="float">
            <text:p>-1.43316</text:p>
          </table:table-cell>
          <table:table-cell office:value-type="float" office:value="-2.1223" calcext:value-type="float">
            <text:p>-2.1223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-0.33617" calcext:value-type="float">
            <text:p>-0.33617</text:p>
          </table:table-cell>
          <table:table-cell office:value-type="float" office:value="0.67274" calcext:value-type="float">
            <text:p>0.67274</text:p>
          </table:table-cell>
          <table:table-cell office:value-type="float" office:value="0.46158" calcext:value-type="float">
            <text:p>0.46158</text:p>
          </table:table-cell>
          <table:table-cell office:value-type="float" office:value="0.47048" calcext:value-type="float">
            <text:p>0.47048</text:p>
          </table:table-cell>
          <table:table-cell office:value-type="float" office:value="-0.10947" calcext:value-type="float">
            <text:p>-0.10947</text:p>
          </table:table-cell>
          <table:table-cell office:value-type="float" office:value="-0.00081" calcext:value-type="float">
            <text:p>-0.00081</text:p>
          </table:table-cell>
          <table:table-cell office:value-type="float" office:value="0.36255" calcext:value-type="float">
            <text:p>0.36255</text:p>
          </table:table-cell>
          <table:table-cell table:number-columns-repeated="5"/>
        </table:table-row>
        <table:table-row table:style-name="ro1">
          <table:table-cell office:value-type="float" office:value="1.40371530576214E+018" calcext:value-type="float">
            <text:p>1403715305762140000</text:p>
          </table:table-cell>
          <table:table-cell office:value-type="float" office:value="-1.4419" calcext:value-type="float">
            <text:p>-1.4419</text:p>
          </table:table-cell>
          <table:table-cell office:value-type="float" office:value="-2.12198" calcext:value-type="float">
            <text:p>-2.12198</text:p>
          </table:table-cell>
          <table:table-cell office:value-type="float" office:value="0.0361" calcext:value-type="float">
            <text:p>0.0361</text:p>
          </table:table-cell>
          <table:table-cell office:value-type="float" office:value="-0.34094" calcext:value-type="float">
            <text:p>-0.34094</text:p>
          </table:table-cell>
          <table:table-cell office:value-type="float" office:value="0.67162" calcext:value-type="float">
            <text:p>0.67162</text:p>
          </table:table-cell>
          <table:table-cell office:value-type="float" office:value="0.46285" calcext:value-type="float">
            <text:p>0.46285</text:p>
          </table:table-cell>
          <table:table-cell office:value-type="float" office:value="0.4674" calcext:value-type="float">
            <text:p>0.4674</text:p>
          </table:table-cell>
          <table:table-cell office:value-type="float" office:value="-0.09196" calcext:value-type="float">
            <text:p>-0.09196</text:p>
          </table:table-cell>
          <table:table-cell office:value-type="float" office:value="-0.00291" calcext:value-type="float">
            <text:p>-0.00291</text:p>
          </table:table-cell>
          <table:table-cell office:value-type="float" office:value="0.40647" calcext:value-type="float">
            <text:p>0.40647</text:p>
          </table:table-cell>
          <table:table-cell table:number-columns-repeated="5"/>
        </table:table-row>
        <table:table-row table:style-name="ro1">
          <table:table-cell office:value-type="float" office:value="1.40371530586214E+018" calcext:value-type="float">
            <text:p>1403715305862140000</text:p>
          </table:table-cell>
          <table:table-cell office:value-type="float" office:value="-1.44831" calcext:value-type="float">
            <text:p>-1.44831</text:p>
          </table:table-cell>
          <table:table-cell office:value-type="float" office:value="-2.12189" calcext:value-type="float">
            <text:p>-2.12189</text:p>
          </table:table-cell>
          <table:table-cell office:value-type="float" office:value="0.07589" calcext:value-type="float">
            <text:p>0.07589</text:p>
          </table:table-cell>
          <table:table-cell office:value-type="float" office:value="-0.34223" calcext:value-type="float">
            <text:p>-0.34223</text:p>
          </table:table-cell>
          <table:table-cell office:value-type="float" office:value="0.67061" calcext:value-type="float">
            <text:p>0.67061</text:p>
          </table:table-cell>
          <table:table-cell office:value-type="float" office:value="0.46511" calcext:value-type="float">
            <text:p>0.46511</text:p>
          </table:table-cell>
          <table:table-cell office:value-type="float" office:value="0.46566" calcext:value-type="float">
            <text:p>0.46566</text:p>
          </table:table-cell>
          <table:table-cell office:value-type="float" office:value="-0.06644" calcext:value-type="float">
            <text:p>-0.06644</text:p>
          </table:table-cell>
          <table:table-cell office:value-type="float" office:value="-0.00197" calcext:value-type="float">
            <text:p>-0.00197</text:p>
          </table:table-cell>
          <table:table-cell office:value-type="float" office:value="0.38233" calcext:value-type="float">
            <text:p>0.38233</text:p>
          </table:table-cell>
          <table:table-cell table:number-columns-repeated="5"/>
        </table:table-row>
        <table:table-row table:style-name="ro1">
          <table:table-cell office:value-type="float" office:value="1.40371530596214E+018" calcext:value-type="float">
            <text:p>1403715305962140000</text:p>
          </table:table-cell>
          <table:table-cell office:value-type="float" office:value="-1.45331" calcext:value-type="float">
            <text:p>-1.45331</text:p>
          </table:table-cell>
          <table:table-cell office:value-type="float" office:value="-2.12192" calcext:value-type="float">
            <text:p>-2.12192</text:p>
          </table:table-cell>
          <table:table-cell office:value-type="float" office:value="0.11304" calcext:value-type="float">
            <text:p>0.11304</text:p>
          </table:table-cell>
          <table:table-cell office:value-type="float" office:value="-0.34157" calcext:value-type="float">
            <text:p>-0.34157</text:p>
          </table:table-cell>
          <table:table-cell office:value-type="float" office:value="0.67039" calcext:value-type="float">
            <text:p>0.67039</text:p>
          </table:table-cell>
          <table:table-cell office:value-type="float" office:value="0.46705" calcext:value-type="float">
            <text:p>0.46705</text:p>
          </table:table-cell>
          <table:table-cell office:value-type="float" office:value="0.46451" calcext:value-type="float">
            <text:p>0.46451</text:p>
          </table:table-cell>
          <table:table-cell office:value-type="float" office:value="-0.04758" calcext:value-type="float">
            <text:p>-0.04758</text:p>
          </table:table-cell>
          <table:table-cell office:value-type="float" office:value="0.00902" calcext:value-type="float">
            <text:p>0.00902</text:p>
          </table:table-cell>
          <table:table-cell office:value-type="float" office:value="0.35404" calcext:value-type="float">
            <text:p>0.35404</text:p>
          </table:table-cell>
          <table:table-cell table:number-columns-repeated="5"/>
        </table:table-row>
        <table:table-row table:style-name="ro1">
          <table:table-cell office:value-type="float" office:value="1.40371530606214E+018" calcext:value-type="float">
            <text:p>1403715306062140000</text:p>
          </table:table-cell>
          <table:table-cell office:value-type="float" office:value="-1.45691" calcext:value-type="float">
            <text:p>-1.45691</text:p>
          </table:table-cell>
          <table:table-cell office:value-type="float" office:value="-2.12159" calcext:value-type="float">
            <text:p>-2.12159</text:p>
          </table:table-cell>
          <table:table-cell office:value-type="float" office:value="0.14687" calcext:value-type="float">
            <text:p>0.14687</text:p>
          </table:table-cell>
          <table:table-cell office:value-type="float" office:value="-0.3401" calcext:value-type="float">
            <text:p>-0.3401</text:p>
          </table:table-cell>
          <table:table-cell office:value-type="float" office:value="0.67081" calcext:value-type="float">
            <text:p>0.67081</text:p>
          </table:table-cell>
          <table:table-cell office:value-type="float" office:value="0.46852" calcext:value-type="float">
            <text:p>0.46852</text:p>
          </table:table-cell>
          <table:table-cell office:value-type="float" office:value="0.4635" calcext:value-type="float">
            <text:p>0.4635</text:p>
          </table:table-cell>
          <table:table-cell office:value-type="float" office:value="-0.02885" calcext:value-type="float">
            <text:p>-0.02885</text:p>
          </table:table-cell>
          <table:table-cell office:value-type="float" office:value="0.00572" calcext:value-type="float">
            <text:p>0.00572</text:p>
          </table:table-cell>
          <table:table-cell office:value-type="float" office:value="0.30269" calcext:value-type="float">
            <text:p>0.30269</text:p>
          </table:table-cell>
          <table:table-cell table:number-columns-repeated="5"/>
        </table:table-row>
        <table:table-row table:style-name="ro1">
          <table:table-cell office:value-type="float" office:value="1.40371530616214E+018" calcext:value-type="float">
            <text:p>1403715306162140000</text:p>
          </table:table-cell>
          <table:table-cell office:value-type="float" office:value="-1.45924" calcext:value-type="float">
            <text:p>-1.45924</text:p>
          </table:table-cell>
          <table:table-cell office:value-type="float" office:value="-2.12122" calcext:value-type="float">
            <text:p>-2.12122</text:p>
          </table:table-cell>
          <table:table-cell office:value-type="float" office:value="0.17637" calcext:value-type="float">
            <text:p>0.17637</text:p>
          </table:table-cell>
          <table:table-cell office:value-type="float" office:value="-0.34162" calcext:value-type="float">
            <text:p>-0.34162</text:p>
          </table:table-cell>
          <table:table-cell office:value-type="float" office:value="0.67369" calcext:value-type="float">
            <text:p>0.67369</text:p>
          </table:table-cell>
          <table:table-cell office:value-type="float" office:value="0.46738" calcext:value-type="float">
            <text:p>0.46738</text:p>
          </table:table-cell>
          <table:table-cell office:value-type="float" office:value="0.45934" calcext:value-type="float">
            <text:p>0.45934</text:p>
          </table:table-cell>
          <table:table-cell office:value-type="float" office:value="-0.01101" calcext:value-type="float">
            <text:p>-0.01101</text:p>
          </table:table-cell>
          <table:table-cell office:value-type="float" office:value="0.01712" calcext:value-type="float">
            <text:p>0.01712</text:p>
          </table:table-cell>
          <table:table-cell office:value-type="float" office:value="0.28154" calcext:value-type="float">
            <text:p>0.28154</text:p>
          </table:table-cell>
          <table:table-cell table:number-columns-repeated="5"/>
        </table:table-row>
        <table:table-row table:style-name="ro1">
          <table:table-cell office:value-type="float" office:value="1.40371530626214E+018" calcext:value-type="float">
            <text:p>1403715306262140000</text:p>
          </table:table-cell>
          <table:table-cell office:value-type="float" office:value="-1.45845" calcext:value-type="float">
            <text:p>-1.45845</text:p>
          </table:table-cell>
          <table:table-cell office:value-type="float" office:value="-2.12203" calcext:value-type="float">
            <text:p>-2.12203</text:p>
          </table:table-cell>
          <table:table-cell office:value-type="float" office:value="0.20355" calcext:value-type="float">
            <text:p>0.20355</text:p>
          </table:table-cell>
          <table:table-cell office:value-type="float" office:value="-0.35042" calcext:value-type="float">
            <text:p>-0.35042</text:p>
          </table:table-cell>
          <table:table-cell office:value-type="float" office:value="0.67651" calcext:value-type="float">
            <text:p>0.67651</text:p>
          </table:table-cell>
          <table:table-cell office:value-type="float" office:value="0.45776" calcext:value-type="float">
            <text:p>0.45776</text:p>
          </table:table-cell>
          <table:table-cell office:value-type="float" office:value="0.45824" calcext:value-type="float">
            <text:p>0.45824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0337" calcext:value-type="float">
            <text:p>0.00337</text:p>
          </table:table-cell>
          <table:table-cell office:value-type="float" office:value="0.26086" calcext:value-type="float">
            <text:p>0.26086</text:p>
          </table:table-cell>
          <table:table-cell table:number-columns-repeated="5"/>
        </table:table-row>
        <table:table-row table:style-name="ro1">
          <table:table-cell office:value-type="float" office:value="1.40371530636214E+018" calcext:value-type="float">
            <text:p>1403715306362140000</text:p>
          </table:table-cell>
          <table:table-cell office:value-type="float" office:value="-1.45312" calcext:value-type="float">
            <text:p>-1.45312</text:p>
          </table:table-cell>
          <table:table-cell office:value-type="float" office:value="-2.12434" calcext:value-type="float">
            <text:p>-2.12434</text:p>
          </table:table-cell>
          <table:table-cell office:value-type="float" office:value="0.22806" calcext:value-type="float">
            <text:p>0.22806</text:p>
          </table:table-cell>
          <table:table-cell office:value-type="float" office:value="-0.35948" calcext:value-type="float">
            <text:p>-0.35948</text:p>
          </table:table-cell>
          <table:table-cell office:value-type="float" office:value="0.68005" calcext:value-type="float">
            <text:p>0.68005</text:p>
          </table:table-cell>
          <table:table-cell office:value-type="float" office:value="0.44251" calcext:value-type="float">
            <text:p>0.44251</text:p>
          </table:table-cell>
          <table:table-cell office:value-type="float" office:value="0.46096" calcext:value-type="float">
            <text:p>0.46096</text:p>
          </table:table-cell>
          <table:table-cell office:value-type="float" office:value="0.08166" calcext:value-type="float">
            <text:p>0.08166</text:p>
          </table:table-cell>
          <table:table-cell office:value-type="float" office:value="-0.02206" calcext:value-type="float">
            <text:p>-0.02206</text:p>
          </table:table-cell>
          <table:table-cell office:value-type="float" office:value="0.25432" calcext:value-type="float">
            <text:p>0.25432</text:p>
          </table:table-cell>
          <table:table-cell table:number-columns-repeated="5"/>
        </table:table-row>
        <table:table-row table:style-name="ro1">
          <table:table-cell office:value-type="float" office:value="1.40371530646214E+018" calcext:value-type="float">
            <text:p>1403715306462140000</text:p>
          </table:table-cell>
          <table:table-cell office:value-type="float" office:value="-1.44216" calcext:value-type="float">
            <text:p>-1.44216</text:p>
          </table:table-cell>
          <table:table-cell office:value-type="float" office:value="-2.13167" calcext:value-type="float">
            <text:p>-2.13167</text:p>
          </table:table-cell>
          <table:table-cell office:value-type="float" office:value="0.25349" calcext:value-type="float">
            <text:p>0.25349</text:p>
          </table:table-cell>
          <table:table-cell office:value-type="float" office:value="-0.36367" calcext:value-type="float">
            <text:p>-0.36367</text:p>
          </table:table-cell>
          <table:table-cell office:value-type="float" office:value="0.68318" calcext:value-type="float">
            <text:p>0.68318</text:p>
          </table:table-cell>
          <table:table-cell office:value-type="float" office:value="0.42517" calcext:value-type="float">
            <text:p>0.42517</text:p>
          </table:table-cell>
          <table:table-cell office:value-type="float" office:value="0.46931" calcext:value-type="float">
            <text:p>0.46931</text:p>
          </table:table-cell>
          <table:table-cell office:value-type="float" office:value="0.15447" calcext:value-type="float">
            <text:p>0.15447</text:p>
          </table:table-cell>
          <table:table-cell office:value-type="float" office:value="-0.08809" calcext:value-type="float">
            <text:p>-0.08809</text:p>
          </table:table-cell>
          <table:table-cell office:value-type="float" office:value="0.24555" calcext:value-type="float">
            <text:p>0.24555</text:p>
          </table:table-cell>
          <table:table-cell table:number-columns-repeated="5"/>
        </table:table-row>
        <table:table-row table:style-name="ro1">
          <table:table-cell office:value-type="float" office:value="1.40371530656214E+018" calcext:value-type="float">
            <text:p>1403715306562140000</text:p>
          </table:table-cell>
          <table:table-cell office:value-type="float" office:value="-1.42437" calcext:value-type="float">
            <text:p>-1.42437</text:p>
          </table:table-cell>
          <table:table-cell office:value-type="float" office:value="-2.14598" calcext:value-type="float">
            <text:p>-2.14598</text:p>
          </table:table-cell>
          <table:table-cell office:value-type="float" office:value="0.27839" calcext:value-type="float">
            <text:p>0.27839</text:p>
          </table:table-cell>
          <table:table-cell office:value-type="float" office:value="-0.35773" calcext:value-type="float">
            <text:p>-0.35773</text:p>
          </table:table-cell>
          <table:table-cell office:value-type="float" office:value="0.68748" calcext:value-type="float">
            <text:p>0.68748</text:p>
          </table:table-cell>
          <table:table-cell office:value-type="float" office:value="0.40985" calcext:value-type="float">
            <text:p>0.40985</text:p>
          </table:table-cell>
          <table:table-cell office:value-type="float" office:value="0.48106" calcext:value-type="float">
            <text:p>0.48106</text:p>
          </table:table-cell>
          <table:table-cell office:value-type="float" office:value="0.21756" calcext:value-type="float">
            <text:p>0.21756</text:p>
          </table:table-cell>
          <table:table-cell office:value-type="float" office:value="-0.1666" calcext:value-type="float">
            <text:p>-0.1666</text:p>
          </table:table-cell>
          <table:table-cell office:value-type="float" office:value="0.24199" calcext:value-type="float">
            <text:p>0.24199</text:p>
          </table:table-cell>
          <table:table-cell table:number-columns-repeated="5"/>
        </table:table-row>
        <table:table-row table:style-name="ro1">
          <table:table-cell office:value-type="float" office:value="1.40371530666214E+018" calcext:value-type="float">
            <text:p>1403715306662140000</text:p>
          </table:table-cell>
          <table:table-cell office:value-type="float" office:value="-1.40107" calcext:value-type="float">
            <text:p>-1.40107</text:p>
          </table:table-cell>
          <table:table-cell office:value-type="float" office:value="-2.1683" calcext:value-type="float">
            <text:p>-2.1683</text:p>
          </table:table-cell>
          <table:table-cell office:value-type="float" office:value="0.30447" calcext:value-type="float">
            <text:p>0.30447</text:p>
          </table:table-cell>
          <table:table-cell office:value-type="float" office:value="-0.34773" calcext:value-type="float">
            <text:p>-0.34773</text:p>
          </table:table-cell>
          <table:table-cell office:value-type="float" office:value="0.6913" calcext:value-type="float">
            <text:p>0.6913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49704" calcext:value-type="float">
            <text:p>0.49704</text:p>
          </table:table-cell>
          <table:table-cell office:value-type="float" office:value="0.26601" calcext:value-type="float">
            <text:p>0.26601</text:p>
          </table:table-cell>
          <table:table-cell office:value-type="float" office:value="-0.25638" calcext:value-type="float">
            <text:p>-0.25638</text:p>
          </table:table-cell>
          <table:table-cell office:value-type="float" office:value="0.25526" calcext:value-type="float">
            <text:p>0.25526</text:p>
          </table:table-cell>
          <table:table-cell table:number-columns-repeated="5"/>
        </table:table-row>
        <table:table-row table:style-name="ro1">
          <table:table-cell office:value-type="float" office:value="1.40371530676214E+018" calcext:value-type="float">
            <text:p>1403715306762140000</text:p>
          </table:table-cell>
          <table:table-cell office:value-type="float" office:value="-1.3756" calcext:value-type="float">
            <text:p>-1.3756</text:p>
          </table:table-cell>
          <table:table-cell office:value-type="float" office:value="-2.20112" calcext:value-type="float">
            <text:p>-2.20112</text:p>
          </table:table-cell>
          <table:table-cell office:value-type="float" office:value="0.33107" calcext:value-type="float">
            <text:p>0.33107</text:p>
          </table:table-cell>
          <table:table-cell office:value-type="float" office:value="-0.32876" calcext:value-type="float">
            <text:p>-0.32876</text:p>
          </table:table-cell>
          <table:table-cell office:value-type="float" office:value="0.69502" calcext:value-type="float">
            <text:p>0.69502</text:p>
          </table:table-cell>
          <table:table-cell office:value-type="float" office:value="0.3784" calcext:value-type="float">
            <text:p>0.3784</text:p>
          </table:table-cell>
          <table:table-cell office:value-type="float" office:value="0.51544" calcext:value-type="float">
            <text:p>0.51544</text:p>
          </table:table-cell>
          <table:table-cell office:value-type="float" office:value="0.27323" calcext:value-type="float">
            <text:p>0.27323</text:p>
          </table:table-cell>
          <table:table-cell office:value-type="float" office:value="-0.36497" calcext:value-type="float">
            <text:p>-0.36497</text:p>
          </table:table-cell>
          <table:table-cell office:value-type="float" office:value="0.24848" calcext:value-type="float">
            <text:p>0.24848</text:p>
          </table:table-cell>
          <table:table-cell table:number-columns-repeated="5"/>
        </table:table-row>
        <table:table-row table:style-name="ro1">
          <table:table-cell office:value-type="float" office:value="1.40371530686214E+018" calcext:value-type="float">
            <text:p>1403715306862140000</text:p>
          </table:table-cell>
          <table:table-cell office:value-type="float" office:value="-1.35161" calcext:value-type="float">
            <text:p>-1.35161</text:p>
          </table:table-cell>
          <table:table-cell office:value-type="float" office:value="-2.24428" calcext:value-type="float">
            <text:p>-2.24428</text:p>
          </table:table-cell>
          <table:table-cell office:value-type="float" office:value="0.35774" calcext:value-type="float">
            <text:p>0.35774</text:p>
          </table:table-cell>
          <table:table-cell office:value-type="float" office:value="-0.30946" calcext:value-type="float">
            <text:p>-0.30946</text:p>
          </table:table-cell>
          <table:table-cell office:value-type="float" office:value="0.69661" calcext:value-type="float">
            <text:p>0.69661</text:p>
          </table:table-cell>
          <table:table-cell office:value-type="float" office:value="0.36133" calcext:value-type="float">
            <text:p>0.36133</text:p>
          </table:table-cell>
          <table:table-cell office:value-type="float" office:value="0.53703" calcext:value-type="float">
            <text:p>0.53703</text:p>
          </table:table-cell>
          <table:table-cell office:value-type="float" office:value="0.24666" calcext:value-type="float">
            <text:p>0.24666</text:p>
          </table:table-cell>
          <table:table-cell office:value-type="float" office:value="-0.4592" calcext:value-type="float">
            <text:p>-0.4592</text:p>
          </table:table-cell>
          <table:table-cell office:value-type="float" office:value="0.23327" calcext:value-type="float">
            <text:p>0.23327</text:p>
          </table:table-cell>
          <table:table-cell table:number-columns-repeated="5"/>
        </table:table-row>
        <table:table-row table:style-name="ro1">
          <table:table-cell office:value-type="float" office:value="1.40371530696214E+018" calcext:value-type="float">
            <text:p>1403715306962140000</text:p>
          </table:table-cell>
          <table:table-cell office:value-type="float" office:value="-1.33294" calcext:value-type="float">
            <text:p>-1.33294</text:p>
          </table:table-cell>
          <table:table-cell office:value-type="float" office:value="-2.29563" calcext:value-type="float">
            <text:p>-2.29563</text:p>
          </table:table-cell>
          <table:table-cell office:value-type="float" office:value="0.38129" calcext:value-type="float">
            <text:p>0.38129</text:p>
          </table:table-cell>
          <table:table-cell office:value-type="float" office:value="-0.28178" calcext:value-type="float">
            <text:p>-0.28178</text:p>
          </table:table-cell>
          <table:table-cell office:value-type="float" office:value="0.70029" calcext:value-type="float">
            <text:p>0.70029</text:p>
          </table:table-cell>
          <table:table-cell office:value-type="float" office:value="0.34796" calcext:value-type="float">
            <text:p>0.34796</text:p>
          </table:table-cell>
          <table:table-cell office:value-type="float" office:value="0.55598" calcext:value-type="float">
            <text:p>0.55598</text:p>
          </table:table-cell>
          <table:table-cell office:value-type="float" office:value="0.19103" calcext:value-type="float">
            <text:p>0.19103</text:p>
          </table:table-cell>
          <table:table-cell office:value-type="float" office:value="-0.53264" calcext:value-type="float">
            <text:p>-0.53264</text:p>
          </table:table-cell>
          <table:table-cell office:value-type="float" office:value="0.21249" calcext:value-type="float">
            <text:p>0.21249</text:p>
          </table:table-cell>
          <table:table-cell table:number-columns-repeated="5"/>
        </table:table-row>
        <table:table-row table:style-name="ro1">
          <table:table-cell office:value-type="float" office:value="1.40371530706214E+018" calcext:value-type="float">
            <text:p>1403715307062140000</text:p>
          </table:table-cell>
          <table:table-cell office:value-type="float" office:value="-1.32143" calcext:value-type="float">
            <text:p>-1.32143</text:p>
          </table:table-cell>
          <table:table-cell office:value-type="float" office:value="-2.35326" calcext:value-type="float">
            <text:p>-2.35326</text:p>
          </table:table-cell>
          <table:table-cell office:value-type="float" office:value="0.39876" calcext:value-type="float">
            <text:p>0.39876</text:p>
          </table:table-cell>
          <table:table-cell office:value-type="float" office:value="-0.24836" calcext:value-type="float">
            <text:p>-0.24836</text:p>
          </table:table-cell>
          <table:table-cell office:value-type="float" office:value="0.70676" calcext:value-type="float">
            <text:p>0.70676</text:p>
          </table:table-cell>
          <table:table-cell office:value-type="float" office:value="0.33734" calcext:value-type="float">
            <text:p>0.33734</text:p>
          </table:table-cell>
          <table:table-cell office:value-type="float" office:value="0.5701" calcext:value-type="float">
            <text:p>0.5701</text:p>
          </table:table-cell>
          <table:table-cell office:value-type="float" office:value="0.09398" calcext:value-type="float">
            <text:p>0.09398</text:p>
          </table:table-cell>
          <table:table-cell office:value-type="float" office:value="-0.59694" calcext:value-type="float">
            <text:p>-0.59694</text:p>
          </table:table-cell>
          <table:table-cell office:value-type="float" office:value="0.10247" calcext:value-type="float">
            <text:p>0.10247</text:p>
          </table:table-cell>
          <table:table-cell table:number-columns-repeated="5"/>
        </table:table-row>
        <table:table-row table:style-name="ro1">
          <table:table-cell office:value-type="float" office:value="1.40371530716214E+018" calcext:value-type="float">
            <text:p>1403715307162140000</text:p>
          </table:table-cell>
          <table:table-cell office:value-type="float" office:value="-1.31931" calcext:value-type="float">
            <text:p>-1.31931</text:p>
          </table:table-cell>
          <table:table-cell office:value-type="float" office:value="-2.41499" calcext:value-type="float">
            <text:p>-2.41499</text:p>
          </table:table-cell>
          <table:table-cell office:value-type="float" office:value="0.40211" calcext:value-type="float">
            <text:p>0.40211</text:p>
          </table:table-cell>
          <table:table-cell office:value-type="float" office:value="-0.2177" calcext:value-type="float">
            <text:p>-0.2177</text:p>
          </table:table-cell>
          <table:table-cell office:value-type="float" office:value="0.72032" calcext:value-type="float">
            <text:p>0.72032</text:p>
          </table:table-cell>
          <table:table-cell office:value-type="float" office:value="0.32539" calcext:value-type="float">
            <text:p>0.32539</text:p>
          </table:table-cell>
          <table:table-cell office:value-type="float" office:value="0.5726" calcext:value-type="float">
            <text:p>0.5726</text:p>
          </table:table-cell>
          <table:table-cell office:value-type="float" office:value="-0.00834" calcext:value-type="float">
            <text:p>-0.00834</text:p>
          </table:table-cell>
          <table:table-cell office:value-type="float" office:value="-0.61532" calcext:value-type="float">
            <text:p>-0.61532</text:p>
          </table:table-cell>
          <table:table-cell office:value-type="float" office:value="-0.05842" calcext:value-type="float">
            <text:p>-0.05842</text:p>
          </table:table-cell>
          <table:table-cell table:number-columns-repeated="5"/>
        </table:table-row>
        <table:table-row table:style-name="ro1">
          <table:table-cell office:value-type="float" office:value="1.40371530726214E+018" calcext:value-type="float">
            <text:p>1403715307262140000</text:p>
          </table:table-cell>
          <table:table-cell office:value-type="float" office:value="-1.32602" calcext:value-type="float">
            <text:p>-1.32602</text:p>
          </table:table-cell>
          <table:table-cell office:value-type="float" office:value="-2.4754" calcext:value-type="float">
            <text:p>-2.4754</text:p>
          </table:table-cell>
          <table:table-cell office:value-type="float" office:value="0.39462" calcext:value-type="float">
            <text:p>0.39462</text:p>
          </table:table-cell>
          <table:table-cell office:value-type="float" office:value="-0.18948" calcext:value-type="float">
            <text:p>-0.18948</text:p>
          </table:table-cell>
          <table:table-cell office:value-type="float" office:value="0.73464" calcext:value-type="float">
            <text:p>0.73464</text:p>
          </table:table-cell>
          <table:table-cell office:value-type="float" office:value="0.31264" calcext:value-type="float">
            <text:p>0.31264</text:p>
          </table:table-cell>
          <table:table-cell office:value-type="float" office:value="0.57154" calcext:value-type="float">
            <text:p>0.57154</text:p>
          </table:table-cell>
          <table:table-cell office:value-type="float" office:value="-0.10707" calcext:value-type="float">
            <text:p>-0.10707</text:p>
          </table:table-cell>
          <table:table-cell office:value-type="float" office:value="-0.58718" calcext:value-type="float">
            <text:p>-0.58718</text:p>
          </table:table-cell>
          <table:table-cell office:value-type="float" office:value="-0.15927" calcext:value-type="float">
            <text:p>-0.15927</text:p>
          </table:table-cell>
          <table:table-cell table:number-columns-repeated="5"/>
        </table:table-row>
        <table:table-row table:style-name="ro1">
          <table:table-cell office:value-type="float" office:value="1.40371530736214E+018" calcext:value-type="float">
            <text:p>1403715307362140000</text:p>
          </table:table-cell>
          <table:table-cell office:value-type="float" office:value="-1.34143" calcext:value-type="float">
            <text:p>-1.34143</text:p>
          </table:table-cell>
          <table:table-cell office:value-type="float" office:value="-2.53083" calcext:value-type="float">
            <text:p>-2.53083</text:p>
          </table:table-cell>
          <table:table-cell office:value-type="float" office:value="0.37711" calcext:value-type="float">
            <text:p>0.37711</text:p>
          </table:table-cell>
          <table:table-cell office:value-type="float" office:value="-0.16985" calcext:value-type="float">
            <text:p>-0.16985</text:p>
          </table:table-cell>
          <table:table-cell office:value-type="float" office:value="0.74967" calcext:value-type="float">
            <text:p>0.74967</text:p>
          </table:table-cell>
          <table:table-cell office:value-type="float" office:value="0.29513" calcext:value-type="float">
            <text:p>0.29513</text:p>
          </table:table-cell>
          <table:table-cell office:value-type="float" office:value="0.5675" calcext:value-type="float">
            <text:p>0.5675</text:p>
          </table:table-cell>
          <table:table-cell office:value-type="float" office:value="-0.19228" calcext:value-type="float">
            <text:p>-0.19228</text:p>
          </table:table-cell>
          <table:table-cell office:value-type="float" office:value="-0.52947" calcext:value-type="float">
            <text:p>-0.52947</text:p>
          </table:table-cell>
          <table:table-cell office:value-type="float" office:value="-0.22792" calcext:value-type="float">
            <text:p>-0.22792</text:p>
          </table:table-cell>
          <table:table-cell table:number-columns-repeated="5"/>
        </table:table-row>
        <table:table-row table:style-name="ro1">
          <table:table-cell office:value-type="float" office:value="1.40371530746214E+018" calcext:value-type="float">
            <text:p>1403715307462140000</text:p>
          </table:table-cell>
          <table:table-cell office:value-type="float" office:value="-1.36258" calcext:value-type="float">
            <text:p>-1.36258</text:p>
          </table:table-cell>
          <table:table-cell office:value-type="float" office:value="-2.57887" calcext:value-type="float">
            <text:p>-2.57887</text:p>
          </table:table-cell>
          <table:table-cell office:value-type="float" office:value="0.3549" calcext:value-type="float">
            <text:p>0.3549</text:p>
          </table:table-cell>
          <table:table-cell office:value-type="float" office:value="-0.16412" calcext:value-type="float">
            <text:p>-0.16412</text:p>
          </table:table-cell>
          <table:table-cell office:value-type="float" office:value="0.76748" calcext:value-type="float">
            <text:p>0.76748</text:p>
          </table:table-cell>
          <table:table-cell office:value-type="float" office:value="0.26958" calcext:value-type="float">
            <text:p>0.26958</text:p>
          </table:table-cell>
          <table:table-cell office:value-type="float" office:value="0.558" calcext:value-type="float">
            <text:p>0.558</text:p>
          </table:table-cell>
          <table:table-cell office:value-type="float" office:value="-0.25269" calcext:value-type="float">
            <text:p>-0.25269</text:p>
          </table:table-cell>
          <table:table-cell office:value-type="float" office:value="-0.46187" calcext:value-type="float">
            <text:p>-0.46187</text:p>
          </table:table-cell>
          <table:table-cell office:value-type="float" office:value="-0.22549" calcext:value-type="float">
            <text:p>-0.22549</text:p>
          </table:table-cell>
          <table:table-cell table:number-columns-repeated="5"/>
        </table:table-row>
        <table:table-row table:style-name="ro1">
          <table:table-cell office:value-type="float" office:value="1.40371530756214E+018" calcext:value-type="float">
            <text:p>1403715307562140000</text:p>
          </table:table-cell>
          <table:table-cell office:value-type="float" office:value="-1.38797" calcext:value-type="float">
            <text:p>-1.38797</text:p>
          </table:table-cell>
          <table:table-cell office:value-type="float" office:value="-2.62184" calcext:value-type="float">
            <text:p>-2.62184</text:p>
          </table:table-cell>
          <table:table-cell office:value-type="float" office:value="0.33207" calcext:value-type="float">
            <text:p>0.33207</text:p>
          </table:table-cell>
          <table:table-cell office:value-type="float" office:value="-0.15993" calcext:value-type="float">
            <text:p>-0.15993</text:p>
          </table:table-cell>
          <table:table-cell office:value-type="float" office:value="0.78138" calcext:value-type="float">
            <text:p>0.78138</text:p>
          </table:table-cell>
          <table:table-cell office:value-type="float" office:value="0.24453" calcext:value-type="float">
            <text:p>0.24453</text:p>
          </table:table-cell>
          <table:table-cell office:value-type="float" office:value="0.55143" calcext:value-type="float">
            <text:p>0.55143</text:p>
          </table:table-cell>
          <table:table-cell office:value-type="float" office:value="-0.26069" calcext:value-type="float">
            <text:p>-0.26069</text:p>
          </table:table-cell>
          <table:table-cell office:value-type="float" office:value="-0.40957" calcext:value-type="float">
            <text:p>-0.40957</text:p>
          </table:table-cell>
          <table:table-cell office:value-type="float" office:value="-0.22173" calcext:value-type="float">
            <text:p>-0.22173</text:p>
          </table:table-cell>
          <table:table-cell table:number-columns-repeated="5"/>
        </table:table-row>
        <table:table-row table:style-name="ro1">
          <table:table-cell office:value-type="float" office:value="1.40371530766214E+018" calcext:value-type="float">
            <text:p>1403715307662140000</text:p>
          </table:table-cell>
          <table:table-cell office:value-type="float" office:value="-1.41317" calcext:value-type="float">
            <text:p>-1.41317</text:p>
          </table:table-cell>
          <table:table-cell office:value-type="float" office:value="-2.66037" calcext:value-type="float">
            <text:p>-2.66037</text:p>
          </table:table-cell>
          <table:table-cell office:value-type="float" office:value="0.30949" calcext:value-type="float">
            <text:p>0.30949</text:p>
          </table:table-cell>
          <table:table-cell office:value-type="float" office:value="-0.15358" calcext:value-type="float">
            <text:p>-0.15358</text:p>
          </table:table-cell>
          <table:table-cell office:value-type="float" office:value="0.79157" calcext:value-type="float">
            <text:p>0.79157</text:p>
          </table:table-cell>
          <table:table-cell office:value-type="float" office:value="0.22092" calcext:value-type="float">
            <text:p>0.22092</text:p>
          </table:table-cell>
          <table:table-cell office:value-type="float" office:value="0.54865" calcext:value-type="float">
            <text:p>0.54865</text:p>
          </table:table-cell>
          <table:table-cell office:value-type="float" office:value="-0.24076" calcext:value-type="float">
            <text:p>-0.24076</text:p>
          </table:table-cell>
          <table:table-cell office:value-type="float" office:value="-0.38414" calcext:value-type="float">
            <text:p>-0.38414</text:p>
          </table:table-cell>
          <table:table-cell office:value-type="float" office:value="-0.21814" calcext:value-type="float">
            <text:p>-0.21814</text:p>
          </table:table-cell>
          <table:table-cell table:number-columns-repeated="5"/>
        </table:table-row>
        <table:table-row table:style-name="ro1">
          <table:table-cell office:value-type="float" office:value="1.40371530776214E+018" calcext:value-type="float">
            <text:p>1403715307762140000</text:p>
          </table:table-cell>
          <table:table-cell office:value-type="float" office:value="-1.43725" calcext:value-type="float">
            <text:p>-1.43725</text:p>
          </table:table-cell>
          <table:table-cell office:value-type="float" office:value="-2.69563" calcext:value-type="float">
            <text:p>-2.69563</text:p>
          </table:table-cell>
          <table:table-cell office:value-type="float" office:value="0.28523" calcext:value-type="float">
            <text:p>0.28523</text:p>
          </table:table-cell>
          <table:table-cell office:value-type="float" office:value="-0.1399" calcext:value-type="float">
            <text:p>-0.1399</text:p>
          </table:table-cell>
          <table:table-cell office:value-type="float" office:value="0.79977" calcext:value-type="float">
            <text:p>0.79977</text:p>
          </table:table-cell>
          <table:table-cell office:value-type="float" office:value="0.19985" calcext:value-type="float">
            <text:p>0.19985</text:p>
          </table:table-cell>
          <table:table-cell office:value-type="float" office:value="0.5485" calcext:value-type="float">
            <text:p>0.5485</text:p>
          </table:table-cell>
          <table:table-cell office:value-type="float" office:value="-0.21377" calcext:value-type="float">
            <text:p>-0.21377</text:p>
          </table:table-cell>
          <table:table-cell office:value-type="float" office:value="-0.36831" calcext:value-type="float">
            <text:p>-0.36831</text:p>
          </table:table-cell>
          <table:table-cell office:value-type="float" office:value="-0.23833" calcext:value-type="float">
            <text:p>-0.23833</text:p>
          </table:table-cell>
          <table:table-cell table:number-columns-repeated="5"/>
        </table:table-row>
        <table:table-row table:style-name="ro1">
          <table:table-cell office:value-type="float" office:value="1.40371530786214E+018" calcext:value-type="float">
            <text:p>1403715307862140000</text:p>
          </table:table-cell>
          <table:table-cell office:value-type="float" office:value="-1.45959" calcext:value-type="float">
            <text:p>-1.45959</text:p>
          </table:table-cell>
          <table:table-cell office:value-type="float" office:value="-2.72854" calcext:value-type="float">
            <text:p>-2.72854</text:p>
          </table:table-cell>
          <table:table-cell office:value-type="float" office:value="0.25991" calcext:value-type="float">
            <text:p>0.25991</text:p>
          </table:table-cell>
          <table:table-cell office:value-type="float" office:value="-0.12265" calcext:value-type="float">
            <text:p>-0.12265</text:p>
          </table:table-cell>
          <table:table-cell office:value-type="float" office:value="0.80599" calcext:value-type="float">
            <text:p>0.80599</text:p>
          </table:table-cell>
          <table:table-cell office:value-type="float" office:value="0.17929" calcext:value-type="float">
            <text:p>0.17929</text:p>
          </table:table-cell>
          <table:table-cell office:value-type="float" office:value="0.55063" calcext:value-type="float">
            <text:p>0.55063</text:p>
          </table:table-cell>
          <table:table-cell office:value-type="float" office:value="-0.18995" calcext:value-type="float">
            <text:p>-0.18995</text:p>
          </table:table-cell>
          <table:table-cell office:value-type="float" office:value="-0.34054" calcext:value-type="float">
            <text:p>-0.34054</text:p>
          </table:table-cell>
          <table:table-cell office:value-type="float" office:value="-0.24769" calcext:value-type="float">
            <text:p>-0.24769</text:p>
          </table:table-cell>
          <table:table-cell table:number-columns-repeated="5"/>
        </table:table-row>
        <table:table-row table:style-name="ro1">
          <table:table-cell office:value-type="float" office:value="1.40371530796214E+018" calcext:value-type="float">
            <text:p>1403715307962140000</text:p>
          </table:table-cell>
          <table:table-cell office:value-type="float" office:value="-1.48005" calcext:value-type="float">
            <text:p>-1.48005</text:p>
          </table:table-cell>
          <table:table-cell office:value-type="float" office:value="-2.7573" calcext:value-type="float">
            <text:p>-2.7573</text:p>
          </table:table-cell>
          <table:table-cell office:value-type="float" office:value="0.23469" calcext:value-type="float">
            <text:p>0.23469</text:p>
          </table:table-cell>
          <table:table-cell office:value-type="float" office:value="-0.10407" calcext:value-type="float">
            <text:p>-0.10407</text:p>
          </table:table-cell>
          <table:table-cell office:value-type="float" office:value="0.81089" calcext:value-type="float">
            <text:p>0.81089</text:p>
          </table:table-cell>
          <table:table-cell office:value-type="float" office:value="0.15964" calcext:value-type="float">
            <text:p>0.15964</text:p>
          </table:table-cell>
          <table:table-cell office:value-type="float" office:value="0.55329" calcext:value-type="float">
            <text:p>0.55329</text:p>
          </table:table-cell>
          <table:table-cell office:value-type="float" office:value="-0.16078" calcext:value-type="float">
            <text:p>-0.16078</text:p>
          </table:table-cell>
          <table:table-cell office:value-type="float" office:value="-0.29654" calcext:value-type="float">
            <text:p>-0.29654</text:p>
          </table:table-cell>
          <table:table-cell office:value-type="float" office:value="-0.24396" calcext:value-type="float">
            <text:p>-0.24396</text:p>
          </table:table-cell>
          <table:table-cell table:number-columns-repeated="5"/>
        </table:table-row>
        <table:table-row table:style-name="ro1">
          <table:table-cell office:value-type="float" office:value="1.40371530806214E+018" calcext:value-type="float">
            <text:p>1403715308062140000</text:p>
          </table:table-cell>
          <table:table-cell office:value-type="float" office:value="-1.49708" calcext:value-type="float">
            <text:p>-1.49708</text:p>
          </table:table-cell>
          <table:table-cell office:value-type="float" office:value="-2.78194" calcext:value-type="float">
            <text:p>-2.78194</text:p>
          </table:table-cell>
          <table:table-cell office:value-type="float" office:value="0.20997" calcext:value-type="float">
            <text:p>0.20997</text:p>
          </table:table-cell>
          <table:table-cell office:value-type="float" office:value="-0.0866" calcext:value-type="float">
            <text:p>-0.0866</text:p>
          </table:table-cell>
          <table:table-cell office:value-type="float" office:value="0.81426" calcext:value-type="float">
            <text:p>0.81426</text:p>
          </table:table-cell>
          <table:table-cell office:value-type="float" office:value="0.13924" calcext:value-type="float">
            <text:p>0.13924</text:p>
          </table:table-cell>
          <table:table-cell office:value-type="float" office:value="0.55686" calcext:value-type="float">
            <text:p>0.55686</text:p>
          </table:table-cell>
          <table:table-cell office:value-type="float" office:value="-0.13185" calcext:value-type="float">
            <text:p>-0.13185</text:p>
          </table:table-cell>
          <table:table-cell office:value-type="float" office:value="-0.25305" calcext:value-type="float">
            <text:p>-0.25305</text:p>
          </table:table-cell>
          <table:table-cell office:value-type="float" office:value="-0.23455" calcext:value-type="float">
            <text:p>-0.23455</text:p>
          </table:table-cell>
          <table:table-cell table:number-columns-repeated="5"/>
        </table:table-row>
        <table:table-row table:style-name="ro1">
          <table:table-cell office:value-type="float" office:value="1.40371530816214E+018" calcext:value-type="float">
            <text:p>1403715308162140000</text:p>
          </table:table-cell>
          <table:table-cell office:value-type="float" office:value="-1.51184" calcext:value-type="float">
            <text:p>-1.51184</text:p>
          </table:table-cell>
          <table:table-cell office:value-type="float" office:value="-2.80142" calcext:value-type="float">
            <text:p>-2.80142</text:p>
          </table:table-cell>
          <table:table-cell office:value-type="float" office:value="0.18705" calcext:value-type="float">
            <text:p>0.18705</text:p>
          </table:table-cell>
          <table:table-cell office:value-type="float" office:value="-0.07069" calcext:value-type="float">
            <text:p>-0.07069</text:p>
          </table:table-cell>
          <table:table-cell office:value-type="float" office:value="0.8171" calcext:value-type="float">
            <text:p>0.8171</text:p>
          </table:table-cell>
          <table:table-cell office:value-type="float" office:value="0.11986" calcext:value-type="float">
            <text:p>0.11986</text:p>
          </table:table-cell>
          <table:table-cell office:value-type="float" office:value="0.55945" calcext:value-type="float">
            <text:p>0.55945</text:p>
          </table:table-cell>
          <table:table-cell office:value-type="float" office:value="-0.10127" calcext:value-type="float">
            <text:p>-0.10127</text:p>
          </table:table-cell>
          <table:table-cell office:value-type="float" office:value="-0.20198" calcext:value-type="float">
            <text:p>-0.20198</text:p>
          </table:table-cell>
          <table:table-cell office:value-type="float" office:value="-0.21891" calcext:value-type="float">
            <text:p>-0.21891</text:p>
          </table:table-cell>
          <table:table-cell table:number-columns-repeated="5"/>
        </table:table-row>
        <table:table-row table:style-name="ro1">
          <table:table-cell office:value-type="float" office:value="1.40371530826214E+018" calcext:value-type="float">
            <text:p>1403715308262140000</text:p>
          </table:table-cell>
          <table:table-cell office:value-type="float" office:value="-1.52274" calcext:value-type="float">
            <text:p>-1.52274</text:p>
          </table:table-cell>
          <table:table-cell office:value-type="float" office:value="-2.81707" calcext:value-type="float">
            <text:p>-2.81707</text:p>
          </table:table-cell>
          <table:table-cell office:value-type="float" office:value="0.1637" calcext:value-type="float">
            <text:p>0.1637</text:p>
          </table:table-cell>
          <table:table-cell office:value-type="float" office:value="-0.05797" calcext:value-type="float">
            <text:p>-0.05797</text:p>
          </table:table-cell>
          <table:table-cell office:value-type="float" office:value="0.81889" calcext:value-type="float">
            <text:p>0.81889</text:p>
          </table:table-cell>
          <table:table-cell office:value-type="float" office:value="0.10337" calcext:value-type="float">
            <text:p>0.10337</text:p>
          </table:table-cell>
          <table:table-cell office:value-type="float" office:value="0.56158" calcext:value-type="float">
            <text:p>0.56158</text:p>
          </table:table-cell>
          <table:table-cell office:value-type="float" office:value="-0.08303" calcext:value-type="float">
            <text:p>-0.08303</text:p>
          </table:table-cell>
          <table:table-cell office:value-type="float" office:value="-0.15653" calcext:value-type="float">
            <text:p>-0.15653</text:p>
          </table:table-cell>
          <table:table-cell office:value-type="float" office:value="-0.22791" calcext:value-type="float">
            <text:p>-0.22791</text:p>
          </table:table-cell>
          <table:table-cell table:number-columns-repeated="5"/>
        </table:table-row>
        <table:table-row table:style-name="ro1">
          <table:table-cell office:value-type="float" office:value="1.40371530836214E+018" calcext:value-type="float">
            <text:p>1403715308362140000</text:p>
          </table:table-cell>
          <table:table-cell office:value-type="float" office:value="-1.53227" calcext:value-type="float">
            <text:p>-1.53227</text:p>
          </table:table-cell>
          <table:table-cell office:value-type="float" office:value="-2.82872" calcext:value-type="float">
            <text:p>-2.82872</text:p>
          </table:table-cell>
          <table:table-cell office:value-type="float" office:value="0.1412" calcext:value-type="float">
            <text:p>0.1412</text:p>
          </table:table-cell>
          <table:table-cell office:value-type="float" office:value="-0.04632" calcext:value-type="float">
            <text:p>-0.04632</text:p>
          </table:table-cell>
          <table:table-cell office:value-type="float" office:value="0.82005" calcext:value-type="float">
            <text:p>0.82005</text:p>
          </table:table-cell>
          <table:table-cell office:value-type="float" office:value="0.08791" calcext:value-type="float">
            <text:p>0.08791</text:p>
          </table:table-cell>
          <table:table-cell office:value-type="float" office:value="0.5636" calcext:value-type="float">
            <text:p>0.5636</text:p>
          </table:table-cell>
          <table:table-cell office:value-type="float" office:value="-0.06183" calcext:value-type="float">
            <text:p>-0.06183</text:p>
          </table:table-cell>
          <table:table-cell office:value-type="float" office:value="-0.10226" calcext:value-type="float">
            <text:p>-0.10226</text:p>
          </table:table-cell>
          <table:table-cell office:value-type="float" office:value="-0.21985" calcext:value-type="float">
            <text:p>-0.21985</text:p>
          </table:table-cell>
          <table:table-cell table:number-columns-repeated="5"/>
        </table:table-row>
        <table:table-row table:style-name="ro1">
          <table:table-cell office:value-type="float" office:value="1.40371530846214E+018" calcext:value-type="float">
            <text:p>1403715308462140000</text:p>
          </table:table-cell>
          <table:table-cell office:value-type="float" office:value="-1.53996" calcext:value-type="float">
            <text:p>-1.53996</text:p>
          </table:table-cell>
          <table:table-cell office:value-type="float" office:value="-2.8365" calcext:value-type="float">
            <text:p>-2.8365</text:p>
          </table:table-cell>
          <table:table-cell office:value-type="float" office:value="0.11851" calcext:value-type="float">
            <text:p>0.11851</text:p>
          </table:table-cell>
          <table:table-cell office:value-type="float" office:value="-0.04121" calcext:value-type="float">
            <text:p>-0.04121</text:p>
          </table:table-cell>
          <table:table-cell office:value-type="float" office:value="0.82131" calcext:value-type="float">
            <text:p>0.82131</text:p>
          </table:table-cell>
          <table:table-cell office:value-type="float" office:value="0.07387" calcext:value-type="float">
            <text:p>0.07387</text:p>
          </table:table-cell>
          <table:table-cell office:value-type="float" office:value="0.56418" calcext:value-type="float">
            <text:p>0.56418</text:p>
          </table:table-cell>
          <table:table-cell office:value-type="float" office:value="-0.04695" calcext:value-type="float">
            <text:p>-0.04695</text:p>
          </table:table-cell>
          <table:table-cell office:value-type="float" office:value="-0.05415" calcext:value-type="float">
            <text:p>-0.05415</text:p>
          </table:table-cell>
          <table:table-cell office:value-type="float" office:value="-0.21882" calcext:value-type="float">
            <text:p>-0.21882</text:p>
          </table:table-cell>
          <table:table-cell table:number-columns-repeated="5"/>
        </table:table-row>
        <table:table-row table:style-name="ro1">
          <table:table-cell office:value-type="float" office:value="1.40371530856214E+018" calcext:value-type="float">
            <text:p>1403715308562140000</text:p>
          </table:table-cell>
          <table:table-cell office:value-type="float" office:value="-1.54229" calcext:value-type="float">
            <text:p>-1.54229</text:p>
          </table:table-cell>
          <table:table-cell office:value-type="float" office:value="-2.83909" calcext:value-type="float">
            <text:p>-2.83909</text:p>
          </table:table-cell>
          <table:table-cell office:value-type="float" office:value="0.09895" calcext:value-type="float">
            <text:p>0.09895</text:p>
          </table:table-cell>
          <table:table-cell office:value-type="float" office:value="-0.04286" calcext:value-type="float">
            <text:p>-0.04286</text:p>
          </table:table-cell>
          <table:table-cell office:value-type="float" office:value="0.82186" calcext:value-type="float">
            <text:p>0.82186</text:p>
          </table:table-cell>
          <table:table-cell office:value-type="float" office:value="0.06253" calcext:value-type="float">
            <text:p>0.06253</text:p>
          </table:table-cell>
          <table:table-cell office:value-type="float" office:value="0.56463" calcext:value-type="float">
            <text:p>0.56463</text:p>
          </table:table-cell>
          <table:table-cell office:value-type="float" office:value="-0.01243" calcext:value-type="float">
            <text:p>-0.01243</text:p>
          </table:table-cell>
          <table:table-cell office:value-type="float" office:value="-0.01274" calcext:value-type="float">
            <text:p>-0.01274</text:p>
          </table:table-cell>
          <table:table-cell office:value-type="float" office:value="-0.14563" calcext:value-type="float">
            <text:p>-0.14563</text:p>
          </table:table-cell>
          <table:table-cell table:number-columns-repeated="5"/>
        </table:table-row>
        <table:table-row table:style-name="ro1">
          <table:table-cell office:value-type="float" office:value="1.40371530866214E+018" calcext:value-type="float">
            <text:p>1403715308662140000</text:p>
          </table:table-cell>
          <table:table-cell office:value-type="float" office:value="-1.538" calcext:value-type="float">
            <text:p>-1.538</text:p>
          </table:table-cell>
          <table:table-cell office:value-type="float" office:value="-2.83881" calcext:value-type="float">
            <text:p>-2.83881</text:p>
          </table:table-cell>
          <table:table-cell office:value-type="float" office:value="0.08959" calcext:value-type="float">
            <text:p>0.08959</text:p>
          </table:table-cell>
          <table:table-cell office:value-type="float" office:value="-0.04567" calcext:value-type="float">
            <text:p>-0.04567</text:p>
          </table:table-cell>
          <table:table-cell office:value-type="float" office:value="0.82252" calcext:value-type="float">
            <text:p>0.82252</text:p>
          </table:table-cell>
          <table:table-cell office:value-type="float" office:value="0.05587" calcext:value-type="float">
            <text:p>0.05587</text:p>
          </table:table-cell>
          <table:table-cell office:value-type="float" office:value="0.56414" calcext:value-type="float">
            <text:p>0.56414</text:p>
          </table:table-cell>
          <table:table-cell office:value-type="float" office:value="0.0442" calcext:value-type="float">
            <text:p>0.0442</text:p>
          </table:table-cell>
          <table:table-cell office:value-type="float" office:value="-0.00714" calcext:value-type="float">
            <text:p>-0.00714</text:p>
          </table:table-cell>
          <table:table-cell office:value-type="float" office:value="-0.04188" calcext:value-type="float">
            <text:p>-0.04188</text:p>
          </table:table-cell>
          <table:table-cell table:number-columns-repeated="5"/>
        </table:table-row>
        <table:table-row table:style-name="ro1">
          <table:table-cell office:value-type="float" office:value="1.40371530876214E+018" calcext:value-type="float">
            <text:p>1403715308762140000</text:p>
          </table:table-cell>
          <table:table-cell office:value-type="float" office:value="-1.52684" calcext:value-type="float">
            <text:p>-1.52684</text:p>
          </table:table-cell>
          <table:table-cell office:value-type="float" office:value="-2.83675" calcext:value-type="float">
            <text:p>-2.83675</text:p>
          </table:table-cell>
          <table:table-cell office:value-type="float" office:value="0.09124" calcext:value-type="float">
            <text:p>0.09124</text:p>
          </table:table-cell>
          <table:table-cell office:value-type="float" office:value="-0.04789" calcext:value-type="float">
            <text:p>-0.04789</text:p>
          </table:table-cell>
          <table:table-cell office:value-type="float" office:value="0.82357" calcext:value-type="float">
            <text:p>0.82357</text:p>
          </table:table-cell>
          <table:table-cell office:value-type="float" office:value="0.05238" calcext:value-type="float">
            <text:p>0.05238</text:p>
          </table:table-cell>
          <table:table-cell office:value-type="float" office:value="0.56276" calcext:value-type="float">
            <text:p>0.56276</text:p>
          </table:table-cell>
          <table:table-cell office:value-type="float" office:value="0.0931" calcext:value-type="float">
            <text:p>0.0931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5774" calcext:value-type="float">
            <text:p>0.05774</text:p>
          </table:table-cell>
          <table:table-cell table:number-columns-repeated="5"/>
        </table:table-row>
        <table:table-row table:style-name="ro1">
          <table:table-cell office:value-type="float" office:value="1.40371530886214E+018" calcext:value-type="float">
            <text:p>1403715308862140000</text:p>
          </table:table-cell>
          <table:table-cell office:value-type="float" office:value="-1.51092" calcext:value-type="float">
            <text:p>-1.51092</text:p>
          </table:table-cell>
          <table:table-cell office:value-type="float" office:value="-2.83396" calcext:value-type="float">
            <text:p>-2.83396</text:p>
          </table:table-cell>
          <table:table-cell office:value-type="float" office:value="0.10026" calcext:value-type="float">
            <text:p>0.10026</text:p>
          </table:table-cell>
          <table:table-cell office:value-type="float" office:value="-0.04958" calcext:value-type="float">
            <text:p>-0.04958</text:p>
          </table:table-cell>
          <table:table-cell office:value-type="float" office:value="0.82525" calcext:value-type="float">
            <text:p>0.82525</text:p>
          </table:table-cell>
          <table:table-cell office:value-type="float" office:value="0.05157" calcext:value-type="float">
            <text:p>0.05157</text:p>
          </table:table-cell>
          <table:table-cell office:value-type="float" office:value="0.56021" calcext:value-type="float">
            <text:p>0.56021</text:p>
          </table:table-cell>
          <table:table-cell office:value-type="float" office:value="0.14969" calcext:value-type="float">
            <text:p>0.14969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0.09835" calcext:value-type="float">
            <text:p>0.09835</text:p>
          </table:table-cell>
          <table:table-cell table:number-columns-repeated="5"/>
        </table:table-row>
        <table:table-row table:style-name="ro1">
          <table:table-cell office:value-type="float" office:value="1.40371530896214E+018" calcext:value-type="float">
            <text:p>1403715308962140000</text:p>
          </table:table-cell>
          <table:table-cell office:value-type="float" office:value="-1.49196" calcext:value-type="float">
            <text:p>-1.49196</text:p>
          </table:table-cell>
          <table:table-cell office:value-type="float" office:value="-2.83333" calcext:value-type="float">
            <text:p>-2.83333</text:p>
          </table:table-cell>
          <table:table-cell office:value-type="float" office:value="0.11012" calcext:value-type="float">
            <text:p>0.11012</text:p>
          </table:table-cell>
          <table:table-cell office:value-type="float" office:value="-0.05406" calcext:value-type="float">
            <text:p>-0.05406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05076" calcext:value-type="float">
            <text:p>0.05076</text:p>
          </table:table-cell>
          <table:table-cell office:value-type="float" office:value="0.55922" calcext:value-type="float">
            <text:p>0.55922</text:p>
          </table:table-cell>
          <table:table-cell office:value-type="float" office:value="0.2052" calcext:value-type="float">
            <text:p>0.2052</text:p>
          </table:table-cell>
          <table:table-cell office:value-type="float" office:value="-0.01206" calcext:value-type="float">
            <text:p>-0.01206</text:p>
          </table:table-cell>
          <table:table-cell office:value-type="float" office:value="0.09443" calcext:value-type="float">
            <text:p>0.09443</text:p>
          </table:table-cell>
          <table:table-cell table:number-columns-repeated="5"/>
        </table:table-row>
        <table:table-row table:style-name="ro1">
          <table:table-cell office:value-type="float" office:value="1.40371530906214E+018" calcext:value-type="float">
            <text:p>1403715309062140000</text:p>
          </table:table-cell>
          <table:table-cell office:value-type="float" office:value="-1.46813" calcext:value-type="float">
            <text:p>-1.46813</text:p>
          </table:table-cell>
          <table:table-cell office:value-type="float" office:value="-2.83406" calcext:value-type="float">
            <text:p>-2.83406</text:p>
          </table:table-cell>
          <table:table-cell office:value-type="float" office:value="0.11886" calcext:value-type="float">
            <text:p>0.11886</text:p>
          </table:table-cell>
          <table:table-cell office:value-type="float" office:value="-0.06121" calcext:value-type="float">
            <text:p>-0.06121</text:p>
          </table:table-cell>
          <table:table-cell office:value-type="float" office:value="0.82294" calcext:value-type="float">
            <text:p>0.82294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56254" calcext:value-type="float">
            <text:p>0.56254</text:p>
          </table:table-cell>
          <table:table-cell office:value-type="float" office:value="0.2535" calcext:value-type="float">
            <text:p>0.2535</text:p>
          </table:table-cell>
          <table:table-cell office:value-type="float" office:value="-0.02774" calcext:value-type="float">
            <text:p>-0.02774</text:p>
          </table:table-cell>
          <table:table-cell office:value-type="float" office:value="0.0861" calcext:value-type="float">
            <text:p>0.0861</text:p>
          </table:table-cell>
          <table:table-cell table:number-columns-repeated="5"/>
        </table:table-row>
        <table:table-row table:style-name="ro1">
          <table:table-cell office:value-type="float" office:value="1.40371530916214E+018" calcext:value-type="float">
            <text:p>1403715309162140000</text:p>
          </table:table-cell>
          <table:table-cell office:value-type="float" office:value="-1.44073" calcext:value-type="float">
            <text:p>-1.44073</text:p>
          </table:table-cell>
          <table:table-cell office:value-type="float" office:value="-2.83737" calcext:value-type="float">
            <text:p>-2.83737</text:p>
          </table:table-cell>
          <table:table-cell office:value-type="float" office:value="0.1259" calcext:value-type="float">
            <text:p>0.1259</text:p>
          </table:table-cell>
          <table:table-cell office:value-type="float" office:value="-0.06974" calcext:value-type="float">
            <text:p>-0.06974</text:p>
          </table:table-cell>
          <table:table-cell office:value-type="float" office:value="0.81987" calcext:value-type="float">
            <text:p>0.81987</text:p>
          </table:table-cell>
          <table:table-cell office:value-type="float" office:value="0.05141" calcext:value-type="float">
            <text:p>0.05141</text:p>
          </table:table-cell>
          <table:table-cell office:value-type="float" office:value="0.56596" calcext:value-type="float">
            <text:p>0.56596</text:p>
          </table:table-cell>
          <table:table-cell office:value-type="float" office:value="0.28026" calcext:value-type="float">
            <text:p>0.28026</text:p>
          </table:table-cell>
          <table:table-cell office:value-type="float" office:value="-0.04996" calcext:value-type="float">
            <text:p>-0.04996</text:p>
          </table:table-cell>
          <table:table-cell office:value-type="float" office:value="0.06449" calcext:value-type="float">
            <text:p>0.06449</text:p>
          </table:table-cell>
          <table:table-cell table:number-columns-repeated="5"/>
        </table:table-row>
        <table:table-row table:style-name="ro1">
          <table:table-cell office:value-type="float" office:value="1.40371530926214E+018" calcext:value-type="float">
            <text:p>1403715309262140000</text:p>
          </table:table-cell>
          <table:table-cell office:value-type="float" office:value="-1.41087" calcext:value-type="float">
            <text:p>-1.41087</text:p>
          </table:table-cell>
          <table:table-cell office:value-type="float" office:value="-2.84284" calcext:value-type="float">
            <text:p>-2.84284</text:p>
          </table:table-cell>
          <table:table-cell office:value-type="float" office:value="0.13188" calcext:value-type="float">
            <text:p>0.13188</text:p>
          </table:table-cell>
          <table:table-cell office:value-type="float" office:value="-0.08061" calcext:value-type="float">
            <text:p>-0.08061</text:p>
          </table:table-cell>
          <table:table-cell office:value-type="float" office:value="0.81171" calcext:value-type="float">
            <text:p>0.81171</text:p>
          </table:table-cell>
          <table:table-cell office:value-type="float" office:value="0.05142" calcext:value-type="float">
            <text:p>0.05142</text:p>
          </table:table-cell>
          <table:table-cell office:value-type="float" office:value="0.57618" calcext:value-type="float">
            <text:p>0.57618</text:p>
          </table:table-cell>
          <table:table-cell office:value-type="float" office:value="0.30096" calcext:value-type="float">
            <text:p>0.30096</text:p>
          </table:table-cell>
          <table:table-cell office:value-type="float" office:value="-0.09126" calcext:value-type="float">
            <text:p>-0.09126</text:p>
          </table:table-cell>
          <table:table-cell office:value-type="float" office:value="0.08477" calcext:value-type="float">
            <text:p>0.08477</text:p>
          </table:table-cell>
          <table:table-cell table:number-columns-repeated="5"/>
        </table:table-row>
        <table:table-row table:style-name="ro1">
          <table:table-cell office:value-type="float" office:value="1.40371530936214E+018" calcext:value-type="float">
            <text:p>1403715309362140000</text:p>
          </table:table-cell>
          <table:table-cell office:value-type="float" office:value="-1.38176" calcext:value-type="float">
            <text:p>-1.38176</text:p>
          </table:table-cell>
          <table:table-cell office:value-type="float" office:value="-2.85272" calcext:value-type="float">
            <text:p>-2.85272</text:p>
          </table:table-cell>
          <table:table-cell office:value-type="float" office:value="0.13726" calcext:value-type="float">
            <text:p>0.13726</text:p>
          </table:table-cell>
          <table:table-cell office:value-type="float" office:value="-0.0844" calcext:value-type="float">
            <text:p>-0.0844</text:p>
          </table:table-cell>
          <table:table-cell office:value-type="float" office:value="0.80493" calcext:value-type="float">
            <text:p>0.80493</text:p>
          </table:table-cell>
          <table:table-cell office:value-type="float" office:value="0.05668" calcext:value-type="float">
            <text:p>0.05668</text:p>
          </table:table-cell>
          <table:table-cell office:value-type="float" office:value="0.5846" calcext:value-type="float">
            <text:p>0.5846</text:p>
          </table:table-cell>
          <table:table-cell office:value-type="float" office:value="0.29088" calcext:value-type="float">
            <text:p>0.29088</text:p>
          </table:table-cell>
          <table:table-cell office:value-type="float" office:value="-0.14227" calcext:value-type="float">
            <text:p>-0.14227</text:p>
          </table:table-cell>
          <table:table-cell office:value-type="float" office:value="0.04948" calcext:value-type="float">
            <text:p>0.04948</text:p>
          </table:table-cell>
          <table:table-cell table:number-columns-repeated="5"/>
        </table:table-row>
        <table:table-row table:style-name="ro1">
          <table:table-cell office:value-type="float" office:value="1.40371530946214E+018" calcext:value-type="float">
            <text:p>1403715309462140000</text:p>
          </table:table-cell>
          <table:table-cell office:value-type="float" office:value="-1.35448" calcext:value-type="float">
            <text:p>-1.35448</text:p>
          </table:table-cell>
          <table:table-cell office:value-type="float" office:value="-2.86695" calcext:value-type="float">
            <text:p>-2.86695</text:p>
          </table:table-cell>
          <table:table-cell office:value-type="float" office:value="0.14169" calcext:value-type="float">
            <text:p>0.14169</text:p>
          </table:table-cell>
          <table:table-cell office:value-type="float" office:value="-0.07853" calcext:value-type="float">
            <text:p>-0.07853</text:p>
          </table:table-cell>
          <table:table-cell office:value-type="float" office:value="0.80447" calcext:value-type="float">
            <text:p>0.80447</text:p>
          </table:table-cell>
          <table:table-cell office:value-type="float" office:value="0.06798" calcext:value-type="float">
            <text:p>0.06798</text:p>
          </table:table-cell>
          <table:table-cell office:value-type="float" office:value="0.58484" calcext:value-type="float">
            <text:p>0.58484</text:p>
          </table:table-cell>
          <table:table-cell office:value-type="float" office:value="0.26664" calcext:value-type="float">
            <text:p>0.26664</text:p>
          </table:table-cell>
          <table:table-cell office:value-type="float" office:value="-0.18194" calcext:value-type="float">
            <text:p>-0.18194</text:p>
          </table:table-cell>
          <table:table-cell office:value-type="float" office:value="0.05732" calcext:value-type="float">
            <text:p>0.05732</text:p>
          </table:table-cell>
          <table:table-cell table:number-columns-repeated="5"/>
        </table:table-row>
        <table:table-row table:style-name="ro1">
          <table:table-cell office:value-type="float" office:value="1.40371530956214E+018" calcext:value-type="float">
            <text:p>1403715309562140000</text:p>
          </table:table-cell>
          <table:table-cell office:value-type="float" office:value="-1.32998" calcext:value-type="float">
            <text:p>-1.32998</text:p>
          </table:table-cell>
          <table:table-cell office:value-type="float" office:value="-2.88417" calcext:value-type="float">
            <text:p>-2.88417</text:p>
          </table:table-cell>
          <table:table-cell office:value-type="float" office:value="0.14758" calcext:value-type="float">
            <text:p>0.14758</text:p>
          </table:table-cell>
          <table:table-cell office:value-type="float" office:value="-0.07337" calcext:value-type="float">
            <text:p>-0.07337</text:p>
          </table:table-cell>
          <table:table-cell office:value-type="float" office:value="0.80479" calcext:value-type="float">
            <text:p>0.80479</text:p>
          </table:table-cell>
          <table:table-cell office:value-type="float" office:value="0.07784" calcext:value-type="float">
            <text:p>0.07784</text:p>
          </table:table-cell>
          <table:table-cell office:value-type="float" office:value="0.58385" calcext:value-type="float">
            <text:p>0.58385</text:p>
          </table:table-cell>
          <table:table-cell office:value-type="float" office:value="0.24157" calcext:value-type="float">
            <text:p>0.24157</text:p>
          </table:table-cell>
          <table:table-cell office:value-type="float" office:value="-0.18995" calcext:value-type="float">
            <text:p>-0.18995</text:p>
          </table:table-cell>
          <table:table-cell office:value-type="float" office:value="0.07764" calcext:value-type="float">
            <text:p>0.07764</text:p>
          </table:table-cell>
          <table:table-cell table:number-columns-repeated="5"/>
        </table:table-row>
        <table:table-row table:style-name="ro1">
          <table:table-cell office:value-type="float" office:value="1.40371530966214E+018" calcext:value-type="float">
            <text:p>1403715309662140000</text:p>
          </table:table-cell>
          <table:table-cell office:value-type="float" office:value="-1.30769" calcext:value-type="float">
            <text:p>-1.30769</text:p>
          </table:table-cell>
          <table:table-cell office:value-type="float" office:value="-2.9029" calcext:value-type="float">
            <text:p>-2.9029</text:p>
          </table:table-cell>
          <table:table-cell office:value-type="float" office:value="0.15556" calcext:value-type="float">
            <text:p>0.15556</text:p>
          </table:table-cell>
          <table:table-cell office:value-type="float" office:value="-0.07182" calcext:value-type="float">
            <text:p>-0.07182</text:p>
          </table:table-cell>
          <table:table-cell office:value-type="float" office:value="0.80487" calcext:value-type="float">
            <text:p>0.80487</text:p>
          </table:table-cell>
          <table:table-cell office:value-type="float" office:value="0.08435" calcext:value-type="float">
            <text:p>0.08435</text:p>
          </table:table-cell>
          <table:table-cell office:value-type="float" office:value="0.58302" calcext:value-type="float">
            <text:p>0.58302</text:p>
          </table:table-cell>
          <table:table-cell office:value-type="float" office:value="0.21104" calcext:value-type="float">
            <text:p>0.21104</text:p>
          </table:table-cell>
          <table:table-cell office:value-type="float" office:value="-0.18996" calcext:value-type="float">
            <text:p>-0.18996</text:p>
          </table:table-cell>
          <table:table-cell office:value-type="float" office:value="0.06285" calcext:value-type="float">
            <text:p>0.06285</text:p>
          </table:table-cell>
          <table:table-cell table:number-columns-repeated="5"/>
        </table:table-row>
        <table:table-row table:style-name="ro1">
          <table:table-cell office:value-type="float" office:value="1.40371530976214E+018" calcext:value-type="float">
            <text:p>1403715309762140000</text:p>
          </table:table-cell>
          <table:table-cell office:value-type="float" office:value="-1.28806" calcext:value-type="float">
            <text:p>-1.28806</text:p>
          </table:table-cell>
          <table:table-cell office:value-type="float" office:value="-2.92202" calcext:value-type="float">
            <text:p>-2.92202</text:p>
          </table:table-cell>
          <table:table-cell office:value-type="float" office:value="0.16156" calcext:value-type="float">
            <text:p>0.16156</text:p>
          </table:table-cell>
          <table:table-cell office:value-type="float" office:value="-0.0749" calcext:value-type="float">
            <text:p>-0.0749</text:p>
          </table:table-cell>
          <table:table-cell office:value-type="float" office:value="0.80594" calcext:value-type="float">
            <text:p>0.80594</text:p>
          </table:table-cell>
          <table:table-cell office:value-type="float" office:value="0.0871" calcext:value-type="float">
            <text:p>0.0871</text:p>
          </table:table-cell>
          <table:table-cell office:value-type="float" office:value="0.58075" calcext:value-type="float">
            <text:p>0.58075</text:p>
          </table:table-cell>
          <table:table-cell office:value-type="float" office:value="0.16998" calcext:value-type="float">
            <text:p>0.16998</text:p>
          </table:table-cell>
          <table:table-cell office:value-type="float" office:value="-0.18643" calcext:value-type="float">
            <text:p>-0.18643</text:p>
          </table:table-cell>
          <table:table-cell office:value-type="float" office:value="0.07817" calcext:value-type="float">
            <text:p>0.07817</text:p>
          </table:table-cell>
          <table:table-cell table:number-columns-repeated="5"/>
        </table:table-row>
        <table:table-row table:style-name="ro1">
          <table:table-cell office:value-type="float" office:value="1.40371530986214E+018" calcext:value-type="float">
            <text:p>1403715309862140000</text:p>
          </table:table-cell>
          <table:table-cell office:value-type="float" office:value="-1.27009" calcext:value-type="float">
            <text:p>-1.27009</text:p>
          </table:table-cell>
          <table:table-cell office:value-type="float" office:value="-2.94271" calcext:value-type="float">
            <text:p>-2.94271</text:p>
          </table:table-cell>
          <table:table-cell office:value-type="float" office:value="0.16734" calcext:value-type="float">
            <text:p>0.16734</text:p>
          </table:table-cell>
          <table:table-cell office:value-type="float" office:value="-0.08353" calcext:value-type="float">
            <text:p>-0.08353</text:p>
          </table:table-cell>
          <table:table-cell office:value-type="float" office:value="0.80794" calcext:value-type="float">
            <text:p>0.80794</text:p>
          </table:table-cell>
          <table:table-cell office:value-type="float" office:value="0.08567" calcext:value-type="float">
            <text:p>0.08567</text:p>
          </table:table-cell>
          <table:table-cell office:value-type="float" office:value="0.57699" calcext:value-type="float">
            <text:p>0.57699</text:p>
          </table:table-cell>
          <table:table-cell office:value-type="float" office:value="0.16119" calcext:value-type="float">
            <text:p>0.16119</text:p>
          </table:table-cell>
          <table:table-cell office:value-type="float" office:value="-0.19978" calcext:value-type="float">
            <text:p>-0.19978</text:p>
          </table:table-cell>
          <table:table-cell office:value-type="float" office:value="0.0595" calcext:value-type="float">
            <text:p>0.0595</text:p>
          </table:table-cell>
          <table:table-cell table:number-columns-repeated="5"/>
        </table:table-row>
        <table:table-row table:style-name="ro1">
          <table:table-cell office:value-type="float" office:value="1.40371530996214E+018" calcext:value-type="float">
            <text:p>1403715309962140000</text:p>
          </table:table-cell>
          <table:table-cell office:value-type="float" office:value="-1.25216" calcext:value-type="float">
            <text:p>-1.25216</text:p>
          </table:table-cell>
          <table:table-cell office:value-type="float" office:value="-2.96517" calcext:value-type="float">
            <text:p>-2.96517</text:p>
          </table:table-cell>
          <table:table-cell office:value-type="float" office:value="0.1704" calcext:value-type="float">
            <text:p>0.1704</text:p>
          </table:table-cell>
          <table:table-cell office:value-type="float" office:value="-0.09479" calcext:value-type="float">
            <text:p>-0.09479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08146" calcext:value-type="float">
            <text:p>0.08146</text:p>
          </table:table-cell>
          <table:table-cell office:value-type="float" office:value="0.57395" calcext:value-type="float">
            <text:p>0.57395</text:p>
          </table:table-cell>
          <table:table-cell office:value-type="float" office:value="0.15665" calcext:value-type="float">
            <text:p>0.15665</text:p>
          </table:table-cell>
          <table:table-cell office:value-type="float" office:value="-0.23454" calcext:value-type="float">
            <text:p>-0.23454</text:p>
          </table:table-cell>
          <table:table-cell office:value-type="float" office:value="0.02549" calcext:value-type="float">
            <text:p>0.02549</text:p>
          </table:table-cell>
          <table:table-cell table:number-columns-repeated="5"/>
        </table:table-row>
        <table:table-row table:style-name="ro1">
          <table:table-cell office:value-type="float" office:value="1.40371531006214E+018" calcext:value-type="float">
            <text:p>1403715310062140000</text:p>
          </table:table-cell>
          <table:table-cell office:value-type="float" office:value="-1.23392" calcext:value-type="float">
            <text:p>-1.23392</text:p>
          </table:table-cell>
          <table:table-cell office:value-type="float" office:value="-2.99136" calcext:value-type="float">
            <text:p>-2.99136</text:p>
          </table:table-cell>
          <table:table-cell office:value-type="float" office:value="0.17278" calcext:value-type="float">
            <text:p>0.17278</text:p>
          </table:table-cell>
          <table:table-cell office:value-type="float" office:value="-0.10191" calcext:value-type="float">
            <text:p>-0.10191</text:p>
          </table:table-cell>
          <table:table-cell office:value-type="float" office:value="0.80455" calcext:value-type="float">
            <text:p>0.80455</text:p>
          </table:table-cell>
          <table:table-cell office:value-type="float" office:value="0.07783" calcext:value-type="float">
            <text:p>0.07783</text:p>
          </table:table-cell>
          <table:table-cell office:value-type="float" office:value="0.57988" calcext:value-type="float">
            <text:p>0.57988</text:p>
          </table:table-cell>
          <table:table-cell office:value-type="float" office:value="0.186" calcext:value-type="float">
            <text:p>0.186</text:p>
          </table:table-cell>
          <table:table-cell office:value-type="float" office:value="-0.27775" calcext:value-type="float">
            <text:p>-0.27775</text:p>
          </table:table-cell>
          <table:table-cell office:value-type="float" office:value="0.01572" calcext:value-type="float">
            <text:p>0.01572</text:p>
          </table:table-cell>
          <table:table-cell table:number-columns-repeated="5"/>
        </table:table-row>
        <table:table-row table:style-name="ro1">
          <table:table-cell office:value-type="float" office:value="1.40371531016214E+018" calcext:value-type="float">
            <text:p>1403715310162140000</text:p>
          </table:table-cell>
          <table:table-cell office:value-type="float" office:value="-1.21713" calcext:value-type="float">
            <text:p>-1.21713</text:p>
          </table:table-cell>
          <table:table-cell office:value-type="float" office:value="-3.02295" calcext:value-type="float">
            <text:p>-3.02295</text:p>
          </table:table-cell>
          <table:table-cell office:value-type="float" office:value="0.17472" calcext:value-type="float">
            <text:p>0.17472</text:p>
          </table:table-cell>
          <table:table-cell office:value-type="float" office:value="-0.10033" calcext:value-type="float">
            <text:p>-0.10033</text:p>
          </table:table-cell>
          <table:table-cell office:value-type="float" office:value="0.79779" calcext:value-type="float">
            <text:p>0.79779</text:p>
          </table:table-cell>
          <table:table-cell office:value-type="float" office:value="0.07299" calcext:value-type="float">
            <text:p>0.07299</text:p>
          </table:table-cell>
          <table:table-cell office:value-type="float" office:value="0.59003" calcext:value-type="float">
            <text:p>0.59003</text:p>
          </table:table-cell>
          <table:table-cell office:value-type="float" office:value="0.1635" calcext:value-type="float">
            <text:p>0.1635</text:p>
          </table:table-cell>
          <table:table-cell office:value-type="float" office:value="-0.34562" calcext:value-type="float">
            <text:p>-0.34562</text:p>
          </table:table-cell>
          <table:table-cell office:value-type="float" office:value="0.00765" calcext:value-type="float">
            <text:p>0.00765</text:p>
          </table:table-cell>
          <table:table-cell table:number-columns-repeated="5"/>
        </table:table-row>
        <table:table-row table:style-name="ro1">
          <table:table-cell office:value-type="float" office:value="1.40371531026214E+018" calcext:value-type="float">
            <text:p>1403715310262140000</text:p>
          </table:table-cell>
          <table:table-cell office:value-type="float" office:value="-1.202" calcext:value-type="float">
            <text:p>-1.202</text:p>
          </table:table-cell>
          <table:table-cell office:value-type="float" office:value="-3.0607" calcext:value-type="float">
            <text:p>-3.0607</text:p>
          </table:table-cell>
          <table:table-cell office:value-type="float" office:value="0.1758" calcext:value-type="float">
            <text:p>0.1758</text:p>
          </table:table-cell>
          <table:table-cell office:value-type="float" office:value="-0.08728" calcext:value-type="float">
            <text:p>-0.08728</text:p>
          </table:table-cell>
          <table:table-cell office:value-type="float" office:value="0.79371" calcext:value-type="float">
            <text:p>0.79371</text:p>
          </table:table-cell>
          <table:table-cell office:value-type="float" office:value="0.06914" calcext:value-type="float">
            <text:p>0.06914</text:p>
          </table:table-cell>
          <table:table-cell office:value-type="float" office:value="0.59801" calcext:value-type="float">
            <text:p>0.59801</text:p>
          </table:table-cell>
          <table:table-cell office:value-type="float" office:value="0.12656" calcext:value-type="float">
            <text:p>0.12656</text:p>
          </table:table-cell>
          <table:table-cell office:value-type="float" office:value="-0.41356" calcext:value-type="float">
            <text:p>-0.41356</text:p>
          </table:table-cell>
          <table:table-cell office:value-type="float" office:value="0.02084" calcext:value-type="float">
            <text:p>0.02084</text:p>
          </table:table-cell>
          <table:table-cell table:number-columns-repeated="5"/>
        </table:table-row>
        <table:table-row table:style-name="ro1">
          <table:table-cell office:value-type="float" office:value="1.40371531036214E+018" calcext:value-type="float">
            <text:p>1403715310362140000</text:p>
          </table:table-cell>
          <table:table-cell office:value-type="float" office:value="-1.19488" calcext:value-type="float">
            <text:p>-1.19488</text:p>
          </table:table-cell>
          <table:table-cell office:value-type="float" office:value="-3.10292" calcext:value-type="float">
            <text:p>-3.10292</text:p>
          </table:table-cell>
          <table:table-cell office:value-type="float" office:value="0.18022" calcext:value-type="float">
            <text:p>0.18022</text:p>
          </table:table-cell>
          <table:table-cell office:value-type="float" office:value="-0.06753" calcext:value-type="float">
            <text:p>-0.06753</text:p>
          </table:table-cell>
          <table:table-cell office:value-type="float" office:value="0.79209" calcext:value-type="float">
            <text:p>0.79209</text:p>
          </table:table-cell>
          <table:table-cell office:value-type="float" office:value="0.06457" calcext:value-type="float">
            <text:p>0.06457</text:p>
          </table:table-cell>
          <table:table-cell office:value-type="float" office:value="0.60322" calcext:value-type="float">
            <text:p>0.60322</text:p>
          </table:table-cell>
          <table:table-cell office:value-type="float" office:value="0.04891" calcext:value-type="float">
            <text:p>0.04891</text:p>
          </table:table-cell>
          <table:table-cell office:value-type="float" office:value="-0.43903" calcext:value-type="float">
            <text:p>-0.43903</text:p>
          </table:table-cell>
          <table:table-cell office:value-type="float" office:value="0.05153" calcext:value-type="float">
            <text:p>0.05153</text:p>
          </table:table-cell>
          <table:table-cell table:number-columns-repeated="5"/>
        </table:table-row>
        <table:table-row table:style-name="ro1">
          <table:table-cell office:value-type="float" office:value="1.40371531046214E+018" calcext:value-type="float">
            <text:p>1403715310462140000</text:p>
          </table:table-cell>
          <table:table-cell office:value-type="float" office:value="-1.19706" calcext:value-type="float">
            <text:p>-1.19706</text:p>
          </table:table-cell>
          <table:table-cell office:value-type="float" office:value="-3.1462" calcext:value-type="float">
            <text:p>-3.1462</text:p>
          </table:table-cell>
          <table:table-cell office:value-type="float" office:value="0.18626" calcext:value-type="float">
            <text:p>0.18626</text:p>
          </table:table-cell>
          <table:table-cell office:value-type="float" office:value="-0.05022" calcext:value-type="float">
            <text:p>-0.05022</text:p>
          </table:table-cell>
          <table:table-cell office:value-type="float" office:value="0.79398" calcext:value-type="float">
            <text:p>0.79398</text:p>
          </table:table-cell>
          <table:table-cell office:value-type="float" office:value="0.05381" calcext:value-type="float">
            <text:p>0.05381</text:p>
          </table:table-cell>
          <table:table-cell office:value-type="float" office:value="0.60347" calcext:value-type="float">
            <text:p>0.60347</text:p>
          </table:table-cell>
          <table:table-cell office:value-type="float" office:value="-0.02108" calcext:value-type="float">
            <text:p>-0.02108</text:p>
          </table:table-cell>
          <table:table-cell office:value-type="float" office:value="-0.43599" calcext:value-type="float">
            <text:p>-0.43599</text:p>
          </table:table-cell>
          <table:table-cell office:value-type="float" office:value="0.03655" calcext:value-type="float">
            <text:p>0.03655</text:p>
          </table:table-cell>
          <table:table-cell table:number-columns-repeated="5"/>
        </table:table-row>
        <table:table-row table:style-name="ro1">
          <table:table-cell office:value-type="float" office:value="1.40371531056214E+018" calcext:value-type="float">
            <text:p>1403715310562140000</text:p>
          </table:table-cell>
          <table:table-cell office:value-type="float" office:value="-1.20423" calcext:value-type="float">
            <text:p>-1.20423</text:p>
          </table:table-cell>
          <table:table-cell office:value-type="float" office:value="-3.18918" calcext:value-type="float">
            <text:p>-3.18918</text:p>
          </table:table-cell>
          <table:table-cell office:value-type="float" office:value="0.19136" calcext:value-type="float">
            <text:p>0.19136</text:p>
          </table:table-cell>
          <table:table-cell office:value-type="float" office:value="-0.03673" calcext:value-type="float">
            <text:p>-0.03673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04285" calcext:value-type="float">
            <text:p>0.04285</text:p>
          </table:table-cell>
          <table:table-cell office:value-type="float" office:value="0.59693" calcext:value-type="float">
            <text:p>0.59693</text:p>
          </table:table-cell>
          <table:table-cell office:value-type="float" office:value="-0.07707" calcext:value-type="float">
            <text:p>-0.07707</text:p>
          </table:table-cell>
          <table:table-cell office:value-type="float" office:value="-0.41971" calcext:value-type="float">
            <text:p>-0.41971</text:p>
          </table:table-cell>
          <table:table-cell office:value-type="float" office:value="0.04484" calcext:value-type="float">
            <text:p>0.04484</text:p>
          </table:table-cell>
          <table:table-cell table:number-columns-repeated="5"/>
        </table:table-row>
        <table:table-row table:style-name="ro1">
          <table:table-cell office:value-type="float" office:value="1.40371531066214E+018" calcext:value-type="float">
            <text:p>1403715310662140000</text:p>
          </table:table-cell>
          <table:table-cell office:value-type="float" office:value="-1.21512" calcext:value-type="float">
            <text:p>-1.21512</text:p>
          </table:table-cell>
          <table:table-cell office:value-type="float" office:value="-3.22971" calcext:value-type="float">
            <text:p>-3.22971</text:p>
          </table:table-cell>
          <table:table-cell office:value-type="float" office:value="0.19735" calcext:value-type="float">
            <text:p>0.19735</text:p>
          </table:table-cell>
          <table:table-cell office:value-type="float" office:value="-0.02663" calcext:value-type="float">
            <text:p>-0.02663</text:p>
          </table:table-cell>
          <table:table-cell office:value-type="float" office:value="0.80833" calcext:value-type="float">
            <text:p>0.80833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58713" calcext:value-type="float">
            <text:p>0.58713</text:p>
          </table:table-cell>
          <table:table-cell office:value-type="float" office:value="-0.10816" calcext:value-type="float">
            <text:p>-0.10816</text:p>
          </table:table-cell>
          <table:table-cell office:value-type="float" office:value="-0.39582" calcext:value-type="float">
            <text:p>-0.39582</text:p>
          </table:table-cell>
          <table:table-cell office:value-type="float" office:value="0.05353" calcext:value-type="float">
            <text:p>0.05353</text:p>
          </table:table-cell>
          <table:table-cell table:number-columns-repeated="5"/>
        </table:table-row>
        <table:table-row table:style-name="ro1">
          <table:table-cell office:value-type="float" office:value="1.40371531076214E+018" calcext:value-type="float">
            <text:p>1403715310762140000</text:p>
          </table:table-cell>
          <table:table-cell office:value-type="float" office:value="-1.22665" calcext:value-type="float">
            <text:p>-1.22665</text:p>
          </table:table-cell>
          <table:table-cell office:value-type="float" office:value="-3.26774" calcext:value-type="float">
            <text:p>-3.26774</text:p>
          </table:table-cell>
          <table:table-cell office:value-type="float" office:value="0.20369" calcext:value-type="float">
            <text:p>0.20369</text:p>
          </table:table-cell>
          <table:table-cell office:value-type="float" office:value="-0.02024" calcext:value-type="float">
            <text:p>-0.02024</text:p>
          </table:table-cell>
          <table:table-cell office:value-type="float" office:value="0.81417" calcext:value-type="float">
            <text:p>0.81417</text:p>
          </table:table-cell>
          <table:table-cell office:value-type="float" office:value="0.02735" calcext:value-type="float">
            <text:p>0.02735</text:p>
          </table:table-cell>
          <table:table-cell office:value-type="float" office:value="0.57963" calcext:value-type="float">
            <text:p>0.57963</text:p>
          </table:table-cell>
          <table:table-cell office:value-type="float" office:value="-0.10874" calcext:value-type="float">
            <text:p>-0.10874</text:p>
          </table:table-cell>
          <table:table-cell office:value-type="float" office:value="-0.36297" calcext:value-type="float">
            <text:p>-0.36297</text:p>
          </table:table-cell>
          <table:table-cell office:value-type="float" office:value="0.06571" calcext:value-type="float">
            <text:p>0.06571</text:p>
          </table:table-cell>
          <table:table-cell table:number-columns-repeated="5"/>
        </table:table-row>
        <table:table-row table:style-name="ro1">
          <table:table-cell office:value-type="float" office:value="1.40371531086214E+018" calcext:value-type="float">
            <text:p>1403715310862140000</text:p>
          </table:table-cell>
          <table:table-cell office:value-type="float" office:value="-1.23732" calcext:value-type="float">
            <text:p>-1.23732</text:p>
          </table:table-cell>
          <table:table-cell office:value-type="float" office:value="-3.30279" calcext:value-type="float">
            <text:p>-3.30279</text:p>
          </table:table-cell>
          <table:table-cell office:value-type="float" office:value="0.20952" calcext:value-type="float">
            <text:p>0.20952</text:p>
          </table:table-cell>
          <table:table-cell office:value-type="float" office:value="-0.01747" calcext:value-type="float">
            <text:p>-0.01747</text:p>
          </table:table-cell>
          <table:table-cell office:value-type="float" office:value="0.8165" calcext:value-type="float">
            <text:p>0.8165</text:p>
          </table:table-cell>
          <table:table-cell office:value-type="float" office:value="0.02161" calcext:value-type="float">
            <text:p>0.02161</text:p>
          </table:table-cell>
          <table:table-cell office:value-type="float" office:value="0.57668" calcext:value-type="float">
            <text:p>0.57668</text:p>
          </table:table-cell>
          <table:table-cell office:value-type="float" office:value="-0.103" calcext:value-type="float">
            <text:p>-0.103</text:p>
          </table:table-cell>
          <table:table-cell office:value-type="float" office:value="-0.33967" calcext:value-type="float">
            <text:p>-0.33967</text:p>
          </table:table-cell>
          <table:table-cell office:value-type="float" office:value="0.0655" calcext:value-type="float">
            <text:p>0.0655</text:p>
          </table:table-cell>
          <table:table-cell table:number-columns-repeated="5"/>
        </table:table-row>
        <table:table-row table:style-name="ro1">
          <table:table-cell office:value-type="float" office:value="1.40371531096214E+018" calcext:value-type="float">
            <text:p>1403715310962140000</text:p>
          </table:table-cell>
          <table:table-cell office:value-type="float" office:value="-1.24664" calcext:value-type="float">
            <text:p>-1.24664</text:p>
          </table:table-cell>
          <table:table-cell office:value-type="float" office:value="-3.3362" calcext:value-type="float">
            <text:p>-3.3362</text:p>
          </table:table-cell>
          <table:table-cell office:value-type="float" office:value="0.21376" calcext:value-type="float">
            <text:p>0.21376</text:p>
          </table:table-cell>
          <table:table-cell office:value-type="float" office:value="-0.01667" calcext:value-type="float">
            <text:p>-0.01667</text:p>
          </table:table-cell>
          <table:table-cell office:value-type="float" office:value="0.81751" calcext:value-type="float">
            <text:p>0.81751</text:p>
          </table:table-cell>
          <table:table-cell office:value-type="float" office:value="0.01644" calcext:value-type="float">
            <text:p>0.01644</text:p>
          </table:table-cell>
          <table:table-cell office:value-type="float" office:value="0.57544" calcext:value-type="float">
            <text:p>0.57544</text:p>
          </table:table-cell>
          <table:table-cell office:value-type="float" office:value="-0.09459" calcext:value-type="float">
            <text:p>-0.09459</text:p>
          </table:table-cell>
          <table:table-cell office:value-type="float" office:value="-0.32255" calcext:value-type="float">
            <text:p>-0.32255</text:p>
          </table:table-cell>
          <table:table-cell office:value-type="float" office:value="0.07339" calcext:value-type="float">
            <text:p>0.07339</text:p>
          </table:table-cell>
          <table:table-cell table:number-columns-repeated="5"/>
        </table:table-row>
        <table:table-row table:style-name="ro1">
          <table:table-cell office:value-type="float" office:value="1.40371531106214E+018" calcext:value-type="float">
            <text:p>1403715311062140000</text:p>
          </table:table-cell>
          <table:table-cell office:value-type="float" office:value="-1.25411" calcext:value-type="float">
            <text:p>-1.25411</text:p>
          </table:table-cell>
          <table:table-cell office:value-type="float" office:value="-3.36775" calcext:value-type="float">
            <text:p>-3.36775</text:p>
          </table:table-cell>
          <table:table-cell office:value-type="float" office:value="0.21583" calcext:value-type="float">
            <text:p>0.21583</text:p>
          </table:table-cell>
          <table:table-cell office:value-type="float" office:value="-0.02066" calcext:value-type="float">
            <text:p>-0.02066</text:p>
          </table:table-cell>
          <table:table-cell office:value-type="float" office:value="0.82009" calcext:value-type="float">
            <text:p>0.82009</text:p>
          </table:table-cell>
          <table:table-cell office:value-type="float" office:value="0.00879" calcext:value-type="float">
            <text:p>0.00879</text:p>
          </table:table-cell>
          <table:table-cell office:value-type="float" office:value="0.5718" calcext:value-type="float">
            <text:p>0.5718</text:p>
          </table:table-cell>
          <table:table-cell office:value-type="float" office:value="-0.07713" calcext:value-type="float">
            <text:p>-0.07713</text:p>
          </table:table-cell>
          <table:table-cell office:value-type="float" office:value="-0.31042" calcext:value-type="float">
            <text:p>-0.31042</text:p>
          </table:table-cell>
          <table:table-cell office:value-type="float" office:value="0.04311" calcext:value-type="float">
            <text:p>0.04311</text:p>
          </table:table-cell>
          <table:table-cell table:number-columns-repeated="5"/>
        </table:table-row>
        <table:table-row table:style-name="ro1">
          <table:table-cell office:value-type="float" office:value="1.40371531116214E+018" calcext:value-type="float">
            <text:p>1403715311162140000</text:p>
          </table:table-cell>
          <table:table-cell office:value-type="float" office:value="-1.25776" calcext:value-type="float">
            <text:p>-1.25776</text:p>
          </table:table-cell>
          <table:table-cell office:value-type="float" office:value="-3.39861" calcext:value-type="float">
            <text:p>-3.39861</text:p>
          </table:table-cell>
          <table:table-cell office:value-type="float" office:value="0.21519" calcext:value-type="float">
            <text:p>0.21519</text:p>
          </table:table-cell>
          <table:table-cell office:value-type="float" office:value="-0.02444" calcext:value-type="float">
            <text:p>-0.02444</text:p>
          </table:table-cell>
          <table:table-cell office:value-type="float" office:value="0.82199" calcext:value-type="float">
            <text:p>0.82199</text:p>
          </table:table-cell>
          <table:table-cell office:value-type="float" office:value="0.00256" calcext:value-type="float">
            <text:p>0.00256</text:p>
          </table:table-cell>
          <table:table-cell office:value-type="float" office:value="0.56897" calcext:value-type="float">
            <text:p>0.56897</text:p>
          </table:table-cell>
          <table:table-cell office:value-type="float" office:value="-0.04036" calcext:value-type="float">
            <text:p>-0.04036</text:p>
          </table:table-cell>
          <table:table-cell office:value-type="float" office:value="-0.31077" calcext:value-type="float">
            <text:p>-0.31077</text:p>
          </table:table-cell>
          <table:table-cell office:value-type="float" office:value="0.02203" calcext:value-type="float">
            <text:p>0.02203</text:p>
          </table:table-cell>
          <table:table-cell table:number-columns-repeated="5"/>
        </table:table-row>
        <table:table-row table:style-name="ro1">
          <table:table-cell office:value-type="float" office:value="1.40371531126214E+018" calcext:value-type="float">
            <text:p>1403715311262140000</text:p>
          </table:table-cell>
          <table:table-cell office:value-type="float" office:value="-1.25903" calcext:value-type="float">
            <text:p>-1.25903</text:p>
          </table:table-cell>
          <table:table-cell office:value-type="float" office:value="-3.43098" calcext:value-type="float">
            <text:p>-3.43098</text:p>
          </table:table-cell>
          <table:table-cell office:value-type="float" office:value="0.21598" calcext:value-type="float">
            <text:p>0.21598</text:p>
          </table:table-cell>
          <table:table-cell office:value-type="float" office:value="-0.0283" calcext:value-type="float">
            <text:p>-0.0283</text:p>
          </table:table-cell>
          <table:table-cell office:value-type="float" office:value="0.82273" calcext:value-type="float">
            <text:p>0.82273</text:p>
          </table:table-cell>
          <table:table-cell office:value-type="float" office:value="-0.00316" calcext:value-type="float">
            <text:p>-0.00316</text:p>
          </table:table-cell>
          <table:table-cell office:value-type="float" office:value="0.56771" calcext:value-type="float">
            <text:p>0.56771</text:p>
          </table:table-cell>
          <table:table-cell office:value-type="float" office:value="-0.00213" calcext:value-type="float">
            <text:p>-0.00213</text:p>
          </table:table-cell>
          <table:table-cell office:value-type="float" office:value="-0.33178" calcext:value-type="float">
            <text:p>-0.33178</text:p>
          </table:table-cell>
          <table:table-cell office:value-type="float" office:value="0.01764" calcext:value-type="float">
            <text:p>0.01764</text:p>
          </table:table-cell>
          <table:table-cell table:number-columns-repeated="5"/>
        </table:table-row>
        <table:table-row table:style-name="ro1">
          <table:table-cell office:value-type="float" office:value="1.40371531136214E+018" calcext:value-type="float">
            <text:p>1403715311362140000</text:p>
          </table:table-cell>
          <table:table-cell office:value-type="float" office:value="-1.25561" calcext:value-type="float">
            <text:p>-1.25561</text:p>
          </table:table-cell>
          <table:table-cell office:value-type="float" office:value="-3.46462" calcext:value-type="float">
            <text:p>-3.46462</text:p>
          </table:table-cell>
          <table:table-cell office:value-type="float" office:value="0.21495" calcext:value-type="float">
            <text:p>0.21495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0.82394" calcext:value-type="float">
            <text:p>0.82394</text:p>
          </table:table-cell>
          <table:table-cell office:value-type="float" office:value="-0.00732" calcext:value-type="float">
            <text:p>-0.00732</text:p>
          </table:table-cell>
          <table:table-cell office:value-type="float" office:value="0.56576" calcext:value-type="float">
            <text:p>0.56576</text:p>
          </table:table-cell>
          <table:table-cell office:value-type="float" office:value="0.04127" calcext:value-type="float">
            <text:p>0.04127</text:p>
          </table:table-cell>
          <table:table-cell office:value-type="float" office:value="-0.35746" calcext:value-type="float">
            <text:p>-0.35746</text:p>
          </table:table-cell>
          <table:table-cell office:value-type="float" office:value="0.03377" calcext:value-type="float">
            <text:p>0.03377</text:p>
          </table:table-cell>
          <table:table-cell table:number-columns-repeated="5"/>
        </table:table-row>
        <table:table-row table:style-name="ro1">
          <table:table-cell office:value-type="float" office:value="1.40371531146214E+018" calcext:value-type="float">
            <text:p>1403715311462140000</text:p>
          </table:table-cell>
          <table:table-cell office:value-type="float" office:value="-1.25011" calcext:value-type="float">
            <text:p>-1.25011</text:p>
          </table:table-cell>
          <table:table-cell office:value-type="float" office:value="-3.50132" calcext:value-type="float">
            <text:p>-3.50132</text:p>
          </table:table-cell>
          <table:table-cell office:value-type="float" office:value="0.21948" calcext:value-type="float">
            <text:p>0.21948</text:p>
          </table:table-cell>
          <table:table-cell office:value-type="float" office:value="-0.02605" calcext:value-type="float">
            <text:p>-0.02605</text:p>
          </table:table-cell>
          <table:table-cell office:value-type="float" office:value="0.82518" calcext:value-type="float">
            <text:p>0.82518</text:p>
          </table:table-cell>
          <table:table-cell office:value-type="float" office:value="-0.00576" calcext:value-type="float">
            <text:p>-0.00576</text:p>
          </table:table-cell>
          <table:table-cell office:value-type="float" office:value="0.56424" calcext:value-type="float">
            <text:p>0.56424</text:p>
          </table:table-cell>
          <table:table-cell office:value-type="float" office:value="0.07963" calcext:value-type="float">
            <text:p>0.07963</text:p>
          </table:table-cell>
          <table:table-cell office:value-type="float" office:value="-0.39031" calcext:value-type="float">
            <text:p>-0.39031</text:p>
          </table:table-cell>
          <table:table-cell office:value-type="float" office:value="0.05677" calcext:value-type="float">
            <text:p>0.05677</text:p>
          </table:table-cell>
          <table:table-cell table:number-columns-repeated="5"/>
        </table:table-row>
        <table:table-row table:style-name="ro1">
          <table:table-cell office:value-type="float" office:value="1.40371531156214E+018" calcext:value-type="float">
            <text:p>1403715311562140000</text:p>
          </table:table-cell>
          <table:table-cell office:value-type="float" office:value="-1.24029" calcext:value-type="float">
            <text:p>-1.24029</text:p>
          </table:table-cell>
          <table:table-cell office:value-type="float" office:value="-3.53894" calcext:value-type="float">
            <text:p>-3.53894</text:p>
          </table:table-cell>
          <table:table-cell office:value-type="float" office:value="0.22319" calcext:value-type="float">
            <text:p>0.22319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0.82533" calcext:value-type="float">
            <text:p>0.82533</text:p>
          </table:table-cell>
          <table:table-cell office:value-type="float" office:value="-0.00204" calcext:value-type="float">
            <text:p>-0.00204</text:p>
          </table:table-cell>
          <table:table-cell office:value-type="float" office:value="0.5644" calcext:value-type="float">
            <text:p>0.5644</text:p>
          </table:table-cell>
          <table:table-cell office:value-type="float" office:value="0.11551" calcext:value-type="float">
            <text:p>0.11551</text:p>
          </table:table-cell>
          <table:table-cell office:value-type="float" office:value="-0.40151" calcext:value-type="float">
            <text:p>-0.40151</text:p>
          </table:table-cell>
          <table:table-cell office:value-type="float" office:value="0.06177" calcext:value-type="float">
            <text:p>0.06177</text:p>
          </table:table-cell>
          <table:table-cell table:number-columns-repeated="5"/>
        </table:table-row>
        <table:table-row table:style-name="ro1">
          <table:table-cell office:value-type="float" office:value="1.40371531166214E+018" calcext:value-type="float">
            <text:p>1403715311662140000</text:p>
          </table:table-cell>
          <table:table-cell office:value-type="float" office:value="-1.22667" calcext:value-type="float">
            <text:p>-1.22667</text:p>
          </table:table-cell>
          <table:table-cell office:value-type="float" office:value="-3.57726" calcext:value-type="float">
            <text:p>-3.57726</text:p>
          </table:table-cell>
          <table:table-cell office:value-type="float" office:value="0.22767" calcext:value-type="float">
            <text:p>0.22767</text:p>
          </table:table-cell>
          <table:table-cell office:value-type="float" office:value="-0.01116" calcext:value-type="float">
            <text:p>-0.01116</text:p>
          </table:table-cell>
          <table:table-cell office:value-type="float" office:value="0.8244" calcext:value-type="float">
            <text:p>0.8244</text:p>
          </table:table-cell>
          <table:table-cell office:value-type="float" office:value="-0.00045" calcext:value-type="float">
            <text:p>-0.00045</text:p>
          </table:table-cell>
          <table:table-cell office:value-type="float" office:value="0.5659" calcext:value-type="float">
            <text:p>0.5659</text:p>
          </table:table-cell>
          <table:table-cell office:value-type="float" office:value="0.14604" calcext:value-type="float">
            <text:p>0.14604</text:p>
          </table:table-cell>
          <table:table-cell office:value-type="float" office:value="-0.39971" calcext:value-type="float">
            <text:p>-0.39971</text:p>
          </table:table-cell>
          <table:table-cell office:value-type="float" office:value="0.06203" calcext:value-type="float">
            <text:p>0.06203</text:p>
          </table:table-cell>
          <table:table-cell table:number-columns-repeated="5"/>
        </table:table-row>
        <table:table-row table:style-name="ro1">
          <table:table-cell office:value-type="float" office:value="1.40371531176214E+018" calcext:value-type="float">
            <text:p>1403715311762140000</text:p>
          </table:table-cell>
          <table:table-cell office:value-type="float" office:value="-1.21" calcext:value-type="float">
            <text:p>-1.21</text:p>
          </table:table-cell>
          <table:table-cell office:value-type="float" office:value="-3.61575" calcext:value-type="float">
            <text:p>-3.61575</text:p>
          </table:table-cell>
          <table:table-cell office:value-type="float" office:value="0.23158" calcext:value-type="float">
            <text:p>0.23158</text:p>
          </table:table-cell>
          <table:table-cell office:value-type="float" office:value="-0.01177" calcext:value-type="float">
            <text:p>-0.01177</text:p>
          </table:table-cell>
          <table:table-cell office:value-type="float" office:value="0.8234" calcext:value-type="float">
            <text:p>0.8234</text:p>
          </table:table-cell>
          <table:table-cell office:value-type="float" office:value="-0.00293" calcext:value-type="float">
            <text:p>-0.00293</text:p>
          </table:table-cell>
          <table:table-cell office:value-type="float" office:value="0.56733" calcext:value-type="float">
            <text:p>0.56733</text:p>
          </table:table-cell>
          <table:table-cell office:value-type="float" office:value="0.1769" calcext:value-type="float">
            <text:p>0.1769</text:p>
          </table:table-cell>
          <table:table-cell office:value-type="float" office:value="-0.39377" calcext:value-type="float">
            <text:p>-0.39377</text:p>
          </table:table-cell>
          <table:table-cell office:value-type="float" office:value="0.0518" calcext:value-type="float">
            <text:p>0.0518</text:p>
          </table:table-cell>
          <table:table-cell table:number-columns-repeated="5"/>
        </table:table-row>
        <table:table-row table:style-name="ro1">
          <table:table-cell office:value-type="float" office:value="1.40371531186214E+018" calcext:value-type="float">
            <text:p>1403715311862140000</text:p>
          </table:table-cell>
          <table:table-cell office:value-type="float" office:value="-1.18992" calcext:value-type="float">
            <text:p>-1.18992</text:p>
          </table:table-cell>
          <table:table-cell office:value-type="float" office:value="-3.65534" calcext:value-type="float">
            <text:p>-3.65534</text:p>
          </table:table-cell>
          <table:table-cell office:value-type="float" office:value="0.23518" calcext:value-type="float">
            <text:p>0.23518</text:p>
          </table:table-cell>
          <table:table-cell office:value-type="float" office:value="-0.01446" calcext:value-type="float">
            <text:p>-0.01446</text:p>
          </table:table-cell>
          <table:table-cell office:value-type="float" office:value="0.82233" calcext:value-type="float">
            <text:p>0.82233</text:p>
          </table:table-cell>
          <table:table-cell office:value-type="float" office:value="-0.00809" calcext:value-type="float">
            <text:p>-0.00809</text:p>
          </table:table-cell>
          <table:table-cell office:value-type="float" office:value="0.56877" calcext:value-type="float">
            <text:p>0.56877</text:p>
          </table:table-cell>
          <table:table-cell office:value-type="float" office:value="0.21212" calcext:value-type="float">
            <text:p>0.21212</text:p>
          </table:table-cell>
          <table:table-cell office:value-type="float" office:value="-0.39678" calcext:value-type="float">
            <text:p>-0.39678</text:p>
          </table:table-cell>
          <table:table-cell office:value-type="float" office:value="0.05758" calcext:value-type="float">
            <text:p>0.05758</text:p>
          </table:table-cell>
          <table:table-cell table:number-columns-repeated="5"/>
        </table:table-row>
        <table:table-row table:style-name="ro1">
          <table:table-cell office:value-type="float" office:value="1.40371531196214E+018" calcext:value-type="float">
            <text:p>1403715311962140000</text:p>
          </table:table-cell>
          <table:table-cell office:value-type="float" office:value="-1.16803" calcext:value-type="float">
            <text:p>-1.16803</text:p>
          </table:table-cell>
          <table:table-cell office:value-type="float" office:value="-3.69519" calcext:value-type="float">
            <text:p>-3.69519</text:p>
          </table:table-cell>
          <table:table-cell office:value-type="float" office:value="0.2387" calcext:value-type="float">
            <text:p>0.2387</text:p>
          </table:table-cell>
          <table:table-cell office:value-type="float" office:value="-0.01235" calcext:value-type="float">
            <text:p>-0.01235</text:p>
          </table:table-cell>
          <table:table-cell office:value-type="float" office:value="0.82124" calcext:value-type="float">
            <text:p>0.82124</text:p>
          </table:table-cell>
          <table:table-cell office:value-type="float" office:value="-0.01094" calcext:value-type="float">
            <text:p>-0.01094</text:p>
          </table:table-cell>
          <table:table-cell office:value-type="float" office:value="0.57034" calcext:value-type="float">
            <text:p>0.57034</text:p>
          </table:table-cell>
          <table:table-cell office:value-type="float" office:value="0.24035" calcext:value-type="float">
            <text:p>0.24035</text:p>
          </table:table-cell>
          <table:table-cell office:value-type="float" office:value="-0.40311" calcext:value-type="float">
            <text:p>-0.40311</text:p>
          </table:table-cell>
          <table:table-cell office:value-type="float" office:value="0.0545" calcext:value-type="float">
            <text:p>0.0545</text:p>
          </table:table-cell>
          <table:table-cell table:number-columns-repeated="5"/>
        </table:table-row>
        <table:table-row table:style-name="ro1">
          <table:table-cell office:value-type="float" office:value="1.40371531206214E+018" calcext:value-type="float">
            <text:p>1403715312062140000</text:p>
          </table:table-cell>
          <table:table-cell office:value-type="float" office:value="-1.14323" calcext:value-type="float">
            <text:p>-1.14323</text:p>
          </table:table-cell>
          <table:table-cell office:value-type="float" office:value="-3.73516" calcext:value-type="float">
            <text:p>-3.73516</text:p>
          </table:table-cell>
          <table:table-cell office:value-type="float" office:value="0.24207" calcext:value-type="float">
            <text:p>0.24207</text:p>
          </table:table-cell>
          <table:table-cell office:value-type="float" office:value="-0.00455" calcext:value-type="float">
            <text:p>-0.00455</text:p>
          </table:table-cell>
          <table:table-cell office:value-type="float" office:value="0.82153" calcext:value-type="float">
            <text:p>0.82153</text:p>
          </table:table-cell>
          <table:table-cell office:value-type="float" office:value="-0.01013" calcext:value-type="float">
            <text:p>-0.01013</text:p>
          </table:table-cell>
          <table:table-cell office:value-type="float" office:value="0.57006" calcext:value-type="float">
            <text:p>0.57006</text:p>
          </table:table-cell>
          <table:table-cell office:value-type="float" office:value="0.27178" calcext:value-type="float">
            <text:p>0.27178</text:p>
          </table:table-cell>
          <table:table-cell office:value-type="float" office:value="-0.40492" calcext:value-type="float">
            <text:p>-0.40492</text:p>
          </table:table-cell>
          <table:table-cell office:value-type="float" office:value="0.04474" calcext:value-type="float">
            <text:p>0.04474</text:p>
          </table:table-cell>
          <table:table-cell table:number-columns-repeated="5"/>
        </table:table-row>
        <table:table-row table:style-name="ro1">
          <table:table-cell office:value-type="float" office:value="1.40371531216214E+018" calcext:value-type="float">
            <text:p>1403715312162140000</text:p>
          </table:table-cell>
          <table:table-cell office:value-type="float" office:value="-1.11663" calcext:value-type="float">
            <text:p>-1.11663</text:p>
          </table:table-cell>
          <table:table-cell office:value-type="float" office:value="-3.77461" calcext:value-type="float">
            <text:p>-3.77461</text:p>
          </table:table-cell>
          <table:table-cell office:value-type="float" office:value="0.2463" calcext:value-type="float">
            <text:p>0.2463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82038" calcext:value-type="float">
            <text:p>0.82038</text:p>
          </table:table-cell>
          <table:table-cell office:value-type="float" office:value="-0.01033" calcext:value-type="float">
            <text:p>-0.01033</text:p>
          </table:table-cell>
          <table:table-cell office:value-type="float" office:value="0.57172" calcext:value-type="float">
            <text:p>0.57172</text:p>
          </table:table-cell>
          <table:table-cell office:value-type="float" office:value="0.27894" calcext:value-type="float">
            <text:p>0.27894</text:p>
          </table:table-cell>
          <table:table-cell office:value-type="float" office:value="-0.38986" calcext:value-type="float">
            <text:p>-0.38986</text:p>
          </table:table-cell>
          <table:table-cell office:value-type="float" office:value="0.04451" calcext:value-type="float">
            <text:p>0.04451</text:p>
          </table:table-cell>
          <table:table-cell table:number-columns-repeated="5"/>
        </table:table-row>
        <table:table-row table:style-name="ro1">
          <table:table-cell office:value-type="float" office:value="1.40371531226214E+018" calcext:value-type="float">
            <text:p>1403715312262140000</text:p>
          </table:table-cell>
          <table:table-cell office:value-type="float" office:value="-1.08843" calcext:value-type="float">
            <text:p>-1.08843</text:p>
          </table:table-cell>
          <table:table-cell office:value-type="float" office:value="-3.81244" calcext:value-type="float">
            <text:p>-3.81244</text:p>
          </table:table-cell>
          <table:table-cell office:value-type="float" office:value="0.25119" calcext:value-type="float">
            <text:p>0.25119</text:p>
          </table:table-cell>
          <table:table-cell office:value-type="float" office:value="0.00499" calcext:value-type="float">
            <text:p>0.00499</text:p>
          </table:table-cell>
          <table:table-cell office:value-type="float" office:value="0.82023" calcext:value-type="float">
            <text:p>0.82023</text:p>
          </table:table-cell>
          <table:table-cell office:value-type="float" office:value="-0.01196" calcext:value-type="float">
            <text:p>-0.01196</text:p>
          </table:table-cell>
          <table:table-cell office:value-type="float" office:value="0.57189" calcext:value-type="float">
            <text:p>0.57189</text:p>
          </table:table-cell>
          <table:table-cell office:value-type="float" office:value="0.29455" calcext:value-type="float">
            <text:p>0.29455</text:p>
          </table:table-cell>
          <table:table-cell office:value-type="float" office:value="-0.3783" calcext:value-type="float">
            <text:p>-0.3783</text:p>
          </table:table-cell>
          <table:table-cell office:value-type="float" office:value="0.05211" calcext:value-type="float">
            <text:p>0.05211</text:p>
          </table:table-cell>
          <table:table-cell table:number-columns-repeated="5"/>
        </table:table-row>
        <table:table-row table:style-name="ro1">
          <table:table-cell office:value-type="float" office:value="1.40371531236214E+018" calcext:value-type="float">
            <text:p>1403715312362140000</text:p>
          </table:table-cell>
          <table:table-cell office:value-type="float" office:value="-1.05811" calcext:value-type="float">
            <text:p>-1.05811</text:p>
          </table:table-cell>
          <table:table-cell office:value-type="float" office:value="-3.84993" calcext:value-type="float">
            <text:p>-3.84993</text:p>
          </table:table-cell>
          <table:table-cell office:value-type="float" office:value="0.25539" calcext:value-type="float">
            <text:p>0.25539</text:p>
          </table:table-cell>
          <table:table-cell office:value-type="float" office:value="0.00282" calcext:value-type="float">
            <text:p>0.00282</text:p>
          </table:table-cell>
          <table:table-cell office:value-type="float" office:value="0.82021" calcext:value-type="float">
            <text:p>0.82021</text:p>
          </table:table-cell>
          <table:table-cell office:value-type="float" office:value="-0.01676" calcext:value-type="float">
            <text:p>-0.01676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30243" calcext:value-type="float">
            <text:p>0.30243</text:p>
          </table:table-cell>
          <table:table-cell office:value-type="float" office:value="-0.37094" calcext:value-type="float">
            <text:p>-0.37094</text:p>
          </table:table-cell>
          <table:table-cell office:value-type="float" office:value="0.03283" calcext:value-type="float">
            <text:p>0.03283</text:p>
          </table:table-cell>
          <table:table-cell table:number-columns-repeated="5"/>
        </table:table-row>
        <table:table-row table:style-name="ro1">
          <table:table-cell office:value-type="float" office:value="1.40371531246214E+018" calcext:value-type="float">
            <text:p>1403715312462140000</text:p>
          </table:table-cell>
          <table:table-cell office:value-type="float" office:value="-1.02625" calcext:value-type="float">
            <text:p>-1.02625</text:p>
          </table:table-cell>
          <table:table-cell office:value-type="float" office:value="-3.88701" calcext:value-type="float">
            <text:p>-3.88701</text:p>
          </table:table-cell>
          <table:table-cell office:value-type="float" office:value="0.25881" calcext:value-type="float">
            <text:p>0.2588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81942" calcext:value-type="float">
            <text:p>0.81942</text:p>
          </table:table-cell>
          <table:table-cell office:value-type="float" office:value="-0.02143" calcext:value-type="float">
            <text:p>-0.02143</text:p>
          </table:table-cell>
          <table:table-cell office:value-type="float" office:value="0.57279" calcext:value-type="float">
            <text:p>0.57279</text:p>
          </table:table-cell>
          <table:table-cell office:value-type="float" office:value="0.32174" calcext:value-type="float">
            <text:p>0.32174</text:p>
          </table:table-cell>
          <table:table-cell office:value-type="float" office:value="-0.37118" calcext:value-type="float">
            <text:p>-0.37118</text:p>
          </table:table-cell>
          <table:table-cell office:value-type="float" office:value="0.02285" calcext:value-type="float">
            <text:p>0.02285</text:p>
          </table:table-cell>
          <table:table-cell table:number-columns-repeated="5"/>
        </table:table-row>
        <table:table-row table:style-name="ro1">
          <table:table-cell office:value-type="float" office:value="1.40371531256214E+018" calcext:value-type="float">
            <text:p>1403715312562140000</text:p>
          </table:table-cell>
          <table:table-cell office:value-type="float" office:value="-0.99327" calcext:value-type="float">
            <text:p>-0.99327</text:p>
          </table:table-cell>
          <table:table-cell office:value-type="float" office:value="-3.92362" calcext:value-type="float">
            <text:p>-3.92362</text:p>
          </table:table-cell>
          <table:table-cell office:value-type="float" office:value="0.26008" calcext:value-type="float">
            <text:p>0.26008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81725" calcext:value-type="float">
            <text:p>0.81725</text:p>
          </table:table-cell>
          <table:table-cell office:value-type="float" office:value="-0.02275" calcext:value-type="float">
            <text:p>-0.02275</text:p>
          </table:table-cell>
          <table:table-cell office:value-type="float" office:value="0.57583" calcext:value-type="float">
            <text:p>0.57583</text:p>
          </table:table-cell>
          <table:table-cell office:value-type="float" office:value="0.3344" calcext:value-type="float">
            <text:p>0.3344</text:p>
          </table:table-cell>
          <table:table-cell office:value-type="float" office:value="-0.38014" calcext:value-type="float">
            <text:p>-0.38014</text:p>
          </table:table-cell>
          <table:table-cell office:value-type="float" office:value="-0.0038" calcext:value-type="float">
            <text:p>-0.0038</text:p>
          </table:table-cell>
          <table:table-cell table:number-columns-repeated="5"/>
        </table:table-row>
        <table:table-row table:style-name="ro1">
          <table:table-cell office:value-type="float" office:value="1.40371531266214E+018" calcext:value-type="float">
            <text:p>1403715312662140000</text:p>
          </table:table-cell>
          <table:table-cell office:value-type="float" office:value="-0.96008" calcext:value-type="float">
            <text:p>-0.96008</text:p>
          </table:table-cell>
          <table:table-cell office:value-type="float" office:value="-3.96055" calcext:value-type="float">
            <text:p>-3.96055</text:p>
          </table:table-cell>
          <table:table-cell office:value-type="float" office:value="0.25946" calcext:value-type="float">
            <text:p>0.25946</text:p>
          </table:table-cell>
          <table:table-cell office:value-type="float" office:value="0.00469" calcext:value-type="float">
            <text:p>0.00469</text:p>
          </table:table-cell>
          <table:table-cell office:value-type="float" office:value="0.81285" calcext:value-type="float">
            <text:p>0.81285</text:p>
          </table:table-cell>
          <table:table-cell office:value-type="float" office:value="-0.01937" calcext:value-type="float">
            <text:p>-0.01937</text:p>
          </table:table-cell>
          <table:table-cell office:value-type="float" office:value="0.58213" calcext:value-type="float">
            <text:p>0.58213</text:p>
          </table:table-cell>
          <table:table-cell office:value-type="float" office:value="0.33185" calcext:value-type="float">
            <text:p>0.33185</text:p>
          </table:table-cell>
          <table:table-cell office:value-type="float" office:value="-0.37666" calcext:value-type="float">
            <text:p>-0.37666</text:p>
          </table:table-cell>
          <table:table-cell office:value-type="float" office:value="-0.02443" calcext:value-type="float">
            <text:p>-0.02443</text:p>
          </table:table-cell>
          <table:table-cell table:number-columns-repeated="5"/>
        </table:table-row>
        <table:table-row table:style-name="ro1">
          <table:table-cell office:value-type="float" office:value="1.40371531276214E+018" calcext:value-type="float">
            <text:p>1403715312762140000</text:p>
          </table:table-cell>
          <table:table-cell office:value-type="float" office:value="-0.92777" calcext:value-type="float">
            <text:p>-0.92777</text:p>
          </table:table-cell>
          <table:table-cell office:value-type="float" office:value="-3.99608" calcext:value-type="float">
            <text:p>-3.99608</text:p>
          </table:table-cell>
          <table:table-cell office:value-type="float" office:value="0.25637" calcext:value-type="float">
            <text:p>0.25637</text:p>
          </table:table-cell>
          <table:table-cell office:value-type="float" office:value="0.00856" calcext:value-type="float">
            <text:p>0.00856</text:p>
          </table:table-cell>
          <table:table-cell office:value-type="float" office:value="0.80821" calcext:value-type="float">
            <text:p>0.80821</text:p>
          </table:table-cell>
          <table:table-cell office:value-type="float" office:value="-0.01478" calcext:value-type="float">
            <text:p>-0.01478</text:p>
          </table:table-cell>
          <table:table-cell office:value-type="float" office:value="0.58864" calcext:value-type="float">
            <text:p>0.58864</text:p>
          </table:table-cell>
          <table:table-cell office:value-type="float" office:value="0.32058" calcext:value-type="float">
            <text:p>0.32058</text:p>
          </table:table-cell>
          <table:table-cell office:value-type="float" office:value="-0.36237" calcext:value-type="float">
            <text:p>-0.36237</text:p>
          </table:table-cell>
          <table:table-cell office:value-type="float" office:value="-0.05469" calcext:value-type="float">
            <text:p>-0.05469</text:p>
          </table:table-cell>
          <table:table-cell table:number-columns-repeated="5"/>
        </table:table-row>
        <table:table-row table:style-name="ro1">
          <table:table-cell office:value-type="float" office:value="1.40371531286214E+018" calcext:value-type="float">
            <text:p>1403715312862140000</text:p>
          </table:table-cell>
          <table:table-cell office:value-type="float" office:value="-0.89787" calcext:value-type="float">
            <text:p>-0.89787</text:p>
          </table:table-cell>
          <table:table-cell office:value-type="float" office:value="-4.02854" calcext:value-type="float">
            <text:p>-4.02854</text:p>
          </table:table-cell>
          <table:table-cell office:value-type="float" office:value="0.25237" calcext:value-type="float">
            <text:p>0.25237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.80359" calcext:value-type="float">
            <text:p>0.80359</text:p>
          </table:table-cell>
          <table:table-cell office:value-type="float" office:value="-0.00715" calcext:value-type="float">
            <text:p>-0.00715</text:p>
          </table:table-cell>
          <table:table-cell office:value-type="float" office:value="0.59501" calcext:value-type="float">
            <text:p>0.59501</text:p>
          </table:table-cell>
          <table:table-cell office:value-type="float" office:value="0.2863" calcext:value-type="float">
            <text:p>0.2863</text:p>
          </table:table-cell>
          <table:table-cell office:value-type="float" office:value="-0.3259" calcext:value-type="float">
            <text:p>-0.3259</text:p>
          </table:table-cell>
          <table:table-cell office:value-type="float" office:value="-0.03292" calcext:value-type="float">
            <text:p>-0.03292</text:p>
          </table:table-cell>
          <table:table-cell table:number-columns-repeated="5"/>
        </table:table-row>
        <table:table-row table:style-name="ro1">
          <table:table-cell office:value-type="float" office:value="1.40371531296214E+018" calcext:value-type="float">
            <text:p>1403715312962140000</text:p>
          </table:table-cell>
          <table:table-cell office:value-type="float" office:value="-0.87174" calcext:value-type="float">
            <text:p>-0.87174</text:p>
          </table:table-cell>
          <table:table-cell office:value-type="float" office:value="-4.05733" calcext:value-type="float">
            <text:p>-4.05733</text:p>
          </table:table-cell>
          <table:table-cell office:value-type="float" office:value="0.25373" calcext:value-type="float">
            <text:p>0.2537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79833" calcext:value-type="float">
            <text:p>0.79833</text:p>
          </table:table-cell>
          <table:table-cell office:value-type="float" office:value="-0.00003" calcext:value-type="float">
            <text:p>-0.00003</text:p>
          </table:table-cell>
          <table:table-cell office:value-type="float" office:value="0.60207" calcext:value-type="float">
            <text:p>0.60207</text:p>
          </table:table-cell>
          <table:table-cell office:value-type="float" office:value="0.23112" calcext:value-type="float">
            <text:p>0.23112</text:p>
          </table:table-cell>
          <table:table-cell office:value-type="float" office:value="-0.28022" calcext:value-type="float">
            <text:p>-0.28022</text:p>
          </table:table-cell>
          <table:table-cell office:value-type="float" office:value="0.0652" calcext:value-type="float">
            <text:p>0.0652</text:p>
          </table:table-cell>
          <table:table-cell table:number-columns-repeated="5"/>
        </table:table-row>
        <table:table-row table:style-name="ro1">
          <table:table-cell office:value-type="float" office:value="1.40371531306214E+018" calcext:value-type="float">
            <text:p>1403715313062140000</text:p>
          </table:table-cell>
          <table:table-cell office:value-type="float" office:value="-0.85195" calcext:value-type="float">
            <text:p>-0.85195</text:p>
          </table:table-cell>
          <table:table-cell office:value-type="float" office:value="-4.08178" calcext:value-type="float">
            <text:p>-4.08178</text:p>
          </table:table-cell>
          <table:table-cell office:value-type="float" office:value="0.26493" calcext:value-type="float">
            <text:p>0.26493</text:p>
          </table:table-cell>
          <table:table-cell office:value-type="float" office:value="0.01298" calcext:value-type="float">
            <text:p>0.01298</text:p>
          </table:table-cell>
          <table:table-cell office:value-type="float" office:value="0.79599" calcext:value-type="float">
            <text:p>0.79599</text:p>
          </table:table-cell>
          <table:table-cell office:value-type="float" office:value="0.00654" calcext:value-type="float">
            <text:p>0.00654</text:p>
          </table:table-cell>
          <table:table-cell office:value-type="float" office:value="0.60514" calcext:value-type="float">
            <text:p>0.60514</text:p>
          </table:table-cell>
          <table:table-cell office:value-type="float" office:value="0.16186" calcext:value-type="float">
            <text:p>0.16186</text:p>
          </table:table-cell>
          <table:table-cell office:value-type="float" office:value="-0.23176" calcext:value-type="float">
            <text:p>-0.23176</text:p>
          </table:table-cell>
          <table:table-cell office:value-type="float" office:value="0.15324" calcext:value-type="float">
            <text:p>0.15324</text:p>
          </table:table-cell>
          <table:table-cell table:number-columns-repeated="5"/>
        </table:table-row>
        <table:table-row table:style-name="ro1">
          <table:table-cell office:value-type="float" office:value="1.40371531316214E+018" calcext:value-type="float">
            <text:p>1403715313162140000</text:p>
          </table:table-cell>
          <table:table-cell office:value-type="float" office:value="-0.83899" calcext:value-type="float">
            <text:p>-0.83899</text:p>
          </table:table-cell>
          <table:table-cell office:value-type="float" office:value="-4.10149" calcext:value-type="float">
            <text:p>-4.10149</text:p>
          </table:table-cell>
          <table:table-cell office:value-type="float" office:value="0.2847" calcext:value-type="float">
            <text:p>0.2847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79677" calcext:value-type="float">
            <text:p>0.79677</text:p>
          </table:table-cell>
          <table:table-cell office:value-type="float" office:value="0.01198" calcext:value-type="float">
            <text:p>0.01198</text:p>
          </table:table-cell>
          <table:table-cell office:value-type="float" office:value="0.60404" calcext:value-type="float">
            <text:p>0.60404</text:p>
          </table:table-cell>
          <table:table-cell office:value-type="float" office:value="0.09854" calcext:value-type="float">
            <text:p>0.09854</text:p>
          </table:table-cell>
          <table:table-cell office:value-type="float" office:value="-0.18182" calcext:value-type="float">
            <text:p>-0.18182</text:p>
          </table:table-cell>
          <table:table-cell office:value-type="float" office:value="0.21995" calcext:value-type="float">
            <text:p>0.21995</text:p>
          </table:table-cell>
          <table:table-cell table:number-columns-repeated="5"/>
        </table:table-row>
        <table:table-row table:style-name="ro1">
          <table:table-cell office:value-type="float" office:value="1.40371531326214E+018" calcext:value-type="float">
            <text:p>1403715313262140000</text:p>
          </table:table-cell>
          <table:table-cell office:value-type="float" office:value="-0.83076" calcext:value-type="float">
            <text:p>-0.83076</text:p>
          </table:table-cell>
          <table:table-cell office:value-type="float" office:value="-4.1172" calcext:value-type="float">
            <text:p>-4.1172</text:p>
          </table:table-cell>
          <table:table-cell office:value-type="float" office:value="0.30665" calcext:value-type="float">
            <text:p>0.30665</text:p>
          </table:table-cell>
          <table:table-cell office:value-type="float" office:value="0.00503" calcext:value-type="float">
            <text:p>0.00503</text:p>
          </table:table-cell>
          <table:table-cell office:value-type="float" office:value="0.79941" calcext:value-type="float">
            <text:p>0.79941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60064" calcext:value-type="float">
            <text:p>0.60064</text:p>
          </table:table-cell>
          <table:table-cell office:value-type="float" office:value="0.03358" calcext:value-type="float">
            <text:p>0.03358</text:p>
          </table:table-cell>
          <table:table-cell office:value-type="float" office:value="-0.13385" calcext:value-type="float">
            <text:p>-0.13385</text:p>
          </table:table-cell>
          <table:table-cell office:value-type="float" office:value="0.19939" calcext:value-type="float">
            <text:p>0.19939</text:p>
          </table:table-cell>
          <table:table-cell table:number-columns-repeated="5"/>
        </table:table-row>
        <table:table-row table:style-name="ro1">
          <table:table-cell office:value-type="float" office:value="1.40371531336214E+018" calcext:value-type="float">
            <text:p>1403715313362140000</text:p>
          </table:table-cell>
          <table:table-cell office:value-type="float" office:value="-0.82461" calcext:value-type="float">
            <text:p>-0.82461</text:p>
          </table:table-cell>
          <table:table-cell office:value-type="float" office:value="-4.12892" calcext:value-type="float">
            <text:p>-4.12892</text:p>
          </table:table-cell>
          <table:table-cell office:value-type="float" office:value="0.32481" calcext:value-type="float">
            <text:p>0.32481</text:p>
          </table:table-cell>
          <table:table-cell office:value-type="float" office:value="-0.00164" calcext:value-type="float">
            <text:p>-0.00164</text:p>
          </table:table-cell>
          <table:table-cell office:value-type="float" office:value="0.80402" calcext:value-type="float">
            <text:p>0.80402</text:p>
          </table:table-cell>
          <table:table-cell office:value-type="float" office:value="0.01217" calcext:value-type="float">
            <text:p>0.01217</text:p>
          </table:table-cell>
          <table:table-cell office:value-type="float" office:value="0.59447" calcext:value-type="float">
            <text:p>0.59447</text:p>
          </table:table-cell>
          <table:table-cell office:value-type="float" office:value="0.00298" calcext:value-type="float">
            <text:p>0.00298</text:p>
          </table:table-cell>
          <table:table-cell office:value-type="float" office:value="-0.10535" calcext:value-type="float">
            <text:p>-0.10535</text:p>
          </table:table-cell>
          <table:table-cell office:value-type="float" office:value="0.17624" calcext:value-type="float">
            <text:p>0.17624</text:p>
          </table:table-cell>
          <table:table-cell table:number-columns-repeated="5"/>
        </table:table-row>
        <table:table-row table:style-name="ro1">
          <table:table-cell office:value-type="float" office:value="1.40371531346214E+018" calcext:value-type="float">
            <text:p>1403715313462140000</text:p>
          </table:table-cell>
          <table:table-cell office:value-type="float" office:value="-0.82315" calcext:value-type="float">
            <text:p>-0.82315</text:p>
          </table:table-cell>
          <table:table-cell office:value-type="float" office:value="-4.13897" calcext:value-type="float">
            <text:p>-4.13897</text:p>
          </table:table-cell>
          <table:table-cell office:value-type="float" office:value="0.34147" calcext:value-type="float">
            <text:p>0.34147</text:p>
          </table:table-cell>
          <table:table-cell office:value-type="float" office:value="-0.00433" calcext:value-type="float">
            <text:p>-0.00433</text:p>
          </table:table-cell>
          <table:table-cell office:value-type="float" office:value="0.80852" calcext:value-type="float">
            <text:p>0.80852</text:p>
          </table:table-cell>
          <table:table-cell office:value-type="float" office:value="0.01107" calcext:value-type="float">
            <text:p>0.01107</text:p>
          </table:table-cell>
          <table:table-cell office:value-type="float" office:value="0.58834" calcext:value-type="float">
            <text:p>0.58834</text:p>
          </table:table-cell>
          <table:table-cell office:value-type="float" office:value="-0.02751" calcext:value-type="float">
            <text:p>-0.02751</text:p>
          </table:table-cell>
          <table:table-cell office:value-type="float" office:value="-0.1029" calcext:value-type="float">
            <text:p>-0.1029</text:p>
          </table:table-cell>
          <table:table-cell office:value-type="float" office:value="0.15977" calcext:value-type="float">
            <text:p>0.15977</text:p>
          </table:table-cell>
          <table:table-cell table:number-columns-repeated="5"/>
        </table:table-row>
        <table:table-row table:style-name="ro1">
          <table:table-cell office:value-type="float" office:value="1.40371531356214E+018" calcext:value-type="float">
            <text:p>1403715313562140000</text:p>
          </table:table-cell>
          <table:table-cell office:value-type="float" office:value="-0.82012" calcext:value-type="float">
            <text:p>-0.82012</text:p>
          </table:table-cell>
          <table:table-cell office:value-type="float" office:value="-4.14748" calcext:value-type="float">
            <text:p>-4.14748</text:p>
          </table:table-cell>
          <table:table-cell office:value-type="float" office:value="0.35791" calcext:value-type="float">
            <text:p>0.35791</text:p>
          </table:table-cell>
          <table:table-cell office:value-type="float" office:value="-0.00006" calcext:value-type="float">
            <text:p>-0.00006</text:p>
          </table:table-cell>
          <table:table-cell office:value-type="float" office:value="0.81071" calcext:value-type="float">
            <text:p>0.81071</text:p>
          </table:table-cell>
          <table:table-cell office:value-type="float" office:value="0.00665" calcext:value-type="float">
            <text:p>0.00665</text:p>
          </table:table-cell>
          <table:table-cell office:value-type="float" office:value="0.5854" calcext:value-type="float">
            <text:p>0.5854</text:p>
          </table:table-cell>
          <table:table-cell office:value-type="float" office:value="-0.03488" calcext:value-type="float">
            <text:p>-0.03488</text:p>
          </table:table-cell>
          <table:table-cell office:value-type="float" office:value="-0.09269" calcext:value-type="float">
            <text:p>-0.09269</text:p>
          </table:table-cell>
          <table:table-cell office:value-type="float" office:value="0.17444" calcext:value-type="float">
            <text:p>0.17444</text:p>
          </table:table-cell>
          <table:table-cell table:number-columns-repeated="5"/>
        </table:table-row>
        <table:table-row table:style-name="ro1">
          <table:table-cell office:value-type="float" office:value="1.40371531366214E+018" calcext:value-type="float">
            <text:p>1403715313662140000</text:p>
          </table:table-cell>
          <table:table-cell office:value-type="float" office:value="-0.82547" calcext:value-type="float">
            <text:p>-0.82547</text:p>
          </table:table-cell>
          <table:table-cell office:value-type="float" office:value="-4.15253" calcext:value-type="float">
            <text:p>-4.15253</text:p>
          </table:table-cell>
          <table:table-cell office:value-type="float" office:value="0.37611" calcext:value-type="float">
            <text:p>0.37611</text:p>
          </table:table-cell>
          <table:table-cell office:value-type="float" office:value="0.00856" calcext:value-type="float">
            <text:p>0.00856</text:p>
          </table:table-cell>
          <table:table-cell office:value-type="float" office:value="0.81214" calcext:value-type="float">
            <text:p>0.81214</text:p>
          </table:table-cell>
          <table:table-cell office:value-type="float" office:value="0.00311" calcext:value-type="float">
            <text:p>0.00311</text:p>
          </table:table-cell>
          <table:table-cell office:value-type="float" office:value="0.5834" calcext:value-type="float">
            <text:p>0.5834</text:p>
          </table:table-cell>
          <table:table-cell office:value-type="float" office:value="-0.04898" calcext:value-type="float">
            <text:p>-0.04898</text:p>
          </table:table-cell>
          <table:table-cell office:value-type="float" office:value="-0.06877" calcext:value-type="float">
            <text:p>-0.06877</text:p>
          </table:table-cell>
          <table:table-cell office:value-type="float" office:value="0.1918" calcext:value-type="float">
            <text:p>0.1918</text:p>
          </table:table-cell>
          <table:table-cell table:number-columns-repeated="5"/>
        </table:table-row>
        <table:table-row table:style-name="ro1">
          <table:table-cell office:value-type="float" office:value="1.40371531376214E+018" calcext:value-type="float">
            <text:p>1403715313762140000</text:p>
          </table:table-cell>
          <table:table-cell office:value-type="float" office:value="-0.83183" calcext:value-type="float">
            <text:p>-0.83183</text:p>
          </table:table-cell>
          <table:table-cell office:value-type="float" office:value="-4.15442" calcext:value-type="float">
            <text:p>-4.15442</text:p>
          </table:table-cell>
          <table:table-cell office:value-type="float" office:value="0.39552" calcext:value-type="float">
            <text:p>0.39552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81273" calcext:value-type="float">
            <text:p>0.81273</text:p>
          </table:table-cell>
          <table:table-cell office:value-type="float" office:value="-0.00119" calcext:value-type="float">
            <text:p>-0.00119</text:p>
          </table:table-cell>
          <table:table-cell office:value-type="float" office:value="0.58248" calcext:value-type="float">
            <text:p>0.58248</text:p>
          </table:table-cell>
          <table:table-cell office:value-type="float" office:value="-0.05499" calcext:value-type="float">
            <text:p>-0.05499</text:p>
          </table:table-cell>
          <table:table-cell office:value-type="float" office:value="-0.03158" calcext:value-type="float">
            <text:p>-0.03158</text:p>
          </table:table-cell>
          <table:table-cell office:value-type="float" office:value="0.2155" calcext:value-type="float">
            <text:p>0.2155</text:p>
          </table:table-cell>
          <table:table-cell table:number-columns-repeated="5"/>
        </table:table-row>
        <table:table-row table:style-name="ro1">
          <table:table-cell office:value-type="float" office:value="1.40371531386214E+018" calcext:value-type="float">
            <text:p>1403715313862140000</text:p>
          </table:table-cell>
          <table:table-cell office:value-type="float" office:value="-0.83568" calcext:value-type="float">
            <text:p>-0.83568</text:p>
          </table:table-cell>
          <table:table-cell office:value-type="float" office:value="-4.15239" calcext:value-type="float">
            <text:p>-4.15239</text:p>
          </table:table-cell>
          <table:table-cell office:value-type="float" office:value="0.41502" calcext:value-type="float">
            <text:p>0.41502</text:p>
          </table:table-cell>
          <table:table-cell office:value-type="float" office:value="0.01566" calcext:value-type="float">
            <text:p>0.01566</text:p>
          </table:table-cell>
          <table:table-cell office:value-type="float" office:value="0.81287" calcext:value-type="float">
            <text:p>0.81287</text:p>
          </table:table-cell>
          <table:table-cell office:value-type="float" office:value="-0.00619" calcext:value-type="float">
            <text:p>-0.00619</text:p>
          </table:table-cell>
          <table:table-cell office:value-type="float" office:value="0.5822" calcext:value-type="float">
            <text:p>0.5822</text:p>
          </table:table-cell>
          <table:table-cell office:value-type="float" office:value="-0.0584" calcext:value-type="float">
            <text:p>-0.0584</text:p>
          </table:table-cell>
          <table:table-cell office:value-type="float" office:value="0.00603" calcext:value-type="float">
            <text:p>0.00603</text:p>
          </table:table-cell>
          <table:table-cell office:value-type="float" office:value="0.21877" calcext:value-type="float">
            <text:p>0.21877</text:p>
          </table:table-cell>
          <table:table-cell table:number-columns-repeated="5"/>
        </table:table-row>
        <table:table-row table:style-name="ro1">
          <table:table-cell office:value-type="float" office:value="1.40371531396214E+018" calcext:value-type="float">
            <text:p>1403715313962140000</text:p>
          </table:table-cell>
          <table:table-cell office:value-type="float" office:value="-0.84265" calcext:value-type="float">
            <text:p>-0.84265</text:p>
          </table:table-cell>
          <table:table-cell office:value-type="float" office:value="-4.14917" calcext:value-type="float">
            <text:p>-4.14917</text:p>
          </table:table-cell>
          <table:table-cell office:value-type="float" office:value="0.4342" calcext:value-type="float">
            <text:p>0.4342</text:p>
          </table:table-cell>
          <table:table-cell office:value-type="float" office:value="0.01257" calcext:value-type="float">
            <text:p>0.01257</text:p>
          </table:table-cell>
          <table:table-cell office:value-type="float" office:value="0.81243" calcext:value-type="float">
            <text:p>0.81243</text:p>
          </table:table-cell>
          <table:table-cell office:value-type="float" office:value="-0.01229" calcext:value-type="float">
            <text:p>-0.01229</text:p>
          </table:table-cell>
          <table:table-cell office:value-type="float" office:value="0.5828" calcext:value-type="float">
            <text:p>0.5828</text:p>
          </table:table-cell>
          <table:table-cell office:value-type="float" office:value="-0.0628" calcext:value-type="float">
            <text:p>-0.0628</text:p>
          </table:table-cell>
          <table:table-cell office:value-type="float" office:value="0.03752" calcext:value-type="float">
            <text:p>0.03752</text:p>
          </table:table-cell>
          <table:table-cell office:value-type="float" office:value="0.19607" calcext:value-type="float">
            <text:p>0.19607</text:p>
          </table:table-cell>
          <table:table-cell table:number-columns-repeated="5"/>
        </table:table-row>
        <table:table-row table:style-name="ro1">
          <table:table-cell office:value-type="float" office:value="1.40371531406214E+018" calcext:value-type="float">
            <text:p>1403715314062140000</text:p>
          </table:table-cell>
          <table:table-cell office:value-type="float" office:value="-0.8475" calcext:value-type="float">
            <text:p>-0.8475</text:p>
          </table:table-cell>
          <table:table-cell office:value-type="float" office:value="-4.14392" calcext:value-type="float">
            <text:p>-4.14392</text:p>
          </table:table-cell>
          <table:table-cell office:value-type="float" office:value="0.44854" calcext:value-type="float">
            <text:p>0.44854</text:p>
          </table:table-cell>
          <table:table-cell office:value-type="float" office:value="0.01402" calcext:value-type="float">
            <text:p>0.01402</text:p>
          </table:table-cell>
          <table:table-cell office:value-type="float" office:value="0.81386" calcext:value-type="float">
            <text:p>0.81386</text:p>
          </table:table-cell>
          <table:table-cell office:value-type="float" office:value="-0.01918" calcext:value-type="float">
            <text:p>-0.01918</text:p>
          </table:table-cell>
          <table:table-cell office:value-type="float" office:value="0.58057" calcext:value-type="float">
            <text:p>0.58057</text:p>
          </table:table-cell>
          <table:table-cell office:value-type="float" office:value="-0.07123" calcext:value-type="float">
            <text:p>-0.07123</text:p>
          </table:table-cell>
          <table:table-cell office:value-type="float" office:value="0.03266" calcext:value-type="float">
            <text:p>0.03266</text:p>
          </table:table-cell>
          <table:table-cell office:value-type="float" office:value="0.1543" calcext:value-type="float">
            <text:p>0.1543</text:p>
          </table:table-cell>
          <table:table-cell table:number-columns-repeated="5"/>
        </table:table-row>
        <table:table-row table:style-name="ro1">
          <table:table-cell office:value-type="float" office:value="1.40371531416214E+018" calcext:value-type="float">
            <text:p>1403715314162140000</text:p>
          </table:table-cell>
          <table:table-cell office:value-type="float" office:value="-0.85758" calcext:value-type="float">
            <text:p>-0.85758</text:p>
          </table:table-cell>
          <table:table-cell office:value-type="float" office:value="-4.13961" calcext:value-type="float">
            <text:p>-4.13961</text:p>
          </table:table-cell>
          <table:table-cell office:value-type="float" office:value="0.4609" calcext:value-type="float">
            <text:p>0.4609</text:p>
          </table:table-cell>
          <table:table-cell office:value-type="float" office:value="0.02745" calcext:value-type="float">
            <text:p>0.02745</text:p>
          </table:table-cell>
          <table:table-cell office:value-type="float" office:value="0.81463" calcext:value-type="float">
            <text:p>0.81463</text:p>
          </table:table-cell>
          <table:table-cell office:value-type="float" office:value="-0.02882" calcext:value-type="float">
            <text:p>-0.02882</text:p>
          </table:table-cell>
          <table:table-cell office:value-type="float" office:value="0.57861" calcext:value-type="float">
            <text:p>0.57861</text:p>
          </table:table-cell>
          <table:table-cell office:value-type="float" office:value="-0.07922" calcext:value-type="float">
            <text:p>-0.07922</text:p>
          </table:table-cell>
          <table:table-cell office:value-type="float" office:value="0.03336" calcext:value-type="float">
            <text:p>0.03336</text:p>
          </table:table-cell>
          <table:table-cell office:value-type="float" office:value="0.12543" calcext:value-type="float">
            <text:p>0.12543</text:p>
          </table:table-cell>
          <table:table-cell table:number-columns-repeated="5"/>
        </table:table-row>
        <table:table-row table:style-name="ro1">
          <table:table-cell office:value-type="float" office:value="1.40371531426214E+018" calcext:value-type="float">
            <text:p>1403715314262140000</text:p>
          </table:table-cell>
          <table:table-cell office:value-type="float" office:value="-0.86623" calcext:value-type="float">
            <text:p>-0.86623</text:p>
          </table:table-cell>
          <table:table-cell office:value-type="float" office:value="-4.13342" calcext:value-type="float">
            <text:p>-4.13342</text:p>
          </table:table-cell>
          <table:table-cell office:value-type="float" office:value="0.46902" calcext:value-type="float">
            <text:p>0.46902</text:p>
          </table:table-cell>
          <table:table-cell office:value-type="float" office:value="0.04551" calcext:value-type="float">
            <text:p>0.04551</text:p>
          </table:table-cell>
          <table:table-cell office:value-type="float" office:value="0.81519" calcext:value-type="float">
            <text:p>0.81519</text:p>
          </table:table-cell>
          <table:table-cell office:value-type="float" office:value="-0.0438" calcext:value-type="float">
            <text:p>-0.0438</text:p>
          </table:table-cell>
          <table:table-cell office:value-type="float" office:value="0.57574" calcext:value-type="float">
            <text:p>0.57574</text:p>
          </table:table-cell>
          <table:table-cell office:value-type="float" office:value="-0.07718" calcext:value-type="float">
            <text:p>-0.07718</text:p>
          </table:table-cell>
          <table:table-cell office:value-type="float" office:value="0.05021" calcext:value-type="float">
            <text:p>0.05021</text:p>
          </table:table-cell>
          <table:table-cell office:value-type="float" office:value="0.11181" calcext:value-type="float">
            <text:p>0.11181</text:p>
          </table:table-cell>
          <table:table-cell table:number-columns-repeated="5"/>
        </table:table-row>
        <table:table-row table:style-name="ro1">
          <table:table-cell office:value-type="float" office:value="1.40371531436214E+018" calcext:value-type="float">
            <text:p>1403715314362140000</text:p>
          </table:table-cell>
          <table:table-cell office:value-type="float" office:value="-0.87607" calcext:value-type="float">
            <text:p>-0.87607</text:p>
          </table:table-cell>
          <table:table-cell office:value-type="float" office:value="-4.12412" calcext:value-type="float">
            <text:p>-4.12412</text:p>
          </table:table-cell>
          <table:table-cell office:value-type="float" office:value="0.47539" calcext:value-type="float">
            <text:p>0.47539</text:p>
          </table:table-cell>
          <table:table-cell office:value-type="float" office:value="0.06194" calcext:value-type="float">
            <text:p>0.06194</text:p>
          </table:table-cell>
          <table:table-cell office:value-type="float" office:value="0.81574" calcext:value-type="float">
            <text:p>0.81574</text:p>
          </table:table-cell>
          <table:table-cell office:value-type="float" office:value="-0.0623" calcext:value-type="float">
            <text:p>-0.0623</text:p>
          </table:table-cell>
          <table:table-cell office:value-type="float" office:value="0.57171" calcext:value-type="float">
            <text:p>0.57171</text:p>
          </table:table-cell>
          <table:table-cell office:value-type="float" office:value="-0.06675" calcext:value-type="float">
            <text:p>-0.06675</text:p>
          </table:table-cell>
          <table:table-cell office:value-type="float" office:value="0.09066" calcext:value-type="float">
            <text:p>0.09066</text:p>
          </table:table-cell>
          <table:table-cell office:value-type="float" office:value="0.08379" calcext:value-type="float">
            <text:p>0.08379</text:p>
          </table:table-cell>
          <table:table-cell table:number-columns-repeated="5"/>
        </table:table-row>
        <table:table-row table:style-name="ro1">
          <table:table-cell office:value-type="float" office:value="1.40371531446214E+018" calcext:value-type="float">
            <text:p>1403715314462140000</text:p>
          </table:table-cell>
          <table:table-cell office:value-type="float" office:value="-0.88403" calcext:value-type="float">
            <text:p>-0.88403</text:p>
          </table:table-cell>
          <table:table-cell office:value-type="float" office:value="-4.11017" calcext:value-type="float">
            <text:p>-4.11017</text:p>
          </table:table-cell>
          <table:table-cell office:value-type="float" office:value="0.47988" calcext:value-type="float">
            <text:p>0.47988</text:p>
          </table:table-cell>
          <table:table-cell office:value-type="float" office:value="0.07308" calcext:value-type="float">
            <text:p>0.07308</text:p>
          </table:table-cell>
          <table:table-cell office:value-type="float" office:value="0.8156" calcext:value-type="float">
            <text:p>0.8156</text:p>
          </table:table-cell>
          <table:table-cell office:value-type="float" office:value="-0.08013" calcext:value-type="float">
            <text:p>-0.08013</text:p>
          </table:table-cell>
          <table:table-cell office:value-type="float" office:value="0.56836" calcext:value-type="float">
            <text:p>0.56836</text:p>
          </table:table-cell>
          <table:table-cell office:value-type="float" office:value="-0.04611" calcext:value-type="float">
            <text:p>-0.04611</text:p>
          </table:table-cell>
          <table:table-cell office:value-type="float" office:value="0.14278" calcext:value-type="float">
            <text:p>0.14278</text:p>
          </table:table-cell>
          <table:table-cell office:value-type="float" office:value="0.05925" calcext:value-type="float">
            <text:p>0.05925</text:p>
          </table:table-cell>
          <table:table-cell table:number-columns-repeated="5"/>
        </table:table-row>
        <table:table-row table:style-name="ro1">
          <table:table-cell office:value-type="float" office:value="1.40371531456214E+018" calcext:value-type="float">
            <text:p>1403715314562140000</text:p>
          </table:table-cell>
          <table:table-cell office:value-type="float" office:value="-0.89034" calcext:value-type="float">
            <text:p>-0.89034</text:p>
          </table:table-cell>
          <table:table-cell office:value-type="float" office:value="-4.09385" calcext:value-type="float">
            <text:p>-4.09385</text:p>
          </table:table-cell>
          <table:table-cell office:value-type="float" office:value="0.48436" calcext:value-type="float">
            <text:p>0.48436</text:p>
          </table:table-cell>
          <table:table-cell office:value-type="float" office:value="0.07835" calcext:value-type="float">
            <text:p>0.07835</text:p>
          </table:table-cell>
          <table:table-cell office:value-type="float" office:value="0.81521" calcext:value-type="float">
            <text:p>0.81521</text:p>
          </table:table-cell>
          <table:table-cell office:value-type="float" office:value="-0.09547" calcext:value-type="float">
            <text:p>-0.09547</text:p>
          </table:table-cell>
          <table:table-cell office:value-type="float" office:value="0.56584" calcext:value-type="float">
            <text:p>0.56584</text:p>
          </table:table-cell>
          <table:table-cell office:value-type="float" office:value="-0.0148" calcext:value-type="float">
            <text:p>-0.0148</text:p>
          </table:table-cell>
          <table:table-cell office:value-type="float" office:value="0.17164" calcext:value-type="float">
            <text:p>0.17164</text:p>
          </table:table-cell>
          <table:table-cell office:value-type="float" office:value="0.06321" calcext:value-type="float">
            <text:p>0.06321</text:p>
          </table:table-cell>
          <table:table-cell table:number-columns-repeated="5"/>
        </table:table-row>
        <table:table-row table:style-name="ro1">
          <table:table-cell office:value-type="float" office:value="1.40371531466214E+018" calcext:value-type="float">
            <text:p>1403715314662140000</text:p>
          </table:table-cell>
          <table:table-cell office:value-type="float" office:value="-0.89552" calcext:value-type="float">
            <text:p>-0.89552</text:p>
          </table:table-cell>
          <table:table-cell office:value-type="float" office:value="-4.0737" calcext:value-type="float">
            <text:p>-4.0737</text:p>
          </table:table-cell>
          <table:table-cell office:value-type="float" office:value="0.4857" calcext:value-type="float">
            <text:p>0.4857</text:p>
          </table:table-cell>
          <table:table-cell office:value-type="float" office:value="0.08044" calcext:value-type="float">
            <text:p>0.08044</text:p>
          </table:table-cell>
          <table:table-cell office:value-type="float" office:value="0.81351" calcext:value-type="float">
            <text:p>0.81351</text:p>
          </table:table-cell>
          <table:table-cell office:value-type="float" office:value="-0.10736" calcext:value-type="float">
            <text:p>-0.10736</text:p>
          </table:table-cell>
          <table:table-cell office:value-type="float" office:value="0.56586" calcext:value-type="float">
            <text:p>0.56586</text:p>
          </table:table-cell>
          <table:table-cell office:value-type="float" office:value="-0.01019" calcext:value-type="float">
            <text:p>-0.01019</text:p>
          </table:table-cell>
          <table:table-cell office:value-type="float" office:value="0.19852" calcext:value-type="float">
            <text:p>0.19852</text:p>
          </table:table-cell>
          <table:table-cell office:value-type="float" office:value="0.03207" calcext:value-type="float">
            <text:p>0.03207</text:p>
          </table:table-cell>
          <table:table-cell table:number-columns-repeated="5"/>
        </table:table-row>
        <table:table-row table:style-name="ro1">
          <table:table-cell office:value-type="float" office:value="1.40371531476214E+018" calcext:value-type="float">
            <text:p>1403715314762140000</text:p>
          </table:table-cell>
          <table:table-cell office:value-type="float" office:value="-0.8979" calcext:value-type="float">
            <text:p>-0.8979</text:p>
          </table:table-cell>
          <table:table-cell office:value-type="float" office:value="-4.05107" calcext:value-type="float">
            <text:p>-4.05107</text:p>
          </table:table-cell>
          <table:table-cell office:value-type="float" office:value="0.48521" calcext:value-type="float">
            <text:p>0.48521</text:p>
          </table:table-cell>
          <table:table-cell office:value-type="float" office:value="0.08366" calcext:value-type="float">
            <text:p>0.08366</text:p>
          </table:table-cell>
          <table:table-cell office:value-type="float" office:value="0.81207" calcext:value-type="float">
            <text:p>0.81207</text:p>
          </table:table-cell>
          <table:table-cell office:value-type="float" office:value="-0.11388" calcext:value-type="float">
            <text:p>-0.11388</text:p>
          </table:table-cell>
          <table:table-cell office:value-type="float" office:value="0.56619" calcext:value-type="float">
            <text:p>0.56619</text:p>
          </table:table-cell>
          <table:table-cell office:value-type="float" office:value="0.00572" calcext:value-type="float">
            <text:p>0.00572</text:p>
          </table:table-cell>
          <table:table-cell office:value-type="float" office:value="0.21859" calcext:value-type="float">
            <text:p>0.21859</text:p>
          </table:table-cell>
          <table:table-cell office:value-type="float" office:value="0.02027" calcext:value-type="float">
            <text:p>0.02027</text:p>
          </table:table-cell>
          <table:table-cell table:number-columns-repeated="5"/>
        </table:table-row>
        <table:table-row table:style-name="ro1">
          <table:table-cell office:value-type="float" office:value="1.40371531486214E+018" calcext:value-type="float">
            <text:p>1403715314862140000</text:p>
          </table:table-cell>
          <table:table-cell office:value-type="float" office:value="-0.89474" calcext:value-type="float">
            <text:p>-0.89474</text:p>
          </table:table-cell>
          <table:table-cell office:value-type="float" office:value="-4.02678" calcext:value-type="float">
            <text:p>-4.02678</text:p>
          </table:table-cell>
          <table:table-cell office:value-type="float" office:value="0.48553" calcext:value-type="float">
            <text:p>0.48553</text:p>
          </table:table-cell>
          <table:table-cell office:value-type="float" office:value="0.08768" calcext:value-type="float">
            <text:p>0.08768</text:p>
          </table:table-cell>
          <table:table-cell office:value-type="float" office:value="0.80993" calcext:value-type="float">
            <text:p>0.80993</text:p>
          </table:table-cell>
          <table:table-cell office:value-type="float" office:value="-0.11676" calcext:value-type="float">
            <text:p>-0.11676</text:p>
          </table:table-cell>
          <table:table-cell office:value-type="float" office:value="0.56806" calcext:value-type="float">
            <text:p>0.56806</text:p>
          </table:table-cell>
          <table:table-cell office:value-type="float" office:value="0.02083" calcext:value-type="float">
            <text:p>0.02083</text:p>
          </table:table-cell>
          <table:table-cell office:value-type="float" office:value="0.23433" calcext:value-type="float">
            <text:p>0.23433</text:p>
          </table:table-cell>
          <table:table-cell office:value-type="float" office:value="0.01923" calcext:value-type="float">
            <text:p>0.01923</text:p>
          </table:table-cell>
          <table:table-cell table:number-columns-repeated="5"/>
        </table:table-row>
        <table:table-row table:style-name="ro1">
          <table:table-cell office:value-type="float" office:value="1.40371531496214E+018" calcext:value-type="float">
            <text:p>1403715314962140000</text:p>
          </table:table-cell>
          <table:table-cell office:value-type="float" office:value="-0.88968" calcext:value-type="float">
            <text:p>-0.88968</text:p>
          </table:table-cell>
          <table:table-cell office:value-type="float" office:value="-4.00103" calcext:value-type="float">
            <text:p>-4.00103</text:p>
          </table:table-cell>
          <table:table-cell office:value-type="float" office:value="0.48508" calcext:value-type="float">
            <text:p>0.48508</text:p>
          </table:table-cell>
          <table:table-cell office:value-type="float" office:value="0.08861" calcext:value-type="float">
            <text:p>0.08861</text:p>
          </table:table-cell>
          <table:table-cell office:value-type="float" office:value="0.80859" calcext:value-type="float">
            <text:p>0.80859</text:p>
          </table:table-cell>
          <table:table-cell office:value-type="float" office:value="-0.11858" calcext:value-type="float">
            <text:p>-0.11858</text:p>
          </table:table-cell>
          <table:table-cell office:value-type="float" office:value="0.56945" calcext:value-type="float">
            <text:p>0.56945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26344" calcext:value-type="float">
            <text:p>0.26344</text:p>
          </table:table-cell>
          <table:table-cell office:value-type="float" office:value="0.01328" calcext:value-type="float">
            <text:p>0.01328</text:p>
          </table:table-cell>
          <table:table-cell table:number-columns-repeated="5"/>
        </table:table-row>
        <table:table-row table:style-name="ro1">
          <table:table-cell office:value-type="float" office:value="1.40371531506214E+018" calcext:value-type="float">
            <text:p>1403715315062140000</text:p>
          </table:table-cell>
          <table:table-cell office:value-type="float" office:value="-0.8825" calcext:value-type="float">
            <text:p>-0.8825</text:p>
          </table:table-cell>
          <table:table-cell office:value-type="float" office:value="-3.9732" calcext:value-type="float">
            <text:p>-3.9732</text:p>
          </table:table-cell>
          <table:table-cell office:value-type="float" office:value="0.4846" calcext:value-type="float">
            <text:p>0.4846</text:p>
          </table:table-cell>
          <table:table-cell office:value-type="float" office:value="0.08583" calcext:value-type="float">
            <text:p>0.08583</text:p>
          </table:table-cell>
          <table:table-cell office:value-type="float" office:value="0.80616" calcext:value-type="float">
            <text:p>0.80616</text:p>
          </table:table-cell>
          <table:table-cell office:value-type="float" office:value="-0.12105" calcext:value-type="float">
            <text:p>-0.12105</text:p>
          </table:table-cell>
          <table:table-cell office:value-type="float" office:value="0.57279" calcext:value-type="float">
            <text:p>0.57279</text:p>
          </table:table-cell>
          <table:table-cell office:value-type="float" office:value="0.07098" calcext:value-type="float">
            <text:p>0.07098</text:p>
          </table:table-cell>
          <table:table-cell office:value-type="float" office:value="0.27766" calcext:value-type="float">
            <text:p>0.27766</text:p>
          </table:table-cell>
          <table:table-cell office:value-type="float" office:value="-0.00939" calcext:value-type="float">
            <text:p>-0.00939</text:p>
          </table:table-cell>
          <table:table-cell table:number-columns-repeated="5"/>
        </table:table-row>
        <table:table-row table:style-name="ro1">
          <table:table-cell office:value-type="float" office:value="1.40371531516214E+018" calcext:value-type="float">
            <text:p>1403715315162140000</text:p>
          </table:table-cell>
          <table:table-cell office:value-type="float" office:value="-0.87451" calcext:value-type="float">
            <text:p>-0.87451</text:p>
          </table:table-cell>
          <table:table-cell office:value-type="float" office:value="-3.94444" calcext:value-type="float">
            <text:p>-3.94444</text:p>
          </table:table-cell>
          <table:table-cell office:value-type="float" office:value="0.48306" calcext:value-type="float">
            <text:p>0.48306</text:p>
          </table:table-cell>
          <table:table-cell office:value-type="float" office:value="0.08386" calcext:value-type="float">
            <text:p>0.08386</text:p>
          </table:table-cell>
          <table:table-cell office:value-type="float" office:value="0.80585" calcext:value-type="float">
            <text:p>0.80585</text:p>
          </table:table-cell>
          <table:table-cell office:value-type="float" office:value="-0.12212" calcext:value-type="float">
            <text:p>-0.12212</text:p>
          </table:table-cell>
          <table:table-cell office:value-type="float" office:value="0.57329" calcext:value-type="float">
            <text:p>0.57329</text:p>
          </table:table-cell>
          <table:table-cell office:value-type="float" office:value="0.08258" calcext:value-type="float">
            <text:p>0.08258</text:p>
          </table:table-cell>
          <table:table-cell office:value-type="float" office:value="0.28108" calcext:value-type="float">
            <text:p>0.28108</text:p>
          </table:table-cell>
          <table:table-cell office:value-type="float" office:value="-0.02329" calcext:value-type="float">
            <text:p>-0.02329</text:p>
          </table:table-cell>
          <table:table-cell table:number-columns-repeated="5"/>
        </table:table-row>
        <table:table-row table:style-name="ro1">
          <table:table-cell office:value-type="float" office:value="1.40371531526214E+018" calcext:value-type="float">
            <text:p>1403715315262140000</text:p>
          </table:table-cell>
          <table:table-cell office:value-type="float" office:value="-0.86664" calcext:value-type="float">
            <text:p>-0.86664</text:p>
          </table:table-cell>
          <table:table-cell office:value-type="float" office:value="-3.91505" calcext:value-type="float">
            <text:p>-3.91505</text:p>
          </table:table-cell>
          <table:table-cell office:value-type="float" office:value="0.48217" calcext:value-type="float">
            <text:p>0.48217</text:p>
          </table:table-cell>
          <table:table-cell office:value-type="float" office:value="0.08269" calcext:value-type="float">
            <text:p>0.08269</text:p>
          </table:table-cell>
          <table:table-cell office:value-type="float" office:value="0.80637" calcext:value-type="float">
            <text:p>0.80637</text:p>
          </table:table-cell>
          <table:table-cell office:value-type="float" office:value="-0.12247" calcext:value-type="float">
            <text:p>-0.12247</text:p>
          </table:table-cell>
          <table:table-cell office:value-type="float" office:value="0.57265" calcext:value-type="float">
            <text:p>0.57265</text:p>
          </table:table-cell>
          <table:table-cell office:value-type="float" office:value="0.07916" calcext:value-type="float">
            <text:p>0.07916</text:p>
          </table:table-cell>
          <table:table-cell office:value-type="float" office:value="0.27915" calcext:value-type="float">
            <text:p>0.27915</text:p>
          </table:table-cell>
          <table:table-cell office:value-type="float" office:value="-0.01089" calcext:value-type="float">
            <text:p>-0.01089</text:p>
          </table:table-cell>
          <table:table-cell table:number-columns-repeated="5"/>
        </table:table-row>
        <table:table-row table:style-name="ro1">
          <table:table-cell office:value-type="float" office:value="1.40371531536214E+018" calcext:value-type="float">
            <text:p>1403715315362140000</text:p>
          </table:table-cell>
          <table:table-cell office:value-type="float" office:value="-0.8598" calcext:value-type="float">
            <text:p>-0.8598</text:p>
          </table:table-cell>
          <table:table-cell office:value-type="float" office:value="-3.88606" calcext:value-type="float">
            <text:p>-3.88606</text:p>
          </table:table-cell>
          <table:table-cell office:value-type="float" office:value="0.48247" calcext:value-type="float">
            <text:p>0.48247</text:p>
          </table:table-cell>
          <table:table-cell office:value-type="float" office:value="0.08615" calcext:value-type="float">
            <text:p>0.08615</text:p>
          </table:table-cell>
          <table:table-cell office:value-type="float" office:value="0.80571" calcext:value-type="float">
            <text:p>0.80571</text:p>
          </table:table-cell>
          <table:table-cell office:value-type="float" office:value="-0.127" calcext:value-type="float">
            <text:p>-0.127</text:p>
          </table:table-cell>
          <table:table-cell office:value-type="float" office:value="0.57209" calcext:value-type="float">
            <text:p>0.57209</text:p>
          </table:table-cell>
          <table:table-cell office:value-type="float" office:value="0.07916" calcext:value-type="float">
            <text:p>0.07916</text:p>
          </table:table-cell>
          <table:table-cell office:value-type="float" office:value="0.27206" calcext:value-type="float">
            <text:p>0.27206</text:p>
          </table:table-cell>
          <table:table-cell office:value-type="float" office:value="0.01222" calcext:value-type="float">
            <text:p>0.01222</text:p>
          </table:table-cell>
          <table:table-cell table:number-columns-repeated="5"/>
        </table:table-row>
        <table:table-row table:style-name="ro1">
          <table:table-cell office:value-type="float" office:value="1.40371531546214E+018" calcext:value-type="float">
            <text:p>1403715315462140000</text:p>
          </table:table-cell>
          <table:table-cell office:value-type="float" office:value="-0.85536" calcext:value-type="float">
            <text:p>-0.85536</text:p>
          </table:table-cell>
          <table:table-cell office:value-type="float" office:value="-3.85582" calcext:value-type="float">
            <text:p>-3.85582</text:p>
          </table:table-cell>
          <table:table-cell office:value-type="float" office:value="0.48317" calcext:value-type="float">
            <text:p>0.48317</text:p>
          </table:table-cell>
          <table:table-cell office:value-type="float" office:value="0.09105" calcext:value-type="float">
            <text:p>0.09105</text:p>
          </table:table-cell>
          <table:table-cell office:value-type="float" office:value="0.80407" calcext:value-type="float">
            <text:p>0.80407</text:p>
          </table:table-cell>
          <table:table-cell office:value-type="float" office:value="-0.13694" calcext:value-type="float">
            <text:p>-0.13694</text:p>
          </table:table-cell>
          <table:table-cell office:value-type="float" office:value="0.57134" calcext:value-type="float">
            <text:p>0.57134</text:p>
          </table:table-cell>
          <table:table-cell office:value-type="float" office:value="0.06926" calcext:value-type="float">
            <text:p>0.06926</text:p>
          </table:table-cell>
          <table:table-cell office:value-type="float" office:value="0.27524" calcext:value-type="float">
            <text:p>0.27524</text:p>
          </table:table-cell>
          <table:table-cell office:value-type="float" office:value="0.01463" calcext:value-type="float">
            <text:p>0.01463</text:p>
          </table:table-cell>
          <table:table-cell table:number-columns-repeated="5"/>
        </table:table-row>
        <table:table-row table:style-name="ro1">
          <table:table-cell office:value-type="float" office:value="1.40371531556214E+018" calcext:value-type="float">
            <text:p>1403715315562140000</text:p>
          </table:table-cell>
          <table:table-cell office:value-type="float" office:value="-0.85163" calcext:value-type="float">
            <text:p>-0.85163</text:p>
          </table:table-cell>
          <table:table-cell office:value-type="float" office:value="-3.82687" calcext:value-type="float">
            <text:p>-3.82687</text:p>
          </table:table-cell>
          <table:table-cell office:value-type="float" office:value="0.48493" calcext:value-type="float">
            <text:p>0.48493</text:p>
          </table:table-cell>
          <table:table-cell office:value-type="float" office:value="0.09689" calcext:value-type="float">
            <text:p>0.09689</text:p>
          </table:table-cell>
          <table:table-cell office:value-type="float" office:value="0.80119" calcext:value-type="float">
            <text:p>0.80119</text:p>
          </table:table-cell>
          <table:table-cell office:value-type="float" office:value="-0.14974" calcext:value-type="float">
            <text:p>-0.14974</text:p>
          </table:table-cell>
          <table:table-cell office:value-type="float" office:value="0.57122" calcext:value-type="float">
            <text:p>0.57122</text:p>
          </table:table-cell>
          <table:table-cell office:value-type="float" office:value="0.05651" calcext:value-type="float">
            <text:p>0.05651</text:p>
          </table:table-cell>
          <table:table-cell office:value-type="float" office:value="0.26523" calcext:value-type="float">
            <text:p>0.26523</text:p>
          </table:table-cell>
          <table:table-cell office:value-type="float" office:value="0.04126" calcext:value-type="float">
            <text:p>0.04126</text:p>
          </table:table-cell>
          <table:table-cell table:number-columns-repeated="5"/>
        </table:table-row>
        <table:table-row table:style-name="ro1">
          <table:table-cell office:value-type="float" office:value="1.40371531566214E+018" calcext:value-type="float">
            <text:p>1403715315662140000</text:p>
          </table:table-cell>
          <table:table-cell office:value-type="float" office:value="-0.85076" calcext:value-type="float">
            <text:p>-0.85076</text:p>
          </table:table-cell>
          <table:table-cell office:value-type="float" office:value="-3.79739" calcext:value-type="float">
            <text:p>-3.79739</text:p>
          </table:table-cell>
          <table:table-cell office:value-type="float" office:value="0.48676" calcext:value-type="float">
            <text:p>0.48676</text:p>
          </table:table-cell>
          <table:table-cell office:value-type="float" office:value="0.10399" calcext:value-type="float">
            <text:p>0.10399</text:p>
          </table:table-cell>
          <table:table-cell office:value-type="float" office:value="0.7977" calcext:value-type="float">
            <text:p>0.7977</text:p>
          </table:table-cell>
          <table:table-cell office:value-type="float" office:value="-0.16381" calcext:value-type="float">
            <text:p>-0.16381</text:p>
          </table:table-cell>
          <table:table-cell office:value-type="float" office:value="0.57099" calcext:value-type="float">
            <text:p>0.57099</text:p>
          </table:table-cell>
          <table:table-cell office:value-type="float" office:value="0.03657" calcext:value-type="float">
            <text:p>0.03657</text:p>
          </table:table-cell>
          <table:table-cell office:value-type="float" office:value="0.25803" calcext:value-type="float">
            <text:p>0.25803</text:p>
          </table:table-cell>
          <table:table-cell office:value-type="float" office:value="0.04651" calcext:value-type="float">
            <text:p>0.04651</text:p>
          </table:table-cell>
          <table:table-cell table:number-columns-repeated="5"/>
        </table:table-row>
        <table:table-row table:style-name="ro1">
          <table:table-cell office:value-type="float" office:value="1.40371531576214E+018" calcext:value-type="float">
            <text:p>1403715315762140000</text:p>
          </table:table-cell>
          <table:table-cell office:value-type="float" office:value="-0.85142" calcext:value-type="float">
            <text:p>-0.85142</text:p>
          </table:table-cell>
          <table:table-cell office:value-type="float" office:value="-3.76672" calcext:value-type="float">
            <text:p>-3.76672</text:p>
          </table:table-cell>
          <table:table-cell office:value-type="float" office:value="0.48794" calcext:value-type="float">
            <text:p>0.48794</text:p>
          </table:table-cell>
          <table:table-cell office:value-type="float" office:value="0.1061" calcext:value-type="float">
            <text:p>0.1061</text:p>
          </table:table-cell>
          <table:table-cell office:value-type="float" office:value="0.79186" calcext:value-type="float">
            <text:p>0.79186</text:p>
          </table:table-cell>
          <table:table-cell office:value-type="float" office:value="-0.18458" calcext:value-type="float">
            <text:p>-0.18458</text:p>
          </table:table-cell>
          <table:table-cell office:value-type="float" office:value="0.5724" calcext:value-type="float">
            <text:p>0.5724</text:p>
          </table:table-cell>
          <table:table-cell office:value-type="float" office:value="0.00917" calcext:value-type="float">
            <text:p>0.00917</text:p>
          </table:table-cell>
          <table:table-cell office:value-type="float" office:value="0.25233" calcext:value-type="float">
            <text:p>0.25233</text:p>
          </table:table-cell>
          <table:table-cell office:value-type="float" office:value="0.03409" calcext:value-type="float">
            <text:p>0.03409</text:p>
          </table:table-cell>
          <table:table-cell table:number-columns-repeated="5"/>
        </table:table-row>
        <table:table-row table:style-name="ro1">
          <table:table-cell office:value-type="float" office:value="1.40371531586214E+018" calcext:value-type="float">
            <text:p>1403715315862140000</text:p>
          </table:table-cell>
          <table:table-cell office:value-type="float" office:value="-0.85509" calcext:value-type="float">
            <text:p>-0.85509</text:p>
          </table:table-cell>
          <table:table-cell office:value-type="float" office:value="-3.73942" calcext:value-type="float">
            <text:p>-3.73942</text:p>
          </table:table-cell>
          <table:table-cell office:value-type="float" office:value="0.48567" calcext:value-type="float">
            <text:p>0.48567</text:p>
          </table:table-cell>
          <table:table-cell office:value-type="float" office:value="0.11083" calcext:value-type="float">
            <text:p>0.11083</text:p>
          </table:table-cell>
          <table:table-cell office:value-type="float" office:value="0.7868" calcext:value-type="float">
            <text:p>0.7868</text:p>
          </table:table-cell>
          <table:table-cell office:value-type="float" office:value="-0.20601" calcext:value-type="float">
            <text:p>-0.20601</text:p>
          </table:table-cell>
          <table:table-cell office:value-type="float" office:value="0.57116" calcext:value-type="float">
            <text:p>0.57116</text:p>
          </table:table-cell>
          <table:table-cell office:value-type="float" office:value="-0.0185" calcext:value-type="float">
            <text:p>-0.0185</text:p>
          </table:table-cell>
          <table:table-cell office:value-type="float" office:value="0.21141" calcext:value-type="float">
            <text:p>0.21141</text:p>
          </table:table-cell>
          <table:table-cell office:value-type="float" office:value="0.0176" calcext:value-type="float">
            <text:p>0.0176</text:p>
          </table:table-cell>
          <table:table-cell table:number-columns-repeated="5"/>
        </table:table-row>
        <table:table-row table:style-name="ro1">
          <table:table-cell office:value-type="float" office:value="1.40371531596214E+018" calcext:value-type="float">
            <text:p>1403715315962140000</text:p>
          </table:table-cell>
          <table:table-cell office:value-type="float" office:value="-0.86153" calcext:value-type="float">
            <text:p>-0.86153</text:p>
          </table:table-cell>
          <table:table-cell office:value-type="float" office:value="-3.71604" calcext:value-type="float">
            <text:p>-3.71604</text:p>
          </table:table-cell>
          <table:table-cell office:value-type="float" office:value="0.48334" calcext:value-type="float">
            <text:p>0.48334</text:p>
          </table:table-cell>
          <table:table-cell office:value-type="float" office:value="0.12358" calcext:value-type="float">
            <text:p>0.12358</text:p>
          </table:table-cell>
          <table:table-cell office:value-type="float" office:value="0.78259" calcext:value-type="float">
            <text:p>0.78259</text:p>
          </table:table-cell>
          <table:table-cell office:value-type="float" office:value="-0.22375" calcext:value-type="float">
            <text:p>-0.22375</text:p>
          </table:table-cell>
          <table:table-cell office:value-type="float" office:value="0.56763" calcext:value-type="float">
            <text:p>0.56763</text:p>
          </table:table-cell>
          <table:table-cell office:value-type="float" office:value="-0.05833" calcext:value-type="float">
            <text:p>-0.05833</text:p>
          </table:table-cell>
          <table:table-cell office:value-type="float" office:value="0.18951" calcext:value-type="float">
            <text:p>0.18951</text:p>
          </table:table-cell>
          <table:table-cell office:value-type="float" office:value="-0.00096" calcext:value-type="float">
            <text:p>-0.00096</text:p>
          </table:table-cell>
          <table:table-cell table:number-columns-repeated="5"/>
        </table:table-row>
        <table:table-row table:style-name="ro1">
          <table:table-cell office:value-type="float" office:value="1.40371531606214E+018" calcext:value-type="float">
            <text:p>1403715316062140000</text:p>
          </table:table-cell>
          <table:table-cell office:value-type="float" office:value="-0.87054" calcext:value-type="float">
            <text:p>-0.87054</text:p>
          </table:table-cell>
          <table:table-cell office:value-type="float" office:value="-3.694" calcext:value-type="float">
            <text:p>-3.694</text:p>
          </table:table-cell>
          <table:table-cell office:value-type="float" office:value="0.47984" calcext:value-type="float">
            <text:p>0.47984</text:p>
          </table:table-cell>
          <table:table-cell office:value-type="float" office:value="0.14032" calcext:value-type="float">
            <text:p>0.14032</text:p>
          </table:table-cell>
          <table:table-cell office:value-type="float" office:value="0.7788" calcext:value-type="float">
            <text:p>0.7788</text:p>
          </table:table-cell>
          <table:table-cell office:value-type="float" office:value="-0.23983" calcext:value-type="float">
            <text:p>-0.23983</text:p>
          </table:table-cell>
          <table:table-cell office:value-type="float" office:value="0.56237" calcext:value-type="float">
            <text:p>0.56237</text:p>
          </table:table-cell>
          <table:table-cell office:value-type="float" office:value="-0.08997" calcext:value-type="float">
            <text:p>-0.08997</text:p>
          </table:table-cell>
          <table:table-cell office:value-type="float" office:value="0.16569" calcext:value-type="float">
            <text:p>0.16569</text:p>
          </table:table-cell>
          <table:table-cell office:value-type="float" office:value="-0.04051" calcext:value-type="float">
            <text:p>-0.04051</text:p>
          </table:table-cell>
          <table:table-cell table:number-columns-repeated="5"/>
        </table:table-row>
        <table:table-row table:style-name="ro1">
          <table:table-cell office:value-type="float" office:value="1.40371531616214E+018" calcext:value-type="float">
            <text:p>1403715316162140000</text:p>
          </table:table-cell>
          <table:table-cell office:value-type="float" office:value="-0.87974" calcext:value-type="float">
            <text:p>-0.87974</text:p>
          </table:table-cell>
          <table:table-cell office:value-type="float" office:value="-3.67292" calcext:value-type="float">
            <text:p>-3.67292</text:p>
          </table:table-cell>
          <table:table-cell office:value-type="float" office:value="0.47449" calcext:value-type="float">
            <text:p>0.47449</text:p>
          </table:table-cell>
          <table:table-cell office:value-type="float" office:value="0.16086" calcext:value-type="float">
            <text:p>0.16086</text:p>
          </table:table-cell>
          <table:table-cell office:value-type="float" office:value="0.77573" calcext:value-type="float">
            <text:p>0.77573</text:p>
          </table:table-cell>
          <table:table-cell office:value-type="float" office:value="-0.25388" calcext:value-type="float">
            <text:p>-0.25388</text:p>
          </table:table-cell>
          <table:table-cell office:value-type="float" office:value="0.55489" calcext:value-type="float">
            <text:p>0.55489</text:p>
          </table:table-cell>
          <table:table-cell office:value-type="float" office:value="-0.10007" calcext:value-type="float">
            <text:p>-0.10007</text:p>
          </table:table-cell>
          <table:table-cell office:value-type="float" office:value="0.14065" calcext:value-type="float">
            <text:p>0.14065</text:p>
          </table:table-cell>
          <table:table-cell office:value-type="float" office:value="-0.08246" calcext:value-type="float">
            <text:p>-0.08246</text:p>
          </table:table-cell>
          <table:table-cell table:number-columns-repeated="5"/>
        </table:table-row>
        <table:table-row table:style-name="ro1">
          <table:table-cell office:value-type="float" office:value="1.40371531626214E+018" calcext:value-type="float">
            <text:p>1403715316262140000</text:p>
          </table:table-cell>
          <table:table-cell office:value-type="float" office:value="-0.89109" calcext:value-type="float">
            <text:p>-0.89109</text:p>
          </table:table-cell>
          <table:table-cell office:value-type="float" office:value="-3.65248" calcext:value-type="float">
            <text:p>-3.65248</text:p>
          </table:table-cell>
          <table:table-cell office:value-type="float" office:value="0.46628" calcext:value-type="float">
            <text:p>0.46628</text:p>
          </table:table-cell>
          <table:table-cell office:value-type="float" office:value="0.18228" calcext:value-type="float">
            <text:p>0.18228</text:p>
          </table:table-cell>
          <table:table-cell office:value-type="float" office:value="0.77473" calcext:value-type="float">
            <text:p>0.77473</text:p>
          </table:table-cell>
          <table:table-cell office:value-type="float" office:value="-0.26853" calcext:value-type="float">
            <text:p>-0.26853</text:p>
          </table:table-cell>
          <table:table-cell office:value-type="float" office:value="0.54265" calcext:value-type="float">
            <text:p>0.54265</text:p>
          </table:table-cell>
          <table:table-cell office:value-type="float" office:value="-0.10785" calcext:value-type="float">
            <text:p>-0.10785</text:p>
          </table:table-cell>
          <table:table-cell office:value-type="float" office:value="0.12914" calcext:value-type="float">
            <text:p>0.12914</text:p>
          </table:table-cell>
          <table:table-cell office:value-type="float" office:value="-0.09235" calcext:value-type="float">
            <text:p>-0.09235</text:p>
          </table:table-cell>
          <table:table-cell table:number-columns-repeated="5"/>
        </table:table-row>
        <table:table-row table:style-name="ro1">
          <table:table-cell office:value-type="float" office:value="1.40371531636214E+018" calcext:value-type="float">
            <text:p>1403715316362140000</text:p>
          </table:table-cell>
          <table:table-cell office:value-type="float" office:value="-0.90136" calcext:value-type="float">
            <text:p>-0.90136</text:p>
          </table:table-cell>
          <table:table-cell office:value-type="float" office:value="-3.63057" calcext:value-type="float">
            <text:p>-3.63057</text:p>
          </table:table-cell>
          <table:table-cell office:value-type="float" office:value="0.45547" calcext:value-type="float">
            <text:p>0.45547</text:p>
          </table:table-cell>
          <table:table-cell office:value-type="float" office:value="0.2017" calcext:value-type="float">
            <text:p>0.2017</text:p>
          </table:table-cell>
          <table:table-cell office:value-type="float" office:value="0.77612" calcext:value-type="float">
            <text:p>0.77612</text:p>
          </table:table-cell>
          <table:table-cell office:value-type="float" office:value="-0.28462" calcext:value-type="float">
            <text:p>-0.28462</text:p>
          </table:table-cell>
          <table:table-cell office:value-type="float" office:value="0.5253" calcext:value-type="float">
            <text:p>0.5253</text:p>
          </table:table-cell>
          <table:table-cell office:value-type="float" office:value="-0.07508" calcext:value-type="float">
            <text:p>-0.07508</text:p>
          </table:table-cell>
          <table:table-cell office:value-type="float" office:value="0.14222" calcext:value-type="float">
            <text:p>0.14222</text:p>
          </table:table-cell>
          <table:table-cell office:value-type="float" office:value="-0.12388" calcext:value-type="float">
            <text:p>-0.12388</text:p>
          </table:table-cell>
          <table:table-cell table:number-columns-repeated="5"/>
        </table:table-row>
        <table:table-row table:style-name="ro1">
          <table:table-cell office:value-type="float" office:value="1.40371531646214E+018" calcext:value-type="float">
            <text:p>1403715316462140000</text:p>
          </table:table-cell>
          <table:table-cell office:value-type="float" office:value="-0.90689" calcext:value-type="float">
            <text:p>-0.90689</text:p>
          </table:table-cell>
          <table:table-cell office:value-type="float" office:value="-3.60853" calcext:value-type="float">
            <text:p>-3.60853</text:p>
          </table:table-cell>
          <table:table-cell office:value-type="float" office:value="0.44292" calcext:value-type="float">
            <text:p>0.44292</text:p>
          </table:table-cell>
          <table:table-cell office:value-type="float" office:value="0.21678" calcext:value-type="float">
            <text:p>0.21678</text:p>
          </table:table-cell>
          <table:table-cell office:value-type="float" office:value="0.77652" calcext:value-type="float">
            <text:p>0.77652</text:p>
          </table:table-cell>
          <table:table-cell office:value-type="float" office:value="-0.29772" calcext:value-type="float">
            <text:p>-0.29772</text:p>
          </table:table-cell>
          <table:table-cell office:value-type="float" office:value="0.51126" calcext:value-type="float">
            <text:p>0.51126</text:p>
          </table:table-cell>
          <table:table-cell office:value-type="float" office:value="-0.00873" calcext:value-type="float">
            <text:p>-0.00873</text:p>
          </table:table-cell>
          <table:table-cell office:value-type="float" office:value="0.16259" calcext:value-type="float">
            <text:p>0.16259</text:p>
          </table:table-cell>
          <table:table-cell office:value-type="float" office:value="-0.12355" calcext:value-type="float">
            <text:p>-0.12355</text:p>
          </table:table-cell>
          <table:table-cell table:number-columns-repeated="5"/>
        </table:table-row>
        <table:table-row table:style-name="ro1">
          <table:table-cell office:value-type="float" office:value="1.40371531656214E+018" calcext:value-type="float">
            <text:p>1403715316562140000</text:p>
          </table:table-cell>
          <table:table-cell office:value-type="float" office:value="-0.9044" calcext:value-type="float">
            <text:p>-0.9044</text:p>
          </table:table-cell>
          <table:table-cell office:value-type="float" office:value="-3.58749" calcext:value-type="float">
            <text:p>-3.58749</text:p>
          </table:table-cell>
          <table:table-cell office:value-type="float" office:value="0.42989" calcext:value-type="float">
            <text:p>0.42989</text:p>
          </table:table-cell>
          <table:table-cell office:value-type="float" office:value="0.22499" calcext:value-type="float">
            <text:p>0.22499</text:p>
          </table:table-cell>
          <table:table-cell office:value-type="float" office:value="0.77204" calcext:value-type="float">
            <text:p>0.77204</text:p>
          </table:table-cell>
          <table:table-cell office:value-type="float" office:value="-0.30918" calcext:value-type="float">
            <text:p>-0.30918</text:p>
          </table:table-cell>
          <table:table-cell office:value-type="float" office:value="0.50768" calcext:value-type="float">
            <text:p>0.50768</text:p>
          </table:table-cell>
          <table:table-cell office:value-type="float" office:value="0.06901" calcext:value-type="float">
            <text:p>0.06901</text:p>
          </table:table-cell>
          <table:table-cell office:value-type="float" office:value="0.16785" calcext:value-type="float">
            <text:p>0.16785</text:p>
          </table:table-cell>
          <table:table-cell office:value-type="float" office:value="-0.12901" calcext:value-type="float">
            <text:p>-0.12901</text:p>
          </table:table-cell>
          <table:table-cell table:number-columns-repeated="5"/>
        </table:table-row>
        <table:table-row table:style-name="ro1">
          <table:table-cell office:value-type="float" office:value="1.40371531666214E+018" calcext:value-type="float">
            <text:p>1403715316662140000</text:p>
          </table:table-cell>
          <table:table-cell office:value-type="float" office:value="-0.89209" calcext:value-type="float">
            <text:p>-0.89209</text:p>
          </table:table-cell>
          <table:table-cell office:value-type="float" office:value="-3.56908" calcext:value-type="float">
            <text:p>-3.56908</text:p>
          </table:table-cell>
          <table:table-cell office:value-type="float" office:value="0.41687" calcext:value-type="float">
            <text:p>0.41687</text:p>
          </table:table-cell>
          <table:table-cell office:value-type="float" office:value="0.23005" calcext:value-type="float">
            <text:p>0.23005</text:p>
          </table:table-cell>
          <table:table-cell office:value-type="float" office:value="0.76451" calcext:value-type="float">
            <text:p>0.76451</text:p>
          </table:table-cell>
          <table:table-cell office:value-type="float" office:value="-0.31797" calcext:value-type="float">
            <text:p>-0.31797</text:p>
          </table:table-cell>
          <table:table-cell office:value-type="float" office:value="0.51137" calcext:value-type="float">
            <text:p>0.51137</text:p>
          </table:table-cell>
          <table:table-cell office:value-type="float" office:value="0.14319" calcext:value-type="float">
            <text:p>0.14319</text:p>
          </table:table-cell>
          <table:table-cell office:value-type="float" office:value="0.16601" calcext:value-type="float">
            <text:p>0.16601</text:p>
          </table:table-cell>
          <table:table-cell office:value-type="float" office:value="-0.13845" calcext:value-type="float">
            <text:p>-0.13845</text:p>
          </table:table-cell>
          <table:table-cell table:number-columns-repeated="5"/>
        </table:table-row>
        <table:table-row table:style-name="ro1">
          <table:table-cell office:value-type="float" office:value="1.40371531676214E+018" calcext:value-type="float">
            <text:p>1403715316762140000</text:p>
          </table:table-cell>
          <table:table-cell office:value-type="float" office:value="-0.87651" calcext:value-type="float">
            <text:p>-0.87651</text:p>
          </table:table-cell>
          <table:table-cell office:value-type="float" office:value="-3.55233" calcext:value-type="float">
            <text:p>-3.55233</text:p>
          </table:table-cell>
          <table:table-cell office:value-type="float" office:value="0.4013" calcext:value-type="float">
            <text:p>0.4013</text:p>
          </table:table-cell>
          <table:table-cell office:value-type="float" office:value="0.23481" calcext:value-type="float">
            <text:p>0.23481</text:p>
          </table:table-cell>
          <table:table-cell office:value-type="float" office:value="0.75611" calcext:value-type="float">
            <text:p>0.75611</text:p>
          </table:table-cell>
          <table:table-cell office:value-type="float" office:value="-0.32672" calcext:value-type="float">
            <text:p>-0.32672</text:p>
          </table:table-cell>
          <table:table-cell office:value-type="float" office:value="0.51615" calcext:value-type="float">
            <text:p>0.51615</text:p>
          </table:table-cell>
          <table:table-cell office:value-type="float" office:value="0.18472" calcext:value-type="float">
            <text:p>0.18472</text:p>
          </table:table-cell>
          <table:table-cell office:value-type="float" office:value="0.15798" calcext:value-type="float">
            <text:p>0.15798</text:p>
          </table:table-cell>
          <table:table-cell office:value-type="float" office:value="-0.16449" calcext:value-type="float">
            <text:p>-0.16449</text:p>
          </table:table-cell>
          <table:table-cell table:number-columns-repeated="5"/>
        </table:table-row>
        <table:table-row table:style-name="ro1">
          <table:table-cell office:value-type="float" office:value="1.40371531686214E+018" calcext:value-type="float">
            <text:p>1403715316862140000</text:p>
          </table:table-cell>
          <table:table-cell office:value-type="float" office:value="-0.85746" calcext:value-type="float">
            <text:p>-0.85746</text:p>
          </table:table-cell>
          <table:table-cell office:value-type="float" office:value="-3.53773" calcext:value-type="float">
            <text:p>-3.53773</text:p>
          </table:table-cell>
          <table:table-cell office:value-type="float" office:value="0.38241" calcext:value-type="float">
            <text:p>0.38241</text:p>
          </table:table-cell>
          <table:table-cell office:value-type="float" office:value="0.24229" calcext:value-type="float">
            <text:p>0.24229</text:p>
          </table:table-cell>
          <table:table-cell office:value-type="float" office:value="0.74794" calcext:value-type="float">
            <text:p>0.74794</text:p>
          </table:table-cell>
          <table:table-cell office:value-type="float" office:value="-0.33716" calcext:value-type="float">
            <text:p>-0.33716</text:p>
          </table:table-cell>
          <table:table-cell office:value-type="float" office:value="0.51789" calcext:value-type="float">
            <text:p>0.51789</text:p>
          </table:table-cell>
          <table:table-cell office:value-type="float" office:value="0.21121" calcext:value-type="float">
            <text:p>0.21121</text:p>
          </table:table-cell>
          <table:table-cell office:value-type="float" office:value="0.15053" calcext:value-type="float">
            <text:p>0.15053</text:p>
          </table:table-cell>
          <table:table-cell office:value-type="float" office:value="-0.18373" calcext:value-type="float">
            <text:p>-0.18373</text:p>
          </table:table-cell>
          <table:table-cell table:number-columns-repeated="5"/>
        </table:table-row>
        <table:table-row table:style-name="ro1">
          <table:table-cell office:value-type="float" office:value="1.40371531696214E+018" calcext:value-type="float">
            <text:p>1403715316962140000</text:p>
          </table:table-cell>
          <table:table-cell office:value-type="float" office:value="-0.83674" calcext:value-type="float">
            <text:p>-0.83674</text:p>
          </table:table-cell>
          <table:table-cell office:value-type="float" office:value="-3.52275" calcext:value-type="float">
            <text:p>-3.52275</text:p>
          </table:table-cell>
          <table:table-cell office:value-type="float" office:value="0.36351" calcext:value-type="float">
            <text:p>0.36351</text:p>
          </table:table-cell>
          <table:table-cell office:value-type="float" office:value="0.25327" calcext:value-type="float">
            <text:p>0.25327</text:p>
          </table:table-cell>
          <table:table-cell office:value-type="float" office:value="0.73786" calcext:value-type="float">
            <text:p>0.73786</text:p>
          </table:table-cell>
          <table:table-cell office:value-type="float" office:value="-0.35037" calcext:value-type="float">
            <text:p>-0.35037</text:p>
          </table:table-cell>
          <table:table-cell office:value-type="float" office:value="0.51832" calcext:value-type="float">
            <text:p>0.51832</text:p>
          </table:table-cell>
          <table:table-cell office:value-type="float" office:value="0.22203" calcext:value-type="float">
            <text:p>0.22203</text:p>
          </table:table-cell>
          <table:table-cell office:value-type="float" office:value="0.14771" calcext:value-type="float">
            <text:p>0.14771</text:p>
          </table:table-cell>
          <table:table-cell office:value-type="float" office:value="-0.17208" calcext:value-type="float">
            <text:p>-0.17208</text:p>
          </table:table-cell>
          <table:table-cell table:number-columns-repeated="5"/>
        </table:table-row>
        <table:table-row table:style-name="ro1">
          <table:table-cell office:value-type="float" office:value="1.40371531706214E+018" calcext:value-type="float">
            <text:p>1403715317062140000</text:p>
          </table:table-cell>
          <table:table-cell office:value-type="float" office:value="-0.81605" calcext:value-type="float">
            <text:p>-0.81605</text:p>
          </table:table-cell>
          <table:table-cell office:value-type="float" office:value="-3.50499" calcext:value-type="float">
            <text:p>-3.50499</text:p>
          </table:table-cell>
          <table:table-cell office:value-type="float" office:value="0.34481" calcext:value-type="float">
            <text:p>0.34481</text:p>
          </table:table-cell>
          <table:table-cell office:value-type="float" office:value="0.26472" calcext:value-type="float">
            <text:p>0.26472</text:p>
          </table:table-cell>
          <table:table-cell office:value-type="float" office:value="0.72521" calcext:value-type="float">
            <text:p>0.72521</text:p>
          </table:table-cell>
          <table:table-cell office:value-type="float" office:value="-0.36816" calcext:value-type="float">
            <text:p>-0.36816</text:p>
          </table:table-cell>
          <table:table-cell office:value-type="float" office:value="0.51812" calcext:value-type="float">
            <text:p>0.51812</text:p>
          </table:table-cell>
          <table:table-cell office:value-type="float" office:value="0.21986" calcext:value-type="float">
            <text:p>0.21986</text:p>
          </table:table-cell>
          <table:table-cell office:value-type="float" office:value="0.17166" calcext:value-type="float">
            <text:p>0.17166</text:p>
          </table:table-cell>
          <table:table-cell office:value-type="float" office:value="-0.18818" calcext:value-type="float">
            <text:p>-0.18818</text:p>
          </table:table-cell>
          <table:table-cell table:number-columns-repeated="5"/>
        </table:table-row>
        <table:table-row table:style-name="ro1">
          <table:table-cell office:value-type="float" office:value="1.40371531716214E+018" calcext:value-type="float">
            <text:p>1403715317162140000</text:p>
          </table:table-cell>
          <table:table-cell office:value-type="float" office:value="-0.79645" calcext:value-type="float">
            <text:p>-0.79645</text:p>
          </table:table-cell>
          <table:table-cell office:value-type="float" office:value="-3.48601" calcext:value-type="float">
            <text:p>-3.48601</text:p>
          </table:table-cell>
          <table:table-cell office:value-type="float" office:value="0.32592" calcext:value-type="float">
            <text:p>0.32592</text:p>
          </table:table-cell>
          <table:table-cell office:value-type="float" office:value="0.27592" calcext:value-type="float">
            <text:p>0.27592</text:p>
          </table:table-cell>
          <table:table-cell office:value-type="float" office:value="0.71583" calcext:value-type="float">
            <text:p>0.71583</text:p>
          </table:table-cell>
          <table:table-cell office:value-type="float" office:value="-0.38917" calcext:value-type="float">
            <text:p>-0.38917</text:p>
          </table:table-cell>
          <table:table-cell office:value-type="float" office:value="0.50991" calcext:value-type="float">
            <text:p>0.50991</text:p>
          </table:table-cell>
          <table:table-cell office:value-type="float" office:value="0.21093" calcext:value-type="float">
            <text:p>0.21093</text:p>
          </table:table-cell>
          <table:table-cell office:value-type="float" office:value="0.18328" calcext:value-type="float">
            <text:p>0.18328</text:p>
          </table:table-cell>
          <table:table-cell office:value-type="float" office:value="-0.1766" calcext:value-type="float">
            <text:p>-0.1766</text:p>
          </table:table-cell>
          <table:table-cell table:number-columns-repeated="5"/>
        </table:table-row>
        <table:table-row table:style-name="ro1">
          <table:table-cell office:value-type="float" office:value="1.40371531726214E+018" calcext:value-type="float">
            <text:p>1403715317262140000</text:p>
          </table:table-cell>
          <table:table-cell office:value-type="float" office:value="-0.77648" calcext:value-type="float">
            <text:p>-0.77648</text:p>
          </table:table-cell>
          <table:table-cell office:value-type="float" office:value="-3.46606" calcext:value-type="float">
            <text:p>-3.46606</text:p>
          </table:table-cell>
          <table:table-cell office:value-type="float" office:value="0.30962" calcext:value-type="float">
            <text:p>0.30962</text:p>
          </table:table-cell>
          <table:table-cell office:value-type="float" office:value="0.28946" calcext:value-type="float">
            <text:p>0.28946</text:p>
          </table:table-cell>
          <table:table-cell office:value-type="float" office:value="0.70629" calcext:value-type="float">
            <text:p>0.70629</text:p>
          </table:table-cell>
          <table:table-cell office:value-type="float" office:value="-0.41033" calcext:value-type="float">
            <text:p>-0.41033</text:p>
          </table:table-cell>
          <table:table-cell office:value-type="float" office:value="0.499" calcext:value-type="float">
            <text:p>0.499</text:p>
          </table:table-cell>
          <table:table-cell office:value-type="float" office:value="0.2145" calcext:value-type="float">
            <text:p>0.2145</text:p>
          </table:table-cell>
          <table:table-cell office:value-type="float" office:value="0.19075" calcext:value-type="float">
            <text:p>0.19075</text:p>
          </table:table-cell>
          <table:table-cell office:value-type="float" office:value="-0.16128" calcext:value-type="float">
            <text:p>-0.16128</text:p>
          </table:table-cell>
          <table:table-cell table:number-columns-repeated="5"/>
        </table:table-row>
        <table:table-row table:style-name="ro1">
          <table:table-cell office:value-type="float" office:value="1.40371531736214E+018" calcext:value-type="float">
            <text:p>1403715317362140000</text:p>
          </table:table-cell>
          <table:table-cell office:value-type="float" office:value="-0.75537" calcext:value-type="float">
            <text:p>-0.75537</text:p>
          </table:table-cell>
          <table:table-cell office:value-type="float" office:value="-3.44369" calcext:value-type="float">
            <text:p>-3.44369</text:p>
          </table:table-cell>
          <table:table-cell office:value-type="float" office:value="0.2947" calcext:value-type="float">
            <text:p>0.2947</text:p>
          </table:table-cell>
          <table:table-cell office:value-type="float" office:value="0.30321" calcext:value-type="float">
            <text:p>0.30321</text:p>
          </table:table-cell>
          <table:table-cell office:value-type="float" office:value="0.69431" calcext:value-type="float">
            <text:p>0.69431</text:p>
          </table:table-cell>
          <table:table-cell office:value-type="float" office:value="-0.43234" calcext:value-type="float">
            <text:p>-0.43234</text:p>
          </table:table-cell>
          <table:table-cell office:value-type="float" office:value="0.48897" calcext:value-type="float">
            <text:p>0.48897</text:p>
          </table:table-cell>
          <table:table-cell office:value-type="float" office:value="0.21642" calcext:value-type="float">
            <text:p>0.21642</text:p>
          </table:table-cell>
          <table:table-cell office:value-type="float" office:value="0.20929" calcext:value-type="float">
            <text:p>0.20929</text:p>
          </table:table-cell>
          <table:table-cell office:value-type="float" office:value="-0.14538" calcext:value-type="float">
            <text:p>-0.14538</text:p>
          </table:table-cell>
          <table:table-cell table:number-columns-repeated="5"/>
        </table:table-row>
        <table:table-row table:style-name="ro1">
          <table:table-cell office:value-type="float" office:value="1.40371531746214E+018" calcext:value-type="float">
            <text:p>1403715317462140000</text:p>
          </table:table-cell>
          <table:table-cell office:value-type="float" office:value="-0.73386" calcext:value-type="float">
            <text:p>-0.73386</text:p>
          </table:table-cell>
          <table:table-cell office:value-type="float" office:value="-3.42166" calcext:value-type="float">
            <text:p>-3.42166</text:p>
          </table:table-cell>
          <table:table-cell office:value-type="float" office:value="0.28113" calcext:value-type="float">
            <text:p>0.28113</text:p>
          </table:table-cell>
          <table:table-cell office:value-type="float" office:value="0.31422" calcext:value-type="float">
            <text:p>0.31422</text:p>
          </table:table-cell>
          <table:table-cell office:value-type="float" office:value="0.67968" calcext:value-type="float">
            <text:p>0.67968</text:p>
          </table:table-cell>
          <table:table-cell office:value-type="float" office:value="-0.45588" calcext:value-type="float">
            <text:p>-0.45588</text:p>
          </table:table-cell>
          <table:table-cell office:value-type="float" office:value="0.48111" calcext:value-type="float">
            <text:p>0.48111</text:p>
          </table:table-cell>
          <table:table-cell office:value-type="float" office:value="0.2206" calcext:value-type="float">
            <text:p>0.2206</text:p>
          </table:table-cell>
          <table:table-cell office:value-type="float" office:value="0.21728" calcext:value-type="float">
            <text:p>0.21728</text:p>
          </table:table-cell>
          <table:table-cell office:value-type="float" office:value="-0.12327" calcext:value-type="float">
            <text:p>-0.12327</text:p>
          </table:table-cell>
          <table:table-cell table:number-columns-repeated="5"/>
        </table:table-row>
        <table:table-row table:style-name="ro1">
          <table:table-cell office:value-type="float" office:value="1.40371531756214E+018" calcext:value-type="float">
            <text:p>1403715317562140000</text:p>
          </table:table-cell>
          <table:table-cell office:value-type="float" office:value="-0.71151" calcext:value-type="float">
            <text:p>-0.71151</text:p>
          </table:table-cell>
          <table:table-cell office:value-type="float" office:value="-3.40052" calcext:value-type="float">
            <text:p>-3.40052</text:p>
          </table:table-cell>
          <table:table-cell office:value-type="float" office:value="0.26861" calcext:value-type="float">
            <text:p>0.26861</text:p>
          </table:table-cell>
          <table:table-cell office:value-type="float" office:value="0.32684" calcext:value-type="float">
            <text:p>0.32684</text:p>
          </table:table-cell>
          <table:table-cell office:value-type="float" office:value="0.6652" calcext:value-type="float">
            <text:p>0.6652</text:p>
          </table:table-cell>
          <table:table-cell office:value-type="float" office:value="-0.47659" calcext:value-type="float">
            <text:p>-0.47659</text:p>
          </table:table-cell>
          <table:table-cell office:value-type="float" office:value="0.4728" calcext:value-type="float">
            <text:p>0.4728</text:p>
          </table:table-cell>
          <table:table-cell office:value-type="float" office:value="0.21833" calcext:value-type="float">
            <text:p>0.21833</text:p>
          </table:table-cell>
          <table:table-cell office:value-type="float" office:value="0.20648" calcext:value-type="float">
            <text:p>0.20648</text:p>
          </table:table-cell>
          <table:table-cell office:value-type="float" office:value="-0.11531" calcext:value-type="float">
            <text:p>-0.11531</text:p>
          </table:table-cell>
          <table:table-cell table:number-columns-repeated="5"/>
        </table:table-row>
        <table:table-row table:style-name="ro1">
          <table:table-cell office:value-type="float" office:value="1.40371531766214E+018" calcext:value-type="float">
            <text:p>1403715317662140000</text:p>
          </table:table-cell>
          <table:table-cell office:value-type="float" office:value="-0.68862" calcext:value-type="float">
            <text:p>-0.68862</text:p>
          </table:table-cell>
          <table:table-cell office:value-type="float" office:value="-3.37982" calcext:value-type="float">
            <text:p>-3.37982</text:p>
          </table:table-cell>
          <table:table-cell office:value-type="float" office:value="0.25679" calcext:value-type="float">
            <text:p>0.25679</text:p>
          </table:table-cell>
          <table:table-cell office:value-type="float" office:value="0.33842" calcext:value-type="float">
            <text:p>0.33842</text:p>
          </table:table-cell>
          <table:table-cell office:value-type="float" office:value="0.64972" calcext:value-type="float">
            <text:p>0.64972</text:p>
          </table:table-cell>
          <table:table-cell office:value-type="float" office:value="-0.49636" calcext:value-type="float">
            <text:p>-0.49636</text:p>
          </table:table-cell>
          <table:table-cell office:value-type="float" office:value="0.46579" calcext:value-type="float">
            <text:p>0.46579</text:p>
          </table:table-cell>
          <table:table-cell office:value-type="float" office:value="0.21806" calcext:value-type="float">
            <text:p>0.21806</text:p>
          </table:table-cell>
          <table:table-cell office:value-type="float" office:value="0.19916" calcext:value-type="float">
            <text:p>0.19916</text:p>
          </table:table-cell>
          <table:table-cell office:value-type="float" office:value="-0.10456" calcext:value-type="float">
            <text:p>-0.10456</text:p>
          </table:table-cell>
          <table:table-cell table:number-columns-repeated="5"/>
        </table:table-row>
        <table:table-row table:style-name="ro1">
          <table:table-cell office:value-type="float" office:value="1.40371531776214E+018" calcext:value-type="float">
            <text:p>1403715317762140000</text:p>
          </table:table-cell>
          <table:table-cell office:value-type="float" office:value="-0.66645" calcext:value-type="float">
            <text:p>-0.66645</text:p>
          </table:table-cell>
          <table:table-cell office:value-type="float" office:value="-3.35971" calcext:value-type="float">
            <text:p>-3.35971</text:p>
          </table:table-cell>
          <table:table-cell office:value-type="float" office:value="0.2456" calcext:value-type="float">
            <text:p>0.2456</text:p>
          </table:table-cell>
          <table:table-cell office:value-type="float" office:value="0.348" calcext:value-type="float">
            <text:p>0.348</text:p>
          </table:table-cell>
          <table:table-cell office:value-type="float" office:value="0.63384" calcext:value-type="float">
            <text:p>0.63384</text:p>
          </table:table-cell>
          <table:table-cell office:value-type="float" office:value="-0.51611" calcext:value-type="float">
            <text:p>-0.51611</text:p>
          </table:table-cell>
          <table:table-cell office:value-type="float" office:value="0.4591" calcext:value-type="float">
            <text:p>0.4591</text:p>
          </table:table-cell>
          <table:table-cell office:value-type="float" office:value="0.2093" calcext:value-type="float">
            <text:p>0.2093</text:p>
          </table:table-cell>
          <table:table-cell office:value-type="float" office:value="0.19104" calcext:value-type="float">
            <text:p>0.19104</text:p>
          </table:table-cell>
          <table:table-cell office:value-type="float" office:value="-0.10065" calcext:value-type="float">
            <text:p>-0.10065</text:p>
          </table:table-cell>
          <table:table-cell table:number-columns-repeated="5"/>
        </table:table-row>
        <table:table-row table:style-name="ro1">
          <table:table-cell office:value-type="float" office:value="1.40371531786214E+018" calcext:value-type="float">
            <text:p>1403715317862140000</text:p>
          </table:table-cell>
          <table:table-cell office:value-type="float" office:value="-0.64524" calcext:value-type="float">
            <text:p>-0.64524</text:p>
          </table:table-cell>
          <table:table-cell office:value-type="float" office:value="-3.33953" calcext:value-type="float">
            <text:p>-3.33953</text:p>
          </table:table-cell>
          <table:table-cell office:value-type="float" office:value="0.2344" calcext:value-type="float">
            <text:p>0.2344</text:p>
          </table:table-cell>
          <table:table-cell office:value-type="float" office:value="0.35083" calcext:value-type="float">
            <text:p>0.35083</text:p>
          </table:table-cell>
          <table:table-cell office:value-type="float" office:value="0.61512" calcext:value-type="float">
            <text:p>0.61512</text:p>
          </table:table-cell>
          <table:table-cell office:value-type="float" office:value="-0.53926" calcext:value-type="float">
            <text:p>-0.53926</text:p>
          </table:table-cell>
          <table:table-cell office:value-type="float" office:value="0.45578" calcext:value-type="float">
            <text:p>0.45578</text:p>
          </table:table-cell>
          <table:table-cell office:value-type="float" office:value="0.18255" calcext:value-type="float">
            <text:p>0.18255</text:p>
          </table:table-cell>
          <table:table-cell office:value-type="float" office:value="0.17556" calcext:value-type="float">
            <text:p>0.17556</text:p>
          </table:table-cell>
          <table:table-cell office:value-type="float" office:value="-0.10014" calcext:value-type="float">
            <text:p>-0.10014</text:p>
          </table:table-cell>
          <table:table-cell table:number-columns-repeated="5"/>
        </table:table-row>
        <table:table-row table:style-name="ro1">
          <table:table-cell office:value-type="float" office:value="1.40371531796214E+018" calcext:value-type="float">
            <text:p>1403715317962140000</text:p>
          </table:table-cell>
          <table:table-cell office:value-type="float" office:value="-0.62751" calcext:value-type="float">
            <text:p>-0.62751</text:p>
          </table:table-cell>
          <table:table-cell office:value-type="float" office:value="-3.32153" calcext:value-type="float">
            <text:p>-3.32153</text:p>
          </table:table-cell>
          <table:table-cell office:value-type="float" office:value="0.22441" calcext:value-type="float">
            <text:p>0.22441</text:p>
          </table:table-cell>
          <table:table-cell office:value-type="float" office:value="0.35824" calcext:value-type="float">
            <text:p>0.35824</text:p>
          </table:table-cell>
          <table:table-cell office:value-type="float" office:value="0.59975" calcext:value-type="float">
            <text:p>0.59975</text:p>
          </table:table-cell>
          <table:table-cell office:value-type="float" office:value="-0.55741" calcext:value-type="float">
            <text:p>-0.55741</text:p>
          </table:table-cell>
          <table:table-cell office:value-type="float" office:value="0.44862" calcext:value-type="float">
            <text:p>0.44862</text:p>
          </table:table-cell>
          <table:table-cell office:value-type="float" office:value="0.13307" calcext:value-type="float">
            <text:p>0.13307</text:p>
          </table:table-cell>
          <table:table-cell office:value-type="float" office:value="0.16787" calcext:value-type="float">
            <text:p>0.16787</text:p>
          </table:table-cell>
          <table:table-cell office:value-type="float" office:value="-0.09461" calcext:value-type="float">
            <text:p>-0.09461</text:p>
          </table:table-cell>
          <table:table-cell table:number-columns-repeated="5"/>
        </table:table-row>
        <table:table-row table:style-name="ro1">
          <table:table-cell office:value-type="float" office:value="1.40371531806214E+018" calcext:value-type="float">
            <text:p>1403715318062140000</text:p>
          </table:table-cell>
          <table:table-cell office:value-type="float" office:value="-0.61302" calcext:value-type="float">
            <text:p>-0.61302</text:p>
          </table:table-cell>
          <table:table-cell office:value-type="float" office:value="-3.30378" calcext:value-type="float">
            <text:p>-3.30378</text:p>
          </table:table-cell>
          <table:table-cell office:value-type="float" office:value="0.21475" calcext:value-type="float">
            <text:p>0.21475</text:p>
          </table:table-cell>
          <table:table-cell office:value-type="float" office:value="0.36655" calcext:value-type="float">
            <text:p>0.36655</text:p>
          </table:table-cell>
          <table:table-cell office:value-type="float" office:value="0.58604" calcext:value-type="float">
            <text:p>0.58604</text:p>
          </table:table-cell>
          <table:table-cell office:value-type="float" office:value="-0.57201" calcext:value-type="float">
            <text:p>-0.57201</text:p>
          </table:table-cell>
          <table:table-cell office:value-type="float" office:value="0.44159" calcext:value-type="float">
            <text:p>0.44159</text:p>
          </table:table-cell>
          <table:table-cell office:value-type="float" office:value="0.10211" calcext:value-type="float">
            <text:p>0.10211</text:p>
          </table:table-cell>
          <table:table-cell office:value-type="float" office:value="0.1539" calcext:value-type="float">
            <text:p>0.1539</text:p>
          </table:table-cell>
          <table:table-cell office:value-type="float" office:value="-0.09935" calcext:value-type="float">
            <text:p>-0.09935</text:p>
          </table:table-cell>
          <table:table-cell table:number-columns-repeated="5"/>
        </table:table-row>
        <table:table-row table:style-name="ro1">
          <table:table-cell office:value-type="float" office:value="1.40371531816214E+018" calcext:value-type="float">
            <text:p>1403715318162140000</text:p>
          </table:table-cell>
          <table:table-cell office:value-type="float" office:value="-0.60299" calcext:value-type="float">
            <text:p>-0.60299</text:p>
          </table:table-cell>
          <table:table-cell office:value-type="float" office:value="-3.28799" calcext:value-type="float">
            <text:p>-3.28799</text:p>
          </table:table-cell>
          <table:table-cell office:value-type="float" office:value="0.20489" calcext:value-type="float">
            <text:p>0.20489</text:p>
          </table:table-cell>
          <table:table-cell office:value-type="float" office:value="-0.37224" calcext:value-type="float">
            <text:p>-0.37224</text:p>
          </table:table-cell>
          <table:table-cell office:value-type="float" office:value="-0.57556" calcext:value-type="float">
            <text:p>-0.57556</text:p>
          </table:table-cell>
          <table:table-cell office:value-type="float" office:value="0.58241" calcext:value-type="float">
            <text:p>0.58241</text:p>
          </table:table-cell>
          <table:table-cell office:value-type="float" office:value="-0.43699" calcext:value-type="float">
            <text:p>-0.43699</text:p>
          </table:table-cell>
          <table:table-cell office:value-type="float" office:value="0.05387" calcext:value-type="float">
            <text:p>0.05387</text:p>
          </table:table-cell>
          <table:table-cell office:value-type="float" office:value="0.13017" calcext:value-type="float">
            <text:p>0.13017</text:p>
          </table:table-cell>
          <table:table-cell office:value-type="float" office:value="-0.09512" calcext:value-type="float">
            <text:p>-0.09512</text:p>
          </table:table-cell>
          <table:table-cell table:number-columns-repeated="5"/>
        </table:table-row>
        <table:table-row table:style-name="ro1">
          <table:table-cell office:value-type="float" office:value="1.40371531826214E+018" calcext:value-type="float">
            <text:p>1403715318262140000</text:p>
          </table:table-cell>
          <table:table-cell office:value-type="float" office:value="-0.59803" calcext:value-type="float">
            <text:p>-0.59803</text:p>
          </table:table-cell>
          <table:table-cell office:value-type="float" office:value="-3.27451" calcext:value-type="float">
            <text:p>-3.27451</text:p>
          </table:table-cell>
          <table:table-cell office:value-type="float" office:value="0.19462" calcext:value-type="float">
            <text:p>0.19462</text:p>
          </table:table-cell>
          <table:table-cell office:value-type="float" office:value="-0.37761" calcext:value-type="float">
            <text:p>-0.37761</text:p>
          </table:table-cell>
          <table:table-cell office:value-type="float" office:value="-0.56976" calcext:value-type="float">
            <text:p>-0.56976</text:p>
          </table:table-cell>
          <table:table-cell office:value-type="float" office:value="0.58878" calcext:value-type="float">
            <text:p>0.58878</text:p>
          </table:table-cell>
          <table:table-cell office:value-type="float" office:value="-0.43142" calcext:value-type="float">
            <text:p>-0.43142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11428" calcext:value-type="float">
            <text:p>0.11428</text:p>
          </table:table-cell>
          <table:table-cell office:value-type="float" office:value="-0.1014" calcext:value-type="float">
            <text:p>-0.1014</text:p>
          </table:table-cell>
          <table:table-cell table:number-columns-repeated="5"/>
        </table:table-row>
        <table:table-row table:style-name="ro1">
          <table:table-cell office:value-type="float" office:value="1.40371531836214E+018" calcext:value-type="float">
            <text:p>1403715318362140000</text:p>
          </table:table-cell>
          <table:table-cell office:value-type="float" office:value="-0.59868" calcext:value-type="float">
            <text:p>-0.59868</text:p>
          </table:table-cell>
          <table:table-cell office:value-type="float" office:value="-3.26302" calcext:value-type="float">
            <text:p>-3.26302</text:p>
          </table:table-cell>
          <table:table-cell office:value-type="float" office:value="0.18367" calcext:value-type="float">
            <text:p>0.18367</text:p>
          </table:table-cell>
          <table:table-cell office:value-type="float" office:value="-0.38358" calcext:value-type="float">
            <text:p>-0.38358</text:p>
          </table:table-cell>
          <table:table-cell office:value-type="float" office:value="-0.56563" calcext:value-type="float">
            <text:p>-0.56563</text:p>
          </table:table-cell>
          <table:table-cell office:value-type="float" office:value="0.59359" calcext:value-type="float">
            <text:p>0.59359</text:p>
          </table:table-cell>
          <table:table-cell office:value-type="float" office:value="-0.42494" calcext:value-type="float">
            <text:p>-0.42494</text:p>
          </table:table-cell>
          <table:table-cell office:value-type="float" office:value="-0.05297" calcext:value-type="float">
            <text:p>-0.05297</text:p>
          </table:table-cell>
          <table:table-cell office:value-type="float" office:value="0.09647" calcext:value-type="float">
            <text:p>0.09647</text:p>
          </table:table-cell>
          <table:table-cell office:value-type="float" office:value="-0.10089" calcext:value-type="float">
            <text:p>-0.10089</text:p>
          </table:table-cell>
          <table:table-cell table:number-columns-repeated="5"/>
        </table:table-row>
        <table:table-row table:style-name="ro1">
          <table:table-cell office:value-type="float" office:value="1.40371531846214E+018" calcext:value-type="float">
            <text:p>1403715318462140000</text:p>
          </table:table-cell>
          <table:table-cell office:value-type="float" office:value="-0.60521" calcext:value-type="float">
            <text:p>-0.60521</text:p>
          </table:table-cell>
          <table:table-cell office:value-type="float" office:value="-3.25204" calcext:value-type="float">
            <text:p>-3.25204</text:p>
          </table:table-cell>
          <table:table-cell office:value-type="float" office:value="0.1737" calcext:value-type="float">
            <text:p>0.1737</text:p>
          </table:table-cell>
          <table:table-cell office:value-type="float" office:value="-0.3933" calcext:value-type="float">
            <text:p>-0.3933</text:p>
          </table:table-cell>
          <table:table-cell office:value-type="float" office:value="-0.56393" calcext:value-type="float">
            <text:p>-0.56393</text:p>
          </table:table-cell>
          <table:table-cell office:value-type="float" office:value="0.59692" calcext:value-type="float">
            <text:p>0.59692</text:p>
          </table:table-cell>
          <table:table-cell office:value-type="float" office:value="-0.41351" calcext:value-type="float">
            <text:p>-0.41351</text:p>
          </table:table-cell>
          <table:table-cell office:value-type="float" office:value="-0.10439" calcext:value-type="float">
            <text:p>-0.10439</text:p>
          </table:table-cell>
          <table:table-cell office:value-type="float" office:value="0.09382" calcext:value-type="float">
            <text:p>0.09382</text:p>
          </table:table-cell>
          <table:table-cell office:value-type="float" office:value="-0.10096" calcext:value-type="float">
            <text:p>-0.10096</text:p>
          </table:table-cell>
          <table:table-cell table:number-columns-repeated="5"/>
        </table:table-row>
        <table:table-row table:style-name="ro1">
          <table:table-cell office:value-type="float" office:value="1.40371531856214E+018" calcext:value-type="float">
            <text:p>1403715318562140000</text:p>
          </table:table-cell>
          <table:table-cell office:value-type="float" office:value="-0.61542" calcext:value-type="float">
            <text:p>-0.61542</text:p>
          </table:table-cell>
          <table:table-cell office:value-type="float" office:value="-3.24133" calcext:value-type="float">
            <text:p>-3.24133</text:p>
          </table:table-cell>
          <table:table-cell office:value-type="float" office:value="0.16399" calcext:value-type="float">
            <text:p>0.16399</text:p>
          </table:table-cell>
          <table:table-cell office:value-type="float" office:value="-0.4036" calcext:value-type="float">
            <text:p>-0.4036</text:p>
          </table:table-cell>
          <table:table-cell office:value-type="float" office:value="-0.56316" calcext:value-type="float">
            <text:p>-0.56316</text:p>
          </table:table-cell>
          <table:table-cell office:value-type="float" office:value="0.60139" calcext:value-type="float">
            <text:p>0.60139</text:p>
          </table:table-cell>
          <table:table-cell office:value-type="float" office:value="-0.39785" calcext:value-type="float">
            <text:p>-0.39785</text:p>
          </table:table-cell>
          <table:table-cell office:value-type="float" office:value="-0.12455" calcext:value-type="float">
            <text:p>-0.12455</text:p>
          </table:table-cell>
          <table:table-cell office:value-type="float" office:value="0.08027" calcext:value-type="float">
            <text:p>0.08027</text:p>
          </table:table-cell>
          <table:table-cell office:value-type="float" office:value="-0.11777" calcext:value-type="float">
            <text:p>-0.11777</text:p>
          </table:table-cell>
          <table:table-cell table:number-columns-repeated="5"/>
        </table:table-row>
        <table:table-row table:style-name="ro1">
          <table:table-cell office:value-type="float" office:value="1.40371531866214E+018" calcext:value-type="float">
            <text:p>1403715318662140000</text:p>
          </table:table-cell>
          <table:table-cell office:value-type="float" office:value="-0.62756" calcext:value-type="float">
            <text:p>-0.62756</text:p>
          </table:table-cell>
          <table:table-cell office:value-type="float" office:value="-3.233" calcext:value-type="float">
            <text:p>-3.233</text:p>
          </table:table-cell>
          <table:table-cell office:value-type="float" office:value="0.15298" calcext:value-type="float">
            <text:p>0.15298</text:p>
          </table:table-cell>
          <table:table-cell office:value-type="float" office:value="-0.407" calcext:value-type="float">
            <text:p>-0.407</text:p>
          </table:table-cell>
          <table:table-cell office:value-type="float" office:value="-0.56148" calcext:value-type="float">
            <text:p>-0.56148</text:p>
          </table:table-cell>
          <table:table-cell office:value-type="float" office:value="0.61215" calcext:value-type="float">
            <text:p>0.61215</text:p>
          </table:table-cell>
          <table:table-cell office:value-type="float" office:value="-0.37995" calcext:value-type="float">
            <text:p>-0.37995</text:p>
          </table:table-cell>
          <table:table-cell office:value-type="float" office:value="-0.12551" calcext:value-type="float">
            <text:p>-0.12551</text:p>
          </table:table-cell>
          <table:table-cell office:value-type="float" office:value="0.05247" calcext:value-type="float">
            <text:p>0.05247</text:p>
          </table:table-cell>
          <table:table-cell office:value-type="float" office:value="-0.12132" calcext:value-type="float">
            <text:p>-0.12132</text:p>
          </table:table-cell>
          <table:table-cell table:number-columns-repeated="5"/>
        </table:table-row>
        <table:table-row table:style-name="ro1">
          <table:table-cell office:value-type="float" office:value="1.40371531876214E+018" calcext:value-type="float">
            <text:p>1403715318762140000</text:p>
          </table:table-cell>
          <table:table-cell office:value-type="float" office:value="-0.64046" calcext:value-type="float">
            <text:p>-0.64046</text:p>
          </table:table-cell>
          <table:table-cell office:value-type="float" office:value="-3.22944" calcext:value-type="float">
            <text:p>-3.22944</text:p>
          </table:table-cell>
          <table:table-cell office:value-type="float" office:value="0.14152" calcext:value-type="float">
            <text:p>0.14152</text:p>
          </table:table-cell>
          <table:table-cell office:value-type="float" office:value="-0.40601" calcext:value-type="float">
            <text:p>-0.40601</text:p>
          </table:table-cell>
          <table:table-cell office:value-type="float" office:value="-0.55641" calcext:value-type="float">
            <text:p>-0.55641</text:p>
          </table:table-cell>
          <table:table-cell office:value-type="float" office:value="0.62675" calcext:value-type="float">
            <text:p>0.62675</text:p>
          </table:table-cell>
          <table:table-cell office:value-type="float" office:value="-0.36435" calcext:value-type="float">
            <text:p>-0.36435</text:p>
          </table:table-cell>
          <table:table-cell office:value-type="float" office:value="-0.13644" calcext:value-type="float">
            <text:p>-0.13644</text:p>
          </table:table-cell>
          <table:table-cell office:value-type="float" office:value="-0.01529" calcext:value-type="float">
            <text:p>-0.01529</text:p>
          </table:table-cell>
          <table:table-cell office:value-type="float" office:value="-0.10924" calcext:value-type="float">
            <text:p>-0.10924</text:p>
          </table:table-cell>
          <table:table-cell table:number-columns-repeated="5"/>
        </table:table-row>
        <table:table-row table:style-name="ro1">
          <table:table-cell office:value-type="float" office:value="1.40371531886214E+018" calcext:value-type="float">
            <text:p>1403715318862140000</text:p>
          </table:table-cell>
          <table:table-cell office:value-type="float" office:value="-0.65408" calcext:value-type="float">
            <text:p>-0.65408</text:p>
          </table:table-cell>
          <table:table-cell office:value-type="float" office:value="-3.23322" calcext:value-type="float">
            <text:p>-3.23322</text:p>
          </table:table-cell>
          <table:table-cell office:value-type="float" office:value="0.13041" calcext:value-type="float">
            <text:p>0.13041</text:p>
          </table:table-cell>
          <table:table-cell office:value-type="float" office:value="-0.41091" calcext:value-type="float">
            <text:p>-0.41091</text:p>
          </table:table-cell>
          <table:table-cell office:value-type="float" office:value="-0.54733" calcext:value-type="float">
            <text:p>-0.54733</text:p>
          </table:table-cell>
          <table:table-cell office:value-type="float" office:value="0.6385" calcext:value-type="float">
            <text:p>0.6385</text:p>
          </table:table-cell>
          <table:table-cell office:value-type="float" office:value="-0.35199" calcext:value-type="float">
            <text:p>-0.35199</text:p>
          </table:table-cell>
          <table:table-cell office:value-type="float" office:value="-0.13882" calcext:value-type="float">
            <text:p>-0.13882</text:p>
          </table:table-cell>
          <table:table-cell office:value-type="float" office:value="-0.10339" calcext:value-type="float">
            <text:p>-0.10339</text:p>
          </table:table-cell>
          <table:table-cell office:value-type="float" office:value="-0.09336" calcext:value-type="float">
            <text:p>-0.09336</text:p>
          </table:table-cell>
          <table:table-cell table:number-columns-repeated="5"/>
        </table:table-row>
        <table:table-row table:style-name="ro1">
          <table:table-cell office:value-type="float" office:value="1.40371531896214E+018" calcext:value-type="float">
            <text:p>1403715318962140000</text:p>
          </table:table-cell>
          <table:table-cell office:value-type="float" office:value="-0.66832" calcext:value-type="float">
            <text:p>-0.66832</text:p>
          </table:table-cell>
          <table:table-cell office:value-type="float" office:value="-3.24508" calcext:value-type="float">
            <text:p>-3.24508</text:p>
          </table:table-cell>
          <table:table-cell office:value-type="float" office:value="0.11938" calcext:value-type="float">
            <text:p>0.11938</text:p>
          </table:table-cell>
          <table:table-cell office:value-type="float" office:value="-0.42034" calcext:value-type="float">
            <text:p>-0.42034</text:p>
          </table:table-cell>
          <table:table-cell office:value-type="float" office:value="-0.53647" calcext:value-type="float">
            <text:p>-0.53647</text:p>
          </table:table-cell>
          <table:table-cell office:value-type="float" office:value="0.64535" calcext:value-type="float">
            <text:p>0.64535</text:p>
          </table:table-cell>
          <table:table-cell office:value-type="float" office:value="-0.34503" calcext:value-type="float">
            <text:p>-0.34503</text:p>
          </table:table-cell>
          <table:table-cell office:value-type="float" office:value="-0.14125" calcext:value-type="float">
            <text:p>-0.14125</text:p>
          </table:table-cell>
          <table:table-cell office:value-type="float" office:value="-0.19517" calcext:value-type="float">
            <text:p>-0.19517</text:p>
          </table:table-cell>
          <table:table-cell office:value-type="float" office:value="-0.0827" calcext:value-type="float">
            <text:p>-0.0827</text:p>
          </table:table-cell>
          <table:table-cell table:number-columns-repeated="5"/>
        </table:table-row>
        <table:table-row table:style-name="ro1">
          <table:table-cell office:value-type="float" office:value="1.40371531906214E+018" calcext:value-type="float">
            <text:p>1403715319062140000</text:p>
          </table:table-cell>
          <table:table-cell office:value-type="float" office:value="-0.68298" calcext:value-type="float">
            <text:p>-0.68298</text:p>
          </table:table-cell>
          <table:table-cell office:value-type="float" office:value="-3.2645" calcext:value-type="float">
            <text:p>-3.2645</text:p>
          </table:table-cell>
          <table:table-cell office:value-type="float" office:value="0.1089" calcext:value-type="float">
            <text:p>0.1089</text:p>
          </table:table-cell>
          <table:table-cell office:value-type="float" office:value="-0.4322" calcext:value-type="float">
            <text:p>-0.4322</text:p>
          </table:table-cell>
          <table:table-cell office:value-type="float" office:value="-0.52361" calcext:value-type="float">
            <text:p>-0.52361</text:p>
          </table:table-cell>
          <table:table-cell office:value-type="float" office:value="0.65093" calcext:value-type="float">
            <text:p>0.65093</text:p>
          </table:table-cell>
          <table:table-cell office:value-type="float" office:value="-0.33959" calcext:value-type="float">
            <text:p>-0.33959</text:p>
          </table:table-cell>
          <table:table-cell office:value-type="float" office:value="-0.13937" calcext:value-type="float">
            <text:p>-0.13937</text:p>
          </table:table-cell>
          <table:table-cell office:value-type="float" office:value="-0.25404" calcext:value-type="float">
            <text:p>-0.25404</text:p>
          </table:table-cell>
          <table:table-cell office:value-type="float" office:value="-0.08345" calcext:value-type="float">
            <text:p>-0.08345</text:p>
          </table:table-cell>
          <table:table-cell table:number-columns-repeated="5"/>
        </table:table-row>
        <table:table-row table:style-name="ro1">
          <table:table-cell office:value-type="float" office:value="1.40371531916214E+018" calcext:value-type="float">
            <text:p>1403715319162140000</text:p>
          </table:table-cell>
          <table:table-cell office:value-type="float" office:value="-0.69678" calcext:value-type="float">
            <text:p>-0.69678</text:p>
          </table:table-cell>
          <table:table-cell office:value-type="float" office:value="-3.28998" calcext:value-type="float">
            <text:p>-3.28998</text:p>
          </table:table-cell>
          <table:table-cell office:value-type="float" office:value="0.10059" calcext:value-type="float">
            <text:p>0.10059</text:p>
          </table:table-cell>
          <table:table-cell office:value-type="float" office:value="-0.44782" calcext:value-type="float">
            <text:p>-0.44782</text:p>
          </table:table-cell>
          <table:table-cell office:value-type="float" office:value="-0.51056" calcext:value-type="float">
            <text:p>-0.51056</text:p>
          </table:table-cell>
          <table:table-cell office:value-type="float" office:value="0.65428" calcext:value-type="float">
            <text:p>0.65428</text:p>
          </table:table-cell>
          <table:table-cell office:value-type="float" office:value="-0.33271" calcext:value-type="float">
            <text:p>-0.33271</text:p>
          </table:table-cell>
          <table:table-cell office:value-type="float" office:value="-0.12583" calcext:value-type="float">
            <text:p>-0.12583</text:p>
          </table:table-cell>
          <table:table-cell office:value-type="float" office:value="-0.30363" calcext:value-type="float">
            <text:p>-0.30363</text:p>
          </table:table-cell>
          <table:table-cell office:value-type="float" office:value="-0.06137" calcext:value-type="float">
            <text:p>-0.06137</text:p>
          </table:table-cell>
          <table:table-cell table:number-columns-repeated="5"/>
        </table:table-row>
        <table:table-row table:style-name="ro1">
          <table:table-cell office:value-type="float" office:value="1.40371531926214E+018" calcext:value-type="float">
            <text:p>1403715319262140000</text:p>
          </table:table-cell>
          <table:table-cell office:value-type="float" office:value="-0.70825" calcext:value-type="float">
            <text:p>-0.70825</text:p>
          </table:table-cell>
          <table:table-cell office:value-type="float" office:value="-3.32126" calcext:value-type="float">
            <text:p>-3.32126</text:p>
          </table:table-cell>
          <table:table-cell office:value-type="float" office:value="0.09337" calcext:value-type="float">
            <text:p>0.09337</text:p>
          </table:table-cell>
          <table:table-cell office:value-type="float" office:value="-0.46079" calcext:value-type="float">
            <text:p>-0.46079</text:p>
          </table:table-cell>
          <table:table-cell office:value-type="float" office:value="-0.49647" calcext:value-type="float">
            <text:p>-0.49647</text:p>
          </table:table-cell>
          <table:table-cell office:value-type="float" office:value="0.66035" calcext:value-type="float">
            <text:p>0.66035</text:p>
          </table:table-cell>
          <table:table-cell office:value-type="float" office:value="-0.32424" calcext:value-type="float">
            <text:p>-0.32424</text:p>
          </table:table-cell>
          <table:table-cell office:value-type="float" office:value="-0.09692" calcext:value-type="float">
            <text:p>-0.09692</text:p>
          </table:table-cell>
          <table:table-cell office:value-type="float" office:value="-0.35277" calcext:value-type="float">
            <text:p>-0.35277</text:p>
          </table:table-cell>
          <table:table-cell office:value-type="float" office:value="-0.05794" calcext:value-type="float">
            <text:p>-0.05794</text:p>
          </table:table-cell>
          <table:table-cell table:number-columns-repeated="5"/>
        </table:table-row>
        <table:table-row table:style-name="ro1">
          <table:table-cell office:value-type="float" office:value="1.40371531936214E+018" calcext:value-type="float">
            <text:p>1403715319362140000</text:p>
          </table:table-cell>
          <table:table-cell office:value-type="float" office:value="-0.7168" calcext:value-type="float">
            <text:p>-0.7168</text:p>
          </table:table-cell>
          <table:table-cell office:value-type="float" office:value="-3.35657" calcext:value-type="float">
            <text:p>-3.35657</text:p>
          </table:table-cell>
          <table:table-cell office:value-type="float" office:value="0.08693" calcext:value-type="float">
            <text:p>0.08693</text:p>
          </table:table-cell>
          <table:table-cell office:value-type="float" office:value="-0.47256" calcext:value-type="float">
            <text:p>-0.47256</text:p>
          </table:table-cell>
          <table:table-cell office:value-type="float" office:value="-0.48269" calcext:value-type="float">
            <text:p>-0.48269</text:p>
          </table:table-cell>
          <table:table-cell office:value-type="float" office:value="0.66735" calcext:value-type="float">
            <text:p>0.66735</text:p>
          </table:table-cell>
          <table:table-cell office:value-type="float" office:value="-0.31359" calcext:value-type="float">
            <text:p>-0.31359</text:p>
          </table:table-cell>
          <table:table-cell office:value-type="float" office:value="-0.06439" calcext:value-type="float">
            <text:p>-0.06439</text:p>
          </table:table-cell>
          <table:table-cell office:value-type="float" office:value="-0.38576" calcext:value-type="float">
            <text:p>-0.38576</text:p>
          </table:table-cell>
          <table:table-cell office:value-type="float" office:value="-0.05272" calcext:value-type="float">
            <text:p>-0.05272</text:p>
          </table:table-cell>
          <table:table-cell table:number-columns-repeated="5"/>
        </table:table-row>
        <table:table-row table:style-name="ro1">
          <table:table-cell office:value-type="float" office:value="1.40371531946214E+018" calcext:value-type="float">
            <text:p>1403715319462140000</text:p>
          </table:table-cell>
          <table:table-cell office:value-type="float" office:value="-0.72186" calcext:value-type="float">
            <text:p>-0.72186</text:p>
          </table:table-cell>
          <table:table-cell office:value-type="float" office:value="-3.39636" calcext:value-type="float">
            <text:p>-3.39636</text:p>
          </table:table-cell>
          <table:table-cell office:value-type="float" office:value="0.0808" calcext:value-type="float">
            <text:p>0.0808</text:p>
          </table:table-cell>
          <table:table-cell office:value-type="float" office:value="-0.4818" calcext:value-type="float">
            <text:p>-0.4818</text:p>
          </table:table-cell>
          <table:table-cell office:value-type="float" office:value="-0.46661" calcext:value-type="float">
            <text:p>-0.46661</text:p>
          </table:table-cell>
          <table:table-cell office:value-type="float" office:value="0.67549" calcext:value-type="float">
            <text:p>0.67549</text:p>
          </table:table-cell>
          <table:table-cell office:value-type="float" office:value="-0.30637" calcext:value-type="float">
            <text:p>-0.30637</text:p>
          </table:table-cell>
          <table:table-cell office:value-type="float" office:value="-0.02361" calcext:value-type="float">
            <text:p>-0.02361</text:p>
          </table:table-cell>
          <table:table-cell office:value-type="float" office:value="-0.41043" calcext:value-type="float">
            <text:p>-0.41043</text:p>
          </table:table-cell>
          <table:table-cell office:value-type="float" office:value="-0.06331" calcext:value-type="float">
            <text:p>-0.06331</text:p>
          </table:table-cell>
          <table:table-cell table:number-columns-repeated="5"/>
        </table:table-row>
        <table:table-row table:style-name="ro1">
          <table:table-cell office:value-type="float" office:value="1.40371531956214E+018" calcext:value-type="float">
            <text:p>1403715319562140000</text:p>
          </table:table-cell>
          <table:table-cell office:value-type="float" office:value="-0.7238" calcext:value-type="float">
            <text:p>-0.7238</text:p>
          </table:table-cell>
          <table:table-cell office:value-type="float" office:value="-3.43865" calcext:value-type="float">
            <text:p>-3.43865</text:p>
          </table:table-cell>
          <table:table-cell office:value-type="float" office:value="0.07443" calcext:value-type="float">
            <text:p>0.07443</text:p>
          </table:table-cell>
          <table:table-cell office:value-type="float" office:value="-0.48911" calcext:value-type="float">
            <text:p>-0.48911</text:p>
          </table:table-cell>
          <table:table-cell office:value-type="float" office:value="-0.44951" calcext:value-type="float">
            <text:p>-0.44951</text:p>
          </table:table-cell>
          <table:table-cell office:value-type="float" office:value="0.68493" calcext:value-type="float">
            <text:p>0.68493</text:p>
          </table:table-cell>
          <table:table-cell office:value-type="float" office:value="-0.29931" calcext:value-type="float">
            <text:p>-0.29931</text:p>
          </table:table-cell>
          <table:table-cell office:value-type="float" office:value="0.00751" calcext:value-type="float">
            <text:p>0.00751</text:p>
          </table:table-cell>
          <table:table-cell office:value-type="float" office:value="-0.43596" calcext:value-type="float">
            <text:p>-0.43596</text:p>
          </table:table-cell>
          <table:table-cell office:value-type="float" office:value="-0.05571" calcext:value-type="float">
            <text:p>-0.05571</text:p>
          </table:table-cell>
          <table:table-cell table:number-columns-repeated="5"/>
        </table:table-row>
        <table:table-row table:style-name="ro1">
          <table:table-cell office:value-type="float" office:value="1.40371531966214E+018" calcext:value-type="float">
            <text:p>1403715319662140000</text:p>
          </table:table-cell>
          <table:table-cell office:value-type="float" office:value="-0.72286" calcext:value-type="float">
            <text:p>-0.72286</text:p>
          </table:table-cell>
          <table:table-cell office:value-type="float" office:value="-3.48439" calcext:value-type="float">
            <text:p>-3.48439</text:p>
          </table:table-cell>
          <table:table-cell office:value-type="float" office:value="0.07255" calcext:value-type="float">
            <text:p>0.07255</text:p>
          </table:table-cell>
          <table:table-cell office:value-type="float" office:value="-0.49485" calcext:value-type="float">
            <text:p>-0.49485</text:p>
          </table:table-cell>
          <table:table-cell office:value-type="float" office:value="-0.4362" calcext:value-type="float">
            <text:p>-0.4362</text:p>
          </table:table-cell>
          <table:table-cell office:value-type="float" office:value="0.69227" calcext:value-type="float">
            <text:p>0.69227</text:p>
          </table:table-cell>
          <table:table-cell office:value-type="float" office:value="-0.2926" calcext:value-type="float">
            <text:p>-0.2926</text:p>
          </table:table-cell>
          <table:table-cell office:value-type="float" office:value="0.0515" calcext:value-type="float">
            <text:p>0.0515</text:p>
          </table:table-cell>
          <table:table-cell office:value-type="float" office:value="-0.45349" calcext:value-type="float">
            <text:p>-0.45349</text:p>
          </table:table-cell>
          <table:table-cell office:value-type="float" office:value="0.02107" calcext:value-type="float">
            <text:p>0.02107</text:p>
          </table:table-cell>
          <table:table-cell table:number-columns-repeated="5"/>
        </table:table-row>
        <table:table-row table:style-name="ro1">
          <table:table-cell office:value-type="float" office:value="1.40371531976214E+018" calcext:value-type="float">
            <text:p>1403715319762140000</text:p>
          </table:table-cell>
          <table:table-cell office:value-type="float" office:value="-0.71816" calcext:value-type="float">
            <text:p>-0.71816</text:p>
          </table:table-cell>
          <table:table-cell office:value-type="float" office:value="-3.53491" calcext:value-type="float">
            <text:p>-3.53491</text:p>
          </table:table-cell>
          <table:table-cell office:value-type="float" office:value="0.08052" calcext:value-type="float">
            <text:p>0.08052</text:p>
          </table:table-cell>
          <table:table-cell office:value-type="float" office:value="-0.49687" calcext:value-type="float">
            <text:p>-0.49687</text:p>
          </table:table-cell>
          <table:table-cell office:value-type="float" office:value="-0.42911" calcext:value-type="float">
            <text:p>-0.42911</text:p>
          </table:table-cell>
          <table:table-cell office:value-type="float" office:value="0.69702" calcext:value-type="float">
            <text:p>0.69702</text:p>
          </table:table-cell>
          <table:table-cell office:value-type="float" office:value="-0.28837" calcext:value-type="float">
            <text:p>-0.28837</text:p>
          </table:table-cell>
          <table:table-cell office:value-type="float" office:value="0.08184" calcext:value-type="float">
            <text:p>0.08184</text:p>
          </table:table-cell>
          <table:table-cell office:value-type="float" office:value="-0.49996" calcext:value-type="float">
            <text:p>-0.49996</text:p>
          </table:table-cell>
          <table:table-cell office:value-type="float" office:value="0.15151" calcext:value-type="float">
            <text:p>0.15151</text:p>
          </table:table-cell>
          <table:table-cell table:number-columns-repeated="5"/>
        </table:table-row>
        <table:table-row table:style-name="ro1">
          <table:table-cell office:value-type="float" office:value="1.40371531986214E+018" calcext:value-type="float">
            <text:p>1403715319862140000</text:p>
          </table:table-cell>
          <table:table-cell office:value-type="float" office:value="-0.71164" calcext:value-type="float">
            <text:p>-0.71164</text:p>
          </table:table-cell>
          <table:table-cell office:value-type="float" office:value="-3.59158" calcext:value-type="float">
            <text:p>-3.59158</text:p>
          </table:table-cell>
          <table:table-cell office:value-type="float" office:value="0.10101" calcext:value-type="float">
            <text:p>0.10101</text:p>
          </table:table-cell>
          <table:table-cell office:value-type="float" office:value="-0.49719" calcext:value-type="float">
            <text:p>-0.49719</text:p>
          </table:table-cell>
          <table:table-cell office:value-type="float" office:value="-0.42552" calcext:value-type="float">
            <text:p>-0.42552</text:p>
          </table:table-cell>
          <table:table-cell office:value-type="float" office:value="0.69957" calcext:value-type="float">
            <text:p>0.69957</text:p>
          </table:table-cell>
          <table:table-cell office:value-type="float" office:value="-0.28695" calcext:value-type="float">
            <text:p>-0.28695</text:p>
          </table:table-cell>
          <table:table-cell office:value-type="float" office:value="0.09371" calcext:value-type="float">
            <text:p>0.09371</text:p>
          </table:table-cell>
          <table:table-cell office:value-type="float" office:value="-0.54043" calcext:value-type="float">
            <text:p>-0.54043</text:p>
          </table:table-cell>
          <table:table-cell office:value-type="float" office:value="0.27841" calcext:value-type="float">
            <text:p>0.27841</text:p>
          </table:table-cell>
          <table:table-cell table:number-columns-repeated="5"/>
        </table:table-row>
        <table:table-row table:style-name="ro1">
          <table:table-cell office:value-type="float" office:value="1.40371531996214E+018" calcext:value-type="float">
            <text:p>1403715319962140000</text:p>
          </table:table-cell>
          <table:table-cell office:value-type="float" office:value="-0.70294" calcext:value-type="float">
            <text:p>-0.70294</text:p>
          </table:table-cell>
          <table:table-cell office:value-type="float" office:value="-3.65078" calcext:value-type="float">
            <text:p>-3.65078</text:p>
          </table:table-cell>
          <table:table-cell office:value-type="float" office:value="0.13077" calcext:value-type="float">
            <text:p>0.13077</text:p>
          </table:table-cell>
          <table:table-cell office:value-type="float" office:value="-0.49732" calcext:value-type="float">
            <text:p>-0.49732</text:p>
          </table:table-cell>
          <table:table-cell office:value-type="float" office:value="-0.42172" calcext:value-type="float">
            <text:p>-0.42172</text:p>
          </table:table-cell>
          <table:table-cell office:value-type="float" office:value="0.70263" calcext:value-type="float">
            <text:p>0.70263</text:p>
          </table:table-cell>
          <table:table-cell office:value-type="float" office:value="-0.28486" calcext:value-type="float">
            <text:p>-0.28486</text:p>
          </table:table-cell>
          <table:table-cell office:value-type="float" office:value="0.11039" calcext:value-type="float">
            <text:p>0.11039</text:p>
          </table:table-cell>
          <table:table-cell office:value-type="float" office:value="-0.56683" calcext:value-type="float">
            <text:p>-0.56683</text:p>
          </table:table-cell>
          <table:table-cell office:value-type="float" office:value="0.30629" calcext:value-type="float">
            <text:p>0.30629</text:p>
          </table:table-cell>
          <table:table-cell table:number-columns-repeated="5"/>
        </table:table-row>
        <table:table-row table:style-name="ro1">
          <table:table-cell office:value-type="float" office:value="1.40371532006214E+018" calcext:value-type="float">
            <text:p>1403715320062140000</text:p>
          </table:table-cell>
          <table:table-cell office:value-type="float" office:value="-0.69214" calcext:value-type="float">
            <text:p>-0.69214</text:p>
          </table:table-cell>
          <table:table-cell office:value-type="float" office:value="-3.71622" calcext:value-type="float">
            <text:p>-3.71622</text:p>
          </table:table-cell>
          <table:table-cell office:value-type="float" office:value="0.15975" calcext:value-type="float">
            <text:p>0.15975</text:p>
          </table:table-cell>
          <table:table-cell office:value-type="float" office:value="0.5001" calcext:value-type="float">
            <text:p>0.5001</text:p>
          </table:table-cell>
          <table:table-cell office:value-type="float" office:value="0.41589" calcext:value-type="float">
            <text:p>0.41589</text:p>
          </table:table-cell>
          <table:table-cell office:value-type="float" office:value="-0.70575" calcext:value-type="float">
            <text:p>-0.70575</text:p>
          </table:table-cell>
          <table:table-cell office:value-type="float" office:value="0.28081" calcext:value-type="float">
            <text:p>0.28081</text:p>
          </table:table-cell>
          <table:table-cell office:value-type="float" office:value="0.12233" calcext:value-type="float">
            <text:p>0.12233</text:p>
          </table:table-cell>
          <table:table-cell office:value-type="float" office:value="-0.6138" calcext:value-type="float">
            <text:p>-0.6138</text:p>
          </table:table-cell>
          <table:table-cell office:value-type="float" office:value="0.28851" calcext:value-type="float">
            <text:p>0.28851</text:p>
          </table:table-cell>
          <table:table-cell table:number-columns-repeated="5"/>
        </table:table-row>
        <table:table-row table:style-name="ro1">
          <table:table-cell office:value-type="float" office:value="1.40371532016214E+018" calcext:value-type="float">
            <text:p>1403715320162140000</text:p>
          </table:table-cell>
          <table:table-cell office:value-type="float" office:value="-0.67893" calcext:value-type="float">
            <text:p>-0.67893</text:p>
          </table:table-cell>
          <table:table-cell office:value-type="float" office:value="-3.77994" calcext:value-type="float">
            <text:p>-3.77994</text:p>
          </table:table-cell>
          <table:table-cell office:value-type="float" office:value="0.18602" calcext:value-type="float">
            <text:p>0.18602</text:p>
          </table:table-cell>
          <table:table-cell office:value-type="float" office:value="0.50695" calcext:value-type="float">
            <text:p>0.50695</text:p>
          </table:table-cell>
          <table:table-cell office:value-type="float" office:value="0.40651" calcext:value-type="float">
            <text:p>0.40651</text:p>
          </table:table-cell>
          <table:table-cell office:value-type="float" office:value="-0.70942" calcext:value-type="float">
            <text:p>-0.70942</text:p>
          </table:table-cell>
          <table:table-cell office:value-type="float" office:value="0.27292" calcext:value-type="float">
            <text:p>0.27292</text:p>
          </table:table-cell>
          <table:table-cell office:value-type="float" office:value="0.14645" calcext:value-type="float">
            <text:p>0.14645</text:p>
          </table:table-cell>
          <table:table-cell office:value-type="float" office:value="-0.62806" calcext:value-type="float">
            <text:p>-0.62806</text:p>
          </table:table-cell>
          <table:table-cell office:value-type="float" office:value="0.25811" calcext:value-type="float">
            <text:p>0.25811</text:p>
          </table:table-cell>
          <table:table-cell table:number-columns-repeated="5"/>
        </table:table-row>
        <table:table-row table:style-name="ro1">
          <table:table-cell office:value-type="float" office:value="1.40371532026214E+018" calcext:value-type="float">
            <text:p>1403715320262140000</text:p>
          </table:table-cell>
          <table:table-cell office:value-type="float" office:value="-0.66249" calcext:value-type="float">
            <text:p>-0.66249</text:p>
          </table:table-cell>
          <table:table-cell office:value-type="float" office:value="-3.84196" calcext:value-type="float">
            <text:p>-3.84196</text:p>
          </table:table-cell>
          <table:table-cell office:value-type="float" office:value="0.21095" calcext:value-type="float">
            <text:p>0.21095</text:p>
          </table:table-cell>
          <table:table-cell office:value-type="float" office:value="0.51884" calcext:value-type="float">
            <text:p>0.51884</text:p>
          </table:table-cell>
          <table:table-cell office:value-type="float" office:value="0.38929" calcext:value-type="float">
            <text:p>0.38929</text:p>
          </table:table-cell>
          <table:table-cell office:value-type="float" office:value="-0.71361" calcext:value-type="float">
            <text:p>-0.71361</text:p>
          </table:table-cell>
          <table:table-cell office:value-type="float" office:value="0.26463" calcext:value-type="float">
            <text:p>0.26463</text:p>
          </table:table-cell>
          <table:table-cell office:value-type="float" office:value="0.17948" calcext:value-type="float">
            <text:p>0.17948</text:p>
          </table:table-cell>
          <table:table-cell office:value-type="float" office:value="-0.62843" calcext:value-type="float">
            <text:p>-0.62843</text:p>
          </table:table-cell>
          <table:table-cell office:value-type="float" office:value="0.25111" calcext:value-type="float">
            <text:p>0.25111</text:p>
          </table:table-cell>
          <table:table-cell table:number-columns-repeated="5"/>
        </table:table-row>
        <table:table-row table:style-name="ro1">
          <table:table-cell office:value-type="float" office:value="1.40371532036214E+018" calcext:value-type="float">
            <text:p>1403715320362140000</text:p>
          </table:table-cell>
          <table:table-cell office:value-type="float" office:value="-0.64216" calcext:value-type="float">
            <text:p>-0.64216</text:p>
          </table:table-cell>
          <table:table-cell office:value-type="float" office:value="-3.89978" calcext:value-type="float">
            <text:p>-3.89978</text:p>
          </table:table-cell>
          <table:table-cell office:value-type="float" office:value="0.23334" calcext:value-type="float">
            <text:p>0.23334</text:p>
          </table:table-cell>
          <table:table-cell office:value-type="float" office:value="0.53168" calcext:value-type="float">
            <text:p>0.53168</text:p>
          </table:table-cell>
          <table:table-cell office:value-type="float" office:value="0.36189" calcext:value-type="float">
            <text:p>0.36189</text:p>
          </table:table-cell>
          <table:table-cell office:value-type="float" office:value="-0.72019" calcext:value-type="float">
            <text:p>-0.72019</text:p>
          </table:table-cell>
          <table:table-cell office:value-type="float" office:value="0.26016" calcext:value-type="float">
            <text:p>0.26016</text:p>
          </table:table-cell>
          <table:table-cell office:value-type="float" office:value="0.21453" calcext:value-type="float">
            <text:p>0.21453</text:p>
          </table:table-cell>
          <table:table-cell office:value-type="float" office:value="-0.60535" calcext:value-type="float">
            <text:p>-0.60535</text:p>
          </table:table-cell>
          <table:table-cell office:value-type="float" office:value="0.22314" calcext:value-type="float">
            <text:p>0.22314</text:p>
          </table:table-cell>
          <table:table-cell table:number-columns-repeated="5"/>
        </table:table-row>
        <table:table-row table:style-name="ro1">
          <table:table-cell office:value-type="float" office:value="1.40371532046214E+018" calcext:value-type="float">
            <text:p>1403715320462140000</text:p>
          </table:table-cell>
          <table:table-cell office:value-type="float" office:value="-0.61801" calcext:value-type="float">
            <text:p>-0.61801</text:p>
          </table:table-cell>
          <table:table-cell office:value-type="float" office:value="-3.95142" calcext:value-type="float">
            <text:p>-3.95142</text:p>
          </table:table-cell>
          <table:table-cell office:value-type="float" office:value="0.25202" calcext:value-type="float">
            <text:p>0.25202</text:p>
          </table:table-cell>
          <table:table-cell office:value-type="float" office:value="0.53929" calcext:value-type="float">
            <text:p>0.53929</text:p>
          </table:table-cell>
          <table:table-cell office:value-type="float" office:value="0.33107" calcext:value-type="float">
            <text:p>0.33107</text:p>
          </table:table-cell>
          <table:table-cell office:value-type="float" office:value="-0.7322" calcext:value-type="float">
            <text:p>-0.7322</text:p>
          </table:table-cell>
          <table:table-cell office:value-type="float" office:value="0.25186" calcext:value-type="float">
            <text:p>0.25186</text:p>
          </table:table-cell>
          <table:table-cell office:value-type="float" office:value="0.25124" calcext:value-type="float">
            <text:p>0.25124</text:p>
          </table:table-cell>
          <table:table-cell office:value-type="float" office:value="-0.54942" calcext:value-type="float">
            <text:p>-0.54942</text:p>
          </table:table-cell>
          <table:table-cell office:value-type="float" office:value="0.21423" calcext:value-type="float">
            <text:p>0.21423</text:p>
          </table:table-cell>
          <table:table-cell table:number-columns-repeated="5"/>
        </table:table-row>
        <table:table-row table:style-name="ro1">
          <table:table-cell office:value-type="float" office:value="1.40371532056214E+018" calcext:value-type="float">
            <text:p>1403715320562140000</text:p>
          </table:table-cell>
          <table:table-cell office:value-type="float" office:value="-0.59055" calcext:value-type="float">
            <text:p>-0.59055</text:p>
          </table:table-cell>
          <table:table-cell office:value-type="float" office:value="-3.99545" calcext:value-type="float">
            <text:p>-3.99545</text:p>
          </table:table-cell>
          <table:table-cell office:value-type="float" office:value="0.26815" calcext:value-type="float">
            <text:p>0.26815</text:p>
          </table:table-cell>
          <table:table-cell office:value-type="float" office:value="0.54362" calcext:value-type="float">
            <text:p>0.54362</text:p>
          </table:table-cell>
          <table:table-cell office:value-type="float" office:value="0.3001" calcext:value-type="float">
            <text:p>0.3001</text:p>
          </table:table-cell>
          <table:table-cell office:value-type="float" office:value="-0.74603" calcext:value-type="float">
            <text:p>-0.74603</text:p>
          </table:table-cell>
          <table:table-cell office:value-type="float" office:value="0.24054" calcext:value-type="float">
            <text:p>0.24054</text:p>
          </table:table-cell>
          <table:table-cell office:value-type="float" office:value="0.27672" calcext:value-type="float">
            <text:p>0.27672</text:p>
          </table:table-cell>
          <table:table-cell office:value-type="float" office:value="-0.49065" calcext:value-type="float">
            <text:p>-0.49065</text:p>
          </table:table-cell>
          <table:table-cell office:value-type="float" office:value="0.19749" calcext:value-type="float">
            <text:p>0.19749</text:p>
          </table:table-cell>
          <table:table-cell table:number-columns-repeated="5"/>
        </table:table-row>
        <table:table-row table:style-name="ro1">
          <table:table-cell office:value-type="float" office:value="1.40371532066214E+018" calcext:value-type="float">
            <text:p>1403715320662140000</text:p>
          </table:table-cell>
          <table:table-cell office:value-type="float" office:value="-0.56133" calcext:value-type="float">
            <text:p>-0.56133</text:p>
          </table:table-cell>
          <table:table-cell office:value-type="float" office:value="-4.03526" calcext:value-type="float">
            <text:p>-4.03526</text:p>
          </table:table-cell>
          <table:table-cell office:value-type="float" office:value="0.28436" calcext:value-type="float">
            <text:p>0.28436</text:p>
          </table:table-cell>
          <table:table-cell office:value-type="float" office:value="0.54682" calcext:value-type="float">
            <text:p>0.54682</text:p>
          </table:table-cell>
          <table:table-cell office:value-type="float" office:value="0.26797" calcext:value-type="float">
            <text:p>0.26797</text:p>
          </table:table-cell>
          <table:table-cell office:value-type="float" office:value="-0.75874" calcext:value-type="float">
            <text:p>-0.75874</text:p>
          </table:table-cell>
          <table:table-cell office:value-type="float" office:value="0.23129" calcext:value-type="float">
            <text:p>0.23129</text:p>
          </table:table-cell>
          <table:table-cell office:value-type="float" office:value="0.2907" calcext:value-type="float">
            <text:p>0.2907</text:p>
          </table:table-cell>
          <table:table-cell office:value-type="float" office:value="-0.42121" calcext:value-type="float">
            <text:p>-0.42121</text:p>
          </table:table-cell>
          <table:table-cell office:value-type="float" office:value="0.17945" calcext:value-type="float">
            <text:p>0.17945</text:p>
          </table:table-cell>
          <table:table-cell table:number-columns-repeated="5"/>
        </table:table-row>
        <table:table-row table:style-name="ro1">
          <table:table-cell office:value-type="float" office:value="1.40371532076214E+018" calcext:value-type="float">
            <text:p>1403715320762140000</text:p>
          </table:table-cell>
          <table:table-cell office:value-type="float" office:value="-0.53113" calcext:value-type="float">
            <text:p>-0.53113</text:p>
          </table:table-cell>
          <table:table-cell office:value-type="float" office:value="-4.07215" calcext:value-type="float">
            <text:p>-4.07215</text:p>
          </table:table-cell>
          <table:table-cell office:value-type="float" office:value="0.29969" calcext:value-type="float">
            <text:p>0.29969</text:p>
          </table:table-cell>
          <table:table-cell office:value-type="float" office:value="0.54875" calcext:value-type="float">
            <text:p>0.54875</text:p>
          </table:table-cell>
          <table:table-cell office:value-type="float" office:value="0.23723" calcext:value-type="float">
            <text:p>0.23723</text:p>
          </table:table-cell>
          <table:table-cell office:value-type="float" office:value="-0.76888" calcext:value-type="float">
            <text:p>-0.76888</text:p>
          </table:table-cell>
          <table:table-cell office:value-type="float" office:value="0.22675" calcext:value-type="float">
            <text:p>0.22675</text:p>
          </table:table-cell>
          <table:table-cell office:value-type="float" office:value="0.30509" calcext:value-type="float">
            <text:p>0.30509</text:p>
          </table:table-cell>
          <table:table-cell office:value-type="float" office:value="-0.36043" calcext:value-type="float">
            <text:p>-0.36043</text:p>
          </table:table-cell>
          <table:table-cell office:value-type="float" office:value="0.14942" calcext:value-type="float">
            <text:p>0.14942</text:p>
          </table:table-cell>
          <table:table-cell table:number-columns-repeated="5"/>
        </table:table-row>
        <table:table-row table:style-name="ro1">
          <table:table-cell office:value-type="float" office:value="1.40371532086214E+018" calcext:value-type="float">
            <text:p>1403715320862140000</text:p>
          </table:table-cell>
          <table:table-cell office:value-type="float" office:value="-0.50026" calcext:value-type="float">
            <text:p>-0.50026</text:p>
          </table:table-cell>
          <table:table-cell office:value-type="float" office:value="-4.10422" calcext:value-type="float">
            <text:p>-4.10422</text:p>
          </table:table-cell>
          <table:table-cell office:value-type="float" office:value="0.31268" calcext:value-type="float">
            <text:p>0.31268</text:p>
          </table:table-cell>
          <table:table-cell office:value-type="float" office:value="0.54813" calcext:value-type="float">
            <text:p>0.54813</text:p>
          </table:table-cell>
          <table:table-cell office:value-type="float" office:value="0.21309" calcext:value-type="float">
            <text:p>0.21309</text:p>
          </table:table-cell>
          <table:table-cell office:value-type="float" office:value="-0.77661" calcext:value-type="float">
            <text:p>-0.77661</text:p>
          </table:table-cell>
          <table:table-cell office:value-type="float" office:value="0.22586" calcext:value-type="float">
            <text:p>0.22586</text:p>
          </table:table-cell>
          <table:table-cell office:value-type="float" office:value="0.29351" calcext:value-type="float">
            <text:p>0.29351</text:p>
          </table:table-cell>
          <table:table-cell office:value-type="float" office:value="-0.2783" calcext:value-type="float">
            <text:p>-0.2783</text:p>
          </table:table-cell>
          <table:table-cell office:value-type="float" office:value="0.1147" calcext:value-type="float">
            <text:p>0.1147</text:p>
          </table:table-cell>
          <table:table-cell table:number-columns-repeated="5"/>
        </table:table-row>
        <table:table-row table:style-name="ro1">
          <table:table-cell office:value-type="float" office:value="1.40371532096214E+018" calcext:value-type="float">
            <text:p>1403715320962140000</text:p>
          </table:table-cell>
          <table:table-cell office:value-type="float" office:value="-0.4723" calcext:value-type="float">
            <text:p>-0.4723</text:p>
          </table:table-cell>
          <table:table-cell office:value-type="float" office:value="-4.1299" calcext:value-type="float">
            <text:p>-4.1299</text:p>
          </table:table-cell>
          <table:table-cell office:value-type="float" office:value="0.32451" calcext:value-type="float">
            <text:p>0.32451</text:p>
          </table:table-cell>
          <table:table-cell office:value-type="float" office:value="0.54453" calcext:value-type="float">
            <text:p>0.54453</text:p>
          </table:table-cell>
          <table:table-cell office:value-type="float" office:value="0.1995" calcext:value-type="float">
            <text:p>0.1995</text:p>
          </table:table-cell>
          <table:table-cell office:value-type="float" office:value="-0.78419" calcext:value-type="float">
            <text:p>-0.78419</text:p>
          </table:table-cell>
          <table:table-cell office:value-type="float" office:value="0.22077" calcext:value-type="float">
            <text:p>0.22077</text:p>
          </table:table-cell>
          <table:table-cell office:value-type="float" office:value="0.245" calcext:value-type="float">
            <text:p>0.245</text:p>
          </table:table-cell>
          <table:table-cell office:value-type="float" office:value="-0.18526" calcext:value-type="float">
            <text:p>-0.18526</text:p>
          </table:table-cell>
          <table:table-cell office:value-type="float" office:value="0.11382" calcext:value-type="float">
            <text:p>0.11382</text:p>
          </table:table-cell>
          <table:table-cell table:number-columns-repeated="5"/>
        </table:table-row>
        <table:table-row table:style-name="ro1">
          <table:table-cell office:value-type="float" office:value="1.40371532106214E+018" calcext:value-type="float">
            <text:p>1403715321062140000</text:p>
          </table:table-cell>
          <table:table-cell office:value-type="float" office:value="-0.44906" calcext:value-type="float">
            <text:p>-0.44906</text:p>
          </table:table-cell>
          <table:table-cell office:value-type="float" office:value="-4.14907" calcext:value-type="float">
            <text:p>-4.14907</text:p>
          </table:table-cell>
          <table:table-cell office:value-type="float" office:value="0.33713" calcext:value-type="float">
            <text:p>0.33713</text:p>
          </table:table-cell>
          <table:table-cell office:value-type="float" office:value="0.54359" calcext:value-type="float">
            <text:p>0.54359</text:p>
          </table:table-cell>
          <table:table-cell office:value-type="float" office:value="0.19473" calcext:value-type="float">
            <text:p>0.19473</text:p>
          </table:table-cell>
          <table:table-cell office:value-type="float" office:value="-0.7888" calcext:value-type="float">
            <text:p>-0.7888</text:p>
          </table:table-cell>
          <table:table-cell office:value-type="float" office:value="0.21068" calcext:value-type="float">
            <text:p>0.21068</text:p>
          </table:table-cell>
          <table:table-cell office:value-type="float" office:value="0.19486" calcext:value-type="float">
            <text:p>0.19486</text:p>
          </table:table-cell>
          <table:table-cell office:value-type="float" office:value="-0.11326" calcext:value-type="float">
            <text:p>-0.11326</text:p>
          </table:table-cell>
          <table:table-cell office:value-type="float" office:value="0.1128" calcext:value-type="float">
            <text:p>0.1128</text:p>
          </table:table-cell>
          <table:table-cell table:number-columns-repeated="5"/>
        </table:table-row>
        <table:table-row table:style-name="ro1">
          <table:table-cell office:value-type="float" office:value="1.40371532116214E+018" calcext:value-type="float">
            <text:p>1403715321162140000</text:p>
          </table:table-cell>
          <table:table-cell office:value-type="float" office:value="-0.43298" calcext:value-type="float">
            <text:p>-0.43298</text:p>
          </table:table-cell>
          <table:table-cell office:value-type="float" office:value="-4.15982" calcext:value-type="float">
            <text:p>-4.15982</text:p>
          </table:table-cell>
          <table:table-cell office:value-type="float" office:value="0.35008" calcext:value-type="float">
            <text:p>0.35008</text:p>
          </table:table-cell>
          <table:table-cell office:value-type="float" office:value="0.54403" calcext:value-type="float">
            <text:p>0.54403</text:p>
          </table:table-cell>
          <table:table-cell office:value-type="float" office:value="0.19332" calcext:value-type="float">
            <text:p>0.19332</text:p>
          </table:table-cell>
          <table:table-cell office:value-type="float" office:value="-0.79115" calcext:value-type="float">
            <text:p>-0.79115</text:p>
          </table:table-cell>
          <table:table-cell office:value-type="float" office:value="0.20186" calcext:value-type="float">
            <text:p>0.20186</text:p>
          </table:table-cell>
          <table:table-cell office:value-type="float" office:value="0.13593" calcext:value-type="float">
            <text:p>0.13593</text:p>
          </table:table-cell>
          <table:table-cell office:value-type="float" office:value="-0.0518" calcext:value-type="float">
            <text:p>-0.0518</text:p>
          </table:table-cell>
          <table:table-cell office:value-type="float" office:value="0.09431" calcext:value-type="float">
            <text:p>0.09431</text:p>
          </table:table-cell>
          <table:table-cell table:number-columns-repeated="5"/>
        </table:table-row>
        <table:table-row table:style-name="ro1">
          <table:table-cell office:value-type="float" office:value="1.40371532126214E+018" calcext:value-type="float">
            <text:p>1403715321262140000</text:p>
          </table:table-cell>
          <table:table-cell office:value-type="float" office:value="-0.42261" calcext:value-type="float">
            <text:p>-0.42261</text:p>
          </table:table-cell>
          <table:table-cell office:value-type="float" office:value="-4.1633" calcext:value-type="float">
            <text:p>-4.1633</text:p>
          </table:table-cell>
          <table:table-cell office:value-type="float" office:value="0.36038" calcext:value-type="float">
            <text:p>0.36038</text:p>
          </table:table-cell>
          <table:table-cell office:value-type="float" office:value="0.54349" calcext:value-type="float">
            <text:p>0.54349</text:p>
          </table:table-cell>
          <table:table-cell office:value-type="float" office:value="0.19392" calcext:value-type="float">
            <text:p>0.19392</text:p>
          </table:table-cell>
          <table:table-cell office:value-type="float" office:value="-0.79302" calcext:value-type="float">
            <text:p>-0.79302</text:p>
          </table:table-cell>
          <table:table-cell office:value-type="float" office:value="0.19527" calcext:value-type="float">
            <text:p>0.19527</text:p>
          </table:table-cell>
          <table:table-cell office:value-type="float" office:value="0.09318" calcext:value-type="float">
            <text:p>0.09318</text:p>
          </table:table-cell>
          <table:table-cell office:value-type="float" office:value="0.00531" calcext:value-type="float">
            <text:p>0.00531</text:p>
          </table:table-cell>
          <table:table-cell office:value-type="float" office:value="0.08461" calcext:value-type="float">
            <text:p>0.08461</text:p>
          </table:table-cell>
          <table:table-cell table:number-columns-repeated="5"/>
        </table:table-row>
        <table:table-row table:style-name="ro1">
          <table:table-cell office:value-type="float" office:value="1.40371532136214E+018" calcext:value-type="float">
            <text:p>1403715321362140000</text:p>
          </table:table-cell>
          <table:table-cell office:value-type="float" office:value="-0.41825" calcext:value-type="float">
            <text:p>-0.41825</text:p>
          </table:table-cell>
          <table:table-cell office:value-type="float" office:value="-4.1585" calcext:value-type="float">
            <text:p>-4.1585</text:p>
          </table:table-cell>
          <table:table-cell office:value-type="float" office:value="0.36856" calcext:value-type="float">
            <text:p>0.36856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19373" calcext:value-type="float">
            <text:p>0.19373</text:p>
          </table:table-cell>
          <table:table-cell office:value-type="float" office:value="-0.7942" calcext:value-type="float">
            <text:p>-0.7942</text:p>
          </table:table-cell>
          <table:table-cell office:value-type="float" office:value="0.19455" calcext:value-type="float">
            <text:p>0.19455</text:p>
          </table:table-cell>
          <table:table-cell office:value-type="float" office:value="0.04004" calcext:value-type="float">
            <text:p>0.04004</text:p>
          </table:table-cell>
          <table:table-cell office:value-type="float" office:value="0.06835" calcext:value-type="float">
            <text:p>0.06835</text:p>
          </table:table-cell>
          <table:table-cell office:value-type="float" office:value="0.07718" calcext:value-type="float">
            <text:p>0.07718</text:p>
          </table:table-cell>
          <table:table-cell table:number-columns-repeated="5"/>
        </table:table-row>
        <table:table-row table:style-name="ro1">
          <table:table-cell office:value-type="float" office:value="1.40371532146214E+018" calcext:value-type="float">
            <text:p>1403715321462140000</text:p>
          </table:table-cell>
          <table:table-cell office:value-type="float" office:value="-0.41925" calcext:value-type="float">
            <text:p>-0.41925</text:p>
          </table:table-cell>
          <table:table-cell office:value-type="float" office:value="-4.14713" calcext:value-type="float">
            <text:p>-4.14713</text:p>
          </table:table-cell>
          <table:table-cell office:value-type="float" office:value="0.37613" calcext:value-type="float">
            <text:p>0.37613</text:p>
          </table:table-cell>
          <table:table-cell office:value-type="float" office:value="0.54315" calcext:value-type="float">
            <text:p>0.54315</text:p>
          </table:table-cell>
          <table:table-cell office:value-type="float" office:value="0.19339" calcext:value-type="float">
            <text:p>0.19339</text:p>
          </table:table-cell>
          <table:table-cell office:value-type="float" office:value="-0.79312" calcext:value-type="float">
            <text:p>-0.79312</text:p>
          </table:table-cell>
          <table:table-cell office:value-type="float" office:value="0.19633" calcext:value-type="float">
            <text:p>0.19633</text:p>
          </table:table-cell>
          <table:table-cell office:value-type="float" office:value="-0.01714" calcext:value-type="float">
            <text:p>-0.01714</text:p>
          </table:table-cell>
          <table:table-cell office:value-type="float" office:value="0.12843" calcext:value-type="float">
            <text:p>0.12843</text:p>
          </table:table-cell>
          <table:table-cell office:value-type="float" office:value="0.07634" calcext:value-type="float">
            <text:p>0.07634</text:p>
          </table:table-cell>
          <table:table-cell table:number-columns-repeated="5"/>
        </table:table-row>
        <table:table-row table:style-name="ro1">
          <table:table-cell office:value-type="float" office:value="1.40371532156214E+018" calcext:value-type="float">
            <text:p>1403715321562140000</text:p>
          </table:table-cell>
          <table:table-cell office:value-type="float" office:value="-0.42577" calcext:value-type="float">
            <text:p>-0.42577</text:p>
          </table:table-cell>
          <table:table-cell office:value-type="float" office:value="-4.13005" calcext:value-type="float">
            <text:p>-4.13005</text:p>
          </table:table-cell>
          <table:table-cell office:value-type="float" office:value="0.38401" calcext:value-type="float">
            <text:p>0.38401</text:p>
          </table:table-cell>
          <table:table-cell office:value-type="float" office:value="0.54236" calcext:value-type="float">
            <text:p>0.54236</text:p>
          </table:table-cell>
          <table:table-cell office:value-type="float" office:value="0.19695" calcext:value-type="float">
            <text:p>0.19695</text:p>
          </table:table-cell>
          <table:table-cell office:value-type="float" office:value="-0.7927" calcext:value-type="float">
            <text:p>-0.7927</text:p>
          </table:table-cell>
          <table:table-cell office:value-type="float" office:value="0.19669" calcext:value-type="float">
            <text:p>0.19669</text:p>
          </table:table-cell>
          <table:table-cell office:value-type="float" office:value="-0.06749" calcext:value-type="float">
            <text:p>-0.06749</text:p>
          </table:table-cell>
          <table:table-cell office:value-type="float" office:value="0.17836" calcext:value-type="float">
            <text:p>0.17836</text:p>
          </table:table-cell>
          <table:table-cell office:value-type="float" office:value="0.07747" calcext:value-type="float">
            <text:p>0.07747</text:p>
          </table:table-cell>
          <table:table-cell table:number-columns-repeated="5"/>
        </table:table-row>
        <table:table-row table:style-name="ro1">
          <table:table-cell office:value-type="float" office:value="1.40371532166214E+018" calcext:value-type="float">
            <text:p>1403715321662140000</text:p>
          </table:table-cell>
          <table:table-cell office:value-type="float" office:value="-0.43699" calcext:value-type="float">
            <text:p>-0.43699</text:p>
          </table:table-cell>
          <table:table-cell office:value-type="float" office:value="-4.10757" calcext:value-type="float">
            <text:p>-4.10757</text:p>
          </table:table-cell>
          <table:table-cell office:value-type="float" office:value="0.39138" calcext:value-type="float">
            <text:p>0.39138</text:p>
          </table:table-cell>
          <table:table-cell office:value-type="float" office:value="0.54392" calcext:value-type="float">
            <text:p>0.54392</text:p>
          </table:table-cell>
          <table:table-cell office:value-type="float" office:value="0.20295" calcext:value-type="float">
            <text:p>0.20295</text:p>
          </table:table-cell>
          <table:table-cell office:value-type="float" office:value="-0.7907" calcext:value-type="float">
            <text:p>-0.7907</text:p>
          </table:table-cell>
          <table:table-cell office:value-type="float" office:value="0.1943" calcext:value-type="float">
            <text:p>0.1943</text:p>
          </table:table-cell>
          <table:table-cell office:value-type="float" office:value="-0.13016" calcext:value-type="float">
            <text:p>-0.13016</text:p>
          </table:table-cell>
          <table:table-cell office:value-type="float" office:value="0.22723" calcext:value-type="float">
            <text:p>0.22723</text:p>
          </table:table-cell>
          <table:table-cell office:value-type="float" office:value="0.09797" calcext:value-type="float">
            <text:p>0.09797</text:p>
          </table:table-cell>
          <table:table-cell table:number-columns-repeated="5"/>
        </table:table-row>
        <table:table-row table:style-name="ro1">
          <table:table-cell office:value-type="float" office:value="1.40371532176214E+018" calcext:value-type="float">
            <text:p>1403715321762140000</text:p>
          </table:table-cell>
          <table:table-cell office:value-type="float" office:value="-0.45195" calcext:value-type="float">
            <text:p>-0.45195</text:p>
          </table:table-cell>
          <table:table-cell office:value-type="float" office:value="-4.07863" calcext:value-type="float">
            <text:p>-4.07863</text:p>
          </table:table-cell>
          <table:table-cell office:value-type="float" office:value="0.40068" calcext:value-type="float">
            <text:p>0.40068</text:p>
          </table:table-cell>
          <table:table-cell office:value-type="float" office:value="0.55087" calcext:value-type="float">
            <text:p>0.55087</text:p>
          </table:table-cell>
          <table:table-cell office:value-type="float" office:value="0.20061" calcext:value-type="float">
            <text:p>0.20061</text:p>
          </table:table-cell>
          <table:table-cell office:value-type="float" office:value="-0.78649" calcext:value-type="float">
            <text:p>-0.78649</text:p>
          </table:table-cell>
          <table:table-cell office:value-type="float" office:value="0.19423" calcext:value-type="float">
            <text:p>0.19423</text:p>
          </table:table-cell>
          <table:table-cell office:value-type="float" office:value="-0.16701" calcext:value-type="float">
            <text:p>-0.16701</text:p>
          </table:table-cell>
          <table:table-cell office:value-type="float" office:value="0.28701" calcext:value-type="float">
            <text:p>0.28701</text:p>
          </table:table-cell>
          <table:table-cell office:value-type="float" office:value="0.10469" calcext:value-type="float">
            <text:p>0.10469</text:p>
          </table:table-cell>
          <table:table-cell table:number-columns-repeated="5"/>
        </table:table-row>
        <table:table-row table:style-name="ro1">
          <table:table-cell office:value-type="float" office:value="1.40371532186214E+018" calcext:value-type="float">
            <text:p>1403715321862140000</text:p>
          </table:table-cell>
          <table:table-cell office:value-type="float" office:value="-0.46904" calcext:value-type="float">
            <text:p>-0.46904</text:p>
          </table:table-cell>
          <table:table-cell office:value-type="float" office:value="-4.042" calcext:value-type="float">
            <text:p>-4.042</text:p>
          </table:table-cell>
          <table:table-cell office:value-type="float" office:value="0.40874" calcext:value-type="float">
            <text:p>0.40874</text:p>
          </table:table-cell>
          <table:table-cell office:value-type="float" office:value="0.55871" calcext:value-type="float">
            <text:p>0.55871</text:p>
          </table:table-cell>
          <table:table-cell office:value-type="float" office:value="0.18973" calcext:value-type="float">
            <text:p>0.18973</text:p>
          </table:table-cell>
          <table:table-cell office:value-type="float" office:value="-0.78217" calcext:value-type="float">
            <text:p>-0.78217</text:p>
          </table:table-cell>
          <table:table-cell office:value-type="float" office:value="0.20013" calcext:value-type="float">
            <text:p>0.20013</text:p>
          </table:table-cell>
          <table:table-cell office:value-type="float" office:value="-0.18792" calcext:value-type="float">
            <text:p>-0.18792</text:p>
          </table:table-cell>
          <table:table-cell office:value-type="float" office:value="0.3588" calcext:value-type="float">
            <text:p>0.3588</text:p>
          </table:table-cell>
          <table:table-cell office:value-type="float" office:value="0.11335" calcext:value-type="float">
            <text:p>0.11335</text:p>
          </table:table-cell>
          <table:table-cell table:number-columns-repeated="5"/>
        </table:table-row>
        <table:table-row table:style-name="ro1">
          <table:table-cell office:value-type="float" office:value="1.40371532196214E+018" calcext:value-type="float">
            <text:p>1403715321962140000</text:p>
          </table:table-cell>
          <table:table-cell office:value-type="float" office:value="-0.48726" calcext:value-type="float">
            <text:p>-0.48726</text:p>
          </table:table-cell>
          <table:table-cell office:value-type="float" office:value="-3.99807" calcext:value-type="float">
            <text:p>-3.99807</text:p>
          </table:table-cell>
          <table:table-cell office:value-type="float" office:value="0.41606" calcext:value-type="float">
            <text:p>0.41606</text:p>
          </table:table-cell>
          <table:table-cell office:value-type="float" office:value="0.56463" calcext:value-type="float">
            <text:p>0.56463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-0.78005" calcext:value-type="float">
            <text:p>-0.78005</text:p>
          </table:table-cell>
          <table:table-cell office:value-type="float" office:value="0.20055" calcext:value-type="float">
            <text:p>0.20055</text:p>
          </table:table-cell>
          <table:table-cell office:value-type="float" office:value="-0.19226" calcext:value-type="float">
            <text:p>-0.19226</text:p>
          </table:table-cell>
          <table:table-cell office:value-type="float" office:value="0.47362" calcext:value-type="float">
            <text:p>0.47362</text:p>
          </table:table-cell>
          <table:table-cell office:value-type="float" office:value="0.07664" calcext:value-type="float">
            <text:p>0.07664</text:p>
          </table:table-cell>
          <table:table-cell table:number-columns-repeated="5"/>
        </table:table-row>
        <table:table-row table:style-name="ro1">
          <table:table-cell office:value-type="float" office:value="1.40371532206214E+018" calcext:value-type="float">
            <text:p>1403715322062140000</text:p>
          </table:table-cell>
          <table:table-cell office:value-type="float" office:value="-0.50551" calcext:value-type="float">
            <text:p>-0.50551</text:p>
          </table:table-cell>
          <table:table-cell office:value-type="float" office:value="-3.94326" calcext:value-type="float">
            <text:p>-3.94326</text:p>
          </table:table-cell>
          <table:table-cell office:value-type="float" office:value="0.42254" calcext:value-type="float">
            <text:p>0.42254</text:p>
          </table:table-cell>
          <table:table-cell office:value-type="float" office:value="0.56049" calcext:value-type="float">
            <text:p>0.56049</text:p>
          </table:table-cell>
          <table:table-cell office:value-type="float" office:value="0.17282" calcext:value-type="float">
            <text:p>0.17282</text:p>
          </table:table-cell>
          <table:table-cell office:value-type="float" office:value="-0.7864" calcext:value-type="float">
            <text:p>-0.7864</text:p>
          </table:table-cell>
          <table:table-cell office:value-type="float" office:value="0.1938" calcext:value-type="float">
            <text:p>0.1938</text:p>
          </table:table-cell>
          <table:table-cell office:value-type="float" office:value="-0.19637" calcext:value-type="float">
            <text:p>-0.19637</text:p>
          </table:table-cell>
          <table:table-cell office:value-type="float" office:value="0.56607" calcext:value-type="float">
            <text:p>0.56607</text:p>
          </table:table-cell>
          <table:table-cell office:value-type="float" office:value="0.0927" calcext:value-type="float">
            <text:p>0.0927</text:p>
          </table:table-cell>
          <table:table-cell table:number-columns-repeated="5"/>
        </table:table-row>
        <table:table-row table:style-name="ro1">
          <table:table-cell office:value-type="float" office:value="1.40371532216214E+018" calcext:value-type="float">
            <text:p>1403715322162140000</text:p>
          </table:table-cell>
          <table:table-cell office:value-type="float" office:value="-0.52469" calcext:value-type="float">
            <text:p>-0.52469</text:p>
          </table:table-cell>
          <table:table-cell office:value-type="float" office:value="-3.88056" calcext:value-type="float">
            <text:p>-3.88056</text:p>
          </table:table-cell>
          <table:table-cell office:value-type="float" office:value="0.43294" calcext:value-type="float">
            <text:p>0.43294</text:p>
          </table:table-cell>
          <table:table-cell office:value-type="float" office:value="0.55697" calcext:value-type="float">
            <text:p>0.55697</text:p>
          </table:table-cell>
          <table:table-cell office:value-type="float" office:value="0.17312" calcext:value-type="float">
            <text:p>0.17312</text:p>
          </table:table-cell>
          <table:table-cell office:value-type="float" office:value="-0.79248" calcext:value-type="float">
            <text:p>-0.79248</text:p>
          </table:table-cell>
          <table:table-cell office:value-type="float" office:value="0.17832" calcext:value-type="float">
            <text:p>0.17832</text:p>
          </table:table-cell>
          <table:table-cell office:value-type="float" office:value="-0.21284" calcext:value-type="float">
            <text:p>-0.21284</text:p>
          </table:table-cell>
          <table:table-cell office:value-type="float" office:value="0.64178" calcext:value-type="float">
            <text:p>0.64178</text:p>
          </table:table-cell>
          <table:table-cell office:value-type="float" office:value="0.1102" calcext:value-type="float">
            <text:p>0.1102</text:p>
          </table:table-cell>
          <table:table-cell table:number-columns-repeated="5"/>
        </table:table-row>
        <table:table-row table:style-name="ro1">
          <table:table-cell office:value-type="float" office:value="1.40371532226214E+018" calcext:value-type="float">
            <text:p>1403715322262140000</text:p>
          </table:table-cell>
          <table:table-cell office:value-type="float" office:value="-0.54594" calcext:value-type="float">
            <text:p>-0.54594</text:p>
          </table:table-cell>
          <table:table-cell office:value-type="float" office:value="-3.81277" calcext:value-type="float">
            <text:p>-3.81277</text:p>
          </table:table-cell>
          <table:table-cell office:value-type="float" office:value="0.44533" calcext:value-type="float">
            <text:p>0.44533</text:p>
          </table:table-cell>
          <table:table-cell office:value-type="float" office:value="0.55796" calcext:value-type="float">
            <text:p>0.55796</text:p>
          </table:table-cell>
          <table:table-cell office:value-type="float" office:value="0.17654" calcext:value-type="float">
            <text:p>0.17654</text:p>
          </table:table-cell>
          <table:table-cell office:value-type="float" office:value="-0.79542" calcext:value-type="float">
            <text:p>-0.79542</text:p>
          </table:table-cell>
          <table:table-cell office:value-type="float" office:value="0.15753" calcext:value-type="float">
            <text:p>0.15753</text:p>
          </table:table-cell>
          <table:table-cell office:value-type="float" office:value="-0.22963" calcext:value-type="float">
            <text:p>-0.22963</text:p>
          </table:table-cell>
          <table:table-cell office:value-type="float" office:value="0.68958" calcext:value-type="float">
            <text:p>0.68958</text:p>
          </table:table-cell>
          <table:table-cell office:value-type="float" office:value="0.10605" calcext:value-type="float">
            <text:p>0.10605</text:p>
          </table:table-cell>
          <table:table-cell table:number-columns-repeated="5"/>
        </table:table-row>
        <table:table-row table:style-name="ro1">
          <table:table-cell office:value-type="float" office:value="1.40371532236214E+018" calcext:value-type="float">
            <text:p>1403715322362140000</text:p>
          </table:table-cell>
          <table:table-cell office:value-type="float" office:value="-0.56847" calcext:value-type="float">
            <text:p>-0.56847</text:p>
          </table:table-cell>
          <table:table-cell office:value-type="float" office:value="-3.74283" calcext:value-type="float">
            <text:p>-3.74283</text:p>
          </table:table-cell>
          <table:table-cell office:value-type="float" office:value="0.45578" calcext:value-type="float">
            <text:p>0.45578</text:p>
          </table:table-cell>
          <table:table-cell office:value-type="float" office:value="0.55683" calcext:value-type="float">
            <text:p>0.55683</text:p>
          </table:table-cell>
          <table:table-cell office:value-type="float" office:value="0.17364" calcext:value-type="float">
            <text:p>0.17364</text:p>
          </table:table-cell>
          <table:table-cell office:value-type="float" office:value="-0.8004" calcext:value-type="float">
            <text:p>-0.8004</text:p>
          </table:table-cell>
          <table:table-cell office:value-type="float" office:value="0.13837" calcext:value-type="float">
            <text:p>0.13837</text:p>
          </table:table-cell>
          <table:table-cell office:value-type="float" office:value="-0.24612" calcext:value-type="float">
            <text:p>-0.24612</text:p>
          </table:table-cell>
          <table:table-cell office:value-type="float" office:value="0.70302" calcext:value-type="float">
            <text:p>0.70302</text:p>
          </table:table-cell>
          <table:table-cell office:value-type="float" office:value="0.05171" calcext:value-type="float">
            <text:p>0.05171</text:p>
          </table:table-cell>
          <table:table-cell table:number-columns-repeated="5"/>
        </table:table-row>
        <table:table-row table:style-name="ro1">
          <table:table-cell office:value-type="float" office:value="1.40371532246214E+018" calcext:value-type="float">
            <text:p>1403715322462140000</text:p>
          </table:table-cell>
          <table:table-cell office:value-type="float" office:value="-0.59289" calcext:value-type="float">
            <text:p>-0.59289</text:p>
          </table:table-cell>
          <table:table-cell office:value-type="float" office:value="-3.67255" calcext:value-type="float">
            <text:p>-3.67255</text:p>
          </table:table-cell>
          <table:table-cell office:value-type="float" office:value="0.45581" calcext:value-type="float">
            <text:p>0.45581</text:p>
          </table:table-cell>
          <table:table-cell office:value-type="float" office:value="0.55561" calcext:value-type="float">
            <text:p>0.55561</text:p>
          </table:table-cell>
          <table:table-cell office:value-type="float" office:value="0.16473" calcext:value-type="float">
            <text:p>0.16473</text:p>
          </table:table-cell>
          <table:table-cell office:value-type="float" office:value="-0.80605" calcext:value-type="float">
            <text:p>-0.80605</text:p>
          </table:table-cell>
          <table:table-cell office:value-type="float" office:value="0.12016" calcext:value-type="float">
            <text:p>0.12016</text:p>
          </table:table-cell>
          <table:table-cell office:value-type="float" office:value="-0.24857" calcext:value-type="float">
            <text:p>-0.24857</text:p>
          </table:table-cell>
          <table:table-cell office:value-type="float" office:value="0.68722" calcext:value-type="float">
            <text:p>0.68722</text:p>
          </table:table-cell>
          <table:table-cell office:value-type="float" office:value="-0.07608" calcext:value-type="float">
            <text:p>-0.07608</text:p>
          </table:table-cell>
          <table:table-cell table:number-columns-repeated="5"/>
        </table:table-row>
        <table:table-row table:style-name="ro1">
          <table:table-cell office:value-type="float" office:value="1.40371532256214E+018" calcext:value-type="float">
            <text:p>1403715322562140000</text:p>
          </table:table-cell>
          <table:table-cell office:value-type="float" office:value="-0.61794" calcext:value-type="float">
            <text:p>-0.61794</text:p>
          </table:table-cell>
          <table:table-cell office:value-type="float" office:value="-3.60534" calcext:value-type="float">
            <text:p>-3.60534</text:p>
          </table:table-cell>
          <table:table-cell office:value-type="float" office:value="0.44311" calcext:value-type="float">
            <text:p>0.44311</text:p>
          </table:table-cell>
          <table:table-cell office:value-type="float" office:value="0.55326" calcext:value-type="float">
            <text:p>0.55326</text:p>
          </table:table-cell>
          <table:table-cell office:value-type="float" office:value="0.15433" calcext:value-type="float">
            <text:p>0.15433</text:p>
          </table:table-cell>
          <table:table-cell office:value-type="float" office:value="-0.81147" calcext:value-type="float">
            <text:p>-0.81147</text:p>
          </table:table-cell>
          <table:table-cell office:value-type="float" office:value="0.10771" calcext:value-type="float">
            <text:p>0.10771</text:p>
          </table:table-cell>
          <table:table-cell office:value-type="float" office:value="-0.25738" calcext:value-type="float">
            <text:p>-0.25738</text:p>
          </table:table-cell>
          <table:table-cell office:value-type="float" office:value="0.64597" calcext:value-type="float">
            <text:p>0.64597</text:p>
          </table:table-cell>
          <table:table-cell office:value-type="float" office:value="-0.19189" calcext:value-type="float">
            <text:p>-0.19189</text:p>
          </table:table-cell>
          <table:table-cell table:number-columns-repeated="5"/>
        </table:table-row>
        <table:table-row table:style-name="ro1">
          <table:table-cell office:value-type="float" office:value="1.40371532266214E+018" calcext:value-type="float">
            <text:p>1403715322662140000</text:p>
          </table:table-cell>
          <table:table-cell office:value-type="float" office:value="-0.64652" calcext:value-type="float">
            <text:p>-0.64652</text:p>
          </table:table-cell>
          <table:table-cell office:value-type="float" office:value="-3.54247" calcext:value-type="float">
            <text:p>-3.54247</text:p>
          </table:table-cell>
          <table:table-cell office:value-type="float" office:value="0.42267" calcext:value-type="float">
            <text:p>0.42267</text:p>
          </table:table-cell>
          <table:table-cell office:value-type="float" office:value="0.55126" calcext:value-type="float">
            <text:p>0.55126</text:p>
          </table:table-cell>
          <table:table-cell office:value-type="float" office:value="0.14749" calcext:value-type="float">
            <text:p>0.14749</text:p>
          </table:table-cell>
          <table:table-cell office:value-type="float" office:value="-0.81519" calcext:value-type="float">
            <text:p>-0.81519</text:p>
          </table:table-cell>
          <table:table-cell office:value-type="float" office:value="0.09909" calcext:value-type="float">
            <text:p>0.09909</text:p>
          </table:table-cell>
          <table:table-cell office:value-type="float" office:value="-0.2944" calcext:value-type="float">
            <text:p>-0.2944</text:p>
          </table:table-cell>
          <table:table-cell office:value-type="float" office:value="0.592" calcext:value-type="float">
            <text:p>0.592</text:p>
          </table:table-cell>
          <table:table-cell office:value-type="float" office:value="-0.21263" calcext:value-type="float">
            <text:p>-0.21263</text:p>
          </table:table-cell>
          <table:table-cell table:number-columns-repeated="5"/>
        </table:table-row>
        <table:table-row table:style-name="ro1">
          <table:table-cell office:value-type="float" office:value="1.40371532276214E+018" calcext:value-type="float">
            <text:p>1403715322762140000</text:p>
          </table:table-cell>
          <table:table-cell office:value-type="float" office:value="-0.68014" calcext:value-type="float">
            <text:p>-0.68014</text:p>
          </table:table-cell>
          <table:table-cell office:value-type="float" office:value="-3.48564" calcext:value-type="float">
            <text:p>-3.48564</text:p>
          </table:table-cell>
          <table:table-cell office:value-type="float" office:value="0.40157" calcext:value-type="float">
            <text:p>0.40157</text:p>
          </table:table-cell>
          <table:table-cell office:value-type="float" office:value="0.55218" calcext:value-type="float">
            <text:p>0.55218</text:p>
          </table:table-cell>
          <table:table-cell office:value-type="float" office:value="0.14289" calcext:value-type="float">
            <text:p>0.14289</text:p>
          </table:table-cell>
          <table:table-cell office:value-type="float" office:value="-0.8159" calcext:value-type="float">
            <text:p>-0.8159</text:p>
          </table:table-cell>
          <table:table-cell office:value-type="float" office:value="0.0948" calcext:value-type="float">
            <text:p>0.0948</text:p>
          </table:table-cell>
          <table:table-cell office:value-type="float" office:value="-0.34903" calcext:value-type="float">
            <text:p>-0.34903</text:p>
          </table:table-cell>
          <table:table-cell office:value-type="float" office:value="0.5366" calcext:value-type="float">
            <text:p>0.5366</text:p>
          </table:table-cell>
          <table:table-cell office:value-type="float" office:value="-0.20527" calcext:value-type="float">
            <text:p>-0.20527</text:p>
          </table:table-cell>
          <table:table-cell table:number-columns-repeated="5"/>
        </table:table-row>
        <table:table-row table:style-name="ro1">
          <table:table-cell office:value-type="float" office:value="1.40371532286214E+018" calcext:value-type="float">
            <text:p>1403715322862140000</text:p>
          </table:table-cell>
          <table:table-cell office:value-type="float" office:value="-0.71983" calcext:value-type="float">
            <text:p>-0.71983</text:p>
          </table:table-cell>
          <table:table-cell office:value-type="float" office:value="-3.43564" calcext:value-type="float">
            <text:p>-3.43564</text:p>
          </table:table-cell>
          <table:table-cell office:value-type="float" office:value="0.38413" calcext:value-type="float">
            <text:p>0.38413</text:p>
          </table:table-cell>
          <table:table-cell office:value-type="float" office:value="0.55217" calcext:value-type="float">
            <text:p>0.55217</text:p>
          </table:table-cell>
          <table:table-cell office:value-type="float" office:value="0.14136" calcext:value-type="float">
            <text:p>0.14136</text:p>
          </table:table-cell>
          <table:table-cell office:value-type="float" office:value="-0.81661" calcext:value-type="float">
            <text:p>-0.81661</text:p>
          </table:table-cell>
          <table:table-cell office:value-type="float" office:value="0.09099" calcext:value-type="float">
            <text:p>0.09099</text:p>
          </table:table-cell>
          <table:table-cell office:value-type="float" office:value="-0.3958" calcext:value-type="float">
            <text:p>-0.3958</text:p>
          </table:table-cell>
          <table:table-cell office:value-type="float" office:value="0.48278" calcext:value-type="float">
            <text:p>0.48278</text:p>
          </table:table-cell>
          <table:table-cell office:value-type="float" office:value="-0.12429" calcext:value-type="float">
            <text:p>-0.12429</text:p>
          </table:table-cell>
          <table:table-cell table:number-columns-repeated="5"/>
        </table:table-row>
        <table:table-row table:style-name="ro1">
          <table:table-cell office:value-type="float" office:value="1.40371532296214E+018" calcext:value-type="float">
            <text:p>1403715322962140000</text:p>
          </table:table-cell>
          <table:table-cell office:value-type="float" office:value="-0.76339" calcext:value-type="float">
            <text:p>-0.76339</text:p>
          </table:table-cell>
          <table:table-cell office:value-type="float" office:value="-3.39224" calcext:value-type="float">
            <text:p>-3.39224</text:p>
          </table:table-cell>
          <table:table-cell office:value-type="float" office:value="0.37758" calcext:value-type="float">
            <text:p>0.37758</text:p>
          </table:table-cell>
          <table:table-cell office:value-type="float" office:value="0.55463" calcext:value-type="float">
            <text:p>0.55463</text:p>
          </table:table-cell>
          <table:table-cell office:value-type="float" office:value="0.14171" calcext:value-type="float">
            <text:p>0.14171</text:p>
          </table:table-cell>
          <table:table-cell office:value-type="float" office:value="-0.81528" calcext:value-type="float">
            <text:p>-0.81528</text:p>
          </table:table-cell>
          <table:table-cell office:value-type="float" office:value="0.08725" calcext:value-type="float">
            <text:p>0.08725</text:p>
          </table:table-cell>
          <table:table-cell office:value-type="float" office:value="-0.43695" calcext:value-type="float">
            <text:p>-0.43695</text:p>
          </table:table-cell>
          <table:table-cell office:value-type="float" office:value="0.42265" calcext:value-type="float">
            <text:p>0.42265</text:p>
          </table:table-cell>
          <table:table-cell office:value-type="float" office:value="-0.0153" calcext:value-type="float">
            <text:p>-0.0153</text:p>
          </table:table-cell>
          <table:table-cell table:number-columns-repeated="5"/>
        </table:table-row>
        <table:table-row table:style-name="ro1">
          <table:table-cell office:value-type="float" office:value="1.40371532306214E+018" calcext:value-type="float">
            <text:p>1403715323062140000</text:p>
          </table:table-cell>
          <table:table-cell office:value-type="float" office:value="-0.8108" calcext:value-type="float">
            <text:p>-0.8108</text:p>
          </table:table-cell>
          <table:table-cell office:value-type="float" office:value="-3.35683" calcext:value-type="float">
            <text:p>-3.35683</text:p>
          </table:table-cell>
          <table:table-cell office:value-type="float" office:value="0.38206" calcext:value-type="float">
            <text:p>0.38206</text:p>
          </table:table-cell>
          <table:table-cell office:value-type="float" office:value="0.55556" calcext:value-type="float">
            <text:p>0.55556</text:p>
          </table:table-cell>
          <table:table-cell office:value-type="float" office:value="0.14263" calcext:value-type="float">
            <text:p>0.14263</text:p>
          </table:table-cell>
          <table:table-cell office:value-type="float" office:value="-0.81467" calcext:value-type="float">
            <text:p>-0.81467</text:p>
          </table:table-cell>
          <table:table-cell office:value-type="float" office:value="0.0856" calcext:value-type="float">
            <text:p>0.0856</text:p>
          </table:table-cell>
          <table:table-cell office:value-type="float" office:value="-0.47225" calcext:value-type="float">
            <text:p>-0.47225</text:p>
          </table:table-cell>
          <table:table-cell office:value-type="float" office:value="0.34776" calcext:value-type="float">
            <text:p>0.34776</text:p>
          </table:table-cell>
          <table:table-cell office:value-type="float" office:value="0.09557" calcext:value-type="float">
            <text:p>0.09557</text:p>
          </table:table-cell>
          <table:table-cell table:number-columns-repeated="5"/>
        </table:table-row>
        <table:table-row table:style-name="ro1">
          <table:table-cell office:value-type="float" office:value="1.40371532316214E+018" calcext:value-type="float">
            <text:p>1403715323162140000</text:p>
          </table:table-cell>
          <table:table-cell office:value-type="float" office:value="-0.86252" calcext:value-type="float">
            <text:p>-0.86252</text:p>
          </table:table-cell>
          <table:table-cell office:value-type="float" office:value="-3.32756" calcext:value-type="float">
            <text:p>-3.32756</text:p>
          </table:table-cell>
          <table:table-cell office:value-type="float" office:value="0.39003" calcext:value-type="float">
            <text:p>0.39003</text:p>
          </table:table-cell>
          <table:table-cell office:value-type="float" office:value="0.55585" calcext:value-type="float">
            <text:p>0.55585</text:p>
          </table:table-cell>
          <table:table-cell office:value-type="float" office:value="0.14431" calcext:value-type="float">
            <text:p>0.14431</text:p>
          </table:table-cell>
          <table:table-cell office:value-type="float" office:value="-0.81434" calcext:value-type="float">
            <text:p>-0.81434</text:p>
          </table:table-cell>
          <table:table-cell office:value-type="float" office:value="0.08399" calcext:value-type="float">
            <text:p>0.08399</text:p>
          </table:table-cell>
          <table:table-cell office:value-type="float" office:value="-0.5146" calcext:value-type="float">
            <text:p>-0.5146</text:p>
          </table:table-cell>
          <table:table-cell office:value-type="float" office:value="0.27592" calcext:value-type="float">
            <text:p>0.27592</text:p>
          </table:table-cell>
          <table:table-cell office:value-type="float" office:value="0.03599" calcext:value-type="float">
            <text:p>0.03599</text:p>
          </table:table-cell>
          <table:table-cell table:number-columns-repeated="5"/>
        </table:table-row>
        <table:table-row table:style-name="ro1">
          <table:table-cell office:value-type="float" office:value="1.40371532326214E+018" calcext:value-type="float">
            <text:p>1403715323262140000</text:p>
          </table:table-cell>
          <table:table-cell office:value-type="float" office:value="-0.91692" calcext:value-type="float">
            <text:p>-0.91692</text:p>
          </table:table-cell>
          <table:table-cell office:value-type="float" office:value="-3.30369" calcext:value-type="float">
            <text:p>-3.30369</text:p>
          </table:table-cell>
          <table:table-cell office:value-type="float" office:value="0.38828" calcext:value-type="float">
            <text:p>0.38828</text:p>
          </table:table-cell>
          <table:table-cell office:value-type="float" office:value="0.55768" calcext:value-type="float">
            <text:p>0.55768</text:p>
          </table:table-cell>
          <table:table-cell office:value-type="float" office:value="0.14706" calcext:value-type="float">
            <text:p>0.14706</text:p>
          </table:table-cell>
          <table:table-cell office:value-type="float" office:value="-0.81282" calcext:value-type="float">
            <text:p>-0.81282</text:p>
          </table:table-cell>
          <table:table-cell office:value-type="float" office:value="0.08185" calcext:value-type="float">
            <text:p>0.08185</text:p>
          </table:table-cell>
          <table:table-cell office:value-type="float" office:value="-0.54413" calcext:value-type="float">
            <text:p>-0.54413</text:p>
          </table:table-cell>
          <table:table-cell office:value-type="float" office:value="0.21375" calcext:value-type="float">
            <text:p>0.21375</text:p>
          </table:table-cell>
          <table:table-cell office:value-type="float" office:value="-0.07469" calcext:value-type="float">
            <text:p>-0.07469</text:p>
          </table:table-cell>
          <table:table-cell table:number-columns-repeated="5"/>
        </table:table-row>
        <table:table-row table:style-name="ro1">
          <table:table-cell office:value-type="float" office:value="1.40371532336214E+018" calcext:value-type="float">
            <text:p>1403715323362140000</text:p>
          </table:table-cell>
          <table:table-cell office:value-type="float" office:value="-0.9728" calcext:value-type="float">
            <text:p>-0.9728</text:p>
          </table:table-cell>
          <table:table-cell office:value-type="float" office:value="-3.28525" calcext:value-type="float">
            <text:p>-3.28525</text:p>
          </table:table-cell>
          <table:table-cell office:value-type="float" office:value="0.37627" calcext:value-type="float">
            <text:p>0.37627</text:p>
          </table:table-cell>
          <table:table-cell office:value-type="float" office:value="0.55852" calcext:value-type="float">
            <text:p>0.55852</text:p>
          </table:table-cell>
          <table:table-cell office:value-type="float" office:value="0.14773" calcext:value-type="float">
            <text:p>0.14773</text:p>
          </table:table-cell>
          <table:table-cell office:value-type="float" office:value="-0.81205" calcext:value-type="float">
            <text:p>-0.81205</text:p>
          </table:table-cell>
          <table:table-cell office:value-type="float" office:value="0.08246" calcext:value-type="float">
            <text:p>0.08246</text:p>
          </table:table-cell>
          <table:table-cell office:value-type="float" office:value="-0.56874" calcext:value-type="float">
            <text:p>-0.56874</text:p>
          </table:table-cell>
          <table:table-cell office:value-type="float" office:value="0.14646" calcext:value-type="float">
            <text:p>0.14646</text:p>
          </table:table-cell>
          <table:table-cell office:value-type="float" office:value="-0.10649" calcext:value-type="float">
            <text:p>-0.10649</text:p>
          </table:table-cell>
          <table:table-cell table:number-columns-repeated="5"/>
        </table:table-row>
        <table:table-row table:style-name="ro1">
          <table:table-cell office:value-type="float" office:value="1.40371532346214E+018" calcext:value-type="float">
            <text:p>1403715323462140000</text:p>
          </table:table-cell>
          <table:table-cell office:value-type="float" office:value="-1.03115" calcext:value-type="float">
            <text:p>-1.03115</text:p>
          </table:table-cell>
          <table:table-cell office:value-type="float" office:value="-3.27343" calcext:value-type="float">
            <text:p>-3.27343</text:p>
          </table:table-cell>
          <table:table-cell office:value-type="float" office:value="0.36834" calcext:value-type="float">
            <text:p>0.36834</text:p>
          </table:table-cell>
          <table:table-cell office:value-type="float" office:value="0.55822" calcext:value-type="float">
            <text:p>0.55822</text:p>
          </table:table-cell>
          <table:table-cell office:value-type="float" office:value="0.14777" calcext:value-type="float">
            <text:p>0.14777</text:p>
          </table:table-cell>
          <table:table-cell office:value-type="float" office:value="-0.81222" calcext:value-type="float">
            <text:p>-0.81222</text:p>
          </table:table-cell>
          <table:table-cell office:value-type="float" office:value="0.08286" calcext:value-type="float">
            <text:p>0.08286</text:p>
          </table:table-cell>
          <table:table-cell office:value-type="float" office:value="-0.59704" calcext:value-type="float">
            <text:p>-0.59704</text:p>
          </table:table-cell>
          <table:table-cell office:value-type="float" office:value="0.06761" calcext:value-type="float">
            <text:p>0.06761</text:p>
          </table:table-cell>
          <table:table-cell office:value-type="float" office:value="-0.01934" calcext:value-type="float">
            <text:p>-0.01934</text:p>
          </table:table-cell>
          <table:table-cell table:number-columns-repeated="5"/>
        </table:table-row>
        <table:table-row table:style-name="ro1">
          <table:table-cell office:value-type="float" office:value="1.40371532356214E+018" calcext:value-type="float">
            <text:p>1403715323562140000</text:p>
          </table:table-cell>
          <table:table-cell office:value-type="float" office:value="-1.09233" calcext:value-type="float">
            <text:p>-1.09233</text:p>
          </table:table-cell>
          <table:table-cell office:value-type="float" office:value="-3.26822" calcext:value-type="float">
            <text:p>-3.26822</text:p>
          </table:table-cell>
          <table:table-cell office:value-type="float" office:value="0.37123" calcext:value-type="float">
            <text:p>0.37123</text:p>
          </table:table-cell>
          <table:table-cell office:value-type="float" office:value="0.5576" calcext:value-type="float">
            <text:p>0.5576</text:p>
          </table:table-cell>
          <table:table-cell office:value-type="float" office:value="0.14749" calcext:value-type="float">
            <text:p>0.14749</text:p>
          </table:table-cell>
          <table:table-cell office:value-type="float" office:value="-0.81268" calcext:value-type="float">
            <text:p>-0.81268</text:p>
          </table:table-cell>
          <table:table-cell office:value-type="float" office:value="0.08289" calcext:value-type="float">
            <text:p>0.08289</text:p>
          </table:table-cell>
          <table:table-cell office:value-type="float" office:value="-0.60705" calcext:value-type="float">
            <text:p>-0.60705</text:p>
          </table:table-cell>
          <table:table-cell office:value-type="float" office:value="0.00616" calcext:value-type="float">
            <text:p>0.00616</text:p>
          </table:table-cell>
          <table:table-cell office:value-type="float" office:value="0.11375" calcext:value-type="float">
            <text:p>0.11375</text:p>
          </table:table-cell>
          <table:table-cell table:number-columns-repeated="5"/>
        </table:table-row>
        <table:table-row table:style-name="ro1">
          <table:table-cell office:value-type="float" office:value="1.40371532366214E+018" calcext:value-type="float">
            <text:p>1403715323662140000</text:p>
          </table:table-cell>
          <table:table-cell office:value-type="float" office:value="-1.15684" calcext:value-type="float">
            <text:p>-1.15684</text:p>
          </table:table-cell>
          <table:table-cell office:value-type="float" office:value="-3.26908" calcext:value-type="float">
            <text:p>-3.26908</text:p>
          </table:table-cell>
          <table:table-cell office:value-type="float" office:value="0.3873" calcext:value-type="float">
            <text:p>0.3873</text:p>
          </table:table-cell>
          <table:table-cell office:value-type="float" office:value="0.57133" calcext:value-type="float">
            <text:p>0.57133</text:p>
          </table:table-cell>
          <table:table-cell office:value-type="float" office:value="0.14415" calcext:value-type="float">
            <text:p>0.14415</text:p>
          </table:table-cell>
          <table:table-cell office:value-type="float" office:value="-0.80322" calcext:value-type="float">
            <text:p>-0.80322</text:p>
          </table:table-cell>
          <table:table-cell office:value-type="float" office:value="0.08741" calcext:value-type="float">
            <text:p>0.08741</text:p>
          </table:table-cell>
          <table:table-cell office:value-type="float" office:value="-0.62781" calcext:value-type="float">
            <text:p>-0.62781</text:p>
          </table:table-cell>
          <table:table-cell office:value-type="float" office:value="-0.04668" calcext:value-type="float">
            <text:p>-0.04668</text:p>
          </table:table-cell>
          <table:table-cell office:value-type="float" office:value="0.20153" calcext:value-type="float">
            <text:p>0.20153</text:p>
          </table:table-cell>
          <table:table-cell table:number-columns-repeated="5"/>
        </table:table-row>
        <table:table-row table:style-name="ro1">
          <table:table-cell office:value-type="float" office:value="1.40371532376214E+018" calcext:value-type="float">
            <text:p>1403715323762140000</text:p>
          </table:table-cell>
          <table:table-cell office:value-type="float" office:value="-1.21926" calcext:value-type="float">
            <text:p>-1.21926</text:p>
          </table:table-cell>
          <table:table-cell office:value-type="float" office:value="-3.27607" calcext:value-type="float">
            <text:p>-3.27607</text:p>
          </table:table-cell>
          <table:table-cell office:value-type="float" office:value="0.4053" calcext:value-type="float">
            <text:p>0.4053</text:p>
          </table:table-cell>
          <table:table-cell office:value-type="float" office:value="0.59043" calcext:value-type="float">
            <text:p>0.59043</text:p>
          </table:table-cell>
          <table:table-cell office:value-type="float" office:value="0.14061" calcext:value-type="float">
            <text:p>0.14061</text:p>
          </table:table-cell>
          <table:table-cell office:value-type="float" office:value="-0.78958" calcext:value-type="float">
            <text:p>-0.78958</text:p>
          </table:table-cell>
          <table:table-cell office:value-type="float" office:value="0.09052" calcext:value-type="float">
            <text:p>0.09052</text:p>
          </table:table-cell>
          <table:table-cell office:value-type="float" office:value="-0.57984" calcext:value-type="float">
            <text:p>-0.57984</text:p>
          </table:table-cell>
          <table:table-cell office:value-type="float" office:value="-0.08568" calcext:value-type="float">
            <text:p>-0.08568</text:p>
          </table:table-cell>
          <table:table-cell office:value-type="float" office:value="0.18984" calcext:value-type="float">
            <text:p>0.18984</text:p>
          </table:table-cell>
          <table:table-cell table:number-columns-repeated="5"/>
        </table:table-row>
        <table:table-row table:style-name="ro1">
          <table:table-cell office:value-type="float" office:value="1.40371532386214E+018" calcext:value-type="float">
            <text:p>1403715323862140000</text:p>
          </table:table-cell>
          <table:table-cell office:value-type="float" office:value="-1.27481" calcext:value-type="float">
            <text:p>-1.27481</text:p>
          </table:table-cell>
          <table:table-cell office:value-type="float" office:value="-3.28688" calcext:value-type="float">
            <text:p>-3.28688</text:p>
          </table:table-cell>
          <table:table-cell office:value-type="float" office:value="0.42095" calcext:value-type="float">
            <text:p>0.42095</text:p>
          </table:table-cell>
          <table:table-cell office:value-type="float" office:value="0.60603" calcext:value-type="float">
            <text:p>0.60603</text:p>
          </table:table-cell>
          <table:table-cell office:value-type="float" office:value="0.13749" calcext:value-type="float">
            <text:p>0.13749</text:p>
          </table:table-cell>
          <table:table-cell office:value-type="float" office:value="-0.77783" calcext:value-type="float">
            <text:p>-0.77783</text:p>
          </table:table-cell>
          <table:table-cell office:value-type="float" office:value="0.09382" calcext:value-type="float">
            <text:p>0.09382</text:p>
          </table:table-cell>
          <table:table-cell office:value-type="float" office:value="-0.5013" calcext:value-type="float">
            <text:p>-0.5013</text:p>
          </table:table-cell>
          <table:table-cell office:value-type="float" office:value="-0.11061" calcext:value-type="float">
            <text:p>-0.11061</text:p>
          </table:table-cell>
          <table:table-cell office:value-type="float" office:value="0.17065" calcext:value-type="float">
            <text:p>0.17065</text:p>
          </table:table-cell>
          <table:table-cell table:number-columns-repeated="5"/>
        </table:table-row>
        <table:table-row table:style-name="ro1">
          <table:table-cell office:value-type="float" office:value="1.40371532396214E+018" calcext:value-type="float">
            <text:p>1403715323962140000</text:p>
          </table:table-cell>
          <table:table-cell office:value-type="float" office:value="-1.32108" calcext:value-type="float">
            <text:p>-1.32108</text:p>
          </table:table-cell>
          <table:table-cell office:value-type="float" office:value="-3.3005" calcext:value-type="float">
            <text:p>-3.3005</text:p>
          </table:table-cell>
          <table:table-cell office:value-type="float" office:value="0.43691" calcext:value-type="float">
            <text:p>0.43691</text:p>
          </table:table-cell>
          <table:table-cell office:value-type="float" office:value="0.62225" calcext:value-type="float">
            <text:p>0.62225</text:p>
          </table:table-cell>
          <table:table-cell office:value-type="float" office:value="0.13512" calcext:value-type="float">
            <text:p>0.13512</text:p>
          </table:table-cell>
          <table:table-cell office:value-type="float" office:value="-0.76489" calcext:value-type="float">
            <text:p>-0.76489</text:p>
          </table:table-cell>
          <table:table-cell office:value-type="float" office:value="0.09741" calcext:value-type="float">
            <text:p>0.09741</text:p>
          </table:table-cell>
          <table:table-cell office:value-type="float" office:value="-0.38096" calcext:value-type="float">
            <text:p>-0.38096</text:p>
          </table:table-cell>
          <table:table-cell office:value-type="float" office:value="-0.13848" calcext:value-type="float">
            <text:p>-0.13848</text:p>
          </table:table-cell>
          <table:table-cell office:value-type="float" office:value="0.18336" calcext:value-type="float">
            <text:p>0.18336</text:p>
          </table:table-cell>
          <table:table-cell table:number-columns-repeated="5"/>
        </table:table-row>
        <table:table-row table:style-name="ro1">
          <table:table-cell office:value-type="float" office:value="1.40371532406214E+018" calcext:value-type="float">
            <text:p>1403715324062140000</text:p>
          </table:table-cell>
          <table:table-cell office:value-type="float" office:value="-1.35548" calcext:value-type="float">
            <text:p>-1.35548</text:p>
          </table:table-cell>
          <table:table-cell office:value-type="float" office:value="-3.31512" calcext:value-type="float">
            <text:p>-3.31512</text:p>
          </table:table-cell>
          <table:table-cell office:value-type="float" office:value="0.45139" calcext:value-type="float">
            <text:p>0.45139</text:p>
          </table:table-cell>
          <table:table-cell office:value-type="float" office:value="0.63109" calcext:value-type="float">
            <text:p>0.63109</text:p>
          </table:table-cell>
          <table:table-cell office:value-type="float" office:value="0.13278" calcext:value-type="float">
            <text:p>0.13278</text:p>
          </table:table-cell>
          <table:table-cell office:value-type="float" office:value="-0.75738" calcext:value-type="float">
            <text:p>-0.75738</text:p>
          </table:table-cell>
          <table:table-cell office:value-type="float" office:value="0.10232" calcext:value-type="float">
            <text:p>0.10232</text:p>
          </table:table-cell>
          <table:table-cell office:value-type="float" office:value="-0.23901" calcext:value-type="float">
            <text:p>-0.23901</text:p>
          </table:table-cell>
          <table:table-cell office:value-type="float" office:value="-0.13873" calcext:value-type="float">
            <text:p>-0.13873</text:p>
          </table:table-cell>
          <table:table-cell office:value-type="float" office:value="0.12717" calcext:value-type="float">
            <text:p>0.12717</text:p>
          </table:table-cell>
          <table:table-cell table:number-columns-repeated="5"/>
        </table:table-row>
        <table:table-row table:style-name="ro1">
          <table:table-cell office:value-type="float" office:value="1.40371532416214E+018" calcext:value-type="float">
            <text:p>1403715324162140000</text:p>
          </table:table-cell>
          <table:table-cell office:value-type="float" office:value="-1.3793" calcext:value-type="float">
            <text:p>-1.3793</text:p>
          </table:table-cell>
          <table:table-cell office:value-type="float" office:value="-3.3294" calcext:value-type="float">
            <text:p>-3.3294</text:p>
          </table:table-cell>
          <table:table-cell office:value-type="float" office:value="0.46222" calcext:value-type="float">
            <text:p>0.46222</text:p>
          </table:table-cell>
          <table:table-cell office:value-type="float" office:value="0.62347" calcext:value-type="float">
            <text:p>0.62347</text:p>
          </table:table-cell>
          <table:table-cell office:value-type="float" office:value="0.13153" calcext:value-type="float">
            <text:p>0.13153</text:p>
          </table:table-cell>
          <table:table-cell office:value-type="float" office:value="-0.7633" calcext:value-type="float">
            <text:p>-0.7633</text:p>
          </table:table-cell>
          <table:table-cell office:value-type="float" office:value="0.10661" calcext:value-type="float">
            <text:p>0.10661</text:p>
          </table:table-cell>
          <table:table-cell office:value-type="float" office:value="-0.10943" calcext:value-type="float">
            <text:p>-0.10943</text:p>
          </table:table-cell>
          <table:table-cell office:value-type="float" office:value="-0.13507" calcext:value-type="float">
            <text:p>-0.13507</text:p>
          </table:table-cell>
          <table:table-cell office:value-type="float" office:value="0.09649" calcext:value-type="float">
            <text:p>0.09649</text:p>
          </table:table-cell>
          <table:table-cell table:number-columns-repeated="5"/>
        </table:table-row>
        <table:table-row table:style-name="ro1">
          <table:table-cell office:value-type="float" office:value="1.40371532426214E+018" calcext:value-type="float">
            <text:p>1403715324262140000</text:p>
          </table:table-cell>
          <table:table-cell office:value-type="float" office:value="-1.39303" calcext:value-type="float">
            <text:p>-1.39303</text:p>
          </table:table-cell>
          <table:table-cell office:value-type="float" office:value="-3.34358" calcext:value-type="float">
            <text:p>-3.34358</text:p>
          </table:table-cell>
          <table:table-cell office:value-type="float" office:value="0.47263" calcext:value-type="float">
            <text:p>0.47263</text:p>
          </table:table-cell>
          <table:table-cell office:value-type="float" office:value="0.61378" calcext:value-type="float">
            <text:p>0.61378</text:p>
          </table:table-cell>
          <table:table-cell office:value-type="float" office:value="0.12913" calcext:value-type="float">
            <text:p>0.12913</text:p>
          </table:table-cell>
          <table:table-cell office:value-type="float" office:value="-0.77068" calcext:value-type="float">
            <text:p>-0.77068</text:p>
          </table:table-cell>
          <table:table-cell office:value-type="float" office:value="0.11243" calcext:value-type="float">
            <text:p>0.11243</text:p>
          </table:table-cell>
          <table:table-cell office:value-type="float" office:value="-0.01534" calcext:value-type="float">
            <text:p>-0.01534</text:p>
          </table:table-cell>
          <table:table-cell office:value-type="float" office:value="-0.13352" calcext:value-type="float">
            <text:p>-0.13352</text:p>
          </table:table-cell>
          <table:table-cell office:value-type="float" office:value="0.09665" calcext:value-type="float">
            <text:p>0.09665</text:p>
          </table:table-cell>
          <table:table-cell table:number-columns-repeated="5"/>
        </table:table-row>
        <table:table-row table:style-name="ro1">
          <table:table-cell office:value-type="float" office:value="1.40371532436214E+018" calcext:value-type="float">
            <text:p>1403715324362140000</text:p>
          </table:table-cell>
          <table:table-cell office:value-type="float" office:value="-1.39378" calcext:value-type="float">
            <text:p>-1.39378</text:p>
          </table:table-cell>
          <table:table-cell office:value-type="float" office:value="-3.35515" calcext:value-type="float">
            <text:p>-3.35515</text:p>
          </table:table-cell>
          <table:table-cell office:value-type="float" office:value="0.48263" calcext:value-type="float">
            <text:p>0.48263</text:p>
          </table:table-cell>
          <table:table-cell office:value-type="float" office:value="0.60324" calcext:value-type="float">
            <text:p>0.60324</text:p>
          </table:table-cell>
          <table:table-cell office:value-type="float" office:value="0.12333" calcext:value-type="float">
            <text:p>0.12333</text:p>
          </table:table-cell>
          <table:table-cell office:value-type="float" office:value="-0.77821" calcext:value-type="float">
            <text:p>-0.77821</text:p>
          </table:table-cell>
          <table:table-cell office:value-type="float" office:value="0.12361" calcext:value-type="float">
            <text:p>0.12361</text:p>
          </table:table-cell>
          <table:table-cell office:value-type="float" office:value="0.06015" calcext:value-type="float">
            <text:p>0.06015</text:p>
          </table:table-cell>
          <table:table-cell office:value-type="float" office:value="-0.09932" calcext:value-type="float">
            <text:p>-0.09932</text:p>
          </table:table-cell>
          <table:table-cell office:value-type="float" office:value="0.10172" calcext:value-type="float">
            <text:p>0.10172</text:p>
          </table:table-cell>
          <table:table-cell table:number-columns-repeated="5"/>
        </table:table-row>
        <table:table-row table:style-name="ro1">
          <table:table-cell office:value-type="float" office:value="1.40371532446214E+018" calcext:value-type="float">
            <text:p>1403715324462140000</text:p>
          </table:table-cell>
          <table:table-cell office:value-type="float" office:value="-1.38789" calcext:value-type="float">
            <text:p>-1.38789</text:p>
          </table:table-cell>
          <table:table-cell office:value-type="float" office:value="-3.36426" calcext:value-type="float">
            <text:p>-3.36426</text:p>
          </table:table-cell>
          <table:table-cell office:value-type="float" office:value="0.49031" calcext:value-type="float">
            <text:p>0.49031</text:p>
          </table:table-cell>
          <table:table-cell office:value-type="float" office:value="0.58369" calcext:value-type="float">
            <text:p>0.58369</text:p>
          </table:table-cell>
          <table:table-cell office:value-type="float" office:value="0.11928" calcext:value-type="float">
            <text:p>0.11928</text:p>
          </table:table-cell>
          <table:table-cell office:value-type="float" office:value="-0.79231" calcext:value-type="float">
            <text:p>-0.79231</text:p>
          </table:table-cell>
          <table:table-cell office:value-type="float" office:value="0.13161" calcext:value-type="float">
            <text:p>0.13161</text:p>
          </table:table-cell>
          <table:table-cell office:value-type="float" office:value="0.10599" calcext:value-type="float">
            <text:p>0.10599</text:p>
          </table:table-cell>
          <table:table-cell office:value-type="float" office:value="-0.04836" calcext:value-type="float">
            <text:p>-0.04836</text:p>
          </table:table-cell>
          <table:table-cell office:value-type="float" office:value="0.08166" calcext:value-type="float">
            <text:p>0.08166</text:p>
          </table:table-cell>
          <table:table-cell table:number-columns-repeated="5"/>
        </table:table-row>
        <table:table-row table:style-name="ro1">
          <table:table-cell office:value-type="float" office:value="1.40371532456214E+018" calcext:value-type="float">
            <text:p>1403715324562140000</text:p>
          </table:table-cell>
          <table:table-cell office:value-type="float" office:value="-1.37793" calcext:value-type="float">
            <text:p>-1.37793</text:p>
          </table:table-cell>
          <table:table-cell office:value-type="float" office:value="-3.36848" calcext:value-type="float">
            <text:p>-3.36848</text:p>
          </table:table-cell>
          <table:table-cell office:value-type="float" office:value="0.50009" calcext:value-type="float">
            <text:p>0.50009</text:p>
          </table:table-cell>
          <table:table-cell office:value-type="float" office:value="0.5677" calcext:value-type="float">
            <text:p>0.5677</text:p>
          </table:table-cell>
          <table:table-cell office:value-type="float" office:value="0.118" calcext:value-type="float">
            <text:p>0.118</text:p>
          </table:table-cell>
          <table:table-cell office:value-type="float" office:value="-0.80377" calcext:value-type="float">
            <text:p>-0.80377</text:p>
          </table:table-cell>
          <table:table-cell office:value-type="float" office:value="0.13319" calcext:value-type="float">
            <text:p>0.13319</text:p>
          </table:table-cell>
          <table:table-cell office:value-type="float" office:value="0.08441" calcext:value-type="float">
            <text:p>0.08441</text:p>
          </table:table-cell>
          <table:table-cell office:value-type="float" office:value="-0.00987" calcext:value-type="float">
            <text:p>-0.00987</text:p>
          </table:table-cell>
          <table:table-cell office:value-type="float" office:value="0.09865" calcext:value-type="float">
            <text:p>0.09865</text:p>
          </table:table-cell>
          <table:table-cell table:number-columns-repeated="5"/>
        </table:table-row>
        <table:table-row table:style-name="ro1">
          <table:table-cell office:value-type="float" office:value="1.40371532466214E+018" calcext:value-type="float">
            <text:p>1403715324662140000</text:p>
          </table:table-cell>
          <table:table-cell office:value-type="float" office:value="-1.36875" calcext:value-type="float">
            <text:p>-1.36875</text:p>
          </table:table-cell>
          <table:table-cell office:value-type="float" office:value="-3.36821" calcext:value-type="float">
            <text:p>-3.36821</text:p>
          </table:table-cell>
          <table:table-cell office:value-type="float" office:value="0.51292" calcext:value-type="float">
            <text:p>0.51292</text:p>
          </table:table-cell>
          <table:table-cell office:value-type="float" office:value="0.56195" calcext:value-type="float">
            <text:p>0.56195</text:p>
          </table:table-cell>
          <table:table-cell office:value-type="float" office:value="0.11884" calcext:value-type="float">
            <text:p>0.11884</text:p>
          </table:table-cell>
          <table:table-cell office:value-type="float" office:value="-0.80812" calcext:value-type="float">
            <text:p>-0.80812</text:p>
          </table:table-cell>
          <table:table-cell office:value-type="float" office:value="0.13051" calcext:value-type="float">
            <text:p>0.13051</text:p>
          </table:table-cell>
          <table:table-cell office:value-type="float" office:value="0.05029" calcext:value-type="float">
            <text:p>0.05029</text:p>
          </table:table-cell>
          <table:table-cell office:value-type="float" office:value="0.03357" calcext:value-type="float">
            <text:p>0.03357</text:p>
          </table:table-cell>
          <table:table-cell office:value-type="float" office:value="0.11513" calcext:value-type="float">
            <text:p>0.11513</text:p>
          </table:table-cell>
          <table:table-cell table:number-columns-repeated="5"/>
        </table:table-row>
        <table:table-row table:style-name="ro1">
          <table:table-cell office:value-type="float" office:value="1.40371532476214E+018" calcext:value-type="float">
            <text:p>1403715324762140000</text:p>
          </table:table-cell>
          <table:table-cell office:value-type="float" office:value="-1.36113" calcext:value-type="float">
            <text:p>-1.36113</text:p>
          </table:table-cell>
          <table:table-cell office:value-type="float" office:value="-3.36297" calcext:value-type="float">
            <text:p>-3.36297</text:p>
          </table:table-cell>
          <table:table-cell office:value-type="float" office:value="0.52678" calcext:value-type="float">
            <text:p>0.52678</text:p>
          </table:table-cell>
          <table:table-cell office:value-type="float" office:value="0.56305" calcext:value-type="float">
            <text:p>0.56305</text:p>
          </table:table-cell>
          <table:table-cell office:value-type="float" office:value="0.12142" calcext:value-type="float">
            <text:p>0.12142</text:p>
          </table:table-cell>
          <table:table-cell office:value-type="float" office:value="-0.80777" calcext:value-type="float">
            <text:p>-0.80777</text:p>
          </table:table-cell>
          <table:table-cell office:value-type="float" office:value="0.12546" calcext:value-type="float">
            <text:p>0.12546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07207" calcext:value-type="float">
            <text:p>0.07207</text:p>
          </table:table-cell>
          <table:table-cell office:value-type="float" office:value="0.12245" calcext:value-type="float">
            <text:p>0.12245</text:p>
          </table:table-cell>
          <table:table-cell table:number-columns-repeated="5"/>
        </table:table-row>
        <table:table-row table:style-name="ro1">
          <table:table-cell office:value-type="float" office:value="1.40371532486214E+018" calcext:value-type="float">
            <text:p>1403715324862140000</text:p>
          </table:table-cell>
          <table:table-cell office:value-type="float" office:value="-1.35563" calcext:value-type="float">
            <text:p>-1.35563</text:p>
          </table:table-cell>
          <table:table-cell office:value-type="float" office:value="-3.35599" calcext:value-type="float">
            <text:p>-3.35599</text:p>
          </table:table-cell>
          <table:table-cell office:value-type="float" office:value="0.54158" calcext:value-type="float">
            <text:p>0.54158</text:p>
          </table:table-cell>
          <table:table-cell office:value-type="float" office:value="0.56884" calcext:value-type="float">
            <text:p>0.56884</text:p>
          </table:table-cell>
          <table:table-cell office:value-type="float" office:value="0.12969" calcext:value-type="float">
            <text:p>0.12969</text:p>
          </table:table-cell>
          <table:table-cell office:value-type="float" office:value="-0.80418" calcext:value-type="float">
            <text:p>-0.80418</text:p>
          </table:table-cell>
          <table:table-cell office:value-type="float" office:value="0.11355" calcext:value-type="float">
            <text:p>0.11355</text:p>
          </table:table-cell>
          <table:table-cell office:value-type="float" office:value="0.02412" calcext:value-type="float">
            <text:p>0.02412</text:p>
          </table:table-cell>
          <table:table-cell office:value-type="float" office:value="0.07464" calcext:value-type="float">
            <text:p>0.07464</text:p>
          </table:table-cell>
          <table:table-cell office:value-type="float" office:value="0.11684" calcext:value-type="float">
            <text:p>0.11684</text:p>
          </table:table-cell>
          <table:table-cell table:number-columns-repeated="5"/>
        </table:table-row>
        <table:table-row table:style-name="ro1">
          <table:table-cell office:value-type="float" office:value="1.40371532496214E+018" calcext:value-type="float">
            <text:p>1403715324962140000</text:p>
          </table:table-cell>
          <table:table-cell office:value-type="float" office:value="-1.35048" calcext:value-type="float">
            <text:p>-1.35048</text:p>
          </table:table-cell>
          <table:table-cell office:value-type="float" office:value="-3.3482" calcext:value-type="float">
            <text:p>-3.3482</text:p>
          </table:table-cell>
          <table:table-cell office:value-type="float" office:value="0.55494" calcext:value-type="float">
            <text:p>0.55494</text:p>
          </table:table-cell>
          <table:table-cell office:value-type="float" office:value="0.57835" calcext:value-type="float">
            <text:p>0.57835</text:p>
          </table:table-cell>
          <table:table-cell office:value-type="float" office:value="0.13565" calcext:value-type="float">
            <text:p>0.13565</text:p>
          </table:table-cell>
          <table:table-cell office:value-type="float" office:value="-0.79732" calcext:value-type="float">
            <text:p>-0.79732</text:p>
          </table:table-cell>
          <table:table-cell office:value-type="float" office:value="0.10674" calcext:value-type="float">
            <text:p>0.10674</text:p>
          </table:table-cell>
          <table:table-cell office:value-type="float" office:value="0.03426" calcext:value-type="float">
            <text:p>0.03426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10623" calcext:value-type="float">
            <text:p>0.10623</text:p>
          </table:table-cell>
          <table:table-cell table:number-columns-repeated="5"/>
        </table:table-row>
        <table:table-row table:style-name="ro1">
          <table:table-cell office:value-type="float" office:value="1.40371532506214E+018" calcext:value-type="float">
            <text:p>1403715325062140000</text:p>
          </table:table-cell>
          <table:table-cell office:value-type="float" office:value="-1.34274" calcext:value-type="float">
            <text:p>-1.34274</text:p>
          </table:table-cell>
          <table:table-cell office:value-type="float" office:value="-3.3396" calcext:value-type="float">
            <text:p>-3.3396</text:p>
          </table:table-cell>
          <table:table-cell office:value-type="float" office:value="0.56581" calcext:value-type="float">
            <text:p>0.56581</text:p>
          </table:table-cell>
          <table:table-cell office:value-type="float" office:value="0.58615" calcext:value-type="float">
            <text:p>0.58615</text:p>
          </table:table-cell>
          <table:table-cell office:value-type="float" office:value="0.13768" calcext:value-type="float">
            <text:p>0.13768</text:p>
          </table:table-cell>
          <table:table-cell office:value-type="float" office:value="-0.79124" calcext:value-type="float">
            <text:p>-0.79124</text:p>
          </table:table-cell>
          <table:table-cell office:value-type="float" office:value="0.10677" calcext:value-type="float">
            <text:p>0.10677</text:p>
          </table:table-cell>
          <table:table-cell office:value-type="float" office:value="0.07323" calcext:value-type="float">
            <text:p>0.07323</text:p>
          </table:table-cell>
          <table:table-cell office:value-type="float" office:value="0.0576" calcext:value-type="float">
            <text:p>0.0576</text:p>
          </table:table-cell>
          <table:table-cell office:value-type="float" office:value="0.08886" calcext:value-type="float">
            <text:p>0.08886</text:p>
          </table:table-cell>
          <table:table-cell table:number-columns-repeated="5"/>
        </table:table-row>
        <table:table-row table:style-name="ro1">
          <table:table-cell office:value-type="float" office:value="1.40371532516214E+018" calcext:value-type="float">
            <text:p>1403715325162140000</text:p>
          </table:table-cell>
          <table:table-cell office:value-type="float" office:value="-1.33308" calcext:value-type="float">
            <text:p>-1.33308</text:p>
          </table:table-cell>
          <table:table-cell office:value-type="float" office:value="-3.33158" calcext:value-type="float">
            <text:p>-3.33158</text:p>
          </table:table-cell>
          <table:table-cell office:value-type="float" office:value="0.57477" calcext:value-type="float">
            <text:p>0.57477</text:p>
          </table:table-cell>
          <table:table-cell office:value-type="float" office:value="0.59066" calcext:value-type="float">
            <text:p>0.59066</text:p>
          </table:table-cell>
          <table:table-cell office:value-type="float" office:value="0.13815" calcext:value-type="float">
            <text:p>0.13815</text:p>
          </table:table-cell>
          <table:table-cell office:value-type="float" office:value="-0.78737" calcext:value-type="float">
            <text:p>-0.78737</text:p>
          </table:table-cell>
          <table:table-cell office:value-type="float" office:value="0.10991" calcext:value-type="float">
            <text:p>0.10991</text:p>
          </table:table-cell>
          <table:table-cell office:value-type="float" office:value="0.117" calcext:value-type="float">
            <text:p>0.117</text:p>
          </table:table-cell>
          <table:table-cell office:value-type="float" office:value="0.06111" calcext:value-type="float">
            <text:p>0.06111</text:p>
          </table:table-cell>
          <table:table-cell office:value-type="float" office:value="0.07516" calcext:value-type="float">
            <text:p>0.07516</text:p>
          </table:table-cell>
          <table:table-cell table:number-columns-repeated="5"/>
        </table:table-row>
        <table:table-row table:style-name="ro1">
          <table:table-cell office:value-type="float" office:value="1.40371532526214E+018" calcext:value-type="float">
            <text:p>1403715325262140000</text:p>
          </table:table-cell>
          <table:table-cell office:value-type="float" office:value="-1.32044" calcext:value-type="float">
            <text:p>-1.32044</text:p>
          </table:table-cell>
          <table:table-cell office:value-type="float" office:value="-3.32411" calcext:value-type="float">
            <text:p>-3.32411</text:p>
          </table:table-cell>
          <table:table-cell office:value-type="float" office:value="0.58089" calcext:value-type="float">
            <text:p>0.58089</text:p>
          </table:table-cell>
          <table:table-cell office:value-type="float" office:value="0.59129" calcext:value-type="float">
            <text:p>0.59129</text:p>
          </table:table-cell>
          <table:table-cell office:value-type="float" office:value="0.13834" calcext:value-type="float">
            <text:p>0.13834</text:p>
          </table:table-cell>
          <table:table-cell office:value-type="float" office:value="-0.78649" calcext:value-type="float">
            <text:p>-0.78649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0.16333" calcext:value-type="float">
            <text:p>0.16333</text:p>
          </table:table-cell>
          <table:table-cell office:value-type="float" office:value="0.06061" calcext:value-type="float">
            <text:p>0.06061</text:p>
          </table:table-cell>
          <table:table-cell office:value-type="float" office:value="0.04867" calcext:value-type="float">
            <text:p>0.04867</text:p>
          </table:table-cell>
          <table:table-cell table:number-columns-repeated="5"/>
        </table:table-row>
        <table:table-row table:style-name="ro1">
          <table:table-cell office:value-type="float" office:value="1.40371532536214E+018" calcext:value-type="float">
            <text:p>1403715325362140000</text:p>
          </table:table-cell>
          <table:table-cell office:value-type="float" office:value="-1.30415" calcext:value-type="float">
            <text:p>-1.30415</text:p>
          </table:table-cell>
          <table:table-cell office:value-type="float" office:value="-3.31701" calcext:value-type="float">
            <text:p>-3.31701</text:p>
          </table:table-cell>
          <table:table-cell office:value-type="float" office:value="0.58343" calcext:value-type="float">
            <text:p>0.58343</text:p>
          </table:table-cell>
          <table:table-cell office:value-type="float" office:value="0.58677" calcext:value-type="float">
            <text:p>0.58677</text:p>
          </table:table-cell>
          <table:table-cell office:value-type="float" office:value="0.1389" calcext:value-type="float">
            <text:p>0.1389</text:p>
          </table:table-cell>
          <table:table-cell office:value-type="float" office:value="-0.78943" calcext:value-type="float">
            <text:p>-0.78943</text:p>
          </table:table-cell>
          <table:table-cell office:value-type="float" office:value="0.11494" calcext:value-type="float">
            <text:p>0.11494</text:p>
          </table:table-cell>
          <table:table-cell office:value-type="float" office:value="0.201" calcext:value-type="float">
            <text:p>0.201</text:p>
          </table:table-cell>
          <table:table-cell office:value-type="float" office:value="0.07713" calcext:value-type="float">
            <text:p>0.07713</text:p>
          </table:table-cell>
          <table:table-cell office:value-type="float" office:value="0.03166" calcext:value-type="float">
            <text:p>0.03166</text:p>
          </table:table-cell>
          <table:table-cell table:number-columns-repeated="5"/>
        </table:table-row>
        <table:table-row table:style-name="ro1">
          <table:table-cell office:value-type="float" office:value="1.40371532546214E+018" calcext:value-type="float">
            <text:p>1403715325462140000</text:p>
          </table:table-cell>
          <table:table-cell office:value-type="float" office:value="-1.285" calcext:value-type="float">
            <text:p>-1.285</text:p>
          </table:table-cell>
          <table:table-cell office:value-type="float" office:value="-3.30833" calcext:value-type="float">
            <text:p>-3.30833</text:p>
          </table:table-cell>
          <table:table-cell office:value-type="float" office:value="0.58527" calcext:value-type="float">
            <text:p>0.58527</text:p>
          </table:table-cell>
          <table:table-cell office:value-type="float" office:value="0.57734" calcext:value-type="float">
            <text:p>0.57734</text:p>
          </table:table-cell>
          <table:table-cell office:value-type="float" office:value="0.13764" calcext:value-type="float">
            <text:p>0.13764</text:p>
          </table:table-cell>
          <table:table-cell office:value-type="float" office:value="-0.79603" calcext:value-type="float">
            <text:p>-0.79603</text:p>
          </table:table-cell>
          <table:table-cell office:value-type="float" office:value="0.11859" calcext:value-type="float">
            <text:p>0.11859</text:p>
          </table:table-cell>
          <table:table-cell office:value-type="float" office:value="0.21379" calcext:value-type="float">
            <text:p>0.21379</text:p>
          </table:table-cell>
          <table:table-cell office:value-type="float" office:value="0.09004" calcext:value-type="float">
            <text:p>0.09004</text:p>
          </table:table-cell>
          <table:table-cell office:value-type="float" office:value="0.01302" calcext:value-type="float">
            <text:p>0.01302</text:p>
          </table:table-cell>
          <table:table-cell table:number-columns-repeated="5"/>
        </table:table-row>
        <table:table-row table:style-name="ro1">
          <table:table-cell office:value-type="float" office:value="1.40371532556214E+018" calcext:value-type="float">
            <text:p>1403715325562140000</text:p>
          </table:table-cell>
          <table:table-cell office:value-type="float" office:value="-1.26576" calcext:value-type="float">
            <text:p>-1.26576</text:p>
          </table:table-cell>
          <table:table-cell office:value-type="float" office:value="-3.29924" calcext:value-type="float">
            <text:p>-3.29924</text:p>
          </table:table-cell>
          <table:table-cell office:value-type="float" office:value="0.58389" calcext:value-type="float">
            <text:p>0.58389</text:p>
          </table:table-cell>
          <table:table-cell office:value-type="float" office:value="0.56951" calcext:value-type="float">
            <text:p>0.56951</text:p>
          </table:table-cell>
          <table:table-cell office:value-type="float" office:value="0.13521" calcext:value-type="float">
            <text:p>0.13521</text:p>
          </table:table-cell>
          <table:table-cell office:value-type="float" office:value="-0.80138" calcext:value-type="float">
            <text:p>-0.80138</text:p>
          </table:table-cell>
          <table:table-cell office:value-type="float" office:value="0.12314" calcext:value-type="float">
            <text:p>0.12314</text:p>
          </table:table-cell>
          <table:table-cell office:value-type="float" office:value="0.19799" calcext:value-type="float">
            <text:p>0.19799</text:p>
          </table:table-cell>
          <table:table-cell office:value-type="float" office:value="0.08853" calcext:value-type="float">
            <text:p>0.08853</text:p>
          </table:table-cell>
          <table:table-cell office:value-type="float" office:value="0.02029" calcext:value-type="float">
            <text:p>0.02029</text:p>
          </table:table-cell>
          <table:table-cell table:number-columns-repeated="5"/>
        </table:table-row>
        <table:table-row table:style-name="ro1">
          <table:table-cell office:value-type="float" office:value="1.40371532566214E+018" calcext:value-type="float">
            <text:p>1403715325662140000</text:p>
          </table:table-cell>
          <table:table-cell office:value-type="float" office:value="-1.24897" calcext:value-type="float">
            <text:p>-1.24897</text:p>
          </table:table-cell>
          <table:table-cell office:value-type="float" office:value="-3.2884" calcext:value-type="float">
            <text:p>-3.2884</text:p>
          </table:table-cell>
          <table:table-cell office:value-type="float" office:value="0.58231" calcext:value-type="float">
            <text:p>0.58231</text:p>
          </table:table-cell>
          <table:table-cell office:value-type="float" office:value="0.56508" calcext:value-type="float">
            <text:p>0.56508</text:p>
          </table:table-cell>
          <table:table-cell office:value-type="float" office:value="0.12714" calcext:value-type="float">
            <text:p>0.12714</text:p>
          </table:table-cell>
          <table:table-cell office:value-type="float" office:value="-0.80416" calcext:value-type="float">
            <text:p>-0.80416</text:p>
          </table:table-cell>
          <table:table-cell office:value-type="float" office:value="0.13359" calcext:value-type="float">
            <text:p>0.13359</text:p>
          </table:table-cell>
          <table:table-cell office:value-type="float" office:value="0.16696" calcext:value-type="float">
            <text:p>0.16696</text:p>
          </table:table-cell>
          <table:table-cell office:value-type="float" office:value="0.12378" calcext:value-type="float">
            <text:p>0.12378</text:p>
          </table:table-cell>
          <table:table-cell office:value-type="float" office:value="-0.00906" calcext:value-type="float">
            <text:p>-0.00906</text:p>
          </table:table-cell>
          <table:table-cell table:number-columns-repeated="5"/>
        </table:table-row>
        <table:table-row table:style-name="ro1">
          <table:table-cell office:value-type="float" office:value="1.40371532576214E+018" calcext:value-type="float">
            <text:p>1403715325762140000</text:p>
          </table:table-cell>
          <table:table-cell office:value-type="float" office:value="-1.23557" calcext:value-type="float">
            <text:p>-1.23557</text:p>
          </table:table-cell>
          <table:table-cell office:value-type="float" office:value="-3.27401" calcext:value-type="float">
            <text:p>-3.27401</text:p>
          </table:table-cell>
          <table:table-cell office:value-type="float" office:value="0.57937" calcext:value-type="float">
            <text:p>0.57937</text:p>
          </table:table-cell>
          <table:table-cell office:value-type="float" office:value="0.56078" calcext:value-type="float">
            <text:p>0.56078</text:p>
          </table:table-cell>
          <table:table-cell office:value-type="float" office:value="0.12191" calcext:value-type="float">
            <text:p>0.12191</text:p>
          </table:table-cell>
          <table:table-cell office:value-type="float" office:value="-0.80699" calcext:value-type="float">
            <text:p>-0.80699</text:p>
          </table:table-cell>
          <table:table-cell office:value-type="float" office:value="0.13942" calcext:value-type="float">
            <text:p>0.13942</text:p>
          </table:table-cell>
          <table:table-cell office:value-type="float" office:value="0.12696" calcext:value-type="float">
            <text:p>0.12696</text:p>
          </table:table-cell>
          <table:table-cell office:value-type="float" office:value="0.18453" calcext:value-type="float">
            <text:p>0.18453</text:p>
          </table:table-cell>
          <table:table-cell office:value-type="float" office:value="-0.0084" calcext:value-type="float">
            <text:p>-0.0084</text:p>
          </table:table-cell>
          <table:table-cell table:number-columns-repeated="5"/>
        </table:table-row>
        <table:table-row table:style-name="ro1">
          <table:table-cell office:value-type="float" office:value="1.40371532586214E+018" calcext:value-type="float">
            <text:p>1403715325862140000</text:p>
          </table:table-cell>
          <table:table-cell office:value-type="float" office:value="-1.22288" calcext:value-type="float">
            <text:p>-1.22288</text:p>
          </table:table-cell>
          <table:table-cell office:value-type="float" office:value="-3.25417" calcext:value-type="float">
            <text:p>-3.25417</text:p>
          </table:table-cell>
          <table:table-cell office:value-type="float" office:value="0.57815" calcext:value-type="float">
            <text:p>0.57815</text:p>
          </table:table-cell>
          <table:table-cell office:value-type="float" office:value="0.55784" calcext:value-type="float">
            <text:p>0.55784</text:p>
          </table:table-cell>
          <table:table-cell office:value-type="float" office:value="0.12153" calcext:value-type="float">
            <text:p>0.12153</text:p>
          </table:table-cell>
          <table:table-cell office:value-type="float" office:value="-0.80931" calcext:value-type="float">
            <text:p>-0.80931</text:p>
          </table:table-cell>
          <table:table-cell office:value-type="float" office:value="0.13806" calcext:value-type="float">
            <text:p>0.13806</text:p>
          </table:table-cell>
          <table:table-cell office:value-type="float" office:value="0.09967" calcext:value-type="float">
            <text:p>0.09967</text:p>
          </table:table-cell>
          <table:table-cell office:value-type="float" office:value="0.23175" calcext:value-type="float">
            <text:p>0.23175</text:p>
          </table:table-cell>
          <table:table-cell office:value-type="float" office:value="-0.02372" calcext:value-type="float">
            <text:p>-0.02372</text:p>
          </table:table-cell>
          <table:table-cell table:number-columns-repeated="5"/>
        </table:table-row>
        <table:table-row table:style-name="ro1">
          <table:table-cell office:value-type="float" office:value="1.40371532596214E+018" calcext:value-type="float">
            <text:p>1403715325962140000</text:p>
          </table:table-cell>
          <table:table-cell office:value-type="float" office:value="-1.21426" calcext:value-type="float">
            <text:p>-1.21426</text:p>
          </table:table-cell>
          <table:table-cell office:value-type="float" office:value="-3.23092" calcext:value-type="float">
            <text:p>-3.23092</text:p>
          </table:table-cell>
          <table:table-cell office:value-type="float" office:value="0.57641" calcext:value-type="float">
            <text:p>0.57641</text:p>
          </table:table-cell>
          <table:table-cell office:value-type="float" office:value="0.55591" calcext:value-type="float">
            <text:p>0.55591</text:p>
          </table:table-cell>
          <table:table-cell office:value-type="float" office:value="0.12274" calcext:value-type="float">
            <text:p>0.12274</text:p>
          </table:table-cell>
          <table:table-cell office:value-type="float" office:value="-0.81112" calcext:value-type="float">
            <text:p>-0.81112</text:p>
          </table:table-cell>
          <table:table-cell office:value-type="float" office:value="0.13408" calcext:value-type="float">
            <text:p>0.13408</text:p>
          </table:table-cell>
          <table:table-cell office:value-type="float" office:value="0.06202" calcext:value-type="float">
            <text:p>0.06202</text:p>
          </table:table-cell>
          <table:table-cell office:value-type="float" office:value="0.27523" calcext:value-type="float">
            <text:p>0.27523</text:p>
          </table:table-cell>
          <table:table-cell office:value-type="float" office:value="-0.02822" calcext:value-type="float">
            <text:p>-0.02822</text:p>
          </table:table-cell>
          <table:table-cell table:number-columns-repeated="5"/>
        </table:table-row>
        <table:table-row table:style-name="ro1">
          <table:table-cell office:value-type="float" office:value="1.40371532606214E+018" calcext:value-type="float">
            <text:p>1403715326062140000</text:p>
          </table:table-cell>
          <table:table-cell office:value-type="float" office:value="-1.2097" calcext:value-type="float">
            <text:p>-1.2097</text:p>
          </table:table-cell>
          <table:table-cell office:value-type="float" office:value="-3.20287" calcext:value-type="float">
            <text:p>-3.20287</text:p>
          </table:table-cell>
          <table:table-cell office:value-type="float" office:value="0.5751" calcext:value-type="float">
            <text:p>0.5751</text:p>
          </table:table-cell>
          <table:table-cell office:value-type="float" office:value="0.55781" calcext:value-type="float">
            <text:p>0.55781</text:p>
          </table:table-cell>
          <table:table-cell office:value-type="float" office:value="0.12542" calcext:value-type="float">
            <text:p>0.12542</text:p>
          </table:table-cell>
          <table:table-cell office:value-type="float" office:value="-0.81058" calcext:value-type="float">
            <text:p>-0.81058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01287" calcext:value-type="float">
            <text:p>0.01287</text:p>
          </table:table-cell>
          <table:table-cell office:value-type="float" office:value="0.30519" calcext:value-type="float">
            <text:p>0.30519</text:p>
          </table:table-cell>
          <table:table-cell office:value-type="float" office:value="-0.04531" calcext:value-type="float">
            <text:p>-0.04531</text:p>
          </table:table-cell>
          <table:table-cell table:number-columns-repeated="5"/>
        </table:table-row>
        <table:table-row table:style-name="ro1">
          <table:table-cell office:value-type="float" office:value="1.40371532616214E+018" calcext:value-type="float">
            <text:p>1403715326162140000</text:p>
          </table:table-cell>
          <table:table-cell office:value-type="float" office:value="-1.2079" calcext:value-type="float">
            <text:p>-1.2079</text:p>
          </table:table-cell>
          <table:table-cell office:value-type="float" office:value="-3.17247" calcext:value-type="float">
            <text:p>-3.17247</text:p>
          </table:table-cell>
          <table:table-cell office:value-type="float" office:value="0.57256" calcext:value-type="float">
            <text:p>0.57256</text:p>
          </table:table-cell>
          <table:table-cell office:value-type="float" office:value="0.56246" calcext:value-type="float">
            <text:p>0.56246</text:p>
          </table:table-cell>
          <table:table-cell office:value-type="float" office:value="0.13046" calcext:value-type="float">
            <text:p>0.13046</text:p>
          </table:table-cell>
          <table:table-cell office:value-type="float" office:value="-0.80824" calcext:value-type="float">
            <text:p>-0.80824</text:p>
          </table:table-cell>
          <table:table-cell office:value-type="float" office:value="0.11563" calcext:value-type="float">
            <text:p>0.11563</text:p>
          </table:table-cell>
          <table:table-cell office:value-type="float" office:value="-0.01435" calcext:value-type="float">
            <text:p>-0.01435</text:p>
          </table:table-cell>
          <table:table-cell office:value-type="float" office:value="0.31923" calcext:value-type="float">
            <text:p>0.31923</text:p>
          </table:table-cell>
          <table:table-cell office:value-type="float" office:value="-0.06032" calcext:value-type="float">
            <text:p>-0.06032</text:p>
          </table:table-cell>
          <table:table-cell table:number-columns-repeated="5"/>
        </table:table-row>
        <table:table-row table:style-name="ro1">
          <table:table-cell office:value-type="float" office:value="1.40371532626214E+018" calcext:value-type="float">
            <text:p>1403715326262140000</text:p>
          </table:table-cell>
          <table:table-cell office:value-type="float" office:value="-1.20902" calcext:value-type="float">
            <text:p>-1.20902</text:p>
          </table:table-cell>
          <table:table-cell office:value-type="float" office:value="-3.14041" calcext:value-type="float">
            <text:p>-3.14041</text:p>
          </table:table-cell>
          <table:table-cell office:value-type="float" office:value="0.56749" calcext:value-type="float">
            <text:p>0.56749</text:p>
          </table:table-cell>
          <table:table-cell office:value-type="float" office:value="0.56765" calcext:value-type="float">
            <text:p>0.56765</text:p>
          </table:table-cell>
          <table:table-cell office:value-type="float" office:value="0.13418" calcext:value-type="float">
            <text:p>0.13418</text:p>
          </table:table-cell>
          <table:table-cell office:value-type="float" office:value="-0.80522" calcext:value-type="float">
            <text:p>-0.80522</text:p>
          </table:table-cell>
          <table:table-cell office:value-type="float" office:value="0.10669" calcext:value-type="float">
            <text:p>0.10669</text:p>
          </table:table-cell>
          <table:table-cell office:value-type="float" office:value="-0.0313" calcext:value-type="float">
            <text:p>-0.0313</text:p>
          </table:table-cell>
          <table:table-cell office:value-type="float" office:value="0.30799" calcext:value-type="float">
            <text:p>0.30799</text:p>
          </table:table-cell>
          <table:table-cell office:value-type="float" office:value="-0.07594" calcext:value-type="float">
            <text:p>-0.07594</text:p>
          </table:table-cell>
          <table:table-cell table:number-columns-repeated="5"/>
        </table:table-row>
        <table:table-row table:style-name="ro1">
          <table:table-cell office:value-type="float" office:value="1.40371532636214E+018" calcext:value-type="float">
            <text:p>1403715326362140000</text:p>
          </table:table-cell>
          <table:table-cell office:value-type="float" office:value="-1.21097" calcext:value-type="float">
            <text:p>-1.21097</text:p>
          </table:table-cell>
          <table:table-cell office:value-type="float" office:value="-3.10924" calcext:value-type="float">
            <text:p>-3.10924</text:p>
          </table:table-cell>
          <table:table-cell office:value-type="float" office:value="0.56075" calcext:value-type="float">
            <text:p>0.56075</text:p>
          </table:table-cell>
          <table:table-cell office:value-type="float" office:value="0.57725" calcext:value-type="float">
            <text:p>0.57725</text:p>
          </table:table-cell>
          <table:table-cell office:value-type="float" office:value="0.13463" calcext:value-type="float">
            <text:p>0.13463</text:p>
          </table:table-cell>
          <table:table-cell office:value-type="float" office:value="-0.79882" calcext:value-type="float">
            <text:p>-0.79882</text:p>
          </table:table-cell>
          <table:table-cell office:value-type="float" office:value="0.10267" calcext:value-type="float">
            <text:p>0.10267</text:p>
          </table:table-cell>
          <table:table-cell office:value-type="float" office:value="-0.02163" calcext:value-type="float">
            <text:p>-0.02163</text:p>
          </table:table-cell>
          <table:table-cell office:value-type="float" office:value="0.28976" calcext:value-type="float">
            <text:p>0.28976</text:p>
          </table:table-cell>
          <table:table-cell office:value-type="float" office:value="-0.06305" calcext:value-type="float">
            <text:p>-0.06305</text:p>
          </table:table-cell>
          <table:table-cell table:number-columns-repeated="5"/>
        </table:table-row>
        <table:table-row table:style-name="ro1">
          <table:table-cell office:value-type="float" office:value="1.40371532646214E+018" calcext:value-type="float">
            <text:p>1403715326462140000</text:p>
          </table:table-cell>
          <table:table-cell office:value-type="float" office:value="-1.21364" calcext:value-type="float">
            <text:p>-1.21364</text:p>
          </table:table-cell>
          <table:table-cell office:value-type="float" office:value="-3.07916" calcext:value-type="float">
            <text:p>-3.07916</text:p>
          </table:table-cell>
          <table:table-cell office:value-type="float" office:value="0.55434" calcext:value-type="float">
            <text:p>0.55434</text:p>
          </table:table-cell>
          <table:table-cell office:value-type="float" office:value="0.58795" calcext:value-type="float">
            <text:p>0.58795</text:p>
          </table:table-cell>
          <table:table-cell office:value-type="float" office:value="0.13239" calcext:value-type="float">
            <text:p>0.13239</text:p>
          </table:table-cell>
          <table:table-cell office:value-type="float" office:value="-0.79132" calcext:value-type="float">
            <text:p>-0.79132</text:p>
          </table:table-cell>
          <table:table-cell office:value-type="float" office:value="0.1029" calcext:value-type="float">
            <text:p>0.1029</text:p>
          </table:table-cell>
          <table:table-cell office:value-type="float" office:value="-0.01611" calcext:value-type="float">
            <text:p>-0.01611</text:p>
          </table:table-cell>
          <table:table-cell office:value-type="float" office:value="0.26756" calcext:value-type="float">
            <text:p>0.26756</text:p>
          </table:table-cell>
          <table:table-cell office:value-type="float" office:value="-0.05335" calcext:value-type="float">
            <text:p>-0.05335</text:p>
          </table:table-cell>
          <table:table-cell table:number-columns-repeated="5"/>
        </table:table-row>
        <table:table-row table:style-name="ro1">
          <table:table-cell office:value-type="float" office:value="1.40371532656214E+018" calcext:value-type="float">
            <text:p>1403715326562140000</text:p>
          </table:table-cell>
          <table:table-cell office:value-type="float" office:value="-1.21317" calcext:value-type="float">
            <text:p>-1.21317</text:p>
          </table:table-cell>
          <table:table-cell office:value-type="float" office:value="-3.04899" calcext:value-type="float">
            <text:p>-3.04899</text:p>
          </table:table-cell>
          <table:table-cell office:value-type="float" office:value="0.5466" calcext:value-type="float">
            <text:p>0.5466</text:p>
          </table:table-cell>
          <table:table-cell office:value-type="float" office:value="0.59591" calcext:value-type="float">
            <text:p>0.59591</text:p>
          </table:table-cell>
          <table:table-cell office:value-type="float" office:value="0.13068" calcext:value-type="float">
            <text:p>0.13068</text:p>
          </table:table-cell>
          <table:table-cell office:value-type="float" office:value="-0.78564" calcext:value-type="float">
            <text:p>-0.78564</text:p>
          </table:table-cell>
          <table:table-cell office:value-type="float" office:value="0.10284" calcext:value-type="float">
            <text:p>0.10284</text:p>
          </table:table-cell>
          <table:table-cell office:value-type="float" office:value="0.05794" calcext:value-type="float">
            <text:p>0.05794</text:p>
          </table:table-cell>
          <table:table-cell office:value-type="float" office:value="0.27513" calcext:value-type="float">
            <text:p>0.27513</text:p>
          </table:table-cell>
          <table:table-cell office:value-type="float" office:value="-0.08189" calcext:value-type="float">
            <text:p>-0.08189</text:p>
          </table:table-cell>
          <table:table-cell table:number-columns-repeated="5"/>
        </table:table-row>
        <table:table-row table:style-name="ro1">
          <table:table-cell office:value-type="float" office:value="1.40371532666214E+018" calcext:value-type="float">
            <text:p>1403715326662140000</text:p>
          </table:table-cell>
          <table:table-cell office:value-type="float" office:value="-1.20712" calcext:value-type="float">
            <text:p>-1.20712</text:p>
          </table:table-cell>
          <table:table-cell office:value-type="float" office:value="-3.01989" calcext:value-type="float">
            <text:p>-3.01989</text:p>
          </table:table-cell>
          <table:table-cell office:value-type="float" office:value="0.53789" calcext:value-type="float">
            <text:p>0.53789</text:p>
          </table:table-cell>
          <table:table-cell office:value-type="float" office:value="0.59964" calcext:value-type="float">
            <text:p>0.59964</text:p>
          </table:table-cell>
          <table:table-cell office:value-type="float" office:value="0.12992" calcext:value-type="float">
            <text:p>0.12992</text:p>
          </table:table-cell>
          <table:table-cell office:value-type="float" office:value="-0.78311" calcext:value-type="float">
            <text:p>-0.78311</text:p>
          </table:table-cell>
          <table:table-cell office:value-type="float" office:value="0.10149" calcext:value-type="float">
            <text:p>0.10149</text:p>
          </table:table-cell>
          <table:table-cell office:value-type="float" office:value="0.10944" calcext:value-type="float">
            <text:p>0.10944</text:p>
          </table:table-cell>
          <table:table-cell office:value-type="float" office:value="0.28505" calcext:value-type="float">
            <text:p>0.28505</text:p>
          </table:table-cell>
          <table:table-cell office:value-type="float" office:value="-0.06606" calcext:value-type="float">
            <text:p>-0.06606</text:p>
          </table:table-cell>
          <table:table-cell table:number-columns-repeated="5"/>
        </table:table-row>
        <table:table-row table:style-name="ro1">
          <table:table-cell office:value-type="float" office:value="1.40371532676214E+018" calcext:value-type="float">
            <text:p>1403715326762140000</text:p>
          </table:table-cell>
          <table:table-cell office:value-type="float" office:value="-1.19577" calcext:value-type="float">
            <text:p>-1.19577</text:p>
          </table:table-cell>
          <table:table-cell office:value-type="float" office:value="-2.99112" calcext:value-type="float">
            <text:p>-2.99112</text:p>
          </table:table-cell>
          <table:table-cell office:value-type="float" office:value="0.52789" calcext:value-type="float">
            <text:p>0.52789</text:p>
          </table:table-cell>
          <table:table-cell office:value-type="float" office:value="0.59624" calcext:value-type="float">
            <text:p>0.59624</text:p>
          </table:table-cell>
          <table:table-cell office:value-type="float" office:value="0.12747" calcext:value-type="float">
            <text:p>0.12747</text:p>
          </table:table-cell>
          <table:table-cell office:value-type="float" office:value="-0.78611" calcext:value-type="float">
            <text:p>-0.78611</text:p>
          </table:table-cell>
          <table:table-cell office:value-type="float" office:value="0.10144" calcext:value-type="float">
            <text:p>0.10144</text:p>
          </table:table-cell>
          <table:table-cell office:value-type="float" office:value="0.15443" calcext:value-type="float">
            <text:p>0.15443</text:p>
          </table:table-cell>
          <table:table-cell office:value-type="float" office:value="0.27795" calcext:value-type="float">
            <text:p>0.27795</text:p>
          </table:table-cell>
          <table:table-cell office:value-type="float" office:value="-0.10425" calcext:value-type="float">
            <text:p>-0.10425</text:p>
          </table:table-cell>
          <table:table-cell table:number-columns-repeated="5"/>
        </table:table-row>
        <table:table-row table:style-name="ro1">
          <table:table-cell office:value-type="float" office:value="1.40371532686214E+018" calcext:value-type="float">
            <text:p>1403715326862140000</text:p>
          </table:table-cell>
          <table:table-cell office:value-type="float" office:value="-1.17876" calcext:value-type="float">
            <text:p>-1.17876</text:p>
          </table:table-cell>
          <table:table-cell office:value-type="float" office:value="-2.96216" calcext:value-type="float">
            <text:p>-2.96216</text:p>
          </table:table-cell>
          <table:table-cell office:value-type="float" office:value="0.51491" calcext:value-type="float">
            <text:p>0.51491</text:p>
          </table:table-cell>
          <table:table-cell office:value-type="float" office:value="0.58681" calcext:value-type="float">
            <text:p>0.58681</text:p>
          </table:table-cell>
          <table:table-cell office:value-type="float" office:value="0.12267" calcext:value-type="float">
            <text:p>0.12267</text:p>
          </table:table-cell>
          <table:table-cell office:value-type="float" office:value="-0.79351" calcext:value-type="float">
            <text:p>-0.79351</text:p>
          </table:table-cell>
          <table:table-cell office:value-type="float" office:value="0.10465" calcext:value-type="float">
            <text:p>0.10465</text:p>
          </table:table-cell>
          <table:table-cell office:value-type="float" office:value="0.20553" calcext:value-type="float">
            <text:p>0.20553</text:p>
          </table:table-cell>
          <table:table-cell office:value-type="float" office:value="0.28017" calcext:value-type="float">
            <text:p>0.28017</text:p>
          </table:table-cell>
          <table:table-cell office:value-type="float" office:value="-0.1125" calcext:value-type="float">
            <text:p>-0.1125</text:p>
          </table:table-cell>
          <table:table-cell table:number-columns-repeated="5"/>
        </table:table-row>
        <table:table-row table:style-name="ro1">
          <table:table-cell office:value-type="float" office:value="1.40371532696214E+018" calcext:value-type="float">
            <text:p>1403715326962140000</text:p>
          </table:table-cell>
          <table:table-cell office:value-type="float" office:value="-1.1603" calcext:value-type="float">
            <text:p>-1.1603</text:p>
          </table:table-cell>
          <table:table-cell office:value-type="float" office:value="-2.93157" calcext:value-type="float">
            <text:p>-2.93157</text:p>
          </table:table-cell>
          <table:table-cell office:value-type="float" office:value="0.50346" calcext:value-type="float">
            <text:p>0.50346</text:p>
          </table:table-cell>
          <table:table-cell office:value-type="float" office:value="0.57779" calcext:value-type="float">
            <text:p>0.57779</text:p>
          </table:table-cell>
          <table:table-cell office:value-type="float" office:value="0.11893" calcext:value-type="float">
            <text:p>0.11893</text:p>
          </table:table-cell>
          <table:table-cell office:value-type="float" office:value="-0.80039" calcext:value-type="float">
            <text:p>-0.80039</text:p>
          </table:table-cell>
          <table:table-cell office:value-type="float" office:value="0.10673" calcext:value-type="float">
            <text:p>0.10673</text:p>
          </table:table-cell>
          <table:table-cell office:value-type="float" office:value="0.2191" calcext:value-type="float">
            <text:p>0.2191</text:p>
          </table:table-cell>
          <table:table-cell office:value-type="float" office:value="0.29513" calcext:value-type="float">
            <text:p>0.29513</text:p>
          </table:table-cell>
          <table:table-cell office:value-type="float" office:value="-0.11175" calcext:value-type="float">
            <text:p>-0.11175</text:p>
          </table:table-cell>
          <table:table-cell table:number-columns-repeated="5"/>
        </table:table-row>
        <table:table-row table:style-name="ro1">
          <table:table-cell office:value-type="float" office:value="1.40371532706214E+018" calcext:value-type="float">
            <text:p>1403715327062140000</text:p>
          </table:table-cell>
          <table:table-cell office:value-type="float" office:value="-1.14071" calcext:value-type="float">
            <text:p>-1.14071</text:p>
          </table:table-cell>
          <table:table-cell office:value-type="float" office:value="-2.90036" calcext:value-type="float">
            <text:p>-2.90036</text:p>
          </table:table-cell>
          <table:table-cell office:value-type="float" office:value="0.49343" calcext:value-type="float">
            <text:p>0.49343</text:p>
          </table:table-cell>
          <table:table-cell office:value-type="float" office:value="0.57227" calcext:value-type="float">
            <text:p>0.57227</text:p>
          </table:table-cell>
          <table:table-cell office:value-type="float" office:value="0.11337" calcext:value-type="float">
            <text:p>0.11337</text:p>
          </table:table-cell>
          <table:table-cell office:value-type="float" office:value="-0.80448" calcext:value-type="float">
            <text:p>-0.80448</text:p>
          </table:table-cell>
          <table:table-cell office:value-type="float" office:value="0.11167" calcext:value-type="float">
            <text:p>0.11167</text:p>
          </table:table-cell>
          <table:table-cell office:value-type="float" office:value="0.21136" calcext:value-type="float">
            <text:p>0.21136</text:p>
          </table:table-cell>
          <table:table-cell office:value-type="float" office:value="0.31517" calcext:value-type="float">
            <text:p>0.31517</text:p>
          </table:table-cell>
          <table:table-cell office:value-type="float" office:value="-0.10068" calcext:value-type="float">
            <text:p>-0.10068</text:p>
          </table:table-cell>
          <table:table-cell table:number-columns-repeated="5"/>
        </table:table-row>
        <table:table-row table:style-name="ro1">
          <table:table-cell office:value-type="float" office:value="1.40371532716214E+018" calcext:value-type="float">
            <text:p>1403715327162140000</text:p>
          </table:table-cell>
          <table:table-cell office:value-type="float" office:value="-1.12198" calcext:value-type="float">
            <text:p>-1.12198</text:p>
          </table:table-cell>
          <table:table-cell office:value-type="float" office:value="-2.86702" calcext:value-type="float">
            <text:p>-2.86702</text:p>
          </table:table-cell>
          <table:table-cell office:value-type="float" office:value="0.48374" calcext:value-type="float">
            <text:p>0.48374</text:p>
          </table:table-cell>
          <table:table-cell office:value-type="float" office:value="0.5674" calcext:value-type="float">
            <text:p>0.5674</text:p>
          </table:table-cell>
          <table:table-cell office:value-type="float" office:value="0.10951" calcext:value-type="float">
            <text:p>0.10951</text:p>
          </table:table-cell>
          <table:table-cell office:value-type="float" office:value="-0.80802" calcext:value-type="float">
            <text:p>-0.80802</text:p>
          </table:table-cell>
          <table:table-cell office:value-type="float" office:value="0.11474" calcext:value-type="float">
            <text:p>0.11474</text:p>
          </table:table-cell>
          <table:table-cell office:value-type="float" office:value="0.18756" calcext:value-type="float">
            <text:p>0.18756</text:p>
          </table:table-cell>
          <table:table-cell office:value-type="float" office:value="0.34705" calcext:value-type="float">
            <text:p>0.34705</text:p>
          </table:table-cell>
          <table:table-cell office:value-type="float" office:value="-0.10554" calcext:value-type="float">
            <text:p>-0.10554</text:p>
          </table:table-cell>
          <table:table-cell table:number-columns-repeated="5"/>
        </table:table-row>
        <table:table-row table:style-name="ro1">
          <table:table-cell office:value-type="float" office:value="1.40371532726214E+018" calcext:value-type="float">
            <text:p>1403715327262140000</text:p>
          </table:table-cell>
          <table:table-cell office:value-type="float" office:value="-1.1051" calcext:value-type="float">
            <text:p>-1.1051</text:p>
          </table:table-cell>
          <table:table-cell office:value-type="float" office:value="-2.83011" calcext:value-type="float">
            <text:p>-2.83011</text:p>
          </table:table-cell>
          <table:table-cell office:value-type="float" office:value="0.47388" calcext:value-type="float">
            <text:p>0.47388</text:p>
          </table:table-cell>
          <table:table-cell office:value-type="float" office:value="0.56282" calcext:value-type="float">
            <text:p>0.56282</text:p>
          </table:table-cell>
          <table:table-cell office:value-type="float" office:value="0.1062" calcext:value-type="float">
            <text:p>0.1062</text:p>
          </table:table-cell>
          <table:table-cell office:value-type="float" office:value="-0.81134" calcext:value-type="float">
            <text:p>-0.81134</text:p>
          </table:table-cell>
          <table:table-cell office:value-type="float" office:value="0.11699" calcext:value-type="float">
            <text:p>0.11699</text:p>
          </table:table-cell>
          <table:table-cell office:value-type="float" office:value="0.15502" calcext:value-type="float">
            <text:p>0.15502</text:p>
          </table:table-cell>
          <table:table-cell office:value-type="float" office:value="0.38791" calcext:value-type="float">
            <text:p>0.38791</text:p>
          </table:table-cell>
          <table:table-cell office:value-type="float" office:value="-0.08333" calcext:value-type="float">
            <text:p>-0.08333</text:p>
          </table:table-cell>
          <table:table-cell table:number-columns-repeated="5"/>
        </table:table-row>
        <table:table-row table:style-name="ro1">
          <table:table-cell office:value-type="float" office:value="1.40371532736214E+018" calcext:value-type="float">
            <text:p>1403715327362140000</text:p>
          </table:table-cell>
          <table:table-cell office:value-type="float" office:value="-1.09102" calcext:value-type="float">
            <text:p>-1.09102</text:p>
          </table:table-cell>
          <table:table-cell office:value-type="float" office:value="-2.78944" calcext:value-type="float">
            <text:p>-2.78944</text:p>
          </table:table-cell>
          <table:table-cell office:value-type="float" office:value="0.46662" calcext:value-type="float">
            <text:p>0.46662</text:p>
          </table:table-cell>
          <table:table-cell office:value-type="float" office:value="0.55948" calcext:value-type="float">
            <text:p>0.55948</text:p>
          </table:table-cell>
          <table:table-cell office:value-type="float" office:value="0.10276" calcext:value-type="float">
            <text:p>0.10276</text:p>
          </table:table-cell>
          <table:table-cell office:value-type="float" office:value="-0.81379" calcext:value-type="float">
            <text:p>-0.81379</text:p>
          </table:table-cell>
          <table:table-cell office:value-type="float" office:value="0.11901" calcext:value-type="float">
            <text:p>0.11901</text:p>
          </table:table-cell>
          <table:table-cell office:value-type="float" office:value="0.10704" calcext:value-type="float">
            <text:p>0.10704</text:p>
          </table:table-cell>
          <table:table-cell office:value-type="float" office:value="0.42494" calcext:value-type="float">
            <text:p>0.42494</text:p>
          </table:table-cell>
          <table:table-cell office:value-type="float" office:value="-0.07738" calcext:value-type="float">
            <text:p>-0.07738</text:p>
          </table:table-cell>
          <table:table-cell table:number-columns-repeated="5"/>
        </table:table-row>
        <table:table-row table:style-name="ro1">
          <table:table-cell office:value-type="float" office:value="1.40371532746214E+018" calcext:value-type="float">
            <text:p>1403715327462140000</text:p>
          </table:table-cell>
          <table:table-cell office:value-type="float" office:value="-1.081" calcext:value-type="float">
            <text:p>-1.081</text:p>
          </table:table-cell>
          <table:table-cell office:value-type="float" office:value="-2.74458" calcext:value-type="float">
            <text:p>-2.74458</text:p>
          </table:table-cell>
          <table:table-cell office:value-type="float" office:value="0.45824" calcext:value-type="float">
            <text:p>0.45824</text:p>
          </table:table-cell>
          <table:table-cell office:value-type="float" office:value="0.55758" calcext:value-type="float">
            <text:p>0.55758</text:p>
          </table:table-cell>
          <table:table-cell office:value-type="float" office:value="0.10111" calcext:value-type="float">
            <text:p>0.10111</text:p>
          </table:table-cell>
          <table:table-cell office:value-type="float" office:value="-0.81516" calcext:value-type="float">
            <text:p>-0.81516</text:p>
          </table:table-cell>
          <table:table-cell office:value-type="float" office:value="0.12" calcext:value-type="float">
            <text:p>0.12</text:p>
          </table:table-cell>
          <table:table-cell office:value-type="float" office:value="0.06457" calcext:value-type="float">
            <text:p>0.06457</text:p>
          </table:table-cell>
          <table:table-cell office:value-type="float" office:value="0.46074" calcext:value-type="float">
            <text:p>0.46074</text:p>
          </table:table-cell>
          <table:table-cell office:value-type="float" office:value="-0.08627" calcext:value-type="float">
            <text:p>-0.08627</text:p>
          </table:table-cell>
          <table:table-cell table:number-columns-repeated="5"/>
        </table:table-row>
        <table:table-row table:style-name="ro1">
          <table:table-cell office:value-type="float" office:value="1.40371532756214E+018" calcext:value-type="float">
            <text:p>1403715327562140000</text:p>
          </table:table-cell>
          <table:table-cell office:value-type="float" office:value="-1.07562" calcext:value-type="float">
            <text:p>-1.07562</text:p>
          </table:table-cell>
          <table:table-cell office:value-type="float" office:value="-2.69565" calcext:value-type="float">
            <text:p>-2.69565</text:p>
          </table:table-cell>
          <table:table-cell office:value-type="float" office:value="0.45136" calcext:value-type="float">
            <text:p>0.45136</text:p>
          </table:table-cell>
          <table:table-cell office:value-type="float" office:value="0.55733" calcext:value-type="float">
            <text:p>0.55733</text:p>
          </table:table-cell>
          <table:table-cell office:value-type="float" office:value="0.10609" calcext:value-type="float">
            <text:p>0.10609</text:p>
          </table:table-cell>
          <table:table-cell office:value-type="float" office:value="-0.81469" calcext:value-type="float">
            <text:p>-0.81469</text:p>
          </table:table-cell>
          <table:table-cell office:value-type="float" office:value="0.12002" calcext:value-type="float">
            <text:p>0.12002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50967" calcext:value-type="float">
            <text:p>0.50967</text:p>
          </table:table-cell>
          <table:table-cell office:value-type="float" office:value="-0.07601" calcext:value-type="float">
            <text:p>-0.07601</text:p>
          </table:table-cell>
          <table:table-cell table:number-columns-repeated="5"/>
        </table:table-row>
        <table:table-row table:style-name="ro1">
          <table:table-cell office:value-type="float" office:value="1.40371532766214E+018" calcext:value-type="float">
            <text:p>1403715327662140000</text:p>
          </table:table-cell>
          <table:table-cell office:value-type="float" office:value="-1.07573" calcext:value-type="float">
            <text:p>-1.07573</text:p>
          </table:table-cell>
          <table:table-cell office:value-type="float" office:value="-2.64333" calcext:value-type="float">
            <text:p>-2.64333</text:p>
          </table:table-cell>
          <table:table-cell office:value-type="float" office:value="0.44533" calcext:value-type="float">
            <text:p>0.44533</text:p>
          </table:table-cell>
          <table:table-cell office:value-type="float" office:value="0.55779" calcext:value-type="float">
            <text:p>0.55779</text:p>
          </table:table-cell>
          <table:table-cell office:value-type="float" office:value="0.11847" calcext:value-type="float">
            <text:p>0.11847</text:p>
          </table:table-cell>
          <table:table-cell office:value-type="float" office:value="-0.81295" calcext:value-type="float">
            <text:p>-0.81295</text:p>
          </table:table-cell>
          <table:table-cell office:value-type="float" office:value="0.11808" calcext:value-type="float">
            <text:p>0.11808</text:p>
          </table:table-cell>
          <table:table-cell office:value-type="float" office:value="-0.03198" calcext:value-type="float">
            <text:p>-0.03198</text:p>
          </table:table-cell>
          <table:table-cell office:value-type="float" office:value="0.52606" calcext:value-type="float">
            <text:p>0.52606</text:p>
          </table:table-cell>
          <table:table-cell office:value-type="float" office:value="-0.06928" calcext:value-type="float">
            <text:p>-0.06928</text:p>
          </table:table-cell>
          <table:table-cell table:number-columns-repeated="5"/>
        </table:table-row>
        <table:table-row table:style-name="ro1">
          <table:table-cell office:value-type="float" office:value="1.40371532776214E+018" calcext:value-type="float">
            <text:p>1403715327762140000</text:p>
          </table:table-cell>
          <table:table-cell office:value-type="float" office:value="-1.08048" calcext:value-type="float">
            <text:p>-1.08048</text:p>
          </table:table-cell>
          <table:table-cell office:value-type="float" office:value="-2.59182" calcext:value-type="float">
            <text:p>-2.59182</text:p>
          </table:table-cell>
          <table:table-cell office:value-type="float" office:value="0.43976" calcext:value-type="float">
            <text:p>0.43976</text:p>
          </table:table-cell>
          <table:table-cell office:value-type="float" office:value="0.55728" calcext:value-type="float">
            <text:p>0.55728</text:p>
          </table:table-cell>
          <table:table-cell office:value-type="float" office:value="0.13454" calcext:value-type="float">
            <text:p>0.13454</text:p>
          </table:table-cell>
          <table:table-cell office:value-type="float" office:value="-0.8104" calcext:value-type="float">
            <text:p>-0.8104</text:p>
          </table:table-cell>
          <table:table-cell office:value-type="float" office:value="0.12075" calcext:value-type="float">
            <text:p>0.12075</text:p>
          </table:table-cell>
          <table:table-cell office:value-type="float" office:value="-0.06416" calcext:value-type="float">
            <text:p>-0.06416</text:p>
          </table:table-cell>
          <table:table-cell office:value-type="float" office:value="0.5192" calcext:value-type="float">
            <text:p>0.5192</text:p>
          </table:table-cell>
          <table:table-cell office:value-type="float" office:value="-0.07179" calcext:value-type="float">
            <text:p>-0.07179</text:p>
          </table:table-cell>
          <table:table-cell table:number-columns-repeated="5"/>
        </table:table-row>
        <table:table-row table:style-name="ro1">
          <table:table-cell office:value-type="float" office:value="1.40371532786214E+018" calcext:value-type="float">
            <text:p>1403715327862140000</text:p>
          </table:table-cell>
          <table:table-cell office:value-type="float" office:value="-1.08873" calcext:value-type="float">
            <text:p>-1.08873</text:p>
          </table:table-cell>
          <table:table-cell office:value-type="float" office:value="-2.54054" calcext:value-type="float">
            <text:p>-2.54054</text:p>
          </table:table-cell>
          <table:table-cell office:value-type="float" office:value="0.43202" calcext:value-type="float">
            <text:p>0.43202</text:p>
          </table:table-cell>
          <table:table-cell office:value-type="float" office:value="0.55497" calcext:value-type="float">
            <text:p>0.55497</text:p>
          </table:table-cell>
          <table:table-cell office:value-type="float" office:value="0.1528" calcext:value-type="float">
            <text:p>0.1528</text:p>
          </table:table-cell>
          <table:table-cell office:value-type="float" office:value="-0.80756" calcext:value-type="float">
            <text:p>-0.80756</text:p>
          </table:table-cell>
          <table:table-cell office:value-type="float" office:value="0.12847" calcext:value-type="float">
            <text:p>0.12847</text:p>
          </table:table-cell>
          <table:table-cell office:value-type="float" office:value="-0.09011" calcext:value-type="float">
            <text:p>-0.09011</text:p>
          </table:table-cell>
          <table:table-cell office:value-type="float" office:value="0.5091" calcext:value-type="float">
            <text:p>0.5091</text:p>
          </table:table-cell>
          <table:table-cell office:value-type="float" office:value="-0.08344" calcext:value-type="float">
            <text:p>-0.08344</text:p>
          </table:table-cell>
          <table:table-cell table:number-columns-repeated="5"/>
        </table:table-row>
        <table:table-row table:style-name="ro1">
          <table:table-cell office:value-type="float" office:value="1.40371532796214E+018" calcext:value-type="float">
            <text:p>1403715327962140000</text:p>
          </table:table-cell>
          <table:table-cell office:value-type="float" office:value="-1.10095" calcext:value-type="float">
            <text:p>-1.10095</text:p>
          </table:table-cell>
          <table:table-cell office:value-type="float" office:value="-2.49222" calcext:value-type="float">
            <text:p>-2.49222</text:p>
          </table:table-cell>
          <table:table-cell office:value-type="float" office:value="0.42344" calcext:value-type="float">
            <text:p>0.42344</text:p>
          </table:table-cell>
          <table:table-cell office:value-type="float" office:value="0.55518" calcext:value-type="float">
            <text:p>0.55518</text:p>
          </table:table-cell>
          <table:table-cell office:value-type="float" office:value="0.17254" calcext:value-type="float">
            <text:p>0.17254</text:p>
          </table:table-cell>
          <table:table-cell office:value-type="float" office:value="-0.80191" calcext:value-type="float">
            <text:p>-0.80191</text:p>
          </table:table-cell>
          <table:table-cell office:value-type="float" office:value="0.1376" calcext:value-type="float">
            <text:p>0.1376</text:p>
          </table:table-cell>
          <table:table-cell office:value-type="float" office:value="-0.13013" calcext:value-type="float">
            <text:p>-0.13013</text:p>
          </table:table-cell>
          <table:table-cell office:value-type="float" office:value="0.48719" calcext:value-type="float">
            <text:p>0.48719</text:p>
          </table:table-cell>
          <table:table-cell office:value-type="float" office:value="-0.08717" calcext:value-type="float">
            <text:p>-0.08717</text:p>
          </table:table-cell>
          <table:table-cell table:number-columns-repeated="5"/>
        </table:table-row>
        <table:table-row table:style-name="ro1">
          <table:table-cell office:value-type="float" office:value="1.40371532806214E+018" calcext:value-type="float">
            <text:p>1403715328062140000</text:p>
          </table:table-cell>
          <table:table-cell office:value-type="float" office:value="-1.11643" calcext:value-type="float">
            <text:p>-1.11643</text:p>
          </table:table-cell>
          <table:table-cell office:value-type="float" office:value="-2.44363" calcext:value-type="float">
            <text:p>-2.44363</text:p>
          </table:table-cell>
          <table:table-cell office:value-type="float" office:value="0.41593" calcext:value-type="float">
            <text:p>0.41593</text:p>
          </table:table-cell>
          <table:table-cell office:value-type="float" office:value="0.55765" calcext:value-type="float">
            <text:p>0.55765</text:p>
          </table:table-cell>
          <table:table-cell office:value-type="float" office:value="0.18824" calcext:value-type="float">
            <text:p>0.18824</text:p>
          </table:table-cell>
          <table:table-cell office:value-type="float" office:value="-0.79548" calcext:value-type="float">
            <text:p>-0.79548</text:p>
          </table:table-cell>
          <table:table-cell office:value-type="float" office:value="0.14424" calcext:value-type="float">
            <text:p>0.14424</text:p>
          </table:table-cell>
          <table:table-cell office:value-type="float" office:value="-0.15975" calcext:value-type="float">
            <text:p>-0.15975</text:p>
          </table:table-cell>
          <table:table-cell office:value-type="float" office:value="0.48329" calcext:value-type="float">
            <text:p>0.48329</text:p>
          </table:table-cell>
          <table:table-cell office:value-type="float" office:value="-0.08043" calcext:value-type="float">
            <text:p>-0.08043</text:p>
          </table:table-cell>
          <table:table-cell table:number-columns-repeated="5"/>
        </table:table-row>
        <table:table-row table:style-name="ro1">
          <table:table-cell office:value-type="float" office:value="1.40371532816214E+018" calcext:value-type="float">
            <text:p>1403715328162140000</text:p>
          </table:table-cell>
          <table:table-cell office:value-type="float" office:value="-1.13302" calcext:value-type="float">
            <text:p>-1.13302</text:p>
          </table:table-cell>
          <table:table-cell office:value-type="float" office:value="-2.39446" calcext:value-type="float">
            <text:p>-2.39446</text:p>
          </table:table-cell>
          <table:table-cell office:value-type="float" office:value="0.41025" calcext:value-type="float">
            <text:p>0.41025</text:p>
          </table:table-cell>
          <table:table-cell office:value-type="float" office:value="0.56312" calcext:value-type="float">
            <text:p>0.56312</text:p>
          </table:table-cell>
          <table:table-cell office:value-type="float" office:value="0.1981" calcext:value-type="float">
            <text:p>0.1981</text:p>
          </table:table-cell>
          <table:table-cell office:value-type="float" office:value="-0.78851" calcext:value-type="float">
            <text:p>-0.78851</text:p>
          </table:table-cell>
          <table:table-cell office:value-type="float" office:value="0.14799" calcext:value-type="float">
            <text:p>0.14799</text:p>
          </table:table-cell>
          <table:table-cell office:value-type="float" office:value="-0.16984" calcext:value-type="float">
            <text:p>-0.16984</text:p>
          </table:table-cell>
          <table:table-cell office:value-type="float" office:value="0.47012" calcext:value-type="float">
            <text:p>0.47012</text:p>
          </table:table-cell>
          <table:table-cell office:value-type="float" office:value="-0.04842" calcext:value-type="float">
            <text:p>-0.04842</text:p>
          </table:table-cell>
          <table:table-cell table:number-columns-repeated="5"/>
        </table:table-row>
        <table:table-row table:style-name="ro1">
          <table:table-cell office:value-type="float" office:value="1.40371532826214E+018" calcext:value-type="float">
            <text:p>1403715328262140000</text:p>
          </table:table-cell>
          <table:table-cell office:value-type="float" office:value="-1.14636" calcext:value-type="float">
            <text:p>-1.14636</text:p>
          </table:table-cell>
          <table:table-cell office:value-type="float" office:value="-2.34704" calcext:value-type="float">
            <text:p>-2.34704</text:p>
          </table:table-cell>
          <table:table-cell office:value-type="float" office:value="0.40591" calcext:value-type="float">
            <text:p>0.40591</text:p>
          </table:table-cell>
          <table:table-cell office:value-type="float" office:value="0.57107" calcext:value-type="float">
            <text:p>0.57107</text:p>
          </table:table-cell>
          <table:table-cell office:value-type="float" office:value="0.20334" calcext:value-type="float">
            <text:p>0.20334</text:p>
          </table:table-cell>
          <table:table-cell office:value-type="float" office:value="-0.78137" calcext:value-type="float">
            <text:p>-0.78137</text:p>
          </table:table-cell>
          <table:table-cell office:value-type="float" office:value="0.14828" calcext:value-type="float">
            <text:p>0.14828</text:p>
          </table:table-cell>
          <table:table-cell office:value-type="float" office:value="-0.13773" calcext:value-type="float">
            <text:p>-0.13773</text:p>
          </table:table-cell>
          <table:table-cell office:value-type="float" office:value="0.45745" calcext:value-type="float">
            <text:p>0.45745</text:p>
          </table:table-cell>
          <table:table-cell office:value-type="float" office:value="-0.03588" calcext:value-type="float">
            <text:p>-0.03588</text:p>
          </table:table-cell>
          <table:table-cell table:number-columns-repeated="5"/>
        </table:table-row>
        <table:table-row table:style-name="ro1">
          <table:table-cell office:value-type="float" office:value="1.40371532836214E+018" calcext:value-type="float">
            <text:p>1403715328362140000</text:p>
          </table:table-cell>
          <table:table-cell office:value-type="float" office:value="-1.15652" calcext:value-type="float">
            <text:p>-1.15652</text:p>
          </table:table-cell>
          <table:table-cell office:value-type="float" office:value="-2.29908" calcext:value-type="float">
            <text:p>-2.29908</text:p>
          </table:table-cell>
          <table:table-cell office:value-type="float" office:value="0.40343" calcext:value-type="float">
            <text:p>0.40343</text:p>
          </table:table-cell>
          <table:table-cell office:value-type="float" office:value="0.5775" calcext:value-type="float">
            <text:p>0.5775</text:p>
          </table:table-cell>
          <table:table-cell office:value-type="float" office:value="0.20468" calcext:value-type="float">
            <text:p>0.20468</text:p>
          </table:table-cell>
          <table:table-cell office:value-type="float" office:value="-0.77675" calcext:value-type="float">
            <text:p>-0.77675</text:p>
          </table:table-cell>
          <table:table-cell office:value-type="float" office:value="0.14578" calcext:value-type="float">
            <text:p>0.14578</text:p>
          </table:table-cell>
          <table:table-cell office:value-type="float" office:value="-0.08722" calcext:value-type="float">
            <text:p>-0.08722</text:p>
          </table:table-cell>
          <table:table-cell office:value-type="float" office:value="0.44441" calcext:value-type="float">
            <text:p>0.44441</text:p>
          </table:table-cell>
          <table:table-cell office:value-type="float" office:value="-0.02887" calcext:value-type="float">
            <text:p>-0.02887</text:p>
          </table:table-cell>
          <table:table-cell table:number-columns-repeated="5"/>
        </table:table-row>
        <table:table-row table:style-name="ro1">
          <table:table-cell office:value-type="float" office:value="1.40371532846214E+018" calcext:value-type="float">
            <text:p>1403715328462140000</text:p>
          </table:table-cell>
          <table:table-cell office:value-type="float" office:value="-1.16096" calcext:value-type="float">
            <text:p>-1.16096</text:p>
          </table:table-cell>
          <table:table-cell office:value-type="float" office:value="-2.25267" calcext:value-type="float">
            <text:p>-2.25267</text:p>
          </table:table-cell>
          <table:table-cell office:value-type="float" office:value="0.40189" calcext:value-type="float">
            <text:p>0.40189</text:p>
          </table:table-cell>
          <table:table-cell office:value-type="float" office:value="0.58116" calcext:value-type="float">
            <text:p>0.58116</text:p>
          </table:table-cell>
          <table:table-cell office:value-type="float" office:value="0.20336" calcext:value-type="float">
            <text:p>0.20336</text:p>
          </table:table-cell>
          <table:table-cell office:value-type="float" office:value="-0.77509" calcext:value-type="float">
            <text:p>-0.77509</text:p>
          </table:table-cell>
          <table:table-cell office:value-type="float" office:value="0.14187" calcext:value-type="float">
            <text:p>0.14187</text:p>
          </table:table-cell>
          <table:table-cell office:value-type="float" office:value="-0.01914" calcext:value-type="float">
            <text:p>-0.01914</text:p>
          </table:table-cell>
          <table:table-cell office:value-type="float" office:value="0.42918" calcext:value-type="float">
            <text:p>0.42918</text:p>
          </table:table-cell>
          <table:table-cell office:value-type="float" office:value="-0.02683" calcext:value-type="float">
            <text:p>-0.02683</text:p>
          </table:table-cell>
          <table:table-cell table:number-columns-repeated="5"/>
        </table:table-row>
        <table:table-row table:style-name="ro1">
          <table:table-cell office:value-type="float" office:value="1.40371532856214E+018" calcext:value-type="float">
            <text:p>1403715328562140000</text:p>
          </table:table-cell>
          <table:table-cell office:value-type="float" office:value="-1.15889" calcext:value-type="float">
            <text:p>-1.15889</text:p>
          </table:table-cell>
          <table:table-cell office:value-type="float" office:value="-2.20845" calcext:value-type="float">
            <text:p>-2.20845</text:p>
          </table:table-cell>
          <table:table-cell office:value-type="float" office:value="0.4002" calcext:value-type="float">
            <text:p>0.4002</text:p>
          </table:table-cell>
          <table:table-cell office:value-type="float" office:value="0.57919" calcext:value-type="float">
            <text:p>0.57919</text:p>
          </table:table-cell>
          <table:table-cell office:value-type="float" office:value="0.20101" calcext:value-type="float">
            <text:p>0.20101</text:p>
          </table:table-cell>
          <table:table-cell office:value-type="float" office:value="-0.77783" calcext:value-type="float">
            <text:p>-0.77783</text:p>
          </table:table-cell>
          <table:table-cell office:value-type="float" office:value="0.13828" calcext:value-type="float">
            <text:p>0.13828</text:p>
          </table:table-cell>
          <table:table-cell office:value-type="float" office:value="0.04351" calcext:value-type="float">
            <text:p>0.04351</text:p>
          </table:table-cell>
          <table:table-cell office:value-type="float" office:value="0.41052" calcext:value-type="float">
            <text:p>0.41052</text:p>
          </table:table-cell>
          <table:table-cell office:value-type="float" office:value="-0.0477" calcext:value-type="float">
            <text:p>-0.0477</text:p>
          </table:table-cell>
          <table:table-cell table:number-columns-repeated="5"/>
        </table:table-row>
        <table:table-row table:style-name="ro1">
          <table:table-cell office:value-type="float" office:value="1.40371532866214E+018" calcext:value-type="float">
            <text:p>1403715328662140000</text:p>
          </table:table-cell>
          <table:table-cell office:value-type="float" office:value="-1.15267" calcext:value-type="float">
            <text:p>-1.15267</text:p>
          </table:table-cell>
          <table:table-cell office:value-type="float" office:value="-2.16779" calcext:value-type="float">
            <text:p>-2.16779</text:p>
          </table:table-cell>
          <table:table-cell office:value-type="float" office:value="0.39737" calcext:value-type="float">
            <text:p>0.39737</text:p>
          </table:table-cell>
          <table:table-cell office:value-type="float" office:value="0.57056" calcext:value-type="float">
            <text:p>0.57056</text:p>
          </table:table-cell>
          <table:table-cell office:value-type="float" office:value="0.20366" calcext:value-type="float">
            <text:p>0.20366</text:p>
          </table:table-cell>
          <table:table-cell office:value-type="float" office:value="-0.78391" calcext:value-type="float">
            <text:p>-0.78391</text:p>
          </table:table-cell>
          <table:table-cell office:value-type="float" office:value="0.13591" calcext:value-type="float">
            <text:p>0.13591</text:p>
          </table:table-cell>
          <table:table-cell office:value-type="float" office:value="0.08962" calcext:value-type="float">
            <text:p>0.08962</text:p>
          </table:table-cell>
          <table:table-cell office:value-type="float" office:value="0.36129" calcext:value-type="float">
            <text:p>0.36129</text:p>
          </table:table-cell>
          <table:table-cell office:value-type="float" office:value="-0.04611" calcext:value-type="float">
            <text:p>-0.04611</text:p>
          </table:table-cell>
          <table:table-cell table:number-columns-repeated="5"/>
        </table:table-row>
        <table:table-row table:style-name="ro1">
          <table:table-cell office:value-type="float" office:value="1.40371532876214E+018" calcext:value-type="float">
            <text:p>1403715328762140000</text:p>
          </table:table-cell>
          <table:table-cell office:value-type="float" office:value="-1.14345" calcext:value-type="float">
            <text:p>-1.14345</text:p>
          </table:table-cell>
          <table:table-cell office:value-type="float" office:value="-2.13333" calcext:value-type="float">
            <text:p>-2.13333</text:p>
          </table:table-cell>
          <table:table-cell office:value-type="float" office:value="0.39488" calcext:value-type="float">
            <text:p>0.39488</text:p>
          </table:table-cell>
          <table:table-cell office:value-type="float" office:value="0.56233" calcext:value-type="float">
            <text:p>0.56233</text:p>
          </table:table-cell>
          <table:table-cell office:value-type="float" office:value="0.20976" calcext:value-type="float">
            <text:p>0.20976</text:p>
          </table:table-cell>
          <table:table-cell office:value-type="float" office:value="-0.78734" calcext:value-type="float">
            <text:p>-0.78734</text:p>
          </table:table-cell>
          <table:table-cell office:value-type="float" office:value="0.14099" calcext:value-type="float">
            <text:p>0.14099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29444" calcext:value-type="float">
            <text:p>0.29444</text:p>
          </table:table-cell>
          <table:table-cell office:value-type="float" office:value="-0.04683" calcext:value-type="float">
            <text:p>-0.04683</text:p>
          </table:table-cell>
          <table:table-cell table:number-columns-repeated="5"/>
        </table:table-row>
        <table:table-row table:style-name="ro1">
          <table:table-cell office:value-type="float" office:value="1.40371532886214E+018" calcext:value-type="float">
            <text:p>1403715328862140000</text:p>
          </table:table-cell>
          <table:table-cell office:value-type="float" office:value="-1.13244" calcext:value-type="float">
            <text:p>-1.13244</text:p>
          </table:table-cell>
          <table:table-cell office:value-type="float" office:value="-2.10568" calcext:value-type="float">
            <text:p>-2.10568</text:p>
          </table:table-cell>
          <table:table-cell office:value-type="float" office:value="0.39118" calcext:value-type="float">
            <text:p>0.39118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0.22168" calcext:value-type="float">
            <text:p>0.22168</text:p>
          </table:table-cell>
          <table:table-cell office:value-type="float" office:value="-0.78603" calcext:value-type="float">
            <text:p>-0.78603</text:p>
          </table:table-cell>
          <table:table-cell office:value-type="float" office:value="0.15362" calcext:value-type="float">
            <text:p>0.15362</text:p>
          </table:table-cell>
          <table:table-cell office:value-type="float" office:value="0.1305" calcext:value-type="float">
            <text:p>0.1305</text:p>
          </table:table-cell>
          <table:table-cell office:value-type="float" office:value="0.23405" calcext:value-type="float">
            <text:p>0.23405</text:p>
          </table:table-cell>
          <table:table-cell office:value-type="float" office:value="-0.04098" calcext:value-type="float">
            <text:p>-0.04098</text:p>
          </table:table-cell>
          <table:table-cell table:number-columns-repeated="5"/>
        </table:table-row>
        <table:table-row table:style-name="ro1">
          <table:table-cell office:value-type="float" office:value="1.40371532896214E+018" calcext:value-type="float">
            <text:p>1403715328962140000</text:p>
          </table:table-cell>
          <table:table-cell office:value-type="float" office:value="-1.12055" calcext:value-type="float">
            <text:p>-1.12055</text:p>
          </table:table-cell>
          <table:table-cell office:value-type="float" office:value="-2.08496" calcext:value-type="float">
            <text:p>-2.08496</text:p>
          </table:table-cell>
          <table:table-cell office:value-type="float" office:value="0.38785" calcext:value-type="float">
            <text:p>0.38785</text:p>
          </table:table-cell>
          <table:table-cell office:value-type="float" office:value="0.55126" calcext:value-type="float">
            <text:p>0.55126</text:p>
          </table:table-cell>
          <table:table-cell office:value-type="float" office:value="0.2405" calcext:value-type="float">
            <text:p>0.2405</text:p>
          </table:table-cell>
          <table:table-cell office:value-type="float" office:value="-0.78042" calcext:value-type="float">
            <text:p>-0.78042</text:p>
          </table:table-cell>
          <table:table-cell office:value-type="float" office:value="0.17092" calcext:value-type="float">
            <text:p>0.17092</text:p>
          </table:table-cell>
          <table:table-cell office:value-type="float" office:value="0.14123" calcext:value-type="float">
            <text:p>0.14123</text:p>
          </table:table-cell>
          <table:table-cell office:value-type="float" office:value="0.17667" calcext:value-type="float">
            <text:p>0.17667</text:p>
          </table:table-cell>
          <table:table-cell office:value-type="float" office:value="-0.03748" calcext:value-type="float">
            <text:p>-0.03748</text:p>
          </table:table-cell>
          <table:table-cell table:number-columns-repeated="5"/>
        </table:table-row>
        <table:table-row table:style-name="ro1">
          <table:table-cell office:value-type="float" office:value="1.40371532906214E+018" calcext:value-type="float">
            <text:p>1403715329062140000</text:p>
          </table:table-cell>
          <table:table-cell office:value-type="float" office:value="-1.10799" calcext:value-type="float">
            <text:p>-1.10799</text:p>
          </table:table-cell>
          <table:table-cell office:value-type="float" office:value="-2.07023" calcext:value-type="float">
            <text:p>-2.07023</text:p>
          </table:table-cell>
          <table:table-cell office:value-type="float" office:value="0.3835" calcext:value-type="float">
            <text:p>0.3835</text:p>
          </table:table-cell>
          <table:table-cell office:value-type="float" office:value="0.54533" calcext:value-type="float">
            <text:p>0.54533</text:p>
          </table:table-cell>
          <table:table-cell office:value-type="float" office:value="0.2647" calcext:value-type="float">
            <text:p>0.2647</text:p>
          </table:table-cell>
          <table:table-cell office:value-type="float" office:value="-0.77197" calcext:value-type="float">
            <text:p>-0.77197</text:p>
          </table:table-cell>
          <table:table-cell office:value-type="float" office:value="0.19135" calcext:value-type="float">
            <text:p>0.19135</text:p>
          </table:table-cell>
          <table:table-cell office:value-type="float" office:value="0.14998" calcext:value-type="float">
            <text:p>0.14998</text:p>
          </table:table-cell>
          <table:table-cell office:value-type="float" office:value="0.138" calcext:value-type="float">
            <text:p>0.138</text:p>
          </table:table-cell>
          <table:table-cell office:value-type="float" office:value="-0.04667" calcext:value-type="float">
            <text:p>-0.04667</text:p>
          </table:table-cell>
          <table:table-cell table:number-columns-repeated="5"/>
        </table:table-row>
        <table:table-row table:style-name="ro1">
          <table:table-cell office:value-type="float" office:value="1.40371532916214E+018" calcext:value-type="float">
            <text:p>1403715329162140000</text:p>
          </table:table-cell>
          <table:table-cell office:value-type="float" office:value="-1.09507" calcext:value-type="float">
            <text:p>-1.09507</text:p>
          </table:table-cell>
          <table:table-cell office:value-type="float" office:value="-2.06147" calcext:value-type="float">
            <text:p>-2.06147</text:p>
          </table:table-cell>
          <table:table-cell office:value-type="float" office:value="0.37619" calcext:value-type="float">
            <text:p>0.37619</text:p>
          </table:table-cell>
          <table:table-cell office:value-type="float" office:value="0.53679" calcext:value-type="float">
            <text:p>0.53679</text:p>
          </table:table-cell>
          <table:table-cell office:value-type="float" office:value="0.29055" calcext:value-type="float">
            <text:p>0.29055</text:p>
          </table:table-cell>
          <table:table-cell office:value-type="float" office:value="-0.76258" calcext:value-type="float">
            <text:p>-0.76258</text:p>
          </table:table-cell>
          <table:table-cell office:value-type="float" office:value="0.21424" calcext:value-type="float">
            <text:p>0.21424</text:p>
          </table:table-cell>
          <table:table-cell office:value-type="float" office:value="0.13717" calcext:value-type="float">
            <text:p>0.13717</text:p>
          </table:table-cell>
          <table:table-cell office:value-type="float" office:value="0.10171" calcext:value-type="float">
            <text:p>0.10171</text:p>
          </table:table-cell>
          <table:table-cell office:value-type="float" office:value="-0.0693" calcext:value-type="float">
            <text:p>-0.0693</text:p>
          </table:table-cell>
          <table:table-cell table:number-columns-repeated="5"/>
        </table:table-row>
        <table:table-row table:style-name="ro1">
          <table:table-cell office:value-type="float" office:value="1.40371532926214E+018" calcext:value-type="float">
            <text:p>1403715329262140000</text:p>
          </table:table-cell>
          <table:table-cell office:value-type="float" office:value="-1.08444" calcext:value-type="float">
            <text:p>-1.08444</text:p>
          </table:table-cell>
          <table:table-cell office:value-type="float" office:value="-2.05468" calcext:value-type="float">
            <text:p>-2.05468</text:p>
          </table:table-cell>
          <table:table-cell office:value-type="float" office:value="0.36635" calcext:value-type="float">
            <text:p>0.36635</text:p>
          </table:table-cell>
          <table:table-cell office:value-type="float" office:value="0.52662" calcext:value-type="float">
            <text:p>0.52662</text:p>
          </table:table-cell>
          <table:table-cell office:value-type="float" office:value="0.31671" calcext:value-type="float">
            <text:p>0.31671</text:p>
          </table:table-cell>
          <table:table-cell office:value-type="float" office:value="-0.7538" calcext:value-type="float">
            <text:p>-0.7538</text:p>
          </table:table-cell>
          <table:table-cell office:value-type="float" office:value="0.23269" calcext:value-type="float">
            <text:p>0.23269</text:p>
          </table:table-cell>
          <table:table-cell office:value-type="float" office:value="0.12065" calcext:value-type="float">
            <text:p>0.12065</text:p>
          </table:table-cell>
          <table:table-cell office:value-type="float" office:value="0.08531" calcext:value-type="float">
            <text:p>0.08531</text:p>
          </table:table-cell>
          <table:table-cell office:value-type="float" office:value="-0.09452" calcext:value-type="float">
            <text:p>-0.09452</text:p>
          </table:table-cell>
          <table:table-cell table:number-columns-repeated="5"/>
        </table:table-row>
        <table:table-row table:style-name="ro1">
          <table:table-cell office:value-type="float" office:value="1.40371532936214E+018" calcext:value-type="float">
            <text:p>1403715329362140000</text:p>
          </table:table-cell>
          <table:table-cell office:value-type="float" office:value="-1.07557" calcext:value-type="float">
            <text:p>-1.07557</text:p>
          </table:table-cell>
          <table:table-cell office:value-type="float" office:value="-2.04858" calcext:value-type="float">
            <text:p>-2.04858</text:p>
          </table:table-cell>
          <table:table-cell office:value-type="float" office:value="0.35566" calcext:value-type="float">
            <text:p>0.35566</text:p>
          </table:table-cell>
          <table:table-cell office:value-type="float" office:value="0.51837" calcext:value-type="float">
            <text:p>0.51837</text:p>
          </table:table-cell>
          <table:table-cell office:value-type="float" office:value="0.33574" calcext:value-type="float">
            <text:p>0.33574</text:p>
          </table:table-cell>
          <table:table-cell office:value-type="float" office:value="-0.74664" calcext:value-type="float">
            <text:p>-0.74664</text:p>
          </table:table-cell>
          <table:table-cell office:value-type="float" office:value="0.24718" calcext:value-type="float">
            <text:p>0.24718</text:p>
          </table:table-cell>
          <table:table-cell office:value-type="float" office:value="0.10431" calcext:value-type="float">
            <text:p>0.10431</text:p>
          </table:table-cell>
          <table:table-cell office:value-type="float" office:value="0.07777" calcext:value-type="float">
            <text:p>0.07777</text:p>
          </table:table-cell>
          <table:table-cell office:value-type="float" office:value="-0.11784" calcext:value-type="float">
            <text:p>-0.11784</text:p>
          </table:table-cell>
          <table:table-cell table:number-columns-repeated="5"/>
        </table:table-row>
        <table:table-row table:style-name="ro1">
          <table:table-cell office:value-type="float" office:value="1.40371532946214E+018" calcext:value-type="float">
            <text:p>1403715329462140000</text:p>
          </table:table-cell>
          <table:table-cell office:value-type="float" office:value="-1.0673" calcext:value-type="float">
            <text:p>-1.0673</text:p>
          </table:table-cell>
          <table:table-cell office:value-type="float" office:value="-2.04168" calcext:value-type="float">
            <text:p>-2.04168</text:p>
          </table:table-cell>
          <table:table-cell office:value-type="float" office:value="0.34034" calcext:value-type="float">
            <text:p>0.34034</text:p>
          </table:table-cell>
          <table:table-cell office:value-type="float" office:value="0.51256" calcext:value-type="float">
            <text:p>0.51256</text:p>
          </table:table-cell>
          <table:table-cell office:value-type="float" office:value="0.34811" calcext:value-type="float">
            <text:p>0.34811</text:p>
          </table:table-cell>
          <table:table-cell office:value-type="float" office:value="-0.74149" calcext:value-type="float">
            <text:p>-0.74149</text:p>
          </table:table-cell>
          <table:table-cell office:value-type="float" office:value="0.25747" calcext:value-type="float">
            <text:p>0.25747</text:p>
          </table:table-cell>
          <table:table-cell office:value-type="float" office:value="0.08964" calcext:value-type="float">
            <text:p>0.08964</text:p>
          </table:table-cell>
          <table:table-cell office:value-type="float" office:value="0.07699" calcext:value-type="float">
            <text:p>0.07699</text:p>
          </table:table-cell>
          <table:table-cell office:value-type="float" office:value="-0.16255" calcext:value-type="float">
            <text:p>-0.16255</text:p>
          </table:table-cell>
          <table:table-cell table:number-columns-repeated="5"/>
        </table:table-row>
        <table:table-row table:style-name="ro1">
          <table:table-cell office:value-type="float" office:value="1.40371532956214E+018" calcext:value-type="float">
            <text:p>1403715329562140000</text:p>
          </table:table-cell>
          <table:table-cell office:value-type="float" office:value="-1.05928" calcext:value-type="float">
            <text:p>-1.05928</text:p>
          </table:table-cell>
          <table:table-cell office:value-type="float" office:value="-2.03513" calcext:value-type="float">
            <text:p>-2.03513</text:p>
          </table:table-cell>
          <table:table-cell office:value-type="float" office:value="0.32375" calcext:value-type="float">
            <text:p>0.32375</text:p>
          </table:table-cell>
          <table:table-cell office:value-type="float" office:value="0.50818" calcext:value-type="float">
            <text:p>0.50818</text:p>
          </table:table-cell>
          <table:table-cell office:value-type="float" office:value="0.35618" calcext:value-type="float">
            <text:p>0.35618</text:p>
          </table:table-cell>
          <table:table-cell office:value-type="float" office:value="-0.73866" calcext:value-type="float">
            <text:p>-0.73866</text:p>
          </table:table-cell>
          <table:table-cell office:value-type="float" office:value="0.26319" calcext:value-type="float">
            <text:p>0.26319</text:p>
          </table:table-cell>
          <table:table-cell office:value-type="float" office:value="0.07872" calcext:value-type="float">
            <text:p>0.07872</text:p>
          </table:table-cell>
          <table:table-cell office:value-type="float" office:value="0.0699" calcext:value-type="float">
            <text:p>0.0699</text:p>
          </table:table-cell>
          <table:table-cell office:value-type="float" office:value="-0.16787" calcext:value-type="float">
            <text:p>-0.16787</text:p>
          </table:table-cell>
          <table:table-cell table:number-columns-repeated="5"/>
        </table:table-row>
        <table:table-row table:style-name="ro1">
          <table:table-cell office:value-type="float" office:value="1.40371532966214E+018" calcext:value-type="float">
            <text:p>1403715329662140000</text:p>
          </table:table-cell>
          <table:table-cell office:value-type="float" office:value="-1.05127" calcext:value-type="float">
            <text:p>-1.05127</text:p>
          </table:table-cell>
          <table:table-cell office:value-type="float" office:value="-2.02888" calcext:value-type="float">
            <text:p>-2.02888</text:p>
          </table:table-cell>
          <table:table-cell office:value-type="float" office:value="0.30972" calcext:value-type="float">
            <text:p>0.30972</text:p>
          </table:table-cell>
          <table:table-cell office:value-type="float" office:value="0.5067" calcext:value-type="float">
            <text:p>0.5067</text:p>
          </table:table-cell>
          <table:table-cell office:value-type="float" office:value="0.36076" calcext:value-type="float">
            <text:p>0.36076</text:p>
          </table:table-cell>
          <table:table-cell office:value-type="float" office:value="-0.73668" calcext:value-type="float">
            <text:p>-0.73668</text:p>
          </table:table-cell>
          <table:table-cell office:value-type="float" office:value="0.26535" calcext:value-type="float">
            <text:p>0.26535</text:p>
          </table:table-cell>
          <table:table-cell office:value-type="float" office:value="0.06209" calcext:value-type="float">
            <text:p>0.06209</text:p>
          </table:table-cell>
          <table:table-cell office:value-type="float" office:value="0.0512" calcext:value-type="float">
            <text:p>0.0512</text:p>
          </table:table-cell>
          <table:table-cell office:value-type="float" office:value="-0.14278" calcext:value-type="float">
            <text:p>-0.14278</text:p>
          </table:table-cell>
          <table:table-cell table:number-columns-repeated="5"/>
        </table:table-row>
        <table:table-row table:style-name="ro1">
          <table:table-cell office:value-type="float" office:value="1.40371532976214E+018" calcext:value-type="float">
            <text:p>1403715329762140000</text:p>
          </table:table-cell>
          <table:table-cell office:value-type="float" office:value="-1.04372" calcext:value-type="float">
            <text:p>-1.04372</text:p>
          </table:table-cell>
          <table:table-cell office:value-type="float" office:value="-2.02325" calcext:value-type="float">
            <text:p>-2.02325</text:p>
          </table:table-cell>
          <table:table-cell office:value-type="float" office:value="0.29581" calcext:value-type="float">
            <text:p>0.29581</text:p>
          </table:table-cell>
          <table:table-cell office:value-type="float" office:value="0.50899" calcext:value-type="float">
            <text:p>0.50899</text:p>
          </table:table-cell>
          <table:table-cell office:value-type="float" office:value="0.36097" calcext:value-type="float">
            <text:p>0.36097</text:p>
          </table:table-cell>
          <table:table-cell office:value-type="float" office:value="-0.73419" calcext:value-type="float">
            <text:p>-0.73419</text:p>
          </table:table-cell>
          <table:table-cell office:value-type="float" office:value="0.26758" calcext:value-type="float">
            <text:p>0.26758</text:p>
          </table:table-cell>
          <table:table-cell office:value-type="float" office:value="0.06976" calcext:value-type="float">
            <text:p>0.06976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-0.18105" calcext:value-type="float">
            <text:p>-0.18105</text:p>
          </table:table-cell>
          <table:table-cell table:number-columns-repeated="5"/>
        </table:table-row>
        <table:table-row table:style-name="ro1">
          <table:table-cell office:value-type="float" office:value="1.40371532986214E+018" calcext:value-type="float">
            <text:p>1403715329862140000</text:p>
          </table:table-cell>
          <table:table-cell office:value-type="float" office:value="-1.03594" calcext:value-type="float">
            <text:p>-1.03594</text:p>
          </table:table-cell>
          <table:table-cell office:value-type="float" office:value="-2.01792" calcext:value-type="float">
            <text:p>-2.01792</text:p>
          </table:table-cell>
          <table:table-cell office:value-type="float" office:value="0.27957" calcext:value-type="float">
            <text:p>0.27957</text:p>
          </table:table-cell>
          <table:table-cell office:value-type="float" office:value="0.51052" calcext:value-type="float">
            <text:p>0.51052</text:p>
          </table:table-cell>
          <table:table-cell office:value-type="float" office:value="0.35983" calcext:value-type="float">
            <text:p>0.35983</text:p>
          </table:table-cell>
          <table:table-cell office:value-type="float" office:value="-0.73308" calcext:value-type="float">
            <text:p>-0.73308</text:p>
          </table:table-cell>
          <table:table-cell office:value-type="float" office:value="0.26922" calcext:value-type="float">
            <text:p>0.26922</text:p>
          </table:table-cell>
          <table:table-cell office:value-type="float" office:value="0.06264" calcext:value-type="float">
            <text:p>0.06264</text:p>
          </table:table-cell>
          <table:table-cell office:value-type="float" office:value="0.03234" calcext:value-type="float">
            <text:p>0.03234</text:p>
          </table:table-cell>
          <table:table-cell office:value-type="float" office:value="-0.19591" calcext:value-type="float">
            <text:p>-0.19591</text:p>
          </table:table-cell>
          <table:table-cell table:number-columns-repeated="5"/>
        </table:table-row>
        <table:table-row table:style-name="ro1">
          <table:table-cell office:value-type="float" office:value="1.40371532996214E+018" calcext:value-type="float">
            <text:p>1403715329962140000</text:p>
          </table:table-cell>
          <table:table-cell office:value-type="float" office:value="-1.02906" calcext:value-type="float">
            <text:p>-1.02906</text:p>
          </table:table-cell>
          <table:table-cell office:value-type="float" office:value="-2.01375" calcext:value-type="float">
            <text:p>-2.01375</text:p>
          </table:table-cell>
          <table:table-cell office:value-type="float" office:value="0.26278" calcext:value-type="float">
            <text:p>0.26278</text:p>
          </table:table-cell>
          <table:table-cell office:value-type="float" office:value="0.51154" calcext:value-type="float">
            <text:p>0.51154</text:p>
          </table:table-cell>
          <table:table-cell office:value-type="float" office:value="0.35812" calcext:value-type="float">
            <text:p>0.35812</text:p>
          </table:table-cell>
          <table:table-cell office:value-type="float" office:value="-0.73291" calcext:value-type="float">
            <text:p>-0.73291</text:p>
          </table:table-cell>
          <table:table-cell office:value-type="float" office:value="0.27003" calcext:value-type="float">
            <text:p>0.27003</text:p>
          </table:table-cell>
          <table:table-cell office:value-type="float" office:value="0.05971" calcext:value-type="float">
            <text:p>0.05971</text:p>
          </table:table-cell>
          <table:table-cell office:value-type="float" office:value="0.01707" calcext:value-type="float">
            <text:p>0.01707</text:p>
          </table:table-cell>
          <table:table-cell office:value-type="float" office:value="-0.21136" calcext:value-type="float">
            <text:p>-0.21136</text:p>
          </table:table-cell>
          <table:table-cell table:number-columns-repeated="5"/>
        </table:table-row>
        <table:table-row table:style-name="ro1">
          <table:table-cell office:value-type="float" office:value="1.40371533006214E+018" calcext:value-type="float">
            <text:p>1403715330062140000</text:p>
          </table:table-cell>
          <table:table-cell office:value-type="float" office:value="-1.02206" calcext:value-type="float">
            <text:p>-1.02206</text:p>
          </table:table-cell>
          <table:table-cell office:value-type="float" office:value="-2.01012" calcext:value-type="float">
            <text:p>-2.01012</text:p>
          </table:table-cell>
          <table:table-cell office:value-type="float" office:value="0.24212" calcext:value-type="float">
            <text:p>0.24212</text:p>
          </table:table-cell>
          <table:table-cell office:value-type="float" office:value="0.51099" calcext:value-type="float">
            <text:p>0.51099</text:p>
          </table:table-cell>
          <table:table-cell office:value-type="float" office:value="0.35891" calcext:value-type="float">
            <text:p>0.35891</text:p>
          </table:table-cell>
          <table:table-cell office:value-type="float" office:value="-0.73134" calcext:value-type="float">
            <text:p>-0.73134</text:p>
          </table:table-cell>
          <table:table-cell office:value-type="float" office:value="0.27426" calcext:value-type="float">
            <text:p>0.27426</text:p>
          </table:table-cell>
          <table:table-cell office:value-type="float" office:value="0.06241" calcext:value-type="float">
            <text:p>0.06241</text:p>
          </table:table-cell>
          <table:table-cell office:value-type="float" office:value="0.01538" calcext:value-type="float">
            <text:p>0.01538</text:p>
          </table:table-cell>
          <table:table-cell office:value-type="float" office:value="-0.23605" calcext:value-type="float">
            <text:p>-0.23605</text:p>
          </table:table-cell>
          <table:table-cell table:number-columns-repeated="5"/>
        </table:table-row>
        <table:table-row table:style-name="ro1">
          <table:table-cell office:value-type="float" office:value="1.40371533016214E+018" calcext:value-type="float">
            <text:p>1403715330162140000</text:p>
          </table:table-cell>
          <table:table-cell office:value-type="float" office:value="-1.01644" calcext:value-type="float">
            <text:p>-1.01644</text:p>
          </table:table-cell>
          <table:table-cell office:value-type="float" office:value="-2.00681" calcext:value-type="float">
            <text:p>-2.00681</text:p>
          </table:table-cell>
          <table:table-cell office:value-type="float" office:value="0.21897" calcext:value-type="float">
            <text:p>0.21897</text:p>
          </table:table-cell>
          <table:table-cell office:value-type="float" office:value="0.50948" calcext:value-type="float">
            <text:p>0.50948</text:p>
          </table:table-cell>
          <table:table-cell office:value-type="float" office:value="0.36337" calcext:value-type="float">
            <text:p>0.36337</text:p>
          </table:table-cell>
          <table:table-cell office:value-type="float" office:value="-0.73" calcext:value-type="float">
            <text:p>-0.73</text:p>
          </table:table-cell>
          <table:table-cell office:value-type="float" office:value="0.27476" calcext:value-type="float">
            <text:p>0.27476</text:p>
          </table:table-cell>
          <table:table-cell office:value-type="float" office:value="0.04731" calcext:value-type="float">
            <text:p>0.04731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-0.25211" calcext:value-type="float">
            <text:p>-0.25211</text:p>
          </table:table-cell>
          <table:table-cell table:number-columns-repeated="5"/>
        </table:table-row>
        <table:table-row table:style-name="ro1">
          <table:table-cell office:value-type="float" office:value="1.40371533026214E+018" calcext:value-type="float">
            <text:p>1403715330262140000</text:p>
          </table:table-cell>
          <table:table-cell office:value-type="float" office:value="-1.01206" calcext:value-type="float">
            <text:p>-1.01206</text:p>
          </table:table-cell>
          <table:table-cell office:value-type="float" office:value="-2.00416" calcext:value-type="float">
            <text:p>-2.00416</text:p>
          </table:table-cell>
          <table:table-cell office:value-type="float" office:value="0.19615" calcext:value-type="float">
            <text:p>0.19615</text:p>
          </table:table-cell>
          <table:table-cell office:value-type="float" office:value="0.50718" calcext:value-type="float">
            <text:p>0.50718</text:p>
          </table:table-cell>
          <table:table-cell office:value-type="float" office:value="0.36865" calcext:value-type="float">
            <text:p>0.36865</text:p>
          </table:table-cell>
          <table:table-cell office:value-type="float" office:value="-0.73012" calcext:value-type="float">
            <text:p>-0.73012</text:p>
          </table:table-cell>
          <table:table-cell office:value-type="float" office:value="0.27165" calcext:value-type="float">
            <text:p>0.27165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-0.23157" calcext:value-type="float">
            <text:p>-0.23157</text:p>
          </table:table-cell>
          <table:table-cell table:number-columns-repeated="5"/>
        </table:table-row>
        <table:table-row table:style-name="ro1">
          <table:table-cell office:value-type="float" office:value="1.40371533036214E+018" calcext:value-type="float">
            <text:p>1403715330362140000</text:p>
          </table:table-cell>
          <table:table-cell office:value-type="float" office:value="-1.00924" calcext:value-type="float">
            <text:p>-1.00924</text:p>
          </table:table-cell>
          <table:table-cell office:value-type="float" office:value="-2.00286" calcext:value-type="float">
            <text:p>-2.00286</text:p>
          </table:table-cell>
          <table:table-cell office:value-type="float" office:value="0.17713" calcext:value-type="float">
            <text:p>0.17713</text:p>
          </table:table-cell>
          <table:table-cell office:value-type="float" office:value="0.50558" calcext:value-type="float">
            <text:p>0.50558</text:p>
          </table:table-cell>
          <table:table-cell office:value-type="float" office:value="0.37163" calcext:value-type="float">
            <text:p>0.37163</text:p>
          </table:table-cell>
          <table:table-cell office:value-type="float" office:value="-0.7308" calcext:value-type="float">
            <text:p>-0.7308</text:p>
          </table:table-cell>
          <table:table-cell office:value-type="float" office:value="0.26872" calcext:value-type="float">
            <text:p>0.26872</text:p>
          </table:table-cell>
          <table:table-cell office:value-type="float" office:value="0.03084" calcext:value-type="float">
            <text:p>0.03084</text:p>
          </table:table-cell>
          <table:table-cell office:value-type="float" office:value="-0.00776" calcext:value-type="float">
            <text:p>-0.00776</text:p>
          </table:table-cell>
          <table:table-cell office:value-type="float" office:value="-0.2085" calcext:value-type="float">
            <text:p>-0.2085</text:p>
          </table:table-cell>
          <table:table-cell table:number-columns-repeated="5"/>
        </table:table-row>
        <table:table-row table:style-name="ro1">
          <table:table-cell office:value-type="float" office:value="1.40371533046214E+018" calcext:value-type="float">
            <text:p>1403715330462140000</text:p>
          </table:table-cell>
          <table:table-cell office:value-type="float" office:value="-1.00719" calcext:value-type="float">
            <text:p>-1.00719</text:p>
          </table:table-cell>
          <table:table-cell office:value-type="float" office:value="-2.00281" calcext:value-type="float">
            <text:p>-2.00281</text:p>
          </table:table-cell>
          <table:table-cell office:value-type="float" office:value="0.16205" calcext:value-type="float">
            <text:p>0.16205</text:p>
          </table:table-cell>
          <table:table-cell office:value-type="float" office:value="0.50594" calcext:value-type="float">
            <text:p>0.50594</text:p>
          </table:table-cell>
          <table:table-cell office:value-type="float" office:value="0.3708" calcext:value-type="float">
            <text:p>0.3708</text:p>
          </table:table-cell>
          <table:table-cell office:value-type="float" office:value="-0.73022" calcext:value-type="float">
            <text:p>-0.73022</text:p>
          </table:table-cell>
          <table:table-cell office:value-type="float" office:value="0.27076" calcext:value-type="float">
            <text:p>0.27076</text:p>
          </table:table-cell>
          <table:table-cell office:value-type="float" office:value="0.02862" calcext:value-type="float">
            <text:p>0.02862</text:p>
          </table:table-cell>
          <table:table-cell office:value-type="float" office:value="-0.00995" calcext:value-type="float">
            <text:p>-0.00995</text:p>
          </table:table-cell>
          <table:table-cell office:value-type="float" office:value="-0.12023" calcext:value-type="float">
            <text:p>-0.12023</text:p>
          </table:table-cell>
          <table:table-cell table:number-columns-repeated="5"/>
        </table:table-row>
        <table:table-row table:style-name="ro1">
          <table:table-cell office:value-type="float" office:value="1.40371533056214E+018" calcext:value-type="float">
            <text:p>1403715330562140000</text:p>
          </table:table-cell>
          <table:table-cell office:value-type="float" office:value="-1.00663" calcext:value-type="float">
            <text:p>-1.00663</text:p>
          </table:table-cell>
          <table:table-cell office:value-type="float" office:value="-2.00474" calcext:value-type="float">
            <text:p>-2.00474</text:p>
          </table:table-cell>
          <table:table-cell office:value-type="float" office:value="0.15728" calcext:value-type="float">
            <text:p>0.15728</text:p>
          </table:table-cell>
          <table:table-cell office:value-type="float" office:value="0.50624" calcext:value-type="float">
            <text:p>0.50624</text:p>
          </table:table-cell>
          <table:table-cell office:value-type="float" office:value="0.3698" calcext:value-type="float">
            <text:p>0.3698</text:p>
          </table:table-cell>
          <table:table-cell office:value-type="float" office:value="-0.72983" calcext:value-type="float">
            <text:p>-0.72983</text:p>
          </table:table-cell>
          <table:table-cell office:value-type="float" office:value="0.27259" calcext:value-type="float">
            <text:p>0.27259</text:p>
          </table:table-cell>
          <table:table-cell office:value-type="float" office:value="0.01036" calcext:value-type="float">
            <text:p>0.01036</text:p>
          </table:table-cell>
          <table:table-cell office:value-type="float" office:value="-0.03045" calcext:value-type="float">
            <text:p>-0.03045</text:p>
          </table:table-cell>
          <table:table-cell office:value-type="float" office:value="-0.00804" calcext:value-type="float">
            <text:p>-0.00804</text:p>
          </table:table-cell>
          <table:table-cell table:number-columns-repeated="5"/>
        </table:table-row>
        <table:table-row table:style-name="ro1">
          <table:table-cell office:value-type="float" office:value="1.40371533066214E+018" calcext:value-type="float">
            <text:p>1403715330662140000</text:p>
          </table:table-cell>
          <table:table-cell office:value-type="float" office:value="-1.00771" calcext:value-type="float">
            <text:p>-1.00771</text:p>
          </table:table-cell>
          <table:table-cell office:value-type="float" office:value="-2.00813" calcext:value-type="float">
            <text:p>-2.00813</text:p>
          </table:table-cell>
          <table:table-cell office:value-type="float" office:value="0.16707" calcext:value-type="float">
            <text:p>0.16707</text:p>
          </table:table-cell>
          <table:table-cell office:value-type="float" office:value="0.50985" calcext:value-type="float">
            <text:p>0.50985</text:p>
          </table:table-cell>
          <table:table-cell office:value-type="float" office:value="0.36539" calcext:value-type="float">
            <text:p>0.36539</text:p>
          </table:table-cell>
          <table:table-cell office:value-type="float" office:value="-0.7274" calcext:value-type="float">
            <text:p>-0.7274</text:p>
          </table:table-cell>
          <table:table-cell office:value-type="float" office:value="0.27827" calcext:value-type="float">
            <text:p>0.27827</text:p>
          </table:table-cell>
          <table:table-cell office:value-type="float" office:value="0.01281" calcext:value-type="float">
            <text:p>0.01281</text:p>
          </table:table-cell>
          <table:table-cell office:value-type="float" office:value="-0.01787" calcext:value-type="float">
            <text:p>-0.01787</text:p>
          </table:table-cell>
          <table:table-cell office:value-type="float" office:value="0.13031" calcext:value-type="float">
            <text:p>0.13031</text:p>
          </table:table-cell>
          <table:table-cell table:number-columns-repeated="5"/>
        </table:table-row>
        <table:table-row table:style-name="ro1">
          <table:table-cell office:value-type="float" office:value="1.40371533076214E+018" calcext:value-type="float">
            <text:p>1403715330762140000</text:p>
          </table:table-cell>
          <table:table-cell office:value-type="float" office:value="-1.00949" calcext:value-type="float">
            <text:p>-1.00949</text:p>
          </table:table-cell>
          <table:table-cell office:value-type="float" office:value="-2.01137" calcext:value-type="float">
            <text:p>-2.01137</text:p>
          </table:table-cell>
          <table:table-cell office:value-type="float" office:value="0.18803" calcext:value-type="float">
            <text:p>0.18803</text:p>
          </table:table-cell>
          <table:table-cell office:value-type="float" office:value="0.50981" calcext:value-type="float">
            <text:p>0.50981</text:p>
          </table:table-cell>
          <table:table-cell office:value-type="float" office:value="0.35972" calcext:value-type="float">
            <text:p>0.35972</text:p>
          </table:table-cell>
          <table:table-cell office:value-type="float" office:value="-0.72629" calcext:value-type="float">
            <text:p>-0.72629</text:p>
          </table:table-cell>
          <table:table-cell office:value-type="float" office:value="0.28846" calcext:value-type="float">
            <text:p>0.28846</text:p>
          </table:table-cell>
          <table:table-cell office:value-type="float" office:value="0.01577" calcext:value-type="float">
            <text:p>0.01577</text:p>
          </table:table-cell>
          <table:table-cell office:value-type="float" office:value="-0.00322" calcext:value-type="float">
            <text:p>-0.00322</text:p>
          </table:table-cell>
          <table:table-cell office:value-type="float" office:value="0.17286" calcext:value-type="float">
            <text:p>0.17286</text:p>
          </table:table-cell>
          <table:table-cell table:number-columns-repeated="5"/>
        </table:table-row>
        <table:table-row table:style-name="ro1">
          <table:table-cell office:value-type="float" office:value="1.40371533086214E+018" calcext:value-type="float">
            <text:p>1403715330862140000</text:p>
          </table:table-cell>
          <table:table-cell office:value-type="float" office:value="-1.01109" calcext:value-type="float">
            <text:p>-1.01109</text:p>
          </table:table-cell>
          <table:table-cell office:value-type="float" office:value="-2.01484" calcext:value-type="float">
            <text:p>-2.01484</text:p>
          </table:table-cell>
          <table:table-cell office:value-type="float" office:value="0.20934" calcext:value-type="float">
            <text:p>0.20934</text:p>
          </table:table-cell>
          <table:table-cell office:value-type="float" office:value="0.50416" calcext:value-type="float">
            <text:p>0.50416</text:p>
          </table:table-cell>
          <table:table-cell office:value-type="float" office:value="0.36185" calcext:value-type="float">
            <text:p>0.36185</text:p>
          </table:table-cell>
          <table:table-cell office:value-type="float" office:value="-0.72453" calcext:value-type="float">
            <text:p>-0.72453</text:p>
          </table:table-cell>
          <table:table-cell office:value-type="float" office:value="0.2999" calcext:value-type="float">
            <text:p>0.2999</text:p>
          </table:table-cell>
          <table:table-cell office:value-type="float" office:value="0.01641" calcext:value-type="float">
            <text:p>0.01641</text:p>
          </table:table-cell>
          <table:table-cell office:value-type="float" office:value="0.01129" calcext:value-type="float">
            <text:p>0.01129</text:p>
          </table:table-cell>
          <table:table-cell office:value-type="float" office:value="0.1663" calcext:value-type="float">
            <text:p>0.1663</text:p>
          </table:table-cell>
          <table:table-cell table:number-columns-repeated="5"/>
        </table:table-row>
        <table:table-row table:style-name="ro1">
          <table:table-cell office:value-type="float" office:value="1.40371533096214E+018" calcext:value-type="float">
            <text:p>1403715330962140000</text:p>
          </table:table-cell>
          <table:table-cell office:value-type="float" office:value="-1.01263" calcext:value-type="float">
            <text:p>-1.01263</text:p>
          </table:table-cell>
          <table:table-cell office:value-type="float" office:value="-2.0159" calcext:value-type="float">
            <text:p>-2.0159</text:p>
          </table:table-cell>
          <table:table-cell office:value-type="float" office:value="0.22877" calcext:value-type="float">
            <text:p>0.22877</text:p>
          </table:table-cell>
          <table:table-cell office:value-type="float" office:value="-0.49582" calcext:value-type="float">
            <text:p>-0.49582</text:p>
          </table:table-cell>
          <table:table-cell office:value-type="float" office:value="-0.37211" calcext:value-type="float">
            <text:p>-0.37211</text:p>
          </table:table-cell>
          <table:table-cell office:value-type="float" office:value="0.71966" calcext:value-type="float">
            <text:p>0.71966</text:p>
          </table:table-cell>
          <table:table-cell office:value-type="float" office:value="-0.31271" calcext:value-type="float">
            <text:p>-0.31271</text:p>
          </table:table-cell>
          <table:table-cell office:value-type="float" office:value="-0.00647" calcext:value-type="float">
            <text:p>-0.00647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16014" calcext:value-type="float">
            <text:p>0.16014</text:p>
          </table:table-cell>
          <table:table-cell table:number-columns-repeated="5"/>
        </table:table-row>
        <table:table-row table:style-name="ro1">
          <table:table-cell office:value-type="float" office:value="1.40371533106214E+018" calcext:value-type="float">
            <text:p>1403715331062140000</text:p>
          </table:table-cell>
          <table:table-cell office:value-type="float" office:value="-1.01646" calcext:value-type="float">
            <text:p>-1.01646</text:p>
          </table:table-cell>
          <table:table-cell office:value-type="float" office:value="-2.01508" calcext:value-type="float">
            <text:p>-2.01508</text:p>
          </table:table-cell>
          <table:table-cell office:value-type="float" office:value="0.24716" calcext:value-type="float">
            <text:p>0.24716</text:p>
          </table:table-cell>
          <table:table-cell office:value-type="float" office:value="-0.4852" calcext:value-type="float">
            <text:p>-0.4852</text:p>
          </table:table-cell>
          <table:table-cell office:value-type="float" office:value="-0.38737" calcext:value-type="float">
            <text:p>-0.38737</text:p>
          </table:table-cell>
          <table:table-cell office:value-type="float" office:value="0.71231" calcext:value-type="float">
            <text:p>0.71231</text:p>
          </table:table-cell>
          <table:table-cell office:value-type="float" office:value="-0.32732" calcext:value-type="float">
            <text:p>-0.32732</text:p>
          </table:table-cell>
          <table:table-cell office:value-type="float" office:value="-0.03866" calcext:value-type="float">
            <text:p>-0.03866</text:p>
          </table:table-cell>
          <table:table-cell office:value-type="float" office:value="0.05319" calcext:value-type="float">
            <text:p>0.05319</text:p>
          </table:table-cell>
          <table:table-cell office:value-type="float" office:value="0.17504" calcext:value-type="float">
            <text:p>0.17504</text:p>
          </table:table-cell>
          <table:table-cell table:number-columns-repeated="5"/>
        </table:table-row>
        <table:table-row table:style-name="ro1">
          <table:table-cell office:value-type="float" office:value="1.40371533116214E+018" calcext:value-type="float">
            <text:p>1403715331162140000</text:p>
          </table:table-cell>
          <table:table-cell office:value-type="float" office:value="-1.02393" calcext:value-type="float">
            <text:p>-1.02393</text:p>
          </table:table-cell>
          <table:table-cell office:value-type="float" office:value="-2.01124" calcext:value-type="float">
            <text:p>-2.01124</text:p>
          </table:table-cell>
          <table:table-cell office:value-type="float" office:value="0.26831" calcext:value-type="float">
            <text:p>0.26831</text:p>
          </table:table-cell>
          <table:table-cell office:value-type="float" office:value="-0.47456" calcext:value-type="float">
            <text:p>-0.47456</text:p>
          </table:table-cell>
          <table:table-cell office:value-type="float" office:value="-0.40834" calcext:value-type="float">
            <text:p>-0.40834</text:p>
          </table:table-cell>
          <table:table-cell office:value-type="float" office:value="0.70294" calcext:value-type="float">
            <text:p>0.70294</text:p>
          </table:table-cell>
          <table:table-cell office:value-type="float" office:value="-0.33754" calcext:value-type="float">
            <text:p>-0.33754</text:p>
          </table:table-cell>
          <table:table-cell office:value-type="float" office:value="-0.09614" calcext:value-type="float">
            <text:p>-0.09614</text:p>
          </table:table-cell>
          <table:table-cell office:value-type="float" office:value="0.07736" calcext:value-type="float">
            <text:p>0.07736</text:p>
          </table:table-cell>
          <table:table-cell office:value-type="float" office:value="0.23353" calcext:value-type="float">
            <text:p>0.23353</text:p>
          </table:table-cell>
          <table:table-cell table:number-columns-repeated="5"/>
        </table:table-row>
        <table:table-row table:style-name="ro1">
          <table:table-cell office:value-type="float" office:value="1.40371533126214E+018" calcext:value-type="float">
            <text:p>1403715331262140000</text:p>
          </table:table-cell>
          <table:table-cell office:value-type="float" office:value="-1.03823" calcext:value-type="float">
            <text:p>-1.03823</text:p>
          </table:table-cell>
          <table:table-cell office:value-type="float" office:value="-2.00575" calcext:value-type="float">
            <text:p>-2.00575</text:p>
          </table:table-cell>
          <table:table-cell office:value-type="float" office:value="0.29377" calcext:value-type="float">
            <text:p>0.29377</text:p>
          </table:table-cell>
          <table:table-cell office:value-type="float" office:value="-0.46841" calcext:value-type="float">
            <text:p>-0.46841</text:p>
          </table:table-cell>
          <table:table-cell office:value-type="float" office:value="-0.42877" calcext:value-type="float">
            <text:p>-0.42877</text:p>
          </table:table-cell>
          <table:table-cell office:value-type="float" office:value="0.69251" calcext:value-type="float">
            <text:p>0.69251</text:p>
          </table:table-cell>
          <table:table-cell office:value-type="float" office:value="-0.34232" calcext:value-type="float">
            <text:p>-0.34232</text:p>
          </table:table-cell>
          <table:table-cell office:value-type="float" office:value="-0.16199" calcext:value-type="float">
            <text:p>-0.16199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28185" calcext:value-type="float">
            <text:p>0.28185</text:p>
          </table:table-cell>
          <table:table-cell table:number-columns-repeated="5"/>
        </table:table-row>
        <table:table-row table:style-name="ro1">
          <table:table-cell office:value-type="float" office:value="1.40371533136214E+018" calcext:value-type="float">
            <text:p>1403715331362140000</text:p>
          </table:table-cell>
          <table:table-cell office:value-type="float" office:value="-1.05608" calcext:value-type="float">
            <text:p>-1.05608</text:p>
          </table:table-cell>
          <table:table-cell office:value-type="float" office:value="-1.99848" calcext:value-type="float">
            <text:p>-1.99848</text:p>
          </table:table-cell>
          <table:table-cell office:value-type="float" office:value="0.32518" calcext:value-type="float">
            <text:p>0.32518</text:p>
          </table:table-cell>
          <table:table-cell office:value-type="float" office:value="-0.46733" calcext:value-type="float">
            <text:p>-0.46733</text:p>
          </table:table-cell>
          <table:table-cell office:value-type="float" office:value="-0.4471" calcext:value-type="float">
            <text:p>-0.4471</text:p>
          </table:table-cell>
          <table:table-cell office:value-type="float" office:value="0.68252" calcext:value-type="float">
            <text:p>0.68252</text:p>
          </table:table-cell>
          <table:table-cell office:value-type="float" office:value="-0.34039" calcext:value-type="float">
            <text:p>-0.34039</text:p>
          </table:table-cell>
          <table:table-cell office:value-type="float" office:value="-0.19321" calcext:value-type="float">
            <text:p>-0.19321</text:p>
          </table:table-cell>
          <table:table-cell office:value-type="float" office:value="0.09879" calcext:value-type="float">
            <text:p>0.09879</text:p>
          </table:table-cell>
          <table:table-cell office:value-type="float" office:value="0.35298" calcext:value-type="float">
            <text:p>0.35298</text:p>
          </table:table-cell>
          <table:table-cell table:number-columns-repeated="5"/>
        </table:table-row>
        <table:table-row table:style-name="ro1">
          <table:table-cell office:value-type="float" office:value="1.40371533146214E+018" calcext:value-type="float">
            <text:p>1403715331462140000</text:p>
          </table:table-cell>
          <table:table-cell office:value-type="float" office:value="-1.07718" calcext:value-type="float">
            <text:p>-1.07718</text:p>
          </table:table-cell>
          <table:table-cell office:value-type="float" office:value="-1.98945" calcext:value-type="float">
            <text:p>-1.98945</text:p>
          </table:table-cell>
          <table:table-cell office:value-type="float" office:value="0.36223" calcext:value-type="float">
            <text:p>0.36223</text:p>
          </table:table-cell>
          <table:table-cell office:value-type="float" office:value="-0.46682" calcext:value-type="float">
            <text:p>-0.46682</text:p>
          </table:table-cell>
          <table:table-cell office:value-type="float" office:value="-0.4571" calcext:value-type="float">
            <text:p>-0.4571</text:p>
          </table:table-cell>
          <table:table-cell office:value-type="float" office:value="0.67587" calcext:value-type="float">
            <text:p>0.67587</text:p>
          </table:table-cell>
          <table:table-cell office:value-type="float" office:value="-0.34107" calcext:value-type="float">
            <text:p>-0.34107</text:p>
          </table:table-cell>
          <table:table-cell office:value-type="float" office:value="-0.22037" calcext:value-type="float">
            <text:p>-0.22037</text:p>
          </table:table-cell>
          <table:table-cell office:value-type="float" office:value="0.10003" calcext:value-type="float">
            <text:p>0.10003</text:p>
          </table:table-cell>
          <table:table-cell office:value-type="float" office:value="0.37957" calcext:value-type="float">
            <text:p>0.37957</text:p>
          </table:table-cell>
          <table:table-cell table:number-columns-repeated="5"/>
        </table:table-row>
        <table:table-row table:style-name="ro1">
          <table:table-cell office:value-type="float" office:value="1.40371533156214E+018" calcext:value-type="float">
            <text:p>1403715331562140000</text:p>
          </table:table-cell>
          <table:table-cell office:value-type="float" office:value="-1.0997" calcext:value-type="float">
            <text:p>-1.0997</text:p>
          </table:table-cell>
          <table:table-cell office:value-type="float" office:value="-1.9794" calcext:value-type="float">
            <text:p>-1.9794</text:p>
          </table:table-cell>
          <table:table-cell office:value-type="float" office:value="0.39963" calcext:value-type="float">
            <text:p>0.39963</text:p>
          </table:table-cell>
          <table:table-cell office:value-type="float" office:value="-0.46612" calcext:value-type="float">
            <text:p>-0.46612</text:p>
          </table:table-cell>
          <table:table-cell office:value-type="float" office:value="-0.46255" calcext:value-type="float">
            <text:p>-0.46255</text:p>
          </table:table-cell>
          <table:table-cell office:value-type="float" office:value="0.67163" calcext:value-type="float">
            <text:p>0.67163</text:p>
          </table:table-cell>
          <table:table-cell office:value-type="float" office:value="-0.34307" calcext:value-type="float">
            <text:p>-0.34307</text:p>
          </table:table-cell>
          <table:table-cell office:value-type="float" office:value="-0.22958" calcext:value-type="float">
            <text:p>-0.22958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36179" calcext:value-type="float">
            <text:p>0.36179</text:p>
          </table:table-cell>
          <table:table-cell table:number-columns-repeated="5"/>
        </table:table-row>
        <table:table-row table:style-name="ro1">
          <table:table-cell office:value-type="float" office:value="1.40371533166214E+018" calcext:value-type="float">
            <text:p>1403715331662140000</text:p>
          </table:table-cell>
          <table:table-cell office:value-type="float" office:value="-1.12249" calcext:value-type="float">
            <text:p>-1.12249</text:p>
          </table:table-cell>
          <table:table-cell office:value-type="float" office:value="-1.96766" calcext:value-type="float">
            <text:p>-1.96766</text:p>
          </table:table-cell>
          <table:table-cell office:value-type="float" office:value="0.43466" calcext:value-type="float">
            <text:p>0.43466</text:p>
          </table:table-cell>
          <table:table-cell office:value-type="float" office:value="-0.46552" calcext:value-type="float">
            <text:p>-0.46552</text:p>
          </table:table-cell>
          <table:table-cell office:value-type="float" office:value="-0.46506" calcext:value-type="float">
            <text:p>-0.46506</text:p>
          </table:table-cell>
          <table:table-cell office:value-type="float" office:value="0.66929" calcext:value-type="float">
            <text:p>0.66929</text:p>
          </table:table-cell>
          <table:table-cell office:value-type="float" office:value="-0.34505" calcext:value-type="float">
            <text:p>-0.34505</text:p>
          </table:table-cell>
          <table:table-cell office:value-type="float" office:value="-0.24336" calcext:value-type="float">
            <text:p>-0.24336</text:p>
          </table:table-cell>
          <table:table-cell office:value-type="float" office:value="0.09792" calcext:value-type="float">
            <text:p>0.09792</text:p>
          </table:table-cell>
          <table:table-cell office:value-type="float" office:value="0.34419" calcext:value-type="float">
            <text:p>0.34419</text:p>
          </table:table-cell>
          <table:table-cell table:number-columns-repeated="5"/>
        </table:table-row>
        <table:table-row table:style-name="ro1">
          <table:table-cell office:value-type="float" office:value="1.40371533176214E+018" calcext:value-type="float">
            <text:p>1403715331762140000</text:p>
          </table:table-cell>
          <table:table-cell office:value-type="float" office:value="-1.14652" calcext:value-type="float">
            <text:p>-1.14652</text:p>
          </table:table-cell>
          <table:table-cell office:value-type="float" office:value="-1.95436" calcext:value-type="float">
            <text:p>-1.95436</text:p>
          </table:table-cell>
          <table:table-cell office:value-type="float" office:value="0.46821" calcext:value-type="float">
            <text:p>0.46821</text:p>
          </table:table-cell>
          <table:table-cell office:value-type="float" office:value="-0.46989" calcext:value-type="float">
            <text:p>-0.46989</text:p>
          </table:table-cell>
          <table:table-cell office:value-type="float" office:value="-0.46822" calcext:value-type="float">
            <text:p>-0.46822</text:p>
          </table:table-cell>
          <table:table-cell office:value-type="float" office:value="0.66592" calcext:value-type="float">
            <text:p>0.66592</text:p>
          </table:table-cell>
          <table:table-cell office:value-type="float" office:value="-0.34135" calcext:value-type="float">
            <text:p>-0.34135</text:p>
          </table:table-cell>
          <table:table-cell office:value-type="float" office:value="-0.24905" calcext:value-type="float">
            <text:p>-0.24905</text:p>
          </table:table-cell>
          <table:table-cell office:value-type="float" office:value="0.10003" calcext:value-type="float">
            <text:p>0.10003</text:p>
          </table:table-cell>
          <table:table-cell office:value-type="float" office:value="0.31733" calcext:value-type="float">
            <text:p>0.31733</text:p>
          </table:table-cell>
          <table:table-cell table:number-columns-repeated="5"/>
        </table:table-row>
        <table:table-row table:style-name="ro1">
          <table:table-cell office:value-type="float" office:value="1.40371533186214E+018" calcext:value-type="float">
            <text:p>1403715331862140000</text:p>
          </table:table-cell>
          <table:table-cell office:value-type="float" office:value="-1.16985" calcext:value-type="float">
            <text:p>-1.16985</text:p>
          </table:table-cell>
          <table:table-cell office:value-type="float" office:value="-1.94198" calcext:value-type="float">
            <text:p>-1.94198</text:p>
          </table:table-cell>
          <table:table-cell office:value-type="float" office:value="0.49776" calcext:value-type="float">
            <text:p>0.49776</text:p>
          </table:table-cell>
          <table:table-cell office:value-type="float" office:value="-0.47271" calcext:value-type="float">
            <text:p>-0.47271</text:p>
          </table:table-cell>
          <table:table-cell office:value-type="float" office:value="-0.46757" calcext:value-type="float">
            <text:p>-0.46757</text:p>
          </table:table-cell>
          <table:table-cell office:value-type="float" office:value="0.66518" calcext:value-type="float">
            <text:p>0.66518</text:p>
          </table:table-cell>
          <table:table-cell office:value-type="float" office:value="-0.3398" calcext:value-type="float">
            <text:p>-0.3398</text:p>
          </table:table-cell>
          <table:table-cell office:value-type="float" office:value="-0.24173" calcext:value-type="float">
            <text:p>-0.24173</text:p>
          </table:table-cell>
          <table:table-cell office:value-type="float" office:value="0.09661" calcext:value-type="float">
            <text:p>0.09661</text:p>
          </table:table-cell>
          <table:table-cell office:value-type="float" office:value="0.28374" calcext:value-type="float">
            <text:p>0.28374</text:p>
          </table:table-cell>
          <table:table-cell table:number-columns-repeated="5"/>
        </table:table-row>
        <table:table-row table:style-name="ro1">
          <table:table-cell office:value-type="float" office:value="1.40371533196214E+018" calcext:value-type="float">
            <text:p>1403715331962140000</text:p>
          </table:table-cell>
          <table:table-cell office:value-type="float" office:value="-1.19311" calcext:value-type="float">
            <text:p>-1.19311</text:p>
          </table:table-cell>
          <table:table-cell office:value-type="float" office:value="-1.92756" calcext:value-type="float">
            <text:p>-1.92756</text:p>
          </table:table-cell>
          <table:table-cell office:value-type="float" office:value="0.52129" calcext:value-type="float">
            <text:p>0.52129</text:p>
          </table:table-cell>
          <table:table-cell office:value-type="float" office:value="-0.47099" calcext:value-type="float">
            <text:p>-0.47099</text:p>
          </table:table-cell>
          <table:table-cell office:value-type="float" office:value="-0.46513" calcext:value-type="float">
            <text:p>-0.46513</text:p>
          </table:table-cell>
          <table:table-cell office:value-type="float" office:value="0.66857" calcext:value-type="float">
            <text:p>0.66857</text:p>
          </table:table-cell>
          <table:table-cell office:value-type="float" office:value="-0.33888" calcext:value-type="float">
            <text:p>-0.33888</text:p>
          </table:table-cell>
          <table:table-cell office:value-type="float" office:value="-0.22501" calcext:value-type="float">
            <text:p>-0.22501</text:p>
          </table:table-cell>
          <table:table-cell office:value-type="float" office:value="0.10362" calcext:value-type="float">
            <text:p>0.10362</text:p>
          </table:table-cell>
          <table:table-cell office:value-type="float" office:value="0.19342" calcext:value-type="float">
            <text:p>0.19342</text:p>
          </table:table-cell>
          <table:table-cell table:number-columns-repeated="5"/>
        </table:table-row>
        <table:table-row table:style-name="ro1">
          <table:table-cell office:value-type="float" office:value="1.40371533206214E+018" calcext:value-type="float">
            <text:p>1403715332062140000</text:p>
          </table:table-cell>
          <table:table-cell office:value-type="float" office:value="-1.21498" calcext:value-type="float">
            <text:p>-1.21498</text:p>
          </table:table-cell>
          <table:table-cell office:value-type="float" office:value="-1.91554" calcext:value-type="float">
            <text:p>-1.91554</text:p>
          </table:table-cell>
          <table:table-cell office:value-type="float" office:value="0.53228" calcext:value-type="float">
            <text:p>0.53228</text:p>
          </table:table-cell>
          <table:table-cell office:value-type="float" office:value="-0.46766" calcext:value-type="float">
            <text:p>-0.46766</text:p>
          </table:table-cell>
          <table:table-cell office:value-type="float" office:value="-0.4606" calcext:value-type="float">
            <text:p>-0.4606</text:p>
          </table:table-cell>
          <table:table-cell office:value-type="float" office:value="0.6742" calcext:value-type="float">
            <text:p>0.6742</text:p>
          </table:table-cell>
          <table:table-cell office:value-type="float" office:value="-0.33852" calcext:value-type="float">
            <text:p>-0.33852</text:p>
          </table:table-cell>
          <table:table-cell office:value-type="float" office:value="-0.22628" calcext:value-type="float">
            <text:p>-0.22628</text:p>
          </table:table-cell>
          <table:table-cell office:value-type="float" office:value="0.10153" calcext:value-type="float">
            <text:p>0.10153</text:p>
          </table:table-cell>
          <table:table-cell office:value-type="float" office:value="0.0733" calcext:value-type="float">
            <text:p>0.0733</text:p>
          </table:table-cell>
          <table:table-cell table:number-columns-repeated="5"/>
        </table:table-row>
        <table:table-row table:style-name="ro1">
          <table:table-cell office:value-type="float" office:value="1.40371533216214E+018" calcext:value-type="float">
            <text:p>1403715332162140000</text:p>
          </table:table-cell>
          <table:table-cell office:value-type="float" office:value="-1.23827" calcext:value-type="float">
            <text:p>-1.23827</text:p>
          </table:table-cell>
          <table:table-cell office:value-type="float" office:value="-1.90173" calcext:value-type="float">
            <text:p>-1.90173</text:p>
          </table:table-cell>
          <table:table-cell office:value-type="float" office:value="0.53364" calcext:value-type="float">
            <text:p>0.53364</text:p>
          </table:table-cell>
          <table:table-cell office:value-type="float" office:value="-0.46364" calcext:value-type="float">
            <text:p>-0.46364</text:p>
          </table:table-cell>
          <table:table-cell office:value-type="float" office:value="-0.45542" calcext:value-type="float">
            <text:p>-0.45542</text:p>
          </table:table-cell>
          <table:table-cell office:value-type="float" office:value="0.68104" calcext:value-type="float">
            <text:p>0.68104</text:p>
          </table:table-cell>
          <table:table-cell office:value-type="float" office:value="-0.33736" calcext:value-type="float">
            <text:p>-0.33736</text:p>
          </table:table-cell>
          <table:table-cell office:value-type="float" office:value="-0.23848" calcext:value-type="float">
            <text:p>-0.23848</text:p>
          </table:table-cell>
          <table:table-cell office:value-type="float" office:value="0.09291" calcext:value-type="float">
            <text:p>0.09291</text:p>
          </table:table-cell>
          <table:table-cell office:value-type="float" office:value="-0.00066" calcext:value-type="float">
            <text:p>-0.00066</text:p>
          </table:table-cell>
          <table:table-cell table:number-columns-repeated="5"/>
        </table:table-row>
        <table:table-row table:style-name="ro1">
          <table:table-cell office:value-type="float" office:value="1.40371533226214E+018" calcext:value-type="float">
            <text:p>1403715332262140000</text:p>
          </table:table-cell>
          <table:table-cell office:value-type="float" office:value="-1.2626" calcext:value-type="float">
            <text:p>-1.2626</text:p>
          </table:table-cell>
          <table:table-cell office:value-type="float" office:value="-1.8938" calcext:value-type="float">
            <text:p>-1.8938</text:p>
          </table:table-cell>
          <table:table-cell office:value-type="float" office:value="0.53228" calcext:value-type="float">
            <text:p>0.53228</text:p>
          </table:table-cell>
          <table:table-cell office:value-type="float" office:value="-0.45786" calcext:value-type="float">
            <text:p>-0.45786</text:p>
          </table:table-cell>
          <table:table-cell office:value-type="float" office:value="-0.44697" calcext:value-type="float">
            <text:p>-0.44697</text:p>
          </table:table-cell>
          <table:table-cell office:value-type="float" office:value="0.68661" calcext:value-type="float">
            <text:p>0.68661</text:p>
          </table:table-cell>
          <table:table-cell office:value-type="float" office:value="-0.34519" calcext:value-type="float">
            <text:p>-0.34519</text:p>
          </table:table-cell>
          <table:table-cell office:value-type="float" office:value="-0.25198" calcext:value-type="float">
            <text:p>-0.25198</text:p>
          </table:table-cell>
          <table:table-cell office:value-type="float" office:value="0.07108" calcext:value-type="float">
            <text:p>0.07108</text:p>
          </table:table-cell>
          <table:table-cell office:value-type="float" office:value="0.02138" calcext:value-type="float">
            <text:p>0.02138</text:p>
          </table:table-cell>
          <table:table-cell table:number-columns-repeated="5"/>
        </table:table-row>
        <table:table-row table:style-name="ro1">
          <table:table-cell office:value-type="float" office:value="1.40371533236214E+018" calcext:value-type="float">
            <text:p>1403715332362140000</text:p>
          </table:table-cell>
          <table:table-cell office:value-type="float" office:value="-1.28845" calcext:value-type="float">
            <text:p>-1.28845</text:p>
          </table:table-cell>
          <table:table-cell office:value-type="float" office:value="-1.88556" calcext:value-type="float">
            <text:p>-1.88556</text:p>
          </table:table-cell>
          <table:table-cell office:value-type="float" office:value="0.5333" calcext:value-type="float">
            <text:p>0.5333</text:p>
          </table:table-cell>
          <table:table-cell office:value-type="float" office:value="-0.45379" calcext:value-type="float">
            <text:p>-0.45379</text:p>
          </table:table-cell>
          <table:table-cell office:value-type="float" office:value="-0.44368" calcext:value-type="float">
            <text:p>-0.44368</text:p>
          </table:table-cell>
          <table:table-cell office:value-type="float" office:value="0.6878" calcext:value-type="float">
            <text:p>0.6878</text:p>
          </table:table-cell>
          <table:table-cell office:value-type="float" office:value="-0.35235" calcext:value-type="float">
            <text:p>-0.35235</text:p>
          </table:table-cell>
          <table:table-cell office:value-type="float" office:value="-0.28237" calcext:value-type="float">
            <text:p>-0.28237</text:p>
          </table:table-cell>
          <table:table-cell office:value-type="float" office:value="0.0698" calcext:value-type="float">
            <text:p>0.0698</text:p>
          </table:table-cell>
          <table:table-cell office:value-type="float" office:value="0.0346" calcext:value-type="float">
            <text:p>0.0346</text:p>
          </table:table-cell>
          <table:table-cell table:number-columns-repeated="5"/>
        </table:table-row>
        <table:table-row table:style-name="ro1">
          <table:table-cell office:value-type="float" office:value="1.40371533246214E+018" calcext:value-type="float">
            <text:p>1403715332462140000</text:p>
          </table:table-cell>
          <table:table-cell office:value-type="float" office:value="-1.31864" calcext:value-type="float">
            <text:p>-1.31864</text:p>
          </table:table-cell>
          <table:table-cell office:value-type="float" office:value="-1.88204" calcext:value-type="float">
            <text:p>-1.88204</text:p>
          </table:table-cell>
          <table:table-cell office:value-type="float" office:value="0.53606" calcext:value-type="float">
            <text:p>0.53606</text:p>
          </table:table-cell>
          <table:table-cell office:value-type="float" office:value="-0.4501" calcext:value-type="float">
            <text:p>-0.4501</text:p>
          </table:table-cell>
          <table:table-cell office:value-type="float" office:value="-0.44859" calcext:value-type="float">
            <text:p>-0.44859</text:p>
          </table:table-cell>
          <table:table-cell office:value-type="float" office:value="0.68698" calcext:value-type="float">
            <text:p>0.68698</text:p>
          </table:table-cell>
          <table:table-cell office:value-type="float" office:value="-0.35247" calcext:value-type="float">
            <text:p>-0.35247</text:p>
          </table:table-cell>
          <table:table-cell office:value-type="float" office:value="-0.33479" calcext:value-type="float">
            <text:p>-0.33479</text:p>
          </table:table-cell>
          <table:table-cell office:value-type="float" office:value="0.05346" calcext:value-type="float">
            <text:p>0.05346</text:p>
          </table:table-cell>
          <table:table-cell office:value-type="float" office:value="0.04311" calcext:value-type="float">
            <text:p>0.04311</text:p>
          </table:table-cell>
          <table:table-cell table:number-columns-repeated="5"/>
        </table:table-row>
        <table:table-row table:style-name="ro1">
          <table:table-cell office:value-type="float" office:value="1.40371533256214E+018" calcext:value-type="float">
            <text:p>1403715332562140000</text:p>
          </table:table-cell>
          <table:table-cell office:value-type="float" office:value="-1.35275" calcext:value-type="float">
            <text:p>-1.35275</text:p>
          </table:table-cell>
          <table:table-cell office:value-type="float" office:value="-1.87939" calcext:value-type="float">
            <text:p>-1.87939</text:p>
          </table:table-cell>
          <table:table-cell office:value-type="float" office:value="0.53901" calcext:value-type="float">
            <text:p>0.53901</text:p>
          </table:table-cell>
          <table:table-cell office:value-type="float" office:value="-0.44625" calcext:value-type="float">
            <text:p>-0.44625</text:p>
          </table:table-cell>
          <table:table-cell office:value-type="float" office:value="-0.45407" calcext:value-type="float">
            <text:p>-0.45407</text:p>
          </table:table-cell>
          <table:table-cell office:value-type="float" office:value="0.68682" calcext:value-type="float">
            <text:p>0.68682</text:p>
          </table:table-cell>
          <table:table-cell office:value-type="float" office:value="-0.35066" calcext:value-type="float">
            <text:p>-0.35066</text:p>
          </table:table-cell>
          <table:table-cell office:value-type="float" office:value="-0.38642" calcext:value-type="float">
            <text:p>-0.38642</text:p>
          </table:table-cell>
          <table:table-cell office:value-type="float" office:value="0.01867" calcext:value-type="float">
            <text:p>0.01867</text:p>
          </table:table-cell>
          <table:table-cell office:value-type="float" office:value="0.03362" calcext:value-type="float">
            <text:p>0.03362</text:p>
          </table:table-cell>
          <table:table-cell table:number-columns-repeated="5"/>
        </table:table-row>
        <table:table-row table:style-name="ro1">
          <table:table-cell office:value-type="float" office:value="1.40371533266214E+018" calcext:value-type="float">
            <text:p>1403715332662140000</text:p>
          </table:table-cell>
          <table:table-cell office:value-type="float" office:value="-1.39371" calcext:value-type="float">
            <text:p>-1.39371</text:p>
          </table:table-cell>
          <table:table-cell office:value-type="float" office:value="-1.88123" calcext:value-type="float">
            <text:p>-1.88123</text:p>
          </table:table-cell>
          <table:table-cell office:value-type="float" office:value="0.54549" calcext:value-type="float">
            <text:p>0.54549</text:p>
          </table:table-cell>
          <table:table-cell office:value-type="float" office:value="-0.44736" calcext:value-type="float">
            <text:p>-0.44736</text:p>
          </table:table-cell>
          <table:table-cell office:value-type="float" office:value="-0.45599" calcext:value-type="float">
            <text:p>-0.45599</text:p>
          </table:table-cell>
          <table:table-cell office:value-type="float" office:value="0.68397" calcext:value-type="float">
            <text:p>0.68397</text:p>
          </table:table-cell>
          <table:table-cell office:value-type="float" office:value="-0.35233" calcext:value-type="float">
            <text:p>-0.35233</text:p>
          </table:table-cell>
          <table:table-cell office:value-type="float" office:value="-0.43615" calcext:value-type="float">
            <text:p>-0.43615</text:p>
          </table:table-cell>
          <table:table-cell office:value-type="float" office:value="-0.01214" calcext:value-type="float">
            <text:p>-0.01214</text:p>
          </table:table-cell>
          <table:table-cell office:value-type="float" office:value="0.06206" calcext:value-type="float">
            <text:p>0.06206</text:p>
          </table:table-cell>
          <table:table-cell table:number-columns-repeated="5"/>
        </table:table-row>
        <table:table-row table:style-name="ro1">
          <table:table-cell office:value-type="float" office:value="1.40371533276214E+018" calcext:value-type="float">
            <text:p>1403715332762140000</text:p>
          </table:table-cell>
          <table:table-cell office:value-type="float" office:value="-1.43918" calcext:value-type="float">
            <text:p>-1.43918</text:p>
          </table:table-cell>
          <table:table-cell office:value-type="float" office:value="-1.88628" calcext:value-type="float">
            <text:p>-1.88628</text:p>
          </table:table-cell>
          <table:table-cell office:value-type="float" office:value="0.55306" calcext:value-type="float">
            <text:p>0.55306</text:p>
          </table:table-cell>
          <table:table-cell office:value-type="float" office:value="-0.44915" calcext:value-type="float">
            <text:p>-0.44915</text:p>
          </table:table-cell>
          <table:table-cell office:value-type="float" office:value="-0.45902" calcext:value-type="float">
            <text:p>-0.45902</text:p>
          </table:table-cell>
          <table:table-cell office:value-type="float" office:value="0.68021" calcext:value-type="float">
            <text:p>0.68021</text:p>
          </table:table-cell>
          <table:table-cell office:value-type="float" office:value="-0.35339" calcext:value-type="float">
            <text:p>-0.35339</text:p>
          </table:table-cell>
          <table:table-cell office:value-type="float" office:value="-0.47878" calcext:value-type="float">
            <text:p>-0.47878</text:p>
          </table:table-cell>
          <table:table-cell office:value-type="float" office:value="-0.03861" calcext:value-type="float">
            <text:p>-0.03861</text:p>
          </table:table-cell>
          <table:table-cell office:value-type="float" office:value="0.0644" calcext:value-type="float">
            <text:p>0.0644</text:p>
          </table:table-cell>
          <table:table-cell table:number-columns-repeated="5"/>
        </table:table-row>
        <table:table-row table:style-name="ro1">
          <table:table-cell office:value-type="float" office:value="1.40371533286214E+018" calcext:value-type="float">
            <text:p>1403715332862140000</text:p>
          </table:table-cell>
          <table:table-cell office:value-type="float" office:value="-1.48862" calcext:value-type="float">
            <text:p>-1.48862</text:p>
          </table:table-cell>
          <table:table-cell office:value-type="float" office:value="-1.89548" calcext:value-type="float">
            <text:p>-1.89548</text:p>
          </table:table-cell>
          <table:table-cell office:value-type="float" office:value="0.56027" calcext:value-type="float">
            <text:p>0.56027</text:p>
          </table:table-cell>
          <table:table-cell office:value-type="float" office:value="-0.45058" calcext:value-type="float">
            <text:p>-0.45058</text:p>
          </table:table-cell>
          <table:table-cell office:value-type="float" office:value="-0.46563" calcext:value-type="float">
            <text:p>-0.46563</text:p>
          </table:table-cell>
          <table:table-cell office:value-type="float" office:value="0.67498" calcext:value-type="float">
            <text:p>0.67498</text:p>
          </table:table-cell>
          <table:table-cell office:value-type="float" office:value="-0.35294" calcext:value-type="float">
            <text:p>-0.35294</text:p>
          </table:table-cell>
          <table:table-cell office:value-type="float" office:value="-0.51191" calcext:value-type="float">
            <text:p>-0.51191</text:p>
          </table:table-cell>
          <table:table-cell office:value-type="float" office:value="-0.08668" calcext:value-type="float">
            <text:p>-0.08668</text:p>
          </table:table-cell>
          <table:table-cell office:value-type="float" office:value="0.07499" calcext:value-type="float">
            <text:p>0.07499</text:p>
          </table:table-cell>
          <table:table-cell table:number-columns-repeated="5"/>
        </table:table-row>
        <table:table-row table:style-name="ro1">
          <table:table-cell office:value-type="float" office:value="1.40371533296214E+018" calcext:value-type="float">
            <text:p>1403715332962140000</text:p>
          </table:table-cell>
          <table:table-cell office:value-type="float" office:value="-1.53748" calcext:value-type="float">
            <text:p>-1.53748</text:p>
          </table:table-cell>
          <table:table-cell office:value-type="float" office:value="-1.9069" calcext:value-type="float">
            <text:p>-1.9069</text:p>
          </table:table-cell>
          <table:table-cell office:value-type="float" office:value="0.56763" calcext:value-type="float">
            <text:p>0.56763</text:p>
          </table:table-cell>
          <table:table-cell office:value-type="float" office:value="-0.46159" calcext:value-type="float">
            <text:p>-0.46159</text:p>
          </table:table-cell>
          <table:table-cell office:value-type="float" office:value="-0.46752" calcext:value-type="float">
            <text:p>-0.46752</text:p>
          </table:table-cell>
          <table:table-cell office:value-type="float" office:value="0.66055" calcext:value-type="float">
            <text:p>0.66055</text:p>
          </table:table-cell>
          <table:table-cell office:value-type="float" office:value="-0.36337" calcext:value-type="float">
            <text:p>-0.36337</text:p>
          </table:table-cell>
          <table:table-cell office:value-type="float" office:value="-0.51874" calcext:value-type="float">
            <text:p>-0.51874</text:p>
          </table:table-cell>
          <table:table-cell office:value-type="float" office:value="-0.10665" calcext:value-type="float">
            <text:p>-0.10665</text:p>
          </table:table-cell>
          <table:table-cell office:value-type="float" office:value="0.10284" calcext:value-type="float">
            <text:p>0.10284</text:p>
          </table:table-cell>
          <table:table-cell table:number-columns-repeated="5"/>
        </table:table-row>
        <table:table-row table:style-name="ro1">
          <table:table-cell office:value-type="float" office:value="1.40371533306214E+018" calcext:value-type="float">
            <text:p>1403715333062140000</text:p>
          </table:table-cell>
          <table:table-cell office:value-type="float" office:value="-1.59014" calcext:value-type="float">
            <text:p>-1.59014</text:p>
          </table:table-cell>
          <table:table-cell office:value-type="float" office:value="-1.91629" calcext:value-type="float">
            <text:p>-1.91629</text:p>
          </table:table-cell>
          <table:table-cell office:value-type="float" office:value="0.57784" calcext:value-type="float">
            <text:p>0.57784</text:p>
          </table:table-cell>
          <table:table-cell office:value-type="float" office:value="-0.4725" calcext:value-type="float">
            <text:p>-0.4725</text:p>
          </table:table-cell>
          <table:table-cell office:value-type="float" office:value="-0.46901" calcext:value-type="float">
            <text:p>-0.46901</text:p>
          </table:table-cell>
          <table:table-cell office:value-type="float" office:value="0.64362" calcext:value-type="float">
            <text:p>0.64362</text:p>
          </table:table-cell>
          <table:table-cell office:value-type="float" office:value="-0.37753" calcext:value-type="float">
            <text:p>-0.37753</text:p>
          </table:table-cell>
          <table:table-cell office:value-type="float" office:value="-0.52733" calcext:value-type="float">
            <text:p>-0.52733</text:p>
          </table:table-cell>
          <table:table-cell office:value-type="float" office:value="-0.06779" calcext:value-type="float">
            <text:p>-0.06779</text:p>
          </table:table-cell>
          <table:table-cell office:value-type="float" office:value="0.08037" calcext:value-type="float">
            <text:p>0.08037</text:p>
          </table:table-cell>
          <table:table-cell table:number-columns-repeated="5"/>
        </table:table-row>
        <table:table-row table:style-name="ro1">
          <table:table-cell office:value-type="float" office:value="1.40371533316214E+018" calcext:value-type="float">
            <text:p>1403715333162140000</text:p>
          </table:table-cell>
          <table:table-cell office:value-type="float" office:value="-1.64108" calcext:value-type="float">
            <text:p>-1.64108</text:p>
          </table:table-cell>
          <table:table-cell office:value-type="float" office:value="-1.92219" calcext:value-type="float">
            <text:p>-1.92219</text:p>
          </table:table-cell>
          <table:table-cell office:value-type="float" office:value="0.58241" calcext:value-type="float">
            <text:p>0.58241</text:p>
          </table:table-cell>
          <table:table-cell office:value-type="float" office:value="-0.4784" calcext:value-type="float">
            <text:p>-0.4784</text:p>
          </table:table-cell>
          <table:table-cell office:value-type="float" office:value="-0.47154" calcext:value-type="float">
            <text:p>-0.47154</text:p>
          </table:table-cell>
          <table:table-cell office:value-type="float" office:value="0.63268" calcext:value-type="float">
            <text:p>0.63268</text:p>
          </table:table-cell>
          <table:table-cell office:value-type="float" office:value="-0.38535" calcext:value-type="float">
            <text:p>-0.38535</text:p>
          </table:table-cell>
          <table:table-cell office:value-type="float" office:value="-0.51835" calcext:value-type="float">
            <text:p>-0.51835</text:p>
          </table:table-cell>
          <table:table-cell office:value-type="float" office:value="-0.01306" calcext:value-type="float">
            <text:p>-0.01306</text:p>
          </table:table-cell>
          <table:table-cell office:value-type="float" office:value="0.03299" calcext:value-type="float">
            <text:p>0.03299</text:p>
          </table:table-cell>
          <table:table-cell table:number-columns-repeated="5"/>
        </table:table-row>
        <table:table-row table:style-name="ro1">
          <table:table-cell office:value-type="float" office:value="1.40371533326214E+018" calcext:value-type="float">
            <text:p>1403715333262140000</text:p>
          </table:table-cell>
          <table:table-cell office:value-type="float" office:value="-1.69134" calcext:value-type="float">
            <text:p>-1.69134</text:p>
          </table:table-cell>
          <table:table-cell office:value-type="float" office:value="-1.92173" calcext:value-type="float">
            <text:p>-1.92173</text:p>
          </table:table-cell>
          <table:table-cell office:value-type="float" office:value="0.58221" calcext:value-type="float">
            <text:p>0.58221</text:p>
          </table:table-cell>
          <table:table-cell office:value-type="float" office:value="-0.47841" calcext:value-type="float">
            <text:p>-0.47841</text:p>
          </table:table-cell>
          <table:table-cell office:value-type="float" office:value="-0.4755" calcext:value-type="float">
            <text:p>-0.4755</text:p>
          </table:table-cell>
          <table:table-cell office:value-type="float" office:value="0.62891" calcext:value-type="float">
            <text:p>0.62891</text:p>
          </table:table-cell>
          <table:table-cell office:value-type="float" office:value="-0.38665" calcext:value-type="float">
            <text:p>-0.38665</text:p>
          </table:table-cell>
          <table:table-cell office:value-type="float" office:value="-0.49562" calcext:value-type="float">
            <text:p>-0.49562</text:p>
          </table:table-cell>
          <table:table-cell office:value-type="float" office:value="0.05449" calcext:value-type="float">
            <text:p>0.05449</text:p>
          </table:table-cell>
          <table:table-cell office:value-type="float" office:value="-0.02592" calcext:value-type="float">
            <text:p>-0.02592</text:p>
          </table:table-cell>
          <table:table-cell table:number-columns-repeated="5"/>
        </table:table-row>
        <table:table-row table:style-name="ro1">
          <table:table-cell office:value-type="float" office:value="1.40371533336214E+018" calcext:value-type="float">
            <text:p>1403715333362140000</text:p>
          </table:table-cell>
          <table:table-cell office:value-type="float" office:value="-1.74111" calcext:value-type="float">
            <text:p>-1.74111</text:p>
          </table:table-cell>
          <table:table-cell office:value-type="float" office:value="-1.91464" calcext:value-type="float">
            <text:p>-1.91464</text:p>
          </table:table-cell>
          <table:table-cell office:value-type="float" office:value="0.57847" calcext:value-type="float">
            <text:p>0.57847</text:p>
          </table:table-cell>
          <table:table-cell office:value-type="float" office:value="-0.47389" calcext:value-type="float">
            <text:p>-0.47389</text:p>
          </table:table-cell>
          <table:table-cell office:value-type="float" office:value="-0.48062" calcext:value-type="float">
            <text:p>-0.48062</text:p>
          </table:table-cell>
          <table:table-cell office:value-type="float" office:value="0.63036" calcext:value-type="float">
            <text:p>0.63036</text:p>
          </table:table-cell>
          <table:table-cell office:value-type="float" office:value="-0.3835" calcext:value-type="float">
            <text:p>-0.3835</text:p>
          </table:table-cell>
          <table:table-cell office:value-type="float" office:value="-0.47668" calcext:value-type="float">
            <text:p>-0.47668</text:p>
          </table:table-cell>
          <table:table-cell office:value-type="float" office:value="0.11108" calcext:value-type="float">
            <text:p>0.11108</text:p>
          </table:table-cell>
          <table:table-cell office:value-type="float" office:value="-0.05961" calcext:value-type="float">
            <text:p>-0.05961</text:p>
          </table:table-cell>
          <table:table-cell table:number-columns-repeated="5"/>
        </table:table-row>
        <table:table-row table:style-name="ro1">
          <table:table-cell office:value-type="float" office:value="1.40371533346214E+018" calcext:value-type="float">
            <text:p>1403715333462140000</text:p>
          </table:table-cell>
          <table:table-cell office:value-type="float" office:value="-1.78978" calcext:value-type="float">
            <text:p>-1.78978</text:p>
          </table:table-cell>
          <table:table-cell office:value-type="float" office:value="-1.9017" calcext:value-type="float">
            <text:p>-1.9017</text:p>
          </table:table-cell>
          <table:table-cell office:value-type="float" office:value="0.57403" calcext:value-type="float">
            <text:p>0.57403</text:p>
          </table:table-cell>
          <table:table-cell office:value-type="float" office:value="-0.46906" calcext:value-type="float">
            <text:p>-0.46906</text:p>
          </table:table-cell>
          <table:table-cell office:value-type="float" office:value="-0.48463" calcext:value-type="float">
            <text:p>-0.48463</text:p>
          </table:table-cell>
          <table:table-cell office:value-type="float" office:value="0.63323" calcext:value-type="float">
            <text:p>0.63323</text:p>
          </table:table-cell>
          <table:table-cell office:value-type="float" office:value="-0.37964" calcext:value-type="float">
            <text:p>-0.37964</text:p>
          </table:table-cell>
          <table:table-cell office:value-type="float" office:value="-0.44966" calcext:value-type="float">
            <text:p>-0.44966</text:p>
          </table:table-cell>
          <table:table-cell office:value-type="float" office:value="0.16857" calcext:value-type="float">
            <text:p>0.16857</text:p>
          </table:table-cell>
          <table:table-cell office:value-type="float" office:value="-0.06688" calcext:value-type="float">
            <text:p>-0.06688</text:p>
          </table:table-cell>
          <table:table-cell table:number-columns-repeated="5"/>
        </table:table-row>
        <table:table-row table:style-name="ro1">
          <table:table-cell office:value-type="float" office:value="1.40371533356214E+018" calcext:value-type="float">
            <text:p>1403715333562140000</text:p>
          </table:table-cell>
          <table:table-cell office:value-type="float" office:value="-1.83621" calcext:value-type="float">
            <text:p>-1.83621</text:p>
          </table:table-cell>
          <table:table-cell office:value-type="float" office:value="-1.88474" calcext:value-type="float">
            <text:p>-1.88474</text:p>
          </table:table-cell>
          <table:table-cell office:value-type="float" office:value="0.56804" calcext:value-type="float">
            <text:p>0.56804</text:p>
          </table:table-cell>
          <table:table-cell office:value-type="float" office:value="-0.46801" calcext:value-type="float">
            <text:p>-0.46801</text:p>
          </table:table-cell>
          <table:table-cell office:value-type="float" office:value="-0.48423" calcext:value-type="float">
            <text:p>-0.48423</text:p>
          </table:table-cell>
          <table:table-cell office:value-type="float" office:value="0.63389" calcext:value-type="float">
            <text:p>0.63389</text:p>
          </table:table-cell>
          <table:table-cell office:value-type="float" office:value="-0.38036" calcext:value-type="float">
            <text:p>-0.38036</text:p>
          </table:table-cell>
          <table:table-cell office:value-type="float" office:value="-0.43464" calcext:value-type="float">
            <text:p>-0.43464</text:p>
          </table:table-cell>
          <table:table-cell office:value-type="float" office:value="0.19705" calcext:value-type="float">
            <text:p>0.19705</text:p>
          </table:table-cell>
          <table:table-cell office:value-type="float" office:value="-0.0592" calcext:value-type="float">
            <text:p>-0.0592</text:p>
          </table:table-cell>
          <table:table-cell table:number-columns-repeated="5"/>
        </table:table-row>
        <table:table-row table:style-name="ro1">
          <table:table-cell office:value-type="float" office:value="1.40371533366214E+018" calcext:value-type="float">
            <text:p>1403715333662140000</text:p>
          </table:table-cell>
          <table:table-cell office:value-type="float" office:value="-1.88039" calcext:value-type="float">
            <text:p>-1.88039</text:p>
          </table:table-cell>
          <table:table-cell office:value-type="float" office:value="-1.86395" calcext:value-type="float">
            <text:p>-1.86395</text:p>
          </table:table-cell>
          <table:table-cell office:value-type="float" office:value="0.55988" calcext:value-type="float">
            <text:p>0.55988</text:p>
          </table:table-cell>
          <table:table-cell office:value-type="float" office:value="-0.46692" calcext:value-type="float">
            <text:p>-0.46692</text:p>
          </table:table-cell>
          <table:table-cell office:value-type="float" office:value="-0.48485" calcext:value-type="float">
            <text:p>-0.48485</text:p>
          </table:table-cell>
          <table:table-cell office:value-type="float" office:value="0.63444" calcext:value-type="float">
            <text:p>0.63444</text:p>
          </table:table-cell>
          <table:table-cell office:value-type="float" office:value="-0.37998" calcext:value-type="float">
            <text:p>-0.37998</text:p>
          </table:table-cell>
          <table:table-cell office:value-type="float" office:value="-0.41838" calcext:value-type="float">
            <text:p>-0.41838</text:p>
          </table:table-cell>
          <table:table-cell office:value-type="float" office:value="0.23709" calcext:value-type="float">
            <text:p>0.23709</text:p>
          </table:table-cell>
          <table:table-cell office:value-type="float" office:value="-0.09164" calcext:value-type="float">
            <text:p>-0.09164</text:p>
          </table:table-cell>
          <table:table-cell table:number-columns-repeated="5"/>
        </table:table-row>
        <table:table-row table:style-name="ro1">
          <table:table-cell office:value-type="float" office:value="1.40371533376214E+018" calcext:value-type="float">
            <text:p>1403715333762140000</text:p>
          </table:table-cell>
          <table:table-cell office:value-type="float" office:value="-1.92403" calcext:value-type="float">
            <text:p>-1.92403</text:p>
          </table:table-cell>
          <table:table-cell office:value-type="float" office:value="-1.83896" calcext:value-type="float">
            <text:p>-1.83896</text:p>
          </table:table-cell>
          <table:table-cell office:value-type="float" office:value="0.54849" calcext:value-type="float">
            <text:p>0.54849</text:p>
          </table:table-cell>
          <table:table-cell office:value-type="float" office:value="-0.45801" calcext:value-type="float">
            <text:p>-0.45801</text:p>
          </table:table-cell>
          <table:table-cell office:value-type="float" office:value="-0.48923" calcext:value-type="float">
            <text:p>-0.48923</text:p>
          </table:table-cell>
          <table:table-cell office:value-type="float" office:value="0.64074" calcext:value-type="float">
            <text:p>0.64074</text:p>
          </table:table-cell>
          <table:table-cell office:value-type="float" office:value="-0.37462" calcext:value-type="float">
            <text:p>-0.37462</text:p>
          </table:table-cell>
          <table:table-cell office:value-type="float" office:value="-0.41781" calcext:value-type="float">
            <text:p>-0.41781</text:p>
          </table:table-cell>
          <table:table-cell office:value-type="float" office:value="0.27262" calcext:value-type="float">
            <text:p>0.27262</text:p>
          </table:table-cell>
          <table:table-cell office:value-type="float" office:value="-0.1089" calcext:value-type="float">
            <text:p>-0.1089</text:p>
          </table:table-cell>
          <table:table-cell table:number-columns-repeated="5"/>
        </table:table-row>
        <table:table-row table:style-name="ro1">
          <table:table-cell office:value-type="float" office:value="1.40371533386214E+018" calcext:value-type="float">
            <text:p>1403715333862140000</text:p>
          </table:table-cell>
          <table:table-cell office:value-type="float" office:value="-1.96762" calcext:value-type="float">
            <text:p>-1.96762</text:p>
          </table:table-cell>
          <table:table-cell office:value-type="float" office:value="-1.81296" calcext:value-type="float">
            <text:p>-1.81296</text:p>
          </table:table-cell>
          <table:table-cell office:value-type="float" office:value="0.53882" calcext:value-type="float">
            <text:p>0.53882</text:p>
          </table:table-cell>
          <table:table-cell office:value-type="float" office:value="-0.44757" calcext:value-type="float">
            <text:p>-0.44757</text:p>
          </table:table-cell>
          <table:table-cell office:value-type="float" office:value="-0.49557" calcext:value-type="float">
            <text:p>-0.49557</text:p>
          </table:table-cell>
          <table:table-cell office:value-type="float" office:value="0.64531" calcext:value-type="float">
            <text:p>0.64531</text:p>
          </table:table-cell>
          <table:table-cell office:value-type="float" office:value="-0.37103" calcext:value-type="float">
            <text:p>-0.37103</text:p>
          </table:table-cell>
          <table:table-cell office:value-type="float" office:value="-0.41246" calcext:value-type="float">
            <text:p>-0.41246</text:p>
          </table:table-cell>
          <table:table-cell office:value-type="float" office:value="0.27529" calcext:value-type="float">
            <text:p>0.27529</text:p>
          </table:table-cell>
          <table:table-cell office:value-type="float" office:value="-0.09097" calcext:value-type="float">
            <text:p>-0.09097</text:p>
          </table:table-cell>
          <table:table-cell table:number-columns-repeated="5"/>
        </table:table-row>
        <table:table-row table:style-name="ro1">
          <table:table-cell office:value-type="float" office:value="1.40371533396214E+018" calcext:value-type="float">
            <text:p>1403715333962140000</text:p>
          </table:table-cell>
          <table:table-cell office:value-type="float" office:value="-2.01008" calcext:value-type="float">
            <text:p>-2.01008</text:p>
          </table:table-cell>
          <table:table-cell office:value-type="float" office:value="-1.78909" calcext:value-type="float">
            <text:p>-1.78909</text:p>
          </table:table-cell>
          <table:table-cell office:value-type="float" office:value="0.5335" calcext:value-type="float">
            <text:p>0.5335</text:p>
          </table:table-cell>
          <table:table-cell office:value-type="float" office:value="-0.44046" calcext:value-type="float">
            <text:p>-0.44046</text:p>
          </table:table-cell>
          <table:table-cell office:value-type="float" office:value="-0.50345" calcext:value-type="float">
            <text:p>-0.50345</text:p>
          </table:table-cell>
          <table:table-cell office:value-type="float" office:value="0.6435" calcext:value-type="float">
            <text:p>0.6435</text:p>
          </table:table-cell>
          <table:table-cell office:value-type="float" office:value="-0.37208" calcext:value-type="float">
            <text:p>-0.37208</text:p>
          </table:table-cell>
          <table:table-cell office:value-type="float" office:value="-0.4138" calcext:value-type="float">
            <text:p>-0.4138</text:p>
          </table:table-cell>
          <table:table-cell office:value-type="float" office:value="0.24698" calcext:value-type="float">
            <text:p>0.24698</text:p>
          </table:table-cell>
          <table:table-cell office:value-type="float" office:value="-0.04268" calcext:value-type="float">
            <text:p>-0.04268</text:p>
          </table:table-cell>
          <table:table-cell table:number-columns-repeated="5"/>
        </table:table-row>
        <table:table-row table:style-name="ro1">
          <table:table-cell office:value-type="float" office:value="1.40371533406214E+018" calcext:value-type="float">
            <text:p>1403715334062140000</text:p>
          </table:table-cell>
          <table:table-cell office:value-type="float" office:value="-2.05122" calcext:value-type="float">
            <text:p>-2.05122</text:p>
          </table:table-cell>
          <table:table-cell office:value-type="float" office:value="-1.76792" calcext:value-type="float">
            <text:p>-1.76792</text:p>
          </table:table-cell>
          <table:table-cell office:value-type="float" office:value="0.53079" calcext:value-type="float">
            <text:p>0.53079</text:p>
          </table:table-cell>
          <table:table-cell office:value-type="float" office:value="-0.434" calcext:value-type="float">
            <text:p>-0.434</text:p>
          </table:table-cell>
          <table:table-cell office:value-type="float" office:value="-0.51102" calcext:value-type="float">
            <text:p>-0.51102</text:p>
          </table:table-cell>
          <table:table-cell office:value-type="float" office:value="0.63834" calcext:value-type="float">
            <text:p>0.63834</text:p>
          </table:table-cell>
          <table:table-cell office:value-type="float" office:value="-0.37819" calcext:value-type="float">
            <text:p>-0.37819</text:p>
          </table:table-cell>
          <table:table-cell office:value-type="float" office:value="-0.41884" calcext:value-type="float">
            <text:p>-0.41884</text:p>
          </table:table-cell>
          <table:table-cell office:value-type="float" office:value="0.21396" calcext:value-type="float">
            <text:p>0.21396</text:p>
          </table:table-cell>
          <table:table-cell office:value-type="float" office:value="-0.01341" calcext:value-type="float">
            <text:p>-0.01341</text:p>
          </table:table-cell>
          <table:table-cell table:number-columns-repeated="5"/>
        </table:table-row>
        <table:table-row table:style-name="ro1">
          <table:table-cell office:value-type="float" office:value="1.40371533416214E+018" calcext:value-type="float">
            <text:p>1403715334162140000</text:p>
          </table:table-cell>
          <table:table-cell office:value-type="float" office:value="-2.09378" calcext:value-type="float">
            <text:p>-2.09378</text:p>
          </table:table-cell>
          <table:table-cell office:value-type="float" office:value="-1.74835" calcext:value-type="float">
            <text:p>-1.74835</text:p>
          </table:table-cell>
          <table:table-cell office:value-type="float" office:value="0.53117" calcext:value-type="float">
            <text:p>0.53117</text:p>
          </table:table-cell>
          <table:table-cell office:value-type="float" office:value="-0.42823" calcext:value-type="float">
            <text:p>-0.42823</text:p>
          </table:table-cell>
          <table:table-cell office:value-type="float" office:value="-0.51852" calcext:value-type="float">
            <text:p>-0.51852</text:p>
          </table:table-cell>
          <table:table-cell office:value-type="float" office:value="0.63323" calcext:value-type="float">
            <text:p>0.63323</text:p>
          </table:table-cell>
          <table:table-cell office:value-type="float" office:value="-0.3831" calcext:value-type="float">
            <text:p>-0.3831</text:p>
          </table:table-cell>
          <table:table-cell office:value-type="float" office:value="-0.43973" calcext:value-type="float">
            <text:p>-0.43973</text:p>
          </table:table-cell>
          <table:table-cell office:value-type="float" office:value="0.1959" calcext:value-type="float">
            <text:p>0.1959</text:p>
          </table:table-cell>
          <table:table-cell office:value-type="float" office:value="0.01292" calcext:value-type="float">
            <text:p>0.01292</text:p>
          </table:table-cell>
          <table:table-cell table:number-columns-repeated="5"/>
        </table:table-row>
        <table:table-row table:style-name="ro1">
          <table:table-cell office:value-type="float" office:value="1.40371533426214E+018" calcext:value-type="float">
            <text:p>1403715334262140000</text:p>
          </table:table-cell>
          <table:table-cell office:value-type="float" office:value="-2.1382" calcext:value-type="float">
            <text:p>-2.1382</text:p>
          </table:table-cell>
          <table:table-cell office:value-type="float" office:value="-1.73377" calcext:value-type="float">
            <text:p>-1.73377</text:p>
          </table:table-cell>
          <table:table-cell office:value-type="float" office:value="0.53316" calcext:value-type="float">
            <text:p>0.53316</text:p>
          </table:table-cell>
          <table:table-cell office:value-type="float" office:value="-0.42273" calcext:value-type="float">
            <text:p>-0.42273</text:p>
          </table:table-cell>
          <table:table-cell office:value-type="float" office:value="-0.52408" calcext:value-type="float">
            <text:p>-0.52408</text:p>
          </table:table-cell>
          <table:table-cell office:value-type="float" office:value="0.63034" calcext:value-type="float">
            <text:p>0.63034</text:p>
          </table:table-cell>
          <table:table-cell office:value-type="float" office:value="-0.38642" calcext:value-type="float">
            <text:p>-0.38642</text:p>
          </table:table-cell>
          <table:table-cell office:value-type="float" office:value="-0.45746" calcext:value-type="float">
            <text:p>-0.45746</text:p>
          </table:table-cell>
          <table:table-cell office:value-type="float" office:value="0.16334" calcext:value-type="float">
            <text:p>0.16334</text:p>
          </table:table-cell>
          <table:table-cell office:value-type="float" office:value="0.02933" calcext:value-type="float">
            <text:p>0.02933</text:p>
          </table:table-cell>
          <table:table-cell table:number-columns-repeated="5"/>
        </table:table-row>
        <table:table-row table:style-name="ro1">
          <table:table-cell office:value-type="float" office:value="1.40371533436214E+018" calcext:value-type="float">
            <text:p>1403715334362140000</text:p>
          </table:table-cell>
          <table:table-cell office:value-type="float" office:value="-2.18418" calcext:value-type="float">
            <text:p>-2.18418</text:p>
          </table:table-cell>
          <table:table-cell office:value-type="float" office:value="-1.71945" calcext:value-type="float">
            <text:p>-1.71945</text:p>
          </table:table-cell>
          <table:table-cell office:value-type="float" office:value="0.53596" calcext:value-type="float">
            <text:p>0.53596</text:p>
          </table:table-cell>
          <table:table-cell office:value-type="float" office:value="-0.42042" calcext:value-type="float">
            <text:p>-0.42042</text:p>
          </table:table-cell>
          <table:table-cell office:value-type="float" office:value="-0.52808" calcext:value-type="float">
            <text:p>-0.52808</text:p>
          </table:table-cell>
          <table:table-cell office:value-type="float" office:value="0.62723" calcext:value-type="float">
            <text:p>0.62723</text:p>
          </table:table-cell>
          <table:table-cell office:value-type="float" office:value="-0.38855" calcext:value-type="float">
            <text:p>-0.38855</text:p>
          </table:table-cell>
          <table:table-cell office:value-type="float" office:value="-0.47756" calcext:value-type="float">
            <text:p>-0.47756</text:p>
          </table:table-cell>
          <table:table-cell office:value-type="float" office:value="0.14222" calcext:value-type="float">
            <text:p>0.14222</text:p>
          </table:table-cell>
          <table:table-cell office:value-type="float" office:value="0.02036" calcext:value-type="float">
            <text:p>0.02036</text:p>
          </table:table-cell>
          <table:table-cell table:number-columns-repeated="5"/>
        </table:table-row>
        <table:table-row table:style-name="ro1">
          <table:table-cell office:value-type="float" office:value="1.40371533446214E+018" calcext:value-type="float">
            <text:p>1403715334462140000</text:p>
          </table:table-cell>
          <table:table-cell office:value-type="float" office:value="-2.23054" calcext:value-type="float">
            <text:p>-2.23054</text:p>
          </table:table-cell>
          <table:table-cell office:value-type="float" office:value="-1.71059" calcext:value-type="float">
            <text:p>-1.71059</text:p>
          </table:table-cell>
          <table:table-cell office:value-type="float" office:value="0.5372" calcext:value-type="float">
            <text:p>0.5372</text:p>
          </table:table-cell>
          <table:table-cell office:value-type="float" office:value="-0.4194" calcext:value-type="float">
            <text:p>-0.4194</text:p>
          </table:table-cell>
          <table:table-cell office:value-type="float" office:value="-0.52989" calcext:value-type="float">
            <text:p>-0.52989</text:p>
          </table:table-cell>
          <table:table-cell office:value-type="float" office:value="0.62541" calcext:value-type="float">
            <text:p>0.62541</text:p>
          </table:table-cell>
          <table:table-cell office:value-type="float" office:value="-0.39011" calcext:value-type="float">
            <text:p>-0.39011</text:p>
          </table:table-cell>
          <table:table-cell office:value-type="float" office:value="-0.48659" calcext:value-type="float">
            <text:p>-0.48659</text:p>
          </table:table-cell>
          <table:table-cell office:value-type="float" office:value="0.10588" calcext:value-type="float">
            <text:p>0.10588</text:p>
          </table:table-cell>
          <table:table-cell office:value-type="float" office:value="0.02396" calcext:value-type="float">
            <text:p>0.02396</text:p>
          </table:table-cell>
          <table:table-cell table:number-columns-repeated="5"/>
        </table:table-row>
        <table:table-row table:style-name="ro1">
          <table:table-cell office:value-type="float" office:value="1.40371533456214E+018" calcext:value-type="float">
            <text:p>1403715334562140000</text:p>
          </table:table-cell>
          <table:table-cell office:value-type="float" office:value="-2.27918" calcext:value-type="float">
            <text:p>-2.27918</text:p>
          </table:table-cell>
          <table:table-cell office:value-type="float" office:value="-1.70118" calcext:value-type="float">
            <text:p>-1.70118</text:p>
          </table:table-cell>
          <table:table-cell office:value-type="float" office:value="0.53935" calcext:value-type="float">
            <text:p>0.53935</text:p>
          </table:table-cell>
          <table:table-cell office:value-type="float" office:value="-0.42044" calcext:value-type="float">
            <text:p>-0.42044</text:p>
          </table:table-cell>
          <table:table-cell office:value-type="float" office:value="-0.53089" calcext:value-type="float">
            <text:p>-0.53089</text:p>
          </table:table-cell>
          <table:table-cell office:value-type="float" office:value="0.62306" calcext:value-type="float">
            <text:p>0.62306</text:p>
          </table:table-cell>
          <table:table-cell office:value-type="float" office:value="-0.39138" calcext:value-type="float">
            <text:p>-0.39138</text:p>
          </table:table-cell>
          <table:table-cell office:value-type="float" office:value="-0.49957" calcext:value-type="float">
            <text:p>-0.49957</text:p>
          </table:table-cell>
          <table:table-cell office:value-type="float" office:value="0.09105" calcext:value-type="float">
            <text:p>0.09105</text:p>
          </table:table-cell>
          <table:table-cell office:value-type="float" office:value="0.02201" calcext:value-type="float">
            <text:p>0.02201</text:p>
          </table:table-cell>
          <table:table-cell table:number-columns-repeated="5"/>
        </table:table-row>
        <table:table-row table:style-name="ro1">
          <table:table-cell office:value-type="float" office:value="1.40371533466214E+018" calcext:value-type="float">
            <text:p>1403715334662140000</text:p>
          </table:table-cell>
          <table:table-cell office:value-type="float" office:value="-2.32756" calcext:value-type="float">
            <text:p>-2.32756</text:p>
          </table:table-cell>
          <table:table-cell office:value-type="float" office:value="-1.69412" calcext:value-type="float">
            <text:p>-1.69412</text:p>
          </table:table-cell>
          <table:table-cell office:value-type="float" office:value="0.5417" calcext:value-type="float">
            <text:p>0.5417</text:p>
          </table:table-cell>
          <table:table-cell office:value-type="float" office:value="-0.42224" calcext:value-type="float">
            <text:p>-0.42224</text:p>
          </table:table-cell>
          <table:table-cell office:value-type="float" office:value="-0.53371" calcext:value-type="float">
            <text:p>-0.53371</text:p>
          </table:table-cell>
          <table:table-cell office:value-type="float" office:value="0.62052" calcext:value-type="float">
            <text:p>0.62052</text:p>
          </table:table-cell>
          <table:table-cell office:value-type="float" office:value="-0.38964" calcext:value-type="float">
            <text:p>-0.38964</text:p>
          </table:table-cell>
          <table:table-cell office:value-type="float" office:value="-0.5034" calcext:value-type="float">
            <text:p>-0.5034</text:p>
          </table:table-cell>
          <table:table-cell office:value-type="float" office:value="0.07921" calcext:value-type="float">
            <text:p>0.07921</text:p>
          </table:table-cell>
          <table:table-cell office:value-type="float" office:value="0.00652" calcext:value-type="float">
            <text:p>0.00652</text:p>
          </table:table-cell>
          <table:table-cell table:number-columns-repeated="5"/>
        </table:table-row>
        <table:table-row table:style-name="ro1">
          <table:table-cell office:value-type="float" office:value="1.40371533476214E+018" calcext:value-type="float">
            <text:p>1403715334762140000</text:p>
          </table:table-cell>
          <table:table-cell office:value-type="float" office:value="-2.37547" calcext:value-type="float">
            <text:p>-2.37547</text:p>
          </table:table-cell>
          <table:table-cell office:value-type="float" office:value="-1.68986" calcext:value-type="float">
            <text:p>-1.68986</text:p>
          </table:table-cell>
          <table:table-cell office:value-type="float" office:value="0.54255" calcext:value-type="float">
            <text:p>0.54255</text:p>
          </table:table-cell>
          <table:table-cell office:value-type="float" office:value="-0.42402" calcext:value-type="float">
            <text:p>-0.42402</text:p>
          </table:table-cell>
          <table:table-cell office:value-type="float" office:value="-0.53402" calcext:value-type="float">
            <text:p>-0.53402</text:p>
          </table:table-cell>
          <table:table-cell office:value-type="float" office:value="0.61937" calcext:value-type="float">
            <text:p>0.61937</text:p>
          </table:table-cell>
          <table:table-cell office:value-type="float" office:value="-0.3891" calcext:value-type="float">
            <text:p>-0.3891</text:p>
          </table:table-cell>
          <table:table-cell office:value-type="float" office:value="-0.49796" calcext:value-type="float">
            <text:p>-0.49796</text:p>
          </table:table-cell>
          <table:table-cell office:value-type="float" office:value="0.04966" calcext:value-type="float">
            <text:p>0.04966</text:p>
          </table:table-cell>
          <table:table-cell office:value-type="float" office:value="-0.0008" calcext:value-type="float">
            <text:p>-0.0008</text:p>
          </table:table-cell>
          <table:table-cell table:number-columns-repeated="5"/>
        </table:table-row>
        <table:table-row table:style-name="ro1">
          <table:table-cell office:value-type="float" office:value="1.40371533486214E+018" calcext:value-type="float">
            <text:p>1403715334862140000</text:p>
          </table:table-cell>
          <table:table-cell office:value-type="float" office:value="-2.42476" calcext:value-type="float">
            <text:p>-2.42476</text:p>
          </table:table-cell>
          <table:table-cell office:value-type="float" office:value="-1.68677" calcext:value-type="float">
            <text:p>-1.68677</text:p>
          </table:table-cell>
          <table:table-cell office:value-type="float" office:value="0.54295" calcext:value-type="float">
            <text:p>0.54295</text:p>
          </table:table-cell>
          <table:table-cell office:value-type="float" office:value="-0.42575" calcext:value-type="float">
            <text:p>-0.42575</text:p>
          </table:table-cell>
          <table:table-cell office:value-type="float" office:value="-0.5346" calcext:value-type="float">
            <text:p>-0.5346</text:p>
          </table:table-cell>
          <table:table-cell office:value-type="float" office:value="0.61861" calcext:value-type="float">
            <text:p>0.61861</text:p>
          </table:table-cell>
          <table:table-cell office:value-type="float" office:value="-0.38763" calcext:value-type="float">
            <text:p>-0.38763</text:p>
          </table:table-cell>
          <table:table-cell office:value-type="float" office:value="-0.48984" calcext:value-type="float">
            <text:p>-0.48984</text:p>
          </table:table-cell>
          <table:table-cell office:value-type="float" office:value="0.03531" calcext:value-type="float">
            <text:p>0.03531</text:p>
          </table:table-cell>
          <table:table-cell office:value-type="float" office:value="-0.00582" calcext:value-type="float">
            <text:p>-0.00582</text:p>
          </table:table-cell>
          <table:table-cell table:number-columns-repeated="5"/>
        </table:table-row>
        <table:table-row table:style-name="ro1">
          <table:table-cell office:value-type="float" office:value="1.40371533496214E+018" calcext:value-type="float">
            <text:p>1403715334962140000</text:p>
          </table:table-cell>
          <table:table-cell office:value-type="float" office:value="-2.4737" calcext:value-type="float">
            <text:p>-2.4737</text:p>
          </table:table-cell>
          <table:table-cell office:value-type="float" office:value="-1.68525" calcext:value-type="float">
            <text:p>-1.68525</text:p>
          </table:table-cell>
          <table:table-cell office:value-type="float" office:value="0.54249" calcext:value-type="float">
            <text:p>0.54249</text:p>
          </table:table-cell>
          <table:table-cell office:value-type="float" office:value="-0.42653" calcext:value-type="float">
            <text:p>-0.42653</text:p>
          </table:table-cell>
          <table:table-cell office:value-type="float" office:value="-0.53484" calcext:value-type="float">
            <text:p>-0.53484</text:p>
          </table:table-cell>
          <table:table-cell office:value-type="float" office:value="0.61891" calcext:value-type="float">
            <text:p>0.61891</text:p>
          </table:table-cell>
          <table:table-cell office:value-type="float" office:value="-0.38595" calcext:value-type="float">
            <text:p>-0.38595</text:p>
          </table:table-cell>
          <table:table-cell office:value-type="float" office:value="-0.48937" calcext:value-type="float">
            <text:p>-0.48937</text:p>
          </table:table-cell>
          <table:table-cell office:value-type="float" office:value="0.01537" calcext:value-type="float">
            <text:p>0.01537</text:p>
          </table:table-cell>
          <table:table-cell office:value-type="float" office:value="-0.01478" calcext:value-type="float">
            <text:p>-0.01478</text:p>
          </table:table-cell>
          <table:table-cell table:number-columns-repeated="5"/>
        </table:table-row>
        <table:table-row table:style-name="ro1">
          <table:table-cell office:value-type="float" office:value="1.40371533506214E+018" calcext:value-type="float">
            <text:p>1403715335062140000</text:p>
          </table:table-cell>
          <table:table-cell office:value-type="float" office:value="-2.52182" calcext:value-type="float">
            <text:p>-2.52182</text:p>
          </table:table-cell>
          <table:table-cell office:value-type="float" office:value="-1.68572" calcext:value-type="float">
            <text:p>-1.68572</text:p>
          </table:table-cell>
          <table:table-cell office:value-type="float" office:value="0.54089" calcext:value-type="float">
            <text:p>0.54089</text:p>
          </table:table-cell>
          <table:table-cell office:value-type="float" office:value="-0.42631" calcext:value-type="float">
            <text:p>-0.42631</text:p>
          </table:table-cell>
          <table:table-cell office:value-type="float" office:value="-0.53568" calcext:value-type="float">
            <text:p>-0.53568</text:p>
          </table:table-cell>
          <table:table-cell office:value-type="float" office:value="0.61852" calcext:value-type="float">
            <text:p>0.61852</text:p>
          </table:table-cell>
          <table:table-cell office:value-type="float" office:value="-0.38566" calcext:value-type="float">
            <text:p>-0.38566</text:p>
          </table:table-cell>
          <table:table-cell office:value-type="float" office:value="-0.47424" calcext:value-type="float">
            <text:p>-0.47424</text:p>
          </table:table-cell>
          <table:table-cell office:value-type="float" office:value="-0.00265" calcext:value-type="float">
            <text:p>-0.00265</text:p>
          </table:table-cell>
          <table:table-cell office:value-type="float" office:value="-0.01757" calcext:value-type="float">
            <text:p>-0.01757</text:p>
          </table:table-cell>
          <table:table-cell table:number-columns-repeated="5"/>
        </table:table-row>
        <table:table-row table:style-name="ro1">
          <table:table-cell office:value-type="float" office:value="1.40371533516214E+018" calcext:value-type="float">
            <text:p>1403715335162140000</text:p>
          </table:table-cell>
          <table:table-cell office:value-type="float" office:value="-2.56875" calcext:value-type="float">
            <text:p>-2.56875</text:p>
          </table:table-cell>
          <table:table-cell office:value-type="float" office:value="-1.68869" calcext:value-type="float">
            <text:p>-1.68869</text:p>
          </table:table-cell>
          <table:table-cell office:value-type="float" office:value="0.53961" calcext:value-type="float">
            <text:p>0.53961</text:p>
          </table:table-cell>
          <table:table-cell office:value-type="float" office:value="-0.4263" calcext:value-type="float">
            <text:p>-0.4263</text:p>
          </table:table-cell>
          <table:table-cell office:value-type="float" office:value="-0.5372" calcext:value-type="float">
            <text:p>-0.5372</text:p>
          </table:table-cell>
          <table:table-cell office:value-type="float" office:value="0.61755" calcext:value-type="float">
            <text:p>0.61755</text:p>
          </table:table-cell>
          <table:table-cell office:value-type="float" office:value="-0.38511" calcext:value-type="float">
            <text:p>-0.38511</text:p>
          </table:table-cell>
          <table:table-cell office:value-type="float" office:value="-0.46254" calcext:value-type="float">
            <text:p>-0.46254</text:p>
          </table:table-cell>
          <table:table-cell office:value-type="float" office:value="-0.02863" calcext:value-type="float">
            <text:p>-0.02863</text:p>
          </table:table-cell>
          <table:table-cell office:value-type="float" office:value="-0.01797" calcext:value-type="float">
            <text:p>-0.01797</text:p>
          </table:table-cell>
          <table:table-cell table:number-columns-repeated="5"/>
        </table:table-row>
        <table:table-row table:style-name="ro1">
          <table:table-cell office:value-type="float" office:value="1.40371533526214E+018" calcext:value-type="float">
            <text:p>1403715335262140000</text:p>
          </table:table-cell>
          <table:table-cell office:value-type="float" office:value="-2.61426" calcext:value-type="float">
            <text:p>-2.61426</text:p>
          </table:table-cell>
          <table:table-cell office:value-type="float" office:value="-1.69346" calcext:value-type="float">
            <text:p>-1.69346</text:p>
          </table:table-cell>
          <table:table-cell office:value-type="float" office:value="0.53783" calcext:value-type="float">
            <text:p>0.53783</text:p>
          </table:table-cell>
          <table:table-cell office:value-type="float" office:value="-0.42569" calcext:value-type="float">
            <text:p>-0.42569</text:p>
          </table:table-cell>
          <table:table-cell office:value-type="float" office:value="-0.53899" calcext:value-type="float">
            <text:p>-0.53899</text:p>
          </table:table-cell>
          <table:table-cell office:value-type="float" office:value="0.61666" calcext:value-type="float">
            <text:p>0.61666</text:p>
          </table:table-cell>
          <table:table-cell office:value-type="float" office:value="-0.38472" calcext:value-type="float">
            <text:p>-0.38472</text:p>
          </table:table-cell>
          <table:table-cell office:value-type="float" office:value="-0.44304" calcext:value-type="float">
            <text:p>-0.44304</text:p>
          </table:table-cell>
          <table:table-cell office:value-type="float" office:value="-0.0499" calcext:value-type="float">
            <text:p>-0.0499</text:p>
          </table:table-cell>
          <table:table-cell office:value-type="float" office:value="-0.02243" calcext:value-type="float">
            <text:p>-0.02243</text:p>
          </table:table-cell>
          <table:table-cell table:number-columns-repeated="5"/>
        </table:table-row>
        <table:table-row table:style-name="ro1">
          <table:table-cell office:value-type="float" office:value="1.40371533536214E+018" calcext:value-type="float">
            <text:p>1403715335362140000</text:p>
          </table:table-cell>
          <table:table-cell office:value-type="float" office:value="-2.65849" calcext:value-type="float">
            <text:p>-2.65849</text:p>
          </table:table-cell>
          <table:table-cell office:value-type="float" office:value="-1.70152" calcext:value-type="float">
            <text:p>-1.70152</text:p>
          </table:table-cell>
          <table:table-cell office:value-type="float" office:value="0.53606" calcext:value-type="float">
            <text:p>0.53606</text:p>
          </table:table-cell>
          <table:table-cell office:value-type="float" office:value="-0.42363" calcext:value-type="float">
            <text:p>-0.42363</text:p>
          </table:table-cell>
          <table:table-cell office:value-type="float" office:value="-0.54284" calcext:value-type="float">
            <text:p>-0.54284</text:p>
          </table:table-cell>
          <table:table-cell office:value-type="float" office:value="0.61333" calcext:value-type="float">
            <text:p>0.61333</text:p>
          </table:table-cell>
          <table:table-cell office:value-type="float" office:value="-0.3869" calcext:value-type="float">
            <text:p>-0.3869</text:p>
          </table:table-cell>
          <table:table-cell office:value-type="float" office:value="-0.42594" calcext:value-type="float">
            <text:p>-0.42594</text:p>
          </table:table-cell>
          <table:table-cell office:value-type="float" office:value="-0.08012" calcext:value-type="float">
            <text:p>-0.08012</text:p>
          </table:table-cell>
          <table:table-cell office:value-type="float" office:value="-0.02052" calcext:value-type="float">
            <text:p>-0.02052</text:p>
          </table:table-cell>
          <table:table-cell table:number-columns-repeated="5"/>
        </table:table-row>
        <table:table-row table:style-name="ro1">
          <table:table-cell office:value-type="float" office:value="1.40371533546214E+018" calcext:value-type="float">
            <text:p>1403715335462140000</text:p>
          </table:table-cell>
          <table:table-cell office:value-type="float" office:value="-2.69944" calcext:value-type="float">
            <text:p>-2.69944</text:p>
          </table:table-cell>
          <table:table-cell office:value-type="float" office:value="-1.7121" calcext:value-type="float">
            <text:p>-1.7121</text:p>
          </table:table-cell>
          <table:table-cell office:value-type="float" office:value="0.53398" calcext:value-type="float">
            <text:p>0.53398</text:p>
          </table:table-cell>
          <table:table-cell office:value-type="float" office:value="-0.42031" calcext:value-type="float">
            <text:p>-0.42031</text:p>
          </table:table-cell>
          <table:table-cell office:value-type="float" office:value="-0.5484" calcext:value-type="float">
            <text:p>-0.5484</text:p>
          </table:table-cell>
          <table:table-cell office:value-type="float" office:value="0.60819" calcext:value-type="float">
            <text:p>0.60819</text:p>
          </table:table-cell>
          <table:table-cell office:value-type="float" office:value="-0.39078" calcext:value-type="float">
            <text:p>-0.39078</text:p>
          </table:table-cell>
          <table:table-cell office:value-type="float" office:value="-0.40921" calcext:value-type="float">
            <text:p>-0.40921</text:p>
          </table:table-cell>
          <table:table-cell office:value-type="float" office:value="-0.10543" calcext:value-type="float">
            <text:p>-0.10543</text:p>
          </table:table-cell>
          <table:table-cell office:value-type="float" office:value="-0.03208" calcext:value-type="float">
            <text:p>-0.03208</text:p>
          </table:table-cell>
          <table:table-cell table:number-columns-repeated="5"/>
        </table:table-row>
        <table:table-row table:style-name="ro1">
          <table:table-cell office:value-type="float" office:value="1.40371533556214E+018" calcext:value-type="float">
            <text:p>1403715335562140000</text:p>
          </table:table-cell>
          <table:table-cell office:value-type="float" office:value="-2.73944" calcext:value-type="float">
            <text:p>-2.73944</text:p>
          </table:table-cell>
          <table:table-cell office:value-type="float" office:value="-1.72508" calcext:value-type="float">
            <text:p>-1.72508</text:p>
          </table:table-cell>
          <table:table-cell office:value-type="float" office:value="0.53175" calcext:value-type="float">
            <text:p>0.53175</text:p>
          </table:table-cell>
          <table:table-cell office:value-type="float" office:value="-0.41461" calcext:value-type="float">
            <text:p>-0.41461</text:p>
          </table:table-cell>
          <table:table-cell office:value-type="float" office:value="-0.55094" calcext:value-type="float">
            <text:p>-0.55094</text:p>
          </table:table-cell>
          <table:table-cell office:value-type="float" office:value="0.60566" calcext:value-type="float">
            <text:p>0.60566</text:p>
          </table:table-cell>
          <table:table-cell office:value-type="float" office:value="-0.39716" calcext:value-type="float">
            <text:p>-0.39716</text:p>
          </table:table-cell>
          <table:table-cell office:value-type="float" office:value="-0.40336" calcext:value-type="float">
            <text:p>-0.40336</text:p>
          </table:table-cell>
          <table:table-cell office:value-type="float" office:value="-0.13086" calcext:value-type="float">
            <text:p>-0.13086</text:p>
          </table:table-cell>
          <table:table-cell office:value-type="float" office:value="-0.01965" calcext:value-type="float">
            <text:p>-0.01965</text:p>
          </table:table-cell>
          <table:table-cell table:number-columns-repeated="5"/>
        </table:table-row>
        <table:table-row table:style-name="ro1">
          <table:table-cell office:value-type="float" office:value="1.40371533566214E+018" calcext:value-type="float">
            <text:p>1403715335662140000</text:p>
          </table:table-cell>
          <table:table-cell office:value-type="float" office:value="-2.7789" calcext:value-type="float">
            <text:p>-2.7789</text:p>
          </table:table-cell>
          <table:table-cell office:value-type="float" office:value="-1.73978" calcext:value-type="float">
            <text:p>-1.73978</text:p>
          </table:table-cell>
          <table:table-cell office:value-type="float" office:value="0.52921" calcext:value-type="float">
            <text:p>0.52921</text:p>
          </table:table-cell>
          <table:table-cell office:value-type="float" office:value="-0.40906" calcext:value-type="float">
            <text:p>-0.40906</text:p>
          </table:table-cell>
          <table:table-cell office:value-type="float" office:value="-0.55422" calcext:value-type="float">
            <text:p>-0.55422</text:p>
          </table:table-cell>
          <table:table-cell office:value-type="float" office:value="0.60233" calcext:value-type="float">
            <text:p>0.60233</text:p>
          </table:table-cell>
          <table:table-cell office:value-type="float" office:value="-0.40337" calcext:value-type="float">
            <text:p>-0.40337</text:p>
          </table:table-cell>
          <table:table-cell office:value-type="float" office:value="-0.3908" calcext:value-type="float">
            <text:p>-0.3908</text:p>
          </table:table-cell>
          <table:table-cell office:value-type="float" office:value="-0.15289" calcext:value-type="float">
            <text:p>-0.15289</text:p>
          </table:table-cell>
          <table:table-cell office:value-type="float" office:value="-0.02324" calcext:value-type="float">
            <text:p>-0.02324</text:p>
          </table:table-cell>
          <table:table-cell table:number-columns-repeated="5"/>
        </table:table-row>
        <table:table-row table:style-name="ro1">
          <table:table-cell office:value-type="float" office:value="1.40371533576214E+018" calcext:value-type="float">
            <text:p>1403715335762140000</text:p>
          </table:table-cell>
          <table:table-cell office:value-type="float" office:value="-2.81787" calcext:value-type="float">
            <text:p>-2.81787</text:p>
          </table:table-cell>
          <table:table-cell office:value-type="float" office:value="-1.7579" calcext:value-type="float">
            <text:p>-1.7579</text:p>
          </table:table-cell>
          <table:table-cell office:value-type="float" office:value="0.52647" calcext:value-type="float">
            <text:p>0.52647</text:p>
          </table:table-cell>
          <table:table-cell office:value-type="float" office:value="-0.404" calcext:value-type="float">
            <text:p>-0.404</text:p>
          </table:table-cell>
          <table:table-cell office:value-type="float" office:value="-0.56203" calcext:value-type="float">
            <text:p>-0.56203</text:p>
          </table:table-cell>
          <table:table-cell office:value-type="float" office:value="0.59542" calcext:value-type="float">
            <text:p>0.59542</text:p>
          </table:table-cell>
          <table:table-cell office:value-type="float" office:value="-0.4079" calcext:value-type="float">
            <text:p>-0.4079</text:p>
          </table:table-cell>
          <table:table-cell office:value-type="float" office:value="-0.38428" calcext:value-type="float">
            <text:p>-0.38428</text:p>
          </table:table-cell>
          <table:table-cell office:value-type="float" office:value="-0.18185" calcext:value-type="float">
            <text:p>-0.18185</text:p>
          </table:table-cell>
          <table:table-cell office:value-type="float" office:value="-0.0375" calcext:value-type="float">
            <text:p>-0.0375</text:p>
          </table:table-cell>
          <table:table-cell table:number-columns-repeated="5"/>
        </table:table-row>
        <table:table-row table:style-name="ro1">
          <table:table-cell office:value-type="float" office:value="1.40371533586214E+018" calcext:value-type="float">
            <text:p>1403715335862140000</text:p>
          </table:table-cell>
          <table:table-cell office:value-type="float" office:value="-2.85585" calcext:value-type="float">
            <text:p>-2.85585</text:p>
          </table:table-cell>
          <table:table-cell office:value-type="float" office:value="-1.77693" calcext:value-type="float">
            <text:p>-1.77693</text:p>
          </table:table-cell>
          <table:table-cell office:value-type="float" office:value="0.52258" calcext:value-type="float">
            <text:p>0.52258</text:p>
          </table:table-cell>
          <table:table-cell office:value-type="float" office:value="-0.40013" calcext:value-type="float">
            <text:p>-0.40013</text:p>
          </table:table-cell>
          <table:table-cell office:value-type="float" office:value="-0.56891" calcext:value-type="float">
            <text:p>-0.56891</text:p>
          </table:table-cell>
          <table:table-cell office:value-type="float" office:value="0.58835" calcext:value-type="float">
            <text:p>0.58835</text:p>
          </table:table-cell>
          <table:table-cell office:value-type="float" office:value="-0.41241" calcext:value-type="float">
            <text:p>-0.41241</text:p>
          </table:table-cell>
          <table:table-cell office:value-type="float" office:value="-0.3886" calcext:value-type="float">
            <text:p>-0.3886</text:p>
          </table:table-cell>
          <table:table-cell office:value-type="float" office:value="-0.19774" calcext:value-type="float">
            <text:p>-0.19774</text:p>
          </table:table-cell>
          <table:table-cell office:value-type="float" office:value="-0.04635" calcext:value-type="float">
            <text:p>-0.04635</text:p>
          </table:table-cell>
          <table:table-cell table:number-columns-repeated="5"/>
        </table:table-row>
        <table:table-row table:style-name="ro1">
          <table:table-cell office:value-type="float" office:value="1.40371533596214E+018" calcext:value-type="float">
            <text:p>1403715335962140000</text:p>
          </table:table-cell>
          <table:table-cell office:value-type="float" office:value="-2.89529" calcext:value-type="float">
            <text:p>-2.89529</text:p>
          </table:table-cell>
          <table:table-cell office:value-type="float" office:value="-1.79666" calcext:value-type="float">
            <text:p>-1.79666</text:p>
          </table:table-cell>
          <table:table-cell office:value-type="float" office:value="0.51934" calcext:value-type="float">
            <text:p>0.51934</text:p>
          </table:table-cell>
          <table:table-cell office:value-type="float" office:value="-0.39756" calcext:value-type="float">
            <text:p>-0.39756</text:p>
          </table:table-cell>
          <table:table-cell office:value-type="float" office:value="-0.57362" calcext:value-type="float">
            <text:p>-0.57362</text:p>
          </table:table-cell>
          <table:table-cell office:value-type="float" office:value="0.58172" calcext:value-type="float">
            <text:p>0.58172</text:p>
          </table:table-cell>
          <table:table-cell office:value-type="float" office:value="-0.41775" calcext:value-type="float">
            <text:p>-0.41775</text:p>
          </table:table-cell>
          <table:table-cell office:value-type="float" office:value="-0.38948" calcext:value-type="float">
            <text:p>-0.38948</text:p>
          </table:table-cell>
          <table:table-cell office:value-type="float" office:value="-0.20873" calcext:value-type="float">
            <text:p>-0.20873</text:p>
          </table:table-cell>
          <table:table-cell office:value-type="float" office:value="-0.03855" calcext:value-type="float">
            <text:p>-0.03855</text:p>
          </table:table-cell>
          <table:table-cell table:number-columns-repeated="5"/>
        </table:table-row>
        <table:table-row table:style-name="ro1">
          <table:table-cell office:value-type="float" office:value="1.40371533606214E+018" calcext:value-type="float">
            <text:p>1403715336062140000</text:p>
          </table:table-cell>
          <table:table-cell office:value-type="float" office:value="-2.93365" calcext:value-type="float">
            <text:p>-2.93365</text:p>
          </table:table-cell>
          <table:table-cell office:value-type="float" office:value="-1.81727" calcext:value-type="float">
            <text:p>-1.81727</text:p>
          </table:table-cell>
          <table:table-cell office:value-type="float" office:value="0.51654" calcext:value-type="float">
            <text:p>0.51654</text:p>
          </table:table-cell>
          <table:table-cell office:value-type="float" office:value="0.39868" calcext:value-type="float">
            <text:p>0.39868</text:p>
          </table:table-cell>
          <table:table-cell office:value-type="float" office:value="0.57656" calcext:value-type="float">
            <text:p>0.57656</text:p>
          </table:table-cell>
          <table:table-cell office:value-type="float" office:value="-0.57421" calcext:value-type="float">
            <text:p>-0.57421</text:p>
          </table:table-cell>
          <table:table-cell office:value-type="float" office:value="0.42298" calcext:value-type="float">
            <text:p>0.42298</text:p>
          </table:table-cell>
          <table:table-cell office:value-type="float" office:value="-0.38642" calcext:value-type="float">
            <text:p>-0.38642</text:p>
          </table:table-cell>
          <table:table-cell office:value-type="float" office:value="-0.20983" calcext:value-type="float">
            <text:p>-0.20983</text:p>
          </table:table-cell>
          <table:table-cell office:value-type="float" office:value="-0.03351" calcext:value-type="float">
            <text:p>-0.03351</text:p>
          </table:table-cell>
          <table:table-cell table:number-columns-repeated="5"/>
        </table:table-row>
        <table:table-row table:style-name="ro1">
          <table:table-cell office:value-type="float" office:value="1.40371533616214E+018" calcext:value-type="float">
            <text:p>1403715336162140000</text:p>
          </table:table-cell>
          <table:table-cell office:value-type="float" office:value="-2.97507" calcext:value-type="float">
            <text:p>-2.97507</text:p>
          </table:table-cell>
          <table:table-cell office:value-type="float" office:value="-1.83877" calcext:value-type="float">
            <text:p>-1.83877</text:p>
          </table:table-cell>
          <table:table-cell office:value-type="float" office:value="0.51448" calcext:value-type="float">
            <text:p>0.51448</text:p>
          </table:table-cell>
          <table:table-cell office:value-type="float" office:value="0.40108" calcext:value-type="float">
            <text:p>0.40108</text:p>
          </table:table-cell>
          <table:table-cell office:value-type="float" office:value="0.5768" calcext:value-type="float">
            <text:p>0.5768</text:p>
          </table:table-cell>
          <table:table-cell office:value-type="float" office:value="-0.5677" calcext:value-type="float">
            <text:p>-0.5677</text:p>
          </table:table-cell>
          <table:table-cell office:value-type="float" office:value="0.42914" calcext:value-type="float">
            <text:p>0.42914</text:p>
          </table:table-cell>
          <table:table-cell office:value-type="float" office:value="-0.3863" calcext:value-type="float">
            <text:p>-0.3863</text:p>
          </table:table-cell>
          <table:table-cell office:value-type="float" office:value="-0.20714" calcext:value-type="float">
            <text:p>-0.20714</text:p>
          </table:table-cell>
          <table:table-cell office:value-type="float" office:value="-0.03691" calcext:value-type="float">
            <text:p>-0.03691</text:p>
          </table:table-cell>
          <table:table-cell table:number-columns-repeated="5"/>
        </table:table-row>
        <table:table-row table:style-name="ro1">
          <table:table-cell office:value-type="float" office:value="1.40371533626214E+018" calcext:value-type="float">
            <text:p>1403715336262140000</text:p>
          </table:table-cell>
          <table:table-cell office:value-type="float" office:value="-3.01326" calcext:value-type="float">
            <text:p>-3.01326</text:p>
          </table:table-cell>
          <table:table-cell office:value-type="float" office:value="-1.85738" calcext:value-type="float">
            <text:p>-1.85738</text:p>
          </table:table-cell>
          <table:table-cell office:value-type="float" office:value="0.5101" calcext:value-type="float">
            <text:p>0.5101</text:p>
          </table:table-cell>
          <table:table-cell office:value-type="float" office:value="0.40108" calcext:value-type="float">
            <text:p>0.40108</text:p>
          </table:table-cell>
          <table:table-cell office:value-type="float" office:value="0.57645" calcext:value-type="float">
            <text:p>0.57645</text:p>
          </table:table-cell>
          <table:table-cell office:value-type="float" office:value="-0.5644" calcext:value-type="float">
            <text:p>-0.5644</text:p>
          </table:table-cell>
          <table:table-cell office:value-type="float" office:value="0.43393" calcext:value-type="float">
            <text:p>0.43393</text:p>
          </table:table-cell>
          <table:table-cell office:value-type="float" office:value="-0.37803" calcext:value-type="float">
            <text:p>-0.37803</text:p>
          </table:table-cell>
          <table:table-cell office:value-type="float" office:value="-0.18201" calcext:value-type="float">
            <text:p>-0.18201</text:p>
          </table:table-cell>
          <table:table-cell office:value-type="float" office:value="-0.05486" calcext:value-type="float">
            <text:p>-0.05486</text:p>
          </table:table-cell>
          <table:table-cell table:number-columns-repeated="5"/>
        </table:table-row>
        <table:table-row table:style-name="ro1">
          <table:table-cell office:value-type="float" office:value="1.40371533636214E+018" calcext:value-type="float">
            <text:p>1403715336362140000</text:p>
          </table:table-cell>
          <table:table-cell office:value-type="float" office:value="-3.05291" calcext:value-type="float">
            <text:p>-3.05291</text:p>
          </table:table-cell>
          <table:table-cell office:value-type="float" office:value="-1.87435" calcext:value-type="float">
            <text:p>-1.87435</text:p>
          </table:table-cell>
          <table:table-cell office:value-type="float" office:value="0.50587" calcext:value-type="float">
            <text:p>0.50587</text:p>
          </table:table-cell>
          <table:table-cell office:value-type="float" office:value="0.39619" calcext:value-type="float">
            <text:p>0.39619</text:p>
          </table:table-cell>
          <table:table-cell office:value-type="float" office:value="0.58085" calcext:value-type="float">
            <text:p>0.58085</text:p>
          </table:table-cell>
          <table:table-cell office:value-type="float" office:value="-0.56515" calcext:value-type="float">
            <text:p>-0.56515</text:p>
          </table:table-cell>
          <table:table-cell office:value-type="float" office:value="0.43157" calcext:value-type="float">
            <text:p>0.43157</text:p>
          </table:table-cell>
          <table:table-cell office:value-type="float" office:value="-0.38228" calcext:value-type="float">
            <text:p>-0.38228</text:p>
          </table:table-cell>
          <table:table-cell office:value-type="float" office:value="-0.1654" calcext:value-type="float">
            <text:p>-0.1654</text:p>
          </table:table-cell>
          <table:table-cell office:value-type="float" office:value="-0.05494" calcext:value-type="float">
            <text:p>-0.05494</text:p>
          </table:table-cell>
          <table:table-cell table:number-columns-repeated="5"/>
        </table:table-row>
        <table:table-row table:style-name="ro1">
          <table:table-cell office:value-type="float" office:value="1.40371533646214E+018" calcext:value-type="float">
            <text:p>1403715336462140000</text:p>
          </table:table-cell>
          <table:table-cell office:value-type="float" office:value="-3.08912" calcext:value-type="float">
            <text:p>-3.08912</text:p>
          </table:table-cell>
          <table:table-cell office:value-type="float" office:value="-1.88959" calcext:value-type="float">
            <text:p>-1.88959</text:p>
          </table:table-cell>
          <table:table-cell office:value-type="float" office:value="0.50109" calcext:value-type="float">
            <text:p>0.50109</text:p>
          </table:table-cell>
          <table:table-cell office:value-type="float" office:value="0.39389" calcext:value-type="float">
            <text:p>0.39389</text:p>
          </table:table-cell>
          <table:table-cell office:value-type="float" office:value="0.58556" calcext:value-type="float">
            <text:p>0.58556</text:p>
          </table:table-cell>
          <table:table-cell office:value-type="float" office:value="-0.56524" calcext:value-type="float">
            <text:p>-0.56524</text:p>
          </table:table-cell>
          <table:table-cell office:value-type="float" office:value="0.42717" calcext:value-type="float">
            <text:p>0.42717</text:p>
          </table:table-cell>
          <table:table-cell office:value-type="float" office:value="-0.37307" calcext:value-type="float">
            <text:p>-0.37307</text:p>
          </table:table-cell>
          <table:table-cell office:value-type="float" office:value="-0.15631" calcext:value-type="float">
            <text:p>-0.15631</text:p>
          </table:table-cell>
          <table:table-cell office:value-type="float" office:value="-0.04189" calcext:value-type="float">
            <text:p>-0.04189</text:p>
          </table:table-cell>
          <table:table-cell table:number-columns-repeated="5"/>
        </table:table-row>
        <table:table-row table:style-name="ro1">
          <table:table-cell office:value-type="float" office:value="1.40371533656214E+018" calcext:value-type="float">
            <text:p>1403715336562140000</text:p>
          </table:table-cell>
          <table:table-cell office:value-type="float" office:value="-3.12469" calcext:value-type="float">
            <text:p>-3.12469</text:p>
          </table:table-cell>
          <table:table-cell office:value-type="float" office:value="-1.90475" calcext:value-type="float">
            <text:p>-1.90475</text:p>
          </table:table-cell>
          <table:table-cell office:value-type="float" office:value="0.49762" calcext:value-type="float">
            <text:p>0.49762</text:p>
          </table:table-cell>
          <table:table-cell office:value-type="float" office:value="0.39246" calcext:value-type="float">
            <text:p>0.39246</text:p>
          </table:table-cell>
          <table:table-cell office:value-type="float" office:value="0.58682" calcext:value-type="float">
            <text:p>0.58682</text:p>
          </table:table-cell>
          <table:table-cell office:value-type="float" office:value="-0.56565" calcext:value-type="float">
            <text:p>-0.56565</text:p>
          </table:table-cell>
          <table:table-cell office:value-type="float" office:value="0.4262" calcext:value-type="float">
            <text:p>0.4262</text:p>
          </table:table-cell>
          <table:table-cell office:value-type="float" office:value="-0.36652" calcext:value-type="float">
            <text:p>-0.36652</text:p>
          </table:table-cell>
          <table:table-cell office:value-type="float" office:value="-0.16375" calcext:value-type="float">
            <text:p>-0.16375</text:p>
          </table:table-cell>
          <table:table-cell office:value-type="float" office:value="-0.02571" calcext:value-type="float">
            <text:p>-0.02571</text:p>
          </table:table-cell>
          <table:table-cell table:number-columns-repeated="5"/>
        </table:table-row>
        <table:table-row table:style-name="ro1">
          <table:table-cell office:value-type="float" office:value="1.40371533666214E+018" calcext:value-type="float">
            <text:p>1403715336662140000</text:p>
          </table:table-cell>
          <table:table-cell office:value-type="float" office:value="-3.15972" calcext:value-type="float">
            <text:p>-3.15972</text:p>
          </table:table-cell>
          <table:table-cell office:value-type="float" office:value="-1.92056" calcext:value-type="float">
            <text:p>-1.92056</text:p>
          </table:table-cell>
          <table:table-cell office:value-type="float" office:value="0.49678" calcext:value-type="float">
            <text:p>0.49678</text:p>
          </table:table-cell>
          <table:table-cell office:value-type="float" office:value="0.39216" calcext:value-type="float">
            <text:p>0.39216</text:p>
          </table:table-cell>
          <table:table-cell office:value-type="float" office:value="0.58658" calcext:value-type="float">
            <text:p>0.58658</text:p>
          </table:table-cell>
          <table:table-cell office:value-type="float" office:value="-0.566" calcext:value-type="float">
            <text:p>-0.566</text:p>
          </table:table-cell>
          <table:table-cell office:value-type="float" office:value="0.42636" calcext:value-type="float">
            <text:p>0.42636</text:p>
          </table:table-cell>
          <table:table-cell office:value-type="float" office:value="-0.36037" calcext:value-type="float">
            <text:p>-0.36037</text:p>
          </table:table-cell>
          <table:table-cell office:value-type="float" office:value="-0.1672" calcext:value-type="float">
            <text:p>-0.1672</text:p>
          </table:table-cell>
          <table:table-cell office:value-type="float" office:value="-0.01974" calcext:value-type="float">
            <text:p>-0.01974</text:p>
          </table:table-cell>
          <table:table-cell table:number-columns-repeated="5"/>
        </table:table-row>
        <table:table-row table:style-name="ro1">
          <table:table-cell office:value-type="float" office:value="1.40371533676214E+018" calcext:value-type="float">
            <text:p>1403715336762140000</text:p>
          </table:table-cell>
          <table:table-cell office:value-type="float" office:value="-3.19287" calcext:value-type="float">
            <text:p>-3.19287</text:p>
          </table:table-cell>
          <table:table-cell office:value-type="float" office:value="-1.93665" calcext:value-type="float">
            <text:p>-1.93665</text:p>
          </table:table-cell>
          <table:table-cell office:value-type="float" office:value="0.49589" calcext:value-type="float">
            <text:p>0.49589</text:p>
          </table:table-cell>
          <table:table-cell office:value-type="float" office:value="0.39294" calcext:value-type="float">
            <text:p>0.39294</text:p>
          </table:table-cell>
          <table:table-cell office:value-type="float" office:value="0.58613" calcext:value-type="float">
            <text:p>0.58613</text:p>
          </table:table-cell>
          <table:table-cell office:value-type="float" office:value="-0.56633" calcext:value-type="float">
            <text:p>-0.56633</text:p>
          </table:table-cell>
          <table:table-cell office:value-type="float" office:value="0.42583" calcext:value-type="float">
            <text:p>0.42583</text:p>
          </table:table-cell>
          <table:table-cell office:value-type="float" office:value="-0.34876" calcext:value-type="float">
            <text:p>-0.34876</text:p>
          </table:table-cell>
          <table:table-cell office:value-type="float" office:value="-0.17869" calcext:value-type="float">
            <text:p>-0.17869</text:p>
          </table:table-cell>
          <table:table-cell office:value-type="float" office:value="-0.00085" calcext:value-type="float">
            <text:p>-0.00085</text:p>
          </table:table-cell>
          <table:table-cell table:number-columns-repeated="5"/>
        </table:table-row>
        <table:table-row table:style-name="ro1">
          <table:table-cell office:value-type="float" office:value="1.40371533686214E+018" calcext:value-type="float">
            <text:p>1403715336862140000</text:p>
          </table:table-cell>
          <table:table-cell office:value-type="float" office:value="-3.22455" calcext:value-type="float">
            <text:p>-3.22455</text:p>
          </table:table-cell>
          <table:table-cell office:value-type="float" office:value="-1.9545" calcext:value-type="float">
            <text:p>-1.9545</text:p>
          </table:table-cell>
          <table:table-cell office:value-type="float" office:value="0.49794" calcext:value-type="float">
            <text:p>0.49794</text:p>
          </table:table-cell>
          <table:table-cell office:value-type="float" office:value="0.39478" calcext:value-type="float">
            <text:p>0.39478</text:p>
          </table:table-cell>
          <table:table-cell office:value-type="float" office:value="0.58591" calcext:value-type="float">
            <text:p>0.58591</text:p>
          </table:table-cell>
          <table:table-cell office:value-type="float" office:value="-0.56573" calcext:value-type="float">
            <text:p>-0.56573</text:p>
          </table:table-cell>
          <table:table-cell office:value-type="float" office:value="0.42521" calcext:value-type="float">
            <text:p>0.42521</text:p>
          </table:table-cell>
          <table:table-cell office:value-type="float" office:value="-0.3307" calcext:value-type="float">
            <text:p>-0.3307</text:p>
          </table:table-cell>
          <table:table-cell office:value-type="float" office:value="-0.18943" calcext:value-type="float">
            <text:p>-0.18943</text:p>
          </table:table-cell>
          <table:table-cell office:value-type="float" office:value="0.02671" calcext:value-type="float">
            <text:p>0.02671</text:p>
          </table:table-cell>
          <table:table-cell table:number-columns-repeated="5"/>
        </table:table-row>
        <table:table-row table:style-name="ro1">
          <table:table-cell office:value-type="float" office:value="1.40371533696214E+018" calcext:value-type="float">
            <text:p>1403715336962140000</text:p>
          </table:table-cell>
          <table:table-cell office:value-type="float" office:value="-3.25404" calcext:value-type="float">
            <text:p>-3.25404</text:p>
          </table:table-cell>
          <table:table-cell office:value-type="float" office:value="-1.97313" calcext:value-type="float">
            <text:p>-1.97313</text:p>
          </table:table-cell>
          <table:table-cell office:value-type="float" office:value="0.50271" calcext:value-type="float">
            <text:p>0.50271</text:p>
          </table:table-cell>
          <table:table-cell office:value-type="float" office:value="0.39657" calcext:value-type="float">
            <text:p>0.39657</text:p>
          </table:table-cell>
          <table:table-cell office:value-type="float" office:value="0.58557" calcext:value-type="float">
            <text:p>0.58557</text:p>
          </table:table-cell>
          <table:table-cell office:value-type="float" office:value="-0.56495" calcext:value-type="float">
            <text:p>-0.56495</text:p>
          </table:table-cell>
          <table:table-cell office:value-type="float" office:value="0.42504" calcext:value-type="float">
            <text:p>0.42504</text:p>
          </table:table-cell>
          <table:table-cell office:value-type="float" office:value="-0.31079" calcext:value-type="float">
            <text:p>-0.31079</text:p>
          </table:table-cell>
          <table:table-cell office:value-type="float" office:value="-0.19765" calcext:value-type="float">
            <text:p>-0.19765</text:p>
          </table:table-cell>
          <table:table-cell office:value-type="float" office:value="0.06532" calcext:value-type="float">
            <text:p>0.06532</text:p>
          </table:table-cell>
          <table:table-cell table:number-columns-repeated="5"/>
        </table:table-row>
        <table:table-row table:style-name="ro1">
          <table:table-cell office:value-type="float" office:value="1.40371533706214E+018" calcext:value-type="float">
            <text:p>1403715337062140000</text:p>
          </table:table-cell>
          <table:table-cell office:value-type="float" office:value="-3.28126" calcext:value-type="float">
            <text:p>-3.28126</text:p>
          </table:table-cell>
          <table:table-cell office:value-type="float" office:value="-1.99208" calcext:value-type="float">
            <text:p>-1.99208</text:p>
          </table:table-cell>
          <table:table-cell office:value-type="float" office:value="0.5107" calcext:value-type="float">
            <text:p>0.5107</text:p>
          </table:table-cell>
          <table:table-cell office:value-type="float" office:value="0.39682" calcext:value-type="float">
            <text:p>0.39682</text:p>
          </table:table-cell>
          <table:table-cell office:value-type="float" office:value="0.58717" calcext:value-type="float">
            <text:p>0.58717</text:p>
          </table:table-cell>
          <table:table-cell office:value-type="float" office:value="-0.5633" calcext:value-type="float">
            <text:p>-0.5633</text:p>
          </table:table-cell>
          <table:table-cell office:value-type="float" office:value="0.42481" calcext:value-type="float">
            <text:p>0.42481</text:p>
          </table:table-cell>
          <table:table-cell office:value-type="float" office:value="-0.27806" calcext:value-type="float">
            <text:p>-0.27806</text:p>
          </table:table-cell>
          <table:table-cell office:value-type="float" office:value="-0.18995" calcext:value-type="float">
            <text:p>-0.18995</text:p>
          </table:table-cell>
          <table:table-cell office:value-type="float" office:value="0.09515" calcext:value-type="float">
            <text:p>0.09515</text:p>
          </table:table-cell>
          <table:table-cell table:number-columns-repeated="5"/>
        </table:table-row>
        <table:table-row table:style-name="ro1">
          <table:table-cell office:value-type="float" office:value="1.40371533716214E+018" calcext:value-type="float">
            <text:p>1403715337162140000</text:p>
          </table:table-cell>
          <table:table-cell office:value-type="float" office:value="-3.30544" calcext:value-type="float">
            <text:p>-3.30544</text:p>
          </table:table-cell>
          <table:table-cell office:value-type="float" office:value="-2.01189" calcext:value-type="float">
            <text:p>-2.01189</text:p>
          </table:table-cell>
          <table:table-cell office:value-type="float" office:value="0.5193" calcext:value-type="float">
            <text:p>0.5193</text:p>
          </table:table-cell>
          <table:table-cell office:value-type="float" office:value="0.39231" calcext:value-type="float">
            <text:p>0.39231</text:p>
          </table:table-cell>
          <table:table-cell office:value-type="float" office:value="0.59338" calcext:value-type="float">
            <text:p>0.59338</text:p>
          </table:table-cell>
          <table:table-cell office:value-type="float" office:value="-0.55999" calcext:value-type="float">
            <text:p>-0.55999</text:p>
          </table:table-cell>
          <table:table-cell office:value-type="float" office:value="0.42473" calcext:value-type="float">
            <text:p>0.42473</text:p>
          </table:table-cell>
          <table:table-cell office:value-type="float" office:value="-0.23809" calcext:value-type="float">
            <text:p>-0.23809</text:p>
          </table:table-cell>
          <table:table-cell office:value-type="float" office:value="-0.1896" calcext:value-type="float">
            <text:p>-0.1896</text:p>
          </table:table-cell>
          <table:table-cell office:value-type="float" office:value="0.09457" calcext:value-type="float">
            <text:p>0.09457</text:p>
          </table:table-cell>
          <table:table-cell table:number-columns-repeated="5"/>
        </table:table-row>
        <table:table-row table:style-name="ro1">
          <table:table-cell office:value-type="float" office:value="1.40371533726214E+018" calcext:value-type="float">
            <text:p>1403715337262140000</text:p>
          </table:table-cell>
          <table:table-cell office:value-type="float" office:value="-3.32687" calcext:value-type="float">
            <text:p>-3.32687</text:p>
          </table:table-cell>
          <table:table-cell office:value-type="float" office:value="-2.03449" calcext:value-type="float">
            <text:p>-2.03449</text:p>
          </table:table-cell>
          <table:table-cell office:value-type="float" office:value="0.52812" calcext:value-type="float">
            <text:p>0.52812</text:p>
          </table:table-cell>
          <table:table-cell office:value-type="float" office:value="0.383" calcext:value-type="float">
            <text:p>0.383</text:p>
          </table:table-cell>
          <table:table-cell office:value-type="float" office:value="0.60078" calcext:value-type="float">
            <text:p>0.60078</text:p>
          </table:table-cell>
          <table:table-cell office:value-type="float" office:value="-0.55544" calcext:value-type="float">
            <text:p>-0.55544</text:p>
          </table:table-cell>
          <table:table-cell office:value-type="float" office:value="0.42878" calcext:value-type="float">
            <text:p>0.42878</text:p>
          </table:table-cell>
          <table:table-cell office:value-type="float" office:value="-0.20329" calcext:value-type="float">
            <text:p>-0.20329</text:p>
          </table:table-cell>
          <table:table-cell office:value-type="float" office:value="-0.21574" calcext:value-type="float">
            <text:p>-0.21574</text:p>
          </table:table-cell>
          <table:table-cell office:value-type="float" office:value="0.09666" calcext:value-type="float">
            <text:p>0.09666</text:p>
          </table:table-cell>
          <table:table-cell table:number-columns-repeated="5"/>
        </table:table-row>
        <table:table-row table:style-name="ro1">
          <table:table-cell office:value-type="float" office:value="1.40371533736214E+018" calcext:value-type="float">
            <text:p>1403715337362140000</text:p>
          </table:table-cell>
          <table:table-cell office:value-type="float" office:value="-3.34632" calcext:value-type="float">
            <text:p>-3.34632</text:p>
          </table:table-cell>
          <table:table-cell office:value-type="float" office:value="-2.05972" calcext:value-type="float">
            <text:p>-2.05972</text:p>
          </table:table-cell>
          <table:table-cell office:value-type="float" office:value="0.53586" calcext:value-type="float">
            <text:p>0.53586</text:p>
          </table:table-cell>
          <table:table-cell office:value-type="float" office:value="0.37053" calcext:value-type="float">
            <text:p>0.37053</text:p>
          </table:table-cell>
          <table:table-cell office:value-type="float" office:value="0.6087" calcext:value-type="float">
            <text:p>0.6087</text:p>
          </table:table-cell>
          <table:table-cell office:value-type="float" office:value="-0.55039" calcext:value-type="float">
            <text:p>-0.55039</text:p>
          </table:table-cell>
          <table:table-cell office:value-type="float" office:value="0.43506" calcext:value-type="float">
            <text:p>0.43506</text:p>
          </table:table-cell>
          <table:table-cell office:value-type="float" office:value="-0.1958" calcext:value-type="float">
            <text:p>-0.1958</text:p>
          </table:table-cell>
          <table:table-cell office:value-type="float" office:value="-0.24632" calcext:value-type="float">
            <text:p>-0.24632</text:p>
          </table:table-cell>
          <table:table-cell office:value-type="float" office:value="0.08413" calcext:value-type="float">
            <text:p>0.08413</text:p>
          </table:table-cell>
          <table:table-cell table:number-columns-repeated="5"/>
        </table:table-row>
        <table:table-row table:style-name="ro1">
          <table:table-cell office:value-type="float" office:value="1.40371533746214E+018" calcext:value-type="float">
            <text:p>1403715337462140000</text:p>
          </table:table-cell>
          <table:table-cell office:value-type="float" office:value="-3.36649" calcext:value-type="float">
            <text:p>-3.36649</text:p>
          </table:table-cell>
          <table:table-cell office:value-type="float" office:value="-2.08861" calcext:value-type="float">
            <text:p>-2.08861</text:p>
          </table:table-cell>
          <table:table-cell office:value-type="float" office:value="0.54155" calcext:value-type="float">
            <text:p>0.54155</text:p>
          </table:table-cell>
          <table:table-cell office:value-type="float" office:value="0.35998" calcext:value-type="float">
            <text:p>0.35998</text:p>
          </table:table-cell>
          <table:table-cell office:value-type="float" office:value="0.61297" calcext:value-type="float">
            <text:p>0.61297</text:p>
          </table:table-cell>
          <table:table-cell office:value-type="float" office:value="-0.54632" calcext:value-type="float">
            <text:p>-0.54632</text:p>
          </table:table-cell>
          <table:table-cell office:value-type="float" office:value="0.44296" calcext:value-type="float">
            <text:p>0.44296</text:p>
          </table:table-cell>
          <table:table-cell office:value-type="float" office:value="-0.20531" calcext:value-type="float">
            <text:p>-0.20531</text:p>
          </table:table-cell>
          <table:table-cell office:value-type="float" office:value="-0.2815" calcext:value-type="float">
            <text:p>-0.2815</text:p>
          </table:table-cell>
          <table:table-cell office:value-type="float" office:value="0.06573" calcext:value-type="float">
            <text:p>0.06573</text:p>
          </table:table-cell>
          <table:table-cell table:number-columns-repeated="5"/>
        </table:table-row>
        <table:table-row table:style-name="ro1">
          <table:table-cell office:value-type="float" office:value="1.40371533756214E+018" calcext:value-type="float">
            <text:p>1403715337562140000</text:p>
          </table:table-cell>
          <table:table-cell office:value-type="float" office:value="-3.38748" calcext:value-type="float">
            <text:p>-3.38748</text:p>
          </table:table-cell>
          <table:table-cell office:value-type="float" office:value="-2.12007" calcext:value-type="float">
            <text:p>-2.12007</text:p>
          </table:table-cell>
          <table:table-cell office:value-type="float" office:value="0.54703" calcext:value-type="float">
            <text:p>0.54703</text:p>
          </table:table-cell>
          <table:table-cell office:value-type="float" office:value="0.35158" calcext:value-type="float">
            <text:p>0.35158</text:p>
          </table:table-cell>
          <table:table-cell office:value-type="float" office:value="0.61308" calcext:value-type="float">
            <text:p>0.61308</text:p>
          </table:table-cell>
          <table:table-cell office:value-type="float" office:value="-0.54356" calcext:value-type="float">
            <text:p>-0.54356</text:p>
          </table:table-cell>
          <table:table-cell office:value-type="float" office:value="0.45285" calcext:value-type="float">
            <text:p>0.45285</text:p>
          </table:table-cell>
          <table:table-cell office:value-type="float" office:value="-0.23278" calcext:value-type="float">
            <text:p>-0.23278</text:p>
          </table:table-cell>
          <table:table-cell office:value-type="float" office:value="-0.31829" calcext:value-type="float">
            <text:p>-0.31829</text:p>
          </table:table-cell>
          <table:table-cell office:value-type="float" office:value="0.05931" calcext:value-type="float">
            <text:p>0.05931</text:p>
          </table:table-cell>
          <table:table-cell table:number-columns-repeated="5"/>
        </table:table-row>
        <table:table-row table:style-name="ro1">
          <table:table-cell office:value-type="float" office:value="1.40371533766214E+018" calcext:value-type="float">
            <text:p>1403715337662140000</text:p>
          </table:table-cell>
          <table:table-cell office:value-type="float" office:value="-3.41075" calcext:value-type="float">
            <text:p>-3.41075</text:p>
          </table:table-cell>
          <table:table-cell office:value-type="float" office:value="-2.15402" calcext:value-type="float">
            <text:p>-2.15402</text:p>
          </table:table-cell>
          <table:table-cell office:value-type="float" office:value="0.55323" calcext:value-type="float">
            <text:p>0.55323</text:p>
          </table:table-cell>
          <table:table-cell office:value-type="float" office:value="0.35268" calcext:value-type="float">
            <text:p>0.35268</text:p>
          </table:table-cell>
          <table:table-cell office:value-type="float" office:value="0.61588" calcext:value-type="float">
            <text:p>0.61588</text:p>
          </table:table-cell>
          <table:table-cell office:value-type="float" office:value="-0.53704" calcext:value-type="float">
            <text:p>-0.53704</text:p>
          </table:table-cell>
          <table:table-cell office:value-type="float" office:value="0.45596" calcext:value-type="float">
            <text:p>0.45596</text:p>
          </table:table-cell>
          <table:table-cell office:value-type="float" office:value="-0.25487" calcext:value-type="float">
            <text:p>-0.25487</text:p>
          </table:table-cell>
          <table:table-cell office:value-type="float" office:value="-0.34953" calcext:value-type="float">
            <text:p>-0.34953</text:p>
          </table:table-cell>
          <table:table-cell office:value-type="float" office:value="0.05715" calcext:value-type="float">
            <text:p>0.05715</text:p>
          </table:table-cell>
          <table:table-cell table:number-columns-repeated="5"/>
        </table:table-row>
        <table:table-row table:style-name="ro1">
          <table:table-cell office:value-type="float" office:value="1.40371533776214E+018" calcext:value-type="float">
            <text:p>1403715337762140000</text:p>
          </table:table-cell>
          <table:table-cell office:value-type="float" office:value="-3.43621" calcext:value-type="float">
            <text:p>-3.43621</text:p>
          </table:table-cell>
          <table:table-cell office:value-type="float" office:value="-2.18867" calcext:value-type="float">
            <text:p>-2.18867</text:p>
          </table:table-cell>
          <table:table-cell office:value-type="float" office:value="0.55988" calcext:value-type="float">
            <text:p>0.55988</text:p>
          </table:table-cell>
          <table:table-cell office:value-type="float" office:value="0.35469" calcext:value-type="float">
            <text:p>0.35469</text:p>
          </table:table-cell>
          <table:table-cell office:value-type="float" office:value="0.61844" calcext:value-type="float">
            <text:p>0.61844</text:p>
          </table:table-cell>
          <table:table-cell office:value-type="float" office:value="-0.53244" calcext:value-type="float">
            <text:p>-0.53244</text:p>
          </table:table-cell>
          <table:table-cell office:value-type="float" office:value="0.45632" calcext:value-type="float">
            <text:p>0.45632</text:p>
          </table:table-cell>
          <table:table-cell office:value-type="float" office:value="-0.26997" calcext:value-type="float">
            <text:p>-0.26997</text:p>
          </table:table-cell>
          <table:table-cell office:value-type="float" office:value="-0.36221" calcext:value-type="float">
            <text:p>-0.36221</text:p>
          </table:table-cell>
          <table:table-cell office:value-type="float" office:value="0.05923" calcext:value-type="float">
            <text:p>0.05923</text:p>
          </table:table-cell>
          <table:table-cell table:number-columns-repeated="5"/>
        </table:table-row>
        <table:table-row table:style-name="ro1">
          <table:table-cell office:value-type="float" office:value="1.40371533786214E+018" calcext:value-type="float">
            <text:p>1403715337862140000</text:p>
          </table:table-cell>
          <table:table-cell office:value-type="float" office:value="-3.4627" calcext:value-type="float">
            <text:p>-3.4627</text:p>
          </table:table-cell>
          <table:table-cell office:value-type="float" office:value="-2.22377" calcext:value-type="float">
            <text:p>-2.22377</text:p>
          </table:table-cell>
          <table:table-cell office:value-type="float" office:value="0.56646" calcext:value-type="float">
            <text:p>0.56646</text:p>
          </table:table-cell>
          <table:table-cell office:value-type="float" office:value="0.35759" calcext:value-type="float">
            <text:p>0.35759</text:p>
          </table:table-cell>
          <table:table-cell office:value-type="float" office:value="0.61879" calcext:value-type="float">
            <text:p>0.61879</text:p>
          </table:table-cell>
          <table:table-cell office:value-type="float" office:value="-0.53004" calcext:value-type="float">
            <text:p>-0.53004</text:p>
          </table:table-cell>
          <table:table-cell office:value-type="float" office:value="0.45638" calcext:value-type="float">
            <text:p>0.45638</text:p>
          </table:table-cell>
          <table:table-cell office:value-type="float" office:value="-0.2792" calcext:value-type="float">
            <text:p>-0.2792</text:p>
          </table:table-cell>
          <table:table-cell office:value-type="float" office:value="-0.37164" calcext:value-type="float">
            <text:p>-0.37164</text:p>
          </table:table-cell>
          <table:table-cell office:value-type="float" office:value="0.06558" calcext:value-type="float">
            <text:p>0.06558</text:p>
          </table:table-cell>
          <table:table-cell table:number-columns-repeated="5"/>
        </table:table-row>
        <table:table-row table:style-name="ro1">
          <table:table-cell office:value-type="float" office:value="1.40371533796214E+018" calcext:value-type="float">
            <text:p>1403715337962140000</text:p>
          </table:table-cell>
          <table:table-cell office:value-type="float" office:value="-3.49056" calcext:value-type="float">
            <text:p>-3.49056</text:p>
          </table:table-cell>
          <table:table-cell office:value-type="float" office:value="-2.25998" calcext:value-type="float">
            <text:p>-2.25998</text:p>
          </table:table-cell>
          <table:table-cell office:value-type="float" office:value="0.57362" calcext:value-type="float">
            <text:p>0.57362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61883" calcext:value-type="float">
            <text:p>0.61883</text:p>
          </table:table-cell>
          <table:table-cell office:value-type="float" office:value="-0.52903" calcext:value-type="float">
            <text:p>-0.52903</text:p>
          </table:table-cell>
          <table:table-cell office:value-type="float" office:value="0.4541" calcext:value-type="float">
            <text:p>0.4541</text:p>
          </table:table-cell>
          <table:table-cell office:value-type="float" office:value="-0.27491" calcext:value-type="float">
            <text:p>-0.27491</text:p>
          </table:table-cell>
          <table:table-cell office:value-type="float" office:value="-0.37125" calcext:value-type="float">
            <text:p>-0.37125</text:p>
          </table:table-cell>
          <table:table-cell office:value-type="float" office:value="0.07255" calcext:value-type="float">
            <text:p>0.07255</text:p>
          </table:table-cell>
          <table:table-cell table:number-columns-repeated="5"/>
        </table:table-row>
        <table:table-row table:style-name="ro1">
          <table:table-cell office:value-type="float" office:value="1.40371533806214E+018" calcext:value-type="float">
            <text:p>1403715338062140000</text:p>
          </table:table-cell>
          <table:table-cell office:value-type="float" office:value="-3.51874" calcext:value-type="float">
            <text:p>-3.51874</text:p>
          </table:table-cell>
          <table:table-cell office:value-type="float" office:value="-2.29598" calcext:value-type="float">
            <text:p>-2.29598</text:p>
          </table:table-cell>
          <table:table-cell office:value-type="float" office:value="0.5805" calcext:value-type="float">
            <text:p>0.5805</text:p>
          </table:table-cell>
          <table:table-cell office:value-type="float" office:value="0.36408" calcext:value-type="float">
            <text:p>0.36408</text:p>
          </table:table-cell>
          <table:table-cell office:value-type="float" office:value="0.61558" calcext:value-type="float">
            <text:p>0.61558</text:p>
          </table:table-cell>
          <table:table-cell office:value-type="float" office:value="-0.5312" calcext:value-type="float">
            <text:p>-0.5312</text:p>
          </table:table-cell>
          <table:table-cell office:value-type="float" office:value="0.45423" calcext:value-type="float">
            <text:p>0.45423</text:p>
          </table:table-cell>
          <table:table-cell office:value-type="float" office:value="-0.28332" calcext:value-type="float">
            <text:p>-0.28332</text:p>
          </table:table-cell>
          <table:table-cell office:value-type="float" office:value="-0.35544" calcext:value-type="float">
            <text:p>-0.35544</text:p>
          </table:table-cell>
          <table:table-cell office:value-type="float" office:value="0.07677" calcext:value-type="float">
            <text:p>0.07677</text:p>
          </table:table-cell>
          <table:table-cell table:number-columns-repeated="5"/>
        </table:table-row>
        <table:table-row table:style-name="ro1">
          <table:table-cell office:value-type="float" office:value="1.40371533816214E+018" calcext:value-type="float">
            <text:p>1403715338162140000</text:p>
          </table:table-cell>
          <table:table-cell office:value-type="float" office:value="-3.54709" calcext:value-type="float">
            <text:p>-3.54709</text:p>
          </table:table-cell>
          <table:table-cell office:value-type="float" office:value="-2.33068" calcext:value-type="float">
            <text:p>-2.33068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36485" calcext:value-type="float">
            <text:p>0.36485</text:p>
          </table:table-cell>
          <table:table-cell office:value-type="float" office:value="0.61247" calcext:value-type="float">
            <text:p>0.61247</text:p>
          </table:table-cell>
          <table:table-cell office:value-type="float" office:value="-0.53345" calcext:value-type="float">
            <text:p>-0.53345</text:p>
          </table:table-cell>
          <table:table-cell office:value-type="float" office:value="0.45519" calcext:value-type="float">
            <text:p>0.45519</text:p>
          </table:table-cell>
          <table:table-cell office:value-type="float" office:value="-0.28114" calcext:value-type="float">
            <text:p>-0.28114</text:p>
          </table:table-cell>
          <table:table-cell office:value-type="float" office:value="-0.3483" calcext:value-type="float">
            <text:p>-0.3483</text:p>
          </table:table-cell>
          <table:table-cell office:value-type="float" office:value="0.05786" calcext:value-type="float">
            <text:p>0.05786</text:p>
          </table:table-cell>
          <table:table-cell table:number-columns-repeated="5"/>
        </table:table-row>
        <table:table-row table:style-name="ro1">
          <table:table-cell office:value-type="float" office:value="1.40371533826214E+018" calcext:value-type="float">
            <text:p>1403715338262140000</text:p>
          </table:table-cell>
          <table:table-cell office:value-type="float" office:value="-3.57455" calcext:value-type="float">
            <text:p>-3.57455</text:p>
          </table:table-cell>
          <table:table-cell office:value-type="float" office:value="-2.36643" calcext:value-type="float">
            <text:p>-2.36643</text:p>
          </table:table-cell>
          <table:table-cell office:value-type="float" office:value="0.59038" calcext:value-type="float">
            <text:p>0.59038</text:p>
          </table:table-cell>
          <table:table-cell office:value-type="float" office:value="0.36293" calcext:value-type="float">
            <text:p>0.36293</text:p>
          </table:table-cell>
          <table:table-cell office:value-type="float" office:value="0.61145" calcext:value-type="float">
            <text:p>0.61145</text:p>
          </table:table-cell>
          <table:table-cell office:value-type="float" office:value="-0.53374" calcext:value-type="float">
            <text:p>-0.53374</text:p>
          </table:table-cell>
          <table:table-cell office:value-type="float" office:value="0.45775" calcext:value-type="float">
            <text:p>0.45775</text:p>
          </table:table-cell>
          <table:table-cell office:value-type="float" office:value="-0.26786" calcext:value-type="float">
            <text:p>-0.26786</text:p>
          </table:table-cell>
          <table:table-cell office:value-type="float" office:value="-0.34615" calcext:value-type="float">
            <text:p>-0.34615</text:p>
          </table:table-cell>
          <table:table-cell office:value-type="float" office:value="0.05005" calcext:value-type="float">
            <text:p>0.05005</text:p>
          </table:table-cell>
          <table:table-cell table:number-columns-repeated="5"/>
        </table:table-row>
        <table:table-row table:style-name="ro1">
          <table:table-cell office:value-type="float" office:value="1.40371533836214E+018" calcext:value-type="float">
            <text:p>1403715338362140000</text:p>
          </table:table-cell>
          <table:table-cell office:value-type="float" office:value="-3.6013" calcext:value-type="float">
            <text:p>-3.6013</text:p>
          </table:table-cell>
          <table:table-cell office:value-type="float" office:value="-2.40175" calcext:value-type="float">
            <text:p>-2.40175</text:p>
          </table:table-cell>
          <table:table-cell office:value-type="float" office:value="0.59409" calcext:value-type="float">
            <text:p>0.59409</text:p>
          </table:table-cell>
          <table:table-cell office:value-type="float" office:value="0.35685" calcext:value-type="float">
            <text:p>0.35685</text:p>
          </table:table-cell>
          <table:table-cell office:value-type="float" office:value="0.61304" calcext:value-type="float">
            <text:p>0.61304</text:p>
          </table:table-cell>
          <table:table-cell office:value-type="float" office:value="-0.53265" calcext:value-type="float">
            <text:p>-0.53265</text:p>
          </table:table-cell>
          <table:table-cell office:value-type="float" office:value="0.46165" calcext:value-type="float">
            <text:p>0.46165</text:p>
          </table:table-cell>
          <table:table-cell office:value-type="float" office:value="-0.26493" calcext:value-type="float">
            <text:p>-0.26493</text:p>
          </table:table-cell>
          <table:table-cell office:value-type="float" office:value="-0.34295" calcext:value-type="float">
            <text:p>-0.34295</text:p>
          </table:table-cell>
          <table:table-cell office:value-type="float" office:value="0.0478" calcext:value-type="float">
            <text:p>0.0478</text:p>
          </table:table-cell>
          <table:table-cell table:number-columns-repeated="5"/>
        </table:table-row>
        <table:table-row table:style-name="ro1">
          <table:table-cell office:value-type="float" office:value="1.40371533846214E+018" calcext:value-type="float">
            <text:p>1403715338462140000</text:p>
          </table:table-cell>
          <table:table-cell office:value-type="float" office:value="-3.62827" calcext:value-type="float">
            <text:p>-3.62827</text:p>
          </table:table-cell>
          <table:table-cell office:value-type="float" office:value="-2.43747" calcext:value-type="float">
            <text:p>-2.43747</text:p>
          </table:table-cell>
          <table:table-cell office:value-type="float" office:value="0.59877" calcext:value-type="float">
            <text:p>0.59877</text:p>
          </table:table-cell>
          <table:table-cell office:value-type="float" office:value="0.35015" calcext:value-type="float">
            <text:p>0.35015</text:p>
          </table:table-cell>
          <table:table-cell office:value-type="float" office:value="0.61799" calcext:value-type="float">
            <text:p>0.61799</text:p>
          </table:table-cell>
          <table:table-cell office:value-type="float" office:value="-0.52644" calcext:value-type="float">
            <text:p>-0.52644</text:p>
          </table:table-cell>
          <table:table-cell office:value-type="float" office:value="0.46727" calcext:value-type="float">
            <text:p>0.46727</text:p>
          </table:table-cell>
          <table:table-cell office:value-type="float" office:value="-0.28351" calcext:value-type="float">
            <text:p>-0.28351</text:p>
          </table:table-cell>
          <table:table-cell office:value-type="float" office:value="-0.34831" calcext:value-type="float">
            <text:p>-0.34831</text:p>
          </table:table-cell>
          <table:table-cell office:value-type="float" office:value="0.05052" calcext:value-type="float">
            <text:p>0.05052</text:p>
          </table:table-cell>
          <table:table-cell table:number-columns-repeated="5"/>
        </table:table-row>
        <table:table-row table:style-name="ro1">
          <table:table-cell office:value-type="float" office:value="1.40371533856214E+018" calcext:value-type="float">
            <text:p>1403715338562140000</text:p>
          </table:table-cell>
          <table:table-cell office:value-type="float" office:value="-3.65671" calcext:value-type="float">
            <text:p>-3.65671</text:p>
          </table:table-cell>
          <table:table-cell office:value-type="float" office:value="-2.47618" calcext:value-type="float">
            <text:p>-2.47618</text:p>
          </table:table-cell>
          <table:table-cell office:value-type="float" office:value="0.6054" calcext:value-type="float">
            <text:p>0.6054</text:p>
          </table:table-cell>
          <table:table-cell office:value-type="float" office:value="0.34307" calcext:value-type="float">
            <text:p>0.34307</text:p>
          </table:table-cell>
          <table:table-cell office:value-type="float" office:value="0.62656" calcext:value-type="float">
            <text:p>0.62656</text:p>
          </table:table-cell>
          <table:table-cell office:value-type="float" office:value="-0.51621" calcext:value-type="float">
            <text:p>-0.51621</text:p>
          </table:table-cell>
          <table:table-cell office:value-type="float" office:value="0.4725" calcext:value-type="float">
            <text:p>0.4725</text:p>
          </table:table-cell>
          <table:table-cell office:value-type="float" office:value="-0.29929" calcext:value-type="float">
            <text:p>-0.29929</text:p>
          </table:table-cell>
          <table:table-cell office:value-type="float" office:value="-0.36186" calcext:value-type="float">
            <text:p>-0.36186</text:p>
          </table:table-cell>
          <table:table-cell office:value-type="float" office:value="0.07382" calcext:value-type="float">
            <text:p>0.07382</text:p>
          </table:table-cell>
          <table:table-cell table:number-columns-repeated="5"/>
        </table:table-row>
        <table:table-row table:style-name="ro1">
          <table:table-cell office:value-type="float" office:value="1.40371533866214E+018" calcext:value-type="float">
            <text:p>1403715338662140000</text:p>
          </table:table-cell>
          <table:table-cell office:value-type="float" office:value="-3.68616" calcext:value-type="float">
            <text:p>-3.68616</text:p>
          </table:table-cell>
          <table:table-cell office:value-type="float" office:value="-2.51509" calcext:value-type="float">
            <text:p>-2.51509</text:p>
          </table:table-cell>
          <table:table-cell office:value-type="float" office:value="0.61454" calcext:value-type="float">
            <text:p>0.61454</text:p>
          </table:table-cell>
          <table:table-cell office:value-type="float" office:value="0.33733" calcext:value-type="float">
            <text:p>0.33733</text:p>
          </table:table-cell>
          <table:table-cell office:value-type="float" office:value="0.63761" calcext:value-type="float">
            <text:p>0.63761</text:p>
          </table:table-cell>
          <table:table-cell office:value-type="float" office:value="-0.50124" calcext:value-type="float">
            <text:p>-0.50124</text:p>
          </table:table-cell>
          <table:table-cell office:value-type="float" office:value="0.47793" calcext:value-type="float">
            <text:p>0.47793</text:p>
          </table:table-cell>
          <table:table-cell office:value-type="float" office:value="-0.31096" calcext:value-type="float">
            <text:p>-0.31096</text:p>
          </table:table-cell>
          <table:table-cell office:value-type="float" office:value="-0.37054" calcext:value-type="float">
            <text:p>-0.37054</text:p>
          </table:table-cell>
          <table:table-cell office:value-type="float" office:value="0.0866" calcext:value-type="float">
            <text:p>0.0866</text:p>
          </table:table-cell>
          <table:table-cell table:number-columns-repeated="5"/>
        </table:table-row>
        <table:table-row table:style-name="ro1">
          <table:table-cell office:value-type="float" office:value="1.40371533876214E+018" calcext:value-type="float">
            <text:p>1403715338762140000</text:p>
          </table:table-cell>
          <table:table-cell office:value-type="float" office:value="-3.71605" calcext:value-type="float">
            <text:p>-3.71605</text:p>
          </table:table-cell>
          <table:table-cell office:value-type="float" office:value="-2.55707" calcext:value-type="float">
            <text:p>-2.55707</text:p>
          </table:table-cell>
          <table:table-cell office:value-type="float" office:value="0.62375" calcext:value-type="float">
            <text:p>0.62375</text:p>
          </table:table-cell>
          <table:table-cell office:value-type="float" office:value="0.32963" calcext:value-type="float">
            <text:p>0.32963</text:p>
          </table:table-cell>
          <table:table-cell office:value-type="float" office:value="0.6491" calcext:value-type="float">
            <text:p>0.6491</text:p>
          </table:table-cell>
          <table:table-cell office:value-type="float" office:value="-0.48645" calcext:value-type="float">
            <text:p>-0.48645</text:p>
          </table:table-cell>
          <table:table-cell office:value-type="float" office:value="0.4831" calcext:value-type="float">
            <text:p>0.4831</text:p>
          </table:table-cell>
          <table:table-cell office:value-type="float" office:value="-0.32291" calcext:value-type="float">
            <text:p>-0.32291</text:p>
          </table:table-cell>
          <table:table-cell office:value-type="float" office:value="-0.37421" calcext:value-type="float">
            <text:p>-0.37421</text:p>
          </table:table-cell>
          <table:table-cell office:value-type="float" office:value="0.08022" calcext:value-type="float">
            <text:p>0.08022</text:p>
          </table:table-cell>
          <table:table-cell table:number-columns-repeated="5"/>
        </table:table-row>
        <table:table-row table:style-name="ro1">
          <table:table-cell office:value-type="float" office:value="1.40371533886214E+018" calcext:value-type="float">
            <text:p>1403715338862140000</text:p>
          </table:table-cell>
          <table:table-cell office:value-type="float" office:value="-3.74769" calcext:value-type="float">
            <text:p>-3.74769</text:p>
          </table:table-cell>
          <table:table-cell office:value-type="float" office:value="-2.59824" calcext:value-type="float">
            <text:p>-2.59824</text:p>
          </table:table-cell>
          <table:table-cell office:value-type="float" office:value="0.63235" calcext:value-type="float">
            <text:p>0.63235</text:p>
          </table:table-cell>
          <table:table-cell office:value-type="float" office:value="0.32332" calcext:value-type="float">
            <text:p>0.32332</text:p>
          </table:table-cell>
          <table:table-cell office:value-type="float" office:value="0.65894" calcext:value-type="float">
            <text:p>0.65894</text:p>
          </table:table-cell>
          <table:table-cell office:value-type="float" office:value="-0.47489" calcext:value-type="float">
            <text:p>-0.47489</text:p>
          </table:table-cell>
          <table:table-cell office:value-type="float" office:value="0.48554" calcext:value-type="float">
            <text:p>0.48554</text:p>
          </table:table-cell>
          <table:table-cell office:value-type="float" office:value="-0.32871" calcext:value-type="float">
            <text:p>-0.32871</text:p>
          </table:table-cell>
          <table:table-cell office:value-type="float" office:value="-0.38357" calcext:value-type="float">
            <text:p>-0.38357</text:p>
          </table:table-cell>
          <table:table-cell office:value-type="float" office:value="0.0727" calcext:value-type="float">
            <text:p>0.0727</text:p>
          </table:table-cell>
          <table:table-cell table:number-columns-repeated="5"/>
        </table:table-row>
        <table:table-row table:style-name="ro1">
          <table:table-cell office:value-type="float" office:value="1.40371533896214E+018" calcext:value-type="float">
            <text:p>1403715338962140000</text:p>
          </table:table-cell>
          <table:table-cell office:value-type="float" office:value="-3.78052" calcext:value-type="float">
            <text:p>-3.78052</text:p>
          </table:table-cell>
          <table:table-cell office:value-type="float" office:value="-2.6382" calcext:value-type="float">
            <text:p>-2.6382</text:p>
          </table:table-cell>
          <table:table-cell office:value-type="float" office:value="0.63821" calcext:value-type="float">
            <text:p>0.63821</text:p>
          </table:table-cell>
          <table:table-cell office:value-type="float" office:value="0.31814" calcext:value-type="float">
            <text:p>0.31814</text:p>
          </table:table-cell>
          <table:table-cell office:value-type="float" office:value="0.66691" calcext:value-type="float">
            <text:p>0.66691</text:p>
          </table:table-cell>
          <table:table-cell office:value-type="float" office:value="-0.46682" calcext:value-type="float">
            <text:p>-0.46682</text:p>
          </table:table-cell>
          <table:table-cell office:value-type="float" office:value="0.4859" calcext:value-type="float">
            <text:p>0.4859</text:p>
          </table:table-cell>
          <table:table-cell office:value-type="float" office:value="-0.34308" calcext:value-type="float">
            <text:p>-0.34308</text:p>
          </table:table-cell>
          <table:table-cell office:value-type="float" office:value="-0.3743" calcext:value-type="float">
            <text:p>-0.3743</text:p>
          </table:table-cell>
          <table:table-cell office:value-type="float" office:value="0.03782" calcext:value-type="float">
            <text:p>0.03782</text:p>
          </table:table-cell>
          <table:table-cell table:number-columns-repeated="5"/>
        </table:table-row>
        <table:table-row table:style-name="ro1">
          <table:table-cell office:value-type="float" office:value="1.40371533906214E+018" calcext:value-type="float">
            <text:p>1403715339062140000</text:p>
          </table:table-cell>
          <table:table-cell office:value-type="float" office:value="-3.81463" calcext:value-type="float">
            <text:p>-3.81463</text:p>
          </table:table-cell>
          <table:table-cell office:value-type="float" office:value="-2.6753" calcext:value-type="float">
            <text:p>-2.6753</text:p>
          </table:table-cell>
          <table:table-cell office:value-type="float" office:value="0.64118" calcext:value-type="float">
            <text:p>0.64118</text:p>
          </table:table-cell>
          <table:table-cell office:value-type="float" office:value="0.31357" calcext:value-type="float">
            <text:p>0.31357</text:p>
          </table:table-cell>
          <table:table-cell office:value-type="float" office:value="0.67359" calcext:value-type="float">
            <text:p>0.67359</text:p>
          </table:table-cell>
          <table:table-cell office:value-type="float" office:value="-0.46181" calcext:value-type="float">
            <text:p>-0.46181</text:p>
          </table:table-cell>
          <table:table-cell office:value-type="float" office:value="0.48444" calcext:value-type="float">
            <text:p>0.48444</text:p>
          </table:table-cell>
          <table:table-cell office:value-type="float" office:value="-0.34211" calcext:value-type="float">
            <text:p>-0.34211</text:p>
          </table:table-cell>
          <table:table-cell office:value-type="float" office:value="-0.37782" calcext:value-type="float">
            <text:p>-0.37782</text:p>
          </table:table-cell>
          <table:table-cell office:value-type="float" office:value="0.01896" calcext:value-type="float">
            <text:p>0.01896</text:p>
          </table:table-cell>
          <table:table-cell table:number-columns-repeated="5"/>
        </table:table-row>
        <table:table-row table:style-name="ro1">
          <table:table-cell office:value-type="float" office:value="1.40371533916214E+018" calcext:value-type="float">
            <text:p>1403715339162140000</text:p>
          </table:table-cell>
          <table:table-cell office:value-type="float" office:value="-3.8479" calcext:value-type="float">
            <text:p>-3.8479</text:p>
          </table:table-cell>
          <table:table-cell office:value-type="float" office:value="-2.71458" calcext:value-type="float">
            <text:p>-2.71458</text:p>
          </table:table-cell>
          <table:table-cell office:value-type="float" office:value="0.64173" calcext:value-type="float">
            <text:p>0.64173</text:p>
          </table:table-cell>
          <table:table-cell office:value-type="float" office:value="0.3138" calcext:value-type="float">
            <text:p>0.3138</text:p>
          </table:table-cell>
          <table:table-cell office:value-type="float" office:value="0.67898" calcext:value-type="float">
            <text:p>0.67898</text:p>
          </table:table-cell>
          <table:table-cell office:value-type="float" office:value="-0.45614" calcext:value-type="float">
            <text:p>-0.45614</text:p>
          </table:table-cell>
          <table:table-cell office:value-type="float" office:value="0.48213" calcext:value-type="float">
            <text:p>0.48213</text:p>
          </table:table-cell>
          <table:table-cell office:value-type="float" office:value="-0.32613" calcext:value-type="float">
            <text:p>-0.32613</text:p>
          </table:table-cell>
          <table:table-cell office:value-type="float" office:value="-0.39125" calcext:value-type="float">
            <text:p>-0.39125</text:p>
          </table:table-cell>
          <table:table-cell office:value-type="float" office:value="-0.00271" calcext:value-type="float">
            <text:p>-0.00271</text:p>
          </table:table-cell>
          <table:table-cell table:number-columns-repeated="5"/>
        </table:table-row>
        <table:table-row table:style-name="ro1">
          <table:table-cell office:value-type="float" office:value="1.40371533926214E+018" calcext:value-type="float">
            <text:p>1403715339262140000</text:p>
          </table:table-cell>
          <table:table-cell office:value-type="float" office:value="-3.87938" calcext:value-type="float">
            <text:p>-3.87938</text:p>
          </table:table-cell>
          <table:table-cell office:value-type="float" office:value="-2.75292" calcext:value-type="float">
            <text:p>-2.75292</text:p>
          </table:table-cell>
          <table:table-cell office:value-type="float" office:value="0.63997" calcext:value-type="float">
            <text:p>0.63997</text:p>
          </table:table-cell>
          <table:table-cell office:value-type="float" office:value="0.31564" calcext:value-type="float">
            <text:p>0.31564</text:p>
          </table:table-cell>
          <table:table-cell office:value-type="float" office:value="0.68221" calcext:value-type="float">
            <text:p>0.68221</text:p>
          </table:table-cell>
          <table:table-cell office:value-type="float" office:value="-0.4515" calcext:value-type="float">
            <text:p>-0.4515</text:p>
          </table:table-cell>
          <table:table-cell office:value-type="float" office:value="0.48073" calcext:value-type="float">
            <text:p>0.48073</text:p>
          </table:table-cell>
          <table:table-cell office:value-type="float" office:value="-0.30214" calcext:value-type="float">
            <text:p>-0.30214</text:p>
          </table:table-cell>
          <table:table-cell office:value-type="float" office:value="-0.39168" calcext:value-type="float">
            <text:p>-0.39168</text:p>
          </table:table-cell>
          <table:table-cell office:value-type="float" office:value="-0.01777" calcext:value-type="float">
            <text:p>-0.01777</text:p>
          </table:table-cell>
          <table:table-cell table:number-columns-repeated="5"/>
        </table:table-row>
        <table:table-row table:style-name="ro1">
          <table:table-cell office:value-type="float" office:value="1.40371533936214E+018" calcext:value-type="float">
            <text:p>1403715339362140000</text:p>
          </table:table-cell>
          <table:table-cell office:value-type="float" office:value="-3.90927" calcext:value-type="float">
            <text:p>-3.90927</text:p>
          </table:table-cell>
          <table:table-cell office:value-type="float" office:value="-2.79388" calcext:value-type="float">
            <text:p>-2.79388</text:p>
          </table:table-cell>
          <table:table-cell office:value-type="float" office:value="0.63747" calcext:value-type="float">
            <text:p>0.63747</text:p>
          </table:table-cell>
          <table:table-cell office:value-type="float" office:value="0.31453" calcext:value-type="float">
            <text:p>0.31453</text:p>
          </table:table-cell>
          <table:table-cell office:value-type="float" office:value="0.67984" calcext:value-type="float">
            <text:p>0.67984</text:p>
          </table:table-cell>
          <table:table-cell office:value-type="float" office:value="-0.45055" calcext:value-type="float">
            <text:p>-0.45055</text:p>
          </table:table-cell>
          <table:table-cell office:value-type="float" office:value="0.48568" calcext:value-type="float">
            <text:p>0.48568</text:p>
          </table:table-cell>
          <table:table-cell office:value-type="float" office:value="-0.28214" calcext:value-type="float">
            <text:p>-0.28214</text:p>
          </table:table-cell>
          <table:table-cell office:value-type="float" office:value="-0.40213" calcext:value-type="float">
            <text:p>-0.40213</text:p>
          </table:table-cell>
          <table:table-cell office:value-type="float" office:value="-0.02753" calcext:value-type="float">
            <text:p>-0.02753</text:p>
          </table:table-cell>
          <table:table-cell table:number-columns-repeated="5"/>
        </table:table-row>
        <table:table-row table:style-name="ro1">
          <table:table-cell office:value-type="float" office:value="1.40371533946214E+018" calcext:value-type="float">
            <text:p>1403715339462140000</text:p>
          </table:table-cell>
          <table:table-cell office:value-type="float" office:value="-3.93841" calcext:value-type="float">
            <text:p>-3.93841</text:p>
          </table:table-cell>
          <table:table-cell office:value-type="float" office:value="-2.83243" calcext:value-type="float">
            <text:p>-2.83243</text:p>
          </table:table-cell>
          <table:table-cell office:value-type="float" office:value="0.6319" calcext:value-type="float">
            <text:p>0.6319</text:p>
          </table:table-cell>
          <table:table-cell office:value-type="float" office:value="0.31344" calcext:value-type="float">
            <text:p>0.31344</text:p>
          </table:table-cell>
          <table:table-cell office:value-type="float" office:value="0.67701" calcext:value-type="float">
            <text:p>0.67701</text:p>
          </table:table-cell>
          <table:table-cell office:value-type="float" office:value="-0.45159" calcext:value-type="float">
            <text:p>-0.45159</text:p>
          </table:table-cell>
          <table:table-cell office:value-type="float" office:value="0.48937" calcext:value-type="float">
            <text:p>0.48937</text:p>
          </table:table-cell>
          <table:table-cell office:value-type="float" office:value="-0.28165" calcext:value-type="float">
            <text:p>-0.28165</text:p>
          </table:table-cell>
          <table:table-cell office:value-type="float" office:value="-0.39275" calcext:value-type="float">
            <text:p>-0.39275</text:p>
          </table:table-cell>
          <table:table-cell office:value-type="float" office:value="-0.04604" calcext:value-type="float">
            <text:p>-0.04604</text:p>
          </table:table-cell>
          <table:table-cell table:number-columns-repeated="5"/>
        </table:table-row>
        <table:table-row table:style-name="ro1">
          <table:table-cell office:value-type="float" office:value="1.40371533956214E+018" calcext:value-type="float">
            <text:p>1403715339562140000</text:p>
          </table:table-cell>
          <table:table-cell office:value-type="float" office:value="-3.96642" calcext:value-type="float">
            <text:p>-3.96642</text:p>
          </table:table-cell>
          <table:table-cell office:value-type="float" office:value="-2.87111" calcext:value-type="float">
            <text:p>-2.87111</text:p>
          </table:table-cell>
          <table:table-cell office:value-type="float" office:value="0.62546" calcext:value-type="float">
            <text:p>0.62546</text:p>
          </table:table-cell>
          <table:table-cell office:value-type="float" office:value="0.31346" calcext:value-type="float">
            <text:p>0.31346</text:p>
          </table:table-cell>
          <table:table-cell office:value-type="float" office:value="0.67411" calcext:value-type="float">
            <text:p>0.67411</text:p>
          </table:table-cell>
          <table:table-cell office:value-type="float" office:value="-0.45385" calcext:value-type="float">
            <text:p>-0.45385</text:p>
          </table:table-cell>
          <table:table-cell office:value-type="float" office:value="0.49127" calcext:value-type="float">
            <text:p>0.49127</text:p>
          </table:table-cell>
          <table:table-cell office:value-type="float" office:value="-0.27304" calcext:value-type="float">
            <text:p>-0.27304</text:p>
          </table:table-cell>
          <table:table-cell office:value-type="float" office:value="-0.37791" calcext:value-type="float">
            <text:p>-0.37791</text:p>
          </table:table-cell>
          <table:table-cell office:value-type="float" office:value="-0.0658" calcext:value-type="float">
            <text:p>-0.0658</text:p>
          </table:table-cell>
          <table:table-cell table:number-columns-repeated="5"/>
        </table:table-row>
        <table:table-row table:style-name="ro1">
          <table:table-cell office:value-type="float" office:value="1.40371533966214E+018" calcext:value-type="float">
            <text:p>1403715339662140000</text:p>
          </table:table-cell>
          <table:table-cell office:value-type="float" office:value="-3.99354" calcext:value-type="float">
            <text:p>-3.99354</text:p>
          </table:table-cell>
          <table:table-cell office:value-type="float" office:value="-2.90717" calcext:value-type="float">
            <text:p>-2.90717</text:p>
          </table:table-cell>
          <table:table-cell office:value-type="float" office:value="0.61597" calcext:value-type="float">
            <text:p>0.61597</text:p>
          </table:table-cell>
          <table:table-cell office:value-type="float" office:value="0.31495" calcext:value-type="float">
            <text:p>0.31495</text:p>
          </table:table-cell>
          <table:table-cell office:value-type="float" office:value="0.67525" calcext:value-type="float">
            <text:p>0.67525</text:p>
          </table:table-cell>
          <table:table-cell office:value-type="float" office:value="-0.45672" calcext:value-type="float">
            <text:p>-0.45672</text:p>
          </table:table-cell>
          <table:table-cell office:value-type="float" office:value="0.48606" calcext:value-type="float">
            <text:p>0.48606</text:p>
          </table:table-cell>
          <table:table-cell office:value-type="float" office:value="-0.27323" calcext:value-type="float">
            <text:p>-0.27323</text:p>
          </table:table-cell>
          <table:table-cell office:value-type="float" office:value="-0.362" calcext:value-type="float">
            <text:p>-0.362</text:p>
          </table:table-cell>
          <table:table-cell office:value-type="float" office:value="-0.09876" calcext:value-type="float">
            <text:p>-0.09876</text:p>
          </table:table-cell>
          <table:table-cell table:number-columns-repeated="5"/>
        </table:table-row>
        <table:table-row table:style-name="ro1">
          <table:table-cell office:value-type="float" office:value="1.40371533976214E+018" calcext:value-type="float">
            <text:p>1403715339762140000</text:p>
          </table:table-cell>
          <table:table-cell office:value-type="float" office:value="-4.01912" calcext:value-type="float">
            <text:p>-4.01912</text:p>
          </table:table-cell>
          <table:table-cell office:value-type="float" office:value="-2.94293" calcext:value-type="float">
            <text:p>-2.94293</text:p>
          </table:table-cell>
          <table:table-cell office:value-type="float" office:value="0.60657" calcext:value-type="float">
            <text:p>0.60657</text:p>
          </table:table-cell>
          <table:table-cell office:value-type="float" office:value="0.3246" calcext:value-type="float">
            <text:p>0.3246</text:p>
          </table:table-cell>
          <table:table-cell office:value-type="float" office:value="0.67745" calcext:value-type="float">
            <text:p>0.67745</text:p>
          </table:table-cell>
          <table:table-cell office:value-type="float" office:value="-0.4548" calcext:value-type="float">
            <text:p>-0.4548</text:p>
          </table:table-cell>
          <table:table-cell office:value-type="float" office:value="0.47838" calcext:value-type="float">
            <text:p>0.47838</text:p>
          </table:table-cell>
          <table:table-cell office:value-type="float" office:value="-0.25032" calcext:value-type="float">
            <text:p>-0.25032</text:p>
          </table:table-cell>
          <table:table-cell office:value-type="float" office:value="-0.35426" calcext:value-type="float">
            <text:p>-0.35426</text:p>
          </table:table-cell>
          <table:table-cell office:value-type="float" office:value="-0.10584" calcext:value-type="float">
            <text:p>-0.10584</text:p>
          </table:table-cell>
          <table:table-cell table:number-columns-repeated="5"/>
        </table:table-row>
        <table:table-row table:style-name="ro1">
          <table:table-cell office:value-type="float" office:value="1.40371533986214E+018" calcext:value-type="float">
            <text:p>1403715339862140000</text:p>
          </table:table-cell>
          <table:table-cell office:value-type="float" office:value="-4.04091" calcext:value-type="float">
            <text:p>-4.04091</text:p>
          </table:table-cell>
          <table:table-cell office:value-type="float" office:value="-2.97903" calcext:value-type="float">
            <text:p>-2.97903</text:p>
          </table:table-cell>
          <table:table-cell office:value-type="float" office:value="0.59711" calcext:value-type="float">
            <text:p>0.59711</text:p>
          </table:table-cell>
          <table:table-cell office:value-type="float" office:value="0.33674" calcext:value-type="float">
            <text:p>0.33674</text:p>
          </table:table-cell>
          <table:table-cell office:value-type="float" office:value="0.67908" calcext:value-type="float">
            <text:p>0.67908</text:p>
          </table:table-cell>
          <table:table-cell office:value-type="float" office:value="-0.45081" calcext:value-type="float">
            <text:p>-0.45081</text:p>
          </table:table-cell>
          <table:table-cell office:value-type="float" office:value="0.47141" calcext:value-type="float">
            <text:p>0.47141</text:p>
          </table:table-cell>
          <table:table-cell office:value-type="float" office:value="-0.20241" calcext:value-type="float">
            <text:p>-0.20241</text:p>
          </table:table-cell>
          <table:table-cell office:value-type="float" office:value="-0.33718" calcext:value-type="float">
            <text:p>-0.33718</text:p>
          </table:table-cell>
          <table:table-cell office:value-type="float" office:value="-0.11471" calcext:value-type="float">
            <text:p>-0.11471</text:p>
          </table:table-cell>
          <table:table-cell table:number-columns-repeated="5"/>
        </table:table-row>
        <table:table-row table:style-name="ro1">
          <table:table-cell office:value-type="float" office:value="1.40371533996214E+018" calcext:value-type="float">
            <text:p>1403715339962140000</text:p>
          </table:table-cell>
          <table:table-cell office:value-type="float" office:value="-4.05601" calcext:value-type="float">
            <text:p>-4.05601</text:p>
          </table:table-cell>
          <table:table-cell office:value-type="float" office:value="-3.01324" calcext:value-type="float">
            <text:p>-3.01324</text:p>
          </table:table-cell>
          <table:table-cell office:value-type="float" office:value="0.58751" calcext:value-type="float">
            <text:p>0.58751</text:p>
          </table:table-cell>
          <table:table-cell office:value-type="float" office:value="0.34363" calcext:value-type="float">
            <text:p>0.34363</text:p>
          </table:table-cell>
          <table:table-cell office:value-type="float" office:value="0.68302" calcext:value-type="float">
            <text:p>0.68302</text:p>
          </table:table-cell>
          <table:table-cell office:value-type="float" office:value="-0.44359" calcext:value-type="float">
            <text:p>-0.44359</text:p>
          </table:table-cell>
          <table:table-cell office:value-type="float" office:value="0.46758" calcext:value-type="float">
            <text:p>0.46758</text:p>
          </table:table-cell>
          <table:table-cell office:value-type="float" office:value="-0.1124" calcext:value-type="float">
            <text:p>-0.1124</text:p>
          </table:table-cell>
          <table:table-cell office:value-type="float" office:value="-0.31732" calcext:value-type="float">
            <text:p>-0.31732</text:p>
          </table:table-cell>
          <table:table-cell office:value-type="float" office:value="-0.10798" calcext:value-type="float">
            <text:p>-0.10798</text:p>
          </table:table-cell>
          <table:table-cell table:number-columns-repeated="5"/>
        </table:table-row>
        <table:table-row table:style-name="ro1">
          <table:table-cell office:value-type="float" office:value="1.40371534006214E+018" calcext:value-type="float">
            <text:p>1403715340062140000</text:p>
          </table:table-cell>
          <table:table-cell office:value-type="float" office:value="-4.06181" calcext:value-type="float">
            <text:p>-4.06181</text:p>
          </table:table-cell>
          <table:table-cell office:value-type="float" office:value="-3.04604" calcext:value-type="float">
            <text:p>-3.04604</text:p>
          </table:table-cell>
          <table:table-cell office:value-type="float" office:value="0.58001" calcext:value-type="float">
            <text:p>0.58001</text:p>
          </table:table-cell>
          <table:table-cell office:value-type="float" office:value="0.34433" calcext:value-type="float">
            <text:p>0.34433</text:p>
          </table:table-cell>
          <table:table-cell office:value-type="float" office:value="0.69017" calcext:value-type="float">
            <text:p>0.69017</text:p>
          </table:table-cell>
          <table:table-cell office:value-type="float" office:value="-0.43299" calcext:value-type="float">
            <text:p>-0.43299</text:p>
          </table:table-cell>
          <table:table-cell office:value-type="float" office:value="0.4665" calcext:value-type="float">
            <text:p>0.4665</text:p>
          </table:table-cell>
          <table:table-cell office:value-type="float" office:value="0" calcext:value-type="float">
            <text:p>0</text:p>
          </table:table-cell>
          <table:table-cell office:value-type="float" office:value="-0.28199" calcext:value-type="float">
            <text:p>-0.28199</text:p>
          </table:table-cell>
          <table:table-cell office:value-type="float" office:value="-0.07862" calcext:value-type="float">
            <text:p>-0.07862</text:p>
          </table:table-cell>
          <table:table-cell table:number-columns-repeated="5"/>
        </table:table-row>
        <table:table-row table:style-name="ro1">
          <table:table-cell office:value-type="float" office:value="1.40371534016214E+018" calcext:value-type="float">
            <text:p>1403715340162140000</text:p>
          </table:table-cell>
          <table:table-cell office:value-type="float" office:value="-4.05926" calcext:value-type="float">
            <text:p>-4.05926</text:p>
          </table:table-cell>
          <table:table-cell office:value-type="float" office:value="-3.07732" calcext:value-type="float">
            <text:p>-3.07732</text:p>
          </table:table-cell>
          <table:table-cell office:value-type="float" office:value="0.57593" calcext:value-type="float">
            <text:p>0.57593</text:p>
          </table:table-cell>
          <table:table-cell office:value-type="float" office:value="0.33558" calcext:value-type="float">
            <text:p>0.33558</text:p>
          </table:table-cell>
          <table:table-cell office:value-type="float" office:value="0.69723" calcext:value-type="float">
            <text:p>0.69723</text:p>
          </table:table-cell>
          <table:table-cell office:value-type="float" office:value="-0.42185" calcext:value-type="float">
            <text:p>-0.42185</text:p>
          </table:table-cell>
          <table:table-cell office:value-type="float" office:value="0.47254" calcext:value-type="float">
            <text:p>0.47254</text:p>
          </table:table-cell>
          <table:table-cell office:value-type="float" office:value="0.08884" calcext:value-type="float">
            <text:p>0.08884</text:p>
          </table:table-cell>
          <table:table-cell office:value-type="float" office:value="-0.2395" calcext:value-type="float">
            <text:p>-0.2395</text:p>
          </table:table-cell>
          <table:table-cell office:value-type="float" office:value="-0.02157" calcext:value-type="float">
            <text:p>-0.02157</text:p>
          </table:table-cell>
          <table:table-cell table:number-columns-repeated="5"/>
        </table:table-row>
        <table:table-row table:style-name="ro1">
          <table:table-cell office:value-type="float" office:value="1.40371534026214E+018" calcext:value-type="float">
            <text:p>1403715340262140000</text:p>
          </table:table-cell>
          <table:table-cell office:value-type="float" office:value="-4.04792" calcext:value-type="float">
            <text:p>-4.04792</text:p>
          </table:table-cell>
          <table:table-cell office:value-type="float" office:value="-3.10587" calcext:value-type="float">
            <text:p>-3.10587</text:p>
          </table:table-cell>
          <table:table-cell office:value-type="float" office:value="0.57627" calcext:value-type="float">
            <text:p>0.57627</text:p>
          </table:table-cell>
          <table:table-cell office:value-type="float" office:value="0.31766" calcext:value-type="float">
            <text:p>0.31766</text:p>
          </table:table-cell>
          <table:table-cell office:value-type="float" office:value="0.70367" calcext:value-type="float">
            <text:p>0.70367</text:p>
          </table:table-cell>
          <table:table-cell office:value-type="float" office:value="-0.41089" calcext:value-type="float">
            <text:p>-0.41089</text:p>
          </table:table-cell>
          <table:table-cell office:value-type="float" office:value="0.48488" calcext:value-type="float">
            <text:p>0.48488</text:p>
          </table:table-cell>
          <table:table-cell office:value-type="float" office:value="0.17323" calcext:value-type="float">
            <text:p>0.17323</text:p>
          </table:table-cell>
          <table:table-cell office:value-type="float" office:value="-0.21646" calcext:value-type="float">
            <text:p>-0.21646</text:p>
          </table:table-cell>
          <table:table-cell office:value-type="float" office:value="0.03919" calcext:value-type="float">
            <text:p>0.03919</text:p>
          </table:table-cell>
          <table:table-cell table:number-columns-repeated="5"/>
        </table:table-row>
        <table:table-row table:style-name="ro1">
          <table:table-cell office:value-type="float" office:value="1.40371534036214E+018" calcext:value-type="float">
            <text:p>1403715340362140000</text:p>
          </table:table-cell>
          <table:table-cell office:value-type="float" office:value="-4.0267" calcext:value-type="float">
            <text:p>-4.0267</text:p>
          </table:table-cell>
          <table:table-cell office:value-type="float" office:value="-3.13542" calcext:value-type="float">
            <text:p>-3.13542</text:p>
          </table:table-cell>
          <table:table-cell office:value-type="float" office:value="0.58335" calcext:value-type="float">
            <text:p>0.58335</text:p>
          </table:table-cell>
          <table:table-cell office:value-type="float" office:value="0.2948" calcext:value-type="float">
            <text:p>0.2948</text:p>
          </table:table-cell>
          <table:table-cell office:value-type="float" office:value="0.71184" calcext:value-type="float">
            <text:p>0.71184</text:p>
          </table:table-cell>
          <table:table-cell office:value-type="float" office:value="-0.39659" calcext:value-type="float">
            <text:p>-0.39659</text:p>
          </table:table-cell>
          <table:table-cell office:value-type="float" office:value="0.49909" calcext:value-type="float">
            <text:p>0.49909</text:p>
          </table:table-cell>
          <table:table-cell office:value-type="float" office:value="0.23952" calcext:value-type="float">
            <text:p>0.23952</text:p>
          </table:table-cell>
          <table:table-cell office:value-type="float" office:value="-0.21319" calcext:value-type="float">
            <text:p>-0.21319</text:p>
          </table:table-cell>
          <table:table-cell office:value-type="float" office:value="0.12475" calcext:value-type="float">
            <text:p>0.12475</text:p>
          </table:table-cell>
          <table:table-cell table:number-columns-repeated="5"/>
        </table:table-row>
        <table:table-row table:style-name="ro1">
          <table:table-cell office:value-type="float" office:value="1.40371534046214E+018" calcext:value-type="float">
            <text:p>1403715340462140000</text:p>
          </table:table-cell>
          <table:table-cell office:value-type="float" office:value="-3.99977" calcext:value-type="float">
            <text:p>-3.99977</text:p>
          </table:table-cell>
          <table:table-cell office:value-type="float" office:value="-3.16181" calcext:value-type="float">
            <text:p>-3.16181</text:p>
          </table:table-cell>
          <table:table-cell office:value-type="float" office:value="0.59585" calcext:value-type="float">
            <text:p>0.59585</text:p>
          </table:table-cell>
          <table:table-cell office:value-type="float" office:value="0.27308" calcext:value-type="float">
            <text:p>0.27308</text:p>
          </table:table-cell>
          <table:table-cell office:value-type="float" office:value="0.72255" calcext:value-type="float">
            <text:p>0.72255</text:p>
          </table:table-cell>
          <table:table-cell office:value-type="float" office:value="-0.37922" calcext:value-type="float">
            <text:p>-0.37922</text:p>
          </table:table-cell>
          <table:table-cell office:value-type="float" office:value="0.50945" calcext:value-type="float">
            <text:p>0.50945</text:p>
          </table:table-cell>
          <table:table-cell office:value-type="float" office:value="0.27561" calcext:value-type="float">
            <text:p>0.27561</text:p>
          </table:table-cell>
          <table:table-cell office:value-type="float" office:value="-0.20245" calcext:value-type="float">
            <text:p>-0.20245</text:p>
          </table:table-cell>
          <table:table-cell office:value-type="float" office:value="0.16637" calcext:value-type="float">
            <text:p>0.16637</text:p>
          </table:table-cell>
          <table:table-cell table:number-columns-repeated="5"/>
        </table:table-row>
        <table:table-row table:style-name="ro1">
          <table:table-cell office:value-type="float" office:value="1.40371534056214E+018" calcext:value-type="float">
            <text:p>1403715340562140000</text:p>
          </table:table-cell>
          <table:table-cell office:value-type="float" office:value="-3.96979" calcext:value-type="float">
            <text:p>-3.96979</text:p>
          </table:table-cell>
          <table:table-cell office:value-type="float" office:value="-3.18713" calcext:value-type="float">
            <text:p>-3.18713</text:p>
          </table:table-cell>
          <table:table-cell office:value-type="float" office:value="0.6083" calcext:value-type="float">
            <text:p>0.6083</text:p>
          </table:table-cell>
          <table:table-cell office:value-type="float" office:value="0.2538" calcext:value-type="float">
            <text:p>0.2538</text:p>
          </table:table-cell>
          <table:table-cell office:value-type="float" office:value="0.73191" calcext:value-type="float">
            <text:p>0.73191</text:p>
          </table:table-cell>
          <table:table-cell office:value-type="float" office:value="-0.36686" calcext:value-type="float">
            <text:p>-0.36686</text:p>
          </table:table-cell>
          <table:table-cell office:value-type="float" office:value="0.51509" calcext:value-type="float">
            <text:p>0.51509</text:p>
          </table:table-cell>
          <table:table-cell office:value-type="float" office:value="0.28889" calcext:value-type="float">
            <text:p>0.28889</text:p>
          </table:table-cell>
          <table:table-cell office:value-type="float" office:value="-0.21333" calcext:value-type="float">
            <text:p>-0.21333</text:p>
          </table:table-cell>
          <table:table-cell office:value-type="float" office:value="0.1389" calcext:value-type="float">
            <text:p>0.1389</text:p>
          </table:table-cell>
          <table:table-cell table:number-columns-repeated="5"/>
        </table:table-row>
        <table:table-row table:style-name="ro1">
          <table:table-cell office:value-type="float" office:value="1.40371534066214E+018" calcext:value-type="float">
            <text:p>1403715340662140000</text:p>
          </table:table-cell>
          <table:table-cell office:value-type="float" office:value="-3.93939" calcext:value-type="float">
            <text:p>-3.93939</text:p>
          </table:table-cell>
          <table:table-cell office:value-type="float" office:value="-3.21229" calcext:value-type="float">
            <text:p>-3.21229</text:p>
          </table:table-cell>
          <table:table-cell office:value-type="float" office:value="0.61813" calcext:value-type="float">
            <text:p>0.61813</text:p>
          </table:table-cell>
          <table:table-cell office:value-type="float" office:value="0.23994" calcext:value-type="float">
            <text:p>0.23994</text:p>
          </table:table-cell>
          <table:table-cell office:value-type="float" office:value="0.73782" calcext:value-type="float">
            <text:p>0.73782</text:p>
          </table:table-cell>
          <table:table-cell office:value-type="float" office:value="-0.35792" calcext:value-type="float">
            <text:p>-0.35792</text:p>
          </table:table-cell>
          <table:table-cell office:value-type="float" office:value="0.51956" calcext:value-type="float">
            <text:p>0.51956</text:p>
          </table:table-cell>
          <table:table-cell office:value-type="float" office:value="0.2877" calcext:value-type="float">
            <text:p>0.2877</text:p>
          </table:table-cell>
          <table:table-cell office:value-type="float" office:value="-0.23929" calcext:value-type="float">
            <text:p>-0.23929</text:p>
          </table:table-cell>
          <table:table-cell office:value-type="float" office:value="0.109" calcext:value-type="float">
            <text:p>0.109</text:p>
          </table:table-cell>
          <table:table-cell table:number-columns-repeated="5"/>
        </table:table-row>
        <table:table-row table:style-name="ro1">
          <table:table-cell office:value-type="float" office:value="1.40371534076214E+018" calcext:value-type="float">
            <text:p>1403715340762140000</text:p>
          </table:table-cell>
          <table:table-cell office:value-type="float" office:value="-3.90909" calcext:value-type="float">
            <text:p>-3.90909</text:p>
          </table:table-cell>
          <table:table-cell office:value-type="float" office:value="-3.23829" calcext:value-type="float">
            <text:p>-3.23829</text:p>
          </table:table-cell>
          <table:table-cell office:value-type="float" office:value="0.62534" calcext:value-type="float">
            <text:p>0.62534</text:p>
          </table:table-cell>
          <table:table-cell office:value-type="float" office:value="0.23127" calcext:value-type="float">
            <text:p>0.23127</text:p>
          </table:table-cell>
          <table:table-cell office:value-type="float" office:value="0.74187" calcext:value-type="float">
            <text:p>0.74187</text:p>
          </table:table-cell>
          <table:table-cell office:value-type="float" office:value="-0.35303" calcext:value-type="float">
            <text:p>-0.35303</text:p>
          </table:table-cell>
          <table:table-cell office:value-type="float" office:value="0.52107" calcext:value-type="float">
            <text:p>0.52107</text:p>
          </table:table-cell>
          <table:table-cell office:value-type="float" office:value="0.29168" calcext:value-type="float">
            <text:p>0.29168</text:p>
          </table:table-cell>
          <table:table-cell office:value-type="float" office:value="-0.25725" calcext:value-type="float">
            <text:p>-0.25725</text:p>
          </table:table-cell>
          <table:table-cell office:value-type="float" office:value="0.08265" calcext:value-type="float">
            <text:p>0.08265</text:p>
          </table:table-cell>
          <table:table-cell table:number-columns-repeated="5"/>
        </table:table-row>
        <table:table-row table:style-name="ro1">
          <table:table-cell office:value-type="float" office:value="1.40371534086214E+018" calcext:value-type="float">
            <text:p>1403715340862140000</text:p>
          </table:table-cell>
          <table:table-cell office:value-type="float" office:value="-3.87994" calcext:value-type="float">
            <text:p>-3.87994</text:p>
          </table:table-cell>
          <table:table-cell office:value-type="float" office:value="-3.26516" calcext:value-type="float">
            <text:p>-3.26516</text:p>
          </table:table-cell>
          <table:table-cell office:value-type="float" office:value="0.63178" calcext:value-type="float">
            <text:p>0.63178</text:p>
          </table:table-cell>
          <table:table-cell office:value-type="float" office:value="0.22413" calcext:value-type="float">
            <text:p>0.22413</text:p>
          </table:table-cell>
          <table:table-cell office:value-type="float" office:value="0.74283" calcext:value-type="float">
            <text:p>0.74283</text:p>
          </table:table-cell>
          <table:table-cell office:value-type="float" office:value="-0.35321" calcext:value-type="float">
            <text:p>-0.35321</text:p>
          </table:table-cell>
          <table:table-cell office:value-type="float" office:value="0.5227" calcext:value-type="float">
            <text:p>0.5227</text:p>
          </table:table-cell>
          <table:table-cell office:value-type="float" office:value="0.27916" calcext:value-type="float">
            <text:p>0.27916</text:p>
          </table:table-cell>
          <table:table-cell office:value-type="float" office:value="-0.28067" calcext:value-type="float">
            <text:p>-0.28067</text:p>
          </table:table-cell>
          <table:table-cell office:value-type="float" office:value="0.07894" calcext:value-type="float">
            <text:p>0.07894</text:p>
          </table:table-cell>
          <table:table-cell table:number-columns-repeated="5"/>
        </table:table-row>
        <table:table-row table:style-name="ro1">
          <table:table-cell office:value-type="float" office:value="1.40371534096214E+018" calcext:value-type="float">
            <text:p>1403715340962140000</text:p>
          </table:table-cell>
          <table:table-cell office:value-type="float" office:value="-3.85226" calcext:value-type="float">
            <text:p>-3.85226</text:p>
          </table:table-cell>
          <table:table-cell office:value-type="float" office:value="-3.29328" calcext:value-type="float">
            <text:p>-3.29328</text:p>
          </table:table-cell>
          <table:table-cell office:value-type="float" office:value="0.63779" calcext:value-type="float">
            <text:p>0.63779</text:p>
          </table:table-cell>
          <table:table-cell office:value-type="float" office:value="0.21768" calcext:value-type="float">
            <text:p>0.21768</text:p>
          </table:table-cell>
          <table:table-cell office:value-type="float" office:value="0.74117" calcext:value-type="float">
            <text:p>0.74117</text:p>
          </table:table-cell>
          <table:table-cell office:value-type="float" office:value="-0.3578" calcext:value-type="float">
            <text:p>-0.3578</text:p>
          </table:table-cell>
          <table:table-cell office:value-type="float" office:value="0.52466" calcext:value-type="float">
            <text:p>0.52466</text:p>
          </table:table-cell>
          <table:table-cell office:value-type="float" office:value="0.26994" calcext:value-type="float">
            <text:p>0.26994</text:p>
          </table:table-cell>
          <table:table-cell office:value-type="float" office:value="-0.30757" calcext:value-type="float">
            <text:p>-0.30757</text:p>
          </table:table-cell>
          <table:table-cell office:value-type="float" office:value="0.06356" calcext:value-type="float">
            <text:p>0.06356</text:p>
          </table:table-cell>
          <table:table-cell table:number-columns-repeated="5"/>
        </table:table-row>
        <table:table-row table:style-name="ro1">
          <table:table-cell office:value-type="float" office:value="1.40371534106214E+018" calcext:value-type="float">
            <text:p>1403715341062140000</text:p>
          </table:table-cell>
          <table:table-cell office:value-type="float" office:value="-3.82684" calcext:value-type="float">
            <text:p>-3.82684</text:p>
          </table:table-cell>
          <table:table-cell office:value-type="float" office:value="-3.32517" calcext:value-type="float">
            <text:p>-3.32517</text:p>
          </table:table-cell>
          <table:table-cell office:value-type="float" office:value="0.64568" calcext:value-type="float">
            <text:p>0.64568</text:p>
          </table:table-cell>
          <table:table-cell office:value-type="float" office:value="0.21646" calcext:value-type="float">
            <text:p>0.21646</text:p>
          </table:table-cell>
          <table:table-cell office:value-type="float" office:value="0.73925" calcext:value-type="float">
            <text:p>0.73925</text:p>
          </table:table-cell>
          <table:table-cell office:value-type="float" office:value="-0.36194" calcext:value-type="float">
            <text:p>-0.36194</text:p>
          </table:table-cell>
          <table:table-cell office:value-type="float" office:value="0.52503" calcext:value-type="float">
            <text:p>0.52503</text:p>
          </table:table-cell>
          <table:table-cell office:value-type="float" office:value="0.24494" calcext:value-type="float">
            <text:p>0.24494</text:p>
          </table:table-cell>
          <table:table-cell office:value-type="float" office:value="-0.35685" calcext:value-type="float">
            <text:p>-0.35685</text:p>
          </table:table-cell>
          <table:table-cell office:value-type="float" office:value="0.0789" calcext:value-type="float">
            <text:p>0.0789</text:p>
          </table:table-cell>
          <table:table-cell table:number-columns-repeated="5"/>
        </table:table-row>
        <table:table-row table:style-name="ro1">
          <table:table-cell office:value-type="float" office:value="1.40371534116214E+018" calcext:value-type="float">
            <text:p>1403715341162140000</text:p>
          </table:table-cell>
          <table:table-cell office:value-type="float" office:value="-3.80384" calcext:value-type="float">
            <text:p>-3.80384</text:p>
          </table:table-cell>
          <table:table-cell office:value-type="float" office:value="-3.36109" calcext:value-type="float">
            <text:p>-3.36109</text:p>
          </table:table-cell>
          <table:table-cell office:value-type="float" office:value="0.65373" calcext:value-type="float">
            <text:p>0.65373</text:p>
          </table:table-cell>
          <table:table-cell office:value-type="float" office:value="0.22741" calcext:value-type="float">
            <text:p>0.22741</text:p>
          </table:table-cell>
          <table:table-cell office:value-type="float" office:value="0.73706" calcext:value-type="float">
            <text:p>0.73706</text:p>
          </table:table-cell>
          <table:table-cell office:value-type="float" office:value="-0.36042" calcext:value-type="float">
            <text:p>-0.36042</text:p>
          </table:table-cell>
          <table:table-cell office:value-type="float" office:value="0.52453" calcext:value-type="float">
            <text:p>0.52453</text:p>
          </table:table-cell>
          <table:table-cell office:value-type="float" office:value="0.22666" calcext:value-type="float">
            <text:p>0.22666</text:p>
          </table:table-cell>
          <table:table-cell office:value-type="float" office:value="-0.38693" calcext:value-type="float">
            <text:p>-0.38693</text:p>
          </table:table-cell>
          <table:table-cell office:value-type="float" office:value="0.08693" calcext:value-type="float">
            <text:p>0.08693</text:p>
          </table:table-cell>
          <table:table-cell table:number-columns-repeated="5"/>
        </table:table-row>
        <table:table-row table:style-name="ro1">
          <table:table-cell office:value-type="float" office:value="1.40371534126214E+018" calcext:value-type="float">
            <text:p>1403715341262140000</text:p>
          </table:table-cell>
          <table:table-cell office:value-type="float" office:value="-3.78126" calcext:value-type="float">
            <text:p>-3.78126</text:p>
          </table:table-cell>
          <table:table-cell office:value-type="float" office:value="-3.40106" calcext:value-type="float">
            <text:p>-3.40106</text:p>
          </table:table-cell>
          <table:table-cell office:value-type="float" office:value="0.66451" calcext:value-type="float">
            <text:p>0.66451</text:p>
          </table:table-cell>
          <table:table-cell office:value-type="float" office:value="0.23491" calcext:value-type="float">
            <text:p>0.23491</text:p>
          </table:table-cell>
          <table:table-cell office:value-type="float" office:value="0.73009" calcext:value-type="float">
            <text:p>0.73009</text:p>
          </table:table-cell>
          <table:table-cell office:value-type="float" office:value="-0.36227" calcext:value-type="float">
            <text:p>-0.36227</text:p>
          </table:table-cell>
          <table:table-cell office:value-type="float" office:value="0.52967" calcext:value-type="float">
            <text:p>0.52967</text:p>
          </table:table-cell>
          <table:table-cell office:value-type="float" office:value="0.21461" calcext:value-type="float">
            <text:p>0.21461</text:p>
          </table:table-cell>
          <table:table-cell office:value-type="float" office:value="-0.4186" calcext:value-type="float">
            <text:p>-0.4186</text:p>
          </table:table-cell>
          <table:table-cell office:value-type="float" office:value="0.10124" calcext:value-type="float">
            <text:p>0.10124</text:p>
          </table:table-cell>
          <table:table-cell table:number-columns-repeated="5"/>
        </table:table-row>
        <table:table-row table:style-name="ro1">
          <table:table-cell office:value-type="float" office:value="1.40371534136214E+018" calcext:value-type="float">
            <text:p>1403715341362140000</text:p>
          </table:table-cell>
          <table:table-cell office:value-type="float" office:value="-3.76114" calcext:value-type="float">
            <text:p>-3.76114</text:p>
          </table:table-cell>
          <table:table-cell office:value-type="float" office:value="-3.44159" calcext:value-type="float">
            <text:p>-3.44159</text:p>
          </table:table-cell>
          <table:table-cell office:value-type="float" office:value="0.67509" calcext:value-type="float">
            <text:p>0.67509</text:p>
          </table:table-cell>
          <table:table-cell office:value-type="float" office:value="0.24591" calcext:value-type="float">
            <text:p>0.24591</text:p>
          </table:table-cell>
          <table:table-cell office:value-type="float" office:value="0.72408" calcext:value-type="float">
            <text:p>0.72408</text:p>
          </table:table-cell>
          <table:table-cell office:value-type="float" office:value="-0.36308" calcext:value-type="float">
            <text:p>-0.36308</text:p>
          </table:table-cell>
          <table:table-cell office:value-type="float" office:value="0.53236" calcext:value-type="float">
            <text:p>0.53236</text:p>
          </table:table-cell>
          <table:table-cell office:value-type="float" office:value="0.18216" calcext:value-type="float">
            <text:p>0.18216</text:p>
          </table:table-cell>
          <table:table-cell office:value-type="float" office:value="-0.39942" calcext:value-type="float">
            <text:p>-0.39942</text:p>
          </table:table-cell>
          <table:table-cell office:value-type="float" office:value="0.10828" calcext:value-type="float">
            <text:p>0.10828</text:p>
          </table:table-cell>
          <table:table-cell table:number-columns-repeated="5"/>
        </table:table-row>
        <table:table-row table:style-name="ro1">
          <table:table-cell office:value-type="float" office:value="1.40371534146214E+018" calcext:value-type="float">
            <text:p>1403715341462140000</text:p>
          </table:table-cell>
          <table:table-cell office:value-type="float" office:value="-3.74318" calcext:value-type="float">
            <text:p>-3.74318</text:p>
          </table:table-cell>
          <table:table-cell office:value-type="float" office:value="-3.48015" calcext:value-type="float">
            <text:p>-3.48015</text:p>
          </table:table-cell>
          <table:table-cell office:value-type="float" office:value="0.68648" calcext:value-type="float">
            <text:p>0.68648</text:p>
          </table:table-cell>
          <table:table-cell office:value-type="float" office:value="0.25531" calcext:value-type="float">
            <text:p>0.25531</text:p>
          </table:table-cell>
          <table:table-cell office:value-type="float" office:value="0.72059" calcext:value-type="float">
            <text:p>0.72059</text:p>
          </table:table-cell>
          <table:table-cell office:value-type="float" office:value="-0.36454" calcext:value-type="float">
            <text:p>-0.36454</text:p>
          </table:table-cell>
          <table:table-cell office:value-type="float" office:value="0.53168" calcext:value-type="float">
            <text:p>0.53168</text:p>
          </table:table-cell>
          <table:table-cell office:value-type="float" office:value="0.16554" calcext:value-type="float">
            <text:p>0.16554</text:p>
          </table:table-cell>
          <table:table-cell office:value-type="float" office:value="-0.37352" calcext:value-type="float">
            <text:p>-0.37352</text:p>
          </table:table-cell>
          <table:table-cell office:value-type="float" office:value="0.10378" calcext:value-type="float">
            <text:p>0.10378</text:p>
          </table:table-cell>
          <table:table-cell table:number-columns-repeated="5"/>
        </table:table-row>
        <table:table-row table:style-name="ro1">
          <table:table-cell office:value-type="float" office:value="1.40371534156214E+018" calcext:value-type="float">
            <text:p>1403715341562140000</text:p>
          </table:table-cell>
          <table:table-cell office:value-type="float" office:value="-3.7275" calcext:value-type="float">
            <text:p>-3.7275</text:p>
          </table:table-cell>
          <table:table-cell office:value-type="float" office:value="-3.51723" calcext:value-type="float">
            <text:p>-3.51723</text:p>
          </table:table-cell>
          <table:table-cell office:value-type="float" office:value="0.69837" calcext:value-type="float">
            <text:p>0.69837</text:p>
          </table:table-cell>
          <table:table-cell office:value-type="float" office:value="0.26325" calcext:value-type="float">
            <text:p>0.26325</text:p>
          </table:table-cell>
          <table:table-cell office:value-type="float" office:value="0.72046" calcext:value-type="float">
            <text:p>0.72046</text:p>
          </table:table-cell>
          <table:table-cell office:value-type="float" office:value="-0.36591" calcext:value-type="float">
            <text:p>-0.36591</text:p>
          </table:table-cell>
          <table:table-cell office:value-type="float" office:value="0.52702" calcext:value-type="float">
            <text:p>0.52702</text:p>
          </table:table-cell>
          <table:table-cell office:value-type="float" office:value="0.15298" calcext:value-type="float">
            <text:p>0.15298</text:p>
          </table:table-cell>
          <table:table-cell office:value-type="float" office:value="-0.35822" calcext:value-type="float">
            <text:p>-0.35822</text:p>
          </table:table-cell>
          <table:table-cell office:value-type="float" office:value="0.10416" calcext:value-type="float">
            <text:p>0.10416</text:p>
          </table:table-cell>
          <table:table-cell table:number-columns-repeated="5"/>
        </table:table-row>
        <table:table-row table:style-name="ro1">
          <table:table-cell office:value-type="float" office:value="1.40371534166214E+018" calcext:value-type="float">
            <text:p>1403715341662140000</text:p>
          </table:table-cell>
          <table:table-cell office:value-type="float" office:value="-3.71196" calcext:value-type="float">
            <text:p>-3.71196</text:p>
          </table:table-cell>
          <table:table-cell office:value-type="float" office:value="-3.55272" calcext:value-type="float">
            <text:p>-3.55272</text:p>
          </table:table-cell>
          <table:table-cell office:value-type="float" office:value="0.71" calcext:value-type="float">
            <text:p>0.71</text:p>
          </table:table-cell>
          <table:table-cell office:value-type="float" office:value="0.27478" calcext:value-type="float">
            <text:p>0.27478</text:p>
          </table:table-cell>
          <table:table-cell office:value-type="float" office:value="0.7189" calcext:value-type="float">
            <text:p>0.7189</text:p>
          </table:table-cell>
          <table:table-cell office:value-type="float" office:value="-0.3626" calcext:value-type="float">
            <text:p>-0.3626</text:p>
          </table:table-cell>
          <table:table-cell office:value-type="float" office:value="0.52555" calcext:value-type="float">
            <text:p>0.52555</text:p>
          </table:table-cell>
          <table:table-cell office:value-type="float" office:value="0.15107" calcext:value-type="float">
            <text:p>0.15107</text:p>
          </table:table-cell>
          <table:table-cell office:value-type="float" office:value="-0.33145" calcext:value-type="float">
            <text:p>-0.33145</text:p>
          </table:table-cell>
          <table:table-cell office:value-type="float" office:value="0.09757" calcext:value-type="float">
            <text:p>0.09757</text:p>
          </table:table-cell>
          <table:table-cell table:number-columns-repeated="5"/>
        </table:table-row>
        <table:table-row table:style-name="ro1">
          <table:table-cell office:value-type="float" office:value="1.40371534176214E+018" calcext:value-type="float">
            <text:p>1403715341762140000</text:p>
          </table:table-cell>
          <table:table-cell office:value-type="float" office:value="-3.69423" calcext:value-type="float">
            <text:p>-3.69423</text:p>
          </table:table-cell>
          <table:table-cell office:value-type="float" office:value="-3.58439" calcext:value-type="float">
            <text:p>-3.58439</text:p>
          </table:table-cell>
          <table:table-cell office:value-type="float" office:value="0.72043" calcext:value-type="float">
            <text:p>0.72043</text:p>
          </table:table-cell>
          <table:table-cell office:value-type="float" office:value="0.28528" calcext:value-type="float">
            <text:p>0.28528</text:p>
          </table:table-cell>
          <table:table-cell office:value-type="float" office:value="0.71933" calcext:value-type="float">
            <text:p>0.71933</text:p>
          </table:table-cell>
          <table:table-cell office:value-type="float" office:value="-0.35883" calcext:value-type="float">
            <text:p>-0.35883</text:p>
          </table:table-cell>
          <table:table-cell office:value-type="float" office:value="0.52194" calcext:value-type="float">
            <text:p>0.52194</text:p>
          </table:table-cell>
          <table:table-cell office:value-type="float" office:value="0.17333" calcext:value-type="float">
            <text:p>0.17333</text:p>
          </table:table-cell>
          <table:table-cell office:value-type="float" office:value="-0.29047" calcext:value-type="float">
            <text:p>-0.29047</text:p>
          </table:table-cell>
          <table:table-cell office:value-type="float" office:value="0.07614" calcext:value-type="float">
            <text:p>0.07614</text:p>
          </table:table-cell>
          <table:table-cell table:number-columns-repeated="5"/>
        </table:table-row>
        <table:table-row table:style-name="ro1">
          <table:table-cell office:value-type="float" office:value="1.40371534186214E+018" calcext:value-type="float">
            <text:p>1403715341862140000</text:p>
          </table:table-cell>
          <table:table-cell office:value-type="float" office:value="-3.67418" calcext:value-type="float">
            <text:p>-3.67418</text:p>
          </table:table-cell>
          <table:table-cell office:value-type="float" office:value="-3.60984" calcext:value-type="float">
            <text:p>-3.60984</text:p>
          </table:table-cell>
          <table:table-cell office:value-type="float" office:value="0.72845" calcext:value-type="float">
            <text:p>0.72845</text:p>
          </table:table-cell>
          <table:table-cell office:value-type="float" office:value="0.29136" calcext:value-type="float">
            <text:p>0.29136</text:p>
          </table:table-cell>
          <table:table-cell office:value-type="float" office:value="0.72197" calcext:value-type="float">
            <text:p>0.72197</text:p>
          </table:table-cell>
          <table:table-cell office:value-type="float" office:value="-0.35629" calcext:value-type="float">
            <text:p>-0.35629</text:p>
          </table:table-cell>
          <table:table-cell office:value-type="float" office:value="0.51666" calcext:value-type="float">
            <text:p>0.51666</text:p>
          </table:table-cell>
          <table:table-cell office:value-type="float" office:value="0.21994" calcext:value-type="float">
            <text:p>0.21994</text:p>
          </table:table-cell>
          <table:table-cell office:value-type="float" office:value="-0.2245" calcext:value-type="float">
            <text:p>-0.2245</text:p>
          </table:table-cell>
          <table:table-cell office:value-type="float" office:value="0.05795" calcext:value-type="float">
            <text:p>0.05795</text:p>
          </table:table-cell>
          <table:table-cell table:number-columns-repeated="5"/>
        </table:table-row>
        <table:table-row table:style-name="ro1">
          <table:table-cell office:value-type="float" office:value="1.40371534196214E+018" calcext:value-type="float">
            <text:p>1403715341962140000</text:p>
          </table:table-cell>
          <table:table-cell office:value-type="float" office:value="-3.65052" calcext:value-type="float">
            <text:p>-3.65052</text:p>
          </table:table-cell>
          <table:table-cell office:value-type="float" office:value="-3.62993" calcext:value-type="float">
            <text:p>-3.62993</text:p>
          </table:table-cell>
          <table:table-cell office:value-type="float" office:value="0.73396" calcext:value-type="float">
            <text:p>0.73396</text:p>
          </table:table-cell>
          <table:table-cell office:value-type="float" office:value="0.28152" calcext:value-type="float">
            <text:p>0.28152</text:p>
          </table:table-cell>
          <table:table-cell office:value-type="float" office:value="0.72263" calcext:value-type="float">
            <text:p>0.72263</text:p>
          </table:table-cell>
          <table:table-cell office:value-type="float" office:value="-0.36182" calcext:value-type="float">
            <text:p>-0.36182</text:p>
          </table:table-cell>
          <table:table-cell office:value-type="float" office:value="0.51734" calcext:value-type="float">
            <text:p>0.51734</text:p>
          </table:table-cell>
          <table:table-cell office:value-type="float" office:value="0.2498" calcext:value-type="float">
            <text:p>0.2498</text:p>
          </table:table-cell>
          <table:table-cell office:value-type="float" office:value="-0.16629" calcext:value-type="float">
            <text:p>-0.16629</text:p>
          </table:table-cell>
          <table:table-cell office:value-type="float" office:value="0.04338" calcext:value-type="float">
            <text:p>0.04338</text:p>
          </table:table-cell>
          <table:table-cell table:number-columns-repeated="5"/>
        </table:table-row>
        <table:table-row table:style-name="ro1">
          <table:table-cell office:value-type="float" office:value="1.40371534206214E+018" calcext:value-type="float">
            <text:p>1403715342062140000</text:p>
          </table:table-cell>
          <table:table-cell office:value-type="float" office:value="-3.62553" calcext:value-type="float">
            <text:p>-3.62553</text:p>
          </table:table-cell>
          <table:table-cell office:value-type="float" office:value="-3.64494" calcext:value-type="float">
            <text:p>-3.64494</text:p>
          </table:table-cell>
          <table:table-cell office:value-type="float" office:value="0.73604" calcext:value-type="float">
            <text:p>0.73604</text:p>
          </table:table-cell>
          <table:table-cell office:value-type="float" office:value="0.26837" calcext:value-type="float">
            <text:p>0.26837</text:p>
          </table:table-cell>
          <table:table-cell office:value-type="float" office:value="0.72401" calcext:value-type="float">
            <text:p>0.72401</text:p>
          </table:table-cell>
          <table:table-cell office:value-type="float" office:value="-0.36888" calcext:value-type="float">
            <text:p>-0.36888</text:p>
          </table:table-cell>
          <table:table-cell office:value-type="float" office:value="0.51742" calcext:value-type="float">
            <text:p>0.51742</text:p>
          </table:table-cell>
          <table:table-cell office:value-type="float" office:value="0.26574" calcext:value-type="float">
            <text:p>0.26574</text:p>
          </table:table-cell>
          <table:table-cell office:value-type="float" office:value="-0.12715" calcext:value-type="float">
            <text:p>-0.12715</text:p>
          </table:table-cell>
          <table:table-cell office:value-type="float" office:value="0.03682" calcext:value-type="float">
            <text:p>0.03682</text:p>
          </table:table-cell>
          <table:table-cell table:number-columns-repeated="5"/>
        </table:table-row>
        <table:table-row table:style-name="ro1">
          <table:table-cell office:value-type="float" office:value="1.40371534216214E+018" calcext:value-type="float">
            <text:p>1403715342162140000</text:p>
          </table:table-cell>
          <table:table-cell office:value-type="float" office:value="-3.59858" calcext:value-type="float">
            <text:p>-3.59858</text:p>
          </table:table-cell>
          <table:table-cell office:value-type="float" office:value="-3.65845" calcext:value-type="float">
            <text:p>-3.65845</text:p>
          </table:table-cell>
          <table:table-cell office:value-type="float" office:value="0.73781" calcext:value-type="float">
            <text:p>0.73781</text:p>
          </table:table-cell>
          <table:table-cell office:value-type="float" office:value="0.25575" calcext:value-type="float">
            <text:p>0.25575</text:p>
          </table:table-cell>
          <table:table-cell office:value-type="float" office:value="0.72709" calcext:value-type="float">
            <text:p>0.72709</text:p>
          </table:table-cell>
          <table:table-cell office:value-type="float" office:value="-0.37482" calcext:value-type="float">
            <text:p>-0.37482</text:p>
          </table:table-cell>
          <table:table-cell office:value-type="float" office:value="0.51521" calcext:value-type="float">
            <text:p>0.51521</text:p>
          </table:table-cell>
          <table:table-cell office:value-type="float" office:value="0.26644" calcext:value-type="float">
            <text:p>0.26644</text:p>
          </table:table-cell>
          <table:table-cell office:value-type="float" office:value="-0.11166" calcext:value-type="float">
            <text:p>-0.11166</text:p>
          </table:table-cell>
          <table:table-cell office:value-type="float" office:value="0.02781" calcext:value-type="float">
            <text:p>0.02781</text:p>
          </table:table-cell>
          <table:table-cell table:number-columns-repeated="5"/>
        </table:table-row>
        <table:table-row table:style-name="ro1">
          <table:table-cell office:value-type="float" office:value="1.40371534226214E+018" calcext:value-type="float">
            <text:p>1403715342262140000</text:p>
          </table:table-cell>
          <table:table-cell office:value-type="float" office:value="-3.57102" calcext:value-type="float">
            <text:p>-3.57102</text:p>
          </table:table-cell>
          <table:table-cell office:value-type="float" office:value="-3.67265" calcext:value-type="float">
            <text:p>-3.67265</text:p>
          </table:table-cell>
          <table:table-cell office:value-type="float" office:value="0.73907" calcext:value-type="float">
            <text:p>0.73907</text:p>
          </table:table-cell>
          <table:table-cell office:value-type="float" office:value="0.24683" calcext:value-type="float">
            <text:p>0.24683</text:p>
          </table:table-cell>
          <table:table-cell office:value-type="float" office:value="0.72912" calcext:value-type="float">
            <text:p>0.72912</text:p>
          </table:table-cell>
          <table:table-cell office:value-type="float" office:value="-0.37737" calcext:value-type="float">
            <text:p>-0.37737</text:p>
          </table:table-cell>
          <table:table-cell office:value-type="float" office:value="0.51483" calcext:value-type="float">
            <text:p>0.51483</text:p>
          </table:table-cell>
          <table:table-cell office:value-type="float" office:value="0.27782" calcext:value-type="float">
            <text:p>0.27782</text:p>
          </table:table-cell>
          <table:table-cell office:value-type="float" office:value="-0.14828" calcext:value-type="float">
            <text:p>-0.14828</text:p>
          </table:table-cell>
          <table:table-cell office:value-type="float" office:value="0.0169" calcext:value-type="float">
            <text:p>0.0169</text:p>
          </table:table-cell>
          <table:table-cell table:number-columns-repeated="5"/>
        </table:table-row>
        <table:table-row table:style-name="ro1">
          <table:table-cell office:value-type="float" office:value="1.40371534236214E+018" calcext:value-type="float">
            <text:p>1403715342362140000</text:p>
          </table:table-cell>
          <table:table-cell office:value-type="float" office:value="-3.54193" calcext:value-type="float">
            <text:p>-3.54193</text:p>
          </table:table-cell>
          <table:table-cell office:value-type="float" office:value="-3.69098" calcext:value-type="float">
            <text:p>-3.69098</text:p>
          </table:table-cell>
          <table:table-cell office:value-type="float" office:value="0.73829" calcext:value-type="float">
            <text:p>0.73829</text:p>
          </table:table-cell>
          <table:table-cell office:value-type="float" office:value="0.241" calcext:value-type="float">
            <text:p>0.241</text:p>
          </table:table-cell>
          <table:table-cell office:value-type="float" office:value="0.73158" calcext:value-type="float">
            <text:p>0.73158</text:p>
          </table:table-cell>
          <table:table-cell office:value-type="float" office:value="-0.37481" calcext:value-type="float">
            <text:p>-0.37481</text:p>
          </table:table-cell>
          <table:table-cell office:value-type="float" office:value="0.51597" calcext:value-type="float">
            <text:p>0.51597</text:p>
          </table:table-cell>
          <table:table-cell office:value-type="float" office:value="0.28336" calcext:value-type="float">
            <text:p>0.28336</text:p>
          </table:table-cell>
          <table:table-cell office:value-type="float" office:value="-0.17612" calcext:value-type="float">
            <text:p>-0.17612</text:p>
          </table:table-cell>
          <table:table-cell office:value-type="float" office:value="-0.0023" calcext:value-type="float">
            <text:p>-0.0023</text:p>
          </table:table-cell>
          <table:table-cell table:number-columns-repeated="5"/>
        </table:table-row>
        <table:table-row table:style-name="ro1">
          <table:table-cell office:value-type="float" office:value="1.40371534246214E+018" calcext:value-type="float">
            <text:p>1403715342462140000</text:p>
          </table:table-cell>
          <table:table-cell office:value-type="float" office:value="-3.51153" calcext:value-type="float">
            <text:p>-3.51153</text:p>
          </table:table-cell>
          <table:table-cell office:value-type="float" office:value="-3.7106" calcext:value-type="float">
            <text:p>-3.7106</text:p>
          </table:table-cell>
          <table:table-cell office:value-type="float" office:value="0.73781" calcext:value-type="float">
            <text:p>0.73781</text:p>
          </table:table-cell>
          <table:table-cell office:value-type="float" office:value="0.23478" calcext:value-type="float">
            <text:p>0.23478</text:p>
          </table:table-cell>
          <table:table-cell office:value-type="float" office:value="0.73855" calcext:value-type="float">
            <text:p>0.73855</text:p>
          </table:table-cell>
          <table:table-cell office:value-type="float" office:value="-0.36509" calcext:value-type="float">
            <text:p>-0.36509</text:p>
          </table:table-cell>
          <table:table-cell office:value-type="float" office:value="0.51588" calcext:value-type="float">
            <text:p>0.51588</text:p>
          </table:table-cell>
          <table:table-cell office:value-type="float" office:value="0.31193" calcext:value-type="float">
            <text:p>0.31193</text:p>
          </table:table-cell>
          <table:table-cell office:value-type="float" office:value="-0.20736" calcext:value-type="float">
            <text:p>-0.20736</text:p>
          </table:table-cell>
          <table:table-cell office:value-type="float" office:value="-0.01593" calcext:value-type="float">
            <text:p>-0.01593</text:p>
          </table:table-cell>
          <table:table-cell table:number-columns-repeated="5"/>
        </table:table-row>
        <table:table-row table:style-name="ro1">
          <table:table-cell office:value-type="float" office:value="1.40371534256214E+018" calcext:value-type="float">
            <text:p>1403715342562140000</text:p>
          </table:table-cell>
          <table:table-cell office:value-type="float" office:value="-3.47922" calcext:value-type="float">
            <text:p>-3.47922</text:p>
          </table:table-cell>
          <table:table-cell office:value-type="float" office:value="-3.73403" calcext:value-type="float">
            <text:p>-3.73403</text:p>
          </table:table-cell>
          <table:table-cell office:value-type="float" office:value="0.73717" calcext:value-type="float">
            <text:p>0.73717</text:p>
          </table:table-cell>
          <table:table-cell office:value-type="float" office:value="0.23069" calcext:value-type="float">
            <text:p>0.23069</text:p>
          </table:table-cell>
          <table:table-cell office:value-type="float" office:value="0.74807" calcext:value-type="float">
            <text:p>0.74807</text:p>
          </table:table-cell>
          <table:table-cell office:value-type="float" office:value="-0.34878" calcext:value-type="float">
            <text:p>-0.34878</text:p>
          </table:table-cell>
          <table:table-cell office:value-type="float" office:value="0.51529" calcext:value-type="float">
            <text:p>0.51529</text:p>
          </table:table-cell>
          <table:table-cell office:value-type="float" office:value="0.33191" calcext:value-type="float">
            <text:p>0.33191</text:p>
          </table:table-cell>
          <table:table-cell office:value-type="float" office:value="-0.24729" calcext:value-type="float">
            <text:p>-0.24729</text:p>
          </table:table-cell>
          <table:table-cell office:value-type="float" office:value="0.00014" calcext:value-type="float">
            <text:p>0.00014</text:p>
          </table:table-cell>
          <table:table-cell table:number-columns-repeated="5"/>
        </table:table-row>
        <table:table-row table:style-name="ro1">
          <table:table-cell office:value-type="float" office:value="1.40371534266214E+018" calcext:value-type="float">
            <text:p>1403715342662140000</text:p>
          </table:table-cell>
          <table:table-cell office:value-type="float" office:value="-3.44411" calcext:value-type="float">
            <text:p>-3.44411</text:p>
          </table:table-cell>
          <table:table-cell office:value-type="float" office:value="-3.76081" calcext:value-type="float">
            <text:p>-3.76081</text:p>
          </table:table-cell>
          <table:table-cell office:value-type="float" office:value="0.73928" calcext:value-type="float">
            <text:p>0.73928</text:p>
          </table:table-cell>
          <table:table-cell office:value-type="float" office:value="0.23438" calcext:value-type="float">
            <text:p>0.23438</text:p>
          </table:table-cell>
          <table:table-cell office:value-type="float" office:value="0.75656" calcext:value-type="float">
            <text:p>0.75656</text:p>
          </table:table-cell>
          <table:table-cell office:value-type="float" office:value="-0.3242" calcext:value-type="float">
            <text:p>-0.3242</text:p>
          </table:table-cell>
          <table:table-cell office:value-type="float" office:value="0.51727" calcext:value-type="float">
            <text:p>0.51727</text:p>
          </table:table-cell>
          <table:table-cell office:value-type="float" office:value="0.37558" calcext:value-type="float">
            <text:p>0.37558</text:p>
          </table:table-cell>
          <table:table-cell office:value-type="float" office:value="-0.26881" calcext:value-type="float">
            <text:p>-0.26881</text:p>
          </table:table-cell>
          <table:table-cell office:value-type="float" office:value="0.01522" calcext:value-type="float">
            <text:p>0.01522</text:p>
          </table:table-cell>
          <table:table-cell table:number-columns-repeated="5"/>
        </table:table-row>
        <table:table-row table:style-name="ro1">
          <table:table-cell office:value-type="float" office:value="1.40371534276214E+018" calcext:value-type="float">
            <text:p>1403715342762140000</text:p>
          </table:table-cell>
          <table:table-cell office:value-type="float" office:value="-3.40381" calcext:value-type="float">
            <text:p>-3.40381</text:p>
          </table:table-cell>
          <table:table-cell office:value-type="float" office:value="-3.78732" calcext:value-type="float">
            <text:p>-3.78732</text:p>
          </table:table-cell>
          <table:table-cell office:value-type="float" office:value="0.74075" calcext:value-type="float">
            <text:p>0.74075</text:p>
          </table:table-cell>
          <table:table-cell office:value-type="float" office:value="0.23183" calcext:value-type="float">
            <text:p>0.23183</text:p>
          </table:table-cell>
          <table:table-cell office:value-type="float" office:value="0.76282" calcext:value-type="float">
            <text:p>0.76282</text:p>
          </table:table-cell>
          <table:table-cell office:value-type="float" office:value="-0.30331" calcext:value-type="float">
            <text:p>-0.30331</text:p>
          </table:table-cell>
          <table:table-cell office:value-type="float" office:value="0.52188" calcext:value-type="float">
            <text:p>0.52188</text:p>
          </table:table-cell>
          <table:table-cell office:value-type="float" office:value="0.41516" calcext:value-type="float">
            <text:p>0.41516</text:p>
          </table:table-cell>
          <table:table-cell office:value-type="float" office:value="-0.2542" calcext:value-type="float">
            <text:p>-0.2542</text:p>
          </table:table-cell>
          <table:table-cell office:value-type="float" office:value="-0.00191" calcext:value-type="float">
            <text:p>-0.00191</text:p>
          </table:table-cell>
          <table:table-cell table:number-columns-repeated="5"/>
        </table:table-row>
        <table:table-row table:style-name="ro1">
          <table:table-cell office:value-type="float" office:value="1.40371534286214E+018" calcext:value-type="float">
            <text:p>1403715342862140000</text:p>
          </table:table-cell>
          <table:table-cell office:value-type="float" office:value="-3.3601" calcext:value-type="float">
            <text:p>-3.3601</text:p>
          </table:table-cell>
          <table:table-cell office:value-type="float" office:value="-3.81161" calcext:value-type="float">
            <text:p>-3.81161</text:p>
          </table:table-cell>
          <table:table-cell office:value-type="float" office:value="0.74144" calcext:value-type="float">
            <text:p>0.74144</text:p>
          </table:table-cell>
          <table:table-cell office:value-type="float" office:value="0.21857" calcext:value-type="float">
            <text:p>0.21857</text:p>
          </table:table-cell>
          <table:table-cell office:value-type="float" office:value="0.76508" calcext:value-type="float">
            <text:p>0.76508</text:p>
          </table:table-cell>
          <table:table-cell office:value-type="float" office:value="-0.29431" calcext:value-type="float">
            <text:p>-0.29431</text:p>
          </table:table-cell>
          <table:table-cell office:value-type="float" office:value="0.5294" calcext:value-type="float">
            <text:p>0.5294</text:p>
          </table:table-cell>
          <table:table-cell office:value-type="float" office:value="0.44879" calcext:value-type="float">
            <text:p>0.44879</text:p>
          </table:table-cell>
          <table:table-cell office:value-type="float" office:value="-0.22608" calcext:value-type="float">
            <text:p>-0.22608</text:p>
          </table:table-cell>
          <table:table-cell office:value-type="float" office:value="-0.0003" calcext:value-type="float">
            <text:p>-0.0003</text:p>
          </table:table-cell>
          <table:table-cell table:number-columns-repeated="5"/>
        </table:table-row>
        <table:table-row table:style-name="ro1">
          <table:table-cell office:value-type="float" office:value="1.40371534296214E+018" calcext:value-type="float">
            <text:p>1403715342962140000</text:p>
          </table:table-cell>
          <table:table-cell office:value-type="float" office:value="-3.31373" calcext:value-type="float">
            <text:p>-3.31373</text:p>
          </table:table-cell>
          <table:table-cell office:value-type="float" office:value="-3.83561" calcext:value-type="float">
            <text:p>-3.83561</text:p>
          </table:table-cell>
          <table:table-cell office:value-type="float" office:value="0.74082" calcext:value-type="float">
            <text:p>0.74082</text:p>
          </table:table-cell>
          <table:table-cell office:value-type="float" office:value="0.20757" calcext:value-type="float">
            <text:p>0.20757</text:p>
          </table:table-cell>
          <table:table-cell office:value-type="float" office:value="0.76484" calcext:value-type="float">
            <text:p>0.76484</text:p>
          </table:table-cell>
          <table:table-cell office:value-type="float" office:value="-0.28962" calcext:value-type="float">
            <text:p>-0.28962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47896" calcext:value-type="float">
            <text:p>0.47896</text:p>
          </table:table-cell>
          <table:table-cell office:value-type="float" office:value="-0.23433" calcext:value-type="float">
            <text:p>-0.23433</text:p>
          </table:table-cell>
          <table:table-cell office:value-type="float" office:value="-0.01542" calcext:value-type="float">
            <text:p>-0.01542</text:p>
          </table:table-cell>
          <table:table-cell table:number-columns-repeated="5"/>
        </table:table-row>
        <table:table-row table:style-name="ro1">
          <table:table-cell office:value-type="float" office:value="1.40371534306214E+018" calcext:value-type="float">
            <text:p>1403715343062140000</text:p>
          </table:table-cell>
          <table:table-cell office:value-type="float" office:value="-3.26573" calcext:value-type="float">
            <text:p>-3.26573</text:p>
          </table:table-cell>
          <table:table-cell office:value-type="float" office:value="-3.86029" calcext:value-type="float">
            <text:p>-3.86029</text:p>
          </table:table-cell>
          <table:table-cell office:value-type="float" office:value="0.73762" calcext:value-type="float">
            <text:p>0.73762</text:p>
          </table:table-cell>
          <table:table-cell office:value-type="float" office:value="0.2006" calcext:value-type="float">
            <text:p>0.2006</text:p>
          </table:table-cell>
          <table:table-cell office:value-type="float" office:value="0.76313" calcext:value-type="float">
            <text:p>0.76313</text:p>
          </table:table-cell>
          <table:table-cell office:value-type="float" office:value="-0.28676" calcext:value-type="float">
            <text:p>-0.28676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49012" calcext:value-type="float">
            <text:p>0.49012</text:p>
          </table:table-cell>
          <table:table-cell office:value-type="float" office:value="-0.24391" calcext:value-type="float">
            <text:p>-0.24391</text:p>
          </table:table-cell>
          <table:table-cell office:value-type="float" office:value="-0.0445" calcext:value-type="float">
            <text:p>-0.0445</text:p>
          </table:table-cell>
          <table:table-cell table:number-columns-repeated="5"/>
        </table:table-row>
        <table:table-row table:style-name="ro1">
          <table:table-cell office:value-type="float" office:value="1.40371534316214E+018" calcext:value-type="float">
            <text:p>1403715343162140000</text:p>
          </table:table-cell>
          <table:table-cell office:value-type="float" office:value="-3.21755" calcext:value-type="float">
            <text:p>-3.21755</text:p>
          </table:table-cell>
          <table:table-cell office:value-type="float" office:value="-3.88477" calcext:value-type="float">
            <text:p>-3.88477</text:p>
          </table:table-cell>
          <table:table-cell office:value-type="float" office:value="0.73265" calcext:value-type="float">
            <text:p>0.73265</text:p>
          </table:table-cell>
          <table:table-cell office:value-type="float" office:value="0.19764" calcext:value-type="float">
            <text:p>0.19764</text:p>
          </table:table-cell>
          <table:table-cell office:value-type="float" office:value="0.76372" calcext:value-type="float">
            <text:p>0.76372</text:p>
          </table:table-cell>
          <table:table-cell office:value-type="float" office:value="-0.28339" calcext:value-type="float">
            <text:p>-0.28339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48405" calcext:value-type="float">
            <text:p>0.48405</text:p>
          </table:table-cell>
          <table:table-cell office:value-type="float" office:value="-0.2402" calcext:value-type="float">
            <text:p>-0.2402</text:p>
          </table:table-cell>
          <table:table-cell office:value-type="float" office:value="-0.06901" calcext:value-type="float">
            <text:p>-0.06901</text:p>
          </table:table-cell>
          <table:table-cell table:number-columns-repeated="5"/>
        </table:table-row>
        <table:table-row table:style-name="ro1">
          <table:table-cell office:value-type="float" office:value="1.40371534326214E+018" calcext:value-type="float">
            <text:p>1403715343262140000</text:p>
          </table:table-cell>
          <table:table-cell office:value-type="float" office:value="-3.16897" calcext:value-type="float">
            <text:p>-3.16897</text:p>
          </table:table-cell>
          <table:table-cell office:value-type="float" office:value="-3.90884" calcext:value-type="float">
            <text:p>-3.90884</text:p>
          </table:table-cell>
          <table:table-cell office:value-type="float" office:value="0.7243" calcext:value-type="float">
            <text:p>0.7243</text:p>
          </table:table-cell>
          <table:table-cell office:value-type="float" office:value="0.19492" calcext:value-type="float">
            <text:p>0.19492</text:p>
          </table:table-cell>
          <table:table-cell office:value-type="float" office:value="0.7647" calcext:value-type="float">
            <text:p>0.7647</text:p>
          </table:table-cell>
          <table:table-cell office:value-type="float" office:value="-0.28123" calcext:value-type="float">
            <text:p>-0.28123</text:p>
          </table:table-cell>
          <table:table-cell office:value-type="float" office:value="0.54603" calcext:value-type="float">
            <text:p>0.54603</text:p>
          </table:table-cell>
          <table:table-cell office:value-type="float" office:value="0.47926" calcext:value-type="float">
            <text:p>0.47926</text:p>
          </table:table-cell>
          <table:table-cell office:value-type="float" office:value="-0.24027" calcext:value-type="float">
            <text:p>-0.24027</text:p>
          </table:table-cell>
          <table:table-cell office:value-type="float" office:value="-0.10789" calcext:value-type="float">
            <text:p>-0.10789</text:p>
          </table:table-cell>
          <table:table-cell table:number-columns-repeated="5"/>
        </table:table-row>
        <table:table-row table:style-name="ro1">
          <table:table-cell office:value-type="float" office:value="1.40371534336214E+018" calcext:value-type="float">
            <text:p>1403715343362140000</text:p>
          </table:table-cell>
          <table:table-cell office:value-type="float" office:value="-3.12414" calcext:value-type="float">
            <text:p>-3.12414</text:p>
          </table:table-cell>
          <table:table-cell office:value-type="float" office:value="-3.93195" calcext:value-type="float">
            <text:p>-3.93195</text:p>
          </table:table-cell>
          <table:table-cell office:value-type="float" office:value="0.72078" calcext:value-type="float">
            <text:p>0.72078</text:p>
          </table:table-cell>
          <table:table-cell office:value-type="float" office:value="0.19169" calcext:value-type="float">
            <text:p>0.19169</text:p>
          </table:table-cell>
          <table:table-cell office:value-type="float" office:value="0.76772" calcext:value-type="float">
            <text:p>0.76772</text:p>
          </table:table-cell>
          <table:table-cell office:value-type="float" office:value="-0.28167" calcext:value-type="float">
            <text:p>-0.28167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46575" calcext:value-type="float">
            <text:p>0.46575</text:p>
          </table:table-cell>
          <table:table-cell office:value-type="float" office:value="-0.23612" calcext:value-type="float">
            <text:p>-0.23612</text:p>
          </table:table-cell>
          <table:table-cell office:value-type="float" office:value="-0.09678" calcext:value-type="float">
            <text:p>-0.09678</text:p>
          </table:table-cell>
          <table:table-cell table:number-columns-repeated="5"/>
        </table:table-row>
        <table:table-row table:style-name="ro1">
          <table:table-cell office:value-type="float" office:value="1.40371534346214E+018" calcext:value-type="float">
            <text:p>1403715343462140000</text:p>
          </table:table-cell>
          <table:table-cell office:value-type="float" office:value="-3.07816" calcext:value-type="float">
            <text:p>-3.07816</text:p>
          </table:table-cell>
          <table:table-cell office:value-type="float" office:value="-3.95382" calcext:value-type="float">
            <text:p>-3.95382</text:p>
          </table:table-cell>
          <table:table-cell office:value-type="float" office:value="0.7135" calcext:value-type="float">
            <text:p>0.7135</text:p>
          </table:table-cell>
          <table:table-cell office:value-type="float" office:value="0.19349" calcext:value-type="float">
            <text:p>0.19349</text:p>
          </table:table-cell>
          <table:table-cell office:value-type="float" office:value="0.77114" calcext:value-type="float">
            <text:p>0.77114</text:p>
          </table:table-cell>
          <table:table-cell office:value-type="float" office:value="-0.28075" calcext:value-type="float">
            <text:p>-0.28075</text:p>
          </table:table-cell>
          <table:table-cell office:value-type="float" office:value="0.53767" calcext:value-type="float">
            <text:p>0.53767</text:p>
          </table:table-cell>
          <table:table-cell office:value-type="float" office:value="0.4627" calcext:value-type="float">
            <text:p>0.4627</text:p>
          </table:table-cell>
          <table:table-cell office:value-type="float" office:value="-0.23038" calcext:value-type="float">
            <text:p>-0.23038</text:p>
          </table:table-cell>
          <table:table-cell office:value-type="float" office:value="-0.09183" calcext:value-type="float">
            <text:p>-0.09183</text:p>
          </table:table-cell>
          <table:table-cell table:number-columns-repeated="5"/>
        </table:table-row>
        <table:table-row table:style-name="ro1">
          <table:table-cell office:value-type="float" office:value="1.40371534356214E+018" calcext:value-type="float">
            <text:p>1403715343562140000</text:p>
          </table:table-cell>
          <table:table-cell office:value-type="float" office:value="-3.03105" calcext:value-type="float">
            <text:p>-3.03105</text:p>
          </table:table-cell>
          <table:table-cell office:value-type="float" office:value="-3.97594" calcext:value-type="float">
            <text:p>-3.97594</text:p>
          </table:table-cell>
          <table:table-cell office:value-type="float" office:value="0.70561" calcext:value-type="float">
            <text:p>0.70561</text:p>
          </table:table-cell>
          <table:table-cell office:value-type="float" office:value="0.19483" calcext:value-type="float">
            <text:p>0.19483</text:p>
          </table:table-cell>
          <table:table-cell office:value-type="float" office:value="0.77172" calcext:value-type="float">
            <text:p>0.77172</text:p>
          </table:table-cell>
          <table:table-cell office:value-type="float" office:value="-0.28191" calcext:value-type="float">
            <text:p>-0.28191</text:p>
          </table:table-cell>
          <table:table-cell office:value-type="float" office:value="0.53574" calcext:value-type="float">
            <text:p>0.53574</text:p>
          </table:table-cell>
          <table:table-cell office:value-type="float" office:value="0.48208" calcext:value-type="float">
            <text:p>0.48208</text:p>
          </table:table-cell>
          <table:table-cell office:value-type="float" office:value="-0.22543" calcext:value-type="float">
            <text:p>-0.22543</text:p>
          </table:table-cell>
          <table:table-cell office:value-type="float" office:value="-0.08966" calcext:value-type="float">
            <text:p>-0.08966</text:p>
          </table:table-cell>
          <table:table-cell table:number-columns-repeated="5"/>
        </table:table-row>
        <table:table-row table:style-name="ro1">
          <table:table-cell office:value-type="float" office:value="1.40371534366214E+018" calcext:value-type="float">
            <text:p>1403715343662140000</text:p>
          </table:table-cell>
          <table:table-cell office:value-type="float" office:value="-2.98091" calcext:value-type="float">
            <text:p>-2.98091</text:p>
          </table:table-cell>
          <table:table-cell office:value-type="float" office:value="-3.99872" calcext:value-type="float">
            <text:p>-3.99872</text:p>
          </table:table-cell>
          <table:table-cell office:value-type="float" office:value="0.69833" calcext:value-type="float">
            <text:p>0.69833</text:p>
          </table:table-cell>
          <table:table-cell office:value-type="float" office:value="0.1979" calcext:value-type="float">
            <text:p>0.1979</text:p>
          </table:table-cell>
          <table:table-cell office:value-type="float" office:value="0.77122" calcext:value-type="float">
            <text:p>0.77122</text:p>
          </table:table-cell>
          <table:table-cell office:value-type="float" office:value="-0.28254" calcext:value-type="float">
            <text:p>-0.28254</text:p>
          </table:table-cell>
          <table:table-cell office:value-type="float" office:value="0.535" calcext:value-type="float">
            <text:p>0.535</text:p>
          </table:table-cell>
          <table:table-cell office:value-type="float" office:value="0.50836" calcext:value-type="float">
            <text:p>0.50836</text:p>
          </table:table-cell>
          <table:table-cell office:value-type="float" office:value="-0.2317" calcext:value-type="float">
            <text:p>-0.2317</text:p>
          </table:table-cell>
          <table:table-cell office:value-type="float" office:value="-0.07424" calcext:value-type="float">
            <text:p>-0.07424</text:p>
          </table:table-cell>
          <table:table-cell table:number-columns-repeated="5"/>
        </table:table-row>
        <table:table-row table:style-name="ro1">
          <table:table-cell office:value-type="float" office:value="1.40371534376214E+018" calcext:value-type="float">
            <text:p>1403715343762140000</text:p>
          </table:table-cell>
          <table:table-cell office:value-type="float" office:value="-2.92839" calcext:value-type="float">
            <text:p>-2.92839</text:p>
          </table:table-cell>
          <table:table-cell office:value-type="float" office:value="-4.02276" calcext:value-type="float">
            <text:p>-4.02276</text:p>
          </table:table-cell>
          <table:table-cell office:value-type="float" office:value="0.69359" calcext:value-type="float">
            <text:p>0.69359</text:p>
          </table:table-cell>
          <table:table-cell office:value-type="float" office:value="0.20486" calcext:value-type="float">
            <text:p>0.20486</text:p>
          </table:table-cell>
          <table:table-cell office:value-type="float" office:value="0.76947" calcext:value-type="float">
            <text:p>0.76947</text:p>
          </table:table-cell>
          <table:table-cell office:value-type="float" office:value="-0.28071" calcext:value-type="float">
            <text:p>-0.28071</text:p>
          </table:table-cell>
          <table:table-cell office:value-type="float" office:value="0.53586" calcext:value-type="float">
            <text:p>0.53586</text:p>
          </table:table-cell>
          <table:table-cell office:value-type="float" office:value="0.53778" calcext:value-type="float">
            <text:p>0.53778</text:p>
          </table:table-cell>
          <table:table-cell office:value-type="float" office:value="-0.23706" calcext:value-type="float">
            <text:p>-0.23706</text:p>
          </table:table-cell>
          <table:table-cell office:value-type="float" office:value="-0.04456" calcext:value-type="float">
            <text:p>-0.04456</text:p>
          </table:table-cell>
          <table:table-cell table:number-columns-repeated="5"/>
        </table:table-row>
        <table:table-row table:style-name="ro1">
          <table:table-cell office:value-type="float" office:value="1.40371534386214E+018" calcext:value-type="float">
            <text:p>1403715343862140000</text:p>
          </table:table-cell>
          <table:table-cell office:value-type="float" office:value="-2.8732" calcext:value-type="float">
            <text:p>-2.8732</text:p>
          </table:table-cell>
          <table:table-cell office:value-type="float" office:value="-4.04564" calcext:value-type="float">
            <text:p>-4.04564</text:p>
          </table:table-cell>
          <table:table-cell office:value-type="float" office:value="0.69067" calcext:value-type="float">
            <text:p>0.69067</text:p>
          </table:table-cell>
          <table:table-cell office:value-type="float" office:value="0.20968" calcext:value-type="float">
            <text:p>0.20968</text:p>
          </table:table-cell>
          <table:table-cell office:value-type="float" office:value="0.76623" calcext:value-type="float">
            <text:p>0.76623</text:p>
          </table:table-cell>
          <table:table-cell office:value-type="float" office:value="-0.27996" calcext:value-type="float">
            <text:p>-0.27996</text:p>
          </table:table-cell>
          <table:table-cell office:value-type="float" office:value="0.53902" calcext:value-type="float">
            <text:p>0.53902</text:p>
          </table:table-cell>
          <table:table-cell office:value-type="float" office:value="0.55904" calcext:value-type="float">
            <text:p>0.55904</text:p>
          </table:table-cell>
          <table:table-cell office:value-type="float" office:value="-0.21819" calcext:value-type="float">
            <text:p>-0.21819</text:p>
          </table:table-cell>
          <table:table-cell office:value-type="float" office:value="-0.03733" calcext:value-type="float">
            <text:p>-0.03733</text:p>
          </table:table-cell>
          <table:table-cell table:number-columns-repeated="5"/>
        </table:table-row>
        <table:table-row table:style-name="ro1">
          <table:table-cell office:value-type="float" office:value="1.40371534396214E+018" calcext:value-type="float">
            <text:p>1403715343962140000</text:p>
          </table:table-cell>
          <table:table-cell office:value-type="float" office:value="-2.81535" calcext:value-type="float">
            <text:p>-2.81535</text:p>
          </table:table-cell>
          <table:table-cell office:value-type="float" office:value="-4.06624" calcext:value-type="float">
            <text:p>-4.06624</text:p>
          </table:table-cell>
          <table:table-cell office:value-type="float" office:value="0.68846" calcext:value-type="float">
            <text:p>0.68846</text:p>
          </table:table-cell>
          <table:table-cell office:value-type="float" office:value="0.2086" calcext:value-type="float">
            <text:p>0.2086</text:p>
          </table:table-cell>
          <table:table-cell office:value-type="float" office:value="0.76427" calcext:value-type="float">
            <text:p>0.76427</text:p>
          </table:table-cell>
          <table:table-cell office:value-type="float" office:value="-0.27947" calcext:value-type="float">
            <text:p>-0.27947</text:p>
          </table:table-cell>
          <table:table-cell office:value-type="float" office:value="0.54247" calcext:value-type="float">
            <text:p>0.54247</text:p>
          </table:table-cell>
          <table:table-cell office:value-type="float" office:value="0.59115" calcext:value-type="float">
            <text:p>0.59115</text:p>
          </table:table-cell>
          <table:table-cell office:value-type="float" office:value="-0.19024" calcext:value-type="float">
            <text:p>-0.19024</text:p>
          </table:table-cell>
          <table:table-cell office:value-type="float" office:value="-0.01527" calcext:value-type="float">
            <text:p>-0.01527</text:p>
          </table:table-cell>
          <table:table-cell table:number-columns-repeated="5"/>
        </table:table-row>
        <table:table-row table:style-name="ro1">
          <table:table-cell office:value-type="float" office:value="1.40371534406214E+018" calcext:value-type="float">
            <text:p>1403715344062140000</text:p>
          </table:table-cell>
          <table:table-cell office:value-type="float" office:value="-2.75413" calcext:value-type="float">
            <text:p>-2.75413</text:p>
          </table:table-cell>
          <table:table-cell office:value-type="float" office:value="-4.08458" calcext:value-type="float">
            <text:p>-4.08458</text:p>
          </table:table-cell>
          <table:table-cell office:value-type="float" office:value="0.68639" calcext:value-type="float">
            <text:p>0.68639</text:p>
          </table:table-cell>
          <table:table-cell office:value-type="float" office:value="0.20412" calcext:value-type="float">
            <text:p>0.20412</text:p>
          </table:table-cell>
          <table:table-cell office:value-type="float" office:value="0.76444" calcext:value-type="float">
            <text:p>0.76444</text:p>
          </table:table-cell>
          <table:table-cell office:value-type="float" office:value="-0.27416" calcext:value-type="float">
            <text:p>-0.27416</text:p>
          </table:table-cell>
          <table:table-cell office:value-type="float" office:value="0.54663" calcext:value-type="float">
            <text:p>0.54663</text:p>
          </table:table-cell>
          <table:table-cell office:value-type="float" office:value="0.61738" calcext:value-type="float">
            <text:p>0.61738</text:p>
          </table:table-cell>
          <table:table-cell office:value-type="float" office:value="-0.15426" calcext:value-type="float">
            <text:p>-0.15426</text:p>
          </table:table-cell>
          <table:table-cell office:value-type="float" office:value="-0.00995" calcext:value-type="float">
            <text:p>-0.00995</text:p>
          </table:table-cell>
          <table:table-cell table:number-columns-repeated="5"/>
        </table:table-row>
        <table:table-row table:style-name="ro1">
          <table:table-cell office:value-type="float" office:value="1.40371534416214E+018" calcext:value-type="float">
            <text:p>1403715344162140000</text:p>
          </table:table-cell>
          <table:table-cell office:value-type="float" office:value="-2.69046" calcext:value-type="float">
            <text:p>-2.69046</text:p>
          </table:table-cell>
          <table:table-cell office:value-type="float" office:value="-4.10031" calcext:value-type="float">
            <text:p>-4.10031</text:p>
          </table:table-cell>
          <table:table-cell office:value-type="float" office:value="0.68422" calcext:value-type="float">
            <text:p>0.68422</text:p>
          </table:table-cell>
          <table:table-cell office:value-type="float" office:value="0.19585" calcext:value-type="float">
            <text:p>0.19585</text:p>
          </table:table-cell>
          <table:table-cell office:value-type="float" office:value="0.76612" calcext:value-type="float">
            <text:p>0.76612</text:p>
          </table:table-cell>
          <table:table-cell office:value-type="float" office:value="-0.2636" calcext:value-type="float">
            <text:p>-0.2636</text:p>
          </table:table-cell>
          <table:table-cell office:value-type="float" office:value="0.55247" calcext:value-type="float">
            <text:p>0.55247</text:p>
          </table:table-cell>
          <table:table-cell office:value-type="float" office:value="0.63867" calcext:value-type="float">
            <text:p>0.63867</text:p>
          </table:table-cell>
          <table:table-cell office:value-type="float" office:value="-0.12721" calcext:value-type="float">
            <text:p>-0.12721</text:p>
          </table:table-cell>
          <table:table-cell office:value-type="float" office:value="-0.02708" calcext:value-type="float">
            <text:p>-0.02708</text:p>
          </table:table-cell>
          <table:table-cell table:number-columns-repeated="5"/>
        </table:table-row>
        <table:table-row table:style-name="ro1">
          <table:table-cell office:value-type="float" office:value="1.40371534426214E+018" calcext:value-type="float">
            <text:p>1403715344262140000</text:p>
          </table:table-cell>
          <table:table-cell office:value-type="float" office:value="-2.62593" calcext:value-type="float">
            <text:p>-2.62593</text:p>
          </table:table-cell>
          <table:table-cell office:value-type="float" office:value="-4.11381" calcext:value-type="float">
            <text:p>-4.11381</text:p>
          </table:table-cell>
          <table:table-cell office:value-type="float" office:value="0.6821" calcext:value-type="float">
            <text:p>0.6821</text:p>
          </table:table-cell>
          <table:table-cell office:value-type="float" office:value="0.19291" calcext:value-type="float">
            <text:p>0.19291</text:p>
          </table:table-cell>
          <table:table-cell office:value-type="float" office:value="0.76944" calcext:value-type="float">
            <text:p>0.76944</text:p>
          </table:table-cell>
          <table:table-cell office:value-type="float" office:value="-0.24644" calcext:value-type="float">
            <text:p>-0.24644</text:p>
          </table:table-cell>
          <table:table-cell office:value-type="float" office:value="0.55679" calcext:value-type="float">
            <text:p>0.55679</text:p>
          </table:table-cell>
          <table:table-cell office:value-type="float" office:value="0.63479" calcext:value-type="float">
            <text:p>0.63479</text:p>
          </table:table-cell>
          <table:table-cell office:value-type="float" office:value="-0.09533" calcext:value-type="float">
            <text:p>-0.09533</text:p>
          </table:table-cell>
          <table:table-cell office:value-type="float" office:value="-0.03754" calcext:value-type="float">
            <text:p>-0.03754</text:p>
          </table:table-cell>
          <table:table-cell table:number-columns-repeated="5"/>
        </table:table-row>
        <table:table-row table:style-name="ro1">
          <table:table-cell office:value-type="float" office:value="1.40371534436214E+018" calcext:value-type="float">
            <text:p>1403715344362140000</text:p>
          </table:table-cell>
          <table:table-cell office:value-type="float" office:value="-2.56163" calcext:value-type="float">
            <text:p>-2.56163</text:p>
          </table:table-cell>
          <table:table-cell office:value-type="float" office:value="-4.12244" calcext:value-type="float">
            <text:p>-4.12244</text:p>
          </table:table-cell>
          <table:table-cell office:value-type="float" office:value="0.68066" calcext:value-type="float">
            <text:p>0.68066</text:p>
          </table:table-cell>
          <table:table-cell office:value-type="float" office:value="0.19517" calcext:value-type="float">
            <text:p>0.19517</text:p>
          </table:table-cell>
          <table:table-cell office:value-type="float" office:value="0.77064" calcext:value-type="float">
            <text:p>0.77064</text:p>
          </table:table-cell>
          <table:table-cell office:value-type="float" office:value="-0.22835" calcext:value-type="float">
            <text:p>-0.22835</text:p>
          </table:table-cell>
          <table:table-cell office:value-type="float" office:value="0.56203" calcext:value-type="float">
            <text:p>0.56203</text:p>
          </table:table-cell>
          <table:table-cell office:value-type="float" office:value="0.63163" calcext:value-type="float">
            <text:p>0.63163</text:p>
          </table:table-cell>
          <table:table-cell office:value-type="float" office:value="-0.04231" calcext:value-type="float">
            <text:p>-0.04231</text:p>
          </table:table-cell>
          <table:table-cell office:value-type="float" office:value="-0.02462" calcext:value-type="float">
            <text:p>-0.02462</text:p>
          </table:table-cell>
          <table:table-cell table:number-columns-repeated="5"/>
        </table:table-row>
        <table:table-row table:style-name="ro1">
          <table:table-cell office:value-type="float" office:value="1.40371534446214E+018" calcext:value-type="float">
            <text:p>1403715344462140000</text:p>
          </table:table-cell>
          <table:table-cell office:value-type="float" office:value="-2.49756" calcext:value-type="float">
            <text:p>-2.49756</text:p>
          </table:table-cell>
          <table:table-cell office:value-type="float" office:value="-4.12566" calcext:value-type="float">
            <text:p>-4.12566</text:p>
          </table:table-cell>
          <table:table-cell office:value-type="float" office:value="0.6789" calcext:value-type="float">
            <text:p>0.6789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77025" calcext:value-type="float">
            <text:p>0.77025</text:p>
          </table:table-cell>
          <table:table-cell office:value-type="float" office:value="-0.21358" calcext:value-type="float">
            <text:p>-0.21358</text:p>
          </table:table-cell>
          <table:table-cell office:value-type="float" office:value="0.56788" calcext:value-type="float">
            <text:p>0.56788</text:p>
          </table:table-cell>
          <table:table-cell office:value-type="float" office:value="0.62411" calcext:value-type="float">
            <text:p>0.62411</text:p>
          </table:table-cell>
          <table:table-cell office:value-type="float" office:value="0.01931" calcext:value-type="float">
            <text:p>0.01931</text:p>
          </table:table-cell>
          <table:table-cell office:value-type="float" office:value="-0.04103" calcext:value-type="float">
            <text:p>-0.04103</text:p>
          </table:table-cell>
          <table:table-cell table:number-columns-repeated="5"/>
        </table:table-row>
        <table:table-row table:style-name="ro1">
          <table:table-cell office:value-type="float" office:value="1.40371534456214E+018" calcext:value-type="float">
            <text:p>1403715344562140000</text:p>
          </table:table-cell>
          <table:table-cell office:value-type="float" office:value="-2.43607" calcext:value-type="float">
            <text:p>-2.43607</text:p>
          </table:table-cell>
          <table:table-cell office:value-type="float" office:value="-4.1201" calcext:value-type="float">
            <text:p>-4.1201</text:p>
          </table:table-cell>
          <table:table-cell office:value-type="float" office:value="0.67508" calcext:value-type="float">
            <text:p>0.67508</text:p>
          </table:table-cell>
          <table:table-cell office:value-type="float" office:value="0.19662" calcext:value-type="float">
            <text:p>0.19662</text:p>
          </table:table-cell>
          <table:table-cell office:value-type="float" office:value="0.77087" calcext:value-type="float">
            <text:p>0.77087</text:p>
          </table:table-cell>
          <table:table-cell office:value-type="float" office:value="-0.20273" calcext:value-type="float">
            <text:p>-0.20273</text:p>
          </table:table-cell>
          <table:table-cell office:value-type="float" office:value="0.57097" calcext:value-type="float">
            <text:p>0.57097</text:p>
          </table:table-cell>
          <table:table-cell office:value-type="float" office:value="0.60881" calcext:value-type="float">
            <text:p>0.60881</text:p>
          </table:table-cell>
          <table:table-cell office:value-type="float" office:value="0.10677" calcext:value-type="float">
            <text:p>0.10677</text:p>
          </table:table-cell>
          <table:table-cell office:value-type="float" office:value="-0.06675" calcext:value-type="float">
            <text:p>-0.06675</text:p>
          </table:table-cell>
          <table:table-cell table:number-columns-repeated="5"/>
        </table:table-row>
        <table:table-row table:style-name="ro1">
          <table:table-cell office:value-type="float" office:value="1.40371534466214E+018" calcext:value-type="float">
            <text:p>1403715344662140000</text:p>
          </table:table-cell>
          <table:table-cell office:value-type="float" office:value="-2.37713" calcext:value-type="float">
            <text:p>-2.37713</text:p>
          </table:table-cell>
          <table:table-cell office:value-type="float" office:value="-4.1047" calcext:value-type="float">
            <text:p>-4.1047</text:p>
          </table:table-cell>
          <table:table-cell office:value-type="float" office:value="0.66776" calcext:value-type="float">
            <text:p>0.66776</text:p>
          </table:table-cell>
          <table:table-cell office:value-type="float" office:value="0.19267" calcext:value-type="float">
            <text:p>0.19267</text:p>
          </table:table-cell>
          <table:table-cell office:value-type="float" office:value="0.77657" calcext:value-type="float">
            <text:p>0.77657</text:p>
          </table:table-cell>
          <table:table-cell office:value-type="float" office:value="-0.19751" calcext:value-type="float">
            <text:p>-0.19751</text:p>
          </table:table-cell>
          <table:table-cell office:value-type="float" office:value="0.5664" calcext:value-type="float">
            <text:p>0.5664</text:p>
          </table:table-cell>
          <table:table-cell office:value-type="float" office:value="0.59869" calcext:value-type="float">
            <text:p>0.59869</text:p>
          </table:table-cell>
          <table:table-cell office:value-type="float" office:value="0.1999" calcext:value-type="float">
            <text:p>0.1999</text:p>
          </table:table-cell>
          <table:table-cell office:value-type="float" office:value="-0.09217" calcext:value-type="float">
            <text:p>-0.09217</text:p>
          </table:table-cell>
          <table:table-cell table:number-columns-repeated="5"/>
        </table:table-row>
        <table:table-row table:style-name="ro1">
          <table:table-cell office:value-type="float" office:value="1.40371534476214E+018" calcext:value-type="float">
            <text:p>1403715344762140000</text:p>
          </table:table-cell>
          <table:table-cell office:value-type="float" office:value="-2.31981" calcext:value-type="float">
            <text:p>-2.31981</text:p>
          </table:table-cell>
          <table:table-cell office:value-type="float" office:value="-4.07997" calcext:value-type="float">
            <text:p>-4.07997</text:p>
          </table:table-cell>
          <table:table-cell office:value-type="float" office:value="0.65831" calcext:value-type="float">
            <text:p>0.65831</text:p>
          </table:table-cell>
          <table:table-cell office:value-type="float" office:value="0.18833" calcext:value-type="float">
            <text:p>0.18833</text:p>
          </table:table-cell>
          <table:table-cell office:value-type="float" office:value="0.78351" calcext:value-type="float">
            <text:p>0.78351</text:p>
          </table:table-cell>
          <table:table-cell office:value-type="float" office:value="-0.19514" calcext:value-type="float">
            <text:p>-0.19514</text:p>
          </table:table-cell>
          <table:table-cell office:value-type="float" office:value="0.55907" calcext:value-type="float">
            <text:p>0.55907</text:p>
          </table:table-cell>
          <table:table-cell office:value-type="float" office:value="0.60681" calcext:value-type="float">
            <text:p>0.60681</text:p>
          </table:table-cell>
          <table:table-cell office:value-type="float" office:value="0.29302" calcext:value-type="float">
            <text:p>0.29302</text:p>
          </table:table-cell>
          <table:table-cell office:value-type="float" office:value="-0.10082" calcext:value-type="float">
            <text:p>-0.10082</text:p>
          </table:table-cell>
          <table:table-cell table:number-columns-repeated="5"/>
        </table:table-row>
        <table:table-row table:style-name="ro1">
          <table:table-cell office:value-type="float" office:value="1.40371534486214E+018" calcext:value-type="float">
            <text:p>1403715344862140000</text:p>
          </table:table-cell>
          <table:table-cell office:value-type="float" office:value="-2.26131" calcext:value-type="float">
            <text:p>-2.26131</text:p>
          </table:table-cell>
          <table:table-cell office:value-type="float" office:value="-4.04713" calcext:value-type="float">
            <text:p>-4.04713</text:p>
          </table:table-cell>
          <table:table-cell office:value-type="float" office:value="0.64944" calcext:value-type="float">
            <text:p>0.64944</text:p>
          </table:table-cell>
          <table:table-cell office:value-type="float" office:value="0.18529" calcext:value-type="float">
            <text:p>0.18529</text:p>
          </table:table-cell>
          <table:table-cell office:value-type="float" office:value="0.78703" calcext:value-type="float">
            <text:p>0.78703</text:p>
          </table:table-cell>
          <table:table-cell office:value-type="float" office:value="-0.1935" calcext:value-type="float">
            <text:p>-0.1935</text:p>
          </table:table-cell>
          <table:table-cell office:value-type="float" office:value="0.5557" calcext:value-type="float">
            <text:p>0.5557</text:p>
          </table:table-cell>
          <table:table-cell office:value-type="float" office:value="0.61359" calcext:value-type="float">
            <text:p>0.61359</text:p>
          </table:table-cell>
          <table:table-cell office:value-type="float" office:value="0.36932" calcext:value-type="float">
            <text:p>0.36932</text:p>
          </table:table-cell>
          <table:table-cell office:value-type="float" office:value="-0.09189" calcext:value-type="float">
            <text:p>-0.09189</text:p>
          </table:table-cell>
          <table:table-cell table:number-columns-repeated="5"/>
        </table:table-row>
        <table:table-row table:style-name="ro1">
          <table:table-cell office:value-type="float" office:value="1.40371534496214E+018" calcext:value-type="float">
            <text:p>1403715344962140000</text:p>
          </table:table-cell>
          <table:table-cell office:value-type="float" office:value="-2.20098" calcext:value-type="float">
            <text:p>-2.20098</text:p>
          </table:table-cell>
          <table:table-cell office:value-type="float" office:value="-4.00685" calcext:value-type="float">
            <text:p>-4.00685</text:p>
          </table:table-cell>
          <table:table-cell office:value-type="float" office:value="0.64046" calcext:value-type="float">
            <text:p>0.64046</text:p>
          </table:table-cell>
          <table:table-cell office:value-type="float" office:value="0.18103" calcext:value-type="float">
            <text:p>0.18103</text:p>
          </table:table-cell>
          <table:table-cell office:value-type="float" office:value="0.78766" calcext:value-type="float">
            <text:p>0.78766</text:p>
          </table:table-cell>
          <table:table-cell office:value-type="float" office:value="-0.19382" calcext:value-type="float">
            <text:p>-0.19382</text:p>
          </table:table-cell>
          <table:table-cell office:value-type="float" office:value="0.55611" calcext:value-type="float">
            <text:p>0.55611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44372" calcext:value-type="float">
            <text:p>0.44372</text:p>
          </table:table-cell>
          <table:table-cell office:value-type="float" office:value="-0.09465" calcext:value-type="float">
            <text:p>-0.09465</text:p>
          </table:table-cell>
          <table:table-cell table:number-columns-repeated="5"/>
        </table:table-row>
        <table:table-row table:style-name="ro1">
          <table:table-cell office:value-type="float" office:value="1.40371534506214E+018" calcext:value-type="float">
            <text:p>1403715345062140000</text:p>
          </table:table-cell>
          <table:table-cell office:value-type="float" office:value="-2.13775" calcext:value-type="float">
            <text:p>-2.13775</text:p>
          </table:table-cell>
          <table:table-cell office:value-type="float" office:value="-3.95987" calcext:value-type="float">
            <text:p>-3.95987</text:p>
          </table:table-cell>
          <table:table-cell office:value-type="float" office:value="0.6321" calcext:value-type="float">
            <text:p>0.6321</text:p>
          </table:table-cell>
          <table:table-cell office:value-type="float" office:value="0.17105" calcext:value-type="float">
            <text:p>0.17105</text:p>
          </table:table-cell>
          <table:table-cell office:value-type="float" office:value="0.78272" calcext:value-type="float">
            <text:p>0.78272</text:p>
          </table:table-cell>
          <table:table-cell office:value-type="float" office:value="-0.19945" calcext:value-type="float">
            <text:p>-0.19945</text:p>
          </table:table-cell>
          <table:table-cell office:value-type="float" office:value="0.5642" calcext:value-type="float">
            <text:p>0.5642</text:p>
          </table:table-cell>
          <table:table-cell office:value-type="float" office:value="0.64862" calcext:value-type="float">
            <text:p>0.64862</text:p>
          </table:table-cell>
          <table:table-cell office:value-type="float" office:value="0.50153" calcext:value-type="float">
            <text:p>0.50153</text:p>
          </table:table-cell>
          <table:table-cell office:value-type="float" office:value="-0.08011" calcext:value-type="float">
            <text:p>-0.08011</text:p>
          </table:table-cell>
          <table:table-cell table:number-columns-repeated="5"/>
        </table:table-row>
        <table:table-row table:style-name="ro1">
          <table:table-cell office:value-type="float" office:value="1.40371534516214E+018" calcext:value-type="float">
            <text:p>1403715345162140000</text:p>
          </table:table-cell>
          <table:table-cell office:value-type="float" office:value="-2.07447" calcext:value-type="float">
            <text:p>-2.07447</text:p>
          </table:table-cell>
          <table:table-cell office:value-type="float" office:value="-3.90776" calcext:value-type="float">
            <text:p>-3.90776</text:p>
          </table:table-cell>
          <table:table-cell office:value-type="float" office:value="0.62418" calcext:value-type="float">
            <text:p>0.62418</text:p>
          </table:table-cell>
          <table:table-cell office:value-type="float" office:value="0.1645" calcext:value-type="float">
            <text:p>0.1645</text:p>
          </table:table-cell>
          <table:table-cell office:value-type="float" office:value="0.77875" calcext:value-type="float">
            <text:p>0.77875</text:p>
          </table:table-cell>
          <table:table-cell office:value-type="float" office:value="-0.20371" calcext:value-type="float">
            <text:p>-0.20371</text:p>
          </table:table-cell>
          <table:table-cell office:value-type="float" office:value="0.57008" calcext:value-type="float">
            <text:p>0.57008</text:p>
          </table:table-cell>
          <table:table-cell office:value-type="float" office:value="0.63276" calcext:value-type="float">
            <text:p>0.63276</text:p>
          </table:table-cell>
          <table:table-cell office:value-type="float" office:value="0.53841" calcext:value-type="float">
            <text:p>0.53841</text:p>
          </table:table-cell>
          <table:table-cell office:value-type="float" office:value="-0.08722" calcext:value-type="float">
            <text:p>-0.08722</text:p>
          </table:table-cell>
          <table:table-cell table:number-columns-repeated="5"/>
        </table:table-row>
        <table:table-row table:style-name="ro1">
          <table:table-cell office:value-type="float" office:value="1.40371534526214E+018" calcext:value-type="float">
            <text:p>1403715345262140000</text:p>
          </table:table-cell>
          <table:table-cell office:value-type="float" office:value="-2.0145" calcext:value-type="float">
            <text:p>-2.0145</text:p>
          </table:table-cell>
          <table:table-cell office:value-type="float" office:value="-3.852" calcext:value-type="float">
            <text:p>-3.852</text:p>
          </table:table-cell>
          <table:table-cell office:value-type="float" office:value="0.61496" calcext:value-type="float">
            <text:p>0.61496</text:p>
          </table:table-cell>
          <table:table-cell office:value-type="float" office:value="0.16117" calcext:value-type="float">
            <text:p>0.16117</text:p>
          </table:table-cell>
          <table:table-cell office:value-type="float" office:value="0.77911" calcext:value-type="float">
            <text:p>0.77911</text:p>
          </table:table-cell>
          <table:table-cell office:value-type="float" office:value="-0.20656" calcext:value-type="float">
            <text:p>-0.20656</text:p>
          </table:table-cell>
          <table:table-cell office:value-type="float" office:value="0.56951" calcext:value-type="float">
            <text:p>0.56951</text:p>
          </table:table-cell>
          <table:table-cell office:value-type="float" office:value="0.60287" calcext:value-type="float">
            <text:p>0.60287</text:p>
          </table:table-cell>
          <table:table-cell office:value-type="float" office:value="0.55856" calcext:value-type="float">
            <text:p>0.55856</text:p>
          </table:table-cell>
          <table:table-cell office:value-type="float" office:value="-0.08958" calcext:value-type="float">
            <text:p>-0.08958</text:p>
          </table:table-cell>
          <table:table-cell table:number-columns-repeated="5"/>
        </table:table-row>
        <table:table-row table:style-name="ro1">
          <table:table-cell office:value-type="float" office:value="1.40371534536214E+018" calcext:value-type="float">
            <text:p>1403715345362140000</text:p>
          </table:table-cell>
          <table:table-cell office:value-type="float" office:value="-1.95885" calcext:value-type="float">
            <text:p>-1.95885</text:p>
          </table:table-cell>
          <table:table-cell office:value-type="float" office:value="-3.79311" calcext:value-type="float">
            <text:p>-3.79311</text:p>
          </table:table-cell>
          <table:table-cell office:value-type="float" office:value="0.60515" calcext:value-type="float">
            <text:p>0.60515</text:p>
          </table:table-cell>
          <table:table-cell office:value-type="float" office:value="0.15898" calcext:value-type="float">
            <text:p>0.15898</text:p>
          </table:table-cell>
          <table:table-cell office:value-type="float" office:value="0.77939" calcext:value-type="float">
            <text:p>0.77939</text:p>
          </table:table-cell>
          <table:table-cell office:value-type="float" office:value="-0.20883" calcext:value-type="float">
            <text:p>-0.20883</text:p>
          </table:table-cell>
          <table:table-cell office:value-type="float" office:value="0.56891" calcext:value-type="float">
            <text:p>0.56891</text:p>
          </table:table-cell>
          <table:table-cell office:value-type="float" office:value="0.57491" calcext:value-type="float">
            <text:p>0.57491</text:p>
          </table:table-cell>
          <table:table-cell office:value-type="float" office:value="0.59187" calcext:value-type="float">
            <text:p>0.59187</text:p>
          </table:table-cell>
          <table:table-cell office:value-type="float" office:value="-0.10338" calcext:value-type="float">
            <text:p>-0.10338</text:p>
          </table:table-cell>
          <table:table-cell table:number-columns-repeated="5"/>
        </table:table-row>
        <table:table-row table:style-name="ro1">
          <table:table-cell office:value-type="float" office:value="1.40371534546214E+018" calcext:value-type="float">
            <text:p>1403715345462140000</text:p>
          </table:table-cell>
          <table:table-cell office:value-type="float" office:value="-1.90421" calcext:value-type="float">
            <text:p>-1.90421</text:p>
          </table:table-cell>
          <table:table-cell office:value-type="float" office:value="-3.7311" calcext:value-type="float">
            <text:p>-3.7311</text:p>
          </table:table-cell>
          <table:table-cell office:value-type="float" office:value="0.5955" calcext:value-type="float">
            <text:p>0.5955</text:p>
          </table:table-cell>
          <table:table-cell office:value-type="float" office:value="0.15713" calcext:value-type="float">
            <text:p>0.15713</text:p>
          </table:table-cell>
          <table:table-cell office:value-type="float" office:value="0.77993" calcext:value-type="float">
            <text:p>0.77993</text:p>
          </table:table-cell>
          <table:table-cell office:value-type="float" office:value="-0.21038" calcext:value-type="float">
            <text:p>-0.21038</text:p>
          </table:table-cell>
          <table:table-cell office:value-type="float" office:value="0.56813" calcext:value-type="float">
            <text:p>0.56813</text:p>
          </table:table-cell>
          <table:table-cell office:value-type="float" office:value="0.56097" calcext:value-type="float">
            <text:p>0.56097</text:p>
          </table:table-cell>
          <table:table-cell office:value-type="float" office:value="0.61994" calcext:value-type="float">
            <text:p>0.61994</text:p>
          </table:table-cell>
          <table:table-cell office:value-type="float" office:value="-0.10466" calcext:value-type="float">
            <text:p>-0.10466</text:p>
          </table:table-cell>
          <table:table-cell table:number-columns-repeated="5"/>
        </table:table-row>
        <table:table-row table:style-name="ro1">
          <table:table-cell office:value-type="float" office:value="1.40371534556214E+018" calcext:value-type="float">
            <text:p>1403715345562140000</text:p>
          </table:table-cell>
          <table:table-cell office:value-type="float" office:value="-1.85165" calcext:value-type="float">
            <text:p>-1.85165</text:p>
          </table:table-cell>
          <table:table-cell office:value-type="float" office:value="-3.66665" calcext:value-type="float">
            <text:p>-3.66665</text:p>
          </table:table-cell>
          <table:table-cell office:value-type="float" office:value="0.58608" calcext:value-type="float">
            <text:p>0.58608</text:p>
          </table:table-cell>
          <table:table-cell office:value-type="float" office:value="0.15741" calcext:value-type="float">
            <text:p>0.15741</text:p>
          </table:table-cell>
          <table:table-cell office:value-type="float" office:value="0.77971" calcext:value-type="float">
            <text:p>0.77971</text:p>
          </table:table-cell>
          <table:table-cell office:value-type="float" office:value="-0.20998" calcext:value-type="float">
            <text:p>-0.20998</text:p>
          </table:table-cell>
          <table:table-cell office:value-type="float" office:value="0.56849" calcext:value-type="float">
            <text:p>0.56849</text:p>
          </table:table-cell>
          <table:table-cell office:value-type="float" office:value="0.53882" calcext:value-type="float">
            <text:p>0.53882</text:p>
          </table:table-cell>
          <table:table-cell office:value-type="float" office:value="0.64465" calcext:value-type="float">
            <text:p>0.64465</text:p>
          </table:table-cell>
          <table:table-cell office:value-type="float" office:value="-0.10098" calcext:value-type="float">
            <text:p>-0.10098</text:p>
          </table:table-cell>
          <table:table-cell table:number-columns-repeated="5"/>
        </table:table-row>
        <table:table-row table:style-name="ro1">
          <table:table-cell office:value-type="float" office:value="1.40371534566214E+018" calcext:value-type="float">
            <text:p>1403715345662140000</text:p>
          </table:table-cell>
          <table:table-cell office:value-type="float" office:value="-1.8016" calcext:value-type="float">
            <text:p>-1.8016</text:p>
          </table:table-cell>
          <table:table-cell office:value-type="float" office:value="-3.59978" calcext:value-type="float">
            <text:p>-3.59978</text:p>
          </table:table-cell>
          <table:table-cell office:value-type="float" office:value="0.57693" calcext:value-type="float">
            <text:p>0.57693</text:p>
          </table:table-cell>
          <table:table-cell office:value-type="float" office:value="0.15574" calcext:value-type="float">
            <text:p>0.15574</text:p>
          </table:table-cell>
          <table:table-cell office:value-type="float" office:value="0.77923" calcext:value-type="float">
            <text:p>0.77923</text:p>
          </table:table-cell>
          <table:table-cell office:value-type="float" office:value="-0.21046" calcext:value-type="float">
            <text:p>-0.21046</text:p>
          </table:table-cell>
          <table:table-cell office:value-type="float" office:value="0.56943" calcext:value-type="float">
            <text:p>0.56943</text:p>
          </table:table-cell>
          <table:table-cell office:value-type="float" office:value="0.51358" calcext:value-type="float">
            <text:p>0.51358</text:p>
          </table:table-cell>
          <table:table-cell office:value-type="float" office:value="0.66845" calcext:value-type="float">
            <text:p>0.66845</text:p>
          </table:table-cell>
          <table:table-cell office:value-type="float" office:value="-0.10936" calcext:value-type="float">
            <text:p>-0.10936</text:p>
          </table:table-cell>
          <table:table-cell table:number-columns-repeated="5"/>
        </table:table-row>
        <table:table-row table:style-name="ro1">
          <table:table-cell office:value-type="float" office:value="1.40371534576214E+018" calcext:value-type="float">
            <text:p>1403715345762140000</text:p>
          </table:table-cell>
          <table:table-cell office:value-type="float" office:value="-1.75423" calcext:value-type="float">
            <text:p>-1.75423</text:p>
          </table:table-cell>
          <table:table-cell office:value-type="float" office:value="-3.53174" calcext:value-type="float">
            <text:p>-3.53174</text:p>
          </table:table-cell>
          <table:table-cell office:value-type="float" office:value="0.56746" calcext:value-type="float">
            <text:p>0.56746</text:p>
          </table:table-cell>
          <table:table-cell office:value-type="float" office:value="0.15387" calcext:value-type="float">
            <text:p>0.15387</text:p>
          </table:table-cell>
          <table:table-cell office:value-type="float" office:value="0.77885" calcext:value-type="float">
            <text:p>0.77885</text:p>
          </table:table-cell>
          <table:table-cell office:value-type="float" office:value="-0.21122" calcext:value-type="float">
            <text:p>-0.21122</text:p>
          </table:table-cell>
          <table:table-cell office:value-type="float" office:value="0.57017" calcext:value-type="float">
            <text:p>0.57017</text:p>
          </table:table-cell>
          <table:table-cell office:value-type="float" office:value="0.48922" calcext:value-type="float">
            <text:p>0.48922</text:p>
          </table:table-cell>
          <table:table-cell office:value-type="float" office:value="0.68174" calcext:value-type="float">
            <text:p>0.68174</text:p>
          </table:table-cell>
          <table:table-cell office:value-type="float" office:value="-0.10665" calcext:value-type="float">
            <text:p>-0.10665</text:p>
          </table:table-cell>
          <table:table-cell table:number-columns-repeated="5"/>
        </table:table-row>
        <table:table-row table:style-name="ro1">
          <table:table-cell office:value-type="float" office:value="1.40371534586214E+018" calcext:value-type="float">
            <text:p>1403715345862140000</text:p>
          </table:table-cell>
          <table:table-cell office:value-type="float" office:value="-1.70934" calcext:value-type="float">
            <text:p>-1.70934</text:p>
          </table:table-cell>
          <table:table-cell office:value-type="float" office:value="-3.46349" calcext:value-type="float">
            <text:p>-3.46349</text:p>
          </table:table-cell>
          <table:table-cell office:value-type="float" office:value="0.55709" calcext:value-type="float">
            <text:p>0.55709</text:p>
          </table:table-cell>
          <table:table-cell office:value-type="float" office:value="0.15168" calcext:value-type="float">
            <text:p>0.15168</text:p>
          </table:table-cell>
          <table:table-cell office:value-type="float" office:value="0.77991" calcext:value-type="float">
            <text:p>0.77991</text:p>
          </table:table-cell>
          <table:table-cell office:value-type="float" office:value="-0.21222" calcext:value-type="float">
            <text:p>-0.21222</text:p>
          </table:table-cell>
          <table:table-cell office:value-type="float" office:value="0.56894" calcext:value-type="float">
            <text:p>0.56894</text:p>
          </table:table-cell>
          <table:table-cell office:value-type="float" office:value="0.45871" calcext:value-type="float">
            <text:p>0.45871</text:p>
          </table:table-cell>
          <table:table-cell office:value-type="float" office:value="0.6879" calcext:value-type="float">
            <text:p>0.6879</text:p>
          </table:table-cell>
          <table:table-cell office:value-type="float" office:value="-0.12098" calcext:value-type="float">
            <text:p>-0.12098</text:p>
          </table:table-cell>
          <table:table-cell table:number-columns-repeated="5"/>
        </table:table-row>
        <table:table-row table:style-name="ro1">
          <table:table-cell office:value-type="float" office:value="1.40371534596214E+018" calcext:value-type="float">
            <text:p>1403715345962140000</text:p>
          </table:table-cell>
          <table:table-cell office:value-type="float" office:value="-1.66577" calcext:value-type="float">
            <text:p>-1.66577</text:p>
          </table:table-cell>
          <table:table-cell office:value-type="float" office:value="-3.39478" calcext:value-type="float">
            <text:p>-3.39478</text:p>
          </table:table-cell>
          <table:table-cell office:value-type="float" office:value="0.54436" calcext:value-type="float">
            <text:p>0.54436</text:p>
          </table:table-cell>
          <table:table-cell office:value-type="float" office:value="0.14884" calcext:value-type="float">
            <text:p>0.14884</text:p>
          </table:table-cell>
          <table:table-cell office:value-type="float" office:value="0.78845" calcext:value-type="float">
            <text:p>0.78845</text:p>
          </table:table-cell>
          <table:table-cell office:value-type="float" office:value="-0.21435" calcext:value-type="float">
            <text:p>-0.21435</text:p>
          </table:table-cell>
          <table:table-cell office:value-type="float" office:value="0.55699" calcext:value-type="float">
            <text:p>0.55699</text:p>
          </table:table-cell>
          <table:table-cell office:value-type="float" office:value="0.45121" calcext:value-type="float">
            <text:p>0.45121</text:p>
          </table:table-cell>
          <table:table-cell office:value-type="float" office:value="0.69186" calcext:value-type="float">
            <text:p>0.69186</text:p>
          </table:table-cell>
          <table:table-cell office:value-type="float" office:value="-0.11666" calcext:value-type="float">
            <text:p>-0.11666</text:p>
          </table:table-cell>
          <table:table-cell table:number-columns-repeated="5"/>
        </table:table-row>
        <table:table-row table:style-name="ro1">
          <table:table-cell office:value-type="float" office:value="1.40371534606214E+018" calcext:value-type="float">
            <text:p>1403715346062140000</text:p>
          </table:table-cell>
          <table:table-cell office:value-type="float" office:value="-1.62273" calcext:value-type="float">
            <text:p>-1.62273</text:p>
          </table:table-cell>
          <table:table-cell office:value-type="float" office:value="-3.32738" calcext:value-type="float">
            <text:p>-3.32738</text:p>
          </table:table-cell>
          <table:table-cell office:value-type="float" office:value="0.53419" calcext:value-type="float">
            <text:p>0.53419</text:p>
          </table:table-cell>
          <table:table-cell office:value-type="float" office:value="0.14416" calcext:value-type="float">
            <text:p>0.14416</text:p>
          </table:table-cell>
          <table:table-cell office:value-type="float" office:value="0.79594" calcext:value-type="float">
            <text:p>0.79594</text:p>
          </table:table-cell>
          <table:table-cell office:value-type="float" office:value="-0.218" calcext:value-type="float">
            <text:p>-0.218</text:p>
          </table:table-cell>
          <table:table-cell office:value-type="float" office:value="0.54605" calcext:value-type="float">
            <text:p>0.54605</text:p>
          </table:table-cell>
          <table:table-cell office:value-type="float" office:value="0.45785" calcext:value-type="float">
            <text:p>0.45785</text:p>
          </table:table-cell>
          <table:table-cell office:value-type="float" office:value="0.67554" calcext:value-type="float">
            <text:p>0.67554</text:p>
          </table:table-cell>
          <table:table-cell office:value-type="float" office:value="-0.09215" calcext:value-type="float">
            <text:p>-0.09215</text:p>
          </table:table-cell>
          <table:table-cell table:number-columns-repeated="5"/>
        </table:table-row>
        <table:table-row table:style-name="ro1">
          <table:table-cell office:value-type="float" office:value="1.40371534616214E+018" calcext:value-type="float">
            <text:p>1403715346162140000</text:p>
          </table:table-cell>
          <table:table-cell office:value-type="float" office:value="-1.57727" calcext:value-type="float">
            <text:p>-1.57727</text:p>
          </table:table-cell>
          <table:table-cell office:value-type="float" office:value="-3.26301" calcext:value-type="float">
            <text:p>-3.26301</text:p>
          </table:table-cell>
          <table:table-cell office:value-type="float" office:value="0.52799" calcext:value-type="float">
            <text:p>0.52799</text:p>
          </table:table-cell>
          <table:table-cell office:value-type="float" office:value="0.14256" calcext:value-type="float">
            <text:p>0.14256</text:p>
          </table:table-cell>
          <table:table-cell office:value-type="float" office:value="0.79901" calcext:value-type="float">
            <text:p>0.79901</text:p>
          </table:table-cell>
          <table:table-cell office:value-type="float" office:value="-0.21991" calcext:value-type="float">
            <text:p>-0.21991</text:p>
          </table:table-cell>
          <table:table-cell office:value-type="float" office:value="0.5412" calcext:value-type="float">
            <text:p>0.5412</text:p>
          </table:table-cell>
          <table:table-cell office:value-type="float" office:value="0.48637" calcext:value-type="float">
            <text:p>0.48637</text:p>
          </table:table-cell>
          <table:table-cell office:value-type="float" office:value="0.6363" calcext:value-type="float">
            <text:p>0.6363</text:p>
          </table:table-cell>
          <table:table-cell office:value-type="float" office:value="-0.04514" calcext:value-type="float">
            <text:p>-0.04514</text:p>
          </table:table-cell>
          <table:table-cell table:number-columns-repeated="5"/>
        </table:table-row>
        <table:table-row table:style-name="ro1">
          <table:table-cell office:value-type="float" office:value="1.40371534626214E+018" calcext:value-type="float">
            <text:p>1403715346262140000</text:p>
          </table:table-cell>
          <table:table-cell office:value-type="float" office:value="-1.52746" calcext:value-type="float">
            <text:p>-1.52746</text:p>
          </table:table-cell>
          <table:table-cell office:value-type="float" office:value="-3.20153" calcext:value-type="float">
            <text:p>-3.20153</text:p>
          </table:table-cell>
          <table:table-cell office:value-type="float" office:value="0.52598" calcext:value-type="float">
            <text:p>0.52598</text:p>
          </table:table-cell>
          <table:table-cell office:value-type="float" office:value="0.14379" calcext:value-type="float">
            <text:p>0.14379</text:p>
          </table:table-cell>
          <table:table-cell office:value-type="float" office:value="0.79514" calcext:value-type="float">
            <text:p>0.79514</text:p>
          </table:table-cell>
          <table:table-cell office:value-type="float" office:value="-0.22011" calcext:value-type="float">
            <text:p>-0.22011</text:p>
          </table:table-cell>
          <table:table-cell office:value-type="float" office:value="0.54647" calcext:value-type="float">
            <text:p>0.54647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60255" calcext:value-type="float">
            <text:p>0.60255</text:p>
          </table:table-cell>
          <table:table-cell office:value-type="float" office:value="-0.02279" calcext:value-type="float">
            <text:p>-0.02279</text:p>
          </table:table-cell>
          <table:table-cell table:number-columns-repeated="5"/>
        </table:table-row>
        <table:table-row table:style-name="ro1">
          <table:table-cell office:value-type="float" office:value="1.40371534636214E+018" calcext:value-type="float">
            <text:p>1403715346362140000</text:p>
          </table:table-cell>
          <table:table-cell office:value-type="float" office:value="-1.4759" calcext:value-type="float">
            <text:p>-1.4759</text:p>
          </table:table-cell>
          <table:table-cell office:value-type="float" office:value="-3.14244" calcext:value-type="float">
            <text:p>-3.14244</text:p>
          </table:table-cell>
          <table:table-cell office:value-type="float" office:value="0.52441" calcext:value-type="float">
            <text:p>0.52441</text:p>
          </table:table-cell>
          <table:table-cell office:value-type="float" office:value="0.14553" calcext:value-type="float">
            <text:p>0.14553</text:p>
          </table:table-cell>
          <table:table-cell office:value-type="float" office:value="0.79052" calcext:value-type="float">
            <text:p>0.79052</text:p>
          </table:table-cell>
          <table:table-cell office:value-type="float" office:value="-0.22093" calcext:value-type="float">
            <text:p>-0.22093</text:p>
          </table:table-cell>
          <table:table-cell office:value-type="float" office:value="0.55235" calcext:value-type="float">
            <text:p>0.55235</text:p>
          </table:table-cell>
          <table:table-cell office:value-type="float" office:value="0.53974" calcext:value-type="float">
            <text:p>0.53974</text:p>
          </table:table-cell>
          <table:table-cell office:value-type="float" office:value="0.58811" calcext:value-type="float">
            <text:p>0.58811</text:p>
          </table:table-cell>
          <table:table-cell office:value-type="float" office:value="-0.00707" calcext:value-type="float">
            <text:p>-0.00707</text:p>
          </table:table-cell>
          <table:table-cell table:number-columns-repeated="5"/>
        </table:table-row>
        <table:table-row table:style-name="ro1">
          <table:table-cell office:value-type="float" office:value="1.40371534646214E+018" calcext:value-type="float">
            <text:p>1403715346462140000</text:p>
          </table:table-cell>
          <table:table-cell office:value-type="float" office:value="-1.4243" calcext:value-type="float">
            <text:p>-1.4243</text:p>
          </table:table-cell>
          <table:table-cell office:value-type="float" office:value="-3.08489" calcext:value-type="float">
            <text:p>-3.08489</text:p>
          </table:table-cell>
          <table:table-cell office:value-type="float" office:value="0.52489" calcext:value-type="float">
            <text:p>0.52489</text:p>
          </table:table-cell>
          <table:table-cell office:value-type="float" office:value="0.14788" calcext:value-type="float">
            <text:p>0.14788</text:p>
          </table:table-cell>
          <table:table-cell office:value-type="float" office:value="0.78508" calcext:value-type="float">
            <text:p>0.78508</text:p>
          </table:table-cell>
          <table:table-cell office:value-type="float" office:value="-0.22228" calcext:value-type="float">
            <text:p>-0.22228</text:p>
          </table:table-cell>
          <table:table-cell office:value-type="float" office:value="0.5589" calcext:value-type="float">
            <text:p>0.5589</text:p>
          </table:table-cell>
          <table:table-cell office:value-type="float" office:value="0.5307" calcext:value-type="float">
            <text:p>0.5307</text:p>
          </table:table-cell>
          <table:table-cell office:value-type="float" office:value="0.56824" calcext:value-type="float">
            <text:p>0.56824</text:p>
          </table:table-cell>
          <table:table-cell office:value-type="float" office:value="0.00409" calcext:value-type="float">
            <text:p>0.00409</text:p>
          </table:table-cell>
          <table:table-cell table:number-columns-repeated="5"/>
        </table:table-row>
        <table:table-row table:style-name="ro1">
          <table:table-cell office:value-type="float" office:value="1.40371534656214E+018" calcext:value-type="float">
            <text:p>1403715346562140000</text:p>
          </table:table-cell>
          <table:table-cell office:value-type="float" office:value="-1.37171" calcext:value-type="float">
            <text:p>-1.37171</text:p>
          </table:table-cell>
          <table:table-cell office:value-type="float" office:value="-3.02884" calcext:value-type="float">
            <text:p>-3.02884</text:p>
          </table:table-cell>
          <table:table-cell office:value-type="float" office:value="0.52528" calcext:value-type="float">
            <text:p>0.52528</text:p>
          </table:table-cell>
          <table:table-cell office:value-type="float" office:value="0.14824" calcext:value-type="float">
            <text:p>0.14824</text:p>
          </table:table-cell>
          <table:table-cell office:value-type="float" office:value="0.78048" calcext:value-type="float">
            <text:p>0.78048</text:p>
          </table:table-cell>
          <table:table-cell office:value-type="float" office:value="-0.22607" calcext:value-type="float">
            <text:p>-0.22607</text:p>
          </table:table-cell>
          <table:table-cell office:value-type="float" office:value="0.5637" calcext:value-type="float">
            <text:p>0.5637</text:p>
          </table:table-cell>
          <table:table-cell office:value-type="float" office:value="0.51776" calcext:value-type="float">
            <text:p>0.51776</text:p>
          </table:table-cell>
          <table:table-cell office:value-type="float" office:value="0.55405" calcext:value-type="float">
            <text:p>0.55405</text:p>
          </table:table-cell>
          <table:table-cell office:value-type="float" office:value="0.00102" calcext:value-type="float">
            <text:p>0.00102</text:p>
          </table:table-cell>
          <table:table-cell table:number-columns-repeated="5"/>
        </table:table-row>
        <table:table-row table:style-name="ro1">
          <table:table-cell office:value-type="float" office:value="1.40371534666214E+018" calcext:value-type="float">
            <text:p>1403715346662140000</text:p>
          </table:table-cell>
          <table:table-cell office:value-type="float" office:value="-1.32686" calcext:value-type="float">
            <text:p>-1.32686</text:p>
          </table:table-cell>
          <table:table-cell office:value-type="float" office:value="-2.97239" calcext:value-type="float">
            <text:p>-2.97239</text:p>
          </table:table-cell>
          <table:table-cell office:value-type="float" office:value="0.52905" calcext:value-type="float">
            <text:p>0.52905</text:p>
          </table:table-cell>
          <table:table-cell office:value-type="float" office:value="0.14836" calcext:value-type="float">
            <text:p>0.14836</text:p>
          </table:table-cell>
          <table:table-cell office:value-type="float" office:value="0.77684" calcext:value-type="float">
            <text:p>0.77684</text:p>
          </table:table-cell>
          <table:table-cell office:value-type="float" office:value="-0.23152" calcext:value-type="float">
            <text:p>-0.23152</text:p>
          </table:table-cell>
          <table:table-cell office:value-type="float" office:value="0.56649" calcext:value-type="float">
            <text:p>0.56649</text:p>
          </table:table-cell>
          <table:table-cell office:value-type="float" office:value="0.47306" calcext:value-type="float">
            <text:p>0.47306</text:p>
          </table:table-cell>
          <table:table-cell office:value-type="float" office:value="0.54301" calcext:value-type="float">
            <text:p>0.54301</text:p>
          </table:table-cell>
          <table:table-cell office:value-type="float" office:value="0.01221" calcext:value-type="float">
            <text:p>0.01221</text:p>
          </table:table-cell>
          <table:table-cell table:number-columns-repeated="5"/>
        </table:table-row>
        <table:table-row table:style-name="ro1">
          <table:table-cell office:value-type="float" office:value="1.40371534676214E+018" calcext:value-type="float">
            <text:p>1403715346762140000</text:p>
          </table:table-cell>
          <table:table-cell office:value-type="float" office:value="-1.28383" calcext:value-type="float">
            <text:p>-1.28383</text:p>
          </table:table-cell>
          <table:table-cell office:value-type="float" office:value="-2.9186" calcext:value-type="float">
            <text:p>-2.9186</text:p>
          </table:table-cell>
          <table:table-cell office:value-type="float" office:value="0.53225" calcext:value-type="float">
            <text:p>0.53225</text:p>
          </table:table-cell>
          <table:table-cell office:value-type="float" office:value="0.14989" calcext:value-type="float">
            <text:p>0.14989</text:p>
          </table:table-cell>
          <table:table-cell office:value-type="float" office:value="0.77361" calcext:value-type="float">
            <text:p>0.77361</text:p>
          </table:table-cell>
          <table:table-cell office:value-type="float" office:value="-0.23643" calcext:value-type="float">
            <text:p>-0.23643</text:p>
          </table:table-cell>
          <table:table-cell office:value-type="float" office:value="0.56847" calcext:value-type="float">
            <text:p>0.56847</text:p>
          </table:table-cell>
          <table:table-cell office:value-type="float" office:value="0.43638" calcext:value-type="float">
            <text:p>0.43638</text:p>
          </table:table-cell>
          <table:table-cell office:value-type="float" office:value="0.52917" calcext:value-type="float">
            <text:p>0.52917</text:p>
          </table:table-cell>
          <table:table-cell office:value-type="float" office:value="0.01565" calcext:value-type="float">
            <text:p>0.01565</text:p>
          </table:table-cell>
          <table:table-cell table:number-columns-repeated="5"/>
        </table:table-row>
        <table:table-row table:style-name="ro1">
          <table:table-cell office:value-type="float" office:value="1.40371534686214E+018" calcext:value-type="float">
            <text:p>1403715346862140000</text:p>
          </table:table-cell>
          <table:table-cell office:value-type="float" office:value="-1.24439" calcext:value-type="float">
            <text:p>-1.24439</text:p>
          </table:table-cell>
          <table:table-cell office:value-type="float" office:value="-2.86725" calcext:value-type="float">
            <text:p>-2.86725</text:p>
          </table:table-cell>
          <table:table-cell office:value-type="float" office:value="0.53458" calcext:value-type="float">
            <text:p>0.53458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77365" calcext:value-type="float">
            <text:p>0.77365</text:p>
          </table:table-cell>
          <table:table-cell office:value-type="float" office:value="-0.24066" calcext:value-type="float">
            <text:p>-0.24066</text:p>
          </table:table-cell>
          <table:table-cell office:value-type="float" office:value="0.56594" calcext:value-type="float">
            <text:p>0.56594</text:p>
          </table:table-cell>
          <table:table-cell office:value-type="float" office:value="0.40635" calcext:value-type="float">
            <text:p>0.40635</text:p>
          </table:table-cell>
          <table:table-cell office:value-type="float" office:value="0.51627" calcext:value-type="float">
            <text:p>0.51627</text:p>
          </table:table-cell>
          <table:table-cell office:value-type="float" office:value="-0.00663" calcext:value-type="float">
            <text:p>-0.00663</text:p>
          </table:table-cell>
          <table:table-cell table:number-columns-repeated="5"/>
        </table:table-row>
        <table:table-row table:style-name="ro1">
          <table:table-cell office:value-type="float" office:value="1.40371534696214E+018" calcext:value-type="float">
            <text:p>1403715346962140000</text:p>
          </table:table-cell>
          <table:table-cell office:value-type="float" office:value="-1.20815" calcext:value-type="float">
            <text:p>-1.20815</text:p>
          </table:table-cell>
          <table:table-cell office:value-type="float" office:value="-2.81945" calcext:value-type="float">
            <text:p>-2.81945</text:p>
          </table:table-cell>
          <table:table-cell office:value-type="float" office:value="0.53572" calcext:value-type="float">
            <text:p>0.53572</text:p>
          </table:table-cell>
          <table:table-cell office:value-type="float" office:value="0.14965" calcext:value-type="float">
            <text:p>0.14965</text:p>
          </table:table-cell>
          <table:table-cell office:value-type="float" office:value="0.77521" calcext:value-type="float">
            <text:p>0.77521</text:p>
          </table:table-cell>
          <table:table-cell office:value-type="float" office:value="-0.24811" calcext:value-type="float">
            <text:p>-0.24811</text:p>
          </table:table-cell>
          <table:table-cell office:value-type="float" office:value="0.56133" calcext:value-type="float">
            <text:p>0.56133</text:p>
          </table:table-cell>
          <table:table-cell office:value-type="float" office:value="0.37992" calcext:value-type="float">
            <text:p>0.37992</text:p>
          </table:table-cell>
          <table:table-cell office:value-type="float" office:value="0.48752" calcext:value-type="float">
            <text:p>0.48752</text:p>
          </table:table-cell>
          <table:table-cell office:value-type="float" office:value="-0.00056" calcext:value-type="float">
            <text:p>-0.00056</text:p>
          </table:table-cell>
          <table:table-cell table:number-columns-repeated="5"/>
        </table:table-row>
        <table:table-row table:style-name="ro1">
          <table:table-cell office:value-type="float" office:value="1.40371534706214E+018" calcext:value-type="float">
            <text:p>1403715347062140000</text:p>
          </table:table-cell>
          <table:table-cell office:value-type="float" office:value="-1.17512" calcext:value-type="float">
            <text:p>-1.17512</text:p>
          </table:table-cell>
          <table:table-cell office:value-type="float" office:value="-2.77503" calcext:value-type="float">
            <text:p>-2.77503</text:p>
          </table:table-cell>
          <table:table-cell office:value-type="float" office:value="0.53718" calcext:value-type="float">
            <text:p>0.53718</text:p>
          </table:table-cell>
          <table:table-cell office:value-type="float" office:value="0.14751" calcext:value-type="float">
            <text:p>0.14751</text:p>
          </table:table-cell>
          <table:table-cell office:value-type="float" office:value="0.77767" calcext:value-type="float">
            <text:p>0.77767</text:p>
          </table:table-cell>
          <table:table-cell office:value-type="float" office:value="-0.25383" calcext:value-type="float">
            <text:p>-0.25383</text:p>
          </table:table-cell>
          <table:table-cell office:value-type="float" office:value="0.55591" calcext:value-type="float">
            <text:p>0.55591</text:p>
          </table:table-cell>
          <table:table-cell office:value-type="float" office:value="0.34913" calcext:value-type="float">
            <text:p>0.34913</text:p>
          </table:table-cell>
          <table:table-cell office:value-type="float" office:value="0.44558" calcext:value-type="float">
            <text:p>0.44558</text:p>
          </table:table-cell>
          <table:table-cell office:value-type="float" office:value="0.02103" calcext:value-type="float">
            <text:p>0.02103</text:p>
          </table:table-cell>
          <table:table-cell table:number-columns-repeated="5"/>
        </table:table-row>
        <table:table-row table:style-name="ro1">
          <table:table-cell office:value-type="float" office:value="1.40371534716214E+018" calcext:value-type="float">
            <text:p>1403715347162140000</text:p>
          </table:table-cell>
          <table:table-cell office:value-type="float" office:value="-1.14285" calcext:value-type="float">
            <text:p>-1.14285</text:p>
          </table:table-cell>
          <table:table-cell office:value-type="float" office:value="-2.73434" calcext:value-type="float">
            <text:p>-2.73434</text:p>
          </table:table-cell>
          <table:table-cell office:value-type="float" office:value="0.54169" calcext:value-type="float">
            <text:p>0.54169</text:p>
          </table:table-cell>
          <table:table-cell office:value-type="float" office:value="0.15131" calcext:value-type="float">
            <text:p>0.15131</text:p>
          </table:table-cell>
          <table:table-cell office:value-type="float" office:value="0.7809" calcext:value-type="float">
            <text:p>0.7809</text:p>
          </table:table-cell>
          <table:table-cell office:value-type="float" office:value="-0.24905" calcext:value-type="float">
            <text:p>-0.24905</text:p>
          </table:table-cell>
          <table:table-cell office:value-type="float" office:value="0.55252" calcext:value-type="float">
            <text:p>0.55252</text:p>
          </table:table-cell>
          <table:table-cell office:value-type="float" office:value="0.34646" calcext:value-type="float">
            <text:p>0.34646</text:p>
          </table:table-cell>
          <table:table-cell office:value-type="float" office:value="0.41497" calcext:value-type="float">
            <text:p>0.41497</text:p>
          </table:table-cell>
          <table:table-cell office:value-type="float" office:value="0.02942" calcext:value-type="float">
            <text:p>0.02942</text:p>
          </table:table-cell>
          <table:table-cell table:number-columns-repeated="5"/>
        </table:table-row>
        <table:table-row table:style-name="ro1">
          <table:table-cell office:value-type="float" office:value="1.40371534726214E+018" calcext:value-type="float">
            <text:p>1403715347262140000</text:p>
          </table:table-cell>
          <table:table-cell office:value-type="float" office:value="-1.10871" calcext:value-type="float">
            <text:p>-1.10871</text:p>
          </table:table-cell>
          <table:table-cell office:value-type="float" office:value="-2.69656" calcext:value-type="float">
            <text:p>-2.69656</text:p>
          </table:table-cell>
          <table:table-cell office:value-type="float" office:value="0.54886" calcext:value-type="float">
            <text:p>0.54886</text:p>
          </table:table-cell>
          <table:table-cell office:value-type="float" office:value="0.15326" calcext:value-type="float">
            <text:p>0.15326</text:p>
          </table:table-cell>
          <table:table-cell office:value-type="float" office:value="0.78397" calcext:value-type="float">
            <text:p>0.78397</text:p>
          </table:table-cell>
          <table:table-cell office:value-type="float" office:value="-0.23604" calcext:value-type="float">
            <text:p>-0.23604</text:p>
          </table:table-cell>
          <table:table-cell office:value-type="float" office:value="0.55334" calcext:value-type="float">
            <text:p>0.55334</text:p>
          </table:table-cell>
          <table:table-cell office:value-type="float" office:value="0.36957" calcext:value-type="float">
            <text:p>0.36957</text:p>
          </table:table-cell>
          <table:table-cell office:value-type="float" office:value="0.38433" calcext:value-type="float">
            <text:p>0.38433</text:p>
          </table:table-cell>
          <table:table-cell office:value-type="float" office:value="0.05663" calcext:value-type="float">
            <text:p>0.05663</text:p>
          </table:table-cell>
          <table:table-cell table:number-columns-repeated="5"/>
        </table:table-row>
        <table:table-row table:style-name="ro1">
          <table:table-cell office:value-type="float" office:value="1.40371534736214E+018" calcext:value-type="float">
            <text:p>1403715347362140000</text:p>
          </table:table-cell>
          <table:table-cell office:value-type="float" office:value="-1.07089" calcext:value-type="float">
            <text:p>-1.07089</text:p>
          </table:table-cell>
          <table:table-cell office:value-type="float" office:value="-2.65974" calcext:value-type="float">
            <text:p>-2.65974</text:p>
          </table:table-cell>
          <table:table-cell office:value-type="float" office:value="0.55721" calcext:value-type="float">
            <text:p>0.55721</text:p>
          </table:table-cell>
          <table:table-cell office:value-type="float" office:value="0.15131" calcext:value-type="float">
            <text:p>0.15131</text:p>
          </table:table-cell>
          <table:table-cell office:value-type="float" office:value="0.7868" calcext:value-type="float">
            <text:p>0.7868</text:p>
          </table:table-cell>
          <table:table-cell office:value-type="float" office:value="-0.21721" calcext:value-type="float">
            <text:p>-0.21721</text:p>
          </table:table-cell>
          <table:table-cell office:value-type="float" office:value="0.55755" calcext:value-type="float">
            <text:p>0.55755</text:p>
          </table:table-cell>
          <table:table-cell office:value-type="float" office:value="0.37314" calcext:value-type="float">
            <text:p>0.37314</text:p>
          </table:table-cell>
          <table:table-cell office:value-type="float" office:value="0.37948" calcext:value-type="float">
            <text:p>0.37948</text:p>
          </table:table-cell>
          <table:table-cell office:value-type="float" office:value="0.07043" calcext:value-type="float">
            <text:p>0.07043</text:p>
          </table:table-cell>
          <table:table-cell table:number-columns-repeated="5"/>
        </table:table-row>
        <table:table-row table:style-name="ro1">
          <table:table-cell office:value-type="float" office:value="1.40371534746214E+018" calcext:value-type="float">
            <text:p>1403715347462140000</text:p>
          </table:table-cell>
          <table:table-cell office:value-type="float" office:value="-1.03353" calcext:value-type="float">
            <text:p>-1.03353</text:p>
          </table:table-cell>
          <table:table-cell office:value-type="float" office:value="-2.6225" calcext:value-type="float">
            <text:p>-2.6225</text:p>
          </table:table-cell>
          <table:table-cell office:value-type="float" office:value="0.56687" calcext:value-type="float">
            <text:p>0.56687</text:p>
          </table:table-cell>
          <table:table-cell office:value-type="float" office:value="0.14798" calcext:value-type="float">
            <text:p>0.14798</text:p>
          </table:table-cell>
          <table:table-cell office:value-type="float" office:value="0.79039" calcext:value-type="float">
            <text:p>0.79039</text:p>
          </table:table-cell>
          <table:table-cell office:value-type="float" office:value="-0.19376" calcext:value-type="float">
            <text:p>-0.19376</text:p>
          </table:table-cell>
          <table:table-cell office:value-type="float" office:value="0.562" calcext:value-type="float">
            <text:p>0.562</text:p>
          </table:table-cell>
          <table:table-cell office:value-type="float" office:value="0.38155" calcext:value-type="float">
            <text:p>0.38155</text:p>
          </table:table-cell>
          <table:table-cell office:value-type="float" office:value="0.4029" calcext:value-type="float">
            <text:p>0.4029</text:p>
          </table:table-cell>
          <table:table-cell office:value-type="float" office:value="0.08303" calcext:value-type="float">
            <text:p>0.08303</text:p>
          </table:table-cell>
          <table:table-cell table:number-columns-repeated="5"/>
        </table:table-row>
        <table:table-row table:style-name="ro1">
          <table:table-cell office:value-type="float" office:value="1.40371534756214E+018" calcext:value-type="float">
            <text:p>1403715347562140000</text:p>
          </table:table-cell>
          <table:table-cell office:value-type="float" office:value="-0.99492" calcext:value-type="float">
            <text:p>-0.99492</text:p>
          </table:table-cell>
          <table:table-cell office:value-type="float" office:value="-2.5828" calcext:value-type="float">
            <text:p>-2.5828</text:p>
          </table:table-cell>
          <table:table-cell office:value-type="float" office:value="0.57626" calcext:value-type="float">
            <text:p>0.57626</text:p>
          </table:table-cell>
          <table:table-cell office:value-type="float" office:value="0.14454" calcext:value-type="float">
            <text:p>0.14454</text:p>
          </table:table-cell>
          <table:table-cell office:value-type="float" office:value="0.79312" calcext:value-type="float">
            <text:p>0.79312</text:p>
          </table:table-cell>
          <table:table-cell office:value-type="float" office:value="-0.17315" calcext:value-type="float">
            <text:p>-0.17315</text:p>
          </table:table-cell>
          <table:table-cell office:value-type="float" office:value="0.56577" calcext:value-type="float">
            <text:p>0.56577</text:p>
          </table:table-cell>
          <table:table-cell office:value-type="float" office:value="0.38669" calcext:value-type="float">
            <text:p>0.38669</text:p>
          </table:table-cell>
          <table:table-cell office:value-type="float" office:value="0.42456" calcext:value-type="float">
            <text:p>0.42456</text:p>
          </table:table-cell>
          <table:table-cell office:value-type="float" office:value="0.09377" calcext:value-type="float">
            <text:p>0.09377</text:p>
          </table:table-cell>
          <table:table-cell table:number-columns-repeated="5"/>
        </table:table-row>
        <table:table-row table:style-name="ro1">
          <table:table-cell office:value-type="float" office:value="1.40371534766214E+018" calcext:value-type="float">
            <text:p>1403715347662140000</text:p>
          </table:table-cell>
          <table:table-cell office:value-type="float" office:value="-0.95637" calcext:value-type="float">
            <text:p>-0.95637</text:p>
          </table:table-cell>
          <table:table-cell office:value-type="float" office:value="-2.54069" calcext:value-type="float">
            <text:p>-2.54069</text:p>
          </table:table-cell>
          <table:table-cell office:value-type="float" office:value="0.58578" calcext:value-type="float">
            <text:p>0.58578</text:p>
          </table:table-cell>
          <table:table-cell office:value-type="float" office:value="0.13928" calcext:value-type="float">
            <text:p>0.13928</text:p>
          </table:table-cell>
          <table:table-cell office:value-type="float" office:value="0.79379" calcext:value-type="float">
            <text:p>0.79379</text:p>
          </table:table-cell>
          <table:table-cell office:value-type="float" office:value="-0.15915" calcext:value-type="float">
            <text:p>-0.15915</text:p>
          </table:table-cell>
          <table:table-cell office:value-type="float" office:value="0.57024" calcext:value-type="float">
            <text:p>0.57024</text:p>
          </table:table-cell>
          <table:table-cell office:value-type="float" office:value="0.39119" calcext:value-type="float">
            <text:p>0.39119</text:p>
          </table:table-cell>
          <table:table-cell office:value-type="float" office:value="0.45793" calcext:value-type="float">
            <text:p>0.45793</text:p>
          </table:table-cell>
          <table:table-cell office:value-type="float" office:value="0.09052" calcext:value-type="float">
            <text:p>0.09052</text:p>
          </table:table-cell>
          <table:table-cell table:number-columns-repeated="5"/>
        </table:table-row>
        <table:table-row table:style-name="ro1">
          <table:table-cell office:value-type="float" office:value="1.40371534776214E+018" calcext:value-type="float">
            <text:p>1403715347762140000</text:p>
          </table:table-cell>
          <table:table-cell office:value-type="float" office:value="-0.91915" calcext:value-type="float">
            <text:p>-0.91915</text:p>
          </table:table-cell>
          <table:table-cell office:value-type="float" office:value="-2.49606" calcext:value-type="float">
            <text:p>-2.49606</text:p>
          </table:table-cell>
          <table:table-cell office:value-type="float" office:value="0.59329" calcext:value-type="float">
            <text:p>0.59329</text:p>
          </table:table-cell>
          <table:table-cell office:value-type="float" office:value="0.12526" calcext:value-type="float">
            <text:p>0.12526</text:p>
          </table:table-cell>
          <table:table-cell office:value-type="float" office:value="0.79352" calcext:value-type="float">
            <text:p>0.79352</text:p>
          </table:table-cell>
          <table:table-cell office:value-type="float" office:value="-0.15618" calcext:value-type="float">
            <text:p>-0.15618</text:p>
          </table:table-cell>
          <table:table-cell office:value-type="float" office:value="0.57467" calcext:value-type="float">
            <text:p>0.57467</text:p>
          </table:table-cell>
          <table:table-cell office:value-type="float" office:value="0.38353" calcext:value-type="float">
            <text:p>0.38353</text:p>
          </table:table-cell>
          <table:table-cell office:value-type="float" office:value="0.48765" calcext:value-type="float">
            <text:p>0.48765</text:p>
          </table:table-cell>
          <table:table-cell office:value-type="float" office:value="0.08028" calcext:value-type="float">
            <text:p>0.08028</text:p>
          </table:table-cell>
          <table:table-cell table:number-columns-repeated="5"/>
        </table:table-row>
        <table:table-row table:style-name="ro1">
          <table:table-cell office:value-type="float" office:value="1.40371534786214E+018" calcext:value-type="float">
            <text:p>1403715347862140000</text:p>
          </table:table-cell>
          <table:table-cell office:value-type="float" office:value="-0.88228" calcext:value-type="float">
            <text:p>-0.88228</text:p>
          </table:table-cell>
          <table:table-cell office:value-type="float" office:value="-2.44974" calcext:value-type="float">
            <text:p>-2.44974</text:p>
          </table:table-cell>
          <table:table-cell office:value-type="float" office:value="0.59993" calcext:value-type="float">
            <text:p>0.59993</text:p>
          </table:table-cell>
          <table:table-cell office:value-type="float" office:value="0.10939" calcext:value-type="float">
            <text:p>0.10939</text:p>
          </table:table-cell>
          <table:table-cell office:value-type="float" office:value="0.79431" calcext:value-type="float">
            <text:p>0.79431</text:p>
          </table:table-cell>
          <table:table-cell office:value-type="float" office:value="-0.15255" calcext:value-type="float">
            <text:p>-0.15255</text:p>
          </table:table-cell>
          <table:table-cell office:value-type="float" office:value="0.57778" calcext:value-type="float">
            <text:p>0.57778</text:p>
          </table:table-cell>
          <table:table-cell office:value-type="float" office:value="0.36574" calcext:value-type="float">
            <text:p>0.36574</text:p>
          </table:table-cell>
          <table:table-cell office:value-type="float" office:value="0.50198" calcext:value-type="float">
            <text:p>0.50198</text:p>
          </table:table-cell>
          <table:table-cell office:value-type="float" office:value="0.0559" calcext:value-type="float">
            <text:p>0.0559</text:p>
          </table:table-cell>
          <table:table-cell table:number-columns-repeated="5"/>
        </table:table-row>
        <table:table-row table:style-name="ro1">
          <table:table-cell office:value-type="float" office:value="1.40371534796214E+018" calcext:value-type="float">
            <text:p>1403715347962140000</text:p>
          </table:table-cell>
          <table:table-cell office:value-type="float" office:value="-0.84798" calcext:value-type="float">
            <text:p>-0.84798</text:p>
          </table:table-cell>
          <table:table-cell office:value-type="float" office:value="-2.40278" calcext:value-type="float">
            <text:p>-2.40278</text:p>
          </table:table-cell>
          <table:table-cell office:value-type="float" office:value="0.60522" calcext:value-type="float">
            <text:p>0.60522</text:p>
          </table:table-cell>
          <table:table-cell office:value-type="float" office:value="0.08817" calcext:value-type="float">
            <text:p>0.08817</text:p>
          </table:table-cell>
          <table:table-cell office:value-type="float" office:value="0.79541" calcext:value-type="float">
            <text:p>0.79541</text:p>
          </table:table-cell>
          <table:table-cell office:value-type="float" office:value="-0.14733" calcext:value-type="float">
            <text:p>-0.14733</text:p>
          </table:table-cell>
          <table:table-cell office:value-type="float" office:value="0.58124" calcext:value-type="float">
            <text:p>0.58124</text:p>
          </table:table-cell>
          <table:table-cell office:value-type="float" office:value="0.33269" calcext:value-type="float">
            <text:p>0.33269</text:p>
          </table:table-cell>
          <table:table-cell office:value-type="float" office:value="0.48775" calcext:value-type="float">
            <text:p>0.48775</text:p>
          </table:table-cell>
          <table:table-cell office:value-type="float" office:value="0.05876" calcext:value-type="float">
            <text:p>0.05876</text:p>
          </table:table-cell>
          <table:table-cell table:number-columns-repeated="5"/>
        </table:table-row>
        <table:table-row table:style-name="ro1">
          <table:table-cell office:value-type="float" office:value="1.40371534806214E+018" calcext:value-type="float">
            <text:p>1403715348062140000</text:p>
          </table:table-cell>
          <table:table-cell office:value-type="float" office:value="-0.81675" calcext:value-type="float">
            <text:p>-0.81675</text:p>
          </table:table-cell>
          <table:table-cell office:value-type="float" office:value="-2.35859" calcext:value-type="float">
            <text:p>-2.35859</text:p>
          </table:table-cell>
          <table:table-cell office:value-type="float" office:value="0.61044" calcext:value-type="float">
            <text:p>0.61044</text:p>
          </table:table-cell>
          <table:table-cell office:value-type="float" office:value="0.06377" calcext:value-type="float">
            <text:p>0.06377</text:p>
          </table:table-cell>
          <table:table-cell office:value-type="float" office:value="0.79727" calcext:value-type="float">
            <text:p>0.79727</text:p>
          </table:table-cell>
          <table:table-cell office:value-type="float" office:value="-0.13822" calcext:value-type="float">
            <text:p>-0.13822</text:p>
          </table:table-cell>
          <table:table-cell office:value-type="float" office:value="0.58412" calcext:value-type="float">
            <text:p>0.58412</text:p>
          </table:table-cell>
          <table:table-cell office:value-type="float" office:value="0.30353" calcext:value-type="float">
            <text:p>0.30353</text:p>
          </table:table-cell>
          <table:table-cell office:value-type="float" office:value="0.45587" calcext:value-type="float">
            <text:p>0.45587</text:p>
          </table:table-cell>
          <table:table-cell office:value-type="float" office:value="0.05123" calcext:value-type="float">
            <text:p>0.05123</text:p>
          </table:table-cell>
          <table:table-cell table:number-columns-repeated="5"/>
        </table:table-row>
        <table:table-row table:style-name="ro1">
          <table:table-cell office:value-type="float" office:value="1.40371534816214E+018" calcext:value-type="float">
            <text:p>1403715348162140000</text:p>
          </table:table-cell>
          <table:table-cell office:value-type="float" office:value="-0.78763" calcext:value-type="float">
            <text:p>-0.78763</text:p>
          </table:table-cell>
          <table:table-cell office:value-type="float" office:value="-2.31756" calcext:value-type="float">
            <text:p>-2.31756</text:p>
          </table:table-cell>
          <table:table-cell office:value-type="float" office:value="0.61602" calcext:value-type="float">
            <text:p>0.61602</text:p>
          </table:table-cell>
          <table:table-cell office:value-type="float" office:value="0.04397" calcext:value-type="float">
            <text:p>0.04397</text:p>
          </table:table-cell>
          <table:table-cell office:value-type="float" office:value="0.80089" calcext:value-type="float">
            <text:p>0.80089</text:p>
          </table:table-cell>
          <table:table-cell office:value-type="float" office:value="-0.11962" calcext:value-type="float">
            <text:p>-0.11962</text:p>
          </table:table-cell>
          <table:table-cell office:value-type="float" office:value="0.58509" calcext:value-type="float">
            <text:p>0.58509</text:p>
          </table:table-cell>
          <table:table-cell office:value-type="float" office:value="0.26038" calcext:value-type="float">
            <text:p>0.26038</text:p>
          </table:table-cell>
          <table:table-cell office:value-type="float" office:value="0.40219" calcext:value-type="float">
            <text:p>0.40219</text:p>
          </table:table-cell>
          <table:table-cell office:value-type="float" office:value="0.03956" calcext:value-type="float">
            <text:p>0.03956</text:p>
          </table:table-cell>
          <table:table-cell table:number-columns-repeated="5"/>
        </table:table-row>
        <table:table-row table:style-name="ro1">
          <table:table-cell office:value-type="float" office:value="1.40371534826214E+018" calcext:value-type="float">
            <text:p>1403715348262140000</text:p>
          </table:table-cell>
          <table:table-cell office:value-type="float" office:value="-0.7595" calcext:value-type="float">
            <text:p>-0.7595</text:p>
          </table:table-cell>
          <table:table-cell office:value-type="float" office:value="-2.2797" calcext:value-type="float">
            <text:p>-2.2797</text:p>
          </table:table-cell>
          <table:table-cell office:value-type="float" office:value="0.62014" calcext:value-type="float">
            <text:p>0.62014</text:p>
          </table:table-cell>
          <table:table-cell office:value-type="float" office:value="0.02671" calcext:value-type="float">
            <text:p>0.02671</text:p>
          </table:table-cell>
          <table:table-cell office:value-type="float" office:value="0.80623" calcext:value-type="float">
            <text:p>0.80623</text:p>
          </table:table-cell>
          <table:table-cell office:value-type="float" office:value="-0.09558" calcext:value-type="float">
            <text:p>-0.09558</text:p>
          </table:table-cell>
          <table:table-cell office:value-type="float" office:value="0.58321" calcext:value-type="float">
            <text:p>0.58321</text:p>
          </table:table-cell>
          <table:table-cell office:value-type="float" office:value="0.24217" calcext:value-type="float">
            <text:p>0.24217</text:p>
          </table:table-cell>
          <table:table-cell office:value-type="float" office:value="0.33802" calcext:value-type="float">
            <text:p>0.33802</text:p>
          </table:table-cell>
          <table:table-cell office:value-type="float" office:value="0.02896" calcext:value-type="float">
            <text:p>0.02896</text:p>
          </table:table-cell>
          <table:table-cell table:number-columns-repeated="5"/>
        </table:table-row>
        <table:table-row table:style-name="ro1">
          <table:table-cell office:value-type="float" office:value="1.40371534836214E+018" calcext:value-type="float">
            <text:p>1403715348362140000</text:p>
          </table:table-cell>
          <table:table-cell office:value-type="float" office:value="-0.73172" calcext:value-type="float">
            <text:p>-0.73172</text:p>
          </table:table-cell>
          <table:table-cell office:value-type="float" office:value="-2.24663" calcext:value-type="float">
            <text:p>-2.24663</text:p>
          </table:table-cell>
          <table:table-cell office:value-type="float" office:value="0.62204" calcext:value-type="float">
            <text:p>0.62204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.81163" calcext:value-type="float">
            <text:p>0.81163</text:p>
          </table:table-cell>
          <table:table-cell office:value-type="float" office:value="-0.07204" calcext:value-type="float">
            <text:p>-0.07204</text:p>
          </table:table-cell>
          <table:table-cell office:value-type="float" office:value="0.57958" calcext:value-type="float">
            <text:p>0.57958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27489" calcext:value-type="float">
            <text:p>0.27489</text:p>
          </table:table-cell>
          <table:table-cell office:value-type="float" office:value="-0.01285" calcext:value-type="float">
            <text:p>-0.01285</text:p>
          </table:table-cell>
          <table:table-cell table:number-columns-repeated="5"/>
        </table:table-row>
        <table:table-row table:style-name="ro1">
          <table:table-cell office:value-type="float" office:value="1.40371534846214E+018" calcext:value-type="float">
            <text:p>1403715348462140000</text:p>
          </table:table-cell>
          <table:table-cell office:value-type="float" office:value="-0.70438" calcext:value-type="float">
            <text:p>-0.70438</text:p>
          </table:table-cell>
          <table:table-cell office:value-type="float" office:value="-2.21997" calcext:value-type="float">
            <text:p>-2.21997</text:p>
          </table:table-cell>
          <table:table-cell office:value-type="float" office:value="0.61636" calcext:value-type="float">
            <text:p>0.61636</text:p>
          </table:table-cell>
          <table:table-cell office:value-type="float" office:value="0.00321" calcext:value-type="float">
            <text:p>0.00321</text:p>
          </table:table-cell>
          <table:table-cell office:value-type="float" office:value="0.81632" calcext:value-type="float">
            <text:p>0.81632</text:p>
          </table:table-cell>
          <table:table-cell office:value-type="float" office:value="-0.05501" calcext:value-type="float">
            <text:p>-0.05501</text:p>
          </table:table-cell>
          <table:table-cell office:value-type="float" office:value="0.57497" calcext:value-type="float">
            <text:p>0.57497</text:p>
          </table:table-cell>
          <table:table-cell office:value-type="float" office:value="0.23654" calcext:value-type="float">
            <text:p>0.23654</text:p>
          </table:table-cell>
          <table:table-cell office:value-type="float" office:value="0.20572" calcext:value-type="float">
            <text:p>0.20572</text:p>
          </table:table-cell>
          <table:table-cell office:value-type="float" office:value="-0.10621" calcext:value-type="float">
            <text:p>-0.10621</text:p>
          </table:table-cell>
          <table:table-cell table:number-columns-repeated="5"/>
        </table:table-row>
        <table:table-row table:style-name="ro1">
          <table:table-cell office:value-type="float" office:value="1.40371534856214E+018" calcext:value-type="float">
            <text:p>1403715348562140000</text:p>
          </table:table-cell>
          <table:table-cell office:value-type="float" office:value="-0.67774" calcext:value-type="float">
            <text:p>-0.67774</text:p>
          </table:table-cell>
          <table:table-cell office:value-type="float" office:value="-2.19974" calcext:value-type="float">
            <text:p>-2.19974</text:p>
          </table:table-cell>
          <table:table-cell office:value-type="float" office:value="0.59908" calcext:value-type="float">
            <text:p>0.59908</text:p>
          </table:table-cell>
          <table:table-cell office:value-type="float" office:value="-0.00298" calcext:value-type="float">
            <text:p>-0.00298</text:p>
          </table:table-cell>
          <table:table-cell office:value-type="float" office:value="0.81872" calcext:value-type="float">
            <text:p>0.81872</text:p>
          </table:table-cell>
          <table:table-cell office:value-type="float" office:value="-0.04437" calcext:value-type="float">
            <text:p>-0.04437</text:p>
          </table:table-cell>
          <table:table-cell office:value-type="float" office:value="0.57247" calcext:value-type="float">
            <text:p>0.57247</text:p>
          </table:table-cell>
          <table:table-cell office:value-type="float" office:value="0.26726" calcext:value-type="float">
            <text:p>0.26726</text:p>
          </table:table-cell>
          <table:table-cell office:value-type="float" office:value="0.15365" calcext:value-type="float">
            <text:p>0.15365</text:p>
          </table:table-cell>
          <table:table-cell office:value-type="float" office:value="-0.21849" calcext:value-type="float">
            <text:p>-0.21849</text:p>
          </table:table-cell>
          <table:table-cell table:number-columns-repeated="5"/>
        </table:table-row>
        <table:table-row table:style-name="ro1">
          <table:table-cell office:value-type="float" office:value="1.40371534866214E+018" calcext:value-type="float">
            <text:p>1403715348662140000</text:p>
          </table:table-cell>
          <table:table-cell office:value-type="float" office:value="-0.65235" calcext:value-type="float">
            <text:p>-0.65235</text:p>
          </table:table-cell>
          <table:table-cell office:value-type="float" office:value="-2.18669" calcext:value-type="float">
            <text:p>-2.18669</text:p>
          </table:table-cell>
          <table:table-cell office:value-type="float" office:value="0.56986" calcext:value-type="float">
            <text:p>0.56986</text:p>
          </table:table-cell>
          <table:table-cell office:value-type="float" office:value="-0.01127" calcext:value-type="float">
            <text:p>-0.01127</text:p>
          </table:table-cell>
          <table:table-cell office:value-type="float" office:value="0.81621" calcext:value-type="float">
            <text:p>0.81621</text:p>
          </table:table-cell>
          <table:table-cell office:value-type="float" office:value="-0.0408" calcext:value-type="float">
            <text:p>-0.0408</text:p>
          </table:table-cell>
          <table:table-cell office:value-type="float" office:value="0.57621" calcext:value-type="float">
            <text:p>0.57621</text:p>
          </table:table-cell>
          <table:table-cell office:value-type="float" office:value="0.26474" calcext:value-type="float">
            <text:p>0.26474</text:p>
          </table:table-cell>
          <table:table-cell office:value-type="float" office:value="0.09696" calcext:value-type="float">
            <text:p>0.09696</text:p>
          </table:table-cell>
          <table:table-cell office:value-type="float" office:value="-0.32221" calcext:value-type="float">
            <text:p>-0.32221</text:p>
          </table:table-cell>
          <table:table-cell table:number-columns-repeated="5"/>
        </table:table-row>
        <table:table-row table:style-name="ro1">
          <table:table-cell office:value-type="float" office:value="1.40371534876214E+018" calcext:value-type="float">
            <text:p>1403715348762140000</text:p>
          </table:table-cell>
          <table:table-cell office:value-type="float" office:value="-0.62871" calcext:value-type="float">
            <text:p>-0.62871</text:p>
          </table:table-cell>
          <table:table-cell office:value-type="float" office:value="-2.18165" calcext:value-type="float">
            <text:p>-2.18165</text:p>
          </table:table-cell>
          <table:table-cell office:value-type="float" office:value="0.53153" calcext:value-type="float">
            <text:p>0.53153</text:p>
          </table:table-cell>
          <table:table-cell office:value-type="float" office:value="-0.01947" calcext:value-type="float">
            <text:p>-0.01947</text:p>
          </table:table-cell>
          <table:table-cell office:value-type="float" office:value="0.81424" calcext:value-type="float">
            <text:p>0.81424</text:p>
          </table:table-cell>
          <table:table-cell office:value-type="float" office:value="-0.03976" calcext:value-type="float">
            <text:p>-0.03976</text:p>
          </table:table-cell>
          <table:table-cell office:value-type="float" office:value="0.57883" calcext:value-type="float">
            <text:p>0.57883</text:p>
          </table:table-cell>
          <table:table-cell office:value-type="float" office:value="0.27834" calcext:value-type="float">
            <text:p>0.27834</text:p>
          </table:table-cell>
          <table:table-cell office:value-type="float" office:value="0.02979" calcext:value-type="float">
            <text:p>0.02979</text:p>
          </table:table-cell>
          <table:table-cell office:value-type="float" office:value="-0.35409" calcext:value-type="float">
            <text:p>-0.35409</text:p>
          </table:table-cell>
          <table:table-cell table:number-columns-repeated="5"/>
        </table:table-row>
        <table:table-row table:style-name="ro1">
          <table:table-cell office:value-type="float" office:value="1.40371534886214E+018" calcext:value-type="float">
            <text:p>1403715348862140000</text:p>
          </table:table-cell>
          <table:table-cell office:value-type="float" office:value="-0.60512" calcext:value-type="float">
            <text:p>-0.60512</text:p>
          </table:table-cell>
          <table:table-cell office:value-type="float" office:value="-2.18257" calcext:value-type="float">
            <text:p>-2.18257</text:p>
          </table:table-cell>
          <table:table-cell office:value-type="float" office:value="0.49355" calcext:value-type="float">
            <text:p>0.49355</text:p>
          </table:table-cell>
          <table:table-cell office:value-type="float" office:value="-0.0263" calcext:value-type="float">
            <text:p>-0.0263</text:p>
          </table:table-cell>
          <table:table-cell office:value-type="float" office:value="0.81246" calcext:value-type="float">
            <text:p>0.81246</text:p>
          </table:table-cell>
          <table:table-cell office:value-type="float" office:value="-0.03433" calcext:value-type="float">
            <text:p>-0.03433</text:p>
          </table:table-cell>
          <table:table-cell office:value-type="float" office:value="0.58141" calcext:value-type="float">
            <text:p>0.58141</text:p>
          </table:table-cell>
          <table:table-cell office:value-type="float" office:value="0.26191" calcext:value-type="float">
            <text:p>0.26191</text:p>
          </table:table-cell>
          <table:table-cell office:value-type="float" office:value="-0.03614" calcext:value-type="float">
            <text:p>-0.03614</text:p>
          </table:table-cell>
          <table:table-cell office:value-type="float" office:value="-0.33934" calcext:value-type="float">
            <text:p>-0.33934</text:p>
          </table:table-cell>
          <table:table-cell table:number-columns-repeated="5"/>
        </table:table-row>
        <table:table-row table:style-name="ro1">
          <table:table-cell office:value-type="float" office:value="1.40371534896214E+018" calcext:value-type="float">
            <text:p>1403715348962140000</text:p>
          </table:table-cell>
          <table:table-cell office:value-type="float" office:value="-0.58382" calcext:value-type="float">
            <text:p>-0.58382</text:p>
          </table:table-cell>
          <table:table-cell office:value-type="float" office:value="-2.1904" calcext:value-type="float">
            <text:p>-2.1904</text:p>
          </table:table-cell>
          <table:table-cell office:value-type="float" office:value="0.4594" calcext:value-type="float">
            <text:p>0.4594</text:p>
          </table:table-cell>
          <table:table-cell office:value-type="float" office:value="-0.03184" calcext:value-type="float">
            <text:p>-0.03184</text:p>
          </table:table-cell>
          <table:table-cell office:value-type="float" office:value="0.81202" calcext:value-type="float">
            <text:p>0.81202</text:p>
          </table:table-cell>
          <table:table-cell office:value-type="float" office:value="-0.02731" calcext:value-type="float">
            <text:p>-0.02731</text:p>
          </table:table-cell>
          <table:table-cell office:value-type="float" office:value="0.58212" calcext:value-type="float">
            <text:p>0.58212</text:p>
          </table:table-cell>
          <table:table-cell office:value-type="float" office:value="0.22988" calcext:value-type="float">
            <text:p>0.22988</text:p>
          </table:table-cell>
          <table:table-cell office:value-type="float" office:value="-0.10753" calcext:value-type="float">
            <text:p>-0.10753</text:p>
          </table:table-cell>
          <table:table-cell office:value-type="float" office:value="-0.31415" calcext:value-type="float">
            <text:p>-0.31415</text:p>
          </table:table-cell>
          <table:table-cell table:number-columns-repeated="5"/>
        </table:table-row>
        <table:table-row table:style-name="ro1">
          <table:table-cell office:value-type="float" office:value="1.40371534906214E+018" calcext:value-type="float">
            <text:p>1403715349062140000</text:p>
          </table:table-cell>
          <table:table-cell office:value-type="float" office:value="-0.56314" calcext:value-type="float">
            <text:p>-0.56314</text:p>
          </table:table-cell>
          <table:table-cell office:value-type="float" office:value="-2.2064" calcext:value-type="float">
            <text:p>-2.2064</text:p>
          </table:table-cell>
          <table:table-cell office:value-type="float" office:value="0.42913" calcext:value-type="float">
            <text:p>0.42913</text:p>
          </table:table-cell>
          <table:table-cell office:value-type="float" office:value="-0.03242" calcext:value-type="float">
            <text:p>-0.03242</text:p>
          </table:table-cell>
          <table:table-cell office:value-type="float" office:value="0.81078" calcext:value-type="float">
            <text:p>0.81078</text:p>
          </table:table-cell>
          <table:table-cell office:value-type="float" office:value="-0.01836" calcext:value-type="float">
            <text:p>-0.01836</text:p>
          </table:table-cell>
          <table:table-cell office:value-type="float" office:value="0.58417" calcext:value-type="float">
            <text:p>0.58417</text:p>
          </table:table-cell>
          <table:table-cell office:value-type="float" office:value="0.22822" calcext:value-type="float">
            <text:p>0.22822</text:p>
          </table:table-cell>
          <table:table-cell office:value-type="float" office:value="-0.17221" calcext:value-type="float">
            <text:p>-0.17221</text:p>
          </table:table-cell>
          <table:table-cell office:value-type="float" office:value="-0.28634" calcext:value-type="float">
            <text:p>-0.28634</text:p>
          </table:table-cell>
          <table:table-cell table:number-columns-repeated="5"/>
        </table:table-row>
        <table:table-row table:style-name="ro1">
          <table:table-cell office:value-type="float" office:value="1.40371534916214E+018" calcext:value-type="float">
            <text:p>1403715349162140000</text:p>
          </table:table-cell>
          <table:table-cell office:value-type="float" office:value="-0.54316" calcext:value-type="float">
            <text:p>-0.54316</text:p>
          </table:table-cell>
          <table:table-cell office:value-type="float" office:value="-2.22734" calcext:value-type="float">
            <text:p>-2.22734</text:p>
          </table:table-cell>
          <table:table-cell office:value-type="float" office:value="0.40184" calcext:value-type="float">
            <text:p>0.40184</text:p>
          </table:table-cell>
          <table:table-cell office:value-type="float" office:value="-0.03139" calcext:value-type="float">
            <text:p>-0.03139</text:p>
          </table:table-cell>
          <table:table-cell office:value-type="float" office:value="0.80891" calcext:value-type="float">
            <text:p>0.80891</text:p>
          </table:table-cell>
          <table:table-cell office:value-type="float" office:value="-0.00686" calcext:value-type="float">
            <text:p>-0.00686</text:p>
          </table:table-cell>
          <table:table-cell office:value-type="float" office:value="0.58706" calcext:value-type="float">
            <text:p>0.58706</text:p>
          </table:table-cell>
          <table:table-cell office:value-type="float" office:value="0.20243" calcext:value-type="float">
            <text:p>0.20243</text:p>
          </table:table-cell>
          <table:table-cell office:value-type="float" office:value="-0.22602" calcext:value-type="float">
            <text:p>-0.22602</text:p>
          </table:table-cell>
          <table:table-cell office:value-type="float" office:value="-0.26544" calcext:value-type="float">
            <text:p>-0.26544</text:p>
          </table:table-cell>
          <table:table-cell table:number-columns-repeated="5"/>
        </table:table-row>
        <table:table-row table:style-name="ro1">
          <table:table-cell office:value-type="float" office:value="1.40371534926214E+018" calcext:value-type="float">
            <text:p>1403715349262140000</text:p>
          </table:table-cell>
          <table:table-cell office:value-type="float" office:value="-0.52601" calcext:value-type="float">
            <text:p>-0.52601</text:p>
          </table:table-cell>
          <table:table-cell office:value-type="float" office:value="-2.25321" calcext:value-type="float">
            <text:p>-2.25321</text:p>
          </table:table-cell>
          <table:table-cell office:value-type="float" office:value="0.3772" calcext:value-type="float">
            <text:p>0.3772</text:p>
          </table:table-cell>
          <table:table-cell office:value-type="float" office:value="-0.03246" calcext:value-type="float">
            <text:p>-0.03246</text:p>
          </table:table-cell>
          <table:table-cell office:value-type="float" office:value="0.80584" calcext:value-type="float">
            <text:p>0.80584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59124" calcext:value-type="float">
            <text:p>0.59124</text:p>
          </table:table-cell>
          <table:table-cell office:value-type="float" office:value="0.17449" calcext:value-type="float">
            <text:p>0.17449</text:p>
          </table:table-cell>
          <table:table-cell office:value-type="float" office:value="-0.2665" calcext:value-type="float">
            <text:p>-0.2665</text:p>
          </table:table-cell>
          <table:table-cell office:value-type="float" office:value="-0.23799" calcext:value-type="float">
            <text:p>-0.23799</text:p>
          </table:table-cell>
          <table:table-cell table:number-columns-repeated="5"/>
        </table:table-row>
        <table:table-row table:style-name="ro1">
          <table:table-cell office:value-type="float" office:value="1.40371534936214E+018" calcext:value-type="float">
            <text:p>1403715349362140000</text:p>
          </table:table-cell>
          <table:table-cell office:value-type="float" office:value="-0.51109" calcext:value-type="float">
            <text:p>-0.51109</text:p>
          </table:table-cell>
          <table:table-cell office:value-type="float" office:value="-2.28355" calcext:value-type="float">
            <text:p>-2.28355</text:p>
          </table:table-cell>
          <table:table-cell office:value-type="float" office:value="0.35313" calcext:value-type="float">
            <text:p>0.35313</text:p>
          </table:table-cell>
          <table:table-cell office:value-type="float" office:value="-0.0345" calcext:value-type="float">
            <text:p>-0.0345</text:p>
          </table:table-cell>
          <table:table-cell office:value-type="float" office:value="0.8025" calcext:value-type="float">
            <text:p>0.8025</text:p>
          </table:table-cell>
          <table:table-cell office:value-type="float" office:value="0.00835" calcext:value-type="float">
            <text:p>0.00835</text:p>
          </table:table-cell>
          <table:table-cell office:value-type="float" office:value="0.5956" calcext:value-type="float">
            <text:p>0.5956</text:p>
          </table:table-cell>
          <table:table-cell office:value-type="float" office:value="0.14268" calcext:value-type="float">
            <text:p>0.14268</text:p>
          </table:table-cell>
          <table:table-cell office:value-type="float" office:value="-0.3056" calcext:value-type="float">
            <text:p>-0.3056</text:p>
          </table:table-cell>
          <table:table-cell office:value-type="float" office:value="-0.23306" calcext:value-type="float">
            <text:p>-0.23306</text:p>
          </table:table-cell>
          <table:table-cell table:number-columns-repeated="5"/>
        </table:table-row>
        <table:table-row table:style-name="ro1">
          <table:table-cell office:value-type="float" office:value="1.40371534946214E+018" calcext:value-type="float">
            <text:p>1403715349462140000</text:p>
          </table:table-cell>
          <table:table-cell office:value-type="float" office:value="-0.49997" calcext:value-type="float">
            <text:p>-0.49997</text:p>
          </table:table-cell>
          <table:table-cell office:value-type="float" office:value="-2.31727" calcext:value-type="float">
            <text:p>-2.31727</text:p>
          </table:table-cell>
          <table:table-cell office:value-type="float" office:value="0.32926" calcext:value-type="float">
            <text:p>0.32926</text:p>
          </table:table-cell>
          <table:table-cell office:value-type="float" office:value="-0.03111" calcext:value-type="float">
            <text:p>-0.03111</text:p>
          </table:table-cell>
          <table:table-cell office:value-type="float" office:value="0.80035" calcext:value-type="float">
            <text:p>0.80035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59855" calcext:value-type="float">
            <text:p>0.59855</text:p>
          </table:table-cell>
          <table:table-cell office:value-type="float" office:value="0.0984" calcext:value-type="float">
            <text:p>0.0984</text:p>
          </table:table-cell>
          <table:table-cell office:value-type="float" office:value="-0.33639" calcext:value-type="float">
            <text:p>-0.33639</text:p>
          </table:table-cell>
          <table:table-cell office:value-type="float" office:value="-0.24413" calcext:value-type="float">
            <text:p>-0.24413</text:p>
          </table:table-cell>
          <table:table-cell table:number-columns-repeated="5"/>
        </table:table-row>
        <table:table-row table:style-name="ro1">
          <table:table-cell office:value-type="float" office:value="1.40371534956214E+018" calcext:value-type="float">
            <text:p>1403715349562140000</text:p>
          </table:table-cell>
          <table:table-cell office:value-type="float" office:value="-0.49472" calcext:value-type="float">
            <text:p>-0.49472</text:p>
          </table:table-cell>
          <table:table-cell office:value-type="float" office:value="-2.35214" calcext:value-type="float">
            <text:p>-2.35214</text:p>
          </table:table-cell>
          <table:table-cell office:value-type="float" office:value="0.30644" calcext:value-type="float">
            <text:p>0.30644</text:p>
          </table:table-cell>
          <table:table-cell office:value-type="float" office:value="-0.0267" calcext:value-type="float">
            <text:p>-0.0267</text:p>
          </table:table-cell>
          <table:table-cell office:value-type="float" office:value="0.80105" calcext:value-type="float">
            <text:p>0.80105</text:p>
          </table:table-cell>
          <table:table-cell office:value-type="float" office:value="0.01964" calcext:value-type="float">
            <text:p>0.01964</text:p>
          </table:table-cell>
          <table:table-cell office:value-type="float" office:value="0.59768" calcext:value-type="float">
            <text:p>0.59768</text:p>
          </table:table-cell>
          <table:table-cell office:value-type="float" office:value="0.0537" calcext:value-type="float">
            <text:p>0.0537</text:p>
          </table:table-cell>
          <table:table-cell office:value-type="float" office:value="-0.33735" calcext:value-type="float">
            <text:p>-0.33735</text:p>
          </table:table-cell>
          <table:table-cell office:value-type="float" office:value="-0.26381" calcext:value-type="float">
            <text:p>-0.26381</text:p>
          </table:table-cell>
          <table:table-cell table:number-columns-repeated="5"/>
        </table:table-row>
        <table:table-row table:style-name="ro1">
          <table:table-cell office:value-type="float" office:value="1.40371534966214E+018" calcext:value-type="float">
            <text:p>1403715349662140000</text:p>
          </table:table-cell>
          <table:table-cell office:value-type="float" office:value="-0.49319" calcext:value-type="float">
            <text:p>-0.49319</text:p>
          </table:table-cell>
          <table:table-cell office:value-type="float" office:value="-2.38789" calcext:value-type="float">
            <text:p>-2.38789</text:p>
          </table:table-cell>
          <table:table-cell office:value-type="float" office:value="0.27932" calcext:value-type="float">
            <text:p>0.27932</text:p>
          </table:table-cell>
          <table:table-cell office:value-type="float" office:value="-0.02847" calcext:value-type="float">
            <text:p>-0.02847</text:p>
          </table:table-cell>
          <table:table-cell office:value-type="float" office:value="0.80296" calcext:value-type="float">
            <text:p>0.80296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59472" calcext:value-type="float">
            <text:p>0.59472</text:p>
          </table:table-cell>
          <table:table-cell office:value-type="float" office:value="0.00521" calcext:value-type="float">
            <text:p>0.00521</text:p>
          </table:table-cell>
          <table:table-cell office:value-type="float" office:value="-0.3256" calcext:value-type="float">
            <text:p>-0.3256</text:p>
          </table:table-cell>
          <table:table-cell office:value-type="float" office:value="-0.26889" calcext:value-type="float">
            <text:p>-0.26889</text:p>
          </table:table-cell>
          <table:table-cell table:number-columns-repeated="5"/>
        </table:table-row>
        <table:table-row table:style-name="ro1">
          <table:table-cell office:value-type="float" office:value="1.40371534976214E+018" calcext:value-type="float">
            <text:p>1403715349762140000</text:p>
          </table:table-cell>
          <table:table-cell office:value-type="float" office:value="-0.49415" calcext:value-type="float">
            <text:p>-0.49415</text:p>
          </table:table-cell>
          <table:table-cell office:value-type="float" office:value="-2.42244" calcext:value-type="float">
            <text:p>-2.42244</text:p>
          </table:table-cell>
          <table:table-cell office:value-type="float" office:value="0.25601" calcext:value-type="float">
            <text:p>0.25601</text:p>
          </table:table-cell>
          <table:table-cell office:value-type="float" office:value="-0.03717" calcext:value-type="float">
            <text:p>-0.03717</text:p>
          </table:table-cell>
          <table:table-cell office:value-type="float" office:value="0.80541" calcext:value-type="float">
            <text:p>0.80541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59041" calcext:value-type="float">
            <text:p>0.59041</text:p>
          </table:table-cell>
          <table:table-cell office:value-type="float" office:value="-0.02387" calcext:value-type="float">
            <text:p>-0.02387</text:p>
          </table:table-cell>
          <table:table-cell office:value-type="float" office:value="-0.31792" calcext:value-type="float">
            <text:p>-0.31792</text:p>
          </table:table-cell>
          <table:table-cell office:value-type="float" office:value="-0.23059" calcext:value-type="float">
            <text:p>-0.23059</text:p>
          </table:table-cell>
          <table:table-cell table:number-columns-repeated="5"/>
        </table:table-row>
        <table:table-row table:style-name="ro1">
          <table:table-cell office:value-type="float" office:value="1.40371534986214E+018" calcext:value-type="float">
            <text:p>1403715349862140000</text:p>
          </table:table-cell>
          <table:table-cell office:value-type="float" office:value="-0.49525" calcext:value-type="float">
            <text:p>-0.49525</text:p>
          </table:table-cell>
          <table:table-cell office:value-type="float" office:value="-2.45681" calcext:value-type="float">
            <text:p>-2.45681</text:p>
          </table:table-cell>
          <table:table-cell office:value-type="float" office:value="0.2319" calcext:value-type="float">
            <text:p>0.2319</text:p>
          </table:table-cell>
          <table:table-cell office:value-type="float" office:value="-0.05182" calcext:value-type="float">
            <text:p>-0.05182</text:p>
          </table:table-cell>
          <table:table-cell office:value-type="float" office:value="0.80663" calcext:value-type="float">
            <text:p>0.80663</text:p>
          </table:table-cell>
          <table:table-cell office:value-type="float" office:value="0.04776" calcext:value-type="float">
            <text:p>0.04776</text:p>
          </table:table-cell>
          <table:table-cell office:value-type="float" office:value="0.58684" calcext:value-type="float">
            <text:p>0.58684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31371" calcext:value-type="float">
            <text:p>-0.31371</text:p>
          </table:table-cell>
          <table:table-cell office:value-type="float" office:value="-0.20049" calcext:value-type="float">
            <text:p>-0.20049</text:p>
          </table:table-cell>
          <table:table-cell table:number-columns-repeated="5"/>
        </table:table-row>
        <table:table-row table:style-name="ro1">
          <table:table-cell office:value-type="float" office:value="1.40371534996214E+018" calcext:value-type="float">
            <text:p>1403715349962140000</text:p>
          </table:table-cell>
          <table:table-cell office:value-type="float" office:value="-0.49737" calcext:value-type="float">
            <text:p>-0.49737</text:p>
          </table:table-cell>
          <table:table-cell office:value-type="float" office:value="-2.4935" calcext:value-type="float">
            <text:p>-2.4935</text:p>
          </table:table-cell>
          <table:table-cell office:value-type="float" office:value="0.21102" calcext:value-type="float">
            <text:p>0.21102</text:p>
          </table:table-cell>
          <table:table-cell office:value-type="float" office:value="-0.06509" calcext:value-type="float">
            <text:p>-0.06509</text:p>
          </table:table-cell>
          <table:table-cell office:value-type="float" office:value="0.80638" calcext:value-type="float">
            <text:p>0.80638</text:p>
          </table:table-cell>
          <table:table-cell office:value-type="float" office:value="0.06406" calcext:value-type="float">
            <text:p>0.06406</text:p>
          </table:table-cell>
          <table:table-cell office:value-type="float" office:value="0.58431" calcext:value-type="float">
            <text:p>0.58431</text:p>
          </table:table-cell>
          <table:table-cell office:value-type="float" office:value="-0.04819" calcext:value-type="float">
            <text:p>-0.04819</text:p>
          </table:table-cell>
          <table:table-cell office:value-type="float" office:value="-0.32623" calcext:value-type="float">
            <text:p>-0.32623</text:p>
          </table:table-cell>
          <table:table-cell office:value-type="float" office:value="-0.1912" calcext:value-type="float">
            <text:p>-0.1912</text:p>
          </table:table-cell>
          <table:table-cell table:number-columns-repeated="5"/>
        </table:table-row>
        <table:table-row table:style-name="ro1">
          <table:table-cell office:value-type="float" office:value="1.40371535006214E+018" calcext:value-type="float">
            <text:p>1403715350062140000</text:p>
          </table:table-cell>
          <table:table-cell office:value-type="float" office:value="-0.5018" calcext:value-type="float">
            <text:p>-0.5018</text:p>
          </table:table-cell>
          <table:table-cell office:value-type="float" office:value="-2.53065" calcext:value-type="float">
            <text:p>-2.53065</text:p>
          </table:table-cell>
          <table:table-cell office:value-type="float" office:value="0.19253" calcext:value-type="float">
            <text:p>0.19253</text:p>
          </table:table-cell>
          <table:table-cell office:value-type="float" office:value="-0.07395" calcext:value-type="float">
            <text:p>-0.07395</text:p>
          </table:table-cell>
          <table:table-cell office:value-type="float" office:value="0.80589" calcext:value-type="float">
            <text:p>0.80589</text:p>
          </table:table-cell>
          <table:table-cell office:value-type="float" office:value="0.08132" calcext:value-type="float">
            <text:p>0.08132</text:p>
          </table:table-cell>
          <table:table-cell office:value-type="float" office:value="0.58177" calcext:value-type="float">
            <text:p>0.58177</text:p>
          </table:table-cell>
          <table:table-cell office:value-type="float" office:value="-0.05769" calcext:value-type="float">
            <text:p>-0.05769</text:p>
          </table:table-cell>
          <table:table-cell office:value-type="float" office:value="-0.35544" calcext:value-type="float">
            <text:p>-0.35544</text:p>
          </table:table-cell>
          <table:table-cell office:value-type="float" office:value="-0.19155" calcext:value-type="float">
            <text:p>-0.19155</text:p>
          </table:table-cell>
          <table:table-cell table:number-columns-repeated="5"/>
        </table:table-row>
        <table:table-row table:style-name="ro1">
          <table:table-cell office:value-type="float" office:value="1.40371535016214E+018" calcext:value-type="float">
            <text:p>1403715350162140000</text:p>
          </table:table-cell>
          <table:table-cell office:value-type="float" office:value="-0.50753" calcext:value-type="float">
            <text:p>-0.50753</text:p>
          </table:table-cell>
          <table:table-cell office:value-type="float" office:value="-2.5685" calcext:value-type="float">
            <text:p>-2.5685</text:p>
          </table:table-cell>
          <table:table-cell office:value-type="float" office:value="0.17349" calcext:value-type="float">
            <text:p>0.17349</text:p>
          </table:table-cell>
          <table:table-cell office:value-type="float" office:value="-0.07832" calcext:value-type="float">
            <text:p>-0.07832</text:p>
          </table:table-cell>
          <table:table-cell office:value-type="float" office:value="0.81001" calcext:value-type="float">
            <text:p>0.81001</text:p>
          </table:table-cell>
          <table:table-cell office:value-type="float" office:value="0.09484" calcext:value-type="float">
            <text:p>0.09484</text:p>
          </table:table-cell>
          <table:table-cell office:value-type="float" office:value="0.57338" calcext:value-type="float">
            <text:p>0.57338</text:p>
          </table:table-cell>
          <table:table-cell office:value-type="float" office:value="-0.05327" calcext:value-type="float">
            <text:p>-0.05327</text:p>
          </table:table-cell>
          <table:table-cell office:value-type="float" office:value="-0.37463" calcext:value-type="float">
            <text:p>-0.37463</text:p>
          </table:table-cell>
          <table:table-cell office:value-type="float" office:value="-0.21007" calcext:value-type="float">
            <text:p>-0.21007</text:p>
          </table:table-cell>
          <table:table-cell table:number-columns-repeated="5"/>
        </table:table-row>
        <table:table-row table:style-name="ro1">
          <table:table-cell office:value-type="float" office:value="1.40371535026214E+018" calcext:value-type="float">
            <text:p>1403715350262140000</text:p>
          </table:table-cell>
          <table:table-cell office:value-type="float" office:value="-0.51112" calcext:value-type="float">
            <text:p>-0.51112</text:p>
          </table:table-cell>
          <table:table-cell office:value-type="float" office:value="-2.60739" calcext:value-type="float">
            <text:p>-2.60739</text:p>
          </table:table-cell>
          <table:table-cell office:value-type="float" office:value="0.15419" calcext:value-type="float">
            <text:p>0.15419</text:p>
          </table:table-cell>
          <table:table-cell office:value-type="float" office:value="-0.07649" calcext:value-type="float">
            <text:p>-0.07649</text:p>
          </table:table-cell>
          <table:table-cell office:value-type="float" office:value="0.81559" calcext:value-type="float">
            <text:p>0.81559</text:p>
          </table:table-cell>
          <table:table-cell office:value-type="float" office:value="0.10628" calcext:value-type="float">
            <text:p>0.10628</text:p>
          </table:table-cell>
          <table:table-cell office:value-type="float" office:value="0.56361" calcext:value-type="float">
            <text:p>0.56361</text:p>
          </table:table-cell>
          <table:table-cell office:value-type="float" office:value="-0.03331" calcext:value-type="float">
            <text:p>-0.03331</text:p>
          </table:table-cell>
          <table:table-cell office:value-type="float" office:value="-0.38129" calcext:value-type="float">
            <text:p>-0.38129</text:p>
          </table:table-cell>
          <table:table-cell office:value-type="float" office:value="-0.21204" calcext:value-type="float">
            <text:p>-0.21204</text:p>
          </table:table-cell>
          <table:table-cell table:number-columns-repeated="5"/>
        </table:table-row>
        <table:table-row table:style-name="ro1">
          <table:table-cell office:value-type="float" office:value="1.40371535036214E+018" calcext:value-type="float">
            <text:p>1403715350362140000</text:p>
          </table:table-cell>
          <table:table-cell office:value-type="float" office:value="-0.51244" calcext:value-type="float">
            <text:p>-0.51244</text:p>
          </table:table-cell>
          <table:table-cell office:value-type="float" office:value="-2.64482" calcext:value-type="float">
            <text:p>-2.64482</text:p>
          </table:table-cell>
          <table:table-cell office:value-type="float" office:value="0.1343" calcext:value-type="float">
            <text:p>0.1343</text:p>
          </table:table-cell>
          <table:table-cell office:value-type="float" office:value="-0.07101" calcext:value-type="float">
            <text:p>-0.07101</text:p>
          </table:table-cell>
          <table:table-cell office:value-type="float" office:value="0.82088" calcext:value-type="float">
            <text:p>0.82088</text:p>
          </table:table-cell>
          <table:table-cell office:value-type="float" office:value="0.11545" calcext:value-type="float">
            <text:p>0.11545</text:p>
          </table:table-cell>
          <table:table-cell office:value-type="float" office:value="0.55479" calcext:value-type="float">
            <text:p>0.55479</text:p>
          </table:table-cell>
          <table:table-cell office:value-type="float" office:value="-0.00162" calcext:value-type="float">
            <text:p>-0.00162</text:p>
          </table:table-cell>
          <table:table-cell office:value-type="float" office:value="-0.35823" calcext:value-type="float">
            <text:p>-0.35823</text:p>
          </table:table-cell>
          <table:table-cell office:value-type="float" office:value="-0.20877" calcext:value-type="float">
            <text:p>-0.20877</text:p>
          </table:table-cell>
          <table:table-cell table:number-columns-repeated="5"/>
        </table:table-row>
        <table:table-row table:style-name="ro1">
          <table:table-cell office:value-type="float" office:value="1.40371535046214E+018" calcext:value-type="float">
            <text:p>1403715350462140000</text:p>
          </table:table-cell>
          <table:table-cell office:value-type="float" office:value="-0.51112" calcext:value-type="float">
            <text:p>-0.51112</text:p>
          </table:table-cell>
          <table:table-cell office:value-type="float" office:value="-2.67757" calcext:value-type="float">
            <text:p>-2.67757</text:p>
          </table:table-cell>
          <table:table-cell office:value-type="float" office:value="0.11546" calcext:value-type="float">
            <text:p>0.11546</text:p>
          </table:table-cell>
          <table:table-cell office:value-type="float" office:value="-0.06286" calcext:value-type="float">
            <text:p>-0.06286</text:p>
          </table:table-cell>
          <table:table-cell office:value-type="float" office:value="0.82397" calcext:value-type="float">
            <text:p>0.82397</text:p>
          </table:table-cell>
          <table:table-cell office:value-type="float" office:value="0.12241" calcext:value-type="float">
            <text:p>0.12241</text:p>
          </table:table-cell>
          <table:table-cell office:value-type="float" office:value="0.54967" calcext:value-type="float">
            <text:p>0.54967</text:p>
          </table:table-cell>
          <table:table-cell office:value-type="float" office:value="0.03634" calcext:value-type="float">
            <text:p>0.03634</text:p>
          </table:table-cell>
          <table:table-cell office:value-type="float" office:value="-0.29342" calcext:value-type="float">
            <text:p>-0.29342</text:p>
          </table:table-cell>
          <table:table-cell office:value-type="float" office:value="-0.21051" calcext:value-type="float">
            <text:p>-0.21051</text:p>
          </table:table-cell>
          <table:table-cell table:number-columns-repeated="5"/>
        </table:table-row>
        <table:table-row table:style-name="ro1">
          <table:table-cell office:value-type="float" office:value="1.40371535056214E+018" calcext:value-type="float">
            <text:p>1403715350562140000</text:p>
          </table:table-cell>
          <table:table-cell office:value-type="float" office:value="-0.50507" calcext:value-type="float">
            <text:p>-0.50507</text:p>
          </table:table-cell>
          <table:table-cell office:value-type="float" office:value="-2.70513" calcext:value-type="float">
            <text:p>-2.70513</text:p>
          </table:table-cell>
          <table:table-cell office:value-type="float" office:value="0.09689" calcext:value-type="float">
            <text:p>0.09689</text:p>
          </table:table-cell>
          <table:table-cell office:value-type="float" office:value="-0.05663" calcext:value-type="float">
            <text:p>-0.05663</text:p>
          </table:table-cell>
          <table:table-cell office:value-type="float" office:value="0.82506" calcext:value-type="float">
            <text:p>0.82506</text:p>
          </table:table-cell>
          <table:table-cell office:value-type="float" office:value="0.12566" calcext:value-type="float">
            <text:p>0.12566</text:p>
          </table:table-cell>
          <table:table-cell office:value-type="float" office:value="0.54798" calcext:value-type="float">
            <text:p>0.54798</text:p>
          </table:table-cell>
          <table:table-cell office:value-type="float" office:value="0.09001" calcext:value-type="float">
            <text:p>0.09001</text:p>
          </table:table-cell>
          <table:table-cell office:value-type="float" office:value="-0.21818" calcext:value-type="float">
            <text:p>-0.21818</text:p>
          </table:table-cell>
          <table:table-cell office:value-type="float" office:value="-0.19531" calcext:value-type="float">
            <text:p>-0.19531</text:p>
          </table:table-cell>
          <table:table-cell table:number-columns-repeated="5"/>
        </table:table-row>
        <table:table-row table:style-name="ro1">
          <table:table-cell office:value-type="float" office:value="1.40371535066214E+018" calcext:value-type="float">
            <text:p>1403715350662140000</text:p>
          </table:table-cell>
          <table:table-cell office:value-type="float" office:value="-0.49317" calcext:value-type="float">
            <text:p>-0.49317</text:p>
          </table:table-cell>
          <table:table-cell office:value-type="float" office:value="-2.72661" calcext:value-type="float">
            <text:p>-2.72661</text:p>
          </table:table-cell>
          <table:table-cell office:value-type="float" office:value="0.07775" calcext:value-type="float">
            <text:p>0.07775</text:p>
          </table:table-cell>
          <table:table-cell office:value-type="float" office:value="-0.05726" calcext:value-type="float">
            <text:p>-0.05726</text:p>
          </table:table-cell>
          <table:table-cell office:value-type="float" office:value="0.82514" calcext:value-type="float">
            <text:p>0.82514</text:p>
          </table:table-cell>
          <table:table-cell office:value-type="float" office:value="0.1228" calcext:value-type="float">
            <text:p>0.1228</text:p>
          </table:table-cell>
          <table:table-cell office:value-type="float" office:value="0.54844" calcext:value-type="float">
            <text:p>0.54844</text:p>
          </table:table-cell>
          <table:table-cell office:value-type="float" office:value="0.14216" calcext:value-type="float">
            <text:p>0.14216</text:p>
          </table:table-cell>
          <table:table-cell office:value-type="float" office:value="-0.13028" calcext:value-type="float">
            <text:p>-0.13028</text:p>
          </table:table-cell>
          <table:table-cell office:value-type="float" office:value="-0.1768" calcext:value-type="float">
            <text:p>-0.1768</text:p>
          </table:table-cell>
          <table:table-cell table:number-columns-repeated="5"/>
        </table:table-row>
        <table:table-row table:style-name="ro1">
          <table:table-cell office:value-type="float" office:value="1.40371535076214E+018" calcext:value-type="float">
            <text:p>1403715350762140000</text:p>
          </table:table-cell>
          <table:table-cell office:value-type="float" office:value="-0.53733" calcext:value-type="float">
            <text:p>-0.53733</text:p>
          </table:table-cell>
          <table:table-cell office:value-type="float" office:value="-2.62628" calcext:value-type="float">
            <text:p>-2.62628</text:p>
          </table:table-cell>
          <table:table-cell office:value-type="float" office:value="0.12413" calcext:value-type="float">
            <text:p>0.12413</text:p>
          </table:table-cell>
          <table:table-cell office:value-type="float" office:value="-0.0739" calcext:value-type="float">
            <text:p>-0.0739</text:p>
          </table:table-cell>
          <table:table-cell office:value-type="float" office:value="0.82232" calcext:value-type="float">
            <text:p>0.82232</text:p>
          </table:table-cell>
          <table:table-cell office:value-type="float" office:value="0.13438" calcext:value-type="float">
            <text:p>0.13438</text:p>
          </table:table-cell>
          <table:table-cell office:value-type="float" office:value="0.54797" calcext:value-type="float">
            <text:p>0.54797</text:p>
          </table:table-cell>
          <table:table-cell office:value-type="float" office:value="0.19637" calcext:value-type="float">
            <text:p>0.19637</text:p>
          </table:table-cell>
          <table:table-cell office:value-type="float" office:value="-0.06935" calcext:value-type="float">
            <text:p>-0.06935</text:p>
          </table:table-cell>
          <table:table-cell office:value-type="float" office:value="-0.16376" calcext:value-type="float">
            <text:p>-0.16376</text:p>
          </table:table-cell>
          <table:table-cell table:number-columns-repeated="5"/>
        </table:table-row>
        <table:table-row table:style-name="ro1">
          <table:table-cell office:value-type="float" office:value="1.40371535086214E+018" calcext:value-type="float">
            <text:p>1403715350862140000</text:p>
          </table:table-cell>
          <table:table-cell office:value-type="float" office:value="-0.51523" calcext:value-type="float">
            <text:p>-0.51523</text:p>
          </table:table-cell>
          <table:table-cell office:value-type="float" office:value="-2.63107" calcext:value-type="float">
            <text:p>-2.63107</text:p>
          </table:table-cell>
          <table:table-cell office:value-type="float" office:value="0.10879" calcext:value-type="float">
            <text:p>0.10879</text:p>
          </table:table-cell>
          <table:table-cell office:value-type="float" office:value="-0.07542" calcext:value-type="float">
            <text:p>-0.07542</text:p>
          </table:table-cell>
          <table:table-cell office:value-type="float" office:value="0.81999" calcext:value-type="float">
            <text:p>0.81999</text:p>
          </table:table-cell>
          <table:table-cell office:value-type="float" office:value="0.13294" calcext:value-type="float">
            <text:p>0.13294</text:p>
          </table:table-cell>
          <table:table-cell office:value-type="float" office:value="0.55159" calcext:value-type="float">
            <text:p>0.55159</text:p>
          </table:table-cell>
          <table:table-cell office:value-type="float" office:value="0.24194" calcext:value-type="float">
            <text:p>0.24194</text:p>
          </table:table-cell>
          <table:table-cell office:value-type="float" office:value="-0.02058" calcext:value-type="float">
            <text:p>-0.02058</text:p>
          </table:table-cell>
          <table:table-cell office:value-type="float" office:value="-0.13103" calcext:value-type="float">
            <text:p>-0.13103</text:p>
          </table:table-cell>
          <table:table-cell table:number-columns-repeated="5"/>
        </table:table-row>
        <table:table-row table:style-name="ro1">
          <table:table-cell office:value-type="float" office:value="1.40371535096214E+018" calcext:value-type="float">
            <text:p>1403715350962140000</text:p>
          </table:table-cell>
          <table:table-cell office:value-type="float" office:value="-0.48939" calcext:value-type="float">
            <text:p>-0.48939</text:p>
          </table:table-cell>
          <table:table-cell office:value-type="float" office:value="-2.62828" calcext:value-type="float">
            <text:p>-2.62828</text:p>
          </table:table-cell>
          <table:table-cell office:value-type="float" office:value="0.09824" calcext:value-type="float">
            <text:p>0.09824</text:p>
          </table:table-cell>
          <table:table-cell office:value-type="float" office:value="-0.07139" calcext:value-type="float">
            <text:p>-0.07139</text:p>
          </table:table-cell>
          <table:table-cell office:value-type="float" office:value="0.8168" calcext:value-type="float">
            <text:p>0.8168</text:p>
          </table:table-cell>
          <table:table-cell office:value-type="float" office:value="0.13633" calcext:value-type="float">
            <text:p>0.13633</text:p>
          </table:table-cell>
          <table:table-cell office:value-type="float" office:value="0.55602" calcext:value-type="float">
            <text:p>0.55602</text:p>
          </table:table-cell>
          <table:table-cell office:value-type="float" office:value="0.27418" calcext:value-type="float">
            <text:p>0.27418</text:p>
          </table:table-cell>
          <table:table-cell office:value-type="float" office:value="0.04579" calcext:value-type="float">
            <text:p>0.04579</text:p>
          </table:table-cell>
          <table:table-cell office:value-type="float" office:value="-0.10743" calcext:value-type="float">
            <text:p>-0.10743</text:p>
          </table:table-cell>
          <table:table-cell table:number-columns-repeated="5"/>
        </table:table-row>
        <table:table-row table:style-name="ro1">
          <table:table-cell office:value-type="float" office:value="1.40371535106214E+018" calcext:value-type="float">
            <text:p>1403715351062140000</text:p>
          </table:table-cell>
          <table:table-cell office:value-type="float" office:value="-0.46145" calcext:value-type="float">
            <text:p>-0.46145</text:p>
          </table:table-cell>
          <table:table-cell office:value-type="float" office:value="-2.61953" calcext:value-type="float">
            <text:p>-2.61953</text:p>
          </table:table-cell>
          <table:table-cell office:value-type="float" office:value="0.09126" calcext:value-type="float">
            <text:p>0.09126</text:p>
          </table:table-cell>
          <table:table-cell office:value-type="float" office:value="-0.0701" calcext:value-type="float">
            <text:p>-0.0701</text:p>
          </table:table-cell>
          <table:table-cell office:value-type="float" office:value="0.81555" calcext:value-type="float">
            <text:p>0.81555</text:p>
          </table:table-cell>
          <table:table-cell office:value-type="float" office:value="0.13877" calcext:value-type="float">
            <text:p>0.13877</text:p>
          </table:table-cell>
          <table:table-cell office:value-type="float" office:value="0.55741" calcext:value-type="float">
            <text:p>0.55741</text:p>
          </table:table-cell>
          <table:table-cell office:value-type="float" office:value="0.28935" calcext:value-type="float">
            <text:p>0.28935</text:p>
          </table:table-cell>
          <table:table-cell office:value-type="float" office:value="0.12554" calcext:value-type="float">
            <text:p>0.12554</text:p>
          </table:table-cell>
          <table:table-cell office:value-type="float" office:value="-0.08031" calcext:value-type="float">
            <text:p>-0.08031</text:p>
          </table:table-cell>
          <table:table-cell table:number-columns-repeated="5"/>
        </table:table-row>
        <table:table-row table:style-name="ro1">
          <table:table-cell office:value-type="float" office:value="1.40371535116214E+018" calcext:value-type="float">
            <text:p>1403715351162140000</text:p>
          </table:table-cell>
          <table:table-cell office:value-type="float" office:value="-0.43015" calcext:value-type="float">
            <text:p>-0.43015</text:p>
          </table:table-cell>
          <table:table-cell office:value-type="float" office:value="-2.60142" calcext:value-type="float">
            <text:p>-2.60142</text:p>
          </table:table-cell>
          <table:table-cell office:value-type="float" office:value="0.08484" calcext:value-type="float">
            <text:p>0.08484</text:p>
          </table:table-cell>
          <table:table-cell office:value-type="float" office:value="-0.07146" calcext:value-type="float">
            <text:p>-0.07146</text:p>
          </table:table-cell>
          <table:table-cell office:value-type="float" office:value="0.81526" calcext:value-type="float">
            <text:p>0.81526</text:p>
          </table:table-cell>
          <table:table-cell office:value-type="float" office:value="0.13871" calcext:value-type="float">
            <text:p>0.13871</text:p>
          </table:table-cell>
          <table:table-cell office:value-type="float" office:value="0.55767" calcext:value-type="float">
            <text:p>0.55767</text:p>
          </table:table-cell>
          <table:table-cell office:value-type="float" office:value="0.30871" calcext:value-type="float">
            <text:p>0.30871</text:p>
          </table:table-cell>
          <table:table-cell office:value-type="float" office:value="0.20638" calcext:value-type="float">
            <text:p>0.20638</text:p>
          </table:table-cell>
          <table:table-cell office:value-type="float" office:value="-0.05847" calcext:value-type="float">
            <text:p>-0.05847</text:p>
          </table:table-cell>
          <table:table-cell table:number-columns-repeated="5"/>
        </table:table-row>
        <table:table-row table:style-name="ro1">
          <table:table-cell office:value-type="float" office:value="1.40371535126214E+018" calcext:value-type="float">
            <text:p>1403715351262140000</text:p>
          </table:table-cell>
          <table:table-cell office:value-type="float" office:value="-0.39725" calcext:value-type="float">
            <text:p>-0.39725</text:p>
          </table:table-cell>
          <table:table-cell office:value-type="float" office:value="-2.57757" calcext:value-type="float">
            <text:p>-2.57757</text:p>
          </table:table-cell>
          <table:table-cell office:value-type="float" office:value="0.08193" calcext:value-type="float">
            <text:p>0.08193</text:p>
          </table:table-cell>
          <table:table-cell office:value-type="float" office:value="-0.07474" calcext:value-type="float">
            <text:p>-0.07474</text:p>
          </table:table-cell>
          <table:table-cell office:value-type="float" office:value="0.81604" calcext:value-type="float">
            <text:p>0.81604</text:p>
          </table:table-cell>
          <table:table-cell office:value-type="float" office:value="0.13792" calcext:value-type="float">
            <text:p>0.13792</text:p>
          </table:table-cell>
          <table:table-cell office:value-type="float" office:value="0.5563" calcext:value-type="float">
            <text:p>0.5563</text:p>
          </table:table-cell>
          <table:table-cell office:value-type="float" office:value="0.33538" calcext:value-type="float">
            <text:p>0.33538</text:p>
          </table:table-cell>
          <table:table-cell office:value-type="float" office:value="0.26935" calcext:value-type="float">
            <text:p>0.26935</text:p>
          </table:table-cell>
          <table:table-cell office:value-type="float" office:value="-0.03378" calcext:value-type="float">
            <text:p>-0.03378</text:p>
          </table:table-cell>
          <table:table-cell table:number-columns-repeated="5"/>
        </table:table-row>
        <table:table-row table:style-name="ro1">
          <table:table-cell office:value-type="float" office:value="1.40371535136214E+018" calcext:value-type="float">
            <text:p>1403715351362140000</text:p>
          </table:table-cell>
          <table:table-cell office:value-type="float" office:value="-0.36102" calcext:value-type="float">
            <text:p>-0.36102</text:p>
          </table:table-cell>
          <table:table-cell office:value-type="float" office:value="-2.54684" calcext:value-type="float">
            <text:p>-2.54684</text:p>
          </table:table-cell>
          <table:table-cell office:value-type="float" office:value="0.08018" calcext:value-type="float">
            <text:p>0.08018</text:p>
          </table:table-cell>
          <table:table-cell office:value-type="float" office:value="-0.07865" calcext:value-type="float">
            <text:p>-0.07865</text:p>
          </table:table-cell>
          <table:table-cell office:value-type="float" office:value="0.81177" calcext:value-type="float">
            <text:p>0.81177</text:p>
          </table:table-cell>
          <table:table-cell office:value-type="float" office:value="0.13612" calcext:value-type="float">
            <text:p>0.13612</text:p>
          </table:table-cell>
          <table:table-cell office:value-type="float" office:value="0.56242" calcext:value-type="float">
            <text:p>0.56242</text:p>
          </table:table-cell>
          <table:table-cell office:value-type="float" office:value="0.35569" calcext:value-type="float">
            <text:p>0.35569</text:p>
          </table:table-cell>
          <table:table-cell office:value-type="float" office:value="0.32764" calcext:value-type="float">
            <text:p>0.32764</text:p>
          </table:table-cell>
          <table:table-cell office:value-type="float" office:value="-0.01123" calcext:value-type="float">
            <text:p>-0.01123</text:p>
          </table:table-cell>
          <table:table-cell table:number-columns-repeated="5"/>
        </table:table-row>
        <table:table-row table:style-name="ro1">
          <table:table-cell office:value-type="float" office:value="1.40371535146214E+018" calcext:value-type="float">
            <text:p>1403715351462140000</text:p>
          </table:table-cell>
          <table:table-cell office:value-type="float" office:value="-0.32371" calcext:value-type="float">
            <text:p>-0.32371</text:p>
          </table:table-cell>
          <table:table-cell office:value-type="float" office:value="-2.5117" calcext:value-type="float">
            <text:p>-2.5117</text:p>
          </table:table-cell>
          <table:table-cell office:value-type="float" office:value="0.0802" calcext:value-type="float">
            <text:p>0.0802</text:p>
          </table:table-cell>
          <table:table-cell office:value-type="float" office:value="-0.0799" calcext:value-type="float">
            <text:p>-0.0799</text:p>
          </table:table-cell>
          <table:table-cell office:value-type="float" office:value="0.80778" calcext:value-type="float">
            <text:p>0.80778</text:p>
          </table:table-cell>
          <table:table-cell office:value-type="float" office:value="0.13514" calcext:value-type="float">
            <text:p>0.13514</text:p>
          </table:table-cell>
          <table:table-cell office:value-type="float" office:value="0.56819" calcext:value-type="float">
            <text:p>0.56819</text:p>
          </table:table-cell>
          <table:table-cell office:value-type="float" office:value="0.3615" calcext:value-type="float">
            <text:p>0.3615</text:p>
          </table:table-cell>
          <table:table-cell office:value-type="float" office:value="0.37339" calcext:value-type="float">
            <text:p>0.37339</text:p>
          </table:table-cell>
          <table:table-cell office:value-type="float" office:value="-0.00402" calcext:value-type="float">
            <text:p>-0.00402</text:p>
          </table:table-cell>
          <table:table-cell table:number-columns-repeated="5"/>
        </table:table-row>
        <table:table-row table:style-name="ro1">
          <table:table-cell office:value-type="float" office:value="1.40371535156214E+018" calcext:value-type="float">
            <text:p>1403715351562140000</text:p>
          </table:table-cell>
          <table:table-cell office:value-type="float" office:value="-0.28759" calcext:value-type="float">
            <text:p>-0.28759</text:p>
          </table:table-cell>
          <table:table-cell office:value-type="float" office:value="-2.47119" calcext:value-type="float">
            <text:p>-2.47119</text:p>
          </table:table-cell>
          <table:table-cell office:value-type="float" office:value="0.08223" calcext:value-type="float">
            <text:p>0.08223</text:p>
          </table:table-cell>
          <table:table-cell office:value-type="float" office:value="-0.07932" calcext:value-type="float">
            <text:p>-0.07932</text:p>
          </table:table-cell>
          <table:table-cell office:value-type="float" office:value="0.80337" calcext:value-type="float">
            <text:p>0.80337</text:p>
          </table:table-cell>
          <table:table-cell office:value-type="float" office:value="0.13446" calcext:value-type="float">
            <text:p>0.13446</text:p>
          </table:table-cell>
          <table:table-cell office:value-type="float" office:value="0.57465" calcext:value-type="float">
            <text:p>0.57465</text:p>
          </table:table-cell>
          <table:table-cell office:value-type="float" office:value="0.35057" calcext:value-type="float">
            <text:p>0.35057</text:p>
          </table:table-cell>
          <table:table-cell office:value-type="float" office:value="0.4226" calcext:value-type="float">
            <text:p>0.4226</text:p>
          </table:table-cell>
          <table:table-cell office:value-type="float" office:value="0.02828" calcext:value-type="float">
            <text:p>0.02828</text:p>
          </table:table-cell>
          <table:table-cell table:number-columns-repeated="5"/>
        </table:table-row>
        <table:table-row table:style-name="ro1">
          <table:table-cell office:value-type="float" office:value="1.40371535166214E+018" calcext:value-type="float">
            <text:p>1403715351662140000</text:p>
          </table:table-cell>
          <table:table-cell office:value-type="float" office:value="-0.25365" calcext:value-type="float">
            <text:p>-0.25365</text:p>
          </table:table-cell>
          <table:table-cell office:value-type="float" office:value="-2.42564" calcext:value-type="float">
            <text:p>-2.42564</text:p>
          </table:table-cell>
          <table:table-cell office:value-type="float" office:value="0.08684" calcext:value-type="float">
            <text:p>0.08684</text:p>
          </table:table-cell>
          <table:table-cell office:value-type="float" office:value="-0.07885" calcext:value-type="float">
            <text:p>-0.07885</text:p>
          </table:table-cell>
          <table:table-cell office:value-type="float" office:value="0.79626" calcext:value-type="float">
            <text:p>0.79626</text:p>
          </table:table-cell>
          <table:table-cell office:value-type="float" office:value="0.13479" calcext:value-type="float">
            <text:p>0.13479</text:p>
          </table:table-cell>
          <table:table-cell office:value-type="float" office:value="0.58445" calcext:value-type="float">
            <text:p>0.58445</text:p>
          </table:table-cell>
          <table:table-cell office:value-type="float" office:value="0.32041" calcext:value-type="float">
            <text:p>0.32041</text:p>
          </table:table-cell>
          <table:table-cell office:value-type="float" office:value="0.47857" calcext:value-type="float">
            <text:p>0.47857</text:p>
          </table:table-cell>
          <table:table-cell office:value-type="float" office:value="0.02796" calcext:value-type="float">
            <text:p>0.02796</text:p>
          </table:table-cell>
          <table:table-cell table:number-columns-repeated="5"/>
        </table:table-row>
        <table:table-row table:style-name="ro1">
          <table:table-cell office:value-type="float" office:value="1.40371535176214E+018" calcext:value-type="float">
            <text:p>1403715351762140000</text:p>
          </table:table-cell>
          <table:table-cell office:value-type="float" office:value="-0.22311" calcext:value-type="float">
            <text:p>-0.22311</text:p>
          </table:table-cell>
          <table:table-cell office:value-type="float" office:value="-2.37478" calcext:value-type="float">
            <text:p>-2.37478</text:p>
          </table:table-cell>
          <table:table-cell office:value-type="float" office:value="0.09099" calcext:value-type="float">
            <text:p>0.09099</text:p>
          </table:table-cell>
          <table:table-cell office:value-type="float" office:value="-0.08083" calcext:value-type="float">
            <text:p>-0.08083</text:p>
          </table:table-cell>
          <table:table-cell office:value-type="float" office:value="0.79644" calcext:value-type="float">
            <text:p>0.79644</text:p>
          </table:table-cell>
          <table:table-cell office:value-type="float" office:value="0.13968" calcext:value-type="float">
            <text:p>0.13968</text:p>
          </table:table-cell>
          <table:table-cell office:value-type="float" office:value="0.58279" calcext:value-type="float">
            <text:p>0.58279</text:p>
          </table:table-cell>
          <table:table-cell office:value-type="float" office:value="0.28401" calcext:value-type="float">
            <text:p>0.28401</text:p>
          </table:table-cell>
          <table:table-cell office:value-type="float" office:value="0.54192" calcext:value-type="float">
            <text:p>0.54192</text:p>
          </table:table-cell>
          <table:table-cell office:value-type="float" office:value="0.04069" calcext:value-type="float">
            <text:p>0.04069</text:p>
          </table:table-cell>
          <table:table-cell table:number-columns-repeated="5"/>
        </table:table-row>
        <table:table-row table:style-name="ro1">
          <table:table-cell office:value-type="float" office:value="1.40371535186214E+018" calcext:value-type="float">
            <text:p>1403715351862140000</text:p>
          </table:table-cell>
          <table:table-cell office:value-type="float" office:value="-0.19586" calcext:value-type="float">
            <text:p>-0.19586</text:p>
          </table:table-cell>
          <table:table-cell office:value-type="float" office:value="-2.31891" calcext:value-type="float">
            <text:p>-2.31891</text:p>
          </table:table-cell>
          <table:table-cell office:value-type="float" office:value="0.09531" calcext:value-type="float">
            <text:p>0.09531</text:p>
          </table:table-cell>
          <table:table-cell office:value-type="float" office:value="-0.09275" calcext:value-type="float">
            <text:p>-0.09275</text:p>
          </table:table-cell>
          <table:table-cell office:value-type="float" office:value="0.79759" calcext:value-type="float">
            <text:p>0.79759</text:p>
          </table:table-cell>
          <table:table-cell office:value-type="float" office:value="0.14528" calcext:value-type="float">
            <text:p>0.14528</text:p>
          </table:table-cell>
          <table:table-cell office:value-type="float" office:value="0.57805" calcext:value-type="float">
            <text:p>0.57805</text:p>
          </table:table-cell>
          <table:table-cell office:value-type="float" office:value="0.24812" calcext:value-type="float">
            <text:p>0.24812</text:p>
          </table:table-cell>
          <table:table-cell office:value-type="float" office:value="0.58907" calcext:value-type="float">
            <text:p>0.58907</text:p>
          </table:table-cell>
          <table:table-cell office:value-type="float" office:value="0.04937" calcext:value-type="float">
            <text:p>0.04937</text:p>
          </table:table-cell>
          <table:table-cell table:number-columns-repeated="5"/>
        </table:table-row>
        <table:table-row table:style-name="ro1">
          <table:table-cell office:value-type="float" office:value="1.40371535196214E+018" calcext:value-type="float">
            <text:p>1403715351962140000</text:p>
          </table:table-cell>
          <table:table-cell office:value-type="float" office:value="-0.17031" calcext:value-type="float">
            <text:p>-0.17031</text:p>
          </table:table-cell>
          <table:table-cell office:value-type="float" office:value="-2.25846" calcext:value-type="float">
            <text:p>-2.25846</text:p>
          </table:table-cell>
          <table:table-cell office:value-type="float" office:value="0.0999" calcext:value-type="float">
            <text:p>0.0999</text:p>
          </table:table-cell>
          <table:table-cell office:value-type="float" office:value="-0.10922" calcext:value-type="float">
            <text:p>-0.10922</text:p>
          </table:table-cell>
          <table:table-cell office:value-type="float" office:value="0.79818" calcext:value-type="float">
            <text:p>0.79818</text:p>
          </table:table-cell>
          <table:table-cell office:value-type="float" office:value="0.15303" calcext:value-type="float">
            <text:p>0.15303</text:p>
          </table:table-cell>
          <table:table-cell office:value-type="float" office:value="0.57233" calcext:value-type="float">
            <text:p>0.57233</text:p>
          </table:table-cell>
          <table:table-cell office:value-type="float" office:value="0.24519" calcext:value-type="float">
            <text:p>0.24519</text:p>
          </table:table-cell>
          <table:table-cell office:value-type="float" office:value="0.62148" calcext:value-type="float">
            <text:p>0.62148</text:p>
          </table:table-cell>
          <table:table-cell office:value-type="float" office:value="0.06631" calcext:value-type="float">
            <text:p>0.06631</text:p>
          </table:table-cell>
          <table:table-cell table:number-columns-repeated="5"/>
        </table:table-row>
        <table:table-row table:style-name="ro1">
          <table:table-cell office:value-type="float" office:value="1.40371535206214E+018" calcext:value-type="float">
            <text:p>1403715352062140000</text:p>
          </table:table-cell>
          <table:table-cell office:value-type="float" office:value="-0.14593" calcext:value-type="float">
            <text:p>-0.14593</text:p>
          </table:table-cell>
          <table:table-cell office:value-type="float" office:value="-2.19538" calcext:value-type="float">
            <text:p>-2.19538</text:p>
          </table:table-cell>
          <table:table-cell office:value-type="float" office:value="0.10725" calcext:value-type="float">
            <text:p>0.10725</text:p>
          </table:table-cell>
          <table:table-cell office:value-type="float" office:value="-0.12656" calcext:value-type="float">
            <text:p>-0.12656</text:p>
          </table:table-cell>
          <table:table-cell office:value-type="float" office:value="0.7979" calcext:value-type="float">
            <text:p>0.7979</text:p>
          </table:table-cell>
          <table:table-cell office:value-type="float" office:value="0.16361" calcext:value-type="float">
            <text:p>0.16361</text:p>
          </table:table-cell>
          <table:table-cell office:value-type="float" office:value="0.56619" calcext:value-type="float">
            <text:p>0.56619</text:p>
          </table:table-cell>
          <table:table-cell office:value-type="float" office:value="0.23054" calcext:value-type="float">
            <text:p>0.23054</text:p>
          </table:table-cell>
          <table:table-cell office:value-type="float" office:value="0.62324" calcext:value-type="float">
            <text:p>0.62324</text:p>
          </table:table-cell>
          <table:table-cell office:value-type="float" office:value="0.1046" calcext:value-type="float">
            <text:p>0.1046</text:p>
          </table:table-cell>
          <table:table-cell table:number-columns-repeated="5"/>
        </table:table-row>
        <table:table-row table:style-name="ro1">
          <table:table-cell office:value-type="float" office:value="1.40371535216214E+018" calcext:value-type="float">
            <text:p>1403715352162140000</text:p>
          </table:table-cell>
          <table:table-cell office:value-type="float" office:value="-0.12251" calcext:value-type="float">
            <text:p>-0.12251</text:p>
          </table:table-cell>
          <table:table-cell office:value-type="float" office:value="-2.13299" calcext:value-type="float">
            <text:p>-2.13299</text:p>
          </table:table-cell>
          <table:table-cell office:value-type="float" office:value="0.11708" calcext:value-type="float">
            <text:p>0.11708</text:p>
          </table:table-cell>
          <table:table-cell office:value-type="float" office:value="-0.13911" calcext:value-type="float">
            <text:p>-0.13911</text:p>
          </table:table-cell>
          <table:table-cell office:value-type="float" office:value="0.7965" calcext:value-type="float">
            <text:p>0.7965</text:p>
          </table:table-cell>
          <table:table-cell office:value-type="float" office:value="0.17414" calcext:value-type="float">
            <text:p>0.17414</text:p>
          </table:table-cell>
          <table:table-cell office:value-type="float" office:value="0.56206" calcext:value-type="float">
            <text:p>0.56206</text:p>
          </table:table-cell>
          <table:table-cell office:value-type="float" office:value="0.22956" calcext:value-type="float">
            <text:p>0.22956</text:p>
          </table:table-cell>
          <table:table-cell office:value-type="float" office:value="0.61268" calcext:value-type="float">
            <text:p>0.61268</text:p>
          </table:table-cell>
          <table:table-cell office:value-type="float" office:value="0.11081" calcext:value-type="float">
            <text:p>0.11081</text:p>
          </table:table-cell>
          <table:table-cell table:number-columns-repeated="5"/>
        </table:table-row>
        <table:table-row table:style-name="ro1">
          <table:table-cell office:value-type="float" office:value="1.40371535226214E+018" calcext:value-type="float">
            <text:p>1403715352262140000</text:p>
          </table:table-cell>
          <table:table-cell office:value-type="float" office:value="-0.10001" calcext:value-type="float">
            <text:p>-0.10001</text:p>
          </table:table-cell>
          <table:table-cell office:value-type="float" office:value="-2.07294" calcext:value-type="float">
            <text:p>-2.07294</text:p>
          </table:table-cell>
          <table:table-cell office:value-type="float" office:value="0.12732" calcext:value-type="float">
            <text:p>0.12732</text:p>
          </table:table-cell>
          <table:table-cell office:value-type="float" office:value="-0.14916" calcext:value-type="float">
            <text:p>-0.14916</text:p>
          </table:table-cell>
          <table:table-cell office:value-type="float" office:value="0.79545" calcext:value-type="float">
            <text:p>0.79545</text:p>
          </table:table-cell>
          <table:table-cell office:value-type="float" office:value="0.18067" calcext:value-type="float">
            <text:p>0.18067</text:p>
          </table:table-cell>
          <table:table-cell office:value-type="float" office:value="0.5589" calcext:value-type="float">
            <text:p>0.5589</text:p>
          </table:table-cell>
          <table:table-cell office:value-type="float" office:value="0.23967" calcext:value-type="float">
            <text:p>0.23967</text:p>
          </table:table-cell>
          <table:table-cell office:value-type="float" office:value="0.58406" calcext:value-type="float">
            <text:p>0.58406</text:p>
          </table:table-cell>
          <table:table-cell office:value-type="float" office:value="0.11007" calcext:value-type="float">
            <text:p>0.11007</text:p>
          </table:table-cell>
          <table:table-cell table:number-columns-repeated="5"/>
        </table:table-row>
        <table:table-row table:style-name="ro1">
          <table:table-cell office:value-type="float" office:value="1.40371535236214E+018" calcext:value-type="float">
            <text:p>1403715352362140000</text:p>
          </table:table-cell>
          <table:table-cell office:value-type="float" office:value="-0.07677" calcext:value-type="float">
            <text:p>-0.07677</text:p>
          </table:table-cell>
          <table:table-cell office:value-type="float" office:value="-2.01568" calcext:value-type="float">
            <text:p>-2.01568</text:p>
          </table:table-cell>
          <table:table-cell office:value-type="float" office:value="0.13565" calcext:value-type="float">
            <text:p>0.13565</text:p>
          </table:table-cell>
          <table:table-cell office:value-type="float" office:value="-0.15444" calcext:value-type="float">
            <text:p>-0.15444</text:p>
          </table:table-cell>
          <table:table-cell office:value-type="float" office:value="0.79587" calcext:value-type="float">
            <text:p>0.79587</text:p>
          </table:table-cell>
          <table:table-cell office:value-type="float" office:value="0.18591" calcext:value-type="float">
            <text:p>0.18591</text:p>
          </table:table-cell>
          <table:table-cell office:value-type="float" office:value="0.55513" calcext:value-type="float">
            <text:p>0.55513</text:p>
          </table:table-cell>
          <table:table-cell office:value-type="float" office:value="0.25689" calcext:value-type="float">
            <text:p>0.25689</text:p>
          </table:table-cell>
          <table:table-cell office:value-type="float" office:value="0.56434" calcext:value-type="float">
            <text:p>0.56434</text:p>
          </table:table-cell>
          <table:table-cell office:value-type="float" office:value="0.08538" calcext:value-type="float">
            <text:p>0.08538</text:p>
          </table:table-cell>
          <table:table-cell table:number-columns-repeated="5"/>
        </table:table-row>
        <table:table-row table:style-name="ro1">
          <table:table-cell office:value-type="float" office:value="1.40371535246214E+018" calcext:value-type="float">
            <text:p>1403715352462140000</text:p>
          </table:table-cell>
          <table:table-cell office:value-type="float" office:value="-0.05242" calcext:value-type="float">
            <text:p>-0.05242</text:p>
          </table:table-cell>
          <table:table-cell office:value-type="float" office:value="-1.96228" calcext:value-type="float">
            <text:p>-1.96228</text:p>
          </table:table-cell>
          <table:table-cell office:value-type="float" office:value="0.14148" calcext:value-type="float">
            <text:p>0.14148</text:p>
          </table:table-cell>
          <table:table-cell office:value-type="float" office:value="-0.16823" calcext:value-type="float">
            <text:p>-0.16823</text:p>
          </table:table-cell>
          <table:table-cell office:value-type="float" office:value="0.79636" calcext:value-type="float">
            <text:p>0.79636</text:p>
          </table:table-cell>
          <table:table-cell office:value-type="float" office:value="0.18145" calcext:value-type="float">
            <text:p>0.18145</text:p>
          </table:table-cell>
          <table:table-cell office:value-type="float" office:value="0.55189" calcext:value-type="float">
            <text:p>0.55189</text:p>
          </table:table-cell>
          <table:table-cell office:value-type="float" office:value="0.26724" calcext:value-type="float">
            <text:p>0.26724</text:p>
          </table:table-cell>
          <table:table-cell office:value-type="float" office:value="0.52787" calcext:value-type="float">
            <text:p>0.52787</text:p>
          </table:table-cell>
          <table:table-cell office:value-type="float" office:value="0.05193" calcext:value-type="float">
            <text:p>0.05193</text:p>
          </table:table-cell>
          <table:table-cell table:number-columns-repeated="5"/>
        </table:table-row>
        <table:table-row table:style-name="ro1">
          <table:table-cell office:value-type="float" office:value="1.40371535256214E+018" calcext:value-type="float">
            <text:p>1403715352562140000</text:p>
          </table:table-cell>
          <table:table-cell office:value-type="float" office:value="-0.02598" calcext:value-type="float">
            <text:p>-0.02598</text:p>
          </table:table-cell>
          <table:table-cell office:value-type="float" office:value="-1.91454" calcext:value-type="float">
            <text:p>-1.91454</text:p>
          </table:table-cell>
          <table:table-cell office:value-type="float" office:value="0.14596" calcext:value-type="float">
            <text:p>0.14596</text:p>
          </table:table-cell>
          <table:table-cell office:value-type="float" office:value="-0.17779" calcext:value-type="float">
            <text:p>-0.17779</text:p>
          </table:table-cell>
          <table:table-cell office:value-type="float" office:value="0.79465" calcext:value-type="float">
            <text:p>0.79465</text:p>
          </table:table-cell>
          <table:table-cell office:value-type="float" office:value="0.17849" calcext:value-type="float">
            <text:p>0.17849</text:p>
          </table:table-cell>
          <table:table-cell office:value-type="float" office:value="0.55232" calcext:value-type="float">
            <text:p>0.55232</text:p>
          </table:table-cell>
          <table:table-cell office:value-type="float" office:value="0.30075" calcext:value-type="float">
            <text:p>0.30075</text:p>
          </table:table-cell>
          <table:table-cell office:value-type="float" office:value="0.46933" calcext:value-type="float">
            <text:p>0.46933</text:p>
          </table:table-cell>
          <table:table-cell office:value-type="float" office:value="0.04404" calcext:value-type="float">
            <text:p>0.04404</text:p>
          </table:table-cell>
          <table:table-cell table:number-columns-repeated="5"/>
        </table:table-row>
        <table:table-row table:style-name="ro1">
          <table:table-cell office:value-type="float" office:value="1.40371535266214E+018" calcext:value-type="float">
            <text:p>1403715352662140000</text:p>
          </table:table-cell>
          <table:table-cell office:value-type="float" office:value="0.00338" calcext:value-type="float">
            <text:p>0.00338</text:p>
          </table:table-cell>
          <table:table-cell office:value-type="float" office:value="-1.87152" calcext:value-type="float">
            <text:p>-1.87152</text:p>
          </table:table-cell>
          <table:table-cell office:value-type="float" office:value="0.14938" calcext:value-type="float">
            <text:p>0.14938</text:p>
          </table:table-cell>
          <table:table-cell office:value-type="float" office:value="-0.172" calcext:value-type="float">
            <text:p>-0.172</text:p>
          </table:table-cell>
          <table:table-cell office:value-type="float" office:value="0.7916" calcext:value-type="float">
            <text:p>0.7916</text:p>
          </table:table-cell>
          <table:table-cell office:value-type="float" office:value="0.18476" calcext:value-type="float">
            <text:p>0.18476</text:p>
          </table:table-cell>
          <table:table-cell office:value-type="float" office:value="0.55646" calcext:value-type="float">
            <text:p>0.55646</text:p>
          </table:table-cell>
          <table:table-cell office:value-type="float" office:value="0.3186" calcext:value-type="float">
            <text:p>0.3186</text:p>
          </table:table-cell>
          <table:table-cell office:value-type="float" office:value="0.41826" calcext:value-type="float">
            <text:p>0.41826</text:p>
          </table:table-cell>
          <table:table-cell office:value-type="float" office:value="0.02051" calcext:value-type="float">
            <text:p>0.02051</text:p>
          </table:table-cell>
          <table:table-cell table:number-columns-repeated="5"/>
        </table:table-row>
        <table:table-row table:style-name="ro1">
          <table:table-cell office:value-type="float" office:value="1.40371535276214E+018" calcext:value-type="float">
            <text:p>1403715352762140000</text:p>
          </table:table-cell>
          <table:table-cell office:value-type="float" office:value="0.0336" calcext:value-type="float">
            <text:p>0.0336</text:p>
          </table:table-cell>
          <table:table-cell office:value-type="float" office:value="-1.83243" calcext:value-type="float">
            <text:p>-1.83243</text:p>
          </table:table-cell>
          <table:table-cell office:value-type="float" office:value="0.15351" calcext:value-type="float">
            <text:p>0.15351</text:p>
          </table:table-cell>
          <table:table-cell office:value-type="float" office:value="-0.16575" calcext:value-type="float">
            <text:p>-0.16575</text:p>
          </table:table-cell>
          <table:table-cell office:value-type="float" office:value="0.78681" calcext:value-type="float">
            <text:p>0.78681</text:p>
          </table:table-cell>
          <table:table-cell office:value-type="float" office:value="0.18974" calcext:value-type="float">
            <text:p>0.18974</text:p>
          </table:table-cell>
          <table:table-cell office:value-type="float" office:value="0.56344" calcext:value-type="float">
            <text:p>0.56344</text:p>
          </table:table-cell>
          <table:table-cell office:value-type="float" office:value="0.31659" calcext:value-type="float">
            <text:p>0.31659</text:p>
          </table:table-cell>
          <table:table-cell office:value-type="float" office:value="0.37899" calcext:value-type="float">
            <text:p>0.37899</text:p>
          </table:table-cell>
          <table:table-cell office:value-type="float" office:value="0.02169" calcext:value-type="float">
            <text:p>0.02169</text:p>
          </table:table-cell>
          <table:table-cell table:number-columns-repeated="5"/>
        </table:table-row>
        <table:table-row table:style-name="ro1">
          <table:table-cell office:value-type="float" office:value="1.40371535286214E+018" calcext:value-type="float">
            <text:p>1403715352862140000</text:p>
          </table:table-cell>
          <table:table-cell office:value-type="float" office:value="0.06125" calcext:value-type="float">
            <text:p>0.06125</text:p>
          </table:table-cell>
          <table:table-cell office:value-type="float" office:value="-1.79764" calcext:value-type="float">
            <text:p>-1.79764</text:p>
          </table:table-cell>
          <table:table-cell office:value-type="float" office:value="0.15761" calcext:value-type="float">
            <text:p>0.15761</text:p>
          </table:table-cell>
          <table:table-cell office:value-type="float" office:value="-0.1614" calcext:value-type="float">
            <text:p>-0.1614</text:p>
          </table:table-cell>
          <table:table-cell office:value-type="float" office:value="0.7818" calcext:value-type="float">
            <text:p>0.7818</text:p>
          </table:table-cell>
          <table:table-cell office:value-type="float" office:value="0.19349" calcext:value-type="float">
            <text:p>0.19349</text:p>
          </table:table-cell>
          <table:table-cell office:value-type="float" office:value="0.57036" calcext:value-type="float">
            <text:p>0.57036</text:p>
          </table:table-cell>
          <table:table-cell office:value-type="float" office:value="0.28878" calcext:value-type="float">
            <text:p>0.28878</text:p>
          </table:table-cell>
          <table:table-cell office:value-type="float" office:value="0.34647" calcext:value-type="float">
            <text:p>0.34647</text:p>
          </table:table-cell>
          <table:table-cell office:value-type="float" office:value="0.01847" calcext:value-type="float">
            <text:p>0.01847</text:p>
          </table:table-cell>
          <table:table-cell table:number-columns-repeated="5"/>
        </table:table-row>
        <table:table-row table:style-name="ro1">
          <table:table-cell office:value-type="float" office:value="1.40371535296214E+018" calcext:value-type="float">
            <text:p>1403715352962140000</text:p>
          </table:table-cell>
          <table:table-cell office:value-type="float" office:value="0.0849" calcext:value-type="float">
            <text:p>0.0849</text:p>
          </table:table-cell>
          <table:table-cell office:value-type="float" office:value="-1.76642" calcext:value-type="float">
            <text:p>-1.76642</text:p>
          </table:table-cell>
          <table:table-cell office:value-type="float" office:value="0.16135" calcext:value-type="float">
            <text:p>0.16135</text:p>
          </table:table-cell>
          <table:table-cell office:value-type="float" office:value="-0.15948" calcext:value-type="float">
            <text:p>-0.15948</text:p>
          </table:table-cell>
          <table:table-cell office:value-type="float" office:value="0.77991" calcext:value-type="float">
            <text:p>0.77991</text:p>
          </table:table-cell>
          <table:table-cell office:value-type="float" office:value="0.19534" calcext:value-type="float">
            <text:p>0.19534</text:p>
          </table:table-cell>
          <table:table-cell office:value-type="float" office:value="0.57284" calcext:value-type="float">
            <text:p>0.57284</text:p>
          </table:table-cell>
          <table:table-cell office:value-type="float" office:value="0.2382" calcext:value-type="float">
            <text:p>0.2382</text:p>
          </table:table-cell>
          <table:table-cell office:value-type="float" office:value="0.31911" calcext:value-type="float">
            <text:p>0.31911</text:p>
          </table:table-cell>
          <table:table-cell office:value-type="float" office:value="0.02402" calcext:value-type="float">
            <text:p>0.02402</text:p>
          </table:table-cell>
          <table:table-cell table:number-columns-repeated="5"/>
        </table:table-row>
        <table:table-row table:style-name="ro1">
          <table:table-cell office:value-type="float" office:value="1.40371535306214E+018" calcext:value-type="float">
            <text:p>1403715353062140000</text:p>
          </table:table-cell>
          <table:table-cell office:value-type="float" office:value="0.10488" calcext:value-type="float">
            <text:p>0.10488</text:p>
          </table:table-cell>
          <table:table-cell office:value-type="float" office:value="-1.73944" calcext:value-type="float">
            <text:p>-1.73944</text:p>
          </table:table-cell>
          <table:table-cell office:value-type="float" office:value="0.16584" calcext:value-type="float">
            <text:p>0.16584</text:p>
          </table:table-cell>
          <table:table-cell office:value-type="float" office:value="-0.16279" calcext:value-type="float">
            <text:p>-0.16279</text:p>
          </table:table-cell>
          <table:table-cell office:value-type="float" office:value="0.77947" calcext:value-type="float">
            <text:p>0.77947</text:p>
          </table:table-cell>
          <table:table-cell office:value-type="float" office:value="0.19426" calcext:value-type="float">
            <text:p>0.19426</text:p>
          </table:table-cell>
          <table:table-cell office:value-type="float" office:value="0.57288" calcext:value-type="float">
            <text:p>0.57288</text:p>
          </table:table-cell>
          <table:table-cell office:value-type="float" office:value="0.20782" calcext:value-type="float">
            <text:p>0.20782</text:p>
          </table:table-cell>
          <table:table-cell office:value-type="float" office:value="0.28612" calcext:value-type="float">
            <text:p>0.28612</text:p>
          </table:table-cell>
          <table:table-cell office:value-type="float" office:value="0.03964" calcext:value-type="float">
            <text:p>0.03964</text:p>
          </table:table-cell>
          <table:table-cell table:number-columns-repeated="5"/>
        </table:table-row>
        <table:table-row table:style-name="ro1">
          <table:table-cell office:value-type="float" office:value="1.40371535316214E+018" calcext:value-type="float">
            <text:p>1403715353162140000</text:p>
          </table:table-cell>
          <table:table-cell office:value-type="float" office:value="0.12412" calcext:value-type="float">
            <text:p>0.12412</text:p>
          </table:table-cell>
          <table:table-cell office:value-type="float" office:value="-1.71493" calcext:value-type="float">
            <text:p>-1.71493</text:p>
          </table:table-cell>
          <table:table-cell office:value-type="float" office:value="0.17316" calcext:value-type="float">
            <text:p>0.17316</text:p>
          </table:table-cell>
          <table:table-cell office:value-type="float" office:value="-0.16185" calcext:value-type="float">
            <text:p>-0.16185</text:p>
          </table:table-cell>
          <table:table-cell office:value-type="float" office:value="0.78049" calcext:value-type="float">
            <text:p>0.78049</text:p>
          </table:table-cell>
          <table:table-cell office:value-type="float" office:value="0.19709" calcext:value-type="float">
            <text:p>0.19709</text:p>
          </table:table-cell>
          <table:table-cell office:value-type="float" office:value="0.57079" calcext:value-type="float">
            <text:p>0.57079</text:p>
          </table:table-cell>
          <table:table-cell office:value-type="float" office:value="0.18014" calcext:value-type="float">
            <text:p>0.18014</text:p>
          </table:table-cell>
          <table:table-cell office:value-type="float" office:value="0.25141" calcext:value-type="float">
            <text:p>0.25141</text:p>
          </table:table-cell>
          <table:table-cell office:value-type="float" office:value="0.11608" calcext:value-type="float">
            <text:p>0.11608</text:p>
          </table:table-cell>
          <table:table-cell table:number-columns-repeated="5"/>
        </table:table-row>
        <table:table-row table:style-name="ro1">
          <table:table-cell office:value-type="float" office:value="1.40371535326214E+018" calcext:value-type="float">
            <text:p>1403715353262140000</text:p>
          </table:table-cell>
          <table:table-cell office:value-type="float" office:value="0.13873" calcext:value-type="float">
            <text:p>0.13873</text:p>
          </table:table-cell>
          <table:table-cell office:value-type="float" office:value="-1.69326" calcext:value-type="float">
            <text:p>-1.69326</text:p>
          </table:table-cell>
          <table:table-cell office:value-type="float" office:value="0.1916" calcext:value-type="float">
            <text:p>0.1916</text:p>
          </table:table-cell>
          <table:table-cell office:value-type="float" office:value="-0.162" calcext:value-type="float">
            <text:p>-0.162</text:p>
          </table:table-cell>
          <table:table-cell office:value-type="float" office:value="0.78068" calcext:value-type="float">
            <text:p>0.78068</text:p>
          </table:table-cell>
          <table:table-cell office:value-type="float" office:value="0.19999" calcext:value-type="float">
            <text:p>0.19999</text:p>
          </table:table-cell>
          <table:table-cell office:value-type="float" office:value="0.56948" calcext:value-type="float">
            <text:p>0.56948</text:p>
          </table:table-cell>
          <table:table-cell office:value-type="float" office:value="0.13978" calcext:value-type="float">
            <text:p>0.13978</text:p>
          </table:table-cell>
          <table:table-cell office:value-type="float" office:value="0.21937" calcext:value-type="float">
            <text:p>0.21937</text:p>
          </table:table-cell>
          <table:table-cell office:value-type="float" office:value="0.22566" calcext:value-type="float">
            <text:p>0.22566</text:p>
          </table:table-cell>
          <table:table-cell table:number-columns-repeated="5"/>
        </table:table-row>
        <table:table-row table:style-name="ro1">
          <table:table-cell office:value-type="float" office:value="1.40371535336214E+018" calcext:value-type="float">
            <text:p>1403715353362140000</text:p>
          </table:table-cell>
          <table:table-cell office:value-type="float" office:value="0.15295" calcext:value-type="float">
            <text:p>0.15295</text:p>
          </table:table-cell>
          <table:table-cell office:value-type="float" office:value="-1.67339" calcext:value-type="float">
            <text:p>-1.67339</text:p>
          </table:table-cell>
          <table:table-cell office:value-type="float" office:value="0.21913" calcext:value-type="float">
            <text:p>0.21913</text:p>
          </table:table-cell>
          <table:table-cell office:value-type="float" office:value="-0.16321" calcext:value-type="float">
            <text:p>-0.16321</text:p>
          </table:table-cell>
          <table:table-cell office:value-type="float" office:value="0.78163" calcext:value-type="float">
            <text:p>0.78163</text:p>
          </table:table-cell>
          <table:table-cell office:value-type="float" office:value="0.20301" calcext:value-type="float">
            <text:p>0.20301</text:p>
          </table:table-cell>
          <table:table-cell office:value-type="float" office:value="0.56675" calcext:value-type="float">
            <text:p>0.56675</text:p>
          </table:table-cell>
          <table:table-cell office:value-type="float" office:value="0.11787" calcext:value-type="float">
            <text:p>0.11787</text:p>
          </table:table-cell>
          <table:table-cell office:value-type="float" office:value="0.19666" calcext:value-type="float">
            <text:p>0.19666</text:p>
          </table:table-cell>
          <table:table-cell office:value-type="float" office:value="0.27043" calcext:value-type="float">
            <text:p>0.27043</text:p>
          </table:table-cell>
          <table:table-cell table:number-columns-repeated="5"/>
        </table:table-row>
        <table:table-row table:style-name="ro1">
          <table:table-cell office:value-type="float" office:value="1.40371535346214E+018" calcext:value-type="float">
            <text:p>1403715353462140000</text:p>
          </table:table-cell>
          <table:table-cell office:value-type="float" office:value="0.16497" calcext:value-type="float">
            <text:p>0.16497</text:p>
          </table:table-cell>
          <table:table-cell office:value-type="float" office:value="-1.6545" calcext:value-type="float">
            <text:p>-1.6545</text:p>
          </table:table-cell>
          <table:table-cell office:value-type="float" office:value="0.24293" calcext:value-type="float">
            <text:p>0.24293</text:p>
          </table:table-cell>
          <table:table-cell office:value-type="float" office:value="-0.16236" calcext:value-type="float">
            <text:p>-0.16236</text:p>
          </table:table-cell>
          <table:table-cell office:value-type="float" office:value="0.78136" calcext:value-type="float">
            <text:p>0.78136</text:p>
          </table:table-cell>
          <table:table-cell office:value-type="float" office:value="0.20845" calcext:value-type="float">
            <text:p>0.20845</text:p>
          </table:table-cell>
          <table:table-cell office:value-type="float" office:value="0.56539" calcext:value-type="float">
            <text:p>0.56539</text:p>
          </table:table-cell>
          <table:table-cell office:value-type="float" office:value="0.11395" calcext:value-type="float">
            <text:p>0.11395</text:p>
          </table:table-cell>
          <table:table-cell office:value-type="float" office:value="0.19801" calcext:value-type="float">
            <text:p>0.19801</text:p>
          </table:table-cell>
          <table:table-cell office:value-type="float" office:value="0.15983" calcext:value-type="float">
            <text:p>0.15983</text:p>
          </table:table-cell>
          <table:table-cell table:number-columns-repeated="5"/>
        </table:table-row>
        <table:table-row table:style-name="ro1">
          <table:table-cell office:value-type="float" office:value="1.40371535356214E+018" calcext:value-type="float">
            <text:p>1403715353562140000</text:p>
          </table:table-cell>
          <table:table-cell office:value-type="float" office:value="0.1762" calcext:value-type="float">
            <text:p>0.1762</text:p>
          </table:table-cell>
          <table:table-cell office:value-type="float" office:value="-1.63649" calcext:value-type="float">
            <text:p>-1.63649</text:p>
          </table:table-cell>
          <table:table-cell office:value-type="float" office:value="0.25188" calcext:value-type="float">
            <text:p>0.25188</text:p>
          </table:table-cell>
          <table:table-cell office:value-type="float" office:value="-0.16198" calcext:value-type="float">
            <text:p>-0.16198</text:p>
          </table:table-cell>
          <table:table-cell office:value-type="float" office:value="0.78144" calcext:value-type="float">
            <text:p>0.78144</text:p>
          </table:table-cell>
          <table:table-cell office:value-type="float" office:value="0.21261" calcext:value-type="float">
            <text:p>0.21261</text:p>
          </table:table-cell>
          <table:table-cell office:value-type="float" office:value="0.56384" calcext:value-type="float">
            <text:p>0.56384</text:p>
          </table:table-cell>
          <table:table-cell office:value-type="float" office:value="0.09896" calcext:value-type="float">
            <text:p>0.09896</text:p>
          </table:table-cell>
          <table:table-cell office:value-type="float" office:value="0.18278" calcext:value-type="float">
            <text:p>0.18278</text:p>
          </table:table-cell>
          <table:table-cell office:value-type="float" office:value="0.00697" calcext:value-type="float">
            <text:p>0.00697</text:p>
          </table:table-cell>
          <table:table-cell table:number-columns-repeated="5"/>
        </table:table-row>
        <table:table-row table:style-name="ro1">
          <table:table-cell office:value-type="float" office:value="1.40371535366214E+018" calcext:value-type="float">
            <text:p>1403715353662140000</text:p>
          </table:table-cell>
          <table:table-cell office:value-type="float" office:value="0.18513" calcext:value-type="float">
            <text:p>0.18513</text:p>
          </table:table-cell>
          <table:table-cell office:value-type="float" office:value="-1.61922" calcext:value-type="float">
            <text:p>-1.61922</text:p>
          </table:table-cell>
          <table:table-cell office:value-type="float" office:value="0.24713" calcext:value-type="float">
            <text:p>0.24713</text:p>
          </table:table-cell>
          <table:table-cell office:value-type="float" office:value="-0.16225" calcext:value-type="float">
            <text:p>-0.16225</text:p>
          </table:table-cell>
          <table:table-cell office:value-type="float" office:value="0.78072" calcext:value-type="float">
            <text:p>0.78072</text:p>
          </table:table-cell>
          <table:table-cell office:value-type="float" office:value="0.21648" calcext:value-type="float">
            <text:p>0.21648</text:p>
          </table:table-cell>
          <table:table-cell office:value-type="float" office:value="0.56328" calcext:value-type="float">
            <text:p>0.56328</text:p>
          </table:table-cell>
          <table:table-cell office:value-type="float" office:value="0.08198" calcext:value-type="float">
            <text:p>0.08198</text:p>
          </table:table-cell>
          <table:table-cell office:value-type="float" office:value="0.17459" calcext:value-type="float">
            <text:p>0.17459</text:p>
          </table:table-cell>
          <table:table-cell office:value-type="float" office:value="-0.10272" calcext:value-type="float">
            <text:p>-0.10272</text:p>
          </table:table-cell>
          <table:table-cell table:number-columns-repeated="5"/>
        </table:table-row>
        <table:table-row table:style-name="ro1">
          <table:table-cell office:value-type="float" office:value="1.40371535376214E+018" calcext:value-type="float">
            <text:p>1403715353762140000</text:p>
          </table:table-cell>
          <table:table-cell office:value-type="float" office:value="0.19255" calcext:value-type="float">
            <text:p>0.19255</text:p>
          </table:table-cell>
          <table:table-cell office:value-type="float" office:value="-1.60261" calcext:value-type="float">
            <text:p>-1.60261</text:p>
          </table:table-cell>
          <table:table-cell office:value-type="float" office:value="0.2341" calcext:value-type="float">
            <text:p>0.2341</text:p>
          </table:table-cell>
          <table:table-cell office:value-type="float" office:value="-0.16199" calcext:value-type="float">
            <text:p>-0.16199</text:p>
          </table:table-cell>
          <table:table-cell office:value-type="float" office:value="0.77957" calcext:value-type="float">
            <text:p>0.77957</text:p>
          </table:table-cell>
          <table:table-cell office:value-type="float" office:value="0.2203" calcext:value-type="float">
            <text:p>0.2203</text:p>
          </table:table-cell>
          <table:table-cell office:value-type="float" office:value="0.56347" calcext:value-type="float">
            <text:p>0.56347</text:p>
          </table:table-cell>
          <table:table-cell office:value-type="float" office:value="0.06082" calcext:value-type="float">
            <text:p>0.06082</text:p>
          </table:table-cell>
          <table:table-cell office:value-type="float" office:value="0.17585" calcext:value-type="float">
            <text:p>0.17585</text:p>
          </table:table-cell>
          <table:table-cell office:value-type="float" office:value="-0.13373" calcext:value-type="float">
            <text:p>-0.13373</text:p>
          </table:table-cell>
          <table:table-cell table:number-columns-repeated="5"/>
        </table:table-row>
        <table:table-row table:style-name="ro1">
          <table:table-cell office:value-type="float" office:value="1.40371535386214E+018" calcext:value-type="float">
            <text:p>1403715353862140000</text:p>
          </table:table-cell>
          <table:table-cell office:value-type="float" office:value="0.19708" calcext:value-type="float">
            <text:p>0.19708</text:p>
          </table:table-cell>
          <table:table-cell office:value-type="float" office:value="-1.58609" calcext:value-type="float">
            <text:p>-1.58609</text:p>
          </table:table-cell>
          <table:table-cell office:value-type="float" office:value="0.21905" calcext:value-type="float">
            <text:p>0.21905</text:p>
          </table:table-cell>
          <table:table-cell office:value-type="float" office:value="-0.1623" calcext:value-type="float">
            <text:p>-0.1623</text:p>
          </table:table-cell>
          <table:table-cell office:value-type="float" office:value="0.77821" calcext:value-type="float">
            <text:p>0.77821</text:p>
          </table:table-cell>
          <table:table-cell office:value-type="float" office:value="0.22377" calcext:value-type="float">
            <text:p>0.22377</text:p>
          </table:table-cell>
          <table:table-cell office:value-type="float" office:value="0.56389" calcext:value-type="float">
            <text:p>0.56389</text:p>
          </table:table-cell>
          <table:table-cell office:value-type="float" office:value="0.03836" calcext:value-type="float">
            <text:p>0.03836</text:p>
          </table:table-cell>
          <table:table-cell office:value-type="float" office:value="0.18823" calcext:value-type="float">
            <text:p>0.18823</text:p>
          </table:table-cell>
          <table:table-cell office:value-type="float" office:value="-0.16174" calcext:value-type="float">
            <text:p>-0.16174</text:p>
          </table:table-cell>
          <table:table-cell table:number-columns-repeated="5"/>
        </table:table-row>
        <table:table-row table:style-name="ro1">
          <table:table-cell office:value-type="float" office:value="1.40371535396214E+018" calcext:value-type="float">
            <text:p>1403715353962140000</text:p>
          </table:table-cell>
          <table:table-cell office:value-type="float" office:value="0.20021" calcext:value-type="float">
            <text:p>0.20021</text:p>
          </table:table-cell>
          <table:table-cell office:value-type="float" office:value="-1.56937" calcext:value-type="float">
            <text:p>-1.56937</text:p>
          </table:table-cell>
          <table:table-cell office:value-type="float" office:value="0.20069" calcext:value-type="float">
            <text:p>0.20069</text:p>
          </table:table-cell>
          <table:table-cell office:value-type="float" office:value="-0.16384" calcext:value-type="float">
            <text:p>-0.16384</text:p>
          </table:table-cell>
          <table:table-cell office:value-type="float" office:value="0.7775" calcext:value-type="float">
            <text:p>0.7775</text:p>
          </table:table-cell>
          <table:table-cell office:value-type="float" office:value="0.22588" calcext:value-type="float">
            <text:p>0.22588</text:p>
          </table:table-cell>
          <table:table-cell office:value-type="float" office:value="0.56358" calcext:value-type="float">
            <text:p>0.56358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18499" calcext:value-type="float">
            <text:p>0.18499</text:p>
          </table:table-cell>
          <table:table-cell office:value-type="float" office:value="-0.1903" calcext:value-type="float">
            <text:p>-0.1903</text:p>
          </table:table-cell>
          <table:table-cell table:number-columns-repeated="5"/>
        </table:table-row>
        <table:table-row table:style-name="ro1">
          <table:table-cell office:value-type="float" office:value="1.40371535406214E+018" calcext:value-type="float">
            <text:p>1403715354062140000</text:p>
          </table:table-cell>
          <table:table-cell office:value-type="float" office:value="0.20078" calcext:value-type="float">
            <text:p>0.20078</text:p>
          </table:table-cell>
          <table:table-cell office:value-type="float" office:value="-1.55263" calcext:value-type="float">
            <text:p>-1.55263</text:p>
          </table:table-cell>
          <table:table-cell office:value-type="float" office:value="0.18083" calcext:value-type="float">
            <text:p>0.18083</text:p>
          </table:table-cell>
          <table:table-cell office:value-type="float" office:value="-0.16797" calcext:value-type="float">
            <text:p>-0.16797</text:p>
          </table:table-cell>
          <table:table-cell office:value-type="float" office:value="0.77958" calcext:value-type="float">
            <text:p>0.77958</text:p>
          </table:table-cell>
          <table:table-cell office:value-type="float" office:value="0.226" calcext:value-type="float">
            <text:p>0.226</text:p>
          </table:table-cell>
          <table:table-cell office:value-type="float" office:value="0.55944" calcext:value-type="float">
            <text:p>0.55944</text:p>
          </table:table-cell>
          <table:table-cell office:value-type="float" office:value="-0.00396" calcext:value-type="float">
            <text:p>-0.00396</text:p>
          </table:table-cell>
          <table:table-cell office:value-type="float" office:value="0.19337" calcext:value-type="float">
            <text:p>0.19337</text:p>
          </table:table-cell>
          <table:table-cell office:value-type="float" office:value="-0.21254" calcext:value-type="float">
            <text:p>-0.21254</text:p>
          </table:table-cell>
          <table:table-cell table:number-columns-repeated="5"/>
        </table:table-row>
        <table:table-row table:style-name="ro1">
          <table:table-cell office:value-type="float" office:value="1.40371535416214E+018" calcext:value-type="float">
            <text:p>1403715354162140000</text:p>
          </table:table-cell>
          <table:table-cell office:value-type="float" office:value="0.20086" calcext:value-type="float">
            <text:p>0.20086</text:p>
          </table:table-cell>
          <table:table-cell office:value-type="float" office:value="-1.53646" calcext:value-type="float">
            <text:p>-1.53646</text:p>
          </table:table-cell>
          <table:table-cell office:value-type="float" office:value="0.15856" calcext:value-type="float">
            <text:p>0.15856</text:p>
          </table:table-cell>
          <table:table-cell office:value-type="float" office:value="-0.18105" calcext:value-type="float">
            <text:p>-0.18105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21922" calcext:value-type="float">
            <text:p>0.21922</text:p>
          </table:table-cell>
          <table:table-cell office:value-type="float" office:value="0.55295" calcext:value-type="float">
            <text:p>0.55295</text:p>
          </table:table-cell>
          <table:table-cell office:value-type="float" office:value="-0.01121" calcext:value-type="float">
            <text:p>-0.01121</text:p>
          </table:table-cell>
          <table:table-cell office:value-type="float" office:value="0.1691" calcext:value-type="float">
            <text:p>0.1691</text:p>
          </table:table-cell>
          <table:table-cell office:value-type="float" office:value="-0.21627" calcext:value-type="float">
            <text:p>-0.21627</text:p>
          </table:table-cell>
          <table:table-cell table:number-columns-repeated="5"/>
        </table:table-row>
        <table:table-row table:style-name="ro1">
          <table:table-cell office:value-type="float" office:value="1.40371535426214E+018" calcext:value-type="float">
            <text:p>1403715354262140000</text:p>
          </table:table-cell>
          <table:table-cell office:value-type="float" office:value="0.20211" calcext:value-type="float">
            <text:p>0.20211</text:p>
          </table:table-cell>
          <table:table-cell office:value-type="float" office:value="-1.52316" calcext:value-type="float">
            <text:p>-1.52316</text:p>
          </table:table-cell>
          <table:table-cell office:value-type="float" office:value="0.13677" calcext:value-type="float">
            <text:p>0.13677</text:p>
          </table:table-cell>
          <table:table-cell office:value-type="float" office:value="-0.18811" calcext:value-type="float">
            <text:p>-0.18811</text:p>
          </table:table-cell>
          <table:table-cell office:value-type="float" office:value="0.78624" calcext:value-type="float">
            <text:p>0.78624</text:p>
          </table:table-cell>
          <table:table-cell office:value-type="float" office:value="0.21624" calcext:value-type="float">
            <text:p>0.21624</text:p>
          </table:table-cell>
          <table:table-cell office:value-type="float" office:value="0.54743" calcext:value-type="float">
            <text:p>0.54743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13004" calcext:value-type="float">
            <text:p>0.13004</text:p>
          </table:table-cell>
          <table:table-cell office:value-type="float" office:value="-0.20652" calcext:value-type="float">
            <text:p>-0.20652</text:p>
          </table:table-cell>
          <table:table-cell table:number-columns-repeated="5"/>
        </table:table-row>
        <table:table-row table:style-name="ro1">
          <table:table-cell office:value-type="float" office:value="1.40371535436214E+018" calcext:value-type="float">
            <text:p>1403715354362140000</text:p>
          </table:table-cell>
          <table:table-cell office:value-type="float" office:value="0.20625" calcext:value-type="float">
            <text:p>0.20625</text:p>
          </table:table-cell>
          <table:table-cell office:value-type="float" office:value="-1.51179" calcext:value-type="float">
            <text:p>-1.51179</text:p>
          </table:table-cell>
          <table:table-cell office:value-type="float" office:value="0.1172" calcext:value-type="float">
            <text:p>0.1172</text:p>
          </table:table-cell>
          <table:table-cell office:value-type="float" office:value="-0.1845" calcext:value-type="float">
            <text:p>-0.1845</text:p>
          </table:table-cell>
          <table:table-cell office:value-type="float" office:value="0.78707" calcext:value-type="float">
            <text:p>0.78707</text:p>
          </table:table-cell>
          <table:table-cell office:value-type="float" office:value="0.21987" calcext:value-type="float">
            <text:p>0.21987</text:p>
          </table:table-cell>
          <table:table-cell office:value-type="float" office:value="0.54602" calcext:value-type="float">
            <text:p>0.54602</text:p>
          </table:table-cell>
          <table:table-cell office:value-type="float" office:value="0.04725" calcext:value-type="float">
            <text:p>0.04725</text:p>
          </table:table-cell>
          <table:table-cell office:value-type="float" office:value="0.09929" calcext:value-type="float">
            <text:p>0.09929</text:p>
          </table:table-cell>
          <table:table-cell office:value-type="float" office:value="-0.19167" calcext:value-type="float">
            <text:p>-0.19167</text:p>
          </table:table-cell>
          <table:table-cell table:number-columns-repeated="5"/>
        </table:table-row>
        <table:table-row table:style-name="ro1">
          <table:table-cell office:value-type="float" office:value="1.40371535446214E+018" calcext:value-type="float">
            <text:p>1403715354462140000</text:p>
          </table:table-cell>
          <table:table-cell office:value-type="float" office:value="0.21322" calcext:value-type="float">
            <text:p>0.21322</text:p>
          </table:table-cell>
          <table:table-cell office:value-type="float" office:value="-1.50192" calcext:value-type="float">
            <text:p>-1.50192</text:p>
          </table:table-cell>
          <table:table-cell office:value-type="float" office:value="0.09959" calcext:value-type="float">
            <text:p>0.09959</text:p>
          </table:table-cell>
          <table:table-cell office:value-type="float" office:value="-0.1762" calcext:value-type="float">
            <text:p>-0.1762</text:p>
          </table:table-cell>
          <table:table-cell office:value-type="float" office:value="0.78728" calcext:value-type="float">
            <text:p>0.78728</text:p>
          </table:table-cell>
          <table:table-cell office:value-type="float" office:value="0.22637" calcext:value-type="float">
            <text:p>0.22637</text:p>
          </table:table-cell>
          <table:table-cell office:value-type="float" office:value="0.5458" calcext:value-type="float">
            <text:p>0.5458</text:p>
          </table:table-cell>
          <table:table-cell office:value-type="float" office:value="0.07855" calcext:value-type="float">
            <text:p>0.07855</text:p>
          </table:table-cell>
          <table:table-cell office:value-type="float" office:value="0.09438" calcext:value-type="float">
            <text:p>0.09438</text:p>
          </table:table-cell>
          <table:table-cell office:value-type="float" office:value="-0.18592" calcext:value-type="float">
            <text:p>-0.18592</text:p>
          </table:table-cell>
          <table:table-cell table:number-columns-repeated="5"/>
        </table:table-row>
        <table:table-row table:style-name="ro1">
          <table:table-cell office:value-type="float" office:value="1.40371535456214E+018" calcext:value-type="float">
            <text:p>1403715354562140000</text:p>
          </table:table-cell>
          <table:table-cell office:value-type="float" office:value="0.22136" calcext:value-type="float">
            <text:p>0.22136</text:p>
          </table:table-cell>
          <table:table-cell office:value-type="float" office:value="-1.49256" calcext:value-type="float">
            <text:p>-1.49256</text:p>
          </table:table-cell>
          <table:table-cell office:value-type="float" office:value="0.08463" calcext:value-type="float">
            <text:p>0.08463</text:p>
          </table:table-cell>
          <table:table-cell office:value-type="float" office:value="-0.17186" calcext:value-type="float">
            <text:p>-0.17186</text:p>
          </table:table-cell>
          <table:table-cell office:value-type="float" office:value="0.78668" calcext:value-type="float">
            <text:p>0.78668</text:p>
          </table:table-cell>
          <table:table-cell office:value-type="float" office:value="0.23006" calcext:value-type="float">
            <text:p>0.23006</text:p>
          </table:table-cell>
          <table:table-cell office:value-type="float" office:value="0.5465" calcext:value-type="float">
            <text:p>0.5465</text:p>
          </table:table-cell>
          <table:table-cell office:value-type="float" office:value="0.09181" calcext:value-type="float">
            <text:p>0.09181</text:p>
          </table:table-cell>
          <table:table-cell office:value-type="float" office:value="0.10533" calcext:value-type="float">
            <text:p>0.10533</text:p>
          </table:table-cell>
          <table:table-cell office:value-type="float" office:value="-0.15249" calcext:value-type="float">
            <text:p>-0.15249</text:p>
          </table:table-cell>
          <table:table-cell table:number-columns-repeated="5"/>
        </table:table-row>
        <table:table-row table:style-name="ro1">
          <table:table-cell office:value-type="float" office:value="1.40371535466214E+018" calcext:value-type="float">
            <text:p>1403715354662140000</text:p>
          </table:table-cell>
          <table:table-cell office:value-type="float" office:value="0.23059" calcext:value-type="float">
            <text:p>0.23059</text:p>
          </table:table-cell>
          <table:table-cell office:value-type="float" office:value="-1.48364" calcext:value-type="float">
            <text:p>-1.48364</text:p>
          </table:table-cell>
          <table:table-cell office:value-type="float" office:value="0.07662" calcext:value-type="float">
            <text:p>0.07662</text:p>
          </table:table-cell>
          <table:table-cell office:value-type="float" office:value="-0.17204" calcext:value-type="float">
            <text:p>-0.17204</text:p>
          </table:table-cell>
          <table:table-cell office:value-type="float" office:value="0.78598" calcext:value-type="float">
            <text:p>0.78598</text:p>
          </table:table-cell>
          <table:table-cell office:value-type="float" office:value="0.22982" calcext:value-type="float">
            <text:p>0.22982</text:p>
          </table:table-cell>
          <table:table-cell office:value-type="float" office:value="0.54756" calcext:value-type="float">
            <text:p>0.54756</text:p>
          </table:table-cell>
          <table:table-cell office:value-type="float" office:value="0.11264" calcext:value-type="float">
            <text:p>0.11264</text:p>
          </table:table-cell>
          <table:table-cell office:value-type="float" office:value="0.10956" calcext:value-type="float">
            <text:p>0.10956</text:p>
          </table:table-cell>
          <table:table-cell office:value-type="float" office:value="-0.04261" calcext:value-type="float">
            <text:p>-0.04261</text:p>
          </table:table-cell>
          <table:table-cell table:number-columns-repeated="5"/>
        </table:table-row>
        <table:table-row table:style-name="ro1">
          <table:table-cell office:value-type="float" office:value="1.40371535476214E+018" calcext:value-type="float">
            <text:p>1403715354762140000</text:p>
          </table:table-cell>
          <table:table-cell office:value-type="float" office:value="0.24252" calcext:value-type="float">
            <text:p>0.24252</text:p>
          </table:table-cell>
          <table:table-cell office:value-type="float" office:value="-1.47487" calcext:value-type="float">
            <text:p>-1.47487</text:p>
          </table:table-cell>
          <table:table-cell office:value-type="float" office:value="0.08004" calcext:value-type="float">
            <text:p>0.08004</text:p>
          </table:table-cell>
          <table:table-cell office:value-type="float" office:value="-0.17256" calcext:value-type="float">
            <text:p>-0.17256</text:p>
          </table:table-cell>
          <table:table-cell office:value-type="float" office:value="0.78583" calcext:value-type="float">
            <text:p>0.78583</text:p>
          </table:table-cell>
          <table:table-cell office:value-type="float" office:value="0.22879" calcext:value-type="float">
            <text:p>0.22879</text:p>
          </table:table-cell>
          <table:table-cell office:value-type="float" office:value="0.54804" calcext:value-type="float">
            <text:p>0.54804</text:p>
          </table:table-cell>
          <table:table-cell office:value-type="float" office:value="0.13644" calcext:value-type="float">
            <text:p>0.13644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10963" calcext:value-type="float">
            <text:p>0.10963</text:p>
          </table:table-cell>
          <table:table-cell table:number-columns-repeated="5"/>
        </table:table-row>
        <table:table-row table:style-name="ro1">
          <table:table-cell office:value-type="float" office:value="1.40371535486214E+018" calcext:value-type="float">
            <text:p>1403715354862140000</text:p>
          </table:table-cell>
          <table:table-cell office:value-type="float" office:value="0.25552" calcext:value-type="float">
            <text:p>0.25552</text:p>
          </table:table-cell>
          <table:table-cell office:value-type="float" office:value="-1.46618" calcext:value-type="float">
            <text:p>-1.46618</text:p>
          </table:table-cell>
          <table:table-cell office:value-type="float" office:value="0.09616" calcext:value-type="float">
            <text:p>0.09616</text:p>
          </table:table-cell>
          <table:table-cell office:value-type="float" office:value="-0.17297" calcext:value-type="float">
            <text:p>-0.17297</text:p>
          </table:table-cell>
          <table:table-cell office:value-type="float" office:value="0.78604" calcext:value-type="float">
            <text:p>0.78604</text:p>
          </table:table-cell>
          <table:table-cell office:value-type="float" office:value="0.22823" calcext:value-type="float">
            <text:p>0.22823</text:p>
          </table:table-cell>
          <table:table-cell office:value-type="float" office:value="0.54785" calcext:value-type="float">
            <text:p>0.54785</text:p>
          </table:table-cell>
          <table:table-cell office:value-type="float" office:value="0.14556" calcext:value-type="float">
            <text:p>0.14556</text:p>
          </table:table-cell>
          <table:table-cell office:value-type="float" office:value="0.10828" calcext:value-type="float">
            <text:p>0.10828</text:p>
          </table:table-cell>
          <table:table-cell office:value-type="float" office:value="0.2166" calcext:value-type="float">
            <text:p>0.2166</text:p>
          </table:table-cell>
          <table:table-cell table:number-columns-repeated="5"/>
        </table:table-row>
        <table:table-row table:style-name="ro1">
          <table:table-cell office:value-type="float" office:value="1.40371535496214E+018" calcext:value-type="float">
            <text:p>1403715354962140000</text:p>
          </table:table-cell>
          <table:table-cell office:value-type="float" office:value="0.27019" calcext:value-type="float">
            <text:p>0.27019</text:p>
          </table:table-cell>
          <table:table-cell office:value-type="float" office:value="-1.45744" calcext:value-type="float">
            <text:p>-1.45744</text:p>
          </table:table-cell>
          <table:table-cell office:value-type="float" office:value="0.12264" calcext:value-type="float">
            <text:p>0.12264</text:p>
          </table:table-cell>
          <table:table-cell office:value-type="float" office:value="-0.17977" calcext:value-type="float">
            <text:p>-0.17977</text:p>
          </table:table-cell>
          <table:table-cell office:value-type="float" office:value="0.78553" calcext:value-type="float">
            <text:p>0.78553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54776" calcext:value-type="float">
            <text:p>0.54776</text:p>
          </table:table-cell>
          <table:table-cell office:value-type="float" office:value="0.15598" calcext:value-type="float">
            <text:p>0.15598</text:p>
          </table:table-cell>
          <table:table-cell office:value-type="float" office:value="0.10665" calcext:value-type="float">
            <text:p>0.10665</text:p>
          </table:table-cell>
          <table:table-cell office:value-type="float" office:value="0.30737" calcext:value-type="float">
            <text:p>0.30737</text:p>
          </table:table-cell>
          <table:table-cell table:number-columns-repeated="5"/>
        </table:table-row>
        <table:table-row table:style-name="ro1">
          <table:table-cell office:value-type="float" office:value="1.40371535506214E+018" calcext:value-type="float">
            <text:p>1403715355062140000</text:p>
          </table:table-cell>
          <table:table-cell office:value-type="float" office:value="0.28627" calcext:value-type="float">
            <text:p>0.28627</text:p>
          </table:table-cell>
          <table:table-cell office:value-type="float" office:value="-1.44959" calcext:value-type="float">
            <text:p>-1.44959</text:p>
          </table:table-cell>
          <table:table-cell office:value-type="float" office:value="0.15296" calcext:value-type="float">
            <text:p>0.15296</text:p>
          </table:table-cell>
          <table:table-cell office:value-type="float" office:value="-0.18344" calcext:value-type="float">
            <text:p>-0.18344</text:p>
          </table:table-cell>
          <table:table-cell office:value-type="float" office:value="0.78389" calcext:value-type="float">
            <text:p>0.78389</text:p>
          </table:table-cell>
          <table:table-cell office:value-type="float" office:value="0.22456" calcext:value-type="float">
            <text:p>0.22456</text:p>
          </table:table-cell>
          <table:table-cell office:value-type="float" office:value="0.54904" calcext:value-type="float">
            <text:p>0.54904</text:p>
          </table:table-cell>
          <table:table-cell office:value-type="float" office:value="0.17323" calcext:value-type="float">
            <text:p>0.17323</text:p>
          </table:table-cell>
          <table:table-cell office:value-type="float" office:value="0.08631" calcext:value-type="float">
            <text:p>0.08631</text:p>
          </table:table-cell>
          <table:table-cell office:value-type="float" office:value="0.28951" calcext:value-type="float">
            <text:p>0.28951</text:p>
          </table:table-cell>
          <table:table-cell table:number-columns-repeated="5"/>
        </table:table-row>
        <table:table-row table:style-name="ro1">
          <table:table-cell office:value-type="float" office:value="1.40371535516214E+018" calcext:value-type="float">
            <text:p>1403715355162140000</text:p>
          </table:table-cell>
          <table:table-cell office:value-type="float" office:value="0.30284" calcext:value-type="float">
            <text:p>0.30284</text:p>
          </table:table-cell>
          <table:table-cell office:value-type="float" office:value="-1.44262" calcext:value-type="float">
            <text:p>-1.44262</text:p>
          </table:table-cell>
          <table:table-cell office:value-type="float" office:value="0.18223" calcext:value-type="float">
            <text:p>0.18223</text:p>
          </table:table-cell>
          <table:table-cell office:value-type="float" office:value="-0.18372" calcext:value-type="float">
            <text:p>-0.18372</text:p>
          </table:table-cell>
          <table:table-cell office:value-type="float" office:value="0.78266" calcext:value-type="float">
            <text:p>0.78266</text:p>
          </table:table-cell>
          <table:table-cell office:value-type="float" office:value="0.23069" calcext:value-type="float">
            <text:p>0.23069</text:p>
          </table:table-cell>
          <table:table-cell office:value-type="float" office:value="0.54816" calcext:value-type="float">
            <text:p>0.54816</text:p>
          </table:table-cell>
          <table:table-cell office:value-type="float" office:value="0.17324" calcext:value-type="float">
            <text:p>0.17324</text:p>
          </table:table-cell>
          <table:table-cell office:value-type="float" office:value="0.082" calcext:value-type="float">
            <text:p>0.082</text:p>
          </table:table-cell>
          <table:table-cell office:value-type="float" office:value="0.25901" calcext:value-type="float">
            <text:p>0.25901</text:p>
          </table:table-cell>
          <table:table-cell table:number-columns-repeated="5"/>
        </table:table-row>
        <table:table-row table:style-name="ro1">
          <table:table-cell office:value-type="float" office:value="1.40371535526214E+018" calcext:value-type="float">
            <text:p>1403715355262140000</text:p>
          </table:table-cell>
          <table:table-cell office:value-type="float" office:value="0.32106" calcext:value-type="float">
            <text:p>0.32106</text:p>
          </table:table-cell>
          <table:table-cell office:value-type="float" office:value="-1.43458" calcext:value-type="float">
            <text:p>-1.43458</text:p>
          </table:table-cell>
          <table:table-cell office:value-type="float" office:value="0.20753" calcext:value-type="float">
            <text:p>0.20753</text:p>
          </table:table-cell>
          <table:table-cell office:value-type="float" office:value="-0.18909" calcext:value-type="float">
            <text:p>-0.18909</text:p>
          </table:table-cell>
          <table:table-cell office:value-type="float" office:value="0.78017" calcext:value-type="float">
            <text:p>0.78017</text:p>
          </table:table-cell>
          <table:table-cell office:value-type="float" office:value="0.24203" calcext:value-type="float">
            <text:p>0.24203</text:p>
          </table:table-cell>
          <table:table-cell office:value-type="float" office:value="0.54498" calcext:value-type="float">
            <text:p>0.54498</text:p>
          </table:table-cell>
          <table:table-cell office:value-type="float" office:value="0.18543" calcext:value-type="float">
            <text:p>0.18543</text:p>
          </table:table-cell>
          <table:table-cell office:value-type="float" office:value="0.07377" calcext:value-type="float">
            <text:p>0.07377</text:p>
          </table:table-cell>
          <table:table-cell office:value-type="float" office:value="0.23034" calcext:value-type="float">
            <text:p>0.23034</text:p>
          </table:table-cell>
          <table:table-cell table:number-columns-repeated="5"/>
        </table:table-row>
        <table:table-row table:style-name="ro1">
          <table:table-cell office:value-type="float" office:value="1.40371535536214E+018" calcext:value-type="float">
            <text:p>1403715355362140000</text:p>
          </table:table-cell>
          <table:table-cell office:value-type="float" office:value="0.34134" calcext:value-type="float">
            <text:p>0.34134</text:p>
          </table:table-cell>
          <table:table-cell office:value-type="float" office:value="-1.42509" calcext:value-type="float">
            <text:p>-1.42509</text:p>
          </table:table-cell>
          <table:table-cell office:value-type="float" office:value="0.22935" calcext:value-type="float">
            <text:p>0.22935</text:p>
          </table:table-cell>
          <table:table-cell office:value-type="float" office:value="-0.19521" calcext:value-type="float">
            <text:p>-0.19521</text:p>
          </table:table-cell>
          <table:table-cell office:value-type="float" office:value="0.77574" calcext:value-type="float">
            <text:p>0.77574</text:p>
          </table:table-cell>
          <table:table-cell office:value-type="float" office:value="0.25969" calcext:value-type="float">
            <text:p>0.25969</text:p>
          </table:table-cell>
          <table:table-cell office:value-type="float" office:value="0.54099" calcext:value-type="float">
            <text:p>0.54099</text:p>
          </table:table-cell>
          <table:table-cell office:value-type="float" office:value="0.19115" calcext:value-type="float">
            <text:p>0.19115</text:p>
          </table:table-cell>
          <table:table-cell office:value-type="float" office:value="0.08599" calcext:value-type="float">
            <text:p>0.08599</text:p>
          </table:table-cell>
          <table:table-cell office:value-type="float" office:value="0.21755" calcext:value-type="float">
            <text:p>0.21755</text:p>
          </table:table-cell>
          <table:table-cell table:number-columns-repeated="5"/>
        </table:table-row>
        <table:table-row table:style-name="ro1">
          <table:table-cell office:value-type="float" office:value="1.40371535546214E+018" calcext:value-type="float">
            <text:p>1403715355462140000</text:p>
          </table:table-cell>
          <table:table-cell office:value-type="float" office:value="0.36273" calcext:value-type="float">
            <text:p>0.36273</text:p>
          </table:table-cell>
          <table:table-cell office:value-type="float" office:value="-1.41485" calcext:value-type="float">
            <text:p>-1.41485</text:p>
          </table:table-cell>
          <table:table-cell office:value-type="float" office:value="0.25086" calcext:value-type="float">
            <text:p>0.25086</text:p>
          </table:table-cell>
          <table:table-cell office:value-type="float" office:value="-0.20839" calcext:value-type="float">
            <text:p>-0.20839</text:p>
          </table:table-cell>
          <table:table-cell office:value-type="float" office:value="0.76861" calcext:value-type="float">
            <text:p>0.76861</text:p>
          </table:table-cell>
          <table:table-cell office:value-type="float" office:value="0.27728" calcext:value-type="float">
            <text:p>0.27728</text:p>
          </table:table-cell>
          <table:table-cell office:value-type="float" office:value="0.53753" calcext:value-type="float">
            <text:p>0.53753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09447" calcext:value-type="float">
            <text:p>0.09447</text:p>
          </table:table-cell>
          <table:table-cell office:value-type="float" office:value="0.20955" calcext:value-type="float">
            <text:p>0.20955</text:p>
          </table:table-cell>
          <table:table-cell table:number-columns-repeated="5"/>
        </table:table-row>
        <table:table-row table:style-name="ro1">
          <table:table-cell office:value-type="float" office:value="1.40371535556214E+018" calcext:value-type="float">
            <text:p>1403715355562140000</text:p>
          </table:table-cell>
          <table:table-cell office:value-type="float" office:value="0.38504" calcext:value-type="float">
            <text:p>0.38504</text:p>
          </table:table-cell>
          <table:table-cell office:value-type="float" office:value="-1.40452" calcext:value-type="float">
            <text:p>-1.40452</text:p>
          </table:table-cell>
          <table:table-cell office:value-type="float" office:value="0.27122" calcext:value-type="float">
            <text:p>0.27122</text:p>
          </table:table-cell>
          <table:table-cell office:value-type="float" office:value="-0.22321" calcext:value-type="float">
            <text:p>-0.22321</text:p>
          </table:table-cell>
          <table:table-cell office:value-type="float" office:value="0.75968" calcext:value-type="float">
            <text:p>0.75968</text:p>
          </table:table-cell>
          <table:table-cell office:value-type="float" office:value="0.29542" calcext:value-type="float">
            <text:p>0.29542</text:p>
          </table:table-cell>
          <table:table-cell office:value-type="float" office:value="0.53459" calcext:value-type="float">
            <text:p>0.53459</text:p>
          </table:table-cell>
          <table:table-cell office:value-type="float" office:value="0.20379" calcext:value-type="float">
            <text:p>0.20379</text:p>
          </table:table-cell>
          <table:table-cell office:value-type="float" office:value="0.09042" calcext:value-type="float">
            <text:p>0.09042</text:p>
          </table:table-cell>
          <table:table-cell office:value-type="float" office:value="0.20015" calcext:value-type="float">
            <text:p>0.20015</text:p>
          </table:table-cell>
          <table:table-cell table:number-columns-repeated="5"/>
        </table:table-row>
        <table:table-row table:style-name="ro1">
          <table:table-cell office:value-type="float" office:value="1.40371535566214E+018" calcext:value-type="float">
            <text:p>1403715355662140000</text:p>
          </table:table-cell>
          <table:table-cell office:value-type="float" office:value="0.40758" calcext:value-type="float">
            <text:p>0.40758</text:p>
          </table:table-cell>
          <table:table-cell office:value-type="float" office:value="-1.39428" calcext:value-type="float">
            <text:p>-1.39428</text:p>
          </table:table-cell>
          <table:table-cell office:value-type="float" office:value="0.28904" calcext:value-type="float">
            <text:p>0.28904</text:p>
          </table:table-cell>
          <table:table-cell office:value-type="float" office:value="-0.23538" calcext:value-type="float">
            <text:p>-0.23538</text:p>
          </table:table-cell>
          <table:table-cell office:value-type="float" office:value="0.75154" calcext:value-type="float">
            <text:p>0.75154</text:p>
          </table:table-cell>
          <table:table-cell office:value-type="float" office:value="0.31442" calcext:value-type="float">
            <text:p>0.31442</text:p>
          </table:table-cell>
          <table:table-cell office:value-type="float" office:value="0.53002" calcext:value-type="float">
            <text:p>0.53002</text:p>
          </table:table-cell>
          <table:table-cell office:value-type="float" office:value="0.2132" calcext:value-type="float">
            <text:p>0.2132</text:p>
          </table:table-cell>
          <table:table-cell office:value-type="float" office:value="0.08225" calcext:value-type="float">
            <text:p>0.08225</text:p>
          </table:table-cell>
          <table:table-cell office:value-type="float" office:value="0.17116" calcext:value-type="float">
            <text:p>0.17116</text:p>
          </table:table-cell>
          <table:table-cell table:number-columns-repeated="5"/>
        </table:table-row>
        <table:table-row table:style-name="ro1">
          <table:table-cell office:value-type="float" office:value="1.40371535576214E+018" calcext:value-type="float">
            <text:p>1403715355762140000</text:p>
          </table:table-cell>
          <table:table-cell office:value-type="float" office:value="0.43085" calcext:value-type="float">
            <text:p>0.43085</text:p>
          </table:table-cell>
          <table:table-cell office:value-type="float" office:value="-1.38475" calcext:value-type="float">
            <text:p>-1.38475</text:p>
          </table:table-cell>
          <table:table-cell office:value-type="float" office:value="0.30516" calcext:value-type="float">
            <text:p>0.30516</text:p>
          </table:table-cell>
          <table:table-cell office:value-type="float" office:value="-0.24299" calcext:value-type="float">
            <text:p>-0.24299</text:p>
          </table:table-cell>
          <table:table-cell office:value-type="float" office:value="0.74489" calcext:value-type="float">
            <text:p>0.74489</text:p>
          </table:table-cell>
          <table:table-cell office:value-type="float" office:value="0.33005" calcext:value-type="float">
            <text:p>0.33005</text:p>
          </table:table-cell>
          <table:table-cell office:value-type="float" office:value="0.52646" calcext:value-type="float">
            <text:p>0.52646</text:p>
          </table:table-cell>
          <table:table-cell office:value-type="float" office:value="0.21524" calcext:value-type="float">
            <text:p>0.21524</text:p>
          </table:table-cell>
          <table:table-cell office:value-type="float" office:value="0.07259" calcext:value-type="float">
            <text:p>0.07259</text:p>
          </table:table-cell>
          <table:table-cell office:value-type="float" office:value="0.1506" calcext:value-type="float">
            <text:p>0.1506</text:p>
          </table:table-cell>
          <table:table-cell table:number-columns-repeated="5"/>
        </table:table-row>
        <table:table-row table:style-name="ro1">
          <table:table-cell office:value-type="float" office:value="1.40371535586214E+018" calcext:value-type="float">
            <text:p>1403715355862140000</text:p>
          </table:table-cell>
          <table:table-cell office:value-type="float" office:value="0.45401" calcext:value-type="float">
            <text:p>0.45401</text:p>
          </table:table-cell>
          <table:table-cell office:value-type="float" office:value="-1.37673" calcext:value-type="float">
            <text:p>-1.37673</text:p>
          </table:table-cell>
          <table:table-cell office:value-type="float" office:value="0.31979" calcext:value-type="float">
            <text:p>0.31979</text:p>
          </table:table-cell>
          <table:table-cell office:value-type="float" office:value="-0.24623" calcext:value-type="float">
            <text:p>-0.24623</text:p>
          </table:table-cell>
          <table:table-cell office:value-type="float" office:value="0.74176" calcext:value-type="float">
            <text:p>0.74176</text:p>
          </table:table-cell>
          <table:table-cell office:value-type="float" office:value="0.3408" calcext:value-type="float">
            <text:p>0.3408</text:p>
          </table:table-cell>
          <table:table-cell office:value-type="float" office:value="0.52252" calcext:value-type="float">
            <text:p>0.52252</text:p>
          </table:table-cell>
          <table:table-cell office:value-type="float" office:value="0.2142" calcext:value-type="float">
            <text:p>0.2142</text:p>
          </table:table-cell>
          <table:table-cell office:value-type="float" office:value="0.07903" calcext:value-type="float">
            <text:p>0.07903</text:p>
          </table:table-cell>
          <table:table-cell office:value-type="float" office:value="0.14105" calcext:value-type="float">
            <text:p>0.14105</text:p>
          </table:table-cell>
          <table:table-cell table:number-columns-repeated="5"/>
        </table:table-row>
        <table:table-row table:style-name="ro1">
          <table:table-cell office:value-type="float" office:value="1.40371535596214E+018" calcext:value-type="float">
            <text:p>1403715355962140000</text:p>
          </table:table-cell>
          <table:table-cell office:value-type="float" office:value="0.47823" calcext:value-type="float">
            <text:p>0.47823</text:p>
          </table:table-cell>
          <table:table-cell office:value-type="float" office:value="-1.36908" calcext:value-type="float">
            <text:p>-1.36908</text:p>
          </table:table-cell>
          <table:table-cell office:value-type="float" office:value="0.33321" calcext:value-type="float">
            <text:p>0.33321</text:p>
          </table:table-cell>
          <table:table-cell office:value-type="float" office:value="-0.24669" calcext:value-type="float">
            <text:p>-0.24669</text:p>
          </table:table-cell>
          <table:table-cell office:value-type="float" office:value="0.73969" calcext:value-type="float">
            <text:p>0.73969</text:p>
          </table:table-cell>
          <table:table-cell office:value-type="float" office:value="0.34816" calcext:value-type="float">
            <text:p>0.34816</text:p>
          </table:table-cell>
          <table:table-cell office:value-type="float" office:value="0.52037" calcext:value-type="float">
            <text:p>0.52037</text:p>
          </table:table-cell>
          <table:table-cell office:value-type="float" office:value="0.22323" calcext:value-type="float">
            <text:p>0.22323</text:p>
          </table:table-cell>
          <table:table-cell office:value-type="float" office:value="0.0816" calcext:value-type="float">
            <text:p>0.0816</text:p>
          </table:table-cell>
          <table:table-cell office:value-type="float" office:value="0.12921" calcext:value-type="float">
            <text:p>0.12921</text:p>
          </table:table-cell>
          <table:table-cell table:number-columns-repeated="5"/>
        </table:table-row>
        <table:table-row table:style-name="ro1">
          <table:table-cell office:value-type="float" office:value="1.40371535606214E+018" calcext:value-type="float">
            <text:p>1403715356062140000</text:p>
          </table:table-cell>
          <table:table-cell office:value-type="float" office:value="0.50105" calcext:value-type="float">
            <text:p>0.50105</text:p>
          </table:table-cell>
          <table:table-cell office:value-type="float" office:value="-1.3625" calcext:value-type="float">
            <text:p>-1.3625</text:p>
          </table:table-cell>
          <table:table-cell office:value-type="float" office:value="0.34671" calcext:value-type="float">
            <text:p>0.34671</text:p>
          </table:table-cell>
          <table:table-cell office:value-type="float" office:value="-0.24257" calcext:value-type="float">
            <text:p>-0.24257</text:p>
          </table:table-cell>
          <table:table-cell office:value-type="float" office:value="0.73809" calcext:value-type="float">
            <text:p>0.73809</text:p>
          </table:table-cell>
          <table:table-cell office:value-type="float" office:value="0.35359" calcext:value-type="float">
            <text:p>0.35359</text:p>
          </table:table-cell>
          <table:table-cell office:value-type="float" office:value="0.52092" calcext:value-type="float">
            <text:p>0.52092</text:p>
          </table:table-cell>
          <table:table-cell office:value-type="float" office:value="0.21751" calcext:value-type="float">
            <text:p>0.21751</text:p>
          </table:table-cell>
          <table:table-cell office:value-type="float" office:value="0.09297" calcext:value-type="float">
            <text:p>0.09297</text:p>
          </table:table-cell>
          <table:table-cell office:value-type="float" office:value="0.12788" calcext:value-type="float">
            <text:p>0.12788</text:p>
          </table:table-cell>
          <table:table-cell table:number-columns-repeated="5"/>
        </table:table-row>
        <table:table-row table:style-name="ro1">
          <table:table-cell office:value-type="float" office:value="1.40371535616214E+018" calcext:value-type="float">
            <text:p>1403715356162140000</text:p>
          </table:table-cell>
          <table:table-cell office:value-type="float" office:value="0.51996" calcext:value-type="float">
            <text:p>0.51996</text:p>
          </table:table-cell>
          <table:table-cell office:value-type="float" office:value="-1.35416" calcext:value-type="float">
            <text:p>-1.35416</text:p>
          </table:table-cell>
          <table:table-cell office:value-type="float" office:value="0.35979" calcext:value-type="float">
            <text:p>0.35979</text:p>
          </table:table-cell>
          <table:table-cell office:value-type="float" office:value="-0.23331" calcext:value-type="float">
            <text:p>-0.23331</text:p>
          </table:table-cell>
          <table:table-cell office:value-type="float" office:value="0.73767" calcext:value-type="float">
            <text:p>0.73767</text:p>
          </table:table-cell>
          <table:table-cell office:value-type="float" office:value="0.35751" calcext:value-type="float">
            <text:p>0.35751</text:p>
          </table:table-cell>
          <table:table-cell office:value-type="float" office:value="0.52307" calcext:value-type="float">
            <text:p>0.52307</text:p>
          </table:table-cell>
          <table:table-cell office:value-type="float" office:value="0.18707" calcext:value-type="float">
            <text:p>0.18707</text:p>
          </table:table-cell>
          <table:table-cell office:value-type="float" office:value="0.11065" calcext:value-type="float">
            <text:p>0.11065</text:p>
          </table:table-cell>
          <table:table-cell office:value-type="float" office:value="0.12652" calcext:value-type="float">
            <text:p>0.12652</text:p>
          </table:table-cell>
          <table:table-cell table:number-columns-repeated="5"/>
        </table:table-row>
        <table:table-row table:style-name="ro1">
          <table:table-cell office:value-type="float" office:value="1.40371535626214E+018" calcext:value-type="float">
            <text:p>1403715356262140000</text:p>
          </table:table-cell>
          <table:table-cell office:value-type="float" office:value="0.53492" calcext:value-type="float">
            <text:p>0.53492</text:p>
          </table:table-cell>
          <table:table-cell office:value-type="float" office:value="-1.34362" calcext:value-type="float">
            <text:p>-1.34362</text:p>
          </table:table-cell>
          <table:table-cell office:value-type="float" office:value="0.37261" calcext:value-type="float">
            <text:p>0.37261</text:p>
          </table:table-cell>
          <table:table-cell office:value-type="float" office:value="-0.22633" calcext:value-type="float">
            <text:p>-0.22633</text:p>
          </table:table-cell>
          <table:table-cell office:value-type="float" office:value="0.73806" calcext:value-type="float">
            <text:p>0.73806</text:p>
          </table:table-cell>
          <table:table-cell office:value-type="float" office:value="0.35601" calcext:value-type="float">
            <text:p>0.35601</text:p>
          </table:table-cell>
          <table:table-cell office:value-type="float" office:value="0.52659" calcext:value-type="float">
            <text:p>0.52659</text:p>
          </table:table-cell>
          <table:table-cell office:value-type="float" office:value="0.15232" calcext:value-type="float">
            <text:p>0.15232</text:p>
          </table:table-cell>
          <table:table-cell office:value-type="float" office:value="0.14303" calcext:value-type="float">
            <text:p>0.14303</text:p>
          </table:table-cell>
          <table:table-cell office:value-type="float" office:value="0.10047" calcext:value-type="float">
            <text:p>0.10047</text:p>
          </table:table-cell>
          <table:table-cell table:number-columns-repeated="5"/>
        </table:table-row>
        <table:table-row table:style-name="ro1">
          <table:table-cell office:value-type="float" office:value="1.40371535636214E+018" calcext:value-type="float">
            <text:p>1403715356362140000</text:p>
          </table:table-cell>
          <table:table-cell office:value-type="float" office:value="0.54654" calcext:value-type="float">
            <text:p>0.54654</text:p>
          </table:table-cell>
          <table:table-cell office:value-type="float" office:value="-1.33141" calcext:value-type="float">
            <text:p>-1.33141</text:p>
          </table:table-cell>
          <table:table-cell office:value-type="float" office:value="0.38352" calcext:value-type="float">
            <text:p>0.38352</text:p>
          </table:table-cell>
          <table:table-cell office:value-type="float" office:value="-0.22086" calcext:value-type="float">
            <text:p>-0.22086</text:p>
          </table:table-cell>
          <table:table-cell office:value-type="float" office:value="0.74244" calcext:value-type="float">
            <text:p>0.74244</text:p>
          </table:table-cell>
          <table:table-cell office:value-type="float" office:value="0.35201" calcext:value-type="float">
            <text:p>0.35201</text:p>
          </table:table-cell>
          <table:table-cell office:value-type="float" office:value="0.52545" calcext:value-type="float">
            <text:p>0.52545</text:p>
          </table:table-cell>
          <table:table-cell office:value-type="float" office:value="0.11171" calcext:value-type="float">
            <text:p>0.11171</text:p>
          </table:table-cell>
          <table:table-cell office:value-type="float" office:value="0.18575" calcext:value-type="float">
            <text:p>0.18575</text:p>
          </table:table-cell>
          <table:table-cell office:value-type="float" office:value="0.06238" calcext:value-type="float">
            <text:p>0.06238</text:p>
          </table:table-cell>
          <table:table-cell table:number-columns-repeated="5"/>
        </table:table-row>
        <table:table-row table:style-name="ro1">
          <table:table-cell office:value-type="float" office:value="1.40371535646214E+018" calcext:value-type="float">
            <text:p>1403715356462140000</text:p>
          </table:table-cell>
          <table:table-cell office:value-type="float" office:value="0.55661" calcext:value-type="float">
            <text:p>0.55661</text:p>
          </table:table-cell>
          <table:table-cell office:value-type="float" office:value="-1.31152" calcext:value-type="float">
            <text:p>-1.31152</text:p>
          </table:table-cell>
          <table:table-cell office:value-type="float" office:value="0.39035" calcext:value-type="float">
            <text:p>0.39035</text:p>
          </table:table-cell>
          <table:table-cell office:value-type="float" office:value="-0.21924" calcext:value-type="float">
            <text:p>-0.21924</text:p>
          </table:table-cell>
          <table:table-cell office:value-type="float" office:value="0.74909" calcext:value-type="float">
            <text:p>0.74909</text:p>
          </table:table-cell>
          <table:table-cell office:value-type="float" office:value="0.34541" calcext:value-type="float">
            <text:p>0.34541</text:p>
          </table:table-cell>
          <table:table-cell office:value-type="float" office:value="0.52105" calcext:value-type="float">
            <text:p>0.52105</text:p>
          </table:table-cell>
          <table:table-cell office:value-type="float" office:value="0.08555" calcext:value-type="float">
            <text:p>0.08555</text:p>
          </table:table-cell>
          <table:table-cell office:value-type="float" office:value="0.22867" calcext:value-type="float">
            <text:p>0.22867</text:p>
          </table:table-cell>
          <table:table-cell office:value-type="float" office:value="0.0336" calcext:value-type="float">
            <text:p>0.0336</text:p>
          </table:table-cell>
          <table:table-cell table:number-columns-repeated="5"/>
        </table:table-row>
        <table:table-row table:style-name="ro1">
          <table:table-cell office:value-type="float" office:value="1.40371535646214E+018" calcext:value-type="float">
            <text:p>1403715356462140000</text:p>
          </table:table-cell>
          <table:table-cell office:value-type="float" office:value="0.55576" calcext:value-type="float">
            <text:p>0.55576</text:p>
          </table:table-cell>
          <table:table-cell office:value-type="float" office:value="-1.31742" calcext:value-type="float">
            <text:p>-1.31742</text:p>
          </table:table-cell>
          <table:table-cell office:value-type="float" office:value="0.3917" calcext:value-type="float">
            <text:p>0.3917</text:p>
          </table:table-cell>
          <table:table-cell office:value-type="float" office:value="-0.21822" calcext:value-type="float">
            <text:p>-0.21822</text:p>
          </table:table-cell>
          <table:table-cell office:value-type="float" office:value="0.74976" calcext:value-type="float">
            <text:p>0.74976</text:p>
          </table:table-cell>
          <table:table-cell office:value-type="float" office:value="0.34395" calcext:value-type="float">
            <text:p>0.34395</text:p>
          </table:table-cell>
          <table:table-cell office:value-type="float" office:value="0.52147" calcext:value-type="float">
            <text:p>0.52147</text:p>
          </table:table-cell>
          <table:table-cell office:value-type="float" office:value="0.08644" calcext:value-type="float">
            <text:p>0.08644</text:p>
          </table:table-cell>
          <table:table-cell office:value-type="float" office:value="0.22833" calcext:value-type="float">
            <text:p>0.22833</text:p>
          </table:table-cell>
          <table:table-cell office:value-type="float" office:value="0.0336" calcext:value-type="float">
            <text:p>0.0336</text:p>
          </table:table-cell>
          <table:table-cell table:number-columns-repeated="5"/>
        </table:table-row>
        <table:table-row table:style-name="ro1">
          <table:table-cell office:value-type="float" office:value="1.40371535656214E+018" calcext:value-type="float">
            <text:p>1403715356562140000</text:p>
          </table:table-cell>
          <table:table-cell office:value-type="float" office:value="0.56427" calcext:value-type="float">
            <text:p>0.56427</text:p>
          </table:table-cell>
          <table:table-cell office:value-type="float" office:value="-1.29474" calcext:value-type="float">
            <text:p>-1.29474</text:p>
          </table:table-cell>
          <table:table-cell office:value-type="float" office:value="0.3965" calcext:value-type="float">
            <text:p>0.3965</text:p>
          </table:table-cell>
          <table:table-cell office:value-type="float" office:value="-0.22564" calcext:value-type="float">
            <text:p>-0.22564</text:p>
          </table:table-cell>
          <table:table-cell office:value-type="float" office:value="0.756" calcext:value-type="float">
            <text:p>0.756</text:p>
          </table:table-cell>
          <table:table-cell office:value-type="float" office:value="0.33287" calcext:value-type="float">
            <text:p>0.33287</text:p>
          </table:table-cell>
          <table:table-cell office:value-type="float" office:value="0.51648" calcext:value-type="float">
            <text:p>0.51648</text:p>
          </table:table-cell>
          <table:table-cell office:value-type="float" office:value="0.07825" calcext:value-type="float">
            <text:p>0.07825</text:p>
          </table:table-cell>
          <table:table-cell office:value-type="float" office:value="0.27276" calcext:value-type="float">
            <text:p>0.27276</text:p>
          </table:table-cell>
          <table:table-cell office:value-type="float" office:value="0.01597" calcext:value-type="float">
            <text:p>0.01597</text:p>
          </table:table-cell>
          <table:table-cell table:number-columns-repeated="5"/>
        </table:table-row>
        <table:table-row table:style-name="ro1">
          <table:table-cell office:value-type="float" office:value="1.40371535666214E+018" calcext:value-type="float">
            <text:p>1403715356662140000</text:p>
          </table:table-cell>
          <table:table-cell office:value-type="float" office:value="0.57503" calcext:value-type="float">
            <text:p>0.57503</text:p>
          </table:table-cell>
          <table:table-cell office:value-type="float" office:value="-1.264" calcext:value-type="float">
            <text:p>-1.264</text:p>
          </table:table-cell>
          <table:table-cell office:value-type="float" office:value="0.39826" calcext:value-type="float">
            <text:p>0.39826</text:p>
          </table:table-cell>
          <table:table-cell office:value-type="float" office:value="-0.23381" calcext:value-type="float">
            <text:p>-0.23381</text:p>
          </table:table-cell>
          <table:table-cell office:value-type="float" office:value="0.7573" calcext:value-type="float">
            <text:p>0.7573</text:p>
          </table:table-cell>
          <table:table-cell office:value-type="float" office:value="0.32858" calcext:value-type="float">
            <text:p>0.32858</text:p>
          </table:table-cell>
          <table:table-cell office:value-type="float" office:value="0.51368" calcext:value-type="float">
            <text:p>0.51368</text:p>
          </table:table-cell>
          <table:table-cell office:value-type="float" office:value="0.09524" calcext:value-type="float">
            <text:p>0.09524</text:p>
          </table:table-cell>
          <table:table-cell office:value-type="float" office:value="0.32331" calcext:value-type="float">
            <text:p>0.32331</text:p>
          </table:table-cell>
          <table:table-cell office:value-type="float" office:value="0.01616" calcext:value-type="float">
            <text:p>0.01616</text:p>
          </table:table-cell>
          <table:table-cell table:number-columns-repeated="5"/>
        </table:table-row>
        <table:table-row table:style-name="ro1">
          <table:table-cell office:value-type="float" office:value="1.40371535676214E+018" calcext:value-type="float">
            <text:p>1403715356762140000</text:p>
          </table:table-cell>
          <table:table-cell office:value-type="float" office:value="0.58584" calcext:value-type="float">
            <text:p>0.58584</text:p>
          </table:table-cell>
          <table:table-cell office:value-type="float" office:value="-1.22993" calcext:value-type="float">
            <text:p>-1.22993</text:p>
          </table:table-cell>
          <table:table-cell office:value-type="float" office:value="0.39976" calcext:value-type="float">
            <text:p>0.39976</text:p>
          </table:table-cell>
          <table:table-cell office:value-type="float" office:value="-0.24208" calcext:value-type="float">
            <text:p>-0.24208</text:p>
          </table:table-cell>
          <table:table-cell office:value-type="float" office:value="0.75512" calcext:value-type="float">
            <text:p>0.75512</text:p>
          </table:table-cell>
          <table:table-cell office:value-type="float" office:value="0.33192" calcext:value-type="float">
            <text:p>0.33192</text:p>
          </table:table-cell>
          <table:table-cell office:value-type="float" office:value="0.5109" calcext:value-type="float">
            <text:p>0.5109</text:p>
          </table:table-cell>
          <table:table-cell office:value-type="float" office:value="0.11931" calcext:value-type="float">
            <text:p>0.11931</text:p>
          </table:table-cell>
          <table:table-cell office:value-type="float" office:value="0.35858" calcext:value-type="float">
            <text:p>0.35858</text:p>
          </table:table-cell>
          <table:table-cell office:value-type="float" office:value="0.00272" calcext:value-type="float">
            <text:p>0.00272</text:p>
          </table:table-cell>
          <table:table-cell table:number-columns-repeated="5"/>
        </table:table-row>
        <table:table-row table:style-name="ro1">
          <table:table-cell office:value-type="float" office:value="1.40371535686214E+018" calcext:value-type="float">
            <text:p>1403715356862140000</text:p>
          </table:table-cell>
          <table:table-cell office:value-type="float" office:value="0.60022" calcext:value-type="float">
            <text:p>0.60022</text:p>
          </table:table-cell>
          <table:table-cell office:value-type="float" office:value="-1.19153" calcext:value-type="float">
            <text:p>-1.19153</text:p>
          </table:table-cell>
          <table:table-cell office:value-type="float" office:value="0.39791" calcext:value-type="float">
            <text:p>0.39791</text:p>
          </table:table-cell>
          <table:table-cell office:value-type="float" office:value="-0.25178" calcext:value-type="float">
            <text:p>-0.25178</text:p>
          </table:table-cell>
          <table:table-cell office:value-type="float" office:value="0.75018" calcext:value-type="float">
            <text:p>0.75018</text:p>
          </table:table-cell>
          <table:table-cell office:value-type="float" office:value="0.34205" calcext:value-type="float">
            <text:p>0.34205</text:p>
          </table:table-cell>
          <table:table-cell office:value-type="float" office:value="0.50679" calcext:value-type="float">
            <text:p>0.50679</text:p>
          </table:table-cell>
          <table:table-cell office:value-type="float" office:value="0.146" calcext:value-type="float">
            <text:p>0.146</text:p>
          </table:table-cell>
          <table:table-cell office:value-type="float" office:value="0.37396" calcext:value-type="float">
            <text:p>0.37396</text:p>
          </table:table-cell>
          <table:table-cell office:value-type="float" office:value="-0.01504" calcext:value-type="float">
            <text:p>-0.01504</text:p>
          </table:table-cell>
          <table:table-cell table:number-columns-repeated="5"/>
        </table:table-row>
        <table:table-row table:style-name="ro1">
          <table:table-cell office:value-type="float" office:value="1.40371535696214E+018" calcext:value-type="float">
            <text:p>1403715356962140000</text:p>
          </table:table-cell>
          <table:table-cell office:value-type="float" office:value="0.61814" calcext:value-type="float">
            <text:p>0.61814</text:p>
          </table:table-cell>
          <table:table-cell office:value-type="float" office:value="-1.15141" calcext:value-type="float">
            <text:p>-1.15141</text:p>
          </table:table-cell>
          <table:table-cell office:value-type="float" office:value="0.39919" calcext:value-type="float">
            <text:p>0.39919</text:p>
          </table:table-cell>
          <table:table-cell office:value-type="float" office:value="-0.26648" calcext:value-type="float">
            <text:p>-0.26648</text:p>
          </table:table-cell>
          <table:table-cell office:value-type="float" office:value="0.74346" calcext:value-type="float">
            <text:p>0.74346</text:p>
          </table:table-cell>
          <table:table-cell office:value-type="float" office:value="0.35499" calcext:value-type="float">
            <text:p>0.35499</text:p>
          </table:table-cell>
          <table:table-cell office:value-type="float" office:value="0.50024" calcext:value-type="float">
            <text:p>0.50024</text:p>
          </table:table-cell>
          <table:table-cell office:value-type="float" office:value="0.19164" calcext:value-type="float">
            <text:p>0.19164</text:p>
          </table:table-cell>
          <table:table-cell office:value-type="float" office:value="0.40167" calcext:value-type="float">
            <text:p>0.40167</text:p>
          </table:table-cell>
          <table:table-cell office:value-type="float" office:value="0.05501" calcext:value-type="float">
            <text:p>0.05501</text:p>
          </table:table-cell>
          <table:table-cell table:number-columns-repeated="5"/>
        </table:table-row>
        <table:table-row table:style-name="ro1">
          <table:table-cell office:value-type="float" office:value="1.40371535706214E+018" calcext:value-type="float">
            <text:p>1403715357062140000</text:p>
          </table:table-cell>
          <table:table-cell office:value-type="float" office:value="0.63925" calcext:value-type="float">
            <text:p>0.63925</text:p>
          </table:table-cell>
          <table:table-cell office:value-type="float" office:value="-1.10985" calcext:value-type="float">
            <text:p>-1.10985</text:p>
          </table:table-cell>
          <table:table-cell office:value-type="float" office:value="0.40621" calcext:value-type="float">
            <text:p>0.40621</text:p>
          </table:table-cell>
          <table:table-cell office:value-type="float" office:value="-0.28124" calcext:value-type="float">
            <text:p>-0.28124</text:p>
          </table:table-cell>
          <table:table-cell office:value-type="float" office:value="0.73222" calcext:value-type="float">
            <text:p>0.73222</text:p>
          </table:table-cell>
          <table:table-cell office:value-type="float" office:value="0.37304" calcext:value-type="float">
            <text:p>0.37304</text:p>
          </table:table-cell>
          <table:table-cell office:value-type="float" office:value="0.49559" calcext:value-type="float">
            <text:p>0.49559</text:p>
          </table:table-cell>
          <table:table-cell office:value-type="float" office:value="0.22516" calcext:value-type="float">
            <text:p>0.22516</text:p>
          </table:table-cell>
          <table:table-cell office:value-type="float" office:value="0.40197" calcext:value-type="float">
            <text:p>0.40197</text:p>
          </table:table-cell>
          <table:table-cell office:value-type="float" office:value="0.10405" calcext:value-type="float">
            <text:p>0.10405</text:p>
          </table:table-cell>
          <table:table-cell table:number-columns-repeated="5"/>
        </table:table-row>
        <table:table-row table:style-name="ro1">
          <table:table-cell office:value-type="float" office:value="1.40371535716214E+018" calcext:value-type="float">
            <text:p>1403715357162140000</text:p>
          </table:table-cell>
          <table:table-cell office:value-type="float" office:value="0.66267" calcext:value-type="float">
            <text:p>0.66267</text:p>
          </table:table-cell>
          <table:table-cell office:value-type="float" office:value="-1.06723" calcext:value-type="float">
            <text:p>-1.06723</text:p>
          </table:table-cell>
          <table:table-cell office:value-type="float" office:value="0.41687" calcext:value-type="float">
            <text:p>0.41687</text:p>
          </table:table-cell>
          <table:table-cell office:value-type="float" office:value="-0.29483" calcext:value-type="float">
            <text:p>-0.29483</text:p>
          </table:table-cell>
          <table:table-cell office:value-type="float" office:value="0.71938" calcext:value-type="float">
            <text:p>0.71938</text:p>
          </table:table-cell>
          <table:table-cell office:value-type="float" office:value="0.39246" calcext:value-type="float">
            <text:p>0.39246</text:p>
          </table:table-cell>
          <table:table-cell office:value-type="float" office:value="0.49147" calcext:value-type="float">
            <text:p>0.49147</text:p>
          </table:table-cell>
          <table:table-cell office:value-type="float" office:value="0.24809" calcext:value-type="float">
            <text:p>0.24809</text:p>
          </table:table-cell>
          <table:table-cell office:value-type="float" office:value="0.40429" calcext:value-type="float">
            <text:p>0.40429</text:p>
          </table:table-cell>
          <table:table-cell office:value-type="float" office:value="0.11803" calcext:value-type="float">
            <text:p>0.11803</text:p>
          </table:table-cell>
          <table:table-cell table:number-columns-repeated="5"/>
        </table:table-row>
        <table:table-row table:style-name="ro1">
          <table:table-cell office:value-type="float" office:value="1.40371535726214E+018" calcext:value-type="float">
            <text:p>1403715357262140000</text:p>
          </table:table-cell>
          <table:table-cell office:value-type="float" office:value="0.6891" calcext:value-type="float">
            <text:p>0.6891</text:p>
          </table:table-cell>
          <table:table-cell office:value-type="float" office:value="-1.02378" calcext:value-type="float">
            <text:p>-1.02378</text:p>
          </table:table-cell>
          <table:table-cell office:value-type="float" office:value="0.42984" calcext:value-type="float">
            <text:p>0.42984</text:p>
          </table:table-cell>
          <table:table-cell office:value-type="float" office:value="-0.30339" calcext:value-type="float">
            <text:p>-0.30339</text:p>
          </table:table-cell>
          <table:table-cell office:value-type="float" office:value="0.70732" calcext:value-type="float">
            <text:p>0.70732</text:p>
          </table:table-cell>
          <table:table-cell office:value-type="float" office:value="0.41042" calcext:value-type="float">
            <text:p>0.41042</text:p>
          </table:table-cell>
          <table:table-cell office:value-type="float" office:value="0.48909" calcext:value-type="float">
            <text:p>0.48909</text:p>
          </table:table-cell>
          <table:table-cell office:value-type="float" office:value="0.28911" calcext:value-type="float">
            <text:p>0.28911</text:p>
          </table:table-cell>
          <table:table-cell office:value-type="float" office:value="0.40894" calcext:value-type="float">
            <text:p>0.40894</text:p>
          </table:table-cell>
          <table:table-cell office:value-type="float" office:value="0.13479" calcext:value-type="float">
            <text:p>0.13479</text:p>
          </table:table-cell>
          <table:table-cell table:number-columns-repeated="5"/>
        </table:table-row>
        <table:table-row table:style-name="ro1">
          <table:table-cell office:value-type="float" office:value="1.40371535736214E+018" calcext:value-type="float">
            <text:p>1403715357362140000</text:p>
          </table:table-cell>
          <table:table-cell office:value-type="float" office:value="0.71956" calcext:value-type="float">
            <text:p>0.71956</text:p>
          </table:table-cell>
          <table:table-cell office:value-type="float" office:value="-0.98059" calcext:value-type="float">
            <text:p>-0.98059</text:p>
          </table:table-cell>
          <table:table-cell office:value-type="float" office:value="0.44556" calcext:value-type="float">
            <text:p>0.44556</text:p>
          </table:table-cell>
          <table:table-cell office:value-type="float" office:value="-0.30522" calcext:value-type="float">
            <text:p>-0.30522</text:p>
          </table:table-cell>
          <table:table-cell office:value-type="float" office:value="0.69786" calcext:value-type="float">
            <text:p>0.69786</text:p>
          </table:table-cell>
          <table:table-cell office:value-type="float" office:value="0.42406" calcext:value-type="float">
            <text:p>0.42406</text:p>
          </table:table-cell>
          <table:table-cell office:value-type="float" office:value="0.4899" calcext:value-type="float">
            <text:p>0.4899</text:p>
          </table:table-cell>
          <table:table-cell office:value-type="float" office:value="0.31471" calcext:value-type="float">
            <text:p>0.31471</text:p>
          </table:table-cell>
          <table:table-cell office:value-type="float" office:value="0.41772" calcext:value-type="float">
            <text:p>0.41772</text:p>
          </table:table-cell>
          <table:table-cell office:value-type="float" office:value="0.15276" calcext:value-type="float">
            <text:p>0.15276</text:p>
          </table:table-cell>
          <table:table-cell table:number-columns-repeated="5"/>
        </table:table-row>
        <table:table-row table:style-name="ro1">
          <table:table-cell office:value-type="float" office:value="1.40371535746214E+018" calcext:value-type="float">
            <text:p>1403715357462140000</text:p>
          </table:table-cell>
          <table:table-cell office:value-type="float" office:value="0.75005" calcext:value-type="float">
            <text:p>0.75005</text:p>
          </table:table-cell>
          <table:table-cell office:value-type="float" office:value="-0.93916" calcext:value-type="float">
            <text:p>-0.93916</text:p>
          </table:table-cell>
          <table:table-cell office:value-type="float" office:value="0.46037" calcext:value-type="float">
            <text:p>0.46037</text:p>
          </table:table-cell>
          <table:table-cell office:value-type="float" office:value="-0.30595" calcext:value-type="float">
            <text:p>-0.30595</text:p>
          </table:table-cell>
          <table:table-cell office:value-type="float" office:value="0.69217" calcext:value-type="float">
            <text:p>0.69217</text:p>
          </table:table-cell>
          <table:table-cell office:value-type="float" office:value="0.43233" calcext:value-type="float">
            <text:p>0.43233</text:p>
          </table:table-cell>
          <table:table-cell office:value-type="float" office:value="0.4903" calcext:value-type="float">
            <text:p>0.4903</text:p>
          </table:table-cell>
          <table:table-cell office:value-type="float" office:value="0.3019" calcext:value-type="float">
            <text:p>0.3019</text:p>
          </table:table-cell>
          <table:table-cell office:value-type="float" office:value="0.41276" calcext:value-type="float">
            <text:p>0.41276</text:p>
          </table:table-cell>
          <table:table-cell office:value-type="float" office:value="0.13921" calcext:value-type="float">
            <text:p>0.13921</text:p>
          </table:table-cell>
          <table:table-cell table:number-columns-repeated="5"/>
        </table:table-row>
        <table:table-row table:style-name="ro1">
          <table:table-cell office:value-type="float" office:value="1.40371535756214E+018" calcext:value-type="float">
            <text:p>1403715357562140000</text:p>
          </table:table-cell>
          <table:table-cell office:value-type="float" office:value="0.78062" calcext:value-type="float">
            <text:p>0.78062</text:p>
          </table:table-cell>
          <table:table-cell office:value-type="float" office:value="-0.89958" calcext:value-type="float">
            <text:p>-0.89958</text:p>
          </table:table-cell>
          <table:table-cell office:value-type="float" office:value="0.47175" calcext:value-type="float">
            <text:p>0.47175</text:p>
          </table:table-cell>
          <table:table-cell office:value-type="float" office:value="-0.30424" calcext:value-type="float">
            <text:p>-0.30424</text:p>
          </table:table-cell>
          <table:table-cell office:value-type="float" office:value="0.69048" calcext:value-type="float">
            <text:p>0.69048</text:p>
          </table:table-cell>
          <table:table-cell office:value-type="float" office:value="0.4387" calcext:value-type="float">
            <text:p>0.4387</text:p>
          </table:table-cell>
          <table:table-cell office:value-type="float" office:value="0.48807" calcext:value-type="float">
            <text:p>0.48807</text:p>
          </table:table-cell>
          <table:table-cell office:value-type="float" office:value="0.28756" calcext:value-type="float">
            <text:p>0.28756</text:p>
          </table:table-cell>
          <table:table-cell office:value-type="float" office:value="0.41398" calcext:value-type="float">
            <text:p>0.41398</text:p>
          </table:table-cell>
          <table:table-cell office:value-type="float" office:value="0.08959" calcext:value-type="float">
            <text:p>0.08959</text:p>
          </table:table-cell>
          <table:table-cell table:number-columns-repeated="5"/>
        </table:table-row>
        <table:table-row table:style-name="ro1">
          <table:table-cell office:value-type="float" office:value="1.40371535766214E+018" calcext:value-type="float">
            <text:p>1403715357662140000</text:p>
          </table:table-cell>
          <table:table-cell office:value-type="float" office:value="0.8084" calcext:value-type="float">
            <text:p>0.8084</text:p>
          </table:table-cell>
          <table:table-cell office:value-type="float" office:value="-0.85961" calcext:value-type="float">
            <text:p>-0.85961</text:p>
          </table:table-cell>
          <table:table-cell office:value-type="float" office:value="0.48282" calcext:value-type="float">
            <text:p>0.48282</text:p>
          </table:table-cell>
          <table:table-cell office:value-type="float" office:value="-0.30196" calcext:value-type="float">
            <text:p>-0.30196</text:p>
          </table:table-cell>
          <table:table-cell office:value-type="float" office:value="0.68845" calcext:value-type="float">
            <text:p>0.68845</text:p>
          </table:table-cell>
          <table:table-cell office:value-type="float" office:value="0.44377" calcext:value-type="float">
            <text:p>0.44377</text:p>
          </table:table-cell>
          <table:table-cell office:value-type="float" office:value="0.48777" calcext:value-type="float">
            <text:p>0.48777</text:p>
          </table:table-cell>
          <table:table-cell office:value-type="float" office:value="0.27543" calcext:value-type="float">
            <text:p>0.27543</text:p>
          </table:table-cell>
          <table:table-cell office:value-type="float" office:value="0.41869" calcext:value-type="float">
            <text:p>0.41869</text:p>
          </table:table-cell>
          <table:table-cell office:value-type="float" office:value="0.08254" calcext:value-type="float">
            <text:p>0.08254</text:p>
          </table:table-cell>
          <table:table-cell table:number-columns-repeated="5"/>
        </table:table-row>
        <table:table-row table:style-name="ro1">
          <table:table-cell office:value-type="float" office:value="1.40371535776214E+018" calcext:value-type="float">
            <text:p>1403715357762140000</text:p>
          </table:table-cell>
          <table:table-cell office:value-type="float" office:value="0.83492" calcext:value-type="float">
            <text:p>0.83492</text:p>
          </table:table-cell>
          <table:table-cell office:value-type="float" office:value="-0.82096" calcext:value-type="float">
            <text:p>-0.82096</text:p>
          </table:table-cell>
          <table:table-cell office:value-type="float" office:value="0.49502" calcext:value-type="float">
            <text:p>0.49502</text:p>
          </table:table-cell>
          <table:table-cell office:value-type="float" office:value="-0.30082" calcext:value-type="float">
            <text:p>-0.30082</text:p>
          </table:table-cell>
          <table:table-cell office:value-type="float" office:value="0.68397" calcext:value-type="float">
            <text:p>0.68397</text:p>
          </table:table-cell>
          <table:table-cell office:value-type="float" office:value="0.44666" calcext:value-type="float">
            <text:p>0.44666</text:p>
          </table:table-cell>
          <table:table-cell office:value-type="float" office:value="0.49213" calcext:value-type="float">
            <text:p>0.49213</text:p>
          </table:table-cell>
          <table:table-cell office:value-type="float" office:value="0.2484" calcext:value-type="float">
            <text:p>0.2484</text:p>
          </table:table-cell>
          <table:table-cell office:value-type="float" office:value="0.41863" calcext:value-type="float">
            <text:p>0.41863</text:p>
          </table:table-cell>
          <table:table-cell office:value-type="float" office:value="0.08326" calcext:value-type="float">
            <text:p>0.08326</text:p>
          </table:table-cell>
          <table:table-cell table:number-columns-repeated="5"/>
        </table:table-row>
        <table:table-row table:style-name="ro1">
          <table:table-cell office:value-type="float" office:value="1.40371535786214E+018" calcext:value-type="float">
            <text:p>1403715357862140000</text:p>
          </table:table-cell>
          <table:table-cell office:value-type="float" office:value="0.85554" calcext:value-type="float">
            <text:p>0.85554</text:p>
          </table:table-cell>
          <table:table-cell office:value-type="float" office:value="-0.77793" calcext:value-type="float">
            <text:p>-0.77793</text:p>
          </table:table-cell>
          <table:table-cell office:value-type="float" office:value="0.50245" calcext:value-type="float">
            <text:p>0.50245</text:p>
          </table:table-cell>
          <table:table-cell office:value-type="float" office:value="-0.29461" calcext:value-type="float">
            <text:p>-0.29461</text:p>
          </table:table-cell>
          <table:table-cell office:value-type="float" office:value="0.67948" calcext:value-type="float">
            <text:p>0.67948</text:p>
          </table:table-cell>
          <table:table-cell office:value-type="float" office:value="0.45192" calcext:value-type="float">
            <text:p>0.45192</text:p>
          </table:table-cell>
          <table:table-cell office:value-type="float" office:value="0.49727" calcext:value-type="float">
            <text:p>0.49727</text:p>
          </table:table-cell>
          <table:table-cell office:value-type="float" office:value="0.20161" calcext:value-type="float">
            <text:p>0.20161</text:p>
          </table:table-cell>
          <table:table-cell office:value-type="float" office:value="0.43783" calcext:value-type="float">
            <text:p>0.43783</text:p>
          </table:table-cell>
          <table:table-cell office:value-type="float" office:value="0.04306" calcext:value-type="float">
            <text:p>0.04306</text:p>
          </table:table-cell>
          <table:table-cell table:number-columns-repeated="5"/>
        </table:table-row>
        <table:table-row table:style-name="ro1">
          <table:table-cell office:value-type="float" office:value="1.40371535796214E+018" calcext:value-type="float">
            <text:p>1403715357962140000</text:p>
          </table:table-cell>
          <table:table-cell office:value-type="float" office:value="0.87284" calcext:value-type="float">
            <text:p>0.87284</text:p>
          </table:table-cell>
          <table:table-cell office:value-type="float" office:value="-0.73588" calcext:value-type="float">
            <text:p>-0.73588</text:p>
          </table:table-cell>
          <table:table-cell office:value-type="float" office:value="0.50756" calcext:value-type="float">
            <text:p>0.50756</text:p>
          </table:table-cell>
          <table:table-cell office:value-type="float" office:value="-0.29022" calcext:value-type="float">
            <text:p>-0.29022</text:p>
          </table:table-cell>
          <table:table-cell office:value-type="float" office:value="0.67903" calcext:value-type="float">
            <text:p>0.67903</text:p>
          </table:table-cell>
          <table:table-cell office:value-type="float" office:value="0.4552" calcext:value-type="float">
            <text:p>0.4552</text:p>
          </table:table-cell>
          <table:table-cell office:value-type="float" office:value="0.49748" calcext:value-type="float">
            <text:p>0.49748</text:p>
          </table:table-cell>
          <table:table-cell office:value-type="float" office:value="0.15101" calcext:value-type="float">
            <text:p>0.15101</text:p>
          </table:table-cell>
          <table:table-cell office:value-type="float" office:value="0.46266" calcext:value-type="float">
            <text:p>0.46266</text:p>
          </table:table-cell>
          <table:table-cell office:value-type="float" office:value="0.00613" calcext:value-type="float">
            <text:p>0.00613</text:p>
          </table:table-cell>
          <table:table-cell table:number-columns-repeated="5"/>
        </table:table-row>
        <table:table-row table:style-name="ro1">
          <table:table-cell office:value-type="float" office:value="1.40371535806214E+018" calcext:value-type="float">
            <text:p>1403715358062140000</text:p>
          </table:table-cell>
          <table:table-cell office:value-type="float" office:value="0.88485" calcext:value-type="float">
            <text:p>0.88485</text:p>
          </table:table-cell>
          <table:table-cell office:value-type="float" office:value="-0.6849" calcext:value-type="float">
            <text:p>-0.6849</text:p>
          </table:table-cell>
          <table:table-cell office:value-type="float" office:value="0.50727" calcext:value-type="float">
            <text:p>0.50727</text:p>
          </table:table-cell>
          <table:table-cell office:value-type="float" office:value="-0.28673" calcext:value-type="float">
            <text:p>-0.28673</text:p>
          </table:table-cell>
          <table:table-cell office:value-type="float" office:value="0.68058" calcext:value-type="float">
            <text:p>0.68058</text:p>
          </table:table-cell>
          <table:table-cell office:value-type="float" office:value="0.45724" calcext:value-type="float">
            <text:p>0.45724</text:p>
          </table:table-cell>
          <table:table-cell office:value-type="float" office:value="0.49551" calcext:value-type="float">
            <text:p>0.49551</text:p>
          </table:table-cell>
          <table:table-cell office:value-type="float" office:value="0.09207" calcext:value-type="float">
            <text:p>0.09207</text:p>
          </table:table-cell>
          <table:table-cell office:value-type="float" office:value="0.50498" calcext:value-type="float">
            <text:p>0.50498</text:p>
          </table:table-cell>
          <table:table-cell office:value-type="float" office:value="-0.0148" calcext:value-type="float">
            <text:p>-0.0148</text:p>
          </table:table-cell>
          <table:table-cell table:number-columns-repeated="5"/>
        </table:table-row>
        <table:table-row table:style-name="ro1">
          <table:table-cell office:value-type="float" office:value="1.40371535816214E+018" calcext:value-type="float">
            <text:p>1403715358162140000</text:p>
          </table:table-cell>
          <table:table-cell office:value-type="float" office:value="0.89138" calcext:value-type="float">
            <text:p>0.89138</text:p>
          </table:table-cell>
          <table:table-cell office:value-type="float" office:value="-0.63508" calcext:value-type="float">
            <text:p>-0.63508</text:p>
          </table:table-cell>
          <table:table-cell office:value-type="float" office:value="0.50771" calcext:value-type="float">
            <text:p>0.50771</text:p>
          </table:table-cell>
          <table:table-cell office:value-type="float" office:value="-0.29042" calcext:value-type="float">
            <text:p>-0.29042</text:p>
          </table:table-cell>
          <table:table-cell office:value-type="float" office:value="0.68386" calcext:value-type="float">
            <text:p>0.68386</text:p>
          </table:table-cell>
          <table:table-cell office:value-type="float" office:value="0.45433" calcext:value-type="float">
            <text:p>0.45433</text:p>
          </table:table-cell>
          <table:table-cell office:value-type="float" office:value="0.49151" calcext:value-type="float">
            <text:p>0.49151</text:p>
          </table:table-cell>
          <table:table-cell office:value-type="float" office:value="0.04464" calcext:value-type="float">
            <text:p>0.04464</text:p>
          </table:table-cell>
          <table:table-cell office:value-type="float" office:value="0.55415" calcext:value-type="float">
            <text:p>0.55415</text:p>
          </table:table-cell>
          <table:table-cell office:value-type="float" office:value="-0.03367" calcext:value-type="float">
            <text:p>-0.03367</text:p>
          </table:table-cell>
          <table:table-cell table:number-columns-repeated="5"/>
        </table:table-row>
        <table:table-row table:style-name="ro1">
          <table:table-cell office:value-type="float" office:value="1.40371535826214E+018" calcext:value-type="float">
            <text:p>1403715358262140000</text:p>
          </table:table-cell>
          <table:table-cell office:value-type="float" office:value="0.89531" calcext:value-type="float">
            <text:p>0.89531</text:p>
          </table:table-cell>
          <table:table-cell office:value-type="float" office:value="-0.57584" calcext:value-type="float">
            <text:p>-0.57584</text:p>
          </table:table-cell>
          <table:table-cell office:value-type="float" office:value="0.50276" calcext:value-type="float">
            <text:p>0.50276</text:p>
          </table:table-cell>
          <table:table-cell office:value-type="float" office:value="-0.29644" calcext:value-type="float">
            <text:p>-0.29644</text:p>
          </table:table-cell>
          <table:table-cell office:value-type="float" office:value="0.68913" calcext:value-type="float">
            <text:p>0.68913</text:p>
          </table:table-cell>
          <table:table-cell office:value-type="float" office:value="0.44923" calcext:value-type="float">
            <text:p>0.44923</text:p>
          </table:table-cell>
          <table:table-cell office:value-type="float" office:value="0.48519" calcext:value-type="float">
            <text:p>0.48519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60323" calcext:value-type="float">
            <text:p>0.60323</text:p>
          </table:table-cell>
          <table:table-cell office:value-type="float" office:value="-0.03761" calcext:value-type="float">
            <text:p>-0.03761</text:p>
          </table:table-cell>
          <table:table-cell table:number-columns-repeated="5"/>
        </table:table-row>
        <table:table-row table:style-name="ro1">
          <table:table-cell office:value-type="float" office:value="1.40371535836214E+018" calcext:value-type="float">
            <text:p>1403715358362140000</text:p>
          </table:table-cell>
          <table:table-cell office:value-type="float" office:value="0.89744" calcext:value-type="float">
            <text:p>0.89744</text:p>
          </table:table-cell>
          <table:table-cell office:value-type="float" office:value="-0.51558" calcext:value-type="float">
            <text:p>-0.51558</text:p>
          </table:table-cell>
          <table:table-cell office:value-type="float" office:value="0.49945" calcext:value-type="float">
            <text:p>0.49945</text:p>
          </table:table-cell>
          <table:table-cell office:value-type="float" office:value="-0.29726" calcext:value-type="float">
            <text:p>-0.29726</text:p>
          </table:table-cell>
          <table:table-cell office:value-type="float" office:value="0.69124" calcext:value-type="float">
            <text:p>0.69124</text:p>
          </table:table-cell>
          <table:table-cell office:value-type="float" office:value="0.44973" calcext:value-type="float">
            <text:p>0.44973</text:p>
          </table:table-cell>
          <table:table-cell office:value-type="float" office:value="0.48121" calcext:value-type="float">
            <text:p>0.48121</text:p>
          </table:table-cell>
          <table:table-cell office:value-type="float" office:value="0.00688" calcext:value-type="float">
            <text:p>0.00688</text:p>
          </table:table-cell>
          <table:table-cell office:value-type="float" office:value="0.6557" calcext:value-type="float">
            <text:p>0.6557</text:p>
          </table:table-cell>
          <table:table-cell office:value-type="float" office:value="-0.04591" calcext:value-type="float">
            <text:p>-0.04591</text:p>
          </table:table-cell>
          <table:table-cell table:number-columns-repeated="5"/>
        </table:table-row>
        <table:table-row table:style-name="ro1">
          <table:table-cell office:value-type="float" office:value="1.40371535846214E+018" calcext:value-type="float">
            <text:p>1403715358462140000</text:p>
          </table:table-cell>
          <table:table-cell office:value-type="float" office:value="0.89663" calcext:value-type="float">
            <text:p>0.89663</text:p>
          </table:table-cell>
          <table:table-cell office:value-type="float" office:value="-0.44741" calcext:value-type="float">
            <text:p>-0.44741</text:p>
          </table:table-cell>
          <table:table-cell office:value-type="float" office:value="0.49575" calcext:value-type="float">
            <text:p>0.49575</text:p>
          </table:table-cell>
          <table:table-cell office:value-type="float" office:value="-0.29633" calcext:value-type="float">
            <text:p>-0.29633</text:p>
          </table:table-cell>
          <table:table-cell office:value-type="float" office:value="0.68565" calcext:value-type="float">
            <text:p>0.68565</text:p>
          </table:table-cell>
          <table:table-cell office:value-type="float" office:value="0.45698" calcext:value-type="float">
            <text:p>0.45698</text:p>
          </table:table-cell>
          <table:table-cell office:value-type="float" office:value="0.48296" calcext:value-type="float">
            <text:p>0.48296</text:p>
          </table:table-cell>
          <table:table-cell office:value-type="float" office:value="-0.0213" calcext:value-type="float">
            <text:p>-0.0213</text:p>
          </table:table-cell>
          <table:table-cell office:value-type="float" office:value="0.70899" calcext:value-type="float">
            <text:p>0.70899</text:p>
          </table:table-cell>
          <table:table-cell office:value-type="float" office:value="-0.05139" calcext:value-type="float">
            <text:p>-0.05139</text:p>
          </table:table-cell>
          <table:table-cell table:number-columns-repeated="5"/>
        </table:table-row>
        <table:table-row table:style-name="ro1">
          <table:table-cell office:value-type="float" office:value="1.40371535856214E+018" calcext:value-type="float">
            <text:p>1403715358562140000</text:p>
          </table:table-cell>
          <table:table-cell office:value-type="float" office:value="0.89346" calcext:value-type="float">
            <text:p>0.89346</text:p>
          </table:table-cell>
          <table:table-cell office:value-type="float" office:value="-0.37709" calcext:value-type="float">
            <text:p>-0.37709</text:p>
          </table:table-cell>
          <table:table-cell office:value-type="float" office:value="0.49268" calcext:value-type="float">
            <text:p>0.49268</text:p>
          </table:table-cell>
          <table:table-cell office:value-type="float" office:value="-0.30098" calcext:value-type="float">
            <text:p>-0.30098</text:p>
          </table:table-cell>
          <table:table-cell office:value-type="float" office:value="0.67547" calcext:value-type="float">
            <text:p>0.67547</text:p>
          </table:table-cell>
          <table:table-cell office:value-type="float" office:value="0.46496" calcext:value-type="float">
            <text:p>0.46496</text:p>
          </table:table-cell>
          <table:table-cell office:value-type="float" office:value="0.48679" calcext:value-type="float">
            <text:p>0.48679</text:p>
          </table:table-cell>
          <table:table-cell office:value-type="float" office:value="-0.05286" calcext:value-type="float">
            <text:p>-0.05286</text:p>
          </table:table-cell>
          <table:table-cell office:value-type="float" office:value="0.7451" calcext:value-type="float">
            <text:p>0.7451</text:p>
          </table:table-cell>
          <table:table-cell office:value-type="float" office:value="-0.06749" calcext:value-type="float">
            <text:p>-0.06749</text:p>
          </table:table-cell>
          <table:table-cell table:number-columns-repeated="5"/>
        </table:table-row>
        <table:table-row table:style-name="ro1">
          <table:table-cell office:value-type="float" office:value="1.40371535866214E+018" calcext:value-type="float">
            <text:p>1403715358662140000</text:p>
          </table:table-cell>
          <table:table-cell office:value-type="float" office:value="0.88673" calcext:value-type="float">
            <text:p>0.88673</text:p>
          </table:table-cell>
          <table:table-cell office:value-type="float" office:value="-0.30274" calcext:value-type="float">
            <text:p>-0.30274</text:p>
          </table:table-cell>
          <table:table-cell office:value-type="float" office:value="0.48759" calcext:value-type="float">
            <text:p>0.48759</text:p>
          </table:table-cell>
          <table:table-cell office:value-type="float" office:value="-0.31106" calcext:value-type="float">
            <text:p>-0.31106</text:p>
          </table:table-cell>
          <table:table-cell office:value-type="float" office:value="0.66676" calcext:value-type="float">
            <text:p>0.66676</text:p>
          </table:table-cell>
          <table:table-cell office:value-type="float" office:value="0.46973" calcext:value-type="float">
            <text:p>0.46973</text:p>
          </table:table-cell>
          <table:table-cell office:value-type="float" office:value="0.48788" calcext:value-type="float">
            <text:p>0.48788</text:p>
          </table:table-cell>
          <table:table-cell office:value-type="float" office:value="-0.10062" calcext:value-type="float">
            <text:p>-0.10062</text:p>
          </table:table-cell>
          <table:table-cell office:value-type="float" office:value="0.771" calcext:value-type="float">
            <text:p>0.771</text:p>
          </table:table-cell>
          <table:table-cell office:value-type="float" office:value="-0.08126" calcext:value-type="float">
            <text:p>-0.08126</text:p>
          </table:table-cell>
          <table:table-cell table:number-columns-repeated="5"/>
        </table:table-row>
        <table:table-row table:style-name="ro1">
          <table:table-cell office:value-type="float" office:value="1.40371535876214E+018" calcext:value-type="float">
            <text:p>1403715358762140000</text:p>
          </table:table-cell>
          <table:table-cell office:value-type="float" office:value="0.87696" calcext:value-type="float">
            <text:p>0.87696</text:p>
          </table:table-cell>
          <table:table-cell office:value-type="float" office:value="-0.22509" calcext:value-type="float">
            <text:p>-0.22509</text:p>
          </table:table-cell>
          <table:table-cell office:value-type="float" office:value="0.48219" calcext:value-type="float">
            <text:p>0.48219</text:p>
          </table:table-cell>
          <table:table-cell office:value-type="float" office:value="-0.33157" calcext:value-type="float">
            <text:p>-0.33157</text:p>
          </table:table-cell>
          <table:table-cell office:value-type="float" office:value="0.66126" calcext:value-type="float">
            <text:p>0.66126</text:p>
          </table:table-cell>
          <table:table-cell office:value-type="float" office:value="0.46799" calcext:value-type="float">
            <text:p>0.46799</text:p>
          </table:table-cell>
          <table:table-cell office:value-type="float" office:value="0.48351" calcext:value-type="float">
            <text:p>0.48351</text:p>
          </table:table-cell>
          <table:table-cell office:value-type="float" office:value="-0.12423" calcext:value-type="float">
            <text:p>-0.12423</text:p>
          </table:table-cell>
          <table:table-cell office:value-type="float" office:value="0.77263" calcext:value-type="float">
            <text:p>0.77263</text:p>
          </table:table-cell>
          <table:table-cell office:value-type="float" office:value="-0.07225" calcext:value-type="float">
            <text:p>-0.07225</text:p>
          </table:table-cell>
          <table:table-cell table:number-columns-repeated="5"/>
        </table:table-row>
        <table:table-row table:style-name="ro1">
          <table:table-cell office:value-type="float" office:value="1.40371535886214E+018" calcext:value-type="float">
            <text:p>1403715358862140000</text:p>
          </table:table-cell>
          <table:table-cell office:value-type="float" office:value="0.86578" calcext:value-type="float">
            <text:p>0.86578</text:p>
          </table:table-cell>
          <table:table-cell office:value-type="float" office:value="-0.14851" calcext:value-type="float">
            <text:p>-0.14851</text:p>
          </table:table-cell>
          <table:table-cell office:value-type="float" office:value="0.47541" calcext:value-type="float">
            <text:p>0.47541</text:p>
          </table:table-cell>
          <table:table-cell office:value-type="float" office:value="-0.34688" calcext:value-type="float">
            <text:p>-0.34688</text:p>
          </table:table-cell>
          <table:table-cell office:value-type="float" office:value="0.6563" calcext:value-type="float">
            <text:p>0.6563</text:p>
          </table:table-cell>
          <table:table-cell office:value-type="float" office:value="0.46819" calcext:value-type="float">
            <text:p>0.46819</text:p>
          </table:table-cell>
          <table:table-cell office:value-type="float" office:value="0.47931" calcext:value-type="float">
            <text:p>0.47931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74935" calcext:value-type="float">
            <text:p>0.74935</text:p>
          </table:table-cell>
          <table:table-cell office:value-type="float" office:value="-0.08726" calcext:value-type="float">
            <text:p>-0.08726</text:p>
          </table:table-cell>
          <table:table-cell table:number-columns-repeated="5"/>
        </table:table-row>
        <table:table-row table:style-name="ro1">
          <table:table-cell office:value-type="float" office:value="1.40371535896214E+018" calcext:value-type="float">
            <text:p>1403715358962140000</text:p>
          </table:table-cell>
          <table:table-cell office:value-type="float" office:value="0.85425" calcext:value-type="float">
            <text:p>0.85425</text:p>
          </table:table-cell>
          <table:table-cell office:value-type="float" office:value="-0.07236" calcext:value-type="float">
            <text:p>-0.07236</text:p>
          </table:table-cell>
          <table:table-cell office:value-type="float" office:value="0.46664" calcext:value-type="float">
            <text:p>0.46664</text:p>
          </table:table-cell>
          <table:table-cell office:value-type="float" office:value="-0.35615" calcext:value-type="float">
            <text:p>-0.35615</text:p>
          </table:table-cell>
          <table:table-cell office:value-type="float" office:value="0.65121" calcext:value-type="float">
            <text:p>0.65121</text:p>
          </table:table-cell>
          <table:table-cell office:value-type="float" office:value="0.46998" calcext:value-type="float">
            <text:p>0.46998</text:p>
          </table:table-cell>
          <table:table-cell office:value-type="float" office:value="0.47771" calcext:value-type="float">
            <text:p>0.47771</text:p>
          </table:table-cell>
          <table:table-cell office:value-type="float" office:value="-0.13181" calcext:value-type="float">
            <text:p>-0.13181</text:p>
          </table:table-cell>
          <table:table-cell office:value-type="float" office:value="0.71485" calcext:value-type="float">
            <text:p>0.71485</text:p>
          </table:table-cell>
          <table:table-cell office:value-type="float" office:value="-0.11843" calcext:value-type="float">
            <text:p>-0.11843</text:p>
          </table:table-cell>
          <table:table-cell table:number-columns-repeated="5"/>
        </table:table-row>
        <table:table-row table:style-name="ro1">
          <table:table-cell office:value-type="float" office:value="1.40371535906214E+018" calcext:value-type="float">
            <text:p>1403715359062140000</text:p>
          </table:table-cell>
          <table:table-cell office:value-type="float" office:value="0.84291" calcext:value-type="float">
            <text:p>0.8429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45447" calcext:value-type="float">
            <text:p>0.45447</text:p>
          </table:table-cell>
          <table:table-cell office:value-type="float" office:value="-0.36028" calcext:value-type="float">
            <text:p>-0.36028</text:p>
          </table:table-cell>
          <table:table-cell office:value-type="float" office:value="0.6506" calcext:value-type="float">
            <text:p>0.6506</text:p>
          </table:table-cell>
          <table:table-cell office:value-type="float" office:value="0.47359" calcext:value-type="float">
            <text:p>0.47359</text:p>
          </table:table-cell>
          <table:table-cell office:value-type="float" office:value="0.47184" calcext:value-type="float">
            <text:p>0.47184</text:p>
          </table:table-cell>
          <table:table-cell office:value-type="float" office:value="-0.11953" calcext:value-type="float">
            <text:p>-0.11953</text:p>
          </table:table-cell>
          <table:table-cell office:value-type="float" office:value="0.67657" calcext:value-type="float">
            <text:p>0.67657</text:p>
          </table:table-cell>
          <table:table-cell office:value-type="float" office:value="-0.13072" calcext:value-type="float">
            <text:p>-0.13072</text:p>
          </table:table-cell>
          <table:table-cell table:number-columns-repeated="5"/>
        </table:table-row>
        <table:table-row table:style-name="ro1">
          <table:table-cell office:value-type="float" office:value="1.40371535916214E+018" calcext:value-type="float">
            <text:p>1403715359162140000</text:p>
          </table:table-cell>
          <table:table-cell office:value-type="float" office:value="0.83117" calcext:value-type="float">
            <text:p>0.83117</text:p>
          </table:table-cell>
          <table:table-cell office:value-type="float" office:value="0.06814" calcext:value-type="float">
            <text:p>0.06814</text:p>
          </table:table-cell>
          <table:table-cell office:value-type="float" office:value="0.44289" calcext:value-type="float">
            <text:p>0.44289</text:p>
          </table:table-cell>
          <table:table-cell office:value-type="float" office:value="-0.36218" calcext:value-type="float">
            <text:p>-0.36218</text:p>
          </table:table-cell>
          <table:table-cell office:value-type="float" office:value="0.64848" calcext:value-type="float">
            <text:p>0.64848</text:p>
          </table:table-cell>
          <table:table-cell office:value-type="float" office:value="0.47588" calcext:value-type="float">
            <text:p>0.47588</text:p>
          </table:table-cell>
          <table:table-cell office:value-type="float" office:value="0.47099" calcext:value-type="float">
            <text:p>0.47099</text:p>
          </table:table-cell>
          <table:table-cell office:value-type="float" office:value="-0.11756" calcext:value-type="float">
            <text:p>-0.11756</text:p>
          </table:table-cell>
          <table:table-cell office:value-type="float" office:value="0.63378" calcext:value-type="float">
            <text:p>0.63378</text:p>
          </table:table-cell>
          <table:table-cell office:value-type="float" office:value="-0.12514" calcext:value-type="float">
            <text:p>-0.12514</text:p>
          </table:table-cell>
          <table:table-cell table:number-columns-repeated="5"/>
        </table:table-row>
        <table:table-row table:style-name="ro1">
          <table:table-cell office:value-type="float" office:value="1.40371535926214E+018" calcext:value-type="float">
            <text:p>1403715359262140000</text:p>
          </table:table-cell>
          <table:table-cell office:value-type="float" office:value="0.81796" calcext:value-type="float">
            <text:p>0.81796</text:p>
          </table:table-cell>
          <table:table-cell office:value-type="float" office:value="0.12968" calcext:value-type="float">
            <text:p>0.12968</text:p>
          </table:table-cell>
          <table:table-cell office:value-type="float" office:value="0.43309" calcext:value-type="float">
            <text:p>0.43309</text:p>
          </table:table-cell>
          <table:table-cell office:value-type="float" office:value="-0.3635" calcext:value-type="float">
            <text:p>-0.3635</text:p>
          </table:table-cell>
          <table:table-cell office:value-type="float" office:value="0.64573" calcext:value-type="float">
            <text:p>0.64573</text:p>
          </table:table-cell>
          <table:table-cell office:value-type="float" office:value="0.47598" calcext:value-type="float">
            <text:p>0.47598</text:p>
          </table:table-cell>
          <table:table-cell office:value-type="float" office:value="0.47364" calcext:value-type="float">
            <text:p>0.47364</text:p>
          </table:table-cell>
          <table:table-cell office:value-type="float" office:value="-0.1136" calcext:value-type="float">
            <text:p>-0.1136</text:p>
          </table:table-cell>
          <table:table-cell office:value-type="float" office:value="0.57187" calcext:value-type="float">
            <text:p>0.57187</text:p>
          </table:table-cell>
          <table:table-cell office:value-type="float" office:value="-0.11775" calcext:value-type="float">
            <text:p>-0.11775</text:p>
          </table:table-cell>
          <table:table-cell table:number-columns-repeated="5"/>
        </table:table-row>
        <table:table-row table:style-name="ro1">
          <table:table-cell office:value-type="float" office:value="1.40371535936214E+018" calcext:value-type="float">
            <text:p>1403715359362140000</text:p>
          </table:table-cell>
          <table:table-cell office:value-type="float" office:value="0.8024" calcext:value-type="float">
            <text:p>0.8024</text:p>
          </table:table-cell>
          <table:table-cell office:value-type="float" office:value="0.18145" calcext:value-type="float">
            <text:p>0.18145</text:p>
          </table:table-cell>
          <table:table-cell office:value-type="float" office:value="0.42491" calcext:value-type="float">
            <text:p>0.42491</text:p>
          </table:table-cell>
          <table:table-cell office:value-type="float" office:value="-0.3595" calcext:value-type="float">
            <text:p>-0.3595</text:p>
          </table:table-cell>
          <table:table-cell office:value-type="float" office:value="0.64453" calcext:value-type="float">
            <text:p>0.64453</text:p>
          </table:table-cell>
          <table:table-cell office:value-type="float" office:value="0.47784" calcext:value-type="float">
            <text:p>0.47784</text:p>
          </table:table-cell>
          <table:table-cell office:value-type="float" office:value="0.47645" calcext:value-type="float">
            <text:p>0.47645</text:p>
          </table:table-cell>
          <table:table-cell office:value-type="float" office:value="-0.13754" calcext:value-type="float">
            <text:p>-0.13754</text:p>
          </table:table-cell>
          <table:table-cell office:value-type="float" office:value="0.50984" calcext:value-type="float">
            <text:p>0.50984</text:p>
          </table:table-cell>
          <table:table-cell office:value-type="float" office:value="-0.11432" calcext:value-type="float">
            <text:p>-0.11432</text:p>
          </table:table-cell>
          <table:table-cell table:number-columns-repeated="5"/>
        </table:table-row>
        <table:table-row table:style-name="ro1">
          <table:table-cell office:value-type="float" office:value="1.40371535946214E+018" calcext:value-type="float">
            <text:p>1403715359462140000</text:p>
          </table:table-cell>
          <table:table-cell office:value-type="float" office:value="0.78392" calcext:value-type="float">
            <text:p>0.78392</text:p>
          </table:table-cell>
          <table:table-cell office:value-type="float" office:value="0.22733" calcext:value-type="float">
            <text:p>0.22733</text:p>
          </table:table-cell>
          <table:table-cell office:value-type="float" office:value="0.4179" calcext:value-type="float">
            <text:p>0.4179</text:p>
          </table:table-cell>
          <table:table-cell office:value-type="float" office:value="-0.35182" calcext:value-type="float">
            <text:p>-0.35182</text:p>
          </table:table-cell>
          <table:table-cell office:value-type="float" office:value="0.6426" calcext:value-type="float">
            <text:p>0.6426</text:p>
          </table:table-cell>
          <table:table-cell office:value-type="float" office:value="0.48067" calcext:value-type="float">
            <text:p>0.48067</text:p>
          </table:table-cell>
          <table:table-cell office:value-type="float" office:value="0.48191" calcext:value-type="float">
            <text:p>0.48191</text:p>
          </table:table-cell>
          <table:table-cell office:value-type="float" office:value="-0.17414" calcext:value-type="float">
            <text:p>-0.17414</text:p>
          </table:table-cell>
          <table:table-cell office:value-type="float" office:value="0.46773" calcext:value-type="float">
            <text:p>0.46773</text:p>
          </table:table-cell>
          <table:table-cell office:value-type="float" office:value="-0.07679" calcext:value-type="float">
            <text:p>-0.07679</text:p>
          </table:table-cell>
          <table:table-cell table:number-columns-repeated="5"/>
        </table:table-row>
        <table:table-row table:style-name="ro1">
          <table:table-cell office:value-type="float" office:value="1.40371535956214E+018" calcext:value-type="float">
            <text:p>1403715359562140000</text:p>
          </table:table-cell>
          <table:table-cell office:value-type="float" office:value="0.76317" calcext:value-type="float">
            <text:p>0.76317</text:p>
          </table:table-cell>
          <table:table-cell office:value-type="float" office:value="0.27127" calcext:value-type="float">
            <text:p>0.27127</text:p>
          </table:table-cell>
          <table:table-cell office:value-type="float" office:value="0.41385" calcext:value-type="float">
            <text:p>0.41385</text:p>
          </table:table-cell>
          <table:table-cell office:value-type="float" office:value="-0.34699" calcext:value-type="float">
            <text:p>-0.34699</text:p>
          </table:table-cell>
          <table:table-cell office:value-type="float" office:value="0.641" calcext:value-type="float">
            <text:p>0.641</text:p>
          </table:table-cell>
          <table:table-cell office:value-type="float" office:value="0.48155" calcext:value-type="float">
            <text:p>0.48155</text:p>
          </table:table-cell>
          <table:table-cell office:value-type="float" office:value="0.48666" calcext:value-type="float">
            <text:p>0.48666</text:p>
          </table:table-cell>
          <table:table-cell office:value-type="float" office:value="-0.21831" calcext:value-type="float">
            <text:p>-0.21831</text:p>
          </table:table-cell>
          <table:table-cell office:value-type="float" office:value="0.42963" calcext:value-type="float">
            <text:p>0.42963</text:p>
          </table:table-cell>
          <table:table-cell office:value-type="float" office:value="-0.03254" calcext:value-type="float">
            <text:p>-0.03254</text:p>
          </table:table-cell>
          <table:table-cell table:number-columns-repeated="5"/>
        </table:table-row>
        <table:table-row table:style-name="ro1">
          <table:table-cell office:value-type="float" office:value="1.40371535966214E+018" calcext:value-type="float">
            <text:p>1403715359662140000</text:p>
          </table:table-cell>
          <table:table-cell office:value-type="float" office:value="0.73651" calcext:value-type="float">
            <text:p>0.73651</text:p>
          </table:table-cell>
          <table:table-cell office:value-type="float" office:value="0.30946" calcext:value-type="float">
            <text:p>0.30946</text:p>
          </table:table-cell>
          <table:table-cell office:value-type="float" office:value="0.41327" calcext:value-type="float">
            <text:p>0.41327</text:p>
          </table:table-cell>
          <table:table-cell office:value-type="float" office:value="-0.34759" calcext:value-type="float">
            <text:p>-0.34759</text:p>
          </table:table-cell>
          <table:table-cell office:value-type="float" office:value="0.64202" calcext:value-type="float">
            <text:p>0.64202</text:p>
          </table:table-cell>
          <table:table-cell office:value-type="float" office:value="0.47909" calcext:value-type="float">
            <text:p>0.47909</text:p>
          </table:table-cell>
          <table:table-cell office:value-type="float" office:value="0.4873" calcext:value-type="float">
            <text:p>0.4873</text:p>
          </table:table-cell>
          <table:table-cell office:value-type="float" office:value="-0.2745" calcext:value-type="float">
            <text:p>-0.2745</text:p>
          </table:table-cell>
          <table:table-cell office:value-type="float" office:value="0.39232" calcext:value-type="float">
            <text:p>0.39232</text:p>
          </table:table-cell>
          <table:table-cell office:value-type="float" office:value="-0.01156" calcext:value-type="float">
            <text:p>-0.01156</text:p>
          </table:table-cell>
          <table:table-cell table:number-columns-repeated="5"/>
        </table:table-row>
        <table:table-row table:style-name="ro1">
          <table:table-cell office:value-type="float" office:value="1.40371535976214E+018" calcext:value-type="float">
            <text:p>1403715359762140000</text:p>
          </table:table-cell>
          <table:table-cell office:value-type="float" office:value="0.70845" calcext:value-type="float">
            <text:p>0.70845</text:p>
          </table:table-cell>
          <table:table-cell office:value-type="float" office:value="0.34625" calcext:value-type="float">
            <text:p>0.34625</text:p>
          </table:table-cell>
          <table:table-cell office:value-type="float" office:value="0.41337" calcext:value-type="float">
            <text:p>0.41337</text:p>
          </table:table-cell>
          <table:table-cell office:value-type="float" office:value="-0.34929" calcext:value-type="float">
            <text:p>-0.34929</text:p>
          </table:table-cell>
          <table:table-cell office:value-type="float" office:value="0.64575" calcext:value-type="float">
            <text:p>0.64575</text:p>
          </table:table-cell>
          <table:table-cell office:value-type="float" office:value="0.47655" calcext:value-type="float">
            <text:p>0.47655</text:p>
          </table:table-cell>
          <table:table-cell office:value-type="float" office:value="0.48363" calcext:value-type="float">
            <text:p>0.48363</text:p>
          </table:table-cell>
          <table:table-cell office:value-type="float" office:value="-0.31202" calcext:value-type="float">
            <text:p>-0.31202</text:p>
          </table:table-cell>
          <table:table-cell office:value-type="float" office:value="0.35581" calcext:value-type="float">
            <text:p>0.35581</text:p>
          </table:table-cell>
          <table:table-cell office:value-type="float" office:value="0.00807" calcext:value-type="float">
            <text:p>0.00807</text:p>
          </table:table-cell>
          <table:table-cell table:number-columns-repeated="5"/>
        </table:table-row>
        <table:table-row table:style-name="ro1">
          <table:table-cell office:value-type="float" office:value="1.40371535986214E+018" calcext:value-type="float">
            <text:p>1403715359862140000</text:p>
          </table:table-cell>
          <table:table-cell office:value-type="float" office:value="0.67574" calcext:value-type="float">
            <text:p>0.67574</text:p>
          </table:table-cell>
          <table:table-cell office:value-type="float" office:value="0.37894" calcext:value-type="float">
            <text:p>0.37894</text:p>
          </table:table-cell>
          <table:table-cell office:value-type="float" office:value="0.41596" calcext:value-type="float">
            <text:p>0.41596</text:p>
          </table:table-cell>
          <table:table-cell office:value-type="float" office:value="-0.35063" calcext:value-type="float">
            <text:p>-0.35063</text:p>
          </table:table-cell>
          <table:table-cell office:value-type="float" office:value="0.64866" calcext:value-type="float">
            <text:p>0.64866</text:p>
          </table:table-cell>
          <table:table-cell office:value-type="float" office:value="0.47435" calcext:value-type="float">
            <text:p>0.47435</text:p>
          </table:table-cell>
          <table:table-cell office:value-type="float" office:value="0.48092" calcext:value-type="float">
            <text:p>0.48092</text:p>
          </table:table-cell>
          <table:table-cell office:value-type="float" office:value="-0.33656" calcext:value-type="float">
            <text:p>-0.33656</text:p>
          </table:table-cell>
          <table:table-cell office:value-type="float" office:value="0.3116" calcext:value-type="float">
            <text:p>0.3116</text:p>
          </table:table-cell>
          <table:table-cell office:value-type="float" office:value="0.02589" calcext:value-type="float">
            <text:p>0.02589</text:p>
          </table:table-cell>
          <table:table-cell table:number-columns-repeated="5"/>
        </table:table-row>
        <table:table-row table:style-name="ro1">
          <table:table-cell office:value-type="float" office:value="1.40371535996214E+018" calcext:value-type="float">
            <text:p>1403715359962140000</text:p>
          </table:table-cell>
          <table:table-cell office:value-type="float" office:value="0.64253" calcext:value-type="float">
            <text:p>0.64253</text:p>
          </table:table-cell>
          <table:table-cell office:value-type="float" office:value="0.41061" calcext:value-type="float">
            <text:p>0.41061</text:p>
          </table:table-cell>
          <table:table-cell office:value-type="float" office:value="0.41885" calcext:value-type="float">
            <text:p>0.41885</text:p>
          </table:table-cell>
          <table:table-cell office:value-type="float" office:value="-0.35303" calcext:value-type="float">
            <text:p>-0.35303</text:p>
          </table:table-cell>
          <table:table-cell office:value-type="float" office:value="0.65421" calcext:value-type="float">
            <text:p>0.65421</text:p>
          </table:table-cell>
          <table:table-cell office:value-type="float" office:value="0.47239" calcext:value-type="float">
            <text:p>0.47239</text:p>
          </table:table-cell>
          <table:table-cell office:value-type="float" office:value="0.47352" calcext:value-type="float">
            <text:p>0.47352</text:p>
          </table:table-cell>
          <table:table-cell office:value-type="float" office:value="-0.34502" calcext:value-type="float">
            <text:p>-0.34502</text:p>
          </table:table-cell>
          <table:table-cell office:value-type="float" office:value="0.28078" calcext:value-type="float">
            <text:p>0.28078</text:p>
          </table:table-cell>
          <table:table-cell office:value-type="float" office:value="0.03315" calcext:value-type="float">
            <text:p>0.03315</text:p>
          </table:table-cell>
          <table:table-cell table:number-columns-repeated="5"/>
        </table:table-row>
        <table:table-row table:style-name="ro1">
          <table:table-cell office:value-type="float" office:value="1.40371536006214E+018" calcext:value-type="float">
            <text:p>1403715360062140000</text:p>
          </table:table-cell>
          <table:table-cell office:value-type="float" office:value="0.60602" calcext:value-type="float">
            <text:p>0.60602</text:p>
          </table:table-cell>
          <table:table-cell office:value-type="float" office:value="0.4368" calcext:value-type="float">
            <text:p>0.4368</text:p>
          </table:table-cell>
          <table:table-cell office:value-type="float" office:value="0.42268" calcext:value-type="float">
            <text:p>0.42268</text:p>
          </table:table-cell>
          <table:table-cell office:value-type="float" office:value="-0.35162" calcext:value-type="float">
            <text:p>-0.35162</text:p>
          </table:table-cell>
          <table:table-cell office:value-type="float" office:value="0.65671" calcext:value-type="float">
            <text:p>0.65671</text:p>
          </table:table-cell>
          <table:table-cell office:value-type="float" office:value="0.47355" calcext:value-type="float">
            <text:p>0.47355</text:p>
          </table:table-cell>
          <table:table-cell office:value-type="float" office:value="0.46995" calcext:value-type="float">
            <text:p>0.46995</text:p>
          </table:table-cell>
          <table:table-cell office:value-type="float" office:value="-0.34827" calcext:value-type="float">
            <text:p>-0.34827</text:p>
          </table:table-cell>
          <table:table-cell office:value-type="float" office:value="0.25495" calcext:value-type="float">
            <text:p>0.25495</text:p>
          </table:table-cell>
          <table:table-cell office:value-type="float" office:value="0.02993" calcext:value-type="float">
            <text:p>0.02993</text:p>
          </table:table-cell>
          <table:table-cell table:number-columns-repeated="5"/>
        </table:table-row>
        <table:table-row table:style-name="ro1">
          <table:table-cell office:value-type="float" office:value="1.40371536016214E+018" calcext:value-type="float">
            <text:p>1403715360162140000</text:p>
          </table:table-cell>
          <table:table-cell office:value-type="float" office:value="0.56954" calcext:value-type="float">
            <text:p>0.56954</text:p>
          </table:table-cell>
          <table:table-cell office:value-type="float" office:value="0.46405" calcext:value-type="float">
            <text:p>0.46405</text:p>
          </table:table-cell>
          <table:table-cell office:value-type="float" office:value="0.42651" calcext:value-type="float">
            <text:p>0.42651</text:p>
          </table:table-cell>
          <table:table-cell office:value-type="float" office:value="-0.34968" calcext:value-type="float">
            <text:p>-0.34968</text:p>
          </table:table-cell>
          <table:table-cell office:value-type="float" office:value="0.65707" calcext:value-type="float">
            <text:p>0.65707</text:p>
          </table:table-cell>
          <table:table-cell office:value-type="float" office:value="0.47553" calcext:value-type="float">
            <text:p>0.47553</text:p>
          </table:table-cell>
          <table:table-cell office:value-type="float" office:value="0.46889" calcext:value-type="float">
            <text:p>0.46889</text:p>
          </table:table-cell>
          <table:table-cell office:value-type="float" office:value="-0.34915" calcext:value-type="float">
            <text:p>-0.34915</text:p>
          </table:table-cell>
          <table:table-cell office:value-type="float" office:value="0.25767" calcext:value-type="float">
            <text:p>0.25767</text:p>
          </table:table-cell>
          <table:table-cell office:value-type="float" office:value="0.03834" calcext:value-type="float">
            <text:p>0.03834</text:p>
          </table:table-cell>
          <table:table-cell table:number-columns-repeated="5"/>
        </table:table-row>
        <table:table-row table:style-name="ro1">
          <table:table-cell office:value-type="float" office:value="1.40371536026214E+018" calcext:value-type="float">
            <text:p>1403715360262140000</text:p>
          </table:table-cell>
          <table:table-cell office:value-type="float" office:value="0.53365" calcext:value-type="float">
            <text:p>0.53365</text:p>
          </table:table-cell>
          <table:table-cell office:value-type="float" office:value="0.49071" calcext:value-type="float">
            <text:p>0.49071</text:p>
          </table:table-cell>
          <table:table-cell office:value-type="float" office:value="0.43051" calcext:value-type="float">
            <text:p>0.43051</text:p>
          </table:table-cell>
          <table:table-cell office:value-type="float" office:value="-0.34838" calcext:value-type="float">
            <text:p>-0.34838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47607" calcext:value-type="float">
            <text:p>0.47607</text:p>
          </table:table-cell>
          <table:table-cell office:value-type="float" office:value="0.46856" calcext:value-type="float">
            <text:p>0.46856</text:p>
          </table:table-cell>
          <table:table-cell office:value-type="float" office:value="-0.34103" calcext:value-type="float">
            <text:p>-0.34103</text:p>
          </table:table-cell>
          <table:table-cell office:value-type="float" office:value="0.23764" calcext:value-type="float">
            <text:p>0.23764</text:p>
          </table:table-cell>
          <table:table-cell office:value-type="float" office:value="0.04446" calcext:value-type="float">
            <text:p>0.04446</text:p>
          </table:table-cell>
          <table:table-cell table:number-columns-repeated="5"/>
        </table:table-row>
        <table:table-row table:style-name="ro1">
          <table:table-cell office:value-type="float" office:value="1.40371536036214E+018" calcext:value-type="float">
            <text:p>1403715360362140000</text:p>
          </table:table-cell>
          <table:table-cell office:value-type="float" office:value="0.50079" calcext:value-type="float">
            <text:p>0.50079</text:p>
          </table:table-cell>
          <table:table-cell office:value-type="float" office:value="0.51397" calcext:value-type="float">
            <text:p>0.51397</text:p>
          </table:table-cell>
          <table:table-cell office:value-type="float" office:value="0.43486" calcext:value-type="float">
            <text:p>0.43486</text:p>
          </table:table-cell>
          <table:table-cell office:value-type="float" office:value="-0.35021" calcext:value-type="float">
            <text:p>-0.35021</text:p>
          </table:table-cell>
          <table:table-cell office:value-type="float" office:value="0.66282" calcext:value-type="float">
            <text:p>0.66282</text:p>
          </table:table-cell>
          <table:table-cell office:value-type="float" office:value="0.46927" calcext:value-type="float">
            <text:p>0.46927</text:p>
          </table:table-cell>
          <table:table-cell office:value-type="float" office:value="0.4667" calcext:value-type="float">
            <text:p>0.4667</text:p>
          </table:table-cell>
          <table:table-cell office:value-type="float" office:value="-0.32108" calcext:value-type="float">
            <text:p>-0.32108</text:p>
          </table:table-cell>
          <table:table-cell office:value-type="float" office:value="0.22076" calcext:value-type="float">
            <text:p>0.22076</text:p>
          </table:table-cell>
          <table:table-cell office:value-type="float" office:value="0.03981" calcext:value-type="float">
            <text:p>0.03981</text:p>
          </table:table-cell>
          <table:table-cell table:number-columns-repeated="5"/>
        </table:table-row>
        <table:table-row table:style-name="ro1">
          <table:table-cell office:value-type="float" office:value="1.40371536046214E+018" calcext:value-type="float">
            <text:p>1403715360462140000</text:p>
          </table:table-cell>
          <table:table-cell office:value-type="float" office:value="0.47032" calcext:value-type="float">
            <text:p>0.47032</text:p>
          </table:table-cell>
          <table:table-cell office:value-type="float" office:value="0.53466" calcext:value-type="float">
            <text:p>0.53466</text:p>
          </table:table-cell>
          <table:table-cell office:value-type="float" office:value="0.43854" calcext:value-type="float">
            <text:p>0.43854</text:p>
          </table:table-cell>
          <table:table-cell office:value-type="float" office:value="-0.35493" calcext:value-type="float">
            <text:p>-0.35493</text:p>
          </table:table-cell>
          <table:table-cell office:value-type="float" office:value="0.67318" calcext:value-type="float">
            <text:p>0.67318</text:p>
          </table:table-cell>
          <table:table-cell office:value-type="float" office:value="0.45427" calcext:value-type="float">
            <text:p>0.45427</text:p>
          </table:table-cell>
          <table:table-cell office:value-type="float" office:value="0.46313" calcext:value-type="float">
            <text:p>0.46313</text:p>
          </table:table-cell>
          <table:table-cell office:value-type="float" office:value="-0.28722" calcext:value-type="float">
            <text:p>-0.28722</text:p>
          </table:table-cell>
          <table:table-cell office:value-type="float" office:value="0.19045" calcext:value-type="float">
            <text:p>0.19045</text:p>
          </table:table-cell>
          <table:table-cell office:value-type="float" office:value="0.04498" calcext:value-type="float">
            <text:p>0.04498</text:p>
          </table:table-cell>
          <table:table-cell table:number-columns-repeated="5"/>
        </table:table-row>
        <table:table-row table:style-name="ro1">
          <table:table-cell office:value-type="float" office:value="1.40371536056214E+018" calcext:value-type="float">
            <text:p>1403715360562140000</text:p>
          </table:table-cell>
          <table:table-cell office:value-type="float" office:value="0.44666" calcext:value-type="float">
            <text:p>0.44666</text:p>
          </table:table-cell>
          <table:table-cell office:value-type="float" office:value="0.54907" calcext:value-type="float">
            <text:p>0.54907</text:p>
          </table:table-cell>
          <table:table-cell office:value-type="float" office:value="0.44268" calcext:value-type="float">
            <text:p>0.44268</text:p>
          </table:table-cell>
          <table:table-cell office:value-type="float" office:value="-0.35518" calcext:value-type="float">
            <text:p>-0.35518</text:p>
          </table:table-cell>
          <table:table-cell office:value-type="float" office:value="0.68473" calcext:value-type="float">
            <text:p>0.68473</text:p>
          </table:table-cell>
          <table:table-cell office:value-type="float" office:value="0.43661" calcext:value-type="float">
            <text:p>0.43661</text:p>
          </table:table-cell>
          <table:table-cell office:value-type="float" office:value="0.463" calcext:value-type="float">
            <text:p>0.463</text:p>
          </table:table-cell>
          <table:table-cell office:value-type="float" office:value="-0.22359" calcext:value-type="float">
            <text:p>-0.22359</text:p>
          </table:table-cell>
          <table:table-cell office:value-type="float" office:value="0.15524" calcext:value-type="float">
            <text:p>0.15524</text:p>
          </table:table-cell>
          <table:table-cell office:value-type="float" office:value="0.02959" calcext:value-type="float">
            <text:p>0.02959</text:p>
          </table:table-cell>
          <table:table-cell table:number-columns-repeated="5"/>
        </table:table-row>
        <table:table-row table:style-name="ro1">
          <table:table-cell office:value-type="float" office:value="1.40371536066214E+018" calcext:value-type="float">
            <text:p>1403715360662140000</text:p>
          </table:table-cell>
          <table:table-cell office:value-type="float" office:value="0.42899" calcext:value-type="float">
            <text:p>0.42899</text:p>
          </table:table-cell>
          <table:table-cell office:value-type="float" office:value="0.56068" calcext:value-type="float">
            <text:p>0.56068</text:p>
          </table:table-cell>
          <table:table-cell office:value-type="float" office:value="0.44665" calcext:value-type="float">
            <text:p>0.44665</text:p>
          </table:table-cell>
          <table:table-cell office:value-type="float" office:value="-0.34587" calcext:value-type="float">
            <text:p>-0.34587</text:p>
          </table:table-cell>
          <table:table-cell office:value-type="float" office:value="0.69439" calcext:value-type="float">
            <text:p>0.69439</text:p>
          </table:table-cell>
          <table:table-cell office:value-type="float" office:value="0.4207" calcext:value-type="float">
            <text:p>0.4207</text:p>
          </table:table-cell>
          <table:table-cell office:value-type="float" office:value="0.47033" calcext:value-type="float">
            <text:p>0.47033</text:p>
          </table:table-cell>
          <table:table-cell office:value-type="float" office:value="-0.14749" calcext:value-type="float">
            <text:p>-0.14749</text:p>
          </table:table-cell>
          <table:table-cell office:value-type="float" office:value="0.10399" calcext:value-type="float">
            <text:p>0.10399</text:p>
          </table:table-cell>
          <table:table-cell office:value-type="float" office:value="0.06176" calcext:value-type="float">
            <text:p>0.06176</text:p>
          </table:table-cell>
          <table:table-cell table:number-columns-repeated="5"/>
        </table:table-row>
        <table:table-row table:style-name="ro1">
          <table:table-cell office:value-type="float" office:value="1.40371536076214E+018" calcext:value-type="float">
            <text:p>1403715360762140000</text:p>
          </table:table-cell>
          <table:table-cell office:value-type="float" office:value="0.41758" calcext:value-type="float">
            <text:p>0.41758</text:p>
          </table:table-cell>
          <table:table-cell office:value-type="float" office:value="0.56777" calcext:value-type="float">
            <text:p>0.56777</text:p>
          </table:table-cell>
          <table:table-cell office:value-type="float" office:value="0.45485" calcext:value-type="float">
            <text:p>0.45485</text:p>
          </table:table-cell>
          <table:table-cell office:value-type="float" office:value="-0.32886" calcext:value-type="float">
            <text:p>-0.32886</text:p>
          </table:table-cell>
          <table:table-cell office:value-type="float" office:value="0.7031" calcext:value-type="float">
            <text:p>0.7031</text:p>
          </table:table-cell>
          <table:table-cell office:value-type="float" office:value="0.40665" calcext:value-type="float">
            <text:p>0.40665</text:p>
          </table:table-cell>
          <table:table-cell office:value-type="float" office:value="0.4818" calcext:value-type="float">
            <text:p>0.4818</text:p>
          </table:table-cell>
          <table:table-cell office:value-type="float" office:value="-0.07767" calcext:value-type="float">
            <text:p>-0.07767</text:p>
          </table:table-cell>
          <table:table-cell office:value-type="float" office:value="0.05423" calcext:value-type="float">
            <text:p>0.05423</text:p>
          </table:table-cell>
          <table:table-cell office:value-type="float" office:value="0.07963" calcext:value-type="float">
            <text:p>0.07963</text:p>
          </table:table-cell>
          <table:table-cell table:number-columns-repeated="5"/>
        </table:table-row>
        <table:table-row table:style-name="ro1">
          <table:table-cell office:value-type="float" office:value="1.40371536086214E+018" calcext:value-type="float">
            <text:p>1403715360862140000</text:p>
          </table:table-cell>
          <table:table-cell office:value-type="float" office:value="0.40941" calcext:value-type="float">
            <text:p>0.40941</text:p>
          </table:table-cell>
          <table:table-cell office:value-type="float" office:value="0.57239" calcext:value-type="float">
            <text:p>0.57239</text:p>
          </table:table-cell>
          <table:table-cell office:value-type="float" office:value="0.46399" calcext:value-type="float">
            <text:p>0.46399</text:p>
          </table:table-cell>
          <table:table-cell office:value-type="float" office:value="-0.30652" calcext:value-type="float">
            <text:p>-0.30652</text:p>
          </table:table-cell>
          <table:table-cell office:value-type="float" office:value="0.71208" calcext:value-type="float">
            <text:p>0.71208</text:p>
          </table:table-cell>
          <table:table-cell office:value-type="float" office:value="0.39263" calcext:value-type="float">
            <text:p>0.39263</text:p>
          </table:table-cell>
          <table:table-cell office:value-type="float" office:value="0.4948" calcext:value-type="float">
            <text:p>0.4948</text:p>
          </table:table-cell>
          <table:table-cell office:value-type="float" office:value="-0.04715" calcext:value-type="float">
            <text:p>-0.04715</text:p>
          </table:table-cell>
          <table:table-cell office:value-type="float" office:value="0.02559" calcext:value-type="float">
            <text:p>0.02559</text:p>
          </table:table-cell>
          <table:table-cell office:value-type="float" office:value="0.09123" calcext:value-type="float">
            <text:p>0.09123</text:p>
          </table:table-cell>
          <table:table-cell table:number-columns-repeated="5"/>
        </table:table-row>
        <table:table-row table:style-name="ro1">
          <table:table-cell office:value-type="float" office:value="1.40371536096214E+018" calcext:value-type="float">
            <text:p>1403715360962140000</text:p>
          </table:table-cell>
          <table:table-cell office:value-type="float" office:value="0.40322" calcext:value-type="float">
            <text:p>0.40322</text:p>
          </table:table-cell>
          <table:table-cell office:value-type="float" office:value="0.57464" calcext:value-type="float">
            <text:p>0.57464</text:p>
          </table:table-cell>
          <table:table-cell office:value-type="float" office:value="0.47441" calcext:value-type="float">
            <text:p>0.47441</text:p>
          </table:table-cell>
          <table:table-cell office:value-type="float" office:value="-0.2849" calcext:value-type="float">
            <text:p>-0.2849</text:p>
          </table:table-cell>
          <table:table-cell office:value-type="float" office:value="0.72129" calcext:value-type="float">
            <text:p>0.72129</text:p>
          </table:table-cell>
          <table:table-cell office:value-type="float" office:value="0.37585" calcext:value-type="float">
            <text:p>0.37585</text:p>
          </table:table-cell>
          <table:table-cell office:value-type="float" office:value="0.50726" calcext:value-type="float">
            <text:p>0.50726</text:p>
          </table:table-cell>
          <table:table-cell office:value-type="float" office:value="-0.02853" calcext:value-type="float">
            <text:p>-0.02853</text:p>
          </table:table-cell>
          <table:table-cell office:value-type="float" office:value="0.00228" calcext:value-type="float">
            <text:p>0.00228</text:p>
          </table:table-cell>
          <table:table-cell office:value-type="float" office:value="0.09791" calcext:value-type="float">
            <text:p>0.09791</text:p>
          </table:table-cell>
          <table:table-cell table:number-columns-repeated="5"/>
        </table:table-row>
        <table:table-row table:style-name="ro1">
          <table:table-cell office:value-type="float" office:value="1.40371536106214E+018" calcext:value-type="float">
            <text:p>1403715361062140000</text:p>
          </table:table-cell>
          <table:table-cell office:value-type="float" office:value="0.39761" calcext:value-type="float">
            <text:p>0.39761</text:p>
          </table:table-cell>
          <table:table-cell office:value-type="float" office:value="0.57381" calcext:value-type="float">
            <text:p>0.57381</text:p>
          </table:table-cell>
          <table:table-cell office:value-type="float" office:value="0.48588" calcext:value-type="float">
            <text:p>0.48588</text:p>
          </table:table-cell>
          <table:table-cell office:value-type="float" office:value="-0.26577" calcext:value-type="float">
            <text:p>-0.26577</text:p>
          </table:table-cell>
          <table:table-cell office:value-type="float" office:value="0.7316" calcext:value-type="float">
            <text:p>0.7316</text:p>
          </table:table-cell>
          <table:table-cell office:value-type="float" office:value="0.35645" calcext:value-type="float">
            <text:p>0.35645</text:p>
          </table:table-cell>
          <table:table-cell office:value-type="float" office:value="0.51678" calcext:value-type="float">
            <text:p>0.51678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-0.00963" calcext:value-type="float">
            <text:p>-0.00963</text:p>
          </table:table-cell>
          <table:table-cell office:value-type="float" office:value="0.10685" calcext:value-type="float">
            <text:p>0.10685</text:p>
          </table:table-cell>
          <table:table-cell table:number-columns-repeated="5"/>
        </table:table-row>
        <table:table-row table:style-name="ro1">
          <table:table-cell office:value-type="float" office:value="1.40371536116214E+018" calcext:value-type="float">
            <text:p>1403715361162140000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57095" calcext:value-type="float">
            <text:p>0.57095</text:p>
          </table:table-cell>
          <table:table-cell office:value-type="float" office:value="0.49692" calcext:value-type="float">
            <text:p>0.49692</text:p>
          </table:table-cell>
          <table:table-cell office:value-type="float" office:value="-0.24843" calcext:value-type="float">
            <text:p>-0.24843</text:p>
          </table:table-cell>
          <table:table-cell office:value-type="float" office:value="0.74266" calcext:value-type="float">
            <text:p>0.74266</text:p>
          </table:table-cell>
          <table:table-cell office:value-type="float" office:value="0.33527" calcext:value-type="float">
            <text:p>0.33527</text:p>
          </table:table-cell>
          <table:table-cell office:value-type="float" office:value="0.52377" calcext:value-type="float">
            <text:p>0.52377</text:p>
          </table:table-cell>
          <table:table-cell office:value-type="float" office:value="-0.04465" calcext:value-type="float">
            <text:p>-0.04465</text:p>
          </table:table-cell>
          <table:table-cell office:value-type="float" office:value="-0.01755" calcext:value-type="float">
            <text:p>-0.01755</text:p>
          </table:table-cell>
          <table:table-cell office:value-type="float" office:value="0.10237" calcext:value-type="float">
            <text:p>0.10237</text:p>
          </table:table-cell>
          <table:table-cell table:number-columns-repeated="5"/>
        </table:table-row>
        <table:table-row table:style-name="ro1">
          <table:table-cell office:value-type="float" office:value="1.40371536126214E+018" calcext:value-type="float">
            <text:p>1403715361262140000</text:p>
          </table:table-cell>
          <table:table-cell office:value-type="float" office:value="0.38367" calcext:value-type="float">
            <text:p>0.38367</text:p>
          </table:table-cell>
          <table:table-cell office:value-type="float" office:value="0.56847" calcext:value-type="float">
            <text:p>0.56847</text:p>
          </table:table-cell>
          <table:table-cell office:value-type="float" office:value="0.50762" calcext:value-type="float">
            <text:p>0.50762</text:p>
          </table:table-cell>
          <table:table-cell office:value-type="float" office:value="-0.23007" calcext:value-type="float">
            <text:p>-0.23007</text:p>
          </table:table-cell>
          <table:table-cell office:value-type="float" office:value="0.75275" calcext:value-type="float">
            <text:p>0.75275</text:p>
          </table:table-cell>
          <table:table-cell office:value-type="float" office:value="0.31459" calcext:value-type="float">
            <text:p>0.31459</text:p>
          </table:table-cell>
          <table:table-cell office:value-type="float" office:value="0.53054" calcext:value-type="float">
            <text:p>0.53054</text:p>
          </table:table-cell>
          <table:table-cell office:value-type="float" office:value="-0.04994" calcext:value-type="float">
            <text:p>-0.04994</text:p>
          </table:table-cell>
          <table:table-cell office:value-type="float" office:value="-0.0174" calcext:value-type="float">
            <text:p>-0.0174</text:p>
          </table:table-cell>
          <table:table-cell office:value-type="float" office:value="0.10516" calcext:value-type="float">
            <text:p>0.10516</text:p>
          </table:table-cell>
          <table:table-cell table:number-columns-repeated="5"/>
        </table:table-row>
        <table:table-row table:style-name="ro1">
          <table:table-cell office:value-type="float" office:value="1.40371536136214E+018" calcext:value-type="float">
            <text:p>1403715361362140000</text:p>
          </table:table-cell>
          <table:table-cell office:value-type="float" office:value="0.37662" calcext:value-type="float">
            <text:p>0.37662</text:p>
          </table:table-cell>
          <table:table-cell office:value-type="float" office:value="0.56816" calcext:value-type="float">
            <text:p>0.56816</text:p>
          </table:table-cell>
          <table:table-cell office:value-type="float" office:value="0.518" calcext:value-type="float">
            <text:p>0.518</text:p>
          </table:table-cell>
          <table:table-cell office:value-type="float" office:value="-0.21113" calcext:value-type="float">
            <text:p>-0.21113</text:p>
          </table:table-cell>
          <table:table-cell office:value-type="float" office:value="0.76141" calcext:value-type="float">
            <text:p>0.76141</text:p>
          </table:table-cell>
          <table:table-cell office:value-type="float" office:value="0.29431" calcext:value-type="float">
            <text:p>0.29431</text:p>
          </table:table-cell>
          <table:table-cell office:value-type="float" office:value="0.53764" calcext:value-type="float">
            <text:p>0.53764</text:p>
          </table:table-cell>
          <table:table-cell office:value-type="float" office:value="-0.05899" calcext:value-type="float">
            <text:p>-0.05899</text:p>
          </table:table-cell>
          <table:table-cell office:value-type="float" office:value="-0.01642" calcext:value-type="float">
            <text:p>-0.01642</text:p>
          </table:table-cell>
          <table:table-cell office:value-type="float" office:value="0.09239" calcext:value-type="float">
            <text:p>0.09239</text:p>
          </table:table-cell>
          <table:table-cell table:number-columns-repeated="5"/>
        </table:table-row>
        <table:table-row table:style-name="ro1">
          <table:table-cell office:value-type="float" office:value="1.40371536146214E+018" calcext:value-type="float">
            <text:p>1403715361462140000</text:p>
          </table:table-cell>
          <table:table-cell office:value-type="float" office:value="0.36934" calcext:value-type="float">
            <text:p>0.36934</text:p>
          </table:table-cell>
          <table:table-cell office:value-type="float" office:value="0.56902" calcext:value-type="float">
            <text:p>0.56902</text:p>
          </table:table-cell>
          <table:table-cell office:value-type="float" office:value="0.52593" calcext:value-type="float">
            <text:p>0.52593</text:p>
          </table:table-cell>
          <table:table-cell office:value-type="float" office:value="-0.1941" calcext:value-type="float">
            <text:p>-0.1941</text:p>
          </table:table-cell>
          <table:table-cell office:value-type="float" office:value="0.76929" calcext:value-type="float">
            <text:p>0.76929</text:p>
          </table:table-cell>
          <table:table-cell office:value-type="float" office:value="0.27379" calcext:value-type="float">
            <text:p>0.27379</text:p>
          </table:table-cell>
          <table:table-cell office:value-type="float" office:value="0.54365" calcext:value-type="float">
            <text:p>0.54365</text:p>
          </table:table-cell>
          <table:table-cell office:value-type="float" office:value="-0.07002" calcext:value-type="float">
            <text:p>-0.07002</text:p>
          </table:table-cell>
          <table:table-cell office:value-type="float" office:value="0.01246" calcext:value-type="float">
            <text:p>0.01246</text:p>
          </table:table-cell>
          <table:table-cell office:value-type="float" office:value="0.06494" calcext:value-type="float">
            <text:p>0.06494</text:p>
          </table:table-cell>
          <table:table-cell table:number-columns-repeated="5"/>
        </table:table-row>
        <table:table-row table:style-name="ro1">
          <table:table-cell office:value-type="float" office:value="1.40371536156214E+018" calcext:value-type="float">
            <text:p>1403715361562140000</text:p>
          </table:table-cell>
          <table:table-cell office:value-type="float" office:value="0.36029" calcext:value-type="float">
            <text:p>0.36029</text:p>
          </table:table-cell>
          <table:table-cell office:value-type="float" office:value="0.5742" calcext:value-type="float">
            <text:p>0.5742</text:p>
          </table:table-cell>
          <table:table-cell office:value-type="float" office:value="0.53112" calcext:value-type="float">
            <text:p>0.53112</text:p>
          </table:table-cell>
          <table:table-cell office:value-type="float" office:value="-0.18033" calcext:value-type="float">
            <text:p>-0.18033</text:p>
          </table:table-cell>
          <table:table-cell office:value-type="float" office:value="0.77501" calcext:value-type="float">
            <text:p>0.77501</text:p>
          </table:table-cell>
          <table:table-cell office:value-type="float" office:value="0.25738" calcext:value-type="float">
            <text:p>0.25738</text:p>
          </table:table-cell>
          <table:table-cell office:value-type="float" office:value="0.54826" calcext:value-type="float">
            <text:p>0.54826</text:p>
          </table:table-cell>
          <table:table-cell office:value-type="float" office:value="-0.08653" calcext:value-type="float">
            <text:p>-0.08653</text:p>
          </table:table-cell>
          <table:table-cell office:value-type="float" office:value="0.04418" calcext:value-type="float">
            <text:p>0.04418</text:p>
          </table:table-cell>
          <table:table-cell office:value-type="float" office:value="0.04228" calcext:value-type="float">
            <text:p>0.04228</text:p>
          </table:table-cell>
          <table:table-cell table:number-columns-repeated="5"/>
        </table:table-row>
        <table:table-row table:style-name="ro1">
          <table:table-cell office:value-type="float" office:value="1.40371536166214E+018" calcext:value-type="float">
            <text:p>1403715361662140000</text:p>
          </table:table-cell>
          <table:table-cell office:value-type="float" office:value="0.34972" calcext:value-type="float">
            <text:p>0.34972</text:p>
          </table:table-cell>
          <table:table-cell office:value-type="float" office:value="0.58439" calcext:value-type="float">
            <text:p>0.58439</text:p>
          </table:table-cell>
          <table:table-cell office:value-type="float" office:value="0.53357" calcext:value-type="float">
            <text:p>0.53357</text:p>
          </table:table-cell>
          <table:table-cell office:value-type="float" office:value="-0.16823" calcext:value-type="float">
            <text:p>-0.16823</text:p>
          </table:table-cell>
          <table:table-cell office:value-type="float" office:value="0.77936" calcext:value-type="float">
            <text:p>0.77936</text:p>
          </table:table-cell>
          <table:table-cell office:value-type="float" office:value="0.24678" calcext:value-type="float">
            <text:p>0.24678</text:p>
          </table:table-cell>
          <table:table-cell office:value-type="float" office:value="0.55082" calcext:value-type="float">
            <text:p>0.55082</text:p>
          </table:table-cell>
          <table:table-cell office:value-type="float" office:value="-0.09419" calcext:value-type="float">
            <text:p>-0.09419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02053" calcext:value-type="float">
            <text:p>0.02053</text:p>
          </table:table-cell>
          <table:table-cell table:number-columns-repeated="5"/>
        </table:table-row>
        <table:table-row table:style-name="ro1">
          <table:table-cell office:value-type="float" office:value="1.40371536176214E+018" calcext:value-type="float">
            <text:p>1403715361762140000</text:p>
          </table:table-cell>
          <table:table-cell office:value-type="float" office:value="0.34007" calcext:value-type="float">
            <text:p>0.34007</text:p>
          </table:table-cell>
          <table:table-cell office:value-type="float" office:value="0.59868" calcext:value-type="float">
            <text:p>0.59868</text:p>
          </table:table-cell>
          <table:table-cell office:value-type="float" office:value="0.53177" calcext:value-type="float">
            <text:p>0.53177</text:p>
          </table:table-cell>
          <table:table-cell office:value-type="float" office:value="-0.16007" calcext:value-type="float">
            <text:p>-0.16007</text:p>
          </table:table-cell>
          <table:table-cell office:value-type="float" office:value="0.78587" calcext:value-type="float">
            <text:p>0.78587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54937" calcext:value-type="float">
            <text:p>0.54937</text:p>
          </table:table-cell>
          <table:table-cell office:value-type="float" office:value="-0.08914" calcext:value-type="float">
            <text:p>-0.08914</text:p>
          </table:table-cell>
          <table:table-cell office:value-type="float" office:value="0.13158" calcext:value-type="float">
            <text:p>0.13158</text:p>
          </table:table-cell>
          <table:table-cell office:value-type="float" office:value="-0.02017" calcext:value-type="float">
            <text:p>-0.02017</text:p>
          </table:table-cell>
          <table:table-cell table:number-columns-repeated="5"/>
        </table:table-row>
        <table:table-row table:style-name="ro1">
          <table:table-cell office:value-type="float" office:value="1.40371536186214E+018" calcext:value-type="float">
            <text:p>1403715361862140000</text:p>
          </table:table-cell>
          <table:table-cell office:value-type="float" office:value="0.33322" calcext:value-type="float">
            <text:p>0.33322</text:p>
          </table:table-cell>
          <table:table-cell office:value-type="float" office:value="0.61619" calcext:value-type="float">
            <text:p>0.61619</text:p>
          </table:table-cell>
          <table:table-cell office:value-type="float" office:value="0.52652" calcext:value-type="float">
            <text:p>0.52652</text:p>
          </table:table-cell>
          <table:table-cell office:value-type="float" office:value="-0.15174" calcext:value-type="float">
            <text:p>-0.15174</text:p>
          </table:table-cell>
          <table:table-cell office:value-type="float" office:value="0.79374" calcext:value-type="float">
            <text:p>0.79374</text:p>
          </table:table-cell>
          <table:table-cell office:value-type="float" office:value="0.22021" calcext:value-type="float">
            <text:p>0.22021</text:p>
          </table:table-cell>
          <table:table-cell office:value-type="float" office:value="0.54631" calcext:value-type="float">
            <text:p>0.54631</text:p>
          </table:table-cell>
          <table:table-cell office:value-type="float" office:value="-0.06547" calcext:value-type="float">
            <text:p>-0.06547</text:p>
          </table:table-cell>
          <table:table-cell office:value-type="float" office:value="0.16312" calcext:value-type="float">
            <text:p>0.16312</text:p>
          </table:table-cell>
          <table:table-cell office:value-type="float" office:value="-0.03775" calcext:value-type="float">
            <text:p>-0.03775</text:p>
          </table:table-cell>
          <table:table-cell table:number-columns-repeated="5"/>
        </table:table-row>
        <table:table-row table:style-name="ro1">
          <table:table-cell office:value-type="float" office:value="1.40371536196214E+018" calcext:value-type="float">
            <text:p>1403715361962140000</text:p>
          </table:table-cell>
          <table:table-cell office:value-type="float" office:value="0.32833" calcext:value-type="float">
            <text:p>0.32833</text:p>
          </table:table-cell>
          <table:table-cell office:value-type="float" office:value="0.63698" calcext:value-type="float">
            <text:p>0.63698</text:p>
          </table:table-cell>
          <table:table-cell office:value-type="float" office:value="0.52113" calcext:value-type="float">
            <text:p>0.52113</text:p>
          </table:table-cell>
          <table:table-cell office:value-type="float" office:value="-0.14049" calcext:value-type="float">
            <text:p>-0.14049</text:p>
          </table:table-cell>
          <table:table-cell office:value-type="float" office:value="0.79934" calcext:value-type="float">
            <text:p>0.79934</text:p>
          </table:table-cell>
          <table:table-cell office:value-type="float" office:value="0.20353" calcext:value-type="float">
            <text:p>0.20353</text:p>
          </table:table-cell>
          <table:table-cell office:value-type="float" office:value="0.54763" calcext:value-type="float">
            <text:p>0.54763</text:p>
          </table:table-cell>
          <table:table-cell office:value-type="float" office:value="-0.0386" calcext:value-type="float">
            <text:p>-0.0386</text:p>
          </table:table-cell>
          <table:table-cell office:value-type="float" office:value="0.19688" calcext:value-type="float">
            <text:p>0.19688</text:p>
          </table:table-cell>
          <table:table-cell office:value-type="float" office:value="-0.04578" calcext:value-type="float">
            <text:p>-0.04578</text:p>
          </table:table-cell>
          <table:table-cell table:number-columns-repeated="5"/>
        </table:table-row>
        <table:table-row table:style-name="ro1">
          <table:table-cell office:value-type="float" office:value="1.40371536206214E+018" calcext:value-type="float">
            <text:p>1403715362062140000</text:p>
          </table:table-cell>
          <table:table-cell office:value-type="float" office:value="0.32696" calcext:value-type="float">
            <text:p>0.32696</text:p>
          </table:table-cell>
          <table:table-cell office:value-type="float" office:value="0.66001" calcext:value-type="float">
            <text:p>0.66001</text:p>
          </table:table-cell>
          <table:table-cell office:value-type="float" office:value="0.51431" calcext:value-type="float">
            <text:p>0.51431</text:p>
          </table:table-cell>
          <table:table-cell office:value-type="float" office:value="-0.12772" calcext:value-type="float">
            <text:p>-0.12772</text:p>
          </table:table-cell>
          <table:table-cell office:value-type="float" office:value="0.8034" calcext:value-type="float">
            <text:p>0.8034</text:p>
          </table:table-cell>
          <table:table-cell office:value-type="float" office:value="0.18439" calcext:value-type="float">
            <text:p>0.18439</text:p>
          </table:table-cell>
          <table:table-cell office:value-type="float" office:value="0.55157" calcext:value-type="float">
            <text:p>0.55157</text:p>
          </table:table-cell>
          <table:table-cell office:value-type="float" office:value="-0.00468" calcext:value-type="float">
            <text:p>-0.00468</text:p>
          </table:table-cell>
          <table:table-cell office:value-type="float" office:value="0.22294" calcext:value-type="float">
            <text:p>0.22294</text:p>
          </table:table-cell>
          <table:table-cell office:value-type="float" office:value="-0.0601" calcext:value-type="float">
            <text:p>-0.0601</text:p>
          </table:table-cell>
          <table:table-cell table:number-columns-repeated="5"/>
        </table:table-row>
        <table:table-row table:style-name="ro1">
          <table:table-cell office:value-type="float" office:value="1.40371536216214E+018" calcext:value-type="float">
            <text:p>1403715362162140000</text:p>
          </table:table-cell>
          <table:table-cell office:value-type="float" office:value="0.32739" calcext:value-type="float">
            <text:p>0.32739</text:p>
          </table:table-cell>
          <table:table-cell office:value-type="float" office:value="0.68442" calcext:value-type="float">
            <text:p>0.68442</text:p>
          </table:table-cell>
          <table:table-cell office:value-type="float" office:value="0.50582" calcext:value-type="float">
            <text:p>0.50582</text:p>
          </table:table-cell>
          <table:table-cell office:value-type="float" office:value="-0.11158" calcext:value-type="float">
            <text:p>-0.11158</text:p>
          </table:table-cell>
          <table:table-cell office:value-type="float" office:value="0.80751" calcext:value-type="float">
            <text:p>0.80751</text:p>
          </table:table-cell>
          <table:table-cell office:value-type="float" office:value="0.16381" calcext:value-type="float">
            <text:p>0.16381</text:p>
          </table:table-cell>
          <table:table-cell office:value-type="float" office:value="0.55556" calcext:value-type="float">
            <text:p>0.55556</text:p>
          </table:table-cell>
          <table:table-cell office:value-type="float" office:value="0.02388" calcext:value-type="float">
            <text:p>0.02388</text:p>
          </table:table-cell>
          <table:table-cell office:value-type="float" office:value="0.2442" calcext:value-type="float">
            <text:p>0.2442</text:p>
          </table:table-cell>
          <table:table-cell office:value-type="float" office:value="-0.08285" calcext:value-type="float">
            <text:p>-0.08285</text:p>
          </table:table-cell>
          <table:table-cell table:number-columns-repeated="5"/>
        </table:table-row>
        <table:table-row table:style-name="ro1">
          <table:table-cell office:value-type="float" office:value="1.40371536226214E+018" calcext:value-type="float">
            <text:p>1403715362262140000</text:p>
          </table:table-cell>
          <table:table-cell office:value-type="float" office:value="0.32969" calcext:value-type="float">
            <text:p>0.32969</text:p>
          </table:table-cell>
          <table:table-cell office:value-type="float" office:value="0.71153" calcext:value-type="float">
            <text:p>0.71153</text:p>
          </table:table-cell>
          <table:table-cell office:value-type="float" office:value="0.49563" calcext:value-type="float">
            <text:p>0.49563</text:p>
          </table:table-cell>
          <table:table-cell office:value-type="float" office:value="-0.09283" calcext:value-type="float">
            <text:p>-0.09283</text:p>
          </table:table-cell>
          <table:table-cell office:value-type="float" office:value="0.81075" calcext:value-type="float">
            <text:p>0.81075</text:p>
          </table:table-cell>
          <table:table-cell office:value-type="float" office:value="0.14127" calcext:value-type="float">
            <text:p>0.14127</text:p>
          </table:table-cell>
          <table:table-cell office:value-type="float" office:value="0.56046" calcext:value-type="float">
            <text:p>0.56046</text:p>
          </table:table-cell>
          <table:table-cell office:value-type="float" office:value="0.04509" calcext:value-type="float">
            <text:p>0.04509</text:p>
          </table:table-cell>
          <table:table-cell office:value-type="float" office:value="0.27281" calcext:value-type="float">
            <text:p>0.27281</text:p>
          </table:table-cell>
          <table:table-cell office:value-type="float" office:value="-0.10407" calcext:value-type="float">
            <text:p>-0.10407</text:p>
          </table:table-cell>
          <table:table-cell table:number-columns-repeated="5"/>
        </table:table-row>
        <table:table-row table:style-name="ro1">
          <table:table-cell office:value-type="float" office:value="1.40371536236214E+018" calcext:value-type="float">
            <text:p>1403715362362140000</text:p>
          </table:table-cell>
          <table:table-cell office:value-type="float" office:value="0.33347" calcext:value-type="float">
            <text:p>0.33347</text:p>
          </table:table-cell>
          <table:table-cell office:value-type="float" office:value="0.74248" calcext:value-type="float">
            <text:p>0.74248</text:p>
          </table:table-cell>
          <table:table-cell office:value-type="float" office:value="0.48367" calcext:value-type="float">
            <text:p>0.48367</text:p>
          </table:table-cell>
          <table:table-cell office:value-type="float" office:value="-0.07295" calcext:value-type="float">
            <text:p>-0.07295</text:p>
          </table:table-cell>
          <table:table-cell office:value-type="float" office:value="0.8144" calcext:value-type="float">
            <text:p>0.8144</text:p>
          </table:table-cell>
          <table:table-cell office:value-type="float" office:value="0.11739" calcext:value-type="float">
            <text:p>0.11739</text:p>
          </table:table-cell>
          <table:table-cell office:value-type="float" office:value="0.5636" calcext:value-type="float">
            <text:p>0.5636</text:p>
          </table:table-cell>
          <table:table-cell office:value-type="float" office:value="0.06472" calcext:value-type="float">
            <text:p>0.06472</text:p>
          </table:table-cell>
          <table:table-cell office:value-type="float" office:value="0.30995" calcext:value-type="float">
            <text:p>0.30995</text:p>
          </table:table-cell>
          <table:table-cell office:value-type="float" office:value="-0.11028" calcext:value-type="float">
            <text:p>-0.11028</text:p>
          </table:table-cell>
          <table:table-cell table:number-columns-repeated="5"/>
        </table:table-row>
        <table:table-row table:style-name="ro1">
          <table:table-cell office:value-type="float" office:value="1.40371536246214E+018" calcext:value-type="float">
            <text:p>1403715362462140000</text:p>
          </table:table-cell>
          <table:table-cell office:value-type="float" office:value="0.33699" calcext:value-type="float">
            <text:p>0.33699</text:p>
          </table:table-cell>
          <table:table-cell office:value-type="float" office:value="0.77716" calcext:value-type="float">
            <text:p>0.77716</text:p>
          </table:table-cell>
          <table:table-cell office:value-type="float" office:value="0.47174" calcext:value-type="float">
            <text:p>0.47174</text:p>
          </table:table-cell>
          <table:table-cell office:value-type="float" office:value="-0.05443" calcext:value-type="float">
            <text:p>-0.05443</text:p>
          </table:table-cell>
          <table:table-cell office:value-type="float" office:value="0.81715" calcext:value-type="float">
            <text:p>0.81715</text:p>
          </table:table-cell>
          <table:table-cell office:value-type="float" office:value="0.09112" calcext:value-type="float">
            <text:p>0.09112</text:p>
          </table:table-cell>
          <table:table-cell office:value-type="float" office:value="0.56657" calcext:value-type="float">
            <text:p>0.56657</text:p>
          </table:table-cell>
          <table:table-cell office:value-type="float" office:value="0.06605" calcext:value-type="float">
            <text:p>0.06605</text:p>
          </table:table-cell>
          <table:table-cell office:value-type="float" office:value="0.34987" calcext:value-type="float">
            <text:p>0.34987</text:p>
          </table:table-cell>
          <table:table-cell office:value-type="float" office:value="-0.11368" calcext:value-type="float">
            <text:p>-0.11368</text:p>
          </table:table-cell>
          <table:table-cell table:number-columns-repeated="5"/>
        </table:table-row>
        <table:table-row table:style-name="ro1">
          <table:table-cell office:value-type="float" office:value="1.40371536256214E+018" calcext:value-type="float">
            <text:p>1403715362562140000</text:p>
          </table:table-cell>
          <table:table-cell office:value-type="float" office:value="0.34157" calcext:value-type="float">
            <text:p>0.34157</text:p>
          </table:table-cell>
          <table:table-cell office:value-type="float" office:value="0.81502" calcext:value-type="float">
            <text:p>0.81502</text:p>
          </table:table-cell>
          <table:table-cell office:value-type="float" office:value="0.45954" calcext:value-type="float">
            <text:p>0.45954</text:p>
          </table:table-cell>
          <table:table-cell office:value-type="float" office:value="-0.03513" calcext:value-type="float">
            <text:p>-0.03513</text:p>
          </table:table-cell>
          <table:table-cell office:value-type="float" office:value="0.81941" calcext:value-type="float">
            <text:p>0.81941</text:p>
          </table:table-cell>
          <table:table-cell office:value-type="float" office:value="0.06495" calcext:value-type="float">
            <text:p>0.06495</text:p>
          </table:table-cell>
          <table:table-cell office:value-type="float" office:value="0.56843" calcext:value-type="float">
            <text:p>0.56843</text:p>
          </table:table-cell>
          <table:table-cell office:value-type="float" office:value="0.07775" calcext:value-type="float">
            <text:p>0.07775</text:p>
          </table:table-cell>
          <table:table-cell office:value-type="float" office:value="0.3867" calcext:value-type="float">
            <text:p>0.3867</text:p>
          </table:table-cell>
          <table:table-cell office:value-type="float" office:value="-0.11779" calcext:value-type="float">
            <text:p>-0.11779</text:p>
          </table:table-cell>
          <table:table-cell table:number-columns-repeated="5"/>
        </table:table-row>
        <table:table-row table:style-name="ro1">
          <table:table-cell office:value-type="float" office:value="1.40371536266214E+018" calcext:value-type="float">
            <text:p>1403715362662140000</text:p>
          </table:table-cell>
          <table:table-cell office:value-type="float" office:value="0.34753" calcext:value-type="float">
            <text:p>0.34753</text:p>
          </table:table-cell>
          <table:table-cell office:value-type="float" office:value="0.85787" calcext:value-type="float">
            <text:p>0.85787</text:p>
          </table:table-cell>
          <table:table-cell office:value-type="float" office:value="0.45024" calcext:value-type="float">
            <text:p>0.45024</text:p>
          </table:table-cell>
          <table:table-cell office:value-type="float" office:value="-0.01793" calcext:value-type="float">
            <text:p>-0.01793</text:p>
          </table:table-cell>
          <table:table-cell office:value-type="float" office:value="0.82074" calcext:value-type="float">
            <text:p>0.82074</text:p>
          </table:table-cell>
          <table:table-cell office:value-type="float" office:value="0.03866" calcext:value-type="float">
            <text:p>0.03866</text:p>
          </table:table-cell>
          <table:table-cell office:value-type="float" office:value="0.56971" calcext:value-type="float">
            <text:p>0.56971</text:p>
          </table:table-cell>
          <table:table-cell office:value-type="float" office:value="0.0982" calcext:value-type="float">
            <text:p>0.0982</text:p>
          </table:table-cell>
          <table:table-cell office:value-type="float" office:value="0.4282" calcext:value-type="float">
            <text:p>0.4282</text:p>
          </table:table-cell>
          <table:table-cell office:value-type="float" office:value="-0.08873" calcext:value-type="float">
            <text:p>-0.08873</text:p>
          </table:table-cell>
          <table:table-cell table:number-columns-repeated="5"/>
        </table:table-row>
        <table:table-row table:style-name="ro1">
          <table:table-cell office:value-type="float" office:value="1.40371536276214E+018" calcext:value-type="float">
            <text:p>1403715362762140000</text:p>
          </table:table-cell>
          <table:table-cell office:value-type="float" office:value="0.35577" calcext:value-type="float">
            <text:p>0.35577</text:p>
          </table:table-cell>
          <table:table-cell office:value-type="float" office:value="0.90379" calcext:value-type="float">
            <text:p>0.90379</text:p>
          </table:table-cell>
          <table:table-cell office:value-type="float" office:value="0.44383" calcext:value-type="float">
            <text:p>0.44383</text:p>
          </table:table-cell>
          <table:table-cell office:value-type="float" office:value="-0.00575" calcext:value-type="float">
            <text:p>-0.00575</text:p>
          </table:table-cell>
          <table:table-cell office:value-type="float" office:value="0.8212" calcext:value-type="float">
            <text:p>0.8212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57053" calcext:value-type="float">
            <text:p>0.57053</text:p>
          </table:table-cell>
          <table:table-cell office:value-type="float" office:value="0.12261" calcext:value-type="float">
            <text:p>0.12261</text:p>
          </table:table-cell>
          <table:table-cell office:value-type="float" office:value="0.4612" calcext:value-type="float">
            <text:p>0.4612</text:p>
          </table:table-cell>
          <table:table-cell office:value-type="float" office:value="-0.06191" calcext:value-type="float">
            <text:p>-0.06191</text:p>
          </table:table-cell>
          <table:table-cell table:number-columns-repeated="5"/>
        </table:table-row>
        <table:table-row table:style-name="ro1">
          <table:table-cell office:value-type="float" office:value="1.40371536286214E+018" calcext:value-type="float">
            <text:p>1403715362862140000</text:p>
          </table:table-cell>
          <table:table-cell office:value-type="float" office:value="0.36595" calcext:value-type="float">
            <text:p>0.36595</text:p>
          </table:table-cell>
          <table:table-cell office:value-type="float" office:value="0.95166" calcext:value-type="float">
            <text:p>0.95166</text:p>
          </table:table-cell>
          <table:table-cell office:value-type="float" office:value="0.43925" calcext:value-type="float">
            <text:p>0.43925</text:p>
          </table:table-cell>
          <table:table-cell office:value-type="float" office:value="-0.00433" calcext:value-type="float">
            <text:p>-0.00433</text:p>
          </table:table-cell>
          <table:table-cell office:value-type="float" office:value="0.82011" calcext:value-type="float">
            <text:p>0.82011</text:p>
          </table:table-cell>
          <table:table-cell office:value-type="float" office:value="-0.02476" calcext:value-type="float">
            <text:p>-0.02476</text:p>
          </table:table-cell>
          <table:table-cell office:value-type="float" office:value="0.57165" calcext:value-type="float">
            <text:p>0.57165</text:p>
          </table:table-cell>
          <table:table-cell office:value-type="float" office:value="0.13421" calcext:value-type="float">
            <text:p>0.13421</text:p>
          </table:table-cell>
          <table:table-cell office:value-type="float" office:value="0.47184" calcext:value-type="float">
            <text:p>0.47184</text:p>
          </table:table-cell>
          <table:table-cell office:value-type="float" office:value="-0.034" calcext:value-type="float">
            <text:p>-0.034</text:p>
          </table:table-cell>
          <table:table-cell table:number-columns-repeated="5"/>
        </table:table-row>
        <table:table-row table:style-name="ro1">
          <table:table-cell office:value-type="float" office:value="1.40371536296214E+018" calcext:value-type="float">
            <text:p>1403715362962140000</text:p>
          </table:table-cell>
          <table:table-cell office:value-type="float" office:value="0.3787" calcext:value-type="float">
            <text:p>0.3787</text:p>
          </table:table-cell>
          <table:table-cell office:value-type="float" office:value="0.99859" calcext:value-type="float">
            <text:p>0.99859</text:p>
          </table:table-cell>
          <table:table-cell office:value-type="float" office:value="0.43643" calcext:value-type="float">
            <text:p>0.43643</text:p>
          </table:table-cell>
          <table:table-cell office:value-type="float" office:value="-0.00841" calcext:value-type="float">
            <text:p>-0.00841</text:p>
          </table:table-cell>
          <table:table-cell office:value-type="float" office:value="0.81274" calcext:value-type="float">
            <text:p>0.81274</text:p>
          </table:table-cell>
          <table:table-cell office:value-type="float" office:value="-0.06116" calcext:value-type="float">
            <text:p>-0.06116</text:p>
          </table:table-cell>
          <table:table-cell office:value-type="float" office:value="0.57935" calcext:value-type="float">
            <text:p>0.57935</text:p>
          </table:table-cell>
          <table:table-cell office:value-type="float" office:value="0.15117" calcext:value-type="float">
            <text:p>0.15117</text:p>
          </table:table-cell>
          <table:table-cell office:value-type="float" office:value="0.42633" calcext:value-type="float">
            <text:p>0.42633</text:p>
          </table:table-cell>
          <table:table-cell office:value-type="float" office:value="-0.0001" calcext:value-type="float">
            <text:p>-0.0001</text:p>
          </table:table-cell>
          <table:table-cell table:number-columns-repeated="5"/>
        </table:table-row>
        <table:table-row table:style-name="ro1">
          <table:table-cell office:value-type="float" office:value="1.40371536306214E+018" calcext:value-type="float">
            <text:p>1403715363062140000</text:p>
          </table:table-cell>
          <table:table-cell office:value-type="float" office:value="0.39193" calcext:value-type="float">
            <text:p>0.39193</text:p>
          </table:table-cell>
          <table:table-cell office:value-type="float" office:value="1.04107" calcext:value-type="float">
            <text:p>1.04107</text:p>
          </table:table-cell>
          <table:table-cell office:value-type="float" office:value="0.43542" calcext:value-type="float">
            <text:p>0.43542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0.80615" calcext:value-type="float">
            <text:p>0.80615</text:p>
          </table:table-cell>
          <table:table-cell office:value-type="float" office:value="-0.09057" calcext:value-type="float">
            <text:p>-0.09057</text:p>
          </table:table-cell>
          <table:table-cell office:value-type="float" office:value="0.58468" calcext:value-type="float">
            <text:p>0.58468</text:p>
          </table:table-cell>
          <table:table-cell office:value-type="float" office:value="0.14566" calcext:value-type="float">
            <text:p>0.14566</text:p>
          </table:table-cell>
          <table:table-cell office:value-type="float" office:value="0.34534" calcext:value-type="float">
            <text:p>0.34534</text:p>
          </table:table-cell>
          <table:table-cell office:value-type="float" office:value="0.01989" calcext:value-type="float">
            <text:p>0.01989</text:p>
          </table:table-cell>
          <table:table-cell table:number-columns-repeated="5"/>
        </table:table-row>
        <table:table-row table:style-name="ro1">
          <table:table-cell office:value-type="float" office:value="1.40371536316214E+018" calcext:value-type="float">
            <text:p>1403715363162140000</text:p>
          </table:table-cell>
          <table:table-cell office:value-type="float" office:value="0.40294" calcext:value-type="float">
            <text:p>0.40294</text:p>
          </table:table-cell>
          <table:table-cell office:value-type="float" office:value="1.07856" calcext:value-type="float">
            <text:p>1.07856</text:p>
          </table:table-cell>
          <table:table-cell office:value-type="float" office:value="0.43592" calcext:value-type="float">
            <text:p>0.43592</text:p>
          </table:table-cell>
          <table:table-cell office:value-type="float" office:value="-0.00005" calcext:value-type="float">
            <text:p>-0.00005</text:p>
          </table:table-cell>
          <table:table-cell office:value-type="float" office:value="0.80415" calcext:value-type="float">
            <text:p>0.80415</text:p>
          </table:table-cell>
          <table:table-cell office:value-type="float" office:value="-0.11235" calcext:value-type="float">
            <text:p>-0.11235</text:p>
          </table:table-cell>
          <table:table-cell office:value-type="float" office:value="0.58371" calcext:value-type="float">
            <text:p>0.58371</text:p>
          </table:table-cell>
          <table:table-cell office:value-type="float" office:value="0.11084" calcext:value-type="float">
            <text:p>0.11084</text:p>
          </table:table-cell>
          <table:table-cell office:value-type="float" office:value="0.25611" calcext:value-type="float">
            <text:p>0.25611</text:p>
          </table:table-cell>
          <table:table-cell office:value-type="float" office:value="0.02781" calcext:value-type="float">
            <text:p>0.02781</text:p>
          </table:table-cell>
          <table:table-cell table:number-columns-repeated="5"/>
        </table:table-row>
        <table:table-row table:style-name="ro1">
          <table:table-cell office:value-type="float" office:value="1.40371536326214E+018" calcext:value-type="float">
            <text:p>1403715363262140000</text:p>
          </table:table-cell>
          <table:table-cell office:value-type="float" office:value="0.41153" calcext:value-type="float">
            <text:p>0.41153</text:p>
          </table:table-cell>
          <table:table-cell office:value-type="float" office:value="1.1083" calcext:value-type="float">
            <text:p>1.1083</text:p>
          </table:table-cell>
          <table:table-cell office:value-type="float" office:value="0.43882" calcext:value-type="float">
            <text:p>0.43882</text:p>
          </table:table-cell>
          <table:table-cell office:value-type="float" office:value="0.01236" calcext:value-type="float">
            <text:p>0.01236</text:p>
          </table:table-cell>
          <table:table-cell office:value-type="float" office:value="0.80335" calcext:value-type="float">
            <text:p>0.80335</text:p>
          </table:table-cell>
          <table:table-cell office:value-type="float" office:value="-0.12997" calcext:value-type="float">
            <text:p>-0.12997</text:p>
          </table:table-cell>
          <table:table-cell office:value-type="float" office:value="0.58102" calcext:value-type="float">
            <text:p>0.58102</text:p>
          </table:table-cell>
          <table:table-cell office:value-type="float" office:value="0.09262" calcext:value-type="float">
            <text:p>0.09262</text:p>
          </table:table-cell>
          <table:table-cell office:value-type="float" office:value="0.16782" calcext:value-type="float">
            <text:p>0.16782</text:p>
          </table:table-cell>
          <table:table-cell office:value-type="float" office:value="0.05917" calcext:value-type="float">
            <text:p>0.05917</text:p>
          </table:table-cell>
          <table:table-cell table:number-columns-repeated="5"/>
        </table:table-row>
        <table:table-row table:style-name="ro1">
          <table:table-cell office:value-type="float" office:value="1.40371536336214E+018" calcext:value-type="float">
            <text:p>1403715363362140000</text:p>
          </table:table-cell>
          <table:table-cell office:value-type="float" office:value="0.41527" calcext:value-type="float">
            <text:p>0.41527</text:p>
          </table:table-cell>
          <table:table-cell office:value-type="float" office:value="1.12602" calcext:value-type="float">
            <text:p>1.12602</text:p>
          </table:table-cell>
          <table:table-cell office:value-type="float" office:value="0.44671" calcext:value-type="float">
            <text:p>0.44671</text:p>
          </table:table-cell>
          <table:table-cell office:value-type="float" office:value="0.02521" calcext:value-type="float">
            <text:p>0.02521</text:p>
          </table:table-cell>
          <table:table-cell office:value-type="float" office:value="0.80178" calcext:value-type="float">
            <text:p>0.80178</text:p>
          </table:table-cell>
          <table:table-cell office:value-type="float" office:value="-0.14649" calcext:value-type="float">
            <text:p>-0.14649</text:p>
          </table:table-cell>
          <table:table-cell office:value-type="float" office:value="0.57883" calcext:value-type="float">
            <text:p>0.57883</text:p>
          </table:table-cell>
          <table:table-cell office:value-type="float" office:value="0.05684" calcext:value-type="float">
            <text:p>0.05684</text:p>
          </table:table-cell>
          <table:table-cell office:value-type="float" office:value="0.08275" calcext:value-type="float">
            <text:p>0.08275</text:p>
          </table:table-cell>
          <table:table-cell office:value-type="float" office:value="0.08836" calcext:value-type="float">
            <text:p>0.08836</text:p>
          </table:table-cell>
          <table:table-cell table:number-columns-repeated="5"/>
        </table:table-row>
        <table:table-row table:style-name="ro1">
          <table:table-cell office:value-type="float" office:value="1.40371536346214E+018" calcext:value-type="float">
            <text:p>1403715363462140000</text:p>
          </table:table-cell>
          <table:table-cell office:value-type="float" office:value="0.41487" calcext:value-type="float">
            <text:p>0.41487</text:p>
          </table:table-cell>
          <table:table-cell office:value-type="float" office:value="1.13174" calcext:value-type="float">
            <text:p>1.13174</text:p>
          </table:table-cell>
          <table:table-cell office:value-type="float" office:value="0.45806" calcext:value-type="float">
            <text:p>0.45806</text:p>
          </table:table-cell>
          <table:table-cell office:value-type="float" office:value="0.03965" calcext:value-type="float">
            <text:p>0.03965</text:p>
          </table:table-cell>
          <table:table-cell office:value-type="float" office:value="0.79874" calcext:value-type="float">
            <text:p>0.79874</text:p>
          </table:table-cell>
          <table:table-cell office:value-type="float" office:value="-0.16151" calcext:value-type="float">
            <text:p>-0.16151</text:p>
          </table:table-cell>
          <table:table-cell office:value-type="float" office:value="0.57824" calcext:value-type="float">
            <text:p>0.57824</text:p>
          </table:table-cell>
          <table:table-cell office:value-type="float" office:value="0.02431" calcext:value-type="float">
            <text:p>0.02431</text:p>
          </table:table-cell>
          <table:table-cell office:value-type="float" office:value="-0.01167" calcext:value-type="float">
            <text:p>-0.01167</text:p>
          </table:table-cell>
          <table:table-cell office:value-type="float" office:value="0.11013" calcext:value-type="float">
            <text:p>0.11013</text:p>
          </table:table-cell>
          <table:table-cell table:number-columns-repeated="5"/>
        </table:table-row>
        <table:table-row table:style-name="ro1">
          <table:table-cell office:value-type="float" office:value="1.40371536356214E+018" calcext:value-type="float">
            <text:p>1403715363562140000</text:p>
          </table:table-cell>
          <table:table-cell office:value-type="float" office:value="0.41091" calcext:value-type="float">
            <text:p>0.41091</text:p>
          </table:table-cell>
          <table:table-cell office:value-type="float" office:value="1.12728" calcext:value-type="float">
            <text:p>1.12728</text:p>
          </table:table-cell>
          <table:table-cell office:value-type="float" office:value="0.47112" calcext:value-type="float">
            <text:p>0.47112</text:p>
          </table:table-cell>
          <table:table-cell office:value-type="float" office:value="0.05844" calcext:value-type="float">
            <text:p>0.05844</text:p>
          </table:table-cell>
          <table:table-cell office:value-type="float" office:value="0.79594" calcext:value-type="float">
            <text:p>0.79594</text:p>
          </table:table-cell>
          <table:table-cell office:value-type="float" office:value="-0.17448" calcext:value-type="float">
            <text:p>-0.17448</text:p>
          </table:table-cell>
          <table:table-cell office:value-type="float" office:value="0.57674" calcext:value-type="float">
            <text:p>0.57674</text:p>
          </table:table-cell>
          <table:table-cell office:value-type="float" office:value="-0.0076" calcext:value-type="float">
            <text:p>-0.0076</text:p>
          </table:table-cell>
          <table:table-cell office:value-type="float" office:value="-0.0943" calcext:value-type="float">
            <text:p>-0.0943</text:p>
          </table:table-cell>
          <table:table-cell office:value-type="float" office:value="0.13242" calcext:value-type="float">
            <text:p>0.13242</text:p>
          </table:table-cell>
          <table:table-cell table:number-columns-repeated="5"/>
        </table:table-row>
        <table:table-row table:style-name="ro1">
          <table:table-cell office:value-type="float" office:value="1.40371536366214E+018" calcext:value-type="float">
            <text:p>1403715363662140000</text:p>
          </table:table-cell>
          <table:table-cell office:value-type="float" office:value="0.40471" calcext:value-type="float">
            <text:p>0.40471</text:p>
          </table:table-cell>
          <table:table-cell office:value-type="float" office:value="1.11555" calcext:value-type="float">
            <text:p>1.11555</text:p>
          </table:table-cell>
          <table:table-cell office:value-type="float" office:value="0.48533" calcext:value-type="float">
            <text:p>0.48533</text:p>
          </table:table-cell>
          <table:table-cell office:value-type="float" office:value="0.08345" calcext:value-type="float">
            <text:p>0.08345</text:p>
          </table:table-cell>
          <table:table-cell office:value-type="float" office:value="0.79388" calcext:value-type="float">
            <text:p>0.79388</text:p>
          </table:table-cell>
          <table:table-cell office:value-type="float" office:value="-0.18384" calcext:value-type="float">
            <text:p>-0.18384</text:p>
          </table:table-cell>
          <table:table-cell office:value-type="float" office:value="0.57358" calcext:value-type="float">
            <text:p>0.57358</text:p>
          </table:table-cell>
          <table:table-cell office:value-type="float" office:value="-0.03023" calcext:value-type="float">
            <text:p>-0.03023</text:p>
          </table:table-cell>
          <table:table-cell office:value-type="float" office:value="-0.15057" calcext:value-type="float">
            <text:p>-0.15057</text:p>
          </table:table-cell>
          <table:table-cell office:value-type="float" office:value="0.13992" calcext:value-type="float">
            <text:p>0.13992</text:p>
          </table:table-cell>
          <table:table-cell table:number-columns-repeated="5"/>
        </table:table-row>
        <table:table-row table:style-name="ro1">
          <table:table-cell office:value-type="float" office:value="1.40371536376214E+018" calcext:value-type="float">
            <text:p>1403715363762140000</text:p>
          </table:table-cell>
          <table:table-cell office:value-type="float" office:value="0.3964" calcext:value-type="float">
            <text:p>0.3964</text:p>
          </table:table-cell>
          <table:table-cell office:value-type="float" office:value="1.09829" calcext:value-type="float">
            <text:p>1.09829</text:p>
          </table:table-cell>
          <table:table-cell office:value-type="float" office:value="0.49894" calcext:value-type="float">
            <text:p>0.49894</text:p>
          </table:table-cell>
          <table:table-cell office:value-type="float" office:value="0.10503" calcext:value-type="float">
            <text:p>0.10503</text:p>
          </table:table-cell>
          <table:table-cell office:value-type="float" office:value="0.78953" calcext:value-type="float">
            <text:p>0.78953</text:p>
          </table:table-cell>
          <table:table-cell office:value-type="float" office:value="-0.19738" calcext:value-type="float">
            <text:p>-0.19738</text:p>
          </table:table-cell>
          <table:table-cell office:value-type="float" office:value="0.57153" calcext:value-type="float">
            <text:p>0.57153</text:p>
          </table:table-cell>
          <table:table-cell office:value-type="float" office:value="-0.05164" calcext:value-type="float">
            <text:p>-0.05164</text:p>
          </table:table-cell>
          <table:table-cell office:value-type="float" office:value="-0.1832" calcext:value-type="float">
            <text:p>-0.1832</text:p>
          </table:table-cell>
          <table:table-cell office:value-type="float" office:value="0.13888" calcext:value-type="float">
            <text:p>0.13888</text:p>
          </table:table-cell>
          <table:table-cell table:number-columns-repeated="5"/>
        </table:table-row>
        <table:table-row table:style-name="ro1">
          <table:table-cell office:value-type="float" office:value="1.40371536386214E+018" calcext:value-type="float">
            <text:p>1403715363862140000</text:p>
          </table:table-cell>
          <table:table-cell office:value-type="float" office:value="0.38599" calcext:value-type="float">
            <text:p>0.38599</text:p>
          </table:table-cell>
          <table:table-cell office:value-type="float" office:value="1.07807" calcext:value-type="float">
            <text:p>1.07807</text:p>
          </table:table-cell>
          <table:table-cell office:value-type="float" office:value="0.51093" calcext:value-type="float">
            <text:p>0.51093</text:p>
          </table:table-cell>
          <table:table-cell office:value-type="float" office:value="0.12325" calcext:value-type="float">
            <text:p>0.12325</text:p>
          </table:table-cell>
          <table:table-cell office:value-type="float" office:value="0.78361" calcext:value-type="float">
            <text:p>0.78361</text:p>
          </table:table-cell>
          <table:table-cell office:value-type="float" office:value="-0.21646" calcext:value-type="float">
            <text:p>-0.21646</text:p>
          </table:table-cell>
          <table:table-cell office:value-type="float" office:value="0.56914" calcext:value-type="float">
            <text:p>0.56914</text:p>
          </table:table-cell>
          <table:table-cell office:value-type="float" office:value="-0.0725" calcext:value-type="float">
            <text:p>-0.0725</text:p>
          </table:table-cell>
          <table:table-cell office:value-type="float" office:value="-0.20513" calcext:value-type="float">
            <text:p>-0.20513</text:p>
          </table:table-cell>
          <table:table-cell office:value-type="float" office:value="0.12677" calcext:value-type="float">
            <text:p>0.12677</text:p>
          </table:table-cell>
          <table:table-cell table:number-columns-repeated="5"/>
        </table:table-row>
        <table:table-row table:style-name="ro1">
          <table:table-cell office:value-type="float" office:value="1.40371536396214E+018" calcext:value-type="float">
            <text:p>1403715363962140000</text:p>
          </table:table-cell>
          <table:table-cell office:value-type="float" office:value="0.37289" calcext:value-type="float">
            <text:p>0.37289</text:p>
          </table:table-cell>
          <table:table-cell office:value-type="float" office:value="1.05556" calcext:value-type="float">
            <text:p>1.05556</text:p>
          </table:table-cell>
          <table:table-cell office:value-type="float" office:value="0.52272" calcext:value-type="float">
            <text:p>0.52272</text:p>
          </table:table-cell>
          <table:table-cell office:value-type="float" office:value="0.1439" calcext:value-type="float">
            <text:p>0.1439</text:p>
          </table:table-cell>
          <table:table-cell office:value-type="float" office:value="0.77538" calcext:value-type="float">
            <text:p>0.77538</text:p>
          </table:table-cell>
          <table:table-cell office:value-type="float" office:value="-0.23727" calcext:value-type="float">
            <text:p>-0.23727</text:p>
          </table:table-cell>
          <table:table-cell office:value-type="float" office:value="0.56725" calcext:value-type="float">
            <text:p>0.56725</text:p>
          </table:table-cell>
          <table:table-cell office:value-type="float" office:value="-0.10692" calcext:value-type="float">
            <text:p>-0.10692</text:p>
          </table:table-cell>
          <table:table-cell office:value-type="float" office:value="-0.22743" calcext:value-type="float">
            <text:p>-0.22743</text:p>
          </table:table-cell>
          <table:table-cell office:value-type="float" office:value="0.12426" calcext:value-type="float">
            <text:p>0.12426</text:p>
          </table:table-cell>
          <table:table-cell table:number-columns-repeated="5"/>
        </table:table-row>
        <table:table-row table:style-name="ro1">
          <table:table-cell office:value-type="float" office:value="1.40371536406214E+018" calcext:value-type="float">
            <text:p>1403715364062140000</text:p>
          </table:table-cell>
          <table:table-cell office:value-type="float" office:value="0.35692" calcext:value-type="float">
            <text:p>0.35692</text:p>
          </table:table-cell>
          <table:table-cell office:value-type="float" office:value="1.03297" calcext:value-type="float">
            <text:p>1.03297</text:p>
          </table:table-cell>
          <table:table-cell office:value-type="float" office:value="0.53384" calcext:value-type="float">
            <text:p>0.53384</text:p>
          </table:table-cell>
          <table:table-cell office:value-type="float" office:value="0.1633" calcext:value-type="float">
            <text:p>0.1633</text:p>
          </table:table-cell>
          <table:table-cell office:value-type="float" office:value="0.76627" calcext:value-type="float">
            <text:p>0.76627</text:p>
          </table:table-cell>
          <table:table-cell office:value-type="float" office:value="-0.26098" calcext:value-type="float">
            <text:p>-0.26098</text:p>
          </table:table-cell>
          <table:table-cell office:value-type="float" office:value="0.56395" calcext:value-type="float">
            <text:p>0.56395</text:p>
          </table:table-cell>
          <table:table-cell office:value-type="float" office:value="-0.13435" calcext:value-type="float">
            <text:p>-0.13435</text:p>
          </table:table-cell>
          <table:table-cell office:value-type="float" office:value="-0.22749" calcext:value-type="float">
            <text:p>-0.22749</text:p>
          </table:table-cell>
          <table:table-cell office:value-type="float" office:value="0.12619" calcext:value-type="float">
            <text:p>0.12619</text:p>
          </table:table-cell>
          <table:table-cell table:number-columns-repeated="5"/>
        </table:table-row>
        <table:table-row table:style-name="ro1">
          <table:table-cell office:value-type="float" office:value="1.40371536416214E+018" calcext:value-type="float">
            <text:p>1403715364162140000</text:p>
          </table:table-cell>
          <table:table-cell office:value-type="float" office:value="0.33838" calcext:value-type="float">
            <text:p>0.33838</text:p>
          </table:table-cell>
          <table:table-cell office:value-type="float" office:value="1.01261" calcext:value-type="float">
            <text:p>1.01261</text:p>
          </table:table-cell>
          <table:table-cell office:value-type="float" office:value="0.54595" calcext:value-type="float">
            <text:p>0.54595</text:p>
          </table:table-cell>
          <table:table-cell office:value-type="float" office:value="0.17938" calcext:value-type="float">
            <text:p>0.17938</text:p>
          </table:table-cell>
          <table:table-cell office:value-type="float" office:value="0.75727" calcext:value-type="float">
            <text:p>0.75727</text:p>
          </table:table-cell>
          <table:table-cell office:value-type="float" office:value="-0.28154" calcext:value-type="float">
            <text:p>-0.28154</text:p>
          </table:table-cell>
          <table:table-cell office:value-type="float" office:value="0.56134" calcext:value-type="float">
            <text:p>0.56134</text:p>
          </table:table-cell>
          <table:table-cell office:value-type="float" office:value="-0.16899" calcext:value-type="float">
            <text:p>-0.16899</text:p>
          </table:table-cell>
          <table:table-cell office:value-type="float" office:value="-0.20549" calcext:value-type="float">
            <text:p>-0.20549</text:p>
          </table:table-cell>
          <table:table-cell office:value-type="float" office:value="0.11554" calcext:value-type="float">
            <text:p>0.11554</text:p>
          </table:table-cell>
          <table:table-cell table:number-columns-repeated="5"/>
        </table:table-row>
        <table:table-row table:style-name="ro1">
          <table:table-cell office:value-type="float" office:value="1.40371536426214E+018" calcext:value-type="float">
            <text:p>1403715364262140000</text:p>
          </table:table-cell>
          <table:table-cell office:value-type="float" office:value="0.32016" calcext:value-type="float">
            <text:p>0.32016</text:p>
          </table:table-cell>
          <table:table-cell office:value-type="float" office:value="0.99413" calcext:value-type="float">
            <text:p>0.99413</text:p>
          </table:table-cell>
          <table:table-cell office:value-type="float" office:value="0.55659" calcext:value-type="float">
            <text:p>0.55659</text:p>
          </table:table-cell>
          <table:table-cell office:value-type="float" office:value="0.18901" calcext:value-type="float">
            <text:p>0.18901</text:p>
          </table:table-cell>
          <table:table-cell office:value-type="float" office:value="0.75231" calcext:value-type="float">
            <text:p>0.75231</text:p>
          </table:table-cell>
          <table:table-cell office:value-type="float" office:value="-0.29754" calcext:value-type="float">
            <text:p>-0.29754</text:p>
          </table:table-cell>
          <table:table-cell office:value-type="float" office:value="0.55657" calcext:value-type="float">
            <text:p>0.55657</text:p>
          </table:table-cell>
          <table:table-cell office:value-type="float" office:value="-0.17129" calcext:value-type="float">
            <text:p>-0.17129</text:p>
          </table:table-cell>
          <table:table-cell office:value-type="float" office:value="-0.18317" calcext:value-type="float">
            <text:p>-0.18317</text:p>
          </table:table-cell>
          <table:table-cell office:value-type="float" office:value="0.11754" calcext:value-type="float">
            <text:p>0.11754</text:p>
          </table:table-cell>
          <table:table-cell table:number-columns-repeated="5"/>
        </table:table-row>
        <table:table-row table:style-name="ro1">
          <table:table-cell office:value-type="float" office:value="1.40371536436214E+018" calcext:value-type="float">
            <text:p>1403715364362140000</text:p>
          </table:table-cell>
          <table:table-cell office:value-type="float" office:value="0.30281" calcext:value-type="float">
            <text:p>0.30281</text:p>
          </table:table-cell>
          <table:table-cell office:value-type="float" office:value="0.97628" calcext:value-type="float">
            <text:p>0.97628</text:p>
          </table:table-cell>
          <table:table-cell office:value-type="float" office:value="0.56749" calcext:value-type="float">
            <text:p>0.56749</text:p>
          </table:table-cell>
          <table:table-cell office:value-type="float" office:value="0.19069" calcext:value-type="float">
            <text:p>0.19069</text:p>
          </table:table-cell>
          <table:table-cell office:value-type="float" office:value="0.75023" calcext:value-type="float">
            <text:p>0.75023</text:p>
          </table:table-cell>
          <table:table-cell office:value-type="float" office:value="-0.31058" calcext:value-type="float">
            <text:p>-0.31058</text:p>
          </table:table-cell>
          <table:table-cell office:value-type="float" office:value="0.55167" calcext:value-type="float">
            <text:p>0.55167</text:p>
          </table:table-cell>
          <table:table-cell office:value-type="float" office:value="-0.1838" calcext:value-type="float">
            <text:p>-0.1838</text:p>
          </table:table-cell>
          <table:table-cell office:value-type="float" office:value="-0.1708" calcext:value-type="float">
            <text:p>-0.1708</text:p>
          </table:table-cell>
          <table:table-cell office:value-type="float" office:value="0.12683" calcext:value-type="float">
            <text:p>0.12683</text:p>
          </table:table-cell>
          <table:table-cell table:number-columns-repeated="5"/>
        </table:table-row>
        <table:table-row table:style-name="ro1">
          <table:table-cell office:value-type="float" office:value="1.40371536446214E+018" calcext:value-type="float">
            <text:p>1403715364462140000</text:p>
          </table:table-cell>
          <table:table-cell office:value-type="float" office:value="0.28577" calcext:value-type="float">
            <text:p>0.28577</text:p>
          </table:table-cell>
          <table:table-cell office:value-type="float" office:value="0.95721" calcext:value-type="float">
            <text:p>0.95721</text:p>
          </table:table-cell>
          <table:table-cell office:value-type="float" office:value="0.58043" calcext:value-type="float">
            <text:p>0.58043</text:p>
          </table:table-cell>
          <table:table-cell office:value-type="float" office:value="0.18979" calcext:value-type="float">
            <text:p>0.18979</text:p>
          </table:table-cell>
          <table:table-cell office:value-type="float" office:value="0.74871" calcext:value-type="float">
            <text:p>0.74871</text:p>
          </table:table-cell>
          <table:table-cell office:value-type="float" office:value="-0.3187" calcext:value-type="float">
            <text:p>-0.3187</text:p>
          </table:table-cell>
          <table:table-cell office:value-type="float" office:value="0.5494" calcext:value-type="float">
            <text:p>0.5494</text:p>
          </table:table-cell>
          <table:table-cell office:value-type="float" office:value="-0.18602" calcext:value-type="float">
            <text:p>-0.18602</text:p>
          </table:table-cell>
          <table:table-cell office:value-type="float" office:value="-0.19133" calcext:value-type="float">
            <text:p>-0.19133</text:p>
          </table:table-cell>
          <table:table-cell office:value-type="float" office:value="0.13456" calcext:value-type="float">
            <text:p>0.13456</text:p>
          </table:table-cell>
          <table:table-cell table:number-columns-repeated="5"/>
        </table:table-row>
        <table:table-row table:style-name="ro1">
          <table:table-cell office:value-type="float" office:value="1.40371536456214E+018" calcext:value-type="float">
            <text:p>1403715364562140000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0.93572" calcext:value-type="float">
            <text:p>0.93572</text:p>
          </table:table-cell>
          <table:table-cell office:value-type="float" office:value="0.59337" calcext:value-type="float">
            <text:p>0.59337</text:p>
          </table:table-cell>
          <table:table-cell office:value-type="float" office:value="0.18723" calcext:value-type="float">
            <text:p>0.18723</text:p>
          </table:table-cell>
          <table:table-cell office:value-type="float" office:value="0.74791" calcext:value-type="float">
            <text:p>0.74791</text:p>
          </table:table-cell>
          <table:table-cell office:value-type="float" office:value="-0.32246" calcext:value-type="float">
            <text:p>-0.32246</text:p>
          </table:table-cell>
          <table:table-cell office:value-type="float" office:value="0.54918" calcext:value-type="float">
            <text:p>0.54918</text:p>
          </table:table-cell>
          <table:table-cell office:value-type="float" office:value="-0.21352" calcext:value-type="float">
            <text:p>-0.21352</text:p>
          </table:table-cell>
          <table:table-cell office:value-type="float" office:value="-0.21377" calcext:value-type="float">
            <text:p>-0.21377</text:p>
          </table:table-cell>
          <table:table-cell office:value-type="float" office:value="0.15934" calcext:value-type="float">
            <text:p>0.15934</text:p>
          </table:table-cell>
          <table:table-cell table:number-columns-repeated="5"/>
        </table:table-row>
        <table:table-row table:style-name="ro1">
          <table:table-cell office:value-type="float" office:value="1.40371536466214E+018" calcext:value-type="float">
            <text:p>1403715364662140000</text:p>
          </table:table-cell>
          <table:table-cell office:value-type="float" office:value="0.24623" calcext:value-type="float">
            <text:p>0.24623</text:p>
          </table:table-cell>
          <table:table-cell office:value-type="float" office:value="0.91202" calcext:value-type="float">
            <text:p>0.91202</text:p>
          </table:table-cell>
          <table:table-cell office:value-type="float" office:value="0.60769" calcext:value-type="float">
            <text:p>0.60769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74683" calcext:value-type="float">
            <text:p>0.74683</text:p>
          </table:table-cell>
          <table:table-cell office:value-type="float" office:value="-0.32322" calcext:value-type="float">
            <text:p>-0.32322</text:p>
          </table:table-cell>
          <table:table-cell office:value-type="float" office:value="0.54989" calcext:value-type="float">
            <text:p>0.54989</text:p>
          </table:table-cell>
          <table:table-cell office:value-type="float" office:value="-0.22934" calcext:value-type="float">
            <text:p>-0.22934</text:p>
          </table:table-cell>
          <table:table-cell office:value-type="float" office:value="-0.25572" calcext:value-type="float">
            <text:p>-0.25572</text:p>
          </table:table-cell>
          <table:table-cell office:value-type="float" office:value="0.15991" calcext:value-type="float">
            <text:p>0.15991</text:p>
          </table:table-cell>
          <table:table-cell table:number-columns-repeated="5"/>
        </table:table-row>
        <table:table-row table:style-name="ro1">
          <table:table-cell office:value-type="float" office:value="1.40371536476214E+018" calcext:value-type="float">
            <text:p>1403715364762140000</text:p>
          </table:table-cell>
          <table:table-cell office:value-type="float" office:value="0.22109" calcext:value-type="float">
            <text:p>0.22109</text:p>
          </table:table-cell>
          <table:table-cell office:value-type="float" office:value="0.88692" calcext:value-type="float">
            <text:p>0.88692</text:p>
          </table:table-cell>
          <table:table-cell office:value-type="float" office:value="0.62635" calcext:value-type="float">
            <text:p>0.62635</text:p>
          </table:table-cell>
          <table:table-cell office:value-type="float" office:value="0.19971" calcext:value-type="float">
            <text:p>0.19971</text:p>
          </table:table-cell>
          <table:table-cell office:value-type="float" office:value="0.74564" calcext:value-type="float">
            <text:p>0.74564</text:p>
          </table:table-cell>
          <table:table-cell office:value-type="float" office:value="-0.32169" calcext:value-type="float">
            <text:p>-0.32169</text:p>
          </table:table-cell>
          <table:table-cell office:value-type="float" office:value="0.54832" calcext:value-type="float">
            <text:p>0.54832</text:p>
          </table:table-cell>
          <table:table-cell office:value-type="float" office:value="-0.27278" calcext:value-type="float">
            <text:p>-0.27278</text:p>
          </table:table-cell>
          <table:table-cell office:value-type="float" office:value="-0.27544" calcext:value-type="float">
            <text:p>-0.27544</text:p>
          </table:table-cell>
          <table:table-cell office:value-type="float" office:value="0.1727" calcext:value-type="float">
            <text:p>0.1727</text:p>
          </table:table-cell>
          <table:table-cell table:number-columns-repeated="5"/>
        </table:table-row>
        <table:table-row table:style-name="ro1">
          <table:table-cell office:value-type="float" office:value="1.40371536486214E+018" calcext:value-type="float">
            <text:p>1403715364862140000</text:p>
          </table:table-cell>
          <table:table-cell office:value-type="float" office:value="0.19346" calcext:value-type="float">
            <text:p>0.19346</text:p>
          </table:table-cell>
          <table:table-cell office:value-type="float" office:value="0.86018" calcext:value-type="float">
            <text:p>0.86018</text:p>
          </table:table-cell>
          <table:table-cell office:value-type="float" office:value="0.64236" calcext:value-type="float">
            <text:p>0.64236</text:p>
          </table:table-cell>
          <table:table-cell office:value-type="float" office:value="0.21466" calcext:value-type="float">
            <text:p>0.21466</text:p>
          </table:table-cell>
          <table:table-cell office:value-type="float" office:value="0.74746" calcext:value-type="float">
            <text:p>0.74746</text:p>
          </table:table-cell>
          <table:table-cell office:value-type="float" office:value="-0.32168" calcext:value-type="float">
            <text:p>-0.32168</text:p>
          </table:table-cell>
          <table:table-cell office:value-type="float" office:value="0.54013" calcext:value-type="float">
            <text:p>0.54013</text:p>
          </table:table-cell>
          <table:table-cell office:value-type="float" office:value="-0.27612" calcext:value-type="float">
            <text:p>-0.27612</text:p>
          </table:table-cell>
          <table:table-cell office:value-type="float" office:value="-0.26933" calcext:value-type="float">
            <text:p>-0.26933</text:p>
          </table:table-cell>
          <table:table-cell office:value-type="float" office:value="0.15606" calcext:value-type="float">
            <text:p>0.15606</text:p>
          </table:table-cell>
          <table:table-cell table:number-columns-repeated="5"/>
        </table:table-row>
        <table:table-row table:style-name="ro1">
          <table:table-cell office:value-type="float" office:value="1.40371536496214E+018" calcext:value-type="float">
            <text:p>1403715364962140000</text:p>
          </table:table-cell>
          <table:table-cell office:value-type="float" office:value="0.16395" calcext:value-type="float">
            <text:p>0.16395</text:p>
          </table:table-cell>
          <table:table-cell office:value-type="float" office:value="0.83523" calcext:value-type="float">
            <text:p>0.83523</text:p>
          </table:table-cell>
          <table:table-cell office:value-type="float" office:value="0.65832" calcext:value-type="float">
            <text:p>0.65832</text:p>
          </table:table-cell>
          <table:table-cell office:value-type="float" office:value="0.22651" calcext:value-type="float">
            <text:p>0.22651</text:p>
          </table:table-cell>
          <table:table-cell office:value-type="float" office:value="0.74776" calcext:value-type="float">
            <text:p>0.74776</text:p>
          </table:table-cell>
          <table:table-cell office:value-type="float" office:value="-0.32663" calcext:value-type="float">
            <text:p>-0.32663</text:p>
          </table:table-cell>
          <table:table-cell office:value-type="float" office:value="0.53185" calcext:value-type="float">
            <text:p>0.53185</text:p>
          </table:table-cell>
          <table:table-cell office:value-type="float" office:value="-0.27248" calcext:value-type="float">
            <text:p>-0.27248</text:p>
          </table:table-cell>
          <table:table-cell office:value-type="float" office:value="-0.2628" calcext:value-type="float">
            <text:p>-0.2628</text:p>
          </table:table-cell>
          <table:table-cell office:value-type="float" office:value="0.16239" calcext:value-type="float">
            <text:p>0.16239</text:p>
          </table:table-cell>
          <table:table-cell table:number-columns-repeated="5"/>
        </table:table-row>
        <table:table-row table:style-name="ro1">
          <table:table-cell office:value-type="float" office:value="1.40371536506214E+018" calcext:value-type="float">
            <text:p>1403715365062140000</text:p>
          </table:table-cell>
          <table:table-cell office:value-type="float" office:value="0.13537" calcext:value-type="float">
            <text:p>0.13537</text:p>
          </table:table-cell>
          <table:table-cell office:value-type="float" office:value="0.80963" calcext:value-type="float">
            <text:p>0.80963</text:p>
          </table:table-cell>
          <table:table-cell office:value-type="float" office:value="0.67369" calcext:value-type="float">
            <text:p>0.67369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74561" calcext:value-type="float">
            <text:p>0.74561</text:p>
          </table:table-cell>
          <table:table-cell office:value-type="float" office:value="-0.33581" calcext:value-type="float">
            <text:p>-0.33581</text:p>
          </table:table-cell>
          <table:table-cell office:value-type="float" office:value="0.52537" calcext:value-type="float">
            <text:p>0.52537</text:p>
          </table:table-cell>
          <table:table-cell office:value-type="float" office:value="-0.26213" calcext:value-type="float">
            <text:p>-0.26213</text:p>
          </table:table-cell>
          <table:table-cell office:value-type="float" office:value="-0.25987" calcext:value-type="float">
            <text:p>-0.25987</text:p>
          </table:table-cell>
          <table:table-cell office:value-type="float" office:value="0.16406" calcext:value-type="float">
            <text:p>0.16406</text:p>
          </table:table-cell>
          <table:table-cell table:number-columns-repeated="5"/>
        </table:table-row>
        <table:table-row table:style-name="ro1">
          <table:table-cell office:value-type="float" office:value="1.40371536516214E+018" calcext:value-type="float">
            <text:p>1403715365162140000</text:p>
          </table:table-cell>
          <table:table-cell office:value-type="float" office:value="0.10774" calcext:value-type="float">
            <text:p>0.10774</text:p>
          </table:table-cell>
          <table:table-cell office:value-type="float" office:value="0.78685" calcext:value-type="float">
            <text:p>0.78685</text:p>
          </table:table-cell>
          <table:table-cell office:value-type="float" office:value="0.68964" calcext:value-type="float">
            <text:p>0.68964</text:p>
          </table:table-cell>
          <table:table-cell office:value-type="float" office:value="0.24532" calcext:value-type="float">
            <text:p>0.24532</text:p>
          </table:table-cell>
          <table:table-cell office:value-type="float" office:value="0.73845" calcext:value-type="float">
            <text:p>0.73845</text:p>
          </table:table-cell>
          <table:table-cell office:value-type="float" office:value="-0.34606" calcext:value-type="float">
            <text:p>-0.34606</text:p>
          </table:table-cell>
          <table:table-cell office:value-type="float" office:value="0.52417" calcext:value-type="float">
            <text:p>0.52417</text:p>
          </table:table-cell>
          <table:table-cell office:value-type="float" office:value="-0.25088" calcext:value-type="float">
            <text:p>-0.25088</text:p>
          </table:table-cell>
          <table:table-cell office:value-type="float" office:value="-0.24218" calcext:value-type="float">
            <text:p>-0.24218</text:p>
          </table:table-cell>
          <table:table-cell office:value-type="float" office:value="0.17281" calcext:value-type="float">
            <text:p>0.17281</text:p>
          </table:table-cell>
          <table:table-cell table:number-columns-repeated="5"/>
        </table:table-row>
        <table:table-row table:style-name="ro1">
          <table:table-cell office:value-type="float" office:value="1.40371536526214E+018" calcext:value-type="float">
            <text:p>1403715365262140000</text:p>
          </table:table-cell>
          <table:table-cell office:value-type="float" office:value="0.0824" calcext:value-type="float">
            <text:p>0.0824</text:p>
          </table:table-cell>
          <table:table-cell office:value-type="float" office:value="0.76742" calcext:value-type="float">
            <text:p>0.76742</text:p>
          </table:table-cell>
          <table:table-cell office:value-type="float" office:value="0.70671" calcext:value-type="float">
            <text:p>0.70671</text:p>
          </table:table-cell>
          <table:table-cell office:value-type="float" office:value="0.25559" calcext:value-type="float">
            <text:p>0.25559</text:p>
          </table:table-cell>
          <table:table-cell office:value-type="float" office:value="0.73077" calcext:value-type="float">
            <text:p>0.73077</text:p>
          </table:table-cell>
          <table:table-cell office:value-type="float" office:value="-0.35584" calcext:value-type="float">
            <text:p>-0.35584</text:p>
          </table:table-cell>
          <table:table-cell office:value-type="float" office:value="0.52347" calcext:value-type="float">
            <text:p>0.52347</text:p>
          </table:table-cell>
          <table:table-cell office:value-type="float" office:value="-0.23036" calcext:value-type="float">
            <text:p>-0.23036</text:p>
          </table:table-cell>
          <table:table-cell office:value-type="float" office:value="-0.21471" calcext:value-type="float">
            <text:p>-0.21471</text:p>
          </table:table-cell>
          <table:table-cell office:value-type="float" office:value="0.15538" calcext:value-type="float">
            <text:p>0.15538</text:p>
          </table:table-cell>
          <table:table-cell table:number-columns-repeated="5"/>
        </table:table-row>
        <table:table-row table:style-name="ro1">
          <table:table-cell office:value-type="float" office:value="1.40371536536214E+018" calcext:value-type="float">
            <text:p>1403715365362140000</text:p>
          </table:table-cell>
          <table:table-cell office:value-type="float" office:value="0.05994" calcext:value-type="float">
            <text:p>0.05994</text:p>
          </table:table-cell>
          <table:table-cell office:value-type="float" office:value="0.75094" calcext:value-type="float">
            <text:p>0.75094</text:p>
          </table:table-cell>
          <table:table-cell office:value-type="float" office:value="0.72162" calcext:value-type="float">
            <text:p>0.72162</text:p>
          </table:table-cell>
          <table:table-cell office:value-type="float" office:value="0.26347" calcext:value-type="float">
            <text:p>0.26347</text:p>
          </table:table-cell>
          <table:table-cell office:value-type="float" office:value="0.72505" calcext:value-type="float">
            <text:p>0.72505</text:p>
          </table:table-cell>
          <table:table-cell office:value-type="float" office:value="-0.36391" calcext:value-type="float">
            <text:p>-0.36391</text:p>
          </table:table-cell>
          <table:table-cell office:value-type="float" office:value="0.52197" calcext:value-type="float">
            <text:p>0.52197</text:p>
          </table:table-cell>
          <table:table-cell office:value-type="float" office:value="-0.20838" calcext:value-type="float">
            <text:p>-0.20838</text:p>
          </table:table-cell>
          <table:table-cell office:value-type="float" office:value="-0.17959" calcext:value-type="float">
            <text:p>-0.17959</text:p>
          </table:table-cell>
          <table:table-cell office:value-type="float" office:value="0.13322" calcext:value-type="float">
            <text:p>0.13322</text:p>
          </table:table-cell>
          <table:table-cell table:number-columns-repeated="5"/>
        </table:table-row>
        <table:table-row table:style-name="ro1">
          <table:table-cell office:value-type="float" office:value="1.40371536546214E+018" calcext:value-type="float">
            <text:p>1403715365462140000</text:p>
          </table:table-cell>
          <table:table-cell office:value-type="float" office:value="0.03828" calcext:value-type="float">
            <text:p>0.03828</text:p>
          </table:table-cell>
          <table:table-cell office:value-type="float" office:value="0.73869" calcext:value-type="float">
            <text:p>0.73869</text:p>
          </table:table-cell>
          <table:table-cell office:value-type="float" office:value="0.73563" calcext:value-type="float">
            <text:p>0.73563</text:p>
          </table:table-cell>
          <table:table-cell office:value-type="float" office:value="0.26978" calcext:value-type="float">
            <text:p>0.26978</text:p>
          </table:table-cell>
          <table:table-cell office:value-type="float" office:value="0.71795" calcext:value-type="float">
            <text:p>0.71795</text:p>
          </table:table-cell>
          <table:table-cell office:value-type="float" office:value="-0.3754" calcext:value-type="float">
            <text:p>-0.3754</text:p>
          </table:table-cell>
          <table:table-cell office:value-type="float" office:value="0.52042" calcext:value-type="float">
            <text:p>0.52042</text:p>
          </table:table-cell>
          <table:table-cell office:value-type="float" office:value="-0.20686" calcext:value-type="float">
            <text:p>-0.20686</text:p>
          </table:table-cell>
          <table:table-cell office:value-type="float" office:value="-0.14406" calcext:value-type="float">
            <text:p>-0.14406</text:p>
          </table:table-cell>
          <table:table-cell office:value-type="float" office:value="0.11584" calcext:value-type="float">
            <text:p>0.11584</text:p>
          </table:table-cell>
          <table:table-cell table:number-columns-repeated="5"/>
        </table:table-row>
        <table:table-row table:style-name="ro1">
          <table:table-cell office:value-type="float" office:value="1.40371536556214E+018" calcext:value-type="float">
            <text:p>1403715365562140000</text:p>
          </table:table-cell>
          <table:table-cell office:value-type="float" office:value="0.01729" calcext:value-type="float">
            <text:p>0.01729</text:p>
          </table:table-cell>
          <table:table-cell office:value-type="float" office:value="0.72978" calcext:value-type="float">
            <text:p>0.72978</text:p>
          </table:table-cell>
          <table:table-cell office:value-type="float" office:value="0.74817" calcext:value-type="float">
            <text:p>0.74817</text:p>
          </table:table-cell>
          <table:table-cell office:value-type="float" office:value="0.27839" calcext:value-type="float">
            <text:p>0.27839</text:p>
          </table:table-cell>
          <table:table-cell office:value-type="float" office:value="0.7096" calcext:value-type="float">
            <text:p>0.7096</text:p>
          </table:table-cell>
          <table:table-cell office:value-type="float" office:value="-0.38915" calcext:value-type="float">
            <text:p>-0.38915</text:p>
          </table:table-cell>
          <table:table-cell office:value-type="float" office:value="0.51723" calcext:value-type="float">
            <text:p>0.51723</text:p>
          </table:table-cell>
          <table:table-cell office:value-type="float" office:value="-0.20647" calcext:value-type="float">
            <text:p>-0.20647</text:p>
          </table:table-cell>
          <table:table-cell office:value-type="float" office:value="-0.11491" calcext:value-type="float">
            <text:p>-0.11491</text:p>
          </table:table-cell>
          <table:table-cell office:value-type="float" office:value="0.10456" calcext:value-type="float">
            <text:p>0.10456</text:p>
          </table:table-cell>
          <table:table-cell table:number-columns-repeated="5"/>
        </table:table-row>
        <table:table-row table:style-name="ro1">
          <table:table-cell office:value-type="float" office:value="1.40371536566214E+018" calcext:value-type="float">
            <text:p>1403715365662140000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0.72371" calcext:value-type="float">
            <text:p>0.72371</text:p>
          </table:table-cell>
          <table:table-cell office:value-type="float" office:value="0.75904" calcext:value-type="float">
            <text:p>0.75904</text:p>
          </table:table-cell>
          <table:table-cell office:value-type="float" office:value="0.28415" calcext:value-type="float">
            <text:p>0.28415</text:p>
          </table:table-cell>
          <table:table-cell office:value-type="float" office:value="0.69737" calcext:value-type="float">
            <text:p>0.69737</text:p>
          </table:table-cell>
          <table:table-cell office:value-type="float" office:value="-0.40909" calcext:value-type="float">
            <text:p>-0.40909</text:p>
          </table:table-cell>
          <table:table-cell office:value-type="float" office:value="0.51534" calcext:value-type="float">
            <text:p>0.51534</text:p>
          </table:table-cell>
          <table:table-cell office:value-type="float" office:value="-0.21516" calcext:value-type="float">
            <text:p>-0.21516</text:p>
          </table:table-cell>
          <table:table-cell office:value-type="float" office:value="-0.08909" calcext:value-type="float">
            <text:p>-0.08909</text:p>
          </table:table-cell>
          <table:table-cell office:value-type="float" office:value="0.0941" calcext:value-type="float">
            <text:p>0.0941</text:p>
          </table:table-cell>
          <table:table-cell table:number-columns-repeated="5"/>
        </table:table-row>
        <table:table-row table:style-name="ro1">
          <table:table-cell office:value-type="float" office:value="1.40371536576214E+018" calcext:value-type="float">
            <text:p>1403715365762140000</text:p>
          </table:table-cell>
          <table:table-cell office:value-type="float" office:value="-0.02951" calcext:value-type="float">
            <text:p>-0.02951</text:p>
          </table:table-cell>
          <table:table-cell office:value-type="float" office:value="0.71928" calcext:value-type="float">
            <text:p>0.71928</text:p>
          </table:table-cell>
          <table:table-cell office:value-type="float" office:value="0.7675" calcext:value-type="float">
            <text:p>0.7675</text:p>
          </table:table-cell>
          <table:table-cell office:value-type="float" office:value="0.29038" calcext:value-type="float">
            <text:p>0.29038</text:p>
          </table:table-cell>
          <table:table-cell office:value-type="float" office:value="0.68348" calcext:value-type="float">
            <text:p>0.68348</text:p>
          </table:table-cell>
          <table:table-cell office:value-type="float" office:value="-0.43141" calcext:value-type="float">
            <text:p>-0.43141</text:p>
          </table:table-cell>
          <table:table-cell office:value-type="float" office:value="0.51227" calcext:value-type="float">
            <text:p>0.51227</text:p>
          </table:table-cell>
          <table:table-cell office:value-type="float" office:value="-0.24454" calcext:value-type="float">
            <text:p>-0.24454</text:p>
          </table:table-cell>
          <table:table-cell office:value-type="float" office:value="-0.07965" calcext:value-type="float">
            <text:p>-0.07965</text:p>
          </table:table-cell>
          <table:table-cell office:value-type="float" office:value="0.07923" calcext:value-type="float">
            <text:p>0.07923</text:p>
          </table:table-cell>
          <table:table-cell table:number-columns-repeated="5"/>
        </table:table-row>
        <table:table-row table:style-name="ro1">
          <table:table-cell office:value-type="float" office:value="1.40371536586214E+018" calcext:value-type="float">
            <text:p>1403715365862140000</text:p>
          </table:table-cell>
          <table:table-cell office:value-type="float" office:value="-0.05555" calcext:value-type="float">
            <text:p>-0.05555</text:p>
          </table:table-cell>
          <table:table-cell office:value-type="float" office:value="0.71803" calcext:value-type="float">
            <text:p>0.71803</text:p>
          </table:table-cell>
          <table:table-cell office:value-type="float" office:value="0.77404" calcext:value-type="float">
            <text:p>0.77404</text:p>
          </table:table-cell>
          <table:table-cell office:value-type="float" office:value="0.29923" calcext:value-type="float">
            <text:p>0.29923</text:p>
          </table:table-cell>
          <table:table-cell office:value-type="float" office:value="0.67089" calcext:value-type="float">
            <text:p>0.67089</text:p>
          </table:table-cell>
          <table:table-cell office:value-type="float" office:value="-0.451" calcext:value-type="float">
            <text:p>-0.451</text:p>
          </table:table-cell>
          <table:table-cell office:value-type="float" office:value="0.50692" calcext:value-type="float">
            <text:p>0.50692</text:p>
          </table:table-cell>
          <table:table-cell office:value-type="float" office:value="-0.27108" calcext:value-type="float">
            <text:p>-0.27108</text:p>
          </table:table-cell>
          <table:table-cell office:value-type="float" office:value="-0.05274" calcext:value-type="float">
            <text:p>-0.05274</text:p>
          </table:table-cell>
          <table:table-cell office:value-type="float" office:value="0.07355" calcext:value-type="float">
            <text:p>0.07355</text:p>
          </table:table-cell>
          <table:table-cell table:number-columns-repeated="5"/>
        </table:table-row>
        <table:table-row table:style-name="ro1">
          <table:table-cell office:value-type="float" office:value="1.40371536596214E+018" calcext:value-type="float">
            <text:p>1403715365962140000</text:p>
          </table:table-cell>
          <table:table-cell office:value-type="float" office:value="-0.08318" calcext:value-type="float">
            <text:p>-0.08318</text:p>
          </table:table-cell>
          <table:table-cell office:value-type="float" office:value="0.71751" calcext:value-type="float">
            <text:p>0.71751</text:p>
          </table:table-cell>
          <table:table-cell office:value-type="float" office:value="0.78013" calcext:value-type="float">
            <text:p>0.78013</text:p>
          </table:table-cell>
          <table:table-cell office:value-type="float" office:value="0.30662" calcext:value-type="float">
            <text:p>0.30662</text:p>
          </table:table-cell>
          <table:table-cell office:value-type="float" office:value="0.66107" calcext:value-type="float">
            <text:p>0.66107</text:p>
          </table:table-cell>
          <table:table-cell office:value-type="float" office:value="-0.46672" calcext:value-type="float">
            <text:p>-0.46672</text:p>
          </table:table-cell>
          <table:table-cell office:value-type="float" office:value="0.50113" calcext:value-type="float">
            <text:p>0.50113</text:p>
          </table:table-cell>
          <table:table-cell office:value-type="float" office:value="-0.29335" calcext:value-type="float">
            <text:p>-0.29335</text:p>
          </table:table-cell>
          <table:table-cell office:value-type="float" office:value="-0.0373" calcext:value-type="float">
            <text:p>-0.0373</text:p>
          </table:table-cell>
          <table:table-cell office:value-type="float" office:value="0.05014" calcext:value-type="float">
            <text:p>0.05014</text:p>
          </table:table-cell>
          <table:table-cell table:number-columns-repeated="5"/>
        </table:table-row>
        <table:table-row table:style-name="ro1">
          <table:table-cell office:value-type="float" office:value="1.40371536606214E+018" calcext:value-type="float">
            <text:p>1403715366062140000</text:p>
          </table:table-cell>
          <table:table-cell office:value-type="float" office:value="-0.11336" calcext:value-type="float">
            <text:p>-0.11336</text:p>
          </table:table-cell>
          <table:table-cell office:value-type="float" office:value="0.71699" calcext:value-type="float">
            <text:p>0.71699</text:p>
          </table:table-cell>
          <table:table-cell office:value-type="float" office:value="0.78491" calcext:value-type="float">
            <text:p>0.78491</text:p>
          </table:table-cell>
          <table:table-cell office:value-type="float" office:value="0.30816" calcext:value-type="float">
            <text:p>0.30816</text:p>
          </table:table-cell>
          <table:table-cell office:value-type="float" office:value="0.65117" calcext:value-type="float">
            <text:p>0.65117</text:p>
          </table:table-cell>
          <table:table-cell office:value-type="float" office:value="-0.48046" calcext:value-type="float">
            <text:p>-0.48046</text:p>
          </table:table-cell>
          <table:table-cell office:value-type="float" office:value="0.50016" calcext:value-type="float">
            <text:p>0.50016</text:p>
          </table:table-cell>
          <table:table-cell office:value-type="float" office:value="-0.32142" calcext:value-type="float">
            <text:p>-0.32142</text:p>
          </table:table-cell>
          <table:table-cell office:value-type="float" office:value="-0.02673" calcext:value-type="float">
            <text:p>-0.02673</text:p>
          </table:table-cell>
          <table:table-cell office:value-type="float" office:value="0.03447" calcext:value-type="float">
            <text:p>0.03447</text:p>
          </table:table-cell>
          <table:table-cell table:number-columns-repeated="5"/>
        </table:table-row>
        <table:table-row table:style-name="ro1">
          <table:table-cell office:value-type="float" office:value="1.40371536616214E+018" calcext:value-type="float">
            <text:p>1403715366162140000</text:p>
          </table:table-cell>
          <table:table-cell office:value-type="float" office:value="-0.14699" calcext:value-type="float">
            <text:p>-0.14699</text:p>
          </table:table-cell>
          <table:table-cell office:value-type="float" office:value="0.71712" calcext:value-type="float">
            <text:p>0.71712</text:p>
          </table:table-cell>
          <table:table-cell office:value-type="float" office:value="0.7883" calcext:value-type="float">
            <text:p>0.7883</text:p>
          </table:table-cell>
          <table:table-cell office:value-type="float" office:value="0.30915" calcext:value-type="float">
            <text:p>0.30915</text:p>
          </table:table-cell>
          <table:table-cell office:value-type="float" office:value="0.64334" calcext:value-type="float">
            <text:p>0.64334</text:p>
          </table:table-cell>
          <table:table-cell office:value-type="float" office:value="-0.49029" calcext:value-type="float">
            <text:p>-0.49029</text:p>
          </table:table-cell>
          <table:table-cell office:value-type="float" office:value="0.50015" calcext:value-type="float">
            <text:p>0.50015</text:p>
          </table:table-cell>
          <table:table-cell office:value-type="float" office:value="-0.37802" calcext:value-type="float">
            <text:p>-0.37802</text:p>
          </table:table-cell>
          <table:table-cell office:value-type="float" office:value="-0.01537" calcext:value-type="float">
            <text:p>-0.01537</text:p>
          </table:table-cell>
          <table:table-cell office:value-type="float" office:value="0.02713" calcext:value-type="float">
            <text:p>0.02713</text:p>
          </table:table-cell>
          <table:table-cell table:number-columns-repeated="5"/>
        </table:table-row>
        <table:table-row table:style-name="ro1">
          <table:table-cell office:value-type="float" office:value="1.40371536626214E+018" calcext:value-type="float">
            <text:p>1403715366262140000</text:p>
          </table:table-cell>
          <table:table-cell office:value-type="float" office:value="-0.18598" calcext:value-type="float">
            <text:p>-0.18598</text:p>
          </table:table-cell>
          <table:table-cell office:value-type="float" office:value="0.7174" calcext:value-type="float">
            <text:p>0.7174</text:p>
          </table:table-cell>
          <table:table-cell office:value-type="float" office:value="0.79235" calcext:value-type="float">
            <text:p>0.79235</text:p>
          </table:table-cell>
          <table:table-cell office:value-type="float" office:value="0.31218" calcext:value-type="float">
            <text:p>0.31218</text:p>
          </table:table-cell>
          <table:table-cell office:value-type="float" office:value="0.63914" calcext:value-type="float">
            <text:p>0.63914</text:p>
          </table:table-cell>
          <table:table-cell office:value-type="float" office:value="-0.49453" calcext:value-type="float">
            <text:p>-0.49453</text:p>
          </table:table-cell>
          <table:table-cell office:value-type="float" office:value="0.49948" calcext:value-type="float">
            <text:p>0.49948</text:p>
          </table:table-cell>
          <table:table-cell office:value-type="float" office:value="-0.43324" calcext:value-type="float">
            <text:p>-0.43324</text:p>
          </table:table-cell>
          <table:table-cell office:value-type="float" office:value="-0.00981" calcext:value-type="float">
            <text:p>-0.00981</text:p>
          </table:table-cell>
          <table:table-cell office:value-type="float" office:value="0.0266" calcext:value-type="float">
            <text:p>0.0266</text:p>
          </table:table-cell>
          <table:table-cell table:number-columns-repeated="5"/>
        </table:table-row>
        <table:table-row table:style-name="ro1">
          <table:table-cell office:value-type="float" office:value="1.40371536636214E+018" calcext:value-type="float">
            <text:p>1403715366362140000</text:p>
          </table:table-cell>
          <table:table-cell office:value-type="float" office:value="-0.22958" calcext:value-type="float">
            <text:p>-0.22958</text:p>
          </table:table-cell>
          <table:table-cell office:value-type="float" office:value="0.71663" calcext:value-type="float">
            <text:p>0.71663</text:p>
          </table:table-cell>
          <table:table-cell office:value-type="float" office:value="0.79671" calcext:value-type="float">
            <text:p>0.79671</text:p>
          </table:table-cell>
          <table:table-cell office:value-type="float" office:value="0.31699" calcext:value-type="float">
            <text:p>0.31699</text:p>
          </table:table-cell>
          <table:table-cell office:value-type="float" office:value="0.6388" calcext:value-type="float">
            <text:p>0.6388</text:p>
          </table:table-cell>
          <table:table-cell office:value-type="float" office:value="-0.49468" calcext:value-type="float">
            <text:p>-0.49468</text:p>
          </table:table-cell>
          <table:table-cell office:value-type="float" office:value="0.49673" calcext:value-type="float">
            <text:p>0.49673</text:p>
          </table:table-cell>
          <table:table-cell office:value-type="float" office:value="-0.47329" calcext:value-type="float">
            <text:p>-0.47329</text:p>
          </table:table-cell>
          <table:table-cell office:value-type="float" office:value="-0.00888" calcext:value-type="float">
            <text:p>-0.00888</text:p>
          </table:table-cell>
          <table:table-cell office:value-type="float" office:value="0.023" calcext:value-type="float">
            <text:p>0.023</text:p>
          </table:table-cell>
          <table:table-cell table:number-columns-repeated="5"/>
        </table:table-row>
        <table:table-row table:style-name="ro1">
          <table:table-cell office:value-type="float" office:value="1.40371536646214E+018" calcext:value-type="float">
            <text:p>1403715366462140000</text:p>
          </table:table-cell>
          <table:table-cell office:value-type="float" office:value="-0.27742" calcext:value-type="float">
            <text:p>-0.27742</text:p>
          </table:table-cell>
          <table:table-cell office:value-type="float" office:value="0.71593" calcext:value-type="float">
            <text:p>0.71593</text:p>
          </table:table-cell>
          <table:table-cell office:value-type="float" office:value="0.80028" calcext:value-type="float">
            <text:p>0.80028</text:p>
          </table:table-cell>
          <table:table-cell office:value-type="float" office:value="0.32284" calcext:value-type="float">
            <text:p>0.32284</text:p>
          </table:table-cell>
          <table:table-cell office:value-type="float" office:value="0.64377" calcext:value-type="float">
            <text:p>0.64377</text:p>
          </table:table-cell>
          <table:table-cell office:value-type="float" office:value="-0.49189" calcext:value-type="float">
            <text:p>-0.49189</text:p>
          </table:table-cell>
          <table:table-cell office:value-type="float" office:value="0.48926" calcext:value-type="float">
            <text:p>0.48926</text:p>
          </table:table-cell>
          <table:table-cell office:value-type="float" office:value="-0.51722" calcext:value-type="float">
            <text:p>-0.51722</text:p>
          </table:table-cell>
          <table:table-cell office:value-type="float" office:value="-0.00456" calcext:value-type="float">
            <text:p>-0.00456</text:p>
          </table:table-cell>
          <table:table-cell office:value-type="float" office:value="0.01836" calcext:value-type="float">
            <text:p>0.01836</text:p>
          </table:table-cell>
          <table:table-cell table:number-columns-repeated="5"/>
        </table:table-row>
        <table:table-row table:style-name="ro1">
          <table:table-cell office:value-type="float" office:value="1.40371536656214E+018" calcext:value-type="float">
            <text:p>1403715366562140000</text:p>
          </table:table-cell>
          <table:table-cell office:value-type="float" office:value="-0.32787" calcext:value-type="float">
            <text:p>-0.32787</text:p>
          </table:table-cell>
          <table:table-cell office:value-type="float" office:value="0.71477" calcext:value-type="float">
            <text:p>0.71477</text:p>
          </table:table-cell>
          <table:table-cell office:value-type="float" office:value="0.80343" calcext:value-type="float">
            <text:p>0.80343</text:p>
          </table:table-cell>
          <table:table-cell office:value-type="float" office:value="0.3276" calcext:value-type="float">
            <text:p>0.3276</text:p>
          </table:table-cell>
          <table:table-cell office:value-type="float" office:value="0.64949" calcext:value-type="float">
            <text:p>0.64949</text:p>
          </table:table-cell>
          <table:table-cell office:value-type="float" office:value="-0.48799" calcext:value-type="float">
            <text:p>-0.48799</text:p>
          </table:table-cell>
          <table:table-cell office:value-type="float" office:value="0.4824" calcext:value-type="float">
            <text:p>0.4824</text:p>
          </table:table-cell>
          <table:table-cell office:value-type="float" office:value="-0.52197" calcext:value-type="float">
            <text:p>-0.52197</text:p>
          </table:table-cell>
          <table:table-cell office:value-type="float" office:value="-0.00106" calcext:value-type="float">
            <text:p>-0.00106</text:p>
          </table:table-cell>
          <table:table-cell office:value-type="float" office:value="0.00727" calcext:value-type="float">
            <text:p>0.00727</text:p>
          </table:table-cell>
          <table:table-cell table:number-columns-repeated="5"/>
        </table:table-row>
        <table:table-row table:style-name="ro1">
          <table:table-cell office:value-type="float" office:value="1.40371536666214E+018" calcext:value-type="float">
            <text:p>1403715366662140000</text:p>
          </table:table-cell>
          <table:table-cell office:value-type="float" office:value="-0.37872" calcext:value-type="float">
            <text:p>-0.37872</text:p>
          </table:table-cell>
          <table:table-cell office:value-type="float" office:value="0.71275" calcext:value-type="float">
            <text:p>0.71275</text:p>
          </table:table-cell>
          <table:table-cell office:value-type="float" office:value="0.80413" calcext:value-type="float">
            <text:p>0.80413</text:p>
          </table:table-cell>
          <table:table-cell office:value-type="float" office:value="0.32841" calcext:value-type="float">
            <text:p>0.32841</text:p>
          </table:table-cell>
          <table:table-cell office:value-type="float" office:value="0.65501" calcext:value-type="float">
            <text:p>0.65501</text:p>
          </table:table-cell>
          <table:table-cell office:value-type="float" office:value="-0.48563" calcext:value-type="float">
            <text:p>-0.48563</text:p>
          </table:table-cell>
          <table:table-cell office:value-type="float" office:value="0.47672" calcext:value-type="float">
            <text:p>0.47672</text:p>
          </table:table-cell>
          <table:table-cell office:value-type="float" office:value="-0.5103" calcext:value-type="float">
            <text:p>-0.5103</text:p>
          </table:table-cell>
          <table:table-cell office:value-type="float" office:value="-0.01806" calcext:value-type="float">
            <text:p>-0.01806</text:p>
          </table:table-cell>
          <table:table-cell office:value-type="float" office:value="-0.00849" calcext:value-type="float">
            <text:p>-0.00849</text:p>
          </table:table-cell>
          <table:table-cell table:number-columns-repeated="5"/>
        </table:table-row>
        <table:table-row table:style-name="ro1">
          <table:table-cell office:value-type="float" office:value="1.40371536676214E+018" calcext:value-type="float">
            <text:p>1403715366762140000</text:p>
          </table:table-cell>
          <table:table-cell office:value-type="float" office:value="-0.42865" calcext:value-type="float">
            <text:p>-0.42865</text:p>
          </table:table-cell>
          <table:table-cell office:value-type="float" office:value="0.70631" calcext:value-type="float">
            <text:p>0.70631</text:p>
          </table:table-cell>
          <table:table-cell office:value-type="float" office:value="0.80674" calcext:value-type="float">
            <text:p>0.80674</text:p>
          </table:table-cell>
          <table:table-cell office:value-type="float" office:value="0.32574" calcext:value-type="float">
            <text:p>0.32574</text:p>
          </table:table-cell>
          <table:table-cell office:value-type="float" office:value="0.66037" calcext:value-type="float">
            <text:p>0.66037</text:p>
          </table:table-cell>
          <table:table-cell office:value-type="float" office:value="-0.48426" calcext:value-type="float">
            <text:p>-0.48426</text:p>
          </table:table-cell>
          <table:table-cell office:value-type="float" office:value="0.47254" calcext:value-type="float">
            <text:p>0.47254</text:p>
          </table:table-cell>
          <table:table-cell office:value-type="float" office:value="-0.50278" calcext:value-type="float">
            <text:p>-0.50278</text:p>
          </table:table-cell>
          <table:table-cell office:value-type="float" office:value="-0.03814" calcext:value-type="float">
            <text:p>-0.03814</text:p>
          </table:table-cell>
          <table:table-cell office:value-type="float" office:value="-0.01624" calcext:value-type="float">
            <text:p>-0.01624</text:p>
          </table:table-cell>
          <table:table-cell table:number-columns-repeated="5"/>
        </table:table-row>
        <table:table-row table:style-name="ro1">
          <table:table-cell office:value-type="float" office:value="1.40371536686214E+018" calcext:value-type="float">
            <text:p>1403715366862140000</text:p>
          </table:table-cell>
          <table:table-cell office:value-type="float" office:value="-0.47793" calcext:value-type="float">
            <text:p>-0.47793</text:p>
          </table:table-cell>
          <table:table-cell office:value-type="float" office:value="0.69985" calcext:value-type="float">
            <text:p>0.69985</text:p>
          </table:table-cell>
          <table:table-cell office:value-type="float" office:value="0.80877" calcext:value-type="float">
            <text:p>0.80877</text:p>
          </table:table-cell>
          <table:table-cell office:value-type="float" office:value="0.32204" calcext:value-type="float">
            <text:p>0.32204</text:p>
          </table:table-cell>
          <table:table-cell office:value-type="float" office:value="0.66584" calcext:value-type="float">
            <text:p>0.66584</text:p>
          </table:table-cell>
          <table:table-cell office:value-type="float" office:value="-0.48344" calcext:value-type="float">
            <text:p>-0.48344</text:p>
          </table:table-cell>
          <table:table-cell office:value-type="float" office:value="0.46823" calcext:value-type="float">
            <text:p>0.46823</text:p>
          </table:table-cell>
          <table:table-cell office:value-type="float" office:value="-0.48803" calcext:value-type="float">
            <text:p>-0.48803</text:p>
          </table:table-cell>
          <table:table-cell office:value-type="float" office:value="-0.06851" calcext:value-type="float">
            <text:p>-0.06851</text:p>
          </table:table-cell>
          <table:table-cell office:value-type="float" office:value="0.00105" calcext:value-type="float">
            <text:p>0.00105</text:p>
          </table:table-cell>
          <table:table-cell table:number-columns-repeated="5"/>
        </table:table-row>
        <table:table-row table:style-name="ro1">
          <table:table-cell office:value-type="float" office:value="1.40371536696214E+018" calcext:value-type="float">
            <text:p>1403715366962140000</text:p>
          </table:table-cell>
          <table:table-cell office:value-type="float" office:value="-0.52372" calcext:value-type="float">
            <text:p>-0.52372</text:p>
          </table:table-cell>
          <table:table-cell office:value-type="float" office:value="0.69094" calcext:value-type="float">
            <text:p>0.69094</text:p>
          </table:table-cell>
          <table:table-cell office:value-type="float" office:value="0.81292" calcext:value-type="float">
            <text:p>0.81292</text:p>
          </table:table-cell>
          <table:table-cell office:value-type="float" office:value="0.3176" calcext:value-type="float">
            <text:p>0.3176</text:p>
          </table:table-cell>
          <table:table-cell office:value-type="float" office:value="0.66851" calcext:value-type="float">
            <text:p>0.66851</text:p>
          </table:table-cell>
          <table:table-cell office:value-type="float" office:value="-0.48348" calcext:value-type="float">
            <text:p>-0.48348</text:p>
          </table:table-cell>
          <table:table-cell office:value-type="float" office:value="0.4674" calcext:value-type="float">
            <text:p>0.4674</text:p>
          </table:table-cell>
          <table:table-cell office:value-type="float" office:value="-0.46447" calcext:value-type="float">
            <text:p>-0.46447</text:p>
          </table:table-cell>
          <table:table-cell office:value-type="float" office:value="-0.10051" calcext:value-type="float">
            <text:p>-0.10051</text:p>
          </table:table-cell>
          <table:table-cell office:value-type="float" office:value="0.01838" calcext:value-type="float">
            <text:p>0.01838</text:p>
          </table:table-cell>
          <table:table-cell table:number-columns-repeated="5"/>
        </table:table-row>
        <table:table-row table:style-name="ro1">
          <table:table-cell office:value-type="float" office:value="1.40371536706214E+018" calcext:value-type="float">
            <text:p>1403715367062140000</text:p>
          </table:table-cell>
          <table:table-cell office:value-type="float" office:value="-0.56886" calcext:value-type="float">
            <text:p>-0.56886</text:p>
          </table:table-cell>
          <table:table-cell office:value-type="float" office:value="0.67942" calcext:value-type="float">
            <text:p>0.67942</text:p>
          </table:table-cell>
          <table:table-cell office:value-type="float" office:value="0.81736" calcext:value-type="float">
            <text:p>0.81736</text:p>
          </table:table-cell>
          <table:table-cell office:value-type="float" office:value="0.31334" calcext:value-type="float">
            <text:p>0.31334</text:p>
          </table:table-cell>
          <table:table-cell office:value-type="float" office:value="0.66967" calcext:value-type="float">
            <text:p>0.66967</text:p>
          </table:table-cell>
          <table:table-cell office:value-type="float" office:value="-0.4834" calcext:value-type="float">
            <text:p>-0.4834</text:p>
          </table:table-cell>
          <table:table-cell office:value-type="float" office:value="0.46871" calcext:value-type="float">
            <text:p>0.46871</text:p>
          </table:table-cell>
          <table:table-cell office:value-type="float" office:value="-0.44646" calcext:value-type="float">
            <text:p>-0.44646</text:p>
          </table:table-cell>
          <table:table-cell office:value-type="float" office:value="-0.14141" calcext:value-type="float">
            <text:p>-0.14141</text:p>
          </table:table-cell>
          <table:table-cell office:value-type="float" office:value="0.04302" calcext:value-type="float">
            <text:p>0.04302</text:p>
          </table:table-cell>
          <table:table-cell table:number-columns-repeated="5"/>
        </table:table-row>
        <table:table-row table:style-name="ro1">
          <table:table-cell office:value-type="float" office:value="1.40371536716214E+018" calcext:value-type="float">
            <text:p>1403715367162140000</text:p>
          </table:table-cell>
          <table:table-cell office:value-type="float" office:value="-0.61402" calcext:value-type="float">
            <text:p>-0.61402</text:p>
          </table:table-cell>
          <table:table-cell office:value-type="float" office:value="0.66522" calcext:value-type="float">
            <text:p>0.66522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30957" calcext:value-type="float">
            <text:p>0.30957</text:p>
          </table:table-cell>
          <table:table-cell office:value-type="float" office:value="0.67097" calcext:value-type="float">
            <text:p>0.67097</text:p>
          </table:table-cell>
          <table:table-cell office:value-type="float" office:value="-0.48299" calcext:value-type="float">
            <text:p>-0.48299</text:p>
          </table:table-cell>
          <table:table-cell office:value-type="float" office:value="0.46977" calcext:value-type="float">
            <text:p>0.46977</text:p>
          </table:table-cell>
          <table:table-cell office:value-type="float" office:value="-0.43194" calcext:value-type="float">
            <text:p>-0.43194</text:p>
          </table:table-cell>
          <table:table-cell office:value-type="float" office:value="-0.17632" calcext:value-type="float">
            <text:p>-0.17632</text:p>
          </table:table-cell>
          <table:table-cell office:value-type="float" office:value="0.0575" calcext:value-type="float">
            <text:p>0.0575</text:p>
          </table:table-cell>
          <table:table-cell table:number-columns-repeated="5"/>
        </table:table-row>
        <table:table-row table:style-name="ro1">
          <table:table-cell office:value-type="float" office:value="1.40371536726214E+018" calcext:value-type="float">
            <text:p>1403715367262140000</text:p>
          </table:table-cell>
          <table:table-cell office:value-type="float" office:value="-0.65892" calcext:value-type="float">
            <text:p>-0.65892</text:p>
          </table:table-cell>
          <table:table-cell office:value-type="float" office:value="0.64616" calcext:value-type="float">
            <text:p>0.64616</text:p>
          </table:table-cell>
          <table:table-cell office:value-type="float" office:value="0.82965" calcext:value-type="float">
            <text:p>0.82965</text:p>
          </table:table-cell>
          <table:table-cell office:value-type="float" office:value="0.30639" calcext:value-type="float">
            <text:p>0.30639</text:p>
          </table:table-cell>
          <table:table-cell office:value-type="float" office:value="0.67156" calcext:value-type="float">
            <text:p>0.67156</text:p>
          </table:table-cell>
          <table:table-cell office:value-type="float" office:value="-0.48201" calcext:value-type="float">
            <text:p>-0.48201</text:p>
          </table:table-cell>
          <table:table-cell office:value-type="float" office:value="0.47202" calcext:value-type="float">
            <text:p>0.47202</text:p>
          </table:table-cell>
          <table:table-cell office:value-type="float" office:value="-0.43264" calcext:value-type="float">
            <text:p>-0.43264</text:p>
          </table:table-cell>
          <table:table-cell office:value-type="float" office:value="-0.21498" calcext:value-type="float">
            <text:p>-0.21498</text:p>
          </table:table-cell>
          <table:table-cell office:value-type="float" office:value="0.05673" calcext:value-type="float">
            <text:p>0.05673</text:p>
          </table:table-cell>
          <table:table-cell table:number-columns-repeated="5"/>
        </table:table-row>
        <table:table-row table:style-name="ro1">
          <table:table-cell office:value-type="float" office:value="1.40371536736214E+018" calcext:value-type="float">
            <text:p>1403715367362140000</text:p>
          </table:table-cell>
          <table:table-cell office:value-type="float" office:value="-0.7036" calcext:value-type="float">
            <text:p>-0.7036</text:p>
          </table:table-cell>
          <table:table-cell office:value-type="float" office:value="0.62357" calcext:value-type="float">
            <text:p>0.62357</text:p>
          </table:table-cell>
          <table:table-cell office:value-type="float" office:value="0.83502" calcext:value-type="float">
            <text:p>0.83502</text:p>
          </table:table-cell>
          <table:table-cell office:value-type="float" office:value="0.30217" calcext:value-type="float">
            <text:p>0.30217</text:p>
          </table:table-cell>
          <table:table-cell office:value-type="float" office:value="0.67357" calcext:value-type="float">
            <text:p>0.67357</text:p>
          </table:table-cell>
          <table:table-cell office:value-type="float" office:value="-0.48225" calcext:value-type="float">
            <text:p>-0.48225</text:p>
          </table:table-cell>
          <table:table-cell office:value-type="float" office:value="0.47163" calcext:value-type="float">
            <text:p>0.47163</text:p>
          </table:table-cell>
          <table:table-cell office:value-type="float" office:value="-0.43197" calcext:value-type="float">
            <text:p>-0.43197</text:p>
          </table:table-cell>
          <table:table-cell office:value-type="float" office:value="-0.26737" calcext:value-type="float">
            <text:p>-0.26737</text:p>
          </table:table-cell>
          <table:table-cell office:value-type="float" office:value="0.05146" calcext:value-type="float">
            <text:p>0.05146</text:p>
          </table:table-cell>
          <table:table-cell table:number-columns-repeated="5"/>
        </table:table-row>
        <table:table-row table:style-name="ro1">
          <table:table-cell office:value-type="float" office:value="1.40371536746214E+018" calcext:value-type="float">
            <text:p>1403715367462140000</text:p>
          </table:table-cell>
          <table:table-cell office:value-type="float" office:value="-0.75245" calcext:value-type="float">
            <text:p>-0.75245</text:p>
          </table:table-cell>
          <table:table-cell office:value-type="float" office:value="0.59683" calcext:value-type="float">
            <text:p>0.59683</text:p>
          </table:table-cell>
          <table:table-cell office:value-type="float" office:value="0.8418" calcext:value-type="float">
            <text:p>0.8418</text:p>
          </table:table-cell>
          <table:table-cell office:value-type="float" office:value="0.29936" calcext:value-type="float">
            <text:p>0.29936</text:p>
          </table:table-cell>
          <table:table-cell office:value-type="float" office:value="0.67486" calcext:value-type="float">
            <text:p>0.67486</text:p>
          </table:table-cell>
          <table:table-cell office:value-type="float" office:value="-0.48161" calcext:value-type="float">
            <text:p>-0.48161</text:p>
          </table:table-cell>
          <table:table-cell office:value-type="float" office:value="0.47222" calcext:value-type="float">
            <text:p>0.47222</text:p>
          </table:table-cell>
          <table:table-cell office:value-type="float" office:value="-0.44083" calcext:value-type="float">
            <text:p>-0.44083</text:p>
          </table:table-cell>
          <table:table-cell office:value-type="float" office:value="-0.30918" calcext:value-type="float">
            <text:p>-0.30918</text:p>
          </table:table-cell>
          <table:table-cell office:value-type="float" office:value="0.04992" calcext:value-type="float">
            <text:p>0.04992</text:p>
          </table:table-cell>
          <table:table-cell table:number-columns-repeated="5"/>
        </table:table-row>
        <table:table-row table:style-name="ro1">
          <table:table-cell office:value-type="float" office:value="1.40371536756214E+018" calcext:value-type="float">
            <text:p>1403715367562140000</text:p>
          </table:table-cell>
          <table:table-cell office:value-type="float" office:value="-0.79679" calcext:value-type="float">
            <text:p>-0.79679</text:p>
          </table:table-cell>
          <table:table-cell office:value-type="float" office:value="0.56372" calcext:value-type="float">
            <text:p>0.56372</text:p>
          </table:table-cell>
          <table:table-cell office:value-type="float" office:value="0.84732" calcext:value-type="float">
            <text:p>0.84732</text:p>
          </table:table-cell>
          <table:table-cell office:value-type="float" office:value="0.29733" calcext:value-type="float">
            <text:p>0.29733</text:p>
          </table:table-cell>
          <table:table-cell office:value-type="float" office:value="0.67687" calcext:value-type="float">
            <text:p>0.67687</text:p>
          </table:table-cell>
          <table:table-cell office:value-type="float" office:value="-0.48074" calcext:value-type="float">
            <text:p>-0.48074</text:p>
          </table:table-cell>
          <table:table-cell office:value-type="float" office:value="0.47151" calcext:value-type="float">
            <text:p>0.47151</text:p>
          </table:table-cell>
          <table:table-cell office:value-type="float" office:value="-0.43736" calcext:value-type="float">
            <text:p>-0.43736</text:p>
          </table:table-cell>
          <table:table-cell office:value-type="float" office:value="-0.36726" calcext:value-type="float">
            <text:p>-0.36726</text:p>
          </table:table-cell>
          <table:table-cell office:value-type="float" office:value="0.06248" calcext:value-type="float">
            <text:p>0.06248</text:p>
          </table:table-cell>
          <table:table-cell table:number-columns-repeated="5"/>
        </table:table-row>
        <table:table-row table:style-name="ro1">
          <table:table-cell office:value-type="float" office:value="1.40371536766214E+018" calcext:value-type="float">
            <text:p>1403715367662140000</text:p>
          </table:table-cell>
          <table:table-cell office:value-type="float" office:value="-0.844" calcext:value-type="float">
            <text:p>-0.844</text:p>
          </table:table-cell>
          <table:table-cell office:value-type="float" office:value="0.52555" calcext:value-type="float">
            <text:p>0.52555</text:p>
          </table:table-cell>
          <table:table-cell office:value-type="float" office:value="0.85524" calcext:value-type="float">
            <text:p>0.85524</text:p>
          </table:table-cell>
          <table:table-cell office:value-type="float" office:value="0.2959" calcext:value-type="float">
            <text:p>0.2959</text:p>
          </table:table-cell>
          <table:table-cell office:value-type="float" office:value="0.67721" calcext:value-type="float">
            <text:p>0.67721</text:p>
          </table:table-cell>
          <table:table-cell office:value-type="float" office:value="-0.47941" calcext:value-type="float">
            <text:p>-0.47941</text:p>
          </table:table-cell>
          <table:table-cell office:value-type="float" office:value="0.47328" calcext:value-type="float">
            <text:p>0.47328</text:p>
          </table:table-cell>
          <table:table-cell office:value-type="float" office:value="-0.43493" calcext:value-type="float">
            <text:p>-0.43493</text:p>
          </table:table-cell>
          <table:table-cell office:value-type="float" office:value="-0.41707" calcext:value-type="float">
            <text:p>-0.41707</text:p>
          </table:table-cell>
          <table:table-cell office:value-type="float" office:value="0.06654" calcext:value-type="float">
            <text:p>0.06654</text:p>
          </table:table-cell>
          <table:table-cell table:number-columns-repeated="5"/>
        </table:table-row>
        <table:table-row table:style-name="ro1">
          <table:table-cell office:value-type="float" office:value="1.40371536776214E+018" calcext:value-type="float">
            <text:p>1403715367762140000</text:p>
          </table:table-cell>
          <table:table-cell office:value-type="float" office:value="-0.88823" calcext:value-type="float">
            <text:p>-0.88823</text:p>
          </table:table-cell>
          <table:table-cell office:value-type="float" office:value="0.48164" calcext:value-type="float">
            <text:p>0.48164</text:p>
          </table:table-cell>
          <table:table-cell office:value-type="float" office:value="0.86331" calcext:value-type="float">
            <text:p>0.86331</text:p>
          </table:table-cell>
          <table:table-cell office:value-type="float" office:value="0.29676" calcext:value-type="float">
            <text:p>0.29676</text:p>
          </table:table-cell>
          <table:table-cell office:value-type="float" office:value="0.67763" calcext:value-type="float">
            <text:p>0.67763</text:p>
          </table:table-cell>
          <table:table-cell office:value-type="float" office:value="-0.47688" calcext:value-type="float">
            <text:p>-0.47688</text:p>
          </table:table-cell>
          <table:table-cell office:value-type="float" office:value="0.4747" calcext:value-type="float">
            <text:p>0.4747</text:p>
          </table:table-cell>
          <table:table-cell office:value-type="float" office:value="-0.4294" calcext:value-type="float">
            <text:p>-0.4294</text:p>
          </table:table-cell>
          <table:table-cell office:value-type="float" office:value="-0.4734" calcext:value-type="float">
            <text:p>-0.4734</text:p>
          </table:table-cell>
          <table:table-cell office:value-type="float" office:value="0.07679" calcext:value-type="float">
            <text:p>0.07679</text:p>
          </table:table-cell>
          <table:table-cell table:number-columns-repeated="5"/>
        </table:table-row>
        <table:table-row table:style-name="ro1">
          <table:table-cell office:value-type="float" office:value="1.40371536786214E+018" calcext:value-type="float">
            <text:p>1403715367862140000</text:p>
          </table:table-cell>
          <table:table-cell office:value-type="float" office:value="-0.93347" calcext:value-type="float">
            <text:p>-0.93347</text:p>
          </table:table-cell>
          <table:table-cell office:value-type="float" office:value="0.433" calcext:value-type="float">
            <text:p>0.433</text:p>
          </table:table-cell>
          <table:table-cell office:value-type="float" office:value="0.87228" calcext:value-type="float">
            <text:p>0.87228</text:p>
          </table:table-cell>
          <table:table-cell office:value-type="float" office:value="0.29993" calcext:value-type="float">
            <text:p>0.29993</text:p>
          </table:table-cell>
          <table:table-cell office:value-type="float" office:value="0.67812" calcext:value-type="float">
            <text:p>0.67812</text:p>
          </table:table-cell>
          <table:table-cell office:value-type="float" office:value="-0.47324" calcext:value-type="float">
            <text:p>-0.47324</text:p>
          </table:table-cell>
          <table:table-cell office:value-type="float" office:value="0.47564" calcext:value-type="float">
            <text:p>0.47564</text:p>
          </table:table-cell>
          <table:table-cell office:value-type="float" office:value="-0.43423" calcext:value-type="float">
            <text:p>-0.43423</text:p>
          </table:table-cell>
          <table:table-cell office:value-type="float" office:value="-0.51376" calcext:value-type="float">
            <text:p>-0.51376</text:p>
          </table:table-cell>
          <table:table-cell office:value-type="float" office:value="0.07737" calcext:value-type="float">
            <text:p>0.07737</text:p>
          </table:table-cell>
          <table:table-cell table:number-columns-repeated="5"/>
        </table:table-row>
        <table:table-row table:style-name="ro1">
          <table:table-cell office:value-type="float" office:value="1.40371536796214E+018" calcext:value-type="float">
            <text:p>1403715367962140000</text:p>
          </table:table-cell>
          <table:table-cell office:value-type="float" office:value="-0.97595" calcext:value-type="float">
            <text:p>-0.97595</text:p>
          </table:table-cell>
          <table:table-cell office:value-type="float" office:value="0.37985" calcext:value-type="float">
            <text:p>0.37985</text:p>
          </table:table-cell>
          <table:table-cell office:value-type="float" office:value="0.88085" calcext:value-type="float">
            <text:p>0.88085</text:p>
          </table:table-cell>
          <table:table-cell office:value-type="float" office:value="0.30647" calcext:value-type="float">
            <text:p>0.30647</text:p>
          </table:table-cell>
          <table:table-cell office:value-type="float" office:value="0.67576" calcext:value-type="float">
            <text:p>0.67576</text:p>
          </table:table-cell>
          <table:table-cell office:value-type="float" office:value="-0.4684" calcext:value-type="float">
            <text:p>-0.4684</text:p>
          </table:table-cell>
          <table:table-cell office:value-type="float" office:value="0.47961" calcext:value-type="float">
            <text:p>0.47961</text:p>
          </table:table-cell>
          <table:table-cell office:value-type="float" office:value="-0.41888" calcext:value-type="float">
            <text:p>-0.41888</text:p>
          </table:table-cell>
          <table:table-cell office:value-type="float" office:value="-0.55238" calcext:value-type="float">
            <text:p>-0.55238</text:p>
          </table:table-cell>
          <table:table-cell office:value-type="float" office:value="0.07502" calcext:value-type="float">
            <text:p>0.07502</text:p>
          </table:table-cell>
          <table:table-cell table:number-columns-repeated="5"/>
        </table:table-row>
        <table:table-row table:style-name="ro1">
          <table:table-cell office:value-type="float" office:value="1.40371536806214E+018" calcext:value-type="float">
            <text:p>1403715368062140000</text:p>
          </table:table-cell>
          <table:table-cell office:value-type="float" office:value="-1.02102" calcext:value-type="float">
            <text:p>-1.02102</text:p>
          </table:table-cell>
          <table:table-cell office:value-type="float" office:value="0.32348" calcext:value-type="float">
            <text:p>0.32348</text:p>
          </table:table-cell>
          <table:table-cell office:value-type="float" office:value="0.8881" calcext:value-type="float">
            <text:p>0.8881</text:p>
          </table:table-cell>
          <table:table-cell office:value-type="float" office:value="0.30964" calcext:value-type="float">
            <text:p>0.30964</text:p>
          </table:table-cell>
          <table:table-cell office:value-type="float" office:value="0.67124" calcext:value-type="float">
            <text:p>0.67124</text:p>
          </table:table-cell>
          <table:table-cell office:value-type="float" office:value="-0.46654" calcext:value-type="float">
            <text:p>-0.46654</text:p>
          </table:table-cell>
          <table:table-cell office:value-type="float" office:value="0.4857" calcext:value-type="float">
            <text:p>0.4857</text:p>
          </table:table-cell>
          <table:table-cell office:value-type="float" office:value="-0.42192" calcext:value-type="float">
            <text:p>-0.42192</text:p>
          </table:table-cell>
          <table:table-cell office:value-type="float" office:value="-0.56845" calcext:value-type="float">
            <text:p>-0.56845</text:p>
          </table:table-cell>
          <table:table-cell office:value-type="float" office:value="0.04632" calcext:value-type="float">
            <text:p>0.04632</text:p>
          </table:table-cell>
          <table:table-cell table:number-columns-repeated="5"/>
        </table:table-row>
        <table:table-row table:style-name="ro1">
          <table:table-cell office:value-type="float" office:value="1.40371536816214E+018" calcext:value-type="float">
            <text:p>1403715368162140000</text:p>
          </table:table-cell>
          <table:table-cell office:value-type="float" office:value="-1.06737" calcext:value-type="float">
            <text:p>-1.06737</text:p>
          </table:table-cell>
          <table:table-cell office:value-type="float" office:value="0.26634" calcext:value-type="float">
            <text:p>0.26634</text:p>
          </table:table-cell>
          <table:table-cell office:value-type="float" office:value="0.89271" calcext:value-type="float">
            <text:p>0.89271</text:p>
          </table:table-cell>
          <table:table-cell office:value-type="float" office:value="0.31102" calcext:value-type="float">
            <text:p>0.31102</text:p>
          </table:table-cell>
          <table:table-cell office:value-type="float" office:value="0.66784" calcext:value-type="float">
            <text:p>0.66784</text:p>
          </table:table-cell>
          <table:table-cell office:value-type="float" office:value="-0.46629" calcext:value-type="float">
            <text:p>-0.46629</text:p>
          </table:table-cell>
          <table:table-cell office:value-type="float" office:value="0.48973" calcext:value-type="float">
            <text:p>0.48973</text:p>
          </table:table-cell>
          <table:table-cell office:value-type="float" office:value="-0.43762" calcext:value-type="float">
            <text:p>-0.43762</text:p>
          </table:table-cell>
          <table:table-cell office:value-type="float" office:value="-0.5709" calcext:value-type="float">
            <text:p>-0.5709</text:p>
          </table:table-cell>
          <table:table-cell office:value-type="float" office:value="0.01383" calcext:value-type="float">
            <text:p>0.01383</text:p>
          </table:table-cell>
          <table:table-cell table:number-columns-repeated="5"/>
        </table:table-row>
        <table:table-row table:style-name="ro1">
          <table:table-cell office:value-type="float" office:value="1.40371536826214E+018" calcext:value-type="float">
            <text:p>1403715368262140000</text:p>
          </table:table-cell>
          <table:table-cell office:value-type="float" office:value="-1.11445" calcext:value-type="float">
            <text:p>-1.11445</text:p>
          </table:table-cell>
          <table:table-cell office:value-type="float" office:value="0.21094" calcext:value-type="float">
            <text:p>0.21094</text:p>
          </table:table-cell>
          <table:table-cell office:value-type="float" office:value="0.89531" calcext:value-type="float">
            <text:p>0.89531</text:p>
          </table:table-cell>
          <table:table-cell office:value-type="float" office:value="0.30864" calcext:value-type="float">
            <text:p>0.30864</text:p>
          </table:table-cell>
          <table:table-cell office:value-type="float" office:value="0.66482" calcext:value-type="float">
            <text:p>0.66482</text:p>
          </table:table-cell>
          <table:table-cell office:value-type="float" office:value="-0.46872" calcext:value-type="float">
            <text:p>-0.46872</text:p>
          </table:table-cell>
          <table:table-cell office:value-type="float" office:value="0.49301" calcext:value-type="float">
            <text:p>0.49301</text:p>
          </table:table-cell>
          <table:table-cell office:value-type="float" office:value="-0.458" calcext:value-type="float">
            <text:p>-0.458</text:p>
          </table:table-cell>
          <table:table-cell office:value-type="float" office:value="-0.55597" calcext:value-type="float">
            <text:p>-0.55597</text:p>
          </table:table-cell>
          <table:table-cell office:value-type="float" office:value="-0.00801" calcext:value-type="float">
            <text:p>-0.00801</text:p>
          </table:table-cell>
          <table:table-cell table:number-columns-repeated="5"/>
        </table:table-row>
        <table:table-row table:style-name="ro1">
          <table:table-cell office:value-type="float" office:value="1.40371536836214E+018" calcext:value-type="float">
            <text:p>1403715368362140000</text:p>
          </table:table-cell>
          <table:table-cell office:value-type="float" office:value="-1.16478" calcext:value-type="float">
            <text:p>-1.16478</text:p>
          </table:table-cell>
          <table:table-cell office:value-type="float" office:value="0.15507" calcext:value-type="float">
            <text:p>0.15507</text:p>
          </table:table-cell>
          <table:table-cell office:value-type="float" office:value="0.89645" calcext:value-type="float">
            <text:p>0.89645</text:p>
          </table:table-cell>
          <table:table-cell office:value-type="float" office:value="0.30336" calcext:value-type="float">
            <text:p>0.30336</text:p>
          </table:table-cell>
          <table:table-cell office:value-type="float" office:value="0.66082" calcext:value-type="float">
            <text:p>0.66082</text:p>
          </table:table-cell>
          <table:table-cell office:value-type="float" office:value="-0.47318" calcext:value-type="float">
            <text:p>-0.47318</text:p>
          </table:table-cell>
          <table:table-cell office:value-type="float" office:value="0.49738" calcext:value-type="float">
            <text:p>0.49738</text:p>
          </table:table-cell>
          <table:table-cell office:value-type="float" office:value="-0.49605" calcext:value-type="float">
            <text:p>-0.49605</text:p>
          </table:table-cell>
          <table:table-cell office:value-type="float" office:value="-0.55367" calcext:value-type="float">
            <text:p>-0.55367</text:p>
          </table:table-cell>
          <table:table-cell office:value-type="float" office:value="-0.01229" calcext:value-type="float">
            <text:p>-0.01229</text:p>
          </table:table-cell>
          <table:table-cell table:number-columns-repeated="5"/>
        </table:table-row>
        <table:table-row table:style-name="ro1">
          <table:table-cell office:value-type="float" office:value="1.40371536846214E+018" calcext:value-type="float">
            <text:p>1403715368462140000</text:p>
          </table:table-cell>
          <table:table-cell office:value-type="float" office:value="-1.21673" calcext:value-type="float">
            <text:p>-1.21673</text:p>
          </table:table-cell>
          <table:table-cell office:value-type="float" office:value="0.09974" calcext:value-type="float">
            <text:p>0.09974</text:p>
          </table:table-cell>
          <table:table-cell office:value-type="float" office:value="0.89468" calcext:value-type="float">
            <text:p>0.89468</text:p>
          </table:table-cell>
          <table:table-cell office:value-type="float" office:value="0.3002" calcext:value-type="float">
            <text:p>0.3002</text:p>
          </table:table-cell>
          <table:table-cell office:value-type="float" office:value="0.65622" calcext:value-type="float">
            <text:p>0.65622</text:p>
          </table:table-cell>
          <table:table-cell office:value-type="float" office:value="-0.4763" calcext:value-type="float">
            <text:p>-0.4763</text:p>
          </table:table-cell>
          <table:table-cell office:value-type="float" office:value="0.5024" calcext:value-type="float">
            <text:p>0.5024</text:p>
          </table:table-cell>
          <table:table-cell office:value-type="float" office:value="-0.53405" calcext:value-type="float">
            <text:p>-0.53405</text:p>
          </table:table-cell>
          <table:table-cell office:value-type="float" office:value="-0.56349" calcext:value-type="float">
            <text:p>-0.56349</text:p>
          </table:table-cell>
          <table:table-cell office:value-type="float" office:value="-0.01652" calcext:value-type="float">
            <text:p>-0.01652</text:p>
          </table:table-cell>
          <table:table-cell table:number-columns-repeated="5"/>
        </table:table-row>
        <table:table-row table:style-name="ro1">
          <table:table-cell office:value-type="float" office:value="1.40371536856214E+018" calcext:value-type="float">
            <text:p>1403715368562140000</text:p>
          </table:table-cell>
          <table:table-cell office:value-type="float" office:value="-1.27313" calcext:value-type="float">
            <text:p>-1.27313</text:p>
          </table:table-cell>
          <table:table-cell office:value-type="float" office:value="0.04544" calcext:value-type="float">
            <text:p>0.04544</text:p>
          </table:table-cell>
          <table:table-cell office:value-type="float" office:value="0.89354" calcext:value-type="float">
            <text:p>0.89354</text:p>
          </table:table-cell>
          <table:table-cell office:value-type="float" office:value="0.30344" calcext:value-type="float">
            <text:p>0.30344</text:p>
          </table:table-cell>
          <table:table-cell office:value-type="float" office:value="0.65427" calcext:value-type="float">
            <text:p>0.65427</text:p>
          </table:table-cell>
          <table:table-cell office:value-type="float" office:value="-0.47572" calcext:value-type="float">
            <text:p>-0.47572</text:p>
          </table:table-cell>
          <table:table-cell office:value-type="float" office:value="0.50353" calcext:value-type="float">
            <text:p>0.50353</text:p>
          </table:table-cell>
          <table:table-cell office:value-type="float" office:value="-0.58849" calcext:value-type="float">
            <text:p>-0.58849</text:p>
          </table:table-cell>
          <table:table-cell office:value-type="float" office:value="-0.55271" calcext:value-type="float">
            <text:p>-0.55271</text:p>
          </table:table-cell>
          <table:table-cell office:value-type="float" office:value="-0.03007" calcext:value-type="float">
            <text:p>-0.03007</text:p>
          </table:table-cell>
          <table:table-cell table:number-columns-repeated="5"/>
        </table:table-row>
        <table:table-row table:style-name="ro1">
          <table:table-cell office:value-type="float" office:value="1.40371536866214E+018" calcext:value-type="float">
            <text:p>1403715368662140000</text:p>
          </table:table-cell>
          <table:table-cell office:value-type="float" office:value="-1.33303" calcext:value-type="float">
            <text:p>-1.33303</text:p>
          </table:table-cell>
          <table:table-cell office:value-type="float" office:value="-0.00844" calcext:value-type="float">
            <text:p>-0.00844</text:p>
          </table:table-cell>
          <table:table-cell office:value-type="float" office:value="0.89113" calcext:value-type="float">
            <text:p>0.89113</text:p>
          </table:table-cell>
          <table:table-cell office:value-type="float" office:value="0.31301" calcext:value-type="float">
            <text:p>0.31301</text:p>
          </table:table-cell>
          <table:table-cell office:value-type="float" office:value="0.65732" calcext:value-type="float">
            <text:p>0.65732</text:p>
          </table:table-cell>
          <table:table-cell office:value-type="float" office:value="-0.47133" calcext:value-type="float">
            <text:p>-0.47133</text:p>
          </table:table-cell>
          <table:table-cell office:value-type="float" office:value="0.49779" calcext:value-type="float">
            <text:p>0.49779</text:p>
          </table:table-cell>
          <table:table-cell office:value-type="float" office:value="-0.62557" calcext:value-type="float">
            <text:p>-0.62557</text:p>
          </table:table-cell>
          <table:table-cell office:value-type="float" office:value="-0.53323" calcext:value-type="float">
            <text:p>-0.53323</text:p>
          </table:table-cell>
          <table:table-cell office:value-type="float" office:value="-0.03813" calcext:value-type="float">
            <text:p>-0.03813</text:p>
          </table:table-cell>
          <table:table-cell table:number-columns-repeated="5"/>
        </table:table-row>
        <table:table-row table:style-name="ro1">
          <table:table-cell office:value-type="float" office:value="1.40371536876214E+018" calcext:value-type="float">
            <text:p>1403715368762140000</text:p>
          </table:table-cell>
          <table:table-cell office:value-type="float" office:value="-1.39593" calcext:value-type="float">
            <text:p>-1.39593</text:p>
          </table:table-cell>
          <table:table-cell office:value-type="float" office:value="-0.05957" calcext:value-type="float">
            <text:p>-0.05957</text:p>
          </table:table-cell>
          <table:table-cell office:value-type="float" office:value="0.88852" calcext:value-type="float">
            <text:p>0.88852</text:p>
          </table:table-cell>
          <table:table-cell office:value-type="float" office:value="0.31898" calcext:value-type="float">
            <text:p>0.31898</text:p>
          </table:table-cell>
          <table:table-cell office:value-type="float" office:value="0.65972" calcext:value-type="float">
            <text:p>0.65972</text:p>
          </table:table-cell>
          <table:table-cell office:value-type="float" office:value="-0.46926" calcext:value-type="float">
            <text:p>-0.46926</text:p>
          </table:table-cell>
          <table:table-cell office:value-type="float" office:value="0.49277" calcext:value-type="float">
            <text:p>0.49277</text:p>
          </table:table-cell>
          <table:table-cell office:value-type="float" office:value="-0.64781" calcext:value-type="float">
            <text:p>-0.64781</text:p>
          </table:table-cell>
          <table:table-cell office:value-type="float" office:value="-0.51405" calcext:value-type="float">
            <text:p>-0.51405</text:p>
          </table:table-cell>
          <table:table-cell office:value-type="float" office:value="-0.04255" calcext:value-type="float">
            <text:p>-0.04255</text:p>
          </table:table-cell>
          <table:table-cell table:number-columns-repeated="5"/>
        </table:table-row>
        <table:table-row table:style-name="ro1">
          <table:table-cell office:value-type="float" office:value="1.40371536886214E+018" calcext:value-type="float">
            <text:p>1403715368862140000</text:p>
          </table:table-cell>
          <table:table-cell office:value-type="float" office:value="-1.45957" calcext:value-type="float">
            <text:p>-1.45957</text:p>
          </table:table-cell>
          <table:table-cell office:value-type="float" office:value="-0.10796" calcext:value-type="float">
            <text:p>-0.10796</text:p>
          </table:table-cell>
          <table:table-cell office:value-type="float" office:value="0.88604" calcext:value-type="float">
            <text:p>0.88604</text:p>
          </table:table-cell>
          <table:table-cell office:value-type="float" office:value="0.32244" calcext:value-type="float">
            <text:p>0.32244</text:p>
          </table:table-cell>
          <table:table-cell office:value-type="float" office:value="0.66111" calcext:value-type="float">
            <text:p>0.66111</text:p>
          </table:table-cell>
          <table:table-cell office:value-type="float" office:value="-0.46882" calcext:value-type="float">
            <text:p>-0.46882</text:p>
          </table:table-cell>
          <table:table-cell office:value-type="float" office:value="0.48905" calcext:value-type="float">
            <text:p>0.48905</text:p>
          </table:table-cell>
          <table:table-cell office:value-type="float" office:value="-0.64702" calcext:value-type="float">
            <text:p>-0.64702</text:p>
          </table:table-cell>
          <table:table-cell office:value-type="float" office:value="-0.4893" calcext:value-type="float">
            <text:p>-0.4893</text:p>
          </table:table-cell>
          <table:table-cell office:value-type="float" office:value="-0.0427" calcext:value-type="float">
            <text:p>-0.0427</text:p>
          </table:table-cell>
          <table:table-cell table:number-columns-repeated="5"/>
        </table:table-row>
        <table:table-row table:style-name="ro1">
          <table:table-cell office:value-type="float" office:value="1.40371536896214E+018" calcext:value-type="float">
            <text:p>1403715368962140000</text:p>
          </table:table-cell>
          <table:table-cell office:value-type="float" office:value="-1.52351" calcext:value-type="float">
            <text:p>-1.52351</text:p>
          </table:table-cell>
          <table:table-cell office:value-type="float" office:value="-0.15436" calcext:value-type="float">
            <text:p>-0.15436</text:p>
          </table:table-cell>
          <table:table-cell office:value-type="float" office:value="0.88351" calcext:value-type="float">
            <text:p>0.88351</text:p>
          </table:table-cell>
          <table:table-cell office:value-type="float" office:value="0.32112" calcext:value-type="float">
            <text:p>0.32112</text:p>
          </table:table-cell>
          <table:table-cell office:value-type="float" office:value="0.6645" calcext:value-type="float">
            <text:p>0.6645</text:p>
          </table:table-cell>
          <table:table-cell office:value-type="float" office:value="-0.46754" calcext:value-type="float">
            <text:p>-0.46754</text:p>
          </table:table-cell>
          <table:table-cell office:value-type="float" office:value="0.48654" calcext:value-type="float">
            <text:p>0.48654</text:p>
          </table:table-cell>
          <table:table-cell office:value-type="float" office:value="-0.63428" calcext:value-type="float">
            <text:p>-0.63428</text:p>
          </table:table-cell>
          <table:table-cell office:value-type="float" office:value="-0.45576" calcext:value-type="float">
            <text:p>-0.45576</text:p>
          </table:table-cell>
          <table:table-cell office:value-type="float" office:value="-0.04291" calcext:value-type="float">
            <text:p>-0.04291</text:p>
          </table:table-cell>
          <table:table-cell table:number-columns-repeated="5"/>
        </table:table-row>
        <table:table-row table:style-name="ro1">
          <table:table-cell office:value-type="float" office:value="1.40371536906214E+018" calcext:value-type="float">
            <text:p>1403715369062140000</text:p>
          </table:table-cell>
          <table:table-cell office:value-type="float" office:value="-1.58745" calcext:value-type="float">
            <text:p>-1.58745</text:p>
          </table:table-cell>
          <table:table-cell office:value-type="float" office:value="-0.20015" calcext:value-type="float">
            <text:p>-0.20015</text:p>
          </table:table-cell>
          <table:table-cell office:value-type="float" office:value="0.88016" calcext:value-type="float">
            <text:p>0.88016</text:p>
          </table:table-cell>
          <table:table-cell office:value-type="float" office:value="0.31356" calcext:value-type="float">
            <text:p>0.31356</text:p>
          </table:table-cell>
          <table:table-cell office:value-type="float" office:value="0.67178" calcext:value-type="float">
            <text:p>0.67178</text:p>
          </table:table-cell>
          <table:table-cell office:value-type="float" office:value="-0.46381" calcext:value-type="float">
            <text:p>-0.46381</text:p>
          </table:table-cell>
          <table:table-cell office:value-type="float" office:value="0.48504" calcext:value-type="float">
            <text:p>0.48504</text:p>
          </table:table-cell>
          <table:table-cell office:value-type="float" office:value="-0.62487" calcext:value-type="float">
            <text:p>-0.62487</text:p>
          </table:table-cell>
          <table:table-cell office:value-type="float" office:value="-0.45051" calcext:value-type="float">
            <text:p>-0.45051</text:p>
          </table:table-cell>
          <table:table-cell office:value-type="float" office:value="-0.03142" calcext:value-type="float">
            <text:p>-0.03142</text:p>
          </table:table-cell>
          <table:table-cell table:number-columns-repeated="5"/>
        </table:table-row>
        <table:table-row table:style-name="ro1">
          <table:table-cell office:value-type="float" office:value="1.40371536916214E+018" calcext:value-type="float">
            <text:p>1403715369162140000</text:p>
          </table:table-cell>
          <table:table-cell office:value-type="float" office:value="-1.64781" calcext:value-type="float">
            <text:p>-1.64781</text:p>
          </table:table-cell>
          <table:table-cell office:value-type="float" office:value="-0.24624" calcext:value-type="float">
            <text:p>-0.24624</text:p>
          </table:table-cell>
          <table:table-cell office:value-type="float" office:value="0.87637" calcext:value-type="float">
            <text:p>0.87637</text:p>
          </table:table-cell>
          <table:table-cell office:value-type="float" office:value="0.30431" calcext:value-type="float">
            <text:p>0.30431</text:p>
          </table:table-cell>
          <table:table-cell office:value-type="float" office:value="0.68158" calcext:value-type="float">
            <text:p>0.68158</text:p>
          </table:table-cell>
          <table:table-cell office:value-type="float" office:value="-0.45467" calcext:value-type="float">
            <text:p>-0.45467</text:p>
          </table:table-cell>
          <table:table-cell office:value-type="float" office:value="0.48592" calcext:value-type="float">
            <text:p>0.48592</text:p>
          </table:table-cell>
          <table:table-cell office:value-type="float" office:value="-0.59821" calcext:value-type="float">
            <text:p>-0.59821</text:p>
          </table:table-cell>
          <table:table-cell office:value-type="float" office:value="-0.45768" calcext:value-type="float">
            <text:p>-0.45768</text:p>
          </table:table-cell>
          <table:table-cell office:value-type="float" office:value="-0.02137" calcext:value-type="float">
            <text:p>-0.02137</text:p>
          </table:table-cell>
          <table:table-cell table:number-columns-repeated="5"/>
        </table:table-row>
        <table:table-row table:style-name="ro1">
          <table:table-cell office:value-type="float" office:value="1.40371536926214E+018" calcext:value-type="float">
            <text:p>1403715369262140000</text:p>
          </table:table-cell>
          <table:table-cell office:value-type="float" office:value="-1.70725" calcext:value-type="float">
            <text:p>-1.70725</text:p>
          </table:table-cell>
          <table:table-cell office:value-type="float" office:value="-0.29395" calcext:value-type="float">
            <text:p>-0.29395</text:p>
          </table:table-cell>
          <table:table-cell office:value-type="float" office:value="0.87467" calcext:value-type="float">
            <text:p>0.87467</text:p>
          </table:table-cell>
          <table:table-cell office:value-type="float" office:value="0.29464" calcext:value-type="float">
            <text:p>0.29464</text:p>
          </table:table-cell>
          <table:table-cell office:value-type="float" office:value="0.6928" calcext:value-type="float">
            <text:p>0.6928</text:p>
          </table:table-cell>
          <table:table-cell office:value-type="float" office:value="-0.44036" calcext:value-type="float">
            <text:p>-0.44036</text:p>
          </table:table-cell>
          <table:table-cell office:value-type="float" office:value="0.48918" calcext:value-type="float">
            <text:p>0.48918</text:p>
          </table:table-cell>
          <table:table-cell office:value-type="float" office:value="-0.57736" calcext:value-type="float">
            <text:p>-0.57736</text:p>
          </table:table-cell>
          <table:table-cell office:value-type="float" office:value="-0.46841" calcext:value-type="float">
            <text:p>-0.46841</text:p>
          </table:table-cell>
          <table:table-cell office:value-type="float" office:value="-0.01337" calcext:value-type="float">
            <text:p>-0.01337</text:p>
          </table:table-cell>
          <table:table-cell table:number-columns-repeated="5"/>
        </table:table-row>
        <table:table-row table:style-name="ro1">
          <table:table-cell office:value-type="float" office:value="1.40371536936214E+018" calcext:value-type="float">
            <text:p>1403715369362140000</text:p>
          </table:table-cell>
          <table:table-cell office:value-type="float" office:value="-1.76376" calcext:value-type="float">
            <text:p>-1.76376</text:p>
          </table:table-cell>
          <table:table-cell office:value-type="float" office:value="-0.34288" calcext:value-type="float">
            <text:p>-0.34288</text:p>
          </table:table-cell>
          <table:table-cell office:value-type="float" office:value="0.87321" calcext:value-type="float">
            <text:p>0.87321</text:p>
          </table:table-cell>
          <table:table-cell office:value-type="float" office:value="0.28285" calcext:value-type="float">
            <text:p>0.28285</text:p>
          </table:table-cell>
          <table:table-cell office:value-type="float" office:value="0.70471" calcext:value-type="float">
            <text:p>0.70471</text:p>
          </table:table-cell>
          <table:table-cell office:value-type="float" office:value="-0.4233" calcext:value-type="float">
            <text:p>-0.4233</text:p>
          </table:table-cell>
          <table:table-cell office:value-type="float" office:value="0.49416" calcext:value-type="float">
            <text:p>0.49416</text:p>
          </table:table-cell>
          <table:table-cell office:value-type="float" office:value="-0.54545" calcext:value-type="float">
            <text:p>-0.54545</text:p>
          </table:table-cell>
          <table:table-cell office:value-type="float" office:value="-0.48479" calcext:value-type="float">
            <text:p>-0.48479</text:p>
          </table:table-cell>
          <table:table-cell office:value-type="float" office:value="0.00392" calcext:value-type="float">
            <text:p>0.00392</text:p>
          </table:table-cell>
          <table:table-cell table:number-columns-repeated="5"/>
        </table:table-row>
        <table:table-row table:style-name="ro1">
          <table:table-cell office:value-type="float" office:value="1.40371536946214E+018" calcext:value-type="float">
            <text:p>1403715369462140000</text:p>
          </table:table-cell>
          <table:table-cell office:value-type="float" office:value="-1.81489" calcext:value-type="float">
            <text:p>-1.81489</text:p>
          </table:table-cell>
          <table:table-cell office:value-type="float" office:value="-0.3923" calcext:value-type="float">
            <text:p>-0.3923</text:p>
          </table:table-cell>
          <table:table-cell office:value-type="float" office:value="0.87271" calcext:value-type="float">
            <text:p>0.87271</text:p>
          </table:table-cell>
          <table:table-cell office:value-type="float" office:value="0.2696" calcext:value-type="float">
            <text:p>0.2696</text:p>
          </table:table-cell>
          <table:table-cell office:value-type="float" office:value="0.71702" calcext:value-type="float">
            <text:p>0.71702</text:p>
          </table:table-cell>
          <table:table-cell office:value-type="float" office:value="-0.4044" calcext:value-type="float">
            <text:p>-0.4044</text:p>
          </table:table-cell>
          <table:table-cell office:value-type="float" office:value="0.49966" calcext:value-type="float">
            <text:p>0.49966</text:p>
          </table:table-cell>
          <table:table-cell office:value-type="float" office:value="-0.51117" calcext:value-type="float">
            <text:p>-0.51117</text:p>
          </table:table-cell>
          <table:table-cell office:value-type="float" office:value="-0.4987" calcext:value-type="float">
            <text:p>-0.4987</text:p>
          </table:table-cell>
          <table:table-cell office:value-type="float" office:value="0.01292" calcext:value-type="float">
            <text:p>0.01292</text:p>
          </table:table-cell>
          <table:table-cell table:number-columns-repeated="5"/>
        </table:table-row>
        <table:table-row table:style-name="ro1">
          <table:table-cell office:value-type="float" office:value="1.40371536956214E+018" calcext:value-type="float">
            <text:p>1403715369562140000</text:p>
          </table:table-cell>
          <table:table-cell office:value-type="float" office:value="-1.86176" calcext:value-type="float">
            <text:p>-1.86176</text:p>
          </table:table-cell>
          <table:table-cell office:value-type="float" office:value="-0.44227" calcext:value-type="float">
            <text:p>-0.44227</text:p>
          </table:table-cell>
          <table:table-cell office:value-type="float" office:value="0.87232" calcext:value-type="float">
            <text:p>0.87232</text:p>
          </table:table-cell>
          <table:table-cell office:value-type="float" office:value="0.25507" calcext:value-type="float">
            <text:p>0.25507</text:p>
          </table:table-cell>
          <table:table-cell office:value-type="float" office:value="0.72844" calcext:value-type="float">
            <text:p>0.72844</text:p>
          </table:table-cell>
          <table:table-cell office:value-type="float" office:value="-0.38461" calcext:value-type="float">
            <text:p>-0.38461</text:p>
          </table:table-cell>
          <table:table-cell office:value-type="float" office:value="0.50634" calcext:value-type="float">
            <text:p>0.50634</text:p>
          </table:table-cell>
          <table:table-cell office:value-type="float" office:value="-0.4833" calcext:value-type="float">
            <text:p>-0.4833</text:p>
          </table:table-cell>
          <table:table-cell office:value-type="float" office:value="-0.5083" calcext:value-type="float">
            <text:p>-0.5083</text:p>
          </table:table-cell>
          <table:table-cell office:value-type="float" office:value="0.00902" calcext:value-type="float">
            <text:p>0.00902</text:p>
          </table:table-cell>
          <table:table-cell table:number-columns-repeated="5"/>
        </table:table-row>
        <table:table-row table:style-name="ro1">
          <table:table-cell office:value-type="float" office:value="1.40371536966214E+018" calcext:value-type="float">
            <text:p>1403715369662140000</text:p>
          </table:table-cell>
          <table:table-cell office:value-type="float" office:value="-1.90514" calcext:value-type="float">
            <text:p>-1.90514</text:p>
          </table:table-cell>
          <table:table-cell office:value-type="float" office:value="-0.49284" calcext:value-type="float">
            <text:p>-0.49284</text:p>
          </table:table-cell>
          <table:table-cell office:value-type="float" office:value="0.87157" calcext:value-type="float">
            <text:p>0.87157</text:p>
          </table:table-cell>
          <table:table-cell office:value-type="float" office:value="0.24132" calcext:value-type="float">
            <text:p>0.24132</text:p>
          </table:table-cell>
          <table:table-cell office:value-type="float" office:value="0.73915" calcext:value-type="float">
            <text:p>0.73915</text:p>
          </table:table-cell>
          <table:table-cell office:value-type="float" office:value="-0.36437" calcext:value-type="float">
            <text:p>-0.36437</text:p>
          </table:table-cell>
          <table:table-cell office:value-type="float" office:value="0.5125" calcext:value-type="float">
            <text:p>0.5125</text:p>
          </table:table-cell>
          <table:table-cell office:value-type="float" office:value="-0.4581" calcext:value-type="float">
            <text:p>-0.4581</text:p>
          </table:table-cell>
          <table:table-cell office:value-type="float" office:value="-0.52294" calcext:value-type="float">
            <text:p>-0.52294</text:p>
          </table:table-cell>
          <table:table-cell office:value-type="float" office:value="0.01305" calcext:value-type="float">
            <text:p>0.01305</text:p>
          </table:table-cell>
          <table:table-cell table:number-columns-repeated="5"/>
        </table:table-row>
        <table:table-row table:style-name="ro1">
          <table:table-cell office:value-type="float" office:value="1.40371536976214E+018" calcext:value-type="float">
            <text:p>1403715369762140000</text:p>
          </table:table-cell>
          <table:table-cell office:value-type="float" office:value="-1.94617" calcext:value-type="float">
            <text:p>-1.94617</text:p>
          </table:table-cell>
          <table:table-cell office:value-type="float" office:value="-0.54484" calcext:value-type="float">
            <text:p>-0.54484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23176" calcext:value-type="float">
            <text:p>0.23176</text:p>
          </table:table-cell>
          <table:table-cell office:value-type="float" office:value="0.74741" calcext:value-type="float">
            <text:p>0.74741</text:p>
          </table:table-cell>
          <table:table-cell office:value-type="float" office:value="-0.34721" calcext:value-type="float">
            <text:p>-0.34721</text:p>
          </table:table-cell>
          <table:table-cell office:value-type="float" office:value="0.51682" calcext:value-type="float">
            <text:p>0.51682</text:p>
          </table:table-cell>
          <table:table-cell office:value-type="float" office:value="-0.43117" calcext:value-type="float">
            <text:p>-0.43117</text:p>
          </table:table-cell>
          <table:table-cell office:value-type="float" office:value="-0.5427" calcext:value-type="float">
            <text:p>-0.5427</text:p>
          </table:table-cell>
          <table:table-cell office:value-type="float" office:value="0.0062" calcext:value-type="float">
            <text:p>0.0062</text:p>
          </table:table-cell>
          <table:table-cell table:number-columns-repeated="5"/>
        </table:table-row>
        <table:table-row table:style-name="ro1">
          <table:table-cell office:value-type="float" office:value="1.40371536986214E+018" calcext:value-type="float">
            <text:p>1403715369862140000</text:p>
          </table:table-cell>
          <table:table-cell office:value-type="float" office:value="-1.98493" calcext:value-type="float">
            <text:p>-1.98493</text:p>
          </table:table-cell>
          <table:table-cell office:value-type="float" office:value="-0.5979" calcext:value-type="float">
            <text:p>-0.5979</text:p>
          </table:table-cell>
          <table:table-cell office:value-type="float" office:value="0.86664" calcext:value-type="float">
            <text:p>0.86664</text:p>
          </table:table-cell>
          <table:table-cell office:value-type="float" office:value="0.22625" calcext:value-type="float">
            <text:p>0.22625</text:p>
          </table:table-cell>
          <table:table-cell office:value-type="float" office:value="0.75385" calcext:value-type="float">
            <text:p>0.75385</text:p>
          </table:table-cell>
          <table:table-cell office:value-type="float" office:value="-0.33443" calcext:value-type="float">
            <text:p>-0.33443</text:p>
          </table:table-cell>
          <table:table-cell office:value-type="float" office:value="0.51834" calcext:value-type="float">
            <text:p>0.51834</text:p>
          </table:table-cell>
          <table:table-cell office:value-type="float" office:value="-0.39795" calcext:value-type="float">
            <text:p>-0.39795</text:p>
          </table:table-cell>
          <table:table-cell office:value-type="float" office:value="-0.55488" calcext:value-type="float">
            <text:p>-0.55488</text:p>
          </table:table-cell>
          <table:table-cell office:value-type="float" office:value="-0.0139" calcext:value-type="float">
            <text:p>-0.0139</text:p>
          </table:table-cell>
          <table:table-cell table:number-columns-repeated="5"/>
        </table:table-row>
        <table:table-row table:style-name="ro1">
          <table:table-cell office:value-type="float" office:value="1.40371536996214E+018" calcext:value-type="float">
            <text:p>1403715369962140000</text:p>
          </table:table-cell>
          <table:table-cell office:value-type="float" office:value="-2.02112" calcext:value-type="float">
            <text:p>-2.02112</text:p>
          </table:table-cell>
          <table:table-cell office:value-type="float" office:value="-0.65205" calcext:value-type="float">
            <text:p>-0.65205</text:p>
          </table:table-cell>
          <table:table-cell office:value-type="float" office:value="0.86079" calcext:value-type="float">
            <text:p>0.86079</text:p>
          </table:table-cell>
          <table:table-cell office:value-type="float" office:value="0.22346" calcext:value-type="float">
            <text:p>0.22346</text:p>
          </table:table-cell>
          <table:table-cell office:value-type="float" office:value="0.76045" calcext:value-type="float">
            <text:p>0.76045</text:p>
          </table:table-cell>
          <table:table-cell office:value-type="float" office:value="-0.32612" calcext:value-type="float">
            <text:p>-0.32612</text:p>
          </table:table-cell>
          <table:table-cell office:value-type="float" office:value="0.5152" calcext:value-type="float">
            <text:p>0.5152</text:p>
          </table:table-cell>
          <table:table-cell office:value-type="float" office:value="-0.35927" calcext:value-type="float">
            <text:p>-0.35927</text:p>
          </table:table-cell>
          <table:table-cell office:value-type="float" office:value="-0.56325" calcext:value-type="float">
            <text:p>-0.56325</text:p>
          </table:table-cell>
          <table:table-cell office:value-type="float" office:value="-0.0406" calcext:value-type="float">
            <text:p>-0.0406</text:p>
          </table:table-cell>
          <table:table-cell table:number-columns-repeated="5"/>
        </table:table-row>
        <table:table-row table:style-name="ro1">
          <table:table-cell office:value-type="float" office:value="1.40371537006214E+018" calcext:value-type="float">
            <text:p>1403715370062140000</text:p>
          </table:table-cell>
          <table:table-cell office:value-type="float" office:value="-2.05294" calcext:value-type="float">
            <text:p>-2.05294</text:p>
          </table:table-cell>
          <table:table-cell office:value-type="float" office:value="-0.70585" calcext:value-type="float">
            <text:p>-0.70585</text:p>
          </table:table-cell>
          <table:table-cell office:value-type="float" office:value="0.85508" calcext:value-type="float">
            <text:p>0.85508</text:p>
          </table:table-cell>
          <table:table-cell office:value-type="float" office:value="0.22594" calcext:value-type="float">
            <text:p>0.22594</text:p>
          </table:table-cell>
          <table:table-cell office:value-type="float" office:value="0.7658" calcext:value-type="float">
            <text:p>0.7658</text:p>
          </table:table-cell>
          <table:table-cell office:value-type="float" office:value="-0.31871" calcext:value-type="float">
            <text:p>-0.31871</text:p>
          </table:table-cell>
          <table:table-cell office:value-type="float" office:value="0.51081" calcext:value-type="float">
            <text:p>0.51081</text:p>
          </table:table-cell>
          <table:table-cell office:value-type="float" office:value="-0.29946" calcext:value-type="float">
            <text:p>-0.29946</text:p>
          </table:table-cell>
          <table:table-cell office:value-type="float" office:value="-0.56372" calcext:value-type="float">
            <text:p>-0.56372</text:p>
          </table:table-cell>
          <table:table-cell office:value-type="float" office:value="-0.04895" calcext:value-type="float">
            <text:p>-0.04895</text:p>
          </table:table-cell>
          <table:table-cell table:number-columns-repeated="5"/>
        </table:table-row>
        <table:table-row table:style-name="ro1">
          <table:table-cell office:value-type="float" office:value="1.40371537016214E+018" calcext:value-type="float">
            <text:p>1403715370162140000</text:p>
          </table:table-cell>
          <table:table-cell office:value-type="float" office:value="-2.07837" calcext:value-type="float">
            <text:p>-2.07837</text:p>
          </table:table-cell>
          <table:table-cell office:value-type="float" office:value="-0.75921" calcext:value-type="float">
            <text:p>-0.75921</text:p>
          </table:table-cell>
          <table:table-cell office:value-type="float" office:value="0.84895" calcext:value-type="float">
            <text:p>0.84895</text:p>
          </table:table-cell>
          <table:table-cell office:value-type="float" office:value="0.23077" calcext:value-type="float">
            <text:p>0.23077</text:p>
          </table:table-cell>
          <table:table-cell office:value-type="float" office:value="0.76566" calcext:value-type="float">
            <text:p>0.76566</text:p>
          </table:table-cell>
          <table:table-cell office:value-type="float" office:value="-0.31323" calcext:value-type="float">
            <text:p>-0.31323</text:p>
          </table:table-cell>
          <table:table-cell office:value-type="float" office:value="0.51225" calcext:value-type="float">
            <text:p>0.51225</text:p>
          </table:table-cell>
          <table:table-cell office:value-type="float" office:value="-0.22286" calcext:value-type="float">
            <text:p>-0.22286</text:p>
          </table:table-cell>
          <table:table-cell office:value-type="float" office:value="-0.5532" calcext:value-type="float">
            <text:p>-0.5532</text:p>
          </table:table-cell>
          <table:table-cell office:value-type="float" office:value="-0.03716" calcext:value-type="float">
            <text:p>-0.03716</text:p>
          </table:table-cell>
          <table:table-cell table:number-columns-repeated="5"/>
        </table:table-row>
        <table:table-row table:style-name="ro1">
          <table:table-cell office:value-type="float" office:value="1.40371537026214E+018" calcext:value-type="float">
            <text:p>1403715370262140000</text:p>
          </table:table-cell>
          <table:table-cell office:value-type="float" office:value="-2.10111" calcext:value-type="float">
            <text:p>-2.10111</text:p>
          </table:table-cell>
          <table:table-cell office:value-type="float" office:value="-0.81368" calcext:value-type="float">
            <text:p>-0.81368</text:p>
          </table:table-cell>
          <table:table-cell office:value-type="float" office:value="0.8453" calcext:value-type="float">
            <text:p>0.8453</text:p>
          </table:table-cell>
          <table:table-cell office:value-type="float" office:value="0.22751" calcext:value-type="float">
            <text:p>0.22751</text:p>
          </table:table-cell>
          <table:table-cell office:value-type="float" office:value="0.75873" calcext:value-type="float">
            <text:p>0.75873</text:p>
          </table:table-cell>
          <table:table-cell office:value-type="float" office:value="-0.31578" calcext:value-type="float">
            <text:p>-0.31578</text:p>
          </table:table-cell>
          <table:table-cell office:value-type="float" office:value="0.52235" calcext:value-type="float">
            <text:p>0.52235</text:p>
          </table:table-cell>
          <table:table-cell office:value-type="float" office:value="-0.17659" calcext:value-type="float">
            <text:p>-0.17659</text:p>
          </table:table-cell>
          <table:table-cell office:value-type="float" office:value="-0.53352" calcext:value-type="float">
            <text:p>-0.53352</text:p>
          </table:table-cell>
          <table:table-cell office:value-type="float" office:value="-0.03233" calcext:value-type="float">
            <text:p>-0.03233</text:p>
          </table:table-cell>
          <table:table-cell table:number-columns-repeated="5"/>
        </table:table-row>
        <table:table-row table:style-name="ro1">
          <table:table-cell office:value-type="float" office:value="1.40371537036214E+018" calcext:value-type="float">
            <text:p>1403715370362140000</text:p>
          </table:table-cell>
          <table:table-cell office:value-type="float" office:value="-2.12072" calcext:value-type="float">
            <text:p>-2.12072</text:p>
          </table:table-cell>
          <table:table-cell office:value-type="float" office:value="-0.86556" calcext:value-type="float">
            <text:p>-0.86556</text:p>
          </table:table-cell>
          <table:table-cell office:value-type="float" office:value="0.84176" calcext:value-type="float">
            <text:p>0.84176</text:p>
          </table:table-cell>
          <table:table-cell office:value-type="float" office:value="0.22241" calcext:value-type="float">
            <text:p>0.22241</text:p>
          </table:table-cell>
          <table:table-cell office:value-type="float" office:value="0.75223" calcext:value-type="float">
            <text:p>0.75223</text:p>
          </table:table-cell>
          <table:table-cell office:value-type="float" office:value="-0.32133" calcext:value-type="float">
            <text:p>-0.32133</text:p>
          </table:table-cell>
          <table:table-cell office:value-type="float" office:value="0.53049" calcext:value-type="float">
            <text:p>0.53049</text:p>
          </table:table-cell>
          <table:table-cell office:value-type="float" office:value="-0.15872" calcext:value-type="float">
            <text:p>-0.15872</text:p>
          </table:table-cell>
          <table:table-cell office:value-type="float" office:value="-0.51146" calcext:value-type="float">
            <text:p>-0.51146</text:p>
          </table:table-cell>
          <table:table-cell office:value-type="float" office:value="-0.03512" calcext:value-type="float">
            <text:p>-0.03512</text:p>
          </table:table-cell>
          <table:table-cell table:number-columns-repeated="5"/>
        </table:table-row>
        <table:table-row table:style-name="ro1">
          <table:table-cell office:value-type="float" office:value="1.40371537046214E+018" calcext:value-type="float">
            <text:p>1403715370462140000</text:p>
          </table:table-cell>
          <table:table-cell office:value-type="float" office:value="-2.13855" calcext:value-type="float">
            <text:p>-2.13855</text:p>
          </table:table-cell>
          <table:table-cell office:value-type="float" office:value="-0.91654" calcext:value-type="float">
            <text:p>-0.91654</text:p>
          </table:table-cell>
          <table:table-cell office:value-type="float" office:value="0.83864" calcext:value-type="float">
            <text:p>0.83864</text:p>
          </table:table-cell>
          <table:table-cell office:value-type="float" office:value="0.21632" calcext:value-type="float">
            <text:p>0.21632</text:p>
          </table:table-cell>
          <table:table-cell office:value-type="float" office:value="0.74685" calcext:value-type="float">
            <text:p>0.74685</text:p>
          </table:table-cell>
          <table:table-cell office:value-type="float" office:value="-0.32854" calcext:value-type="float">
            <text:p>-0.32854</text:p>
          </table:table-cell>
          <table:table-cell office:value-type="float" office:value="0.53617" calcext:value-type="float">
            <text:p>0.53617</text:p>
          </table:table-cell>
          <table:table-cell office:value-type="float" office:value="-0.15515" calcext:value-type="float">
            <text:p>-0.15515</text:p>
          </table:table-cell>
          <table:table-cell office:value-type="float" office:value="-0.50081" calcext:value-type="float">
            <text:p>-0.50081</text:p>
          </table:table-cell>
          <table:table-cell office:value-type="float" office:value="-0.02198" calcext:value-type="float">
            <text:p>-0.02198</text:p>
          </table:table-cell>
          <table:table-cell table:number-columns-repeated="5"/>
        </table:table-row>
        <table:table-row table:style-name="ro1">
          <table:table-cell office:value-type="float" office:value="1.40371537056214E+018" calcext:value-type="float">
            <text:p>1403715370562140000</text:p>
          </table:table-cell>
          <table:table-cell office:value-type="float" office:value="-2.15454" calcext:value-type="float">
            <text:p>-2.15454</text:p>
          </table:table-cell>
          <table:table-cell office:value-type="float" office:value="-0.96673" calcext:value-type="float">
            <text:p>-0.96673</text:p>
          </table:table-cell>
          <table:table-cell office:value-type="float" office:value="0.83586" calcext:value-type="float">
            <text:p>0.83586</text:p>
          </table:table-cell>
          <table:table-cell office:value-type="float" office:value="0.21361" calcext:value-type="float">
            <text:p>0.21361</text:p>
          </table:table-cell>
          <table:table-cell office:value-type="float" office:value="0.74346" calcext:value-type="float">
            <text:p>0.74346</text:p>
          </table:table-cell>
          <table:table-cell office:value-type="float" office:value="-0.33389" calcext:value-type="float">
            <text:p>-0.33389</text:p>
          </table:table-cell>
          <table:table-cell office:value-type="float" office:value="0.53866" calcext:value-type="float">
            <text:p>0.53866</text:p>
          </table:table-cell>
          <table:table-cell office:value-type="float" office:value="-0.16598" calcext:value-type="float">
            <text:p>-0.16598</text:p>
          </table:table-cell>
          <table:table-cell office:value-type="float" office:value="-0.50569" calcext:value-type="float">
            <text:p>-0.50569</text:p>
          </table:table-cell>
          <table:table-cell office:value-type="float" office:value="-0.02488" calcext:value-type="float">
            <text:p>-0.02488</text:p>
          </table:table-cell>
          <table:table-cell table:number-columns-repeated="5"/>
        </table:table-row>
        <table:table-row table:style-name="ro1">
          <table:table-cell office:value-type="float" office:value="1.40371537066214E+018" calcext:value-type="float">
            <text:p>1403715370662140000</text:p>
          </table:table-cell>
          <table:table-cell office:value-type="float" office:value="-2.17155" calcext:value-type="float">
            <text:p>-2.17155</text:p>
          </table:table-cell>
          <table:table-cell office:value-type="float" office:value="-1.01492" calcext:value-type="float">
            <text:p>-1.01492</text:p>
          </table:table-cell>
          <table:table-cell office:value-type="float" office:value="0.83399" calcext:value-type="float">
            <text:p>0.83399</text:p>
          </table:table-cell>
          <table:table-cell office:value-type="float" office:value="0.21384" calcext:value-type="float">
            <text:p>0.21384</text:p>
          </table:table-cell>
          <table:table-cell office:value-type="float" office:value="0.74142" calcext:value-type="float">
            <text:p>0.74142</text:p>
          </table:table-cell>
          <table:table-cell office:value-type="float" office:value="-0.3372" calcext:value-type="float">
            <text:p>-0.3372</text:p>
          </table:table-cell>
          <table:table-cell office:value-type="float" office:value="0.53932" calcext:value-type="float">
            <text:p>0.53932</text:p>
          </table:table-cell>
          <table:table-cell office:value-type="float" office:value="-0.19042" calcext:value-type="float">
            <text:p>-0.19042</text:p>
          </table:table-cell>
          <table:table-cell office:value-type="float" office:value="-0.51075" calcext:value-type="float">
            <text:p>-0.51075</text:p>
          </table:table-cell>
          <table:table-cell office:value-type="float" office:value="-0.02288" calcext:value-type="float">
            <text:p>-0.02288</text:p>
          </table:table-cell>
          <table:table-cell table:number-columns-repeated="5"/>
        </table:table-row>
        <table:table-row table:style-name="ro1">
          <table:table-cell office:value-type="float" office:value="1.40371537076214E+018" calcext:value-type="float">
            <text:p>1403715370762140000</text:p>
          </table:table-cell>
          <table:table-cell office:value-type="float" office:value="-2.18721" calcext:value-type="float">
            <text:p>-2.18721</text:p>
          </table:table-cell>
          <table:table-cell office:value-type="float" office:value="-1.06378" calcext:value-type="float">
            <text:p>-1.06378</text:p>
          </table:table-cell>
          <table:table-cell office:value-type="float" office:value="0.83345" calcext:value-type="float">
            <text:p>0.83345</text:p>
          </table:table-cell>
          <table:table-cell office:value-type="float" office:value="0.21725" calcext:value-type="float">
            <text:p>0.21725</text:p>
          </table:table-cell>
          <table:table-cell office:value-type="float" office:value="0.74128" calcext:value-type="float">
            <text:p>0.74128</text:p>
          </table:table-cell>
          <table:table-cell office:value-type="float" office:value="-0.33735" calcext:value-type="float">
            <text:p>-0.33735</text:p>
          </table:table-cell>
          <table:table-cell office:value-type="float" office:value="0.53805" calcext:value-type="float">
            <text:p>0.53805</text:p>
          </table:table-cell>
          <table:table-cell office:value-type="float" office:value="-0.19114" calcext:value-type="float">
            <text:p>-0.19114</text:p>
          </table:table-cell>
          <table:table-cell office:value-type="float" office:value="-0.51484" calcext:value-type="float">
            <text:p>-0.51484</text:p>
          </table:table-cell>
          <table:table-cell office:value-type="float" office:value="-0.0139" calcext:value-type="float">
            <text:p>-0.0139</text:p>
          </table:table-cell>
          <table:table-cell table:number-columns-repeated="5"/>
        </table:table-row>
        <table:table-row table:style-name="ro1">
          <table:table-cell office:value-type="float" office:value="1.40371537086214E+018" calcext:value-type="float">
            <text:p>1403715370862140000</text:p>
          </table:table-cell>
          <table:table-cell office:value-type="float" office:value="-2.20378" calcext:value-type="float">
            <text:p>-2.20378</text:p>
          </table:table-cell>
          <table:table-cell office:value-type="float" office:value="-1.11195" calcext:value-type="float">
            <text:p>-1.11195</text:p>
          </table:table-cell>
          <table:table-cell office:value-type="float" office:value="0.83233" calcext:value-type="float">
            <text:p>0.83233</text:p>
          </table:table-cell>
          <table:table-cell office:value-type="float" office:value="0.22258" calcext:value-type="float">
            <text:p>0.22258</text:p>
          </table:table-cell>
          <table:table-cell office:value-type="float" office:value="0.74319" calcext:value-type="float">
            <text:p>0.74319</text:p>
          </table:table-cell>
          <table:table-cell office:value-type="float" office:value="-0.33619" calcext:value-type="float">
            <text:p>-0.33619</text:p>
          </table:table-cell>
          <table:table-cell office:value-type="float" office:value="0.53395" calcext:value-type="float">
            <text:p>0.53395</text:p>
          </table:table-cell>
          <table:table-cell office:value-type="float" office:value="-0.1953" calcext:value-type="float">
            <text:p>-0.1953</text:p>
          </table:table-cell>
          <table:table-cell office:value-type="float" office:value="-0.50668" calcext:value-type="float">
            <text:p>-0.50668</text:p>
          </table:table-cell>
          <table:table-cell office:value-type="float" office:value="-0.01509" calcext:value-type="float">
            <text:p>-0.01509</text:p>
          </table:table-cell>
          <table:table-cell table:number-columns-repeated="5"/>
        </table:table-row>
        <table:table-row table:style-name="ro1">
          <table:table-cell office:value-type="float" office:value="1.40371537096214E+018" calcext:value-type="float">
            <text:p>1403715370962140000</text:p>
          </table:table-cell>
          <table:table-cell office:value-type="float" office:value="-2.22037" calcext:value-type="float">
            <text:p>-2.22037</text:p>
          </table:table-cell>
          <table:table-cell office:value-type="float" office:value="-1.16086" calcext:value-type="float">
            <text:p>-1.16086</text:p>
          </table:table-cell>
          <table:table-cell office:value-type="float" office:value="0.82956" calcext:value-type="float">
            <text:p>0.82956</text:p>
          </table:table-cell>
          <table:table-cell office:value-type="float" office:value="0.22413" calcext:value-type="float">
            <text:p>0.22413</text:p>
          </table:table-cell>
          <table:table-cell office:value-type="float" office:value="0.7456" calcext:value-type="float">
            <text:p>0.7456</text:p>
          </table:table-cell>
          <table:table-cell office:value-type="float" office:value="-0.33747" calcext:value-type="float">
            <text:p>-0.33747</text:p>
          </table:table-cell>
          <table:table-cell office:value-type="float" office:value="0.52911" calcext:value-type="float">
            <text:p>0.52911</text:p>
          </table:table-cell>
          <table:table-cell office:value-type="float" office:value="-0.18375" calcext:value-type="float">
            <text:p>-0.18375</text:p>
          </table:table-cell>
          <table:table-cell office:value-type="float" office:value="-0.50072" calcext:value-type="float">
            <text:p>-0.50072</text:p>
          </table:table-cell>
          <table:table-cell office:value-type="float" office:value="-0.04212" calcext:value-type="float">
            <text:p>-0.04212</text:p>
          </table:table-cell>
          <table:table-cell table:number-columns-repeated="5"/>
        </table:table-row>
        <table:table-row table:style-name="ro1">
          <table:table-cell office:value-type="float" office:value="1.40371537106214E+018" calcext:value-type="float">
            <text:p>1403715371062140000</text:p>
          </table:table-cell>
          <table:table-cell office:value-type="float" office:value="-2.23662" calcext:value-type="float">
            <text:p>-2.23662</text:p>
          </table:table-cell>
          <table:table-cell office:value-type="float" office:value="-1.21119" calcext:value-type="float">
            <text:p>-1.21119</text:p>
          </table:table-cell>
          <table:table-cell office:value-type="float" office:value="0.82386" calcext:value-type="float">
            <text:p>0.82386</text:p>
          </table:table-cell>
          <table:table-cell office:value-type="float" office:value="0.22174" calcext:value-type="float">
            <text:p>0.22174</text:p>
          </table:table-cell>
          <table:table-cell office:value-type="float" office:value="0.75218" calcext:value-type="float">
            <text:p>0.75218</text:p>
          </table:table-cell>
          <table:table-cell office:value-type="float" office:value="-0.34143" calcext:value-type="float">
            <text:p>-0.34143</text:p>
          </table:table-cell>
          <table:table-cell office:value-type="float" office:value="0.51814" calcext:value-type="float">
            <text:p>0.51814</text:p>
          </table:table-cell>
          <table:table-cell office:value-type="float" office:value="-0.16454" calcext:value-type="float">
            <text:p>-0.16454</text:p>
          </table:table-cell>
          <table:table-cell office:value-type="float" office:value="-0.50946" calcext:value-type="float">
            <text:p>-0.50946</text:p>
          </table:table-cell>
          <table:table-cell office:value-type="float" office:value="-0.06499" calcext:value-type="float">
            <text:p>-0.06499</text:p>
          </table:table-cell>
          <table:table-cell table:number-columns-repeated="5"/>
        </table:table-row>
        <table:table-row table:style-name="ro1">
          <table:table-cell office:value-type="float" office:value="1.40371537116214E+018" calcext:value-type="float">
            <text:p>1403715371162140000</text:p>
          </table:table-cell>
          <table:table-cell office:value-type="float" office:value="-2.24965" calcext:value-type="float">
            <text:p>-2.24965</text:p>
          </table:table-cell>
          <table:table-cell office:value-type="float" office:value="-1.26376" calcext:value-type="float">
            <text:p>-1.26376</text:p>
          </table:table-cell>
          <table:table-cell office:value-type="float" office:value="0.81782" calcext:value-type="float">
            <text:p>0.81782</text:p>
          </table:table-cell>
          <table:table-cell office:value-type="float" office:value="0.21942" calcext:value-type="float">
            <text:p>0.21942</text:p>
          </table:table-cell>
          <table:table-cell office:value-type="float" office:value="0.75913" calcext:value-type="float">
            <text:p>0.75913</text:p>
          </table:table-cell>
          <table:table-cell office:value-type="float" office:value="-0.34483" calcext:value-type="float">
            <text:p>-0.34483</text:p>
          </table:table-cell>
          <table:table-cell office:value-type="float" office:value="0.50662" calcext:value-type="float">
            <text:p>0.50662</text:p>
          </table:table-cell>
          <table:table-cell office:value-type="float" office:value="-0.11266" calcext:value-type="float">
            <text:p>-0.11266</text:p>
          </table:table-cell>
          <table:table-cell office:value-type="float" office:value="-0.5342" calcext:value-type="float">
            <text:p>-0.5342</text:p>
          </table:table-cell>
          <table:table-cell office:value-type="float" office:value="-0.06405" calcext:value-type="float">
            <text:p>-0.06405</text:p>
          </table:table-cell>
          <table:table-cell table:number-columns-repeated="5"/>
        </table:table-row>
        <table:table-row table:style-name="ro1">
          <table:table-cell office:value-type="float" office:value="1.40371537126214E+018" calcext:value-type="float">
            <text:p>1403715371262140000</text:p>
          </table:table-cell>
          <table:table-cell office:value-type="float" office:value="-2.25632" calcext:value-type="float">
            <text:p>-2.25632</text:p>
          </table:table-cell>
          <table:table-cell office:value-type="float" office:value="-1.32014" calcext:value-type="float">
            <text:p>-1.32014</text:p>
          </table:table-cell>
          <table:table-cell office:value-type="float" office:value="0.81182" calcext:value-type="float">
            <text:p>0.81182</text:p>
          </table:table-cell>
          <table:table-cell office:value-type="float" office:value="0.21883" calcext:value-type="float">
            <text:p>0.21883</text:p>
          </table:table-cell>
          <table:table-cell office:value-type="float" office:value="0.76326" calcext:value-type="float">
            <text:p>0.76326</text:p>
          </table:table-cell>
          <table:table-cell office:value-type="float" office:value="-0.34621" calcext:value-type="float">
            <text:p>-0.34621</text:p>
          </table:table-cell>
          <table:table-cell office:value-type="float" office:value="0.49969" calcext:value-type="float">
            <text:p>0.49969</text:p>
          </table:table-cell>
          <table:table-cell office:value-type="float" office:value="-0.04588" calcext:value-type="float">
            <text:p>-0.04588</text:p>
          </table:table-cell>
          <table:table-cell office:value-type="float" office:value="-0.58828" calcext:value-type="float">
            <text:p>-0.58828</text:p>
          </table:table-cell>
          <table:table-cell office:value-type="float" office:value="-0.07295" calcext:value-type="float">
            <text:p>-0.07295</text:p>
          </table:table-cell>
          <table:table-cell table:number-columns-repeated="5"/>
        </table:table-row>
        <table:table-row table:style-name="ro1">
          <table:table-cell office:value-type="float" office:value="1.40371537136214E+018" calcext:value-type="float">
            <text:p>1403715371362140000</text:p>
          </table:table-cell>
          <table:table-cell office:value-type="float" office:value="-2.25693" calcext:value-type="float">
            <text:p>-2.25693</text:p>
          </table:table-cell>
          <table:table-cell office:value-type="float" office:value="-1.38207" calcext:value-type="float">
            <text:p>-1.38207</text:p>
          </table:table-cell>
          <table:table-cell office:value-type="float" office:value="0.80666" calcext:value-type="float">
            <text:p>0.80666</text:p>
          </table:table-cell>
          <table:table-cell office:value-type="float" office:value="0.21927" calcext:value-type="float">
            <text:p>0.21927</text:p>
          </table:table-cell>
          <table:table-cell office:value-type="float" office:value="0.76401" calcext:value-type="float">
            <text:p>0.76401</text:p>
          </table:table-cell>
          <table:table-cell office:value-type="float" office:value="-0.34577" calcext:value-type="float">
            <text:p>-0.34577</text:p>
          </table:table-cell>
          <table:table-cell office:value-type="float" office:value="0.49864" calcext:value-type="float">
            <text:p>0.49864</text:p>
          </table:table-cell>
          <table:table-cell office:value-type="float" office:value="0.01693" calcext:value-type="float">
            <text:p>0.01693</text:p>
          </table:table-cell>
          <table:table-cell office:value-type="float" office:value="-0.63688" calcext:value-type="float">
            <text:p>-0.63688</text:p>
          </table:table-cell>
          <table:table-cell office:value-type="float" office:value="-0.07924" calcext:value-type="float">
            <text:p>-0.07924</text:p>
          </table:table-cell>
          <table:table-cell table:number-columns-repeated="5"/>
        </table:table-row>
        <table:table-row table:style-name="ro1">
          <table:table-cell office:value-type="float" office:value="1.40371537146214E+018" calcext:value-type="float">
            <text:p>1403715371462140000</text:p>
          </table:table-cell>
          <table:table-cell office:value-type="float" office:value="-2.2523" calcext:value-type="float">
            <text:p>-2.2523</text:p>
          </table:table-cell>
          <table:table-cell office:value-type="float" office:value="-1.44796" calcext:value-type="float">
            <text:p>-1.44796</text:p>
          </table:table-cell>
          <table:table-cell office:value-type="float" office:value="0.80063" calcext:value-type="float">
            <text:p>0.80063</text:p>
          </table:table-cell>
          <table:table-cell office:value-type="float" office:value="0.21965" calcext:value-type="float">
            <text:p>0.21965</text:p>
          </table:table-cell>
          <table:table-cell office:value-type="float" office:value="0.76014" calcext:value-type="float">
            <text:p>0.76014</text:p>
          </table:table-cell>
          <table:table-cell office:value-type="float" office:value="-0.34485" calcext:value-type="float">
            <text:p>-0.34485</text:p>
          </table:table-cell>
          <table:table-cell office:value-type="float" office:value="0.505" calcext:value-type="float">
            <text:p>0.505</text:p>
          </table:table-cell>
          <table:table-cell office:value-type="float" office:value="0.0687" calcext:value-type="float">
            <text:p>0.0687</text:p>
          </table:table-cell>
          <table:table-cell office:value-type="float" office:value="-0.67636" calcext:value-type="float">
            <text:p>-0.67636</text:p>
          </table:table-cell>
          <table:table-cell office:value-type="float" office:value="-0.06721" calcext:value-type="float">
            <text:p>-0.06721</text:p>
          </table:table-cell>
          <table:table-cell table:number-columns-repeated="5"/>
        </table:table-row>
        <table:table-row table:style-name="ro1">
          <table:table-cell office:value-type="float" office:value="1.40371537156214E+018" calcext:value-type="float">
            <text:p>1403715371562140000</text:p>
          </table:table-cell>
          <table:table-cell office:value-type="float" office:value="-2.24308" calcext:value-type="float">
            <text:p>-2.24308</text:p>
          </table:table-cell>
          <table:table-cell office:value-type="float" office:value="-1.51751" calcext:value-type="float">
            <text:p>-1.51751</text:p>
          </table:table-cell>
          <table:table-cell office:value-type="float" office:value="0.79587" calcext:value-type="float">
            <text:p>0.79587</text:p>
          </table:table-cell>
          <table:table-cell office:value-type="float" office:value="0.21617" calcext:value-type="float">
            <text:p>0.21617</text:p>
          </table:table-cell>
          <table:table-cell office:value-type="float" office:value="0.75048" calcext:value-type="float">
            <text:p>0.75048</text:p>
          </table:table-cell>
          <table:table-cell office:value-type="float" office:value="-0.34633" calcext:value-type="float">
            <text:p>-0.34633</text:p>
          </table:table-cell>
          <table:table-cell office:value-type="float" office:value="0.51971" calcext:value-type="float">
            <text:p>0.51971</text:p>
          </table:table-cell>
          <table:table-cell office:value-type="float" office:value="0.10033" calcext:value-type="float">
            <text:p>0.10033</text:p>
          </table:table-cell>
          <table:table-cell office:value-type="float" office:value="-0.7123" calcext:value-type="float">
            <text:p>-0.7123</text:p>
          </table:table-cell>
          <table:table-cell office:value-type="float" office:value="-0.05586" calcext:value-type="float">
            <text:p>-0.05586</text:p>
          </table:table-cell>
          <table:table-cell table:number-columns-repeated="5"/>
        </table:table-row>
        <table:table-row table:style-name="ro1">
          <table:table-cell office:value-type="float" office:value="1.40371537166214E+018" calcext:value-type="float">
            <text:p>1403715371662140000</text:p>
          </table:table-cell>
          <table:table-cell office:value-type="float" office:value="-2.2333" calcext:value-type="float">
            <text:p>-2.2333</text:p>
          </table:table-cell>
          <table:table-cell office:value-type="float" office:value="-1.59152" calcext:value-type="float">
            <text:p>-1.59152</text:p>
          </table:table-cell>
          <table:table-cell office:value-type="float" office:value="0.78971" calcext:value-type="float">
            <text:p>0.78971</text:p>
          </table:table-cell>
          <table:table-cell office:value-type="float" office:value="0.21177" calcext:value-type="float">
            <text:p>0.21177</text:p>
          </table:table-cell>
          <table:table-cell office:value-type="float" office:value="0.74213" calcext:value-type="float">
            <text:p>0.74213</text:p>
          </table:table-cell>
          <table:table-cell office:value-type="float" office:value="-0.34808" calcext:value-type="float">
            <text:p>-0.34808</text:p>
          </table:table-cell>
          <table:table-cell office:value-type="float" office:value="0.53219" calcext:value-type="float">
            <text:p>0.53219</text:p>
          </table:table-cell>
          <table:table-cell office:value-type="float" office:value="0.09609" calcext:value-type="float">
            <text:p>0.09609</text:p>
          </table:table-cell>
          <table:table-cell office:value-type="float" office:value="-0.74216" calcext:value-type="float">
            <text:p>-0.74216</text:p>
          </table:table-cell>
          <table:table-cell office:value-type="float" office:value="-0.06864" calcext:value-type="float">
            <text:p>-0.06864</text:p>
          </table:table-cell>
          <table:table-cell table:number-columns-repeated="5"/>
        </table:table-row>
        <table:table-row table:style-name="ro1">
          <table:table-cell office:value-type="float" office:value="1.40371537176214E+018" calcext:value-type="float">
            <text:p>1403715371762140000</text:p>
          </table:table-cell>
          <table:table-cell office:value-type="float" office:value="-2.22399" calcext:value-type="float">
            <text:p>-2.22399</text:p>
          </table:table-cell>
          <table:table-cell office:value-type="float" office:value="-1.66806" calcext:value-type="float">
            <text:p>-1.66806</text:p>
          </table:table-cell>
          <table:table-cell office:value-type="float" office:value="0.78247" calcext:value-type="float">
            <text:p>0.78247</text:p>
          </table:table-cell>
          <table:table-cell office:value-type="float" office:value="0.20584" calcext:value-type="float">
            <text:p>0.20584</text:p>
          </table:table-cell>
          <table:table-cell office:value-type="float" office:value="0.73724" calcext:value-type="float">
            <text:p>0.73724</text:p>
          </table:table-cell>
          <table:table-cell office:value-type="float" office:value="-0.35052" calcext:value-type="float">
            <text:p>-0.35052</text:p>
          </table:table-cell>
          <table:table-cell office:value-type="float" office:value="0.53968" calcext:value-type="float">
            <text:p>0.53968</text:p>
          </table:table-cell>
          <table:table-cell office:value-type="float" office:value="0.07359" calcext:value-type="float">
            <text:p>0.07359</text:p>
          </table:table-cell>
          <table:table-cell office:value-type="float" office:value="-0.78401" calcext:value-type="float">
            <text:p>-0.78401</text:p>
          </table:table-cell>
          <table:table-cell office:value-type="float" office:value="-0.06858" calcext:value-type="float">
            <text:p>-0.06858</text:p>
          </table:table-cell>
          <table:table-cell table:number-columns-repeated="5"/>
        </table:table-row>
        <table:table-row table:style-name="ro1">
          <table:table-cell office:value-type="float" office:value="1.40371537186214E+018" calcext:value-type="float">
            <text:p>1403715371862140000</text:p>
          </table:table-cell>
          <table:table-cell office:value-type="float" office:value="-2.2168" calcext:value-type="float">
            <text:p>-2.2168</text:p>
          </table:table-cell>
          <table:table-cell office:value-type="float" office:value="-1.74664" calcext:value-type="float">
            <text:p>-1.74664</text:p>
          </table:table-cell>
          <table:table-cell office:value-type="float" office:value="0.77466" calcext:value-type="float">
            <text:p>0.77466</text:p>
          </table:table-cell>
          <table:table-cell office:value-type="float" office:value="0.20692" calcext:value-type="float">
            <text:p>0.20692</text:p>
          </table:table-cell>
          <table:table-cell office:value-type="float" office:value="0.73862" calcext:value-type="float">
            <text:p>0.73862</text:p>
          </table:table-cell>
          <table:table-cell office:value-type="float" office:value="-0.34842" calcext:value-type="float">
            <text:p>-0.34842</text:p>
          </table:table-cell>
          <table:table-cell office:value-type="float" office:value="0.53873" calcext:value-type="float">
            <text:p>0.53873</text:p>
          </table:table-cell>
          <table:table-cell office:value-type="float" office:value="0.0358" calcext:value-type="float">
            <text:p>0.0358</text:p>
          </table:table-cell>
          <table:table-cell office:value-type="float" office:value="-0.79372" calcext:value-type="float">
            <text:p>-0.79372</text:p>
          </table:table-cell>
          <table:table-cell office:value-type="float" office:value="-0.09177" calcext:value-type="float">
            <text:p>-0.09177</text:p>
          </table:table-cell>
          <table:table-cell table:number-columns-repeated="5"/>
        </table:table-row>
        <table:table-row table:style-name="ro1">
          <table:table-cell office:value-type="float" office:value="1.40371537196214E+018" calcext:value-type="float">
            <text:p>1403715371962140000</text:p>
          </table:table-cell>
          <table:table-cell office:value-type="float" office:value="-2.21206" calcext:value-type="float">
            <text:p>-2.21206</text:p>
          </table:table-cell>
          <table:table-cell office:value-type="float" office:value="-1.82552" calcext:value-type="float">
            <text:p>-1.82552</text:p>
          </table:table-cell>
          <table:table-cell office:value-type="float" office:value="0.76561" calcext:value-type="float">
            <text:p>0.76561</text:p>
          </table:table-cell>
          <table:table-cell office:value-type="float" office:value="0.21384" calcext:value-type="float">
            <text:p>0.21384</text:p>
          </table:table-cell>
          <table:table-cell office:value-type="float" office:value="0.7437" calcext:value-type="float">
            <text:p>0.7437</text:p>
          </table:table-cell>
          <table:table-cell office:value-type="float" office:value="-0.34229" calcext:value-type="float">
            <text:p>-0.34229</text:p>
          </table:table-cell>
          <table:table-cell office:value-type="float" office:value="0.53294" calcext:value-type="float">
            <text:p>0.53294</text:p>
          </table:table-cell>
          <table:table-cell office:value-type="float" office:value="0.02241" calcext:value-type="float">
            <text:p>0.02241</text:p>
          </table:table-cell>
          <table:table-cell office:value-type="float" office:value="-0.81166" calcext:value-type="float">
            <text:p>-0.81166</text:p>
          </table:table-cell>
          <table:table-cell office:value-type="float" office:value="-0.09213" calcext:value-type="float">
            <text:p>-0.09213</text:p>
          </table:table-cell>
          <table:table-cell table:number-columns-repeated="5"/>
        </table:table-row>
        <table:table-row table:style-name="ro1">
          <table:table-cell office:value-type="float" office:value="1.40371537206214E+018" calcext:value-type="float">
            <text:p>1403715372062140000</text:p>
          </table:table-cell>
          <table:table-cell office:value-type="float" office:value="-2.20725" calcext:value-type="float">
            <text:p>-2.20725</text:p>
          </table:table-cell>
          <table:table-cell office:value-type="float" office:value="-1.90635" calcext:value-type="float">
            <text:p>-1.90635</text:p>
          </table:table-cell>
          <table:table-cell office:value-type="float" office:value="0.75814" calcext:value-type="float">
            <text:p>0.75814</text:p>
          </table:table-cell>
          <table:table-cell office:value-type="float" office:value="0.2179" calcext:value-type="float">
            <text:p>0.2179</text:p>
          </table:table-cell>
          <table:table-cell office:value-type="float" office:value="0.74585" calcext:value-type="float">
            <text:p>0.74585</text:p>
          </table:table-cell>
          <table:table-cell office:value-type="float" office:value="-0.33856" calcext:value-type="float">
            <text:p>-0.33856</text:p>
          </table:table-cell>
          <table:table-cell office:value-type="float" office:value="0.53067" calcext:value-type="float">
            <text:p>0.53067</text:p>
          </table:table-cell>
          <table:table-cell office:value-type="float" office:value="0.0325" calcext:value-type="float">
            <text:p>0.0325</text:p>
          </table:table-cell>
          <table:table-cell office:value-type="float" office:value="-0.82035" calcext:value-type="float">
            <text:p>-0.82035</text:p>
          </table:table-cell>
          <table:table-cell office:value-type="float" office:value="-0.07398" calcext:value-type="float">
            <text:p>-0.07398</text:p>
          </table:table-cell>
          <table:table-cell table:number-columns-repeated="5"/>
        </table:table-row>
        <table:table-row table:style-name="ro1">
          <table:table-cell office:value-type="float" office:value="1.40371537216214E+018" calcext:value-type="float">
            <text:p>1403715372162140000</text:p>
          </table:table-cell>
          <table:table-cell office:value-type="float" office:value="-2.20204" calcext:value-type="float">
            <text:p>-2.20204</text:p>
          </table:table-cell>
          <table:table-cell office:value-type="float" office:value="-1.98756" calcext:value-type="float">
            <text:p>-1.98756</text:p>
          </table:table-cell>
          <table:table-cell office:value-type="float" office:value="0.75219" calcext:value-type="float">
            <text:p>0.75219</text:p>
          </table:table-cell>
          <table:table-cell office:value-type="float" office:value="0.2187" calcext:value-type="float">
            <text:p>0.2187</text:p>
          </table:table-cell>
          <table:table-cell office:value-type="float" office:value="0.74504" calcext:value-type="float">
            <text:p>0.74504</text:p>
          </table:table-cell>
          <table:table-cell office:value-type="float" office:value="-0.33667" calcext:value-type="float">
            <text:p>-0.33667</text:p>
          </table:table-cell>
          <table:table-cell office:value-type="float" office:value="0.53267" calcext:value-type="float">
            <text:p>0.53267</text:p>
          </table:table-cell>
          <table:table-cell office:value-type="float" office:value="0.0453" calcext:value-type="float">
            <text:p>0.0453</text:p>
          </table:table-cell>
          <table:table-cell office:value-type="float" office:value="-0.8219" calcext:value-type="float">
            <text:p>-0.8219</text:p>
          </table:table-cell>
          <table:table-cell office:value-type="float" office:value="-0.04875" calcext:value-type="float">
            <text:p>-0.04875</text:p>
          </table:table-cell>
          <table:table-cell table:number-columns-repeated="5"/>
        </table:table-row>
        <table:table-row table:style-name="ro1">
          <table:table-cell office:value-type="float" office:value="1.40371537226214E+018" calcext:value-type="float">
            <text:p>1403715372262140000</text:p>
          </table:table-cell>
          <table:table-cell office:value-type="float" office:value="-2.19572" calcext:value-type="float">
            <text:p>-2.19572</text:p>
          </table:table-cell>
          <table:table-cell office:value-type="float" office:value="-2.06994" calcext:value-type="float">
            <text:p>-2.06994</text:p>
          </table:table-cell>
          <table:table-cell office:value-type="float" office:value="0.749" calcext:value-type="float">
            <text:p>0.749</text:p>
          </table:table-cell>
          <table:table-cell office:value-type="float" office:value="0.21555" calcext:value-type="float">
            <text:p>0.21555</text:p>
          </table:table-cell>
          <table:table-cell office:value-type="float" office:value="0.74556" calcext:value-type="float">
            <text:p>0.74556</text:p>
          </table:table-cell>
          <table:table-cell office:value-type="float" office:value="-0.33228" calcext:value-type="float">
            <text:p>-0.33228</text:p>
          </table:table-cell>
          <table:table-cell office:value-type="float" office:value="0.53598" calcext:value-type="float">
            <text:p>0.53598</text:p>
          </table:table-cell>
          <table:table-cell office:value-type="float" office:value="0.06578" calcext:value-type="float">
            <text:p>0.06578</text:p>
          </table:table-cell>
          <table:table-cell office:value-type="float" office:value="-0.82947" calcext:value-type="float">
            <text:p>-0.82947</text:p>
          </table:table-cell>
          <table:table-cell office:value-type="float" office:value="-0.00616" calcext:value-type="float">
            <text:p>-0.00616</text:p>
          </table:table-cell>
          <table:table-cell table:number-columns-repeated="5"/>
        </table:table-row>
        <table:table-row table:style-name="ro1">
          <table:table-cell office:value-type="float" office:value="1.40371537236214E+018" calcext:value-type="float">
            <text:p>1403715372362140000</text:p>
          </table:table-cell>
          <table:table-cell office:value-type="float" office:value="-2.18708" calcext:value-type="float">
            <text:p>-2.18708</text:p>
          </table:table-cell>
          <table:table-cell office:value-type="float" office:value="-2.15236" calcext:value-type="float">
            <text:p>-2.15236</text:p>
          </table:table-cell>
          <table:table-cell office:value-type="float" office:value="0.74879" calcext:value-type="float">
            <text:p>0.74879</text:p>
          </table:table-cell>
          <table:table-cell office:value-type="float" office:value="0.21065" calcext:value-type="float">
            <text:p>0.21065</text:p>
          </table:table-cell>
          <table:table-cell office:value-type="float" office:value="0.74875" calcext:value-type="float">
            <text:p>0.74875</text:p>
          </table:table-cell>
          <table:table-cell office:value-type="float" office:value="-0.32367" calcext:value-type="float">
            <text:p>-0.32367</text:p>
          </table:table-cell>
          <table:table-cell office:value-type="float" office:value="0.53874" calcext:value-type="float">
            <text:p>0.53874</text:p>
          </table:table-cell>
          <table:table-cell office:value-type="float" office:value="0.07586" calcext:value-type="float">
            <text:p>0.07586</text:p>
          </table:table-cell>
          <table:table-cell office:value-type="float" office:value="-0.82028" calcext:value-type="float">
            <text:p>-0.82028</text:p>
          </table:table-cell>
          <table:table-cell office:value-type="float" office:value="0.02822" calcext:value-type="float">
            <text:p>0.02822</text:p>
          </table:table-cell>
          <table:table-cell table:number-columns-repeated="5"/>
        </table:table-row>
        <table:table-row table:style-name="ro1">
          <table:table-cell office:value-type="float" office:value="1.40371537246214E+018" calcext:value-type="float">
            <text:p>1403715372462140000</text:p>
          </table:table-cell>
          <table:table-cell office:value-type="float" office:value="-2.17727" calcext:value-type="float">
            <text:p>-2.17727</text:p>
          </table:table-cell>
          <table:table-cell office:value-type="float" office:value="-2.2347" calcext:value-type="float">
            <text:p>-2.2347</text:p>
          </table:table-cell>
          <table:table-cell office:value-type="float" office:value="0.75291" calcext:value-type="float">
            <text:p>0.75291</text:p>
          </table:table-cell>
          <table:table-cell office:value-type="float" office:value="0.20531" calcext:value-type="float">
            <text:p>0.20531</text:p>
          </table:table-cell>
          <table:table-cell office:value-type="float" office:value="0.75268" calcext:value-type="float">
            <text:p>0.75268</text:p>
          </table:table-cell>
          <table:table-cell office:value-type="float" office:value="-0.31131" calcext:value-type="float">
            <text:p>-0.31131</text:p>
          </table:table-cell>
          <table:table-cell office:value-type="float" office:value="0.54259" calcext:value-type="float">
            <text:p>0.54259</text:p>
          </table:table-cell>
          <table:table-cell office:value-type="float" office:value="0.0766" calcext:value-type="float">
            <text:p>0.0766</text:p>
          </table:table-cell>
          <table:table-cell office:value-type="float" office:value="-0.81952" calcext:value-type="float">
            <text:p>-0.81952</text:p>
          </table:table-cell>
          <table:table-cell office:value-type="float" office:value="0.06739" calcext:value-type="float">
            <text:p>0.06739</text:p>
          </table:table-cell>
          <table:table-cell table:number-columns-repeated="5"/>
        </table:table-row>
        <table:table-row table:style-name="ro1">
          <table:table-cell office:value-type="float" office:value="1.40371537256214E+018" calcext:value-type="float">
            <text:p>1403715372562140000</text:p>
          </table:table-cell>
          <table:table-cell office:value-type="float" office:value="-2.16673" calcext:value-type="float">
            <text:p>-2.16673</text:p>
          </table:table-cell>
          <table:table-cell office:value-type="float" office:value="-2.31594" calcext:value-type="float">
            <text:p>-2.31594</text:p>
          </table:table-cell>
          <table:table-cell office:value-type="float" office:value="0.762" calcext:value-type="float">
            <text:p>0.762</text:p>
          </table:table-cell>
          <table:table-cell office:value-type="float" office:value="0.20118" calcext:value-type="float">
            <text:p>0.20118</text:p>
          </table:table-cell>
          <table:table-cell office:value-type="float" office:value="0.7558" calcext:value-type="float">
            <text:p>0.7558</text:p>
          </table:table-cell>
          <table:table-cell office:value-type="float" office:value="-0.30091" calcext:value-type="float">
            <text:p>-0.30091</text:p>
          </table:table-cell>
          <table:table-cell office:value-type="float" office:value="0.54566" calcext:value-type="float">
            <text:p>0.54566</text:p>
          </table:table-cell>
          <table:table-cell office:value-type="float" office:value="0.08129" calcext:value-type="float">
            <text:p>0.08129</text:p>
          </table:table-cell>
          <table:table-cell office:value-type="float" office:value="-0.81303" calcext:value-type="float">
            <text:p>-0.81303</text:p>
          </table:table-cell>
          <table:table-cell office:value-type="float" office:value="0.10986" calcext:value-type="float">
            <text:p>0.10986</text:p>
          </table:table-cell>
          <table:table-cell table:number-columns-repeated="5"/>
        </table:table-row>
        <table:table-row table:style-name="ro1">
          <table:table-cell office:value-type="float" office:value="1.40371537266214E+018" calcext:value-type="float">
            <text:p>1403715372662140000</text:p>
          </table:table-cell>
          <table:table-cell office:value-type="float" office:value="-2.1565" calcext:value-type="float">
            <text:p>-2.1565</text:p>
          </table:table-cell>
          <table:table-cell office:value-type="float" office:value="-2.39503" calcext:value-type="float">
            <text:p>-2.39503</text:p>
          </table:table-cell>
          <table:table-cell office:value-type="float" office:value="0.77453" calcext:value-type="float">
            <text:p>0.77453</text:p>
          </table:table-cell>
          <table:table-cell office:value-type="float" office:value="0.19763" calcext:value-type="float">
            <text:p>0.19763</text:p>
          </table:table-cell>
          <table:table-cell office:value-type="float" office:value="0.75795" calcext:value-type="float">
            <text:p>0.75795</text:p>
          </table:table-cell>
          <table:table-cell office:value-type="float" office:value="-0.29312" calcext:value-type="float">
            <text:p>-0.29312</text:p>
          </table:table-cell>
          <table:table-cell office:value-type="float" office:value="0.54821" calcext:value-type="float">
            <text:p>0.54821</text:p>
          </table:table-cell>
          <table:table-cell office:value-type="float" office:value="0.09" calcext:value-type="float">
            <text:p>0.09</text:p>
          </table:table-cell>
          <table:table-cell office:value-type="float" office:value="-0.80948" calcext:value-type="float">
            <text:p>-0.80948</text:p>
          </table:table-cell>
          <table:table-cell office:value-type="float" office:value="0.11331" calcext:value-type="float">
            <text:p>0.11331</text:p>
          </table:table-cell>
          <table:table-cell table:number-columns-repeated="5"/>
        </table:table-row>
        <table:table-row table:style-name="ro1">
          <table:table-cell office:value-type="float" office:value="1.40371537276214E+018" calcext:value-type="float">
            <text:p>1403715372762140000</text:p>
          </table:table-cell>
          <table:table-cell office:value-type="float" office:value="-2.1475" calcext:value-type="float">
            <text:p>-2.1475</text:p>
          </table:table-cell>
          <table:table-cell office:value-type="float" office:value="-2.47237" calcext:value-type="float">
            <text:p>-2.47237</text:p>
          </table:table-cell>
          <table:table-cell office:value-type="float" office:value="0.78577" calcext:value-type="float">
            <text:p>0.78577</text:p>
          </table:table-cell>
          <table:table-cell office:value-type="float" office:value="0.19464" calcext:value-type="float">
            <text:p>0.19464</text:p>
          </table:table-cell>
          <table:table-cell office:value-type="float" office:value="0.7597" calcext:value-type="float">
            <text:p>0.7597</text:p>
          </table:table-cell>
          <table:table-cell office:value-type="float" office:value="-0.28832" calcext:value-type="float">
            <text:p>-0.28832</text:p>
          </table:table-cell>
          <table:table-cell office:value-type="float" office:value="0.5494" calcext:value-type="float">
            <text:p>0.5494</text:p>
          </table:table-cell>
          <table:table-cell office:value-type="float" office:value="0.08255" calcext:value-type="float">
            <text:p>0.08255</text:p>
          </table:table-cell>
          <table:table-cell office:value-type="float" office:value="-0.79061" calcext:value-type="float">
            <text:p>-0.79061</text:p>
          </table:table-cell>
          <table:table-cell office:value-type="float" office:value="0.08642" calcext:value-type="float">
            <text:p>0.08642</text:p>
          </table:table-cell>
          <table:table-cell table:number-columns-repeated="5"/>
        </table:table-row>
        <table:table-row table:style-name="ro1">
          <table:table-cell office:value-type="float" office:value="1.40371537286214E+018" calcext:value-type="float">
            <text:p>1403715372862140000</text:p>
          </table:table-cell>
          <table:table-cell office:value-type="float" office:value="-2.1403" calcext:value-type="float">
            <text:p>-2.1403</text:p>
          </table:table-cell>
          <table:table-cell office:value-type="float" office:value="-2.54958" calcext:value-type="float">
            <text:p>-2.54958</text:p>
          </table:table-cell>
          <table:table-cell office:value-type="float" office:value="0.79385" calcext:value-type="float">
            <text:p>0.79385</text:p>
          </table:table-cell>
          <table:table-cell office:value-type="float" office:value="0.19187" calcext:value-type="float">
            <text:p>0.19187</text:p>
          </table:table-cell>
          <table:table-cell office:value-type="float" office:value="0.76039" calcext:value-type="float">
            <text:p>0.76039</text:p>
          </table:table-cell>
          <table:table-cell office:value-type="float" office:value="-0.28585" calcext:value-type="float">
            <text:p>-0.28585</text:p>
          </table:table-cell>
          <table:table-cell office:value-type="float" office:value="0.5507" calcext:value-type="float">
            <text:p>0.5507</text:p>
          </table:table-cell>
          <table:table-cell office:value-type="float" office:value="0.07785" calcext:value-type="float">
            <text:p>0.07785</text:p>
          </table:table-cell>
          <table:table-cell office:value-type="float" office:value="-0.78281" calcext:value-type="float">
            <text:p>-0.78281</text:p>
          </table:table-cell>
          <table:table-cell office:value-type="float" office:value="0.07235" calcext:value-type="float">
            <text:p>0.07235</text:p>
          </table:table-cell>
          <table:table-cell table:number-columns-repeated="5"/>
        </table:table-row>
        <table:table-row table:style-name="ro1">
          <table:table-cell office:value-type="float" office:value="1.40371537296214E+018" calcext:value-type="float">
            <text:p>1403715372962140000</text:p>
          </table:table-cell>
          <table:table-cell office:value-type="float" office:value="-2.13345" calcext:value-type="float">
            <text:p>-2.13345</text:p>
          </table:table-cell>
          <table:table-cell office:value-type="float" office:value="-2.62363" calcext:value-type="float">
            <text:p>-2.62363</text:p>
          </table:table-cell>
          <table:table-cell office:value-type="float" office:value="0.80195" calcext:value-type="float">
            <text:p>0.80195</text:p>
          </table:table-cell>
          <table:table-cell office:value-type="float" office:value="0.18729" calcext:value-type="float">
            <text:p>0.18729</text:p>
          </table:table-cell>
          <table:table-cell office:value-type="float" office:value="0.7598" calcext:value-type="float">
            <text:p>0.7598</text:p>
          </table:table-cell>
          <table:table-cell office:value-type="float" office:value="-0.28688" calcext:value-type="float">
            <text:p>-0.28688</text:p>
          </table:table-cell>
          <table:table-cell office:value-type="float" office:value="0.55257" calcext:value-type="float">
            <text:p>0.55257</text:p>
          </table:table-cell>
          <table:table-cell office:value-type="float" office:value="0.07452" calcext:value-type="float">
            <text:p>0.07452</text:p>
          </table:table-cell>
          <table:table-cell office:value-type="float" office:value="-0.77079" calcext:value-type="float">
            <text:p>-0.77079</text:p>
          </table:table-cell>
          <table:table-cell office:value-type="float" office:value="0.06318" calcext:value-type="float">
            <text:p>0.06318</text:p>
          </table:table-cell>
          <table:table-cell table:number-columns-repeated="5"/>
        </table:table-row>
        <table:table-row table:style-name="ro1">
          <table:table-cell office:value-type="float" office:value="1.40371537306214E+018" calcext:value-type="float">
            <text:p>1403715373062140000</text:p>
          </table:table-cell>
          <table:table-cell office:value-type="float" office:value="-2.12683" calcext:value-type="float">
            <text:p>-2.12683</text:p>
          </table:table-cell>
          <table:table-cell office:value-type="float" office:value="-2.69875" calcext:value-type="float">
            <text:p>-2.69875</text:p>
          </table:table-cell>
          <table:table-cell office:value-type="float" office:value="0.80767" calcext:value-type="float">
            <text:p>0.80767</text:p>
          </table:table-cell>
          <table:table-cell office:value-type="float" office:value="0.18344" calcext:value-type="float">
            <text:p>0.18344</text:p>
          </table:table-cell>
          <table:table-cell office:value-type="float" office:value="0.75919" calcext:value-type="float">
            <text:p>0.75919</text:p>
          </table:table-cell>
          <table:table-cell office:value-type="float" office:value="-0.28868" calcext:value-type="float">
            <text:p>-0.28868</text:p>
          </table:table-cell>
          <table:table-cell office:value-type="float" office:value="0.55376" calcext:value-type="float">
            <text:p>0.55376</text:p>
          </table:table-cell>
          <table:table-cell office:value-type="float" office:value="0.06615" calcext:value-type="float">
            <text:p>0.06615</text:p>
          </table:table-cell>
          <table:table-cell office:value-type="float" office:value="-0.76578" calcext:value-type="float">
            <text:p>-0.76578</text:p>
          </table:table-cell>
          <table:table-cell office:value-type="float" office:value="0.05153" calcext:value-type="float">
            <text:p>0.05153</text:p>
          </table:table-cell>
          <table:table-cell table:number-columns-repeated="5"/>
        </table:table-row>
        <table:table-row table:style-name="ro1">
          <table:table-cell office:value-type="float" office:value="1.40371537316214E+018" calcext:value-type="float">
            <text:p>1403715373162140000</text:p>
          </table:table-cell>
          <table:table-cell office:value-type="float" office:value="-2.12252" calcext:value-type="float">
            <text:p>-2.12252</text:p>
          </table:table-cell>
          <table:table-cell office:value-type="float" office:value="-2.77118" calcext:value-type="float">
            <text:p>-2.77118</text:p>
          </table:table-cell>
          <table:table-cell office:value-type="float" office:value="0.81388" calcext:value-type="float">
            <text:p>0.81388</text:p>
          </table:table-cell>
          <table:table-cell office:value-type="float" office:value="0.18132" calcext:value-type="float">
            <text:p>0.18132</text:p>
          </table:table-cell>
          <table:table-cell office:value-type="float" office:value="0.75823" calcext:value-type="float">
            <text:p>0.75823</text:p>
          </table:table-cell>
          <table:table-cell office:value-type="float" office:value="-0.29073" calcext:value-type="float">
            <text:p>-0.29073</text:p>
          </table:table-cell>
          <table:table-cell office:value-type="float" office:value="0.5547" calcext:value-type="float">
            <text:p>0.5547</text:p>
          </table:table-cell>
          <table:table-cell office:value-type="float" office:value="0.04639" calcext:value-type="float">
            <text:p>0.04639</text:p>
          </table:table-cell>
          <table:table-cell office:value-type="float" office:value="-0.76249" calcext:value-type="float">
            <text:p>-0.76249</text:p>
          </table:table-cell>
          <table:table-cell office:value-type="float" office:value="0.03863" calcext:value-type="float">
            <text:p>0.03863</text:p>
          </table:table-cell>
          <table:table-cell table:number-columns-repeated="5"/>
        </table:table-row>
        <table:table-row table:style-name="ro1">
          <table:table-cell office:value-type="float" office:value="1.40371537326214E+018" calcext:value-type="float">
            <text:p>1403715373262140000</text:p>
          </table:table-cell>
          <table:table-cell office:value-type="float" office:value="-2.11888" calcext:value-type="float">
            <text:p>-2.11888</text:p>
          </table:table-cell>
          <table:table-cell office:value-type="float" office:value="-2.84402" calcext:value-type="float">
            <text:p>-2.84402</text:p>
          </table:table-cell>
          <table:table-cell office:value-type="float" office:value="0.81849" calcext:value-type="float">
            <text:p>0.81849</text:p>
          </table:table-cell>
          <table:table-cell office:value-type="float" office:value="0.18217" calcext:value-type="float">
            <text:p>0.18217</text:p>
          </table:table-cell>
          <table:table-cell office:value-type="float" office:value="0.75788" calcext:value-type="float">
            <text:p>0.75788</text:p>
          </table:table-cell>
          <table:table-cell office:value-type="float" office:value="-0.2917" calcext:value-type="float">
            <text:p>-0.2917</text:p>
          </table:table-cell>
          <table:table-cell office:value-type="float" office:value="0.55439" calcext:value-type="float">
            <text:p>0.55439</text:p>
          </table:table-cell>
          <table:table-cell office:value-type="float" office:value="0.02652" calcext:value-type="float">
            <text:p>0.02652</text:p>
          </table:table-cell>
          <table:table-cell office:value-type="float" office:value="-0.756" calcext:value-type="float">
            <text:p>-0.756</text:p>
          </table:table-cell>
          <table:table-cell office:value-type="float" office:value="0.0441" calcext:value-type="float">
            <text:p>0.0441</text:p>
          </table:table-cell>
          <table:table-cell table:number-columns-repeated="5"/>
        </table:table-row>
        <table:table-row table:style-name="ro1">
          <table:table-cell office:value-type="float" office:value="1.40371537336214E+018" calcext:value-type="float">
            <text:p>1403715373362140000</text:p>
          </table:table-cell>
          <table:table-cell office:value-type="float" office:value="-2.11704" calcext:value-type="float">
            <text:p>-2.11704</text:p>
          </table:table-cell>
          <table:table-cell office:value-type="float" office:value="-2.91457" calcext:value-type="float">
            <text:p>-2.91457</text:p>
          </table:table-cell>
          <table:table-cell office:value-type="float" office:value="0.82564" calcext:value-type="float">
            <text:p>0.82564</text:p>
          </table:table-cell>
          <table:table-cell office:value-type="float" office:value="0.18721" calcext:value-type="float">
            <text:p>0.18721</text:p>
          </table:table-cell>
          <table:table-cell office:value-type="float" office:value="0.75786" calcext:value-type="float">
            <text:p>0.75786</text:p>
          </table:table-cell>
          <table:table-cell office:value-type="float" office:value="-0.29064" calcext:value-type="float">
            <text:p>-0.29064</text:p>
          </table:table-cell>
          <table:table-cell office:value-type="float" office:value="0.55329" calcext:value-type="float">
            <text:p>0.55329</text:p>
          </table:table-cell>
          <table:table-cell office:value-type="float" office:value="0.01092" calcext:value-type="float">
            <text:p>0.01092</text:p>
          </table:table-cell>
          <table:table-cell office:value-type="float" office:value="-0.74263" calcext:value-type="float">
            <text:p>-0.74263</text:p>
          </table:table-cell>
          <table:table-cell office:value-type="float" office:value="0.05396" calcext:value-type="float">
            <text:p>0.05396</text:p>
          </table:table-cell>
          <table:table-cell table:number-columns-repeated="5"/>
        </table:table-row>
        <table:table-row table:style-name="ro1">
          <table:table-cell office:value-type="float" office:value="1.40371537346214E+018" calcext:value-type="float">
            <text:p>1403715373462140000</text:p>
          </table:table-cell>
          <table:table-cell office:value-type="float" office:value="-2.11443" calcext:value-type="float">
            <text:p>-2.11443</text:p>
          </table:table-cell>
          <table:table-cell office:value-type="float" office:value="-2.98612" calcext:value-type="float">
            <text:p>-2.98612</text:p>
          </table:table-cell>
          <table:table-cell office:value-type="float" office:value="0.83007" calcext:value-type="float">
            <text:p>0.83007</text:p>
          </table:table-cell>
          <table:table-cell office:value-type="float" office:value="0.19037" calcext:value-type="float">
            <text:p>0.19037</text:p>
          </table:table-cell>
          <table:table-cell office:value-type="float" office:value="0.75756" calcext:value-type="float">
            <text:p>0.75756</text:p>
          </table:table-cell>
          <table:table-cell office:value-type="float" office:value="-0.29037" calcext:value-type="float">
            <text:p>-0.29037</text:p>
          </table:table-cell>
          <table:table-cell office:value-type="float" office:value="0.55277" calcext:value-type="float">
            <text:p>0.55277</text:p>
          </table:table-cell>
          <table:table-cell office:value-type="float" office:value="0.01029" calcext:value-type="float">
            <text:p>0.01029</text:p>
          </table:table-cell>
          <table:table-cell office:value-type="float" office:value="-0.72155" calcext:value-type="float">
            <text:p>-0.72155</text:p>
          </table:table-cell>
          <table:table-cell office:value-type="float" office:value="0.04385" calcext:value-type="float">
            <text:p>0.04385</text:p>
          </table:table-cell>
          <table:table-cell table:number-columns-repeated="5"/>
        </table:table-row>
        <table:table-row table:style-name="ro1">
          <table:table-cell office:value-type="float" office:value="1.40371537356214E+018" calcext:value-type="float">
            <text:p>1403715373562140000</text:p>
          </table:table-cell>
          <table:table-cell office:value-type="float" office:value="-2.11213" calcext:value-type="float">
            <text:p>-2.11213</text:p>
          </table:table-cell>
          <table:table-cell office:value-type="float" office:value="-3.05401" calcext:value-type="float">
            <text:p>-3.05401</text:p>
          </table:table-cell>
          <table:table-cell office:value-type="float" office:value="0.83467" calcext:value-type="float">
            <text:p>0.83467</text:p>
          </table:table-cell>
          <table:table-cell office:value-type="float" office:value="0.19279" calcext:value-type="float">
            <text:p>0.19279</text:p>
          </table:table-cell>
          <table:table-cell office:value-type="float" office:value="0.75885" calcext:value-type="float">
            <text:p>0.75885</text:p>
          </table:table-cell>
          <table:table-cell office:value-type="float" office:value="-0.28608" calcext:value-type="float">
            <text:p>-0.28608</text:p>
          </table:table-cell>
          <table:table-cell office:value-type="float" office:value="0.5524" calcext:value-type="float">
            <text:p>0.5524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-0.69729" calcext:value-type="float">
            <text:p>-0.69729</text:p>
          </table:table-cell>
          <table:table-cell office:value-type="float" office:value="0.03411" calcext:value-type="float">
            <text:p>0.03411</text:p>
          </table:table-cell>
          <table:table-cell table:number-columns-repeated="5"/>
        </table:table-row>
        <table:table-row table:style-name="ro1">
          <table:table-cell office:value-type="float" office:value="1.40371537366214E+018" calcext:value-type="float">
            <text:p>1403715373662140000</text:p>
          </table:table-cell>
          <table:table-cell office:value-type="float" office:value="-2.1081" calcext:value-type="float">
            <text:p>-2.1081</text:p>
          </table:table-cell>
          <table:table-cell office:value-type="float" office:value="-3.12087" calcext:value-type="float">
            <text:p>-3.12087</text:p>
          </table:table-cell>
          <table:table-cell office:value-type="float" office:value="0.83744" calcext:value-type="float">
            <text:p>0.83744</text:p>
          </table:table-cell>
          <table:table-cell office:value-type="float" office:value="0.19596" calcext:value-type="float">
            <text:p>0.19596</text:p>
          </table:table-cell>
          <table:table-cell office:value-type="float" office:value="0.76364" calcext:value-type="float">
            <text:p>0.76364</text:p>
          </table:table-cell>
          <table:table-cell office:value-type="float" office:value="-0.27381" calcext:value-type="float">
            <text:p>-0.27381</text:p>
          </table:table-cell>
          <table:table-cell office:value-type="float" office:value="0.55089" calcext:value-type="float">
            <text:p>0.55089</text:p>
          </table:table-cell>
          <table:table-cell office:value-type="float" office:value="0.03318" calcext:value-type="float">
            <text:p>0.03318</text:p>
          </table:table-cell>
          <table:table-cell office:value-type="float" office:value="-0.65985" calcext:value-type="float">
            <text:p>-0.65985</text:p>
          </table:table-cell>
          <table:table-cell office:value-type="float" office:value="0.02421" calcext:value-type="float">
            <text:p>0.02421</text:p>
          </table:table-cell>
          <table:table-cell table:number-columns-repeated="5"/>
        </table:table-row>
        <table:table-row table:style-name="ro1">
          <table:table-cell office:value-type="float" office:value="1.40371537376214E+018" calcext:value-type="float">
            <text:p>1403715373762140000</text:p>
          </table:table-cell>
          <table:table-cell office:value-type="float" office:value="-2.09974" calcext:value-type="float">
            <text:p>-2.09974</text:p>
          </table:table-cell>
          <table:table-cell office:value-type="float" office:value="-3.18106" calcext:value-type="float">
            <text:p>-3.18106</text:p>
          </table:table-cell>
          <table:table-cell office:value-type="float" office:value="0.83929" calcext:value-type="float">
            <text:p>0.83929</text:p>
          </table:table-cell>
          <table:table-cell office:value-type="float" office:value="0.19461" calcext:value-type="float">
            <text:p>0.19461</text:p>
          </table:table-cell>
          <table:table-cell office:value-type="float" office:value="0.76914" calcext:value-type="float">
            <text:p>0.76914</text:p>
          </table:table-cell>
          <table:table-cell office:value-type="float" office:value="-0.25658" calcext:value-type="float">
            <text:p>-0.25658</text:p>
          </table:table-cell>
          <table:table-cell office:value-type="float" office:value="0.55201" calcext:value-type="float">
            <text:p>0.55201</text:p>
          </table:table-cell>
          <table:table-cell office:value-type="float" office:value="0.06501" calcext:value-type="float">
            <text:p>0.06501</text:p>
          </table:table-cell>
          <table:table-cell office:value-type="float" office:value="-0.59819" calcext:value-type="float">
            <text:p>-0.59819</text:p>
          </table:table-cell>
          <table:table-cell office:value-type="float" office:value="0.02285" calcext:value-type="float">
            <text:p>0.02285</text:p>
          </table:table-cell>
          <table:table-cell table:number-columns-repeated="5"/>
        </table:table-row>
        <table:table-row table:style-name="ro1">
          <table:table-cell office:value-type="float" office:value="1.40371537386214E+018" calcext:value-type="float">
            <text:p>1403715373862140000</text:p>
          </table:table-cell>
          <table:table-cell office:value-type="float" office:value="-2.08821" calcext:value-type="float">
            <text:p>-2.08821</text:p>
          </table:table-cell>
          <table:table-cell office:value-type="float" office:value="-3.23796" calcext:value-type="float">
            <text:p>-3.23796</text:p>
          </table:table-cell>
          <table:table-cell office:value-type="float" office:value="0.84026" calcext:value-type="float">
            <text:p>0.84026</text:p>
          </table:table-cell>
          <table:table-cell office:value-type="float" office:value="0.18267" calcext:value-type="float">
            <text:p>0.18267</text:p>
          </table:table-cell>
          <table:table-cell office:value-type="float" office:value="0.77446" calcext:value-type="float">
            <text:p>0.77446</text:p>
          </table:table-cell>
          <table:table-cell office:value-type="float" office:value="-0.24007" calcext:value-type="float">
            <text:p>-0.24007</text:p>
          </table:table-cell>
          <table:table-cell office:value-type="float" office:value="0.55607" calcext:value-type="float">
            <text:p>0.55607</text:p>
          </table:table-cell>
          <table:table-cell office:value-type="float" office:value="0.11535" calcext:value-type="float">
            <text:p>0.11535</text:p>
          </table:table-cell>
          <table:table-cell office:value-type="float" office:value="-0.54551" calcext:value-type="float">
            <text:p>-0.54551</text:p>
          </table:table-cell>
          <table:table-cell office:value-type="float" office:value="0.01146" calcext:value-type="float">
            <text:p>0.01146</text:p>
          </table:table-cell>
          <table:table-cell table:number-columns-repeated="5"/>
        </table:table-row>
        <table:table-row table:style-name="ro1">
          <table:table-cell office:value-type="float" office:value="1.40371537396214E+018" calcext:value-type="float">
            <text:p>1403715373962140000</text:p>
          </table:table-cell>
          <table:table-cell office:value-type="float" office:value="-2.07301" calcext:value-type="float">
            <text:p>-2.07301</text:p>
          </table:table-cell>
          <table:table-cell office:value-type="float" office:value="-3.291" calcext:value-type="float">
            <text:p>-3.291</text:p>
          </table:table-cell>
          <table:table-cell office:value-type="float" office:value="0.84118" calcext:value-type="float">
            <text:p>0.84118</text:p>
          </table:table-cell>
          <table:table-cell office:value-type="float" office:value="0.1651" calcext:value-type="float">
            <text:p>0.1651</text:p>
          </table:table-cell>
          <table:table-cell office:value-type="float" office:value="0.77984" calcext:value-type="float">
            <text:p>0.77984</text:p>
          </table:table-cell>
          <table:table-cell office:value-type="float" office:value="-0.22248" calcext:value-type="float">
            <text:p>-0.22248</text:p>
          </table:table-cell>
          <table:table-cell office:value-type="float" office:value="0.56134" calcext:value-type="float">
            <text:p>0.56134</text:p>
          </table:table-cell>
          <table:table-cell office:value-type="float" office:value="0.13403" calcext:value-type="float">
            <text:p>0.13403</text:p>
          </table:table-cell>
          <table:table-cell office:value-type="float" office:value="-0.49755" calcext:value-type="float">
            <text:p>-0.49755</text:p>
          </table:table-cell>
          <table:table-cell office:value-type="float" office:value="0.01154" calcext:value-type="float">
            <text:p>0.01154</text:p>
          </table:table-cell>
          <table:table-cell table:number-columns-repeated="5"/>
        </table:table-row>
        <table:table-row table:style-name="ro1">
          <table:table-cell office:value-type="float" office:value="1.40371537406214E+018" calcext:value-type="float">
            <text:p>1403715374062140000</text:p>
          </table:table-cell>
          <table:table-cell office:value-type="float" office:value="-2.05576" calcext:value-type="float">
            <text:p>-2.05576</text:p>
          </table:table-cell>
          <table:table-cell office:value-type="float" office:value="-3.33727" calcext:value-type="float">
            <text:p>-3.33727</text:p>
          </table:table-cell>
          <table:table-cell office:value-type="float" office:value="0.83975" calcext:value-type="float">
            <text:p>0.83975</text:p>
          </table:table-cell>
          <table:table-cell office:value-type="float" office:value="0.14686" calcext:value-type="float">
            <text:p>0.14686</text:p>
          </table:table-cell>
          <table:table-cell office:value-type="float" office:value="0.78556" calcext:value-type="float">
            <text:p>0.78556</text:p>
          </table:table-cell>
          <table:table-cell office:value-type="float" office:value="-0.20204" calcext:value-type="float">
            <text:p>-0.20204</text:p>
          </table:table-cell>
          <table:table-cell office:value-type="float" office:value="0.56613" calcext:value-type="float">
            <text:p>0.56613</text:p>
          </table:table-cell>
          <table:table-cell office:value-type="float" office:value="0.15622" calcext:value-type="float">
            <text:p>0.15622</text:p>
          </table:table-cell>
          <table:table-cell office:value-type="float" office:value="-0.44604" calcext:value-type="float">
            <text:p>-0.44604</text:p>
          </table:table-cell>
          <table:table-cell office:value-type="float" office:value="-0.01917" calcext:value-type="float">
            <text:p>-0.01917</text:p>
          </table:table-cell>
          <table:table-cell table:number-columns-repeated="5"/>
        </table:table-row>
        <table:table-row table:style-name="ro1">
          <table:table-cell office:value-type="float" office:value="1.40371537416214E+018" calcext:value-type="float">
            <text:p>1403715374162140000</text:p>
          </table:table-cell>
          <table:table-cell office:value-type="float" office:value="-1.95149" calcext:value-type="float">
            <text:p>-1.95149</text:p>
          </table:table-cell>
          <table:table-cell office:value-type="float" office:value="-3.44792" calcext:value-type="float">
            <text:p>-3.44792</text:p>
          </table:table-cell>
          <table:table-cell office:value-type="float" office:value="0.90437" calcext:value-type="float">
            <text:p>0.90437</text:p>
          </table:table-cell>
          <table:table-cell office:value-type="float" office:value="0.12056" calcext:value-type="float">
            <text:p>0.12056</text:p>
          </table:table-cell>
          <table:table-cell office:value-type="float" office:value="0.79366" calcext:value-type="float">
            <text:p>0.79366</text:p>
          </table:table-cell>
          <table:table-cell office:value-type="float" office:value="-0.16738" calcext:value-type="float">
            <text:p>-0.16738</text:p>
          </table:table-cell>
          <table:table-cell office:value-type="float" office:value="0.57233" calcext:value-type="float">
            <text:p>0.57233</text:p>
          </table:table-cell>
          <table:table-cell office:value-type="float" office:value="0.18869" calcext:value-type="float">
            <text:p>0.18869</text:p>
          </table:table-cell>
          <table:table-cell office:value-type="float" office:value="-0.4056" calcext:value-type="float">
            <text:p>-0.4056</text:p>
          </table:table-cell>
          <table:table-cell office:value-type="float" office:value="-0.01634" calcext:value-type="float">
            <text:p>-0.01634</text:p>
          </table:table-cell>
          <table:table-cell table:number-columns-repeated="5"/>
        </table:table-row>
        <table:table-row table:style-name="ro1">
          <table:table-cell office:value-type="float" office:value="1.40371537426214E+018" calcext:value-type="float">
            <text:p>1403715374262140000</text:p>
          </table:table-cell>
          <table:table-cell office:value-type="float" office:value="-1.92979" calcext:value-type="float">
            <text:p>-1.92979</text:p>
          </table:table-cell>
          <table:table-cell office:value-type="float" office:value="-3.48621" calcext:value-type="float">
            <text:p>-3.48621</text:p>
          </table:table-cell>
          <table:table-cell office:value-type="float" office:value="0.90288" calcext:value-type="float">
            <text:p>0.90288</text:p>
          </table:table-cell>
          <table:table-cell office:value-type="float" office:value="0.10244" calcext:value-type="float">
            <text:p>0.10244</text:p>
          </table:table-cell>
          <table:table-cell office:value-type="float" office:value="0.79839" calcext:value-type="float">
            <text:p>0.79839</text:p>
          </table:table-cell>
          <table:table-cell office:value-type="float" office:value="-0.14472" calcext:value-type="float">
            <text:p>-0.14472</text:p>
          </table:table-cell>
          <table:table-cell office:value-type="float" office:value="0.57545" calcext:value-type="float">
            <text:p>0.57545</text:p>
          </table:table-cell>
          <table:table-cell office:value-type="float" office:value="0.18912" calcext:value-type="float">
            <text:p>0.18912</text:p>
          </table:table-cell>
          <table:table-cell office:value-type="float" office:value="-0.37168" calcext:value-type="float">
            <text:p>-0.37168</text:p>
          </table:table-cell>
          <table:table-cell office:value-type="float" office:value="-0.01968" calcext:value-type="float">
            <text:p>-0.01968</text:p>
          </table:table-cell>
          <table:table-cell table:number-columns-repeated="5"/>
        </table:table-row>
        <table:table-row table:style-name="ro1">
          <table:table-cell office:value-type="float" office:value="1.40371537436214E+018" calcext:value-type="float">
            <text:p>1403715374362140000</text:p>
          </table:table-cell>
          <table:table-cell office:value-type="float" office:value="-1.90786" calcext:value-type="float">
            <text:p>-1.90786</text:p>
          </table:table-cell>
          <table:table-cell office:value-type="float" office:value="-3.52201" calcext:value-type="float">
            <text:p>-3.52201</text:p>
          </table:table-cell>
          <table:table-cell office:value-type="float" office:value="0.90154" calcext:value-type="float">
            <text:p>0.90154</text:p>
          </table:table-cell>
          <table:table-cell office:value-type="float" office:value="0.08525" calcext:value-type="float">
            <text:p>0.08525</text:p>
          </table:table-cell>
          <table:table-cell office:value-type="float" office:value="0.80366" calcext:value-type="float">
            <text:p>0.80366</text:p>
          </table:table-cell>
          <table:table-cell office:value-type="float" office:value="-0.12328" calcext:value-type="float">
            <text:p>-0.12328</text:p>
          </table:table-cell>
          <table:table-cell office:value-type="float" office:value="0.5759" calcext:value-type="float">
            <text:p>0.5759</text:p>
          </table:table-cell>
          <table:table-cell office:value-type="float" office:value="0.18504" calcext:value-type="float">
            <text:p>0.18504</text:p>
          </table:table-cell>
          <table:table-cell office:value-type="float" office:value="-0.36157" calcext:value-type="float">
            <text:p>-0.36157</text:p>
          </table:table-cell>
          <table:table-cell office:value-type="float" office:value="-0.00931" calcext:value-type="float">
            <text:p>-0.00931</text:p>
          </table:table-cell>
          <table:table-cell table:number-columns-repeated="5"/>
        </table:table-row>
        <table:table-row table:style-name="ro1">
          <table:table-cell office:value-type="float" office:value="1.40371537446214E+018" calcext:value-type="float">
            <text:p>1403715374462140000</text:p>
          </table:table-cell>
          <table:table-cell office:value-type="float" office:value="-1.88639" calcext:value-type="float">
            <text:p>-1.88639</text:p>
          </table:table-cell>
          <table:table-cell office:value-type="float" office:value="-3.55594" calcext:value-type="float">
            <text:p>-3.55594</text:p>
          </table:table-cell>
          <table:table-cell office:value-type="float" office:value="0.90132" calcext:value-type="float">
            <text:p>0.90132</text:p>
          </table:table-cell>
          <table:table-cell office:value-type="float" office:value="0.07284" calcext:value-type="float">
            <text:p>0.07284</text:p>
          </table:table-cell>
          <table:table-cell office:value-type="float" office:value="0.80912" calcext:value-type="float">
            <text:p>0.80912</text:p>
          </table:table-cell>
          <table:table-cell office:value-type="float" office:value="-0.10575" calcext:value-type="float">
            <text:p>-0.10575</text:p>
          </table:table-cell>
          <table:table-cell office:value-type="float" office:value="0.57344" calcext:value-type="float">
            <text:p>0.57344</text:p>
          </table:table-cell>
          <table:table-cell office:value-type="float" office:value="0.19905" calcext:value-type="float">
            <text:p>0.19905</text:p>
          </table:table-cell>
          <table:table-cell office:value-type="float" office:value="-0.34479" calcext:value-type="float">
            <text:p>-0.34479</text:p>
          </table:table-cell>
          <table:table-cell office:value-type="float" office:value="-0.00809" calcext:value-type="float">
            <text:p>-0.00809</text:p>
          </table:table-cell>
          <table:table-cell table:number-columns-repeated="5"/>
        </table:table-row>
        <table:table-row table:style-name="ro1">
          <table:table-cell office:value-type="float" office:value="1.40371537456214E+018" calcext:value-type="float">
            <text:p>1403715374562140000</text:p>
          </table:table-cell>
          <table:table-cell office:value-type="float" office:value="-1.8633" calcext:value-type="float">
            <text:p>-1.8633</text:p>
          </table:table-cell>
          <table:table-cell office:value-type="float" office:value="-3.58732" calcext:value-type="float">
            <text:p>-3.58732</text:p>
          </table:table-cell>
          <table:table-cell office:value-type="float" office:value="0.90166" calcext:value-type="float">
            <text:p>0.90166</text:p>
          </table:table-cell>
          <table:table-cell office:value-type="float" office:value="0.06492" calcext:value-type="float">
            <text:p>0.06492</text:p>
          </table:table-cell>
          <table:table-cell office:value-type="float" office:value="0.8155" calcext:value-type="float">
            <text:p>0.8155</text:p>
          </table:table-cell>
          <table:table-cell office:value-type="float" office:value="-0.09464" calcext:value-type="float">
            <text:p>-0.09464</text:p>
          </table:table-cell>
          <table:table-cell office:value-type="float" office:value="0.56726" calcext:value-type="float">
            <text:p>0.56726</text:p>
          </table:table-cell>
          <table:table-cell office:value-type="float" office:value="0.21848" calcext:value-type="float">
            <text:p>0.21848</text:p>
          </table:table-cell>
          <table:table-cell office:value-type="float" office:value="-0.32786" calcext:value-type="float">
            <text:p>-0.32786</text:p>
          </table:table-cell>
          <table:table-cell office:value-type="float" office:value="-0.00178" calcext:value-type="float">
            <text:p>-0.00178</text:p>
          </table:table-cell>
          <table:table-cell table:number-columns-repeated="5"/>
        </table:table-row>
        <table:table-row table:style-name="ro1">
          <table:table-cell office:value-type="float" office:value="1.40371537466214E+018" calcext:value-type="float">
            <text:p>1403715374662140000</text:p>
          </table:table-cell>
          <table:table-cell office:value-type="float" office:value="-1.83965" calcext:value-type="float">
            <text:p>-1.83965</text:p>
          </table:table-cell>
          <table:table-cell office:value-type="float" office:value="-3.61756" calcext:value-type="float">
            <text:p>-3.61756</text:p>
          </table:table-cell>
          <table:table-cell office:value-type="float" office:value="0.90265" calcext:value-type="float">
            <text:p>0.90265</text:p>
          </table:table-cell>
          <table:table-cell office:value-type="float" office:value="0.0603" calcext:value-type="float">
            <text:p>0.0603</text:p>
          </table:table-cell>
          <table:table-cell office:value-type="float" office:value="0.82009" calcext:value-type="float">
            <text:p>0.82009</text:p>
          </table:table-cell>
          <table:table-cell office:value-type="float" office:value="-0.08862" calcext:value-type="float">
            <text:p>-0.08862</text:p>
          </table:table-cell>
          <table:table-cell office:value-type="float" office:value="0.5621" calcext:value-type="float">
            <text:p>0.5621</text:p>
          </table:table-cell>
          <table:table-cell office:value-type="float" office:value="0.25258" calcext:value-type="float">
            <text:p>0.25258</text:p>
          </table:table-cell>
          <table:table-cell office:value-type="float" office:value="-0.31284" calcext:value-type="float">
            <text:p>-0.31284</text:p>
          </table:table-cell>
          <table:table-cell office:value-type="float" office:value="0.00642" calcext:value-type="float">
            <text:p>0.00642</text:p>
          </table:table-cell>
          <table:table-cell table:number-columns-repeated="5"/>
        </table:table-row>
        <table:table-row table:style-name="ro1">
          <table:table-cell office:value-type="float" office:value="1.40371537476214E+018" calcext:value-type="float">
            <text:p>1403715374762140000</text:p>
          </table:table-cell>
          <table:table-cell office:value-type="float" office:value="-1.81223" calcext:value-type="float">
            <text:p>-1.81223</text:p>
          </table:table-cell>
          <table:table-cell office:value-type="float" office:value="-3.64527" calcext:value-type="float">
            <text:p>-3.64527</text:p>
          </table:table-cell>
          <table:table-cell office:value-type="float" office:value="0.90474" calcext:value-type="float">
            <text:p>0.90474</text:p>
          </table:table-cell>
          <table:table-cell office:value-type="float" office:value="0.05932" calcext:value-type="float">
            <text:p>0.05932</text:p>
          </table:table-cell>
          <table:table-cell office:value-type="float" office:value="0.82234" calcext:value-type="float">
            <text:p>0.82234</text:p>
          </table:table-cell>
          <table:table-cell office:value-type="float" office:value="-0.08581" calcext:value-type="float">
            <text:p>-0.08581</text:p>
          </table:table-cell>
          <table:table-cell office:value-type="float" office:value="0.55936" calcext:value-type="float">
            <text:p>0.55936</text:p>
          </table:table-cell>
          <table:table-cell office:value-type="float" office:value="0.29801" calcext:value-type="float">
            <text:p>0.29801</text:p>
          </table:table-cell>
          <table:table-cell office:value-type="float" office:value="-0.2996" calcext:value-type="float">
            <text:p>-0.2996</text:p>
          </table:table-cell>
          <table:table-cell office:value-type="float" office:value="0.0089" calcext:value-type="float">
            <text:p>0.0089</text:p>
          </table:table-cell>
          <table:table-cell table:number-columns-repeated="5"/>
        </table:table-row>
        <table:table-row table:style-name="ro1">
          <table:table-cell office:value-type="float" office:value="1.40371537486214E+018" calcext:value-type="float">
            <text:p>1403715374862140000</text:p>
          </table:table-cell>
          <table:table-cell office:value-type="float" office:value="-1.77987" calcext:value-type="float">
            <text:p>-1.77987</text:p>
          </table:table-cell>
          <table:table-cell office:value-type="float" office:value="-3.67355" calcext:value-type="float">
            <text:p>-3.67355</text:p>
          </table:table-cell>
          <table:table-cell office:value-type="float" office:value="0.90541" calcext:value-type="float">
            <text:p>0.90541</text:p>
          </table:table-cell>
          <table:table-cell office:value-type="float" office:value="0.06032" calcext:value-type="float">
            <text:p>0.06032</text:p>
          </table:table-cell>
          <table:table-cell office:value-type="float" office:value="0.82289" calcext:value-type="float">
            <text:p>0.82289</text:p>
          </table:table-cell>
          <table:table-cell office:value-type="float" office:value="-0.08501" calcext:value-type="float">
            <text:p>-0.08501</text:p>
          </table:table-cell>
          <table:table-cell office:value-type="float" office:value="0.55855" calcext:value-type="float">
            <text:p>0.55855</text:p>
          </table:table-cell>
          <table:table-cell office:value-type="float" office:value="0.35884" calcext:value-type="float">
            <text:p>0.35884</text:p>
          </table:table-cell>
          <table:table-cell office:value-type="float" office:value="-0.28457" calcext:value-type="float">
            <text:p>-0.28457</text:p>
          </table:table-cell>
          <table:table-cell office:value-type="float" office:value="0.00534" calcext:value-type="float">
            <text:p>0.00534</text:p>
          </table:table-cell>
          <table:table-cell table:number-columns-repeated="5"/>
        </table:table-row>
        <table:table-row table:style-name="ro1">
          <table:table-cell office:value-type="float" office:value="1.40371537496214E+018" calcext:value-type="float">
            <text:p>1403715374962140000</text:p>
          </table:table-cell>
          <table:table-cell office:value-type="float" office:value="-1.72285" calcext:value-type="float">
            <text:p>-1.72285</text:p>
          </table:table-cell>
          <table:table-cell office:value-type="float" office:value="-3.70749" calcext:value-type="float">
            <text:p>-3.70749</text:p>
          </table:table-cell>
          <table:table-cell office:value-type="float" office:value="0.91136" calcext:value-type="float">
            <text:p>0.91136</text:p>
          </table:table-cell>
          <table:table-cell office:value-type="float" office:value="0.05916" calcext:value-type="float">
            <text:p>0.05916</text:p>
          </table:table-cell>
          <table:table-cell office:value-type="float" office:value="0.82079" calcext:value-type="float">
            <text:p>0.82079</text:p>
          </table:table-cell>
          <table:table-cell office:value-type="float" office:value="-0.07748" calcext:value-type="float">
            <text:p>-0.07748</text:p>
          </table:table-cell>
          <table:table-cell office:value-type="float" office:value="0.56285" calcext:value-type="float">
            <text:p>0.56285</text:p>
          </table:table-cell>
          <table:table-cell office:value-type="float" office:value="0.40529" calcext:value-type="float">
            <text:p>0.40529</text:p>
          </table:table-cell>
          <table:table-cell office:value-type="float" office:value="-0.24662" calcext:value-type="float">
            <text:p>-0.24662</text:p>
          </table:table-cell>
          <table:table-cell office:value-type="float" office:value="0.01642" calcext:value-type="float">
            <text:p>0.01642</text:p>
          </table:table-cell>
          <table:table-cell table:number-columns-repeated="5"/>
        </table:table-row>
        <table:table-row table:style-name="ro1">
          <table:table-cell office:value-type="float" office:value="1.40371537506214E+018" calcext:value-type="float">
            <text:p>1403715375062140000</text:p>
          </table:table-cell>
          <table:table-cell office:value-type="float" office:value="-1.68143" calcext:value-type="float">
            <text:p>-1.68143</text:p>
          </table:table-cell>
          <table:table-cell office:value-type="float" office:value="-3.73042" calcext:value-type="float">
            <text:p>-3.73042</text:p>
          </table:table-cell>
          <table:table-cell office:value-type="float" office:value="0.91333" calcext:value-type="float">
            <text:p>0.91333</text:p>
          </table:table-cell>
          <table:table-cell office:value-type="float" office:value="0.06379" calcext:value-type="float">
            <text:p>0.06379</text:p>
          </table:table-cell>
          <table:table-cell office:value-type="float" office:value="0.81629" calcext:value-type="float">
            <text:p>0.81629</text:p>
          </table:table-cell>
          <table:table-cell office:value-type="float" office:value="-0.07796" calcext:value-type="float">
            <text:p>-0.07796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44128" calcext:value-type="float">
            <text:p>0.44128</text:p>
          </table:table-cell>
          <table:table-cell office:value-type="float" office:value="-0.21073" calcext:value-type="float">
            <text:p>-0.21073</text:p>
          </table:table-cell>
          <table:table-cell office:value-type="float" office:value="-0.00041" calcext:value-type="float">
            <text:p>-0.00041</text:p>
          </table:table-cell>
          <table:table-cell table:number-columns-repeated="5"/>
        </table:table-row>
        <table:table-row table:style-name="ro1">
          <table:table-cell office:value-type="float" office:value="1.40371537516214E+018" calcext:value-type="float">
            <text:p>1403715375162140000</text:p>
          </table:table-cell>
          <table:table-cell office:value-type="float" office:value="-1.63773" calcext:value-type="float">
            <text:p>-1.63773</text:p>
          </table:table-cell>
          <table:table-cell office:value-type="float" office:value="-3.74904" calcext:value-type="float">
            <text:p>-3.74904</text:p>
          </table:table-cell>
          <table:table-cell office:value-type="float" office:value="0.91545" calcext:value-type="float">
            <text:p>0.91545</text:p>
          </table:table-cell>
          <table:table-cell office:value-type="float" office:value="0.06726" calcext:value-type="float">
            <text:p>0.06726</text:p>
          </table:table-cell>
          <table:table-cell office:value-type="float" office:value="0.81328" calcext:value-type="float">
            <text:p>0.81328</text:p>
          </table:table-cell>
          <table:table-cell office:value-type="float" office:value="-0.081" calcext:value-type="float">
            <text:p>-0.081</text:p>
          </table:table-cell>
          <table:table-cell office:value-type="float" office:value="0.57226" calcext:value-type="float">
            <text:p>0.57226</text:p>
          </table:table-cell>
          <table:table-cell office:value-type="float" office:value="0.45896" calcext:value-type="float">
            <text:p>0.45896</text:p>
          </table:table-cell>
          <table:table-cell office:value-type="float" office:value="-0.17146" calcext:value-type="float">
            <text:p>-0.17146</text:p>
          </table:table-cell>
          <table:table-cell office:value-type="float" office:value="-0.01088" calcext:value-type="float">
            <text:p>-0.01088</text:p>
          </table:table-cell>
          <table:table-cell table:number-columns-repeated="5"/>
        </table:table-row>
        <table:table-row table:style-name="ro1">
          <table:table-cell office:value-type="float" office:value="1.40371537526214E+018" calcext:value-type="float">
            <text:p>1403715375262140000</text:p>
          </table:table-cell>
          <table:table-cell office:value-type="float" office:value="-1.59174" calcext:value-type="float">
            <text:p>-1.59174</text:p>
          </table:table-cell>
          <table:table-cell office:value-type="float" office:value="-3.7649" calcext:value-type="float">
            <text:p>-3.7649</text:p>
          </table:table-cell>
          <table:table-cell office:value-type="float" office:value="0.91859" calcext:value-type="float">
            <text:p>0.91859</text:p>
          </table:table-cell>
          <table:table-cell office:value-type="float" office:value="0.06898" calcext:value-type="float">
            <text:p>0.06898</text:p>
          </table:table-cell>
          <table:table-cell office:value-type="float" office:value="0.81148" calcext:value-type="float">
            <text:p>0.81148</text:p>
          </table:table-cell>
          <table:table-cell office:value-type="float" office:value="-0.08604" calcext:value-type="float">
            <text:p>-0.08604</text:p>
          </table:table-cell>
          <table:table-cell office:value-type="float" office:value="0.57389" calcext:value-type="float">
            <text:p>0.57389</text:p>
          </table:table-cell>
          <table:table-cell office:value-type="float" office:value="0.47012" calcext:value-type="float">
            <text:p>0.47012</text:p>
          </table:table-cell>
          <table:table-cell office:value-type="float" office:value="-0.12634" calcext:value-type="float">
            <text:p>-0.12634</text:p>
          </table:table-cell>
          <table:table-cell office:value-type="float" office:value="-0.01524" calcext:value-type="float">
            <text:p>-0.01524</text:p>
          </table:table-cell>
          <table:table-cell table:number-columns-repeated="5"/>
        </table:table-row>
        <table:table-row table:style-name="ro1">
          <table:table-cell office:value-type="float" office:value="1.40371537536214E+018" calcext:value-type="float">
            <text:p>1403715375362140000</text:p>
          </table:table-cell>
          <table:table-cell office:value-type="float" office:value="-1.54483" calcext:value-type="float">
            <text:p>-1.54483</text:p>
          </table:table-cell>
          <table:table-cell office:value-type="float" office:value="-3.77664" calcext:value-type="float">
            <text:p>-3.77664</text:p>
          </table:table-cell>
          <table:table-cell office:value-type="float" office:value="0.91839" calcext:value-type="float">
            <text:p>0.91839</text:p>
          </table:table-cell>
          <table:table-cell office:value-type="float" office:value="0.06922" calcext:value-type="float">
            <text:p>0.06922</text:p>
          </table:table-cell>
          <table:table-cell office:value-type="float" office:value="0.81015" calcext:value-type="float">
            <text:p>0.81015</text:p>
          </table:table-cell>
          <table:table-cell office:value-type="float" office:value="-0.09282" calcext:value-type="float">
            <text:p>-0.09282</text:p>
          </table:table-cell>
          <table:table-cell office:value-type="float" office:value="0.57467" calcext:value-type="float">
            <text:p>0.57467</text:p>
          </table:table-cell>
          <table:table-cell office:value-type="float" office:value="0.4674" calcext:value-type="float">
            <text:p>0.4674</text:p>
          </table:table-cell>
          <table:table-cell office:value-type="float" office:value="-0.09918" calcext:value-type="float">
            <text:p>-0.09918</text:p>
          </table:table-cell>
          <table:table-cell office:value-type="float" office:value="-0.02304" calcext:value-type="float">
            <text:p>-0.02304</text:p>
          </table:table-cell>
          <table:table-cell table:number-columns-repeated="5"/>
        </table:table-row>
        <table:table-row table:style-name="ro1">
          <table:table-cell office:value-type="float" office:value="1.40371537546214E+018" calcext:value-type="float">
            <text:p>1403715375462140000</text:p>
          </table:table-cell>
          <table:table-cell office:value-type="float" office:value="-1.49596" calcext:value-type="float">
            <text:p>-1.49596</text:p>
          </table:table-cell>
          <table:table-cell office:value-type="float" office:value="-3.78618" calcext:value-type="float">
            <text:p>-3.78618</text:p>
          </table:table-cell>
          <table:table-cell office:value-type="float" office:value="0.91594" calcext:value-type="float">
            <text:p>0.91594</text:p>
          </table:table-cell>
          <table:table-cell office:value-type="float" office:value="0.07115" calcext:value-type="float">
            <text:p>0.07115</text:p>
          </table:table-cell>
          <table:table-cell office:value-type="float" office:value="0.8101" calcext:value-type="float">
            <text:p>0.8101</text:p>
          </table:table-cell>
          <table:table-cell office:value-type="float" office:value="-0.09791" calcext:value-type="float">
            <text:p>-0.09791</text:p>
          </table:table-cell>
          <table:table-cell office:value-type="float" office:value="0.57366" calcext:value-type="float">
            <text:p>0.57366</text:p>
          </table:table-cell>
          <table:table-cell office:value-type="float" office:value="0.48901" calcext:value-type="float">
            <text:p>0.48901</text:p>
          </table:table-cell>
          <table:table-cell office:value-type="float" office:value="-0.0707" calcext:value-type="float">
            <text:p>-0.0707</text:p>
          </table:table-cell>
          <table:table-cell office:value-type="float" office:value="-0.01909" calcext:value-type="float">
            <text:p>-0.01909</text:p>
          </table:table-cell>
          <table:table-cell table:number-columns-repeated="5"/>
        </table:table-row>
        <table:table-row table:style-name="ro1">
          <table:table-cell office:value-type="float" office:value="1.40371537556214E+018" calcext:value-type="float">
            <text:p>1403715375562140000</text:p>
          </table:table-cell>
          <table:table-cell office:value-type="float" office:value="-1.4459" calcext:value-type="float">
            <text:p>-1.4459</text:p>
          </table:table-cell>
          <table:table-cell office:value-type="float" office:value="-3.79287" calcext:value-type="float">
            <text:p>-3.79287</text:p>
          </table:table-cell>
          <table:table-cell office:value-type="float" office:value="0.91285" calcext:value-type="float">
            <text:p>0.91285</text:p>
          </table:table-cell>
          <table:table-cell office:value-type="float" office:value="0.07064" calcext:value-type="float">
            <text:p>0.07064</text:p>
          </table:table-cell>
          <table:table-cell office:value-type="float" office:value="0.81009" calcext:value-type="float">
            <text:p>0.81009</text:p>
          </table:table-cell>
          <table:table-cell office:value-type="float" office:value="-0.10395" calcext:value-type="float">
            <text:p>-0.10395</text:p>
          </table:table-cell>
          <table:table-cell office:value-type="float" office:value="0.57267" calcext:value-type="float">
            <text:p>0.57267</text:p>
          </table:table-cell>
          <table:table-cell office:value-type="float" office:value="0.49909" calcext:value-type="float">
            <text:p>0.49909</text:p>
          </table:table-cell>
          <table:table-cell office:value-type="float" office:value="-0.0488" calcext:value-type="float">
            <text:p>-0.0488</text:p>
          </table:table-cell>
          <table:table-cell office:value-type="float" office:value="-0.03918" calcext:value-type="float">
            <text:p>-0.03918</text:p>
          </table:table-cell>
          <table:table-cell table:number-columns-repeated="5"/>
        </table:table-row>
        <table:table-row table:style-name="ro1">
          <table:table-cell office:value-type="float" office:value="1.40371537566214E+018" calcext:value-type="float">
            <text:p>1403715375662140000</text:p>
          </table:table-cell>
          <table:table-cell office:value-type="float" office:value="-1.39591" calcext:value-type="float">
            <text:p>-1.39591</text:p>
          </table:table-cell>
          <table:table-cell office:value-type="float" office:value="-3.79711" calcext:value-type="float">
            <text:p>-3.79711</text:p>
          </table:table-cell>
          <table:table-cell office:value-type="float" office:value="0.90585" calcext:value-type="float">
            <text:p>0.90585</text:p>
          </table:table-cell>
          <table:table-cell office:value-type="float" office:value="0.07098" calcext:value-type="float">
            <text:p>0.07098</text:p>
          </table:table-cell>
          <table:table-cell office:value-type="float" office:value="0.80913" calcext:value-type="float">
            <text:p>0.80913</text:p>
          </table:table-cell>
          <table:table-cell office:value-type="float" office:value="-0.10894" calcext:value-type="float">
            <text:p>-0.10894</text:p>
          </table:table-cell>
          <table:table-cell office:value-type="float" office:value="0.57306" calcext:value-type="float">
            <text:p>0.57306</text:p>
          </table:table-cell>
          <table:table-cell office:value-type="float" office:value="0.50336" calcext:value-type="float">
            <text:p>0.50336</text:p>
          </table:table-cell>
          <table:table-cell office:value-type="float" office:value="-0.04501" calcext:value-type="float">
            <text:p>-0.04501</text:p>
          </table:table-cell>
          <table:table-cell office:value-type="float" office:value="-0.05281" calcext:value-type="float">
            <text:p>-0.05281</text:p>
          </table:table-cell>
          <table:table-cell table:number-columns-repeated="5"/>
        </table:table-row>
        <table:table-row table:style-name="ro1">
          <table:table-cell office:value-type="float" office:value="1.40371537576214E+018" calcext:value-type="float">
            <text:p>1403715375762140000</text:p>
          </table:table-cell>
          <table:table-cell office:value-type="float" office:value="-1.34381" calcext:value-type="float">
            <text:p>-1.34381</text:p>
          </table:table-cell>
          <table:table-cell office:value-type="float" office:value="-3.80117" calcext:value-type="float">
            <text:p>-3.80117</text:p>
          </table:table-cell>
          <table:table-cell office:value-type="float" office:value="0.90042" calcext:value-type="float">
            <text:p>0.90042</text:p>
          </table:table-cell>
          <table:table-cell office:value-type="float" office:value="0.07307" calcext:value-type="float">
            <text:p>0.07307</text:p>
          </table:table-cell>
          <table:table-cell office:value-type="float" office:value="0.80742" calcext:value-type="float">
            <text:p>0.80742</text:p>
          </table:table-cell>
          <table:table-cell office:value-type="float" office:value="-0.1115" calcext:value-type="float">
            <text:p>-0.1115</text:p>
          </table:table-cell>
          <table:table-cell office:value-type="float" office:value="0.57472" calcext:value-type="float">
            <text:p>0.57472</text:p>
          </table:table-cell>
          <table:table-cell office:value-type="float" office:value="0.51931" calcext:value-type="float">
            <text:p>0.51931</text:p>
          </table:table-cell>
          <table:table-cell office:value-type="float" office:value="-0.03196" calcext:value-type="float">
            <text:p>-0.03196</text:p>
          </table:table-cell>
          <table:table-cell office:value-type="float" office:value="-0.0573" calcext:value-type="float">
            <text:p>-0.0573</text:p>
          </table:table-cell>
          <table:table-cell table:number-columns-repeated="5"/>
        </table:table-row>
        <table:table-row table:style-name="ro1">
          <table:table-cell office:value-type="float" office:value="1.40371537586214E+018" calcext:value-type="float">
            <text:p>1403715375862140000</text:p>
          </table:table-cell>
          <table:table-cell office:value-type="float" office:value="-1.29225" calcext:value-type="float">
            <text:p>-1.29225</text:p>
          </table:table-cell>
          <table:table-cell office:value-type="float" office:value="-3.80194" calcext:value-type="float">
            <text:p>-3.80194</text:p>
          </table:table-cell>
          <table:table-cell office:value-type="float" office:value="0.89443" calcext:value-type="float">
            <text:p>0.89443</text:p>
          </table:table-cell>
          <table:table-cell office:value-type="float" office:value="0.07653" calcext:value-type="float">
            <text:p>0.07653</text:p>
          </table:table-cell>
          <table:table-cell office:value-type="float" office:value="0.80568" calcext:value-type="float">
            <text:p>0.80568</text:p>
          </table:table-cell>
          <table:table-cell office:value-type="float" office:value="-0.11232" calcext:value-type="float">
            <text:p>-0.11232</text:p>
          </table:table-cell>
          <table:table-cell office:value-type="float" office:value="0.57655" calcext:value-type="float">
            <text:p>0.57655</text:p>
          </table:table-cell>
          <table:table-cell office:value-type="float" office:value="0.52591" calcext:value-type="float">
            <text:p>0.52591</text:p>
          </table:table-cell>
          <table:table-cell office:value-type="float" office:value="-0.02214" calcext:value-type="float">
            <text:p>-0.02214</text:p>
          </table:table-cell>
          <table:table-cell office:value-type="float" office:value="-0.04361" calcext:value-type="float">
            <text:p>-0.04361</text:p>
          </table:table-cell>
          <table:table-cell table:number-columns-repeated="5"/>
        </table:table-row>
        <table:table-row table:style-name="ro1">
          <table:table-cell office:value-type="float" office:value="1.40371537596214E+018" calcext:value-type="float">
            <text:p>1403715375962140000</text:p>
          </table:table-cell>
          <table:table-cell office:value-type="float" office:value="-1.26319" calcext:value-type="float">
            <text:p>-1.26319</text:p>
          </table:table-cell>
          <table:table-cell office:value-type="float" office:value="-3.79995" calcext:value-type="float">
            <text:p>-3.79995</text:p>
          </table:table-cell>
          <table:table-cell office:value-type="float" office:value="0.86225" calcext:value-type="float">
            <text:p>0.86225</text:p>
          </table:table-cell>
          <table:table-cell office:value-type="float" office:value="0.08188" calcext:value-type="float">
            <text:p>0.08188</text:p>
          </table:table-cell>
          <table:table-cell office:value-type="float" office:value="0.80426" calcext:value-type="float">
            <text:p>0.80426</text:p>
          </table:table-cell>
          <table:table-cell office:value-type="float" office:value="-0.11213" calcext:value-type="float">
            <text:p>-0.11213</text:p>
          </table:table-cell>
          <table:table-cell office:value-type="float" office:value="0.57783" calcext:value-type="float">
            <text:p>0.57783</text:p>
          </table:table-cell>
          <table:table-cell office:value-type="float" office:value="0.51941" calcext:value-type="float">
            <text:p>0.51941</text:p>
          </table:table-cell>
          <table:table-cell office:value-type="float" office:value="0" calcext:value-type="float">
            <text:p>0</text:p>
          </table:table-cell>
          <table:table-cell office:value-type="float" office:value="-0.0442" calcext:value-type="float">
            <text:p>-0.0442</text:p>
          </table:table-cell>
          <table:table-cell table:number-columns-repeated="5"/>
        </table:table-row>
        <table:table-row table:style-name="ro1">
          <table:table-cell office:value-type="float" office:value="1.40371537606214E+018" calcext:value-type="float">
            <text:p>1403715376062140000</text:p>
          </table:table-cell>
          <table:table-cell office:value-type="float" office:value="-1.21137" calcext:value-type="float">
            <text:p>-1.21137</text:p>
          </table:table-cell>
          <table:table-cell office:value-type="float" office:value="-3.79677" calcext:value-type="float">
            <text:p>-3.79677</text:p>
          </table:table-cell>
          <table:table-cell office:value-type="float" office:value="0.85504" calcext:value-type="float">
            <text:p>0.85504</text:p>
          </table:table-cell>
          <table:table-cell office:value-type="float" office:value="0.08287" calcext:value-type="float">
            <text:p>0.08287</text:p>
          </table:table-cell>
          <table:table-cell office:value-type="float" office:value="0.80303" calcext:value-type="float">
            <text:p>0.80303</text:p>
          </table:table-cell>
          <table:table-cell office:value-type="float" office:value="-0.11183" calcext:value-type="float">
            <text:p>-0.11183</text:p>
          </table:table-cell>
          <table:table-cell office:value-type="float" office:value="0.57945" calcext:value-type="float">
            <text:p>0.57945</text:p>
          </table:table-cell>
          <table:table-cell office:value-type="float" office:value="0.51361" calcext:value-type="float">
            <text:p>0.51361</text:p>
          </table:table-cell>
          <table:table-cell office:value-type="float" office:value="0.02925" calcext:value-type="float">
            <text:p>0.02925</text:p>
          </table:table-cell>
          <table:table-cell office:value-type="float" office:value="-0.07608" calcext:value-type="float">
            <text:p>-0.07608</text:p>
          </table:table-cell>
          <table:table-cell table:number-columns-repeated="5"/>
        </table:table-row>
        <table:table-row table:style-name="ro1">
          <table:table-cell office:value-type="float" office:value="1.40371537616214E+018" calcext:value-type="float">
            <text:p>1403715376162140000</text:p>
          </table:table-cell>
          <table:table-cell office:value-type="float" office:value="-1.15803" calcext:value-type="float">
            <text:p>-1.15803</text:p>
          </table:table-cell>
          <table:table-cell office:value-type="float" office:value="-3.79213" calcext:value-type="float">
            <text:p>-3.79213</text:p>
          </table:table-cell>
          <table:table-cell office:value-type="float" office:value="0.84546" calcext:value-type="float">
            <text:p>0.84546</text:p>
          </table:table-cell>
          <table:table-cell office:value-type="float" office:value="0.07787" calcext:value-type="float">
            <text:p>0.07787</text:p>
          </table:table-cell>
          <table:table-cell office:value-type="float" office:value="0.80194" calcext:value-type="float">
            <text:p>0.80194</text:p>
          </table:table-cell>
          <table:table-cell office:value-type="float" office:value="-0.11404" calcext:value-type="float">
            <text:p>-0.11404</text:p>
          </table:table-cell>
          <table:table-cell office:value-type="float" office:value="0.58123" calcext:value-type="float">
            <text:p>0.58123</text:p>
          </table:table-cell>
          <table:table-cell office:value-type="float" office:value="0.50645" calcext:value-type="float">
            <text:p>0.50645</text:p>
          </table:table-cell>
          <table:table-cell office:value-type="float" office:value="0.04382" calcext:value-type="float">
            <text:p>0.04382</text:p>
          </table:table-cell>
          <table:table-cell office:value-type="float" office:value="-0.0952" calcext:value-type="float">
            <text:p>-0.0952</text:p>
          </table:table-cell>
          <table:table-cell table:number-columns-repeated="5"/>
        </table:table-row>
        <table:table-row table:style-name="ro1">
          <table:table-cell office:value-type="float" office:value="1.40371537626214E+018" calcext:value-type="float">
            <text:p>1403715376262140000</text:p>
          </table:table-cell>
          <table:table-cell office:value-type="float" office:value="-1.10756" calcext:value-type="float">
            <text:p>-1.10756</text:p>
          </table:table-cell>
          <table:table-cell office:value-type="float" office:value="-3.78719" calcext:value-type="float">
            <text:p>-3.78719</text:p>
          </table:table-cell>
          <table:table-cell office:value-type="float" office:value="0.83552" calcext:value-type="float">
            <text:p>0.83552</text:p>
          </table:table-cell>
          <table:table-cell office:value-type="float" office:value="0.07193" calcext:value-type="float">
            <text:p>0.07193</text:p>
          </table:table-cell>
          <table:table-cell office:value-type="float" office:value="0.80055" calcext:value-type="float">
            <text:p>0.80055</text:p>
          </table:table-cell>
          <table:table-cell office:value-type="float" office:value="-0.11684" calcext:value-type="float">
            <text:p>-0.11684</text:p>
          </table:table-cell>
          <table:table-cell office:value-type="float" office:value="0.58334" calcext:value-type="float">
            <text:p>0.58334</text:p>
          </table:table-cell>
          <table:table-cell office:value-type="float" office:value="0.48932" calcext:value-type="float">
            <text:p>0.48932</text:p>
          </table:table-cell>
          <table:table-cell office:value-type="float" office:value="0.05778" calcext:value-type="float">
            <text:p>0.05778</text:p>
          </table:table-cell>
          <table:table-cell office:value-type="float" office:value="-0.095" calcext:value-type="float">
            <text:p>-0.095</text:p>
          </table:table-cell>
          <table:table-cell table:number-columns-repeated="5"/>
        </table:table-row>
        <table:table-row table:style-name="ro1">
          <table:table-cell office:value-type="float" office:value="1.40371537636214E+018" calcext:value-type="float">
            <text:p>1403715376362140000</text:p>
          </table:table-cell>
          <table:table-cell office:value-type="float" office:value="-1.05564" calcext:value-type="float">
            <text:p>-1.05564</text:p>
          </table:table-cell>
          <table:table-cell office:value-type="float" office:value="-3.78179" calcext:value-type="float">
            <text:p>-3.78179</text:p>
          </table:table-cell>
          <table:table-cell office:value-type="float" office:value="0.82712" calcext:value-type="float">
            <text:p>0.82712</text:p>
          </table:table-cell>
          <table:table-cell office:value-type="float" office:value="0.07202" calcext:value-type="float">
            <text:p>0.07202</text:p>
          </table:table-cell>
          <table:table-cell office:value-type="float" office:value="0.79227" calcext:value-type="float">
            <text:p>0.79227</text:p>
          </table:table-cell>
          <table:table-cell office:value-type="float" office:value="-0.11531" calcext:value-type="float">
            <text:p>-0.11531</text:p>
          </table:table-cell>
          <table:table-cell office:value-type="float" office:value="0.59483" calcext:value-type="float">
            <text:p>0.59483</text:p>
          </table:table-cell>
          <table:table-cell office:value-type="float" office:value="0.47445" calcext:value-type="float">
            <text:p>0.47445</text:p>
          </table:table-cell>
          <table:table-cell office:value-type="float" office:value="0.05711" calcext:value-type="float">
            <text:p>0.05711</text:p>
          </table:table-cell>
          <table:table-cell office:value-type="float" office:value="-0.08162" calcext:value-type="float">
            <text:p>-0.08162</text:p>
          </table:table-cell>
          <table:table-cell table:number-columns-repeated="5"/>
        </table:table-row>
        <table:table-row table:style-name="ro1">
          <table:table-cell office:value-type="float" office:value="1.40371537646214E+018" calcext:value-type="float">
            <text:p>1403715376462140000</text:p>
          </table:table-cell>
          <table:table-cell office:value-type="float" office:value="-1.00806" calcext:value-type="float">
            <text:p>-1.00806</text:p>
          </table:table-cell>
          <table:table-cell office:value-type="float" office:value="-3.77508" calcext:value-type="float">
            <text:p>-3.77508</text:p>
          </table:table-cell>
          <table:table-cell office:value-type="float" office:value="0.81795" calcext:value-type="float">
            <text:p>0.81795</text:p>
          </table:table-cell>
          <table:table-cell office:value-type="float" office:value="0.07785" calcext:value-type="float">
            <text:p>0.07785</text:p>
          </table:table-cell>
          <table:table-cell office:value-type="float" office:value="0.78928" calcext:value-type="float">
            <text:p>0.78928</text:p>
          </table:table-cell>
          <table:table-cell office:value-type="float" office:value="-0.10982" calcext:value-type="float">
            <text:p>-0.10982</text:p>
          </table:table-cell>
          <table:table-cell office:value-type="float" office:value="0.5991" calcext:value-type="float">
            <text:p>0.5991</text:p>
          </table:table-cell>
          <table:table-cell office:value-type="float" office:value="0.42258" calcext:value-type="float">
            <text:p>0.42258</text:p>
          </table:table-cell>
          <table:table-cell office:value-type="float" office:value="0.07623" calcext:value-type="float">
            <text:p>0.07623</text:p>
          </table:table-cell>
          <table:table-cell office:value-type="float" office:value="-0.10626" calcext:value-type="float">
            <text:p>-0.10626</text:p>
          </table:table-cell>
          <table:table-cell table:number-columns-repeated="5"/>
        </table:table-row>
        <table:table-row table:style-name="ro1">
          <table:table-cell office:value-type="float" office:value="1.40371537656214E+018" calcext:value-type="float">
            <text:p>1403715376562140000</text:p>
          </table:table-cell>
          <table:table-cell office:value-type="float" office:value="-0.96659" calcext:value-type="float">
            <text:p>-0.96659</text:p>
          </table:table-cell>
          <table:table-cell office:value-type="float" office:value="-3.76499" calcext:value-type="float">
            <text:p>-3.76499</text:p>
          </table:table-cell>
          <table:table-cell office:value-type="float" office:value="0.80533" calcext:value-type="float">
            <text:p>0.80533</text:p>
          </table:table-cell>
          <table:table-cell office:value-type="float" office:value="0.08116" calcext:value-type="float">
            <text:p>0.08116</text:p>
          </table:table-cell>
          <table:table-cell office:value-type="float" office:value="0.79513" calcext:value-type="float">
            <text:p>0.79513</text:p>
          </table:table-cell>
          <table:table-cell office:value-type="float" office:value="-0.10537" calcext:value-type="float">
            <text:p>-0.10537</text:p>
          </table:table-cell>
          <table:table-cell office:value-type="float" office:value="0.59168" calcext:value-type="float">
            <text:p>0.59168</text:p>
          </table:table-cell>
          <table:table-cell office:value-type="float" office:value="0.38345" calcext:value-type="float">
            <text:p>0.38345</text:p>
          </table:table-cell>
          <table:table-cell office:value-type="float" office:value="0.11098" calcext:value-type="float">
            <text:p>0.11098</text:p>
          </table:table-cell>
          <table:table-cell office:value-type="float" office:value="-0.11931" calcext:value-type="float">
            <text:p>-0.11931</text:p>
          </table:table-cell>
          <table:table-cell table:number-columns-repeated="5"/>
        </table:table-row>
        <table:table-row table:style-name="ro1">
          <table:table-cell office:value-type="float" office:value="1.40371537656214E+018" calcext:value-type="float">
            <text:p>1403715376562140000</text:p>
          </table:table-cell>
          <table:table-cell office:value-type="float" office:value="-0.94118" calcext:value-type="float">
            <text:p>-0.94118</text:p>
          </table:table-cell>
          <table:table-cell office:value-type="float" office:value="-3.7573" calcext:value-type="float">
            <text:p>-3.7573</text:p>
          </table:table-cell>
          <table:table-cell office:value-type="float" office:value="0.77794" calcext:value-type="float">
            <text:p>0.77794</text:p>
          </table:table-cell>
          <table:table-cell office:value-type="float" office:value="0.08575" calcext:value-type="float">
            <text:p>0.08575</text:p>
          </table:table-cell>
          <table:table-cell office:value-type="float" office:value="0.79983" calcext:value-type="float">
            <text:p>0.79983</text:p>
          </table:table-cell>
          <table:table-cell office:value-type="float" office:value="-0.10844" calcext:value-type="float">
            <text:p>-0.10844</text:p>
          </table:table-cell>
          <table:table-cell office:value-type="float" office:value="0.58409" calcext:value-type="float">
            <text:p>0.58409</text:p>
          </table:table-cell>
          <table:table-cell office:value-type="float" office:value="0.35456" calcext:value-type="float">
            <text:p>0.35456</text:p>
          </table:table-cell>
          <table:table-cell office:value-type="float" office:value="0.13621" calcext:value-type="float">
            <text:p>0.13621</text:p>
          </table:table-cell>
          <table:table-cell office:value-type="float" office:value="-0.12265" calcext:value-type="float">
            <text:p>-0.12265</text:p>
          </table:table-cell>
          <table:table-cell table:number-columns-repeated="5"/>
        </table:table-row>
        <table:table-row table:style-name="ro1">
          <table:table-cell office:value-type="float" office:value="1.40371537666214E+018" calcext:value-type="float">
            <text:p>1403715376662140000</text:p>
          </table:table-cell>
          <table:table-cell office:value-type="float" office:value="-0.93029" calcext:value-type="float">
            <text:p>-0.93029</text:p>
          </table:table-cell>
          <table:table-cell office:value-type="float" office:value="-3.75128" calcext:value-type="float">
            <text:p>-3.75128</text:p>
          </table:table-cell>
          <table:table-cell office:value-type="float" office:value="0.79222" calcext:value-type="float">
            <text:p>0.79222</text:p>
          </table:table-cell>
          <table:table-cell office:value-type="float" office:value="0.08139" calcext:value-type="float">
            <text:p>0.08139</text:p>
          </table:table-cell>
          <table:table-cell office:value-type="float" office:value="0.8007" calcext:value-type="float">
            <text:p>0.8007</text:p>
          </table:table-cell>
          <table:table-cell office:value-type="float" office:value="-0.1024" calcext:value-type="float">
            <text:p>-0.1024</text:p>
          </table:table-cell>
          <table:table-cell office:value-type="float" office:value="0.58461" calcext:value-type="float">
            <text:p>0.58461</text:p>
          </table:table-cell>
          <table:table-cell office:value-type="float" office:value="0.35264" calcext:value-type="float">
            <text:p>0.35264</text:p>
          </table:table-cell>
          <table:table-cell office:value-type="float" office:value="0.14533" calcext:value-type="float">
            <text:p>0.14533</text:p>
          </table:table-cell>
          <table:table-cell office:value-type="float" office:value="-0.12442" calcext:value-type="float">
            <text:p>-0.12442</text:p>
          </table:table-cell>
          <table:table-cell table:number-columns-repeated="5"/>
        </table:table-row>
        <table:table-row table:style-name="ro1">
          <table:table-cell office:value-type="float" office:value="1.40371537676214E+018" calcext:value-type="float">
            <text:p>1403715376762140000</text:p>
          </table:table-cell>
          <table:table-cell office:value-type="float" office:value="-0.89776" calcext:value-type="float">
            <text:p>-0.89776</text:p>
          </table:table-cell>
          <table:table-cell office:value-type="float" office:value="-3.73324" calcext:value-type="float">
            <text:p>-3.73324</text:p>
          </table:table-cell>
          <table:table-cell office:value-type="float" office:value="0.78096" calcext:value-type="float">
            <text:p>0.78096</text:p>
          </table:table-cell>
          <table:table-cell office:value-type="float" office:value="0.08112" calcext:value-type="float">
            <text:p>0.08112</text:p>
          </table:table-cell>
          <table:table-cell office:value-type="float" office:value="0.80217" calcext:value-type="float">
            <text:p>0.80217</text:p>
          </table:table-cell>
          <table:table-cell office:value-type="float" office:value="-0.09958" calcext:value-type="float">
            <text:p>-0.09958</text:p>
          </table:table-cell>
          <table:table-cell office:value-type="float" office:value="0.58312" calcext:value-type="float">
            <text:p>0.58312</text:p>
          </table:table-cell>
          <table:table-cell office:value-type="float" office:value="0.33373" calcext:value-type="float">
            <text:p>0.33373</text:p>
          </table:table-cell>
          <table:table-cell office:value-type="float" office:value="0.18371" calcext:value-type="float">
            <text:p>0.18371</text:p>
          </table:table-cell>
          <table:table-cell office:value-type="float" office:value="-0.10243" calcext:value-type="float">
            <text:p>-0.10243</text:p>
          </table:table-cell>
          <table:table-cell table:number-columns-repeated="5"/>
        </table:table-row>
        <table:table-row table:style-name="ro1">
          <table:table-cell office:value-type="float" office:value="1.40371537686214E+018" calcext:value-type="float">
            <text:p>1403715376862140000</text:p>
          </table:table-cell>
          <table:table-cell office:value-type="float" office:value="-0.86666" calcext:value-type="float">
            <text:p>-0.86666</text:p>
          </table:table-cell>
          <table:table-cell office:value-type="float" office:value="-3.71206" calcext:value-type="float">
            <text:p>-3.71206</text:p>
          </table:table-cell>
          <table:table-cell office:value-type="float" office:value="0.77124" calcext:value-type="float">
            <text:p>0.77124</text:p>
          </table:table-cell>
          <table:table-cell office:value-type="float" office:value="0.08" calcext:value-type="float">
            <text:p>0.08</text:p>
          </table:table-cell>
          <table:table-cell office:value-type="float" office:value="0.79941" calcext:value-type="float">
            <text:p>0.79941</text:p>
          </table:table-cell>
          <table:table-cell office:value-type="float" office:value="-0.09674" calcext:value-type="float">
            <text:p>-0.09674</text:p>
          </table:table-cell>
          <table:table-cell office:value-type="float" office:value="0.58753" calcext:value-type="float">
            <text:p>0.58753</text:p>
          </table:table-cell>
          <table:table-cell office:value-type="float" office:value="0.31624" calcext:value-type="float">
            <text:p>0.31624</text:p>
          </table:table-cell>
          <table:table-cell office:value-type="float" office:value="0.21991" calcext:value-type="float">
            <text:p>0.21991</text:p>
          </table:table-cell>
          <table:table-cell office:value-type="float" office:value="-0.0785" calcext:value-type="float">
            <text:p>-0.0785</text:p>
          </table:table-cell>
          <table:table-cell table:number-columns-repeated="5"/>
        </table:table-row>
        <table:table-row table:style-name="ro1">
          <table:table-cell office:value-type="float" office:value="1.40371537696214E+018" calcext:value-type="float">
            <text:p>1403715376962140000</text:p>
          </table:table-cell>
          <table:table-cell office:value-type="float" office:value="-0.83781" calcext:value-type="float">
            <text:p>-0.83781</text:p>
          </table:table-cell>
          <table:table-cell office:value-type="float" office:value="-3.68664" calcext:value-type="float">
            <text:p>-3.68664</text:p>
          </table:table-cell>
          <table:table-cell office:value-type="float" office:value="0.76395" calcext:value-type="float">
            <text:p>0.76395</text:p>
          </table:table-cell>
          <table:table-cell office:value-type="float" office:value="0.07999" calcext:value-type="float">
            <text:p>0.07999</text:p>
          </table:table-cell>
          <table:table-cell office:value-type="float" office:value="0.79113" calcext:value-type="float">
            <text:p>0.79113</text:p>
          </table:table-cell>
          <table:table-cell office:value-type="float" office:value="-0.09255" calcext:value-type="float">
            <text:p>-0.09255</text:p>
          </table:table-cell>
          <table:table-cell office:value-type="float" office:value="0.59929" calcext:value-type="float">
            <text:p>0.59929</text:p>
          </table:table-cell>
          <table:table-cell office:value-type="float" office:value="0.27443" calcext:value-type="float">
            <text:p>0.27443</text:p>
          </table:table-cell>
          <table:table-cell office:value-type="float" office:value="0.27043" calcext:value-type="float">
            <text:p>0.27043</text:p>
          </table:table-cell>
          <table:table-cell office:value-type="float" office:value="-0.05907" calcext:value-type="float">
            <text:p>-0.05907</text:p>
          </table:table-cell>
          <table:table-cell table:number-columns-repeated="5"/>
        </table:table-row>
        <table:table-row table:style-name="ro1">
          <table:table-cell office:value-type="float" office:value="1.40371537706214E+018" calcext:value-type="float">
            <text:p>1403715377062140000</text:p>
          </table:table-cell>
          <table:table-cell office:value-type="float" office:value="-0.81281" calcext:value-type="float">
            <text:p>-0.81281</text:p>
          </table:table-cell>
          <table:table-cell office:value-type="float" office:value="-3.65642" calcext:value-type="float">
            <text:p>-3.65642</text:p>
          </table:table-cell>
          <table:table-cell office:value-type="float" office:value="0.75561" calcext:value-type="float">
            <text:p>0.75561</text:p>
          </table:table-cell>
          <table:table-cell office:value-type="float" office:value="0.07658" calcext:value-type="float">
            <text:p>0.07658</text:p>
          </table:table-cell>
          <table:table-cell office:value-type="float" office:value="0.7884" calcext:value-type="float">
            <text:p>0.7884</text:p>
          </table:table-cell>
          <table:table-cell office:value-type="float" office:value="-0.08993" calcext:value-type="float">
            <text:p>-0.08993</text:p>
          </table:table-cell>
          <table:table-cell office:value-type="float" office:value="0.60372" calcext:value-type="float">
            <text:p>0.60372</text:p>
          </table:table-cell>
          <table:table-cell office:value-type="float" office:value="0.22003" calcext:value-type="float">
            <text:p>0.22003</text:p>
          </table:table-cell>
          <table:table-cell office:value-type="float" office:value="0.31378" calcext:value-type="float">
            <text:p>0.31378</text:p>
          </table:table-cell>
          <table:table-cell office:value-type="float" office:value="-0.10057" calcext:value-type="float">
            <text:p>-0.10057</text:p>
          </table:table-cell>
          <table:table-cell table:number-columns-repeated="5"/>
        </table:table-row>
        <table:table-row table:style-name="ro1">
          <table:table-cell office:value-type="float" office:value="1.40371537716214E+018" calcext:value-type="float">
            <text:p>1403715377162140000</text:p>
          </table:table-cell>
          <table:table-cell office:value-type="float" office:value="-0.79344" calcext:value-type="float">
            <text:p>-0.79344</text:p>
          </table:table-cell>
          <table:table-cell office:value-type="float" office:value="-3.62311" calcext:value-type="float">
            <text:p>-3.62311</text:p>
          </table:table-cell>
          <table:table-cell office:value-type="float" office:value="0.74493" calcext:value-type="float">
            <text:p>0.74493</text:p>
          </table:table-cell>
          <table:table-cell office:value-type="float" office:value="0.07605" calcext:value-type="float">
            <text:p>0.07605</text:p>
          </table:table-cell>
          <table:table-cell office:value-type="float" office:value="0.79501" calcext:value-type="float">
            <text:p>0.79501</text:p>
          </table:table-cell>
          <table:table-cell office:value-type="float" office:value="-0.08607" calcext:value-type="float">
            <text:p>-0.08607</text:p>
          </table:table-cell>
          <table:table-cell office:value-type="float" office:value="0.59563" calcext:value-type="float">
            <text:p>0.59563</text:p>
          </table:table-cell>
          <table:table-cell office:value-type="float" office:value="0.17008" calcext:value-type="float">
            <text:p>0.17008</text:p>
          </table:table-cell>
          <table:table-cell office:value-type="float" office:value="0.35461" calcext:value-type="float">
            <text:p>0.35461</text:p>
          </table:table-cell>
          <table:table-cell office:value-type="float" office:value="-0.09654" calcext:value-type="float">
            <text:p>-0.09654</text:p>
          </table:table-cell>
          <table:table-cell table:number-columns-repeated="5"/>
        </table:table-row>
        <table:table-row table:style-name="ro1">
          <table:table-cell office:value-type="float" office:value="1.40371537726214E+018" calcext:value-type="float">
            <text:p>1403715377262140000</text:p>
          </table:table-cell>
          <table:table-cell office:value-type="float" office:value="-0.7793" calcext:value-type="float">
            <text:p>-0.7793</text:p>
          </table:table-cell>
          <table:table-cell office:value-type="float" office:value="-3.58526" calcext:value-type="float">
            <text:p>-3.58526</text:p>
          </table:table-cell>
          <table:table-cell office:value-type="float" office:value="0.73553" calcext:value-type="float">
            <text:p>0.73553</text:p>
          </table:table-cell>
          <table:table-cell office:value-type="float" office:value="0.0749" calcext:value-type="float">
            <text:p>0.0749</text:p>
          </table:table-cell>
          <table:table-cell office:value-type="float" office:value="0.80005" calcext:value-type="float">
            <text:p>0.80005</text:p>
          </table:table-cell>
          <table:table-cell office:value-type="float" office:value="-0.08271" calcext:value-type="float">
            <text:p>-0.08271</text:p>
          </table:table-cell>
          <table:table-cell office:value-type="float" office:value="0.58947" calcext:value-type="float">
            <text:p>0.58947</text:p>
          </table:table-cell>
          <table:table-cell office:value-type="float" office:value="0.14156" calcext:value-type="float">
            <text:p>0.14156</text:p>
          </table:table-cell>
          <table:table-cell office:value-type="float" office:value="0.405" calcext:value-type="float">
            <text:p>0.405</text:p>
          </table:table-cell>
          <table:table-cell office:value-type="float" office:value="-0.08617" calcext:value-type="float">
            <text:p>-0.08617</text:p>
          </table:table-cell>
          <table:table-cell table:number-columns-repeated="5"/>
        </table:table-row>
        <table:table-row table:style-name="ro1">
          <table:table-cell office:value-type="float" office:value="1.40371537736214E+018" calcext:value-type="float">
            <text:p>1403715377362140000</text:p>
          </table:table-cell>
          <table:table-cell office:value-type="float" office:value="-0.76855" calcext:value-type="float">
            <text:p>-0.76855</text:p>
          </table:table-cell>
          <table:table-cell office:value-type="float" office:value="-3.54335" calcext:value-type="float">
            <text:p>-3.54335</text:p>
          </table:table-cell>
          <table:table-cell office:value-type="float" office:value="0.72915" calcext:value-type="float">
            <text:p>0.72915</text:p>
          </table:table-cell>
          <table:table-cell office:value-type="float" office:value="0.07126" calcext:value-type="float">
            <text:p>0.07126</text:p>
          </table:table-cell>
          <table:table-cell office:value-type="float" office:value="0.80126" calcext:value-type="float">
            <text:p>0.80126</text:p>
          </table:table-cell>
          <table:table-cell office:value-type="float" office:value="-0.08159" calcext:value-type="float">
            <text:p>-0.08159</text:p>
          </table:table-cell>
          <table:table-cell office:value-type="float" office:value="0.58842" calcext:value-type="float">
            <text:p>0.58842</text:p>
          </table:table-cell>
          <table:table-cell office:value-type="float" office:value="0.10953" calcext:value-type="float">
            <text:p>0.10953</text:p>
          </table:table-cell>
          <table:table-cell office:value-type="float" office:value="0.44485" calcext:value-type="float">
            <text:p>0.44485</text:p>
          </table:table-cell>
          <table:table-cell office:value-type="float" office:value="-0.06721" calcext:value-type="float">
            <text:p>-0.06721</text:p>
          </table:table-cell>
          <table:table-cell table:number-columns-repeated="5"/>
        </table:table-row>
        <table:table-row table:style-name="ro1">
          <table:table-cell office:value-type="float" office:value="1.40371537746214E+018" calcext:value-type="float">
            <text:p>1403715377462140000</text:p>
          </table:table-cell>
          <table:table-cell office:value-type="float" office:value="-0.76044" calcext:value-type="float">
            <text:p>-0.76044</text:p>
          </table:table-cell>
          <table:table-cell office:value-type="float" office:value="-3.49805" calcext:value-type="float">
            <text:p>-3.49805</text:p>
          </table:table-cell>
          <table:table-cell office:value-type="float" office:value="0.72293" calcext:value-type="float">
            <text:p>0.72293</text:p>
          </table:table-cell>
          <table:table-cell office:value-type="float" office:value="0.06787" calcext:value-type="float">
            <text:p>0.06787</text:p>
          </table:table-cell>
          <table:table-cell office:value-type="float" office:value="0.79927" calcext:value-type="float">
            <text:p>0.79927</text:p>
          </table:table-cell>
          <table:table-cell office:value-type="float" office:value="-0.08059" calcext:value-type="float">
            <text:p>-0.08059</text:p>
          </table:table-cell>
          <table:table-cell office:value-type="float" office:value="0.59167" calcext:value-type="float">
            <text:p>0.59167</text:p>
          </table:table-cell>
          <table:table-cell office:value-type="float" office:value="0.07408" calcext:value-type="float">
            <text:p>0.07408</text:p>
          </table:table-cell>
          <table:table-cell office:value-type="float" office:value="0.46976" calcext:value-type="float">
            <text:p>0.46976</text:p>
          </table:table-cell>
          <table:table-cell office:value-type="float" office:value="-0.07083" calcext:value-type="float">
            <text:p>-0.07083</text:p>
          </table:table-cell>
          <table:table-cell table:number-columns-repeated="5"/>
        </table:table-row>
        <table:table-row table:style-name="ro1">
          <table:table-cell office:value-type="float" office:value="1.40371537756214E+018" calcext:value-type="float">
            <text:p>1403715377562140000</text:p>
          </table:table-cell>
          <table:table-cell office:value-type="float" office:value="-0.75358" calcext:value-type="float">
            <text:p>-0.75358</text:p>
          </table:table-cell>
          <table:table-cell office:value-type="float" office:value="-3.45014" calcext:value-type="float">
            <text:p>-3.45014</text:p>
          </table:table-cell>
          <table:table-cell office:value-type="float" office:value="0.71532" calcext:value-type="float">
            <text:p>0.71532</text:p>
          </table:table-cell>
          <table:table-cell office:value-type="float" office:value="0.06513" calcext:value-type="float">
            <text:p>0.06513</text:p>
          </table:table-cell>
          <table:table-cell office:value-type="float" office:value="0.79866" calcext:value-type="float">
            <text:p>0.79866</text:p>
          </table:table-cell>
          <table:table-cell office:value-type="float" office:value="-0.08017" calcext:value-type="float">
            <text:p>-0.08017</text:p>
          </table:table-cell>
          <table:table-cell office:value-type="float" office:value="0.59285" calcext:value-type="float">
            <text:p>0.59285</text:p>
          </table:table-cell>
          <table:table-cell office:value-type="float" office:value="0.04205" calcext:value-type="float">
            <text:p>0.04205</text:p>
          </table:table-cell>
          <table:table-cell office:value-type="float" office:value="0.49586" calcext:value-type="float">
            <text:p>0.49586</text:p>
          </table:table-cell>
          <table:table-cell office:value-type="float" office:value="-0.0827" calcext:value-type="float">
            <text:p>-0.0827</text:p>
          </table:table-cell>
          <table:table-cell table:number-columns-repeated="5"/>
        </table:table-row>
        <table:table-row table:style-name="ro1">
          <table:table-cell office:value-type="float" office:value="1.40371537766214E+018" calcext:value-type="float">
            <text:p>1403715377662140000</text:p>
          </table:table-cell>
          <table:table-cell office:value-type="float" office:value="-0.75034" calcext:value-type="float">
            <text:p>-0.75034</text:p>
          </table:table-cell>
          <table:table-cell office:value-type="float" office:value="-3.39897" calcext:value-type="float">
            <text:p>-3.39897</text:p>
          </table:table-cell>
          <table:table-cell office:value-type="float" office:value="0.70725" calcext:value-type="float">
            <text:p>0.70725</text:p>
          </table:table-cell>
          <table:table-cell office:value-type="float" office:value="0.06387" calcext:value-type="float">
            <text:p>0.06387</text:p>
          </table:table-cell>
          <table:table-cell office:value-type="float" office:value="0.80057" calcext:value-type="float">
            <text:p>0.80057</text:p>
          </table:table-cell>
          <table:table-cell office:value-type="float" office:value="-0.07977" calcext:value-type="float">
            <text:p>-0.07977</text:p>
          </table:table-cell>
          <table:table-cell office:value-type="float" office:value="0.59046" calcext:value-type="float">
            <text:p>0.59046</text:p>
          </table:table-cell>
          <table:table-cell office:value-type="float" office:value="0.01444" calcext:value-type="float">
            <text:p>0.01444</text:p>
          </table:table-cell>
          <table:table-cell office:value-type="float" office:value="0.52618" calcext:value-type="float">
            <text:p>0.52618</text:p>
          </table:table-cell>
          <table:table-cell office:value-type="float" office:value="-0.078" calcext:value-type="float">
            <text:p>-0.078</text:p>
          </table:table-cell>
          <table:table-cell table:number-columns-repeated="5"/>
        </table:table-row>
        <table:table-row table:style-name="ro1">
          <table:table-cell office:value-type="float" office:value="1.40371537776214E+018" calcext:value-type="float">
            <text:p>1403715377762140000</text:p>
          </table:table-cell>
          <table:table-cell office:value-type="float" office:value="-0.75021" calcext:value-type="float">
            <text:p>-0.75021</text:p>
          </table:table-cell>
          <table:table-cell office:value-type="float" office:value="-3.34523" calcext:value-type="float">
            <text:p>-3.34523</text:p>
          </table:table-cell>
          <table:table-cell office:value-type="float" office:value="0.69946" calcext:value-type="float">
            <text:p>0.69946</text:p>
          </table:table-cell>
          <table:table-cell office:value-type="float" office:value="0.06314" calcext:value-type="float">
            <text:p>0.06314</text:p>
          </table:table-cell>
          <table:table-cell office:value-type="float" office:value="0.80243" calcext:value-type="float">
            <text:p>0.80243</text:p>
          </table:table-cell>
          <table:table-cell office:value-type="float" office:value="-0.07994" calcext:value-type="float">
            <text:p>-0.07994</text:p>
          </table:table-cell>
          <table:table-cell office:value-type="float" office:value="0.58798" calcext:value-type="float">
            <text:p>0.58798</text:p>
          </table:table-cell>
          <table:table-cell office:value-type="float" office:value="-0.01101" calcext:value-type="float">
            <text:p>-0.01101</text:p>
          </table:table-cell>
          <table:table-cell office:value-type="float" office:value="0.54825" calcext:value-type="float">
            <text:p>0.54825</text:p>
          </table:table-cell>
          <table:table-cell office:value-type="float" office:value="-0.07559" calcext:value-type="float">
            <text:p>-0.07559</text:p>
          </table:table-cell>
          <table:table-cell table:number-columns-repeated="5"/>
        </table:table-row>
        <table:table-row table:style-name="ro1">
          <table:table-cell office:value-type="float" office:value="1.40371537786214E+018" calcext:value-type="float">
            <text:p>1403715377862140000</text:p>
          </table:table-cell>
          <table:table-cell office:value-type="float" office:value="-0.75218" calcext:value-type="float">
            <text:p>-0.75218</text:p>
          </table:table-cell>
          <table:table-cell office:value-type="float" office:value="-3.28863" calcext:value-type="float">
            <text:p>-3.28863</text:p>
          </table:table-cell>
          <table:table-cell office:value-type="float" office:value="0.69236" calcext:value-type="float">
            <text:p>0.69236</text:p>
          </table:table-cell>
          <table:table-cell office:value-type="float" office:value="0.06242" calcext:value-type="float">
            <text:p>0.06242</text:p>
          </table:table-cell>
          <table:table-cell office:value-type="float" office:value="0.80363" calcext:value-type="float">
            <text:p>0.80363</text:p>
          </table:table-cell>
          <table:table-cell office:value-type="float" office:value="-0.08042" calcext:value-type="float">
            <text:p>-0.08042</text:p>
          </table:table-cell>
          <table:table-cell office:value-type="float" office:value="0.58635" calcext:value-type="float">
            <text:p>0.58635</text:p>
          </table:table-cell>
          <table:table-cell office:value-type="float" office:value="-0.03588" calcext:value-type="float">
            <text:p>-0.03588</text:p>
          </table:table-cell>
          <table:table-cell office:value-type="float" office:value="0.57508" calcext:value-type="float">
            <text:p>0.57508</text:p>
          </table:table-cell>
          <table:table-cell office:value-type="float" office:value="-0.07174" calcext:value-type="float">
            <text:p>-0.07174</text:p>
          </table:table-cell>
          <table:table-cell table:number-columns-repeated="5"/>
        </table:table-row>
        <table:table-row table:style-name="ro1">
          <table:table-cell office:value-type="float" office:value="1.40371537796214E+018" calcext:value-type="float">
            <text:p>1403715377962140000</text:p>
          </table:table-cell>
          <table:table-cell office:value-type="float" office:value="-0.75584" calcext:value-type="float">
            <text:p>-0.75584</text:p>
          </table:table-cell>
          <table:table-cell office:value-type="float" office:value="-3.22969" calcext:value-type="float">
            <text:p>-3.22969</text:p>
          </table:table-cell>
          <table:table-cell office:value-type="float" office:value="0.68406" calcext:value-type="float">
            <text:p>0.68406</text:p>
          </table:table-cell>
          <table:table-cell office:value-type="float" office:value="0.06176" calcext:value-type="float">
            <text:p>0.06176</text:p>
          </table:table-cell>
          <table:table-cell office:value-type="float" office:value="0.80376" calcext:value-type="float">
            <text:p>0.80376</text:p>
          </table:table-cell>
          <table:table-cell office:value-type="float" office:value="-0.08084" calcext:value-type="float">
            <text:p>-0.08084</text:p>
          </table:table-cell>
          <table:table-cell office:value-type="float" office:value="0.58619" calcext:value-type="float">
            <text:p>0.58619</text:p>
          </table:table-cell>
          <table:table-cell office:value-type="float" office:value="-0.05562" calcext:value-type="float">
            <text:p>-0.05562</text:p>
          </table:table-cell>
          <table:table-cell office:value-type="float" office:value="0.59575" calcext:value-type="float">
            <text:p>0.59575</text:p>
          </table:table-cell>
          <table:table-cell office:value-type="float" office:value="-0.07722" calcext:value-type="float">
            <text:p>-0.07722</text:p>
          </table:table-cell>
          <table:table-cell table:number-columns-repeated="5"/>
        </table:table-row>
        <table:table-row table:style-name="ro1">
          <table:table-cell office:value-type="float" office:value="1.40371537806214E+018" calcext:value-type="float">
            <text:p>1403715378062140000</text:p>
          </table:table-cell>
          <table:table-cell office:value-type="float" office:value="-0.76117" calcext:value-type="float">
            <text:p>-0.76117</text:p>
          </table:table-cell>
          <table:table-cell office:value-type="float" office:value="-3.16866" calcext:value-type="float">
            <text:p>-3.16866</text:p>
          </table:table-cell>
          <table:table-cell office:value-type="float" office:value="0.6758" calcext:value-type="float">
            <text:p>0.6758</text:p>
          </table:table-cell>
          <table:table-cell office:value-type="float" office:value="0.0568" calcext:value-type="float">
            <text:p>0.0568</text:p>
          </table:table-cell>
          <table:table-cell office:value-type="float" office:value="0.80312" calcext:value-type="float">
            <text:p>0.80312</text:p>
          </table:table-cell>
          <table:table-cell office:value-type="float" office:value="-0.08396" calcext:value-type="float">
            <text:p>-0.08396</text:p>
          </table:table-cell>
          <table:table-cell office:value-type="float" office:value="0.58713" calcext:value-type="float">
            <text:p>0.58713</text:p>
          </table:table-cell>
          <table:table-cell office:value-type="float" office:value="-0.06548" calcext:value-type="float">
            <text:p>-0.06548</text:p>
          </table:table-cell>
          <table:table-cell office:value-type="float" office:value="0.61738" calcext:value-type="float">
            <text:p>0.61738</text:p>
          </table:table-cell>
          <table:table-cell office:value-type="float" office:value="-0.08094" calcext:value-type="float">
            <text:p>-0.08094</text:p>
          </table:table-cell>
          <table:table-cell table:number-columns-repeated="5"/>
        </table:table-row>
        <table:table-row table:style-name="ro1">
          <table:table-cell office:value-type="float" office:value="1.40371537816214E+018" calcext:value-type="float">
            <text:p>1403715378162140000</text:p>
          </table:table-cell>
          <table:table-cell office:value-type="float" office:value="-0.76775" calcext:value-type="float">
            <text:p>-0.76775</text:p>
          </table:table-cell>
          <table:table-cell office:value-type="float" office:value="-3.10672" calcext:value-type="float">
            <text:p>-3.10672</text:p>
          </table:table-cell>
          <table:table-cell office:value-type="float" office:value="0.66679" calcext:value-type="float">
            <text:p>0.66679</text:p>
          </table:table-cell>
          <table:table-cell office:value-type="float" office:value="0.05083" calcext:value-type="float">
            <text:p>0.05083</text:p>
          </table:table-cell>
          <table:table-cell office:value-type="float" office:value="0.80226" calcext:value-type="float">
            <text:p>0.80226</text:p>
          </table:table-cell>
          <table:table-cell office:value-type="float" office:value="-0.08682" calcext:value-type="float">
            <text:p>-0.08682</text:p>
          </table:table-cell>
          <table:table-cell office:value-type="float" office:value="0.58844" calcext:value-type="float">
            <text:p>0.58844</text:p>
          </table:table-cell>
          <table:table-cell office:value-type="float" office:value="-0.08912" calcext:value-type="float">
            <text:p>-0.08912</text:p>
          </table:table-cell>
          <table:table-cell office:value-type="float" office:value="0.61826" calcext:value-type="float">
            <text:p>0.61826</text:p>
          </table:table-cell>
          <table:table-cell office:value-type="float" office:value="-0.08857" calcext:value-type="float">
            <text:p>-0.08857</text:p>
          </table:table-cell>
          <table:table-cell table:number-columns-repeated="5"/>
        </table:table-row>
        <table:table-row table:style-name="ro1">
          <table:table-cell office:value-type="float" office:value="1.40371537826214E+018" calcext:value-type="float">
            <text:p>1403715378262140000</text:p>
          </table:table-cell>
          <table:table-cell office:value-type="float" office:value="-0.77619" calcext:value-type="float">
            <text:p>-0.77619</text:p>
          </table:table-cell>
          <table:table-cell office:value-type="float" office:value="-3.04608" calcext:value-type="float">
            <text:p>-3.04608</text:p>
          </table:table-cell>
          <table:table-cell office:value-type="float" office:value="0.65852" calcext:value-type="float">
            <text:p>0.65852</text:p>
          </table:table-cell>
          <table:table-cell office:value-type="float" office:value="0.04434" calcext:value-type="float">
            <text:p>0.04434</text:p>
          </table:table-cell>
          <table:table-cell office:value-type="float" office:value="0.80255" calcext:value-type="float">
            <text:p>0.80255</text:p>
          </table:table-cell>
          <table:table-cell office:value-type="float" office:value="-0.0903" calcext:value-type="float">
            <text:p>-0.0903</text:p>
          </table:table-cell>
          <table:table-cell office:value-type="float" office:value="0.58804" calcext:value-type="float">
            <text:p>0.58804</text:p>
          </table:table-cell>
          <table:table-cell office:value-type="float" office:value="-0.10144" calcext:value-type="float">
            <text:p>-0.10144</text:p>
          </table:table-cell>
          <table:table-cell office:value-type="float" office:value="0.60195" calcext:value-type="float">
            <text:p>0.60195</text:p>
          </table:table-cell>
          <table:table-cell office:value-type="float" office:value="-0.08843" calcext:value-type="float">
            <text:p>-0.08843</text:p>
          </table:table-cell>
          <table:table-cell table:number-columns-repeated="5"/>
        </table:table-row>
        <table:table-row table:style-name="ro1">
          <table:table-cell office:value-type="float" office:value="1.40371537836214E+018" calcext:value-type="float">
            <text:p>1403715378362140000</text:p>
          </table:table-cell>
          <table:table-cell office:value-type="float" office:value="-0.78581" calcext:value-type="float">
            <text:p>-0.78581</text:p>
          </table:table-cell>
          <table:table-cell office:value-type="float" office:value="-2.98888" calcext:value-type="float">
            <text:p>-2.98888</text:p>
          </table:table-cell>
          <table:table-cell office:value-type="float" office:value="0.64807" calcext:value-type="float">
            <text:p>0.64807</text:p>
          </table:table-cell>
          <table:table-cell office:value-type="float" office:value="0.03741" calcext:value-type="float">
            <text:p>0.03741</text:p>
          </table:table-cell>
          <table:table-cell office:value-type="float" office:value="0.80575" calcext:value-type="float">
            <text:p>0.80575</text:p>
          </table:table-cell>
          <table:table-cell office:value-type="float" office:value="-0.0943" calcext:value-type="float">
            <text:p>-0.0943</text:p>
          </table:table-cell>
          <table:table-cell office:value-type="float" office:value="0.5835" calcext:value-type="float">
            <text:p>0.5835</text:p>
          </table:table-cell>
          <table:table-cell office:value-type="float" office:value="-0.12245" calcext:value-type="float">
            <text:p>-0.12245</text:p>
          </table:table-cell>
          <table:table-cell office:value-type="float" office:value="0.56343" calcext:value-type="float">
            <text:p>0.56343</text:p>
          </table:table-cell>
          <table:table-cell office:value-type="float" office:value="-0.09601" calcext:value-type="float">
            <text:p>-0.09601</text:p>
          </table:table-cell>
          <table:table-cell table:number-columns-repeated="5"/>
        </table:table-row>
        <table:table-row table:style-name="ro1">
          <table:table-cell office:value-type="float" office:value="1.40371537846214E+018" calcext:value-type="float">
            <text:p>1403715378462140000</text:p>
          </table:table-cell>
          <table:table-cell office:value-type="float" office:value="-0.79695" calcext:value-type="float">
            <text:p>-0.79695</text:p>
          </table:table-cell>
          <table:table-cell office:value-type="float" office:value="-2.93572" calcext:value-type="float">
            <text:p>-2.93572</text:p>
          </table:table-cell>
          <table:table-cell office:value-type="float" office:value="0.63789" calcext:value-type="float">
            <text:p>0.63789</text:p>
          </table:table-cell>
          <table:table-cell office:value-type="float" office:value="0.03651" calcext:value-type="float">
            <text:p>0.03651</text:p>
          </table:table-cell>
          <table:table-cell office:value-type="float" office:value="0.81051" calcext:value-type="float">
            <text:p>0.81051</text:p>
          </table:table-cell>
          <table:table-cell office:value-type="float" office:value="-0.09503" calcext:value-type="float">
            <text:p>-0.09503</text:p>
          </table:table-cell>
          <table:table-cell office:value-type="float" office:value="0.57682" calcext:value-type="float">
            <text:p>0.57682</text:p>
          </table:table-cell>
          <table:table-cell office:value-type="float" office:value="-0.12756" calcext:value-type="float">
            <text:p>-0.12756</text:p>
          </table:table-cell>
          <table:table-cell office:value-type="float" office:value="0.51774" calcext:value-type="float">
            <text:p>0.51774</text:p>
          </table:table-cell>
          <table:table-cell office:value-type="float" office:value="-0.0797" calcext:value-type="float">
            <text:p>-0.0797</text:p>
          </table:table-cell>
          <table:table-cell table:number-columns-repeated="5"/>
        </table:table-row>
        <table:table-row table:style-name="ro1">
          <table:table-cell office:value-type="float" office:value="1.40371537856214E+018" calcext:value-type="float">
            <text:p>1403715378562140000</text:p>
          </table:table-cell>
          <table:table-cell office:value-type="float" office:value="-0.80996" calcext:value-type="float">
            <text:p>-0.80996</text:p>
          </table:table-cell>
          <table:table-cell office:value-type="float" office:value="-2.88438" calcext:value-type="float">
            <text:p>-2.88438</text:p>
          </table:table-cell>
          <table:table-cell office:value-type="float" office:value="0.62957" calcext:value-type="float">
            <text:p>0.62957</text:p>
          </table:table-cell>
          <table:table-cell office:value-type="float" office:value="0.04248" calcext:value-type="float">
            <text:p>0.04248</text:p>
          </table:table-cell>
          <table:table-cell office:value-type="float" office:value="0.8139" calcext:value-type="float">
            <text:p>0.8139</text:p>
          </table:table-cell>
          <table:table-cell office:value-type="float" office:value="-0.09134" calcext:value-type="float">
            <text:p>-0.09134</text:p>
          </table:table-cell>
          <table:table-cell office:value-type="float" office:value="0.5722" calcext:value-type="float">
            <text:p>0.5722</text:p>
          </table:table-cell>
          <table:table-cell office:value-type="float" office:value="-0.12669" calcext:value-type="float">
            <text:p>-0.12669</text:p>
          </table:table-cell>
          <table:table-cell office:value-type="float" office:value="0.47866" calcext:value-type="float">
            <text:p>0.47866</text:p>
          </table:table-cell>
          <table:table-cell office:value-type="float" office:value="-0.04879" calcext:value-type="float">
            <text:p>-0.04879</text:p>
          </table:table-cell>
          <table:table-cell table:number-columns-repeated="5"/>
        </table:table-row>
        <table:table-row table:style-name="ro1">
          <table:table-cell office:value-type="float" office:value="1.40371537866214E+018" calcext:value-type="float">
            <text:p>1403715378662140000</text:p>
          </table:table-cell>
          <table:table-cell office:value-type="float" office:value="-0.82283" calcext:value-type="float">
            <text:p>-0.82283</text:p>
          </table:table-cell>
          <table:table-cell office:value-type="float" office:value="-2.83443" calcext:value-type="float">
            <text:p>-2.83443</text:p>
          </table:table-cell>
          <table:table-cell office:value-type="float" office:value="0.62433" calcext:value-type="float">
            <text:p>0.62433</text:p>
          </table:table-cell>
          <table:table-cell office:value-type="float" office:value="0.04628" calcext:value-type="float">
            <text:p>0.04628</text:p>
          </table:table-cell>
          <table:table-cell office:value-type="float" office:value="0.8162" calcext:value-type="float">
            <text:p>0.8162</text:p>
          </table:table-cell>
          <table:table-cell office:value-type="float" office:value="-0.08932" calcext:value-type="float">
            <text:p>-0.08932</text:p>
          </table:table-cell>
          <table:table-cell office:value-type="float" office:value="0.56895" calcext:value-type="float">
            <text:p>0.56895</text:p>
          </table:table-cell>
          <table:table-cell office:value-type="float" office:value="-0.11013" calcext:value-type="float">
            <text:p>-0.11013</text:p>
          </table:table-cell>
          <table:table-cell office:value-type="float" office:value="0.47099" calcext:value-type="float">
            <text:p>0.47099</text:p>
          </table:table-cell>
          <table:table-cell office:value-type="float" office:value="-0.03535" calcext:value-type="float">
            <text:p>-0.03535</text:p>
          </table:table-cell>
          <table:table-cell table:number-columns-repeated="5"/>
        </table:table-row>
        <table:table-row table:style-name="ro1">
          <table:table-cell office:value-type="float" office:value="1.40371537876214E+018" calcext:value-type="float">
            <text:p>1403715378762140000</text:p>
          </table:table-cell>
          <table:table-cell office:value-type="float" office:value="-0.83497" calcext:value-type="float">
            <text:p>-0.83497</text:p>
          </table:table-cell>
          <table:table-cell office:value-type="float" office:value="-2.78647" calcext:value-type="float">
            <text:p>-2.78647</text:p>
          </table:table-cell>
          <table:table-cell office:value-type="float" office:value="0.62129" calcext:value-type="float">
            <text:p>0.62129</text:p>
          </table:table-cell>
          <table:table-cell office:value-type="float" office:value="0.04821" calcext:value-type="float">
            <text:p>0.04821</text:p>
          </table:table-cell>
          <table:table-cell office:value-type="float" office:value="0.81907" calcext:value-type="float">
            <text:p>0.81907</text:p>
          </table:table-cell>
          <table:table-cell office:value-type="float" office:value="-0.08826" calcext:value-type="float">
            <text:p>-0.08826</text:p>
          </table:table-cell>
          <table:table-cell office:value-type="float" office:value="0.56481" calcext:value-type="float">
            <text:p>0.56481</text:p>
          </table:table-cell>
          <table:table-cell office:value-type="float" office:value="-0.09522" calcext:value-type="float">
            <text:p>-0.09522</text:p>
          </table:table-cell>
          <table:table-cell office:value-type="float" office:value="0.44777" calcext:value-type="float">
            <text:p>0.44777</text:p>
          </table:table-cell>
          <table:table-cell office:value-type="float" office:value="-0.02095" calcext:value-type="float">
            <text:p>-0.02095</text:p>
          </table:table-cell>
          <table:table-cell table:number-columns-repeated="5"/>
        </table:table-row>
        <table:table-row table:style-name="ro1">
          <table:table-cell office:value-type="float" office:value="1.40371537886214E+018" calcext:value-type="float">
            <text:p>1403715378862140000</text:p>
          </table:table-cell>
          <table:table-cell office:value-type="float" office:value="-0.84284" calcext:value-type="float">
            <text:p>-0.84284</text:p>
          </table:table-cell>
          <table:table-cell office:value-type="float" office:value="-2.7415" calcext:value-type="float">
            <text:p>-2.7415</text:p>
          </table:table-cell>
          <table:table-cell office:value-type="float" office:value="0.61992" calcext:value-type="float">
            <text:p>0.61992</text:p>
          </table:table-cell>
          <table:table-cell office:value-type="float" office:value="0.04758" calcext:value-type="float">
            <text:p>0.04758</text:p>
          </table:table-cell>
          <table:table-cell office:value-type="float" office:value="0.82262" calcext:value-type="float">
            <text:p>0.82262</text:p>
          </table:table-cell>
          <table:table-cell office:value-type="float" office:value="-0.089" calcext:value-type="float">
            <text:p>-0.089</text:p>
          </table:table-cell>
          <table:table-cell office:value-type="float" office:value="0.55956" calcext:value-type="float">
            <text:p>0.55956</text:p>
          </table:table-cell>
          <table:table-cell office:value-type="float" office:value="-0.05938" calcext:value-type="float">
            <text:p>-0.05938</text:p>
          </table:table-cell>
          <table:table-cell office:value-type="float" office:value="0.42871" calcext:value-type="float">
            <text:p>0.42871</text:p>
          </table:table-cell>
          <table:table-cell office:value-type="float" office:value="0.00341" calcext:value-type="float">
            <text:p>0.00341</text:p>
          </table:table-cell>
          <table:table-cell table:number-columns-repeated="5"/>
        </table:table-row>
        <table:table-row table:style-name="ro1">
          <table:table-cell office:value-type="float" office:value="1.40371537896214E+018" calcext:value-type="float">
            <text:p>1403715378962140000</text:p>
          </table:table-cell>
          <table:table-cell office:value-type="float" office:value="-0.84707" calcext:value-type="float">
            <text:p>-0.84707</text:p>
          </table:table-cell>
          <table:table-cell office:value-type="float" office:value="-2.69837" calcext:value-type="float">
            <text:p>-2.69837</text:p>
          </table:table-cell>
          <table:table-cell office:value-type="float" office:value="0.62111" calcext:value-type="float">
            <text:p>0.62111</text:p>
          </table:table-cell>
          <table:table-cell office:value-type="float" office:value="0.04658" calcext:value-type="float">
            <text:p>0.04658</text:p>
          </table:table-cell>
          <table:table-cell office:value-type="float" office:value="0.82427" calcext:value-type="float">
            <text:p>0.82427</text:p>
          </table:table-cell>
          <table:table-cell office:value-type="float" office:value="-0.08991" calcext:value-type="float">
            <text:p>-0.08991</text:p>
          </table:table-cell>
          <table:table-cell office:value-type="float" office:value="0.55707" calcext:value-type="float">
            <text:p>0.55707</text:p>
          </table:table-cell>
          <table:table-cell office:value-type="float" office:value="-0.00996" calcext:value-type="float">
            <text:p>-0.00996</text:p>
          </table:table-cell>
          <table:table-cell office:value-type="float" office:value="0.40986" calcext:value-type="float">
            <text:p>0.40986</text:p>
          </table:table-cell>
          <table:table-cell office:value-type="float" office:value="0.03833" calcext:value-type="float">
            <text:p>0.03833</text:p>
          </table:table-cell>
          <table:table-cell table:number-columns-repeated="5"/>
        </table:table-row>
        <table:table-row table:style-name="ro1">
          <table:table-cell office:value-type="float" office:value="1.40371537906214E+018" calcext:value-type="float">
            <text:p>1403715379062140000</text:p>
          </table:table-cell>
          <table:table-cell office:value-type="float" office:value="-0.81702" calcext:value-type="float">
            <text:p>-0.81702</text:p>
          </table:table-cell>
          <table:table-cell office:value-type="float" office:value="-2.64234" calcext:value-type="float">
            <text:p>-2.64234</text:p>
          </table:table-cell>
          <table:table-cell office:value-type="float" office:value="0.62183" calcext:value-type="float">
            <text:p>0.62183</text:p>
          </table:table-cell>
          <table:table-cell office:value-type="float" office:value="0.04902" calcext:value-type="float">
            <text:p>0.04902</text:p>
          </table:table-cell>
          <table:table-cell office:value-type="float" office:value="0.82384" calcext:value-type="float">
            <text:p>0.82384</text:p>
          </table:table-cell>
          <table:table-cell office:value-type="float" office:value="-0.09192" calcext:value-type="float">
            <text:p>-0.09192</text:p>
          </table:table-cell>
          <table:table-cell office:value-type="float" office:value="0.55717" calcext:value-type="float">
            <text:p>0.55717</text:p>
          </table:table-cell>
          <table:table-cell office:value-type="float" office:value="0.03187" calcext:value-type="float">
            <text:p>0.03187</text:p>
          </table:table-cell>
          <table:table-cell office:value-type="float" office:value="0.3871" calcext:value-type="float">
            <text:p>0.3871</text:p>
          </table:table-cell>
          <table:table-cell office:value-type="float" office:value="0.06434" calcext:value-type="float">
            <text:p>0.06434</text:p>
          </table:table-cell>
          <table:table-cell table:number-columns-repeated="5"/>
        </table:table-row>
        <table:table-row table:style-name="ro1">
          <table:table-cell office:value-type="float" office:value="1.40371537916214E+018" calcext:value-type="float">
            <text:p>1403715379162140000</text:p>
          </table:table-cell>
          <table:table-cell office:value-type="float" office:value="-0.81472" calcext:value-type="float">
            <text:p>-0.81472</text:p>
          </table:table-cell>
          <table:table-cell office:value-type="float" office:value="-2.6025" calcext:value-type="float">
            <text:p>-2.6025</text:p>
          </table:table-cell>
          <table:table-cell office:value-type="float" office:value="0.62816" calcext:value-type="float">
            <text:p>0.62816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82126" calcext:value-type="float">
            <text:p>0.82126</text:p>
          </table:table-cell>
          <table:table-cell office:value-type="float" office:value="-0.08811" calcext:value-type="float">
            <text:p>-0.08811</text:p>
          </table:table-cell>
          <table:table-cell office:value-type="float" office:value="0.56106" calcext:value-type="float">
            <text:p>0.56106</text:p>
          </table:table-cell>
          <table:table-cell office:value-type="float" office:value="0.06449" calcext:value-type="float">
            <text:p>0.06449</text:p>
          </table:table-cell>
          <table:table-cell office:value-type="float" office:value="0.37094" calcext:value-type="float">
            <text:p>0.37094</text:p>
          </table:table-cell>
          <table:table-cell office:value-type="float" office:value="0.08095" calcext:value-type="float">
            <text:p>0.08095</text:p>
          </table:table-cell>
          <table:table-cell table:number-columns-repeated="5"/>
        </table:table-row>
        <table:table-row table:style-name="ro1">
          <table:table-cell office:value-type="float" office:value="1.40371537926214E+018" calcext:value-type="float">
            <text:p>1403715379262140000</text:p>
          </table:table-cell>
          <table:table-cell office:value-type="float" office:value="-0.80758" calcext:value-type="float">
            <text:p>-0.80758</text:p>
          </table:table-cell>
          <table:table-cell office:value-type="float" office:value="-2.56526" calcext:value-type="float">
            <text:p>-2.56526</text:p>
          </table:table-cell>
          <table:table-cell office:value-type="float" office:value="0.63627" calcext:value-type="float">
            <text:p>0.63627</text:p>
          </table:table-cell>
          <table:table-cell office:value-type="float" office:value="0.06176" calcext:value-type="float">
            <text:p>0.06176</text:p>
          </table:table-cell>
          <table:table-cell office:value-type="float" office:value="0.81971" calcext:value-type="float">
            <text:p>0.81971</text:p>
          </table:table-cell>
          <table:table-cell office:value-type="float" office:value="-0.08354" calcext:value-type="float">
            <text:p>-0.08354</text:p>
          </table:table-cell>
          <table:table-cell office:value-type="float" office:value="0.56327" calcext:value-type="float">
            <text:p>0.56327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37078" calcext:value-type="float">
            <text:p>0.37078</text:p>
          </table:table-cell>
          <table:table-cell office:value-type="float" office:value="0.08086" calcext:value-type="float">
            <text:p>0.08086</text:p>
          </table:table-cell>
          <table:table-cell table:number-columns-repeated="5"/>
        </table:table-row>
        <table:table-row table:style-name="ro1">
          <table:table-cell office:value-type="float" office:value="1.40371537936214E+018" calcext:value-type="float">
            <text:p>1403715379362140000</text:p>
          </table:table-cell>
          <table:table-cell office:value-type="float" office:value="-0.79681" calcext:value-type="float">
            <text:p>-0.79681</text:p>
          </table:table-cell>
          <table:table-cell office:value-type="float" office:value="-2.52851" calcext:value-type="float">
            <text:p>-2.52851</text:p>
          </table:table-cell>
          <table:table-cell office:value-type="float" office:value="0.64409" calcext:value-type="float">
            <text:p>0.64409</text:p>
          </table:table-cell>
          <table:table-cell office:value-type="float" office:value="0.06745" calcext:value-type="float">
            <text:p>0.06745</text:p>
          </table:table-cell>
          <table:table-cell office:value-type="float" office:value="0.81868" calcext:value-type="float">
            <text:p>0.81868</text:p>
          </table:table-cell>
          <table:table-cell office:value-type="float" office:value="-0.07991" calcext:value-type="float">
            <text:p>-0.07991</text:p>
          </table:table-cell>
          <table:table-cell office:value-type="float" office:value="0.56465" calcext:value-type="float">
            <text:p>0.56465</text:p>
          </table:table-cell>
          <table:table-cell office:value-type="float" office:value="0.10986" calcext:value-type="float">
            <text:p>0.10986</text:p>
          </table:table-cell>
          <table:table-cell office:value-type="float" office:value="0.38807" calcext:value-type="float">
            <text:p>0.38807</text:p>
          </table:table-cell>
          <table:table-cell office:value-type="float" office:value="0.08561" calcext:value-type="float">
            <text:p>0.08561</text:p>
          </table:table-cell>
          <table:table-cell table:number-columns-repeated="5"/>
        </table:table-row>
        <table:table-row table:style-name="ro1">
          <table:table-cell office:value-type="float" office:value="1.40371537946214E+018" calcext:value-type="float">
            <text:p>1403715379462140000</text:p>
          </table:table-cell>
          <table:table-cell office:value-type="float" office:value="-0.78401" calcext:value-type="float">
            <text:p>-0.78401</text:p>
          </table:table-cell>
          <table:table-cell office:value-type="float" office:value="-2.49124" calcext:value-type="float">
            <text:p>-2.49124</text:p>
          </table:table-cell>
          <table:table-cell office:value-type="float" office:value="0.65207" calcext:value-type="float">
            <text:p>0.65207</text:p>
          </table:table-cell>
          <table:table-cell office:value-type="float" office:value="0.07122" calcext:value-type="float">
            <text:p>0.07122</text:p>
          </table:table-cell>
          <table:table-cell office:value-type="float" office:value="0.81931" calcext:value-type="float">
            <text:p>0.81931</text:p>
          </table:table-cell>
          <table:table-cell office:value-type="float" office:value="-0.07749" calcext:value-type="float">
            <text:p>-0.07749</text:p>
          </table:table-cell>
          <table:table-cell office:value-type="float" office:value="0.56361" calcext:value-type="float">
            <text:p>0.56361</text:p>
          </table:table-cell>
          <table:table-cell office:value-type="float" office:value="0.13942" calcext:value-type="float">
            <text:p>0.13942</text:p>
          </table:table-cell>
          <table:table-cell office:value-type="float" office:value="0.41112" calcext:value-type="float">
            <text:p>0.41112</text:p>
          </table:table-cell>
          <table:table-cell office:value-type="float" office:value="0.07739" calcext:value-type="float">
            <text:p>0.07739</text:p>
          </table:table-cell>
          <table:table-cell table:number-columns-repeated="5"/>
        </table:table-row>
        <table:table-row table:style-name="ro1">
          <table:table-cell office:value-type="float" office:value="1.40371537956214E+018" calcext:value-type="float">
            <text:p>1403715379562140000</text:p>
          </table:table-cell>
          <table:table-cell office:value-type="float" office:value="-0.76725" calcext:value-type="float">
            <text:p>-0.76725</text:p>
          </table:table-cell>
          <table:table-cell office:value-type="float" office:value="-2.45086" calcext:value-type="float">
            <text:p>-2.45086</text:p>
          </table:table-cell>
          <table:table-cell office:value-type="float" office:value="0.65945" calcext:value-type="float">
            <text:p>0.65945</text:p>
          </table:table-cell>
          <table:table-cell office:value-type="float" office:value="0.07247" calcext:value-type="float">
            <text:p>0.07247</text:p>
          </table:table-cell>
          <table:table-cell office:value-type="float" office:value="0.82072" calcext:value-type="float">
            <text:p>0.82072</text:p>
          </table:table-cell>
          <table:table-cell office:value-type="float" office:value="-0.07695" calcext:value-type="float">
            <text:p>-0.07695</text:p>
          </table:table-cell>
          <table:table-cell office:value-type="float" office:value="0.56146" calcext:value-type="float">
            <text:p>0.56146</text:p>
          </table:table-cell>
          <table:table-cell office:value-type="float" office:value="0.1771" calcext:value-type="float">
            <text:p>0.1771</text:p>
          </table:table-cell>
          <table:table-cell office:value-type="float" office:value="0.43636" calcext:value-type="float">
            <text:p>0.43636</text:p>
          </table:table-cell>
          <table:table-cell office:value-type="float" office:value="0.07394" calcext:value-type="float">
            <text:p>0.07394</text:p>
          </table:table-cell>
          <table:table-cell table:number-columns-repeated="5"/>
        </table:table-row>
        <table:table-row table:style-name="ro1">
          <table:table-cell office:value-type="float" office:value="1.40371537966214E+018" calcext:value-type="float">
            <text:p>1403715379662140000</text:p>
          </table:table-cell>
          <table:table-cell office:value-type="float" office:value="-0.74783" calcext:value-type="float">
            <text:p>-0.74783</text:p>
          </table:table-cell>
          <table:table-cell office:value-type="float" office:value="-2.40893" calcext:value-type="float">
            <text:p>-2.40893</text:p>
          </table:table-cell>
          <table:table-cell office:value-type="float" office:value="0.66733" calcext:value-type="float">
            <text:p>0.66733</text:p>
          </table:table-cell>
          <table:table-cell office:value-type="float" office:value="0.07324" calcext:value-type="float">
            <text:p>0.07324</text:p>
          </table:table-cell>
          <table:table-cell office:value-type="float" office:value="0.82302" calcext:value-type="float">
            <text:p>0.82302</text:p>
          </table:table-cell>
          <table:table-cell office:value-type="float" office:value="-0.07615" calcext:value-type="float">
            <text:p>-0.07615</text:p>
          </table:table-cell>
          <table:table-cell office:value-type="float" office:value="0.5581" calcext:value-type="float">
            <text:p>0.5581</text:p>
          </table:table-cell>
          <table:table-cell office:value-type="float" office:value="0.21906" calcext:value-type="float">
            <text:p>0.21906</text:p>
          </table:table-cell>
          <table:table-cell office:value-type="float" office:value="0.45861" calcext:value-type="float">
            <text:p>0.45861</text:p>
          </table:table-cell>
          <table:table-cell office:value-type="float" office:value="0.08409" calcext:value-type="float">
            <text:p>0.08409</text:p>
          </table:table-cell>
          <table:table-cell table:number-columns-repeated="5"/>
        </table:table-row>
        <table:table-row table:style-name="ro1">
          <table:table-cell office:value-type="float" office:value="1.40371537976214E+018" calcext:value-type="float">
            <text:p>1403715379762140000</text:p>
          </table:table-cell>
          <table:table-cell office:value-type="float" office:value="-0.72308" calcext:value-type="float">
            <text:p>-0.72308</text:p>
          </table:table-cell>
          <table:table-cell office:value-type="float" office:value="-2.36212" calcext:value-type="float">
            <text:p>-2.36212</text:p>
          </table:table-cell>
          <table:table-cell office:value-type="float" office:value="0.6757" calcext:value-type="float">
            <text:p>0.6757</text:p>
          </table:table-cell>
          <table:table-cell office:value-type="float" office:value="0.07457" calcext:value-type="float">
            <text:p>0.07457</text:p>
          </table:table-cell>
          <table:table-cell office:value-type="float" office:value="0.82268" calcext:value-type="float">
            <text:p>0.82268</text:p>
          </table:table-cell>
          <table:table-cell office:value-type="float" office:value="-0.07506" calcext:value-type="float">
            <text:p>-0.07506</text:p>
          </table:table-cell>
          <table:table-cell office:value-type="float" office:value="0.55857" calcext:value-type="float">
            <text:p>0.55857</text:p>
          </table:table-cell>
          <table:table-cell office:value-type="float" office:value="0.26615" calcext:value-type="float">
            <text:p>0.26615</text:p>
          </table:table-cell>
          <table:table-cell office:value-type="float" office:value="0.49664" calcext:value-type="float">
            <text:p>0.49664</text:p>
          </table:table-cell>
          <table:table-cell office:value-type="float" office:value="0.10122" calcext:value-type="float">
            <text:p>0.10122</text:p>
          </table:table-cell>
          <table:table-cell table:number-columns-repeated="5"/>
        </table:table-row>
        <table:table-row table:style-name="ro1">
          <table:table-cell office:value-type="float" office:value="1.40371537986214E+018" calcext:value-type="float">
            <text:p>1403715379862140000</text:p>
          </table:table-cell>
          <table:table-cell office:value-type="float" office:value="-0.69318" calcext:value-type="float">
            <text:p>-0.69318</text:p>
          </table:table-cell>
          <table:table-cell office:value-type="float" office:value="-2.3137" calcext:value-type="float">
            <text:p>-2.3137</text:p>
          </table:table-cell>
          <table:table-cell office:value-type="float" office:value="0.68529" calcext:value-type="float">
            <text:p>0.68529</text:p>
          </table:table-cell>
          <table:table-cell office:value-type="float" office:value="0.07643" calcext:value-type="float">
            <text:p>0.07643</text:p>
          </table:table-cell>
          <table:table-cell office:value-type="float" office:value="0.81927" calcext:value-type="float">
            <text:p>0.81927</text:p>
          </table:table-cell>
          <table:table-cell office:value-type="float" office:value="-0.07285" calcext:value-type="float">
            <text:p>-0.07285</text:p>
          </table:table-cell>
          <table:table-cell office:value-type="float" office:value="0.56361" calcext:value-type="float">
            <text:p>0.56361</text:p>
          </table:table-cell>
          <table:table-cell office:value-type="float" office:value="0.31881" calcext:value-type="float">
            <text:p>0.31881</text:p>
          </table:table-cell>
          <table:table-cell office:value-type="float" office:value="0.52737" calcext:value-type="float">
            <text:p>0.52737</text:p>
          </table:table-cell>
          <table:table-cell office:value-type="float" office:value="0.10682" calcext:value-type="float">
            <text:p>0.10682</text:p>
          </table:table-cell>
          <table:table-cell table:number-columns-repeated="5"/>
        </table:table-row>
        <table:table-row table:style-name="ro1">
          <table:table-cell office:value-type="float" office:value="1.40371537996214E+018" calcext:value-type="float">
            <text:p>1403715379962140000</text:p>
          </table:table-cell>
          <table:table-cell office:value-type="float" office:value="-0.66025" calcext:value-type="float">
            <text:p>-0.66025</text:p>
          </table:table-cell>
          <table:table-cell office:value-type="float" office:value="-2.25865" calcext:value-type="float">
            <text:p>-2.25865</text:p>
          </table:table-cell>
          <table:table-cell office:value-type="float" office:value="0.69515" calcext:value-type="float">
            <text:p>0.69515</text:p>
          </table:table-cell>
          <table:table-cell office:value-type="float" office:value="0.07828" calcext:value-type="float">
            <text:p>0.07828</text:p>
          </table:table-cell>
          <table:table-cell office:value-type="float" office:value="0.81494" calcext:value-type="float">
            <text:p>0.81494</text:p>
          </table:table-cell>
          <table:table-cell office:value-type="float" office:value="-0.0713" calcext:value-type="float">
            <text:p>-0.0713</text:p>
          </table:table-cell>
          <table:table-cell office:value-type="float" office:value="0.56979" calcext:value-type="float">
            <text:p>0.56979</text:p>
          </table:table-cell>
          <table:table-cell office:value-type="float" office:value="0.35231" calcext:value-type="float">
            <text:p>0.35231</text:p>
          </table:table-cell>
          <table:table-cell office:value-type="float" office:value="0.5681" calcext:value-type="float">
            <text:p>0.5681</text:p>
          </table:table-cell>
          <table:table-cell office:value-type="float" office:value="0.10664" calcext:value-type="float">
            <text:p>0.10664</text:p>
          </table:table-cell>
          <table:table-cell table:number-columns-repeated="5"/>
        </table:table-row>
        <table:table-row table:style-name="ro1">
          <table:table-cell office:value-type="float" office:value="1.40371538006214E+018" calcext:value-type="float">
            <text:p>1403715380062140000</text:p>
          </table:table-cell>
          <table:table-cell office:value-type="float" office:value="-0.62492" calcext:value-type="float">
            <text:p>-0.62492</text:p>
          </table:table-cell>
          <table:table-cell office:value-type="float" office:value="-2.19883" calcext:value-type="float">
            <text:p>-2.19883</text:p>
          </table:table-cell>
          <table:table-cell office:value-type="float" office:value="0.70366" calcext:value-type="float">
            <text:p>0.70366</text:p>
          </table:table-cell>
          <table:table-cell office:value-type="float" office:value="0.07911" calcext:value-type="float">
            <text:p>0.07911</text:p>
          </table:table-cell>
          <table:table-cell office:value-type="float" office:value="0.81192" calcext:value-type="float">
            <text:p>0.81192</text:p>
          </table:table-cell>
          <table:table-cell office:value-type="float" office:value="-0.07103" calcext:value-type="float">
            <text:p>-0.07103</text:p>
          </table:table-cell>
          <table:table-cell office:value-type="float" office:value="0.574" calcext:value-type="float">
            <text:p>0.574</text:p>
          </table:table-cell>
          <table:table-cell office:value-type="float" office:value="0.36612" calcext:value-type="float">
            <text:p>0.36612</text:p>
          </table:table-cell>
          <table:table-cell office:value-type="float" office:value="0.61993" calcext:value-type="float">
            <text:p>0.61993</text:p>
          </table:table-cell>
          <table:table-cell office:value-type="float" office:value="0.07227" calcext:value-type="float">
            <text:p>0.07227</text:p>
          </table:table-cell>
          <table:table-cell table:number-columns-repeated="5"/>
        </table:table-row>
        <table:table-row table:style-name="ro1">
          <table:table-cell office:value-type="float" office:value="1.40371538016214E+018" calcext:value-type="float">
            <text:p>1403715380162140000</text:p>
          </table:table-cell>
          <table:table-cell office:value-type="float" office:value="-0.58923" calcext:value-type="float">
            <text:p>-0.58923</text:p>
          </table:table-cell>
          <table:table-cell office:value-type="float" office:value="-2.13357" calcext:value-type="float">
            <text:p>-2.13357</text:p>
          </table:table-cell>
          <table:table-cell office:value-type="float" office:value="0.71011" calcext:value-type="float">
            <text:p>0.71011</text:p>
          </table:table-cell>
          <table:table-cell office:value-type="float" office:value="0.07059" calcext:value-type="float">
            <text:p>0.07059</text:p>
          </table:table-cell>
          <table:table-cell office:value-type="float" office:value="0.80877" calcext:value-type="float">
            <text:p>0.80877</text:p>
          </table:table-cell>
          <table:table-cell office:value-type="float" office:value="-0.07753" calcext:value-type="float">
            <text:p>-0.07753</text:p>
          </table:table-cell>
          <table:table-cell office:value-type="float" office:value="0.57871" calcext:value-type="float">
            <text:p>0.57871</text:p>
          </table:table-cell>
          <table:table-cell office:value-type="float" office:value="0.35676" calcext:value-type="float">
            <text:p>0.35676</text:p>
          </table:table-cell>
          <table:table-cell office:value-type="float" office:value="0.6585" calcext:value-type="float">
            <text:p>0.6585</text:p>
          </table:table-cell>
          <table:table-cell office:value-type="float" office:value="0.06226" calcext:value-type="float">
            <text:p>0.06226</text:p>
          </table:table-cell>
          <table:table-cell table:number-columns-repeated="5"/>
        </table:table-row>
        <table:table-row table:style-name="ro1">
          <table:table-cell office:value-type="float" office:value="1.40371538026214E+018" calcext:value-type="float">
            <text:p>1403715380262140000</text:p>
          </table:table-cell>
          <table:table-cell office:value-type="float" office:value="-0.55035" calcext:value-type="float">
            <text:p>-0.55035</text:p>
          </table:table-cell>
          <table:table-cell office:value-type="float" office:value="-2.07267" calcext:value-type="float">
            <text:p>-2.07267</text:p>
          </table:table-cell>
          <table:table-cell office:value-type="float" office:value="0.72716" calcext:value-type="float">
            <text:p>0.72716</text:p>
          </table:table-cell>
          <table:table-cell office:value-type="float" office:value="0.06422" calcext:value-type="float">
            <text:p>0.06422</text:p>
          </table:table-cell>
          <table:table-cell office:value-type="float" office:value="0.80734" calcext:value-type="float">
            <text:p>0.80734</text:p>
          </table:table-cell>
          <table:table-cell office:value-type="float" office:value="-0.08286" calcext:value-type="float">
            <text:p>-0.08286</text:p>
          </table:table-cell>
          <table:table-cell office:value-type="float" office:value="0.58069" calcext:value-type="float">
            <text:p>0.58069</text:p>
          </table:table-cell>
          <table:table-cell office:value-type="float" office:value="0.34185" calcext:value-type="float">
            <text:p>0.34185</text:p>
          </table:table-cell>
          <table:table-cell office:value-type="float" office:value="0.66588" calcext:value-type="float">
            <text:p>0.66588</text:p>
          </table:table-cell>
          <table:table-cell office:value-type="float" office:value="0.05217" calcext:value-type="float">
            <text:p>0.05217</text:p>
          </table:table-cell>
          <table:table-cell table:number-columns-repeated="5"/>
        </table:table-row>
        <table:table-row table:style-name="ro1">
          <table:table-cell office:value-type="float" office:value="1.40371538036214E+018" calcext:value-type="float">
            <text:p>1403715380362140000</text:p>
          </table:table-cell>
          <table:table-cell office:value-type="float" office:value="-0.51819" calcext:value-type="float">
            <text:p>-0.51819</text:p>
          </table:table-cell>
          <table:table-cell office:value-type="float" office:value="-2.00632" calcext:value-type="float">
            <text:p>-2.00632</text:p>
          </table:table-cell>
          <table:table-cell office:value-type="float" office:value="0.73186" calcext:value-type="float">
            <text:p>0.73186</text:p>
          </table:table-cell>
          <table:table-cell office:value-type="float" office:value="0.06044" calcext:value-type="float">
            <text:p>0.06044</text:p>
          </table:table-cell>
          <table:table-cell office:value-type="float" office:value="0.80813" calcext:value-type="float">
            <text:p>0.80813</text:p>
          </table:table-cell>
          <table:table-cell office:value-type="float" office:value="-0.08689" calcext:value-type="float">
            <text:p>-0.08689</text:p>
          </table:table-cell>
          <table:table-cell office:value-type="float" office:value="0.57941" calcext:value-type="float">
            <text:p>0.57941</text:p>
          </table:table-cell>
          <table:table-cell office:value-type="float" office:value="0.3275" calcext:value-type="float">
            <text:p>0.3275</text:p>
          </table:table-cell>
          <table:table-cell office:value-type="float" office:value="0.6587" calcext:value-type="float">
            <text:p>0.6587</text:p>
          </table:table-cell>
          <table:table-cell office:value-type="float" office:value="0.04268" calcext:value-type="float">
            <text:p>0.04268</text:p>
          </table:table-cell>
          <table:table-cell table:number-columns-repeated="5"/>
        </table:table-row>
        <table:table-row table:style-name="ro1">
          <table:table-cell office:value-type="float" office:value="1.40371538046214E+018" calcext:value-type="float">
            <text:p>1403715380462140000</text:p>
          </table:table-cell>
          <table:table-cell office:value-type="float" office:value="-0.48618" calcext:value-type="float">
            <text:p>-0.48618</text:p>
          </table:table-cell>
          <table:table-cell office:value-type="float" office:value="-1.94124" calcext:value-type="float">
            <text:p>-1.94124</text:p>
          </table:table-cell>
          <table:table-cell office:value-type="float" office:value="0.73627" calcext:value-type="float">
            <text:p>0.73627</text:p>
          </table:table-cell>
          <table:table-cell office:value-type="float" office:value="0.06201" calcext:value-type="float">
            <text:p>0.06201</text:p>
          </table:table-cell>
          <table:table-cell office:value-type="float" office:value="0.80949" calcext:value-type="float">
            <text:p>0.80949</text:p>
          </table:table-cell>
          <table:table-cell office:value-type="float" office:value="-0.08695" calcext:value-type="float">
            <text:p>-0.08695</text:p>
          </table:table-cell>
          <table:table-cell office:value-type="float" office:value="0.57734" calcext:value-type="float">
            <text:p>0.57734</text:p>
          </table:table-cell>
          <table:table-cell office:value-type="float" office:value="0.32575" calcext:value-type="float">
            <text:p>0.32575</text:p>
          </table:table-cell>
          <table:table-cell office:value-type="float" office:value="0.6452" calcext:value-type="float">
            <text:p>0.6452</text:p>
          </table:table-cell>
          <table:table-cell office:value-type="float" office:value="0.04317" calcext:value-type="float">
            <text:p>0.04317</text:p>
          </table:table-cell>
          <table:table-cell table:number-columns-repeated="5"/>
        </table:table-row>
        <table:table-row table:style-name="ro1">
          <table:table-cell office:value-type="float" office:value="1.40371538056214E+018" calcext:value-type="float">
            <text:p>1403715380562140000</text:p>
          </table:table-cell>
          <table:table-cell office:value-type="float" office:value="-0.4558" calcext:value-type="float">
            <text:p>-0.4558</text:p>
          </table:table-cell>
          <table:table-cell office:value-type="float" office:value="-1.87572" calcext:value-type="float">
            <text:p>-1.87572</text:p>
          </table:table-cell>
          <table:table-cell office:value-type="float" office:value="0.74035" calcext:value-type="float">
            <text:p>0.74035</text:p>
          </table:table-cell>
          <table:table-cell office:value-type="float" office:value="0.06478" calcext:value-type="float">
            <text:p>0.06478</text:p>
          </table:table-cell>
          <table:table-cell office:value-type="float" office:value="0.80949" calcext:value-type="float">
            <text:p>0.80949</text:p>
          </table:table-cell>
          <table:table-cell office:value-type="float" office:value="-0.08495" calcext:value-type="float">
            <text:p>-0.08495</text:p>
          </table:table-cell>
          <table:table-cell office:value-type="float" office:value="0.57733" calcext:value-type="float">
            <text:p>0.57733</text:p>
          </table:table-cell>
          <table:table-cell office:value-type="float" office:value="0.3013" calcext:value-type="float">
            <text:p>0.3013</text:p>
          </table:table-cell>
          <table:table-cell office:value-type="float" office:value="0.65333" calcext:value-type="float">
            <text:p>0.65333</text:p>
          </table:table-cell>
          <table:table-cell office:value-type="float" office:value="0.04848" calcext:value-type="float">
            <text:p>0.04848</text:p>
          </table:table-cell>
          <table:table-cell table:number-columns-repeated="5"/>
        </table:table-row>
        <table:table-row table:style-name="ro1">
          <table:table-cell office:value-type="float" office:value="1.40371538066214E+018" calcext:value-type="float">
            <text:p>1403715380662140000</text:p>
          </table:table-cell>
          <table:table-cell office:value-type="float" office:value="-0.42664" calcext:value-type="float">
            <text:p>-0.42664</text:p>
          </table:table-cell>
          <table:table-cell office:value-type="float" office:value="-1.80851" calcext:value-type="float">
            <text:p>-1.80851</text:p>
          </table:table-cell>
          <table:table-cell office:value-type="float" office:value="0.74548" calcext:value-type="float">
            <text:p>0.74548</text:p>
          </table:table-cell>
          <table:table-cell office:value-type="float" office:value="0.06543" calcext:value-type="float">
            <text:p>0.06543</text:p>
          </table:table-cell>
          <table:table-cell office:value-type="float" office:value="0.80978" calcext:value-type="float">
            <text:p>0.80978</text:p>
          </table:table-cell>
          <table:table-cell office:value-type="float" office:value="-0.08338" calcext:value-type="float">
            <text:p>-0.08338</text:p>
          </table:table-cell>
          <table:table-cell office:value-type="float" office:value="0.57709" calcext:value-type="float">
            <text:p>0.57709</text:p>
          </table:table-cell>
          <table:table-cell office:value-type="float" office:value="0.29108" calcext:value-type="float">
            <text:p>0.29108</text:p>
          </table:table-cell>
          <table:table-cell office:value-type="float" office:value="0.67038" calcext:value-type="float">
            <text:p>0.67038</text:p>
          </table:table-cell>
          <table:table-cell office:value-type="float" office:value="0.05798" calcext:value-type="float">
            <text:p>0.05798</text:p>
          </table:table-cell>
          <table:table-cell table:number-columns-repeated="5"/>
        </table:table-row>
        <table:table-row table:style-name="ro1">
          <table:table-cell office:value-type="float" office:value="1.40371538076214E+018" calcext:value-type="float">
            <text:p>1403715380762140000</text:p>
          </table:table-cell>
          <table:table-cell office:value-type="float" office:value="-0.39751" calcext:value-type="float">
            <text:p>-0.39751</text:p>
          </table:table-cell>
          <table:table-cell office:value-type="float" office:value="-1.73934" calcext:value-type="float">
            <text:p>-1.73934</text:p>
          </table:table-cell>
          <table:table-cell office:value-type="float" office:value="0.75174" calcext:value-type="float">
            <text:p>0.75174</text:p>
          </table:table-cell>
          <table:table-cell office:value-type="float" office:value="0.06547" calcext:value-type="float">
            <text:p>0.06547</text:p>
          </table:table-cell>
          <table:table-cell office:value-type="float" office:value="0.80909" calcext:value-type="float">
            <text:p>0.80909</text:p>
          </table:table-cell>
          <table:table-cell office:value-type="float" office:value="-0.08233" calcext:value-type="float">
            <text:p>-0.08233</text:p>
          </table:table-cell>
          <table:table-cell office:value-type="float" office:value="0.57819" calcext:value-type="float">
            <text:p>0.57819</text:p>
          </table:table-cell>
          <table:table-cell office:value-type="float" office:value="0.28648" calcext:value-type="float">
            <text:p>0.28648</text:p>
          </table:table-cell>
          <table:table-cell office:value-type="float" office:value="0.69018" calcext:value-type="float">
            <text:p>0.69018</text:p>
          </table:table-cell>
          <table:table-cell office:value-type="float" office:value="0.06734" calcext:value-type="float">
            <text:p>0.06734</text:p>
          </table:table-cell>
          <table:table-cell table:number-columns-repeated="5"/>
        </table:table-row>
        <table:table-row table:style-name="ro1">
          <table:table-cell office:value-type="float" office:value="1.40371538086214E+018" calcext:value-type="float">
            <text:p>1403715380862140000</text:p>
          </table:table-cell>
          <table:table-cell office:value-type="float" office:value="-0.36901" calcext:value-type="float">
            <text:p>-0.36901</text:p>
          </table:table-cell>
          <table:table-cell office:value-type="float" office:value="-1.66969" calcext:value-type="float">
            <text:p>-1.66969</text:p>
          </table:table-cell>
          <table:table-cell office:value-type="float" office:value="0.75876" calcext:value-type="float">
            <text:p>0.75876</text:p>
          </table:table-cell>
          <table:table-cell office:value-type="float" office:value="0.06538" calcext:value-type="float">
            <text:p>0.06538</text:p>
          </table:table-cell>
          <table:table-cell office:value-type="float" office:value="0.80812" calcext:value-type="float">
            <text:p>0.80812</text:p>
          </table:table-cell>
          <table:table-cell office:value-type="float" office:value="-0.08142" calcext:value-type="float">
            <text:p>-0.08142</text:p>
          </table:table-cell>
          <table:table-cell office:value-type="float" office:value="0.57969" calcext:value-type="float">
            <text:p>0.57969</text:p>
          </table:table-cell>
          <table:table-cell office:value-type="float" office:value="0.27075" calcext:value-type="float">
            <text:p>0.27075</text:p>
          </table:table-cell>
          <table:table-cell office:value-type="float" office:value="0.69888" calcext:value-type="float">
            <text:p>0.69888</text:p>
          </table:table-cell>
          <table:table-cell office:value-type="float" office:value="0.04154" calcext:value-type="float">
            <text:p>0.04154</text:p>
          </table:table-cell>
          <table:table-cell table:number-columns-repeated="5"/>
        </table:table-row>
        <table:table-row table:style-name="ro1">
          <table:table-cell office:value-type="float" office:value="1.40371538096214E+018" calcext:value-type="float">
            <text:p>1403715380962140000</text:p>
          </table:table-cell>
          <table:table-cell office:value-type="float" office:value="-0.33826" calcext:value-type="float">
            <text:p>-0.33826</text:p>
          </table:table-cell>
          <table:table-cell office:value-type="float" office:value="-1.59975" calcext:value-type="float">
            <text:p>-1.59975</text:p>
          </table:table-cell>
          <table:table-cell office:value-type="float" office:value="0.75546" calcext:value-type="float">
            <text:p>0.75546</text:p>
          </table:table-cell>
          <table:table-cell office:value-type="float" office:value="0.06475" calcext:value-type="float">
            <text:p>0.06475</text:p>
          </table:table-cell>
          <table:table-cell office:value-type="float" office:value="0.80789" calcext:value-type="float">
            <text:p>0.80789</text:p>
          </table:table-cell>
          <table:table-cell office:value-type="float" office:value="-0.07791" calcext:value-type="float">
            <text:p>-0.07791</text:p>
          </table:table-cell>
          <table:table-cell office:value-type="float" office:value="0.58056" calcext:value-type="float">
            <text:p>0.58056</text:p>
          </table:table-cell>
          <table:table-cell office:value-type="float" office:value="0.25299" calcext:value-type="float">
            <text:p>0.25299</text:p>
          </table:table-cell>
          <table:table-cell office:value-type="float" office:value="0.72239" calcext:value-type="float">
            <text:p>0.72239</text:p>
          </table:table-cell>
          <table:table-cell office:value-type="float" office:value="0.03691" calcext:value-type="float">
            <text:p>0.03691</text:p>
          </table:table-cell>
          <table:table-cell table:number-columns-repeated="5"/>
        </table:table-row>
        <table:table-row table:style-name="ro1">
          <table:table-cell office:value-type="float" office:value="1.40371538106214E+018" calcext:value-type="float">
            <text:p>1403715381062140000</text:p>
          </table:table-cell>
          <table:table-cell office:value-type="float" office:value="-0.3135" calcext:value-type="float">
            <text:p>-0.3135</text:p>
          </table:table-cell>
          <table:table-cell office:value-type="float" office:value="-1.52735" calcext:value-type="float">
            <text:p>-1.52735</text:p>
          </table:table-cell>
          <table:table-cell office:value-type="float" office:value="0.76107" calcext:value-type="float">
            <text:p>0.76107</text:p>
          </table:table-cell>
          <table:table-cell office:value-type="float" office:value="0.06634" calcext:value-type="float">
            <text:p>0.06634</text:p>
          </table:table-cell>
          <table:table-cell office:value-type="float" office:value="0.80734" calcext:value-type="float">
            <text:p>0.80734</text:p>
          </table:table-cell>
          <table:table-cell office:value-type="float" office:value="-0.07763" calcext:value-type="float">
            <text:p>-0.07763</text:p>
          </table:table-cell>
          <table:table-cell office:value-type="float" office:value="0.58118" calcext:value-type="float">
            <text:p>0.58118</text:p>
          </table:table-cell>
          <table:table-cell office:value-type="float" office:value="0.23511" calcext:value-type="float">
            <text:p>0.23511</text:p>
          </table:table-cell>
          <table:table-cell office:value-type="float" office:value="0.73423" calcext:value-type="float">
            <text:p>0.73423</text:p>
          </table:table-cell>
          <table:table-cell office:value-type="float" office:value="0.03144" calcext:value-type="float">
            <text:p>0.03144</text:p>
          </table:table-cell>
          <table:table-cell table:number-columns-repeated="5"/>
        </table:table-row>
        <table:table-row table:style-name="ro1">
          <table:table-cell office:value-type="float" office:value="1.40371538116214E+018" calcext:value-type="float">
            <text:p>1403715381162140000</text:p>
          </table:table-cell>
          <table:table-cell office:value-type="float" office:value="-0.29138" calcext:value-type="float">
            <text:p>-0.29138</text:p>
          </table:table-cell>
          <table:table-cell office:value-type="float" office:value="-1.45472" calcext:value-type="float">
            <text:p>-1.45472</text:p>
          </table:table-cell>
          <table:table-cell office:value-type="float" office:value="0.76567" calcext:value-type="float">
            <text:p>0.76567</text:p>
          </table:table-cell>
          <table:table-cell office:value-type="float" office:value="0.06353" calcext:value-type="float">
            <text:p>0.06353</text:p>
          </table:table-cell>
          <table:table-cell office:value-type="float" office:value="0.80668" calcext:value-type="float">
            <text:p>0.80668</text:p>
          </table:table-cell>
          <table:table-cell office:value-type="float" office:value="-0.08151" calcext:value-type="float">
            <text:p>-0.08151</text:p>
          </table:table-cell>
          <table:table-cell office:value-type="float" office:value="0.58188" calcext:value-type="float">
            <text:p>0.58188</text:p>
          </table:table-cell>
          <table:table-cell office:value-type="float" office:value="0.22055" calcext:value-type="float">
            <text:p>0.22055</text:p>
          </table:table-cell>
          <table:table-cell office:value-type="float" office:value="0.73803" calcext:value-type="float">
            <text:p>0.73803</text:p>
          </table:table-cell>
          <table:table-cell office:value-type="float" office:value="0.03642" calcext:value-type="float">
            <text:p>0.03642</text:p>
          </table:table-cell>
          <table:table-cell table:number-columns-repeated="5"/>
        </table:table-row>
        <table:table-row table:style-name="ro1">
          <table:table-cell office:value-type="float" office:value="1.40371538126214E+018" calcext:value-type="float">
            <text:p>1403715381262140000</text:p>
          </table:table-cell>
          <table:table-cell office:value-type="float" office:value="-0.27148" calcext:value-type="float">
            <text:p>-0.27148</text:p>
          </table:table-cell>
          <table:table-cell office:value-type="float" office:value="-1.38246" calcext:value-type="float">
            <text:p>-1.38246</text:p>
          </table:table-cell>
          <table:table-cell office:value-type="float" office:value="0.76952" calcext:value-type="float">
            <text:p>0.76952</text:p>
          </table:table-cell>
          <table:table-cell office:value-type="float" office:value="0.06114" calcext:value-type="float">
            <text:p>0.06114</text:p>
          </table:table-cell>
          <table:table-cell office:value-type="float" office:value="0.80517" calcext:value-type="float">
            <text:p>0.80517</text:p>
          </table:table-cell>
          <table:table-cell office:value-type="float" office:value="-0.08573" calcext:value-type="float">
            <text:p>-0.08573</text:p>
          </table:table-cell>
          <table:table-cell office:value-type="float" office:value="0.58363" calcext:value-type="float">
            <text:p>0.58363</text:p>
          </table:table-cell>
          <table:table-cell office:value-type="float" office:value="0.2046" calcext:value-type="float">
            <text:p>0.2046</text:p>
          </table:table-cell>
          <table:table-cell office:value-type="float" office:value="0.73737" calcext:value-type="float">
            <text:p>0.73737</text:p>
          </table:table-cell>
          <table:table-cell office:value-type="float" office:value="0.01355" calcext:value-type="float">
            <text:p>0.01355</text:p>
          </table:table-cell>
          <table:table-cell table:number-columns-repeated="5"/>
        </table:table-row>
        <table:table-row table:style-name="ro1">
          <table:table-cell office:value-type="float" office:value="1.40371538136214E+018" calcext:value-type="float">
            <text:p>1403715381362140000</text:p>
          </table:table-cell>
          <table:table-cell office:value-type="float" office:value="-0.2546" calcext:value-type="float">
            <text:p>-0.2546</text:p>
          </table:table-cell>
          <table:table-cell office:value-type="float" office:value="-1.31126" calcext:value-type="float">
            <text:p>-1.31126</text:p>
          </table:table-cell>
          <table:table-cell office:value-type="float" office:value="0.77162" calcext:value-type="float">
            <text:p>0.77162</text:p>
          </table:table-cell>
          <table:table-cell office:value-type="float" office:value="0.05962" calcext:value-type="float">
            <text:p>0.05962</text:p>
          </table:table-cell>
          <table:table-cell office:value-type="float" office:value="0.80404" calcext:value-type="float">
            <text:p>0.80404</text:p>
          </table:table-cell>
          <table:table-cell office:value-type="float" office:value="-0.09007" calcext:value-type="float">
            <text:p>-0.09007</text:p>
          </table:table-cell>
          <table:table-cell office:value-type="float" office:value="0.58468" calcext:value-type="float">
            <text:p>0.58468</text:p>
          </table:table-cell>
          <table:table-cell office:value-type="float" office:value="0.17842" calcext:value-type="float">
            <text:p>0.17842</text:p>
          </table:table-cell>
          <table:table-cell office:value-type="float" office:value="0.71895" calcext:value-type="float">
            <text:p>0.71895</text:p>
          </table:table-cell>
          <table:table-cell office:value-type="float" office:value="-0.00545" calcext:value-type="float">
            <text:p>-0.00545</text:p>
          </table:table-cell>
          <table:table-cell table:number-columns-repeated="5"/>
        </table:table-row>
        <table:table-row table:style-name="ro1">
          <table:table-cell office:value-type="float" office:value="1.40371538146214E+018" calcext:value-type="float">
            <text:p>1403715381462140000</text:p>
          </table:table-cell>
          <table:table-cell office:value-type="float" office:value="-0.23912" calcext:value-type="float">
            <text:p>-0.23912</text:p>
          </table:table-cell>
          <table:table-cell office:value-type="float" office:value="-1.24167" calcext:value-type="float">
            <text:p>-1.24167</text:p>
          </table:table-cell>
          <table:table-cell office:value-type="float" office:value="0.77236" calcext:value-type="float">
            <text:p>0.77236</text:p>
          </table:table-cell>
          <table:table-cell office:value-type="float" office:value="0.05924" calcext:value-type="float">
            <text:p>0.05924</text:p>
          </table:table-cell>
          <table:table-cell office:value-type="float" office:value="0.80231" calcext:value-type="float">
            <text:p>0.80231</text:p>
          </table:table-cell>
          <table:table-cell office:value-type="float" office:value="-0.09465" calcext:value-type="float">
            <text:p>-0.09465</text:p>
          </table:table-cell>
          <table:table-cell office:value-type="float" office:value="0.58637" calcext:value-type="float">
            <text:p>0.58637</text:p>
          </table:table-cell>
          <table:table-cell office:value-type="float" office:value="0.15998" calcext:value-type="float">
            <text:p>0.15998</text:p>
          </table:table-cell>
          <table:table-cell office:value-type="float" office:value="0.69137" calcext:value-type="float">
            <text:p>0.69137</text:p>
          </table:table-cell>
          <table:table-cell office:value-type="float" office:value="0.00255" calcext:value-type="float">
            <text:p>0.00255</text:p>
          </table:table-cell>
          <table:table-cell table:number-columns-repeated="5"/>
        </table:table-row>
        <table:table-row table:style-name="ro1">
          <table:table-cell office:value-type="float" office:value="1.40371538156214E+018" calcext:value-type="float">
            <text:p>1403715381562140000</text:p>
          </table:table-cell>
          <table:table-cell office:value-type="float" office:value="-0.22608" calcext:value-type="float">
            <text:p>-0.22608</text:p>
          </table:table-cell>
          <table:table-cell office:value-type="float" office:value="-1.17232" calcext:value-type="float">
            <text:p>-1.17232</text:p>
          </table:table-cell>
          <table:table-cell office:value-type="float" office:value="0.77224" calcext:value-type="float">
            <text:p>0.77224</text:p>
          </table:table-cell>
          <table:table-cell office:value-type="float" office:value="0.06347" calcext:value-type="float">
            <text:p>0.06347</text:p>
          </table:table-cell>
          <table:table-cell office:value-type="float" office:value="0.79997" calcext:value-type="float">
            <text:p>0.79997</text:p>
          </table:table-cell>
          <table:table-cell office:value-type="float" office:value="-0.09555" calcext:value-type="float">
            <text:p>-0.09555</text:p>
          </table:table-cell>
          <table:table-cell office:value-type="float" office:value="0.58898" calcext:value-type="float">
            <text:p>0.58898</text:p>
          </table:table-cell>
          <table:table-cell office:value-type="float" office:value="0.12184" calcext:value-type="float">
            <text:p>0.12184</text:p>
          </table:table-cell>
          <table:table-cell office:value-type="float" office:value="0.67589" calcext:value-type="float">
            <text:p>0.67589</text:p>
          </table:table-cell>
          <table:table-cell office:value-type="float" office:value="-0.02021" calcext:value-type="float">
            <text:p>-0.02021</text:p>
          </table:table-cell>
          <table:table-cell table:number-columns-repeated="5"/>
        </table:table-row>
        <table:table-row table:style-name="ro1">
          <table:table-cell office:value-type="float" office:value="1.40371538166214E+018" calcext:value-type="float">
            <text:p>1403715381662140000</text:p>
          </table:table-cell>
          <table:table-cell office:value-type="float" office:value="-0.21689" calcext:value-type="float">
            <text:p>-0.21689</text:p>
          </table:table-cell>
          <table:table-cell office:value-type="float" office:value="-1.10315" calcext:value-type="float">
            <text:p>-1.10315</text:p>
          </table:table-cell>
          <table:table-cell office:value-type="float" office:value="0.76921" calcext:value-type="float">
            <text:p>0.76921</text:p>
          </table:table-cell>
          <table:table-cell office:value-type="float" office:value="0.06908" calcext:value-type="float">
            <text:p>0.06908</text:p>
          </table:table-cell>
          <table:table-cell office:value-type="float" office:value="0.80157" calcext:value-type="float">
            <text:p>0.80157</text:p>
          </table:table-cell>
          <table:table-cell office:value-type="float" office:value="-0.09457" calcext:value-type="float">
            <text:p>-0.09457</text:p>
          </table:table-cell>
          <table:table-cell office:value-type="float" office:value="0.58631" calcext:value-type="float">
            <text:p>0.58631</text:p>
          </table:table-cell>
          <table:table-cell office:value-type="float" office:value="0.08503" calcext:value-type="float">
            <text:p>0.08503</text:p>
          </table:table-cell>
          <table:table-cell office:value-type="float" office:value="0.67571" calcext:value-type="float">
            <text:p>0.67571</text:p>
          </table:table-cell>
          <table:table-cell office:value-type="float" office:value="-0.05339" calcext:value-type="float">
            <text:p>-0.05339</text:p>
          </table:table-cell>
          <table:table-cell table:number-columns-repeated="5"/>
        </table:table-row>
        <table:table-row table:style-name="ro1">
          <table:table-cell office:value-type="float" office:value="1.40371538176214E+018" calcext:value-type="float">
            <text:p>1403715381762140000</text:p>
          </table:table-cell>
          <table:table-cell office:value-type="float" office:value="-0.22605" calcext:value-type="float">
            <text:p>-0.22605</text:p>
          </table:table-cell>
          <table:table-cell office:value-type="float" office:value="-0.9952" calcext:value-type="float">
            <text:p>-0.9952</text:p>
          </table:table-cell>
          <table:table-cell office:value-type="float" office:value="0.78117" calcext:value-type="float">
            <text:p>0.78117</text:p>
          </table:table-cell>
          <table:table-cell office:value-type="float" office:value="0.07122" calcext:value-type="float">
            <text:p>0.07122</text:p>
          </table:table-cell>
          <table:table-cell office:value-type="float" office:value="0.80747" calcext:value-type="float">
            <text:p>0.80747</text:p>
          </table:table-cell>
          <table:table-cell office:value-type="float" office:value="-0.08925" calcext:value-type="float">
            <text:p>-0.08925</text:p>
          </table:table-cell>
          <table:table-cell office:value-type="float" office:value="0.57875" calcext:value-type="float">
            <text:p>0.57875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68597" calcext:value-type="float">
            <text:p>0.68597</text:p>
          </table:table-cell>
          <table:table-cell office:value-type="float" office:value="-0.04388" calcext:value-type="float">
            <text:p>-0.04388</text:p>
          </table:table-cell>
          <table:table-cell table:number-columns-repeated="5"/>
        </table:table-row>
        <table:table-row table:style-name="ro1">
          <table:table-cell office:value-type="float" office:value="1.40371538176214E+018" calcext:value-type="float">
            <text:p>1403715381762140000</text:p>
          </table:table-cell>
          <table:table-cell office:value-type="float" office:value="-0.22605" calcext:value-type="float">
            <text:p>-0.22605</text:p>
          </table:table-cell>
          <table:table-cell office:value-type="float" office:value="-0.9952" calcext:value-type="float">
            <text:p>-0.9952</text:p>
          </table:table-cell>
          <table:table-cell office:value-type="float" office:value="0.78117" calcext:value-type="float">
            <text:p>0.78117</text:p>
          </table:table-cell>
          <table:table-cell office:value-type="float" office:value="0.07122" calcext:value-type="float">
            <text:p>0.07122</text:p>
          </table:table-cell>
          <table:table-cell office:value-type="float" office:value="0.80747" calcext:value-type="float">
            <text:p>0.80747</text:p>
          </table:table-cell>
          <table:table-cell office:value-type="float" office:value="-0.08925" calcext:value-type="float">
            <text:p>-0.08925</text:p>
          </table:table-cell>
          <table:table-cell office:value-type="float" office:value="0.57875" calcext:value-type="float">
            <text:p>0.57875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68597" calcext:value-type="float">
            <text:p>0.68597</text:p>
          </table:table-cell>
          <table:table-cell office:value-type="float" office:value="-0.04388" calcext:value-type="float">
            <text:p>-0.04388</text:p>
          </table:table-cell>
          <table:table-cell table:number-columns-repeated="5"/>
        </table:table-row>
        <table:table-row table:style-name="ro1">
          <table:table-cell office:value-type="float" office:value="1.40371538186214E+018" calcext:value-type="float">
            <text:p>1403715381862140000</text:p>
          </table:table-cell>
          <table:table-cell office:value-type="float" office:value="-0.22106" calcext:value-type="float">
            <text:p>-0.22106</text:p>
          </table:table-cell>
          <table:table-cell office:value-type="float" office:value="-0.9251" calcext:value-type="float">
            <text:p>-0.9251</text:p>
          </table:table-cell>
          <table:table-cell office:value-type="float" office:value="0.77662" calcext:value-type="float">
            <text:p>0.77662</text:p>
          </table:table-cell>
          <table:table-cell office:value-type="float" office:value="0.07416" calcext:value-type="float">
            <text:p>0.07416</text:p>
          </table:table-cell>
          <table:table-cell office:value-type="float" office:value="0.81356" calcext:value-type="float">
            <text:p>0.81356</text:p>
          </table:table-cell>
          <table:table-cell office:value-type="float" office:value="-0.08818" calcext:value-type="float">
            <text:p>-0.08818</text:p>
          </table:table-cell>
          <table:table-cell office:value-type="float" office:value="0.56996" calcext:value-type="float">
            <text:p>0.56996</text:p>
          </table:table-cell>
          <table:table-cell office:value-type="float" office:value="0.07346" calcext:value-type="float">
            <text:p>0.07346</text:p>
          </table:table-cell>
          <table:table-cell office:value-type="float" office:value="0.69419" calcext:value-type="float">
            <text:p>0.69419</text:p>
          </table:table-cell>
          <table:table-cell office:value-type="float" office:value="-0.05843" calcext:value-type="float">
            <text:p>-0.05843</text:p>
          </table:table-cell>
          <table:table-cell table:number-columns-repeated="5"/>
        </table:table-row>
        <table:table-row table:style-name="ro1">
          <table:table-cell office:value-type="float" office:value="1.40371538196214E+018" calcext:value-type="float">
            <text:p>1403715381962140000</text:p>
          </table:table-cell>
          <table:table-cell office:value-type="float" office:value="-0.21462" calcext:value-type="float">
            <text:p>-0.21462</text:p>
          </table:table-cell>
          <table:table-cell office:value-type="float" office:value="-0.85516" calcext:value-type="float">
            <text:p>-0.85516</text:p>
          </table:table-cell>
          <table:table-cell office:value-type="float" office:value="0.77185" calcext:value-type="float">
            <text:p>0.77185</text:p>
          </table:table-cell>
          <table:table-cell office:value-type="float" office:value="0.08006" calcext:value-type="float">
            <text:p>0.08006</text:p>
          </table:table-cell>
          <table:table-cell office:value-type="float" office:value="0.81818" calcext:value-type="float">
            <text:p>0.81818</text:p>
          </table:table-cell>
          <table:table-cell office:value-type="float" office:value="-0.09155" calcext:value-type="float">
            <text:p>-0.09155</text:p>
          </table:table-cell>
          <table:table-cell office:value-type="float" office:value="0.56195" calcext:value-type="float">
            <text:p>0.56195</text:p>
          </table:table-cell>
          <table:table-cell office:value-type="float" office:value="0.09207" calcext:value-type="float">
            <text:p>0.09207</text:p>
          </table:table-cell>
          <table:table-cell office:value-type="float" office:value="0.70592" calcext:value-type="float">
            <text:p>0.70592</text:p>
          </table:table-cell>
          <table:table-cell office:value-type="float" office:value="-0.05206" calcext:value-type="float">
            <text:p>-0.05206</text:p>
          </table:table-cell>
          <table:table-cell table:number-columns-repeated="5"/>
        </table:table-row>
        <table:table-row table:style-name="ro1">
          <table:table-cell office:value-type="float" office:value="1.40371538206214E+018" calcext:value-type="float">
            <text:p>1403715382062140000</text:p>
          </table:table-cell>
          <table:table-cell office:value-type="float" office:value="-0.20568" calcext:value-type="float">
            <text:p>-0.20568</text:p>
          </table:table-cell>
          <table:table-cell office:value-type="float" office:value="-0.78502" calcext:value-type="float">
            <text:p>-0.78502</text:p>
          </table:table-cell>
          <table:table-cell office:value-type="float" office:value="0.76763" calcext:value-type="float">
            <text:p>0.76763</text:p>
          </table:table-cell>
          <table:table-cell office:value-type="float" office:value="0.08663" calcext:value-type="float">
            <text:p>0.08663</text:p>
          </table:table-cell>
          <table:table-cell office:value-type="float" office:value="0.81924" calcext:value-type="float">
            <text:p>0.81924</text:p>
          </table:table-cell>
          <table:table-cell office:value-type="float" office:value="-0.10262" calcext:value-type="float">
            <text:p>-0.10262</text:p>
          </table:table-cell>
          <table:table-cell office:value-type="float" office:value="0.55751" calcext:value-type="float">
            <text:p>0.55751</text:p>
          </table:table-cell>
          <table:table-cell office:value-type="float" office:value="0.12927" calcext:value-type="float">
            <text:p>0.12927</text:p>
          </table:table-cell>
          <table:table-cell office:value-type="float" office:value="0.71063" calcext:value-type="float">
            <text:p>0.71063</text:p>
          </table:table-cell>
          <table:table-cell office:value-type="float" office:value="-0.04891" calcext:value-type="float">
            <text:p>-0.04891</text:p>
          </table:table-cell>
          <table:table-cell table:number-columns-repeated="5"/>
        </table:table-row>
        <table:table-row table:style-name="ro1">
          <table:table-cell office:value-type="float" office:value="1.40371538216214E+018" calcext:value-type="float">
            <text:p>1403715382162140000</text:p>
          </table:table-cell>
          <table:table-cell office:value-type="float" office:value="-0.1943" calcext:value-type="float">
            <text:p>-0.1943</text:p>
          </table:table-cell>
          <table:table-cell office:value-type="float" office:value="-0.71492" calcext:value-type="float">
            <text:p>-0.71492</text:p>
          </table:table-cell>
          <table:table-cell office:value-type="float" office:value="0.76421" calcext:value-type="float">
            <text:p>0.76421</text:p>
          </table:table-cell>
          <table:table-cell office:value-type="float" office:value="0.09283" calcext:value-type="float">
            <text:p>0.09283</text:p>
          </table:table-cell>
          <table:table-cell office:value-type="float" office:value="0.8174" calcext:value-type="float">
            <text:p>0.8174</text:p>
          </table:table-cell>
          <table:table-cell office:value-type="float" office:value="-0.11939" calcext:value-type="float">
            <text:p>-0.11939</text:p>
          </table:table-cell>
          <table:table-cell office:value-type="float" office:value="0.55587" calcext:value-type="float">
            <text:p>0.55587</text:p>
          </table:table-cell>
          <table:table-cell office:value-type="float" office:value="0.15337" calcext:value-type="float">
            <text:p>0.15337</text:p>
          </table:table-cell>
          <table:table-cell office:value-type="float" office:value="0.7104" calcext:value-type="float">
            <text:p>0.7104</text:p>
          </table:table-cell>
          <table:table-cell office:value-type="float" office:value="-0.03974" calcext:value-type="float">
            <text:p>-0.03974</text:p>
          </table:table-cell>
          <table:table-cell table:number-columns-repeated="5"/>
        </table:table-row>
        <table:table-row table:style-name="ro1">
          <table:table-cell office:value-type="float" office:value="1.40371538226214E+018" calcext:value-type="float">
            <text:p>1403715382262140000</text:p>
          </table:table-cell>
          <table:table-cell office:value-type="float" office:value="-0.1792" calcext:value-type="float">
            <text:p>-0.1792</text:p>
          </table:table-cell>
          <table:table-cell office:value-type="float" office:value="-0.64627" calcext:value-type="float">
            <text:p>-0.64627</text:p>
          </table:table-cell>
          <table:table-cell office:value-type="float" office:value="0.76296" calcext:value-type="float">
            <text:p>0.76296</text:p>
          </table:table-cell>
          <table:table-cell office:value-type="float" office:value="0.10097" calcext:value-type="float">
            <text:p>0.10097</text:p>
          </table:table-cell>
          <table:table-cell office:value-type="float" office:value="0.81382" calcext:value-type="float">
            <text:p>0.81382</text:p>
          </table:table-cell>
          <table:table-cell office:value-type="float" office:value="-0.13885" calcext:value-type="float">
            <text:p>-0.13885</text:p>
          </table:table-cell>
          <table:table-cell office:value-type="float" office:value="0.55517" calcext:value-type="float">
            <text:p>0.55517</text:p>
          </table:table-cell>
          <table:table-cell office:value-type="float" office:value="0.18472" calcext:value-type="float">
            <text:p>0.18472</text:p>
          </table:table-cell>
          <table:table-cell office:value-type="float" office:value="0.70018" calcext:value-type="float">
            <text:p>0.70018</text:p>
          </table:table-cell>
          <table:table-cell office:value-type="float" office:value="-0.02265" calcext:value-type="float">
            <text:p>-0.02265</text:p>
          </table:table-cell>
          <table:table-cell table:number-columns-repeated="5"/>
        </table:table-row>
        <table:table-row table:style-name="ro1">
          <table:table-cell office:value-type="float" office:value="1.40371538236214E+018" calcext:value-type="float">
            <text:p>1403715382362140000</text:p>
          </table:table-cell>
          <table:table-cell office:value-type="float" office:value="-0.16118" calcext:value-type="float">
            <text:p>-0.16118</text:p>
          </table:table-cell>
          <table:table-cell office:value-type="float" office:value="-0.57829" calcext:value-type="float">
            <text:p>-0.57829</text:p>
          </table:table-cell>
          <table:table-cell office:value-type="float" office:value="0.76258" calcext:value-type="float">
            <text:p>0.76258</text:p>
          </table:table-cell>
          <table:table-cell office:value-type="float" office:value="0.11158" calcext:value-type="float">
            <text:p>0.11158</text:p>
          </table:table-cell>
          <table:table-cell office:value-type="float" office:value="0.80926" calcext:value-type="float">
            <text:p>0.80926</text:p>
          </table:table-cell>
          <table:table-cell office:value-type="float" office:value="-0.15902" calcext:value-type="float">
            <text:p>-0.15902</text:p>
          </table:table-cell>
          <table:table-cell office:value-type="float" office:value="0.55441" calcext:value-type="float">
            <text:p>0.55441</text:p>
          </table:table-cell>
          <table:table-cell office:value-type="float" office:value="0.21027" calcext:value-type="float">
            <text:p>0.21027</text:p>
          </table:table-cell>
          <table:table-cell office:value-type="float" office:value="0.68314" calcext:value-type="float">
            <text:p>0.68314</text:p>
          </table:table-cell>
          <table:table-cell office:value-type="float" office:value="-0.02745" calcext:value-type="float">
            <text:p>-0.02745</text:p>
          </table:table-cell>
          <table:table-cell table:number-columns-repeated="5"/>
        </table:table-row>
        <table:table-row table:style-name="ro1">
          <table:table-cell office:value-type="float" office:value="1.40371538246214E+018" calcext:value-type="float">
            <text:p>1403715382462140000</text:p>
          </table:table-cell>
          <table:table-cell office:value-type="float" office:value="-0.14144" calcext:value-type="float">
            <text:p>-0.14144</text:p>
          </table:table-cell>
          <table:table-cell office:value-type="float" office:value="-0.51023" calcext:value-type="float">
            <text:p>-0.51023</text:p>
          </table:table-cell>
          <table:table-cell office:value-type="float" office:value="0.76173" calcext:value-type="float">
            <text:p>0.76173</text:p>
          </table:table-cell>
          <table:table-cell office:value-type="float" office:value="0.12366" calcext:value-type="float">
            <text:p>0.12366</text:p>
          </table:table-cell>
          <table:table-cell office:value-type="float" office:value="0.80425" calcext:value-type="float">
            <text:p>0.80425</text:p>
          </table:table-cell>
          <table:table-cell office:value-type="float" office:value="-0.17843" calcext:value-type="float">
            <text:p>-0.17843</text:p>
          </table:table-cell>
          <table:table-cell office:value-type="float" office:value="0.55322" calcext:value-type="float">
            <text:p>0.55322</text:p>
          </table:table-cell>
          <table:table-cell office:value-type="float" office:value="0.24112" calcext:value-type="float">
            <text:p>0.24112</text:p>
          </table:table-cell>
          <table:table-cell office:value-type="float" office:value="0.67967" calcext:value-type="float">
            <text:p>0.67967</text:p>
          </table:table-cell>
          <table:table-cell office:value-type="float" office:value="-0.02613" calcext:value-type="float">
            <text:p>-0.02613</text:p>
          </table:table-cell>
          <table:table-cell table:number-columns-repeated="5"/>
        </table:table-row>
        <table:table-row table:style-name="ro1">
          <table:table-cell office:value-type="float" office:value="1.40371538256214E+018" calcext:value-type="float">
            <text:p>1403715382562140000</text:p>
          </table:table-cell>
          <table:table-cell office:value-type="float" office:value="-0.1154" calcext:value-type="float">
            <text:p>-0.1154</text:p>
          </table:table-cell>
          <table:table-cell office:value-type="float" office:value="-0.44409" calcext:value-type="float">
            <text:p>-0.44409</text:p>
          </table:table-cell>
          <table:table-cell office:value-type="float" office:value="0.76066" calcext:value-type="float">
            <text:p>0.76066</text:p>
          </table:table-cell>
          <table:table-cell office:value-type="float" office:value="0.13242" calcext:value-type="float">
            <text:p>0.13242</text:p>
          </table:table-cell>
          <table:table-cell office:value-type="float" office:value="0.80013" calcext:value-type="float">
            <text:p>0.80013</text:p>
          </table:table-cell>
          <table:table-cell office:value-type="float" office:value="-0.19545" calcext:value-type="float">
            <text:p>-0.19545</text:p>
          </table:table-cell>
          <table:table-cell office:value-type="float" office:value="0.55142" calcext:value-type="float">
            <text:p>0.55142</text:p>
          </table:table-cell>
          <table:table-cell office:value-type="float" office:value="0.27707" calcext:value-type="float">
            <text:p>0.27707</text:p>
          </table:table-cell>
          <table:table-cell office:value-type="float" office:value="0.67148" calcext:value-type="float">
            <text:p>0.67148</text:p>
          </table:table-cell>
          <table:table-cell office:value-type="float" office:value="-0.02361" calcext:value-type="float">
            <text:p>-0.02361</text:p>
          </table:table-cell>
          <table:table-cell table:number-columns-repeated="5"/>
        </table:table-row>
        <table:table-row table:style-name="ro1">
          <table:table-cell office:value-type="float" office:value="1.40371538266214E+018" calcext:value-type="float">
            <text:p>1403715382662140000</text:p>
          </table:table-cell>
          <table:table-cell office:value-type="float" office:value="-0.08808" calcext:value-type="float">
            <text:p>-0.08808</text:p>
          </table:table-cell>
          <table:table-cell office:value-type="float" office:value="-0.38011" calcext:value-type="float">
            <text:p>-0.38011</text:p>
          </table:table-cell>
          <table:table-cell office:value-type="float" office:value="0.75937" calcext:value-type="float">
            <text:p>0.75937</text:p>
          </table:table-cell>
          <table:table-cell office:value-type="float" office:value="0.1403" calcext:value-type="float">
            <text:p>0.1403</text:p>
          </table:table-cell>
          <table:table-cell office:value-type="float" office:value="0.79658" calcext:value-type="float">
            <text:p>0.79658</text:p>
          </table:table-cell>
          <table:table-cell office:value-type="float" office:value="-0.2107" calcext:value-type="float">
            <text:p>-0.2107</text:p>
          </table:table-cell>
          <table:table-cell office:value-type="float" office:value="0.54898" calcext:value-type="float">
            <text:p>0.54898</text:p>
          </table:table-cell>
          <table:table-cell office:value-type="float" office:value="0.29963" calcext:value-type="float">
            <text:p>0.29963</text:p>
          </table:table-cell>
          <table:table-cell office:value-type="float" office:value="0.64625" calcext:value-type="float">
            <text:p>0.64625</text:p>
          </table:table-cell>
          <table:table-cell office:value-type="float" office:value="-0.03644" calcext:value-type="float">
            <text:p>-0.03644</text:p>
          </table:table-cell>
          <table:table-cell table:number-columns-repeated="5"/>
        </table:table-row>
        <table:table-row table:style-name="ro1">
          <table:table-cell office:value-type="float" office:value="1.40371538276214E+018" calcext:value-type="float">
            <text:p>1403715382762140000</text:p>
          </table:table-cell>
          <table:table-cell office:value-type="float" office:value="-0.05603" calcext:value-type="float">
            <text:p>-0.05603</text:p>
          </table:table-cell>
          <table:table-cell office:value-type="float" office:value="-0.31858" calcext:value-type="float">
            <text:p>-0.31858</text:p>
          </table:table-cell>
          <table:table-cell office:value-type="float" office:value="0.7571" calcext:value-type="float">
            <text:p>0.7571</text:p>
          </table:table-cell>
          <table:table-cell office:value-type="float" office:value="0.14935" calcext:value-type="float">
            <text:p>0.14935</text:p>
          </table:table-cell>
          <table:table-cell office:value-type="float" office:value="0.79324" calcext:value-type="float">
            <text:p>0.79324</text:p>
          </table:table-cell>
          <table:table-cell office:value-type="float" office:value="-0.22631" calcext:value-type="float">
            <text:p>-0.22631</text:p>
          </table:table-cell>
          <table:table-cell office:value-type="float" office:value="0.54521" calcext:value-type="float">
            <text:p>0.54521</text:p>
          </table:table-cell>
          <table:table-cell office:value-type="float" office:value="0.33841" calcext:value-type="float">
            <text:p>0.33841</text:p>
          </table:table-cell>
          <table:table-cell office:value-type="float" office:value="0.61929" calcext:value-type="float">
            <text:p>0.61929</text:p>
          </table:table-cell>
          <table:table-cell office:value-type="float" office:value="-0.03558" calcext:value-type="float">
            <text:p>-0.03558</text:p>
          </table:table-cell>
          <table:table-cell table:number-columns-repeated="5"/>
        </table:table-row>
        <table:table-row table:style-name="ro1">
          <table:table-cell office:value-type="float" office:value="1.40371538286214E+018" calcext:value-type="float">
            <text:p>1403715382862140000</text:p>
          </table:table-cell>
          <table:table-cell office:value-type="float" office:value="-0.02213" calcext:value-type="float">
            <text:p>-0.02213</text:p>
          </table:table-cell>
          <table:table-cell office:value-type="float" office:value="-0.26003" calcext:value-type="float">
            <text:p>-0.26003</text:p>
          </table:table-cell>
          <table:table-cell office:value-type="float" office:value="0.75408" calcext:value-type="float">
            <text:p>0.75408</text:p>
          </table:table-cell>
          <table:table-cell office:value-type="float" office:value="0.1601" calcext:value-type="float">
            <text:p>0.1601</text:p>
          </table:table-cell>
          <table:table-cell office:value-type="float" office:value="0.78905" calcext:value-type="float">
            <text:p>0.78905</text:p>
          </table:table-cell>
          <table:table-cell office:value-type="float" office:value="-0.24033" calcext:value-type="float">
            <text:p>-0.24033</text:p>
          </table:table-cell>
          <table:table-cell office:value-type="float" office:value="0.54223" calcext:value-type="float">
            <text:p>0.54223</text:p>
          </table:table-cell>
          <table:table-cell office:value-type="float" office:value="0.3534" calcext:value-type="float">
            <text:p>0.3534</text:p>
          </table:table-cell>
          <table:table-cell office:value-type="float" office:value="0.59693" calcext:value-type="float">
            <text:p>0.59693</text:p>
          </table:table-cell>
          <table:table-cell office:value-type="float" office:value="-0.03673" calcext:value-type="float">
            <text:p>-0.03673</text:p>
          </table:table-cell>
          <table:table-cell table:number-columns-repeated="5"/>
        </table:table-row>
        <table:table-row table:style-name="ro1">
          <table:table-cell office:value-type="float" office:value="1.40371538296214E+018" calcext:value-type="float">
            <text:p>1403715382962140000</text:p>
          </table:table-cell>
          <table:table-cell office:value-type="float" office:value="0.01546" calcext:value-type="float">
            <text:p>0.01546</text:p>
          </table:table-cell>
          <table:table-cell office:value-type="float" office:value="-0.20389" calcext:value-type="float">
            <text:p>-0.20389</text:p>
          </table:table-cell>
          <table:table-cell office:value-type="float" office:value="0.75134" calcext:value-type="float">
            <text:p>0.75134</text:p>
          </table:table-cell>
          <table:table-cell office:value-type="float" office:value="0.1694" calcext:value-type="float">
            <text:p>0.1694</text:p>
          </table:table-cell>
          <table:table-cell office:value-type="float" office:value="0.785" calcext:value-type="float">
            <text:p>0.785</text:p>
          </table:table-cell>
          <table:table-cell office:value-type="float" office:value="-0.25526" calcext:value-type="float">
            <text:p>-0.25526</text:p>
          </table:table-cell>
          <table:table-cell office:value-type="float" office:value="0.53844" calcext:value-type="float">
            <text:p>0.53844</text:p>
          </table:table-cell>
          <table:table-cell office:value-type="float" office:value="0.39632" calcext:value-type="float">
            <text:p>0.39632</text:p>
          </table:table-cell>
          <table:table-cell office:value-type="float" office:value="0.57313" calcext:value-type="float">
            <text:p>0.57313</text:p>
          </table:table-cell>
          <table:table-cell office:value-type="float" office:value="-0.02865" calcext:value-type="float">
            <text:p>-0.02865</text:p>
          </table:table-cell>
          <table:table-cell table:number-columns-repeated="5"/>
        </table:table-row>
        <table:table-row table:style-name="ro1">
          <table:table-cell office:value-type="float" office:value="1.40371538306214E+018" calcext:value-type="float">
            <text:p>1403715383062140000</text:p>
          </table:table-cell>
          <table:table-cell office:value-type="float" office:value="0.05547" calcext:value-type="float">
            <text:p>0.05547</text:p>
          </table:table-cell>
          <table:table-cell office:value-type="float" office:value="-0.15074" calcext:value-type="float">
            <text:p>-0.15074</text:p>
          </table:table-cell>
          <table:table-cell office:value-type="float" office:value="0.74748" calcext:value-type="float">
            <text:p>0.74748</text:p>
          </table:table-cell>
          <table:table-cell office:value-type="float" office:value="0.17509" calcext:value-type="float">
            <text:p>0.17509</text:p>
          </table:table-cell>
          <table:table-cell office:value-type="float" office:value="0.78093" calcext:value-type="float">
            <text:p>0.78093</text:p>
          </table:table-cell>
          <table:table-cell office:value-type="float" office:value="-0.27021" calcext:value-type="float">
            <text:p>-0.27021</text:p>
          </table:table-cell>
          <table:table-cell office:value-type="float" office:value="0.53523" calcext:value-type="float">
            <text:p>0.53523</text:p>
          </table:table-cell>
          <table:table-cell office:value-type="float" office:value="0.42435" calcext:value-type="float">
            <text:p>0.42435</text:p>
          </table:table-cell>
          <table:table-cell office:value-type="float" office:value="0.54805" calcext:value-type="float">
            <text:p>0.54805</text:p>
          </table:table-cell>
          <table:table-cell office:value-type="float" office:value="-0.04404" calcext:value-type="float">
            <text:p>-0.04404</text:p>
          </table:table-cell>
          <table:table-cell table:number-columns-repeated="5"/>
        </table:table-row>
        <table:table-row table:style-name="ro1">
          <table:table-cell office:value-type="float" office:value="1.40371538316214E+018" calcext:value-type="float">
            <text:p>1403715383162140000</text:p>
          </table:table-cell>
          <table:table-cell office:value-type="float" office:value="0.09921" calcext:value-type="float">
            <text:p>0.09921</text:p>
          </table:table-cell>
          <table:table-cell office:value-type="float" office:value="-0.10119" calcext:value-type="float">
            <text:p>-0.10119</text:p>
          </table:table-cell>
          <table:table-cell office:value-type="float" office:value="0.74316" calcext:value-type="float">
            <text:p>0.74316</text:p>
          </table:table-cell>
          <table:table-cell office:value-type="float" office:value="0.17634" calcext:value-type="float">
            <text:p>0.17634</text:p>
          </table:table-cell>
          <table:table-cell office:value-type="float" office:value="0.77802" calcext:value-type="float">
            <text:p>0.77802</text:p>
          </table:table-cell>
          <table:table-cell office:value-type="float" office:value="-0.28194" calcext:value-type="float">
            <text:p>-0.28194</text:p>
          </table:table-cell>
          <table:table-cell office:value-type="float" office:value="0.53301" calcext:value-type="float">
            <text:p>0.53301</text:p>
          </table:table-cell>
          <table:table-cell office:value-type="float" office:value="0.45212" calcext:value-type="float">
            <text:p>0.45212</text:p>
          </table:table-cell>
          <table:table-cell office:value-type="float" office:value="0.5118" calcext:value-type="float">
            <text:p>0.5118</text:p>
          </table:table-cell>
          <table:table-cell office:value-type="float" office:value="-0.04653" calcext:value-type="float">
            <text:p>-0.04653</text:p>
          </table:table-cell>
          <table:table-cell table:number-columns-repeated="5"/>
        </table:table-row>
        <table:table-row table:style-name="ro1">
          <table:table-cell office:value-type="float" office:value="1.40371538326214E+018" calcext:value-type="float">
            <text:p>1403715383262140000</text:p>
          </table:table-cell>
          <table:table-cell office:value-type="float" office:value="0.14598" calcext:value-type="float">
            <text:p>0.14598</text:p>
          </table:table-cell>
          <table:table-cell office:value-type="float" office:value="-0.05717" calcext:value-type="float">
            <text:p>-0.05717</text:p>
          </table:table-cell>
          <table:table-cell office:value-type="float" office:value="0.73645" calcext:value-type="float">
            <text:p>0.73645</text:p>
          </table:table-cell>
          <table:table-cell office:value-type="float" office:value="0.17679" calcext:value-type="float">
            <text:p>0.17679</text:p>
          </table:table-cell>
          <table:table-cell office:value-type="float" office:value="0.77705" calcext:value-type="float">
            <text:p>0.77705</text:p>
          </table:table-cell>
          <table:table-cell office:value-type="float" office:value="-0.28875" calcext:value-type="float">
            <text:p>-0.28875</text:p>
          </table:table-cell>
          <table:table-cell office:value-type="float" office:value="0.53062" calcext:value-type="float">
            <text:p>0.53062</text:p>
          </table:table-cell>
          <table:table-cell office:value-type="float" office:value="0.49653" calcext:value-type="float">
            <text:p>0.49653</text:p>
          </table:table-cell>
          <table:table-cell office:value-type="float" office:value="0.46406" calcext:value-type="float">
            <text:p>0.46406</text:p>
          </table:table-cell>
          <table:table-cell office:value-type="float" office:value="-0.05565" calcext:value-type="float">
            <text:p>-0.05565</text:p>
          </table:table-cell>
          <table:table-cell table:number-columns-repeated="5"/>
        </table:table-row>
        <table:table-row table:style-name="ro1">
          <table:table-cell office:value-type="float" office:value="1.40371538336214E+018" calcext:value-type="float">
            <text:p>1403715383362140000</text:p>
          </table:table-cell>
          <table:table-cell office:value-type="float" office:value="0.19584" calcext:value-type="float">
            <text:p>0.19584</text:p>
          </table:table-cell>
          <table:table-cell office:value-type="float" office:value="-0.01784" calcext:value-type="float">
            <text:p>-0.01784</text:p>
          </table:table-cell>
          <table:table-cell office:value-type="float" office:value="0.73062" calcext:value-type="float">
            <text:p>0.73062</text:p>
          </table:table-cell>
          <table:table-cell office:value-type="float" office:value="0.1749" calcext:value-type="float">
            <text:p>0.1749</text:p>
          </table:table-cell>
          <table:table-cell office:value-type="float" office:value="0.77546" calcext:value-type="float">
            <text:p>0.77546</text:p>
          </table:table-cell>
          <table:table-cell office:value-type="float" office:value="-0.29379" calcext:value-type="float">
            <text:p>-0.29379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51287" calcext:value-type="float">
            <text:p>0.51287</text:p>
          </table:table-cell>
          <table:table-cell office:value-type="float" office:value="0.40979" calcext:value-type="float">
            <text:p>0.40979</text:p>
          </table:table-cell>
          <table:table-cell office:value-type="float" office:value="-0.06771" calcext:value-type="float">
            <text:p>-0.06771</text:p>
          </table:table-cell>
          <table:table-cell table:number-columns-repeated="5"/>
        </table:table-row>
        <table:table-row table:style-name="ro1">
          <table:table-cell office:value-type="float" office:value="1.40371538346214E+018" calcext:value-type="float">
            <text:p>1403715383462140000</text:p>
          </table:table-cell>
          <table:table-cell office:value-type="float" office:value="0.24562" calcext:value-type="float">
            <text:p>0.24562</text:p>
          </table:table-cell>
          <table:table-cell office:value-type="float" office:value="0.01284" calcext:value-type="float">
            <text:p>0.01284</text:p>
          </table:table-cell>
          <table:table-cell office:value-type="float" office:value="0.72269" calcext:value-type="float">
            <text:p>0.72269</text:p>
          </table:table-cell>
          <table:table-cell office:value-type="float" office:value="0.1749" calcext:value-type="float">
            <text:p>0.1749</text:p>
          </table:table-cell>
          <table:table-cell office:value-type="float" office:value="0.77351" calcext:value-type="float">
            <text:p>0.77351</text:p>
          </table:table-cell>
          <table:table-cell office:value-type="float" office:value="-0.29483" calcext:value-type="float">
            <text:p>-0.29483</text:p>
          </table:table-cell>
          <table:table-cell office:value-type="float" office:value="0.53307" calcext:value-type="float">
            <text:p>0.53307</text:p>
          </table:table-cell>
          <table:table-cell office:value-type="float" office:value="0.52762" calcext:value-type="float">
            <text:p>0.52762</text:p>
          </table:table-cell>
          <table:table-cell office:value-type="float" office:value="0.34047" calcext:value-type="float">
            <text:p>0.34047</text:p>
          </table:table-cell>
          <table:table-cell office:value-type="float" office:value="-0.06718" calcext:value-type="float">
            <text:p>-0.06718</text:p>
          </table:table-cell>
          <table:table-cell table:number-columns-repeated="5"/>
        </table:table-row>
        <table:table-row table:style-name="ro1">
          <table:table-cell office:value-type="float" office:value="1.40371538356214E+018" calcext:value-type="float">
            <text:p>1403715383562140000</text:p>
          </table:table-cell>
          <table:table-cell office:value-type="float" office:value="0.29662" calcext:value-type="float">
            <text:p>0.29662</text:p>
          </table:table-cell>
          <table:table-cell office:value-type="float" office:value="0.03914" calcext:value-type="float">
            <text:p>0.03914</text:p>
          </table:table-cell>
          <table:table-cell office:value-type="float" office:value="0.7158" calcext:value-type="float">
            <text:p>0.7158</text:p>
          </table:table-cell>
          <table:table-cell office:value-type="float" office:value="0.17854" calcext:value-type="float">
            <text:p>0.17854</text:p>
          </table:table-cell>
          <table:table-cell office:value-type="float" office:value="0.76849" calcext:value-type="float">
            <text:p>0.76849</text:p>
          </table:table-cell>
          <table:table-cell office:value-type="float" office:value="-0.29726" calcext:value-type="float">
            <text:p>-0.29726</text:p>
          </table:table-cell>
          <table:table-cell office:value-type="float" office:value="0.53776" calcext:value-type="float">
            <text:p>0.53776</text:p>
          </table:table-cell>
          <table:table-cell office:value-type="float" office:value="0.53237" calcext:value-type="float">
            <text:p>0.53237</text:p>
          </table:table-cell>
          <table:table-cell office:value-type="float" office:value="0.27875" calcext:value-type="float">
            <text:p>0.27875</text:p>
          </table:table-cell>
          <table:table-cell office:value-type="float" office:value="-0.06463" calcext:value-type="float">
            <text:p>-0.06463</text:p>
          </table:table-cell>
          <table:table-cell table:number-columns-repeated="5"/>
        </table:table-row>
        <table:table-row table:style-name="ro1">
          <table:table-cell office:value-type="float" office:value="1.40371538366214E+018" calcext:value-type="float">
            <text:p>1403715383662140000</text:p>
          </table:table-cell>
          <table:table-cell office:value-type="float" office:value="0.34696" calcext:value-type="float">
            <text:p>0.34696</text:p>
          </table:table-cell>
          <table:table-cell office:value-type="float" office:value="0.06073" calcext:value-type="float">
            <text:p>0.06073</text:p>
          </table:table-cell>
          <table:table-cell office:value-type="float" office:value="0.70757" calcext:value-type="float">
            <text:p>0.70757</text:p>
          </table:table-cell>
          <table:table-cell office:value-type="float" office:value="0.18702" calcext:value-type="float">
            <text:p>0.18702</text:p>
          </table:table-cell>
          <table:table-cell office:value-type="float" office:value="0.76231" calcext:value-type="float">
            <text:p>0.76231</text:p>
          </table:table-cell>
          <table:table-cell office:value-type="float" office:value="-0.3029" calcext:value-type="float">
            <text:p>-0.3029</text:p>
          </table:table-cell>
          <table:table-cell office:value-type="float" office:value="0.54052" calcext:value-type="float">
            <text:p>0.54052</text:p>
          </table:table-cell>
          <table:table-cell office:value-type="float" office:value="0.51752" calcext:value-type="float">
            <text:p>0.51752</text:p>
          </table:table-cell>
          <table:table-cell office:value-type="float" office:value="0.22956" calcext:value-type="float">
            <text:p>0.22956</text:p>
          </table:table-cell>
          <table:table-cell office:value-type="float" office:value="-0.07831" calcext:value-type="float">
            <text:p>-0.07831</text:p>
          </table:table-cell>
          <table:table-cell table:number-columns-repeated="5"/>
        </table:table-row>
        <table:table-row table:style-name="ro1">
          <table:table-cell office:value-type="float" office:value="1.40371538376214E+018" calcext:value-type="float">
            <text:p>1403715383762140000</text:p>
          </table:table-cell>
          <table:table-cell office:value-type="float" office:value="0.39374" calcext:value-type="float">
            <text:p>0.39374</text:p>
          </table:table-cell>
          <table:table-cell office:value-type="float" office:value="0.07861" calcext:value-type="float">
            <text:p>0.07861</text:p>
          </table:table-cell>
          <table:table-cell office:value-type="float" office:value="0.69803" calcext:value-type="float">
            <text:p>0.69803</text:p>
          </table:table-cell>
          <table:table-cell office:value-type="float" office:value="0.19765" calcext:value-type="float">
            <text:p>0.19765</text:p>
          </table:table-cell>
          <table:table-cell office:value-type="float" office:value="0.75533" calcext:value-type="float">
            <text:p>0.75533</text:p>
          </table:table-cell>
          <table:table-cell office:value-type="float" office:value="-0.31432" calcext:value-type="float">
            <text:p>-0.31432</text:p>
          </table:table-cell>
          <table:table-cell office:value-type="float" office:value="0.54001" calcext:value-type="float">
            <text:p>0.54001</text:p>
          </table:table-cell>
          <table:table-cell office:value-type="float" office:value="0.48777" calcext:value-type="float">
            <text:p>0.48777</text:p>
          </table:table-cell>
          <table:table-cell office:value-type="float" office:value="0.18213" calcext:value-type="float">
            <text:p>0.18213</text:p>
          </table:table-cell>
          <table:table-cell office:value-type="float" office:value="-0.09049" calcext:value-type="float">
            <text:p>-0.09049</text:p>
          </table:table-cell>
          <table:table-cell table:number-columns-repeated="5"/>
        </table:table-row>
        <table:table-row table:style-name="ro1">
          <table:table-cell office:value-type="float" office:value="1.40371538386214E+018" calcext:value-type="float">
            <text:p>1403715383862140000</text:p>
          </table:table-cell>
          <table:table-cell office:value-type="float" office:value="0.44018" calcext:value-type="float">
            <text:p>0.44018</text:p>
          </table:table-cell>
          <table:table-cell office:value-type="float" office:value="0.09657" calcext:value-type="float">
            <text:p>0.09657</text:p>
          </table:table-cell>
          <table:table-cell office:value-type="float" office:value="0.68992" calcext:value-type="float">
            <text:p>0.68992</text:p>
          </table:table-cell>
          <table:table-cell office:value-type="float" office:value="0.21005" calcext:value-type="float">
            <text:p>0.21005</text:p>
          </table:table-cell>
          <table:table-cell office:value-type="float" office:value="0.74722" calcext:value-type="float">
            <text:p>0.74722</text:p>
          </table:table-cell>
          <table:table-cell office:value-type="float" office:value="-0.33124" calcext:value-type="float">
            <text:p>-0.33124</text:p>
          </table:table-cell>
          <table:table-cell office:value-type="float" office:value="0.53649" calcext:value-type="float">
            <text:p>0.53649</text:p>
          </table:table-cell>
          <table:table-cell office:value-type="float" office:value="0.4619" calcext:value-type="float">
            <text:p>0.4619</text:p>
          </table:table-cell>
          <table:table-cell office:value-type="float" office:value="0.15764" calcext:value-type="float">
            <text:p>0.15764</text:p>
          </table:table-cell>
          <table:table-cell office:value-type="float" office:value="-0.07462" calcext:value-type="float">
            <text:p>-0.07462</text:p>
          </table:table-cell>
          <table:table-cell table:number-columns-repeated="5"/>
        </table:table-row>
        <table:table-row table:style-name="ro1">
          <table:table-cell office:value-type="float" office:value="1.40371538396214E+018" calcext:value-type="float">
            <text:p>1403715383962140000</text:p>
          </table:table-cell>
          <table:table-cell office:value-type="float" office:value="0.48234" calcext:value-type="float">
            <text:p>0.48234</text:p>
          </table:table-cell>
          <table:table-cell office:value-type="float" office:value="0.11115" calcext:value-type="float">
            <text:p>0.11115</text:p>
          </table:table-cell>
          <table:table-cell office:value-type="float" office:value="0.68007" calcext:value-type="float">
            <text:p>0.68007</text:p>
          </table:table-cell>
          <table:table-cell office:value-type="float" office:value="0.2256" calcext:value-type="float">
            <text:p>0.2256</text:p>
          </table:table-cell>
          <table:table-cell office:value-type="float" office:value="0.73757" calcext:value-type="float">
            <text:p>0.73757</text:p>
          </table:table-cell>
          <table:table-cell office:value-type="float" office:value="-0.35131" calcext:value-type="float">
            <text:p>-0.35131</text:p>
          </table:table-cell>
          <table:table-cell office:value-type="float" office:value="0.53072" calcext:value-type="float">
            <text:p>0.53072</text:p>
          </table:table-cell>
          <table:table-cell office:value-type="float" office:value="0.44069" calcext:value-type="float">
            <text:p>0.44069</text:p>
          </table:table-cell>
          <table:table-cell office:value-type="float" office:value="0.13172" calcext:value-type="float">
            <text:p>0.13172</text:p>
          </table:table-cell>
          <table:table-cell office:value-type="float" office:value="-0.06416" calcext:value-type="float">
            <text:p>-0.06416</text:p>
          </table:table-cell>
          <table:table-cell table:number-columns-repeated="5"/>
        </table:table-row>
        <table:table-row table:style-name="ro1">
          <table:table-cell office:value-type="float" office:value="1.40371538406214E+018" calcext:value-type="float">
            <text:p>1403715384062140000</text:p>
          </table:table-cell>
          <table:table-cell office:value-type="float" office:value="0.52017" calcext:value-type="float">
            <text:p>0.52017</text:p>
          </table:table-cell>
          <table:table-cell office:value-type="float" office:value="0.12555" calcext:value-type="float">
            <text:p>0.12555</text:p>
          </table:table-cell>
          <table:table-cell office:value-type="float" office:value="0.67092" calcext:value-type="float">
            <text:p>0.67092</text:p>
          </table:table-cell>
          <table:table-cell office:value-type="float" office:value="0.24122" calcext:value-type="float">
            <text:p>0.24122</text:p>
          </table:table-cell>
          <table:table-cell office:value-type="float" office:value="0.72658" calcext:value-type="float">
            <text:p>0.72658</text:p>
          </table:table-cell>
          <table:table-cell office:value-type="float" office:value="-0.37306" calcext:value-type="float">
            <text:p>-0.37306</text:p>
          </table:table-cell>
          <table:table-cell office:value-type="float" office:value="0.52414" calcext:value-type="float">
            <text:p>0.52414</text:p>
          </table:table-cell>
          <table:table-cell office:value-type="float" office:value="0.39255" calcext:value-type="float">
            <text:p>0.39255</text:p>
          </table:table-cell>
          <table:table-cell office:value-type="float" office:value="0.12607" calcext:value-type="float">
            <text:p>0.12607</text:p>
          </table:table-cell>
          <table:table-cell office:value-type="float" office:value="-0.06329" calcext:value-type="float">
            <text:p>-0.06329</text:p>
          </table:table-cell>
          <table:table-cell table:number-columns-repeated="5"/>
        </table:table-row>
        <table:table-row table:style-name="ro1">
          <table:table-cell office:value-type="float" office:value="1.40371538416214E+018" calcext:value-type="float">
            <text:p>1403715384162140000</text:p>
          </table:table-cell>
          <table:table-cell office:value-type="float" office:value="0.55509" calcext:value-type="float">
            <text:p>0.55509</text:p>
          </table:table-cell>
          <table:table-cell office:value-type="float" office:value="0.13876" calcext:value-type="float">
            <text:p>0.13876</text:p>
          </table:table-cell>
          <table:table-cell office:value-type="float" office:value="0.66395" calcext:value-type="float">
            <text:p>0.66395</text:p>
          </table:table-cell>
          <table:table-cell office:value-type="float" office:value="0.25692" calcext:value-type="float">
            <text:p>0.25692</text:p>
          </table:table-cell>
          <table:table-cell office:value-type="float" office:value="0.71446" calcext:value-type="float">
            <text:p>0.71446</text:p>
          </table:table-cell>
          <table:table-cell office:value-type="float" office:value="-0.39506" calcext:value-type="float">
            <text:p>-0.39506</text:p>
          </table:table-cell>
          <table:table-cell office:value-type="float" office:value="0.51717" calcext:value-type="float">
            <text:p>0.51717</text:p>
          </table:table-cell>
          <table:table-cell office:value-type="float" office:value="0.36315" calcext:value-type="float">
            <text:p>0.36315</text:p>
          </table:table-cell>
          <table:table-cell office:value-type="float" office:value="0.11845" calcext:value-type="float">
            <text:p>0.11845</text:p>
          </table:table-cell>
          <table:table-cell office:value-type="float" office:value="-0.04736" calcext:value-type="float">
            <text:p>-0.04736</text:p>
          </table:table-cell>
          <table:table-cell table:number-columns-repeated="5"/>
        </table:table-row>
        <table:table-row table:style-name="ro1">
          <table:table-cell office:value-type="float" office:value="1.40371538426214E+018" calcext:value-type="float">
            <text:p>1403715384262140000</text:p>
          </table:table-cell>
          <table:table-cell office:value-type="float" office:value="0.58788" calcext:value-type="float">
            <text:p>0.58788</text:p>
          </table:table-cell>
          <table:table-cell office:value-type="float" office:value="0.15006" calcext:value-type="float">
            <text:p>0.15006</text:p>
          </table:table-cell>
          <table:table-cell office:value-type="float" office:value="0.65945" calcext:value-type="float">
            <text:p>0.65945</text:p>
          </table:table-cell>
          <table:table-cell office:value-type="float" office:value="0.27052" calcext:value-type="float">
            <text:p>0.27052</text:p>
          </table:table-cell>
          <table:table-cell office:value-type="float" office:value="0.70196" calcext:value-type="float">
            <text:p>0.70196</text:p>
          </table:table-cell>
          <table:table-cell office:value-type="float" office:value="-0.41698" calcext:value-type="float">
            <text:p>-0.41698</text:p>
          </table:table-cell>
          <table:table-cell office:value-type="float" office:value="0.51009" calcext:value-type="float">
            <text:p>0.51009</text:p>
          </table:table-cell>
          <table:table-cell office:value-type="float" office:value="0.33719" calcext:value-type="float">
            <text:p>0.33719</text:p>
          </table:table-cell>
          <table:table-cell office:value-type="float" office:value="0.10292" calcext:value-type="float">
            <text:p>0.10292</text:p>
          </table:table-cell>
          <table:table-cell office:value-type="float" office:value="-0.0375" calcext:value-type="float">
            <text:p>-0.0375</text:p>
          </table:table-cell>
          <table:table-cell table:number-columns-repeated="5"/>
        </table:table-row>
        <table:table-row table:style-name="ro1">
          <table:table-cell office:value-type="float" office:value="1.40371538436214E+018" calcext:value-type="float">
            <text:p>1403715384362140000</text:p>
          </table:table-cell>
          <table:table-cell office:value-type="float" office:value="0.61845" calcext:value-type="float">
            <text:p>0.61845</text:p>
          </table:table-cell>
          <table:table-cell office:value-type="float" office:value="0.1608" calcext:value-type="float">
            <text:p>0.1608</text:p>
          </table:table-cell>
          <table:table-cell office:value-type="float" office:value="0.65704" calcext:value-type="float">
            <text:p>0.65704</text:p>
          </table:table-cell>
          <table:table-cell office:value-type="float" office:value="0.28293" calcext:value-type="float">
            <text:p>0.28293</text:p>
          </table:table-cell>
          <table:table-cell office:value-type="float" office:value="0.68824" calcext:value-type="float">
            <text:p>0.68824</text:p>
          </table:table-cell>
          <table:table-cell office:value-type="float" office:value="-0.43871" calcext:value-type="float">
            <text:p>-0.43871</text:p>
          </table:table-cell>
          <table:table-cell office:value-type="float" office:value="0.50379" calcext:value-type="float">
            <text:p>0.50379</text:p>
          </table:table-cell>
          <table:table-cell office:value-type="float" office:value="0.30058" calcext:value-type="float">
            <text:p>0.30058</text:p>
          </table:table-cell>
          <table:table-cell office:value-type="float" office:value="0.09244" calcext:value-type="float">
            <text:p>0.09244</text:p>
          </table:table-cell>
          <table:table-cell office:value-type="float" office:value="-0.01985" calcext:value-type="float">
            <text:p>-0.01985</text:p>
          </table:table-cell>
          <table:table-cell table:number-columns-repeated="5"/>
        </table:table-row>
        <table:table-row table:style-name="ro1">
          <table:table-cell office:value-type="float" office:value="1.40371538446214E+018" calcext:value-type="float">
            <text:p>1403715384462140000</text:p>
          </table:table-cell>
          <table:table-cell office:value-type="float" office:value="0.6469" calcext:value-type="float">
            <text:p>0.6469</text:p>
          </table:table-cell>
          <table:table-cell office:value-type="float" office:value="0.17041" calcext:value-type="float">
            <text:p>0.17041</text:p>
          </table:table-cell>
          <table:table-cell office:value-type="float" office:value="0.65575" calcext:value-type="float">
            <text:p>0.65575</text:p>
          </table:table-cell>
          <table:table-cell office:value-type="float" office:value="0.29511" calcext:value-type="float">
            <text:p>0.29511</text:p>
          </table:table-cell>
          <table:table-cell office:value-type="float" office:value="0.67521" calcext:value-type="float">
            <text:p>0.67521</text:p>
          </table:table-cell>
          <table:table-cell office:value-type="float" office:value="-0.45897" calcext:value-type="float">
            <text:p>-0.45897</text:p>
          </table:table-cell>
          <table:table-cell office:value-type="float" office:value="0.49634" calcext:value-type="float">
            <text:p>0.49634</text:p>
          </table:table-cell>
          <table:table-cell office:value-type="float" office:value="0.26683" calcext:value-type="float">
            <text:p>0.26683</text:p>
          </table:table-cell>
          <table:table-cell office:value-type="float" office:value="0.08419" calcext:value-type="float">
            <text:p>0.08419</text:p>
          </table:table-cell>
          <table:table-cell office:value-type="float" office:value="-0.02311" calcext:value-type="float">
            <text:p>-0.02311</text:p>
          </table:table-cell>
          <table:table-cell table:number-columns-repeated="5"/>
        </table:table-row>
        <table:table-row table:style-name="ro1">
          <table:table-cell office:value-type="float" office:value="1.40371538456214E+018" calcext:value-type="float">
            <text:p>1403715384562140000</text:p>
          </table:table-cell>
          <table:table-cell office:value-type="float" office:value="0.67309" calcext:value-type="float">
            <text:p>0.67309</text:p>
          </table:table-cell>
          <table:table-cell office:value-type="float" office:value="0.17857" calcext:value-type="float">
            <text:p>0.17857</text:p>
          </table:table-cell>
          <table:table-cell office:value-type="float" office:value="0.65386" calcext:value-type="float">
            <text:p>0.65386</text:p>
          </table:table-cell>
          <table:table-cell office:value-type="float" office:value="0.30501" calcext:value-type="float">
            <text:p>0.30501</text:p>
          </table:table-cell>
          <table:table-cell office:value-type="float" office:value="0.66395" calcext:value-type="float">
            <text:p>0.66395</text:p>
          </table:table-cell>
          <table:table-cell office:value-type="float" office:value="-0.47947" calcext:value-type="float">
            <text:p>-0.47947</text:p>
          </table:table-cell>
          <table:table-cell office:value-type="float" office:value="0.48606" calcext:value-type="float">
            <text:p>0.48606</text:p>
          </table:table-cell>
          <table:table-cell office:value-type="float" office:value="0.23395" calcext:value-type="float">
            <text:p>0.23395</text:p>
          </table:table-cell>
          <table:table-cell office:value-type="float" office:value="0.05094" calcext:value-type="float">
            <text:p>0.05094</text:p>
          </table:table-cell>
          <table:table-cell office:value-type="float" office:value="-0.01795" calcext:value-type="float">
            <text:p>-0.01795</text:p>
          </table:table-cell>
          <table:table-cell table:number-columns-repeated="5"/>
        </table:table-row>
        <table:table-row table:style-name="ro1">
          <table:table-cell office:value-type="float" office:value="1.40371538466214E+018" calcext:value-type="float">
            <text:p>1403715384662140000</text:p>
          </table:table-cell>
          <table:table-cell office:value-type="float" office:value="0.69643" calcext:value-type="float">
            <text:p>0.69643</text:p>
          </table:table-cell>
          <table:table-cell office:value-type="float" office:value="0.18377" calcext:value-type="float">
            <text:p>0.18377</text:p>
          </table:table-cell>
          <table:table-cell office:value-type="float" office:value="0.65263" calcext:value-type="float">
            <text:p>0.65263</text:p>
          </table:table-cell>
          <table:table-cell office:value-type="float" office:value="0.31438" calcext:value-type="float">
            <text:p>0.31438</text:p>
          </table:table-cell>
          <table:table-cell office:value-type="float" office:value="0.65275" calcext:value-type="float">
            <text:p>0.65275</text:p>
          </table:table-cell>
          <table:table-cell office:value-type="float" office:value="-0.49939" calcext:value-type="float">
            <text:p>-0.49939</text:p>
          </table:table-cell>
          <table:table-cell office:value-type="float" office:value="0.47507" calcext:value-type="float">
            <text:p>0.47507</text:p>
          </table:table-cell>
          <table:table-cell office:value-type="float" office:value="0.1958" calcext:value-type="float">
            <text:p>0.1958</text:p>
          </table:table-cell>
          <table:table-cell office:value-type="float" office:value="0.02016" calcext:value-type="float">
            <text:p>0.02016</text:p>
          </table:table-cell>
          <table:table-cell office:value-type="float" office:value="-0.01026" calcext:value-type="float">
            <text:p>-0.01026</text:p>
          </table:table-cell>
          <table:table-cell table:number-columns-repeated="5"/>
        </table:table-row>
        <table:table-row table:style-name="ro1">
          <table:table-cell office:value-type="float" office:value="1.40371538476214E+018" calcext:value-type="float">
            <text:p>1403715384762140000</text:p>
          </table:table-cell>
          <table:table-cell office:value-type="float" office:value="0.71652" calcext:value-type="float">
            <text:p>0.71652</text:p>
          </table:table-cell>
          <table:table-cell office:value-type="float" office:value="0.18418" calcext:value-type="float">
            <text:p>0.18418</text:p>
          </table:table-cell>
          <table:table-cell office:value-type="float" office:value="0.65319" calcext:value-type="float">
            <text:p>0.65319</text:p>
          </table:table-cell>
          <table:table-cell office:value-type="float" office:value="0.3251" calcext:value-type="float">
            <text:p>0.3251</text:p>
          </table:table-cell>
          <table:table-cell office:value-type="float" office:value="0.6419" calcext:value-type="float">
            <text:p>0.6419</text:p>
          </table:table-cell>
          <table:table-cell office:value-type="float" office:value="-0.51679" calcext:value-type="float">
            <text:p>-0.51679</text:p>
          </table:table-cell>
          <table:table-cell office:value-type="float" office:value="0.4639" calcext:value-type="float">
            <text:p>0.4639</text:p>
          </table:table-cell>
          <table:table-cell office:value-type="float" office:value="0.1619" calcext:value-type="float">
            <text:p>0.1619</text:p>
          </table:table-cell>
          <table:table-cell office:value-type="float" office:value="-0.01672" calcext:value-type="float">
            <text:p>-0.01672</text:p>
          </table:table-cell>
          <table:table-cell office:value-type="float" office:value="0.01991" calcext:value-type="float">
            <text:p>0.01991</text:p>
          </table:table-cell>
          <table:table-cell table:number-columns-repeated="5"/>
        </table:table-row>
        <table:table-row table:style-name="ro1">
          <table:table-cell office:value-type="float" office:value="1.40371538486214E+018" calcext:value-type="float">
            <text:p>1403715384862140000</text:p>
          </table:table-cell>
          <table:table-cell office:value-type="float" office:value="0.73439" calcext:value-type="float">
            <text:p>0.73439</text:p>
          </table:table-cell>
          <table:table-cell office:value-type="float" office:value="0.18097" calcext:value-type="float">
            <text:p>0.18097</text:p>
          </table:table-cell>
          <table:table-cell office:value-type="float" office:value="0.65346" calcext:value-type="float">
            <text:p>0.65346</text:p>
          </table:table-cell>
          <table:table-cell office:value-type="float" office:value="0.33494" calcext:value-type="float">
            <text:p>0.33494</text:p>
          </table:table-cell>
          <table:table-cell office:value-type="float" office:value="0.63043" calcext:value-type="float">
            <text:p>0.63043</text:p>
          </table:table-cell>
          <table:table-cell office:value-type="float" office:value="-0.53303" calcext:value-type="float">
            <text:p>-0.53303</text:p>
          </table:table-cell>
          <table:table-cell office:value-type="float" office:value="0.45415" calcext:value-type="float">
            <text:p>0.45415</text:p>
          </table:table-cell>
          <table:table-cell office:value-type="float" office:value="0.13948" calcext:value-type="float">
            <text:p>0.13948</text:p>
          </table:table-cell>
          <table:table-cell office:value-type="float" office:value="-0.06273" calcext:value-type="float">
            <text:p>-0.06273</text:p>
          </table:table-cell>
          <table:table-cell office:value-type="float" office:value="0.02659" calcext:value-type="float">
            <text:p>0.02659</text:p>
          </table:table-cell>
          <table:table-cell table:number-columns-repeated="5"/>
        </table:table-row>
        <table:table-row table:style-name="ro1">
          <table:table-cell office:value-type="float" office:value="1.40371538496214E+018" calcext:value-type="float">
            <text:p>1403715384962140000</text:p>
          </table:table-cell>
          <table:table-cell office:value-type="float" office:value="0.74953" calcext:value-type="float">
            <text:p>0.74953</text:p>
          </table:table-cell>
          <table:table-cell office:value-type="float" office:value="0.17307" calcext:value-type="float">
            <text:p>0.17307</text:p>
          </table:table-cell>
          <table:table-cell office:value-type="float" office:value="0.65511" calcext:value-type="float">
            <text:p>0.65511</text:p>
          </table:table-cell>
          <table:table-cell office:value-type="float" office:value="0.34412" calcext:value-type="float">
            <text:p>0.34412</text:p>
          </table:table-cell>
          <table:table-cell office:value-type="float" office:value="0.61869" calcext:value-type="float">
            <text:p>0.61869</text:p>
          </table:table-cell>
          <table:table-cell office:value-type="float" office:value="-0.54485" calcext:value-type="float">
            <text:p>-0.54485</text:p>
          </table:table-cell>
          <table:table-cell office:value-type="float" office:value="0.44937" calcext:value-type="float">
            <text:p>0.44937</text:p>
          </table:table-cell>
          <table:table-cell office:value-type="float" office:value="0.11933" calcext:value-type="float">
            <text:p>0.11933</text:p>
          </table:table-cell>
          <table:table-cell office:value-type="float" office:value="-0.10652" calcext:value-type="float">
            <text:p>-0.10652</text:p>
          </table:table-cell>
          <table:table-cell office:value-type="float" office:value="0.0588" calcext:value-type="float">
            <text:p>0.0588</text:p>
          </table:table-cell>
          <table:table-cell table:number-columns-repeated="5"/>
        </table:table-row>
        <table:table-row table:style-name="ro1">
          <table:table-cell office:value-type="float" office:value="1.40371538506214E+018" calcext:value-type="float">
            <text:p>1403715385062140000</text:p>
          </table:table-cell>
          <table:table-cell office:value-type="float" office:value="0.76226" calcext:value-type="float">
            <text:p>0.76226</text:p>
          </table:table-cell>
          <table:table-cell office:value-type="float" office:value="0.16025" calcext:value-type="float">
            <text:p>0.16025</text:p>
          </table:table-cell>
          <table:table-cell office:value-type="float" office:value="0.65794" calcext:value-type="float">
            <text:p>0.6579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61176" calcext:value-type="float">
            <text:p>0.61176</text:p>
          </table:table-cell>
          <table:table-cell office:value-type="float" office:value="-0.55017" calcext:value-type="float">
            <text:p>-0.55017</text:p>
          </table:table-cell>
          <table:table-cell office:value-type="float" office:value="0.44452" calcext:value-type="float">
            <text:p>0.44452</text:p>
          </table:table-cell>
          <table:table-cell office:value-type="float" office:value="0.09018" calcext:value-type="float">
            <text:p>0.09018</text:p>
          </table:table-cell>
          <table:table-cell office:value-type="float" office:value="-0.14657" calcext:value-type="float">
            <text:p>-0.14657</text:p>
          </table:table-cell>
          <table:table-cell office:value-type="float" office:value="0.05878" calcext:value-type="float">
            <text:p>0.05878</text:p>
          </table:table-cell>
          <table:table-cell table:number-columns-repeated="5"/>
        </table:table-row>
        <table:table-row table:style-name="ro1">
          <table:table-cell office:value-type="float" office:value="1.40371538516214E+018" calcext:value-type="float">
            <text:p>1403715385162140000</text:p>
          </table:table-cell>
          <table:table-cell office:value-type="float" office:value="0.77228" calcext:value-type="float">
            <text:p>0.77228</text:p>
          </table:table-cell>
          <table:table-cell office:value-type="float" office:value="0.14374" calcext:value-type="float">
            <text:p>0.14374</text:p>
          </table:table-cell>
          <table:table-cell office:value-type="float" office:value="0.66227" calcext:value-type="float">
            <text:p>0.66227</text:p>
          </table:table-cell>
          <table:table-cell office:value-type="float" office:value="0.36559" calcext:value-type="float">
            <text:p>0.36559</text:p>
          </table:table-cell>
          <table:table-cell office:value-type="float" office:value="0.6067" calcext:value-type="float">
            <text:p>0.6067</text:p>
          </table:table-cell>
          <table:table-cell office:value-type="float" office:value="-0.55399" calcext:value-type="float">
            <text:p>-0.55399</text:p>
          </table:table-cell>
          <table:table-cell office:value-type="float" office:value="0.43744" calcext:value-type="float">
            <text:p>0.43744</text:p>
          </table:table-cell>
          <table:table-cell office:value-type="float" office:value="0.07046" calcext:value-type="float">
            <text:p>0.07046</text:p>
          </table:table-cell>
          <table:table-cell office:value-type="float" office:value="-0.16837" calcext:value-type="float">
            <text:p>-0.16837</text:p>
          </table:table-cell>
          <table:table-cell office:value-type="float" office:value="0.0703" calcext:value-type="float">
            <text:p>0.0703</text:p>
          </table:table-cell>
          <table:table-cell table:number-columns-repeated="5"/>
        </table:table-row>
        <table:table-row table:style-name="ro1">
          <table:table-cell office:value-type="float" office:value="1.40371538526214E+018" calcext:value-type="float">
            <text:p>1403715385262140000</text:p>
          </table:table-cell>
          <table:table-cell office:value-type="float" office:value="0.7804" calcext:value-type="float">
            <text:p>0.7804</text:p>
          </table:table-cell>
          <table:table-cell office:value-type="float" office:value="0.12456" calcext:value-type="float">
            <text:p>0.12456</text:p>
          </table:table-cell>
          <table:table-cell office:value-type="float" office:value="0.66855" calcext:value-type="float">
            <text:p>0.66855</text:p>
          </table:table-cell>
          <table:table-cell office:value-type="float" office:value="0.37556" calcext:value-type="float">
            <text:p>0.37556</text:p>
          </table:table-cell>
          <table:table-cell office:value-type="float" office:value="0.60177" calcext:value-type="float">
            <text:p>0.60177</text:p>
          </table:table-cell>
          <table:table-cell office:value-type="float" office:value="-0.55838" calcext:value-type="float">
            <text:p>-0.55838</text:p>
          </table:table-cell>
          <table:table-cell office:value-type="float" office:value="0.43017" calcext:value-type="float">
            <text:p>0.43017</text:p>
          </table:table-cell>
          <table:table-cell office:value-type="float" office:value="0.07293" calcext:value-type="float">
            <text:p>0.07293</text:p>
          </table:table-cell>
          <table:table-cell office:value-type="float" office:value="-0.19489" calcext:value-type="float">
            <text:p>-0.19489</text:p>
          </table:table-cell>
          <table:table-cell office:value-type="float" office:value="0.07758" calcext:value-type="float">
            <text:p>0.07758</text:p>
          </table:table-cell>
          <table:table-cell table:number-columns-repeated="5"/>
        </table:table-row>
        <table:table-row table:style-name="ro1">
          <table:table-cell office:value-type="float" office:value="1.40371538536214E+018" calcext:value-type="float">
            <text:p>1403715385362140000</text:p>
          </table:table-cell>
          <table:table-cell office:value-type="float" office:value="0.78858" calcext:value-type="float">
            <text:p>0.78858</text:p>
          </table:table-cell>
          <table:table-cell office:value-type="float" office:value="0.10139" calcext:value-type="float">
            <text:p>0.10139</text:p>
          </table:table-cell>
          <table:table-cell office:value-type="float" office:value="0.67419" calcext:value-type="float">
            <text:p>0.67419</text:p>
          </table:table-cell>
          <table:table-cell office:value-type="float" office:value="0.3804" calcext:value-type="float">
            <text:p>0.3804</text:p>
          </table:table-cell>
          <table:table-cell office:value-type="float" office:value="0.59793" calcext:value-type="float">
            <text:p>0.59793</text:p>
          </table:table-cell>
          <table:table-cell office:value-type="float" office:value="-0.56253" calcext:value-type="float">
            <text:p>-0.56253</text:p>
          </table:table-cell>
          <table:table-cell office:value-type="float" office:value="0.42583" calcext:value-type="float">
            <text:p>0.42583</text:p>
          </table:table-cell>
          <table:table-cell office:value-type="float" office:value="0.079" calcext:value-type="float">
            <text:p>0.079</text:p>
          </table:table-cell>
          <table:table-cell office:value-type="float" office:value="-0.22833" calcext:value-type="float">
            <text:p>-0.22833</text:p>
          </table:table-cell>
          <table:table-cell office:value-type="float" office:value="0.0697" calcext:value-type="float">
            <text:p>0.0697</text:p>
          </table:table-cell>
          <table:table-cell table:number-columns-repeated="5"/>
        </table:table-row>
        <table:table-row table:style-name="ro1">
          <table:table-cell office:value-type="float" office:value="1.40371538546214E+018" calcext:value-type="float">
            <text:p>1403715385462140000</text:p>
          </table:table-cell>
          <table:table-cell office:value-type="float" office:value="0.79669" calcext:value-type="float">
            <text:p>0.79669</text:p>
          </table:table-cell>
          <table:table-cell office:value-type="float" office:value="0.07506" calcext:value-type="float">
            <text:p>0.07506</text:p>
          </table:table-cell>
          <table:table-cell office:value-type="float" office:value="0.67979" calcext:value-type="float">
            <text:p>0.67979</text:p>
          </table:table-cell>
          <table:table-cell office:value-type="float" office:value="0.38178" calcext:value-type="float">
            <text:p>0.38178</text:p>
          </table:table-cell>
          <table:table-cell office:value-type="float" office:value="0.59493" calcext:value-type="float">
            <text:p>0.59493</text:p>
          </table:table-cell>
          <table:table-cell office:value-type="float" office:value="-0.56588" calcext:value-type="float">
            <text:p>-0.56588</text:p>
          </table:table-cell>
          <table:table-cell office:value-type="float" office:value="0.42436" calcext:value-type="float">
            <text:p>0.42436</text:p>
          </table:table-cell>
          <table:table-cell office:value-type="float" office:value="0.07664" calcext:value-type="float">
            <text:p>0.07664</text:p>
          </table:table-cell>
          <table:table-cell office:value-type="float" office:value="-0.24184" calcext:value-type="float">
            <text:p>-0.24184</text:p>
          </table:table-cell>
          <table:table-cell office:value-type="float" office:value="0.07134" calcext:value-type="float">
            <text:p>0.07134</text:p>
          </table:table-cell>
          <table:table-cell table:number-columns-repeated="5"/>
        </table:table-row>
        <table:table-row table:style-name="ro1">
          <table:table-cell office:value-type="float" office:value="1.40371538556214E+018" calcext:value-type="float">
            <text:p>1403715385562140000</text:p>
          </table:table-cell>
          <table:table-cell office:value-type="float" office:value="0.80325" calcext:value-type="float">
            <text:p>0.80325</text:p>
          </table:table-cell>
          <table:table-cell office:value-type="float" office:value="0.04777" calcext:value-type="float">
            <text:p>0.04777</text:p>
          </table:table-cell>
          <table:table-cell office:value-type="float" office:value="0.68729" calcext:value-type="float">
            <text:p>0.68729</text:p>
          </table:table-cell>
          <table:table-cell office:value-type="float" office:value="0.37978" calcext:value-type="float">
            <text:p>0.37978</text:p>
          </table:table-cell>
          <table:table-cell office:value-type="float" office:value="0.58927" calcext:value-type="float">
            <text:p>0.58927</text:p>
          </table:table-cell>
          <table:table-cell office:value-type="float" office:value="-0.56887" calcext:value-type="float">
            <text:p>-0.56887</text:p>
          </table:table-cell>
          <table:table-cell office:value-type="float" office:value="0.43001" calcext:value-type="float">
            <text:p>0.43001</text:p>
          </table:table-cell>
          <table:table-cell office:value-type="float" office:value="0.07014" calcext:value-type="float">
            <text:p>0.07014</text:p>
          </table:table-cell>
          <table:table-cell office:value-type="float" office:value="-0.26235" calcext:value-type="float">
            <text:p>-0.26235</text:p>
          </table:table-cell>
          <table:table-cell office:value-type="float" office:value="0.08183" calcext:value-type="float">
            <text:p>0.08183</text:p>
          </table:table-cell>
          <table:table-cell table:number-columns-repeated="5"/>
        </table:table-row>
        <table:table-row table:style-name="ro1">
          <table:table-cell office:value-type="float" office:value="1.40371538566214E+018" calcext:value-type="float">
            <text:p>1403715385662140000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01773" calcext:value-type="float">
            <text:p>0.01773</text:p>
          </table:table-cell>
          <table:table-cell office:value-type="float" office:value="0.69459" calcext:value-type="float">
            <text:p>0.69459</text:p>
          </table:table-cell>
          <table:table-cell office:value-type="float" office:value="0.37283" calcext:value-type="float">
            <text:p>0.37283</text:p>
          </table:table-cell>
          <table:table-cell office:value-type="float" office:value="0.58433" calcext:value-type="float">
            <text:p>0.58433</text:p>
          </table:table-cell>
          <table:table-cell office:value-type="float" office:value="-0.57308" calcext:value-type="float">
            <text:p>-0.57308</text:p>
          </table:table-cell>
          <table:table-cell office:value-type="float" office:value="0.4372" calcext:value-type="float">
            <text:p>0.4372</text:p>
          </table:table-cell>
          <table:table-cell office:value-type="float" office:value="0.04276" calcext:value-type="float">
            <text:p>0.04276</text:p>
          </table:table-cell>
          <table:table-cell office:value-type="float" office:value="-0.27731" calcext:value-type="float">
            <text:p>-0.27731</text:p>
          </table:table-cell>
          <table:table-cell office:value-type="float" office:value="0.08229" calcext:value-type="float">
            <text:p>0.08229</text:p>
          </table:table-cell>
          <table:table-cell table:number-columns-repeated="5"/>
        </table:table-row>
        <table:table-row table:style-name="ro1">
          <table:table-cell office:value-type="float" office:value="1.40371538576214E+018" calcext:value-type="float">
            <text:p>1403715385762140000</text:p>
          </table:table-cell>
          <table:table-cell office:value-type="float" office:value="0.80978" calcext:value-type="float">
            <text:p>0.80978</text:p>
          </table:table-cell>
          <table:table-cell office:value-type="float" office:value="-0.01249" calcext:value-type="float">
            <text:p>-0.01249</text:p>
          </table:table-cell>
          <table:table-cell office:value-type="float" office:value="0.70403" calcext:value-type="float">
            <text:p>0.70403</text:p>
          </table:table-cell>
          <table:table-cell office:value-type="float" office:value="0.36877" calcext:value-type="float">
            <text:p>0.36877</text:p>
          </table:table-cell>
          <table:table-cell office:value-type="float" office:value="0.58179" calcext:value-type="float">
            <text:p>0.58179</text:p>
          </table:table-cell>
          <table:table-cell office:value-type="float" office:value="-0.57423" calcext:value-type="float">
            <text:p>-0.57423</text:p>
          </table:table-cell>
          <table:table-cell office:value-type="float" office:value="0.44248" calcext:value-type="float">
            <text:p>0.44248</text:p>
          </table:table-cell>
          <table:table-cell office:value-type="float" office:value="-0.00936" calcext:value-type="float">
            <text:p>-0.00936</text:p>
          </table:table-cell>
          <table:table-cell office:value-type="float" office:value="-0.287" calcext:value-type="float">
            <text:p>-0.287</text:p>
          </table:table-cell>
          <table:table-cell office:value-type="float" office:value="0.09002" calcext:value-type="float">
            <text:p>0.09002</text:p>
          </table:table-cell>
          <table:table-cell table:number-columns-repeated="5"/>
        </table:table-row>
        <table:table-row table:style-name="ro1">
          <table:table-cell office:value-type="float" office:value="1.40371538586214E+018" calcext:value-type="float">
            <text:p>1403715385862140000</text:p>
          </table:table-cell>
          <table:table-cell office:value-type="float" office:value="0.80784" calcext:value-type="float">
            <text:p>0.80784</text:p>
          </table:table-cell>
          <table:table-cell office:value-type="float" office:value="-0.04619" calcext:value-type="float">
            <text:p>-0.04619</text:p>
          </table:table-cell>
          <table:table-cell office:value-type="float" office:value="0.71365" calcext:value-type="float">
            <text:p>0.71365</text:p>
          </table:table-cell>
          <table:table-cell office:value-type="float" office:value="0.36906" calcext:value-type="float">
            <text:p>0.36906</text:p>
          </table:table-cell>
          <table:table-cell office:value-type="float" office:value="0.57958" calcext:value-type="float">
            <text:p>0.57958</text:p>
          </table:table-cell>
          <table:table-cell office:value-type="float" office:value="-0.57217" calcext:value-type="float">
            <text:p>-0.57217</text:p>
          </table:table-cell>
          <table:table-cell office:value-type="float" office:value="0.44778" calcext:value-type="float">
            <text:p>0.44778</text:p>
          </table:table-cell>
          <table:table-cell office:value-type="float" office:value="-0.07844" calcext:value-type="float">
            <text:p>-0.07844</text:p>
          </table:table-cell>
          <table:table-cell office:value-type="float" office:value="-0.31095" calcext:value-type="float">
            <text:p>-0.31095</text:p>
          </table:table-cell>
          <table:table-cell office:value-type="float" office:value="0.12565" calcext:value-type="float">
            <text:p>0.12565</text:p>
          </table:table-cell>
          <table:table-cell table:number-columns-repeated="5"/>
        </table:table-row>
        <table:table-row table:style-name="ro1">
          <table:table-cell office:value-type="float" office:value="1.40371538596214E+018" calcext:value-type="float">
            <text:p>1403715385962140000</text:p>
          </table:table-cell>
          <table:table-cell office:value-type="float" office:value="0.79758" calcext:value-type="float">
            <text:p>0.79758</text:p>
          </table:table-cell>
          <table:table-cell office:value-type="float" office:value="-0.07859" calcext:value-type="float">
            <text:p>-0.07859</text:p>
          </table:table-cell>
          <table:table-cell office:value-type="float" office:value="0.72799" calcext:value-type="float">
            <text:p>0.72799</text:p>
          </table:table-cell>
          <table:table-cell office:value-type="float" office:value="0.37693" calcext:value-type="float">
            <text:p>0.37693</text:p>
          </table:table-cell>
          <table:table-cell office:value-type="float" office:value="0.57921" calcext:value-type="float">
            <text:p>0.57921</text:p>
          </table:table-cell>
          <table:table-cell office:value-type="float" office:value="-0.56551" calcext:value-type="float">
            <text:p>-0.56551</text:p>
          </table:table-cell>
          <table:table-cell office:value-type="float" office:value="0.45015" calcext:value-type="float">
            <text:p>0.45015</text:p>
          </table:table-cell>
          <table:table-cell office:value-type="float" office:value="-0.13506" calcext:value-type="float">
            <text:p>-0.13506</text:p>
          </table:table-cell>
          <table:table-cell office:value-type="float" office:value="-0.31548" calcext:value-type="float">
            <text:p>-0.31548</text:p>
          </table:table-cell>
          <table:table-cell office:value-type="float" office:value="0.13792" calcext:value-type="float">
            <text:p>0.13792</text:p>
          </table:table-cell>
          <table:table-cell table:number-columns-repeated="5"/>
        </table:table-row>
        <table:table-row table:style-name="ro1">
          <table:table-cell office:value-type="float" office:value="1.40371538606214E+018" calcext:value-type="float">
            <text:p>1403715386062140000</text:p>
          </table:table-cell>
          <table:table-cell office:value-type="float" office:value="0.76665" calcext:value-type="float">
            <text:p>0.76665</text:p>
          </table:table-cell>
          <table:table-cell office:value-type="float" office:value="-0.10706" calcext:value-type="float">
            <text:p>-0.10706</text:p>
          </table:table-cell>
          <table:table-cell office:value-type="float" office:value="0.7425" calcext:value-type="float">
            <text:p>0.7425</text:p>
          </table:table-cell>
          <table:table-cell office:value-type="float" office:value="0.39106" calcext:value-type="float">
            <text:p>0.39106</text:p>
          </table:table-cell>
          <table:table-cell office:value-type="float" office:value="0.57707" calcext:value-type="float">
            <text:p>0.57707</text:p>
          </table:table-cell>
          <table:table-cell office:value-type="float" office:value="-0.56277" calcext:value-type="float">
            <text:p>-0.56277</text:p>
          </table:table-cell>
          <table:table-cell office:value-type="float" office:value="0.44425" calcext:value-type="float">
            <text:p>0.44425</text:p>
          </table:table-cell>
          <table:table-cell office:value-type="float" office:value="-0.17675" calcext:value-type="float">
            <text:p>-0.17675</text:p>
          </table:table-cell>
          <table:table-cell office:value-type="float" office:value="-0.28704" calcext:value-type="float">
            <text:p>-0.28704</text:p>
          </table:table-cell>
          <table:table-cell office:value-type="float" office:value="0.12086" calcext:value-type="float">
            <text:p>0.12086</text:p>
          </table:table-cell>
          <table:table-cell table:number-columns-repeated="5"/>
        </table:table-row>
        <table:table-row table:style-name="ro1">
          <table:table-cell office:value-type="float" office:value="1.40371538616214E+018" calcext:value-type="float">
            <text:p>1403715386162140000</text:p>
          </table:table-cell>
          <table:table-cell office:value-type="float" office:value="0.75017" calcext:value-type="float">
            <text:p>0.75017</text:p>
          </table:table-cell>
          <table:table-cell office:value-type="float" office:value="-0.13721" calcext:value-type="float">
            <text:p>-0.13721</text:p>
          </table:table-cell>
          <table:table-cell office:value-type="float" office:value="0.75372" calcext:value-type="float">
            <text:p>0.75372</text:p>
          </table:table-cell>
          <table:table-cell office:value-type="float" office:value="0.39641" calcext:value-type="float">
            <text:p>0.39641</text:p>
          </table:table-cell>
          <table:table-cell office:value-type="float" office:value="0.57977" calcext:value-type="float">
            <text:p>0.57977</text:p>
          </table:table-cell>
          <table:table-cell office:value-type="float" office:value="-0.55911" calcext:value-type="float">
            <text:p>-0.55911</text:p>
          </table:table-cell>
          <table:table-cell office:value-type="float" office:value="0.44058" calcext:value-type="float">
            <text:p>0.44058</text:p>
          </table:table-cell>
          <table:table-cell office:value-type="float" office:value="-0.19347" calcext:value-type="float">
            <text:p>-0.19347</text:p>
          </table:table-cell>
          <table:table-cell office:value-type="float" office:value="-0.25056" calcext:value-type="float">
            <text:p>-0.25056</text:p>
          </table:table-cell>
          <table:table-cell office:value-type="float" office:value="0.10219" calcext:value-type="float">
            <text:p>0.10219</text:p>
          </table:table-cell>
          <table:table-cell table:number-columns-repeated="5"/>
        </table:table-row>
        <table:table-row table:style-name="ro1">
          <table:table-cell office:value-type="float" office:value="1.40371538626214E+018" calcext:value-type="float">
            <text:p>1403715386262140000</text:p>
          </table:table-cell>
          <table:table-cell office:value-type="float" office:value="0.73134" calcext:value-type="float">
            <text:p>0.73134</text:p>
          </table:table-cell>
          <table:table-cell office:value-type="float" office:value="-0.1633" calcext:value-type="float">
            <text:p>-0.1633</text:p>
          </table:table-cell>
          <table:table-cell office:value-type="float" office:value="0.76246" calcext:value-type="float">
            <text:p>0.76246</text:p>
          </table:table-cell>
          <table:table-cell office:value-type="float" office:value="0.39735" calcext:value-type="float">
            <text:p>0.39735</text:p>
          </table:table-cell>
          <table:table-cell office:value-type="float" office:value="0.58229" calcext:value-type="float">
            <text:p>0.58229</text:p>
          </table:table-cell>
          <table:table-cell office:value-type="float" office:value="-0.55913" calcext:value-type="float">
            <text:p>-0.55913</text:p>
          </table:table-cell>
          <table:table-cell office:value-type="float" office:value="0.43638" calcext:value-type="float">
            <text:p>0.43638</text:p>
          </table:table-cell>
          <table:table-cell office:value-type="float" office:value="-0.1962" calcext:value-type="float">
            <text:p>-0.1962</text:p>
          </table:table-cell>
          <table:table-cell office:value-type="float" office:value="-0.2223" calcext:value-type="float">
            <text:p>-0.2223</text:p>
          </table:table-cell>
          <table:table-cell office:value-type="float" office:value="0.06716" calcext:value-type="float">
            <text:p>0.06716</text:p>
          </table:table-cell>
          <table:table-cell table:number-columns-repeated="5"/>
        </table:table-row>
        <table:table-row table:style-name="ro1">
          <table:table-cell office:value-type="float" office:value="1.40371538636214E+018" calcext:value-type="float">
            <text:p>1403715386362140000</text:p>
          </table:table-cell>
          <table:table-cell office:value-type="float" office:value="0.71077" calcext:value-type="float">
            <text:p>0.71077</text:p>
          </table:table-cell>
          <table:table-cell office:value-type="float" office:value="-0.18414" calcext:value-type="float">
            <text:p>-0.18414</text:p>
          </table:table-cell>
          <table:table-cell office:value-type="float" office:value="0.76925" calcext:value-type="float">
            <text:p>0.76925</text:p>
          </table:table-cell>
          <table:table-cell office:value-type="float" office:value="0.39685" calcext:value-type="float">
            <text:p>0.39685</text:p>
          </table:table-cell>
          <table:table-cell office:value-type="float" office:value="0.58136" calcext:value-type="float">
            <text:p>0.58136</text:p>
          </table:table-cell>
          <table:table-cell office:value-type="float" office:value="-0.56047" calcext:value-type="float">
            <text:p>-0.56047</text:p>
          </table:table-cell>
          <table:table-cell office:value-type="float" office:value="0.43636" calcext:value-type="float">
            <text:p>0.43636</text:p>
          </table:table-cell>
          <table:table-cell office:value-type="float" office:value="-0.20389" calcext:value-type="float">
            <text:p>-0.20389</text:p>
          </table:table-cell>
          <table:table-cell office:value-type="float" office:value="-0.20073" calcext:value-type="float">
            <text:p>-0.20073</text:p>
          </table:table-cell>
          <table:table-cell office:value-type="float" office:value="0.07105" calcext:value-type="float">
            <text:p>0.07105</text:p>
          </table:table-cell>
          <table:table-cell table:number-columns-repeated="5"/>
        </table:table-row>
        <table:table-row table:style-name="ro1">
          <table:table-cell office:value-type="float" office:value="1.40371538646214E+018" calcext:value-type="float">
            <text:p>1403715386462140000</text:p>
          </table:table-cell>
          <table:table-cell office:value-type="float" office:value="0.68864" calcext:value-type="float">
            <text:p>0.68864</text:p>
          </table:table-cell>
          <table:table-cell office:value-type="float" office:value="-0.20198" calcext:value-type="float">
            <text:p>-0.20198</text:p>
          </table:table-cell>
          <table:table-cell office:value-type="float" office:value="0.77432" calcext:value-type="float">
            <text:p>0.77432</text:p>
          </table:table-cell>
          <table:table-cell office:value-type="float" office:value="0.39879" calcext:value-type="float">
            <text:p>0.39879</text:p>
          </table:table-cell>
          <table:table-cell office:value-type="float" office:value="0.57836" calcext:value-type="float">
            <text:p>0.57836</text:p>
          </table:table-cell>
          <table:table-cell office:value-type="float" office:value="-0.56003" calcext:value-type="float">
            <text:p>-0.56003</text:p>
          </table:table-cell>
          <table:table-cell office:value-type="float" office:value="0.43912" calcext:value-type="float">
            <text:p>0.43912</text:p>
          </table:table-cell>
          <table:table-cell office:value-type="float" office:value="-0.2105" calcext:value-type="float">
            <text:p>-0.2105</text:p>
          </table:table-cell>
          <table:table-cell office:value-type="float" office:value="-0.16925" calcext:value-type="float">
            <text:p>-0.16925</text:p>
          </table:table-cell>
          <table:table-cell office:value-type="float" office:value="0.04645" calcext:value-type="float">
            <text:p>0.04645</text:p>
          </table:table-cell>
          <table:table-cell table:number-columns-repeated="5"/>
        </table:table-row>
        <table:table-row table:style-name="ro1">
          <table:table-cell office:value-type="float" office:value="1.40371538656214E+018" calcext:value-type="float">
            <text:p>1403715386562140000</text:p>
          </table:table-cell>
          <table:table-cell office:value-type="float" office:value="0.66546" calcext:value-type="float">
            <text:p>0.66546</text:p>
          </table:table-cell>
          <table:table-cell office:value-type="float" office:value="-0.21525" calcext:value-type="float">
            <text:p>-0.21525</text:p>
          </table:table-cell>
          <table:table-cell office:value-type="float" office:value="0.77642" calcext:value-type="float">
            <text:p>0.77642</text:p>
          </table:table-cell>
          <table:table-cell office:value-type="float" office:value="0.39861" calcext:value-type="float">
            <text:p>0.39861</text:p>
          </table:table-cell>
          <table:table-cell office:value-type="float" office:value="0.57431" calcext:value-type="float">
            <text:p>0.57431</text:p>
          </table:table-cell>
          <table:table-cell office:value-type="float" office:value="-0.56058" calcext:value-type="float">
            <text:p>-0.56058</text:p>
          </table:table-cell>
          <table:table-cell office:value-type="float" office:value="0.44387" calcext:value-type="float">
            <text:p>0.44387</text:p>
          </table:table-cell>
          <table:table-cell office:value-type="float" office:value="-0.2196" calcext:value-type="float">
            <text:p>-0.2196</text:p>
          </table:table-cell>
          <table:table-cell office:value-type="float" office:value="-0.12073" calcext:value-type="float">
            <text:p>-0.12073</text:p>
          </table:table-cell>
          <table:table-cell office:value-type="float" office:value="0.01411" calcext:value-type="float">
            <text:p>0.01411</text:p>
          </table:table-cell>
          <table:table-cell table:number-columns-repeated="5"/>
        </table:table-row>
        <table:table-row table:style-name="ro1">
          <table:table-cell office:value-type="float" office:value="1.40371538666214E+018" calcext:value-type="float">
            <text:p>1403715386662140000</text:p>
          </table:table-cell>
          <table:table-cell office:value-type="float" office:value="0.63961" calcext:value-type="float">
            <text:p>0.63961</text:p>
          </table:table-cell>
          <table:table-cell office:value-type="float" office:value="-0.22481" calcext:value-type="float">
            <text:p>-0.22481</text:p>
          </table:table-cell>
          <table:table-cell office:value-type="float" office:value="0.77555" calcext:value-type="float">
            <text:p>0.77555</text:p>
          </table:table-cell>
          <table:table-cell office:value-type="float" office:value="0.39569" calcext:value-type="float">
            <text:p>0.39569</text:p>
          </table:table-cell>
          <table:table-cell office:value-type="float" office:value="0.57018" calcext:value-type="float">
            <text:p>0.57018</text:p>
          </table:table-cell>
          <table:table-cell office:value-type="float" office:value="-0.56258" calcext:value-type="float">
            <text:p>-0.56258</text:p>
          </table:table-cell>
          <table:table-cell office:value-type="float" office:value="0.44925" calcext:value-type="float">
            <text:p>0.44925</text:p>
          </table:table-cell>
          <table:table-cell office:value-type="float" office:value="-0.2496" calcext:value-type="float">
            <text:p>-0.2496</text:p>
          </table:table-cell>
          <table:table-cell office:value-type="float" office:value="-0.07223" calcext:value-type="float">
            <text:p>-0.07223</text:p>
          </table:table-cell>
          <table:table-cell office:value-type="float" office:value="-0.00136" calcext:value-type="float">
            <text:p>-0.00136</text:p>
          </table:table-cell>
          <table:table-cell table:number-columns-repeated="5"/>
        </table:table-row>
        <table:table-row table:style-name="ro1">
          <table:table-cell office:value-type="float" office:value="1.40371538676214E+018" calcext:value-type="float">
            <text:p>1403715386762140000</text:p>
          </table:table-cell>
          <table:table-cell office:value-type="float" office:value="0.61124" calcext:value-type="float">
            <text:p>0.61124</text:p>
          </table:table-cell>
          <table:table-cell office:value-type="float" office:value="-0.22988" calcext:value-type="float">
            <text:p>-0.22988</text:p>
          </table:table-cell>
          <table:table-cell office:value-type="float" office:value="0.77276" calcext:value-type="float">
            <text:p>0.77276</text:p>
          </table:table-cell>
          <table:table-cell office:value-type="float" office:value="0.39021" calcext:value-type="float">
            <text:p>0.39021</text:p>
          </table:table-cell>
          <table:table-cell office:value-type="float" office:value="0.56773" calcext:value-type="float">
            <text:p>0.56773</text:p>
          </table:table-cell>
          <table:table-cell office:value-type="float" office:value="-0.56589" calcext:value-type="float">
            <text:p>-0.56589</text:p>
          </table:table-cell>
          <table:table-cell office:value-type="float" office:value="0.45298" calcext:value-type="float">
            <text:p>0.45298</text:p>
          </table:table-cell>
          <table:table-cell office:value-type="float" office:value="-0.28428" calcext:value-type="float">
            <text:p>-0.28428</text:p>
          </table:table-cell>
          <table:table-cell office:value-type="float" office:value="-0.01452" calcext:value-type="float">
            <text:p>-0.01452</text:p>
          </table:table-cell>
          <table:table-cell office:value-type="float" office:value="-0.03789" calcext:value-type="float">
            <text:p>-0.03789</text:p>
          </table:table-cell>
          <table:table-cell table:number-columns-repeated="5"/>
        </table:table-row>
        <table:table-row table:style-name="ro1">
          <table:table-cell office:value-type="float" office:value="1.40371538686214E+018" calcext:value-type="float">
            <text:p>1403715386862140000</text:p>
          </table:table-cell>
          <table:table-cell office:value-type="float" office:value="0.57769" calcext:value-type="float">
            <text:p>0.57769</text:p>
          </table:table-cell>
          <table:table-cell office:value-type="float" office:value="-0.23127" calcext:value-type="float">
            <text:p>-0.23127</text:p>
          </table:table-cell>
          <table:table-cell office:value-type="float" office:value="0.76728" calcext:value-type="float">
            <text:p>0.76728</text:p>
          </table:table-cell>
          <table:table-cell office:value-type="float" office:value="-0.37728" calcext:value-type="float">
            <text:p>-0.37728</text:p>
          </table:table-cell>
          <table:table-cell office:value-type="float" office:value="-0.56779" calcext:value-type="float">
            <text:p>-0.56779</text:p>
          </table:table-cell>
          <table:table-cell office:value-type="float" office:value="0.57389" calcext:value-type="float">
            <text:p>0.57389</text:p>
          </table:table-cell>
          <table:table-cell office:value-type="float" office:value="-0.45379" calcext:value-type="float">
            <text:p>-0.45379</text:p>
          </table:table-cell>
          <table:table-cell office:value-type="float" office:value="-0.34995" calcext:value-type="float">
            <text:p>-0.34995</text:p>
          </table:table-cell>
          <table:table-cell office:value-type="float" office:value="0.02387" calcext:value-type="float">
            <text:p>0.02387</text:p>
          </table:table-cell>
          <table:table-cell office:value-type="float" office:value="-0.05804" calcext:value-type="float">
            <text:p>-0.05804</text:p>
          </table:table-cell>
          <table:table-cell table:number-columns-repeated="5"/>
        </table:table-row>
        <table:table-row table:style-name="ro1">
          <table:table-cell office:value-type="float" office:value="1.40371538696214E+018" calcext:value-type="float">
            <text:p>1403715386962140000</text:p>
          </table:table-cell>
          <table:table-cell office:value-type="float" office:value="0.53674" calcext:value-type="float">
            <text:p>0.53674</text:p>
          </table:table-cell>
          <table:table-cell office:value-type="float" office:value="-0.23151" calcext:value-type="float">
            <text:p>-0.23151</text:p>
          </table:table-cell>
          <table:table-cell office:value-type="float" office:value="0.7596" calcext:value-type="float">
            <text:p>0.7596</text:p>
          </table:table-cell>
          <table:table-cell office:value-type="float" office:value="-0.367" calcext:value-type="float">
            <text:p>-0.367</text:p>
          </table:table-cell>
          <table:table-cell office:value-type="float" office:value="-0.56785" calcext:value-type="float">
            <text:p>-0.56785</text:p>
          </table:table-cell>
          <table:table-cell office:value-type="float" office:value="0.58024" calcext:value-type="float">
            <text:p>0.58024</text:p>
          </table:table-cell>
          <table:table-cell office:value-type="float" office:value="-0.45407" calcext:value-type="float">
            <text:p>-0.45407</text:p>
          </table:table-cell>
          <table:table-cell office:value-type="float" office:value="-0.43029" calcext:value-type="float">
            <text:p>-0.43029</text:p>
          </table:table-cell>
          <table:table-cell office:value-type="float" office:value="0.03784" calcext:value-type="float">
            <text:p>0.03784</text:p>
          </table:table-cell>
          <table:table-cell office:value-type="float" office:value="-0.07001" calcext:value-type="float">
            <text:p>-0.07001</text:p>
          </table:table-cell>
          <table:table-cell table:number-columns-repeated="5"/>
        </table:table-row>
        <table:table-row table:style-name="ro1">
          <table:table-cell office:value-type="float" office:value="1.40371538706214E+018" calcext:value-type="float">
            <text:p>1403715387062140000</text:p>
          </table:table-cell>
          <table:table-cell office:value-type="float" office:value="0.48708" calcext:value-type="float">
            <text:p>0.48708</text:p>
          </table:table-cell>
          <table:table-cell office:value-type="float" office:value="-0.23268" calcext:value-type="float">
            <text:p>-0.23268</text:p>
          </table:table-cell>
          <table:table-cell office:value-type="float" office:value="0.75176" calcext:value-type="float">
            <text:p>0.75176</text:p>
          </table:table-cell>
          <table:table-cell office:value-type="float" office:value="-0.36304" calcext:value-type="float">
            <text:p>-0.36304</text:p>
          </table:table-cell>
          <table:table-cell office:value-type="float" office:value="-0.56955" calcext:value-type="float">
            <text:p>-0.56955</text:p>
          </table:table-cell>
          <table:table-cell office:value-type="float" office:value="0.5826" calcext:value-type="float">
            <text:p>0.5826</text:p>
          </table:table-cell>
          <table:table-cell office:value-type="float" office:value="-0.4521" calcext:value-type="float">
            <text:p>-0.4521</text:p>
          </table:table-cell>
          <table:table-cell office:value-type="float" office:value="-0.52673" calcext:value-type="float">
            <text:p>-0.52673</text:p>
          </table:table-cell>
          <table:table-cell office:value-type="float" office:value="0.03321" calcext:value-type="float">
            <text:p>0.03321</text:p>
          </table:table-cell>
          <table:table-cell office:value-type="float" office:value="-0.08795" calcext:value-type="float">
            <text:p>-0.08795</text:p>
          </table:table-cell>
          <table:table-cell table:number-columns-repeated="5"/>
        </table:table-row>
        <table:table-row table:style-name="ro1">
          <table:table-cell office:value-type="float" office:value="1.40371538716214E+018" calcext:value-type="float">
            <text:p>1403715387162140000</text:p>
          </table:table-cell>
          <table:table-cell office:value-type="float" office:value="0.42978" calcext:value-type="float">
            <text:p>0.42978</text:p>
          </table:table-cell>
          <table:table-cell office:value-type="float" office:value="-0.2346" calcext:value-type="float">
            <text:p>-0.2346</text:p>
          </table:table-cell>
          <table:table-cell office:value-type="float" office:value="0.74416" calcext:value-type="float">
            <text:p>0.74416</text:p>
          </table:table-cell>
          <table:table-cell office:value-type="float" office:value="-0.36759" calcext:value-type="float">
            <text:p>-0.36759</text:p>
          </table:table-cell>
          <table:table-cell office:value-type="float" office:value="-0.57436" calcext:value-type="float">
            <text:p>-0.57436</text:p>
          </table:table-cell>
          <table:table-cell office:value-type="float" office:value="0.57922" calcext:value-type="float">
            <text:p>0.57922</text:p>
          </table:table-cell>
          <table:table-cell office:value-type="float" office:value="-0.44664" calcext:value-type="float">
            <text:p>-0.44664</text:p>
          </table:table-cell>
          <table:table-cell office:value-type="float" office:value="-0.59773" calcext:value-type="float">
            <text:p>-0.59773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-0.08827" calcext:value-type="float">
            <text:p>-0.08827</text:p>
          </table:table-cell>
          <table:table-cell table:number-columns-repeated="5"/>
        </table:table-row>
        <table:table-row table:style-name="ro1">
          <table:table-cell office:value-type="float" office:value="1.40371538726214E+018" calcext:value-type="float">
            <text:p>1403715387262140000</text:p>
          </table:table-cell>
          <table:table-cell office:value-type="float" office:value="0.36835" calcext:value-type="float">
            <text:p>0.36835</text:p>
          </table:table-cell>
          <table:table-cell office:value-type="float" office:value="-0.23514" calcext:value-type="float">
            <text:p>-0.23514</text:p>
          </table:table-cell>
          <table:table-cell office:value-type="float" office:value="0.73638" calcext:value-type="float">
            <text:p>0.73638</text:p>
          </table:table-cell>
          <table:table-cell office:value-type="float" office:value="0.37396" calcext:value-type="float">
            <text:p>0.37396</text:p>
          </table:table-cell>
          <table:table-cell office:value-type="float" office:value="0.57988" calcext:value-type="float">
            <text:p>0.57988</text:p>
          </table:table-cell>
          <table:table-cell office:value-type="float" office:value="-0.57391" calcext:value-type="float">
            <text:p>-0.57391</text:p>
          </table:table-cell>
          <table:table-cell office:value-type="float" office:value="0.44104" calcext:value-type="float">
            <text:p>0.44104</text:p>
          </table:table-cell>
          <table:table-cell office:value-type="float" office:value="-0.64784" calcext:value-type="float">
            <text:p>-0.64784</text:p>
          </table:table-cell>
          <table:table-cell office:value-type="float" office:value="0.00695" calcext:value-type="float">
            <text:p>0.00695</text:p>
          </table:table-cell>
          <table:table-cell office:value-type="float" office:value="-0.09263" calcext:value-type="float">
            <text:p>-0.09263</text:p>
          </table:table-cell>
          <table:table-cell table:number-columns-repeated="5"/>
        </table:table-row>
        <table:table-row table:style-name="ro1">
          <table:table-cell office:value-type="float" office:value="1.40371538736214E+018" calcext:value-type="float">
            <text:p>1403715387362140000</text:p>
          </table:table-cell>
          <table:table-cell office:value-type="float" office:value="0.30211" calcext:value-type="float">
            <text:p>0.30211</text:p>
          </table:table-cell>
          <table:table-cell office:value-type="float" office:value="-0.23731" calcext:value-type="float">
            <text:p>-0.23731</text:p>
          </table:table-cell>
          <table:table-cell office:value-type="float" office:value="0.72652" calcext:value-type="float">
            <text:p>0.72652</text:p>
          </table:table-cell>
          <table:table-cell office:value-type="float" office:value="0.37853" calcext:value-type="float">
            <text:p>0.37853</text:p>
          </table:table-cell>
          <table:table-cell office:value-type="float" office:value="0.5832" calcext:value-type="float">
            <text:p>0.5832</text:p>
          </table:table-cell>
          <table:table-cell office:value-type="float" office:value="-0.56946" calcext:value-type="float">
            <text:p>-0.56946</text:p>
          </table:table-cell>
          <table:table-cell office:value-type="float" office:value="0.43852" calcext:value-type="float">
            <text:p>0.43852</text:p>
          </table:table-cell>
          <table:table-cell office:value-type="float" office:value="-0.67383" calcext:value-type="float">
            <text:p>-0.67383</text:p>
          </table:table-cell>
          <table:table-cell office:value-type="float" office:value="-0.00943" calcext:value-type="float">
            <text:p>-0.00943</text:p>
          </table:table-cell>
          <table:table-cell office:value-type="float" office:value="-0.10163" calcext:value-type="float">
            <text:p>-0.10163</text:p>
          </table:table-cell>
          <table:table-cell table:number-columns-repeated="5"/>
        </table:table-row>
        <table:table-row table:style-name="ro1">
          <table:table-cell office:value-type="float" office:value="1.40371538746214E+018" calcext:value-type="float">
            <text:p>1403715387462140000</text:p>
          </table:table-cell>
          <table:table-cell office:value-type="float" office:value="0.23388" calcext:value-type="float">
            <text:p>0.23388</text:p>
          </table:table-cell>
          <table:table-cell office:value-type="float" office:value="-0.23908" calcext:value-type="float">
            <text:p>-0.23908</text:p>
          </table:table-cell>
          <table:table-cell office:value-type="float" office:value="0.71557" calcext:value-type="float">
            <text:p>0.71557</text:p>
          </table:table-cell>
          <table:table-cell office:value-type="float" office:value="0.38054" calcext:value-type="float">
            <text:p>0.38054</text:p>
          </table:table-cell>
          <table:table-cell office:value-type="float" office:value="0.58636" calcext:value-type="float">
            <text:p>0.58636</text:p>
          </table:table-cell>
          <table:table-cell office:value-type="float" office:value="-0.56654" calcext:value-type="float">
            <text:p>-0.56654</text:p>
          </table:table-cell>
          <table:table-cell office:value-type="float" office:value="0.43636" calcext:value-type="float">
            <text:p>0.43636</text:p>
          </table:table-cell>
          <table:table-cell office:value-type="float" office:value="-0.69076" calcext:value-type="float">
            <text:p>-0.69076</text:p>
          </table:table-cell>
          <table:table-cell office:value-type="float" office:value="-0.01014" calcext:value-type="float">
            <text:p>-0.01014</text:p>
          </table:table-cell>
          <table:table-cell office:value-type="float" office:value="-0.10464" calcext:value-type="float">
            <text:p>-0.10464</text:p>
          </table:table-cell>
          <table:table-cell table:number-columns-repeated="5"/>
        </table:table-row>
        <table:table-row table:style-name="ro1">
          <table:table-cell office:value-type="float" office:value="1.40371538756214E+018" calcext:value-type="float">
            <text:p>1403715387562140000</text:p>
          </table:table-cell>
          <table:table-cell office:value-type="float" office:value="0.1622" calcext:value-type="float">
            <text:p>0.1622</text:p>
          </table:table-cell>
          <table:table-cell office:value-type="float" office:value="-0.24028" calcext:value-type="float">
            <text:p>-0.24028</text:p>
          </table:table-cell>
          <table:table-cell office:value-type="float" office:value="0.70558" calcext:value-type="float">
            <text:p>0.70558</text:p>
          </table:table-cell>
          <table:table-cell office:value-type="float" office:value="0.37801" calcext:value-type="float">
            <text:p>0.37801</text:p>
          </table:table-cell>
          <table:table-cell office:value-type="float" office:value="0.59082" calcext:value-type="float">
            <text:p>0.59082</text:p>
          </table:table-cell>
          <table:table-cell office:value-type="float" office:value="-0.56644" calcext:value-type="float">
            <text:p>-0.56644</text:p>
          </table:table-cell>
          <table:table-cell office:value-type="float" office:value="0.43265" calcext:value-type="float">
            <text:p>0.43265</text:p>
          </table:table-cell>
          <table:table-cell office:value-type="float" office:value="-0.71219" calcext:value-type="float">
            <text:p>-0.71219</text:p>
          </table:table-cell>
          <table:table-cell office:value-type="float" office:value="-0.01319" calcext:value-type="float">
            <text:p>-0.01319</text:p>
          </table:table-cell>
          <table:table-cell office:value-type="float" office:value="-0.06343" calcext:value-type="float">
            <text:p>-0.06343</text:p>
          </table:table-cell>
          <table:table-cell table:number-columns-repeated="5"/>
        </table:table-row>
        <table:table-row table:style-name="ro1">
          <table:table-cell office:value-type="float" office:value="1.40371538766214E+018" calcext:value-type="float">
            <text:p>1403715387662140000</text:p>
          </table:table-cell>
          <table:table-cell office:value-type="float" office:value="0.0893" calcext:value-type="float">
            <text:p>0.0893</text:p>
          </table:table-cell>
          <table:table-cell office:value-type="float" office:value="-0.24166" calcext:value-type="float">
            <text:p>-0.24166</text:p>
          </table:table-cell>
          <table:table-cell office:value-type="float" office:value="0.70384" calcext:value-type="float">
            <text:p>0.70384</text:p>
          </table:table-cell>
          <table:table-cell office:value-type="float" office:value="0.37184" calcext:value-type="float">
            <text:p>0.37184</text:p>
          </table:table-cell>
          <table:table-cell office:value-type="float" office:value="0.59449" calcext:value-type="float">
            <text:p>0.59449</text:p>
          </table:table-cell>
          <table:table-cell office:value-type="float" office:value="-0.56868" calcext:value-type="float">
            <text:p>-0.56868</text:p>
          </table:table-cell>
          <table:table-cell office:value-type="float" office:value="0.43003" calcext:value-type="float">
            <text:p>0.43003</text:p>
          </table:table-cell>
          <table:table-cell office:value-type="float" office:value="-0.72304" calcext:value-type="float">
            <text:p>-0.72304</text:p>
          </table:table-cell>
          <table:table-cell office:value-type="float" office:value="-0.03551" calcext:value-type="float">
            <text:p>-0.03551</text:p>
          </table:table-cell>
          <table:table-cell office:value-type="float" office:value="0.05711" calcext:value-type="float">
            <text:p>0.05711</text:p>
          </table:table-cell>
          <table:table-cell table:number-columns-repeated="5"/>
        </table:table-row>
        <table:table-row table:style-name="ro1">
          <table:table-cell office:value-type="float" office:value="1.40371538776214E+018" calcext:value-type="float">
            <text:p>1403715387762140000</text:p>
          </table:table-cell>
          <table:table-cell office:value-type="float" office:value="0.01546" calcext:value-type="float">
            <text:p>0.01546</text:p>
          </table:table-cell>
          <table:table-cell office:value-type="float" office:value="-0.2465" calcext:value-type="float">
            <text:p>-0.2465</text:p>
          </table:table-cell>
          <table:table-cell office:value-type="float" office:value="0.71545" calcext:value-type="float">
            <text:p>0.71545</text:p>
          </table:table-cell>
          <table:table-cell office:value-type="float" office:value="0.36754" calcext:value-type="float">
            <text:p>0.36754</text:p>
          </table:table-cell>
          <table:table-cell office:value-type="float" office:value="0.59863" calcext:value-type="float">
            <text:p>0.59863</text:p>
          </table:table-cell>
          <table:table-cell office:value-type="float" office:value="-0.56873" calcext:value-type="float">
            <text:p>-0.56873</text:p>
          </table:table-cell>
          <table:table-cell office:value-type="float" office:value="0.42791" calcext:value-type="float">
            <text:p>0.42791</text:p>
          </table:table-cell>
          <table:table-cell office:value-type="float" office:value="-0.73505" calcext:value-type="float">
            <text:p>-0.73505</text:p>
          </table:table-cell>
          <table:table-cell office:value-type="float" office:value="-0.06446" calcext:value-type="float">
            <text:p>-0.06446</text:p>
          </table:table-cell>
          <table:table-cell office:value-type="float" office:value="0.17787" calcext:value-type="float">
            <text:p>0.17787</text:p>
          </table:table-cell>
          <table:table-cell table:number-columns-repeated="5"/>
        </table:table-row>
        <table:table-row table:style-name="ro1">
          <table:table-cell office:value-type="float" office:value="1.40371538786214E+018" calcext:value-type="float">
            <text:p>1403715387862140000</text:p>
          </table:table-cell>
          <table:table-cell office:value-type="float" office:value="-0.06046" calcext:value-type="float">
            <text:p>-0.06046</text:p>
          </table:table-cell>
          <table:table-cell office:value-type="float" office:value="-0.25599" calcext:value-type="float">
            <text:p>-0.25599</text:p>
          </table:table-cell>
          <table:table-cell office:value-type="float" office:value="0.73856" calcext:value-type="float">
            <text:p>0.73856</text:p>
          </table:table-cell>
          <table:table-cell office:value-type="float" office:value="0.36378" calcext:value-type="float">
            <text:p>0.36378</text:p>
          </table:table-cell>
          <table:table-cell office:value-type="float" office:value="0.60144" calcext:value-type="float">
            <text:p>0.60144</text:p>
          </table:table-cell>
          <table:table-cell office:value-type="float" office:value="-0.56844" calcext:value-type="float">
            <text:p>-0.56844</text:p>
          </table:table-cell>
          <table:table-cell office:value-type="float" office:value="0.42756" calcext:value-type="float">
            <text:p>0.42756</text:p>
          </table:table-cell>
          <table:table-cell office:value-type="float" office:value="-0.74911" calcext:value-type="float">
            <text:p>-0.74911</text:p>
          </table:table-cell>
          <table:table-cell office:value-type="float" office:value="-0.11896" calcext:value-type="float">
            <text:p>-0.11896</text:p>
          </table:table-cell>
          <table:table-cell office:value-type="float" office:value="0.24291" calcext:value-type="float">
            <text:p>0.24291</text:p>
          </table:table-cell>
          <table:table-cell table:number-columns-repeated="5"/>
        </table:table-row>
        <table:table-row table:style-name="ro1">
          <table:table-cell office:value-type="float" office:value="1.40371538796214E+018" calcext:value-type="float">
            <text:p>1403715387962140000</text:p>
          </table:table-cell>
          <table:table-cell office:value-type="float" office:value="-0.13468" calcext:value-type="float">
            <text:p>-0.13468</text:p>
          </table:table-cell>
          <table:table-cell office:value-type="float" office:value="-0.26949" calcext:value-type="float">
            <text:p>-0.26949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36129" calcext:value-type="float">
            <text:p>0.36129</text:p>
          </table:table-cell>
          <table:table-cell office:value-type="float" office:value="0.60343" calcext:value-type="float">
            <text:p>0.60343</text:p>
          </table:table-cell>
          <table:table-cell office:value-type="float" office:value="-0.56745" calcext:value-type="float">
            <text:p>-0.56745</text:p>
          </table:table-cell>
          <table:table-cell office:value-type="float" office:value="0.42819" calcext:value-type="float">
            <text:p>0.42819</text:p>
          </table:table-cell>
          <table:table-cell office:value-type="float" office:value="-0.75731" calcext:value-type="float">
            <text:p>-0.75731</text:p>
          </table:table-cell>
          <table:table-cell office:value-type="float" office:value="-0.15128" calcext:value-type="float">
            <text:p>-0.15128</text:p>
          </table:table-cell>
          <table:table-cell office:value-type="float" office:value="0.13105" calcext:value-type="float">
            <text:p>0.13105</text:p>
          </table:table-cell>
          <table:table-cell table:number-columns-repeated="5"/>
        </table:table-row>
        <table:table-row table:style-name="ro1">
          <table:table-cell office:value-type="float" office:value="1.40371538806214E+018" calcext:value-type="float">
            <text:p>1403715388062140000</text:p>
          </table:table-cell>
          <table:table-cell office:value-type="float" office:value="-0.21027" calcext:value-type="float">
            <text:p>-0.21027</text:p>
          </table:table-cell>
          <table:table-cell office:value-type="float" office:value="-0.28663" calcext:value-type="float">
            <text:p>-0.28663</text:p>
          </table:table-cell>
          <table:table-cell office:value-type="float" office:value="0.76641" calcext:value-type="float">
            <text:p>0.76641</text:p>
          </table:table-cell>
          <table:table-cell office:value-type="float" office:value="0.36079" calcext:value-type="float">
            <text:p>0.36079</text:p>
          </table:table-cell>
          <table:table-cell office:value-type="float" office:value="0.6045" calcext:value-type="float">
            <text:p>0.6045</text:p>
          </table:table-cell>
          <table:table-cell office:value-type="float" office:value="-0.56574" calcext:value-type="float">
            <text:p>-0.56574</text:p>
          </table:table-cell>
          <table:table-cell office:value-type="float" office:value="0.42936" calcext:value-type="float">
            <text:p>0.42936</text:p>
          </table:table-cell>
          <table:table-cell office:value-type="float" office:value="-0.76731" calcext:value-type="float">
            <text:p>-0.76731</text:p>
          </table:table-cell>
          <table:table-cell office:value-type="float" office:value="-0.19205" calcext:value-type="float">
            <text:p>-0.19205</text:p>
          </table:table-cell>
          <table:table-cell office:value-type="float" office:value="0.00709" calcext:value-type="float">
            <text:p>0.00709</text:p>
          </table:table-cell>
          <table:table-cell table:number-columns-repeated="5"/>
        </table:table-row>
        <table:table-row table:style-name="ro1">
          <table:table-cell office:value-type="float" office:value="1.40371538816214E+018" calcext:value-type="float">
            <text:p>1403715388162140000</text:p>
          </table:table-cell>
          <table:table-cell office:value-type="float" office:value="-0.28641" calcext:value-type="float">
            <text:p>-0.28641</text:p>
          </table:table-cell>
          <table:table-cell office:value-type="float" office:value="-0.30759" calcext:value-type="float">
            <text:p>-0.30759</text:p>
          </table:table-cell>
          <table:table-cell office:value-type="float" office:value="0.75994" calcext:value-type="float">
            <text:p>0.75994</text:p>
          </table:table-cell>
          <table:table-cell office:value-type="float" office:value="0.36217" calcext:value-type="float">
            <text:p>0.36217</text:p>
          </table:table-cell>
          <table:table-cell office:value-type="float" office:value="0.60454" calcext:value-type="float">
            <text:p>0.60454</text:p>
          </table:table-cell>
          <table:table-cell office:value-type="float" office:value="-0.5631" calcext:value-type="float">
            <text:p>-0.5631</text:p>
          </table:table-cell>
          <table:table-cell office:value-type="float" office:value="0.43161" calcext:value-type="float">
            <text:p>0.43161</text:p>
          </table:table-cell>
          <table:table-cell office:value-type="float" office:value="-0.77231" calcext:value-type="float">
            <text:p>-0.77231</text:p>
          </table:table-cell>
          <table:table-cell office:value-type="float" office:value="-0.22607" calcext:value-type="float">
            <text:p>-0.22607</text:p>
          </table:table-cell>
          <table:table-cell office:value-type="float" office:value="-0.12958" calcext:value-type="float">
            <text:p>-0.12958</text:p>
          </table:table-cell>
          <table:table-cell table:number-columns-repeated="5"/>
        </table:table-row>
        <table:table-row table:style-name="ro1">
          <table:table-cell office:value-type="float" office:value="1.40371538826214E+018" calcext:value-type="float">
            <text:p>1403715388262140000</text:p>
          </table:table-cell>
          <table:table-cell office:value-type="float" office:value="-0.3623" calcext:value-type="float">
            <text:p>-0.3623</text:p>
          </table:table-cell>
          <table:table-cell office:value-type="float" office:value="-0.33131" calcext:value-type="float">
            <text:p>-0.33131</text:p>
          </table:table-cell>
          <table:table-cell office:value-type="float" office:value="0.74229" calcext:value-type="float">
            <text:p>0.74229</text:p>
          </table:table-cell>
          <table:table-cell office:value-type="float" office:value="0.36634" calcext:value-type="float">
            <text:p>0.36634</text:p>
          </table:table-cell>
          <table:table-cell office:value-type="float" office:value="0.60355" calcext:value-type="float">
            <text:p>0.60355</text:p>
          </table:table-cell>
          <table:table-cell office:value-type="float" office:value="-0.55887" calcext:value-type="float">
            <text:p>-0.55887</text:p>
          </table:table-cell>
          <table:table-cell office:value-type="float" office:value="0.43497" calcext:value-type="float">
            <text:p>0.43497</text:p>
          </table:table-cell>
          <table:table-cell office:value-type="float" office:value="-0.77069" calcext:value-type="float">
            <text:p>-0.77069</text:p>
          </table:table-cell>
          <table:table-cell office:value-type="float" office:value="-0.25769" calcext:value-type="float">
            <text:p>-0.25769</text:p>
          </table:table-cell>
          <table:table-cell office:value-type="float" office:value="-0.22323" calcext:value-type="float">
            <text:p>-0.22323</text:p>
          </table:table-cell>
          <table:table-cell table:number-columns-repeated="5"/>
        </table:table-row>
        <table:table-row table:style-name="ro1">
          <table:table-cell office:value-type="float" office:value="1.40371538836214E+018" calcext:value-type="float">
            <text:p>1403715388362140000</text:p>
          </table:table-cell>
          <table:table-cell office:value-type="float" office:value="-0.43783" calcext:value-type="float">
            <text:p>-0.43783</text:p>
          </table:table-cell>
          <table:table-cell office:value-type="float" office:value="-0.35747" calcext:value-type="float">
            <text:p>-0.35747</text:p>
          </table:table-cell>
          <table:table-cell office:value-type="float" office:value="0.71774" calcext:value-type="float">
            <text:p>0.71774</text:p>
          </table:table-cell>
          <table:table-cell office:value-type="float" office:value="0.37085" calcext:value-type="float">
            <text:p>0.37085</text:p>
          </table:table-cell>
          <table:table-cell office:value-type="float" office:value="0.60308" calcext:value-type="float">
            <text:p>0.60308</text:p>
          </table:table-cell>
          <table:table-cell office:value-type="float" office:value="-0.55478" calcext:value-type="float">
            <text:p>-0.55478</text:p>
          </table:table-cell>
          <table:table-cell office:value-type="float" office:value="0.43702" calcext:value-type="float">
            <text:p>0.43702</text:p>
          </table:table-cell>
          <table:table-cell office:value-type="float" office:value="-0.78044" calcext:value-type="float">
            <text:p>-0.78044</text:p>
          </table:table-cell>
          <table:table-cell office:value-type="float" office:value="-0.28046" calcext:value-type="float">
            <text:p>-0.28046</text:p>
          </table:table-cell>
          <table:table-cell office:value-type="float" office:value="-0.24517" calcext:value-type="float">
            <text:p>-0.24517</text:p>
          </table:table-cell>
          <table:table-cell table:number-columns-repeated="5"/>
        </table:table-row>
        <table:table-row table:style-name="ro1">
          <table:table-cell office:value-type="float" office:value="1.40371538846214E+018" calcext:value-type="float">
            <text:p>1403715388462140000</text:p>
          </table:table-cell>
          <table:table-cell office:value-type="float" office:value="-0.51329" calcext:value-type="float">
            <text:p>-0.51329</text:p>
          </table:table-cell>
          <table:table-cell office:value-type="float" office:value="-0.38489" calcext:value-type="float">
            <text:p>-0.38489</text:p>
          </table:table-cell>
          <table:table-cell office:value-type="float" office:value="0.69173" calcext:value-type="float">
            <text:p>0.69173</text:p>
          </table:table-cell>
          <table:table-cell office:value-type="float" office:value="0.37378" calcext:value-type="float">
            <text:p>0.37378</text:p>
          </table:table-cell>
          <table:table-cell office:value-type="float" office:value="0.6031" calcext:value-type="float">
            <text:p>0.6031</text:p>
          </table:table-cell>
          <table:table-cell office:value-type="float" office:value="-0.55223" calcext:value-type="float">
            <text:p>-0.55223</text:p>
          </table:table-cell>
          <table:table-cell office:value-type="float" office:value="0.43772" calcext:value-type="float">
            <text:p>0.43772</text:p>
          </table:table-cell>
          <table:table-cell office:value-type="float" office:value="-0.7797" calcext:value-type="float">
            <text:p>-0.7797</text:p>
          </table:table-cell>
          <table:table-cell office:value-type="float" office:value="-0.29119" calcext:value-type="float">
            <text:p>-0.29119</text:p>
          </table:table-cell>
          <table:table-cell office:value-type="float" office:value="-0.25765" calcext:value-type="float">
            <text:p>-0.25765</text:p>
          </table:table-cell>
          <table:table-cell table:number-columns-repeated="5"/>
        </table:table-row>
        <table:table-row table:style-name="ro1">
          <table:table-cell office:value-type="float" office:value="1.40371538856214E+018" calcext:value-type="float">
            <text:p>1403715388562140000</text:p>
          </table:table-cell>
          <table:table-cell office:value-type="float" office:value="-0.58924" calcext:value-type="float">
            <text:p>-0.58924</text:p>
          </table:table-cell>
          <table:table-cell office:value-type="float" office:value="-0.41262" calcext:value-type="float">
            <text:p>-0.41262</text:p>
          </table:table-cell>
          <table:table-cell office:value-type="float" office:value="0.66532" calcext:value-type="float">
            <text:p>0.66532</text:p>
          </table:table-cell>
          <table:table-cell office:value-type="float" office:value="0.37403" calcext:value-type="float">
            <text:p>0.37403</text:p>
          </table:table-cell>
          <table:table-cell office:value-type="float" office:value="0.60269" calcext:value-type="float">
            <text:p>0.60269</text:p>
          </table:table-cell>
          <table:table-cell office:value-type="float" office:value="-0.55189" calcext:value-type="float">
            <text:p>-0.55189</text:p>
          </table:table-cell>
          <table:table-cell office:value-type="float" office:value="0.4385" calcext:value-type="float">
            <text:p>0.4385</text:p>
          </table:table-cell>
          <table:table-cell office:value-type="float" office:value="-0.76452" calcext:value-type="float">
            <text:p>-0.76452</text:p>
          </table:table-cell>
          <table:table-cell office:value-type="float" office:value="-0.29338" calcext:value-type="float">
            <text:p>-0.29338</text:p>
          </table:table-cell>
          <table:table-cell office:value-type="float" office:value="-0.25287" calcext:value-type="float">
            <text:p>-0.25287</text:p>
          </table:table-cell>
          <table:table-cell table:number-columns-repeated="5"/>
        </table:table-row>
        <table:table-row table:style-name="ro1">
          <table:table-cell office:value-type="float" office:value="1.40371538866214E+018" calcext:value-type="float">
            <text:p>1403715388662140000</text:p>
          </table:table-cell>
          <table:table-cell office:value-type="float" office:value="-0.66586" calcext:value-type="float">
            <text:p>-0.66586</text:p>
          </table:table-cell>
          <table:table-cell office:value-type="float" office:value="-0.44042" calcext:value-type="float">
            <text:p>-0.44042</text:p>
          </table:table-cell>
          <table:table-cell office:value-type="float" office:value="0.64028" calcext:value-type="float">
            <text:p>0.64028</text:p>
          </table:table-cell>
          <table:table-cell office:value-type="float" office:value="0.37463" calcext:value-type="float">
            <text:p>0.37463</text:p>
          </table:table-cell>
          <table:table-cell office:value-type="float" office:value="0.60207" calcext:value-type="float">
            <text:p>0.60207</text:p>
          </table:table-cell>
          <table:table-cell office:value-type="float" office:value="-0.55136" calcext:value-type="float">
            <text:p>-0.55136</text:p>
          </table:table-cell>
          <table:table-cell office:value-type="float" office:value="0.43952" calcext:value-type="float">
            <text:p>0.43952</text:p>
          </table:table-cell>
          <table:table-cell office:value-type="float" office:value="-0.76505" calcext:value-type="float">
            <text:p>-0.76505</text:p>
          </table:table-cell>
          <table:table-cell office:value-type="float" office:value="-0.28596" calcext:value-type="float">
            <text:p>-0.28596</text:p>
          </table:table-cell>
          <table:table-cell office:value-type="float" office:value="-0.2372" calcext:value-type="float">
            <text:p>-0.2372</text:p>
          </table:table-cell>
          <table:table-cell table:number-columns-repeated="5"/>
        </table:table-row>
        <table:table-row table:style-name="ro1">
          <table:table-cell office:value-type="float" office:value="1.40371538876214E+018" calcext:value-type="float">
            <text:p>1403715388762140000</text:p>
          </table:table-cell>
          <table:table-cell office:value-type="float" office:value="-0.74194" calcext:value-type="float">
            <text:p>-0.74194</text:p>
          </table:table-cell>
          <table:table-cell office:value-type="float" office:value="-0.4688" calcext:value-type="float">
            <text:p>-0.4688</text:p>
          </table:table-cell>
          <table:table-cell office:value-type="float" office:value="0.6171" calcext:value-type="float">
            <text:p>0.6171</text:p>
          </table:table-cell>
          <table:table-cell office:value-type="float" office:value="0.37565" calcext:value-type="float">
            <text:p>0.37565</text:p>
          </table:table-cell>
          <table:table-cell office:value-type="float" office:value="0.60194" calcext:value-type="float">
            <text:p>0.60194</text:p>
          </table:table-cell>
          <table:table-cell office:value-type="float" office:value="-0.55023" calcext:value-type="float">
            <text:p>-0.55023</text:p>
          </table:table-cell>
          <table:table-cell office:value-type="float" office:value="0.44023" calcext:value-type="float">
            <text:p>0.44023</text:p>
          </table:table-cell>
          <table:table-cell office:value-type="float" office:value="-0.76258" calcext:value-type="float">
            <text:p>-0.76258</text:p>
          </table:table-cell>
          <table:table-cell office:value-type="float" office:value="-0.28737" calcext:value-type="float">
            <text:p>-0.28737</text:p>
          </table:table-cell>
          <table:table-cell office:value-type="float" office:value="-0.21125" calcext:value-type="float">
            <text:p>-0.21125</text:p>
          </table:table-cell>
          <table:table-cell table:number-columns-repeated="5"/>
        </table:table-row>
        <table:table-row table:style-name="ro1">
          <table:table-cell office:value-type="float" office:value="1.40371538886214E+018" calcext:value-type="float">
            <text:p>1403715388862140000</text:p>
          </table:table-cell>
          <table:table-cell office:value-type="float" office:value="-0.81749" calcext:value-type="float">
            <text:p>-0.81749</text:p>
          </table:table-cell>
          <table:table-cell office:value-type="float" office:value="-0.49777" calcext:value-type="float">
            <text:p>-0.49777</text:p>
          </table:table-cell>
          <table:table-cell office:value-type="float" office:value="0.59661" calcext:value-type="float">
            <text:p>0.59661</text:p>
          </table:table-cell>
          <table:table-cell office:value-type="float" office:value="0.37589" calcext:value-type="float">
            <text:p>0.37589</text:p>
          </table:table-cell>
          <table:table-cell office:value-type="float" office:value="0.60239" calcext:value-type="float">
            <text:p>0.60239</text:p>
          </table:table-cell>
          <table:table-cell office:value-type="float" office:value="-0.54934" calcext:value-type="float">
            <text:p>-0.54934</text:p>
          </table:table-cell>
          <table:table-cell office:value-type="float" office:value="0.44052" calcext:value-type="float">
            <text:p>0.44052</text:p>
          </table:table-cell>
          <table:table-cell office:value-type="float" office:value="-0.75808" calcext:value-type="float">
            <text:p>-0.75808</text:p>
          </table:table-cell>
          <table:table-cell office:value-type="float" office:value="-0.2884" calcext:value-type="float">
            <text:p>-0.2884</text:p>
          </table:table-cell>
          <table:table-cell office:value-type="float" office:value="-0.1736" calcext:value-type="float">
            <text:p>-0.1736</text:p>
          </table:table-cell>
          <table:table-cell table:number-columns-repeated="5"/>
        </table:table-row>
        <table:table-row table:style-name="ro1">
          <table:table-cell office:value-type="float" office:value="1.40371538896214E+018" calcext:value-type="float">
            <text:p>1403715388962140000</text:p>
          </table:table-cell>
          <table:table-cell office:value-type="float" office:value="-0.89103" calcext:value-type="float">
            <text:p>-0.89103</text:p>
          </table:table-cell>
          <table:table-cell office:value-type="float" office:value="-0.52693" calcext:value-type="float">
            <text:p>-0.52693</text:p>
          </table:table-cell>
          <table:table-cell office:value-type="float" office:value="0.58291" calcext:value-type="float">
            <text:p>0.58291</text:p>
          </table:table-cell>
          <table:table-cell office:value-type="float" office:value="0.37802" calcext:value-type="float">
            <text:p>0.37802</text:p>
          </table:table-cell>
          <table:table-cell office:value-type="float" office:value="0.60331" calcext:value-type="float">
            <text:p>0.60331</text:p>
          </table:table-cell>
          <table:table-cell office:value-type="float" office:value="-0.54687" calcext:value-type="float">
            <text:p>-0.54687</text:p>
          </table:table-cell>
          <table:table-cell office:value-type="float" office:value="0.44051" calcext:value-type="float">
            <text:p>0.44051</text:p>
          </table:table-cell>
          <table:table-cell office:value-type="float" office:value="-0.74786" calcext:value-type="float">
            <text:p>-0.74786</text:p>
          </table:table-cell>
          <table:table-cell office:value-type="float" office:value="-0.29506" calcext:value-type="float">
            <text:p>-0.29506</text:p>
          </table:table-cell>
          <table:table-cell office:value-type="float" office:value="-0.08401" calcext:value-type="float">
            <text:p>-0.08401</text:p>
          </table:table-cell>
          <table:table-cell table:number-columns-repeated="5"/>
        </table:table-row>
        <table:table-row table:style-name="ro1">
          <table:table-cell office:value-type="float" office:value="1.40371538906214E+018" calcext:value-type="float">
            <text:p>1403715389062140000</text:p>
          </table:table-cell>
          <table:table-cell office:value-type="float" office:value="-0.96417" calcext:value-type="float">
            <text:p>-0.96417</text:p>
          </table:table-cell>
          <table:table-cell office:value-type="float" office:value="-0.55718" calcext:value-type="float">
            <text:p>-0.55718</text:p>
          </table:table-cell>
          <table:table-cell office:value-type="float" office:value="0.57997" calcext:value-type="float">
            <text:p>0.57997</text:p>
          </table:table-cell>
          <table:table-cell office:value-type="float" office:value="0.37911" calcext:value-type="float">
            <text:p>0.37911</text:p>
          </table:table-cell>
          <table:table-cell office:value-type="float" office:value="0.60414" calcext:value-type="float">
            <text:p>0.60414</text:p>
          </table:table-cell>
          <table:table-cell office:value-type="float" office:value="-0.54472" calcext:value-type="float">
            <text:p>-0.54472</text:p>
          </table:table-cell>
          <table:table-cell office:value-type="float" office:value="0.4411" calcext:value-type="float">
            <text:p>0.4411</text:p>
          </table:table-cell>
          <table:table-cell office:value-type="float" office:value="-0.73545" calcext:value-type="float">
            <text:p>-0.73545</text:p>
          </table:table-cell>
          <table:table-cell office:value-type="float" office:value="-0.30423" calcext:value-type="float">
            <text:p>-0.30423</text:p>
          </table:table-cell>
          <table:table-cell office:value-type="float" office:value="0.03928" calcext:value-type="float">
            <text:p>0.03928</text:p>
          </table:table-cell>
          <table:table-cell table:number-columns-repeated="5"/>
        </table:table-row>
        <table:table-row table:style-name="ro1">
          <table:table-cell office:value-type="float" office:value="1.40371538916214E+018" calcext:value-type="float">
            <text:p>1403715389162140000</text:p>
          </table:table-cell>
          <table:table-cell office:value-type="float" office:value="-1.03603" calcext:value-type="float">
            <text:p>-1.03603</text:p>
          </table:table-cell>
          <table:table-cell office:value-type="float" office:value="-0.58773" calcext:value-type="float">
            <text:p>-0.58773</text:p>
          </table:table-cell>
          <table:table-cell office:value-type="float" office:value="0.58841" calcext:value-type="float">
            <text:p>0.58841</text:p>
          </table:table-cell>
          <table:table-cell office:value-type="float" office:value="0.38026" calcext:value-type="float">
            <text:p>0.38026</text:p>
          </table:table-cell>
          <table:table-cell office:value-type="float" office:value="0.60601" calcext:value-type="float">
            <text:p>0.60601</text:p>
          </table:table-cell>
          <table:table-cell office:value-type="float" office:value="-0.54248" calcext:value-type="float">
            <text:p>-0.54248</text:p>
          </table:table-cell>
          <table:table-cell office:value-type="float" office:value="0.44031" calcext:value-type="float">
            <text:p>0.44031</text:p>
          </table:table-cell>
          <table:table-cell office:value-type="float" office:value="-0.71737" calcext:value-type="float">
            <text:p>-0.71737</text:p>
          </table:table-cell>
          <table:table-cell office:value-type="float" office:value="-0.30358" calcext:value-type="float">
            <text:p>-0.30358</text:p>
          </table:table-cell>
          <table:table-cell office:value-type="float" office:value="0.12434" calcext:value-type="float">
            <text:p>0.12434</text:p>
          </table:table-cell>
          <table:table-cell table:number-columns-repeated="5"/>
        </table:table-row>
        <table:table-row table:style-name="ro1">
          <table:table-cell office:value-type="float" office:value="1.40371538926214E+018" calcext:value-type="float">
            <text:p>1403715389262140000</text:p>
          </table:table-cell>
          <table:table-cell office:value-type="float" office:value="-1.10583" calcext:value-type="float">
            <text:p>-1.10583</text:p>
          </table:table-cell>
          <table:table-cell office:value-type="float" office:value="-0.61812" calcext:value-type="float">
            <text:p>-0.61812</text:p>
          </table:table-cell>
          <table:table-cell office:value-type="float" office:value="0.60014" calcext:value-type="float">
            <text:p>0.60014</text:p>
          </table:table-cell>
          <table:table-cell office:value-type="float" office:value="0.38254" calcext:value-type="float">
            <text:p>0.38254</text:p>
          </table:table-cell>
          <table:table-cell office:value-type="float" office:value="0.60817" calcext:value-type="float">
            <text:p>0.60817</text:p>
          </table:table-cell>
          <table:table-cell office:value-type="float" office:value="-0.53951" calcext:value-type="float">
            <text:p>-0.53951</text:p>
          </table:table-cell>
          <table:table-cell office:value-type="float" office:value="0.439" calcext:value-type="float">
            <text:p>0.439</text:p>
          </table:table-cell>
          <table:table-cell office:value-type="float" office:value="-0.69641" calcext:value-type="float">
            <text:p>-0.69641</text:p>
          </table:table-cell>
          <table:table-cell office:value-type="float" office:value="-0.29772" calcext:value-type="float">
            <text:p>-0.29772</text:p>
          </table:table-cell>
          <table:table-cell office:value-type="float" office:value="0.12717" calcext:value-type="float">
            <text:p>0.12717</text:p>
          </table:table-cell>
          <table:table-cell table:number-columns-repeated="5"/>
        </table:table-row>
        <table:table-row table:style-name="ro1">
          <table:table-cell office:value-type="float" office:value="1.40371538936214E+018" calcext:value-type="float">
            <text:p>1403715389362140000</text:p>
          </table:table-cell>
          <table:table-cell office:value-type="float" office:value="-1.17256" calcext:value-type="float">
            <text:p>-1.17256</text:p>
          </table:table-cell>
          <table:table-cell office:value-type="float" office:value="-0.64636" calcext:value-type="float">
            <text:p>-0.64636</text:p>
          </table:table-cell>
          <table:table-cell office:value-type="float" office:value="0.61141" calcext:value-type="float">
            <text:p>0.61141</text:p>
          </table:table-cell>
          <table:table-cell office:value-type="float" office:value="0.38398" calcext:value-type="float">
            <text:p>0.38398</text:p>
          </table:table-cell>
          <table:table-cell office:value-type="float" office:value="0.61039" calcext:value-type="float">
            <text:p>0.61039</text:p>
          </table:table-cell>
          <table:table-cell office:value-type="float" office:value="-0.537" calcext:value-type="float">
            <text:p>-0.537</text:p>
          </table:table-cell>
          <table:table-cell office:value-type="float" office:value="0.43773" calcext:value-type="float">
            <text:p>0.43773</text:p>
          </table:table-cell>
          <table:table-cell office:value-type="float" office:value="-0.66751" calcext:value-type="float">
            <text:p>-0.66751</text:p>
          </table:table-cell>
          <table:table-cell office:value-type="float" office:value="-0.28781" calcext:value-type="float">
            <text:p>-0.28781</text:p>
          </table:table-cell>
          <table:table-cell office:value-type="float" office:value="0.11098" calcext:value-type="float">
            <text:p>0.11098</text:p>
          </table:table-cell>
          <table:table-cell table:number-columns-repeated="5"/>
        </table:table-row>
        <table:table-row table:style-name="ro1">
          <table:table-cell office:value-type="float" office:value="1.40371538946214E+018" calcext:value-type="float">
            <text:p>1403715389462140000</text:p>
          </table:table-cell>
          <table:table-cell office:value-type="float" office:value="-1.23591" calcext:value-type="float">
            <text:p>-1.23591</text:p>
          </table:table-cell>
          <table:table-cell office:value-type="float" office:value="-0.67434" calcext:value-type="float">
            <text:p>-0.67434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38464" calcext:value-type="float">
            <text:p>0.38464</text:p>
          </table:table-cell>
          <table:table-cell office:value-type="float" office:value="0.61202" calcext:value-type="float">
            <text:p>0.61202</text:p>
          </table:table-cell>
          <table:table-cell office:value-type="float" office:value="-0.5354" calcext:value-type="float">
            <text:p>-0.5354</text:p>
          </table:table-cell>
          <table:table-cell office:value-type="float" office:value="0.43683" calcext:value-type="float">
            <text:p>0.43683</text:p>
          </table:table-cell>
          <table:table-cell office:value-type="float" office:value="-0.63636" calcext:value-type="float">
            <text:p>-0.63636</text:p>
          </table:table-cell>
          <table:table-cell office:value-type="float" office:value="-0.28216" calcext:value-type="float">
            <text:p>-0.28216</text:p>
          </table:table-cell>
          <table:table-cell office:value-type="float" office:value="0.08052" calcext:value-type="float">
            <text:p>0.08052</text:p>
          </table:table-cell>
          <table:table-cell table:number-columns-repeated="5"/>
        </table:table-row>
        <table:table-row table:style-name="ro1">
          <table:table-cell office:value-type="float" office:value="1.40371538956214E+018" calcext:value-type="float">
            <text:p>1403715389562140000</text:p>
          </table:table-cell>
          <table:table-cell office:value-type="float" office:value="-1.29885" calcext:value-type="float">
            <text:p>-1.29885</text:p>
          </table:table-cell>
          <table:table-cell office:value-type="float" office:value="-0.70254" calcext:value-type="float">
            <text:p>-0.70254</text:p>
          </table:table-cell>
          <table:table-cell office:value-type="float" office:value="0.62806" calcext:value-type="float">
            <text:p>0.62806</text:p>
          </table:table-cell>
          <table:table-cell office:value-type="float" office:value="0.38261" calcext:value-type="float">
            <text:p>0.38261</text:p>
          </table:table-cell>
          <table:table-cell office:value-type="float" office:value="0.61183" calcext:value-type="float">
            <text:p>0.61183</text:p>
          </table:table-cell>
          <table:table-cell office:value-type="float" office:value="-0.53574" calcext:value-type="float">
            <text:p>-0.53574</text:p>
          </table:table-cell>
          <table:table-cell office:value-type="float" office:value="0.43847" calcext:value-type="float">
            <text:p>0.43847</text:p>
          </table:table-cell>
          <table:table-cell office:value-type="float" office:value="-0.61187" calcext:value-type="float">
            <text:p>-0.61187</text:p>
          </table:table-cell>
          <table:table-cell office:value-type="float" office:value="-0.27692" calcext:value-type="float">
            <text:p>-0.27692</text:p>
          </table:table-cell>
          <table:table-cell office:value-type="float" office:value="0.07014" calcext:value-type="float">
            <text:p>0.07014</text:p>
          </table:table-cell>
          <table:table-cell table:number-columns-repeated="5"/>
        </table:table-row>
        <table:table-row table:style-name="ro1">
          <table:table-cell office:value-type="float" office:value="1.40371538966214E+018" calcext:value-type="float">
            <text:p>1403715389662140000</text:p>
          </table:table-cell>
          <table:table-cell office:value-type="float" office:value="-1.35797" calcext:value-type="float">
            <text:p>-1.35797</text:p>
          </table:table-cell>
          <table:table-cell office:value-type="float" office:value="-0.73036" calcext:value-type="float">
            <text:p>-0.73036</text:p>
          </table:table-cell>
          <table:table-cell office:value-type="float" office:value="0.63358" calcext:value-type="float">
            <text:p>0.63358</text:p>
          </table:table-cell>
          <table:table-cell office:value-type="float" office:value="0.37757" calcext:value-type="float">
            <text:p>0.37757</text:p>
          </table:table-cell>
          <table:table-cell office:value-type="float" office:value="0.61127" calcext:value-type="float">
            <text:p>0.61127</text:p>
          </table:table-cell>
          <table:table-cell office:value-type="float" office:value="-0.53578" calcext:value-type="float">
            <text:p>-0.53578</text:p>
          </table:table-cell>
          <table:table-cell office:value-type="float" office:value="0.44354" calcext:value-type="float">
            <text:p>0.44354</text:p>
          </table:table-cell>
          <table:table-cell office:value-type="float" office:value="-0.57468" calcext:value-type="float">
            <text:p>-0.57468</text:p>
          </table:table-cell>
          <table:table-cell office:value-type="float" office:value="-0.2757" calcext:value-type="float">
            <text:p>-0.2757</text:p>
          </table:table-cell>
          <table:table-cell office:value-type="float" office:value="0.04855" calcext:value-type="float">
            <text:p>0.04855</text:p>
          </table:table-cell>
          <table:table-cell table:number-columns-repeated="5"/>
        </table:table-row>
        <table:table-row table:style-name="ro1">
          <table:table-cell office:value-type="float" office:value="1.40371538976214E+018" calcext:value-type="float">
            <text:p>1403715389762140000</text:p>
          </table:table-cell>
          <table:table-cell office:value-type="float" office:value="-1.41575" calcext:value-type="float">
            <text:p>-1.41575</text:p>
          </table:table-cell>
          <table:table-cell office:value-type="float" office:value="-0.75889" calcext:value-type="float">
            <text:p>-0.75889</text:p>
          </table:table-cell>
          <table:table-cell office:value-type="float" office:value="0.63749" calcext:value-type="float">
            <text:p>0.63749</text:p>
          </table:table-cell>
          <table:table-cell office:value-type="float" office:value="0.37066" calcext:value-type="float">
            <text:p>0.37066</text:p>
          </table:table-cell>
          <table:table-cell office:value-type="float" office:value="0.61458" calcext:value-type="float">
            <text:p>0.61458</text:p>
          </table:table-cell>
          <table:table-cell office:value-type="float" office:value="-0.53213" calcext:value-type="float">
            <text:p>-0.53213</text:p>
          </table:table-cell>
          <table:table-cell office:value-type="float" office:value="0.44916" calcext:value-type="float">
            <text:p>0.44916</text:p>
          </table:table-cell>
          <table:table-cell office:value-type="float" office:value="-0.55704" calcext:value-type="float">
            <text:p>-0.55704</text:p>
          </table:table-cell>
          <table:table-cell office:value-type="float" office:value="-0.27933" calcext:value-type="float">
            <text:p>-0.27933</text:p>
          </table:table-cell>
          <table:table-cell office:value-type="float" office:value="0.0362" calcext:value-type="float">
            <text:p>0.0362</text:p>
          </table:table-cell>
          <table:table-cell table:number-columns-repeated="5"/>
        </table:table-row>
        <table:table-row table:style-name="ro1">
          <table:table-cell office:value-type="float" office:value="1.40371538986214E+018" calcext:value-type="float">
            <text:p>1403715389862140000</text:p>
          </table:table-cell>
          <table:table-cell office:value-type="float" office:value="-1.4699" calcext:value-type="float">
            <text:p>-1.4699</text:p>
          </table:table-cell>
          <table:table-cell office:value-type="float" office:value="-0.78692" calcext:value-type="float">
            <text:p>-0.78692</text:p>
          </table:table-cell>
          <table:table-cell office:value-type="float" office:value="0.63857" calcext:value-type="float">
            <text:p>0.63857</text:p>
          </table:table-cell>
          <table:table-cell office:value-type="float" office:value="0.36203" calcext:value-type="float">
            <text:p>0.36203</text:p>
          </table:table-cell>
          <table:table-cell office:value-type="float" office:value="0.62168" calcext:value-type="float">
            <text:p>0.62168</text:p>
          </table:table-cell>
          <table:table-cell office:value-type="float" office:value="-0.52507" calcext:value-type="float">
            <text:p>-0.52507</text:p>
          </table:table-cell>
          <table:table-cell office:value-type="float" office:value="0.45471" calcext:value-type="float">
            <text:p>0.45471</text:p>
          </table:table-cell>
          <table:table-cell office:value-type="float" office:value="-0.54873" calcext:value-type="float">
            <text:p>-0.54873</text:p>
          </table:table-cell>
          <table:table-cell office:value-type="float" office:value="-0.27819" calcext:value-type="float">
            <text:p>-0.27819</text:p>
          </table:table-cell>
          <table:table-cell office:value-type="float" office:value="0.00694" calcext:value-type="float">
            <text:p>0.00694</text:p>
          </table:table-cell>
          <table:table-cell table:number-columns-repeated="5"/>
        </table:table-row>
        <table:table-row table:style-name="ro1">
          <table:table-cell office:value-type="float" office:value="1.40371538996214E+018" calcext:value-type="float">
            <text:p>1403715389962140000</text:p>
          </table:table-cell>
          <table:table-cell office:value-type="float" office:value="-1.52232" calcext:value-type="float">
            <text:p>-1.52232</text:p>
          </table:table-cell>
          <table:table-cell office:value-type="float" office:value="-0.81643" calcext:value-type="float">
            <text:p>-0.81643</text:p>
          </table:table-cell>
          <table:table-cell office:value-type="float" office:value="0.63731" calcext:value-type="float">
            <text:p>0.63731</text:p>
          </table:table-cell>
          <table:table-cell office:value-type="float" office:value="0.35124" calcext:value-type="float">
            <text:p>0.35124</text:p>
          </table:table-cell>
          <table:table-cell office:value-type="float" office:value="0.63338" calcext:value-type="float">
            <text:p>0.63338</text:p>
          </table:table-cell>
          <table:table-cell office:value-type="float" office:value="-0.5165" calcext:value-type="float">
            <text:p>-0.5165</text:p>
          </table:table-cell>
          <table:table-cell office:value-type="float" office:value="0.45684" calcext:value-type="float">
            <text:p>0.45684</text:p>
          </table:table-cell>
          <table:table-cell office:value-type="float" office:value="-0.54086" calcext:value-type="float">
            <text:p>-0.54086</text:p>
          </table:table-cell>
          <table:table-cell office:value-type="float" office:value="-0.28785" calcext:value-type="float">
            <text:p>-0.28785</text:p>
          </table:table-cell>
          <table:table-cell office:value-type="float" office:value="-0.01542" calcext:value-type="float">
            <text:p>-0.01542</text:p>
          </table:table-cell>
          <table:table-cell table:number-columns-repeated="5"/>
        </table:table-row>
        <table:table-row table:style-name="ro1">
          <table:table-cell office:value-type="float" office:value="1.40371539006214E+018" calcext:value-type="float">
            <text:p>1403715390062140000</text:p>
          </table:table-cell>
          <table:table-cell office:value-type="float" office:value="-1.57218" calcext:value-type="float">
            <text:p>-1.57218</text:p>
          </table:table-cell>
          <table:table-cell office:value-type="float" office:value="-0.84651" calcext:value-type="float">
            <text:p>-0.84651</text:p>
          </table:table-cell>
          <table:table-cell office:value-type="float" office:value="0.63348" calcext:value-type="float">
            <text:p>0.63348</text:p>
          </table:table-cell>
          <table:table-cell office:value-type="float" office:value="0.3399" calcext:value-type="float">
            <text:p>0.3399</text:p>
          </table:table-cell>
          <table:table-cell office:value-type="float" office:value="0.64746" calcext:value-type="float">
            <text:p>0.64746</text:p>
          </table:table-cell>
          <table:table-cell office:value-type="float" office:value="-0.50678" calcext:value-type="float">
            <text:p>-0.50678</text:p>
          </table:table-cell>
          <table:table-cell office:value-type="float" office:value="0.45656" calcext:value-type="float">
            <text:p>0.45656</text:p>
          </table:table-cell>
          <table:table-cell office:value-type="float" office:value="-0.52821" calcext:value-type="float">
            <text:p>-0.52821</text:p>
          </table:table-cell>
          <table:table-cell office:value-type="float" office:value="-0.30846" calcext:value-type="float">
            <text:p>-0.30846</text:p>
          </table:table-cell>
          <table:table-cell office:value-type="float" office:value="-0.04783" calcext:value-type="float">
            <text:p>-0.04783</text:p>
          </table:table-cell>
          <table:table-cell table:number-columns-repeated="5"/>
        </table:table-row>
        <table:table-row table:style-name="ro1">
          <table:table-cell office:value-type="float" office:value="1.40371539016214E+018" calcext:value-type="float">
            <text:p>1403715390162140000</text:p>
          </table:table-cell>
          <table:table-cell office:value-type="float" office:value="-1.61955" calcext:value-type="float">
            <text:p>-1.61955</text:p>
          </table:table-cell>
          <table:table-cell office:value-type="float" office:value="-0.87972" calcext:value-type="float">
            <text:p>-0.87972</text:p>
          </table:table-cell>
          <table:table-cell office:value-type="float" office:value="0.62714" calcext:value-type="float">
            <text:p>0.62714</text:p>
          </table:table-cell>
          <table:table-cell office:value-type="float" office:value="0.33001" calcext:value-type="float">
            <text:p>0.33001</text:p>
          </table:table-cell>
          <table:table-cell office:value-type="float" office:value="0.66167" calcext:value-type="float">
            <text:p>0.66167</text:p>
          </table:table-cell>
          <table:table-cell office:value-type="float" office:value="-0.49428" calcext:value-type="float">
            <text:p>-0.49428</text:p>
          </table:table-cell>
          <table:table-cell office:value-type="float" office:value="0.45713" calcext:value-type="float">
            <text:p>0.45713</text:p>
          </table:table-cell>
          <table:table-cell office:value-type="float" office:value="-0.49374" calcext:value-type="float">
            <text:p>-0.49374</text:p>
          </table:table-cell>
          <table:table-cell office:value-type="float" office:value="-0.35593" calcext:value-type="float">
            <text:p>-0.35593</text:p>
          </table:table-cell>
          <table:table-cell office:value-type="float" office:value="-0.05549" calcext:value-type="float">
            <text:p>-0.05549</text:p>
          </table:table-cell>
          <table:table-cell table:number-columns-repeated="5"/>
        </table:table-row>
        <table:table-row table:style-name="ro1">
          <table:table-cell office:value-type="float" office:value="1.40371539026214E+018" calcext:value-type="float">
            <text:p>1403715390262140000</text:p>
          </table:table-cell>
          <table:table-cell office:value-type="float" office:value="-1.66277" calcext:value-type="float">
            <text:p>-1.66277</text:p>
          </table:table-cell>
          <table:table-cell office:value-type="float" office:value="-0.91786" calcext:value-type="float">
            <text:p>-0.91786</text:p>
          </table:table-cell>
          <table:table-cell office:value-type="float" office:value="0.61817" calcext:value-type="float">
            <text:p>0.61817</text:p>
          </table:table-cell>
          <table:table-cell office:value-type="float" office:value="0.32093" calcext:value-type="float">
            <text:p>0.32093</text:p>
          </table:table-cell>
          <table:table-cell office:value-type="float" office:value="0.67575" calcext:value-type="float">
            <text:p>0.67575</text:p>
          </table:table-cell>
          <table:table-cell office:value-type="float" office:value="-0.47994" calcext:value-type="float">
            <text:p>-0.47994</text:p>
          </table:table-cell>
          <table:table-cell office:value-type="float" office:value="0.45828" calcext:value-type="float">
            <text:p>0.45828</text:p>
          </table:table-cell>
          <table:table-cell office:value-type="float" office:value="-0.44383" calcext:value-type="float">
            <text:p>-0.44383</text:p>
          </table:table-cell>
          <table:table-cell office:value-type="float" office:value="-0.40428" calcext:value-type="float">
            <text:p>-0.40428</text:p>
          </table:table-cell>
          <table:table-cell office:value-type="float" office:value="-0.07966" calcext:value-type="float">
            <text:p>-0.07966</text:p>
          </table:table-cell>
          <table:table-cell table:number-columns-repeated="5"/>
        </table:table-row>
        <table:table-row table:style-name="ro1">
          <table:table-cell office:value-type="float" office:value="1.40371539036214E+018" calcext:value-type="float">
            <text:p>1403715390362140000</text:p>
          </table:table-cell>
          <table:table-cell office:value-type="float" office:value="-1.70183" calcext:value-type="float">
            <text:p>-1.70183</text:p>
          </table:table-cell>
          <table:table-cell office:value-type="float" office:value="-0.96123" calcext:value-type="float">
            <text:p>-0.96123</text:p>
          </table:table-cell>
          <table:table-cell office:value-type="float" office:value="0.60817" calcext:value-type="float">
            <text:p>0.60817</text:p>
          </table:table-cell>
          <table:table-cell office:value-type="float" office:value="0.31369" calcext:value-type="float">
            <text:p>0.31369</text:p>
          </table:table-cell>
          <table:table-cell office:value-type="float" office:value="0.68693" calcext:value-type="float">
            <text:p>0.68693</text:p>
          </table:table-cell>
          <table:table-cell office:value-type="float" office:value="-0.46334" calcext:value-type="float">
            <text:p>-0.46334</text:p>
          </table:table-cell>
          <table:table-cell office:value-type="float" office:value="0.46373" calcext:value-type="float">
            <text:p>0.46373</text:p>
          </table:table-cell>
          <table:table-cell office:value-type="float" office:value="-0.39063" calcext:value-type="float">
            <text:p>-0.39063</text:p>
          </table:table-cell>
          <table:table-cell office:value-type="float" office:value="-0.44981" calcext:value-type="float">
            <text:p>-0.44981</text:p>
          </table:table-cell>
          <table:table-cell office:value-type="float" office:value="-0.08198" calcext:value-type="float">
            <text:p>-0.08198</text:p>
          </table:table-cell>
          <table:table-cell table:number-columns-repeated="5"/>
        </table:table-row>
        <table:table-row table:style-name="ro1">
          <table:table-cell office:value-type="float" office:value="1.40371539046214E+018" calcext:value-type="float">
            <text:p>1403715390462140000</text:p>
          </table:table-cell>
          <table:table-cell office:value-type="float" office:value="-1.73625" calcext:value-type="float">
            <text:p>-1.73625</text:p>
          </table:table-cell>
          <table:table-cell office:value-type="float" office:value="-1.00804" calcext:value-type="float">
            <text:p>-1.00804</text:p>
          </table:table-cell>
          <table:table-cell office:value-type="float" office:value="0.59809" calcext:value-type="float">
            <text:p>0.59809</text:p>
          </table:table-cell>
          <table:table-cell office:value-type="float" office:value="0.30915" calcext:value-type="float">
            <text:p>0.30915</text:p>
          </table:table-cell>
          <table:table-cell office:value-type="float" office:value="0.69837" calcext:value-type="float">
            <text:p>0.69837</text:p>
          </table:table-cell>
          <table:table-cell office:value-type="float" office:value="-0.44419" calcext:value-type="float">
            <text:p>-0.44419</text:p>
          </table:table-cell>
          <table:table-cell office:value-type="float" office:value="0.46841" calcext:value-type="float">
            <text:p>0.46841</text:p>
          </table:table-cell>
          <table:table-cell office:value-type="float" office:value="-0.33462" calcext:value-type="float">
            <text:p>-0.33462</text:p>
          </table:table-cell>
          <table:table-cell office:value-type="float" office:value="-0.4842" calcext:value-type="float">
            <text:p>-0.4842</text:p>
          </table:table-cell>
          <table:table-cell office:value-type="float" office:value="-0.07764" calcext:value-type="float">
            <text:p>-0.07764</text:p>
          </table:table-cell>
          <table:table-cell table:number-columns-repeated="5"/>
        </table:table-row>
        <table:table-row table:style-name="ro1">
          <table:table-cell office:value-type="float" office:value="1.40371539056214E+018" calcext:value-type="float">
            <text:p>1403715390562140000</text:p>
          </table:table-cell>
          <table:table-cell office:value-type="float" office:value="-1.76589" calcext:value-type="float">
            <text:p>-1.76589</text:p>
          </table:table-cell>
          <table:table-cell office:value-type="float" office:value="-1.05742" calcext:value-type="float">
            <text:p>-1.05742</text:p>
          </table:table-cell>
          <table:table-cell office:value-type="float" office:value="0.58918" calcext:value-type="float">
            <text:p>0.58918</text:p>
          </table:table-cell>
          <table:table-cell office:value-type="float" office:value="0.30466" calcext:value-type="float">
            <text:p>0.30466</text:p>
          </table:table-cell>
          <table:table-cell office:value-type="float" office:value="0.70904" calcext:value-type="float">
            <text:p>0.70904</text:p>
          </table:table-cell>
          <table:table-cell office:value-type="float" office:value="-0.42432" calcext:value-type="float">
            <text:p>-0.42432</text:p>
          </table:table-cell>
          <table:table-cell office:value-type="float" office:value="0.4737" calcext:value-type="float">
            <text:p>0.4737</text:p>
          </table:table-cell>
          <table:table-cell office:value-type="float" office:value="-0.27457" calcext:value-type="float">
            <text:p>-0.27457</text:p>
          </table:table-cell>
          <table:table-cell office:value-type="float" office:value="-0.49873" calcext:value-type="float">
            <text:p>-0.49873</text:p>
          </table:table-cell>
          <table:table-cell office:value-type="float" office:value="-0.0723" calcext:value-type="float">
            <text:p>-0.0723</text:p>
          </table:table-cell>
          <table:table-cell table:number-columns-repeated="5"/>
        </table:table-row>
        <table:table-row table:style-name="ro1">
          <table:table-cell office:value-type="float" office:value="1.40371539066214E+018" calcext:value-type="float">
            <text:p>1403715390662140000</text:p>
          </table:table-cell>
          <table:table-cell office:value-type="float" office:value="-1.79062" calcext:value-type="float">
            <text:p>-1.79062</text:p>
          </table:table-cell>
          <table:table-cell office:value-type="float" office:value="-1.10755" calcext:value-type="float">
            <text:p>-1.10755</text:p>
          </table:table-cell>
          <table:table-cell office:value-type="float" office:value="0.58112" calcext:value-type="float">
            <text:p>0.58112</text:p>
          </table:table-cell>
          <table:table-cell office:value-type="float" office:value="0.2989" calcext:value-type="float">
            <text:p>0.2989</text:p>
          </table:table-cell>
          <table:table-cell office:value-type="float" office:value="0.7178" calcext:value-type="float">
            <text:p>0.7178</text:p>
          </table:table-cell>
          <table:table-cell office:value-type="float" office:value="-0.4052" calcext:value-type="float">
            <text:p>-0.4052</text:p>
          </table:table-cell>
          <table:table-cell office:value-type="float" office:value="0.48087" calcext:value-type="float">
            <text:p>0.48087</text:p>
          </table:table-cell>
          <table:table-cell office:value-type="float" office:value="-0.20856" calcext:value-type="float">
            <text:p>-0.20856</text:p>
          </table:table-cell>
          <table:table-cell office:value-type="float" office:value="-0.5033" calcext:value-type="float">
            <text:p>-0.5033</text:p>
          </table:table-cell>
          <table:table-cell office:value-type="float" office:value="-0.0764" calcext:value-type="float">
            <text:p>-0.0764</text:p>
          </table:table-cell>
          <table:table-cell table:number-columns-repeated="5"/>
        </table:table-row>
        <table:table-row table:style-name="ro1">
          <table:table-cell office:value-type="float" office:value="1.40371539076214E+018" calcext:value-type="float">
            <text:p>1403715390762140000</text:p>
          </table:table-cell>
          <table:table-cell office:value-type="float" office:value="-1.80951" calcext:value-type="float">
            <text:p>-1.80951</text:p>
          </table:table-cell>
          <table:table-cell office:value-type="float" office:value="-1.15865" calcext:value-type="float">
            <text:p>-1.15865</text:p>
          </table:table-cell>
          <table:table-cell office:value-type="float" office:value="0.57301" calcext:value-type="float">
            <text:p>0.57301</text:p>
          </table:table-cell>
          <table:table-cell office:value-type="float" office:value="0.283" calcext:value-type="float">
            <text:p>0.283</text:p>
          </table:table-cell>
          <table:table-cell office:value-type="float" office:value="0.72378" calcext:value-type="float">
            <text:p>0.72378</text:p>
          </table:table-cell>
          <table:table-cell office:value-type="float" office:value="-0.39399" calcext:value-type="float">
            <text:p>-0.39399</text:p>
          </table:table-cell>
          <table:table-cell office:value-type="float" office:value="0.49073" calcext:value-type="float">
            <text:p>0.49073</text:p>
          </table:table-cell>
          <table:table-cell office:value-type="float" office:value="-0.13929" calcext:value-type="float">
            <text:p>-0.13929</text:p>
          </table:table-cell>
          <table:table-cell office:value-type="float" office:value="-0.49788" calcext:value-type="float">
            <text:p>-0.49788</text:p>
          </table:table-cell>
          <table:table-cell office:value-type="float" office:value="-0.08545" calcext:value-type="float">
            <text:p>-0.08545</text:p>
          </table:table-cell>
          <table:table-cell table:number-columns-repeated="5"/>
        </table:table-row>
        <table:table-row table:style-name="ro1">
          <table:table-cell office:value-type="float" office:value="1.40371539086214E+018" calcext:value-type="float">
            <text:p>1403715390862140000</text:p>
          </table:table-cell>
          <table:table-cell office:value-type="float" office:value="-1.82401" calcext:value-type="float">
            <text:p>-1.82401</text:p>
          </table:table-cell>
          <table:table-cell office:value-type="float" office:value="-1.2122" calcext:value-type="float">
            <text:p>-1.2122</text:p>
          </table:table-cell>
          <table:table-cell office:value-type="float" office:value="0.56467" calcext:value-type="float">
            <text:p>0.56467</text:p>
          </table:table-cell>
          <table:table-cell office:value-type="float" office:value="0.2674" calcext:value-type="float">
            <text:p>0.2674</text:p>
          </table:table-cell>
          <table:table-cell office:value-type="float" office:value="0.72931" calcext:value-type="float">
            <text:p>0.72931</text:p>
          </table:table-cell>
          <table:table-cell office:value-type="float" office:value="-0.38645" calcext:value-type="float">
            <text:p>-0.38645</text:p>
          </table:table-cell>
          <table:table-cell office:value-type="float" office:value="0.49726" calcext:value-type="float">
            <text:p>0.49726</text:p>
          </table:table-cell>
          <table:table-cell office:value-type="float" office:value="-0.10694" calcext:value-type="float">
            <text:p>-0.10694</text:p>
          </table:table-cell>
          <table:table-cell office:value-type="float" office:value="-0.52453" calcext:value-type="float">
            <text:p>-0.52453</text:p>
          </table:table-cell>
          <table:table-cell office:value-type="float" office:value="-0.09366" calcext:value-type="float">
            <text:p>-0.09366</text:p>
          </table:table-cell>
          <table:table-cell table:number-columns-repeated="5"/>
        </table:table-row>
        <table:table-row table:style-name="ro1">
          <table:table-cell office:value-type="float" office:value="1.40371539096214E+018" calcext:value-type="float">
            <text:p>1403715390962140000</text:p>
          </table:table-cell>
          <table:table-cell office:value-type="float" office:value="-1.83481" calcext:value-type="float">
            <text:p>-1.83481</text:p>
          </table:table-cell>
          <table:table-cell office:value-type="float" office:value="-1.26727" calcext:value-type="float">
            <text:p>-1.26727</text:p>
          </table:table-cell>
          <table:table-cell office:value-type="float" office:value="0.55608" calcext:value-type="float">
            <text:p>0.55608</text:p>
          </table:table-cell>
          <table:table-cell office:value-type="float" office:value="0.25726" calcext:value-type="float">
            <text:p>0.25726</text:p>
          </table:table-cell>
          <table:table-cell office:value-type="float" office:value="0.7336" calcext:value-type="float">
            <text:p>0.7336</text:p>
          </table:table-cell>
          <table:table-cell office:value-type="float" office:value="-0.38159" calcext:value-type="float">
            <text:p>-0.38159</text:p>
          </table:table-cell>
          <table:table-cell office:value-type="float" office:value="0.50003" calcext:value-type="float">
            <text:p>0.50003</text:p>
          </table:table-cell>
          <table:table-cell office:value-type="float" office:value="-0.06962" calcext:value-type="float">
            <text:p>-0.06962</text:p>
          </table:table-cell>
          <table:table-cell office:value-type="float" office:value="-0.54969" calcext:value-type="float">
            <text:p>-0.54969</text:p>
          </table:table-cell>
          <table:table-cell office:value-type="float" office:value="-0.08578" calcext:value-type="float">
            <text:p>-0.08578</text:p>
          </table:table-cell>
          <table:table-cell table:number-columns-repeated="5"/>
        </table:table-row>
        <table:table-row table:style-name="ro1">
          <table:table-cell office:value-type="float" office:value="1.40371539106214E+018" calcext:value-type="float">
            <text:p>1403715391062140000</text:p>
          </table:table-cell>
          <table:table-cell office:value-type="float" office:value="-1.8415" calcext:value-type="float">
            <text:p>-1.8415</text:p>
          </table:table-cell>
          <table:table-cell office:value-type="float" office:value="-1.32434" calcext:value-type="float">
            <text:p>-1.32434</text:p>
          </table:table-cell>
          <table:table-cell office:value-type="float" office:value="0.54686" calcext:value-type="float">
            <text:p>0.54686</text:p>
          </table:table-cell>
          <table:table-cell office:value-type="float" office:value="0.24732" calcext:value-type="float">
            <text:p>0.24732</text:p>
          </table:table-cell>
          <table:table-cell office:value-type="float" office:value="0.73709" calcext:value-type="float">
            <text:p>0.73709</text:p>
          </table:table-cell>
          <table:table-cell office:value-type="float" office:value="-0.37822" calcext:value-type="float">
            <text:p>-0.37822</text:p>
          </table:table-cell>
          <table:table-cell office:value-type="float" office:value="0.50247" calcext:value-type="float">
            <text:p>0.50247</text:p>
          </table:table-cell>
          <table:table-cell office:value-type="float" office:value="-0.03816" calcext:value-type="float">
            <text:p>-0.03816</text:p>
          </table:table-cell>
          <table:table-cell office:value-type="float" office:value="-0.57602" calcext:value-type="float">
            <text:p>-0.57602</text:p>
          </table:table-cell>
          <table:table-cell office:value-type="float" office:value="-0.09242" calcext:value-type="float">
            <text:p>-0.09242</text:p>
          </table:table-cell>
          <table:table-cell table:number-columns-repeated="5"/>
        </table:table-row>
        <table:table-row table:style-name="ro1">
          <table:table-cell office:value-type="float" office:value="1.40371539116214E+018" calcext:value-type="float">
            <text:p>1403715391162140000</text:p>
          </table:table-cell>
          <table:table-cell office:value-type="float" office:value="-1.84366" calcext:value-type="float">
            <text:p>-1.84366</text:p>
          </table:table-cell>
          <table:table-cell office:value-type="float" office:value="-1.38341" calcext:value-type="float">
            <text:p>-1.38341</text:p>
          </table:table-cell>
          <table:table-cell office:value-type="float" office:value="0.53848" calcext:value-type="float">
            <text:p>0.53848</text:p>
          </table:table-cell>
          <table:table-cell office:value-type="float" office:value="0.23543" calcext:value-type="float">
            <text:p>0.23543</text:p>
          </table:table-cell>
          <table:table-cell office:value-type="float" office:value="0.73984" calcext:value-type="float">
            <text:p>0.73984</text:p>
          </table:table-cell>
          <table:table-cell office:value-type="float" office:value="-0.37349" calcext:value-type="float">
            <text:p>-0.37349</text:p>
          </table:table-cell>
          <table:table-cell office:value-type="float" office:value="0.50766" calcext:value-type="float">
            <text:p>0.50766</text:p>
          </table:table-cell>
          <table:table-cell office:value-type="float" office:value="-0.00036" calcext:value-type="float">
            <text:p>-0.00036</text:p>
          </table:table-cell>
          <table:table-cell office:value-type="float" office:value="-0.61127" calcext:value-type="float">
            <text:p>-0.61127</text:p>
          </table:table-cell>
          <table:table-cell office:value-type="float" office:value="-0.08027" calcext:value-type="float">
            <text:p>-0.08027</text:p>
          </table:table-cell>
          <table:table-cell table:number-columns-repeated="5"/>
        </table:table-row>
        <table:table-row table:style-name="ro1">
          <table:table-cell office:value-type="float" office:value="1.40371539126214E+018" calcext:value-type="float">
            <text:p>1403715391262140000</text:p>
          </table:table-cell>
          <table:table-cell office:value-type="float" office:value="-1.84427" calcext:value-type="float">
            <text:p>-1.84427</text:p>
          </table:table-cell>
          <table:table-cell office:value-type="float" office:value="-1.44727" calcext:value-type="float">
            <text:p>-1.44727</text:p>
          </table:table-cell>
          <table:table-cell office:value-type="float" office:value="0.53133" calcext:value-type="float">
            <text:p>0.53133</text:p>
          </table:table-cell>
          <table:table-cell office:value-type="float" office:value="0.22532" calcext:value-type="float">
            <text:p>0.22532</text:p>
          </table:table-cell>
          <table:table-cell office:value-type="float" office:value="0.74071" calcext:value-type="float">
            <text:p>0.74071</text:p>
          </table:table-cell>
          <table:table-cell office:value-type="float" office:value="-0.36762" calcext:value-type="float">
            <text:p>-0.36762</text:p>
          </table:table-cell>
          <table:table-cell office:value-type="float" office:value="0.5152" calcext:value-type="float">
            <text:p>0.5152</text:p>
          </table:table-cell>
          <table:table-cell office:value-type="float" office:value="0.01603" calcext:value-type="float">
            <text:p>0.01603</text:p>
          </table:table-cell>
          <table:table-cell office:value-type="float" office:value="-0.65826" calcext:value-type="float">
            <text:p>-0.65826</text:p>
          </table:table-cell>
          <table:table-cell office:value-type="float" office:value="-0.05381" calcext:value-type="float">
            <text:p>-0.05381</text:p>
          </table:table-cell>
          <table:table-cell table:number-columns-repeated="5"/>
        </table:table-row>
        <table:table-row table:style-name="ro1">
          <table:table-cell office:value-type="float" office:value="1.40371539136214E+018" calcext:value-type="float">
            <text:p>1403715391362140000</text:p>
          </table:table-cell>
          <table:table-cell office:value-type="float" office:value="-1.84368" calcext:value-type="float">
            <text:p>-1.84368</text:p>
          </table:table-cell>
          <table:table-cell office:value-type="float" office:value="-1.5157" calcext:value-type="float">
            <text:p>-1.5157</text:p>
          </table:table-cell>
          <table:table-cell office:value-type="float" office:value="0.52485" calcext:value-type="float">
            <text:p>0.52485</text:p>
          </table:table-cell>
          <table:table-cell office:value-type="float" office:value="0.22046" calcext:value-type="float">
            <text:p>0.22046</text:p>
          </table:table-cell>
          <table:table-cell office:value-type="float" office:value="0.74042" calcext:value-type="float">
            <text:p>0.74042</text:p>
          </table:table-cell>
          <table:table-cell office:value-type="float" office:value="-0.36267" calcext:value-type="float">
            <text:p>-0.36267</text:p>
          </table:table-cell>
          <table:table-cell office:value-type="float" office:value="0.52119" calcext:value-type="float">
            <text:p>0.52119</text:p>
          </table:table-cell>
          <table:table-cell office:value-type="float" office:value="0.01552" calcext:value-type="float">
            <text:p>0.01552</text:p>
          </table:table-cell>
          <table:table-cell office:value-type="float" office:value="-0.71056" calcext:value-type="float">
            <text:p>-0.71056</text:p>
          </table:table-cell>
          <table:table-cell office:value-type="float" office:value="-0.05896" calcext:value-type="float">
            <text:p>-0.05896</text:p>
          </table:table-cell>
          <table:table-cell table:number-columns-repeated="5"/>
        </table:table-row>
        <table:table-row table:style-name="ro1">
          <table:table-cell office:value-type="float" office:value="1.40371539146214E+018" calcext:value-type="float">
            <text:p>1403715391462140000</text:p>
          </table:table-cell>
          <table:table-cell office:value-type="float" office:value="-1.80713" calcext:value-type="float">
            <text:p>-1.80713</text:p>
          </table:table-cell>
          <table:table-cell office:value-type="float" office:value="-1.62475" calcext:value-type="float">
            <text:p>-1.62475</text:p>
          </table:table-cell>
          <table:table-cell office:value-type="float" office:value="0.54754" calcext:value-type="float">
            <text:p>0.54754</text:p>
          </table:table-cell>
          <table:table-cell office:value-type="float" office:value="0.21715" calcext:value-type="float">
            <text:p>0.21715</text:p>
          </table:table-cell>
          <table:table-cell office:value-type="float" office:value="0.74214" calcext:value-type="float">
            <text:p>0.74214</text:p>
          </table:table-cell>
          <table:table-cell office:value-type="float" office:value="-0.35767" calcext:value-type="float">
            <text:p>-0.35767</text:p>
          </table:table-cell>
          <table:table-cell office:value-type="float" office:value="0.52358" calcext:value-type="float">
            <text:p>0.52358</text:p>
          </table:table-cell>
          <table:table-cell office:value-type="float" office:value="0.02203" calcext:value-type="float">
            <text:p>0.02203</text:p>
          </table:table-cell>
          <table:table-cell office:value-type="float" office:value="-0.74609" calcext:value-type="float">
            <text:p>-0.74609</text:p>
          </table:table-cell>
          <table:table-cell office:value-type="float" office:value="-0.05939" calcext:value-type="float">
            <text:p>-0.05939</text:p>
          </table:table-cell>
          <table:table-cell table:number-columns-repeated="5"/>
        </table:table-row>
        <table:table-row table:style-name="ro1">
          <table:table-cell office:value-type="float" office:value="1.40371539156214E+018" calcext:value-type="float">
            <text:p>1403715391562140000</text:p>
          </table:table-cell>
          <table:table-cell office:value-type="float" office:value="-1.80544" calcext:value-type="float">
            <text:p>-1.80544</text:p>
          </table:table-cell>
          <table:table-cell office:value-type="float" office:value="-1.70147" calcext:value-type="float">
            <text:p>-1.70147</text:p>
          </table:table-cell>
          <table:table-cell office:value-type="float" office:value="0.54136" calcext:value-type="float">
            <text:p>0.54136</text:p>
          </table:table-cell>
          <table:table-cell office:value-type="float" office:value="0.21553" calcext:value-type="float">
            <text:p>0.21553</text:p>
          </table:table-cell>
          <table:table-cell office:value-type="float" office:value="0.74262" calcext:value-type="float">
            <text:p>0.74262</text:p>
          </table:table-cell>
          <table:table-cell office:value-type="float" office:value="-0.35627" calcext:value-type="float">
            <text:p>-0.35627</text:p>
          </table:table-cell>
          <table:table-cell office:value-type="float" office:value="0.52453" calcext:value-type="float">
            <text:p>0.52453</text:p>
          </table:table-cell>
          <table:table-cell office:value-type="float" office:value="0.02607" calcext:value-type="float">
            <text:p>0.02607</text:p>
          </table:table-cell>
          <table:table-cell office:value-type="float" office:value="-0.78512" calcext:value-type="float">
            <text:p>-0.78512</text:p>
          </table:table-cell>
          <table:table-cell office:value-type="float" office:value="-0.05703" calcext:value-type="float">
            <text:p>-0.05703</text:p>
          </table:table-cell>
          <table:table-cell table:number-columns-repeated="5"/>
        </table:table-row>
        <table:table-row table:style-name="ro1">
          <table:table-cell office:value-type="float" office:value="1.40371539166214E+018" calcext:value-type="float">
            <text:p>1403715391662140000</text:p>
          </table:table-cell>
          <table:table-cell office:value-type="float" office:value="-1.80485" calcext:value-type="float">
            <text:p>-1.80485</text:p>
          </table:table-cell>
          <table:table-cell office:value-type="float" office:value="-1.78205" calcext:value-type="float">
            <text:p>-1.78205</text:p>
          </table:table-cell>
          <table:table-cell office:value-type="float" office:value="0.53634" calcext:value-type="float">
            <text:p>0.53634</text:p>
          </table:table-cell>
          <table:table-cell office:value-type="float" office:value="0.20853" calcext:value-type="float">
            <text:p>0.20853</text:p>
          </table:table-cell>
          <table:table-cell office:value-type="float" office:value="0.7424" calcext:value-type="float">
            <text:p>0.7424</text:p>
          </table:table-cell>
          <table:table-cell office:value-type="float" office:value="-0.35534" calcext:value-type="float">
            <text:p>-0.35534</text:p>
          </table:table-cell>
          <table:table-cell office:value-type="float" office:value="0.5283" calcext:value-type="float">
            <text:p>0.5283</text:p>
          </table:table-cell>
          <table:table-cell office:value-type="float" office:value="0.02238" calcext:value-type="float">
            <text:p>0.02238</text:p>
          </table:table-cell>
          <table:table-cell office:value-type="float" office:value="-0.82744" calcext:value-type="float">
            <text:p>-0.82744</text:p>
          </table:table-cell>
          <table:table-cell office:value-type="float" office:value="-0.0097" calcext:value-type="float">
            <text:p>-0.0097</text:p>
          </table:table-cell>
          <table:table-cell table:number-columns-repeated="5"/>
        </table:table-row>
        <table:table-row table:style-name="ro1">
          <table:table-cell office:value-type="float" office:value="1.40371539176214E+018" calcext:value-type="float">
            <text:p>1403715391762140000</text:p>
          </table:table-cell>
          <table:table-cell office:value-type="float" office:value="-1.80262" calcext:value-type="float">
            <text:p>-1.80262</text:p>
          </table:table-cell>
          <table:table-cell office:value-type="float" office:value="-1.86697" calcext:value-type="float">
            <text:p>-1.86697</text:p>
          </table:table-cell>
          <table:table-cell office:value-type="float" office:value="0.53935" calcext:value-type="float">
            <text:p>0.53935</text:p>
          </table:table-cell>
          <table:table-cell office:value-type="float" office:value="0.20466" calcext:value-type="float">
            <text:p>0.20466</text:p>
          </table:table-cell>
          <table:table-cell office:value-type="float" office:value="0.74376" calcext:value-type="float">
            <text:p>0.74376</text:p>
          </table:table-cell>
          <table:table-cell office:value-type="float" office:value="-0.34825" calcext:value-type="float">
            <text:p>-0.34825</text:p>
          </table:table-cell>
          <table:table-cell office:value-type="float" office:value="0.5326" calcext:value-type="float">
            <text:p>0.5326</text:p>
          </table:table-cell>
          <table:table-cell office:value-type="float" office:value="0.01583" calcext:value-type="float">
            <text:p>0.01583</text:p>
          </table:table-cell>
          <table:table-cell office:value-type="float" office:value="-0.87203" calcext:value-type="float">
            <text:p>-0.87203</text:p>
          </table:table-cell>
          <table:table-cell office:value-type="float" office:value="0.10215" calcext:value-type="float">
            <text:p>0.10215</text:p>
          </table:table-cell>
          <table:table-cell table:number-columns-repeated="5"/>
        </table:table-row>
        <table:table-row table:style-name="ro1">
          <table:table-cell office:value-type="float" office:value="1.40371539176214E+018" calcext:value-type="float">
            <text:p>1403715391762140000</text:p>
          </table:table-cell>
          <table:table-cell office:value-type="float" office:value="-1.84968" calcext:value-type="float">
            <text:p>-1.84968</text:p>
          </table:table-cell>
          <table:table-cell office:value-type="float" office:value="-1.92601" calcext:value-type="float">
            <text:p>-1.92601</text:p>
          </table:table-cell>
          <table:table-cell office:value-type="float" office:value="0.52293" calcext:value-type="float">
            <text:p>0.52293</text:p>
          </table:table-cell>
          <table:table-cell office:value-type="float" office:value="0.20643" calcext:value-type="float">
            <text:p>0.20643</text:p>
          </table:table-cell>
          <table:table-cell office:value-type="float" office:value="0.74788" calcext:value-type="float">
            <text:p>0.74788</text:p>
          </table:table-cell>
          <table:table-cell office:value-type="float" office:value="-0.33626" calcext:value-type="float">
            <text:p>-0.33626</text:p>
          </table:table-cell>
          <table:table-cell office:value-type="float" office:value="0.53384" calcext:value-type="float">
            <text:p>0.53384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-0.9106" calcext:value-type="float">
            <text:p>-0.9106</text:p>
          </table:table-cell>
          <table:table-cell office:value-type="float" office:value="0.21565" calcext:value-type="float">
            <text:p>0.21565</text:p>
          </table:table-cell>
          <table:table-cell table:number-columns-repeated="5"/>
        </table:table-row>
        <table:table-row table:style-name="ro1">
          <table:table-cell office:value-type="float" office:value="1.40371539186214E+018" calcext:value-type="float">
            <text:p>1403715391862140000</text:p>
          </table:table-cell>
          <table:table-cell office:value-type="float" office:value="-1.80095" calcext:value-type="float">
            <text:p>-1.80095</text:p>
          </table:table-cell>
          <table:table-cell office:value-type="float" office:value="-1.95644" calcext:value-type="float">
            <text:p>-1.95644</text:p>
          </table:table-cell>
          <table:table-cell office:value-type="float" office:value="0.55515" calcext:value-type="float">
            <text:p>0.55515</text:p>
          </table:table-cell>
          <table:table-cell office:value-type="float" office:value="0.20504" calcext:value-type="float">
            <text:p>0.20504</text:p>
          </table:table-cell>
          <table:table-cell office:value-type="float" office:value="0.74875" calcext:value-type="float">
            <text:p>0.74875</text:p>
          </table:table-cell>
          <table:table-cell office:value-type="float" office:value="-0.33431" calcext:value-type="float">
            <text:p>-0.33431</text:p>
          </table:table-cell>
          <table:table-cell office:value-type="float" office:value="0.53438" calcext:value-type="float">
            <text:p>0.53438</text:p>
          </table:table-cell>
          <table:table-cell office:value-type="float" office:value="0.02101" calcext:value-type="float">
            <text:p>0.02101</text:p>
          </table:table-cell>
          <table:table-cell office:value-type="float" office:value="-0.91051" calcext:value-type="float">
            <text:p>-0.91051</text:p>
          </table:table-cell>
          <table:table-cell office:value-type="float" office:value="0.21565" calcext:value-type="float">
            <text:p>0.21565</text:p>
          </table:table-cell>
          <table:table-cell table:number-columns-repeated="5"/>
        </table:table-row>
        <table:table-row table:style-name="ro1">
          <table:table-cell office:value-type="float" office:value="1.40371539196214E+018" calcext:value-type="float">
            <text:p>1403715391962140000</text:p>
          </table:table-cell>
          <table:table-cell office:value-type="float" office:value="-1.79883" calcext:value-type="float">
            <text:p>-1.79883</text:p>
          </table:table-cell>
          <table:table-cell office:value-type="float" office:value="-2.04754" calcext:value-type="float">
            <text:p>-2.04754</text:p>
          </table:table-cell>
          <table:table-cell office:value-type="float" office:value="0.58083" calcext:value-type="float">
            <text:p>0.58083</text:p>
          </table:table-cell>
          <table:table-cell office:value-type="float" office:value="0.2043" calcext:value-type="float">
            <text:p>0.2043</text:p>
          </table:table-cell>
          <table:table-cell office:value-type="float" office:value="0.75509" calcext:value-type="float">
            <text:p>0.75509</text:p>
          </table:table-cell>
          <table:table-cell office:value-type="float" office:value="-0.32149" calcext:value-type="float">
            <text:p>-0.32149</text:p>
          </table:table-cell>
          <table:table-cell office:value-type="float" office:value="0.53362" calcext:value-type="float">
            <text:p>0.53362</text:p>
          </table:table-cell>
          <table:table-cell office:value-type="float" office:value="0.02174" calcext:value-type="float">
            <text:p>0.02174</text:p>
          </table:table-cell>
          <table:table-cell office:value-type="float" office:value="-0.92714" calcext:value-type="float">
            <text:p>-0.92714</text:p>
          </table:table-cell>
          <table:table-cell office:value-type="float" office:value="0.26251" calcext:value-type="float">
            <text:p>0.26251</text:p>
          </table:table-cell>
          <table:table-cell table:number-columns-repeated="5"/>
        </table:table-row>
        <table:table-row table:style-name="ro1">
          <table:table-cell office:value-type="float" office:value="1.40371539206214E+018" calcext:value-type="float">
            <text:p>1403715392062140000</text:p>
          </table:table-cell>
          <table:table-cell office:value-type="float" office:value="-1.79506" calcext:value-type="float">
            <text:p>-1.79506</text:p>
          </table:table-cell>
          <table:table-cell office:value-type="float" office:value="-2.14031" calcext:value-type="float">
            <text:p>-2.14031</text:p>
          </table:table-cell>
          <table:table-cell office:value-type="float" office:value="0.60804" calcext:value-type="float">
            <text:p>0.60804</text:p>
          </table:table-cell>
          <table:table-cell office:value-type="float" office:value="0.20082" calcext:value-type="float">
            <text:p>0.20082</text:p>
          </table:table-cell>
          <table:table-cell office:value-type="float" office:value="0.76211" calcext:value-type="float">
            <text:p>0.76211</text:p>
          </table:table-cell>
          <table:table-cell office:value-type="float" office:value="-0.31439" calcext:value-type="float">
            <text:p>-0.31439</text:p>
          </table:table-cell>
          <table:table-cell office:value-type="float" office:value="0.52916" calcext:value-type="float">
            <text:p>0.52916</text:p>
          </table:table-cell>
          <table:table-cell office:value-type="float" office:value="0.04496" calcext:value-type="float">
            <text:p>0.04496</text:p>
          </table:table-cell>
          <table:table-cell office:value-type="float" office:value="-0.9423" calcext:value-type="float">
            <text:p>-0.9423</text:p>
          </table:table-cell>
          <table:table-cell office:value-type="float" office:value="0.25203" calcext:value-type="float">
            <text:p>0.25203</text:p>
          </table:table-cell>
          <table:table-cell table:number-columns-repeated="5"/>
        </table:table-row>
        <table:table-row table:style-name="ro1">
          <table:table-cell office:value-type="float" office:value="1.40371539216214E+018" calcext:value-type="float">
            <text:p>1403715392162140000</text:p>
          </table:table-cell>
          <table:table-cell office:value-type="float" office:value="-1.78843" calcext:value-type="float">
            <text:p>-1.78843</text:p>
          </table:table-cell>
          <table:table-cell office:value-type="float" office:value="-2.23529" calcext:value-type="float">
            <text:p>-2.23529</text:p>
          </table:table-cell>
          <table:table-cell office:value-type="float" office:value="0.63399" calcext:value-type="float">
            <text:p>0.63399</text:p>
          </table:table-cell>
          <table:table-cell office:value-type="float" office:value="0.19723" calcext:value-type="float">
            <text:p>0.19723</text:p>
          </table:table-cell>
          <table:table-cell office:value-type="float" office:value="0.76601" calcext:value-type="float">
            <text:p>0.76601</text:p>
          </table:table-cell>
          <table:table-cell office:value-type="float" office:value="-0.31067" calcext:value-type="float">
            <text:p>-0.31067</text:p>
          </table:table-cell>
          <table:table-cell office:value-type="float" office:value="0.52708" calcext:value-type="float">
            <text:p>0.52708</text:p>
          </table:table-cell>
          <table:table-cell office:value-type="float" office:value="0.07643" calcext:value-type="float">
            <text:p>0.07643</text:p>
          </table:table-cell>
          <table:table-cell office:value-type="float" office:value="-0.96451" calcext:value-type="float">
            <text:p>-0.96451</text:p>
          </table:table-cell>
          <table:table-cell office:value-type="float" office:value="0.23642" calcext:value-type="float">
            <text:p>0.23642</text:p>
          </table:table-cell>
          <table:table-cell table:number-columns-repeated="5"/>
        </table:table-row>
        <table:table-row table:style-name="ro1">
          <table:table-cell office:value-type="float" office:value="1.40371539226214E+018" calcext:value-type="float">
            <text:p>1403715392262140000</text:p>
          </table:table-cell>
          <table:table-cell office:value-type="float" office:value="-1.77837" calcext:value-type="float">
            <text:p>-1.77837</text:p>
          </table:table-cell>
          <table:table-cell office:value-type="float" office:value="-2.33223" calcext:value-type="float">
            <text:p>-2.33223</text:p>
          </table:table-cell>
          <table:table-cell office:value-type="float" office:value="0.65792" calcext:value-type="float">
            <text:p>0.65792</text:p>
          </table:table-cell>
          <table:table-cell office:value-type="float" office:value="0.19362" calcext:value-type="float">
            <text:p>0.19362</text:p>
          </table:table-cell>
          <table:table-cell office:value-type="float" office:value="0.76736" calcext:value-type="float">
            <text:p>0.76736</text:p>
          </table:table-cell>
          <table:table-cell office:value-type="float" office:value="-0.30374" calcext:value-type="float">
            <text:p>-0.30374</text:p>
          </table:table-cell>
          <table:table-cell office:value-type="float" office:value="0.53048" calcext:value-type="float">
            <text:p>0.53048</text:p>
          </table:table-cell>
          <table:table-cell office:value-type="float" office:value="0.1252" calcext:value-type="float">
            <text:p>0.1252</text:p>
          </table:table-cell>
          <table:table-cell office:value-type="float" office:value="-0.97637" calcext:value-type="float">
            <text:p>-0.97637</text:p>
          </table:table-cell>
          <table:table-cell office:value-type="float" office:value="0.24476" calcext:value-type="float">
            <text:p>0.24476</text:p>
          </table:table-cell>
          <table:table-cell table:number-columns-repeated="5"/>
        </table:table-row>
        <table:table-row table:style-name="ro1">
          <table:table-cell office:value-type="float" office:value="1.40371539236214E+018" calcext:value-type="float">
            <text:p>1403715392362140000</text:p>
          </table:table-cell>
          <table:table-cell office:value-type="float" office:value="-1.76338" calcext:value-type="float">
            <text:p>-1.76338</text:p>
          </table:table-cell>
          <table:table-cell office:value-type="float" office:value="-2.43132" calcext:value-type="float">
            <text:p>-2.43132</text:p>
          </table:table-cell>
          <table:table-cell office:value-type="float" office:value="0.68222" calcext:value-type="float">
            <text:p>0.68222</text:p>
          </table:table-cell>
          <table:table-cell office:value-type="float" office:value="0.1889" calcext:value-type="float">
            <text:p>0.1889</text:p>
          </table:table-cell>
          <table:table-cell office:value-type="float" office:value="0.76737" calcext:value-type="float">
            <text:p>0.76737</text:p>
          </table:table-cell>
          <table:table-cell office:value-type="float" office:value="-0.29129" calcext:value-type="float">
            <text:p>-0.29129</text:p>
          </table:table-cell>
          <table:table-cell office:value-type="float" office:value="0.53909" calcext:value-type="float">
            <text:p>0.53909</text:p>
          </table:table-cell>
          <table:table-cell office:value-type="float" office:value="0.1707" calcext:value-type="float">
            <text:p>0.1707</text:p>
          </table:table-cell>
          <table:table-cell office:value-type="float" office:value="-0.98883" calcext:value-type="float">
            <text:p>-0.98883</text:p>
          </table:table-cell>
          <table:table-cell office:value-type="float" office:value="0.25501" calcext:value-type="float">
            <text:p>0.25501</text:p>
          </table:table-cell>
          <table:table-cell table:number-columns-repeated="5"/>
        </table:table-row>
        <table:table-row table:style-name="ro1">
          <table:table-cell office:value-type="float" office:value="1.40371539246214E+018" calcext:value-type="float">
            <text:p>1403715392462140000</text:p>
          </table:table-cell>
          <table:table-cell office:value-type="float" office:value="-1.74859" calcext:value-type="float">
            <text:p>-1.74859</text:p>
          </table:table-cell>
          <table:table-cell office:value-type="float" office:value="-2.54493" calcext:value-type="float">
            <text:p>-2.54493</text:p>
          </table:table-cell>
          <table:table-cell office:value-type="float" office:value="0.7073" calcext:value-type="float">
            <text:p>0.7073</text:p>
          </table:table-cell>
          <table:table-cell office:value-type="float" office:value="0.18463" calcext:value-type="float">
            <text:p>0.18463</text:p>
          </table:table-cell>
          <table:table-cell office:value-type="float" office:value="0.76141" calcext:value-type="float">
            <text:p>0.76141</text:p>
          </table:table-cell>
          <table:table-cell office:value-type="float" office:value="-0.27358" calcext:value-type="float">
            <text:p>-0.27358</text:p>
          </table:table-cell>
          <table:table-cell office:value-type="float" office:value="0.55796" calcext:value-type="float">
            <text:p>0.55796</text:p>
          </table:table-cell>
          <table:table-cell office:value-type="float" office:value="0.16779" calcext:value-type="float">
            <text:p>0.16779</text:p>
          </table:table-cell>
          <table:table-cell office:value-type="float" office:value="-0.98335" calcext:value-type="float">
            <text:p>-0.98335</text:p>
          </table:table-cell>
          <table:table-cell office:value-type="float" office:value="0.25198" calcext:value-type="float">
            <text:p>0.25198</text:p>
          </table:table-cell>
          <table:table-cell table:number-columns-repeated="5"/>
        </table:table-row>
        <table:table-row table:style-name="ro1">
          <table:table-cell office:value-type="float" office:value="1.40371539256214E+018" calcext:value-type="float">
            <text:p>1403715392562140000</text:p>
          </table:table-cell>
          <table:table-cell office:value-type="float" office:value="-1.73238" calcext:value-type="float">
            <text:p>-1.73238</text:p>
          </table:table-cell>
          <table:table-cell office:value-type="float" office:value="-2.64198" calcext:value-type="float">
            <text:p>-2.64198</text:p>
          </table:table-cell>
          <table:table-cell office:value-type="float" office:value="0.72903" calcext:value-type="float">
            <text:p>0.72903</text:p>
          </table:table-cell>
          <table:table-cell office:value-type="float" office:value="0.17909" calcext:value-type="float">
            <text:p>0.17909</text:p>
          </table:table-cell>
          <table:table-cell office:value-type="float" office:value="0.76062" calcext:value-type="float">
            <text:p>0.76062</text:p>
          </table:table-cell>
          <table:table-cell office:value-type="float" office:value="-0.25348" calcext:value-type="float">
            <text:p>-0.25348</text:p>
          </table:table-cell>
          <table:table-cell office:value-type="float" office:value="0.57021" calcext:value-type="float">
            <text:p>0.57021</text:p>
          </table:table-cell>
          <table:table-cell office:value-type="float" office:value="0.14972" calcext:value-type="float">
            <text:p>0.14972</text:p>
          </table:table-cell>
          <table:table-cell office:value-type="float" office:value="-0.94837" calcext:value-type="float">
            <text:p>-0.94837</text:p>
          </table:table-cell>
          <table:table-cell office:value-type="float" office:value="0.19208" calcext:value-type="float">
            <text:p>0.19208</text:p>
          </table:table-cell>
          <table:table-cell table:number-columns-repeated="5"/>
        </table:table-row>
        <table:table-row table:style-name="ro1">
          <table:table-cell office:value-type="float" office:value="1.40371539266214E+018" calcext:value-type="float">
            <text:p>1403715392662140000</text:p>
          </table:table-cell>
          <table:table-cell office:value-type="float" office:value="-1.71771" calcext:value-type="float">
            <text:p>-1.71771</text:p>
          </table:table-cell>
          <table:table-cell office:value-type="float" office:value="-2.73402" calcext:value-type="float">
            <text:p>-2.73402</text:p>
          </table:table-cell>
          <table:table-cell office:value-type="float" office:value="0.74561" calcext:value-type="float">
            <text:p>0.74561</text:p>
          </table:table-cell>
          <table:table-cell office:value-type="float" office:value="0.16933" calcext:value-type="float">
            <text:p>0.16933</text:p>
          </table:table-cell>
          <table:table-cell office:value-type="float" office:value="0.76579" calcext:value-type="float">
            <text:p>0.76579</text:p>
          </table:table-cell>
          <table:table-cell office:value-type="float" office:value="-0.23475" calcext:value-type="float">
            <text:p>-0.23475</text:p>
          </table:table-cell>
          <table:table-cell office:value-type="float" office:value="0.57427" calcext:value-type="float">
            <text:p>0.57427</text:p>
          </table:table-cell>
          <table:table-cell office:value-type="float" office:value="0.12209" calcext:value-type="float">
            <text:p>0.12209</text:p>
          </table:table-cell>
          <table:table-cell office:value-type="float" office:value="-0.90637" calcext:value-type="float">
            <text:p>-0.90637</text:p>
          </table:table-cell>
          <table:table-cell office:value-type="float" office:value="0.16814" calcext:value-type="float">
            <text:p>0.16814</text:p>
          </table:table-cell>
          <table:table-cell table:number-columns-repeated="5"/>
        </table:table-row>
        <table:table-row table:style-name="ro1">
          <table:table-cell office:value-type="float" office:value="1.40371539276214E+018" calcext:value-type="float">
            <text:p>1403715392762140000</text:p>
          </table:table-cell>
          <table:table-cell office:value-type="float" office:value="-1.70516" calcext:value-type="float">
            <text:p>-1.70516</text:p>
          </table:table-cell>
          <table:table-cell office:value-type="float" office:value="-2.82165" calcext:value-type="float">
            <text:p>-2.82165</text:p>
          </table:table-cell>
          <table:table-cell office:value-type="float" office:value="0.75912" calcext:value-type="float">
            <text:p>0.75912</text:p>
          </table:table-cell>
          <table:table-cell office:value-type="float" office:value="0.15797" calcext:value-type="float">
            <text:p>0.15797</text:p>
          </table:table-cell>
          <table:table-cell office:value-type="float" office:value="0.77025" calcext:value-type="float">
            <text:p>0.77025</text:p>
          </table:table-cell>
          <table:table-cell office:value-type="float" office:value="-0.21608" calcext:value-type="float">
            <text:p>-0.21608</text:p>
          </table:table-cell>
          <table:table-cell office:value-type="float" office:value="0.57886" calcext:value-type="float">
            <text:p>0.57886</text:p>
          </table:table-cell>
          <table:table-cell office:value-type="float" office:value="0.10432" calcext:value-type="float">
            <text:p>0.10432</text:p>
          </table:table-cell>
          <table:table-cell office:value-type="float" office:value="-0.86195" calcext:value-type="float">
            <text:p>-0.86195</text:p>
          </table:table-cell>
          <table:table-cell office:value-type="float" office:value="0.1148" calcext:value-type="float">
            <text:p>0.1148</text:p>
          </table:table-cell>
          <table:table-cell table:number-columns-repeated="5"/>
        </table:table-row>
        <table:table-row table:style-name="ro1">
          <table:table-cell office:value-type="float" office:value="1.40371539286214E+018" calcext:value-type="float">
            <text:p>1403715392862140000</text:p>
          </table:table-cell>
          <table:table-cell office:value-type="float" office:value="-1.6929" calcext:value-type="float">
            <text:p>-1.6929</text:p>
          </table:table-cell>
          <table:table-cell office:value-type="float" office:value="-2.90413" calcext:value-type="float">
            <text:p>-2.90413</text:p>
          </table:table-cell>
          <table:table-cell office:value-type="float" office:value="0.76811" calcext:value-type="float">
            <text:p>0.76811</text:p>
          </table:table-cell>
          <table:table-cell office:value-type="float" office:value="0.14425" calcext:value-type="float">
            <text:p>0.14425</text:p>
          </table:table-cell>
          <table:table-cell office:value-type="float" office:value="0.78119" calcext:value-type="float">
            <text:p>0.78119</text:p>
          </table:table-cell>
          <table:table-cell office:value-type="float" office:value="-0.1981" calcext:value-type="float">
            <text:p>-0.1981</text:p>
          </table:table-cell>
          <table:table-cell office:value-type="float" office:value="0.57419" calcext:value-type="float">
            <text:p>0.57419</text:p>
          </table:table-cell>
          <table:table-cell office:value-type="float" office:value="0.08978" calcext:value-type="float">
            <text:p>0.08978</text:p>
          </table:table-cell>
          <table:table-cell office:value-type="float" office:value="-0.81265" calcext:value-type="float">
            <text:p>-0.81265</text:p>
          </table:table-cell>
          <table:table-cell office:value-type="float" office:value="0.09572" calcext:value-type="float">
            <text:p>0.09572</text:p>
          </table:table-cell>
          <table:table-cell table:number-columns-repeated="5"/>
        </table:table-row>
        <table:table-row table:style-name="ro1">
          <table:table-cell office:value-type="float" office:value="1.40371539296214E+018" calcext:value-type="float">
            <text:p>1403715392962140000</text:p>
          </table:table-cell>
          <table:table-cell office:value-type="float" office:value="-1.68126" calcext:value-type="float">
            <text:p>-1.68126</text:p>
          </table:table-cell>
          <table:table-cell office:value-type="float" office:value="-2.98178" calcext:value-type="float">
            <text:p>-2.98178</text:p>
          </table:table-cell>
          <table:table-cell office:value-type="float" office:value="0.77578" calcext:value-type="float">
            <text:p>0.77578</text:p>
          </table:table-cell>
          <table:table-cell office:value-type="float" office:value="0.13054" calcext:value-type="float">
            <text:p>0.13054</text:p>
          </table:table-cell>
          <table:table-cell office:value-type="float" office:value="0.79197" calcext:value-type="float">
            <text:p>0.79197</text:p>
          </table:table-cell>
          <table:table-cell office:value-type="float" office:value="-0.17849" calcext:value-type="float">
            <text:p>-0.17849</text:p>
          </table:table-cell>
          <table:table-cell office:value-type="float" office:value="0.5691" calcext:value-type="float">
            <text:p>0.5691</text:p>
          </table:table-cell>
          <table:table-cell office:value-type="float" office:value="0.09948" calcext:value-type="float">
            <text:p>0.09948</text:p>
          </table:table-cell>
          <table:table-cell office:value-type="float" office:value="-0.76499" calcext:value-type="float">
            <text:p>-0.76499</text:p>
          </table:table-cell>
          <table:table-cell office:value-type="float" office:value="0.08913" calcext:value-type="float">
            <text:p>0.08913</text:p>
          </table:table-cell>
          <table:table-cell table:number-columns-repeated="5"/>
        </table:table-row>
        <table:table-row table:style-name="ro1">
          <table:table-cell office:value-type="float" office:value="1.40371539306214E+018" calcext:value-type="float">
            <text:p>1403715393062140000</text:p>
          </table:table-cell>
          <table:table-cell office:value-type="float" office:value="-1.66851" calcext:value-type="float">
            <text:p>-1.66851</text:p>
          </table:table-cell>
          <table:table-cell office:value-type="float" office:value="-3.05449" calcext:value-type="float">
            <text:p>-3.05449</text:p>
          </table:table-cell>
          <table:table-cell office:value-type="float" office:value="0.78346" calcext:value-type="float">
            <text:p>0.78346</text:p>
          </table:table-cell>
          <table:table-cell office:value-type="float" office:value="0.11572" calcext:value-type="float">
            <text:p>0.11572</text:p>
          </table:table-cell>
          <table:table-cell office:value-type="float" office:value="0.79964" calcext:value-type="float">
            <text:p>0.79964</text:p>
          </table:table-cell>
          <table:table-cell office:value-type="float" office:value="-0.15815" calcext:value-type="float">
            <text:p>-0.15815</text:p>
          </table:table-cell>
          <table:table-cell office:value-type="float" office:value="0.56761" calcext:value-type="float">
            <text:p>0.56761</text:p>
          </table:table-cell>
          <table:table-cell office:value-type="float" office:value="0.1192" calcext:value-type="float">
            <text:p>0.1192</text:p>
          </table:table-cell>
          <table:table-cell office:value-type="float" office:value="-0.72819" calcext:value-type="float">
            <text:p>-0.72819</text:p>
          </table:table-cell>
          <table:table-cell office:value-type="float" office:value="0.09139" calcext:value-type="float">
            <text:p>0.09139</text:p>
          </table:table-cell>
          <table:table-cell table:number-columns-repeated="5"/>
        </table:table-row>
        <table:table-row table:style-name="ro1">
          <table:table-cell office:value-type="float" office:value="1.40371539316214E+018" calcext:value-type="float">
            <text:p>1403715393162140000</text:p>
          </table:table-cell>
          <table:table-cell office:value-type="float" office:value="-1.72783" calcext:value-type="float">
            <text:p>-1.72783</text:p>
          </table:table-cell>
          <table:table-cell office:value-type="float" office:value="-3.09656" calcext:value-type="float">
            <text:p>-3.09656</text:p>
          </table:table-cell>
          <table:table-cell office:value-type="float" office:value="0.80982" calcext:value-type="float">
            <text:p>0.80982</text:p>
          </table:table-cell>
          <table:table-cell office:value-type="float" office:value="0.10928" calcext:value-type="float">
            <text:p>0.10928</text:p>
          </table:table-cell>
          <table:table-cell office:value-type="float" office:value="0.80358" calcext:value-type="float">
            <text:p>0.80358</text:p>
          </table:table-cell>
          <table:table-cell office:value-type="float" office:value="-0.13976" calcext:value-type="float">
            <text:p>-0.13976</text:p>
          </table:table-cell>
          <table:table-cell office:value-type="float" office:value="0.56814" calcext:value-type="float">
            <text:p>0.56814</text:p>
          </table:table-cell>
          <table:table-cell office:value-type="float" office:value="0.12964" calcext:value-type="float">
            <text:p>0.12964</text:p>
          </table:table-cell>
          <table:table-cell office:value-type="float" office:value="-0.68344" calcext:value-type="float">
            <text:p>-0.68344</text:p>
          </table:table-cell>
          <table:table-cell office:value-type="float" office:value="0.06023" calcext:value-type="float">
            <text:p>0.06023</text:p>
          </table:table-cell>
          <table:table-cell table:number-columns-repeated="5"/>
        </table:table-row>
        <table:table-row table:style-name="ro1">
          <table:table-cell office:value-type="float" office:value="1.40371539326214E+018" calcext:value-type="float">
            <text:p>1403715393262140000</text:p>
          </table:table-cell>
          <table:table-cell office:value-type="float" office:value="-1.71174" calcext:value-type="float">
            <text:p>-1.71174</text:p>
          </table:table-cell>
          <table:table-cell office:value-type="float" office:value="-3.16019" calcext:value-type="float">
            <text:p>-3.16019</text:p>
          </table:table-cell>
          <table:table-cell office:value-type="float" office:value="0.81454" calcext:value-type="float">
            <text:p>0.81454</text:p>
          </table:table-cell>
          <table:table-cell office:value-type="float" office:value="0.09867" calcext:value-type="float">
            <text:p>0.09867</text:p>
          </table:table-cell>
          <table:table-cell office:value-type="float" office:value="0.80595" calcext:value-type="float">
            <text:p>0.80595</text:p>
          </table:table-cell>
          <table:table-cell office:value-type="float" office:value="-0.11228" calcext:value-type="float">
            <text:p>-0.11228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14875" calcext:value-type="float">
            <text:p>0.14875</text:p>
          </table:table-cell>
          <table:table-cell office:value-type="float" office:value="-0.61987" calcext:value-type="float">
            <text:p>-0.61987</text:p>
          </table:table-cell>
          <table:table-cell office:value-type="float" office:value="0.03923" calcext:value-type="float">
            <text:p>0.03923</text:p>
          </table:table-cell>
          <table:table-cell table:number-columns-repeated="5"/>
        </table:table-row>
        <table:table-row table:style-name="ro1">
          <table:table-cell office:value-type="float" office:value="1.40371539336214E+018" calcext:value-type="float">
            <text:p>1403715393362140000</text:p>
          </table:table-cell>
          <table:table-cell office:value-type="float" office:value="-1.69366" calcext:value-type="float">
            <text:p>-1.69366</text:p>
          </table:table-cell>
          <table:table-cell office:value-type="float" office:value="-3.21768" calcext:value-type="float">
            <text:p>-3.21768</text:p>
          </table:table-cell>
          <table:table-cell office:value-type="float" office:value="0.81892" calcext:value-type="float">
            <text:p>0.81892</text:p>
          </table:table-cell>
          <table:table-cell office:value-type="float" office:value="0.08548" calcext:value-type="float">
            <text:p>0.08548</text:p>
          </table:table-cell>
          <table:table-cell office:value-type="float" office:value="0.80662" calcext:value-type="float">
            <text:p>0.80662</text:p>
          </table:table-cell>
          <table:table-cell office:value-type="float" office:value="-0.08478" calcext:value-type="float">
            <text:p>-0.08478</text:p>
          </table:table-cell>
          <table:table-cell office:value-type="float" office:value="0.57868" calcext:value-type="float">
            <text:p>0.57868</text:p>
          </table:table-cell>
          <table:table-cell office:value-type="float" office:value="0.15451" calcext:value-type="float">
            <text:p>0.15451</text:p>
          </table:table-cell>
          <table:table-cell office:value-type="float" office:value="-0.55273" calcext:value-type="float">
            <text:p>-0.55273</text:p>
          </table:table-cell>
          <table:table-cell office:value-type="float" office:value="0.0425" calcext:value-type="float">
            <text:p>0.0425</text:p>
          </table:table-cell>
          <table:table-cell table:number-columns-repeated="5"/>
        </table:table-row>
        <table:table-row table:style-name="ro1">
          <table:table-cell office:value-type="float" office:value="1.40371539346214E+018" calcext:value-type="float">
            <text:p>1403715393462140000</text:p>
          </table:table-cell>
          <table:table-cell office:value-type="float" office:value="-1.67595" calcext:value-type="float">
            <text:p>-1.67595</text:p>
          </table:table-cell>
          <table:table-cell office:value-type="float" office:value="-3.26781" calcext:value-type="float">
            <text:p>-3.26781</text:p>
          </table:table-cell>
          <table:table-cell office:value-type="float" office:value="0.82238" calcext:value-type="float">
            <text:p>0.82238</text:p>
          </table:table-cell>
          <table:table-cell office:value-type="float" office:value="0.07303" calcext:value-type="float">
            <text:p>0.07303</text:p>
          </table:table-cell>
          <table:table-cell office:value-type="float" office:value="0.8076" calcext:value-type="float">
            <text:p>0.8076</text:p>
          </table:table-cell>
          <table:table-cell office:value-type="float" office:value="-0.05619" calcext:value-type="float">
            <text:p>-0.05619</text:p>
          </table:table-cell>
          <table:table-cell office:value-type="float" office:value="0.58248" calcext:value-type="float">
            <text:p>0.58248</text:p>
          </table:table-cell>
          <table:table-cell office:value-type="float" office:value="0.16005" calcext:value-type="float">
            <text:p>0.16005</text:p>
          </table:table-cell>
          <table:table-cell office:value-type="float" office:value="-0.48059" calcext:value-type="float">
            <text:p>-0.48059</text:p>
          </table:table-cell>
          <table:table-cell office:value-type="float" office:value="0.02204" calcext:value-type="float">
            <text:p>0.02204</text:p>
          </table:table-cell>
          <table:table-cell table:number-columns-repeated="5"/>
        </table:table-row>
        <table:table-row table:style-name="ro1">
          <table:table-cell office:value-type="float" office:value="1.40371539356214E+018" calcext:value-type="float">
            <text:p>1403715393562140000</text:p>
          </table:table-cell>
          <table:table-cell office:value-type="float" office:value="-1.65926" calcext:value-type="float">
            <text:p>-1.65926</text:p>
          </table:table-cell>
          <table:table-cell office:value-type="float" office:value="-3.30991" calcext:value-type="float">
            <text:p>-3.30991</text:p>
          </table:table-cell>
          <table:table-cell office:value-type="float" office:value="0.82354" calcext:value-type="float">
            <text:p>0.82354</text:p>
          </table:table-cell>
          <table:table-cell office:value-type="float" office:value="0.05968" calcext:value-type="float">
            <text:p>0.05968</text:p>
          </table:table-cell>
          <table:table-cell office:value-type="float" office:value="0.80684" calcext:value-type="float">
            <text:p>0.80684</text:p>
          </table:table-cell>
          <table:table-cell office:value-type="float" office:value="-0.02775" calcext:value-type="float">
            <text:p>-0.02775</text:p>
          </table:table-cell>
          <table:table-cell office:value-type="float" office:value="0.58709" calcext:value-type="float">
            <text:p>0.58709</text:p>
          </table:table-cell>
          <table:table-cell office:value-type="float" office:value="0.1519" calcext:value-type="float">
            <text:p>0.1519</text:p>
          </table:table-cell>
          <table:table-cell office:value-type="float" office:value="-0.39164" calcext:value-type="float">
            <text:p>-0.39164</text:p>
          </table:table-cell>
          <table:table-cell office:value-type="float" office:value="0.01208" calcext:value-type="float">
            <text:p>0.01208</text:p>
          </table:table-cell>
          <table:table-cell table:number-columns-repeated="5"/>
        </table:table-row>
        <table:table-row table:style-name="ro1">
          <table:table-cell office:value-type="float" office:value="1.40371539366214E+018" calcext:value-type="float">
            <text:p>1403715393662140000</text:p>
          </table:table-cell>
          <table:table-cell office:value-type="float" office:value="-1.64568" calcext:value-type="float">
            <text:p>-1.64568</text:p>
          </table:table-cell>
          <table:table-cell office:value-type="float" office:value="-3.33587" calcext:value-type="float">
            <text:p>-3.33587</text:p>
          </table:table-cell>
          <table:table-cell office:value-type="float" office:value="0.79548" calcext:value-type="float">
            <text:p>0.79548</text:p>
          </table:table-cell>
          <table:table-cell office:value-type="float" office:value="0.03581" calcext:value-type="float">
            <text:p>0.03581</text:p>
          </table:table-cell>
          <table:table-cell office:value-type="float" office:value="0.80647" calcext:value-type="float">
            <text:p>0.80647</text:p>
          </table:table-cell>
          <table:table-cell office:value-type="float" office:value="0.00248" calcext:value-type="float">
            <text:p>0.00248</text:p>
          </table:table-cell>
          <table:table-cell office:value-type="float" office:value="0.59019" calcext:value-type="float">
            <text:p>0.59019</text:p>
          </table:table-cell>
          <table:table-cell office:value-type="float" office:value="0.1357" calcext:value-type="float">
            <text:p>0.1357</text:p>
          </table:table-cell>
          <table:table-cell office:value-type="float" office:value="-0.29424" calcext:value-type="float">
            <text:p>-0.29424</text:p>
          </table:table-cell>
          <table:table-cell office:value-type="float" office:value="-0.01011" calcext:value-type="float">
            <text:p>-0.01011</text:p>
          </table:table-cell>
          <table:table-cell table:number-columns-repeated="5"/>
        </table:table-row>
        <table:table-row table:style-name="ro1">
          <table:table-cell office:value-type="float" office:value="1.40371539376214E+018" calcext:value-type="float">
            <text:p>1403715393762140000</text:p>
          </table:table-cell>
          <table:table-cell office:value-type="float" office:value="-1.63051" calcext:value-type="float">
            <text:p>-1.63051</text:p>
          </table:table-cell>
          <table:table-cell office:value-type="float" office:value="-3.36053" calcext:value-type="float">
            <text:p>-3.36053</text:p>
          </table:table-cell>
          <table:table-cell office:value-type="float" office:value="0.79383" calcext:value-type="float">
            <text:p>0.79383</text:p>
          </table:table-cell>
          <table:table-cell office:value-type="float" office:value="0.00917" calcext:value-type="float">
            <text:p>0.00917</text:p>
          </table:table-cell>
          <table:table-cell office:value-type="float" office:value="0.80871" calcext:value-type="float">
            <text:p>0.80871</text:p>
          </table:table-cell>
          <table:table-cell office:value-type="float" office:value="0.02237" calcext:value-type="float">
            <text:p>0.02237</text:p>
          </table:table-cell>
          <table:table-cell office:value-type="float" office:value="0.58771" calcext:value-type="float">
            <text:p>0.58771</text:p>
          </table:table-cell>
          <table:table-cell office:value-type="float" office:value="0.12441" calcext:value-type="float">
            <text:p>0.12441</text:p>
          </table:table-cell>
          <table:table-cell office:value-type="float" office:value="-0.20631" calcext:value-type="float">
            <text:p>-0.20631</text:p>
          </table:table-cell>
          <table:table-cell office:value-type="float" office:value="-0.03374" calcext:value-type="float">
            <text:p>-0.03374</text:p>
          </table:table-cell>
          <table:table-cell table:number-columns-repeated="5"/>
        </table:table-row>
        <table:table-row table:style-name="ro1">
          <table:table-cell office:value-type="float" office:value="1.40371539386214E+018" calcext:value-type="float">
            <text:p>1403715393862140000</text:p>
          </table:table-cell>
          <table:table-cell office:value-type="float" office:value="-1.61571" calcext:value-type="float">
            <text:p>-1.61571</text:p>
          </table:table-cell>
          <table:table-cell office:value-type="float" office:value="-3.38012" calcext:value-type="float">
            <text:p>-3.38012</text:p>
          </table:table-cell>
          <table:table-cell office:value-type="float" office:value="0.79137" calcext:value-type="float">
            <text:p>0.79137</text:p>
          </table:table-cell>
          <table:table-cell office:value-type="float" office:value="-0.01673" calcext:value-type="float">
            <text:p>-0.01673</text:p>
          </table:table-cell>
          <table:table-cell office:value-type="float" office:value="0.81145" calcext:value-type="float">
            <text:p>0.81145</text:p>
          </table:table-cell>
          <table:table-cell office:value-type="float" office:value="0.04224" calcext:value-type="float">
            <text:p>0.04224</text:p>
          </table:table-cell>
          <table:table-cell office:value-type="float" office:value="0.58265" calcext:value-type="float">
            <text:p>0.58265</text:p>
          </table:table-cell>
          <table:table-cell office:value-type="float" office:value="0.11997" calcext:value-type="float">
            <text:p>0.11997</text:p>
          </table:table-cell>
          <table:table-cell office:value-type="float" office:value="-0.15666" calcext:value-type="float">
            <text:p>-0.15666</text:p>
          </table:table-cell>
          <table:table-cell office:value-type="float" office:value="-0.0263" calcext:value-type="float">
            <text:p>-0.0263</text:p>
          </table:table-cell>
          <table:table-cell table:number-columns-repeated="5"/>
        </table:table-row>
        <table:table-row table:style-name="ro1">
          <table:table-cell office:value-type="float" office:value="1.40371539396214E+018" calcext:value-type="float">
            <text:p>1403715393962140000</text:p>
          </table:table-cell>
          <table:table-cell office:value-type="float" office:value="-1.60154" calcext:value-type="float">
            <text:p>-1.60154</text:p>
          </table:table-cell>
          <table:table-cell office:value-type="float" office:value="-3.39554" calcext:value-type="float">
            <text:p>-3.39554</text:p>
          </table:table-cell>
          <table:table-cell office:value-type="float" office:value="0.78761" calcext:value-type="float">
            <text:p>0.78761</text:p>
          </table:table-cell>
          <table:table-cell office:value-type="float" office:value="-0.03802" calcext:value-type="float">
            <text:p>-0.03802</text:p>
          </table:table-cell>
          <table:table-cell office:value-type="float" office:value="0.81205" calcext:value-type="float">
            <text:p>0.81205</text:p>
          </table:table-cell>
          <table:table-cell office:value-type="float" office:value="0.0644" calcext:value-type="float">
            <text:p>0.0644</text:p>
          </table:table-cell>
          <table:table-cell office:value-type="float" office:value="0.57878" calcext:value-type="float">
            <text:p>0.57878</text:p>
          </table:table-cell>
          <table:table-cell office:value-type="float" office:value="0.11306" calcext:value-type="float">
            <text:p>0.11306</text:p>
          </table:table-cell>
          <table:table-cell office:value-type="float" office:value="-0.11629" calcext:value-type="float">
            <text:p>-0.11629</text:p>
          </table:table-cell>
          <table:table-cell office:value-type="float" office:value="-0.02519" calcext:value-type="float">
            <text:p>-0.02519</text:p>
          </table:table-cell>
          <table:table-cell table:number-columns-repeated="5"/>
        </table:table-row>
        <table:table-row table:style-name="ro1">
          <table:table-cell office:value-type="float" office:value="1.40371539406214E+018" calcext:value-type="float">
            <text:p>1403715394062140000</text:p>
          </table:table-cell>
          <table:table-cell office:value-type="float" office:value="-1.58709" calcext:value-type="float">
            <text:p>-1.58709</text:p>
          </table:table-cell>
          <table:table-cell office:value-type="float" office:value="-3.40652" calcext:value-type="float">
            <text:p>-3.40652</text:p>
          </table:table-cell>
          <table:table-cell office:value-type="float" office:value="0.78291" calcext:value-type="float">
            <text:p>0.78291</text:p>
          </table:table-cell>
          <table:table-cell office:value-type="float" office:value="-0.05925" calcext:value-type="float">
            <text:p>-0.05925</text:p>
          </table:table-cell>
          <table:table-cell office:value-type="float" office:value="0.81011" calcext:value-type="float">
            <text:p>0.81011</text:p>
          </table:table-cell>
          <table:table-cell office:value-type="float" office:value="0.08643" calcext:value-type="float">
            <text:p>0.08643</text:p>
          </table:table-cell>
          <table:table-cell office:value-type="float" office:value="0.57684" calcext:value-type="float">
            <text:p>0.57684</text:p>
          </table:table-cell>
          <table:table-cell office:value-type="float" office:value="0.11335" calcext:value-type="float">
            <text:p>0.11335</text:p>
          </table:table-cell>
          <table:table-cell office:value-type="float" office:value="-0.08734" calcext:value-type="float">
            <text:p>-0.08734</text:p>
          </table:table-cell>
          <table:table-cell office:value-type="float" office:value="-0.03398" calcext:value-type="float">
            <text:p>-0.03398</text:p>
          </table:table-cell>
          <table:table-cell table:number-columns-repeated="5"/>
        </table:table-row>
        <table:table-row table:style-name="ro1">
          <table:table-cell office:value-type="float" office:value="1.40371539416214E+018" calcext:value-type="float">
            <text:p>1403715394162140000</text:p>
          </table:table-cell>
          <table:table-cell office:value-type="float" office:value="-1.57255" calcext:value-type="float">
            <text:p>-1.57255</text:p>
          </table:table-cell>
          <table:table-cell office:value-type="float" office:value="-3.4135" calcext:value-type="float">
            <text:p>-3.4135</text:p>
          </table:table-cell>
          <table:table-cell office:value-type="float" office:value="0.77806" calcext:value-type="float">
            <text:p>0.77806</text:p>
          </table:table-cell>
          <table:table-cell office:value-type="float" office:value="-0.07728" calcext:value-type="float">
            <text:p>-0.07728</text:p>
          </table:table-cell>
          <table:table-cell office:value-type="float" office:value="0.80695" calcext:value-type="float">
            <text:p>0.80695</text:p>
          </table:table-cell>
          <table:table-cell office:value-type="float" office:value="0.1116" calcext:value-type="float">
            <text:p>0.1116</text:p>
          </table:table-cell>
          <table:table-cell office:value-type="float" office:value="0.57481" calcext:value-type="float">
            <text:p>0.57481</text:p>
          </table:table-cell>
          <table:table-cell office:value-type="float" office:value="0.11617" calcext:value-type="float">
            <text:p>0.11617</text:p>
          </table:table-cell>
          <table:table-cell office:value-type="float" office:value="-0.0558" calcext:value-type="float">
            <text:p>-0.0558</text:p>
          </table:table-cell>
          <table:table-cell office:value-type="float" office:value="-0.04028" calcext:value-type="float">
            <text:p>-0.04028</text:p>
          </table:table-cell>
          <table:table-cell table:number-columns-repeated="5"/>
        </table:table-row>
        <table:table-row table:style-name="ro1">
          <table:table-cell office:value-type="float" office:value="1.40371539426214E+018" calcext:value-type="float">
            <text:p>1403715394262140000</text:p>
          </table:table-cell>
          <table:table-cell office:value-type="float" office:value="-1.55945" calcext:value-type="float">
            <text:p>-1.55945</text:p>
          </table:table-cell>
          <table:table-cell office:value-type="float" office:value="-3.41762" calcext:value-type="float">
            <text:p>-3.41762</text:p>
          </table:table-cell>
          <table:table-cell office:value-type="float" office:value="0.77235" calcext:value-type="float">
            <text:p>0.77235</text:p>
          </table:table-cell>
          <table:table-cell office:value-type="float" office:value="-0.09547" calcext:value-type="float">
            <text:p>-0.09547</text:p>
          </table:table-cell>
          <table:table-cell office:value-type="float" office:value="0.80276" calcext:value-type="float">
            <text:p>0.80276</text:p>
          </table:table-cell>
          <table:table-cell office:value-type="float" office:value="0.13824" calcext:value-type="float">
            <text:p>0.13824</text:p>
          </table:table-cell>
          <table:table-cell office:value-type="float" office:value="0.57214" calcext:value-type="float">
            <text:p>0.57214</text:p>
          </table:table-cell>
          <table:table-cell office:value-type="float" office:value="0.09779" calcext:value-type="float">
            <text:p>0.09779</text:p>
          </table:table-cell>
          <table:table-cell office:value-type="float" office:value="-0.02538" calcext:value-type="float">
            <text:p>-0.02538</text:p>
          </table:table-cell>
          <table:table-cell office:value-type="float" office:value="-0.04809" calcext:value-type="float">
            <text:p>-0.04809</text:p>
          </table:table-cell>
          <table:table-cell table:number-columns-repeated="5"/>
        </table:table-row>
        <table:table-row table:style-name="ro1">
          <table:table-cell office:value-type="float" office:value="1.40371539436214E+018" calcext:value-type="float">
            <text:p>1403715394362140000</text:p>
          </table:table-cell>
          <table:table-cell office:value-type="float" office:value="-1.54759" calcext:value-type="float">
            <text:p>-1.54759</text:p>
          </table:table-cell>
          <table:table-cell office:value-type="float" office:value="-3.41869" calcext:value-type="float">
            <text:p>-3.41869</text:p>
          </table:table-cell>
          <table:table-cell office:value-type="float" office:value="0.76677" calcext:value-type="float">
            <text:p>0.76677</text:p>
          </table:table-cell>
          <table:table-cell office:value-type="float" office:value="-0.11351" calcext:value-type="float">
            <text:p>-0.11351</text:p>
          </table:table-cell>
          <table:table-cell office:value-type="float" office:value="0.79522" calcext:value-type="float">
            <text:p>0.79522</text:p>
          </table:table-cell>
          <table:table-cell office:value-type="float" office:value="0.16548" calcext:value-type="float">
            <text:p>0.16548</text:p>
          </table:table-cell>
          <table:table-cell office:value-type="float" office:value="0.57215" calcext:value-type="float">
            <text:p>0.57215</text:p>
          </table:table-cell>
          <table:table-cell office:value-type="float" office:value="0.09097" calcext:value-type="float">
            <text:p>0.09097</text:p>
          </table:table-cell>
          <table:table-cell office:value-type="float" office:value="0.00594" calcext:value-type="float">
            <text:p>0.00594</text:p>
          </table:table-cell>
          <table:table-cell office:value-type="float" office:value="-0.04756" calcext:value-type="float">
            <text:p>-0.04756</text:p>
          </table:table-cell>
          <table:table-cell table:number-columns-repeated="5"/>
        </table:table-row>
        <table:table-row table:style-name="ro1">
          <table:table-cell office:value-type="float" office:value="1.40371539446214E+018" calcext:value-type="float">
            <text:p>1403715394462140000</text:p>
          </table:table-cell>
          <table:table-cell office:value-type="float" office:value="-1.55095" calcext:value-type="float">
            <text:p>-1.55095</text:p>
          </table:table-cell>
          <table:table-cell office:value-type="float" office:value="-3.44147" calcext:value-type="float">
            <text:p>-3.44147</text:p>
          </table:table-cell>
          <table:table-cell office:value-type="float" office:value="0.75265" calcext:value-type="float">
            <text:p>0.75265</text:p>
          </table:table-cell>
          <table:table-cell office:value-type="float" office:value="-0.12694" calcext:value-type="float">
            <text:p>-0.12694</text:p>
          </table:table-cell>
          <table:table-cell office:value-type="float" office:value="0.786" calcext:value-type="float">
            <text:p>0.786</text:p>
          </table:table-cell>
          <table:table-cell office:value-type="float" office:value="0.19008" calcext:value-type="float">
            <text:p>0.19008</text:p>
          </table:table-cell>
          <table:table-cell office:value-type="float" office:value="0.57442" calcext:value-type="float">
            <text:p>0.57442</text:p>
          </table:table-cell>
          <table:table-cell office:value-type="float" office:value="0.07267" calcext:value-type="float">
            <text:p>0.07267</text:p>
          </table:table-cell>
          <table:table-cell office:value-type="float" office:value="0.03549" calcext:value-type="float">
            <text:p>0.03549</text:p>
          </table:table-cell>
          <table:table-cell office:value-type="float" office:value="-0.03378" calcext:value-type="float">
            <text:p>-0.03378</text:p>
          </table:table-cell>
          <table:table-cell table:number-columns-repeated="5"/>
        </table:table-row>
        <table:table-row table:style-name="ro1">
          <table:table-cell office:value-type="float" office:value="1.40371539456214E+018" calcext:value-type="float">
            <text:p>1403715394562140000</text:p>
          </table:table-cell>
          <table:table-cell office:value-type="float" office:value="-1.54465" calcext:value-type="float">
            <text:p>-1.54465</text:p>
          </table:table-cell>
          <table:table-cell office:value-type="float" office:value="-3.43621" calcext:value-type="float">
            <text:p>-3.43621</text:p>
          </table:table-cell>
          <table:table-cell office:value-type="float" office:value="0.75032" calcext:value-type="float">
            <text:p>0.75032</text:p>
          </table:table-cell>
          <table:table-cell office:value-type="float" office:value="-0.14312" calcext:value-type="float">
            <text:p>-0.14312</text:p>
          </table:table-cell>
          <table:table-cell office:value-type="float" office:value="0.77608" calcext:value-type="float">
            <text:p>0.77608</text:p>
          </table:table-cell>
          <table:table-cell office:value-type="float" office:value="0.21833" calcext:value-type="float">
            <text:p>0.21833</text:p>
          </table:table-cell>
          <table:table-cell office:value-type="float" office:value="0.57406" calcext:value-type="float">
            <text:p>0.57406</text:p>
          </table:table-cell>
          <table:table-cell office:value-type="float" office:value="0.03413" calcext:value-type="float">
            <text:p>0.03413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-0.03505" calcext:value-type="float">
            <text:p>-0.03505</text:p>
          </table:table-cell>
          <table:table-cell table:number-columns-repeated="5"/>
        </table:table-row>
        <table:table-row table:style-name="ro1">
          <table:table-cell office:value-type="float" office:value="1.40371539466214E+018" calcext:value-type="float">
            <text:p>1403715394662140000</text:p>
          </table:table-cell>
          <table:table-cell office:value-type="float" office:value="-1.54158" calcext:value-type="float">
            <text:p>-1.54158</text:p>
          </table:table-cell>
          <table:table-cell office:value-type="float" office:value="-3.42941" calcext:value-type="float">
            <text:p>-3.42941</text:p>
          </table:table-cell>
          <table:table-cell office:value-type="float" office:value="0.74749" calcext:value-type="float">
            <text:p>0.74749</text:p>
          </table:table-cell>
          <table:table-cell office:value-type="float" office:value="-0.16417" calcext:value-type="float">
            <text:p>-0.16417</text:p>
          </table:table-cell>
          <table:table-cell office:value-type="float" office:value="0.76814" calcext:value-type="float">
            <text:p>0.76814</text:p>
          </table:table-cell>
          <table:table-cell office:value-type="float" office:value="0.24417" calcext:value-type="float">
            <text:p>0.24417</text:p>
          </table:table-cell>
          <table:table-cell office:value-type="float" office:value="0.56868" calcext:value-type="float">
            <text:p>0.56868</text:p>
          </table:table-cell>
          <table:table-cell office:value-type="float" office:value="-0.02229" calcext:value-type="float">
            <text:p>-0.02229</text:p>
          </table:table-cell>
          <table:table-cell office:value-type="float" office:value="0.10135" calcext:value-type="float">
            <text:p>0.10135</text:p>
          </table:table-cell>
          <table:table-cell office:value-type="float" office:value="-0.04911" calcext:value-type="float">
            <text:p>-0.04911</text:p>
          </table:table-cell>
          <table:table-cell table:number-columns-repeated="5"/>
        </table:table-row>
        <table:table-row table:style-name="ro1">
          <table:table-cell office:value-type="float" office:value="1.40371539476214E+018" calcext:value-type="float">
            <text:p>1403715394762140000</text:p>
          </table:table-cell>
          <table:table-cell office:value-type="float" office:value="-1.54301" calcext:value-type="float">
            <text:p>-1.54301</text:p>
          </table:table-cell>
          <table:table-cell office:value-type="float" office:value="-3.42126" calcext:value-type="float">
            <text:p>-3.42126</text:p>
          </table:table-cell>
          <table:table-cell office:value-type="float" office:value="0.74263" calcext:value-type="float">
            <text:p>0.74263</text:p>
          </table:table-cell>
          <table:table-cell office:value-type="float" office:value="-0.18533" calcext:value-type="float">
            <text:p>-0.18533</text:p>
          </table:table-cell>
          <table:table-cell office:value-type="float" office:value="0.76197" calcext:value-type="float">
            <text:p>0.76197</text:p>
          </table:table-cell>
          <table:table-cell office:value-type="float" office:value="0.27068" calcext:value-type="float">
            <text:p>0.27068</text:p>
          </table:table-cell>
          <table:table-cell office:value-type="float" office:value="0.55838" calcext:value-type="float">
            <text:p>0.55838</text:p>
          </table:table-cell>
          <table:table-cell office:value-type="float" office:value="-0.06902" calcext:value-type="float">
            <text:p>-0.06902</text:p>
          </table:table-cell>
          <table:table-cell office:value-type="float" office:value="0.12174" calcext:value-type="float">
            <text:p>0.12174</text:p>
          </table:table-cell>
          <table:table-cell office:value-type="float" office:value="-0.06466" calcext:value-type="float">
            <text:p>-0.06466</text:p>
          </table:table-cell>
          <table:table-cell table:number-columns-repeated="5"/>
        </table:table-row>
        <table:table-row table:style-name="ro1">
          <table:table-cell office:value-type="float" office:value="1.40371539486214E+018" calcext:value-type="float">
            <text:p>1403715394862140000</text:p>
          </table:table-cell>
          <table:table-cell office:value-type="float" office:value="-1.54804" calcext:value-type="float">
            <text:p>-1.54804</text:p>
          </table:table-cell>
          <table:table-cell office:value-type="float" office:value="-3.41192" calcext:value-type="float">
            <text:p>-3.41192</text:p>
          </table:table-cell>
          <table:table-cell office:value-type="float" office:value="0.73786" calcext:value-type="float">
            <text:p>0.73786</text:p>
          </table:table-cell>
          <table:table-cell office:value-type="float" office:value="-0.20604" calcext:value-type="float">
            <text:p>-0.20604</text:p>
          </table:table-cell>
          <table:table-cell office:value-type="float" office:value="0.75507" calcext:value-type="float">
            <text:p>0.75507</text:p>
          </table:table-cell>
          <table:table-cell office:value-type="float" office:value="0.29869" calcext:value-type="float">
            <text:p>0.29869</text:p>
          </table:table-cell>
          <table:table-cell office:value-type="float" office:value="0.54608" calcext:value-type="float">
            <text:p>0.54608</text:p>
          </table:table-cell>
          <table:table-cell office:value-type="float" office:value="-0.09697" calcext:value-type="float">
            <text:p>-0.09697</text:p>
          </table:table-cell>
          <table:table-cell office:value-type="float" office:value="0.13188" calcext:value-type="float">
            <text:p>0.13188</text:p>
          </table:table-cell>
          <table:table-cell office:value-type="float" office:value="-0.06006" calcext:value-type="float">
            <text:p>-0.06006</text:p>
          </table:table-cell>
          <table:table-cell table:number-columns-repeated="5"/>
        </table:table-row>
        <table:table-row table:style-name="ro1">
          <table:table-cell office:value-type="float" office:value="1.40371539496214E+018" calcext:value-type="float">
            <text:p>1403715394962140000</text:p>
          </table:table-cell>
          <table:table-cell office:value-type="float" office:value="-1.55544" calcext:value-type="float">
            <text:p>-1.55544</text:p>
          </table:table-cell>
          <table:table-cell office:value-type="float" office:value="-3.4011" calcext:value-type="float">
            <text:p>-3.4011</text:p>
          </table:table-cell>
          <table:table-cell office:value-type="float" office:value="0.73399" calcext:value-type="float">
            <text:p>0.73399</text:p>
          </table:table-cell>
          <table:table-cell office:value-type="float" office:value="-0.22671" calcext:value-type="float">
            <text:p>-0.22671</text:p>
          </table:table-cell>
          <table:table-cell office:value-type="float" office:value="0.74527" calcext:value-type="float">
            <text:p>0.74527</text:p>
          </table:table-cell>
          <table:table-cell office:value-type="float" office:value="0.32902" calcext:value-type="float">
            <text:p>0.32902</text:p>
          </table:table-cell>
          <table:table-cell office:value-type="float" office:value="0.53378" calcext:value-type="float">
            <text:p>0.53378</text:p>
          </table:table-cell>
          <table:table-cell office:value-type="float" office:value="-0.11206" calcext:value-type="float">
            <text:p>-0.11206</text:p>
          </table:table-cell>
          <table:table-cell office:value-type="float" office:value="0.15024" calcext:value-type="float">
            <text:p>0.15024</text:p>
          </table:table-cell>
          <table:table-cell office:value-type="float" office:value="-0.05104" calcext:value-type="float">
            <text:p>-0.05104</text:p>
          </table:table-cell>
          <table:table-cell table:number-columns-repeated="5"/>
        </table:table-row>
        <table:table-row table:style-name="ro1">
          <table:table-cell office:value-type="float" office:value="1.40371539506214E+018" calcext:value-type="float">
            <text:p>1403715395062140000</text:p>
          </table:table-cell>
          <table:table-cell office:value-type="float" office:value="-1.56535" calcext:value-type="float">
            <text:p>-1.56535</text:p>
          </table:table-cell>
          <table:table-cell office:value-type="float" office:value="-3.38764" calcext:value-type="float">
            <text:p>-3.38764</text:p>
          </table:table-cell>
          <table:table-cell office:value-type="float" office:value="0.72947" calcext:value-type="float">
            <text:p>0.72947</text:p>
          </table:table-cell>
          <table:table-cell office:value-type="float" office:value="-0.24666" calcext:value-type="float">
            <text:p>-0.24666</text:p>
          </table:table-cell>
          <table:table-cell office:value-type="float" office:value="0.7325" calcext:value-type="float">
            <text:p>0.7325</text:p>
          </table:table-cell>
          <table:table-cell office:value-type="float" office:value="0.36046" calcext:value-type="float">
            <text:p>0.36046</text:p>
          </table:table-cell>
          <table:table-cell office:value-type="float" office:value="0.52218" calcext:value-type="float">
            <text:p>0.52218</text:p>
          </table:table-cell>
          <table:table-cell office:value-type="float" office:value="-0.13513" calcext:value-type="float">
            <text:p>-0.13513</text:p>
          </table:table-cell>
          <table:table-cell office:value-type="float" office:value="0.17398" calcext:value-type="float">
            <text:p>0.17398</text:p>
          </table:table-cell>
          <table:table-cell office:value-type="float" office:value="-0.04181" calcext:value-type="float">
            <text:p>-0.04181</text:p>
          </table:table-cell>
          <table:table-cell table:number-columns-repeated="5"/>
        </table:table-row>
        <table:table-row table:style-name="ro1">
          <table:table-cell office:value-type="float" office:value="1.40371539516214E+018" calcext:value-type="float">
            <text:p>1403715395162140000</text:p>
          </table:table-cell>
          <table:table-cell office:value-type="float" office:value="-1.57812" calcext:value-type="float">
            <text:p>-1.57812</text:p>
          </table:table-cell>
          <table:table-cell office:value-type="float" office:value="-3.36908" calcext:value-type="float">
            <text:p>-3.36908</text:p>
          </table:table-cell>
          <table:table-cell office:value-type="float" office:value="0.72501" calcext:value-type="float">
            <text:p>0.72501</text:p>
          </table:table-cell>
          <table:table-cell office:value-type="float" office:value="-0.2659" calcext:value-type="float">
            <text:p>-0.2659</text:p>
          </table:table-cell>
          <table:table-cell office:value-type="float" office:value="0.71839" calcext:value-type="float">
            <text:p>0.71839</text:p>
          </table:table-cell>
          <table:table-cell office:value-type="float" office:value="0.38972" calcext:value-type="float">
            <text:p>0.38972</text:p>
          </table:table-cell>
          <table:table-cell office:value-type="float" office:value="0.51121" calcext:value-type="float">
            <text:p>0.51121</text:p>
          </table:table-cell>
          <table:table-cell office:value-type="float" office:value="-0.14426" calcext:value-type="float">
            <text:p>-0.14426</text:p>
          </table:table-cell>
          <table:table-cell office:value-type="float" office:value="0.20735" calcext:value-type="float">
            <text:p>0.20735</text:p>
          </table:table-cell>
          <table:table-cell office:value-type="float" office:value="-0.04763" calcext:value-type="float">
            <text:p>-0.04763</text:p>
          </table:table-cell>
          <table:table-cell table:number-columns-repeated="5"/>
        </table:table-row>
        <table:table-row table:style-name="ro1">
          <table:table-cell office:value-type="float" office:value="1.40371539526214E+018" calcext:value-type="float">
            <text:p>1403715395262140000</text:p>
          </table:table-cell>
          <table:table-cell office:value-type="float" office:value="-1.59397" calcext:value-type="float">
            <text:p>-1.59397</text:p>
          </table:table-cell>
          <table:table-cell office:value-type="float" office:value="-3.34637" calcext:value-type="float">
            <text:p>-3.34637</text:p>
          </table:table-cell>
          <table:table-cell office:value-type="float" office:value="0.72147" calcext:value-type="float">
            <text:p>0.72147</text:p>
          </table:table-cell>
          <table:table-cell office:value-type="float" office:value="-0.28371" calcext:value-type="float">
            <text:p>-0.28371</text:p>
          </table:table-cell>
          <table:table-cell office:value-type="float" office:value="0.70578" calcext:value-type="float">
            <text:p>0.70578</text:p>
          </table:table-cell>
          <table:table-cell office:value-type="float" office:value="0.41506" calcext:value-type="float">
            <text:p>0.41506</text:p>
          </table:table-cell>
          <table:table-cell office:value-type="float" office:value="0.49912" calcext:value-type="float">
            <text:p>0.49912</text:p>
          </table:table-cell>
          <table:table-cell office:value-type="float" office:value="-0.16582" calcext:value-type="float">
            <text:p>-0.16582</text:p>
          </table:table-cell>
          <table:table-cell office:value-type="float" office:value="0.23573" calcext:value-type="float">
            <text:p>0.23573</text:p>
          </table:table-cell>
          <table:table-cell office:value-type="float" office:value="-0.04588" calcext:value-type="float">
            <text:p>-0.04588</text:p>
          </table:table-cell>
          <table:table-cell table:number-columns-repeated="5"/>
        </table:table-row>
        <table:table-row table:style-name="ro1">
          <table:table-cell office:value-type="float" office:value="1.40371539536214E+018" calcext:value-type="float">
            <text:p>1403715395362140000</text:p>
          </table:table-cell>
          <table:table-cell office:value-type="float" office:value="-1.61098" calcext:value-type="float">
            <text:p>-1.61098</text:p>
          </table:table-cell>
          <table:table-cell office:value-type="float" office:value="-3.3223" calcext:value-type="float">
            <text:p>-3.3223</text:p>
          </table:table-cell>
          <table:table-cell office:value-type="float" office:value="0.71657" calcext:value-type="float">
            <text:p>0.71657</text:p>
          </table:table-cell>
          <table:table-cell office:value-type="float" office:value="-0.29823" calcext:value-type="float">
            <text:p>-0.29823</text:p>
          </table:table-cell>
          <table:table-cell office:value-type="float" office:value="0.69246" calcext:value-type="float">
            <text:p>0.69246</text:p>
          </table:table-cell>
          <table:table-cell office:value-type="float" office:value="0.43824" calcext:value-type="float">
            <text:p>0.43824</text:p>
          </table:table-cell>
          <table:table-cell office:value-type="float" office:value="0.48938" calcext:value-type="float">
            <text:p>0.48938</text:p>
          </table:table-cell>
          <table:table-cell office:value-type="float" office:value="-0.18128" calcext:value-type="float">
            <text:p>-0.18128</text:p>
          </table:table-cell>
          <table:table-cell office:value-type="float" office:value="0.25358" calcext:value-type="float">
            <text:p>0.25358</text:p>
          </table:table-cell>
          <table:table-cell office:value-type="float" office:value="-0.0697" calcext:value-type="float">
            <text:p>-0.0697</text:p>
          </table:table-cell>
          <table:table-cell table:number-columns-repeated="5"/>
        </table:table-row>
        <table:table-row table:style-name="ro1">
          <table:table-cell office:value-type="float" office:value="1.40371539546214E+018" calcext:value-type="float">
            <text:p>1403715395462140000</text:p>
          </table:table-cell>
          <table:table-cell office:value-type="float" office:value="-1.62938" calcext:value-type="float">
            <text:p>-1.62938</text:p>
          </table:table-cell>
          <table:table-cell office:value-type="float" office:value="-3.29752" calcext:value-type="float">
            <text:p>-3.29752</text:p>
          </table:table-cell>
          <table:table-cell office:value-type="float" office:value="0.70841" calcext:value-type="float">
            <text:p>0.70841</text:p>
          </table:table-cell>
          <table:table-cell office:value-type="float" office:value="-0.3118" calcext:value-type="float">
            <text:p>-0.3118</text:p>
          </table:table-cell>
          <table:table-cell office:value-type="float" office:value="0.68117" calcext:value-type="float">
            <text:p>0.68117</text:p>
          </table:table-cell>
          <table:table-cell office:value-type="float" office:value="0.45815" calcext:value-type="float">
            <text:p>0.45815</text:p>
          </table:table-cell>
          <table:table-cell office:value-type="float" office:value="0.47842" calcext:value-type="float">
            <text:p>0.47842</text:p>
          </table:table-cell>
          <table:table-cell office:value-type="float" office:value="-0.19062" calcext:value-type="float">
            <text:p>-0.19062</text:p>
          </table:table-cell>
          <table:table-cell office:value-type="float" office:value="0.27203" calcext:value-type="float">
            <text:p>0.27203</text:p>
          </table:table-cell>
          <table:table-cell office:value-type="float" office:value="-0.09934" calcext:value-type="float">
            <text:p>-0.09934</text:p>
          </table:table-cell>
          <table:table-cell table:number-columns-repeated="5"/>
        </table:table-row>
        <table:table-row table:style-name="ro1">
          <table:table-cell office:value-type="float" office:value="1.40371539556214E+018" calcext:value-type="float">
            <text:p>1403715395562140000</text:p>
          </table:table-cell>
          <table:table-cell office:value-type="float" office:value="-1.64854" calcext:value-type="float">
            <text:p>-1.64854</text:p>
          </table:table-cell>
          <table:table-cell office:value-type="float" office:value="-3.2708" calcext:value-type="float">
            <text:p>-3.2708</text:p>
          </table:table-cell>
          <table:table-cell office:value-type="float" office:value="0.69776" calcext:value-type="float">
            <text:p>0.69776</text:p>
          </table:table-cell>
          <table:table-cell office:value-type="float" office:value="-0.32502" calcext:value-type="float">
            <text:p>-0.32502</text:p>
          </table:table-cell>
          <table:table-cell office:value-type="float" office:value="0.67052" calcext:value-type="float">
            <text:p>0.67052</text:p>
          </table:table-cell>
          <table:table-cell office:value-type="float" office:value="0.47522" calcext:value-type="float">
            <text:p>0.47522</text:p>
          </table:table-cell>
          <table:table-cell office:value-type="float" office:value="0.4679" calcext:value-type="float">
            <text:p>0.4679</text:p>
          </table:table-cell>
          <table:table-cell office:value-type="float" office:value="-0.20292" calcext:value-type="float">
            <text:p>-0.20292</text:p>
          </table:table-cell>
          <table:table-cell office:value-type="float" office:value="0.28642" calcext:value-type="float">
            <text:p>0.28642</text:p>
          </table:table-cell>
          <table:table-cell office:value-type="float" office:value="-0.1276" calcext:value-type="float">
            <text:p>-0.1276</text:p>
          </table:table-cell>
          <table:table-cell table:number-columns-repeated="5"/>
        </table:table-row>
        <table:table-row table:style-name="ro1">
          <table:table-cell office:value-type="float" office:value="1.40371539566214E+018" calcext:value-type="float">
            <text:p>1403715395662140000</text:p>
          </table:table-cell>
          <table:table-cell office:value-type="float" office:value="-1.66762" calcext:value-type="float">
            <text:p>-1.66762</text:p>
          </table:table-cell>
          <table:table-cell office:value-type="float" office:value="-3.24328" calcext:value-type="float">
            <text:p>-3.24328</text:p>
          </table:table-cell>
          <table:table-cell office:value-type="float" office:value="0.68453" calcext:value-type="float">
            <text:p>0.68453</text:p>
          </table:table-cell>
          <table:table-cell office:value-type="float" office:value="-0.33749" calcext:value-type="float">
            <text:p>-0.33749</text:p>
          </table:table-cell>
          <table:table-cell office:value-type="float" office:value="0.66032" calcext:value-type="float">
            <text:p>0.66032</text:p>
          </table:table-cell>
          <table:table-cell office:value-type="float" office:value="0.48932" calcext:value-type="float">
            <text:p>0.48932</text:p>
          </table:table-cell>
          <table:table-cell office:value-type="float" office:value="0.45896" calcext:value-type="float">
            <text:p>0.45896</text:p>
          </table:table-cell>
          <table:table-cell office:value-type="float" office:value="-0.20503" calcext:value-type="float">
            <text:p>-0.20503</text:p>
          </table:table-cell>
          <table:table-cell office:value-type="float" office:value="0.30598" calcext:value-type="float">
            <text:p>0.30598</text:p>
          </table:table-cell>
          <table:table-cell office:value-type="float" office:value="-0.14273" calcext:value-type="float">
            <text:p>-0.14273</text:p>
          </table:table-cell>
          <table:table-cell table:number-columns-repeated="5"/>
        </table:table-row>
        <table:table-row table:style-name="ro1">
          <table:table-cell office:value-type="float" office:value="1.40371539576214E+018" calcext:value-type="float">
            <text:p>1403715395762140000</text:p>
          </table:table-cell>
          <table:table-cell office:value-type="float" office:value="-1.68664" calcext:value-type="float">
            <text:p>-1.68664</text:p>
          </table:table-cell>
          <table:table-cell office:value-type="float" office:value="-3.21317" calcext:value-type="float">
            <text:p>-3.21317</text:p>
          </table:table-cell>
          <table:table-cell office:value-type="float" office:value="0.66863" calcext:value-type="float">
            <text:p>0.66863</text:p>
          </table:table-cell>
          <table:table-cell office:value-type="float" office:value="-0.34577" calcext:value-type="float">
            <text:p>-0.34577</text:p>
          </table:table-cell>
          <table:table-cell office:value-type="float" office:value="0.64939" calcext:value-type="float">
            <text:p>0.64939</text:p>
          </table:table-cell>
          <table:table-cell office:value-type="float" office:value="0.50438" calcext:value-type="float">
            <text:p>0.50438</text:p>
          </table:table-cell>
          <table:table-cell office:value-type="float" office:value="0.45204" calcext:value-type="float">
            <text:p>0.45204</text:p>
          </table:table-cell>
          <table:table-cell office:value-type="float" office:value="-0.20385" calcext:value-type="float">
            <text:p>-0.20385</text:p>
          </table:table-cell>
          <table:table-cell office:value-type="float" office:value="0.33526" calcext:value-type="float">
            <text:p>0.33526</text:p>
          </table:table-cell>
          <table:table-cell office:value-type="float" office:value="-0.16629" calcext:value-type="float">
            <text:p>-0.16629</text:p>
          </table:table-cell>
          <table:table-cell table:number-columns-repeated="5"/>
        </table:table-row>
        <table:table-row table:style-name="ro1">
          <table:table-cell office:value-type="float" office:value="1.40371539586214E+018" calcext:value-type="float">
            <text:p>1403715395862140000</text:p>
          </table:table-cell>
          <table:table-cell office:value-type="float" office:value="-1.70604" calcext:value-type="float">
            <text:p>-1.70604</text:p>
          </table:table-cell>
          <table:table-cell office:value-type="float" office:value="-3.18172" calcext:value-type="float">
            <text:p>-3.18172</text:p>
          </table:table-cell>
          <table:table-cell office:value-type="float" office:value="0.65125" calcext:value-type="float">
            <text:p>0.65125</text:p>
          </table:table-cell>
          <table:table-cell office:value-type="float" office:value="-0.35358" calcext:value-type="float">
            <text:p>-0.35358</text:p>
          </table:table-cell>
          <table:table-cell office:value-type="float" office:value="0.64026" calcext:value-type="float">
            <text:p>0.64026</text:p>
          </table:table-cell>
          <table:table-cell office:value-type="float" office:value="0.5159" calcext:value-type="float">
            <text:p>0.5159</text:p>
          </table:table-cell>
          <table:table-cell office:value-type="float" office:value="0.44597" calcext:value-type="float">
            <text:p>0.44597</text:p>
          </table:table-cell>
          <table:table-cell office:value-type="float" office:value="-0.21324" calcext:value-type="float">
            <text:p>-0.21324</text:p>
          </table:table-cell>
          <table:table-cell office:value-type="float" office:value="0.35109" calcext:value-type="float">
            <text:p>0.35109</text:p>
          </table:table-cell>
          <table:table-cell office:value-type="float" office:value="-0.17993" calcext:value-type="float">
            <text:p>-0.17993</text:p>
          </table:table-cell>
          <table:table-cell table:number-columns-repeated="5"/>
        </table:table-row>
        <table:table-row table:style-name="ro1">
          <table:table-cell office:value-type="float" office:value="1.40371539596214E+018" calcext:value-type="float">
            <text:p>1403715395962140000</text:p>
          </table:table-cell>
          <table:table-cell office:value-type="float" office:value="-1.72578" calcext:value-type="float">
            <text:p>-1.72578</text:p>
          </table:table-cell>
          <table:table-cell office:value-type="float" office:value="-3.14874" calcext:value-type="float">
            <text:p>-3.14874</text:p>
          </table:table-cell>
          <table:table-cell office:value-type="float" office:value="0.63301" calcext:value-type="float">
            <text:p>0.63301</text:p>
          </table:table-cell>
          <table:table-cell office:value-type="float" office:value="-0.36338" calcext:value-type="float">
            <text:p>-0.36338</text:p>
          </table:table-cell>
          <table:table-cell office:value-type="float" office:value="0.637" calcext:value-type="float">
            <text:p>0.637</text:p>
          </table:table-cell>
          <table:table-cell office:value-type="float" office:value="0.51999" calcext:value-type="float">
            <text:p>0.51999</text:p>
          </table:table-cell>
          <table:table-cell office:value-type="float" office:value="0.43795" calcext:value-type="float">
            <text:p>0.43795</text:p>
          </table:table-cell>
          <table:table-cell office:value-type="float" office:value="-0.20932" calcext:value-type="float">
            <text:p>-0.20932</text:p>
          </table:table-cell>
          <table:table-cell office:value-type="float" office:value="0.36855" calcext:value-type="float">
            <text:p>0.36855</text:p>
          </table:table-cell>
          <table:table-cell office:value-type="float" office:value="-0.17498" calcext:value-type="float">
            <text:p>-0.17498</text:p>
          </table:table-cell>
          <table:table-cell table:number-columns-repeated="5"/>
        </table:table-row>
        <table:table-row table:style-name="ro1">
          <table:table-cell office:value-type="float" office:value="1.40371539606214E+018" calcext:value-type="float">
            <text:p>1403715396062140000</text:p>
          </table:table-cell>
          <table:table-cell office:value-type="float" office:value="-1.74449" calcext:value-type="float">
            <text:p>-1.74449</text:p>
          </table:table-cell>
          <table:table-cell office:value-type="float" office:value="-3.11488" calcext:value-type="float">
            <text:p>-3.11488</text:p>
          </table:table-cell>
          <table:table-cell office:value-type="float" office:value="0.6152" calcext:value-type="float">
            <text:p>0.6152</text:p>
          </table:table-cell>
          <table:table-cell office:value-type="float" office:value="-0.37557" calcext:value-type="float">
            <text:p>-0.37557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51777" calcext:value-type="float">
            <text:p>0.51777</text:p>
          </table:table-cell>
          <table:table-cell office:value-type="float" office:value="0.4295" calcext:value-type="float">
            <text:p>0.4295</text:p>
          </table:table-cell>
          <table:table-cell office:value-type="float" office:value="-0.1879" calcext:value-type="float">
            <text:p>-0.1879</text:p>
          </table:table-cell>
          <table:table-cell office:value-type="float" office:value="0.3693" calcext:value-type="float">
            <text:p>0.3693</text:p>
          </table:table-cell>
          <table:table-cell office:value-type="float" office:value="-0.1713" calcext:value-type="float">
            <text:p>-0.1713</text:p>
          </table:table-cell>
          <table:table-cell table:number-columns-repeated="5"/>
        </table:table-row>
        <table:table-row table:style-name="ro1">
          <table:table-cell office:value-type="float" office:value="1.40371539616214E+018" calcext:value-type="float">
            <text:p>1403715396162140000</text:p>
          </table:table-cell>
          <table:table-cell office:value-type="float" office:value="-1.7571" calcext:value-type="float">
            <text:p>-1.7571</text:p>
          </table:table-cell>
          <table:table-cell office:value-type="float" office:value="-3.08319" calcext:value-type="float">
            <text:p>-3.08319</text:p>
          </table:table-cell>
          <table:table-cell office:value-type="float" office:value="0.59845" calcext:value-type="float">
            <text:p>0.59845</text:p>
          </table:table-cell>
          <table:table-cell office:value-type="float" office:value="-0.38534" calcext:value-type="float">
            <text:p>-0.38534</text:p>
          </table:table-cell>
          <table:table-cell office:value-type="float" office:value="0.63849" calcext:value-type="float">
            <text:p>0.63849</text:p>
          </table:table-cell>
          <table:table-cell office:value-type="float" office:value="0.51311" calcext:value-type="float">
            <text:p>0.51311</text:p>
          </table:table-cell>
          <table:table-cell office:value-type="float" office:value="0.42492" calcext:value-type="float">
            <text:p>0.42492</text:p>
          </table:table-cell>
          <table:table-cell office:value-type="float" office:value="-0.13338" calcext:value-type="float">
            <text:p>-0.13338</text:p>
          </table:table-cell>
          <table:table-cell office:value-type="float" office:value="0.35942" calcext:value-type="float">
            <text:p>0.35942</text:p>
          </table:table-cell>
          <table:table-cell office:value-type="float" office:value="-0.14861" calcext:value-type="float">
            <text:p>-0.14861</text:p>
          </table:table-cell>
          <table:table-cell table:number-columns-repeated="5"/>
        </table:table-row>
        <table:table-row table:style-name="ro1">
          <table:table-cell office:value-type="float" office:value="1.40371539626214E+018" calcext:value-type="float">
            <text:p>1403715396262140000</text:p>
          </table:table-cell>
          <table:table-cell office:value-type="float" office:value="-1.76424" calcext:value-type="float">
            <text:p>-1.76424</text:p>
          </table:table-cell>
          <table:table-cell office:value-type="float" office:value="-3.05317" calcext:value-type="float">
            <text:p>-3.05317</text:p>
          </table:table-cell>
          <table:table-cell office:value-type="float" office:value="0.58504" calcext:value-type="float">
            <text:p>0.58504</text:p>
          </table:table-cell>
          <table:table-cell office:value-type="float" office:value="-0.38701" calcext:value-type="float">
            <text:p>-0.38701</text:p>
          </table:table-cell>
          <table:table-cell office:value-type="float" office:value="0.63725" calcext:value-type="float">
            <text:p>0.63725</text:p>
          </table:table-cell>
          <table:table-cell office:value-type="float" office:value="0.51128" calcext:value-type="float">
            <text:p>0.51128</text:p>
          </table:table-cell>
          <table:table-cell office:value-type="float" office:value="0.42747" calcext:value-type="float">
            <text:p>0.42747</text:p>
          </table:table-cell>
          <table:table-cell office:value-type="float" office:value="-0.07289" calcext:value-type="float">
            <text:p>-0.07289</text:p>
          </table:table-cell>
          <table:table-cell office:value-type="float" office:value="0.34316" calcext:value-type="float">
            <text:p>0.34316</text:p>
          </table:table-cell>
          <table:table-cell office:value-type="float" office:value="-0.13162" calcext:value-type="float">
            <text:p>-0.13162</text:p>
          </table:table-cell>
          <table:table-cell table:number-columns-repeated="5"/>
        </table:table-row>
        <table:table-row table:style-name="ro1">
          <table:table-cell office:value-type="float" office:value="1.40371539636214E+018" calcext:value-type="float">
            <text:p>1403715396362140000</text:p>
          </table:table-cell>
          <table:table-cell office:value-type="float" office:value="-1.76838" calcext:value-type="float">
            <text:p>-1.76838</text:p>
          </table:table-cell>
          <table:table-cell office:value-type="float" office:value="-3.02194" calcext:value-type="float">
            <text:p>-3.02194</text:p>
          </table:table-cell>
          <table:table-cell office:value-type="float" office:value="0.57422" calcext:value-type="float">
            <text:p>0.57422</text:p>
          </table:table-cell>
          <table:table-cell office:value-type="float" office:value="-0.37933" calcext:value-type="float">
            <text:p>-0.37933</text:p>
          </table:table-cell>
          <table:table-cell office:value-type="float" office:value="0.6329" calcext:value-type="float">
            <text:p>0.6329</text:p>
          </table:table-cell>
          <table:table-cell office:value-type="float" office:value="0.51471" calcext:value-type="float">
            <text:p>0.51471</text:p>
          </table:table-cell>
          <table:table-cell office:value-type="float" office:value="0.43661" calcext:value-type="float">
            <text:p>0.43661</text:p>
          </table:table-cell>
          <table:table-cell office:value-type="float" office:value="-0.02969" calcext:value-type="float">
            <text:p>-0.02969</text:p>
          </table:table-cell>
          <table:table-cell office:value-type="float" office:value="0.33746" calcext:value-type="float">
            <text:p>0.33746</text:p>
          </table:table-cell>
          <table:table-cell office:value-type="float" office:value="-0.1233" calcext:value-type="float">
            <text:p>-0.1233</text:p>
          </table:table-cell>
          <table:table-cell table:number-columns-repeated="5"/>
        </table:table-row>
        <table:table-row table:style-name="ro1">
          <table:table-cell office:value-type="float" office:value="1.40371539646214E+018" calcext:value-type="float">
            <text:p>1403715396462140000</text:p>
          </table:table-cell>
          <table:table-cell office:value-type="float" office:value="-1.77041" calcext:value-type="float">
            <text:p>-1.77041</text:p>
          </table:table-cell>
          <table:table-cell office:value-type="float" office:value="-2.9905" calcext:value-type="float">
            <text:p>-2.9905</text:p>
          </table:table-cell>
          <table:table-cell office:value-type="float" office:value="0.56477" calcext:value-type="float">
            <text:p>0.56477</text:p>
          </table:table-cell>
          <table:table-cell office:value-type="float" office:value="-0.37231" calcext:value-type="float">
            <text:p>-0.37231</text:p>
          </table:table-cell>
          <table:table-cell office:value-type="float" office:value="0.62936" calcext:value-type="float">
            <text:p>0.62936</text:p>
          </table:table-cell>
          <table:table-cell office:value-type="float" office:value="0.51843" calcext:value-type="float">
            <text:p>0.51843</text:p>
          </table:table-cell>
          <table:table-cell office:value-type="float" office:value="0.44332" calcext:value-type="float">
            <text:p>0.44332</text:p>
          </table:table-cell>
          <table:table-cell office:value-type="float" office:value="-0.02883" calcext:value-type="float">
            <text:p>-0.02883</text:p>
          </table:table-cell>
          <table:table-cell office:value-type="float" office:value="0.33226" calcext:value-type="float">
            <text:p>0.33226</text:p>
          </table:table-cell>
          <table:table-cell office:value-type="float" office:value="-0.12447" calcext:value-type="float">
            <text:p>-0.12447</text:p>
          </table:table-cell>
          <table:table-cell table:number-columns-repeated="5"/>
        </table:table-row>
        <table:table-row table:style-name="ro1">
          <table:table-cell office:value-type="float" office:value="1.40371539656214E+018" calcext:value-type="float">
            <text:p>1403715396562140000</text:p>
          </table:table-cell>
          <table:table-cell office:value-type="float" office:value="-1.77133" calcext:value-type="float">
            <text:p>-1.77133</text:p>
          </table:table-cell>
          <table:table-cell office:value-type="float" office:value="-2.96267" calcext:value-type="float">
            <text:p>-2.96267</text:p>
          </table:table-cell>
          <table:table-cell office:value-type="float" office:value="0.55591" calcext:value-type="float">
            <text:p>0.55591</text:p>
          </table:table-cell>
          <table:table-cell office:value-type="float" office:value="-0.37032" calcext:value-type="float">
            <text:p>-0.37032</text:p>
          </table:table-cell>
          <table:table-cell office:value-type="float" office:value="0.62388" calcext:value-type="float">
            <text:p>0.62388</text:p>
          </table:table-cell>
          <table:table-cell office:value-type="float" office:value="0.52318" calcext:value-type="float">
            <text:p>0.52318</text:p>
          </table:table-cell>
          <table:table-cell office:value-type="float" office:value="0.44712" calcext:value-type="float">
            <text:p>0.44712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32987" calcext:value-type="float">
            <text:p>0.32987</text:p>
          </table:table-cell>
          <table:table-cell office:value-type="float" office:value="-0.1232" calcext:value-type="float">
            <text:p>-0.1232</text:p>
          </table:table-cell>
          <table:table-cell table:number-columns-repeated="5"/>
        </table:table-row>
        <table:table-row table:style-name="ro1">
          <table:table-cell office:value-type="float" office:value="1.40371539666214E+018" calcext:value-type="float">
            <text:p>1403715396662140000</text:p>
          </table:table-cell>
          <table:table-cell office:value-type="float" office:value="-1.77499" calcext:value-type="float">
            <text:p>-1.77499</text:p>
          </table:table-cell>
          <table:table-cell office:value-type="float" office:value="-2.93118" calcext:value-type="float">
            <text:p>-2.93118</text:p>
          </table:table-cell>
          <table:table-cell office:value-type="float" office:value="0.54489" calcext:value-type="float">
            <text:p>0.54489</text:p>
          </table:table-cell>
          <table:table-cell office:value-type="float" office:value="-0.37272" calcext:value-type="float">
            <text:p>-0.37272</text:p>
          </table:table-cell>
          <table:table-cell office:value-type="float" office:value="0.61699" calcext:value-type="float">
            <text:p>0.61699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44725" calcext:value-type="float">
            <text:p>0.44725</text:p>
          </table:table-cell>
          <table:table-cell office:value-type="float" office:value="-0.07851" calcext:value-type="float">
            <text:p>-0.07851</text:p>
          </table:table-cell>
          <table:table-cell office:value-type="float" office:value="0.32399" calcext:value-type="float">
            <text:p>0.32399</text:p>
          </table:table-cell>
          <table:table-cell office:value-type="float" office:value="-0.13759" calcext:value-type="float">
            <text:p>-0.13759</text:p>
          </table:table-cell>
          <table:table-cell table:number-columns-repeated="5"/>
        </table:table-row>
        <table:table-row table:style-name="ro1">
          <table:table-cell office:value-type="float" office:value="1.40371539676214E+018" calcext:value-type="float">
            <text:p>1403715396762140000</text:p>
          </table:table-cell>
          <table:table-cell office:value-type="float" office:value="-1.78024" calcext:value-type="float">
            <text:p>-1.78024</text:p>
          </table:table-cell>
          <table:table-cell office:value-type="float" office:value="-2.90438" calcext:value-type="float">
            <text:p>-2.90438</text:p>
          </table:table-cell>
          <table:table-cell office:value-type="float" office:value="0.53347" calcext:value-type="float">
            <text:p>0.53347</text:p>
          </table:table-cell>
          <table:table-cell office:value-type="float" office:value="-0.37837" calcext:value-type="float">
            <text:p>-0.37837</text:p>
          </table:table-cell>
          <table:table-cell office:value-type="float" office:value="0.61193" calcext:value-type="float">
            <text:p>0.61193</text:p>
          </table:table-cell>
          <table:table-cell office:value-type="float" office:value="0.5355" calcext:value-type="float">
            <text:p>0.5355</text:p>
          </table:table-cell>
          <table:table-cell office:value-type="float" office:value="0.44229" calcext:value-type="float">
            <text:p>0.44229</text:p>
          </table:table-cell>
          <table:table-cell office:value-type="float" office:value="-0.09973" calcext:value-type="float">
            <text:p>-0.09973</text:p>
          </table:table-cell>
          <table:table-cell office:value-type="float" office:value="0.30059" calcext:value-type="float">
            <text:p>0.30059</text:p>
          </table:table-cell>
          <table:table-cell office:value-type="float" office:value="-0.15399" calcext:value-type="float">
            <text:p>-0.15399</text:p>
          </table:table-cell>
          <table:table-cell table:number-columns-repeated="5"/>
        </table:table-row>
        <table:table-row table:style-name="ro1">
          <table:table-cell office:value-type="float" office:value="1.40371539686214E+018" calcext:value-type="float">
            <text:p>1403715396862140000</text:p>
          </table:table-cell>
          <table:table-cell office:value-type="float" office:value="-1.78738" calcext:value-type="float">
            <text:p>-1.78738</text:p>
          </table:table-cell>
          <table:table-cell office:value-type="float" office:value="-2.87578" calcext:value-type="float">
            <text:p>-2.87578</text:p>
          </table:table-cell>
          <table:table-cell office:value-type="float" office:value="0.51869" calcext:value-type="float">
            <text:p>0.51869</text:p>
          </table:table-cell>
          <table:table-cell office:value-type="float" office:value="-0.38321" calcext:value-type="float">
            <text:p>-0.38321</text:p>
          </table:table-cell>
          <table:table-cell office:value-type="float" office:value="0.61" calcext:value-type="float">
            <text:p>0.61</text:p>
          </table:table-cell>
          <table:table-cell office:value-type="float" office:value="0.54126" calcext:value-type="float">
            <text:p>0.54126</text:p>
          </table:table-cell>
          <table:table-cell office:value-type="float" office:value="0.43369" calcext:value-type="float">
            <text:p>0.43369</text:p>
          </table:table-cell>
          <table:table-cell office:value-type="float" office:value="-0.10927" calcext:value-type="float">
            <text:p>-0.10927</text:p>
          </table:table-cell>
          <table:table-cell office:value-type="float" office:value="0.30198" calcext:value-type="float">
            <text:p>0.30198</text:p>
          </table:table-cell>
          <table:table-cell office:value-type="float" office:value="-0.15483" calcext:value-type="float">
            <text:p>-0.15483</text:p>
          </table:table-cell>
          <table:table-cell table:number-columns-repeated="5"/>
        </table:table-row>
        <table:table-row table:style-name="ro1">
          <table:table-cell office:value-type="float" office:value="1.40371539696214E+018" calcext:value-type="float">
            <text:p>1403715396962140000</text:p>
          </table:table-cell>
          <table:table-cell office:value-type="float" office:value="-1.79596" calcext:value-type="float">
            <text:p>-1.79596</text:p>
          </table:table-cell>
          <table:table-cell office:value-type="float" office:value="-2.84634" calcext:value-type="float">
            <text:p>-2.84634</text:p>
          </table:table-cell>
          <table:table-cell office:value-type="float" office:value="0.50061" calcext:value-type="float">
            <text:p>0.50061</text:p>
          </table:table-cell>
          <table:table-cell office:value-type="float" office:value="-0.38295" calcext:value-type="float">
            <text:p>-0.38295</text:p>
          </table:table-cell>
          <table:table-cell office:value-type="float" office:value="0.60994" calcext:value-type="float">
            <text:p>0.60994</text:p>
          </table:table-cell>
          <table:table-cell office:value-type="float" office:value="0.54856" calcext:value-type="float">
            <text:p>0.54856</text:p>
          </table:table-cell>
          <table:table-cell office:value-type="float" office:value="0.42474" calcext:value-type="float">
            <text:p>0.42474</text:p>
          </table:table-cell>
          <table:table-cell office:value-type="float" office:value="-0.11519" calcext:value-type="float">
            <text:p>-0.11519</text:p>
          </table:table-cell>
          <table:table-cell office:value-type="float" office:value="0.311" calcext:value-type="float">
            <text:p>0.311</text:p>
          </table:table-cell>
          <table:table-cell office:value-type="float" office:value="-0.19296" calcext:value-type="float">
            <text:p>-0.19296</text:p>
          </table:table-cell>
          <table:table-cell table:number-columns-repeated="5"/>
        </table:table-row>
        <table:table-row table:style-name="ro1">
          <table:table-cell office:value-type="float" office:value="1.40371539696214E+018" calcext:value-type="float">
            <text:p>1403715396962140000</text:p>
          </table:table-cell>
          <table:table-cell office:value-type="float" office:value="-1.77558" calcext:value-type="float">
            <text:p>-1.77558</text:p>
          </table:table-cell>
          <table:table-cell office:value-type="float" office:value="-2.81461" calcext:value-type="float">
            <text:p>-2.81461</text:p>
          </table:table-cell>
          <table:table-cell office:value-type="float" office:value="0.48269" calcext:value-type="float">
            <text:p>0.48269</text:p>
          </table:table-cell>
          <table:table-cell office:value-type="float" office:value="-0.38004" calcext:value-type="float">
            <text:p>-0.38004</text:p>
          </table:table-cell>
          <table:table-cell office:value-type="float" office:value="0.61225" calcext:value-type="float">
            <text:p>0.61225</text:p>
          </table:table-cell>
          <table:table-cell office:value-type="float" office:value="0.55552" calcext:value-type="float">
            <text:p>0.55552</text:p>
          </table:table-cell>
          <table:table-cell office:value-type="float" office:value="0.41488" calcext:value-type="float">
            <text:p>0.41488</text:p>
          </table:table-cell>
          <table:table-cell office:value-type="float" office:value="-0.11163" calcext:value-type="float">
            <text:p>-0.11163</text:p>
          </table:table-cell>
          <table:table-cell office:value-type="float" office:value="0.33078" calcext:value-type="float">
            <text:p>0.33078</text:p>
          </table:table-cell>
          <table:table-cell office:value-type="float" office:value="-0.19907" calcext:value-type="float">
            <text:p>-0.19907</text:p>
          </table:table-cell>
          <table:table-cell table:number-columns-repeated="5"/>
        </table:table-row>
        <table:table-row table:style-name="ro1">
          <table:table-cell office:value-type="float" office:value="1.40371539706214E+018" calcext:value-type="float">
            <text:p>1403715397062140000</text:p>
          </table:table-cell>
          <table:table-cell office:value-type="float" office:value="-1.77257" calcext:value-type="float">
            <text:p>-1.77257</text:p>
          </table:table-cell>
          <table:table-cell office:value-type="float" office:value="-2.81391" calcext:value-type="float">
            <text:p>-2.81391</text:p>
          </table:table-cell>
          <table:table-cell office:value-type="float" office:value="0.48141" calcext:value-type="float">
            <text:p>0.48141</text:p>
          </table:table-cell>
          <table:table-cell office:value-type="float" office:value="-0.38029" calcext:value-type="float">
            <text:p>-0.38029</text:p>
          </table:table-cell>
          <table:table-cell office:value-type="float" office:value="0.61234" calcext:value-type="float">
            <text:p>0.61234</text:p>
          </table:table-cell>
          <table:table-cell office:value-type="float" office:value="0.55539" calcext:value-type="float">
            <text:p>0.55539</text:p>
          </table:table-cell>
          <table:table-cell office:value-type="float" office:value="0.41468" calcext:value-type="float">
            <text:p>0.41468</text:p>
          </table:table-cell>
          <table:table-cell office:value-type="float" office:value="-0.10228" calcext:value-type="float">
            <text:p>-0.10228</text:p>
          </table:table-cell>
          <table:table-cell office:value-type="float" office:value="0.33113" calcext:value-type="float">
            <text:p>0.33113</text:p>
          </table:table-cell>
          <table:table-cell office:value-type="float" office:value="-0.20113" calcext:value-type="float">
            <text:p>-0.20113</text:p>
          </table:table-cell>
          <table:table-cell table:number-columns-repeated="5"/>
        </table:table-row>
        <table:table-row table:style-name="ro1">
          <table:table-cell office:value-type="float" office:value="1.40371539716214E+018" calcext:value-type="float">
            <text:p>1403715397162140000</text:p>
          </table:table-cell>
          <table:table-cell office:value-type="float" office:value="-1.77866" calcext:value-type="float">
            <text:p>-1.77866</text:p>
          </table:table-cell>
          <table:table-cell office:value-type="float" office:value="-2.77942" calcext:value-type="float">
            <text:p>-2.77942</text:p>
          </table:table-cell>
          <table:table-cell office:value-type="float" office:value="0.45978" calcext:value-type="float">
            <text:p>0.45978</text:p>
          </table:table-cell>
          <table:table-cell office:value-type="float" office:value="-0.38119" calcext:value-type="float">
            <text:p>-0.38119</text:p>
          </table:table-cell>
          <table:table-cell office:value-type="float" office:value="0.61465" calcext:value-type="float">
            <text:p>0.61465</text:p>
          </table:table-cell>
          <table:table-cell office:value-type="float" office:value="0.55859" calcext:value-type="float">
            <text:p>0.55859</text:p>
          </table:table-cell>
          <table:table-cell office:value-type="float" office:value="0.40605" calcext:value-type="float">
            <text:p>0.40605</text:p>
          </table:table-cell>
          <table:table-cell office:value-type="float" office:value="-0.08915" calcext:value-type="float">
            <text:p>-0.08915</text:p>
          </table:table-cell>
          <table:table-cell office:value-type="float" office:value="0.38428" calcext:value-type="float">
            <text:p>0.38428</text:p>
          </table:table-cell>
          <table:table-cell office:value-type="float" office:value="-0.20794" calcext:value-type="float">
            <text:p>-0.20794</text:p>
          </table:table-cell>
          <table:table-cell table:number-columns-repeated="5"/>
        </table:table-row>
        <table:table-row table:style-name="ro1">
          <table:table-cell office:value-type="float" office:value="1.40371539726214E+018" calcext:value-type="float">
            <text:p>1403715397262140000</text:p>
          </table:table-cell>
          <table:table-cell office:value-type="float" office:value="-1.78351" calcext:value-type="float">
            <text:p>-1.78351</text:p>
          </table:table-cell>
          <table:table-cell office:value-type="float" office:value="-2.7403" calcext:value-type="float">
            <text:p>-2.7403</text:p>
          </table:table-cell>
          <table:table-cell office:value-type="float" office:value="0.43837" calcext:value-type="float">
            <text:p>0.43837</text:p>
          </table:table-cell>
          <table:table-cell office:value-type="float" office:value="-0.38782" calcext:value-type="float">
            <text:p>-0.38782</text:p>
          </table:table-cell>
          <table:table-cell office:value-type="float" office:value="0.61897" calcext:value-type="float">
            <text:p>0.61897</text:p>
          </table:table-cell>
          <table:table-cell office:value-type="float" office:value="0.55656" calcext:value-type="float">
            <text:p>0.55656</text:p>
          </table:table-cell>
          <table:table-cell office:value-type="float" office:value="0.39587" calcext:value-type="float">
            <text:p>0.39587</text:p>
          </table:table-cell>
          <table:table-cell office:value-type="float" office:value="-0.06674" calcext:value-type="float">
            <text:p>-0.06674</text:p>
          </table:table-cell>
          <table:table-cell office:value-type="float" office:value="0.43652" calcext:value-type="float">
            <text:p>0.43652</text:p>
          </table:table-cell>
          <table:table-cell office:value-type="float" office:value="-0.20365" calcext:value-type="float">
            <text:p>-0.20365</text:p>
          </table:table-cell>
          <table:table-cell table:number-columns-repeated="5"/>
        </table:table-row>
        <table:table-row table:style-name="ro1">
          <table:table-cell office:value-type="float" office:value="1.40371539736214E+018" calcext:value-type="float">
            <text:p>1403715397362140000</text:p>
          </table:table-cell>
          <table:table-cell office:value-type="float" office:value="-1.7841" calcext:value-type="float">
            <text:p>-1.7841</text:p>
          </table:table-cell>
          <table:table-cell office:value-type="float" office:value="-2.69647" calcext:value-type="float">
            <text:p>-2.69647</text:p>
          </table:table-cell>
          <table:table-cell office:value-type="float" office:value="0.41837" calcext:value-type="float">
            <text:p>0.41837</text:p>
          </table:table-cell>
          <table:table-cell office:value-type="float" office:value="-0.39617" calcext:value-type="float">
            <text:p>-0.39617</text:p>
          </table:table-cell>
          <table:table-cell office:value-type="float" office:value="0.62216" calcext:value-type="float">
            <text:p>0.62216</text:p>
          </table:table-cell>
          <table:table-cell office:value-type="float" office:value="0.55185" calcext:value-type="float">
            <text:p>0.55185</text:p>
          </table:table-cell>
          <table:table-cell office:value-type="float" office:value="0.38915" calcext:value-type="float">
            <text:p>0.38915</text:p>
          </table:table-cell>
          <table:table-cell office:value-type="float" office:value="-0.01121" calcext:value-type="float">
            <text:p>-0.01121</text:p>
          </table:table-cell>
          <table:table-cell office:value-type="float" office:value="0.48764" calcext:value-type="float">
            <text:p>0.48764</text:p>
          </table:table-cell>
          <table:table-cell office:value-type="float" office:value="-0.19697" calcext:value-type="float">
            <text:p>-0.19697</text:p>
          </table:table-cell>
          <table:table-cell table:number-columns-repeated="5"/>
        </table:table-row>
        <table:table-row table:style-name="ro1">
          <table:table-cell office:value-type="float" office:value="1.40371539746214E+018" calcext:value-type="float">
            <text:p>1403715397462140000</text:p>
          </table:table-cell>
          <table:table-cell office:value-type="float" office:value="-1.77932" calcext:value-type="float">
            <text:p>-1.77932</text:p>
          </table:table-cell>
          <table:table-cell office:value-type="float" office:value="-2.64737" calcext:value-type="float">
            <text:p>-2.64737</text:p>
          </table:table-cell>
          <table:table-cell office:value-type="float" office:value="0.39786" calcext:value-type="float">
            <text:p>0.39786</text:p>
          </table:table-cell>
          <table:table-cell office:value-type="float" office:value="-0.40048" calcext:value-type="float">
            <text:p>-0.40048</text:p>
          </table:table-cell>
          <table:table-cell office:value-type="float" office:value="0.62389" calcext:value-type="float">
            <text:p>0.62389</text:p>
          </table:table-cell>
          <table:table-cell office:value-type="float" office:value="0.54949" calcext:value-type="float">
            <text:p>0.54949</text:p>
          </table:table-cell>
          <table:table-cell office:value-type="float" office:value="0.38527" calcext:value-type="float">
            <text:p>0.38527</text:p>
          </table:table-cell>
          <table:table-cell office:value-type="float" office:value="0.05918" calcext:value-type="float">
            <text:p>0.05918</text:p>
          </table:table-cell>
          <table:table-cell office:value-type="float" office:value="0.52961" calcext:value-type="float">
            <text:p>0.52961</text:p>
          </table:table-cell>
          <table:table-cell office:value-type="float" office:value="-0.18418" calcext:value-type="float">
            <text:p>-0.18418</text:p>
          </table:table-cell>
          <table:table-cell table:number-columns-repeated="5"/>
        </table:table-row>
        <table:table-row table:style-name="ro1">
          <table:table-cell office:value-type="float" office:value="1.40371539756214E+018" calcext:value-type="float">
            <text:p>1403715397562140000</text:p>
          </table:table-cell>
          <table:table-cell office:value-type="float" office:value="-1.76801" calcext:value-type="float">
            <text:p>-1.76801</text:p>
          </table:table-cell>
          <table:table-cell office:value-type="float" office:value="-2.59336" calcext:value-type="float">
            <text:p>-2.59336</text:p>
          </table:table-cell>
          <table:table-cell office:value-type="float" office:value="0.37876" calcext:value-type="float">
            <text:p>0.37876</text:p>
          </table:table-cell>
          <table:table-cell office:value-type="float" office:value="-0.40297" calcext:value-type="float">
            <text:p>-0.40297</text:p>
          </table:table-cell>
          <table:table-cell office:value-type="float" office:value="0.62385" calcext:value-type="float">
            <text:p>0.62385</text:p>
          </table:table-cell>
          <table:table-cell office:value-type="float" office:value="0.54824" calcext:value-type="float">
            <text:p>0.54824</text:p>
          </table:table-cell>
          <table:table-cell office:value-type="float" office:value="0.38453" calcext:value-type="float">
            <text:p>0.38453</text:p>
          </table:table-cell>
          <table:table-cell office:value-type="float" office:value="0.13259" calcext:value-type="float">
            <text:p>0.13259</text:p>
          </table:table-cell>
          <table:table-cell office:value-type="float" office:value="0.5747" calcext:value-type="float">
            <text:p>0.5747</text:p>
          </table:table-cell>
          <table:table-cell office:value-type="float" office:value="-0.17485" calcext:value-type="float">
            <text:p>-0.17485</text:p>
          </table:table-cell>
          <table:table-cell table:number-columns-repeated="5"/>
        </table:table-row>
        <table:table-row table:style-name="ro1">
          <table:table-cell office:value-type="float" office:value="1.40371539766214E+018" calcext:value-type="float">
            <text:p>1403715397662140000</text:p>
          </table:table-cell>
          <table:table-cell office:value-type="float" office:value="-1.75087" calcext:value-type="float">
            <text:p>-1.75087</text:p>
          </table:table-cell>
          <table:table-cell office:value-type="float" office:value="-2.53395" calcext:value-type="float">
            <text:p>-2.53395</text:p>
          </table:table-cell>
          <table:table-cell office:value-type="float" office:value="0.36569" calcext:value-type="float">
            <text:p>0.36569</text:p>
          </table:table-cell>
          <table:table-cell office:value-type="float" office:value="-0.40656" calcext:value-type="float">
            <text:p>-0.40656</text:p>
          </table:table-cell>
          <table:table-cell office:value-type="float" office:value="0.62138" calcext:value-type="float">
            <text:p>0.62138</text:p>
          </table:table-cell>
          <table:table-cell office:value-type="float" office:value="0.54613" calcext:value-type="float">
            <text:p>0.54613</text:p>
          </table:table-cell>
          <table:table-cell office:value-type="float" office:value="0.38773" calcext:value-type="float">
            <text:p>0.38773</text:p>
          </table:table-cell>
          <table:table-cell office:value-type="float" office:value="0.21042" calcext:value-type="float">
            <text:p>0.21042</text:p>
          </table:table-cell>
          <table:table-cell office:value-type="float" office:value="0.61305" calcext:value-type="float">
            <text:p>0.61305</text:p>
          </table:table-cell>
          <table:table-cell office:value-type="float" office:value="-0.11691" calcext:value-type="float">
            <text:p>-0.11691</text:p>
          </table:table-cell>
          <table:table-cell table:number-columns-repeated="5"/>
        </table:table-row>
        <table:table-row table:style-name="ro1">
          <table:table-cell office:value-type="float" office:value="1.40371539776214E+018" calcext:value-type="float">
            <text:p>1403715397762140000</text:p>
          </table:table-cell>
          <table:table-cell office:value-type="float" office:value="-1.72689" calcext:value-type="float">
            <text:p>-1.72689</text:p>
          </table:table-cell>
          <table:table-cell office:value-type="float" office:value="-2.47295" calcext:value-type="float">
            <text:p>-2.47295</text:p>
          </table:table-cell>
          <table:table-cell office:value-type="float" office:value="0.35659" calcext:value-type="float">
            <text:p>0.35659</text:p>
          </table:table-cell>
          <table:table-cell office:value-type="float" office:value="-0.40997" calcext:value-type="float">
            <text:p>-0.40997</text:p>
          </table:table-cell>
          <table:table-cell office:value-type="float" office:value="0.61568" calcext:value-type="float">
            <text:p>0.61568</text:p>
          </table:table-cell>
          <table:table-cell office:value-type="float" office:value="0.54377" calcext:value-type="float">
            <text:p>0.54377</text:p>
          </table:table-cell>
          <table:table-cell office:value-type="float" office:value="0.39645" calcext:value-type="float">
            <text:p>0.39645</text:p>
          </table:table-cell>
          <table:table-cell office:value-type="float" office:value="0.26669" calcext:value-type="float">
            <text:p>0.26669</text:p>
          </table:table-cell>
          <table:table-cell office:value-type="float" office:value="0.62372" calcext:value-type="float">
            <text:p>0.62372</text:p>
          </table:table-cell>
          <table:table-cell office:value-type="float" office:value="-0.07072" calcext:value-type="float">
            <text:p>-0.07072</text:p>
          </table:table-cell>
          <table:table-cell table:number-columns-repeated="5"/>
        </table:table-row>
        <table:table-row table:style-name="ro1">
          <table:table-cell office:value-type="float" office:value="1.40371539786214E+018" calcext:value-type="float">
            <text:p>1403715397862140000</text:p>
          </table:table-cell>
          <table:table-cell office:value-type="float" office:value="-1.69801" calcext:value-type="float">
            <text:p>-1.69801</text:p>
          </table:table-cell>
          <table:table-cell office:value-type="float" office:value="-2.41202" calcext:value-type="float">
            <text:p>-2.41202</text:p>
          </table:table-cell>
          <table:table-cell office:value-type="float" office:value="0.35233" calcext:value-type="float">
            <text:p>0.35233</text:p>
          </table:table-cell>
          <table:table-cell office:value-type="float" office:value="-0.4116" calcext:value-type="float">
            <text:p>-0.4116</text:p>
          </table:table-cell>
          <table:table-cell office:value-type="float" office:value="0.61142" calcext:value-type="float">
            <text:p>0.61142</text:p>
          </table:table-cell>
          <table:table-cell office:value-type="float" office:value="0.54197" calcext:value-type="float">
            <text:p>0.54197</text:p>
          </table:table-cell>
          <table:table-cell office:value-type="float" office:value="0.40376" calcext:value-type="float">
            <text:p>0.40376</text:p>
          </table:table-cell>
          <table:table-cell office:value-type="float" office:value="0.31535" calcext:value-type="float">
            <text:p>0.31535</text:p>
          </table:table-cell>
          <table:table-cell office:value-type="float" office:value="0.63075" calcext:value-type="float">
            <text:p>0.63075</text:p>
          </table:table-cell>
          <table:table-cell office:value-type="float" office:value="-0.03279" calcext:value-type="float">
            <text:p>-0.03279</text:p>
          </table:table-cell>
          <table:table-cell table:number-columns-repeated="5"/>
        </table:table-row>
        <table:table-row table:style-name="ro1">
          <table:table-cell office:value-type="float" office:value="1.40371539796214E+018" calcext:value-type="float">
            <text:p>1403715397962140000</text:p>
          </table:table-cell>
          <table:table-cell office:value-type="float" office:value="-1.66514" calcext:value-type="float">
            <text:p>-1.66514</text:p>
          </table:table-cell>
          <table:table-cell office:value-type="float" office:value="-2.35154" calcext:value-type="float">
            <text:p>-2.35154</text:p>
          </table:table-cell>
          <table:table-cell office:value-type="float" office:value="0.35232" calcext:value-type="float">
            <text:p>0.35232</text:p>
          </table:table-cell>
          <table:table-cell office:value-type="float" office:value="-0.41139" calcext:value-type="float">
            <text:p>-0.41139</text:p>
          </table:table-cell>
          <table:table-cell office:value-type="float" office:value="0.60541" calcext:value-type="float">
            <text:p>0.60541</text:p>
          </table:table-cell>
          <table:table-cell office:value-type="float" office:value="0.54098" calcext:value-type="float">
            <text:p>0.54098</text:p>
          </table:table-cell>
          <table:table-cell office:value-type="float" office:value="0.41422" calcext:value-type="float">
            <text:p>0.41422</text:p>
          </table:table-cell>
          <table:table-cell office:value-type="float" office:value="0.34149" calcext:value-type="float">
            <text:p>0.34149</text:p>
          </table:table-cell>
          <table:table-cell office:value-type="float" office:value="0.61935" calcext:value-type="float">
            <text:p>0.61935</text:p>
          </table:table-cell>
          <table:table-cell office:value-type="float" office:value="-0.00321" calcext:value-type="float">
            <text:p>-0.00321</text:p>
          </table:table-cell>
          <table:table-cell table:number-columns-repeated="5"/>
        </table:table-row>
        <table:table-row table:style-name="ro1">
          <table:table-cell office:value-type="float" office:value="1.40371539806214E+018" calcext:value-type="float">
            <text:p>1403715398062140000</text:p>
          </table:table-cell>
          <table:table-cell office:value-type="float" office:value="-1.63018" calcext:value-type="float">
            <text:p>-1.63018</text:p>
          </table:table-cell>
          <table:table-cell office:value-type="float" office:value="-2.29333" calcext:value-type="float">
            <text:p>-2.29333</text:p>
          </table:table-cell>
          <table:table-cell office:value-type="float" office:value="0.35293" calcext:value-type="float">
            <text:p>0.35293</text:p>
          </table:table-cell>
          <table:table-cell office:value-type="float" office:value="-0.41288" calcext:value-type="float">
            <text:p>-0.41288</text:p>
          </table:table-cell>
          <table:table-cell office:value-type="float" office:value="0.59802" calcext:value-type="float">
            <text:p>0.59802</text:p>
          </table:table-cell>
          <table:table-cell office:value-type="float" office:value="0.53826" calcext:value-type="float">
            <text:p>0.53826</text:p>
          </table:table-cell>
          <table:table-cell office:value-type="float" office:value="0.42683" calcext:value-type="float">
            <text:p>0.42683</text:p>
          </table:table-cell>
          <table:table-cell office:value-type="float" office:value="0.35163" calcext:value-type="float">
            <text:p>0.35163</text:p>
          </table:table-cell>
          <table:table-cell office:value-type="float" office:value="0.59259" calcext:value-type="float">
            <text:p>0.59259</text:p>
          </table:table-cell>
          <table:table-cell office:value-type="float" office:value="-0.02015" calcext:value-type="float">
            <text:p>-0.02015</text:p>
          </table:table-cell>
          <table:table-cell table:number-columns-repeated="5"/>
        </table:table-row>
        <table:table-row table:style-name="ro1">
          <table:table-cell office:value-type="float" office:value="1.40371539816214E+018" calcext:value-type="float">
            <text:p>1403715398162140000</text:p>
          </table:table-cell>
          <table:table-cell office:value-type="float" office:value="-1.59483" calcext:value-type="float">
            <text:p>-1.59483</text:p>
          </table:table-cell>
          <table:table-cell office:value-type="float" office:value="-2.23949" calcext:value-type="float">
            <text:p>-2.23949</text:p>
          </table:table-cell>
          <table:table-cell office:value-type="float" office:value="0.35035" calcext:value-type="float">
            <text:p>0.35035</text:p>
          </table:table-cell>
          <table:table-cell office:value-type="float" office:value="-0.41407" calcext:value-type="float">
            <text:p>-0.41407</text:p>
          </table:table-cell>
          <table:table-cell office:value-type="float" office:value="0.5928" calcext:value-type="float">
            <text:p>0.5928</text:p>
          </table:table-cell>
          <table:table-cell office:value-type="float" office:value="0.53569" calcext:value-type="float">
            <text:p>0.53569</text:p>
          </table:table-cell>
          <table:table-cell office:value-type="float" office:value="0.43608" calcext:value-type="float">
            <text:p>0.43608</text:p>
          </table:table-cell>
          <table:table-cell office:value-type="float" office:value="0.34738" calcext:value-type="float">
            <text:p>0.34738</text:p>
          </table:table-cell>
          <table:table-cell office:value-type="float" office:value="0.54367" calcext:value-type="float">
            <text:p>0.54367</text:p>
          </table:table-cell>
          <table:table-cell office:value-type="float" office:value="-0.04929" calcext:value-type="float">
            <text:p>-0.04929</text:p>
          </table:table-cell>
          <table:table-cell table:number-columns-repeated="5"/>
        </table:table-row>
        <table:table-row table:style-name="ro1">
          <table:table-cell office:value-type="float" office:value="1.40371539826214E+018" calcext:value-type="float">
            <text:p>1403715398262140000</text:p>
          </table:table-cell>
          <table:table-cell office:value-type="float" office:value="-1.56017" calcext:value-type="float">
            <text:p>-1.56017</text:p>
          </table:table-cell>
          <table:table-cell office:value-type="float" office:value="-2.19293" calcext:value-type="float">
            <text:p>-2.19293</text:p>
          </table:table-cell>
          <table:table-cell office:value-type="float" office:value="0.34399" calcext:value-type="float">
            <text:p>0.34399</text:p>
          </table:table-cell>
          <table:table-cell office:value-type="float" office:value="-0.41197" calcext:value-type="float">
            <text:p>-0.41197</text:p>
          </table:table-cell>
          <table:table-cell office:value-type="float" office:value="0.59232" calcext:value-type="float">
            <text:p>0.59232</text:p>
          </table:table-cell>
          <table:table-cell office:value-type="float" office:value="0.53538" calcext:value-type="float">
            <text:p>0.53538</text:p>
          </table:table-cell>
          <table:table-cell office:value-type="float" office:value="0.43909" calcext:value-type="float">
            <text:p>0.43909</text:p>
          </table:table-cell>
          <table:table-cell office:value-type="float" office:value="0.33523" calcext:value-type="float">
            <text:p>0.33523</text:p>
          </table:table-cell>
          <table:table-cell office:value-type="float" office:value="0.46893" calcext:value-type="float">
            <text:p>0.46893</text:p>
          </table:table-cell>
          <table:table-cell office:value-type="float" office:value="-0.08586" calcext:value-type="float">
            <text:p>-0.08586</text:p>
          </table:table-cell>
          <table:table-cell table:number-columns-repeated="5"/>
        </table:table-row>
        <table:table-row table:style-name="ro1">
          <table:table-cell office:value-type="float" office:value="1.40371539836214E+018" calcext:value-type="float">
            <text:p>1403715398362140000</text:p>
          </table:table-cell>
          <table:table-cell office:value-type="float" office:value="-1.52738" calcext:value-type="float">
            <text:p>-1.52738</text:p>
          </table:table-cell>
          <table:table-cell office:value-type="float" office:value="-2.154" calcext:value-type="float">
            <text:p>-2.154</text:p>
          </table:table-cell>
          <table:table-cell office:value-type="float" office:value="0.33482" calcext:value-type="float">
            <text:p>0.33482</text:p>
          </table:table-cell>
          <table:table-cell office:value-type="float" office:value="-0.40676" calcext:value-type="float">
            <text:p>-0.40676</text:p>
          </table:table-cell>
          <table:table-cell office:value-type="float" office:value="0.59444" calcext:value-type="float">
            <text:p>0.59444</text:p>
          </table:table-cell>
          <table:table-cell office:value-type="float" office:value="0.53687" calcext:value-type="float">
            <text:p>0.53687</text:p>
          </table:table-cell>
          <table:table-cell office:value-type="float" office:value="0.43928" calcext:value-type="float">
            <text:p>0.43928</text:p>
          </table:table-cell>
          <table:table-cell office:value-type="float" office:value="0.31827" calcext:value-type="float">
            <text:p>0.31827</text:p>
          </table:table-cell>
          <table:table-cell office:value-type="float" office:value="0.40347" calcext:value-type="float">
            <text:p>0.40347</text:p>
          </table:table-cell>
          <table:table-cell office:value-type="float" office:value="-0.10504" calcext:value-type="float">
            <text:p>-0.10504</text:p>
          </table:table-cell>
          <table:table-cell table:number-columns-repeated="5"/>
        </table:table-row>
        <table:table-row table:style-name="ro1">
          <table:table-cell office:value-type="float" office:value="1.40371539846214E+018" calcext:value-type="float">
            <text:p>1403715398462140000</text:p>
          </table:table-cell>
          <table:table-cell office:value-type="float" office:value="-1.49597" calcext:value-type="float">
            <text:p>-1.49597</text:p>
          </table:table-cell>
          <table:table-cell office:value-type="float" office:value="-2.11695" calcext:value-type="float">
            <text:p>-2.11695</text:p>
          </table:table-cell>
          <table:table-cell office:value-type="float" office:value="0.32315" calcext:value-type="float">
            <text:p>0.32315</text:p>
          </table:table-cell>
          <table:table-cell office:value-type="float" office:value="-0.40324" calcext:value-type="float">
            <text:p>-0.40324</text:p>
          </table:table-cell>
          <table:table-cell office:value-type="float" office:value="0.59754" calcext:value-type="float">
            <text:p>0.59754</text:p>
          </table:table-cell>
          <table:table-cell office:value-type="float" office:value="0.53669" calcext:value-type="float">
            <text:p>0.53669</text:p>
          </table:table-cell>
          <table:table-cell office:value-type="float" office:value="0.43852" calcext:value-type="float">
            <text:p>0.43852</text:p>
          </table:table-cell>
          <table:table-cell office:value-type="float" office:value="0.3088" calcext:value-type="float">
            <text:p>0.3088</text:p>
          </table:table-cell>
          <table:table-cell office:value-type="float" office:value="0.35976" calcext:value-type="float">
            <text:p>0.35976</text:p>
          </table:table-cell>
          <table:table-cell office:value-type="float" office:value="-0.1029" calcext:value-type="float">
            <text:p>-0.1029</text:p>
          </table:table-cell>
          <table:table-cell table:number-columns-repeated="5"/>
        </table:table-row>
        <table:table-row table:style-name="ro1">
          <table:table-cell office:value-type="float" office:value="1.40371539856214E+018" calcext:value-type="float">
            <text:p>1403715398562140000</text:p>
          </table:table-cell>
          <table:table-cell office:value-type="float" office:value="-1.4669" calcext:value-type="float">
            <text:p>-1.4669</text:p>
          </table:table-cell>
          <table:table-cell office:value-type="float" office:value="-2.08669" calcext:value-type="float">
            <text:p>-2.08669</text:p>
          </table:table-cell>
          <table:table-cell office:value-type="float" office:value="0.3132" calcext:value-type="float">
            <text:p>0.3132</text:p>
          </table:table-cell>
          <table:table-cell office:value-type="float" office:value="-0.39856" calcext:value-type="float">
            <text:p>-0.39856</text:p>
          </table:table-cell>
          <table:table-cell office:value-type="float" office:value="0.59866" calcext:value-type="float">
            <text:p>0.59866</text:p>
          </table:table-cell>
          <table:table-cell office:value-type="float" office:value="0.53725" calcext:value-type="float">
            <text:p>0.53725</text:p>
          </table:table-cell>
          <table:table-cell office:value-type="float" office:value="0.44059" calcext:value-type="float">
            <text:p>0.44059</text:p>
          </table:table-cell>
          <table:table-cell office:value-type="float" office:value="0.27707" calcext:value-type="float">
            <text:p>0.27707</text:p>
          </table:table-cell>
          <table:table-cell office:value-type="float" office:value="0.31226" calcext:value-type="float">
            <text:p>0.31226</text:p>
          </table:table-cell>
          <table:table-cell office:value-type="float" office:value="-0.08768" calcext:value-type="float">
            <text:p>-0.08768</text:p>
          </table:table-cell>
          <table:table-cell table:number-columns-repeated="5"/>
        </table:table-row>
        <table:table-row table:style-name="ro1">
          <table:table-cell office:value-type="float" office:value="1.40371539866214E+018" calcext:value-type="float">
            <text:p>1403715398662140000</text:p>
          </table:table-cell>
          <table:table-cell office:value-type="float" office:value="-1.44061" calcext:value-type="float">
            <text:p>-1.44061</text:p>
          </table:table-cell>
          <table:table-cell office:value-type="float" office:value="-2.0573" calcext:value-type="float">
            <text:p>-2.0573</text:p>
          </table:table-cell>
          <table:table-cell office:value-type="float" office:value="0.30497" calcext:value-type="float">
            <text:p>0.30497</text:p>
          </table:table-cell>
          <table:table-cell office:value-type="float" office:value="-0.3973" calcext:value-type="float">
            <text:p>-0.3973</text:p>
          </table:table-cell>
          <table:table-cell office:value-type="float" office:value="0.59615" calcext:value-type="float">
            <text:p>0.59615</text:p>
          </table:table-cell>
          <table:table-cell office:value-type="float" office:value="0.53501" calcext:value-type="float">
            <text:p>0.53501</text:p>
          </table:table-cell>
          <table:table-cell office:value-type="float" office:value="0.4478" calcext:value-type="float">
            <text:p>0.4478</text:p>
          </table:table-cell>
          <table:table-cell office:value-type="float" office:value="0.24599" calcext:value-type="float">
            <text:p>0.24599</text:p>
          </table:table-cell>
          <table:table-cell office:value-type="float" office:value="0.26478" calcext:value-type="float">
            <text:p>0.26478</text:p>
          </table:table-cell>
          <table:table-cell office:value-type="float" office:value="-0.06177" calcext:value-type="float">
            <text:p>-0.06177</text:p>
          </table:table-cell>
          <table:table-cell table:number-columns-repeated="5"/>
        </table:table-row>
        <table:table-row table:style-name="ro1">
          <table:table-cell office:value-type="float" office:value="1.40371539876214E+018" calcext:value-type="float">
            <text:p>1403715398762140000</text:p>
          </table:table-cell>
          <table:table-cell office:value-type="float" office:value="-1.41849" calcext:value-type="float">
            <text:p>-1.41849</text:p>
          </table:table-cell>
          <table:table-cell office:value-type="float" office:value="-2.03407" calcext:value-type="float">
            <text:p>-2.03407</text:p>
          </table:table-cell>
          <table:table-cell office:value-type="float" office:value="0.30005" calcext:value-type="float">
            <text:p>0.30005</text:p>
          </table:table-cell>
          <table:table-cell office:value-type="float" office:value="-0.39322" calcext:value-type="float">
            <text:p>-0.39322</text:p>
          </table:table-cell>
          <table:table-cell office:value-type="float" office:value="0.58982" calcext:value-type="float">
            <text:p>0.58982</text:p>
          </table:table-cell>
          <table:table-cell office:value-type="float" office:value="0.53488" calcext:value-type="float">
            <text:p>0.53488</text:p>
          </table:table-cell>
          <table:table-cell office:value-type="float" office:value="0.45977" calcext:value-type="float">
            <text:p>0.45977</text:p>
          </table:table-cell>
          <table:table-cell office:value-type="float" office:value="0.20054" calcext:value-type="float">
            <text:p>0.20054</text:p>
          </table:table-cell>
          <table:table-cell office:value-type="float" office:value="0.21366" calcext:value-type="float">
            <text:p>0.21366</text:p>
          </table:table-cell>
          <table:table-cell office:value-type="float" office:value="-0.05317" calcext:value-type="float">
            <text:p>-0.05317</text:p>
          </table:table-cell>
          <table:table-cell table:number-columns-repeated="5"/>
        </table:table-row>
        <table:table-row table:style-name="ro1">
          <table:table-cell office:value-type="float" office:value="1.40371539886214E+018" calcext:value-type="float">
            <text:p>1403715398862140000</text:p>
          </table:table-cell>
          <table:table-cell office:value-type="float" office:value="-1.40198" calcext:value-type="float">
            <text:p>-1.40198</text:p>
          </table:table-cell>
          <table:table-cell office:value-type="float" office:value="-2.01578" calcext:value-type="float">
            <text:p>-2.01578</text:p>
          </table:table-cell>
          <table:table-cell office:value-type="float" office:value="0.29567" calcext:value-type="float">
            <text:p>0.29567</text:p>
          </table:table-cell>
          <table:table-cell office:value-type="float" office:value="-0.38892" calcext:value-type="float">
            <text:p>-0.38892</text:p>
          </table:table-cell>
          <table:table-cell office:value-type="float" office:value="0.58572" calcext:value-type="float">
            <text:p>0.58572</text:p>
          </table:table-cell>
          <table:table-cell office:value-type="float" office:value="0.53594" calcext:value-type="float">
            <text:p>0.53594</text:p>
          </table:table-cell>
          <table:table-cell office:value-type="float" office:value="0.46738" calcext:value-type="float">
            <text:p>0.46738</text:p>
          </table:table-cell>
          <table:table-cell office:value-type="float" office:value="0.12539" calcext:value-type="float">
            <text:p>0.12539</text:p>
          </table:table-cell>
          <table:table-cell office:value-type="float" office:value="0.1563" calcext:value-type="float">
            <text:p>0.1563</text:p>
          </table:table-cell>
          <table:table-cell office:value-type="float" office:value="-0.05253" calcext:value-type="float">
            <text:p>-0.05253</text:p>
          </table:table-cell>
          <table:table-cell table:number-columns-repeated="5"/>
        </table:table-row>
        <table:table-row table:style-name="ro1">
          <table:table-cell office:value-type="float" office:value="1.40371539896214E+018" calcext:value-type="float">
            <text:p>1403715398962140000</text:p>
          </table:table-cell>
          <table:table-cell office:value-type="float" office:value="-1.39262" calcext:value-type="float">
            <text:p>-1.39262</text:p>
          </table:table-cell>
          <table:table-cell office:value-type="float" office:value="-2.00174" calcext:value-type="float">
            <text:p>-2.00174</text:p>
          </table:table-cell>
          <table:table-cell office:value-type="float" office:value="0.2913" calcext:value-type="float">
            <text:p>0.2913</text:p>
          </table:table-cell>
          <table:table-cell office:value-type="float" office:value="-0.38741" calcext:value-type="float">
            <text:p>-0.38741</text:p>
          </table:table-cell>
          <table:table-cell office:value-type="float" office:value="0.58411" calcext:value-type="float">
            <text:p>0.58411</text:p>
          </table:table-cell>
          <table:table-cell office:value-type="float" office:value="0.5365" calcext:value-type="float">
            <text:p>0.5365</text:p>
          </table:table-cell>
          <table:table-cell office:value-type="float" office:value="0.46999" calcext:value-type="float">
            <text:p>0.46999</text:p>
          </table:table-cell>
          <table:table-cell office:value-type="float" office:value="0.03941" calcext:value-type="float">
            <text:p>0.03941</text:p>
          </table:table-cell>
          <table:table-cell office:value-type="float" office:value="0.10548" calcext:value-type="float">
            <text:p>0.10548</text:p>
          </table:table-cell>
          <table:table-cell office:value-type="float" office:value="-0.03747" calcext:value-type="float">
            <text:p>-0.03747</text:p>
          </table:table-cell>
          <table:table-cell table:number-columns-repeated="5"/>
        </table:table-row>
        <table:table-row table:style-name="ro1">
          <table:table-cell office:value-type="float" office:value="1.40371539906214E+018" calcext:value-type="float">
            <text:p>1403715399062140000</text:p>
          </table:table-cell>
          <table:table-cell office:value-type="float" office:value="-1.39116" calcext:value-type="float">
            <text:p>-1.39116</text:p>
          </table:table-cell>
          <table:table-cell office:value-type="float" office:value="-1.99387" calcext:value-type="float">
            <text:p>-1.99387</text:p>
          </table:table-cell>
          <table:table-cell office:value-type="float" office:value="0.28815" calcext:value-type="float">
            <text:p>0.28815</text:p>
          </table:table-cell>
          <table:table-cell office:value-type="float" office:value="-0.3882" calcext:value-type="float">
            <text:p>-0.3882</text:p>
          </table:table-cell>
          <table:table-cell office:value-type="float" office:value="0.58375" calcext:value-type="float">
            <text:p>0.58375</text:p>
          </table:table-cell>
          <table:table-cell office:value-type="float" office:value="0.53675" calcext:value-type="float">
            <text:p>0.53675</text:p>
          </table:table-cell>
          <table:table-cell office:value-type="float" office:value="0.4695" calcext:value-type="float">
            <text:p>0.4695</text:p>
          </table:table-cell>
          <table:table-cell office:value-type="float" office:value="-0.04194" calcext:value-type="float">
            <text:p>-0.04194</text:p>
          </table:table-cell>
          <table:table-cell office:value-type="float" office:value="0.03846" calcext:value-type="float">
            <text:p>0.03846</text:p>
          </table:table-cell>
          <table:table-cell office:value-type="float" office:value="-0.03135" calcext:value-type="float">
            <text:p>-0.03135</text:p>
          </table:table-cell>
          <table:table-cell table:number-columns-repeated="5"/>
        </table:table-row>
        <table:table-row table:style-name="ro1">
          <table:table-cell office:value-type="float" office:value="1.40371539916214E+018" calcext:value-type="float">
            <text:p>1403715399162140000</text:p>
          </table:table-cell>
          <table:table-cell office:value-type="float" office:value="-1.39712" calcext:value-type="float">
            <text:p>-1.39712</text:p>
          </table:table-cell>
          <table:table-cell office:value-type="float" office:value="-1.99161" calcext:value-type="float">
            <text:p>-1.99161</text:p>
          </table:table-cell>
          <table:table-cell office:value-type="float" office:value="0.28334" calcext:value-type="float">
            <text:p>0.28334</text:p>
          </table:table-cell>
          <table:table-cell office:value-type="float" office:value="-0.39173" calcext:value-type="float">
            <text:p>-0.39173</text:p>
          </table:table-cell>
          <table:table-cell office:value-type="float" office:value="0.58665" calcext:value-type="float">
            <text:p>0.58665</text:p>
          </table:table-cell>
          <table:table-cell office:value-type="float" office:value="0.53661" calcext:value-type="float">
            <text:p>0.53661</text:p>
          </table:table-cell>
          <table:table-cell office:value-type="float" office:value="0.46307" calcext:value-type="float">
            <text:p>0.46307</text:p>
          </table:table-cell>
          <table:table-cell office:value-type="float" office:value="-0.11576" calcext:value-type="float">
            <text:p>-0.11576</text:p>
          </table:table-cell>
          <table:table-cell office:value-type="float" office:value="-0.01397" calcext:value-type="float">
            <text:p>-0.01397</text:p>
          </table:table-cell>
          <table:table-cell office:value-type="float" office:value="-0.03186" calcext:value-type="float">
            <text:p>-0.03186</text:p>
          </table:table-cell>
          <table:table-cell table:number-columns-repeated="5"/>
        </table:table-row>
        <table:table-row table:style-name="ro1">
          <table:table-cell office:value-type="float" office:value="1.40371539926214E+018" calcext:value-type="float">
            <text:p>1403715399262140000</text:p>
          </table:table-cell>
          <table:table-cell office:value-type="float" office:value="-1.40965" calcext:value-type="float">
            <text:p>-1.40965</text:p>
          </table:table-cell>
          <table:table-cell office:value-type="float" office:value="-1.99558" calcext:value-type="float">
            <text:p>-1.99558</text:p>
          </table:table-cell>
          <table:table-cell office:value-type="float" office:value="0.27997" calcext:value-type="float">
            <text:p>0.27997</text:p>
          </table:table-cell>
          <table:table-cell office:value-type="float" office:value="-0.39576" calcext:value-type="float">
            <text:p>-0.39576</text:p>
          </table:table-cell>
          <table:table-cell office:value-type="float" office:value="0.58751" calcext:value-type="float">
            <text:p>0.58751</text:p>
          </table:table-cell>
          <table:table-cell office:value-type="float" office:value="0.53621" calcext:value-type="float">
            <text:p>0.53621</text:p>
          </table:table-cell>
          <table:table-cell office:value-type="float" office:value="0.45901" calcext:value-type="float">
            <text:p>0.45901</text:p>
          </table:table-cell>
          <table:table-cell office:value-type="float" office:value="-0.17234" calcext:value-type="float">
            <text:p>-0.17234</text:p>
          </table:table-cell>
          <table:table-cell office:value-type="float" office:value="-0.08403" calcext:value-type="float">
            <text:p>-0.08403</text:p>
          </table:table-cell>
          <table:table-cell office:value-type="float" office:value="-0.01478" calcext:value-type="float">
            <text:p>-0.01478</text:p>
          </table:table-cell>
          <table:table-cell table:number-columns-repeated="5"/>
        </table:table-row>
        <table:table-row table:style-name="ro1">
          <table:table-cell office:value-type="float" office:value="1.40371539936214E+018" calcext:value-type="float">
            <text:p>1403715399362140000</text:p>
          </table:table-cell>
          <table:table-cell office:value-type="float" office:value="-1.42826" calcext:value-type="float">
            <text:p>-1.42826</text:p>
          </table:table-cell>
          <table:table-cell office:value-type="float" office:value="-2.00642" calcext:value-type="float">
            <text:p>-2.00642</text:p>
          </table:table-cell>
          <table:table-cell office:value-type="float" office:value="0.27722" calcext:value-type="float">
            <text:p>0.27722</text:p>
          </table:table-cell>
          <table:table-cell office:value-type="float" office:value="-0.3936" calcext:value-type="float">
            <text:p>-0.3936</text:p>
          </table:table-cell>
          <table:table-cell office:value-type="float" office:value="0.58869" calcext:value-type="float">
            <text:p>0.58869</text:p>
          </table:table-cell>
          <table:table-cell office:value-type="float" office:value="0.53953" calcext:value-type="float">
            <text:p>0.53953</text:p>
          </table:table-cell>
          <table:table-cell office:value-type="float" office:value="0.45545" calcext:value-type="float">
            <text:p>0.45545</text:p>
          </table:table-cell>
          <table:table-cell office:value-type="float" office:value="-0.21326" calcext:value-type="float">
            <text:p>-0.21326</text:p>
          </table:table-cell>
          <table:table-cell office:value-type="float" office:value="-0.13872" calcext:value-type="float">
            <text:p>-0.13872</text:p>
          </table:table-cell>
          <table:table-cell office:value-type="float" office:value="-0.02049" calcext:value-type="float">
            <text:p>-0.02049</text:p>
          </table:table-cell>
          <table:table-cell table:number-columns-repeated="5"/>
        </table:table-row>
        <table:table-row table:style-name="ro1">
          <table:table-cell office:value-type="float" office:value="1.40371539946214E+018" calcext:value-type="float">
            <text:p>1403715399462140000</text:p>
          </table:table-cell>
          <table:table-cell office:value-type="float" office:value="-1.45214" calcext:value-type="float">
            <text:p>-1.45214</text:p>
          </table:table-cell>
          <table:table-cell office:value-type="float" office:value="-2.02288" calcext:value-type="float">
            <text:p>-2.02288</text:p>
          </table:table-cell>
          <table:table-cell office:value-type="float" office:value="0.27478" calcext:value-type="float">
            <text:p>0.27478</text:p>
          </table:table-cell>
          <table:table-cell office:value-type="float" office:value="-0.38841" calcext:value-type="float">
            <text:p>-0.38841</text:p>
          </table:table-cell>
          <table:table-cell office:value-type="float" office:value="0.59056" calcext:value-type="float">
            <text:p>0.59056</text:p>
          </table:table-cell>
          <table:table-cell office:value-type="float" office:value="0.54452" calcext:value-type="float">
            <text:p>0.54452</text:p>
          </table:table-cell>
          <table:table-cell office:value-type="float" office:value="0.45153" calcext:value-type="float">
            <text:p>0.45153</text:p>
          </table:table-cell>
          <table:table-cell office:value-type="float" office:value="-0.26526" calcext:value-type="float">
            <text:p>-0.26526</text:p>
          </table:table-cell>
          <table:table-cell office:value-type="float" office:value="-0.17809" calcext:value-type="float">
            <text:p>-0.17809</text:p>
          </table:table-cell>
          <table:table-cell office:value-type="float" office:value="-0.01575" calcext:value-type="float">
            <text:p>-0.01575</text:p>
          </table:table-cell>
          <table:table-cell table:number-columns-repeated="5"/>
        </table:table-row>
        <table:table-row table:style-name="ro1">
          <table:table-cell office:value-type="float" office:value="1.40371539956214E+018" calcext:value-type="float">
            <text:p>1403715399562140000</text:p>
          </table:table-cell>
          <table:table-cell office:value-type="float" office:value="-1.4824" calcext:value-type="float">
            <text:p>-1.4824</text:p>
          </table:table-cell>
          <table:table-cell office:value-type="float" office:value="-2.04251" calcext:value-type="float">
            <text:p>-2.04251</text:p>
          </table:table-cell>
          <table:table-cell office:value-type="float" office:value="0.27345" calcext:value-type="float">
            <text:p>0.27345</text:p>
          </table:table-cell>
          <table:table-cell office:value-type="float" office:value="-0.38139" calcext:value-type="float">
            <text:p>-0.38139</text:p>
          </table:table-cell>
          <table:table-cell office:value-type="float" office:value="0.5928" calcext:value-type="float">
            <text:p>0.5928</text:p>
          </table:table-cell>
          <table:table-cell office:value-type="float" office:value="0.54933" calcext:value-type="float">
            <text:p>0.54933</text:p>
          </table:table-cell>
          <table:table-cell office:value-type="float" office:value="0.44874" calcext:value-type="float">
            <text:p>0.44874</text:p>
          </table:table-cell>
          <table:table-cell office:value-type="float" office:value="-0.32463" calcext:value-type="float">
            <text:p>-0.32463</text:p>
          </table:table-cell>
          <table:table-cell office:value-type="float" office:value="-0.20644" calcext:value-type="float">
            <text:p>-0.20644</text:p>
          </table:table-cell>
          <table:table-cell office:value-type="float" office:value="-0.02578" calcext:value-type="float">
            <text:p>-0.02578</text:p>
          </table:table-cell>
          <table:table-cell table:number-columns-repeated="5"/>
        </table:table-row>
        <table:table-row table:style-name="ro1">
          <table:table-cell office:value-type="float" office:value="1.40371539966214E+018" calcext:value-type="float">
            <text:p>1403715399662140000</text:p>
          </table:table-cell>
          <table:table-cell office:value-type="float" office:value="-1.51684" calcext:value-type="float">
            <text:p>-1.51684</text:p>
          </table:table-cell>
          <table:table-cell office:value-type="float" office:value="-2.06392" calcext:value-type="float">
            <text:p>-2.06392</text:p>
          </table:table-cell>
          <table:table-cell office:value-type="float" office:value="0.26868" calcext:value-type="float">
            <text:p>0.26868</text:p>
          </table:table-cell>
          <table:table-cell office:value-type="float" office:value="-0.37703" calcext:value-type="float">
            <text:p>-0.37703</text:p>
          </table:table-cell>
          <table:table-cell office:value-type="float" office:value="0.60385" calcext:value-type="float">
            <text:p>0.60385</text:p>
          </table:table-cell>
          <table:table-cell office:value-type="float" office:value="0.55162" calcext:value-type="float">
            <text:p>0.55162</text:p>
          </table:table-cell>
          <table:table-cell office:value-type="float" office:value="0.43466" calcext:value-type="float">
            <text:p>0.43466</text:p>
          </table:table-cell>
          <table:table-cell office:value-type="float" office:value="-0.37351" calcext:value-type="float">
            <text:p>-0.37351</text:p>
          </table:table-cell>
          <table:table-cell office:value-type="float" office:value="-0.21759" calcext:value-type="float">
            <text:p>-0.21759</text:p>
          </table:table-cell>
          <table:table-cell office:value-type="float" office:value="-0.03725" calcext:value-type="float">
            <text:p>-0.03725</text:p>
          </table:table-cell>
          <table:table-cell table:number-columns-repeated="5"/>
        </table:table-row>
        <table:table-row table:style-name="ro1">
          <table:table-cell office:value-type="float" office:value="1.40371539976214E+018" calcext:value-type="float">
            <text:p>1403715399762140000</text:p>
          </table:table-cell>
          <table:table-cell office:value-type="float" office:value="-1.55531" calcext:value-type="float">
            <text:p>-1.55531</text:p>
          </table:table-cell>
          <table:table-cell office:value-type="float" office:value="-2.08353" calcext:value-type="float">
            <text:p>-2.08353</text:p>
          </table:table-cell>
          <table:table-cell office:value-type="float" office:value="0.26614" calcext:value-type="float">
            <text:p>0.26614</text:p>
          </table:table-cell>
          <table:table-cell office:value-type="float" office:value="-0.3731" calcext:value-type="float">
            <text:p>-0.3731</text:p>
          </table:table-cell>
          <table:table-cell office:value-type="float" office:value="0.61257" calcext:value-type="float">
            <text:p>0.61257</text:p>
          </table:table-cell>
          <table:table-cell office:value-type="float" office:value="0.55249" calcext:value-type="float">
            <text:p>0.55249</text:p>
          </table:table-cell>
          <table:table-cell office:value-type="float" office:value="0.42464" calcext:value-type="float">
            <text:p>0.42464</text:p>
          </table:table-cell>
          <table:table-cell office:value-type="float" office:value="-0.39684" calcext:value-type="float">
            <text:p>-0.39684</text:p>
          </table:table-cell>
          <table:table-cell office:value-type="float" office:value="-0.17902" calcext:value-type="float">
            <text:p>-0.17902</text:p>
          </table:table-cell>
          <table:table-cell office:value-type="float" office:value="0.00689" calcext:value-type="float">
            <text:p>0.00689</text:p>
          </table:table-cell>
          <table:table-cell table:number-columns-repeated="5"/>
        </table:table-row>
        <table:table-row table:style-name="ro1">
          <table:table-cell office:value-type="float" office:value="1.40371539986214E+018" calcext:value-type="float">
            <text:p>1403715399862140000</text:p>
          </table:table-cell>
          <table:table-cell office:value-type="float" office:value="-1.59598" calcext:value-type="float">
            <text:p>-1.59598</text:p>
          </table:table-cell>
          <table:table-cell office:value-type="float" office:value="-2.09949" calcext:value-type="float">
            <text:p>-2.09949</text:p>
          </table:table-cell>
          <table:table-cell office:value-type="float" office:value="0.26707" calcext:value-type="float">
            <text:p>0.26707</text:p>
          </table:table-cell>
          <table:table-cell office:value-type="float" office:value="-0.3703" calcext:value-type="float">
            <text:p>-0.3703</text:p>
          </table:table-cell>
          <table:table-cell office:value-type="float" office:value="0.61712" calcext:value-type="float">
            <text:p>0.61712</text:p>
          </table:table-cell>
          <table:table-cell office:value-type="float" office:value="0.5525" calcext:value-type="float">
            <text:p>0.5525</text:p>
          </table:table-cell>
          <table:table-cell office:value-type="float" office:value="0.42046" calcext:value-type="float">
            <text:p>0.42046</text:p>
          </table:table-cell>
          <table:table-cell office:value-type="float" office:value="-0.41454" calcext:value-type="float">
            <text:p>-0.41454</text:p>
          </table:table-cell>
          <table:table-cell office:value-type="float" office:value="-0.1492" calcext:value-type="float">
            <text:p>-0.1492</text:p>
          </table:table-cell>
          <table:table-cell office:value-type="float" office:value="0.02899" calcext:value-type="float">
            <text:p>0.02899</text:p>
          </table:table-cell>
          <table:table-cell table:number-columns-repeated="5"/>
        </table:table-row>
        <table:table-row table:style-name="ro1">
          <table:table-cell office:value-type="float" office:value="1.40371539996214E+018" calcext:value-type="float">
            <text:p>1403715399962140000</text:p>
          </table:table-cell>
          <table:table-cell office:value-type="float" office:value="-1.63828" calcext:value-type="float">
            <text:p>-1.63828</text:p>
          </table:table-cell>
          <table:table-cell office:value-type="float" office:value="-2.11074" calcext:value-type="float">
            <text:p>-2.11074</text:p>
          </table:table-cell>
          <table:table-cell office:value-type="float" office:value="0.27085" calcext:value-type="float">
            <text:p>0.27085</text:p>
          </table:table-cell>
          <table:table-cell office:value-type="float" office:value="-0.36624" calcext:value-type="float">
            <text:p>-0.36624</text:p>
          </table:table-cell>
          <table:table-cell office:value-type="float" office:value="0.62015" calcext:value-type="float">
            <text:p>0.62015</text:p>
          </table:table-cell>
          <table:table-cell office:value-type="float" office:value="0.55234" calcext:value-type="float">
            <text:p>0.55234</text:p>
          </table:table-cell>
          <table:table-cell office:value-type="float" office:value="0.41977" calcext:value-type="float">
            <text:p>0.41977</text:p>
          </table:table-cell>
          <table:table-cell office:value-type="float" office:value="-0.42207" calcext:value-type="float">
            <text:p>-0.42207</text:p>
          </table:table-cell>
          <table:table-cell office:value-type="float" office:value="-0.09056" calcext:value-type="float">
            <text:p>-0.09056</text:p>
          </table:table-cell>
          <table:table-cell office:value-type="float" office:value="0.05681" calcext:value-type="float">
            <text:p>0.05681</text:p>
          </table:table-cell>
          <table:table-cell table:number-columns-repeated="5"/>
        </table:table-row>
        <table:table-row table:style-name="ro1">
          <table:table-cell office:value-type="float" office:value="1.40371540006214E+018" calcext:value-type="float">
            <text:p>1403715400062140000</text:p>
          </table:table-cell>
          <table:table-cell office:value-type="float" office:value="-1.682" calcext:value-type="float">
            <text:p>-1.682</text:p>
          </table:table-cell>
          <table:table-cell office:value-type="float" office:value="-2.1164" calcext:value-type="float">
            <text:p>-2.1164</text:p>
          </table:table-cell>
          <table:table-cell office:value-type="float" office:value="0.27722" calcext:value-type="float">
            <text:p>0.27722</text:p>
          </table:table-cell>
          <table:table-cell office:value-type="float" office:value="-0.36096" calcext:value-type="float">
            <text:p>-0.36096</text:p>
          </table:table-cell>
          <table:table-cell office:value-type="float" office:value="0.62295" calcext:value-type="float">
            <text:p>0.62295</text:p>
          </table:table-cell>
          <table:table-cell office:value-type="float" office:value="0.54817" calcext:value-type="float">
            <text:p>0.54817</text:p>
          </table:table-cell>
          <table:table-cell office:value-type="float" office:value="0.42562" calcext:value-type="float">
            <text:p>0.42562</text:p>
          </table:table-cell>
          <table:table-cell office:value-type="float" office:value="-0.44523" calcext:value-type="float">
            <text:p>-0.44523</text:p>
          </table:table-cell>
          <table:table-cell office:value-type="float" office:value="-0.02606" calcext:value-type="float">
            <text:p>-0.02606</text:p>
          </table:table-cell>
          <table:table-cell office:value-type="float" office:value="0.08004" calcext:value-type="float">
            <text:p>0.08004</text:p>
          </table:table-cell>
          <table:table-cell table:number-columns-repeated="5"/>
        </table:table-row>
        <table:table-row table:style-name="ro1">
          <table:table-cell office:value-type="float" office:value="1.40371540016214E+018" calcext:value-type="float">
            <text:p>1403715400162140000</text:p>
          </table:table-cell>
          <table:table-cell office:value-type="float" office:value="-1.72771" calcext:value-type="float">
            <text:p>-1.72771</text:p>
          </table:table-cell>
          <table:table-cell office:value-type="float" office:value="-2.1171" calcext:value-type="float">
            <text:p>-2.1171</text:p>
          </table:table-cell>
          <table:table-cell office:value-type="float" office:value="0.28542" calcext:value-type="float">
            <text:p>0.28542</text:p>
          </table:table-cell>
          <table:table-cell office:value-type="float" office:value="-0.3547" calcext:value-type="float">
            <text:p>-0.3547</text:p>
          </table:table-cell>
          <table:table-cell office:value-type="float" office:value="0.62769" calcext:value-type="float">
            <text:p>0.62769</text:p>
          </table:table-cell>
          <table:table-cell office:value-type="float" office:value="0.54022" calcext:value-type="float">
            <text:p>0.54022</text:p>
          </table:table-cell>
          <table:table-cell office:value-type="float" office:value="0.434" calcext:value-type="float">
            <text:p>0.434</text:p>
          </table:table-cell>
          <table:table-cell office:value-type="float" office:value="-0.46084" calcext:value-type="float">
            <text:p>-0.46084</text:p>
          </table:table-cell>
          <table:table-cell office:value-type="float" office:value="0.02299" calcext:value-type="float">
            <text:p>0.02299</text:p>
          </table:table-cell>
          <table:table-cell office:value-type="float" office:value="0.07021" calcext:value-type="float">
            <text:p>0.07021</text:p>
          </table:table-cell>
          <table:table-cell table:number-columns-repeated="5"/>
        </table:table-row>
        <table:table-row table:style-name="ro1">
          <table:table-cell office:value-type="float" office:value="1.40371540026214E+018" calcext:value-type="float">
            <text:p>1403715400262140000</text:p>
          </table:table-cell>
          <table:table-cell office:value-type="float" office:value="-1.77655" calcext:value-type="float">
            <text:p>-1.77655</text:p>
          </table:table-cell>
          <table:table-cell office:value-type="float" office:value="-2.11354" calcext:value-type="float">
            <text:p>-2.11354</text:p>
          </table:table-cell>
          <table:table-cell office:value-type="float" office:value="0.29462" calcext:value-type="float">
            <text:p>0.29462</text:p>
          </table:table-cell>
          <table:table-cell office:value-type="float" office:value="-0.34313" calcext:value-type="float">
            <text:p>-0.34313</text:p>
          </table:table-cell>
          <table:table-cell office:value-type="float" office:value="0.63359" calcext:value-type="float">
            <text:p>0.63359</text:p>
          </table:table-cell>
          <table:table-cell office:value-type="float" office:value="0.53166" calcext:value-type="float">
            <text:p>0.53166</text:p>
          </table:table-cell>
          <table:table-cell office:value-type="float" office:value="0.44515" calcext:value-type="float">
            <text:p>0.44515</text:p>
          </table:table-cell>
          <table:table-cell office:value-type="float" office:value="-0.49981" calcext:value-type="float">
            <text:p>-0.49981</text:p>
          </table:table-cell>
          <table:table-cell office:value-type="float" office:value="0.07731" calcext:value-type="float">
            <text:p>0.07731</text:p>
          </table:table-cell>
          <table:table-cell office:value-type="float" office:value="0.08867" calcext:value-type="float">
            <text:p>0.08867</text:p>
          </table:table-cell>
          <table:table-cell table:number-columns-repeated="5"/>
        </table:table-row>
        <table:table-row table:style-name="ro1">
          <table:table-cell office:value-type="float" office:value="1.40371540036214E+018" calcext:value-type="float">
            <text:p>1403715400362140000</text:p>
          </table:table-cell>
          <table:table-cell office:value-type="float" office:value="-1.82944" calcext:value-type="float">
            <text:p>-1.82944</text:p>
          </table:table-cell>
          <table:table-cell office:value-type="float" office:value="-2.10507" calcext:value-type="float">
            <text:p>-2.10507</text:p>
          </table:table-cell>
          <table:table-cell office:value-type="float" office:value="0.30311" calcext:value-type="float">
            <text:p>0.30311</text:p>
          </table:table-cell>
          <table:table-cell office:value-type="float" office:value="-0.32904" calcext:value-type="float">
            <text:p>-0.32904</text:p>
          </table:table-cell>
          <table:table-cell office:value-type="float" office:value="0.64138" calcext:value-type="float">
            <text:p>0.64138</text:p>
          </table:table-cell>
          <table:table-cell office:value-type="float" office:value="0.52146" calcext:value-type="float">
            <text:p>0.52146</text:p>
          </table:table-cell>
          <table:table-cell office:value-type="float" office:value="0.45655" calcext:value-type="float">
            <text:p>0.45655</text:p>
          </table:table-cell>
          <table:table-cell office:value-type="float" office:value="-0.54406" calcext:value-type="float">
            <text:p>-0.54406</text:p>
          </table:table-cell>
          <table:table-cell office:value-type="float" office:value="0.12507" calcext:value-type="float">
            <text:p>0.12507</text:p>
          </table:table-cell>
          <table:table-cell office:value-type="float" office:value="0.06951" calcext:value-type="float">
            <text:p>0.06951</text:p>
          </table:table-cell>
          <table:table-cell table:number-columns-repeated="5"/>
        </table:table-row>
        <table:table-row table:style-name="ro1">
          <table:table-cell office:value-type="float" office:value="1.40371540046214E+018" calcext:value-type="float">
            <text:p>1403715400462140000</text:p>
          </table:table-cell>
          <table:table-cell office:value-type="float" office:value="-1.88808" calcext:value-type="float">
            <text:p>-1.88808</text:p>
          </table:table-cell>
          <table:table-cell office:value-type="float" office:value="-2.09314" calcext:value-type="float">
            <text:p>-2.09314</text:p>
          </table:table-cell>
          <table:table-cell office:value-type="float" office:value="0.30997" calcext:value-type="float">
            <text:p>0.30997</text:p>
          </table:table-cell>
          <table:table-cell office:value-type="float" office:value="-0.3175" calcext:value-type="float">
            <text:p>-0.3175</text:p>
          </table:table-cell>
          <table:table-cell office:value-type="float" office:value="0.6534" calcext:value-type="float">
            <text:p>0.6534</text:p>
          </table:table-cell>
          <table:table-cell office:value-type="float" office:value="0.50622" calcext:value-type="float">
            <text:p>0.50622</text:p>
          </table:table-cell>
          <table:table-cell office:value-type="float" office:value="0.46476" calcext:value-type="float">
            <text:p>0.46476</text:p>
          </table:table-cell>
          <table:table-cell office:value-type="float" office:value="-0.59711" calcext:value-type="float">
            <text:p>-0.59711</text:p>
          </table:table-cell>
          <table:table-cell office:value-type="float" office:value="0.16947" calcext:value-type="float">
            <text:p>0.16947</text:p>
          </table:table-cell>
          <table:table-cell office:value-type="float" office:value="0.05173" calcext:value-type="float">
            <text:p>0.05173</text:p>
          </table:table-cell>
          <table:table-cell table:number-columns-repeated="5"/>
        </table:table-row>
        <table:table-row table:style-name="ro1">
          <table:table-cell office:value-type="float" office:value="1.40371540056214E+018" calcext:value-type="float">
            <text:p>1403715400562140000</text:p>
          </table:table-cell>
          <table:table-cell office:value-type="float" office:value="-1.95211" calcext:value-type="float">
            <text:p>-1.95211</text:p>
          </table:table-cell>
          <table:table-cell office:value-type="float" office:value="-2.07628" calcext:value-type="float">
            <text:p>-2.07628</text:p>
          </table:table-cell>
          <table:table-cell office:value-type="float" office:value="0.31626" calcext:value-type="float">
            <text:p>0.31626</text:p>
          </table:table-cell>
          <table:table-cell office:value-type="float" office:value="-0.30897" calcext:value-type="float">
            <text:p>-0.30897</text:p>
          </table:table-cell>
          <table:table-cell office:value-type="float" office:value="0.66965" calcext:value-type="float">
            <text:p>0.66965</text:p>
          </table:table-cell>
          <table:table-cell office:value-type="float" office:value="0.48573" calcext:value-type="float">
            <text:p>0.48573</text:p>
          </table:table-cell>
          <table:table-cell office:value-type="float" office:value="0.46923" calcext:value-type="float">
            <text:p>0.46923</text:p>
          </table:table-cell>
          <table:table-cell office:value-type="float" office:value="-0.64297" calcext:value-type="float">
            <text:p>-0.64297</text:p>
          </table:table-cell>
          <table:table-cell office:value-type="float" office:value="0.21542" calcext:value-type="float">
            <text:p>0.21542</text:p>
          </table:table-cell>
          <table:table-cell office:value-type="float" office:value="0.03368" calcext:value-type="float">
            <text:p>0.03368</text:p>
          </table:table-cell>
          <table:table-cell table:number-columns-repeated="5"/>
        </table:table-row>
        <table:table-row table:style-name="ro1">
          <table:table-cell office:value-type="float" office:value="1.40371540066214E+018" calcext:value-type="float">
            <text:p>1403715400662140000</text:p>
          </table:table-cell>
          <table:table-cell office:value-type="float" office:value="-2.01936" calcext:value-type="float">
            <text:p>-2.01936</text:p>
          </table:table-cell>
          <table:table-cell office:value-type="float" office:value="-2.05531" calcext:value-type="float">
            <text:p>-2.05531</text:p>
          </table:table-cell>
          <table:table-cell office:value-type="float" office:value="0.31956" calcext:value-type="float">
            <text:p>0.31956</text:p>
          </table:table-cell>
          <table:table-cell office:value-type="float" office:value="-0.29969" calcext:value-type="float">
            <text:p>-0.29969</text:p>
          </table:table-cell>
          <table:table-cell office:value-type="float" office:value="0.68827" calcext:value-type="float">
            <text:p>0.68827</text:p>
          </table:table-cell>
          <table:table-cell office:value-type="float" office:value="0.46177" calcext:value-type="float">
            <text:p>0.46177</text:p>
          </table:table-cell>
          <table:table-cell office:value-type="float" office:value="0.47249" calcext:value-type="float">
            <text:p>0.47249</text:p>
          </table:table-cell>
          <table:table-cell office:value-type="float" office:value="-0.66161" calcext:value-type="float">
            <text:p>-0.66161</text:p>
          </table:table-cell>
          <table:table-cell office:value-type="float" office:value="0.24896" calcext:value-type="float">
            <text:p>0.24896</text:p>
          </table:table-cell>
          <table:table-cell office:value-type="float" office:value="0.01638" calcext:value-type="float">
            <text:p>0.01638</text:p>
          </table:table-cell>
          <table:table-cell table:number-columns-repeated="5"/>
        </table:table-row>
        <table:table-row table:style-name="ro1">
          <table:table-cell office:value-type="float" office:value="1.40371540076214E+018" calcext:value-type="float">
            <text:p>1403715400762140000</text:p>
          </table:table-cell>
          <table:table-cell office:value-type="float" office:value="-2.08815" calcext:value-type="float">
            <text:p>-2.08815</text:p>
          </table:table-cell>
          <table:table-cell office:value-type="float" office:value="-2.03037" calcext:value-type="float">
            <text:p>-2.03037</text:p>
          </table:table-cell>
          <table:table-cell office:value-type="float" office:value="0.32071" calcext:value-type="float">
            <text:p>0.32071</text:p>
          </table:table-cell>
          <table:table-cell office:value-type="float" office:value="-0.28807" calcext:value-type="float">
            <text:p>-0.28807</text:p>
          </table:table-cell>
          <table:table-cell office:value-type="float" office:value="0.70664" calcext:value-type="float">
            <text:p>0.70664</text:p>
          </table:table-cell>
          <table:table-cell office:value-type="float" office:value="0.43636" calcext:value-type="float">
            <text:p>0.43636</text:p>
          </table:table-cell>
          <table:table-cell office:value-type="float" office:value="0.47673" calcext:value-type="float">
            <text:p>0.47673</text:p>
          </table:table-cell>
          <table:table-cell office:value-type="float" office:value="-0.67253" calcext:value-type="float">
            <text:p>-0.67253</text:p>
          </table:table-cell>
          <table:table-cell office:value-type="float" office:value="0.2973" calcext:value-type="float">
            <text:p>0.2973</text:p>
          </table:table-cell>
          <table:table-cell office:value-type="float" office:value="0.00439" calcext:value-type="float">
            <text:p>0.00439</text:p>
          </table:table-cell>
          <table:table-cell table:number-columns-repeated="5"/>
        </table:table-row>
        <table:table-row table:style-name="ro1">
          <table:table-cell office:value-type="float" office:value="1.40371540086214E+018" calcext:value-type="float">
            <text:p>1403715400862140000</text:p>
          </table:table-cell>
          <table:table-cell office:value-type="float" office:value="-2.15728" calcext:value-type="float">
            <text:p>-2.15728</text:p>
          </table:table-cell>
          <table:table-cell office:value-type="float" office:value="-2.00083" calcext:value-type="float">
            <text:p>-2.00083</text:p>
          </table:table-cell>
          <table:table-cell office:value-type="float" office:value="0.32072" calcext:value-type="float">
            <text:p>0.32072</text:p>
          </table:table-cell>
          <table:table-cell office:value-type="float" office:value="-0.28056" calcext:value-type="float">
            <text:p>-0.28056</text:p>
          </table:table-cell>
          <table:table-cell office:value-type="float" office:value="0.72357" calcext:value-type="float">
            <text:p>0.72357</text:p>
          </table:table-cell>
          <table:table-cell office:value-type="float" office:value="0.40727" calcext:value-type="float">
            <text:p>0.40727</text:p>
          </table:table-cell>
          <table:table-cell office:value-type="float" office:value="0.48153" calcext:value-type="float">
            <text:p>0.48153</text:p>
          </table:table-cell>
          <table:table-cell office:value-type="float" office:value="-0.66151" calcext:value-type="float">
            <text:p>-0.66151</text:p>
          </table:table-cell>
          <table:table-cell office:value-type="float" office:value="0.33528" calcext:value-type="float">
            <text:p>0.33528</text:p>
          </table:table-cell>
          <table:table-cell office:value-type="float" office:value="-0.01767" calcext:value-type="float">
            <text:p>-0.01767</text:p>
          </table:table-cell>
          <table:table-cell table:number-columns-repeated="5"/>
        </table:table-row>
        <table:table-row table:style-name="ro1">
          <table:table-cell office:value-type="float" office:value="1.40371540096214E+018" calcext:value-type="float">
            <text:p>1403715400962140000</text:p>
          </table:table-cell>
          <table:table-cell office:value-type="float" office:value="-2.22463" calcext:value-type="float">
            <text:p>-2.22463</text:p>
          </table:table-cell>
          <table:table-cell office:value-type="float" office:value="-1.96666" calcext:value-type="float">
            <text:p>-1.96666</text:p>
          </table:table-cell>
          <table:table-cell office:value-type="float" office:value="0.31774" calcext:value-type="float">
            <text:p>0.31774</text:p>
          </table:table-cell>
          <table:table-cell office:value-type="float" office:value="-0.27293" calcext:value-type="float">
            <text:p>-0.27293</text:p>
          </table:table-cell>
          <table:table-cell office:value-type="float" office:value="0.73894" calcext:value-type="float">
            <text:p>0.73894</text:p>
          </table:table-cell>
          <table:table-cell office:value-type="float" office:value="0.38359" calcext:value-type="float">
            <text:p>0.38359</text:p>
          </table:table-cell>
          <table:table-cell office:value-type="float" office:value="0.48201" calcext:value-type="float">
            <text:p>0.48201</text:p>
          </table:table-cell>
          <table:table-cell office:value-type="float" office:value="-0.63926" calcext:value-type="float">
            <text:p>-0.63926</text:p>
          </table:table-cell>
          <table:table-cell office:value-type="float" office:value="0.38027" calcext:value-type="float">
            <text:p>0.38027</text:p>
          </table:table-cell>
          <table:table-cell office:value-type="float" office:value="-0.02661" calcext:value-type="float">
            <text:p>-0.02661</text:p>
          </table:table-cell>
          <table:table-cell table:number-columns-repeated="5"/>
        </table:table-row>
        <table:table-row table:style-name="ro1">
          <table:table-cell office:value-type="float" office:value="1.40371540106214E+018" calcext:value-type="float">
            <text:p>1403715401062140000</text:p>
          </table:table-cell>
          <table:table-cell office:value-type="float" office:value="-2.28645" calcext:value-type="float">
            <text:p>-2.28645</text:p>
          </table:table-cell>
          <table:table-cell office:value-type="float" office:value="-1.92734" calcext:value-type="float">
            <text:p>-1.92734</text:p>
          </table:table-cell>
          <table:table-cell office:value-type="float" office:value="0.31522" calcext:value-type="float">
            <text:p>0.31522</text:p>
          </table:table-cell>
          <table:table-cell office:value-type="float" office:value="-0.26487" calcext:value-type="float">
            <text:p>-0.26487</text:p>
          </table:table-cell>
          <table:table-cell office:value-type="float" office:value="0.75044" calcext:value-type="float">
            <text:p>0.75044</text:p>
          </table:table-cell>
          <table:table-cell office:value-type="float" office:value="0.36743" calcext:value-type="float">
            <text:p>0.36743</text:p>
          </table:table-cell>
          <table:table-cell office:value-type="float" office:value="0.48133" calcext:value-type="float">
            <text:p>0.48133</text:p>
          </table:table-cell>
          <table:table-cell office:value-type="float" office:value="-0.58532" calcext:value-type="float">
            <text:p>-0.58532</text:p>
          </table:table-cell>
          <table:table-cell office:value-type="float" office:value="0.41527" calcext:value-type="float">
            <text:p>0.41527</text:p>
          </table:table-cell>
          <table:table-cell office:value-type="float" office:value="-0.00946" calcext:value-type="float">
            <text:p>-0.00946</text:p>
          </table:table-cell>
          <table:table-cell table:number-columns-repeated="5"/>
        </table:table-row>
        <table:table-row table:style-name="ro1">
          <table:table-cell office:value-type="float" office:value="1.40371540116214E+018" calcext:value-type="float">
            <text:p>1403715401162140000</text:p>
          </table:table-cell>
          <table:table-cell office:value-type="float" office:value="-2.34125" calcext:value-type="float">
            <text:p>-2.34125</text:p>
          </table:table-cell>
          <table:table-cell office:value-type="float" office:value="-1.88341" calcext:value-type="float">
            <text:p>-1.88341</text:p>
          </table:table-cell>
          <table:table-cell office:value-type="float" office:value="0.31483" calcext:value-type="float">
            <text:p>0.31483</text:p>
          </table:table-cell>
          <table:table-cell office:value-type="float" office:value="-0.25636" calcext:value-type="float">
            <text:p>-0.25636</text:p>
          </table:table-cell>
          <table:table-cell office:value-type="float" office:value="0.75654" calcext:value-type="float">
            <text:p>0.75654</text:p>
          </table:table-cell>
          <table:table-cell office:value-type="float" office:value="0.35833" calcext:value-type="float">
            <text:p>0.35833</text:p>
          </table:table-cell>
          <table:table-cell office:value-type="float" office:value="0.48324" calcext:value-type="float">
            <text:p>0.48324</text:p>
          </table:table-cell>
          <table:table-cell office:value-type="float" office:value="-0.51579" calcext:value-type="float">
            <text:p>-0.51579</text:p>
          </table:table-cell>
          <table:table-cell office:value-type="float" office:value="0.45981" calcext:value-type="float">
            <text:p>0.45981</text:p>
          </table:table-cell>
          <table:table-cell office:value-type="float" office:value="0.01956" calcext:value-type="float">
            <text:p>0.01956</text:p>
          </table:table-cell>
          <table:table-cell table:number-columns-repeated="5"/>
        </table:table-row>
        <table:table-row table:style-name="ro1">
          <table:table-cell office:value-type="float" office:value="1.40371540126214E+018" calcext:value-type="float">
            <text:p>1403715401262140000</text:p>
          </table:table-cell>
          <table:table-cell office:value-type="float" office:value="-2.38679" calcext:value-type="float">
            <text:p>-2.38679</text:p>
          </table:table-cell>
          <table:table-cell office:value-type="float" office:value="-1.83262" calcext:value-type="float">
            <text:p>-1.83262</text:p>
          </table:table-cell>
          <table:table-cell office:value-type="float" office:value="0.31705" calcext:value-type="float">
            <text:p>0.31705</text:p>
          </table:table-cell>
          <table:table-cell office:value-type="float" office:value="-0.24539" calcext:value-type="float">
            <text:p>-0.24539</text:p>
          </table:table-cell>
          <table:table-cell office:value-type="float" office:value="0.75881" calcext:value-type="float">
            <text:p>0.75881</text:p>
          </table:table-cell>
          <table:table-cell office:value-type="float" office:value="0.35657" calcext:value-type="float">
            <text:p>0.35657</text:p>
          </table:table-cell>
          <table:table-cell office:value-type="float" office:value="0.48667" calcext:value-type="float">
            <text:p>0.48667</text:p>
          </table:table-cell>
          <table:table-cell office:value-type="float" office:value="-0.44252" calcext:value-type="float">
            <text:p>-0.44252</text:p>
          </table:table-cell>
          <table:table-cell office:value-type="float" office:value="0.52562" calcext:value-type="float">
            <text:p>0.52562</text:p>
          </table:table-cell>
          <table:table-cell office:value-type="float" office:value="0.04127" calcext:value-type="float">
            <text:p>0.04127</text:p>
          </table:table-cell>
          <table:table-cell table:number-columns-repeated="5"/>
        </table:table-row>
        <table:table-row table:style-name="ro1">
          <table:table-cell office:value-type="float" office:value="1.40371540136214E+018" calcext:value-type="float">
            <text:p>1403715401362140000</text:p>
          </table:table-cell>
          <table:table-cell office:value-type="float" office:value="-2.42682" calcext:value-type="float">
            <text:p>-2.42682</text:p>
          </table:table-cell>
          <table:table-cell office:value-type="float" office:value="-1.77366" calcext:value-type="float">
            <text:p>-1.77366</text:p>
          </table:table-cell>
          <table:table-cell office:value-type="float" office:value="0.32422" calcext:value-type="float">
            <text:p>0.32422</text:p>
          </table:table-cell>
          <table:table-cell office:value-type="float" office:value="-0.23909" calcext:value-type="float">
            <text:p>-0.23909</text:p>
          </table:table-cell>
          <table:table-cell office:value-type="float" office:value="0.75918" calcext:value-type="float">
            <text:p>0.75918</text:p>
          </table:table-cell>
          <table:table-cell office:value-type="float" office:value="0.35437" calcext:value-type="float">
            <text:p>0.35437</text:p>
          </table:table-cell>
          <table:table-cell office:value-type="float" office:value="0.49082" calcext:value-type="float">
            <text:p>0.49082</text:p>
          </table:table-cell>
          <table:table-cell office:value-type="float" office:value="-0.39586" calcext:value-type="float">
            <text:p>-0.39586</text:p>
          </table:table-cell>
          <table:table-cell office:value-type="float" office:value="0.61581" calcext:value-type="float">
            <text:p>0.61581</text:p>
          </table:table-cell>
          <table:table-cell office:value-type="float" office:value="0.08199" calcext:value-type="float">
            <text:p>0.08199</text:p>
          </table:table-cell>
          <table:table-cell table:number-columns-repeated="5"/>
        </table:table-row>
        <table:table-row table:style-name="ro1">
          <table:table-cell office:value-type="float" office:value="1.40371540146214E+018" calcext:value-type="float">
            <text:p>1403715401462140000</text:p>
          </table:table-cell>
          <table:table-cell office:value-type="float" office:value="-2.45903" calcext:value-type="float">
            <text:p>-2.45903</text:p>
          </table:table-cell>
          <table:table-cell office:value-type="float" office:value="-1.70776" calcext:value-type="float">
            <text:p>-1.70776</text:p>
          </table:table-cell>
          <table:table-cell office:value-type="float" office:value="0.33063" calcext:value-type="float">
            <text:p>0.33063</text:p>
          </table:table-cell>
          <table:table-cell office:value-type="float" office:value="-0.23871" calcext:value-type="float">
            <text:p>-0.23871</text:p>
          </table:table-cell>
          <table:table-cell office:value-type="float" office:value="0.75708" calcext:value-type="float">
            <text:p>0.75708</text:p>
          </table:table-cell>
          <table:table-cell office:value-type="float" office:value="0.35214" calcext:value-type="float">
            <text:p>0.35214</text:p>
          </table:table-cell>
          <table:table-cell office:value-type="float" office:value="0.49583" calcext:value-type="float">
            <text:p>0.49583</text:p>
          </table:table-cell>
          <table:table-cell office:value-type="float" office:value="-0.32463" calcext:value-type="float">
            <text:p>-0.32463</text:p>
          </table:table-cell>
          <table:table-cell office:value-type="float" office:value="0.68757" calcext:value-type="float">
            <text:p>0.68757</text:p>
          </table:table-cell>
          <table:table-cell office:value-type="float" office:value="0.1008" calcext:value-type="float">
            <text:p>0.1008</text:p>
          </table:table-cell>
          <table:table-cell table:number-columns-repeated="5"/>
        </table:table-row>
        <table:table-row table:style-name="ro1">
          <table:table-cell office:value-type="float" office:value="1.40371540156214E+018" calcext:value-type="float">
            <text:p>1403715401562140000</text:p>
          </table:table-cell>
          <table:table-cell office:value-type="float" office:value="-2.48813" calcext:value-type="float">
            <text:p>-2.48813</text:p>
          </table:table-cell>
          <table:table-cell office:value-type="float" office:value="-1.63776" calcext:value-type="float">
            <text:p>-1.63776</text:p>
          </table:table-cell>
          <table:table-cell office:value-type="float" office:value="0.34196" calcext:value-type="float">
            <text:p>0.34196</text:p>
          </table:table-cell>
          <table:table-cell office:value-type="float" office:value="-0.24291" calcext:value-type="float">
            <text:p>-0.24291</text:p>
          </table:table-cell>
          <table:table-cell office:value-type="float" office:value="0.755" calcext:value-type="float">
            <text:p>0.755</text:p>
          </table:table-cell>
          <table:table-cell office:value-type="float" office:value="0.34778" calcext:value-type="float">
            <text:p>0.34778</text:p>
          </table:table-cell>
          <table:table-cell office:value-type="float" office:value="0.50003" calcext:value-type="float">
            <text:p>0.50003</text:p>
          </table:table-cell>
          <table:table-cell office:value-type="float" office:value="-0.26841" calcext:value-type="float">
            <text:p>-0.26841</text:p>
          </table:table-cell>
          <table:table-cell office:value-type="float" office:value="0.71356" calcext:value-type="float">
            <text:p>0.71356</text:p>
          </table:table-cell>
          <table:table-cell office:value-type="float" office:value="0.13053" calcext:value-type="float">
            <text:p>0.13053</text:p>
          </table:table-cell>
          <table:table-cell table:number-columns-repeated="5"/>
        </table:table-row>
        <table:table-row table:style-name="ro1">
          <table:table-cell office:value-type="float" office:value="1.40371540166214E+018" calcext:value-type="float">
            <text:p>1403715401662140000</text:p>
          </table:table-cell>
          <table:table-cell office:value-type="float" office:value="-2.50683" calcext:value-type="float">
            <text:p>-2.50683</text:p>
          </table:table-cell>
          <table:table-cell office:value-type="float" office:value="-1.56566" calcext:value-type="float">
            <text:p>-1.56566</text:p>
          </table:table-cell>
          <table:table-cell office:value-type="float" office:value="0.35198" calcext:value-type="float">
            <text:p>0.35198</text:p>
          </table:table-cell>
          <table:table-cell office:value-type="float" office:value="-0.25035" calcext:value-type="float">
            <text:p>-0.25035</text:p>
          </table:table-cell>
          <table:table-cell office:value-type="float" office:value="0.75125" calcext:value-type="float">
            <text:p>0.75125</text:p>
          </table:table-cell>
          <table:table-cell office:value-type="float" office:value="0.34208" calcext:value-type="float">
            <text:p>0.34208</text:p>
          </table:table-cell>
          <table:table-cell office:value-type="float" office:value="0.50589" calcext:value-type="float">
            <text:p>0.50589</text:p>
          </table:table-cell>
          <table:table-cell office:value-type="float" office:value="-0.20953" calcext:value-type="float">
            <text:p>-0.20953</text:p>
          </table:table-cell>
          <table:table-cell office:value-type="float" office:value="0.73866" calcext:value-type="float">
            <text:p>0.73866</text:p>
          </table:table-cell>
          <table:table-cell office:value-type="float" office:value="0.13762" calcext:value-type="float">
            <text:p>0.13762</text:p>
          </table:table-cell>
          <table:table-cell table:number-columns-repeated="5"/>
        </table:table-row>
        <table:table-row table:style-name="ro1">
          <table:table-cell office:value-type="float" office:value="1.40371540176214E+018" calcext:value-type="float">
            <text:p>1403715401762140000</text:p>
          </table:table-cell>
          <table:table-cell office:value-type="float" office:value="-2.52284" calcext:value-type="float">
            <text:p>-2.52284</text:p>
          </table:table-cell>
          <table:table-cell office:value-type="float" office:value="-1.49259" calcext:value-type="float">
            <text:p>-1.49259</text:p>
          </table:table-cell>
          <table:table-cell office:value-type="float" office:value="0.36243" calcext:value-type="float">
            <text:p>0.36243</text:p>
          </table:table-cell>
          <table:table-cell office:value-type="float" office:value="-0.26182" calcext:value-type="float">
            <text:p>-0.26182</text:p>
          </table:table-cell>
          <table:table-cell office:value-type="float" office:value="0.75047" calcext:value-type="float">
            <text:p>0.75047</text:p>
          </table:table-cell>
          <table:table-cell office:value-type="float" office:value="0.32732" calcext:value-type="float">
            <text:p>0.32732</text:p>
          </table:table-cell>
          <table:table-cell office:value-type="float" office:value="0.51098" calcext:value-type="float">
            <text:p>0.51098</text:p>
          </table:table-cell>
          <table:table-cell office:value-type="float" office:value="-0.15096" calcext:value-type="float">
            <text:p>-0.15096</text:p>
          </table:table-cell>
          <table:table-cell office:value-type="float" office:value="0.74187" calcext:value-type="float">
            <text:p>0.74187</text:p>
          </table:table-cell>
          <table:table-cell office:value-type="float" office:value="0.12446" calcext:value-type="float">
            <text:p>0.12446</text:p>
          </table:table-cell>
          <table:table-cell table:number-columns-repeated="5"/>
        </table:table-row>
        <table:table-row table:style-name="ro1">
          <table:table-cell office:value-type="float" office:value="1.40371540186214E+018" calcext:value-type="float">
            <text:p>1403715401862140000</text:p>
          </table:table-cell>
          <table:table-cell office:value-type="float" office:value="-2.53375" calcext:value-type="float">
            <text:p>-2.53375</text:p>
          </table:table-cell>
          <table:table-cell office:value-type="float" office:value="-1.42204" calcext:value-type="float">
            <text:p>-1.42204</text:p>
          </table:table-cell>
          <table:table-cell office:value-type="float" office:value="0.37208" calcext:value-type="float">
            <text:p>0.37208</text:p>
          </table:table-cell>
          <table:table-cell office:value-type="float" office:value="-0.26324" calcext:value-type="float">
            <text:p>-0.26324</text:p>
          </table:table-cell>
          <table:table-cell office:value-type="float" office:value="0.75125" calcext:value-type="float">
            <text:p>0.75125</text:p>
          </table:table-cell>
          <table:table-cell office:value-type="float" office:value="0.31607" calcext:value-type="float">
            <text:p>0.31607</text:p>
          </table:table-cell>
          <table:table-cell office:value-type="float" office:value="0.51617" calcext:value-type="float">
            <text:p>0.51617</text:p>
          </table:table-cell>
          <table:table-cell office:value-type="float" office:value="-0.10585" calcext:value-type="float">
            <text:p>-0.10585</text:p>
          </table:table-cell>
          <table:table-cell office:value-type="float" office:value="0.69595" calcext:value-type="float">
            <text:p>0.69595</text:p>
          </table:table-cell>
          <table:table-cell office:value-type="float" office:value="0.11218" calcext:value-type="float">
            <text:p>0.11218</text:p>
          </table:table-cell>
          <table:table-cell table:number-columns-repeated="5"/>
        </table:table-row>
        <table:table-row table:style-name="ro1">
          <table:table-cell office:value-type="float" office:value="1.40371540196214E+018" calcext:value-type="float">
            <text:p>1403715401962140000</text:p>
          </table:table-cell>
          <table:table-cell office:value-type="float" office:value="-2.54107" calcext:value-type="float">
            <text:p>-2.54107</text:p>
          </table:table-cell>
          <table:table-cell office:value-type="float" office:value="-1.35453" calcext:value-type="float">
            <text:p>-1.35453</text:p>
          </table:table-cell>
          <table:table-cell office:value-type="float" office:value="0.38019" calcext:value-type="float">
            <text:p>0.38019</text:p>
          </table:table-cell>
          <table:table-cell office:value-type="float" office:value="-0.25475" calcext:value-type="float">
            <text:p>-0.25475</text:p>
          </table:table-cell>
          <table:table-cell office:value-type="float" office:value="0.75034" calcext:value-type="float">
            <text:p>0.75034</text:p>
          </table:table-cell>
          <table:table-cell office:value-type="float" office:value="0.31596" calcext:value-type="float">
            <text:p>0.31596</text:p>
          </table:table-cell>
          <table:table-cell office:value-type="float" office:value="0.52178" calcext:value-type="float">
            <text:p>0.52178</text:p>
          </table:table-cell>
          <table:table-cell office:value-type="float" office:value="-0.07358" calcext:value-type="float">
            <text:p>-0.07358</text:p>
          </table:table-cell>
          <table:table-cell office:value-type="float" office:value="0.66246" calcext:value-type="float">
            <text:p>0.66246</text:p>
          </table:table-cell>
          <table:table-cell office:value-type="float" office:value="0.08631" calcext:value-type="float">
            <text:p>0.08631</text:p>
          </table:table-cell>
          <table:table-cell table:number-columns-repeated="5"/>
        </table:table-row>
        <table:table-row table:style-name="ro1">
          <table:table-cell office:value-type="float" office:value="1.40371540206214E+018" calcext:value-type="float">
            <text:p>1403715402062140000</text:p>
          </table:table-cell>
          <table:table-cell office:value-type="float" office:value="-2.54542" calcext:value-type="float">
            <text:p>-2.54542</text:p>
          </table:table-cell>
          <table:table-cell office:value-type="float" office:value="-1.28885" calcext:value-type="float">
            <text:p>-1.28885</text:p>
          </table:table-cell>
          <table:table-cell office:value-type="float" office:value="0.38682" calcext:value-type="float">
            <text:p>0.38682</text:p>
          </table:table-cell>
          <table:table-cell office:value-type="float" office:value="-0.24552" calcext:value-type="float">
            <text:p>-0.24552</text:p>
          </table:table-cell>
          <table:table-cell office:value-type="float" office:value="0.74834" calcext:value-type="float">
            <text:p>0.74834</text:p>
          </table:table-cell>
          <table:table-cell office:value-type="float" office:value="0.32032" calcext:value-type="float">
            <text:p>0.32032</text:p>
          </table:table-cell>
          <table:table-cell office:value-type="float" office:value="0.52641" calcext:value-type="float">
            <text:p>0.52641</text:p>
          </table:table-cell>
          <table:table-cell office:value-type="float" office:value="-0.04684" calcext:value-type="float">
            <text:p>-0.04684</text:p>
          </table:table-cell>
          <table:table-cell office:value-type="float" office:value="0.65944" calcext:value-type="float">
            <text:p>0.65944</text:p>
          </table:table-cell>
          <table:table-cell office:value-type="float" office:value="0.07451" calcext:value-type="float">
            <text:p>0.07451</text:p>
          </table:table-cell>
          <table:table-cell table:number-columns-repeated="5"/>
        </table:table-row>
        <table:table-row table:style-name="ro1">
          <table:table-cell office:value-type="float" office:value="1.40371540216214E+018" calcext:value-type="float">
            <text:p>1403715402162140000</text:p>
          </table:table-cell>
          <table:table-cell office:value-type="float" office:value="-2.54811" calcext:value-type="float">
            <text:p>-2.54811</text:p>
          </table:table-cell>
          <table:table-cell office:value-type="float" office:value="-1.22453" calcext:value-type="float">
            <text:p>-1.22453</text:p>
          </table:table-cell>
          <table:table-cell office:value-type="float" office:value="0.39478" calcext:value-type="float">
            <text:p>0.39478</text:p>
          </table:table-cell>
          <table:table-cell office:value-type="float" office:value="-0.24507" calcext:value-type="float">
            <text:p>-0.24507</text:p>
          </table:table-cell>
          <table:table-cell office:value-type="float" office:value="0.74011" calcext:value-type="float">
            <text:p>0.74011</text:p>
          </table:table-cell>
          <table:table-cell office:value-type="float" office:value="0.32086" calcext:value-type="float">
            <text:p>0.32086</text:p>
          </table:table-cell>
          <table:table-cell office:value-type="float" office:value="0.5378" calcext:value-type="float">
            <text:p>0.5378</text:p>
          </table:table-cell>
          <table:table-cell office:value-type="float" office:value="-0.03878" calcext:value-type="float">
            <text:p>-0.03878</text:p>
          </table:table-cell>
          <table:table-cell office:value-type="float" office:value="0.63201" calcext:value-type="float">
            <text:p>0.63201</text:p>
          </table:table-cell>
          <table:table-cell office:value-type="float" office:value="0.07558" calcext:value-type="float">
            <text:p>0.07558</text:p>
          </table:table-cell>
          <table:table-cell table:number-columns-repeated="5"/>
        </table:table-row>
        <table:table-row table:style-name="ro1">
          <table:table-cell office:value-type="float" office:value="1.40371540226214E+018" calcext:value-type="float">
            <text:p>1403715402262140000</text:p>
          </table:table-cell>
          <table:table-cell office:value-type="float" office:value="-2.55045" calcext:value-type="float">
            <text:p>-2.55045</text:p>
          </table:table-cell>
          <table:table-cell office:value-type="float" office:value="-1.16445" calcext:value-type="float">
            <text:p>-1.16445</text:p>
          </table:table-cell>
          <table:table-cell office:value-type="float" office:value="0.40224" calcext:value-type="float">
            <text:p>0.40224</text:p>
          </table:table-cell>
          <table:table-cell office:value-type="float" office:value="-0.24532" calcext:value-type="float">
            <text:p>-0.24532</text:p>
          </table:table-cell>
          <table:table-cell office:value-type="float" office:value="0.73458" calcext:value-type="float">
            <text:p>0.73458</text:p>
          </table:table-cell>
          <table:table-cell office:value-type="float" office:value="0.31706" calcext:value-type="float">
            <text:p>0.31706</text:p>
          </table:table-cell>
          <table:table-cell office:value-type="float" office:value="0.54744" calcext:value-type="float">
            <text:p>0.54744</text:p>
          </table:table-cell>
          <table:table-cell office:value-type="float" office:value="-0.05133" calcext:value-type="float">
            <text:p>-0.05133</text:p>
          </table:table-cell>
          <table:table-cell office:value-type="float" office:value="0.57566" calcext:value-type="float">
            <text:p>0.57566</text:p>
          </table:table-cell>
          <table:table-cell office:value-type="float" office:value="0.03613" calcext:value-type="float">
            <text:p>0.03613</text:p>
          </table:table-cell>
          <table:table-cell table:number-columns-repeated="5"/>
        </table:table-row>
        <table:table-row table:style-name="ro1">
          <table:table-cell office:value-type="float" office:value="1.40371540236214E+018" calcext:value-type="float">
            <text:p>1403715402362140000</text:p>
          </table:table-cell>
          <table:table-cell office:value-type="float" office:value="-2.55514" calcext:value-type="float">
            <text:p>-2.55514</text:p>
          </table:table-cell>
          <table:table-cell office:value-type="float" office:value="-1.10989" calcext:value-type="float">
            <text:p>-1.10989</text:p>
          </table:table-cell>
          <table:table-cell office:value-type="float" office:value="0.40616" calcext:value-type="float">
            <text:p>0.40616</text:p>
          </table:table-cell>
          <table:table-cell office:value-type="float" office:value="-0.23363" calcext:value-type="float">
            <text:p>-0.23363</text:p>
          </table:table-cell>
          <table:table-cell office:value-type="float" office:value="0.73801" calcext:value-type="float">
            <text:p>0.73801</text:p>
          </table:table-cell>
          <table:table-cell office:value-type="float" office:value="0.31621" calcext:value-type="float">
            <text:p>0.31621</text:p>
          </table:table-cell>
          <table:table-cell office:value-type="float" office:value="0.54843" calcext:value-type="float">
            <text:p>0.54843</text:p>
          </table:table-cell>
          <table:table-cell office:value-type="float" office:value="-0.06571" calcext:value-type="float">
            <text:p>-0.06571</text:p>
          </table:table-cell>
          <table:table-cell office:value-type="float" office:value="0.52689" calcext:value-type="float">
            <text:p>0.52689</text:p>
          </table:table-cell>
          <table:table-cell office:value-type="float" office:value="0.01551" calcext:value-type="float">
            <text:p>0.01551</text:p>
          </table:table-cell>
          <table:table-cell table:number-columns-repeated="5"/>
        </table:table-row>
        <table:table-row table:style-name="ro1">
          <table:table-cell office:value-type="float" office:value="1.40371540246214E+018" calcext:value-type="float">
            <text:p>1403715402462140000</text:p>
          </table:table-cell>
          <table:table-cell office:value-type="float" office:value="-2.56058" calcext:value-type="float">
            <text:p>-2.56058</text:p>
          </table:table-cell>
          <table:table-cell office:value-type="float" office:value="-1.05968" calcext:value-type="float">
            <text:p>-1.05968</text:p>
          </table:table-cell>
          <table:table-cell office:value-type="float" office:value="0.41" calcext:value-type="float">
            <text:p>0.41</text:p>
          </table:table-cell>
          <table:table-cell office:value-type="float" office:value="-0.21694" calcext:value-type="float">
            <text:p>-0.21694</text:p>
          </table:table-cell>
          <table:table-cell office:value-type="float" office:value="0.74201" calcext:value-type="float">
            <text:p>0.74201</text:p>
          </table:table-cell>
          <table:table-cell office:value-type="float" office:value="0.31116" calcext:value-type="float">
            <text:p>0.31116</text:p>
          </table:table-cell>
          <table:table-cell office:value-type="float" office:value="0.55275" calcext:value-type="float">
            <text:p>0.55275</text:p>
          </table:table-cell>
          <table:table-cell office:value-type="float" office:value="-0.08248" calcext:value-type="float">
            <text:p>-0.08248</text:p>
          </table:table-cell>
          <table:table-cell office:value-type="float" office:value="0.49581" calcext:value-type="float">
            <text:p>0.49581</text:p>
          </table:table-cell>
          <table:table-cell office:value-type="float" office:value="0.014" calcext:value-type="float">
            <text:p>0.014</text:p>
          </table:table-cell>
          <table:table-cell table:number-columns-repeated="5"/>
        </table:table-row>
        <table:table-row table:style-name="ro1">
          <table:table-cell office:value-type="float" office:value="1.40371540256214E+018" calcext:value-type="float">
            <text:p>1403715402562140000</text:p>
          </table:table-cell>
          <table:table-cell office:value-type="float" office:value="-2.57081" calcext:value-type="float">
            <text:p>-2.57081</text:p>
          </table:table-cell>
          <table:table-cell office:value-type="float" office:value="-1.01072" calcext:value-type="float">
            <text:p>-1.01072</text:p>
          </table:table-cell>
          <table:table-cell office:value-type="float" office:value="0.41313" calcext:value-type="float">
            <text:p>0.41313</text:p>
          </table:table-cell>
          <table:table-cell office:value-type="float" office:value="-0.20157" calcext:value-type="float">
            <text:p>-0.20157</text:p>
          </table:table-cell>
          <table:table-cell office:value-type="float" office:value="0.74256" calcext:value-type="float">
            <text:p>0.74256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56148" calcext:value-type="float">
            <text:p>0.56148</text:p>
          </table:table-cell>
          <table:table-cell office:value-type="float" office:value="-0.12457" calcext:value-type="float">
            <text:p>-0.12457</text:p>
          </table:table-cell>
          <table:table-cell office:value-type="float" office:value="0.50443" calcext:value-type="float">
            <text:p>0.50443</text:p>
          </table:table-cell>
          <table:table-cell office:value-type="float" office:value="0.01978" calcext:value-type="float">
            <text:p>0.01978</text:p>
          </table:table-cell>
          <table:table-cell table:number-columns-repeated="5"/>
        </table:table-row>
        <table:table-row table:style-name="ro1">
          <table:table-cell office:value-type="float" office:value="1.40371540266214E+018" calcext:value-type="float">
            <text:p>1403715402662140000</text:p>
          </table:table-cell>
          <table:table-cell office:value-type="float" office:value="-2.58796" calcext:value-type="float">
            <text:p>-2.58796</text:p>
          </table:table-cell>
          <table:table-cell office:value-type="float" office:value="-0.96135" calcext:value-type="float">
            <text:p>-0.96135</text:p>
          </table:table-cell>
          <table:table-cell office:value-type="float" office:value="0.41839" calcext:value-type="float">
            <text:p>0.41839</text:p>
          </table:table-cell>
          <table:table-cell office:value-type="float" office:value="-0.1925" calcext:value-type="float">
            <text:p>-0.1925</text:p>
          </table:table-cell>
          <table:table-cell office:value-type="float" office:value="0.74186" calcext:value-type="float">
            <text:p>0.74186</text:p>
          </table:table-cell>
          <table:table-cell office:value-type="float" office:value="0.29771" calcext:value-type="float">
            <text:p>0.29771</text:p>
          </table:table-cell>
          <table:table-cell office:value-type="float" office:value="0.56918" calcext:value-type="float">
            <text:p>0.56918</text:p>
          </table:table-cell>
          <table:table-cell office:value-type="float" office:value="-0.18843" calcext:value-type="float">
            <text:p>-0.18843</text:p>
          </table:table-cell>
          <table:table-cell office:value-type="float" office:value="0.51476" calcext:value-type="float">
            <text:p>0.51476</text:p>
          </table:table-cell>
          <table:table-cell office:value-type="float" office:value="0.02339" calcext:value-type="float">
            <text:p>0.02339</text:p>
          </table:table-cell>
          <table:table-cell table:number-columns-repeated="5"/>
        </table:table-row>
        <table:table-row table:style-name="ro1">
          <table:table-cell office:value-type="float" office:value="1.40371540276214E+018" calcext:value-type="float">
            <text:p>1403715402762140000</text:p>
          </table:table-cell>
          <table:table-cell office:value-type="float" office:value="-2.61221" calcext:value-type="float">
            <text:p>-2.61221</text:p>
          </table:table-cell>
          <table:table-cell office:value-type="float" office:value="-0.91094" calcext:value-type="float">
            <text:p>-0.91094</text:p>
          </table:table-cell>
          <table:table-cell office:value-type="float" office:value="0.41938" calcext:value-type="float">
            <text:p>0.41938</text:p>
          </table:table-cell>
          <table:table-cell office:value-type="float" office:value="-0.19175" calcext:value-type="float">
            <text:p>-0.19175</text:p>
          </table:table-cell>
          <table:table-cell office:value-type="float" office:value="0.7467" calcext:value-type="float">
            <text:p>0.7467</text:p>
          </table:table-cell>
          <table:table-cell office:value-type="float" office:value="0.28849" calcext:value-type="float">
            <text:p>0.28849</text:p>
          </table:table-cell>
          <table:table-cell office:value-type="float" office:value="0.56784" calcext:value-type="float">
            <text:p>0.56784</text:p>
          </table:table-cell>
          <table:table-cell office:value-type="float" office:value="-0.27152" calcext:value-type="float">
            <text:p>-0.27152</text:p>
          </table:table-cell>
          <table:table-cell office:value-type="float" office:value="0.51853" calcext:value-type="float">
            <text:p>0.51853</text:p>
          </table:table-cell>
          <table:table-cell office:value-type="float" office:value="0.00331" calcext:value-type="float">
            <text:p>0.00331</text:p>
          </table:table-cell>
          <table:table-cell table:number-columns-repeated="5"/>
        </table:table-row>
        <table:table-row table:style-name="ro1">
          <table:table-cell office:value-type="float" office:value="1.40371540286214E+018" calcext:value-type="float">
            <text:p>1403715402862140000</text:p>
          </table:table-cell>
          <table:table-cell office:value-type="float" office:value="-2.64226" calcext:value-type="float">
            <text:p>-2.64226</text:p>
          </table:table-cell>
          <table:table-cell office:value-type="float" office:value="-0.86205" calcext:value-type="float">
            <text:p>-0.86205</text:p>
          </table:table-cell>
          <table:table-cell office:value-type="float" office:value="0.41906" calcext:value-type="float">
            <text:p>0.41906</text:p>
          </table:table-cell>
          <table:table-cell office:value-type="float" office:value="-0.19792" calcext:value-type="float">
            <text:p>-0.19792</text:p>
          </table:table-cell>
          <table:table-cell office:value-type="float" office:value="0.75527" calcext:value-type="float">
            <text:p>0.75527</text:p>
          </table:table-cell>
          <table:table-cell office:value-type="float" office:value="0.27769" calcext:value-type="float">
            <text:p>0.27769</text:p>
          </table:table-cell>
          <table:table-cell office:value-type="float" office:value="0.55972" calcext:value-type="float">
            <text:p>0.55972</text:p>
          </table:table-cell>
          <table:table-cell office:value-type="float" office:value="-0.32432" calcext:value-type="float">
            <text:p>-0.32432</text:p>
          </table:table-cell>
          <table:table-cell office:value-type="float" office:value="0.5122" calcext:value-type="float">
            <text:p>0.5122</text:p>
          </table:table-cell>
          <table:table-cell office:value-type="float" office:value="-0.00667" calcext:value-type="float">
            <text:p>-0.00667</text:p>
          </table:table-cell>
          <table:table-cell table:number-columns-repeated="5"/>
        </table:table-row>
        <table:table-row table:style-name="ro1">
          <table:table-cell office:value-type="float" office:value="1.40371540296214E+018" calcext:value-type="float">
            <text:p>1403715402962140000</text:p>
          </table:table-cell>
          <table:table-cell office:value-type="float" office:value="-2.67454" calcext:value-type="float">
            <text:p>-2.67454</text:p>
          </table:table-cell>
          <table:table-cell office:value-type="float" office:value="-0.81314" calcext:value-type="float">
            <text:p>-0.81314</text:p>
          </table:table-cell>
          <table:table-cell office:value-type="float" office:value="0.41524" calcext:value-type="float">
            <text:p>0.41524</text:p>
          </table:table-cell>
          <table:table-cell office:value-type="float" office:value="-0.2035" calcext:value-type="float">
            <text:p>-0.2035</text:p>
          </table:table-cell>
          <table:table-cell office:value-type="float" office:value="0.76463" calcext:value-type="float">
            <text:p>0.76463</text:p>
          </table:table-cell>
          <table:table-cell office:value-type="float" office:value="0.2681" calcext:value-type="float">
            <text:p>0.2681</text:p>
          </table:table-cell>
          <table:table-cell office:value-type="float" office:value="0.5496" calcext:value-type="float">
            <text:p>0.5496</text:p>
          </table:table-cell>
          <table:table-cell office:value-type="float" office:value="-0.33863" calcext:value-type="float">
            <text:p>-0.33863</text:p>
          </table:table-cell>
          <table:table-cell office:value-type="float" office:value="0.50271" calcext:value-type="float">
            <text:p>0.50271</text:p>
          </table:table-cell>
          <table:table-cell office:value-type="float" office:value="-0.02114" calcext:value-type="float">
            <text:p>-0.02114</text:p>
          </table:table-cell>
          <table:table-cell table:number-columns-repeated="5"/>
        </table:table-row>
        <table:table-row table:style-name="ro1">
          <table:table-cell office:value-type="float" office:value="1.40371540306214E+018" calcext:value-type="float">
            <text:p>1403715403062140000</text:p>
          </table:table-cell>
          <table:table-cell office:value-type="float" office:value="-2.70688" calcext:value-type="float">
            <text:p>-2.70688</text:p>
          </table:table-cell>
          <table:table-cell office:value-type="float" office:value="-0.76716" calcext:value-type="float">
            <text:p>-0.76716</text:p>
          </table:table-cell>
          <table:table-cell office:value-type="float" office:value="0.41396" calcext:value-type="float">
            <text:p>0.41396</text:p>
          </table:table-cell>
          <table:table-cell office:value-type="float" office:value="-0.20614" calcext:value-type="float">
            <text:p>-0.20614</text:p>
          </table:table-cell>
          <table:table-cell office:value-type="float" office:value="0.77598" calcext:value-type="float">
            <text:p>0.77598</text:p>
          </table:table-cell>
          <table:table-cell office:value-type="float" office:value="0.2621" calcext:value-type="float">
            <text:p>0.2621</text:p>
          </table:table-cell>
          <table:table-cell office:value-type="float" office:value="0.53541" calcext:value-type="float">
            <text:p>0.53541</text:p>
          </table:table-cell>
          <table:table-cell office:value-type="float" office:value="-0.30745" calcext:value-type="float">
            <text:p>-0.30745</text:p>
          </table:table-cell>
          <table:table-cell office:value-type="float" office:value="0.4802" calcext:value-type="float">
            <text:p>0.4802</text:p>
          </table:table-cell>
          <table:table-cell office:value-type="float" office:value="-0.00511" calcext:value-type="float">
            <text:p>-0.00511</text:p>
          </table:table-cell>
          <table:table-cell table:number-columns-repeated="5"/>
        </table:table-row>
        <table:table-row table:style-name="ro1">
          <table:table-cell office:value-type="float" office:value="1.40371540316214E+018" calcext:value-type="float">
            <text:p>1403715403162140000</text:p>
          </table:table-cell>
          <table:table-cell office:value-type="float" office:value="-2.73585" calcext:value-type="float">
            <text:p>-2.73585</text:p>
          </table:table-cell>
          <table:table-cell office:value-type="float" office:value="-0.72162" calcext:value-type="float">
            <text:p>-0.72162</text:p>
          </table:table-cell>
          <table:table-cell office:value-type="float" office:value="0.4138" calcext:value-type="float">
            <text:p>0.4138</text:p>
          </table:table-cell>
          <table:table-cell office:value-type="float" office:value="-0.2066" calcext:value-type="float">
            <text:p>-0.2066</text:p>
          </table:table-cell>
          <table:table-cell office:value-type="float" office:value="0.78515" calcext:value-type="float">
            <text:p>0.78515</text:p>
          </table:table-cell>
          <table:table-cell office:value-type="float" office:value="0.25895" calcext:value-type="float">
            <text:p>0.25895</text:p>
          </table:table-cell>
          <table:table-cell office:value-type="float" office:value="0.52327" calcext:value-type="float">
            <text:p>0.52327</text:p>
          </table:table-cell>
          <table:table-cell office:value-type="float" office:value="-0.25205" calcext:value-type="float">
            <text:p>-0.25205</text:p>
          </table:table-cell>
          <table:table-cell office:value-type="float" office:value="0.4615" calcext:value-type="float">
            <text:p>0.4615</text:p>
          </table:table-cell>
          <table:table-cell office:value-type="float" office:value="0.01202" calcext:value-type="float">
            <text:p>0.01202</text:p>
          </table:table-cell>
          <table:table-cell table:number-columns-repeated="5"/>
        </table:table-row>
        <table:table-row table:style-name="ro1">
          <table:table-cell office:value-type="float" office:value="1.40371540326214E+018" calcext:value-type="float">
            <text:p>1403715403262140000</text:p>
          </table:table-cell>
          <table:table-cell office:value-type="float" office:value="-2.75926" calcext:value-type="float">
            <text:p>-2.75926</text:p>
          </table:table-cell>
          <table:table-cell office:value-type="float" office:value="-0.67565" calcext:value-type="float">
            <text:p>-0.67565</text:p>
          </table:table-cell>
          <table:table-cell office:value-type="float" office:value="0.41701" calcext:value-type="float">
            <text:p>0.41701</text:p>
          </table:table-cell>
          <table:table-cell office:value-type="float" office:value="-0.20445" calcext:value-type="float">
            <text:p>-0.20445</text:p>
          </table:table-cell>
          <table:table-cell office:value-type="float" office:value="0.78955" calcext:value-type="float">
            <text:p>0.78955</text:p>
          </table:table-cell>
          <table:table-cell office:value-type="float" office:value="0.25909" calcext:value-type="float">
            <text:p>0.25909</text:p>
          </table:table-cell>
          <table:table-cell office:value-type="float" office:value="0.51737" calcext:value-type="float">
            <text:p>0.51737</text:p>
          </table:table-cell>
          <table:table-cell office:value-type="float" office:value="-0.17753" calcext:value-type="float">
            <text:p>-0.17753</text:p>
          </table:table-cell>
          <table:table-cell office:value-type="float" office:value="0.47188" calcext:value-type="float">
            <text:p>0.47188</text:p>
          </table:table-cell>
          <table:table-cell office:value-type="float" office:value="0.04102" calcext:value-type="float">
            <text:p>0.04102</text:p>
          </table:table-cell>
          <table:table-cell table:number-columns-repeated="5"/>
        </table:table-row>
        <table:table-row table:style-name="ro1">
          <table:table-cell office:value-type="float" office:value="1.40371540336214E+018" calcext:value-type="float">
            <text:p>1403715403362140000</text:p>
          </table:table-cell>
          <table:table-cell office:value-type="float" office:value="-2.77445" calcext:value-type="float">
            <text:p>-2.77445</text:p>
          </table:table-cell>
          <table:table-cell office:value-type="float" office:value="-0.62953" calcext:value-type="float">
            <text:p>-0.62953</text:p>
          </table:table-cell>
          <table:table-cell office:value-type="float" office:value="0.42222" calcext:value-type="float">
            <text:p>0.42222</text:p>
          </table:table-cell>
          <table:table-cell office:value-type="float" office:value="-0.19941" calcext:value-type="float">
            <text:p>-0.19941</text:p>
          </table:table-cell>
          <table:table-cell office:value-type="float" office:value="0.78885" calcext:value-type="float">
            <text:p>0.78885</text:p>
          </table:table-cell>
          <table:table-cell office:value-type="float" office:value="0.26217" calcext:value-type="float">
            <text:p>0.26217</text:p>
          </table:table-cell>
          <table:table-cell office:value-type="float" office:value="0.51887" calcext:value-type="float">
            <text:p>0.51887</text:p>
          </table:table-cell>
          <table:table-cell office:value-type="float" office:value="-0.10559" calcext:value-type="float">
            <text:p>-0.10559</text:p>
          </table:table-cell>
          <table:table-cell office:value-type="float" office:value="0.46559" calcext:value-type="float">
            <text:p>0.46559</text:p>
          </table:table-cell>
          <table:table-cell office:value-type="float" office:value="0.05635" calcext:value-type="float">
            <text:p>0.05635</text:p>
          </table:table-cell>
          <table:table-cell table:number-columns-repeated="5"/>
        </table:table-row>
        <table:table-row table:style-name="ro1">
          <table:table-cell office:value-type="float" office:value="1.40371540346214E+018" calcext:value-type="float">
            <text:p>1403715403462140000</text:p>
          </table:table-cell>
          <table:table-cell office:value-type="float" office:value="-2.78074" calcext:value-type="float">
            <text:p>-2.78074</text:p>
          </table:table-cell>
          <table:table-cell office:value-type="float" office:value="-0.58495" calcext:value-type="float">
            <text:p>-0.58495</text:p>
          </table:table-cell>
          <table:table-cell office:value-type="float" office:value="0.42908" calcext:value-type="float">
            <text:p>0.42908</text:p>
          </table:table-cell>
          <table:table-cell office:value-type="float" office:value="-0.19365" calcext:value-type="float">
            <text:p>-0.19365</text:p>
          </table:table-cell>
          <table:table-cell office:value-type="float" office:value="0.78778" calcext:value-type="float">
            <text:p>0.78778</text:p>
          </table:table-cell>
          <table:table-cell office:value-type="float" office:value="0.26066" calcext:value-type="float">
            <text:p>0.26066</text:p>
          </table:table-cell>
          <table:table-cell office:value-type="float" office:value="0.52342" calcext:value-type="float">
            <text:p>0.52342</text:p>
          </table:table-cell>
          <table:table-cell office:value-type="float" office:value="-0.0244" calcext:value-type="float">
            <text:p>-0.0244</text:p>
          </table:table-cell>
          <table:table-cell office:value-type="float" office:value="0.46845" calcext:value-type="float">
            <text:p>0.46845</text:p>
          </table:table-cell>
          <table:table-cell office:value-type="float" office:value="0.07018" calcext:value-type="float">
            <text:p>0.07018</text:p>
          </table:table-cell>
          <table:table-cell table:number-columns-repeated="5"/>
        </table:table-row>
        <table:table-row table:style-name="ro1">
          <table:table-cell office:value-type="float" office:value="1.40371540356214E+018" calcext:value-type="float">
            <text:p>1403715403562140000</text:p>
          </table:table-cell>
          <table:table-cell office:value-type="float" office:value="-2.7808" calcext:value-type="float">
            <text:p>-2.7808</text:p>
          </table:table-cell>
          <table:table-cell office:value-type="float" office:value="-0.54007" calcext:value-type="float">
            <text:p>-0.54007</text:p>
          </table:table-cell>
          <table:table-cell office:value-type="float" office:value="0.43609" calcext:value-type="float">
            <text:p>0.43609</text:p>
          </table:table-cell>
          <table:table-cell office:value-type="float" office:value="-0.18715" calcext:value-type="float">
            <text:p>-0.18715</text:p>
          </table:table-cell>
          <table:table-cell office:value-type="float" office:value="0.78872" calcext:value-type="float">
            <text:p>0.78872</text:p>
          </table:table-cell>
          <table:table-cell office:value-type="float" office:value="0.2515" calcext:value-type="float">
            <text:p>0.2515</text:p>
          </table:table-cell>
          <table:table-cell office:value-type="float" office:value="0.52882" calcext:value-type="float">
            <text:p>0.52882</text:p>
          </table:table-cell>
          <table:table-cell office:value-type="float" office:value="0.03258" calcext:value-type="float">
            <text:p>0.03258</text:p>
          </table:table-cell>
          <table:table-cell office:value-type="float" office:value="0.46998" calcext:value-type="float">
            <text:p>0.46998</text:p>
          </table:table-cell>
          <table:table-cell office:value-type="float" office:value="0.04445" calcext:value-type="float">
            <text:p>0.04445</text:p>
          </table:table-cell>
          <table:table-cell table:number-columns-repeated="5"/>
        </table:table-row>
        <table:table-row table:style-name="ro1">
          <table:table-cell office:value-type="float" office:value="1.40371540366214E+018" calcext:value-type="float">
            <text:p>1403715403662140000</text:p>
          </table:table-cell>
          <table:table-cell office:value-type="float" office:value="-2.77582" calcext:value-type="float">
            <text:p>-2.77582</text:p>
          </table:table-cell>
          <table:table-cell office:value-type="float" office:value="-0.49717" calcext:value-type="float">
            <text:p>-0.49717</text:p>
          </table:table-cell>
          <table:table-cell office:value-type="float" office:value="0.43908" calcext:value-type="float">
            <text:p>0.43908</text:p>
          </table:table-cell>
          <table:table-cell office:value-type="float" office:value="-0.17759" calcext:value-type="float">
            <text:p>-0.17759</text:p>
          </table:table-cell>
          <table:table-cell office:value-type="float" office:value="0.79365" calcext:value-type="float">
            <text:p>0.79365</text:p>
          </table:table-cell>
          <table:table-cell office:value-type="float" office:value="0.23832" calcext:value-type="float">
            <text:p>0.23832</text:p>
          </table:table-cell>
          <table:table-cell office:value-type="float" office:value="0.53083" calcext:value-type="float">
            <text:p>0.53083</text:p>
          </table:table-cell>
          <table:table-cell office:value-type="float" office:value="0.07315" calcext:value-type="float">
            <text:p>0.07315</text:p>
          </table:table-cell>
          <table:table-cell office:value-type="float" office:value="0.45828" calcext:value-type="float">
            <text:p>0.45828</text:p>
          </table:table-cell>
          <table:table-cell office:value-type="float" office:value="0.02613" calcext:value-type="float">
            <text:p>0.02613</text:p>
          </table:table-cell>
          <table:table-cell table:number-columns-repeated="5"/>
        </table:table-row>
        <table:table-row table:style-name="ro1">
          <table:table-cell office:value-type="float" office:value="1.40371540376214E+018" calcext:value-type="float">
            <text:p>1403715403762140000</text:p>
          </table:table-cell>
          <table:table-cell office:value-type="float" office:value="-2.76651" calcext:value-type="float">
            <text:p>-2.76651</text:p>
          </table:table-cell>
          <table:table-cell office:value-type="float" office:value="-0.45494" calcext:value-type="float">
            <text:p>-0.45494</text:p>
          </table:table-cell>
          <table:table-cell office:value-type="float" office:value="0.44007" calcext:value-type="float">
            <text:p>0.44007</text:p>
          </table:table-cell>
          <table:table-cell office:value-type="float" office:value="-0.16809" calcext:value-type="float">
            <text:p>-0.16809</text:p>
          </table:table-cell>
          <table:table-cell office:value-type="float" office:value="0.80208" calcext:value-type="float">
            <text:p>0.80208</text:p>
          </table:table-cell>
          <table:table-cell office:value-type="float" office:value="0.22067" calcext:value-type="float">
            <text:p>0.22067</text:p>
          </table:table-cell>
          <table:table-cell office:value-type="float" office:value="0.52889" calcext:value-type="float">
            <text:p>0.52889</text:p>
          </table:table-cell>
          <table:table-cell office:value-type="float" office:value="0.12694" calcext:value-type="float">
            <text:p>0.12694</text:p>
          </table:table-cell>
          <table:table-cell office:value-type="float" office:value="0.44854" calcext:value-type="float">
            <text:p>0.44854</text:p>
          </table:table-cell>
          <table:table-cell office:value-type="float" office:value="0.01622" calcext:value-type="float">
            <text:p>0.01622</text:p>
          </table:table-cell>
          <table:table-cell table:number-columns-repeated="5"/>
        </table:table-row>
        <table:table-row table:style-name="ro1">
          <table:table-cell office:value-type="float" office:value="1.40371540386214E+018" calcext:value-type="float">
            <text:p>1403715403862140000</text:p>
          </table:table-cell>
          <table:table-cell office:value-type="float" office:value="-2.75071" calcext:value-type="float">
            <text:p>-2.75071</text:p>
          </table:table-cell>
          <table:table-cell office:value-type="float" office:value="-0.41201" calcext:value-type="float">
            <text:p>-0.41201</text:p>
          </table:table-cell>
          <table:table-cell office:value-type="float" office:value="0.44213" calcext:value-type="float">
            <text:p>0.44213</text:p>
          </table:table-cell>
          <table:table-cell office:value-type="float" office:value="-0.15904" calcext:value-type="float">
            <text:p>-0.15904</text:p>
          </table:table-cell>
          <table:table-cell office:value-type="float" office:value="0.80903" calcext:value-type="float">
            <text:p>0.80903</text:p>
          </table:table-cell>
          <table:table-cell office:value-type="float" office:value="0.1995" calcext:value-type="float">
            <text:p>0.1995</text:p>
          </table:table-cell>
          <table:table-cell office:value-type="float" office:value="0.52951" calcext:value-type="float">
            <text:p>0.52951</text:p>
          </table:table-cell>
          <table:table-cell office:value-type="float" office:value="0.20037" calcext:value-type="float">
            <text:p>0.20037</text:p>
          </table:table-cell>
          <table:table-cell office:value-type="float" office:value="0.44287" calcext:value-type="float">
            <text:p>0.44287</text:p>
          </table:table-cell>
          <table:table-cell office:value-type="float" office:value="0.03939" calcext:value-type="float">
            <text:p>0.03939</text:p>
          </table:table-cell>
          <table:table-cell table:number-columns-repeated="5"/>
        </table:table-row>
        <table:table-row table:style-name="ro1">
          <table:table-cell office:value-type="float" office:value="1.40371540396214E+018" calcext:value-type="float">
            <text:p>1403715403962140000</text:p>
          </table:table-cell>
          <table:table-cell office:value-type="float" office:value="-2.7289" calcext:value-type="float">
            <text:p>-2.7289</text:p>
          </table:table-cell>
          <table:table-cell office:value-type="float" office:value="-0.36853" calcext:value-type="float">
            <text:p>-0.36853</text:p>
          </table:table-cell>
          <table:table-cell office:value-type="float" office:value="0.44652" calcext:value-type="float">
            <text:p>0.44652</text:p>
          </table:table-cell>
          <table:table-cell office:value-type="float" office:value="-0.14747" calcext:value-type="float">
            <text:p>-0.14747</text:p>
          </table:table-cell>
          <table:table-cell office:value-type="float" office:value="0.81438" calcext:value-type="float">
            <text:p>0.81438</text:p>
          </table:table-cell>
          <table:table-cell office:value-type="float" office:value="0.17884" calcext:value-type="float">
            <text:p>0.17884</text:p>
          </table:table-cell>
          <table:table-cell office:value-type="float" office:value="0.53203" calcext:value-type="float">
            <text:p>0.53203</text:p>
          </table:table-cell>
          <table:table-cell office:value-type="float" office:value="0.27329" calcext:value-type="float">
            <text:p>0.27329</text:p>
          </table:table-cell>
          <table:table-cell office:value-type="float" office:value="0.43224" calcext:value-type="float">
            <text:p>0.43224</text:p>
          </table:table-cell>
          <table:table-cell office:value-type="float" office:value="0.0498" calcext:value-type="float">
            <text:p>0.0498</text:p>
          </table:table-cell>
          <table:table-cell table:number-columns-repeated="5"/>
        </table:table-row>
        <table:table-row table:style-name="ro1">
          <table:table-cell office:value-type="float" office:value="1.40371540406214E+018" calcext:value-type="float">
            <text:p>1403715404062140000</text:p>
          </table:table-cell>
          <table:table-cell office:value-type="float" office:value="-2.70103" calcext:value-type="float">
            <text:p>-2.70103</text:p>
          </table:table-cell>
          <table:table-cell office:value-type="float" office:value="-0.32499" calcext:value-type="float">
            <text:p>-0.32499</text:p>
          </table:table-cell>
          <table:table-cell office:value-type="float" office:value="0.45393" calcext:value-type="float">
            <text:p>0.45393</text:p>
          </table:table-cell>
          <table:table-cell office:value-type="float" office:value="-0.13331" calcext:value-type="float">
            <text:p>-0.13331</text:p>
          </table:table-cell>
          <table:table-cell office:value-type="float" office:value="0.81595" calcext:value-type="float">
            <text:p>0.81595</text:p>
          </table:table-cell>
          <table:table-cell office:value-type="float" office:value="0.15973" calcext:value-type="float">
            <text:p>0.15973</text:p>
          </table:table-cell>
          <table:table-cell office:value-type="float" office:value="0.53939" calcext:value-type="float">
            <text:p>0.53939</text:p>
          </table:table-cell>
          <table:table-cell office:value-type="float" office:value="0.32773" calcext:value-type="float">
            <text:p>0.32773</text:p>
          </table:table-cell>
          <table:table-cell office:value-type="float" office:value="0.41371" calcext:value-type="float">
            <text:p>0.41371</text:p>
          </table:table-cell>
          <table:table-cell office:value-type="float" office:value="0.08257" calcext:value-type="float">
            <text:p>0.08257</text:p>
          </table:table-cell>
          <table:table-cell table:number-columns-repeated="5"/>
        </table:table-row>
        <table:table-row table:style-name="ro1">
          <table:table-cell office:value-type="float" office:value="1.40371540416214E+018" calcext:value-type="float">
            <text:p>1403715404162140000</text:p>
          </table:table-cell>
          <table:table-cell office:value-type="float" office:value="-2.66715" calcext:value-type="float">
            <text:p>-2.66715</text:p>
          </table:table-cell>
          <table:table-cell office:value-type="float" office:value="-0.28214" calcext:value-type="float">
            <text:p>-0.28214</text:p>
          </table:table-cell>
          <table:table-cell office:value-type="float" office:value="0.46416" calcext:value-type="float">
            <text:p>0.46416</text:p>
          </table:table-cell>
          <table:table-cell office:value-type="float" office:value="-0.11389" calcext:value-type="float">
            <text:p>-0.11389</text:p>
          </table:table-cell>
          <table:table-cell office:value-type="float" office:value="0.81428" calcext:value-type="float">
            <text:p>0.81428</text:p>
          </table:table-cell>
          <table:table-cell office:value-type="float" office:value="0.14476" calcext:value-type="float">
            <text:p>0.14476</text:p>
          </table:table-cell>
          <table:table-cell office:value-type="float" office:value="0.55047" calcext:value-type="float">
            <text:p>0.55047</text:p>
          </table:table-cell>
          <table:table-cell office:value-type="float" office:value="0.38241" calcext:value-type="float">
            <text:p>0.38241</text:p>
          </table:table-cell>
          <table:table-cell office:value-type="float" office:value="0.41534" calcext:value-type="float">
            <text:p>0.41534</text:p>
          </table:table-cell>
          <table:table-cell office:value-type="float" office:value="0.0912" calcext:value-type="float">
            <text:p>0.0912</text:p>
          </table:table-cell>
          <table:table-cell table:number-columns-repeated="5"/>
        </table:table-row>
        <table:table-row table:style-name="ro1">
          <table:table-cell office:value-type="float" office:value="1.40371540426214E+018" calcext:value-type="float">
            <text:p>1403715404262140000</text:p>
          </table:table-cell>
          <table:table-cell office:value-type="float" office:value="-2.62831" calcext:value-type="float">
            <text:p>-2.62831</text:p>
          </table:table-cell>
          <table:table-cell office:value-type="float" office:value="-0.23862" calcext:value-type="float">
            <text:p>-0.23862</text:p>
          </table:table-cell>
          <table:table-cell office:value-type="float" office:value="0.47401" calcext:value-type="float">
            <text:p>0.47401</text:p>
          </table:table-cell>
          <table:table-cell office:value-type="float" office:value="-0.09333" calcext:value-type="float">
            <text:p>-0.09333</text:p>
          </table:table-cell>
          <table:table-cell office:value-type="float" office:value="0.81216" calcext:value-type="float">
            <text:p>0.81216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56029" calcext:value-type="float">
            <text:p>0.56029</text:p>
          </table:table-cell>
          <table:table-cell office:value-type="float" office:value="0.40385" calcext:value-type="float">
            <text:p>0.40385</text:p>
          </table:table-cell>
          <table:table-cell office:value-type="float" office:value="0.43719" calcext:value-type="float">
            <text:p>0.43719</text:p>
          </table:table-cell>
          <table:table-cell office:value-type="float" office:value="0.07268" calcext:value-type="float">
            <text:p>0.07268</text:p>
          </table:table-cell>
          <table:table-cell table:number-columns-repeated="5"/>
        </table:table-row>
        <table:table-row table:style-name="ro1">
          <table:table-cell office:value-type="float" office:value="1.40371540436214E+018" calcext:value-type="float">
            <text:p>1403715404362140000</text:p>
          </table:table-cell>
          <table:table-cell office:value-type="float" office:value="-2.58726" calcext:value-type="float">
            <text:p>-2.58726</text:p>
          </table:table-cell>
          <table:table-cell office:value-type="float" office:value="-0.19224" calcext:value-type="float">
            <text:p>-0.19224</text:p>
          </table:table-cell>
          <table:table-cell office:value-type="float" office:value="0.48086" calcext:value-type="float">
            <text:p>0.48086</text:p>
          </table:table-cell>
          <table:table-cell office:value-type="float" office:value="-0.07737" calcext:value-type="float">
            <text:p>-0.07737</text:p>
          </table:table-cell>
          <table:table-cell office:value-type="float" office:value="0.81166" calcext:value-type="float">
            <text:p>0.81166</text:p>
          </table:table-cell>
          <table:table-cell office:value-type="float" office:value="0.12548" calcext:value-type="float">
            <text:p>0.12548</text:p>
          </table:table-cell>
          <table:table-cell office:value-type="float" office:value="0.56522" calcext:value-type="float">
            <text:p>0.56522</text:p>
          </table:table-cell>
          <table:table-cell office:value-type="float" office:value="0.41277" calcext:value-type="float">
            <text:p>0.41277</text:p>
          </table:table-cell>
          <table:table-cell office:value-type="float" office:value="0.48008" calcext:value-type="float">
            <text:p>0.48008</text:p>
          </table:table-cell>
          <table:table-cell office:value-type="float" office:value="0.05509" calcext:value-type="float">
            <text:p>0.05509</text:p>
          </table:table-cell>
          <table:table-cell table:number-columns-repeated="5"/>
        </table:table-row>
        <table:table-row table:style-name="ro1">
          <table:table-cell office:value-type="float" office:value="1.40371540446214E+018" calcext:value-type="float">
            <text:p>1403715404462140000</text:p>
          </table:table-cell>
          <table:table-cell office:value-type="float" office:value="-2.54543" calcext:value-type="float">
            <text:p>-2.54543</text:p>
          </table:table-cell>
          <table:table-cell office:value-type="float" office:value="-0.14147" calcext:value-type="float">
            <text:p>-0.14147</text:p>
          </table:table-cell>
          <table:table-cell office:value-type="float" office:value="0.48563" calcext:value-type="float">
            <text:p>0.48563</text:p>
          </table:table-cell>
          <table:table-cell office:value-type="float" office:value="-0.06746" calcext:value-type="float">
            <text:p>-0.06746</text:p>
          </table:table-cell>
          <table:table-cell office:value-type="float" office:value="0.81054" calcext:value-type="float">
            <text:p>0.81054</text:p>
          </table:table-cell>
          <table:table-cell office:value-type="float" office:value="0.11952" calcext:value-type="float">
            <text:p>0.11952</text:p>
          </table:table-cell>
          <table:table-cell office:value-type="float" office:value="0.56937" calcext:value-type="float">
            <text:p>0.56937</text:p>
          </table:table-cell>
          <table:table-cell office:value-type="float" office:value="0.41477" calcext:value-type="float">
            <text:p>0.41477</text:p>
          </table:table-cell>
          <table:table-cell office:value-type="float" office:value="0.52599" calcext:value-type="float">
            <text:p>0.52599</text:p>
          </table:table-cell>
          <table:table-cell office:value-type="float" office:value="0.04681" calcext:value-type="float">
            <text:p>0.04681</text:p>
          </table:table-cell>
          <table:table-cell table:number-columns-repeated="5"/>
        </table:table-row>
        <table:table-row table:style-name="ro1">
          <table:table-cell office:value-type="float" office:value="1.40371540456214E+018" calcext:value-type="float">
            <text:p>1403715404562140000</text:p>
          </table:table-cell>
          <table:table-cell office:value-type="float" office:value="-2.50265" calcext:value-type="float">
            <text:p>-2.50265</text:p>
          </table:table-cell>
          <table:table-cell office:value-type="float" office:value="-0.08644" calcext:value-type="float">
            <text:p>-0.08644</text:p>
          </table:table-cell>
          <table:table-cell office:value-type="float" office:value="0.48766" calcext:value-type="float">
            <text:p>0.48766</text:p>
          </table:table-cell>
          <table:table-cell office:value-type="float" office:value="-0.06123" calcext:value-type="float">
            <text:p>-0.06123</text:p>
          </table:table-cell>
          <table:table-cell office:value-type="float" office:value="0.80898" calcext:value-type="float">
            <text:p>0.80898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57293" calcext:value-type="float">
            <text:p>0.57293</text:p>
          </table:table-cell>
          <table:table-cell office:value-type="float" office:value="0.4125" calcext:value-type="float">
            <text:p>0.4125</text:p>
          </table:table-cell>
          <table:table-cell office:value-type="float" office:value="0.57289" calcext:value-type="float">
            <text:p>0.57289</text:p>
          </table:table-cell>
          <table:table-cell office:value-type="float" office:value="0.011" calcext:value-type="float">
            <text:p>0.011</text:p>
          </table:table-cell>
          <table:table-cell table:number-columns-repeated="5"/>
        </table:table-row>
        <table:table-row table:style-name="ro1">
          <table:table-cell office:value-type="float" office:value="1.40371540466214E+018" calcext:value-type="float">
            <text:p>1403715404662140000</text:p>
          </table:table-cell>
          <table:table-cell office:value-type="float" office:value="-2.4616" calcext:value-type="float">
            <text:p>-2.4616</text:p>
          </table:table-cell>
          <table:table-cell office:value-type="float" office:value="-0.02669" calcext:value-type="float">
            <text:p>-0.02669</text:p>
          </table:table-cell>
          <table:table-cell office:value-type="float" office:value="0.48528" calcext:value-type="float">
            <text:p>0.48528</text:p>
          </table:table-cell>
          <table:table-cell office:value-type="float" office:value="-0.06322" calcext:value-type="float">
            <text:p>-0.06322</text:p>
          </table:table-cell>
          <table:table-cell office:value-type="float" office:value="0.80785" calcext:value-type="float">
            <text:p>0.80785</text:p>
          </table:table-cell>
          <table:table-cell office:value-type="float" office:value="0.11082" calcext:value-type="float">
            <text:p>0.11082</text:p>
          </table:table-cell>
          <table:table-cell office:value-type="float" office:value="0.57541" calcext:value-type="float">
            <text:p>0.57541</text:p>
          </table:table-cell>
          <table:table-cell office:value-type="float" office:value="0.3966" calcext:value-type="float">
            <text:p>0.3966</text:p>
          </table:table-cell>
          <table:table-cell office:value-type="float" office:value="0.62129" calcext:value-type="float">
            <text:p>0.62129</text:p>
          </table:table-cell>
          <table:table-cell office:value-type="float" office:value="-0.02668" calcext:value-type="float">
            <text:p>-0.02668</text:p>
          </table:table-cell>
          <table:table-cell table:number-columns-repeated="5"/>
        </table:table-row>
        <table:table-row table:style-name="ro1">
          <table:table-cell office:value-type="float" office:value="1.40371540476214E+018" calcext:value-type="float">
            <text:p>1403715404762140000</text:p>
          </table:table-cell>
          <table:table-cell office:value-type="float" office:value="-2.4208" calcext:value-type="float">
            <text:p>-2.4208</text:p>
          </table:table-cell>
          <table:table-cell office:value-type="float" office:value="0.03696" calcext:value-type="float">
            <text:p>0.03696</text:p>
          </table:table-cell>
          <table:table-cell office:value-type="float" office:value="0.47995" calcext:value-type="float">
            <text:p>0.47995</text:p>
          </table:table-cell>
          <table:table-cell office:value-type="float" office:value="-0.07013" calcext:value-type="float">
            <text:p>-0.07013</text:p>
          </table:table-cell>
          <table:table-cell office:value-type="float" office:value="0.80648" calcext:value-type="float">
            <text:p>0.80648</text:p>
          </table:table-cell>
          <table:table-cell office:value-type="float" office:value="0.10407" calcext:value-type="float">
            <text:p>0.10407</text:p>
          </table:table-cell>
          <table:table-cell office:value-type="float" office:value="0.57779" calcext:value-type="float">
            <text:p>0.57779</text:p>
          </table:table-cell>
          <table:table-cell office:value-type="float" office:value="0.39196" calcext:value-type="float">
            <text:p>0.39196</text:p>
          </table:table-cell>
          <table:table-cell office:value-type="float" office:value="0.64518" calcext:value-type="float">
            <text:p>0.64518</text:p>
          </table:table-cell>
          <table:table-cell office:value-type="float" office:value="-0.04065" calcext:value-type="float">
            <text:p>-0.04065</text:p>
          </table:table-cell>
          <table:table-cell table:number-columns-repeated="5"/>
        </table:table-row>
        <table:table-row table:style-name="ro1">
          <table:table-cell office:value-type="float" office:value="1.40371540486214E+018" calcext:value-type="float">
            <text:p>1403715404862140000</text:p>
          </table:table-cell>
          <table:table-cell office:value-type="float" office:value="-2.3797" calcext:value-type="float">
            <text:p>-2.3797</text:p>
          </table:table-cell>
          <table:table-cell office:value-type="float" office:value="0.10135" calcext:value-type="float">
            <text:p>0.10135</text:p>
          </table:table-cell>
          <table:table-cell office:value-type="float" office:value="0.47186" calcext:value-type="float">
            <text:p>0.47186</text:p>
          </table:table-cell>
          <table:table-cell office:value-type="float" office:value="-0.07282" calcext:value-type="float">
            <text:p>-0.07282</text:p>
          </table:table-cell>
          <table:table-cell office:value-type="float" office:value="0.80732" calcext:value-type="float">
            <text:p>0.80732</text:p>
          </table:table-cell>
          <table:table-cell office:value-type="float" office:value="0.09626" calcext:value-type="float">
            <text:p>0.09626</text:p>
          </table:table-cell>
          <table:table-cell office:value-type="float" office:value="0.57764" calcext:value-type="float">
            <text:p>0.57764</text:p>
          </table:table-cell>
          <table:table-cell office:value-type="float" office:value="0.39101" calcext:value-type="float">
            <text:p>0.39101</text:p>
          </table:table-cell>
          <table:table-cell office:value-type="float" office:value="0.64803" calcext:value-type="float">
            <text:p>0.64803</text:p>
          </table:table-cell>
          <table:table-cell office:value-type="float" office:value="-0.06343" calcext:value-type="float">
            <text:p>-0.06343</text:p>
          </table:table-cell>
          <table:table-cell table:number-columns-repeated="5"/>
        </table:table-row>
        <table:table-row table:style-name="ro1">
          <table:table-cell office:value-type="float" office:value="1.40371540496214E+018" calcext:value-type="float">
            <text:p>1403715404962140000</text:p>
          </table:table-cell>
          <table:table-cell office:value-type="float" office:value="-2.33977" calcext:value-type="float">
            <text:p>-2.33977</text:p>
          </table:table-cell>
          <table:table-cell office:value-type="float" office:value="0.16469" calcext:value-type="float">
            <text:p>0.16469</text:p>
          </table:table-cell>
          <table:table-cell office:value-type="float" office:value="0.46218" calcext:value-type="float">
            <text:p>0.46218</text:p>
          </table:table-cell>
          <table:table-cell office:value-type="float" office:value="-0.07181" calcext:value-type="float">
            <text:p>-0.07181</text:p>
          </table:table-cell>
          <table:table-cell office:value-type="float" office:value="0.80683" calcext:value-type="float">
            <text:p>0.80683</text:p>
          </table:table-cell>
          <table:table-cell office:value-type="float" office:value="0.08405" calcext:value-type="float">
            <text:p>0.08405</text:p>
          </table:table-cell>
          <table:table-cell office:value-type="float" office:value="0.58035" calcext:value-type="float">
            <text:p>0.58035</text:p>
          </table:table-cell>
          <table:table-cell office:value-type="float" office:value="0.38109" calcext:value-type="float">
            <text:p>0.38109</text:p>
          </table:table-cell>
          <table:table-cell office:value-type="float" office:value="0.63745" calcext:value-type="float">
            <text:p>0.63745</text:p>
          </table:table-cell>
          <table:table-cell office:value-type="float" office:value="-0.07888" calcext:value-type="float">
            <text:p>-0.07888</text:p>
          </table:table-cell>
          <table:table-cell table:number-columns-repeated="5"/>
        </table:table-row>
        <table:table-row table:style-name="ro1">
          <table:table-cell office:value-type="float" office:value="1.40371540506214E+018" calcext:value-type="float">
            <text:p>1403715405062140000</text:p>
          </table:table-cell>
          <table:table-cell office:value-type="float" office:value="-2.30296" calcext:value-type="float">
            <text:p>-2.30296</text:p>
          </table:table-cell>
          <table:table-cell office:value-type="float" office:value="0.22388" calcext:value-type="float">
            <text:p>0.22388</text:p>
          </table:table-cell>
          <table:table-cell office:value-type="float" office:value="0.45134" calcext:value-type="float">
            <text:p>0.45134</text:p>
          </table:table-cell>
          <table:table-cell office:value-type="float" office:value="-0.06844" calcext:value-type="float">
            <text:p>-0.06844</text:p>
          </table:table-cell>
          <table:table-cell office:value-type="float" office:value="0.80595" calcext:value-type="float">
            <text:p>0.80595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58435" calcext:value-type="float">
            <text:p>0.58435</text:p>
          </table:table-cell>
          <table:table-cell office:value-type="float" office:value="0.35639" calcext:value-type="float">
            <text:p>0.35639</text:p>
          </table:table-cell>
          <table:table-cell office:value-type="float" office:value="0.59817" calcext:value-type="float">
            <text:p>0.59817</text:p>
          </table:table-cell>
          <table:table-cell office:value-type="float" office:value="-0.08268" calcext:value-type="float">
            <text:p>-0.08268</text:p>
          </table:table-cell>
          <table:table-cell table:number-columns-repeated="5"/>
        </table:table-row>
        <table:table-row table:style-name="ro1">
          <table:table-cell office:value-type="float" office:value="1.40371540516214E+018" calcext:value-type="float">
            <text:p>1403715405162140000</text:p>
          </table:table-cell>
          <table:table-cell office:value-type="float" office:value="-2.27182" calcext:value-type="float">
            <text:p>-2.27182</text:p>
          </table:table-cell>
          <table:table-cell office:value-type="float" office:value="0.27805" calcext:value-type="float">
            <text:p>0.27805</text:p>
          </table:table-cell>
          <table:table-cell office:value-type="float" office:value="0.43972" calcext:value-type="float">
            <text:p>0.43972</text:p>
          </table:table-cell>
          <table:table-cell office:value-type="float" office:value="-0.06284" calcext:value-type="float">
            <text:p>-0.06284</text:p>
          </table:table-cell>
          <table:table-cell office:value-type="float" office:value="0.80726" calcext:value-type="float">
            <text:p>0.80726</text:p>
          </table:table-cell>
          <table:table-cell office:value-type="float" office:value="0.04029" calcext:value-type="float">
            <text:p>0.04029</text:p>
          </table:table-cell>
          <table:table-cell office:value-type="float" office:value="0.58546" calcext:value-type="float">
            <text:p>0.58546</text:p>
          </table:table-cell>
          <table:table-cell office:value-type="float" office:value="0.30975" calcext:value-type="float">
            <text:p>0.30975</text:p>
          </table:table-cell>
          <table:table-cell office:value-type="float" office:value="0.54036" calcext:value-type="float">
            <text:p>0.54036</text:p>
          </table:table-cell>
          <table:table-cell office:value-type="float" office:value="-0.1093" calcext:value-type="float">
            <text:p>-0.1093</text:p>
          </table:table-cell>
          <table:table-cell table:number-columns-repeated="5"/>
        </table:table-row>
        <table:table-row table:style-name="ro1">
          <table:table-cell office:value-type="float" office:value="1.40371540526214E+018" calcext:value-type="float">
            <text:p>1403715405262140000</text:p>
          </table:table-cell>
          <table:table-cell office:value-type="float" office:value="-2.24648" calcext:value-type="float">
            <text:p>-2.24648</text:p>
          </table:table-cell>
          <table:table-cell office:value-type="float" office:value="0.32513" calcext:value-type="float">
            <text:p>0.32513</text:p>
          </table:table-cell>
          <table:table-cell office:value-type="float" office:value="0.42804" calcext:value-type="float">
            <text:p>0.42804</text:p>
          </table:table-cell>
          <table:table-cell office:value-type="float" office:value="-0.05097" calcext:value-type="float">
            <text:p>-0.05097</text:p>
          </table:table-cell>
          <table:table-cell office:value-type="float" office:value="0.80991" calcext:value-type="float">
            <text:p>0.80991</text:p>
          </table:table-cell>
          <table:table-cell office:value-type="float" office:value="0.01162" calcext:value-type="float">
            <text:p>0.01162</text:p>
          </table:table-cell>
          <table:table-cell office:value-type="float" office:value="0.58422" calcext:value-type="float">
            <text:p>0.58422</text:p>
          </table:table-cell>
          <table:table-cell office:value-type="float" office:value="0.27407" calcext:value-type="float">
            <text:p>0.27407</text:p>
          </table:table-cell>
          <table:table-cell office:value-type="float" office:value="0.47411" calcext:value-type="float">
            <text:p>0.47411</text:p>
          </table:table-cell>
          <table:table-cell office:value-type="float" office:value="-0.11208" calcext:value-type="float">
            <text:p>-0.11208</text:p>
          </table:table-cell>
          <table:table-cell table:number-columns-repeated="5"/>
        </table:table-row>
        <table:table-row table:style-name="ro1">
          <table:table-cell office:value-type="float" office:value="1.40371540536214E+018" calcext:value-type="float">
            <text:p>1403715405362140000</text:p>
          </table:table-cell>
          <table:table-cell office:value-type="float" office:value="-2.22414" calcext:value-type="float">
            <text:p>-2.22414</text:p>
          </table:table-cell>
          <table:table-cell office:value-type="float" office:value="0.36645" calcext:value-type="float">
            <text:p>0.36645</text:p>
          </table:table-cell>
          <table:table-cell office:value-type="float" office:value="0.41702" calcext:value-type="float">
            <text:p>0.41702</text:p>
          </table:table-cell>
          <table:table-cell office:value-type="float" office:value="-0.03224" calcext:value-type="float">
            <text:p>-0.03224</text:p>
          </table:table-cell>
          <table:table-cell office:value-type="float" office:value="0.81199" calcext:value-type="float">
            <text:p>0.81199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8257" calcext:value-type="float">
            <text:p>0.58257</text:p>
          </table:table-cell>
          <table:table-cell office:value-type="float" office:value="0.24515" calcext:value-type="float">
            <text:p>0.24515</text:p>
          </table:table-cell>
          <table:table-cell office:value-type="float" office:value="0.41027" calcext:value-type="float">
            <text:p>0.41027</text:p>
          </table:table-cell>
          <table:table-cell office:value-type="float" office:value="-0.11" calcext:value-type="float">
            <text:p>-0.11</text:p>
          </table:table-cell>
          <table:table-cell table:number-columns-repeated="5"/>
        </table:table-row>
        <table:table-row table:style-name="ro1">
          <table:table-cell office:value-type="float" office:value="1.40371540546214E+018" calcext:value-type="float">
            <text:p>1403715405462140000</text:p>
          </table:table-cell>
          <table:table-cell office:value-type="float" office:value="-2.20344" calcext:value-type="float">
            <text:p>-2.20344</text:p>
          </table:table-cell>
          <table:table-cell office:value-type="float" office:value="0.40384" calcext:value-type="float">
            <text:p>0.40384</text:p>
          </table:table-cell>
          <table:table-cell office:value-type="float" office:value="0.40714" calcext:value-type="float">
            <text:p>0.40714</text:p>
          </table:table-cell>
          <table:table-cell office:value-type="float" office:value="-0.01148" calcext:value-type="float">
            <text:p>-0.01148</text:p>
          </table:table-cell>
          <table:table-cell office:value-type="float" office:value="0.81406" calcext:value-type="float">
            <text:p>0.81406</text:p>
          </table:table-cell>
          <table:table-cell office:value-type="float" office:value="-0.0419" calcext:value-type="float">
            <text:p>-0.0419</text:p>
          </table:table-cell>
          <table:table-cell office:value-type="float" office:value="0.57916" calcext:value-type="float">
            <text:p>0.57916</text:p>
          </table:table-cell>
          <table:table-cell office:value-type="float" office:value="0.22417" calcext:value-type="float">
            <text:p>0.22417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-0.1079" calcext:value-type="float">
            <text:p>-0.1079</text:p>
          </table:table-cell>
          <table:table-cell table:number-columns-repeated="5"/>
        </table:table-row>
        <table:table-row table:style-name="ro1">
          <table:table-cell office:value-type="float" office:value="1.40371540556214E+018" calcext:value-type="float">
            <text:p>1403715405562140000</text:p>
          </table:table-cell>
          <table:table-cell office:value-type="float" office:value="-2.18362" calcext:value-type="float">
            <text:p>-2.18362</text:p>
          </table:table-cell>
          <table:table-cell office:value-type="float" office:value="0.4378" calcext:value-type="float">
            <text:p>0.4378</text:p>
          </table:table-cell>
          <table:table-cell office:value-type="float" office:value="0.3983" calcext:value-type="float">
            <text:p>0.3983</text:p>
          </table:table-cell>
          <table:table-cell office:value-type="float" office:value="0.00873" calcext:value-type="float">
            <text:p>0.00873</text:p>
          </table:table-cell>
          <table:table-cell office:value-type="float" office:value="0.81434" calcext:value-type="float">
            <text:p>0.81434</text:p>
          </table:table-cell>
          <table:table-cell office:value-type="float" office:value="-0.06879" calcext:value-type="float">
            <text:p>-0.06879</text:p>
          </table:table-cell>
          <table:table-cell office:value-type="float" office:value="0.57623" calcext:value-type="float">
            <text:p>0.57623</text:p>
          </table:table-cell>
          <table:table-cell office:value-type="float" office:value="0.20642" calcext:value-type="float">
            <text:p>0.20642</text:p>
          </table:table-cell>
          <table:table-cell office:value-type="float" office:value="0.3118" calcext:value-type="float">
            <text:p>0.3118</text:p>
          </table:table-cell>
          <table:table-cell office:value-type="float" office:value="-0.09489" calcext:value-type="float">
            <text:p>-0.09489</text:p>
          </table:table-cell>
          <table:table-cell table:number-columns-repeated="5"/>
        </table:table-row>
        <table:table-row table:style-name="ro1">
          <table:table-cell office:value-type="float" office:value="1.40371540566214E+018" calcext:value-type="float">
            <text:p>1403715405662140000</text:p>
          </table:table-cell>
          <table:table-cell office:value-type="float" office:value="-2.1634" calcext:value-type="float">
            <text:p>-2.1634</text:p>
          </table:table-cell>
          <table:table-cell office:value-type="float" office:value="0.46924" calcext:value-type="float">
            <text:p>0.46924</text:p>
          </table:table-cell>
          <table:table-cell office:value-type="float" office:value="0.39009" calcext:value-type="float">
            <text:p>0.39009</text:p>
          </table:table-cell>
          <table:table-cell office:value-type="float" office:value="0.03472" calcext:value-type="float">
            <text:p>0.03472</text:p>
          </table:table-cell>
          <table:table-cell office:value-type="float" office:value="0.81513" calcext:value-type="float">
            <text:p>0.81513</text:p>
          </table:table-cell>
          <table:table-cell office:value-type="float" office:value="-0.09064" calcext:value-type="float">
            <text:p>-0.09064</text:p>
          </table:table-cell>
          <table:table-cell office:value-type="float" office:value="0.57109" calcext:value-type="float">
            <text:p>0.57109</text:p>
          </table:table-cell>
          <table:table-cell office:value-type="float" office:value="0.21361" calcext:value-type="float">
            <text:p>0.21361</text:p>
          </table:table-cell>
          <table:table-cell office:value-type="float" office:value="0.27947" calcext:value-type="float">
            <text:p>0.27947</text:p>
          </table:table-cell>
          <table:table-cell office:value-type="float" office:value="-0.09647" calcext:value-type="float">
            <text:p>-0.09647</text:p>
          </table:table-cell>
          <table:table-cell table:number-columns-repeated="5"/>
        </table:table-row>
        <table:table-row table:style-name="ro1">
          <table:table-cell office:value-type="float" office:value="1.40371540576214E+018" calcext:value-type="float">
            <text:p>1403715405762140000</text:p>
          </table:table-cell>
          <table:table-cell office:value-type="float" office:value="-2.14104" calcext:value-type="float">
            <text:p>-2.14104</text:p>
          </table:table-cell>
          <table:table-cell office:value-type="float" office:value="0.49911" calcext:value-type="float">
            <text:p>0.49911</text:p>
          </table:table-cell>
          <table:table-cell office:value-type="float" office:value="0.38269" calcext:value-type="float">
            <text:p>0.38269</text:p>
          </table:table-cell>
          <table:table-cell office:value-type="float" office:value="0.05858" calcext:value-type="float">
            <text:p>0.05858</text:p>
          </table:table-cell>
          <table:table-cell office:value-type="float" office:value="0.81564" calcext:value-type="float">
            <text:p>0.81564</text:p>
          </table:table-cell>
          <table:table-cell office:value-type="float" office:value="-0.11129" calcext:value-type="float">
            <text:p>-0.11129</text:p>
          </table:table-cell>
          <table:table-cell office:value-type="float" office:value="0.56473" calcext:value-type="float">
            <text:p>0.56473</text:p>
          </table:table-cell>
          <table:table-cell office:value-type="float" office:value="0.23088" calcext:value-type="float">
            <text:p>0.23088</text:p>
          </table:table-cell>
          <table:table-cell office:value-type="float" office:value="0.26954" calcext:value-type="float">
            <text:p>0.26954</text:p>
          </table:table-cell>
          <table:table-cell office:value-type="float" office:value="-0.09297" calcext:value-type="float">
            <text:p>-0.09297</text:p>
          </table:table-cell>
          <table:table-cell table:number-columns-repeated="5"/>
        </table:table-row>
        <table:table-row table:style-name="ro1">
          <table:table-cell office:value-type="float" office:value="1.40371540586214E+018" calcext:value-type="float">
            <text:p>1403715405862140000</text:p>
          </table:table-cell>
          <table:table-cell office:value-type="float" office:value="-2.11678" calcext:value-type="float">
            <text:p>-2.11678</text:p>
          </table:table-cell>
          <table:table-cell office:value-type="float" office:value="0.52764" calcext:value-type="float">
            <text:p>0.52764</text:p>
          </table:table-cell>
          <table:table-cell office:value-type="float" office:value="0.37507" calcext:value-type="float">
            <text:p>0.37507</text:p>
          </table:table-cell>
          <table:table-cell office:value-type="float" office:value="0.07877" calcext:value-type="float">
            <text:p>0.07877</text:p>
          </table:table-cell>
          <table:table-cell office:value-type="float" office:value="0.81562" calcext:value-type="float">
            <text:p>0.81562</text:p>
          </table:table-cell>
          <table:table-cell office:value-type="float" office:value="-0.1334" calcext:value-type="float">
            <text:p>-0.1334</text:p>
          </table:table-cell>
          <table:table-cell office:value-type="float" office:value="0.55746" calcext:value-type="float">
            <text:p>0.55746</text:p>
          </table:table-cell>
          <table:table-cell office:value-type="float" office:value="0.25663" calcext:value-type="float">
            <text:p>0.25663</text:p>
          </table:table-cell>
          <table:table-cell office:value-type="float" office:value="0.26083" calcext:value-type="float">
            <text:p>0.26083</text:p>
          </table:table-cell>
          <table:table-cell office:value-type="float" office:value="-0.10251" calcext:value-type="float">
            <text:p>-0.10251</text:p>
          </table:table-cell>
          <table:table-cell table:number-columns-repeated="5"/>
        </table:table-row>
        <table:table-row table:style-name="ro1">
          <table:table-cell office:value-type="float" office:value="1.40371540596214E+018" calcext:value-type="float">
            <text:p>1403715405962140000</text:p>
          </table:table-cell>
          <table:table-cell office:value-type="float" office:value="-2.0899" calcext:value-type="float">
            <text:p>-2.0899</text:p>
          </table:table-cell>
          <table:table-cell office:value-type="float" office:value="0.55485" calcext:value-type="float">
            <text:p>0.55485</text:p>
          </table:table-cell>
          <table:table-cell office:value-type="float" office:value="0.36669" calcext:value-type="float">
            <text:p>0.36669</text:p>
          </table:table-cell>
          <table:table-cell office:value-type="float" office:value="0.09567" calcext:value-type="float">
            <text:p>0.09567</text:p>
          </table:table-cell>
          <table:table-cell office:value-type="float" office:value="0.80988" calcext:value-type="float">
            <text:p>0.80988</text:p>
          </table:table-cell>
          <table:table-cell office:value-type="float" office:value="-0.15875" calcext:value-type="float">
            <text:p>-0.15875</text:p>
          </table:table-cell>
          <table:table-cell office:value-type="float" office:value="0.55654" calcext:value-type="float">
            <text:p>0.55654</text:p>
          </table:table-cell>
          <table:table-cell office:value-type="float" office:value="0.29319" calcext:value-type="float">
            <text:p>0.29319</text:p>
          </table:table-cell>
          <table:table-cell office:value-type="float" office:value="0.24694" calcext:value-type="float">
            <text:p>0.24694</text:p>
          </table:table-cell>
          <table:table-cell office:value-type="float" office:value="-0.08614" calcext:value-type="float">
            <text:p>-0.08614</text:p>
          </table:table-cell>
          <table:table-cell table:number-columns-repeated="5"/>
        </table:table-row>
        <table:table-row table:style-name="ro1">
          <table:table-cell office:value-type="float" office:value="1.40371540606214E+018" calcext:value-type="float">
            <text:p>1403715406062140000</text:p>
          </table:table-cell>
          <table:table-cell office:value-type="float" office:value="-2.06018" calcext:value-type="float">
            <text:p>-2.06018</text:p>
          </table:table-cell>
          <table:table-cell office:value-type="float" office:value="0.5809" calcext:value-type="float">
            <text:p>0.5809</text:p>
          </table:table-cell>
          <table:table-cell office:value-type="float" office:value="0.35773" calcext:value-type="float">
            <text:p>0.35773</text:p>
          </table:table-cell>
          <table:table-cell office:value-type="float" office:value="0.11403" calcext:value-type="float">
            <text:p>0.11403</text:p>
          </table:table-cell>
          <table:table-cell office:value-type="float" office:value="0.79966" calcext:value-type="float">
            <text:p>0.79966</text:p>
          </table:table-cell>
          <table:table-cell office:value-type="float" office:value="-0.18423" calcext:value-type="float">
            <text:p>-0.18423</text:p>
          </table:table-cell>
          <table:table-cell office:value-type="float" office:value="0.56" calcext:value-type="float">
            <text:p>0.56</text:p>
          </table:table-cell>
          <table:table-cell office:value-type="float" office:value="0.31524" calcext:value-type="float">
            <text:p>0.31524</text:p>
          </table:table-cell>
          <table:table-cell office:value-type="float" office:value="0.23735" calcext:value-type="float">
            <text:p>0.23735</text:p>
          </table:table-cell>
          <table:table-cell office:value-type="float" office:value="-0.10745" calcext:value-type="float">
            <text:p>-0.10745</text:p>
          </table:table-cell>
          <table:table-cell table:number-columns-repeated="5"/>
        </table:table-row>
        <table:table-row table:style-name="ro1">
          <table:table-cell office:value-type="float" office:value="1.40371540616214E+018" calcext:value-type="float">
            <text:p>1403715406162140000</text:p>
          </table:table-cell>
          <table:table-cell office:value-type="float" office:value="-2.02968" calcext:value-type="float">
            <text:p>-2.02968</text:p>
          </table:table-cell>
          <table:table-cell office:value-type="float" office:value="0.60622" calcext:value-type="float">
            <text:p>0.60622</text:p>
          </table:table-cell>
          <table:table-cell office:value-type="float" office:value="0.34575" calcext:value-type="float">
            <text:p>0.34575</text:p>
          </table:table-cell>
          <table:table-cell office:value-type="float" office:value="0.13191" calcext:value-type="float">
            <text:p>0.13191</text:p>
          </table:table-cell>
          <table:table-cell office:value-type="float" office:value="0.79034" calcext:value-type="float">
            <text:p>0.79034</text:p>
          </table:table-cell>
          <table:table-cell office:value-type="float" office:value="-0.2095" calcext:value-type="float">
            <text:p>-0.2095</text:p>
          </table:table-cell>
          <table:table-cell office:value-type="float" office:value="0.56042" calcext:value-type="float">
            <text:p>0.56042</text:p>
          </table:table-cell>
          <table:table-cell office:value-type="float" office:value="0.31595" calcext:value-type="float">
            <text:p>0.31595</text:p>
          </table:table-cell>
          <table:table-cell office:value-type="float" office:value="0.22955" calcext:value-type="float">
            <text:p>0.22955</text:p>
          </table:table-cell>
          <table:table-cell office:value-type="float" office:value="-0.14067" calcext:value-type="float">
            <text:p>-0.14067</text:p>
          </table:table-cell>
          <table:table-cell table:number-columns-repeated="5"/>
        </table:table-row>
        <table:table-row table:style-name="ro1">
          <table:table-cell office:value-type="float" office:value="1.40371540626214E+018" calcext:value-type="float">
            <text:p>1403715406262140000</text:p>
          </table:table-cell>
          <table:table-cell office:value-type="float" office:value="-1.99866" calcext:value-type="float">
            <text:p>-1.99866</text:p>
          </table:table-cell>
          <table:table-cell office:value-type="float" office:value="0.63045" calcext:value-type="float">
            <text:p>0.63045</text:p>
          </table:table-cell>
          <table:table-cell office:value-type="float" office:value="0.33063" calcext:value-type="float">
            <text:p>0.33063</text:p>
          </table:table-cell>
          <table:table-cell office:value-type="float" office:value="0.14819" calcext:value-type="float">
            <text:p>0.14819</text:p>
          </table:table-cell>
          <table:table-cell office:value-type="float" office:value="0.78198" calcext:value-type="float">
            <text:p>0.78198</text:p>
          </table:table-cell>
          <table:table-cell office:value-type="float" office:value="-0.23485" calcext:value-type="float">
            <text:p>-0.23485</text:p>
          </table:table-cell>
          <table:table-cell office:value-type="float" office:value="0.55803" calcext:value-type="float">
            <text:p>0.55803</text:p>
          </table:table-cell>
          <table:table-cell office:value-type="float" office:value="0.31367" calcext:value-type="float">
            <text:p>0.31367</text:p>
          </table:table-cell>
          <table:table-cell office:value-type="float" office:value="0.22062" calcext:value-type="float">
            <text:p>0.22062</text:p>
          </table:table-cell>
          <table:table-cell office:value-type="float" office:value="-0.15258" calcext:value-type="float">
            <text:p>-0.15258</text:p>
          </table:table-cell>
          <table:table-cell table:number-columns-repeated="5"/>
        </table:table-row>
        <table:table-row table:style-name="ro1">
          <table:table-cell office:value-type="float" office:value="1.40371540636214E+018" calcext:value-type="float">
            <text:p>1403715406362140000</text:p>
          </table:table-cell>
          <table:table-cell office:value-type="float" office:value="-1.96744" calcext:value-type="float">
            <text:p>-1.96744</text:p>
          </table:table-cell>
          <table:table-cell office:value-type="float" office:value="0.65379" calcext:value-type="float">
            <text:p>0.65379</text:p>
          </table:table-cell>
          <table:table-cell office:value-type="float" office:value="0.31297" calcext:value-type="float">
            <text:p>0.31297</text:p>
          </table:table-cell>
          <table:table-cell office:value-type="float" office:value="0.16127" calcext:value-type="float">
            <text:p>0.16127</text:p>
          </table:table-cell>
          <table:table-cell office:value-type="float" office:value="0.77497" calcext:value-type="float">
            <text:p>0.77497</text:p>
          </table:table-cell>
          <table:table-cell office:value-type="float" office:value="-0.26048" calcext:value-type="float">
            <text:p>-0.26048</text:p>
          </table:table-cell>
          <table:table-cell office:value-type="float" office:value="0.55278" calcext:value-type="float">
            <text:p>0.55278</text:p>
          </table:table-cell>
          <table:table-cell office:value-type="float" office:value="0.31172" calcext:value-type="float">
            <text:p>0.31172</text:p>
          </table:table-cell>
          <table:table-cell office:value-type="float" office:value="0.21134" calcext:value-type="float">
            <text:p>0.21134</text:p>
          </table:table-cell>
          <table:table-cell office:value-type="float" office:value="-0.17342" calcext:value-type="float">
            <text:p>-0.17342</text:p>
          </table:table-cell>
          <table:table-cell table:number-columns-repeated="5"/>
        </table:table-row>
        <table:table-row table:style-name="ro1">
          <table:table-cell office:value-type="float" office:value="1.40371540646214E+018" calcext:value-type="float">
            <text:p>1403715406462140000</text:p>
          </table:table-cell>
          <table:table-cell office:value-type="float" office:value="-1.93619" calcext:value-type="float">
            <text:p>-1.93619</text:p>
          </table:table-cell>
          <table:table-cell office:value-type="float" office:value="0.67521" calcext:value-type="float">
            <text:p>0.67521</text:p>
          </table:table-cell>
          <table:table-cell office:value-type="float" office:value="0.29287" calcext:value-type="float">
            <text:p>0.29287</text:p>
          </table:table-cell>
          <table:table-cell office:value-type="float" office:value="0.17073" calcext:value-type="float">
            <text:p>0.17073</text:p>
          </table:table-cell>
          <table:table-cell office:value-type="float" office:value="0.76812" calcext:value-type="float">
            <text:p>0.76812</text:p>
          </table:table-cell>
          <table:table-cell office:value-type="float" office:value="-0.28729" calcext:value-type="float">
            <text:p>-0.28729</text:p>
          </table:table-cell>
          <table:table-cell office:value-type="float" office:value="0.54618" calcext:value-type="float">
            <text:p>0.54618</text:p>
          </table:table-cell>
          <table:table-cell office:value-type="float" office:value="0.3118" calcext:value-type="float">
            <text:p>0.3118</text:p>
          </table:table-cell>
          <table:table-cell office:value-type="float" office:value="0.18757" calcext:value-type="float">
            <text:p>0.18757</text:p>
          </table:table-cell>
          <table:table-cell office:value-type="float" office:value="-0.19884" calcext:value-type="float">
            <text:p>-0.19884</text:p>
          </table:table-cell>
          <table:table-cell table:number-columns-repeated="5"/>
        </table:table-row>
        <table:table-row table:style-name="ro1">
          <table:table-cell office:value-type="float" office:value="1.40371540656214E+018" calcext:value-type="float">
            <text:p>1403715406562140000</text:p>
          </table:table-cell>
          <table:table-cell office:value-type="float" office:value="-1.90537" calcext:value-type="float">
            <text:p>-1.90537</text:p>
          </table:table-cell>
          <table:table-cell office:value-type="float" office:value="0.69483" calcext:value-type="float">
            <text:p>0.69483</text:p>
          </table:table-cell>
          <table:table-cell office:value-type="float" office:value="0.27215" calcext:value-type="float">
            <text:p>0.27215</text:p>
          </table:table-cell>
          <table:table-cell office:value-type="float" office:value="0.1813" calcext:value-type="float">
            <text:p>0.1813</text:p>
          </table:table-cell>
          <table:table-cell office:value-type="float" office:value="0.76105" calcext:value-type="float">
            <text:p>0.76105</text:p>
          </table:table-cell>
          <table:table-cell office:value-type="float" office:value="-0.31217" calcext:value-type="float">
            <text:p>-0.31217</text:p>
          </table:table-cell>
          <table:table-cell office:value-type="float" office:value="0.53897" calcext:value-type="float">
            <text:p>0.53897</text:p>
          </table:table-cell>
          <table:table-cell office:value-type="float" office:value="0.30082" calcext:value-type="float">
            <text:p>0.30082</text:p>
          </table:table-cell>
          <table:table-cell office:value-type="float" office:value="0.15885" calcext:value-type="float">
            <text:p>0.15885</text:p>
          </table:table-cell>
          <table:table-cell office:value-type="float" office:value="-0.20941" calcext:value-type="float">
            <text:p>-0.20941</text:p>
          </table:table-cell>
          <table:table-cell table:number-columns-repeated="5"/>
        </table:table-row>
        <table:table-row table:style-name="ro1">
          <table:table-cell office:value-type="float" office:value="1.40371540666214E+018" calcext:value-type="float">
            <text:p>1403715406662140000</text:p>
          </table:table-cell>
          <table:table-cell office:value-type="float" office:value="-1.87544" calcext:value-type="float">
            <text:p>-1.87544</text:p>
          </table:table-cell>
          <table:table-cell office:value-type="float" office:value="0.71079" calcext:value-type="float">
            <text:p>0.71079</text:p>
          </table:table-cell>
          <table:table-cell office:value-type="float" office:value="0.25125" calcext:value-type="float">
            <text:p>0.25125</text:p>
          </table:table-cell>
          <table:table-cell office:value-type="float" office:value="0.19373" calcext:value-type="float">
            <text:p>0.19373</text:p>
          </table:table-cell>
          <table:table-cell office:value-type="float" office:value="0.75226" calcext:value-type="float">
            <text:p>0.75226</text:p>
          </table:table-cell>
          <table:table-cell office:value-type="float" office:value="-0.33448" calcext:value-type="float">
            <text:p>-0.33448</text:p>
          </table:table-cell>
          <table:table-cell office:value-type="float" office:value="0.53357" calcext:value-type="float">
            <text:p>0.53357</text:p>
          </table:table-cell>
          <table:table-cell office:value-type="float" office:value="0.28522" calcext:value-type="float">
            <text:p>0.28522</text:p>
          </table:table-cell>
          <table:table-cell office:value-type="float" office:value="0.11825" calcext:value-type="float">
            <text:p>0.11825</text:p>
          </table:table-cell>
          <table:table-cell office:value-type="float" office:value="-0.20059" calcext:value-type="float">
            <text:p>-0.20059</text:p>
          </table:table-cell>
          <table:table-cell table:number-columns-repeated="5"/>
        </table:table-row>
        <table:table-row table:style-name="ro1">
          <table:table-cell office:value-type="float" office:value="1.40371540676214E+018" calcext:value-type="float">
            <text:p>1403715406762140000</text:p>
          </table:table-cell>
          <table:table-cell office:value-type="float" office:value="-1.84639" calcext:value-type="float">
            <text:p>-1.84639</text:p>
          </table:table-cell>
          <table:table-cell office:value-type="float" office:value="0.72178" calcext:value-type="float">
            <text:p>0.72178</text:p>
          </table:table-cell>
          <table:table-cell office:value-type="float" office:value="0.23092" calcext:value-type="float">
            <text:p>0.23092</text:p>
          </table:table-cell>
          <table:table-cell office:value-type="float" office:value="0.20916" calcext:value-type="float">
            <text:p>0.20916</text:p>
          </table:table-cell>
          <table:table-cell office:value-type="float" office:value="0.74289" calcext:value-type="float">
            <text:p>0.74289</text:p>
          </table:table-cell>
          <table:table-cell office:value-type="float" office:value="-0.35353" calcext:value-type="float">
            <text:p>-0.35353</text:p>
          </table:table-cell>
          <table:table-cell office:value-type="float" office:value="0.52857" calcext:value-type="float">
            <text:p>0.52857</text:p>
          </table:table-cell>
          <table:table-cell office:value-type="float" office:value="0.27622" calcext:value-type="float">
            <text:p>0.27622</text:p>
          </table:table-cell>
          <table:table-cell office:value-type="float" office:value="0.06861" calcext:value-type="float">
            <text:p>0.06861</text:p>
          </table:table-cell>
          <table:table-cell office:value-type="float" office:value="-0.20589" calcext:value-type="float">
            <text:p>-0.20589</text:p>
          </table:table-cell>
          <table:table-cell table:number-columns-repeated="5"/>
        </table:table-row>
        <table:table-row table:style-name="ro1">
          <table:table-cell office:value-type="float" office:value="1.40371540686214E+018" calcext:value-type="float">
            <text:p>1403715406862140000</text:p>
          </table:table-cell>
          <table:table-cell office:value-type="float" office:value="-1.8184" calcext:value-type="float">
            <text:p>-1.8184</text:p>
          </table:table-cell>
          <table:table-cell office:value-type="float" office:value="0.72829" calcext:value-type="float">
            <text:p>0.72829</text:p>
          </table:table-cell>
          <table:table-cell office:value-type="float" office:value="0.21145" calcext:value-type="float">
            <text:p>0.21145</text:p>
          </table:table-cell>
          <table:table-cell office:value-type="float" office:value="0.22666" calcext:value-type="float">
            <text:p>0.22666</text:p>
          </table:table-cell>
          <table:table-cell office:value-type="float" office:value="0.73284" calcext:value-type="float">
            <text:p>0.73284</text:p>
          </table:table-cell>
          <table:table-cell office:value-type="float" office:value="-0.37106" calcext:value-type="float">
            <text:p>-0.37106</text:p>
          </table:table-cell>
          <table:table-cell office:value-type="float" office:value="0.52334" calcext:value-type="float">
            <text:p>0.52334</text:p>
          </table:table-cell>
          <table:table-cell office:value-type="float" office:value="0.26137" calcext:value-type="float">
            <text:p>0.26137</text:p>
          </table:table-cell>
          <table:table-cell office:value-type="float" office:value="0.02999" calcext:value-type="float">
            <text:p>0.02999</text:p>
          </table:table-cell>
          <table:table-cell office:value-type="float" office:value="-0.18887" calcext:value-type="float">
            <text:p>-0.18887</text:p>
          </table:table-cell>
          <table:table-cell table:number-columns-repeated="5"/>
        </table:table-row>
        <table:table-row table:style-name="ro1">
          <table:table-cell office:value-type="float" office:value="1.40371540696214E+018" calcext:value-type="float">
            <text:p>1403715406962140000</text:p>
          </table:table-cell>
          <table:table-cell office:value-type="float" office:value="-1.79132" calcext:value-type="float">
            <text:p>-1.79132</text:p>
          </table:table-cell>
          <table:table-cell office:value-type="float" office:value="0.73132" calcext:value-type="float">
            <text:p>0.73132</text:p>
          </table:table-cell>
          <table:table-cell office:value-type="float" office:value="0.19427" calcext:value-type="float">
            <text:p>0.19427</text:p>
          </table:table-cell>
          <table:table-cell office:value-type="float" office:value="0.24398" calcext:value-type="float">
            <text:p>0.24398</text:p>
          </table:table-cell>
          <table:table-cell office:value-type="float" office:value="0.72319" calcext:value-type="float">
            <text:p>0.72319</text:p>
          </table:table-cell>
          <table:table-cell office:value-type="float" office:value="-0.38787" calcext:value-type="float">
            <text:p>-0.38787</text:p>
          </table:table-cell>
          <table:table-cell office:value-type="float" office:value="0.51675" calcext:value-type="float">
            <text:p>0.51675</text:p>
          </table:table-cell>
          <table:table-cell office:value-type="float" office:value="0.25322" calcext:value-type="float">
            <text:p>0.25322</text:p>
          </table:table-cell>
          <table:table-cell office:value-type="float" office:value="0.00823" calcext:value-type="float">
            <text:p>0.00823</text:p>
          </table:table-cell>
          <table:table-cell office:value-type="float" office:value="-0.1562" calcext:value-type="float">
            <text:p>-0.1562</text:p>
          </table:table-cell>
          <table:table-cell table:number-columns-repeated="5"/>
        </table:table-row>
        <table:table-row table:style-name="ro1">
          <table:table-cell office:value-type="float" office:value="1.40371540706214E+018" calcext:value-type="float">
            <text:p>1403715407062140000</text:p>
          </table:table-cell>
          <table:table-cell office:value-type="float" office:value="-1.76496" calcext:value-type="float">
            <text:p>-1.76496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17859" calcext:value-type="float">
            <text:p>0.17859</text:p>
          </table:table-cell>
          <table:table-cell office:value-type="float" office:value="0.25715" calcext:value-type="float">
            <text:p>0.25715</text:p>
          </table:table-cell>
          <table:table-cell office:value-type="float" office:value="0.71394" calcext:value-type="float">
            <text:p>0.71394</text:p>
          </table:table-cell>
          <table:table-cell office:value-type="float" office:value="-0.40617" calcext:value-type="float">
            <text:p>-0.40617</text:p>
          </table:table-cell>
          <table:table-cell office:value-type="float" office:value="0.5091" calcext:value-type="float">
            <text:p>0.5091</text:p>
          </table:table-cell>
          <table:table-cell office:value-type="float" office:value="0.25061" calcext:value-type="float">
            <text:p>0.25061</text:p>
          </table:table-cell>
          <table:table-cell office:value-type="float" office:value="-0.03143" calcext:value-type="float">
            <text:p>-0.03143</text:p>
          </table:table-cell>
          <table:table-cell office:value-type="float" office:value="-0.14338" calcext:value-type="float">
            <text:p>-0.14338</text:p>
          </table:table-cell>
          <table:table-cell table:number-columns-repeated="5"/>
        </table:table-row>
        <table:table-row table:style-name="ro1">
          <table:table-cell office:value-type="float" office:value="1.40371540716214E+018" calcext:value-type="float">
            <text:p>1403715407162140000</text:p>
          </table:table-cell>
          <table:table-cell office:value-type="float" office:value="-1.73957" calcext:value-type="float">
            <text:p>-1.73957</text:p>
          </table:table-cell>
          <table:table-cell office:value-type="float" office:value="0.7281" calcext:value-type="float">
            <text:p>0.7281</text:p>
          </table:table-cell>
          <table:table-cell office:value-type="float" office:value="0.16289" calcext:value-type="float">
            <text:p>0.16289</text:p>
          </table:table-cell>
          <table:table-cell office:value-type="float" office:value="0.26743" calcext:value-type="float">
            <text:p>0.26743</text:p>
          </table:table-cell>
          <table:table-cell office:value-type="float" office:value="0.70613" calcext:value-type="float">
            <text:p>0.70613</text:p>
          </table:table-cell>
          <table:table-cell office:value-type="float" office:value="-0.42488" calcext:value-type="float">
            <text:p>-0.42488</text:p>
          </table:table-cell>
          <table:table-cell office:value-type="float" office:value="0.49933" calcext:value-type="float">
            <text:p>0.49933</text:p>
          </table:table-cell>
          <table:table-cell office:value-type="float" office:value="0.2375" calcext:value-type="float">
            <text:p>0.2375</text:p>
          </table:table-cell>
          <table:table-cell office:value-type="float" office:value="-0.03865" calcext:value-type="float">
            <text:p>-0.03865</text:p>
          </table:table-cell>
          <table:table-cell office:value-type="float" office:value="-0.14807" calcext:value-type="float">
            <text:p>-0.14807</text:p>
          </table:table-cell>
          <table:table-cell table:number-columns-repeated="5"/>
        </table:table-row>
        <table:table-row table:style-name="ro1">
          <table:table-cell office:value-type="float" office:value="1.40371540726214E+018" calcext:value-type="float">
            <text:p>1403715407262140000</text:p>
          </table:table-cell>
          <table:table-cell office:value-type="float" office:value="-1.71398" calcext:value-type="float">
            <text:p>-1.71398</text:p>
          </table:table-cell>
          <table:table-cell office:value-type="float" office:value="0.72204" calcext:value-type="float">
            <text:p>0.72204</text:p>
          </table:table-cell>
          <table:table-cell office:value-type="float" office:value="0.14826" calcext:value-type="float">
            <text:p>0.14826</text:p>
          </table:table-cell>
          <table:table-cell office:value-type="float" office:value="0.27266" calcext:value-type="float">
            <text:p>0.27266</text:p>
          </table:table-cell>
          <table:table-cell office:value-type="float" office:value="0.704" calcext:value-type="float">
            <text:p>0.704</text:p>
          </table:table-cell>
          <table:table-cell office:value-type="float" office:value="-0.44057" calcext:value-type="float">
            <text:p>-0.44057</text:p>
          </table:table-cell>
          <table:table-cell office:value-type="float" office:value="0.48574" calcext:value-type="float">
            <text:p>0.48574</text:p>
          </table:table-cell>
          <table:table-cell office:value-type="float" office:value="0.25181" calcext:value-type="float">
            <text:p>0.25181</text:p>
          </table:table-cell>
          <table:table-cell office:value-type="float" office:value="-0.08136" calcext:value-type="float">
            <text:p>-0.08136</text:p>
          </table:table-cell>
          <table:table-cell office:value-type="float" office:value="-0.1398" calcext:value-type="float">
            <text:p>-0.1398</text:p>
          </table:table-cell>
          <table:table-cell table:number-columns-repeated="5"/>
        </table:table-row>
        <table:table-row table:style-name="ro1">
          <table:table-cell office:value-type="float" office:value="1.40371540736214E+018" calcext:value-type="float">
            <text:p>1403715407362140000</text:p>
          </table:table-cell>
          <table:table-cell office:value-type="float" office:value="-1.68655" calcext:value-type="float">
            <text:p>-1.68655</text:p>
          </table:table-cell>
          <table:table-cell office:value-type="float" office:value="0.7092" calcext:value-type="float">
            <text:p>0.7092</text:p>
          </table:table-cell>
          <table:table-cell office:value-type="float" office:value="0.13644" calcext:value-type="float">
            <text:p>0.13644</text:p>
          </table:table-cell>
          <table:table-cell office:value-type="float" office:value="0.27634" calcext:value-type="float">
            <text:p>0.27634</text:p>
          </table:table-cell>
          <table:table-cell office:value-type="float" office:value="0.70459" calcext:value-type="float">
            <text:p>0.70459</text:p>
          </table:table-cell>
          <table:table-cell office:value-type="float" office:value="-0.45043" calcext:value-type="float">
            <text:p>-0.45043</text:p>
          </table:table-cell>
          <table:table-cell office:value-type="float" office:value="0.4736" calcext:value-type="float">
            <text:p>0.4736</text:p>
          </table:table-cell>
          <table:table-cell office:value-type="float" office:value="0.27675" calcext:value-type="float">
            <text:p>0.27675</text:p>
          </table:table-cell>
          <table:table-cell office:value-type="float" office:value="-0.1515" calcext:value-type="float">
            <text:p>-0.1515</text:p>
          </table:table-cell>
          <table:table-cell office:value-type="float" office:value="-0.09233" calcext:value-type="float">
            <text:p>-0.09233</text:p>
          </table:table-cell>
          <table:table-cell table:number-columns-repeated="5"/>
        </table:table-row>
        <table:table-row table:style-name="ro1">
          <table:table-cell office:value-type="float" office:value="1.40371540746214E+018" calcext:value-type="float">
            <text:p>1403715407462140000</text:p>
          </table:table-cell>
          <table:table-cell office:value-type="float" office:value="-1.65622" calcext:value-type="float">
            <text:p>-1.65622</text:p>
          </table:table-cell>
          <table:table-cell office:value-type="float" office:value="0.68749" calcext:value-type="float">
            <text:p>0.68749</text:p>
          </table:table-cell>
          <table:table-cell office:value-type="float" office:value="0.12891" calcext:value-type="float">
            <text:p>0.12891</text:p>
          </table:table-cell>
          <table:table-cell office:value-type="float" office:value="0.28114" calcext:value-type="float">
            <text:p>0.28114</text:p>
          </table:table-cell>
          <table:table-cell office:value-type="float" office:value="0.70237" calcext:value-type="float">
            <text:p>0.70237</text:p>
          </table:table-cell>
          <table:table-cell office:value-type="float" office:value="-0.4545" calcext:value-type="float">
            <text:p>-0.4545</text:p>
          </table:table-cell>
          <table:table-cell office:value-type="float" office:value="0.47018" calcext:value-type="float">
            <text:p>0.47018</text:p>
          </table:table-cell>
          <table:table-cell office:value-type="float" office:value="0.31103" calcext:value-type="float">
            <text:p>0.31103</text:p>
          </table:table-cell>
          <table:table-cell office:value-type="float" office:value="-0.24099" calcext:value-type="float">
            <text:p>-0.24099</text:p>
          </table:table-cell>
          <table:table-cell office:value-type="float" office:value="-0.05493" calcext:value-type="float">
            <text:p>-0.05493</text:p>
          </table:table-cell>
          <table:table-cell table:number-columns-repeated="5"/>
        </table:table-row>
        <table:table-row table:style-name="ro1">
          <table:table-cell office:value-type="float" office:value="1.40371540756214E+018" calcext:value-type="float">
            <text:p>1403715407562140000</text:p>
          </table:table-cell>
          <table:table-cell office:value-type="float" office:value="-1.62331" calcext:value-type="float">
            <text:p>-1.62331</text:p>
          </table:table-cell>
          <table:table-cell office:value-type="float" office:value="0.65783" calcext:value-type="float">
            <text:p>0.65783</text:p>
          </table:table-cell>
          <table:table-cell office:value-type="float" office:value="0.12404" calcext:value-type="float">
            <text:p>0.12404</text:p>
          </table:table-cell>
          <table:table-cell office:value-type="float" office:value="0.28596" calcext:value-type="float">
            <text:p>0.28596</text:p>
          </table:table-cell>
          <table:table-cell office:value-type="float" office:value="0.69944" calcext:value-type="float">
            <text:p>0.69944</text:p>
          </table:table-cell>
          <table:table-cell office:value-type="float" office:value="-0.45556" calcext:value-type="float">
            <text:p>-0.45556</text:p>
          </table:table-cell>
          <table:table-cell office:value-type="float" office:value="0.47062" calcext:value-type="float">
            <text:p>0.47062</text:p>
          </table:table-cell>
          <table:table-cell office:value-type="float" office:value="0.34661" calcext:value-type="float">
            <text:p>0.34661</text:p>
          </table:table-cell>
          <table:table-cell office:value-type="float" office:value="-0.31814" calcext:value-type="float">
            <text:p>-0.31814</text:p>
          </table:table-cell>
          <table:table-cell office:value-type="float" office:value="-0.03387" calcext:value-type="float">
            <text:p>-0.03387</text:p>
          </table:table-cell>
          <table:table-cell table:number-columns-repeated="5"/>
        </table:table-row>
        <table:table-row table:style-name="ro1">
          <table:table-cell office:value-type="float" office:value="1.40371540766214E+018" calcext:value-type="float">
            <text:p>1403715407662140000</text:p>
          </table:table-cell>
          <table:table-cell office:value-type="float" office:value="-1.58845" calcext:value-type="float">
            <text:p>-1.58845</text:p>
          </table:table-cell>
          <table:table-cell office:value-type="float" office:value="0.62211" calcext:value-type="float">
            <text:p>0.62211</text:p>
          </table:table-cell>
          <table:table-cell office:value-type="float" office:value="0.12313" calcext:value-type="float">
            <text:p>0.12313</text:p>
          </table:table-cell>
          <table:table-cell office:value-type="float" office:value="0.29319" calcext:value-type="float">
            <text:p>0.29319</text:p>
          </table:table-cell>
          <table:table-cell office:value-type="float" office:value="0.6973" calcext:value-type="float">
            <text:p>0.6973</text:p>
          </table:table-cell>
          <table:table-cell office:value-type="float" office:value="-0.45216" calcext:value-type="float">
            <text:p>-0.45216</text:p>
          </table:table-cell>
          <table:table-cell office:value-type="float" office:value="0.47261" calcext:value-type="float">
            <text:p>0.47261</text:p>
          </table:table-cell>
          <table:table-cell office:value-type="float" office:value="0.36394" calcext:value-type="float">
            <text:p>0.36394</text:p>
          </table:table-cell>
          <table:table-cell office:value-type="float" office:value="-0.37298" calcext:value-type="float">
            <text:p>-0.37298</text:p>
          </table:table-cell>
          <table:table-cell office:value-type="float" office:value="0.00958" calcext:value-type="float">
            <text:p>0.00958</text:p>
          </table:table-cell>
          <table:table-cell table:number-columns-repeated="5"/>
        </table:table-row>
        <table:table-row table:style-name="ro1">
          <table:table-cell office:value-type="float" office:value="1.40371540776214E+018" calcext:value-type="float">
            <text:p>1403715407762140000</text:p>
          </table:table-cell>
          <table:table-cell office:value-type="float" office:value="-1.5514" calcext:value-type="float">
            <text:p>-1.5514</text:p>
          </table:table-cell>
          <table:table-cell office:value-type="float" office:value="0.58138" calcext:value-type="float">
            <text:p>0.58138</text:p>
          </table:table-cell>
          <table:table-cell office:value-type="float" office:value="0.12631" calcext:value-type="float">
            <text:p>0.12631</text:p>
          </table:table-cell>
          <table:table-cell office:value-type="float" office:value="0.30445" calcext:value-type="float">
            <text:p>0.30445</text:p>
          </table:table-cell>
          <table:table-cell office:value-type="float" office:value="0.69716" calcext:value-type="float">
            <text:p>0.69716</text:p>
          </table:table-cell>
          <table:table-cell office:value-type="float" office:value="-0.443" calcext:value-type="float">
            <text:p>-0.443</text:p>
          </table:table-cell>
          <table:table-cell office:value-type="float" office:value="0.47437" calcext:value-type="float">
            <text:p>0.47437</text:p>
          </table:table-cell>
          <table:table-cell office:value-type="float" office:value="0.39691" calcext:value-type="float">
            <text:p>0.39691</text:p>
          </table:table-cell>
          <table:table-cell office:value-type="float" office:value="-0.41791" calcext:value-type="float">
            <text:p>-0.41791</text:p>
          </table:table-cell>
          <table:table-cell office:value-type="float" office:value="0.04085" calcext:value-type="float">
            <text:p>0.04085</text:p>
          </table:table-cell>
          <table:table-cell table:number-columns-repeated="5"/>
        </table:table-row>
        <table:table-row table:style-name="ro1">
          <table:table-cell office:value-type="float" office:value="1.40371540786214E+018" calcext:value-type="float">
            <text:p>1403715407862140000</text:p>
          </table:table-cell>
          <table:table-cell office:value-type="float" office:value="-1.51153" calcext:value-type="float">
            <text:p>-1.51153</text:p>
          </table:table-cell>
          <table:table-cell office:value-type="float" office:value="0.53753" calcext:value-type="float">
            <text:p>0.53753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30939" calcext:value-type="float">
            <text:p>0.30939</text:p>
          </table:table-cell>
          <table:table-cell office:value-type="float" office:value="0.69814" calcext:value-type="float">
            <text:p>0.69814</text:p>
          </table:table-cell>
          <table:table-cell office:value-type="float" office:value="-0.43694" calcext:value-type="float">
            <text:p>-0.43694</text:p>
          </table:table-cell>
          <table:table-cell office:value-type="float" office:value="0.47536" calcext:value-type="float">
            <text:p>0.47536</text:p>
          </table:table-cell>
          <table:table-cell office:value-type="float" office:value="0.42801" calcext:value-type="float">
            <text:p>0.42801</text:p>
          </table:table-cell>
          <table:table-cell office:value-type="float" office:value="-0.44302" calcext:value-type="float">
            <text:p>-0.44302</text:p>
          </table:table-cell>
          <table:table-cell office:value-type="float" office:value="0.01674" calcext:value-type="float">
            <text:p>0.01674</text:p>
          </table:table-cell>
          <table:table-cell table:number-columns-repeated="5"/>
        </table:table-row>
        <table:table-row table:style-name="ro1">
          <table:table-cell office:value-type="float" office:value="1.40371540796214E+018" calcext:value-type="float">
            <text:p>1403715407962140000</text:p>
          </table:table-cell>
          <table:table-cell office:value-type="float" office:value="-1.4676" calcext:value-type="float">
            <text:p>-1.4676</text:p>
          </table:table-cell>
          <table:table-cell office:value-type="float" office:value="0.49243" calcext:value-type="float">
            <text:p>0.49243</text:p>
          </table:table-cell>
          <table:table-cell office:value-type="float" office:value="0.13314" calcext:value-type="float">
            <text:p>0.13314</text:p>
          </table:table-cell>
          <table:table-cell office:value-type="float" office:value="0.30777" calcext:value-type="float">
            <text:p>0.30777</text:p>
          </table:table-cell>
          <table:table-cell office:value-type="float" office:value="0.69765" calcext:value-type="float">
            <text:p>0.69765</text:p>
          </table:table-cell>
          <table:table-cell office:value-type="float" office:value="-0.43575" calcext:value-type="float">
            <text:p>-0.43575</text:p>
          </table:table-cell>
          <table:table-cell office:value-type="float" office:value="0.47822" calcext:value-type="float">
            <text:p>0.47822</text:p>
          </table:table-cell>
          <table:table-cell office:value-type="float" office:value="0.45702" calcext:value-type="float">
            <text:p>0.45702</text:p>
          </table:table-cell>
          <table:table-cell office:value-type="float" office:value="-0.45654" calcext:value-type="float">
            <text:p>-0.45654</text:p>
          </table:table-cell>
          <table:table-cell office:value-type="float" office:value="0.06429" calcext:value-type="float">
            <text:p>0.06429</text:p>
          </table:table-cell>
          <table:table-cell table:number-columns-repeated="5"/>
        </table:table-row>
        <table:table-row table:style-name="ro1">
          <table:table-cell office:value-type="float" office:value="1.40371540806214E+018" calcext:value-type="float">
            <text:p>1403715408062140000</text:p>
          </table:table-cell>
          <table:table-cell office:value-type="float" office:value="-1.42175" calcext:value-type="float">
            <text:p>-1.42175</text:p>
          </table:table-cell>
          <table:table-cell office:value-type="float" office:value="0.44729" calcext:value-type="float">
            <text:p>0.44729</text:p>
          </table:table-cell>
          <table:table-cell office:value-type="float" office:value="0.14496" calcext:value-type="float">
            <text:p>0.14496</text:p>
          </table:table-cell>
          <table:table-cell office:value-type="float" office:value="0.30436" calcext:value-type="float">
            <text:p>0.30436</text:p>
          </table:table-cell>
          <table:table-cell office:value-type="float" office:value="0.69574" calcext:value-type="float">
            <text:p>0.69574</text:p>
          </table:table-cell>
          <table:table-cell office:value-type="float" office:value="-0.43692" calcext:value-type="float">
            <text:p>-0.43692</text:p>
          </table:table-cell>
          <table:table-cell office:value-type="float" office:value="0.48209" calcext:value-type="float">
            <text:p>0.48209</text:p>
          </table:table-cell>
          <table:table-cell office:value-type="float" office:value="0.47042" calcext:value-type="float">
            <text:p>0.47042</text:p>
          </table:table-cell>
          <table:table-cell office:value-type="float" office:value="-0.45052" calcext:value-type="float">
            <text:p>-0.45052</text:p>
          </table:table-cell>
          <table:table-cell office:value-type="float" office:value="0.16499" calcext:value-type="float">
            <text:p>0.16499</text:p>
          </table:table-cell>
          <table:table-cell table:number-columns-repeated="5"/>
        </table:table-row>
        <table:table-row table:style-name="ro1">
          <table:table-cell office:value-type="float" office:value="1.40371540816214E+018" calcext:value-type="float">
            <text:p>1403715408162140000</text:p>
          </table:table-cell>
          <table:table-cell office:value-type="float" office:value="-1.37456" calcext:value-type="float">
            <text:p>-1.37456</text:p>
          </table:table-cell>
          <table:table-cell office:value-type="float" office:value="0.40241" calcext:value-type="float">
            <text:p>0.40241</text:p>
          </table:table-cell>
          <table:table-cell office:value-type="float" office:value="0.16926" calcext:value-type="float">
            <text:p>0.16926</text:p>
          </table:table-cell>
          <table:table-cell office:value-type="float" office:value="0.30175" calcext:value-type="float">
            <text:p>0.30175</text:p>
          </table:table-cell>
          <table:table-cell office:value-type="float" office:value="0.69414" calcext:value-type="float">
            <text:p>0.69414</text:p>
          </table:table-cell>
          <table:table-cell office:value-type="float" office:value="-0.43737" calcext:value-type="float">
            <text:p>-0.43737</text:p>
          </table:table-cell>
          <table:table-cell office:value-type="float" office:value="0.48562" calcext:value-type="float">
            <text:p>0.48562</text:p>
          </table:table-cell>
          <table:table-cell office:value-type="float" office:value="0.48559" calcext:value-type="float">
            <text:p>0.48559</text:p>
          </table:table-cell>
          <table:table-cell office:value-type="float" office:value="-0.46221" calcext:value-type="float">
            <text:p>-0.46221</text:p>
          </table:table-cell>
          <table:table-cell office:value-type="float" office:value="0.30939" calcext:value-type="float">
            <text:p>0.30939</text:p>
          </table:table-cell>
          <table:table-cell table:number-columns-repeated="5"/>
        </table:table-row>
        <table:table-row table:style-name="ro1">
          <table:table-cell office:value-type="float" office:value="1.40371540826214E+018" calcext:value-type="float">
            <text:p>1403715408262140000</text:p>
          </table:table-cell>
          <table:table-cell office:value-type="float" office:value="-1.32633" calcext:value-type="float">
            <text:p>-1.32633</text:p>
          </table:table-cell>
          <table:table-cell office:value-type="float" office:value="0.35676" calcext:value-type="float">
            <text:p>0.35676</text:p>
          </table:table-cell>
          <table:table-cell office:value-type="float" office:value="0.20319" calcext:value-type="float">
            <text:p>0.20319</text:p>
          </table:table-cell>
          <table:table-cell office:value-type="float" office:value="0.30044" calcext:value-type="float">
            <text:p>0.30044</text:p>
          </table:table-cell>
          <table:table-cell office:value-type="float" office:value="0.69284" calcext:value-type="float">
            <text:p>0.69284</text:p>
          </table:table-cell>
          <table:table-cell office:value-type="float" office:value="-0.43681" calcext:value-type="float">
            <text:p>-0.43681</text:p>
          </table:table-cell>
          <table:table-cell office:value-type="float" office:value="0.48878" calcext:value-type="float">
            <text:p>0.48878</text:p>
          </table:table-cell>
          <table:table-cell office:value-type="float" office:value="0.4906" calcext:value-type="float">
            <text:p>0.4906</text:p>
          </table:table-cell>
          <table:table-cell office:value-type="float" office:value="-0.46584" calcext:value-type="float">
            <text:p>-0.46584</text:p>
          </table:table-cell>
          <table:table-cell office:value-type="float" office:value="0.3425" calcext:value-type="float">
            <text:p>0.3425</text:p>
          </table:table-cell>
          <table:table-cell table:number-columns-repeated="5"/>
        </table:table-row>
        <table:table-row table:style-name="ro1">
          <table:table-cell office:value-type="float" office:value="1.40371540836214E+018" calcext:value-type="float">
            <text:p>1403715408362140000</text:p>
          </table:table-cell>
          <table:table-cell office:value-type="float" office:value="-1.27677" calcext:value-type="float">
            <text:p>-1.27677</text:p>
          </table:table-cell>
          <table:table-cell office:value-type="float" office:value="0.31047" calcext:value-type="float">
            <text:p>0.31047</text:p>
          </table:table-cell>
          <table:table-cell office:value-type="float" office:value="0.23416" calcext:value-type="float">
            <text:p>0.23416</text:p>
          </table:table-cell>
          <table:table-cell office:value-type="float" office:value="0.29894" calcext:value-type="float">
            <text:p>0.29894</text:p>
          </table:table-cell>
          <table:table-cell office:value-type="float" office:value="0.69195" calcext:value-type="float">
            <text:p>0.69195</text:p>
          </table:table-cell>
          <table:table-cell office:value-type="float" office:value="-0.43659" calcext:value-type="float">
            <text:p>-0.43659</text:p>
          </table:table-cell>
          <table:table-cell office:value-type="float" office:value="0.49115" calcext:value-type="float">
            <text:p>0.49115</text:p>
          </table:table-cell>
          <table:table-cell office:value-type="float" office:value="0.49969" calcext:value-type="float">
            <text:p>0.49969</text:p>
          </table:table-cell>
          <table:table-cell office:value-type="float" office:value="-0.47542" calcext:value-type="float">
            <text:p>-0.47542</text:p>
          </table:table-cell>
          <table:table-cell office:value-type="float" office:value="0.26593" calcext:value-type="float">
            <text:p>0.26593</text:p>
          </table:table-cell>
          <table:table-cell table:number-columns-repeated="5"/>
        </table:table-row>
        <table:table-row table:style-name="ro1">
          <table:table-cell office:value-type="float" office:value="1.40371540846214E+018" calcext:value-type="float">
            <text:p>1403715408462140000</text:p>
          </table:table-cell>
          <table:table-cell office:value-type="float" office:value="-1.22597" calcext:value-type="float">
            <text:p>-1.22597</text:p>
          </table:table-cell>
          <table:table-cell office:value-type="float" office:value="0.26384" calcext:value-type="float">
            <text:p>0.26384</text:p>
          </table:table-cell>
          <table:table-cell office:value-type="float" office:value="0.25432" calcext:value-type="float">
            <text:p>0.25432</text:p>
          </table:table-cell>
          <table:table-cell office:value-type="float" office:value="0.29909" calcext:value-type="float">
            <text:p>0.29909</text:p>
          </table:table-cell>
          <table:table-cell office:value-type="float" office:value="0.69029" calcext:value-type="float">
            <text:p>0.69029</text:p>
          </table:table-cell>
          <table:table-cell office:value-type="float" office:value="-0.43192" calcext:value-type="float">
            <text:p>-0.43192</text:p>
          </table:table-cell>
          <table:table-cell office:value-type="float" office:value="0.49749" calcext:value-type="float">
            <text:p>0.49749</text:p>
          </table:table-cell>
          <table:table-cell office:value-type="float" office:value="0.51644" calcext:value-type="float">
            <text:p>0.51644</text:p>
          </table:table-cell>
          <table:table-cell office:value-type="float" office:value="-0.46597" calcext:value-type="float">
            <text:p>-0.46597</text:p>
          </table:table-cell>
          <table:table-cell office:value-type="float" office:value="0.13043" calcext:value-type="float">
            <text:p>0.13043</text:p>
          </table:table-cell>
          <table:table-cell table:number-columns-repeated="5"/>
        </table:table-row>
        <table:table-row table:style-name="ro1">
          <table:table-cell office:value-type="float" office:value="1.40371540856214E+018" calcext:value-type="float">
            <text:p>1403715408562140000</text:p>
          </table:table-cell>
          <table:table-cell office:value-type="float" office:value="-1.17515" calcext:value-type="float">
            <text:p>-1.17515</text:p>
          </table:table-cell>
          <table:table-cell office:value-type="float" office:value="0.21833" calcext:value-type="float">
            <text:p>0.21833</text:p>
          </table:table-cell>
          <table:table-cell office:value-type="float" office:value="0.26042" calcext:value-type="float">
            <text:p>0.26042</text:p>
          </table:table-cell>
          <table:table-cell office:value-type="float" office:value="0.29729" calcext:value-type="float">
            <text:p>0.29729</text:p>
          </table:table-cell>
          <table:table-cell office:value-type="float" office:value="0.69022" calcext:value-type="float">
            <text:p>0.69022</text:p>
          </table:table-cell>
          <table:table-cell office:value-type="float" office:value="-0.42164" calcext:value-type="float">
            <text:p>-0.42164</text:p>
          </table:table-cell>
          <table:table-cell office:value-type="float" office:value="0.50738" calcext:value-type="float">
            <text:p>0.50738</text:p>
          </table:table-cell>
          <table:table-cell office:value-type="float" office:value="0.50808" calcext:value-type="float">
            <text:p>0.50808</text:p>
          </table:table-cell>
          <table:table-cell office:value-type="float" office:value="-0.44682" calcext:value-type="float">
            <text:p>-0.44682</text:p>
          </table:table-cell>
          <table:table-cell office:value-type="float" office:value="-0.00051" calcext:value-type="float">
            <text:p>-0.00051</text:p>
          </table:table-cell>
          <table:table-cell table:number-columns-repeated="5"/>
        </table:table-row>
        <table:table-row table:style-name="ro1">
          <table:table-cell office:value-type="float" office:value="1.40371540866214E+018" calcext:value-type="float">
            <text:p>1403715408662140000</text:p>
          </table:table-cell>
          <table:table-cell office:value-type="float" office:value="-1.12461" calcext:value-type="float">
            <text:p>-1.12461</text:p>
          </table:table-cell>
          <table:table-cell office:value-type="float" office:value="0.17476" calcext:value-type="float">
            <text:p>0.17476</text:p>
          </table:table-cell>
          <table:table-cell office:value-type="float" office:value="0.25597" calcext:value-type="float">
            <text:p>0.25597</text:p>
          </table:table-cell>
          <table:table-cell office:value-type="float" office:value="0.29462" calcext:value-type="float">
            <text:p>0.29462</text:p>
          </table:table-cell>
          <table:table-cell office:value-type="float" office:value="0.69236" calcext:value-type="float">
            <text:p>0.69236</text:p>
          </table:table-cell>
          <table:table-cell office:value-type="float" office:value="-0.40576" calcext:value-type="float">
            <text:p>-0.40576</text:p>
          </table:table-cell>
          <table:table-cell office:value-type="float" office:value="0.51885" calcext:value-type="float">
            <text:p>0.51885</text:p>
          </table:table-cell>
          <table:table-cell office:value-type="float" office:value="0.49807" calcext:value-type="float">
            <text:p>0.49807</text:p>
          </table:table-cell>
          <table:table-cell office:value-type="float" office:value="-0.41676" calcext:value-type="float">
            <text:p>-0.41676</text:p>
          </table:table-cell>
          <table:table-cell office:value-type="float" office:value="-0.07389" calcext:value-type="float">
            <text:p>-0.07389</text:p>
          </table:table-cell>
          <table:table-cell table:number-columns-repeated="5"/>
        </table:table-row>
        <table:table-row table:style-name="ro1">
          <table:table-cell office:value-type="float" office:value="1.40371540876214E+018" calcext:value-type="float">
            <text:p>1403715408762140000</text:p>
          </table:table-cell>
          <table:table-cell office:value-type="float" office:value="-1.07648" calcext:value-type="float">
            <text:p>-1.07648</text:p>
          </table:table-cell>
          <table:table-cell office:value-type="float" office:value="0.13593" calcext:value-type="float">
            <text:p>0.13593</text:p>
          </table:table-cell>
          <table:table-cell office:value-type="float" office:value="0.24824" calcext:value-type="float">
            <text:p>0.24824</text:p>
          </table:table-cell>
          <table:table-cell office:value-type="float" office:value="0.28666" calcext:value-type="float">
            <text:p>0.28666</text:p>
          </table:table-cell>
          <table:table-cell office:value-type="float" office:value="0.69795" calcext:value-type="float">
            <text:p>0.69795</text:p>
          </table:table-cell>
          <table:table-cell office:value-type="float" office:value="-0.38788" calcext:value-type="float">
            <text:p>-0.38788</text:p>
          </table:table-cell>
          <table:table-cell office:value-type="float" office:value="0.52938" calcext:value-type="float">
            <text:p>0.52938</text:p>
          </table:table-cell>
          <table:table-cell office:value-type="float" office:value="0.47033" calcext:value-type="float">
            <text:p>0.47033</text:p>
          </table:table-cell>
          <table:table-cell office:value-type="float" office:value="-0.36224" calcext:value-type="float">
            <text:p>-0.36224</text:p>
          </table:table-cell>
          <table:table-cell office:value-type="float" office:value="-0.06307" calcext:value-type="float">
            <text:p>-0.06307</text:p>
          </table:table-cell>
          <table:table-cell table:number-columns-repeated="5"/>
        </table:table-row>
        <table:table-row table:style-name="ro1">
          <table:table-cell office:value-type="float" office:value="1.40371540886214E+018" calcext:value-type="float">
            <text:p>1403715408862140000</text:p>
          </table:table-cell>
          <table:table-cell office:value-type="float" office:value="-1.03082" calcext:value-type="float">
            <text:p>-1.03082</text:p>
          </table:table-cell>
          <table:table-cell office:value-type="float" office:value="0.10223" calcext:value-type="float">
            <text:p>0.10223</text:p>
          </table:table-cell>
          <table:table-cell office:value-type="float" office:value="0.24213" calcext:value-type="float">
            <text:p>0.24213</text:p>
          </table:table-cell>
          <table:table-cell office:value-type="float" office:value="0.27406" calcext:value-type="float">
            <text:p>0.27406</text:p>
          </table:table-cell>
          <table:table-cell office:value-type="float" office:value="0.70692" calcext:value-type="float">
            <text:p>0.70692</text:p>
          </table:table-cell>
          <table:table-cell office:value-type="float" office:value="-0.36831" calcext:value-type="float">
            <text:p>-0.36831</text:p>
          </table:table-cell>
          <table:table-cell office:value-type="float" office:value="0.53806" calcext:value-type="float">
            <text:p>0.53806</text:p>
          </table:table-cell>
          <table:table-cell office:value-type="float" office:value="0.44598" calcext:value-type="float">
            <text:p>0.44598</text:p>
          </table:table-cell>
          <table:table-cell office:value-type="float" office:value="-0.30514" calcext:value-type="float">
            <text:p>-0.30514</text:p>
          </table:table-cell>
          <table:table-cell office:value-type="float" office:value="-0.04788" calcext:value-type="float">
            <text:p>-0.04788</text:p>
          </table:table-cell>
          <table:table-cell table:number-columns-repeated="5"/>
        </table:table-row>
        <table:table-row table:style-name="ro1">
          <table:table-cell office:value-type="float" office:value="1.40371540896214E+018" calcext:value-type="float">
            <text:p>1403715408962140000</text:p>
          </table:table-cell>
          <table:table-cell office:value-type="float" office:value="-0.99001" calcext:value-type="float">
            <text:p>-0.99001</text:p>
          </table:table-cell>
          <table:table-cell office:value-type="float" office:value="0.06747" calcext:value-type="float">
            <text:p>0.06747</text:p>
          </table:table-cell>
          <table:table-cell office:value-type="float" office:value="0.23813" calcext:value-type="float">
            <text:p>0.23813</text:p>
          </table:table-cell>
          <table:table-cell office:value-type="float" office:value="0.25765" calcext:value-type="float">
            <text:p>0.25765</text:p>
          </table:table-cell>
          <table:table-cell office:value-type="float" office:value="0.71824" calcext:value-type="float">
            <text:p>0.71824</text:p>
          </table:table-cell>
          <table:table-cell office:value-type="float" office:value="-0.34673" calcext:value-type="float">
            <text:p>-0.34673</text:p>
          </table:table-cell>
          <table:table-cell office:value-type="float" office:value="0.54546" calcext:value-type="float">
            <text:p>0.54546</text:p>
          </table:table-cell>
          <table:table-cell office:value-type="float" office:value="0.41481" calcext:value-type="float">
            <text:p>0.41481</text:p>
          </table:table-cell>
          <table:table-cell office:value-type="float" office:value="-0.25999" calcext:value-type="float">
            <text:p>-0.25999</text:p>
          </table:table-cell>
          <table:table-cell office:value-type="float" office:value="-0.01714" calcext:value-type="float">
            <text:p>-0.01714</text:p>
          </table:table-cell>
          <table:table-cell table:number-columns-repeated="5"/>
        </table:table-row>
        <table:table-row table:style-name="ro1">
          <table:table-cell office:value-type="float" office:value="1.40371540906214E+018" calcext:value-type="float">
            <text:p>1403715409062140000</text:p>
          </table:table-cell>
          <table:table-cell office:value-type="float" office:value="-0.94766" calcext:value-type="float">
            <text:p>-0.94766</text:p>
          </table:table-cell>
          <table:table-cell office:value-type="float" office:value="0.04121" calcext:value-type="float">
            <text:p>0.04121</text:p>
          </table:table-cell>
          <table:table-cell office:value-type="float" office:value="0.23753" calcext:value-type="float">
            <text:p>0.23753</text:p>
          </table:table-cell>
          <table:table-cell office:value-type="float" office:value="0.24041" calcext:value-type="float">
            <text:p>0.24041</text:p>
          </table:table-cell>
          <table:table-cell office:value-type="float" office:value="0.72917" calcext:value-type="float">
            <text:p>0.72917</text:p>
          </table:table-cell>
          <table:table-cell office:value-type="float" office:value="-0.32393" calcext:value-type="float">
            <text:p>-0.32393</text:p>
          </table:table-cell>
          <table:table-cell office:value-type="float" office:value="0.5528" calcext:value-type="float">
            <text:p>0.5528</text:p>
          </table:table-cell>
          <table:table-cell office:value-type="float" office:value="0.38439" calcext:value-type="float">
            <text:p>0.38439</text:p>
          </table:table-cell>
          <table:table-cell office:value-type="float" office:value="-0.21447" calcext:value-type="float">
            <text:p>-0.21447</text:p>
          </table:table-cell>
          <table:table-cell office:value-type="float" office:value="0.02323" calcext:value-type="float">
            <text:p>0.02323</text:p>
          </table:table-cell>
          <table:table-cell table:number-columns-repeated="5"/>
        </table:table-row>
        <table:table-row table:style-name="ro1">
          <table:table-cell office:value-type="float" office:value="1.40371540916214E+018" calcext:value-type="float">
            <text:p>1403715409162140000</text:p>
          </table:table-cell>
          <table:table-cell office:value-type="float" office:value="-0.9097" calcext:value-type="float">
            <text:p>-0.9097</text:p>
          </table:table-cell>
          <table:table-cell office:value-type="float" office:value="0.02037" calcext:value-type="float">
            <text:p>0.02037</text:p>
          </table:table-cell>
          <table:table-cell office:value-type="float" office:value="0.24055" calcext:value-type="float">
            <text:p>0.24055</text:p>
          </table:table-cell>
          <table:table-cell office:value-type="float" office:value="0.21967" calcext:value-type="float">
            <text:p>0.21967</text:p>
          </table:table-cell>
          <table:table-cell office:value-type="float" office:value="0.73803" calcext:value-type="float">
            <text:p>0.73803</text:p>
          </table:table-cell>
          <table:table-cell office:value-type="float" office:value="-0.30478" calcext:value-type="float">
            <text:p>-0.30478</text:p>
          </table:table-cell>
          <table:table-cell office:value-type="float" office:value="0.56051" calcext:value-type="float">
            <text:p>0.56051</text:p>
          </table:table-cell>
          <table:table-cell office:value-type="float" office:value="0.326" calcext:value-type="float">
            <text:p>0.326</text:p>
          </table:table-cell>
          <table:table-cell office:value-type="float" office:value="-0.17748" calcext:value-type="float">
            <text:p>-0.17748</text:p>
          </table:table-cell>
          <table:table-cell office:value-type="float" office:value="0.053" calcext:value-type="float">
            <text:p>0.053</text:p>
          </table:table-cell>
          <table:table-cell table:number-columns-repeated="5"/>
        </table:table-row>
        <table:table-row table:style-name="ro1">
          <table:table-cell office:value-type="float" office:value="1.40371540926214E+018" calcext:value-type="float">
            <text:p>1403715409262140000</text:p>
          </table:table-cell>
          <table:table-cell office:value-type="float" office:value="-0.87711" calcext:value-type="float">
            <text:p>-0.87711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0.24592" calcext:value-type="float">
            <text:p>0.24592</text:p>
          </table:table-cell>
          <table:table-cell office:value-type="float" office:value="0.20235" calcext:value-type="float">
            <text:p>0.20235</text:p>
          </table:table-cell>
          <table:table-cell office:value-type="float" office:value="0.7468" calcext:value-type="float">
            <text:p>0.7468</text:p>
          </table:table-cell>
          <table:table-cell office:value-type="float" office:value="-0.29092" calcext:value-type="float">
            <text:p>-0.29092</text:p>
          </table:table-cell>
          <table:table-cell office:value-type="float" office:value="0.56278" calcext:value-type="float">
            <text:p>0.56278</text:p>
          </table:table-cell>
          <table:table-cell office:value-type="float" office:value="0.28099" calcext:value-type="float">
            <text:p>0.28099</text:p>
          </table:table-cell>
          <table:table-cell office:value-type="float" office:value="-0.14786" calcext:value-type="float">
            <text:p>-0.14786</text:p>
          </table:table-cell>
          <table:table-cell office:value-type="float" office:value="0.07492" calcext:value-type="float">
            <text:p>0.07492</text:p>
          </table:table-cell>
          <table:table-cell table:number-columns-repeated="5"/>
        </table:table-row>
        <table:table-row table:style-name="ro1">
          <table:table-cell office:value-type="float" office:value="1.40371540936214E+018" calcext:value-type="float">
            <text:p>1403715409362140000</text:p>
          </table:table-cell>
          <table:table-cell office:value-type="float" office:value="-0.85167" calcext:value-type="float">
            <text:p>-0.85167</text:p>
          </table:table-cell>
          <table:table-cell office:value-type="float" office:value="-0.01036" calcext:value-type="float">
            <text:p>-0.01036</text:p>
          </table:table-cell>
          <table:table-cell office:value-type="float" office:value="0.25546" calcext:value-type="float">
            <text:p>0.25546</text:p>
          </table:table-cell>
          <table:table-cell office:value-type="float" office:value="0.1901" calcext:value-type="float">
            <text:p>0.1901</text:p>
          </table:table-cell>
          <table:table-cell office:value-type="float" office:value="0.75239" calcext:value-type="float">
            <text:p>0.75239</text:p>
          </table:table-cell>
          <table:table-cell office:value-type="float" office:value="-0.28115" calcext:value-type="float">
            <text:p>-0.28115</text:p>
          </table:table-cell>
          <table:table-cell office:value-type="float" office:value="0.56456" calcext:value-type="float">
            <text:p>0.56456</text:p>
          </table:table-cell>
          <table:table-cell office:value-type="float" office:value="0.23148" calcext:value-type="float">
            <text:p>0.23148</text:p>
          </table:table-cell>
          <table:table-cell office:value-type="float" office:value="-0.13234" calcext:value-type="float">
            <text:p>-0.13234</text:p>
          </table:table-cell>
          <table:table-cell office:value-type="float" office:value="0.10987" calcext:value-type="float">
            <text:p>0.10987</text:p>
          </table:table-cell>
          <table:table-cell table:number-columns-repeated="5"/>
        </table:table-row>
        <table:table-row table:style-name="ro1">
          <table:table-cell office:value-type="float" office:value="1.40371540946214E+018" calcext:value-type="float">
            <text:p>1403715409462140000</text:p>
          </table:table-cell>
          <table:table-cell office:value-type="float" office:value="-0.83235" calcext:value-type="float">
            <text:p>-0.83235</text:p>
          </table:table-cell>
          <table:table-cell office:value-type="float" office:value="-0.02194" calcext:value-type="float">
            <text:p>-0.02194</text:p>
          </table:table-cell>
          <table:table-cell office:value-type="float" office:value="0.26896" calcext:value-type="float">
            <text:p>0.26896</text:p>
          </table:table-cell>
          <table:table-cell office:value-type="float" office:value="0.18649" calcext:value-type="float">
            <text:p>0.18649</text:p>
          </table:table-cell>
          <table:table-cell office:value-type="float" office:value="0.75554" calcext:value-type="float">
            <text:p>0.75554</text:p>
          </table:table-cell>
          <table:table-cell office:value-type="float" office:value="-0.27248" calcext:value-type="float">
            <text:p>-0.27248</text:p>
          </table:table-cell>
          <table:table-cell office:value-type="float" office:value="0.56581" calcext:value-type="float">
            <text:p>0.56581</text:p>
          </table:table-cell>
          <table:table-cell office:value-type="float" office:value="0.17814" calcext:value-type="float">
            <text:p>0.17814</text:p>
          </table:table-cell>
          <table:table-cell office:value-type="float" office:value="-0.11595" calcext:value-type="float">
            <text:p>-0.11595</text:p>
          </table:table-cell>
          <table:table-cell office:value-type="float" office:value="0.15373" calcext:value-type="float">
            <text:p>0.15373</text:p>
          </table:table-cell>
          <table:table-cell table:number-columns-repeated="5"/>
        </table:table-row>
        <table:table-row table:style-name="ro1">
          <table:table-cell office:value-type="float" office:value="1.40371540956214E+018" calcext:value-type="float">
            <text:p>1403715409562140000</text:p>
          </table:table-cell>
          <table:table-cell office:value-type="float" office:value="-0.8189" calcext:value-type="float">
            <text:p>-0.8189</text:p>
          </table:table-cell>
          <table:table-cell office:value-type="float" office:value="-0.03142" calcext:value-type="float">
            <text:p>-0.03142</text:p>
          </table:table-cell>
          <table:table-cell office:value-type="float" office:value="0.28618" calcext:value-type="float">
            <text:p>0.28618</text:p>
          </table:table-cell>
          <table:table-cell office:value-type="float" office:value="0.19184" calcext:value-type="float">
            <text:p>0.19184</text:p>
          </table:table-cell>
          <table:table-cell office:value-type="float" office:value="0.7581" calcext:value-type="float">
            <text:p>0.7581</text:p>
          </table:table-cell>
          <table:table-cell office:value-type="float" office:value="-0.26536" calcext:value-type="float">
            <text:p>-0.26536</text:p>
          </table:table-cell>
          <table:table-cell office:value-type="float" office:value="0.56397" calcext:value-type="float">
            <text:p>0.56397</text:p>
          </table:table-cell>
          <table:table-cell office:value-type="float" office:value="0.13071" calcext:value-type="float">
            <text:p>0.13071</text:p>
          </table:table-cell>
          <table:table-cell office:value-type="float" office:value="-0.10174" calcext:value-type="float">
            <text:p>-0.10174</text:p>
          </table:table-cell>
          <table:table-cell office:value-type="float" office:value="0.16718" calcext:value-type="float">
            <text:p>0.16718</text:p>
          </table:table-cell>
          <table:table-cell table:number-columns-repeated="5"/>
        </table:table-row>
        <table:table-row table:style-name="ro1">
          <table:table-cell office:value-type="float" office:value="1.40371540966214E+018" calcext:value-type="float">
            <text:p>1403715409662140000</text:p>
          </table:table-cell>
          <table:table-cell office:value-type="float" office:value="-0.81235" calcext:value-type="float">
            <text:p>-0.81235</text:p>
          </table:table-cell>
          <table:table-cell office:value-type="float" office:value="-0.03591" calcext:value-type="float">
            <text:p>-0.03591</text:p>
          </table:table-cell>
          <table:table-cell office:value-type="float" office:value="0.30408" calcext:value-type="float">
            <text:p>0.30408</text:p>
          </table:table-cell>
          <table:table-cell office:value-type="float" office:value="0.19177" calcext:value-type="float">
            <text:p>0.19177</text:p>
          </table:table-cell>
          <table:table-cell office:value-type="float" office:value="0.76162" calcext:value-type="float">
            <text:p>0.76162</text:p>
          </table:table-cell>
          <table:table-cell office:value-type="float" office:value="-0.26961" calcext:value-type="float">
            <text:p>-0.26961</text:p>
          </table:table-cell>
          <table:table-cell office:value-type="float" office:value="0.5572" calcext:value-type="float">
            <text:p>0.5572</text:p>
          </table:table-cell>
          <table:table-cell office:value-type="float" office:value="0.10114" calcext:value-type="float">
            <text:p>0.10114</text:p>
          </table:table-cell>
          <table:table-cell office:value-type="float" office:value="-0.06805" calcext:value-type="float">
            <text:p>-0.06805</text:p>
          </table:table-cell>
          <table:table-cell office:value-type="float" office:value="0.17436" calcext:value-type="float">
            <text:p>0.17436</text:p>
          </table:table-cell>
          <table:table-cell table:number-columns-repeated="5"/>
        </table:table-row>
        <table:table-row table:style-name="ro1">
          <table:table-cell office:value-type="float" office:value="1.40371540976214E+018" calcext:value-type="float">
            <text:p>1403715409762140000</text:p>
          </table:table-cell>
          <table:table-cell office:value-type="float" office:value="-0.80773" calcext:value-type="float">
            <text:p>-0.80773</text:p>
          </table:table-cell>
          <table:table-cell office:value-type="float" office:value="-0.03938" calcext:value-type="float">
            <text:p>-0.03938</text:p>
          </table:table-cell>
          <table:table-cell office:value-type="float" office:value="0.32186" calcext:value-type="float">
            <text:p>0.32186</text:p>
          </table:table-cell>
          <table:table-cell office:value-type="float" office:value="0.18987" calcext:value-type="float">
            <text:p>0.18987</text:p>
          </table:table-cell>
          <table:table-cell office:value-type="float" office:value="0.76637" calcext:value-type="float">
            <text:p>0.76637</text:p>
          </table:table-cell>
          <table:table-cell office:value-type="float" office:value="-0.27671" calcext:value-type="float">
            <text:p>-0.27671</text:p>
          </table:table-cell>
          <table:table-cell office:value-type="float" office:value="0.54778" calcext:value-type="float">
            <text:p>0.54778</text:p>
          </table:table-cell>
          <table:table-cell office:value-type="float" office:value="0.07843" calcext:value-type="float">
            <text:p>0.07843</text:p>
          </table:table-cell>
          <table:table-cell office:value-type="float" office:value="-0.05322" calcext:value-type="float">
            <text:p>-0.05322</text:p>
          </table:table-cell>
          <table:table-cell office:value-type="float" office:value="0.17903" calcext:value-type="float">
            <text:p>0.17903</text:p>
          </table:table-cell>
          <table:table-cell table:number-columns-repeated="5"/>
        </table:table-row>
        <table:table-row table:style-name="ro1">
          <table:table-cell office:value-type="float" office:value="1.40371540986214E+018" calcext:value-type="float">
            <text:p>1403715409862140000</text:p>
          </table:table-cell>
          <table:table-cell office:value-type="float" office:value="-0.80295" calcext:value-type="float">
            <text:p>-0.80295</text:p>
          </table:table-cell>
          <table:table-cell office:value-type="float" office:value="-0.04265" calcext:value-type="float">
            <text:p>-0.04265</text:p>
          </table:table-cell>
          <table:table-cell office:value-type="float" office:value="0.34074" calcext:value-type="float">
            <text:p>0.34074</text:p>
          </table:table-cell>
          <table:table-cell office:value-type="float" office:value="0.18958" calcext:value-type="float">
            <text:p>0.18958</text:p>
          </table:table-cell>
          <table:table-cell office:value-type="float" office:value="0.77078" calcext:value-type="float">
            <text:p>0.77078</text:p>
          </table:table-cell>
          <table:table-cell office:value-type="float" office:value="-0.28358" calcext:value-type="float">
            <text:p>-0.28358</text:p>
          </table:table-cell>
          <table:table-cell office:value-type="float" office:value="0.53808" calcext:value-type="float">
            <text:p>0.53808</text:p>
          </table:table-cell>
          <table:table-cell office:value-type="float" office:value="0.08059" calcext:value-type="float">
            <text:p>0.08059</text:p>
          </table:table-cell>
          <table:table-cell office:value-type="float" office:value="-0.05117" calcext:value-type="float">
            <text:p>-0.05117</text:p>
          </table:table-cell>
          <table:table-cell office:value-type="float" office:value="0.19387" calcext:value-type="float">
            <text:p>0.19387</text:p>
          </table:table-cell>
          <table:table-cell table:number-columns-repeated="5"/>
        </table:table-row>
        <table:table-row table:style-name="ro1">
          <table:table-cell office:value-type="float" office:value="1.40371540996214E+018" calcext:value-type="float">
            <text:p>1403715409962140000</text:p>
          </table:table-cell>
          <table:table-cell office:value-type="float" office:value="-0.79538" calcext:value-type="float">
            <text:p>-0.79538</text:p>
          </table:table-cell>
          <table:table-cell office:value-type="float" office:value="-0.04863" calcext:value-type="float">
            <text:p>-0.04863</text:p>
          </table:table-cell>
          <table:table-cell office:value-type="float" office:value="0.3602" calcext:value-type="float">
            <text:p>0.3602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77482" calcext:value-type="float">
            <text:p>0.77482</text:p>
          </table:table-cell>
          <table:table-cell office:value-type="float" office:value="-0.29131" calcext:value-type="float">
            <text:p>-0.29131</text:p>
          </table:table-cell>
          <table:table-cell office:value-type="float" office:value="0.52824" calcext:value-type="float">
            <text:p>0.52824</text:p>
          </table:table-cell>
          <table:table-cell office:value-type="float" office:value="0.09915" calcext:value-type="float">
            <text:p>0.09915</text:p>
          </table:table-cell>
          <table:table-cell office:value-type="float" office:value="-0.07151" calcext:value-type="float">
            <text:p>-0.07151</text:p>
          </table:table-cell>
          <table:table-cell office:value-type="float" office:value="0.19996" calcext:value-type="float">
            <text:p>0.19996</text:p>
          </table:table-cell>
          <table:table-cell table:number-columns-repeated="5"/>
        </table:table-row>
        <table:table-row table:style-name="ro1">
          <table:table-cell office:value-type="float" office:value="1.40371541006214E+018" calcext:value-type="float">
            <text:p>1403715410062140000</text:p>
          </table:table-cell>
          <table:table-cell office:value-type="float" office:value="-0.78347" calcext:value-type="float">
            <text:p>-0.78347</text:p>
          </table:table-cell>
          <table:table-cell office:value-type="float" office:value="-0.05748" calcext:value-type="float">
            <text:p>-0.05748</text:p>
          </table:table-cell>
          <table:table-cell office:value-type="float" office:value="0.38065" calcext:value-type="float">
            <text:p>0.38065</text:p>
          </table:table-cell>
          <table:table-cell office:value-type="float" office:value="0.19004" calcext:value-type="float">
            <text:p>0.19004</text:p>
          </table:table-cell>
          <table:table-cell office:value-type="float" office:value="0.77555" calcext:value-type="float">
            <text:p>0.77555</text:p>
          </table:table-cell>
          <table:table-cell office:value-type="float" office:value="-0.2972" calcext:value-type="float">
            <text:p>-0.2972</text:p>
          </table:table-cell>
          <table:table-cell office:value-type="float" office:value="0.52353" calcext:value-type="float">
            <text:p>0.52353</text:p>
          </table:table-cell>
          <table:table-cell office:value-type="float" office:value="0.14578" calcext:value-type="float">
            <text:p>0.14578</text:p>
          </table:table-cell>
          <table:table-cell office:value-type="float" office:value="-0.10349" calcext:value-type="float">
            <text:p>-0.10349</text:p>
          </table:table-cell>
          <table:table-cell office:value-type="float" office:value="0.21963" calcext:value-type="float">
            <text:p>0.21963</text:p>
          </table:table-cell>
          <table:table-cell table:number-columns-repeated="5"/>
        </table:table-row>
        <table:table-row table:style-name="ro1">
          <table:table-cell office:value-type="float" office:value="1.40371541016214E+018" calcext:value-type="float">
            <text:p>1403715410162140000</text:p>
          </table:table-cell>
          <table:table-cell office:value-type="float" office:value="-0.76733" calcext:value-type="float">
            <text:p>-0.76733</text:p>
          </table:table-cell>
          <table:table-cell office:value-type="float" office:value="-0.07058" calcext:value-type="float">
            <text:p>-0.07058</text:p>
          </table:table-cell>
          <table:table-cell office:value-type="float" office:value="0.40243" calcext:value-type="float">
            <text:p>0.40243</text:p>
          </table:table-cell>
          <table:table-cell office:value-type="float" office:value="0.19595" calcext:value-type="float">
            <text:p>0.19595</text:p>
          </table:table-cell>
          <table:table-cell office:value-type="float" office:value="0.77052" calcext:value-type="float">
            <text:p>0.77052</text:p>
          </table:table-cell>
          <table:table-cell office:value-type="float" office:value="-0.29851" calcext:value-type="float">
            <text:p>-0.29851</text:p>
          </table:table-cell>
          <table:table-cell office:value-type="float" office:value="0.52801" calcext:value-type="float">
            <text:p>0.52801</text:p>
          </table:table-cell>
          <table:table-cell office:value-type="float" office:value="0.1773" calcext:value-type="float">
            <text:p>0.1773</text:p>
          </table:table-cell>
          <table:table-cell office:value-type="float" office:value="-0.13901" calcext:value-type="float">
            <text:p>-0.13901</text:p>
          </table:table-cell>
          <table:table-cell office:value-type="float" office:value="0.20369" calcext:value-type="float">
            <text:p>0.20369</text:p>
          </table:table-cell>
          <table:table-cell table:number-columns-repeated="5"/>
        </table:table-row>
        <table:table-row table:style-name="ro1">
          <table:table-cell office:value-type="float" office:value="1.40371541026214E+018" calcext:value-type="float">
            <text:p>1403715410262140000</text:p>
          </table:table-cell>
          <table:table-cell office:value-type="float" office:value="-0.74848" calcext:value-type="float">
            <text:p>-0.74848</text:p>
          </table:table-cell>
          <table:table-cell office:value-type="float" office:value="-0.08522" calcext:value-type="float">
            <text:p>-0.08522</text:p>
          </table:table-cell>
          <table:table-cell office:value-type="float" office:value="0.41576" calcext:value-type="float">
            <text:p>0.41576</text:p>
          </table:table-cell>
          <table:table-cell office:value-type="float" office:value="0.20102" calcext:value-type="float">
            <text:p>0.20102</text:p>
          </table:table-cell>
          <table:table-cell office:value-type="float" office:value="0.76436" calcext:value-type="float">
            <text:p>0.76436</text:p>
          </table:table-cell>
          <table:table-cell office:value-type="float" office:value="-0.29855" calcext:value-type="float">
            <text:p>-0.29855</text:p>
          </table:table-cell>
          <table:table-cell office:value-type="float" office:value="0.53499" calcext:value-type="float">
            <text:p>0.53499</text:p>
          </table:table-cell>
          <table:table-cell office:value-type="float" office:value="0.19749" calcext:value-type="float">
            <text:p>0.19749</text:p>
          </table:table-cell>
          <table:table-cell office:value-type="float" office:value="-0.14672" calcext:value-type="float">
            <text:p>-0.14672</text:p>
          </table:table-cell>
          <table:table-cell office:value-type="float" office:value="0.07414" calcext:value-type="float">
            <text:p>0.07414</text:p>
          </table:table-cell>
          <table:table-cell table:number-columns-repeated="5"/>
        </table:table-row>
        <table:table-row table:style-name="ro1">
          <table:table-cell office:value-type="float" office:value="1.40371541036214E+018" calcext:value-type="float">
            <text:p>1403715410362140000</text:p>
          </table:table-cell>
          <table:table-cell office:value-type="float" office:value="-0.72803" calcext:value-type="float">
            <text:p>-0.72803</text:p>
          </table:table-cell>
          <table:table-cell office:value-type="float" office:value="-0.10015" calcext:value-type="float">
            <text:p>-0.10015</text:p>
          </table:table-cell>
          <table:table-cell office:value-type="float" office:value="0.41688" calcext:value-type="float">
            <text:p>0.41688</text:p>
          </table:table-cell>
          <table:table-cell office:value-type="float" office:value="0.20483" calcext:value-type="float">
            <text:p>0.20483</text:p>
          </table:table-cell>
          <table:table-cell office:value-type="float" office:value="0.76016" calcext:value-type="float">
            <text:p>0.76016</text:p>
          </table:table-cell>
          <table:table-cell office:value-type="float" office:value="-0.29817" calcext:value-type="float">
            <text:p>-0.29817</text:p>
          </table:table-cell>
          <table:table-cell office:value-type="float" office:value="0.53973" calcext:value-type="float">
            <text:p>0.53973</text:p>
          </table:table-cell>
          <table:table-cell office:value-type="float" office:value="0.21926" calcext:value-type="float">
            <text:p>0.21926</text:p>
          </table:table-cell>
          <table:table-cell office:value-type="float" office:value="-0.14223" calcext:value-type="float">
            <text:p>-0.14223</text:p>
          </table:table-cell>
          <table:table-cell office:value-type="float" office:value="-0.04471" calcext:value-type="float">
            <text:p>-0.04471</text:p>
          </table:table-cell>
          <table:table-cell table:number-columns-repeated="5"/>
        </table:table-row>
        <table:table-row table:style-name="ro1">
          <table:table-cell office:value-type="float" office:value="1.40371541046214E+018" calcext:value-type="float">
            <text:p>1403715410462140000</text:p>
          </table:table-cell>
          <table:table-cell office:value-type="float" office:value="-0.70677" calcext:value-type="float">
            <text:p>-0.70677</text:p>
          </table:table-cell>
          <table:table-cell office:value-type="float" office:value="-0.11467" calcext:value-type="float">
            <text:p>-0.11467</text:p>
          </table:table-cell>
          <table:table-cell office:value-type="float" office:value="0.4124" calcext:value-type="float">
            <text:p>0.4124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75969" calcext:value-type="float">
            <text:p>0.75969</text:p>
          </table:table-cell>
          <table:table-cell office:value-type="float" office:value="-0.29612" calcext:value-type="float">
            <text:p>-0.29612</text:p>
          </table:table-cell>
          <table:table-cell office:value-type="float" office:value="0.53999" calcext:value-type="float">
            <text:p>0.53999</text:p>
          </table:table-cell>
          <table:table-cell office:value-type="float" office:value="0.22156" calcext:value-type="float">
            <text:p>0.22156</text:p>
          </table:table-cell>
          <table:table-cell office:value-type="float" office:value="-0.13574" calcext:value-type="float">
            <text:p>-0.13574</text:p>
          </table:table-cell>
          <table:table-cell office:value-type="float" office:value="-0.06847" calcext:value-type="float">
            <text:p>-0.06847</text:p>
          </table:table-cell>
          <table:table-cell table:number-columns-repeated="5"/>
        </table:table-row>
        <table:table-row table:style-name="ro1">
          <table:table-cell office:value-type="float" office:value="1.40371541056214E+018" calcext:value-type="float">
            <text:p>1403715410562140000</text:p>
          </table:table-cell>
          <table:table-cell office:value-type="float" office:value="-0.68443" calcext:value-type="float">
            <text:p>-0.68443</text:p>
          </table:table-cell>
          <table:table-cell office:value-type="float" office:value="-0.12869" calcext:value-type="float">
            <text:p>-0.12869</text:p>
          </table:table-cell>
          <table:table-cell office:value-type="float" office:value="0.40825" calcext:value-type="float">
            <text:p>0.40825</text:p>
          </table:table-cell>
          <table:table-cell office:value-type="float" office:value="0.21455" calcext:value-type="float">
            <text:p>0.21455</text:p>
          </table:table-cell>
          <table:table-cell office:value-type="float" office:value="0.76118" calcext:value-type="float">
            <text:p>0.76118</text:p>
          </table:table-cell>
          <table:table-cell office:value-type="float" office:value="-0.29129" calcext:value-type="float">
            <text:p>-0.29129</text:p>
          </table:table-cell>
          <table:table-cell office:value-type="float" office:value="0.53826" calcext:value-type="float">
            <text:p>0.53826</text:p>
          </table:table-cell>
          <table:table-cell office:value-type="float" office:value="0.23849" calcext:value-type="float">
            <text:p>0.23849</text:p>
          </table:table-cell>
          <table:table-cell office:value-type="float" office:value="-0.12116" calcext:value-type="float">
            <text:p>-0.12116</text:p>
          </table:table-cell>
          <table:table-cell office:value-type="float" office:value="-0.06191" calcext:value-type="float">
            <text:p>-0.06191</text:p>
          </table:table-cell>
          <table:table-cell table:number-columns-repeated="5"/>
        </table:table-row>
        <table:table-row table:style-name="ro1">
          <table:table-cell office:value-type="float" office:value="1.40371541066214E+018" calcext:value-type="float">
            <text:p>1403715410662140000</text:p>
          </table:table-cell>
          <table:table-cell office:value-type="float" office:value="-0.65937" calcext:value-type="float">
            <text:p>-0.65937</text:p>
          </table:table-cell>
          <table:table-cell office:value-type="float" office:value="-0.14159" calcext:value-type="float">
            <text:p>-0.14159</text:p>
          </table:table-cell>
          <table:table-cell office:value-type="float" office:value="0.4043" calcext:value-type="float">
            <text:p>0.4043</text:p>
          </table:table-cell>
          <table:table-cell office:value-type="float" office:value="0.21582" calcext:value-type="float">
            <text:p>0.21582</text:p>
          </table:table-cell>
          <table:table-cell office:value-type="float" office:value="0.76222" calcext:value-type="float">
            <text:p>0.76222</text:p>
          </table:table-cell>
          <table:table-cell office:value-type="float" office:value="-0.28815" calcext:value-type="float">
            <text:p>-0.28815</text:p>
          </table:table-cell>
          <table:table-cell office:value-type="float" office:value="0.53797" calcext:value-type="float">
            <text:p>0.53797</text:p>
          </table:table-cell>
          <table:table-cell office:value-type="float" office:value="0.2665" calcext:value-type="float">
            <text:p>0.2665</text:p>
          </table:table-cell>
          <table:table-cell office:value-type="float" office:value="-0.10782" calcext:value-type="float">
            <text:p>-0.10782</text:p>
          </table:table-cell>
          <table:table-cell office:value-type="float" office:value="-0.05499" calcext:value-type="float">
            <text:p>-0.05499</text:p>
          </table:table-cell>
          <table:table-cell table:number-columns-repeated="5"/>
        </table:table-row>
        <table:table-row table:style-name="ro1">
          <table:table-cell office:value-type="float" office:value="1.40371541076214E+018" calcext:value-type="float">
            <text:p>1403715410762140000</text:p>
          </table:table-cell>
          <table:table-cell office:value-type="float" office:value="-0.6334" calcext:value-type="float">
            <text:p>-0.6334</text:p>
          </table:table-cell>
          <table:table-cell office:value-type="float" office:value="-0.15295" calcext:value-type="float">
            <text:p>-0.15295</text:p>
          </table:table-cell>
          <table:table-cell office:value-type="float" office:value="0.4026" calcext:value-type="float">
            <text:p>0.4026</text:p>
          </table:table-cell>
          <table:table-cell office:value-type="float" office:value="0.21357" calcext:value-type="float">
            <text:p>0.21357</text:p>
          </table:table-cell>
          <table:table-cell office:value-type="float" office:value="0.75997" calcext:value-type="float">
            <text:p>0.75997</text:p>
          </table:table-cell>
          <table:table-cell office:value-type="float" office:value="-0.28619" calcext:value-type="float">
            <text:p>-0.28619</text:p>
          </table:table-cell>
          <table:table-cell office:value-type="float" office:value="0.54307" calcext:value-type="float">
            <text:p>0.54307</text:p>
          </table:table-cell>
          <table:table-cell office:value-type="float" office:value="0.28221" calcext:value-type="float">
            <text:p>0.28221</text:p>
          </table:table-cell>
          <table:table-cell office:value-type="float" office:value="-0.09676" calcext:value-type="float">
            <text:p>-0.09676</text:p>
          </table:table-cell>
          <table:table-cell office:value-type="float" office:value="-0.02722" calcext:value-type="float">
            <text:p>-0.02722</text:p>
          </table:table-cell>
          <table:table-cell table:number-columns-repeated="5"/>
        </table:table-row>
        <table:table-row table:style-name="ro1">
          <table:table-cell office:value-type="float" office:value="1.40371541086214E+018" calcext:value-type="float">
            <text:p>1403715410862140000</text:p>
          </table:table-cell>
          <table:table-cell office:value-type="float" office:value="-0.60596" calcext:value-type="float">
            <text:p>-0.60596</text:p>
          </table:table-cell>
          <table:table-cell office:value-type="float" office:value="-0.16095" calcext:value-type="float">
            <text:p>-0.16095</text:p>
          </table:table-cell>
          <table:table-cell office:value-type="float" office:value="0.4007" calcext:value-type="float">
            <text:p>0.4007</text:p>
          </table:table-cell>
          <table:table-cell office:value-type="float" office:value="0.21328" calcext:value-type="float">
            <text:p>0.21328</text:p>
          </table:table-cell>
          <table:table-cell office:value-type="float" office:value="0.75257" calcext:value-type="float">
            <text:p>0.75257</text:p>
          </table:table-cell>
          <table:table-cell office:value-type="float" office:value="-0.28251" calcext:value-type="float">
            <text:p>-0.28251</text:p>
          </table:table-cell>
          <table:table-cell office:value-type="float" office:value="0.55528" calcext:value-type="float">
            <text:p>0.55528</text:p>
          </table:table-cell>
          <table:table-cell office:value-type="float" office:value="0.26816" calcext:value-type="float">
            <text:p>0.26816</text:p>
          </table:table-cell>
          <table:table-cell office:value-type="float" office:value="-0.06593" calcext:value-type="float">
            <text:p>-0.06593</text:p>
          </table:table-cell>
          <table:table-cell office:value-type="float" office:value="-0.02695" calcext:value-type="float">
            <text:p>-0.02695</text:p>
          </table:table-cell>
          <table:table-cell table:number-columns-repeated="5"/>
        </table:table-row>
        <table:table-row table:style-name="ro1">
          <table:table-cell office:value-type="float" office:value="1.40371541096214E+018" calcext:value-type="float">
            <text:p>1403715410962140000</text:p>
          </table:table-cell>
          <table:table-cell office:value-type="float" office:value="-0.58156" calcext:value-type="float">
            <text:p>-0.58156</text:p>
          </table:table-cell>
          <table:table-cell office:value-type="float" office:value="-0.16569" calcext:value-type="float">
            <text:p>-0.16569</text:p>
          </table:table-cell>
          <table:table-cell office:value-type="float" office:value="0.39736" calcext:value-type="float">
            <text:p>0.39736</text:p>
          </table:table-cell>
          <table:table-cell office:value-type="float" office:value="0.20995" calcext:value-type="float">
            <text:p>0.20995</text:p>
          </table:table-cell>
          <table:table-cell office:value-type="float" office:value="0.75112" calcext:value-type="float">
            <text:p>0.75112</text:p>
          </table:table-cell>
          <table:table-cell office:value-type="float" office:value="-0.27971" calcext:value-type="float">
            <text:p>-0.27971</text:p>
          </table:table-cell>
          <table:table-cell office:value-type="float" office:value="0.55991" calcext:value-type="float">
            <text:p>0.55991</text:p>
          </table:table-cell>
          <table:table-cell office:value-type="float" office:value="0.24381" calcext:value-type="float">
            <text:p>0.24381</text:p>
          </table:table-cell>
          <table:table-cell office:value-type="float" office:value="-0.02045" calcext:value-type="float">
            <text:p>-0.02045</text:p>
          </table:table-cell>
          <table:table-cell office:value-type="float" office:value="-0.05962" calcext:value-type="float">
            <text:p>-0.05962</text:p>
          </table:table-cell>
          <table:table-cell table:number-columns-repeated="5"/>
        </table:table-row>
        <table:table-row table:style-name="ro1">
          <table:table-cell office:value-type="float" office:value="1.40371541106214E+018" calcext:value-type="float">
            <text:p>1403715411062140000</text:p>
          </table:table-cell>
          <table:table-cell office:value-type="float" office:value="-0.55914" calcext:value-type="float">
            <text:p>-0.55914</text:p>
          </table:table-cell>
          <table:table-cell office:value-type="float" office:value="-0.16617" calcext:value-type="float">
            <text:p>-0.16617</text:p>
          </table:table-cell>
          <table:table-cell office:value-type="float" office:value="0.39059" calcext:value-type="float">
            <text:p>0.39059</text:p>
          </table:table-cell>
          <table:table-cell office:value-type="float" office:value="0.20274" calcext:value-type="float">
            <text:p>0.20274</text:p>
          </table:table-cell>
          <table:table-cell office:value-type="float" office:value="0.75567" calcext:value-type="float">
            <text:p>0.75567</text:p>
          </table:table-cell>
          <table:table-cell office:value-type="float" office:value="-0.27919" calcext:value-type="float">
            <text:p>-0.27919</text:p>
          </table:table-cell>
          <table:table-cell office:value-type="float" office:value="0.5567" calcext:value-type="float">
            <text:p>0.5567</text:p>
          </table:table-cell>
          <table:table-cell office:value-type="float" office:value="0.20782" calcext:value-type="float">
            <text:p>0.20782</text:p>
          </table:table-cell>
          <table:table-cell office:value-type="float" office:value="0.01713" calcext:value-type="float">
            <text:p>0.01713</text:p>
          </table:table-cell>
          <table:table-cell office:value-type="float" office:value="-0.07124" calcext:value-type="float">
            <text:p>-0.07124</text:p>
          </table:table-cell>
          <table:table-cell table:number-columns-repeated="5"/>
        </table:table-row>
        <table:table-row table:style-name="ro1">
          <table:table-cell office:value-type="float" office:value="1.40371541116214E+018" calcext:value-type="float">
            <text:p>1403715411162140000</text:p>
          </table:table-cell>
          <table:table-cell office:value-type="float" office:value="-0.53765" calcext:value-type="float">
            <text:p>-0.53765</text:p>
          </table:table-cell>
          <table:table-cell office:value-type="float" office:value="-0.16433" calcext:value-type="float">
            <text:p>-0.16433</text:p>
          </table:table-cell>
          <table:table-cell office:value-type="float" office:value="0.38313" calcext:value-type="float">
            <text:p>0.38313</text:p>
          </table:table-cell>
          <table:table-cell office:value-type="float" office:value="0.19503" calcext:value-type="float">
            <text:p>0.19503</text:p>
          </table:table-cell>
          <table:table-cell office:value-type="float" office:value="0.76032" calcext:value-type="float">
            <text:p>0.76032</text:p>
          </table:table-cell>
          <table:table-cell office:value-type="float" office:value="-0.27949" calcext:value-type="float">
            <text:p>-0.27949</text:p>
          </table:table-cell>
          <table:table-cell office:value-type="float" office:value="0.55296" calcext:value-type="float">
            <text:p>0.55296</text:p>
          </table:table-cell>
          <table:table-cell office:value-type="float" office:value="0.20324" calcext:value-type="float">
            <text:p>0.20324</text:p>
          </table:table-cell>
          <table:table-cell office:value-type="float" office:value="0.03059" calcext:value-type="float">
            <text:p>0.03059</text:p>
          </table:table-cell>
          <table:table-cell office:value-type="float" office:value="-0.05836" calcext:value-type="float">
            <text:p>-0.05836</text:p>
          </table:table-cell>
          <table:table-cell table:number-columns-repeated="5"/>
        </table:table-row>
        <table:table-row table:style-name="ro1">
          <table:table-cell office:value-type="float" office:value="1.40371541126214E+018" calcext:value-type="float">
            <text:p>1403715411262140000</text:p>
          </table:table-cell>
          <table:table-cell office:value-type="float" office:value="-0.51747" calcext:value-type="float">
            <text:p>-0.51747</text:p>
          </table:table-cell>
          <table:table-cell office:value-type="float" office:value="-0.16151" calcext:value-type="float">
            <text:p>-0.16151</text:p>
          </table:table-cell>
          <table:table-cell office:value-type="float" office:value="0.37714" calcext:value-type="float">
            <text:p>0.37714</text:p>
          </table:table-cell>
          <table:table-cell office:value-type="float" office:value="0.18606" calcext:value-type="float">
            <text:p>0.18606</text:p>
          </table:table-cell>
          <table:table-cell office:value-type="float" office:value="0.76144" calcext:value-type="float">
            <text:p>0.76144</text:p>
          </table:table-cell>
          <table:table-cell office:value-type="float" office:value="-0.28152" calcext:value-type="float">
            <text:p>-0.28152</text:p>
          </table:table-cell>
          <table:table-cell office:value-type="float" office:value="0.55347" calcext:value-type="float">
            <text:p>0.55347</text:p>
          </table:table-cell>
          <table:table-cell office:value-type="float" office:value="0.18587" calcext:value-type="float">
            <text:p>0.18587</text:p>
          </table:table-cell>
          <table:table-cell office:value-type="float" office:value="0.03601" calcext:value-type="float">
            <text:p>0.03601</text:p>
          </table:table-cell>
          <table:table-cell office:value-type="float" office:value="-0.03345" calcext:value-type="float">
            <text:p>-0.03345</text:p>
          </table:table-cell>
          <table:table-cell table:number-columns-repeated="5"/>
        </table:table-row>
        <table:table-row table:style-name="ro1">
          <table:table-cell office:value-type="float" office:value="1.40371541136214E+018" calcext:value-type="float">
            <text:p>1403715411362140000</text:p>
          </table:table-cell>
          <table:table-cell office:value-type="float" office:value="-0.49923" calcext:value-type="float">
            <text:p>-0.49923</text:p>
          </table:table-cell>
          <table:table-cell office:value-type="float" office:value="-0.15804" calcext:value-type="float">
            <text:p>-0.15804</text:p>
          </table:table-cell>
          <table:table-cell office:value-type="float" office:value="0.37318" calcext:value-type="float">
            <text:p>0.37318</text:p>
          </table:table-cell>
          <table:table-cell office:value-type="float" office:value="0.18155" calcext:value-type="float">
            <text:p>0.18155</text:p>
          </table:table-cell>
          <table:table-cell office:value-type="float" office:value="0.75864" calcext:value-type="float">
            <text:p>0.75864</text:p>
          </table:table-cell>
          <table:table-cell office:value-type="float" office:value="-0.28128" calcext:value-type="float">
            <text:p>-0.28128</text:p>
          </table:table-cell>
          <table:table-cell office:value-type="float" office:value="0.55891" calcext:value-type="float">
            <text:p>0.55891</text:p>
          </table:table-cell>
          <table:table-cell office:value-type="float" office:value="0.16207" calcext:value-type="float">
            <text:p>0.16207</text:p>
          </table:table-cell>
          <table:table-cell office:value-type="float" office:value="0.03462" calcext:value-type="float">
            <text:p>0.03462</text:p>
          </table:table-cell>
          <table:table-cell office:value-type="float" office:value="-0.03329" calcext:value-type="float">
            <text:p>-0.03329</text:p>
          </table:table-cell>
          <table:table-cell table:number-columns-repeated="5"/>
        </table:table-row>
        <table:table-row table:style-name="ro1">
          <table:table-cell office:value-type="float" office:value="1.40371541146214E+018" calcext:value-type="float">
            <text:p>1403715411462140000</text:p>
          </table:table-cell>
          <table:table-cell office:value-type="float" office:value="-0.48387" calcext:value-type="float">
            <text:p>-0.48387</text:p>
          </table:table-cell>
          <table:table-cell office:value-type="float" office:value="-0.15514" calcext:value-type="float">
            <text:p>-0.15514</text:p>
          </table:table-cell>
          <table:table-cell office:value-type="float" office:value="0.36952" calcext:value-type="float">
            <text:p>0.36952</text:p>
          </table:table-cell>
          <table:table-cell office:value-type="float" office:value="0.17877" calcext:value-type="float">
            <text:p>0.17877</text:p>
          </table:table-cell>
          <table:table-cell office:value-type="float" office:value="0.75313" calcext:value-type="float">
            <text:p>0.75313</text:p>
          </table:table-cell>
          <table:table-cell office:value-type="float" office:value="-0.28015" calcext:value-type="float">
            <text:p>-0.28015</text:p>
          </table:table-cell>
          <table:table-cell office:value-type="float" office:value="0.56776" calcext:value-type="float">
            <text:p>0.56776</text:p>
          </table:table-cell>
          <table:table-cell office:value-type="float" office:value="0.12425" calcext:value-type="float">
            <text:p>0.12425</text:p>
          </table:table-cell>
          <table:table-cell office:value-type="float" office:value="0.02929" calcext:value-type="float">
            <text:p>0.02929</text:p>
          </table:table-cell>
          <table:table-cell office:value-type="float" office:value="-0.03504" calcext:value-type="float">
            <text:p>-0.03504</text:p>
          </table:table-cell>
          <table:table-cell table:number-columns-repeated="5"/>
        </table:table-row>
        <table:table-row table:style-name="ro1">
          <table:table-cell office:value-type="float" office:value="1.40371541156214E+018" calcext:value-type="float">
            <text:p>1403715411562140000</text:p>
          </table:table-cell>
          <table:table-cell office:value-type="float" office:value="-0.47232" calcext:value-type="float">
            <text:p>-0.47232</text:p>
          </table:table-cell>
          <table:table-cell office:value-type="float" office:value="-0.15175" calcext:value-type="float">
            <text:p>-0.15175</text:p>
          </table:table-cell>
          <table:table-cell office:value-type="float" office:value="0.36463" calcext:value-type="float">
            <text:p>0.36463</text:p>
          </table:table-cell>
          <table:table-cell office:value-type="float" office:value="0.17944" calcext:value-type="float">
            <text:p>0.17944</text:p>
          </table:table-cell>
          <table:table-cell office:value-type="float" office:value="0.75337" calcext:value-type="float">
            <text:p>0.75337</text:p>
          </table:table-cell>
          <table:table-cell office:value-type="float" office:value="-0.27714" calcext:value-type="float">
            <text:p>-0.27714</text:p>
          </table:table-cell>
          <table:table-cell office:value-type="float" office:value="0.56871" calcext:value-type="float">
            <text:p>0.56871</text:p>
          </table:table-cell>
          <table:table-cell office:value-type="float" office:value="0.07583" calcext:value-type="float">
            <text:p>0.07583</text:p>
          </table:table-cell>
          <table:table-cell office:value-type="float" office:value="0.03818" calcext:value-type="float">
            <text:p>0.03818</text:p>
          </table:table-cell>
          <table:table-cell office:value-type="float" office:value="-0.05247" calcext:value-type="float">
            <text:p>-0.05247</text:p>
          </table:table-cell>
          <table:table-cell table:number-columns-repeated="5"/>
        </table:table-row>
        <table:table-row table:style-name="ro1">
          <table:table-cell office:value-type="float" office:value="1.40371541166214E+018" calcext:value-type="float">
            <text:p>1403715411662140000</text:p>
          </table:table-cell>
          <table:table-cell office:value-type="float" office:value="-0.46466" calcext:value-type="float">
            <text:p>-0.46466</text:p>
          </table:table-cell>
          <table:table-cell office:value-type="float" office:value="-0.1469" calcext:value-type="float">
            <text:p>-0.1469</text:p>
          </table:table-cell>
          <table:table-cell office:value-type="float" office:value="0.35906" calcext:value-type="float">
            <text:p>0.35906</text:p>
          </table:table-cell>
          <table:table-cell office:value-type="float" office:value="0.18069" calcext:value-type="float">
            <text:p>0.18069</text:p>
          </table:table-cell>
          <table:table-cell office:value-type="float" office:value="0.75806" calcext:value-type="float">
            <text:p>0.75806</text:p>
          </table:table-cell>
          <table:table-cell office:value-type="float" office:value="-0.27418" calcext:value-type="float">
            <text:p>-0.27418</text:p>
          </table:table-cell>
          <table:table-cell office:value-type="float" office:value="0.56349" calcext:value-type="float">
            <text:p>0.56349</text:p>
          </table:table-cell>
          <table:table-cell office:value-type="float" office:value="0.04624" calcext:value-type="float">
            <text:p>0.04624</text:p>
          </table:table-cell>
          <table:table-cell office:value-type="float" office:value="0.04486" calcext:value-type="float">
            <text:p>0.04486</text:p>
          </table:table-cell>
          <table:table-cell office:value-type="float" office:value="-0.05127" calcext:value-type="float">
            <text:p>-0.05127</text:p>
          </table:table-cell>
          <table:table-cell table:number-columns-repeated="5"/>
        </table:table-row>
        <table:table-row table:style-name="ro1">
          <table:table-cell office:value-type="float" office:value="1.40371541176214E+018" calcext:value-type="float">
            <text:p>1403715411762140000</text:p>
          </table:table-cell>
          <table:table-cell office:value-type="float" office:value="-0.46102" calcext:value-type="float">
            <text:p>-0.46102</text:p>
          </table:table-cell>
          <table:table-cell office:value-type="float" office:value="-0.14208" calcext:value-type="float">
            <text:p>-0.14208</text:p>
          </table:table-cell>
          <table:table-cell office:value-type="float" office:value="0.3544" calcext:value-type="float">
            <text:p>0.3544</text:p>
          </table:table-cell>
          <table:table-cell office:value-type="float" office:value="0.18143" calcext:value-type="float">
            <text:p>0.18143</text:p>
          </table:table-cell>
          <table:table-cell office:value-type="float" office:value="0.76152" calcext:value-type="float">
            <text:p>0.76152</text:p>
          </table:table-cell>
          <table:table-cell office:value-type="float" office:value="-0.27152" calcext:value-type="float">
            <text:p>-0.27152</text:p>
          </table:table-cell>
          <table:table-cell office:value-type="float" office:value="0.55986" calcext:value-type="float">
            <text:p>0.55986</text:p>
          </table:table-cell>
          <table:table-cell office:value-type="float" office:value="0.01988" calcext:value-type="float">
            <text:p>0.01988</text:p>
          </table:table-cell>
          <table:table-cell office:value-type="float" office:value="0.04705" calcext:value-type="float">
            <text:p>0.04705</text:p>
          </table:table-cell>
          <table:table-cell office:value-type="float" office:value="-0.04408" calcext:value-type="float">
            <text:p>-0.04408</text:p>
          </table:table-cell>
          <table:table-cell table:number-columns-repeated="5"/>
        </table:table-row>
        <table:table-row table:style-name="ro1">
          <table:table-cell office:value-type="float" office:value="1.40371541186214E+018" calcext:value-type="float">
            <text:p>1403715411862140000</text:p>
          </table:table-cell>
          <table:table-cell office:value-type="float" office:value="-0.4596" calcext:value-type="float">
            <text:p>-0.4596</text:p>
          </table:table-cell>
          <table:table-cell office:value-type="float" office:value="-0.13663" calcext:value-type="float">
            <text:p>-0.13663</text:p>
          </table:table-cell>
          <table:table-cell office:value-type="float" office:value="0.34908" calcext:value-type="float">
            <text:p>0.34908</text:p>
          </table:table-cell>
          <table:table-cell office:value-type="float" office:value="0.182" calcext:value-type="float">
            <text:p>0.182</text:p>
          </table:table-cell>
          <table:table-cell office:value-type="float" office:value="0.76288" calcext:value-type="float">
            <text:p>0.76288</text:p>
          </table:table-cell>
          <table:table-cell office:value-type="float" office:value="-0.26954" calcext:value-type="float">
            <text:p>-0.26954</text:p>
          </table:table-cell>
          <table:table-cell office:value-type="float" office:value="0.55879" calcext:value-type="float">
            <text:p>0.55879</text:p>
          </table:table-cell>
          <table:table-cell office:value-type="float" office:value="-0.00071" calcext:value-type="float">
            <text:p>-0.00071</text:p>
          </table:table-cell>
          <table:table-cell office:value-type="float" office:value="0.06257" calcext:value-type="float">
            <text:p>0.06257</text:p>
          </table:table-cell>
          <table:table-cell office:value-type="float" office:value="-0.05756" calcext:value-type="float">
            <text:p>-0.05756</text:p>
          </table:table-cell>
          <table:table-cell table:number-columns-repeated="5"/>
        </table:table-row>
        <table:table-row table:style-name="ro1">
          <table:table-cell office:value-type="float" office:value="1.40371541196214E+018" calcext:value-type="float">
            <text:p>1403715411962140000</text:p>
          </table:table-cell>
          <table:table-cell office:value-type="float" office:value="-0.45929" calcext:value-type="float">
            <text:p>-0.45929</text:p>
          </table:table-cell>
          <table:table-cell office:value-type="float" office:value="-0.1292" calcext:value-type="float">
            <text:p>-0.1292</text:p>
          </table:table-cell>
          <table:table-cell office:value-type="float" office:value="0.34292" calcext:value-type="float">
            <text:p>0.34292</text:p>
          </table:table-cell>
          <table:table-cell office:value-type="float" office:value="0.18089" calcext:value-type="float">
            <text:p>0.18089</text:p>
          </table:table-cell>
          <table:table-cell office:value-type="float" office:value="0.76305" calcext:value-type="float">
            <text:p>0.76305</text:p>
          </table:table-cell>
          <table:table-cell office:value-type="float" office:value="-0.26935" calcext:value-type="float">
            <text:p>-0.26935</text:p>
          </table:table-cell>
          <table:table-cell office:value-type="float" office:value="0.55901" calcext:value-type="float">
            <text:p>0.55901</text:p>
          </table:table-cell>
          <table:table-cell office:value-type="float" office:value="-0.01715" calcext:value-type="float">
            <text:p>-0.01715</text:p>
          </table:table-cell>
          <table:table-cell office:value-type="float" office:value="0.07381" calcext:value-type="float">
            <text:p>0.07381</text:p>
          </table:table-cell>
          <table:table-cell office:value-type="float" office:value="-0.04802" calcext:value-type="float">
            <text:p>-0.04802</text:p>
          </table:table-cell>
          <table:table-cell table:number-columns-repeated="5"/>
        </table:table-row>
        <table:table-row table:style-name="ro1">
          <table:table-cell office:value-type="float" office:value="1.40371541206214E+018" calcext:value-type="float">
            <text:p>1403715412062140000</text:p>
          </table:table-cell>
          <table:table-cell office:value-type="float" office:value="-0.46247" calcext:value-type="float">
            <text:p>-0.46247</text:p>
          </table:table-cell>
          <table:table-cell office:value-type="float" office:value="-0.12243" calcext:value-type="float">
            <text:p>-0.12243</text:p>
          </table:table-cell>
          <table:table-cell office:value-type="float" office:value="0.33754" calcext:value-type="float">
            <text:p>0.33754</text:p>
          </table:table-cell>
          <table:table-cell office:value-type="float" office:value="0.17953" calcext:value-type="float">
            <text:p>0.17953</text:p>
          </table:table-cell>
          <table:table-cell office:value-type="float" office:value="0.76358" calcext:value-type="float">
            <text:p>0.76358</text:p>
          </table:table-cell>
          <table:table-cell office:value-type="float" office:value="-0.26986" calcext:value-type="float">
            <text:p>-0.26986</text:p>
          </table:table-cell>
          <table:table-cell office:value-type="float" office:value="0.55847" calcext:value-type="float">
            <text:p>0.55847</text:p>
          </table:table-cell>
          <table:table-cell office:value-type="float" office:value="-0.03434" calcext:value-type="float">
            <text:p>-0.03434</text:p>
          </table:table-cell>
          <table:table-cell office:value-type="float" office:value="0.07631" calcext:value-type="float">
            <text:p>0.07631</text:p>
          </table:table-cell>
          <table:table-cell office:value-type="float" office:value="-0.05486" calcext:value-type="float">
            <text:p>-0.05486</text:p>
          </table:table-cell>
          <table:table-cell table:number-columns-repeated="5"/>
        </table:table-row>
        <table:table-row table:style-name="ro1">
          <table:table-cell office:value-type="float" office:value="1.40371541216214E+018" calcext:value-type="float">
            <text:p>1403715412162140000</text:p>
          </table:table-cell>
          <table:table-cell office:value-type="float" office:value="-0.46705" calcext:value-type="float">
            <text:p>-0.46705</text:p>
          </table:table-cell>
          <table:table-cell office:value-type="float" office:value="-0.11475" calcext:value-type="float">
            <text:p>-0.11475</text:p>
          </table:table-cell>
          <table:table-cell office:value-type="float" office:value="0.33215" calcext:value-type="float">
            <text:p>0.33215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76483" calcext:value-type="float">
            <text:p>0.76483</text:p>
          </table:table-cell>
          <table:table-cell office:value-type="float" office:value="-0.27035" calcext:value-type="float">
            <text:p>-0.27035</text:p>
          </table:table-cell>
          <table:table-cell office:value-type="float" office:value="0.5566" calcext:value-type="float">
            <text:p>0.5566</text:p>
          </table:table-cell>
          <table:table-cell office:value-type="float" office:value="-0.04704" calcext:value-type="float">
            <text:p>-0.04704</text:p>
          </table:table-cell>
          <table:table-cell office:value-type="float" office:value="0.07768" calcext:value-type="float">
            <text:p>0.07768</text:p>
          </table:table-cell>
          <table:table-cell office:value-type="float" office:value="-0.04885" calcext:value-type="float">
            <text:p>-0.04885</text:p>
          </table:table-cell>
          <table:table-cell table:number-columns-repeated="5"/>
        </table:table-row>
        <table:table-row table:style-name="ro1">
          <table:table-cell office:value-type="float" office:value="1.40371541226214E+018" calcext:value-type="float">
            <text:p>1403715412262140000</text:p>
          </table:table-cell>
          <table:table-cell office:value-type="float" office:value="-0.47273" calcext:value-type="float">
            <text:p>-0.47273</text:p>
          </table:table-cell>
          <table:table-cell office:value-type="float" office:value="-0.10663" calcext:value-type="float">
            <text:p>-0.10663</text:p>
          </table:table-cell>
          <table:table-cell office:value-type="float" office:value="0.32649" calcext:value-type="float">
            <text:p>0.32649</text:p>
          </table:table-cell>
          <table:table-cell office:value-type="float" office:value="0.17961" calcext:value-type="float">
            <text:p>0.17961</text:p>
          </table:table-cell>
          <table:table-cell office:value-type="float" office:value="0.76614" calcext:value-type="float">
            <text:p>0.76614</text:p>
          </table:table-cell>
          <table:table-cell office:value-type="float" office:value="-0.27041" calcext:value-type="float">
            <text:p>-0.27041</text:p>
          </table:table-cell>
          <table:table-cell office:value-type="float" office:value="0.55466" calcext:value-type="float">
            <text:p>0.55466</text:p>
          </table:table-cell>
          <table:table-cell office:value-type="float" office:value="-0.0563" calcext:value-type="float">
            <text:p>-0.0563</text:p>
          </table:table-cell>
          <table:table-cell office:value-type="float" office:value="0.08183" calcext:value-type="float">
            <text:p>0.08183</text:p>
          </table:table-cell>
          <table:table-cell office:value-type="float" office:value="-0.05724" calcext:value-type="float">
            <text:p>-0.05724</text:p>
          </table:table-cell>
          <table:table-cell table:number-columns-repeated="5"/>
        </table:table-row>
        <table:table-row table:style-name="ro1">
          <table:table-cell office:value-type="float" office:value="1.40371541236214E+018" calcext:value-type="float">
            <text:p>1403715412362140000</text:p>
          </table:table-cell>
          <table:table-cell office:value-type="float" office:value="-0.47887" calcext:value-type="float">
            <text:p>-0.47887</text:p>
          </table:table-cell>
          <table:table-cell office:value-type="float" office:value="-0.09817" calcext:value-type="float">
            <text:p>-0.09817</text:p>
          </table:table-cell>
          <table:table-cell office:value-type="float" office:value="0.32006" calcext:value-type="float">
            <text:p>0.32006</text:p>
          </table:table-cell>
          <table:table-cell office:value-type="float" office:value="0.17977" calcext:value-type="float">
            <text:p>0.17977</text:p>
          </table:table-cell>
          <table:table-cell office:value-type="float" office:value="0.76705" calcext:value-type="float">
            <text:p>0.76705</text:p>
          </table:table-cell>
          <table:table-cell office:value-type="float" office:value="-0.27095" calcext:value-type="float">
            <text:p>-0.27095</text:p>
          </table:table-cell>
          <table:table-cell office:value-type="float" office:value="0.55309" calcext:value-type="float">
            <text:p>0.55309</text:p>
          </table:table-cell>
          <table:table-cell office:value-type="float" office:value="-0.06298" calcext:value-type="float">
            <text:p>-0.06298</text:p>
          </table:table-cell>
          <table:table-cell office:value-type="float" office:value="0.0809" calcext:value-type="float">
            <text:p>0.0809</text:p>
          </table:table-cell>
          <table:table-cell office:value-type="float" office:value="-0.05777" calcext:value-type="float">
            <text:p>-0.05777</text:p>
          </table:table-cell>
          <table:table-cell table:number-columns-repeated="5"/>
        </table:table-row>
        <table:table-row table:style-name="ro1">
          <table:table-cell office:value-type="float" office:value="1.40371541246214E+018" calcext:value-type="float">
            <text:p>1403715412462140000</text:p>
          </table:table-cell>
          <table:table-cell office:value-type="float" office:value="-0.48579" calcext:value-type="float">
            <text:p>-0.48579</text:p>
          </table:table-cell>
          <table:table-cell office:value-type="float" office:value="-0.09019" calcext:value-type="float">
            <text:p>-0.09019</text:p>
          </table:table-cell>
          <table:table-cell office:value-type="float" office:value="0.31484" calcext:value-type="float">
            <text:p>0.31484</text:p>
          </table:table-cell>
          <table:table-cell office:value-type="float" office:value="0.17868" calcext:value-type="float">
            <text:p>0.17868</text:p>
          </table:table-cell>
          <table:table-cell office:value-type="float" office:value="0.76823" calcext:value-type="float">
            <text:p>0.76823</text:p>
          </table:table-cell>
          <table:table-cell office:value-type="float" office:value="-0.27231" calcext:value-type="float">
            <text:p>-0.27231</text:p>
          </table:table-cell>
          <table:table-cell office:value-type="float" office:value="0.55113" calcext:value-type="float">
            <text:p>0.55113</text:p>
          </table:table-cell>
          <table:table-cell office:value-type="float" office:value="-0.06778" calcext:value-type="float">
            <text:p>-0.06778</text:p>
          </table:table-cell>
          <table:table-cell office:value-type="float" office:value="0.08462" calcext:value-type="float">
            <text:p>0.08462</text:p>
          </table:table-cell>
          <table:table-cell office:value-type="float" office:value="-0.05712" calcext:value-type="float">
            <text:p>-0.05712</text:p>
          </table:table-cell>
          <table:table-cell table:number-columns-repeated="5"/>
        </table:table-row>
        <table:table-row table:style-name="ro1">
          <table:table-cell office:value-type="float" office:value="1.40371541256214E+018" calcext:value-type="float">
            <text:p>1403715412562140000</text:p>
          </table:table-cell>
          <table:table-cell office:value-type="float" office:value="-0.49293" calcext:value-type="float">
            <text:p>-0.49293</text:p>
          </table:table-cell>
          <table:table-cell office:value-type="float" office:value="-0.0826" calcext:value-type="float">
            <text:p>-0.0826</text:p>
          </table:table-cell>
          <table:table-cell office:value-type="float" office:value="0.30982" calcext:value-type="float">
            <text:p>0.30982</text:p>
          </table:table-cell>
          <table:table-cell office:value-type="float" office:value="0.17771" calcext:value-type="float">
            <text:p>0.17771</text:p>
          </table:table-cell>
          <table:table-cell office:value-type="float" office:value="0.76987" calcext:value-type="float">
            <text:p>0.76987</text:p>
          </table:table-cell>
          <table:table-cell office:value-type="float" office:value="-0.2734" calcext:value-type="float">
            <text:p>-0.2734</text:p>
          </table:table-cell>
          <table:table-cell office:value-type="float" office:value="0.54861" calcext:value-type="float">
            <text:p>0.54861</text:p>
          </table:table-cell>
          <table:table-cell office:value-type="float" office:value="-0.06332" calcext:value-type="float">
            <text:p>-0.06332</text:p>
          </table:table-cell>
          <table:table-cell office:value-type="float" office:value="0.07519" calcext:value-type="float">
            <text:p>0.07519</text:p>
          </table:table-cell>
          <table:table-cell office:value-type="float" office:value="-0.05792" calcext:value-type="float">
            <text:p>-0.05792</text:p>
          </table:table-cell>
          <table:table-cell table:number-columns-repeated="5"/>
        </table:table-row>
        <table:table-row table:style-name="ro1">
          <table:table-cell office:value-type="float" office:value="1.40371541266214E+018" calcext:value-type="float">
            <text:p>1403715412662140000</text:p>
          </table:table-cell>
          <table:table-cell office:value-type="float" office:value="-0.5004" calcext:value-type="float">
            <text:p>-0.5004</text:p>
          </table:table-cell>
          <table:table-cell office:value-type="float" office:value="-0.07618" calcext:value-type="float">
            <text:p>-0.07618</text:p>
          </table:table-cell>
          <table:table-cell office:value-type="float" office:value="0.30553" calcext:value-type="float">
            <text:p>0.30553</text:p>
          </table:table-cell>
          <table:table-cell office:value-type="float" office:value="0.17828" calcext:value-type="float">
            <text:p>0.17828</text:p>
          </table:table-cell>
          <table:table-cell office:value-type="float" office:value="0.77107" calcext:value-type="float">
            <text:p>0.77107</text:p>
          </table:table-cell>
          <table:table-cell office:value-type="float" office:value="-0.27294" calcext:value-type="float">
            <text:p>-0.27294</text:p>
          </table:table-cell>
          <table:table-cell office:value-type="float" office:value="0.54697" calcext:value-type="float">
            <text:p>0.54697</text:p>
          </table:table-cell>
          <table:table-cell office:value-type="float" office:value="-0.05337" calcext:value-type="float">
            <text:p>-0.05337</text:p>
          </table:table-cell>
          <table:table-cell office:value-type="float" office:value="0.06193" calcext:value-type="float">
            <text:p>0.06193</text:p>
          </table:table-cell>
          <table:table-cell office:value-type="float" office:value="-0.05003" calcext:value-type="float">
            <text:p>-0.05003</text:p>
          </table:table-cell>
          <table:table-cell table:number-columns-repeated="5"/>
        </table:table-row>
        <table:table-row table:style-name="ro1">
          <table:table-cell office:value-type="float" office:value="1.40371541276214E+018" calcext:value-type="float">
            <text:p>1403715412762140000</text:p>
          </table:table-cell>
          <table:table-cell office:value-type="float" office:value="-0.50625" calcext:value-type="float">
            <text:p>-0.50625</text:p>
          </table:table-cell>
          <table:table-cell office:value-type="float" office:value="-0.07016" calcext:value-type="float">
            <text:p>-0.07016</text:p>
          </table:table-cell>
          <table:table-cell office:value-type="float" office:value="0.30263" calcext:value-type="float">
            <text:p>0.30263</text:p>
          </table:table-cell>
          <table:table-cell office:value-type="float" office:value="0.17873" calcext:value-type="float">
            <text:p>0.17873</text:p>
          </table:table-cell>
          <table:table-cell office:value-type="float" office:value="0.77297" calcext:value-type="float">
            <text:p>0.77297</text:p>
          </table:table-cell>
          <table:table-cell office:value-type="float" office:value="-0.27271" calcext:value-type="float">
            <text:p>-0.27271</text:p>
          </table:table-cell>
          <table:table-cell office:value-type="float" office:value="0.54425" calcext:value-type="float">
            <text:p>0.54425</text:p>
          </table:table-cell>
          <table:table-cell office:value-type="float" office:value="-0.04997" calcext:value-type="float">
            <text:p>-0.04997</text:p>
          </table:table-cell>
          <table:table-cell office:value-type="float" office:value="0.05017" calcext:value-type="float">
            <text:p>0.05017</text:p>
          </table:table-cell>
          <table:table-cell office:value-type="float" office:value="-0.02325" calcext:value-type="float">
            <text:p>-0.02325</text:p>
          </table:table-cell>
          <table:table-cell table:number-columns-repeated="5"/>
        </table:table-row>
        <table:table-row table:style-name="ro1">
          <table:table-cell office:value-type="float" office:value="1.40371541286214E+018" calcext:value-type="float">
            <text:p>1403715412862140000</text:p>
          </table:table-cell>
          <table:table-cell office:value-type="float" office:value="-0.51126" calcext:value-type="float">
            <text:p>-0.51126</text:p>
          </table:table-cell>
          <table:table-cell office:value-type="float" office:value="-0.06431" calcext:value-type="float">
            <text:p>-0.06431</text:p>
          </table:table-cell>
          <table:table-cell office:value-type="float" office:value="0.30018" calcext:value-type="float">
            <text:p>0.30018</text:p>
          </table:table-cell>
          <table:table-cell office:value-type="float" office:value="0.17884" calcext:value-type="float">
            <text:p>0.17884</text:p>
          </table:table-cell>
          <table:table-cell office:value-type="float" office:value="0.77412" calcext:value-type="float">
            <text:p>0.77412</text:p>
          </table:table-cell>
          <table:table-cell office:value-type="float" office:value="-0.27266" calcext:value-type="float">
            <text:p>-0.27266</text:p>
          </table:table-cell>
          <table:table-cell office:value-type="float" office:value="0.54259" calcext:value-type="float">
            <text:p>0.54259</text:p>
          </table:table-cell>
          <table:table-cell office:value-type="float" office:value="-0.03235" calcext:value-type="float">
            <text:p>-0.03235</text:p>
          </table:table-cell>
          <table:table-cell office:value-type="float" office:value="0.04147" calcext:value-type="float">
            <text:p>0.04147</text:p>
          </table:table-cell>
          <table:table-cell office:value-type="float" office:value="-0.0173" calcext:value-type="float">
            <text:p>-0.0173</text:p>
          </table:table-cell>
          <table:table-cell table:number-columns-repeated="5"/>
        </table:table-row>
        <table:table-row table:style-name="ro1">
          <table:table-cell office:value-type="float" office:value="1.40371541296214E+018" calcext:value-type="float">
            <text:p>1403715412962140000</text:p>
          </table:table-cell>
          <table:table-cell office:value-type="float" office:value="-0.51497" calcext:value-type="float">
            <text:p>-0.51497</text:p>
          </table:table-cell>
          <table:table-cell office:value-type="float" office:value="-0.05904" calcext:value-type="float">
            <text:p>-0.05904</text:p>
          </table:table-cell>
          <table:table-cell office:value-type="float" office:value="0.29883" calcext:value-type="float">
            <text:p>0.29883</text:p>
          </table:table-cell>
          <table:table-cell office:value-type="float" office:value="0.17971" calcext:value-type="float">
            <text:p>0.17971</text:p>
          </table:table-cell>
          <table:table-cell office:value-type="float" office:value="0.77362" calcext:value-type="float">
            <text:p>0.77362</text:p>
          </table:table-cell>
          <table:table-cell office:value-type="float" office:value="-0.27242" calcext:value-type="float">
            <text:p>-0.27242</text:p>
          </table:table-cell>
          <table:table-cell office:value-type="float" office:value="0.54315" calcext:value-type="float">
            <text:p>0.54315</text:p>
          </table:table-cell>
          <table:table-cell office:value-type="float" office:value="-0.01651" calcext:value-type="float">
            <text:p>-0.01651</text:p>
          </table:table-cell>
          <table:table-cell office:value-type="float" office:value="0.03846" calcext:value-type="float">
            <text:p>0.03846</text:p>
          </table:table-cell>
          <table:table-cell office:value-type="float" office:value="-0.00335" calcext:value-type="float">
            <text:p>-0.00335</text:p>
          </table:table-cell>
          <table:table-cell table:number-columns-repeated="5"/>
        </table:table-row>
        <table:table-row table:style-name="ro1">
          <table:table-cell office:value-type="float" office:value="1.40371541306214E+018" calcext:value-type="float">
            <text:p>1403715413062140000</text:p>
          </table:table-cell>
          <table:table-cell office:value-type="float" office:value="-0.51719" calcext:value-type="float">
            <text:p>-0.51719</text:p>
          </table:table-cell>
          <table:table-cell office:value-type="float" office:value="-0.05469" calcext:value-type="float">
            <text:p>-0.05469</text:p>
          </table:table-cell>
          <table:table-cell office:value-type="float" office:value="0.2944" calcext:value-type="float">
            <text:p>0.2944</text:p>
          </table:table-cell>
          <table:table-cell office:value-type="float" office:value="0.18224" calcext:value-type="float">
            <text:p>0.18224</text:p>
          </table:table-cell>
          <table:table-cell office:value-type="float" office:value="0.77152" calcext:value-type="float">
            <text:p>0.77152</text:p>
          </table:table-cell>
          <table:table-cell office:value-type="float" office:value="-0.27139" calcext:value-type="float">
            <text:p>-0.27139</text:p>
          </table:table-cell>
          <table:table-cell office:value-type="float" office:value="0.5458" calcext:value-type="float">
            <text:p>0.5458</text:p>
          </table:table-cell>
          <table:table-cell office:value-type="float" office:value="-0.00619" calcext:value-type="float">
            <text:p>-0.00619</text:p>
          </table:table-cell>
          <table:table-cell office:value-type="float" office:value="0.04225" calcext:value-type="float">
            <text:p>0.04225</text:p>
          </table:table-cell>
          <table:table-cell office:value-type="float" office:value="-0.09252" calcext:value-type="float">
            <text:p>-0.09252</text:p>
          </table:table-cell>
          <table:table-cell table:number-columns-repeated="5"/>
        </table:table-row>
        <table:table-row table:style-name="ro1">
          <table:table-cell office:value-type="float" office:value="1.40371541316214E+018" calcext:value-type="float">
            <text:p>1403715413162140000</text:p>
          </table:table-cell>
          <table:table-cell office:value-type="float" office:value="-0.51835" calcext:value-type="float">
            <text:p>-0.51835</text:p>
          </table:table-cell>
          <table:table-cell office:value-type="float" office:value="-0.05033" calcext:value-type="float">
            <text:p>-0.05033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18376" calcext:value-type="float">
            <text:p>0.18376</text:p>
          </table:table-cell>
          <table:table-cell office:value-type="float" office:value="0.76986" calcext:value-type="float">
            <text:p>0.76986</text:p>
          </table:table-cell>
          <table:table-cell office:value-type="float" office:value="-0.27069" calcext:value-type="float">
            <text:p>-0.27069</text:p>
          </table:table-cell>
          <table:table-cell office:value-type="float" office:value="0.54797" calcext:value-type="float">
            <text:p>0.54797</text:p>
          </table:table-cell>
          <table:table-cell office:value-type="float" office:value="0.00322" calcext:value-type="float">
            <text:p>0.00322</text:p>
          </table:table-cell>
          <table:table-cell office:value-type="float" office:value="0.04238" calcext:value-type="float">
            <text:p>0.04238</text:p>
          </table:table-cell>
          <table:table-cell office:value-type="float" office:value="-0.17456" calcext:value-type="float">
            <text:p>-0.17456</text:p>
          </table:table-cell>
          <table:table-cell table:number-columns-repeated="5"/>
        </table:table-row>
        <table:table-row table:style-name="ro1">
          <table:table-cell office:value-type="float" office:value="1.40371541326214E+018" calcext:value-type="float">
            <text:p>1403715413262140000</text:p>
          </table:table-cell>
          <table:table-cell office:value-type="float" office:value="-0.51891" calcext:value-type="float">
            <text:p>-0.51891</text:p>
          </table:table-cell>
          <table:table-cell office:value-type="float" office:value="-0.04592" calcext:value-type="float">
            <text:p>-0.04592</text:p>
          </table:table-cell>
          <table:table-cell office:value-type="float" office:value="0.25889" calcext:value-type="float">
            <text:p>0.25889</text:p>
          </table:table-cell>
          <table:table-cell office:value-type="float" office:value="0.18445" calcext:value-type="float">
            <text:p>0.18445</text:p>
          </table:table-cell>
          <table:table-cell office:value-type="float" office:value="0.76854" calcext:value-type="float">
            <text:p>0.76854</text:p>
          </table:table-cell>
          <table:table-cell office:value-type="float" office:value="-0.27025" calcext:value-type="float">
            <text:p>-0.27025</text:p>
          </table:table-cell>
          <table:table-cell office:value-type="float" office:value="0.54981" calcext:value-type="float">
            <text:p>0.54981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0.05555" calcext:value-type="float">
            <text:p>0.05555</text:p>
          </table:table-cell>
          <table:table-cell office:value-type="float" office:value="-0.27585" calcext:value-type="float">
            <text:p>-0.27585</text:p>
          </table:table-cell>
          <table:table-cell table:number-columns-repeated="5"/>
        </table:table-row>
        <table:table-row table:style-name="ro1">
          <table:table-cell office:value-type="float" office:value="1.40371541336214E+018" calcext:value-type="float">
            <text:p>1403715413362140000</text:p>
          </table:table-cell>
          <table:table-cell office:value-type="float" office:value="-0.51975" calcext:value-type="float">
            <text:p>-0.51975</text:p>
          </table:table-cell>
          <table:table-cell office:value-type="float" office:value="-0.04068" calcext:value-type="float">
            <text:p>-0.04068</text:p>
          </table:table-cell>
          <table:table-cell office:value-type="float" office:value="0.22874" calcext:value-type="float">
            <text:p>0.22874</text:p>
          </table:table-cell>
          <table:table-cell office:value-type="float" office:value="0.17964" calcext:value-type="float">
            <text:p>0.17964</text:p>
          </table:table-cell>
          <table:table-cell office:value-type="float" office:value="0.7659" calcext:value-type="float">
            <text:p>0.7659</text:p>
          </table:table-cell>
          <table:table-cell office:value-type="float" office:value="-0.27366" calcext:value-type="float">
            <text:p>-0.27366</text:p>
          </table:table-cell>
          <table:table-cell office:value-type="float" office:value="0.55338" calcext:value-type="float">
            <text:p>0.55338</text:p>
          </table:table-cell>
          <table:table-cell office:value-type="float" office:value="-0.00663" calcext:value-type="float">
            <text:p>-0.00663</text:p>
          </table:table-cell>
          <table:table-cell office:value-type="float" office:value="0.06188" calcext:value-type="float">
            <text:p>0.06188</text:p>
          </table:table-cell>
          <table:table-cell office:value-type="float" office:value="-0.31058" calcext:value-type="float">
            <text:p>-0.31058</text:p>
          </table:table-cell>
          <table:table-cell table:number-columns-repeated="5"/>
        </table:table-row>
        <table:table-row table:style-name="ro1">
          <table:table-cell office:value-type="float" office:value="1.40371541346214E+018" calcext:value-type="float">
            <text:p>1403715413462140000</text:p>
          </table:table-cell>
          <table:table-cell office:value-type="float" office:value="-0.52138" calcext:value-type="float">
            <text:p>-0.52138</text:p>
          </table:table-cell>
          <table:table-cell office:value-type="float" office:value="-0.03617" calcext:value-type="float">
            <text:p>-0.03617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0.17453" calcext:value-type="float">
            <text:p>0.17453</text:p>
          </table:table-cell>
          <table:table-cell office:value-type="float" office:value="0.76366" calcext:value-type="float">
            <text:p>0.76366</text:p>
          </table:table-cell>
          <table:table-cell office:value-type="float" office:value="-0.27739" calcext:value-type="float">
            <text:p>-0.27739</text:p>
          </table:table-cell>
          <table:table-cell office:value-type="float" office:value="0.55626" calcext:value-type="float">
            <text:p>0.55626</text:p>
          </table:table-cell>
          <table:table-cell office:value-type="float" office:value="-0.02198" calcext:value-type="float">
            <text:p>-0.02198</text:p>
          </table:table-cell>
          <table:table-cell office:value-type="float" office:value="0.05536" calcext:value-type="float">
            <text:p>0.05536</text:p>
          </table:table-cell>
          <table:table-cell office:value-type="float" office:value="-0.27549" calcext:value-type="float">
            <text:p>-0.27549</text:p>
          </table:table-cell>
          <table:table-cell table:number-columns-repeated="5"/>
        </table:table-row>
        <table:table-row table:style-name="ro1">
          <table:table-cell office:value-type="float" office:value="1.40371541356214E+018" calcext:value-type="float">
            <text:p>1403715413562140000</text:p>
          </table:table-cell>
          <table:table-cell office:value-type="float" office:value="-0.52605" calcext:value-type="float">
            <text:p>-0.52605</text:p>
          </table:table-cell>
          <table:table-cell office:value-type="float" office:value="-0.03181" calcext:value-type="float">
            <text:p>-0.03181</text:p>
          </table:table-cell>
          <table:table-cell office:value-type="float" office:value="0.17666" calcext:value-type="float">
            <text:p>0.17666</text:p>
          </table:table-cell>
          <table:table-cell office:value-type="float" office:value="0.17381" calcext:value-type="float">
            <text:p>0.17381</text:p>
          </table:table-cell>
          <table:table-cell office:value-type="float" office:value="0.76311" calcext:value-type="float">
            <text:p>0.76311</text:p>
          </table:table-cell>
          <table:table-cell office:value-type="float" office:value="-0.27766" calcext:value-type="float">
            <text:p>-0.27766</text:p>
          </table:table-cell>
          <table:table-cell office:value-type="float" office:value="0.5571" calcext:value-type="float">
            <text:p>0.5571</text:p>
          </table:table-cell>
          <table:table-cell office:value-type="float" office:value="-0.05133" calcext:value-type="float">
            <text:p>-0.05133</text:p>
          </table:table-cell>
          <table:table-cell office:value-type="float" office:value="0.038" calcext:value-type="float">
            <text:p>0.038</text:p>
          </table:table-cell>
          <table:table-cell office:value-type="float" office:value="-0.20726" calcext:value-type="float">
            <text:p>-0.20726</text:p>
          </table:table-cell>
          <table:table-cell table:number-columns-repeated="5"/>
        </table:table-row>
        <table:table-row table:style-name="ro1">
          <table:table-cell office:value-type="float" office:value="1.40371541366214E+018" calcext:value-type="float">
            <text:p>1403715413662140000</text:p>
          </table:table-cell>
          <table:table-cell office:value-type="float" office:value="-0.5307" calcext:value-type="float">
            <text:p>-0.5307</text:p>
          </table:table-cell>
          <table:table-cell office:value-type="float" office:value="-0.03101" calcext:value-type="float">
            <text:p>-0.03101</text:p>
          </table:table-cell>
          <table:table-cell office:value-type="float" office:value="0.16109" calcext:value-type="float">
            <text:p>0.16109</text:p>
          </table:table-cell>
          <table:table-cell office:value-type="float" office:value="0.17774" calcext:value-type="float">
            <text:p>0.17774</text:p>
          </table:table-cell>
          <table:table-cell office:value-type="float" office:value="0.76329" calcext:value-type="float">
            <text:p>0.76329</text:p>
          </table:table-cell>
          <table:table-cell office:value-type="float" office:value="-0.27519" calcext:value-type="float">
            <text:p>-0.27519</text:p>
          </table:table-cell>
          <table:table-cell office:value-type="float" office:value="0.55684" calcext:value-type="float">
            <text:p>0.55684</text:p>
          </table:table-cell>
          <table:table-cell office:value-type="float" office:value="-0.0631" calcext:value-type="float">
            <text:p>-0.0631</text:p>
          </table:table-cell>
          <table:table-cell office:value-type="float" office:value="0.01833" calcext:value-type="float">
            <text:p>0.01833</text:p>
          </table:table-cell>
          <table:table-cell office:value-type="float" office:value="-0.14862" calcext:value-type="float">
            <text:p>-0.14862</text:p>
          </table:table-cell>
          <table:table-cell table:number-columns-repeated="5"/>
        </table:table-row>
        <table:table-row table:style-name="ro1">
          <table:table-cell office:value-type="float" office:value="1.40371541376214E+018" calcext:value-type="float">
            <text:p>1403715413762140000</text:p>
          </table:table-cell>
          <table:table-cell office:value-type="float" office:value="-0.53727" calcext:value-type="float">
            <text:p>-0.53727</text:p>
          </table:table-cell>
          <table:table-cell office:value-type="float" office:value="-0.02918" calcext:value-type="float">
            <text:p>-0.02918</text:p>
          </table:table-cell>
          <table:table-cell office:value-type="float" office:value="0.14631" calcext:value-type="float">
            <text:p>0.14631</text:p>
          </table:table-cell>
          <table:table-cell office:value-type="float" office:value="0.18286" calcext:value-type="float">
            <text:p>0.18286</text:p>
          </table:table-cell>
          <table:table-cell office:value-type="float" office:value="0.76411" calcext:value-type="float">
            <text:p>0.76411</text:p>
          </table:table-cell>
          <table:table-cell office:value-type="float" office:value="-0.27205" calcext:value-type="float">
            <text:p>-0.27205</text:p>
          </table:table-cell>
          <table:table-cell office:value-type="float" office:value="0.55559" calcext:value-type="float">
            <text:p>0.55559</text:p>
          </table:table-cell>
          <table:table-cell office:value-type="float" office:value="-0.07636" calcext:value-type="float">
            <text:p>-0.07636</text:p>
          </table:table-cell>
          <table:table-cell office:value-type="float" office:value="0.0224" calcext:value-type="float">
            <text:p>0.0224</text:p>
          </table:table-cell>
          <table:table-cell office:value-type="float" office:value="-0.16946" calcext:value-type="float">
            <text:p>-0.16946</text:p>
          </table:table-cell>
          <table:table-cell table:number-columns-repeated="5"/>
        </table:table-row>
        <table:table-row table:style-name="ro1">
          <table:table-cell office:value-type="float" office:value="1.40371541386214E+018" calcext:value-type="float">
            <text:p>1403715413862140000</text:p>
          </table:table-cell>
          <table:table-cell office:value-type="float" office:value="-0.54488" calcext:value-type="float">
            <text:p>-0.54488</text:p>
          </table:table-cell>
          <table:table-cell office:value-type="float" office:value="-0.02648" calcext:value-type="float">
            <text:p>-0.02648</text:p>
          </table:table-cell>
          <table:table-cell office:value-type="float" office:value="0.12655" calcext:value-type="float">
            <text:p>0.12655</text:p>
          </table:table-cell>
          <table:table-cell office:value-type="float" office:value="0.18504" calcext:value-type="float">
            <text:p>0.18504</text:p>
          </table:table-cell>
          <table:table-cell office:value-type="float" office:value="0.76581" calcext:value-type="float">
            <text:p>0.76581</text:p>
          </table:table-cell>
          <table:table-cell office:value-type="float" office:value="-0.27095" calcext:value-type="float">
            <text:p>-0.27095</text:p>
          </table:table-cell>
          <table:table-cell office:value-type="float" office:value="0.55307" calcext:value-type="float">
            <text:p>0.55307</text:p>
          </table:table-cell>
          <table:table-cell office:value-type="float" office:value="-0.07265" calcext:value-type="float">
            <text:p>-0.07265</text:p>
          </table:table-cell>
          <table:table-cell office:value-type="float" office:value="0.02815" calcext:value-type="float">
            <text:p>0.02815</text:p>
          </table:table-cell>
          <table:table-cell office:value-type="float" office:value="-0.22215" calcext:value-type="float">
            <text:p>-0.22215</text:p>
          </table:table-cell>
          <table:table-cell table:number-columns-repeated="5"/>
        </table:table-row>
        <table:table-row table:style-name="ro1">
          <table:table-cell office:value-type="float" office:value="1.40371541396214E+018" calcext:value-type="float">
            <text:p>1403715413962140000</text:p>
          </table:table-cell>
          <table:table-cell office:value-type="float" office:value="-0.55305" calcext:value-type="float">
            <text:p>-0.55305</text:p>
          </table:table-cell>
          <table:table-cell office:value-type="float" office:value="-0.02276" calcext:value-type="float">
            <text:p>-0.02276</text:p>
          </table:table-cell>
          <table:table-cell office:value-type="float" office:value="0.10316" calcext:value-type="float">
            <text:p>0.10316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76561" calcext:value-type="float">
            <text:p>0.76561</text:p>
          </table:table-cell>
          <table:table-cell office:value-type="float" office:value="-0.2688" calcext:value-type="float">
            <text:p>-0.2688</text:p>
          </table:table-cell>
          <table:table-cell office:value-type="float" office:value="0.55349" calcext:value-type="float">
            <text:p>0.55349</text:p>
          </table:table-cell>
          <table:table-cell office:value-type="float" office:value="-0.08171" calcext:value-type="float">
            <text:p>-0.08171</text:p>
          </table:table-cell>
          <table:table-cell office:value-type="float" office:value="0.03837" calcext:value-type="float">
            <text:p>0.03837</text:p>
          </table:table-cell>
          <table:table-cell office:value-type="float" office:value="-0.22489" calcext:value-type="float">
            <text:p>-0.22489</text:p>
          </table:table-cell>
          <table:table-cell table:number-columns-repeated="5"/>
        </table:table-row>
        <table:table-row table:style-name="ro1">
          <table:table-cell office:value-type="float" office:value="1.40371541406214E+018" calcext:value-type="float">
            <text:p>1403715414062140000</text:p>
          </table:table-cell>
          <table:table-cell office:value-type="float" office:value="-0.56131" calcext:value-type="float">
            <text:p>-0.56131</text:p>
          </table:table-cell>
          <table:table-cell office:value-type="float" office:value="-0.01741" calcext:value-type="float">
            <text:p>-0.01741</text:p>
          </table:table-cell>
          <table:table-cell office:value-type="float" office:value="0.08553" calcext:value-type="float">
            <text:p>0.08553</text:p>
          </table:table-cell>
          <table:table-cell office:value-type="float" office:value="0.18812" calcext:value-type="float">
            <text:p>0.18812</text:p>
          </table:table-cell>
          <table:table-cell office:value-type="float" office:value="0.76624" calcext:value-type="float">
            <text:p>0.76624</text:p>
          </table:table-cell>
          <table:table-cell office:value-type="float" office:value="-0.26849" calcext:value-type="float">
            <text:p>-0.26849</text:p>
          </table:table-cell>
          <table:table-cell office:value-type="float" office:value="0.55262" calcext:value-type="float">
            <text:p>0.55262</text:p>
          </table:table-cell>
          <table:table-cell office:value-type="float" office:value="-0.08446" calcext:value-type="float">
            <text:p>-0.08446</text:p>
          </table:table-cell>
          <table:table-cell office:value-type="float" office:value="0.06779" calcext:value-type="float">
            <text:p>0.06779</text:p>
          </table:table-cell>
          <table:table-cell office:value-type="float" office:value="-0.12229" calcext:value-type="float">
            <text:p>-0.12229</text:p>
          </table:table-cell>
          <table:table-cell table:number-columns-repeated="5"/>
        </table:table-row>
        <table:table-row table:style-name="ro1">
          <table:table-cell office:value-type="float" office:value="1.40371541416214E+018" calcext:value-type="float">
            <text:p>1403715414162140000</text:p>
          </table:table-cell>
          <table:table-cell office:value-type="float" office:value="-0.56942" calcext:value-type="float">
            <text:p>-0.56942</text:p>
          </table:table-cell>
          <table:table-cell office:value-type="float" office:value="-0.00961" calcext:value-type="float">
            <text:p>-0.00961</text:p>
          </table:table-cell>
          <table:table-cell office:value-type="float" office:value="0.07773" calcext:value-type="float">
            <text:p>0.07773</text:p>
          </table:table-cell>
          <table:table-cell office:value-type="float" office:value="0.1864" calcext:value-type="float">
            <text:p>0.1864</text:p>
          </table:table-cell>
          <table:table-cell office:value-type="float" office:value="0.77015" calcext:value-type="float">
            <text:p>0.77015</text:p>
          </table:table-cell>
          <table:table-cell office:value-type="float" office:value="-0.27007" calcext:value-type="float">
            <text:p>-0.27007</text:p>
          </table:table-cell>
          <table:table-cell office:value-type="float" office:value="0.54698" calcext:value-type="float">
            <text:p>0.54698</text:p>
          </table:table-cell>
          <table:table-cell office:value-type="float" office:value="-0.07551" calcext:value-type="float">
            <text:p>-0.07551</text:p>
          </table:table-cell>
          <table:table-cell office:value-type="float" office:value="0.08584" calcext:value-type="float">
            <text:p>0.08584</text:p>
          </table:table-cell>
          <table:table-cell office:value-type="float" office:value="-0.01559" calcext:value-type="float">
            <text:p>-0.01559</text:p>
          </table:table-cell>
          <table:table-cell table:number-columns-repeated="5"/>
        </table:table-row>
        <table:table-row table:style-name="ro1">
          <table:table-cell office:value-type="float" office:value="1.40371541426214E+018" calcext:value-type="float">
            <text:p>1403715414262140000</text:p>
          </table:table-cell>
          <table:table-cell office:value-type="float" office:value="-0.57561" calcext:value-type="float">
            <text:p>-0.57561</text:p>
          </table:table-cell>
          <table:table-cell office:value-type="float" office:value="-0.00071" calcext:value-type="float">
            <text:p>-0.00071</text:p>
          </table:table-cell>
          <table:table-cell office:value-type="float" office:value="0.07846" calcext:value-type="float">
            <text:p>0.07846</text:p>
          </table:table-cell>
          <table:table-cell office:value-type="float" office:value="0.18313" calcext:value-type="float">
            <text:p>0.18313</text:p>
          </table:table-cell>
          <table:table-cell office:value-type="float" office:value="0.77653" calcext:value-type="float">
            <text:p>0.77653</text:p>
          </table:table-cell>
          <table:table-cell office:value-type="float" office:value="-0.27324" calcext:value-type="float">
            <text:p>-0.27324</text:p>
          </table:table-cell>
          <table:table-cell office:value-type="float" office:value="0.5374" calcext:value-type="float">
            <text:p>0.5374</text:p>
          </table:table-cell>
          <table:table-cell office:value-type="float" office:value="-0.03862" calcext:value-type="float">
            <text:p>-0.03862</text:p>
          </table:table-cell>
          <table:table-cell office:value-type="float" office:value="0.08718" calcext:value-type="float">
            <text:p>0.08718</text:p>
          </table:table-cell>
          <table:table-cell office:value-type="float" office:value="0.07537" calcext:value-type="float">
            <text:p>0.07537</text:p>
          </table:table-cell>
          <table:table-cell table:number-columns-repeated="5"/>
        </table:table-row>
        <table:table-row table:style-name="ro1">
          <table:table-cell office:value-type="float" office:value="1.40371541436214E+018" calcext:value-type="float">
            <text:p>1403715414362140000</text:p>
          </table:table-cell>
          <table:table-cell office:value-type="float" office:value="-0.57814" calcext:value-type="float">
            <text:p>-0.57814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8417" calcext:value-type="float">
            <text:p>0.08417</text:p>
          </table:table-cell>
          <table:table-cell office:value-type="float" office:value="0.18168" calcext:value-type="float">
            <text:p>0.18168</text:p>
          </table:table-cell>
          <table:table-cell office:value-type="float" office:value="0.78171" calcext:value-type="float">
            <text:p>0.78171</text:p>
          </table:table-cell>
          <table:table-cell office:value-type="float" office:value="-0.275" calcext:value-type="float">
            <text:p>-0.275</text:p>
          </table:table-cell>
          <table:table-cell office:value-type="float" office:value="0.52944" calcext:value-type="float">
            <text:p>0.52944</text:p>
          </table:table-cell>
          <table:table-cell office:value-type="float" office:value="0.00778" calcext:value-type="float">
            <text:p>0.00778</text:p>
          </table:table-cell>
          <table:table-cell office:value-type="float" office:value="0.0623" calcext:value-type="float">
            <text:p>0.0623</text:p>
          </table:table-cell>
          <table:table-cell office:value-type="float" office:value="0.0823" calcext:value-type="float">
            <text:p>0.0823</text:p>
          </table:table-cell>
          <table:table-cell table:number-columns-repeated="5"/>
        </table:table-row>
        <table:table-row table:style-name="ro1">
          <table:table-cell office:value-type="float" office:value="1.40371541446214E+018" calcext:value-type="float">
            <text:p>1403715414462140000</text:p>
          </table:table-cell>
          <table:table-cell office:value-type="float" office:value="-0.57532" calcext:value-type="float">
            <text:p>-0.57532</text:p>
          </table:table-cell>
          <table:table-cell office:value-type="float" office:value="0.01307" calcext:value-type="float">
            <text:p>0.01307</text:p>
          </table:table-cell>
          <table:table-cell office:value-type="float" office:value="0.08941" calcext:value-type="float">
            <text:p>0.08941</text:p>
          </table:table-cell>
          <table:table-cell office:value-type="float" office:value="0.18315" calcext:value-type="float">
            <text:p>0.18315</text:p>
          </table:table-cell>
          <table:table-cell office:value-type="float" office:value="0.78208" calcext:value-type="float">
            <text:p>0.78208</text:p>
          </table:table-cell>
          <table:table-cell office:value-type="float" office:value="-0.27411" calcext:value-type="float">
            <text:p>-0.27411</text:p>
          </table:table-cell>
          <table:table-cell office:value-type="float" office:value="0.52883" calcext:value-type="float">
            <text:p>0.52883</text:p>
          </table:table-cell>
          <table:table-cell office:value-type="float" office:value="0.05992" calcext:value-type="float">
            <text:p>0.05992</text:p>
          </table:table-cell>
          <table:table-cell office:value-type="float" office:value="0.04762" calcext:value-type="float">
            <text:p>0.04762</text:p>
          </table:table-cell>
          <table:table-cell office:value-type="float" office:value="0.02805" calcext:value-type="float">
            <text:p>0.02805</text:p>
          </table:table-cell>
          <table:table-cell table:number-columns-repeated="5"/>
        </table:table-row>
        <table:table-row table:style-name="ro1">
          <table:table-cell office:value-type="float" office:value="1.40371541456214E+018" calcext:value-type="float">
            <text:p>1403715414562140000</text:p>
          </table:table-cell>
          <table:table-cell office:value-type="float" office:value="-0.56782" calcext:value-type="float">
            <text:p>-0.56782</text:p>
          </table:table-cell>
          <table:table-cell office:value-type="float" office:value="0.01799" calcext:value-type="float">
            <text:p>0.01799</text:p>
          </table:table-cell>
          <table:table-cell office:value-type="float" office:value="0.08922" calcext:value-type="float">
            <text:p>0.08922</text:p>
          </table:table-cell>
          <table:table-cell office:value-type="float" office:value="0.186" calcext:value-type="float">
            <text:p>0.186</text:p>
          </table:table-cell>
          <table:table-cell office:value-type="float" office:value="0.77907" calcext:value-type="float">
            <text:p>0.77907</text:p>
          </table:table-cell>
          <table:table-cell office:value-type="float" office:value="-0.27212" calcext:value-type="float">
            <text:p>-0.27212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10581" calcext:value-type="float">
            <text:p>0.10581</text:p>
          </table:table-cell>
          <table:table-cell office:value-type="float" office:value="0.04167" calcext:value-type="float">
            <text:p>0.04167</text:p>
          </table:table-cell>
          <table:table-cell office:value-type="float" office:value="-0.03626" calcext:value-type="float">
            <text:p>-0.03626</text:p>
          </table:table-cell>
          <table:table-cell table:number-columns-repeated="5"/>
        </table:table-row>
        <table:table-row table:style-name="ro1">
          <table:table-cell office:value-type="float" office:value="1.40371541466214E+018" calcext:value-type="float">
            <text:p>1403715414662140000</text:p>
          </table:table-cell>
          <table:table-cell office:value-type="float" office:value="-0.55683" calcext:value-type="float">
            <text:p>-0.55683</text:p>
          </table:table-cell>
          <table:table-cell office:value-type="float" office:value="0.02257" calcext:value-type="float">
            <text:p>0.02257</text:p>
          </table:table-cell>
          <table:table-cell office:value-type="float" office:value="0.08399" calcext:value-type="float">
            <text:p>0.08399</text:p>
          </table:table-cell>
          <table:table-cell office:value-type="float" office:value="0.18762" calcext:value-type="float">
            <text:p>0.18762</text:p>
          </table:table-cell>
          <table:table-cell office:value-type="float" office:value="0.7744" calcext:value-type="float">
            <text:p>0.7744</text:p>
          </table:table-cell>
          <table:table-cell office:value-type="float" office:value="-0.27097" calcext:value-type="float">
            <text:p>-0.27097</text:p>
          </table:table-cell>
          <table:table-cell office:value-type="float" office:value="0.54007" calcext:value-type="float">
            <text:p>0.54007</text:p>
          </table:table-cell>
          <table:table-cell office:value-type="float" office:value="0.14084" calcext:value-type="float">
            <text:p>0.14084</text:p>
          </table:table-cell>
          <table:table-cell office:value-type="float" office:value="0.0493" calcext:value-type="float">
            <text:p>0.0493</text:p>
          </table:table-cell>
          <table:table-cell office:value-type="float" office:value="-0.07198" calcext:value-type="float">
            <text:p>-0.07198</text:p>
          </table:table-cell>
          <table:table-cell table:number-columns-repeated="5"/>
        </table:table-row>
        <table:table-row table:style-name="ro1">
          <table:table-cell office:value-type="float" office:value="1.40371541476214E+018" calcext:value-type="float">
            <text:p>1403715414762140000</text:p>
          </table:table-cell>
          <table:table-cell office:value-type="float" office:value="-0.54363" calcext:value-type="float">
            <text:p>-0.54363</text:p>
          </table:table-cell>
          <table:table-cell office:value-type="float" office:value="0.02774" calcext:value-type="float">
            <text:p>0.02774</text:p>
          </table:table-cell>
          <table:table-cell office:value-type="float" office:value="0.07383" calcext:value-type="float">
            <text:p>0.07383</text:p>
          </table:table-cell>
          <table:table-cell office:value-type="float" office:value="0.18487" calcext:value-type="float">
            <text:p>0.18487</text:p>
          </table:table-cell>
          <table:table-cell office:value-type="float" office:value="0.76918" calcext:value-type="float">
            <text:p>0.76918</text:p>
          </table:table-cell>
          <table:table-cell office:value-type="float" office:value="-0.27343" calcext:value-type="float">
            <text:p>-0.27343</text:p>
          </table:table-cell>
          <table:table-cell office:value-type="float" office:value="0.54719" calcext:value-type="float">
            <text:p>0.54719</text:p>
          </table:table-cell>
          <table:table-cell office:value-type="float" office:value="0.1364" calcext:value-type="float">
            <text:p>0.1364</text:p>
          </table:table-cell>
          <table:table-cell office:value-type="float" office:value="0.05811" calcext:value-type="float">
            <text:p>0.05811</text:p>
          </table:table-cell>
          <table:table-cell office:value-type="float" office:value="-0.11625" calcext:value-type="float">
            <text:p>-0.11625</text:p>
          </table:table-cell>
          <table:table-cell table:number-columns-repeated="5"/>
        </table:table-row>
        <table:table-row table:style-name="ro1">
          <table:table-cell office:value-type="float" office:value="1.40371541486214E+018" calcext:value-type="float">
            <text:p>1403715414862140000</text:p>
          </table:table-cell>
          <table:table-cell office:value-type="float" office:value="-0.53002" calcext:value-type="float">
            <text:p>-0.53002</text:p>
          </table:table-cell>
          <table:table-cell office:value-type="float" office:value="0.03273" calcext:value-type="float">
            <text:p>0.03273</text:p>
          </table:table-cell>
          <table:table-cell office:value-type="float" office:value="0.05809" calcext:value-type="float">
            <text:p>0.05809</text:p>
          </table:table-cell>
          <table:table-cell office:value-type="float" office:value="0.17734" calcext:value-type="float">
            <text:p>0.17734</text:p>
          </table:table-cell>
          <table:table-cell office:value-type="float" office:value="0.76513" calcext:value-type="float">
            <text:p>0.76513</text:p>
          </table:table-cell>
          <table:table-cell office:value-type="float" office:value="-0.28033" calcext:value-type="float">
            <text:p>-0.28033</text:p>
          </table:table-cell>
          <table:table-cell office:value-type="float" office:value="0.55186" calcext:value-type="float">
            <text:p>0.55186</text:p>
          </table:table-cell>
          <table:table-cell office:value-type="float" office:value="0.13492" calcext:value-type="float">
            <text:p>0.13492</text:p>
          </table:table-cell>
          <table:table-cell office:value-type="float" office:value="0.05254" calcext:value-type="float">
            <text:p>0.05254</text:p>
          </table:table-cell>
          <table:table-cell office:value-type="float" office:value="-0.18147" calcext:value-type="float">
            <text:p>-0.18147</text:p>
          </table:table-cell>
          <table:table-cell table:number-columns-repeated="5"/>
        </table:table-row>
        <table:table-row table:style-name="ro1">
          <table:table-cell office:value-type="float" office:value="1.40371541496214E+018" calcext:value-type="float">
            <text:p>1403715414962140000</text:p>
          </table:table-cell>
          <table:table-cell office:value-type="float" office:value="-0.51678" calcext:value-type="float">
            <text:p>-0.51678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3684" calcext:value-type="float">
            <text:p>0.03684</text:p>
          </table:table-cell>
          <table:table-cell office:value-type="float" office:value="0.16882" calcext:value-type="float">
            <text:p>0.16882</text:p>
          </table:table-cell>
          <table:table-cell office:value-type="float" office:value="0.76063" calcext:value-type="float">
            <text:p>0.76063</text:p>
          </table:table-cell>
          <table:table-cell office:value-type="float" office:value="-0.28851" calcext:value-type="float">
            <text:p>-0.28851</text:p>
          </table:table-cell>
          <table:table-cell office:value-type="float" office:value="0.55651" calcext:value-type="float">
            <text:p>0.55651</text:p>
          </table:table-cell>
          <table:table-cell office:value-type="float" office:value="0.11513" calcext:value-type="float">
            <text:p>0.11513</text:p>
          </table:table-cell>
          <table:table-cell office:value-type="float" office:value="0.03479" calcext:value-type="float">
            <text:p>0.03479</text:p>
          </table:table-cell>
          <table:table-cell office:value-type="float" office:value="-0.21817" calcext:value-type="float">
            <text:p>-0.21817</text:p>
          </table:table-cell>
          <table:table-cell table:number-columns-repeated="5"/>
        </table:table-row>
        <table:table-row table:style-name="ro1">
          <table:table-cell office:value-type="float" office:value="1.40371541506214E+018" calcext:value-type="float">
            <text:p>1403715415062140000</text:p>
          </table:table-cell>
          <table:table-cell office:value-type="float" office:value="-0.50618" calcext:value-type="float">
            <text:p>-0.50618</text:p>
          </table:table-cell>
          <table:table-cell office:value-type="float" office:value="0.03954" calcext:value-type="float">
            <text:p>0.03954</text:p>
          </table:table-cell>
          <table:table-cell office:value-type="float" office:value="0.01418" calcext:value-type="float">
            <text:p>0.01418</text:p>
          </table:table-cell>
          <table:table-cell office:value-type="float" office:value="0.16345" calcext:value-type="float">
            <text:p>0.16345</text:p>
          </table:table-cell>
          <table:table-cell office:value-type="float" office:value="0.75696" calcext:value-type="float">
            <text:p>0.75696</text:p>
          </table:table-cell>
          <table:table-cell office:value-type="float" office:value="-0.29511" calcext:value-type="float">
            <text:p>-0.29511</text:p>
          </table:table-cell>
          <table:table-cell office:value-type="float" office:value="0.55965" calcext:value-type="float">
            <text:p>0.55965</text:p>
          </table:table-cell>
          <table:table-cell office:value-type="float" office:value="0.09327" calcext:value-type="float">
            <text:p>0.09327</text:p>
          </table:table-cell>
          <table:table-cell office:value-type="float" office:value="0.00899" calcext:value-type="float">
            <text:p>0.00899</text:p>
          </table:table-cell>
          <table:table-cell office:value-type="float" office:value="-0.22862" calcext:value-type="float">
            <text:p>-0.22862</text:p>
          </table:table-cell>
          <table:table-cell table:number-columns-repeated="5"/>
        </table:table-row>
        <table:table-row table:style-name="ro1">
          <table:table-cell office:value-type="float" office:value="1.40371541516214E+018" calcext:value-type="float">
            <text:p>1403715415162140000</text:p>
          </table:table-cell>
          <table:table-cell office:value-type="float" office:value="-0.49967" calcext:value-type="float">
            <text:p>-0.49967</text:p>
          </table:table-cell>
          <table:table-cell office:value-type="float" office:value="0.03922" calcext:value-type="float">
            <text:p>0.03922</text:p>
          </table:table-cell>
          <table:table-cell office:value-type="float" office:value="-0.00704" calcext:value-type="float">
            <text:p>-0.00704</text:p>
          </table:table-cell>
          <table:table-cell office:value-type="float" office:value="0.16212" calcext:value-type="float">
            <text:p>0.16212</text:p>
          </table:table-cell>
          <table:table-cell office:value-type="float" office:value="0.75473" calcext:value-type="float">
            <text:p>0.75473</text:p>
          </table:table-cell>
          <table:table-cell office:value-type="float" office:value="-0.29941" calcext:value-type="float">
            <text:p>-0.29941</text:p>
          </table:table-cell>
          <table:table-cell office:value-type="float" office:value="0.56075" calcext:value-type="float">
            <text:p>0.56075</text:p>
          </table:table-cell>
          <table:table-cell office:value-type="float" office:value="0.04098" calcext:value-type="float">
            <text:p>0.04098</text:p>
          </table:table-cell>
          <table:table-cell office:value-type="float" office:value="-0.0234" calcext:value-type="float">
            <text:p>-0.0234</text:p>
          </table:table-cell>
          <table:table-cell office:value-type="float" office:value="-0.20791" calcext:value-type="float">
            <text:p>-0.20791</text:p>
          </table:table-cell>
          <table:table-cell table:number-columns-repeated="5"/>
        </table:table-row>
        <table:table-row table:style-name="ro1">
          <table:table-cell office:value-type="float" office:value="1.40371541526214E+018" calcext:value-type="float">
            <text:p>1403715415262140000</text:p>
          </table:table-cell>
          <table:table-cell office:value-type="float" office:value="-0.49829" calcext:value-type="float">
            <text:p>-0.49829</text:p>
          </table:table-cell>
          <table:table-cell office:value-type="float" office:value="0.03549" calcext:value-type="float">
            <text:p>0.03549</text:p>
          </table:table-cell>
          <table:table-cell office:value-type="float" office:value="-0.02437" calcext:value-type="float">
            <text:p>-0.02437</text:p>
          </table:table-cell>
          <table:table-cell office:value-type="float" office:value="0.16537" calcext:value-type="float">
            <text:p>0.16537</text:p>
          </table:table-cell>
          <table:table-cell office:value-type="float" office:value="0.7533" calcext:value-type="float">
            <text:p>0.7533</text:p>
          </table:table-cell>
          <table:table-cell office:value-type="float" office:value="-0.30072" calcext:value-type="float">
            <text:p>-0.30072</text:p>
          </table:table-cell>
          <table:table-cell office:value-type="float" office:value="0.56104" calcext:value-type="float">
            <text:p>0.56104</text:p>
          </table:table-cell>
          <table:table-cell office:value-type="float" office:value="-0.00349" calcext:value-type="float">
            <text:p>-0.00349</text:p>
          </table:table-cell>
          <table:table-cell office:value-type="float" office:value="-0.05508" calcext:value-type="float">
            <text:p>-0.05508</text:p>
          </table:table-cell>
          <table:table-cell office:value-type="float" office:value="-0.16304" calcext:value-type="float">
            <text:p>-0.16304</text:p>
          </table:table-cell>
          <table:table-cell table:number-columns-repeated="5"/>
        </table:table-row>
        <table:table-row table:style-name="ro1">
          <table:table-cell office:value-type="float" office:value="1.40371541536214E+018" calcext:value-type="float">
            <text:p>1403715415362140000</text:p>
          </table:table-cell>
          <table:table-cell office:value-type="float" office:value="-0.50103" calcext:value-type="float">
            <text:p>-0.50103</text:p>
          </table:table-cell>
          <table:table-cell office:value-type="float" office:value="0.02864" calcext:value-type="float">
            <text:p>0.02864</text:p>
          </table:table-cell>
          <table:table-cell office:value-type="float" office:value="-0.03537" calcext:value-type="float">
            <text:p>-0.03537</text:p>
          </table:table-cell>
          <table:table-cell office:value-type="float" office:value="0.1804" calcext:value-type="float">
            <text:p>0.1804</text:p>
          </table:table-cell>
          <table:table-cell office:value-type="float" office:value="0.75582" calcext:value-type="float">
            <text:p>0.75582</text:p>
          </table:table-cell>
          <table:table-cell office:value-type="float" office:value="-0.29406" calcext:value-type="float">
            <text:p>-0.29406</text:p>
          </table:table-cell>
          <table:table-cell office:value-type="float" office:value="0.55652" calcext:value-type="float">
            <text:p>0.55652</text:p>
          </table:table-cell>
          <table:table-cell office:value-type="float" office:value="-0.02985" calcext:value-type="float">
            <text:p>-0.02985</text:p>
          </table:table-cell>
          <table:table-cell office:value-type="float" office:value="-0.07968" calcext:value-type="float">
            <text:p>-0.07968</text:p>
          </table:table-cell>
          <table:table-cell office:value-type="float" office:value="-0.09481" calcext:value-type="float">
            <text:p>-0.09481</text:p>
          </table:table-cell>
          <table:table-cell table:number-columns-repeated="5"/>
        </table:table-row>
        <table:table-row table:style-name="ro1">
          <table:table-cell office:value-type="float" office:value="1.40371541546214E+018" calcext:value-type="float">
            <text:p>1403715415462140000</text:p>
          </table:table-cell>
          <table:table-cell office:value-type="float" office:value="-0.50602" calcext:value-type="float">
            <text:p>-0.50602</text:p>
          </table:table-cell>
          <table:table-cell office:value-type="float" office:value="0.0222" calcext:value-type="float">
            <text:p>0.0222</text:p>
          </table:table-cell>
          <table:table-cell office:value-type="float" office:value="-0.0392" calcext:value-type="float">
            <text:p>-0.0392</text:p>
          </table:table-cell>
          <table:table-cell office:value-type="float" office:value="0.19653" calcext:value-type="float">
            <text:p>0.19653</text:p>
          </table:table-cell>
          <table:table-cell office:value-type="float" office:value="0.75894" calcext:value-type="float">
            <text:p>0.75894</text:p>
          </table:table-cell>
          <table:table-cell office:value-type="float" office:value="-0.287" calcext:value-type="float">
            <text:p>-0.287</text:p>
          </table:table-cell>
          <table:table-cell office:value-type="float" office:value="0.55047" calcext:value-type="float">
            <text:p>0.55047</text:p>
          </table:table-cell>
          <table:table-cell office:value-type="float" office:value="-0.04736" calcext:value-type="float">
            <text:p>-0.04736</text:p>
          </table:table-cell>
          <table:table-cell office:value-type="float" office:value="-0.06305" calcext:value-type="float">
            <text:p>-0.06305</text:p>
          </table:table-cell>
          <table:table-cell office:value-type="float" office:value="-0.03105" calcext:value-type="float">
            <text:p>-0.03105</text:p>
          </table:table-cell>
          <table:table-cell table:number-columns-repeated="5"/>
        </table:table-row>
        <table:table-row table:style-name="ro1">
          <table:table-cell office:value-type="float" office:value="1.40371541556214E+018" calcext:value-type="float">
            <text:p>1403715415562140000</text:p>
          </table:table-cell>
          <table:table-cell office:value-type="float" office:value="-0.51" calcext:value-type="float">
            <text:p>-0.51</text:p>
          </table:table-cell>
          <table:table-cell office:value-type="float" office:value="0.01734" calcext:value-type="float">
            <text:p>0.01734</text:p>
          </table:table-cell>
          <table:table-cell office:value-type="float" office:value="-0.04281" calcext:value-type="float">
            <text:p>-0.04281</text:p>
          </table:table-cell>
          <table:table-cell office:value-type="float" office:value="0.20597" calcext:value-type="float">
            <text:p>0.20597</text:p>
          </table:table-cell>
          <table:table-cell office:value-type="float" office:value="0.75993" calcext:value-type="float">
            <text:p>0.75993</text:p>
          </table:table-cell>
          <table:table-cell office:value-type="float" office:value="-0.28265" calcext:value-type="float">
            <text:p>-0.28265</text:p>
          </table:table-cell>
          <table:table-cell office:value-type="float" office:value="0.5479" calcext:value-type="float">
            <text:p>0.5479</text:p>
          </table:table-cell>
          <table:table-cell office:value-type="float" office:value="-0.03552" calcext:value-type="float">
            <text:p>-0.03552</text:p>
          </table:table-cell>
          <table:table-cell office:value-type="float" office:value="-0.02846" calcext:value-type="float">
            <text:p>-0.02846</text:p>
          </table:table-cell>
          <table:table-cell office:value-type="float" office:value="-0.02637" calcext:value-type="float">
            <text:p>-0.02637</text:p>
          </table:table-cell>
          <table:table-cell table:number-columns-repeated="5"/>
        </table:table-row>
        <table:table-row table:style-name="ro1">
          <table:table-cell office:value-type="float" office:value="1.40371541566214E+018" calcext:value-type="float">
            <text:p>1403715415662140000</text:p>
          </table:table-cell>
          <table:table-cell office:value-type="float" office:value="-0.51331" calcext:value-type="float">
            <text:p>-0.51331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-0.05128" calcext:value-type="float">
            <text:p>-0.05128</text:p>
          </table:table-cell>
          <table:table-cell office:value-type="float" office:value="0.2111" calcext:value-type="float">
            <text:p>0.2111</text:p>
          </table:table-cell>
          <table:table-cell office:value-type="float" office:value="0.7595" calcext:value-type="float">
            <text:p>0.7595</text:p>
          </table:table-cell>
          <table:table-cell office:value-type="float" office:value="-0.28093" calcext:value-type="float">
            <text:p>-0.28093</text:p>
          </table:table-cell>
          <table:table-cell office:value-type="float" office:value="0.54743" calcext:value-type="float">
            <text:p>0.54743</text:p>
          </table:table-cell>
          <table:table-cell office:value-type="float" office:value="-0.03449" calcext:value-type="float">
            <text:p>-0.03449</text:p>
          </table:table-cell>
          <table:table-cell office:value-type="float" office:value="-0.00143" calcext:value-type="float">
            <text:p>-0.00143</text:p>
          </table:table-cell>
          <table:table-cell office:value-type="float" office:value="-0.13681" calcext:value-type="float">
            <text:p>-0.13681</text:p>
          </table:table-cell>
          <table:table-cell table:number-columns-repeated="5"/>
        </table:table-row>
        <table:table-row table:style-name="ro1">
          <table:table-cell office:value-type="float" office:value="1.40371541576214E+018" calcext:value-type="float">
            <text:p>1403715415762140000</text:p>
          </table:table-cell>
          <table:table-cell office:value-type="float" office:value="-0.51433" calcext:value-type="float">
            <text:p>-0.51433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-0.06237" calcext:value-type="float">
            <text:p>-0.06237</text:p>
          </table:table-cell>
          <table:table-cell office:value-type="float" office:value="0.20999" calcext:value-type="float">
            <text:p>0.20999</text:p>
          </table:table-cell>
          <table:table-cell office:value-type="float" office:value="0.76061" calcext:value-type="float">
            <text:p>0.76061</text:p>
          </table:table-cell>
          <table:table-cell office:value-type="float" office:value="-0.28265" calcext:value-type="float">
            <text:p>-0.28265</text:p>
          </table:table-cell>
          <table:table-cell office:value-type="float" office:value="0.54543" calcext:value-type="float">
            <text:p>0.54543</text:p>
          </table:table-cell>
          <table:table-cell office:value-type="float" office:value="0.0014" calcext:value-type="float">
            <text:p>0.0014</text:p>
          </table:table-cell>
          <table:table-cell office:value-type="float" office:value="-0.00592" calcext:value-type="float">
            <text:p>-0.00592</text:p>
          </table:table-cell>
          <table:table-cell office:value-type="float" office:value="0.05894" calcext:value-type="float">
            <text:p>0.05894</text:p>
          </table:table-cell>
          <table:table-cell table:number-columns-repeated="5"/>
        </table:table-row>
        <table:table-row table:style-name="ro1">
          <table:table-cell office:value-type="float" office:value="1.40371541586214E+018" calcext:value-type="float">
            <text:p>1403715415862140000</text:p>
          </table:table-cell>
          <table:table-cell office:value-type="float" office:value="-0.51211" calcext:value-type="float">
            <text:p>-0.51211</text:p>
          </table:table-cell>
          <table:table-cell office:value-type="float" office:value="0.01635" calcext:value-type="float">
            <text:p>0.01635</text:p>
          </table:table-cell>
          <table:table-cell office:value-type="float" office:value="-0.05932" calcext:value-type="float">
            <text:p>-0.05932</text:p>
          </table:table-cell>
          <table:table-cell office:value-type="float" office:value="0.21259" calcext:value-type="float">
            <text:p>0.21259</text:p>
          </table:table-cell>
          <table:table-cell office:value-type="float" office:value="0.75943" calcext:value-type="float">
            <text:p>0.75943</text:p>
          </table:table-cell>
          <table:table-cell office:value-type="float" office:value="-0.28107" calcext:value-type="float">
            <text:p>-0.28107</text:p>
          </table:table-cell>
          <table:table-cell office:value-type="float" office:value="0.54688" calcext:value-type="float">
            <text:p>0.54688</text:p>
          </table:table-cell>
          <table:table-cell office:value-type="float" office:value="0.02726" calcext:value-type="float">
            <text:p>0.02726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2302" calcext:value-type="float">
            <text:p>0.02302</text:p>
          </table:table-cell>
          <table:table-cell table:number-columns-repeated="5"/>
        </table:table-row>
        <table:table-row table:style-name="ro1">
          <table:table-cell office:value-type="float" office:value="1.40371541596214E+018" calcext:value-type="float">
            <text:p>1403715415962140000</text:p>
          </table:table-cell>
          <table:table-cell office:value-type="float" office:value="-0.50905" calcext:value-type="float">
            <text:p>-0.50905</text:p>
          </table:table-cell>
          <table:table-cell office:value-type="float" office:value="0.02118" calcext:value-type="float">
            <text:p>0.02118</text:p>
          </table:table-cell>
          <table:table-cell office:value-type="float" office:value="-0.06264" calcext:value-type="float">
            <text:p>-0.06264</text:p>
          </table:table-cell>
          <table:table-cell office:value-type="float" office:value="0.21228" calcext:value-type="float">
            <text:p>0.21228</text:p>
          </table:table-cell>
          <table:table-cell office:value-type="float" office:value="0.75809" calcext:value-type="float">
            <text:p>0.75809</text:p>
          </table:table-cell>
          <table:table-cell office:value-type="float" office:value="-0.28117" calcext:value-type="float">
            <text:p>-0.28117</text:p>
          </table:table-cell>
          <table:table-cell office:value-type="float" office:value="0.5488" calcext:value-type="float">
            <text:p>0.5488</text:p>
          </table:table-cell>
          <table:table-cell office:value-type="float" office:value="0.02175" calcext:value-type="float">
            <text:p>0.02175</text:p>
          </table:table-cell>
          <table:table-cell office:value-type="float" office:value="0.04725" calcext:value-type="float">
            <text:p>0.04725</text:p>
          </table:table-cell>
          <table:table-cell office:value-type="float" office:value="-0.05107" calcext:value-type="float">
            <text:p>-0.05107</text:p>
          </table:table-cell>
          <table:table-cell table:number-columns-repeated="5"/>
        </table:table-row>
        <table:table-row table:style-name="ro1">
          <table:table-cell office:value-type="float" office:value="1.40371541606214E+018" calcext:value-type="float">
            <text:p>1403715416062140000</text:p>
          </table:table-cell>
          <table:table-cell office:value-type="float" office:value="-0.50915" calcext:value-type="float">
            <text:p>-0.50915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-0.06285" calcext:value-type="float">
            <text:p>-0.06285</text:p>
          </table:table-cell>
          <table:table-cell office:value-type="float" office:value="0.21352" calcext:value-type="float">
            <text:p>0.21352</text:p>
          </table:table-cell>
          <table:table-cell office:value-type="float" office:value="0.76033" calcext:value-type="float">
            <text:p>0.76033</text:p>
          </table:table-cell>
          <table:table-cell office:value-type="float" office:value="-0.28003" calcext:value-type="float">
            <text:p>-0.28003</text:p>
          </table:table-cell>
          <table:table-cell office:value-type="float" office:value="0.54579" calcext:value-type="float">
            <text:p>0.54579</text:p>
          </table:table-cell>
          <table:table-cell office:value-type="float" office:value="-0.00199" calcext:value-type="float">
            <text:p>-0.00199</text:p>
          </table:table-cell>
          <table:table-cell office:value-type="float" office:value="-0.01283" calcext:value-type="float">
            <text:p>-0.01283</text:p>
          </table:table-cell>
          <table:table-cell office:value-type="float" office:value="0.02902" calcext:value-type="float">
            <text:p>0.02902</text:p>
          </table:table-cell>
          <table:table-cell table:number-columns-repeated="5"/>
        </table:table-row>
        <table:table-row table:style-name="ro1">
          <table:table-cell office:value-type="float" office:value="1.40371541616214E+018" calcext:value-type="float">
            <text:p>1403715416162140000</text:p>
          </table:table-cell>
          <table:table-cell office:value-type="float" office:value="-0.50927" calcext:value-type="float">
            <text:p>-0.50927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-0.06305" calcext:value-type="float">
            <text:p>-0.06305</text:p>
          </table:table-cell>
          <table:table-cell office:value-type="float" office:value="0.21351" calcext:value-type="float">
            <text:p>0.21351</text:p>
          </table:table-cell>
          <table:table-cell office:value-type="float" office:value="0.7593" calcext:value-type="float">
            <text:p>0.7593</text:p>
          </table:table-cell>
          <table:table-cell office:value-type="float" office:value="-0.28041" calcext:value-type="float">
            <text:p>-0.28041</text:p>
          </table:table-cell>
          <table:table-cell office:value-type="float" office:value="0.54704" calcext:value-type="float">
            <text:p>0.54704</text:p>
          </table:table-cell>
          <table:table-cell office:value-type="float" office:value="-0.00152" calcext:value-type="float">
            <text:p>-0.00152</text:p>
          </table:table-cell>
          <table:table-cell office:value-type="float" office:value="0.00457" calcext:value-type="float">
            <text:p>0.00457</text:p>
          </table:table-cell>
          <table:table-cell office:value-type="float" office:value="-0.0087" calcext:value-type="float">
            <text:p>-0.0087</text:p>
          </table:table-cell>
          <table:table-cell table:number-columns-repeated="5"/>
        </table:table-row>
        <table:table-row table:style-name="ro1">
          <table:table-cell office:value-type="float" office:value="1.40371541626214E+018" calcext:value-type="float">
            <text:p>1403715416262140000</text:p>
          </table:table-cell>
          <table:table-cell office:value-type="float" office:value="-0.50937" calcext:value-type="float">
            <text:p>-0.50937</text:p>
          </table:table-cell>
          <table:table-cell office:value-type="float" office:value="0.02013" calcext:value-type="float">
            <text:p>0.02013</text:p>
          </table:table-cell>
          <table:table-cell office:value-type="float" office:value="-0.06468" calcext:value-type="float">
            <text:p>-0.06468</text:p>
          </table:table-cell>
          <table:table-cell office:value-type="float" office:value="0.21107" calcext:value-type="float">
            <text:p>0.21107</text:p>
          </table:table-cell>
          <table:table-cell office:value-type="float" office:value="0.76066" calcext:value-type="float">
            <text:p>0.76066</text:p>
          </table:table-cell>
          <table:table-cell office:value-type="float" office:value="-0.28199" calcext:value-type="float">
            <text:p>-0.28199</text:p>
          </table:table-cell>
          <table:table-cell office:value-type="float" office:value="0.54527" calcext:value-type="float">
            <text:p>0.5452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2132" calcext:value-type="float">
            <text:p>-0.02132</text:p>
          </table:table-cell>
          <table:table-cell table:number-columns-repeated="5"/>
        </table:table-row>
        <table:table-row table:style-name="ro1">
          <table:table-cell office:value-type="float" office:value="1.40371541636214E+018" calcext:value-type="float">
            <text:p>1403715416362140000</text:p>
          </table:table-cell>
          <table:table-cell office:value-type="float" office:value="-0.50922" calcext:value-type="float">
            <text:p>-0.50922</text:p>
          </table:table-cell>
          <table:table-cell office:value-type="float" office:value="0.01987" calcext:value-type="float">
            <text:p>0.01987</text:p>
          </table:table-cell>
          <table:table-cell office:value-type="float" office:value="-0.06537" calcext:value-type="float">
            <text:p>-0.06537</text:p>
          </table:table-cell>
          <table:table-cell office:value-type="float" office:value="0.21095" calcext:value-type="float">
            <text:p>0.21095</text:p>
          </table:table-cell>
          <table:table-cell office:value-type="float" office:value="0.76101" calcext:value-type="float">
            <text:p>0.76101</text:p>
          </table:table-cell>
          <table:table-cell office:value-type="float" office:value="-0.28241" calcext:value-type="float">
            <text:p>-0.28241</text:p>
          </table:table-cell>
          <table:table-cell office:value-type="float" office:value="0.54462" calcext:value-type="float">
            <text:p>0.54462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-0.01006" calcext:value-type="float">
            <text:p>-0.01006</text:p>
          </table:table-cell>
          <table:table-cell office:value-type="float" office:value="-0.00234" calcext:value-type="float">
            <text:p>-0.00234</text:p>
          </table:table-cell>
          <table:table-cell table:number-columns-repeated="5"/>
        </table:table-row>
        <table:table-row table:style-name="ro1">
          <table:table-cell office:value-type="float" office:value="1.40371541646214E+018" calcext:value-type="float">
            <text:p>1403715416462140000</text:p>
          </table:table-cell>
          <table:table-cell office:value-type="float" office:value="-0.50917" calcext:value-type="float">
            <text:p>-0.50917</text:p>
          </table:table-cell>
          <table:table-cell office:value-type="float" office:value="0.0196" calcext:value-type="float">
            <text:p>0.0196</text:p>
          </table:table-cell>
          <table:table-cell office:value-type="float" office:value="-0.06576" calcext:value-type="float">
            <text:p>-0.06576</text:p>
          </table:table-cell>
          <table:table-cell office:value-type="float" office:value="0.21053" calcext:value-type="float">
            <text:p>0.21053</text:p>
          </table:table-cell>
          <table:table-cell office:value-type="float" office:value="0.76138" calcext:value-type="float">
            <text:p>0.76138</text:p>
          </table:table-cell>
          <table:table-cell office:value-type="float" office:value="-0.28269" calcext:value-type="float">
            <text:p>-0.28269</text:p>
          </table:table-cell>
          <table:table-cell office:value-type="float" office:value="0.54411" calcext:value-type="float">
            <text:p>0.54411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-0.01162" calcext:value-type="float">
            <text:p>-0.01162</text:p>
          </table:table-cell>
          <table:table-cell table:number-columns-repeated="5"/>
        </table:table-row>
        <table:table-row table:style-name="ro1">
          <table:table-cell office:value-type="float" office:value="1.40371541656214E+018" calcext:value-type="float">
            <text:p>1403715416562140000</text:p>
          </table:table-cell>
          <table:table-cell office:value-type="float" office:value="-0.50932" calcext:value-type="float">
            <text:p>-0.50932</text:p>
          </table:table-cell>
          <table:table-cell office:value-type="float" office:value="0.01989" calcext:value-type="float">
            <text:p>0.01989</text:p>
          </table:table-cell>
          <table:table-cell office:value-type="float" office:value="-0.06611" calcext:value-type="float">
            <text:p>-0.06611</text:p>
          </table:table-cell>
          <table:table-cell office:value-type="float" office:value="0.21059" calcext:value-type="float">
            <text:p>0.21059</text:p>
          </table:table-cell>
          <table:table-cell office:value-type="float" office:value="0.76095" calcext:value-type="float">
            <text:p>0.76095</text:p>
          </table:table-cell>
          <table:table-cell office:value-type="float" office:value="-0.28267" calcext:value-type="float">
            <text:p>-0.28267</text:p>
          </table:table-cell>
          <table:table-cell office:value-type="float" office:value="0.5447" calcext:value-type="float">
            <text:p>0.5447</text:p>
          </table:table-cell>
          <table:table-cell office:value-type="float" office:value="-0.00364" calcext:value-type="float">
            <text:p>-0.00364</text:p>
          </table:table-cell>
          <table:table-cell office:value-type="float" office:value="-0.00514" calcext:value-type="float">
            <text:p>-0.00514</text:p>
          </table:table-cell>
          <table:table-cell office:value-type="float" office:value="0.00034" calcext:value-type="float">
            <text:p>0.00034</text:p>
          </table:table-cell>
          <table:table-cell table:number-columns-repeated="5"/>
        </table:table-row>
        <table:table-row table:style-name="ro1">
          <table:table-cell office:value-type="float" office:value="1.40371541666214E+018" calcext:value-type="float">
            <text:p>1403715416662140000</text:p>
          </table:table-cell>
          <table:table-cell office:value-type="float" office:value="-0.50931" calcext:value-type="float">
            <text:p>-0.50931</text:p>
          </table:table-cell>
          <table:table-cell office:value-type="float" office:value="0.01947" calcext:value-type="float">
            <text:p>0.01947</text:p>
          </table:table-cell>
          <table:table-cell office:value-type="float" office:value="-0.06642" calcext:value-type="float">
            <text:p>-0.06642</text:p>
          </table:table-cell>
          <table:table-cell office:value-type="float" office:value="0.20989" calcext:value-type="float">
            <text:p>0.20989</text:p>
          </table:table-cell>
          <table:table-cell office:value-type="float" office:value="0.76138" calcext:value-type="float">
            <text:p>0.76138</text:p>
          </table:table-cell>
          <table:table-cell office:value-type="float" office:value="-0.28277" calcext:value-type="float">
            <text:p>-0.28277</text:p>
          </table:table-cell>
          <table:table-cell office:value-type="float" office:value="0.54432" calcext:value-type="float">
            <text:p>0.54432</text:p>
          </table:table-cell>
          <table:table-cell office:value-type="float" office:value="-0.00023" calcext:value-type="float">
            <text:p>-0.00023</text:p>
          </table:table-cell>
          <table:table-cell office:value-type="float" office:value="0.00577" calcext:value-type="float">
            <text:p>0.00577</text:p>
          </table:table-cell>
          <table:table-cell office:value-type="float" office:value="-0.00246" calcext:value-type="float">
            <text:p>-0.00246</text:p>
          </table:table-cell>
          <table:table-cell table:number-columns-repeated="5"/>
        </table:table-row>
        <table:table-row table:style-name="ro1">
          <table:table-cell office:value-type="float" office:value="1.40371541676214E+018" calcext:value-type="float">
            <text:p>1403715416762140000</text:p>
          </table:table-cell>
          <table:table-cell office:value-type="float" office:value="-0.50931" calcext:value-type="float">
            <text:p>-0.50931</text:p>
          </table:table-cell>
          <table:table-cell office:value-type="float" office:value="0.01955" calcext:value-type="float">
            <text:p>0.01955</text:p>
          </table:table-cell>
          <table:table-cell office:value-type="float" office:value="-0.06672" calcext:value-type="float">
            <text:p>-0.06672</text:p>
          </table:table-cell>
          <table:table-cell office:value-type="float" office:value="0.20955" calcext:value-type="float">
            <text:p>0.20955</text:p>
          </table:table-cell>
          <table:table-cell office:value-type="float" office:value="0.76156" calcext:value-type="float">
            <text:p>0.76156</text:p>
          </table:table-cell>
          <table:table-cell office:value-type="float" office:value="-0.28282" calcext:value-type="float">
            <text:p>-0.28282</text:p>
          </table:table-cell>
          <table:table-cell office:value-type="float" office:value="0.54417" calcext:value-type="float">
            <text:p>0.54417</text:p>
          </table:table-cell>
          <table:table-cell office:value-type="float" office:value="-0.00058" calcext:value-type="float">
            <text:p>-0.00058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-0.0033" calcext:value-type="float">
            <text:p>-0.0033</text:p>
          </table:table-cell>
          <table:table-cell table:number-columns-repeated="5"/>
        </table:table-row>
        <table:table-row table:style-name="ro1">
          <table:table-cell office:value-type="float" office:value="1.40371541686214E+018" calcext:value-type="float">
            <text:p>1403715416862140000</text:p>
          </table:table-cell>
          <table:table-cell office:value-type="float" office:value="-0.50929" calcext:value-type="float">
            <text:p>-0.50929</text:p>
          </table:table-cell>
          <table:table-cell office:value-type="float" office:value="0.01949" calcext:value-type="float">
            <text:p>0.01949</text:p>
          </table:table-cell>
          <table:table-cell office:value-type="float" office:value="-0.06692" calcext:value-type="float">
            <text:p>-0.06692</text:p>
          </table:table-cell>
          <table:table-cell office:value-type="float" office:value="0.20943" calcext:value-type="float">
            <text:p>0.20943</text:p>
          </table:table-cell>
          <table:table-cell office:value-type="float" office:value="0.7615" calcext:value-type="float">
            <text:p>0.7615</text:p>
          </table:table-cell>
          <table:table-cell office:value-type="float" office:value="-0.28276" calcext:value-type="float">
            <text:p>-0.28276</text:p>
          </table:table-cell>
          <table:table-cell office:value-type="float" office:value="0.54434" calcext:value-type="float">
            <text:p>0.54434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276" calcext:value-type="float">
            <text:p>-0.00276</text:p>
          </table:table-cell>
          <table:table-cell table:number-columns-repeated="5"/>
        </table:table-row>
        <table:table-row table:style-name="ro1">
          <table:table-cell office:value-type="float" office:value="1.40371541696214E+018" calcext:value-type="float">
            <text:p>1403715416962140000</text:p>
          </table:table-cell>
          <table:table-cell office:value-type="float" office:value="-0.50932" calcext:value-type="float">
            <text:p>-0.50932</text:p>
          </table:table-cell>
          <table:table-cell office:value-type="float" office:value="0.01945" calcext:value-type="float">
            <text:p>0.01945</text:p>
          </table:table-cell>
          <table:table-cell office:value-type="float" office:value="-0.06704" calcext:value-type="float">
            <text:p>-0.06704</text:p>
          </table:table-cell>
          <table:table-cell office:value-type="float" office:value="0.20934" calcext:value-type="float">
            <text:p>0.20934</text:p>
          </table:table-cell>
          <table:table-cell office:value-type="float" office:value="0.76157" calcext:value-type="float">
            <text:p>0.76157</text:p>
          </table:table-cell>
          <table:table-cell office:value-type="float" office:value="-0.28273" calcext:value-type="float">
            <text:p>-0.28273</text:p>
          </table:table-cell>
          <table:table-cell office:value-type="float" office:value="0.54429" calcext:value-type="float">
            <text:p>0.54429</text:p>
          </table:table-cell>
          <table:table-cell office:value-type="float" office:value="-0.00042" calcext:value-type="float">
            <text:p>-0.00042</text:p>
          </table:table-cell>
          <table:table-cell office:value-type="float" office:value="0.00648" calcext:value-type="float">
            <text:p>0.00648</text:p>
          </table:table-cell>
          <table:table-cell office:value-type="float" office:value="-0.00043" calcext:value-type="float">
            <text:p>-0.00043</text:p>
          </table:table-cell>
          <table:table-cell table:number-columns-repeated="5"/>
        </table:table-row>
        <table:table-row table:style-name="ro1">
          <table:table-cell office:value-type="float" office:value="1.40371541706214E+018" calcext:value-type="float">
            <text:p>1403715417062140000</text:p>
          </table:table-cell>
          <table:table-cell office:value-type="float" office:value="-0.50935" calcext:value-type="float">
            <text:p>-0.50935</text:p>
          </table:table-cell>
          <table:table-cell office:value-type="float" office:value="0.01949" calcext:value-type="float">
            <text:p>0.01949</text:p>
          </table:table-cell>
          <table:table-cell office:value-type="float" office:value="-0.06716" calcext:value-type="float">
            <text:p>-0.06716</text:p>
          </table:table-cell>
          <table:table-cell office:value-type="float" office:value="0.20928" calcext:value-type="float">
            <text:p>0.20928</text:p>
          </table:table-cell>
          <table:table-cell office:value-type="float" office:value="0.76143" calcext:value-type="float">
            <text:p>0.76143</text:p>
          </table:table-cell>
          <table:table-cell office:value-type="float" office:value="-0.28268" calcext:value-type="float">
            <text:p>-0.28268</text:p>
          </table:table-cell>
          <table:table-cell office:value-type="float" office:value="0.54453" calcext:value-type="float">
            <text:p>0.54453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-0.00356" calcext:value-type="float">
            <text:p>-0.00356</text:p>
          </table:table-cell>
          <table:table-cell office:value-type="float" office:value="0.00232" calcext:value-type="float">
            <text:p>0.00232</text:p>
          </table:table-cell>
          <table:table-cell table:number-columns-repeated="5"/>
        </table:table-row>
        <table:table-row table:style-name="ro1">
          <table:table-cell office:value-type="float" office:value="1.40371541716214E+018" calcext:value-type="float">
            <text:p>1403715417162140000</text:p>
          </table:table-cell>
          <table:table-cell office:value-type="float" office:value="-0.50932" calcext:value-type="float">
            <text:p>-0.50932</text:p>
          </table:table-cell>
          <table:table-cell office:value-type="float" office:value="0.01938" calcext:value-type="float">
            <text:p>0.01938</text:p>
          </table:table-cell>
          <table:table-cell office:value-type="float" office:value="-0.06728" calcext:value-type="float">
            <text:p>-0.06728</text:p>
          </table:table-cell>
          <table:table-cell office:value-type="float" office:value="0.20903" calcext:value-type="float">
            <text:p>0.20903</text:p>
          </table:table-cell>
          <table:table-cell office:value-type="float" office:value="0.76156" calcext:value-type="float">
            <text:p>0.76156</text:p>
          </table:table-cell>
          <table:table-cell office:value-type="float" office:value="-0.28286" calcext:value-type="float">
            <text:p>-0.28286</text:p>
          </table:table-cell>
          <table:table-cell office:value-type="float" office:value="0.54436" calcext:value-type="float">
            <text:p>0.5443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521" calcext:value-type="float">
            <text:p>0.00521</text:p>
          </table:table-cell>
          <table:table-cell office:value-type="float" office:value="-0.00005" calcext:value-type="float">
            <text:p>-0.00005</text:p>
          </table:table-cell>
          <table:table-cell table:number-columns-repeated="5"/>
        </table:table-row>
        <table:table-row table:style-name="ro1">
          <table:table-cell office:value-type="float" office:value="1.40371541726214E+018" calcext:value-type="float">
            <text:p>1403715417262140000</text:p>
          </table:table-cell>
          <table:table-cell office:value-type="float" office:value="-0.50935" calcext:value-type="float">
            <text:p>-0.50935</text:p>
          </table:table-cell>
          <table:table-cell office:value-type="float" office:value="0.01945" calcext:value-type="float">
            <text:p>0.01945</text:p>
          </table:table-cell>
          <table:table-cell office:value-type="float" office:value="-0.06735" calcext:value-type="float">
            <text:p>-0.06735</text:p>
          </table:table-cell>
          <table:table-cell office:value-type="float" office:value="0.20891" calcext:value-type="float">
            <text:p>0.20891</text:p>
          </table:table-cell>
          <table:table-cell office:value-type="float" office:value="0.76151" calcext:value-type="float">
            <text:p>0.76151</text:p>
          </table:table-cell>
          <table:table-cell office:value-type="float" office:value="-0.28277" calcext:value-type="float">
            <text:p>-0.28277</text:p>
          </table:table-cell>
          <table:table-cell office:value-type="float" office:value="0.54452" calcext:value-type="float">
            <text:p>0.54452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0126" calcext:value-type="float">
            <text:p>0.00126</text:p>
          </table:table-cell>
          <table:table-cell table:number-columns-repeated="5"/>
        </table:table-row>
        <table:table-row table:style-name="ro1">
          <table:table-cell office:value-type="float" office:value="1.40371541736214E+018" calcext:value-type="float">
            <text:p>1403715417362140000</text:p>
          </table:table-cell>
          <table:table-cell office:value-type="float" office:value="-0.50934" calcext:value-type="float">
            <text:p>-0.50934</text:p>
          </table:table-cell>
          <table:table-cell office:value-type="float" office:value="0.01939" calcext:value-type="float">
            <text:p>0.01939</text:p>
          </table:table-cell>
          <table:table-cell office:value-type="float" office:value="-0.06739" calcext:value-type="float">
            <text:p>-0.06739</text:p>
          </table:table-cell>
          <table:table-cell office:value-type="float" office:value="0.20883" calcext:value-type="float">
            <text:p>0.20883</text:p>
          </table:table-cell>
          <table:table-cell office:value-type="float" office:value="0.76154" calcext:value-type="float">
            <text:p>0.76154</text:p>
          </table:table-cell>
          <table:table-cell office:value-type="float" office:value="-0.28278" calcext:value-type="float">
            <text:p>-0.28278</text:p>
          </table:table-cell>
          <table:table-cell office:value-type="float" office:value="0.54449" calcext:value-type="float">
            <text:p>0.5444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-0.00108" calcext:value-type="float">
            <text:p>-0.00108</text:p>
          </table:table-cell>
          <table:table-cell office:value-type="float" office:value="-0.00015" calcext:value-type="float">
            <text:p>-0.00015</text:p>
          </table:table-cell>
          <table:table-cell table:number-columns-repeated="5"/>
        </table:table-row>
        <table:table-row table:style-name="ro1">
          <table:table-cell office:value-type="float" office:value="1.40371541746214E+018" calcext:value-type="float">
            <text:p>1403715417462140000</text:p>
          </table:table-cell>
          <table:table-cell office:value-type="float" office:value="-0.50936" calcext:value-type="float">
            <text:p>-0.50936</text:p>
          </table:table-cell>
          <table:table-cell office:value-type="float" office:value="0.0194" calcext:value-type="float">
            <text:p>0.0194</text:p>
          </table:table-cell>
          <table:table-cell office:value-type="float" office:value="-0.06742" calcext:value-type="float">
            <text:p>-0.06742</text:p>
          </table:table-cell>
          <table:table-cell office:value-type="float" office:value="0.20876" calcext:value-type="float">
            <text:p>0.20876</text:p>
          </table:table-cell>
          <table:table-cell office:value-type="float" office:value="0.76152" calcext:value-type="float">
            <text:p>0.76152</text:p>
          </table:table-cell>
          <table:table-cell office:value-type="float" office:value="-0.28282" calcext:value-type="float">
            <text:p>-0.28282</text:p>
          </table:table-cell>
          <table:table-cell office:value-type="float" office:value="0.54453" calcext:value-type="float">
            <text:p>0.54453</text:p>
          </table:table-cell>
          <table:table-cell office:value-type="float" office:value="-0.00088" calcext:value-type="float">
            <text:p>-0.00088</text:p>
          </table:table-cell>
          <table:table-cell office:value-type="float" office:value="0.00356" calcext:value-type="float">
            <text:p>0.00356</text:p>
          </table:table-cell>
          <table:table-cell office:value-type="float" office:value="-0.00127" calcext:value-type="float">
            <text:p>-0.00127</text:p>
          </table:table-cell>
          <table:table-cell table:number-columns-repeated="5"/>
        </table:table-row>
        <table:table-row table:style-name="ro1">
          <table:table-cell office:value-type="float" office:value="1.40371541756214E+018" calcext:value-type="float">
            <text:p>1403715417562140000</text:p>
          </table:table-cell>
          <table:table-cell office:value-type="float" office:value="-0.50937" calcext:value-type="float">
            <text:p>-0.50937</text:p>
          </table:table-cell>
          <table:table-cell office:value-type="float" office:value="0.01942" calcext:value-type="float">
            <text:p>0.01942</text:p>
          </table:table-cell>
          <table:table-cell office:value-type="float" office:value="-0.06744" calcext:value-type="float">
            <text:p>-0.06744</text:p>
          </table:table-cell>
          <table:table-cell office:value-type="float" office:value="0.20881" calcext:value-type="float">
            <text:p>0.20881</text:p>
          </table:table-cell>
          <table:table-cell office:value-type="float" office:value="0.76147" calcext:value-type="float">
            <text:p>0.76147</text:p>
          </table:table-cell>
          <table:table-cell office:value-type="float" office:value="-0.28279" calcext:value-type="float">
            <text:p>-0.28279</text:p>
          </table:table-cell>
          <table:table-cell office:value-type="float" office:value="0.54461" calcext:value-type="float">
            <text:p>0.5446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-0.00276" calcext:value-type="float">
            <text:p>-0.00276</text:p>
          </table:table-cell>
          <table:table-cell office:value-type="float" office:value="0.0013" calcext:value-type="float">
            <text:p>0.0013</text:p>
          </table:table-cell>
          <table:table-cell table:number-columns-repeated="5"/>
        </table:table-row>
        <table:table-row table:style-name="ro1">
          <table:table-cell office:value-type="float" office:value="1.40371541766214E+018" calcext:value-type="float">
            <text:p>1403715417662140000</text:p>
          </table:table-cell>
          <table:table-cell office:value-type="float" office:value="-0.50935" calcext:value-type="float">
            <text:p>-0.50935</text:p>
          </table:table-cell>
          <table:table-cell office:value-type="float" office:value="0.01937" calcext:value-type="float">
            <text:p>0.01937</text:p>
          </table:table-cell>
          <table:table-cell office:value-type="float" office:value="-0.06747" calcext:value-type="float">
            <text:p>-0.06747</text:p>
          </table:table-cell>
          <table:table-cell office:value-type="float" office:value="0.20873" calcext:value-type="float">
            <text:p>0.20873</text:p>
          </table:table-cell>
          <table:table-cell office:value-type="float" office:value="0.76156" calcext:value-type="float">
            <text:p>0.76156</text:p>
          </table:table-cell>
          <table:table-cell office:value-type="float" office:value="-0.28283" calcext:value-type="float">
            <text:p>-0.28283</text:p>
          </table:table-cell>
          <table:table-cell office:value-type="float" office:value="0.54449" calcext:value-type="float">
            <text:p>0.54449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02" calcext:value-type="float">
            <text:p>0.00102</text:p>
          </table:table-cell>
          <table:table-cell table:number-columns-repeated="5"/>
        </table:table-row>
        <table:table-row table:style-name="ro1">
          <table:table-cell office:value-type="float" office:value="1.40371541776214E+018" calcext:value-type="float">
            <text:p>1403715417762140000</text:p>
          </table:table-cell>
          <table:table-cell office:value-type="float" office:value="-0.50937" calcext:value-type="float">
            <text:p>-0.50937</text:p>
          </table:table-cell>
          <table:table-cell office:value-type="float" office:value="0.01941" calcext:value-type="float">
            <text:p>0.01941</text:p>
          </table:table-cell>
          <table:table-cell office:value-type="float" office:value="-0.0675" calcext:value-type="float">
            <text:p>-0.0675</text:p>
          </table:table-cell>
          <table:table-cell office:value-type="float" office:value="0.20865" calcext:value-type="float">
            <text:p>0.20865</text:p>
          </table:table-cell>
          <table:table-cell office:value-type="float" office:value="0.76146" calcext:value-type="float">
            <text:p>0.76146</text:p>
          </table:table-cell>
          <table:table-cell office:value-type="float" office:value="-0.28278" calcext:value-type="float">
            <text:p>-0.28278</text:p>
          </table:table-cell>
          <table:table-cell office:value-type="float" office:value="0.54468" calcext:value-type="float">
            <text:p>0.54468</text:p>
          </table:table-cell>
          <table:table-cell office:value-type="float" office:value="-0.00018" calcext:value-type="float">
            <text:p>-0.00018</text:p>
          </table:table-cell>
          <table:table-cell office:value-type="float" office:value="-0.00058" calcext:value-type="float">
            <text:p>-0.00058</text:p>
          </table:table-cell>
          <table:table-cell office:value-type="float" office:value="0.0003" calcext:value-type="float">
            <text:p>0.0003</text:p>
          </table:table-cell>
          <table:table-cell table:number-columns-repeated="5"/>
        </table:table-row>
        <table:table-row table:style-name="ro1">
          <table:table-cell office:value-type="float" office:value="1.40371541786214E+018" calcext:value-type="float">
            <text:p>1403715417862140000</text:p>
          </table:table-cell>
          <table:table-cell office:value-type="float" office:value="-0.50936" calcext:value-type="float">
            <text:p>-0.50936</text:p>
          </table:table-cell>
          <table:table-cell office:value-type="float" office:value="0.01938" calcext:value-type="float">
            <text:p>0.01938</text:p>
          </table:table-cell>
          <table:table-cell office:value-type="float" office:value="-0.06751" calcext:value-type="float">
            <text:p>-0.06751</text:p>
          </table:table-cell>
          <table:table-cell office:value-type="float" office:value="0.20869" calcext:value-type="float">
            <text:p>0.20869</text:p>
          </table:table-cell>
          <table:table-cell office:value-type="float" office:value="0.76151" calcext:value-type="float">
            <text:p>0.76151</text:p>
          </table:table-cell>
          <table:table-cell office:value-type="float" office:value="-0.28279" calcext:value-type="float">
            <text:p>-0.28279</text:p>
          </table:table-cell>
          <table:table-cell office:value-type="float" office:value="0.5446" calcext:value-type="float">
            <text:p>0.5446</text:p>
          </table:table-cell>
          <table:table-cell office:value-type="float" office:value="-0.00027" calcext:value-type="float">
            <text:p>-0.00027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99" calcext:value-type="float">
            <text:p>0.00099</text:p>
          </table:table-cell>
          <table:table-cell table:number-columns-repeated="5"/>
        </table:table-row>
        <table:table-row table:style-name="ro1">
          <table:table-cell office:value-type="float" office:value="1.40371541796214E+018" calcext:value-type="float">
            <text:p>1403715417962140000</text:p>
          </table:table-cell>
          <table:table-cell office:value-type="float" office:value="-0.50936" calcext:value-type="float">
            <text:p>-0.50936</text:p>
          </table:table-cell>
          <table:table-cell office:value-type="float" office:value="0.01941" calcext:value-type="float">
            <text:p>0.01941</text:p>
          </table:table-cell>
          <table:table-cell office:value-type="float" office:value="-0.06753" calcext:value-type="float">
            <text:p>-0.06753</text:p>
          </table:table-cell>
          <table:table-cell office:value-type="float" office:value="0.20864" calcext:value-type="float">
            <text:p>0.20864</text:p>
          </table:table-cell>
          <table:table-cell office:value-type="float" office:value="0.7615" calcext:value-type="float">
            <text:p>0.7615</text:p>
          </table:table-cell>
          <table:table-cell office:value-type="float" office:value="-0.28274" calcext:value-type="float">
            <text:p>-0.28274</text:p>
          </table:table-cell>
          <table:table-cell office:value-type="float" office:value="0.54466" calcext:value-type="float">
            <text:p>0.5446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0161" calcext:value-type="float">
            <text:p>0.00161</text:p>
          </table:table-cell>
          <table:table-cell table:number-columns-repeated="5"/>
        </table:table-row>
        <table:table-row table:style-name="ro1">
          <table:table-cell office:value-type="float" office:value="1.40371541806214E+018" calcext:value-type="float">
            <text:p>1403715418062140000</text:p>
          </table:table-cell>
          <table:table-cell office:value-type="float" office:value="-0.50936" calcext:value-type="float">
            <text:p>-0.50936</text:p>
          </table:table-cell>
          <table:table-cell office:value-type="float" office:value="0.0194" calcext:value-type="float">
            <text:p>0.0194</text:p>
          </table:table-cell>
          <table:table-cell office:value-type="float" office:value="-0.06753" calcext:value-type="float">
            <text:p>-0.06753</text:p>
          </table:table-cell>
          <table:table-cell office:value-type="float" office:value="0.20864" calcext:value-type="float">
            <text:p>0.20864</text:p>
          </table:table-cell>
          <table:table-cell office:value-type="float" office:value="0.76149" calcext:value-type="float">
            <text:p>0.76149</text:p>
          </table:table-cell>
          <table:table-cell office:value-type="float" office:value="-0.28274" calcext:value-type="float">
            <text:p>-0.28274</text:p>
          </table:table-cell>
          <table:table-cell office:value-type="float" office:value="0.54467" calcext:value-type="float">
            <text:p>0.54467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-0.00002" calcext:value-type="float">
            <text:p>-0.00002</text:p>
          </table:table-cell>
          <table:table-cell office:value-type="float" office:value="0.00079" calcext:value-type="float">
            <text:p>0.00079</text:p>
          </table:table-cell>
          <table:table-cell table:number-columns-repeated="5"/>
        </table:table-row>
        <table:table-row table:style-name="ro1">
          <table:table-cell office:value-type="float" office:value="1.40371541816214E+018" calcext:value-type="float">
            <text:p>1403715418162140000</text:p>
          </table:table-cell>
          <table:table-cell office:value-type="float" office:value="-0.50936" calcext:value-type="float">
            <text:p>-0.50936</text:p>
          </table:table-cell>
          <table:table-cell office:value-type="float" office:value="0.0194" calcext:value-type="float">
            <text:p>0.0194</text:p>
          </table:table-cell>
          <table:table-cell office:value-type="float" office:value="-0.06754" calcext:value-type="float">
            <text:p>-0.06754</text:p>
          </table:table-cell>
          <table:table-cell office:value-type="float" office:value="0.20864" calcext:value-type="float">
            <text:p>0.20864</text:p>
          </table:table-cell>
          <table:table-cell office:value-type="float" office:value="0.7615" calcext:value-type="float">
            <text:p>0.7615</text:p>
          </table:table-cell>
          <table:table-cell office:value-type="float" office:value="-0.28275" calcext:value-type="float">
            <text:p>-0.28275</text:p>
          </table:table-cell>
          <table:table-cell office:value-type="float" office:value="0.54465" calcext:value-type="float">
            <text:p>0.54465</text:p>
          </table:table-cell>
          <table:table-cell office:value-type="float" office:value="-0.00043" calcext:value-type="float">
            <text:p>-0.00043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0178" calcext:value-type="float">
            <text:p>0.00178</text:p>
          </table:table-cell>
          <table:table-cell table:number-columns-repeated="5"/>
        </table:table-row>
        <table:table-row table:style-name="ro1">
          <table:table-cell office:value-type="float" office:value="1.40371541826214E+018" calcext:value-type="float">
            <text:p>1403715418262140000</text:p>
          </table:table-cell>
          <table:table-cell office:value-type="float" office:value="-0.50939" calcext:value-type="float">
            <text:p>-0.50939</text:p>
          </table:table-cell>
          <table:table-cell office:value-type="float" office:value="0.01942" calcext:value-type="float">
            <text:p>0.01942</text:p>
          </table:table-cell>
          <table:table-cell office:value-type="float" office:value="-0.06755" calcext:value-type="float">
            <text:p>-0.06755</text:p>
          </table:table-cell>
          <table:table-cell office:value-type="float" office:value="0.20867" calcext:value-type="float">
            <text:p>0.20867</text:p>
          </table:table-cell>
          <table:table-cell office:value-type="float" office:value="0.76145" calcext:value-type="float">
            <text:p>0.76145</text:p>
          </table:table-cell>
          <table:table-cell office:value-type="float" office:value="-0.28273" calcext:value-type="float">
            <text:p>-0.28273</text:p>
          </table:table-cell>
          <table:table-cell office:value-type="float" office:value="0.54471" calcext:value-type="float">
            <text:p>0.54471</text:p>
          </table:table-cell>
          <table:table-cell office:value-type="float" office:value="-0.00009" calcext:value-type="float">
            <text:p>-0.00009</text:p>
          </table:table-cell>
          <table:table-cell office:value-type="float" office:value="-0.00024" calcext:value-type="float">
            <text:p>-0.00024</text:p>
          </table:table-cell>
          <table:table-cell office:value-type="float" office:value="0.0015" calcext:value-type="float">
            <text:p>0.0015</text:p>
          </table:table-cell>
          <table:table-cell table:number-columns-repeated="5"/>
        </table:table-row>
        <table:table-row table:style-name="ro1">
          <table:table-cell office:value-type="float" office:value="1.40371541836214E+018" calcext:value-type="float">
            <text:p>1403715418362140000</text:p>
          </table:table-cell>
          <table:table-cell office:value-type="float" office:value="-0.50937" calcext:value-type="float">
            <text:p>-0.50937</text:p>
          </table:table-cell>
          <table:table-cell office:value-type="float" office:value="0.01939" calcext:value-type="float">
            <text:p>0.01939</text:p>
          </table:table-cell>
          <table:table-cell office:value-type="float" office:value="-0.06757" calcext:value-type="float">
            <text:p>-0.06757</text:p>
          </table:table-cell>
          <table:table-cell office:value-type="float" office:value="0.20867" calcext:value-type="float">
            <text:p>0.20867</text:p>
          </table:table-cell>
          <table:table-cell office:value-type="float" office:value="0.7615" calcext:value-type="float">
            <text:p>0.7615</text:p>
          </table:table-cell>
          <table:table-cell office:value-type="float" office:value="-0.28273" calcext:value-type="float">
            <text:p>-0.28273</text:p>
          </table:table-cell>
          <table:table-cell office:value-type="float" office:value="0.54464" calcext:value-type="float">
            <text:p>0.54464</text:p>
          </table:table-cell>
          <table:table-cell office:value-type="float" office:value="-0.00096" calcext:value-type="float">
            <text:p>-0.00096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.00213" calcext:value-type="float">
            <text:p>0.00213</text:p>
          </table:table-cell>
          <table:table-cell table:number-columns-repeated="5"/>
        </table:table-row>
        <table:table-row table:style-name="ro1">
          <table:table-cell office:value-type="float" office:value="1.40371541846214E+018" calcext:value-type="float">
            <text:p>1403715418462140000</text:p>
          </table:table-cell>
          <table:table-cell office:value-type="float" office:value="-0.50936" calcext:value-type="float">
            <text:p>-0.50936</text:p>
          </table:table-cell>
          <table:table-cell office:value-type="float" office:value="0.01942" calcext:value-type="float">
            <text:p>0.01942</text:p>
          </table:table-cell>
          <table:table-cell office:value-type="float" office:value="-0.0676" calcext:value-type="float">
            <text:p>-0.0676</text:p>
          </table:table-cell>
          <table:table-cell office:value-type="float" office:value="0.20866" calcext:value-type="float">
            <text:p>0.20866</text:p>
          </table:table-cell>
          <table:table-cell office:value-type="float" office:value="0.76148" calcext:value-type="float">
            <text:p>0.76148</text:p>
          </table:table-cell>
          <table:table-cell office:value-type="float" office:value="-0.28271" calcext:value-type="float">
            <text:p>-0.28271</text:p>
          </table:table-cell>
          <table:table-cell office:value-type="float" office:value="0.54469" calcext:value-type="float">
            <text:p>0.54469</text:p>
          </table:table-cell>
          <table:table-cell office:value-type="float" office:value="-0.00002" calcext:value-type="float">
            <text:p>-0.00002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147" calcext:value-type="float">
            <text:p>0.00147</text:p>
          </table:table-cell>
          <table:table-cell table:number-columns-repeated="5"/>
        </table:table-row>
        <table:table-row table:style-name="ro1">
          <table:table-cell office:value-type="float" office:value="1.40371541856214E+018" calcext:value-type="float">
            <text:p>1403715418562140000</text:p>
          </table:table-cell>
          <table:table-cell office:value-type="float" office:value="-0.50936" calcext:value-type="float">
            <text:p>-0.50936</text:p>
          </table:table-cell>
          <table:table-cell office:value-type="float" office:value="0.0194" calcext:value-type="float">
            <text:p>0.0194</text:p>
          </table:table-cell>
          <table:table-cell office:value-type="float" office:value="-0.06761" calcext:value-type="float">
            <text:p>-0.06761</text:p>
          </table:table-cell>
          <table:table-cell office:value-type="float" office:value="0.20861" calcext:value-type="float">
            <text:p>0.20861</text:p>
          </table:table-cell>
          <table:table-cell office:value-type="float" office:value="0.76151" calcext:value-type="float">
            <text:p>0.76151</text:p>
          </table:table-cell>
          <table:table-cell office:value-type="float" office:value="-0.28271" calcext:value-type="float">
            <text:p>-0.28271</text:p>
          </table:table-cell>
          <table:table-cell office:value-type="float" office:value="0.54467" calcext:value-type="float">
            <text:p>0.54467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0.00015" calcext:value-type="float">
            <text:p>0.00015</text:p>
          </table:table-cell>
          <table:table-cell table:number-columns-repeated="5"/>
        </table:table-row>
        <table:table-row table:style-name="ro1">
          <table:table-cell office:value-type="float" office:value="1.40371541866214E+018" calcext:value-type="float">
            <text:p>1403715418662140000</text:p>
          </table:table-cell>
          <table:table-cell office:value-type="float" office:value="-0.50938" calcext:value-type="float">
            <text:p>-0.50938</text:p>
          </table:table-cell>
          <table:table-cell office:value-type="float" office:value="0.01941" calcext:value-type="float">
            <text:p>0.01941</text:p>
          </table:table-cell>
          <table:table-cell office:value-type="float" office:value="-0.06761" calcext:value-type="float">
            <text:p>-0.06761</text:p>
          </table:table-cell>
          <table:table-cell office:value-type="float" office:value="0.20859" calcext:value-type="float">
            <text:p>0.20859</text:p>
          </table:table-cell>
          <table:table-cell office:value-type="float" office:value="0.76147" calcext:value-type="float">
            <text:p>0.76147</text:p>
          </table:table-cell>
          <table:table-cell office:value-type="float" office:value="-0.28274" calcext:value-type="float">
            <text:p>-0.28274</text:p>
          </table:table-cell>
          <table:table-cell office:value-type="float" office:value="0.54471" calcext:value-type="float">
            <text:p>0.54471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156" calcext:value-type="float">
            <text:p>0.00156</text:p>
          </table:table-cell>
          <table:table-cell table:number-columns-repeated="5"/>
        </table:table-row>
        <table:table-row table:style-name="ro1">
          <table:table-cell office:value-type="float" office:value="1.40371541876214E+018" calcext:value-type="float">
            <text:p>1403715418762140000</text:p>
          </table:table-cell>
          <table:table-cell office:value-type="float" office:value="-0.50937" calcext:value-type="float">
            <text:p>-0.50937</text:p>
          </table:table-cell>
          <table:table-cell office:value-type="float" office:value="0.01941" calcext:value-type="float">
            <text:p>0.01941</text:p>
          </table:table-cell>
          <table:table-cell office:value-type="float" office:value="-0.06763" calcext:value-type="float">
            <text:p>-0.06763</text:p>
          </table:table-cell>
          <table:table-cell office:value-type="float" office:value="0.20857" calcext:value-type="float">
            <text:p>0.20857</text:p>
          </table:table-cell>
          <table:table-cell office:value-type="float" office:value="0.76149" calcext:value-type="float">
            <text:p>0.76149</text:p>
          </table:table-cell>
          <table:table-cell office:value-type="float" office:value="-0.28271" calcext:value-type="float">
            <text:p>-0.28271</text:p>
          </table:table-cell>
          <table:table-cell office:value-type="float" office:value="0.54471" calcext:value-type="float">
            <text:p>0.54471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192" calcext:value-type="float">
            <text:p>0.0019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8T18:45:43.804016667</dc:date>
    <meta:document-statistic meta:table-count="1" meta:cell-count="15472" meta:object-count="0"/>
    <meta:generator>LibreOffice/4.2.8.2$Linux_X86_64 LibreOffice_project/420m0$Build-2</meta:generator>
  </office:meta>
</office:document-meta>
</file>